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Generateur.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charset="x-symbol"/>
    <style:font-face style:name="Calibri" svg:font-family="Calibri" style:font-adornments="Regular"/>
    <style:font-face style:name="Liberation Sans3" svg:font-family="'Liberation Sans'"/>
    <style:font-face style:name="Liberation Sans2" svg:font-family="'Liberation Sans'" style:font-adornments="Regular"/>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43mm"/>
    </style:style>
    <style:style style:name="co2" style:family="table-column">
      <style:table-column-properties fo:break-before="auto" style:column-width="8.71mm"/>
    </style:style>
    <style:style style:name="co3" style:family="table-column">
      <style:table-column-properties fo:break-before="auto" style:column-width="9.07mm"/>
    </style:style>
    <style:style style:name="co4" style:family="table-column">
      <style:table-column-properties fo:break-before="auto" style:column-width="18.79mm"/>
    </style:style>
    <style:style style:name="co5" style:family="table-column">
      <style:table-column-properties fo:break-before="auto" style:column-width="16.03mm"/>
    </style:style>
    <style:style style:name="co6" style:family="table-column">
      <style:table-column-properties fo:break-before="auto" style:column-width="19.67mm"/>
    </style:style>
    <style:style style:name="co7" style:family="table-column">
      <style:table-column-properties fo:break-before="auto" style:column-width="33.58mm"/>
    </style:style>
    <style:style style:name="co8" style:family="table-column">
      <style:table-column-properties fo:break-before="auto" style:column-width="15.79mm"/>
    </style:style>
    <style:style style:name="co9" style:family="table-column">
      <style:table-column-properties fo:break-before="auto" style:column-width="13.3mm"/>
    </style:style>
    <style:style style:name="co10" style:family="table-column">
      <style:table-column-properties fo:break-before="auto" style:column-width="24.5mm"/>
    </style:style>
    <style:style style:name="co11" style:family="table-column">
      <style:table-column-properties fo:break-before="auto" style:column-width="17.69mm"/>
    </style:style>
    <style:style style:name="co12" style:family="table-column">
      <style:table-column-properties fo:break-before="auto" style:column-width="16.88mm"/>
    </style:style>
    <style:style style:name="co13" style:family="table-column">
      <style:table-column-properties fo:break-before="auto" style:column-width="24.77mm"/>
    </style:style>
    <style:style style:name="co14" style:family="table-column">
      <style:table-column-properties fo:break-before="auto" style:column-width="27.9mm"/>
    </style:style>
    <style:style style:name="co15" style:family="table-column">
      <style:table-column-properties fo:break-before="auto" style:column-width="16.6mm"/>
    </style:style>
    <style:style style:name="co16" style:family="table-column">
      <style:table-column-properties fo:break-before="auto" style:column-width="19.97mm"/>
    </style:style>
    <style:style style:name="co17" style:family="table-column">
      <style:table-column-properties fo:break-before="auto" style:column-width="22.58mm"/>
    </style:style>
    <style:style style:name="co18" style:family="table-column">
      <style:table-column-properties fo:break-before="auto" style:column-width="7.43mm"/>
    </style:style>
    <style:style style:name="co19" style:family="table-column">
      <style:table-column-properties fo:break-before="auto" style:column-width="12.93mm"/>
    </style:style>
    <style:style style:name="co20" style:family="table-column">
      <style:table-column-properties fo:break-before="auto" style:column-width="13.95mm"/>
    </style:style>
    <style:style style:name="co21" style:family="table-column">
      <style:table-column-properties fo:break-before="auto" style:column-width="12.59mm"/>
    </style:style>
    <style:style style:name="co22" style:family="table-column">
      <style:table-column-properties fo:break-before="auto" style:column-width="12.24mm"/>
    </style:style>
    <style:style style:name="co23" style:family="table-column">
      <style:table-column-properties fo:break-before="auto" style:column-width="13.26mm"/>
    </style:style>
    <style:style style:name="co24" style:family="table-column">
      <style:table-column-properties fo:break-before="auto" style:column-width="16.33mm"/>
    </style:style>
    <style:style style:name="co25" style:family="table-column">
      <style:table-column-properties fo:break-before="auto" style:column-width="7.62mm"/>
    </style:style>
    <style:style style:name="co26" style:family="table-column">
      <style:table-column-properties fo:break-before="auto" style:column-width="15.52mm"/>
    </style:style>
    <style:style style:name="co27" style:family="table-column">
      <style:table-column-properties fo:break-before="auto" style:column-width="14.98mm"/>
    </style:style>
    <style:style style:name="co28" style:family="table-column">
      <style:table-column-properties fo:break-before="auto" style:column-width="10.88mm"/>
    </style:style>
    <style:style style:name="co29" style:family="table-column">
      <style:table-column-properties fo:break-before="auto" style:column-width="10.34mm"/>
    </style:style>
    <style:style style:name="co30" style:family="table-column">
      <style:table-column-properties fo:break-before="auto" style:column-width="30.22mm"/>
    </style:style>
    <style:style style:name="co31" style:family="table-column">
      <style:table-column-properties fo:break-before="auto" style:column-width="10.62mm"/>
    </style:style>
    <style:style style:name="co32" style:family="table-column">
      <style:table-column-properties fo:break-before="auto" style:column-width="31.86mm"/>
    </style:style>
    <style:style style:name="co33" style:family="table-column">
      <style:table-column-properties fo:break-before="auto" style:column-width="30.29mm"/>
    </style:style>
    <style:style style:name="co34" style:family="table-column">
      <style:table-column-properties fo:break-before="auto" style:column-width="21.17mm"/>
    </style:style>
    <style:style style:name="co35" style:family="table-column">
      <style:table-column-properties fo:break-before="auto" style:column-width="37.43mm"/>
    </style:style>
    <style:style style:name="co36" style:family="table-column">
      <style:table-column-properties fo:break-before="auto" style:column-width="11.48mm"/>
    </style:style>
    <style:style style:name="co37" style:family="table-column">
      <style:table-column-properties fo:break-before="auto" style:column-width="5.38mm"/>
    </style:style>
    <style:style style:name="co38" style:family="table-column">
      <style:table-column-properties fo:break-before="auto" style:column-width="12.79mm"/>
    </style:style>
    <style:style style:name="co39" style:family="table-column">
      <style:table-column-properties fo:break-before="auto" style:column-width="5.43mm"/>
    </style:style>
    <style:style style:name="co40" style:family="table-column">
      <style:table-column-properties fo:break-before="auto" style:column-width="9.24mm"/>
    </style:style>
    <style:style style:name="co41" style:family="table-column">
      <style:table-column-properties fo:break-before="auto" style:column-width="50.46mm"/>
    </style:style>
    <style:style style:name="co42" style:family="table-column">
      <style:table-column-properties fo:break-before="auto" style:column-width="13.34mm"/>
    </style:style>
    <style:style style:name="co43" style:family="table-column">
      <style:table-column-properties fo:break-before="auto" style:column-width="8.34mm"/>
    </style:style>
    <style:style style:name="co44" style:family="table-column">
      <style:table-column-properties fo:break-before="auto" style:column-width="8.64mm"/>
    </style:style>
    <style:style style:name="co45" style:family="table-column">
      <style:table-column-properties fo:break-before="auto" style:column-width="25.19mm"/>
    </style:style>
    <style:style style:name="co46" style:family="table-column">
      <style:table-column-properties fo:break-before="auto" style:column-width="27.22mm"/>
    </style:style>
    <style:style style:name="co47" style:family="table-column">
      <style:table-column-properties fo:break-before="auto" style:column-width="14.62mm"/>
    </style:style>
    <style:style style:name="co48" style:family="table-column">
      <style:table-column-properties fo:break-before="auto" style:column-width="11.57mm"/>
    </style:style>
    <style:style style:name="co49" style:family="table-column">
      <style:table-column-properties fo:break-before="auto" style:column-width="3.93mm"/>
    </style:style>
    <style:style style:name="co50" style:family="table-column">
      <style:table-column-properties fo:break-before="auto" style:column-width="22.05mm"/>
    </style:style>
    <style:style style:name="co51" style:family="table-column">
      <style:table-column-properties fo:break-before="auto" style:column-width="28.31mm"/>
    </style:style>
    <style:style style:name="co52" style:family="table-column">
      <style:table-column-properties fo:break-before="auto" style:column-width="13.6mm"/>
    </style:style>
    <style:style style:name="co53" style:family="table-column">
      <style:table-column-properties fo:break-before="auto" style:column-width="8.17mm"/>
    </style:style>
    <style:style style:name="co54" style:family="table-column">
      <style:table-column-properties fo:break-before="auto" style:column-width="11.98mm"/>
    </style:style>
    <style:style style:name="co55" style:family="table-column">
      <style:table-column-properties fo:break-before="auto" style:column-width="26.41mm"/>
    </style:style>
    <style:style style:name="co56" style:family="table-column">
      <style:table-column-properties fo:break-before="auto" style:column-width="25.59mm"/>
    </style:style>
    <style:style style:name="co57" style:family="table-column">
      <style:table-column-properties fo:break-before="auto" style:column-width="9.67mm"/>
    </style:style>
    <style:style style:name="co58" style:family="table-column">
      <style:table-column-properties fo:break-before="auto" style:column-width="23.9mm"/>
    </style:style>
    <style:style style:name="co59" style:family="table-column">
      <style:table-column-properties fo:break-before="auto" style:column-width="18.24mm"/>
    </style:style>
    <style:style style:name="co60" style:family="table-column">
      <style:table-column-properties fo:break-before="auto" style:column-width="11.8mm"/>
    </style:style>
    <style:style style:name="co61" style:family="table-column">
      <style:table-column-properties fo:break-before="auto" style:column-width="11.91mm"/>
    </style:style>
    <style:style style:name="co62" style:family="table-column">
      <style:table-column-properties fo:break-before="auto" style:column-width="14.29mm"/>
    </style:style>
    <style:style style:name="co63" style:family="table-column">
      <style:table-column-properties fo:break-before="auto" style:column-width="6.79mm"/>
    </style:style>
    <style:style style:name="co64" style:family="table-column">
      <style:table-column-properties fo:break-before="auto" style:column-width="20.27mm"/>
    </style:style>
    <style:style style:name="co65" style:family="table-column">
      <style:table-column-properties fo:break-before="auto" style:column-width="12.1mm"/>
    </style:style>
    <style:style style:name="co66" style:family="table-column">
      <style:table-column-properties fo:break-before="auto" style:column-width="7.07mm"/>
    </style:style>
    <style:style style:name="co67" style:family="table-column">
      <style:table-column-properties fo:break-before="auto" style:column-width="12.33mm"/>
    </style:style>
    <style:style style:name="co68" style:family="table-column">
      <style:table-column-properties fo:break-before="auto" style:column-width="22.08mm"/>
    </style:style>
    <style:style style:name="co69" style:family="table-column">
      <style:table-column-properties fo:break-before="auto" style:column-width="16.63mm"/>
    </style:style>
    <style:style style:name="co70" style:family="table-column">
      <style:table-column-properties fo:break-before="auto" style:column-width="6.95mm"/>
    </style:style>
    <style:style style:name="co71" style:family="table-column">
      <style:table-column-properties fo:break-before="auto" style:column-width="36mm"/>
    </style:style>
    <style:style style:name="co72" style:family="table-column">
      <style:table-column-properties fo:break-before="auto" style:column-width="17.96mm"/>
    </style:style>
    <style:style style:name="co73" style:family="table-column">
      <style:table-column-properties fo:break-before="auto" style:column-width="9.53mm"/>
    </style:style>
    <style:style style:name="co74" style:family="table-column">
      <style:table-column-properties fo:break-before="auto" style:column-width="10.07mm"/>
    </style:style>
    <style:style style:name="co75" style:family="table-column">
      <style:table-column-properties fo:break-before="auto" style:column-width="4.62mm"/>
    </style:style>
    <style:style style:name="co76" style:family="table-column">
      <style:table-column-properties fo:break-before="auto" style:column-width="33.88mm"/>
    </style:style>
    <style:style style:name="co77" style:family="table-column">
      <style:table-column-properties fo:break-before="auto" style:column-width="14.22mm"/>
    </style:style>
    <style:style style:name="co78" style:family="table-column">
      <style:table-column-properties fo:break-before="auto" style:column-width="13.92mm"/>
    </style:style>
    <style:style style:name="co79" style:family="table-column">
      <style:table-column-properties fo:break-before="auto" style:column-width="22.68mm"/>
    </style:style>
    <style:style style:name="co80" style:family="table-column">
      <style:table-column-properties fo:break-before="auto" style:column-width="7.97mm"/>
    </style:style>
    <style:style style:name="co81" style:family="table-column">
      <style:table-column-properties fo:break-before="auto" style:column-width="7.25mm"/>
    </style:style>
    <style:style style:name="co82" style:family="table-column">
      <style:table-column-properties fo:break-before="auto" style:column-width="19.6mm"/>
    </style:style>
    <style:style style:name="co83" style:family="table-column">
      <style:table-column-properties fo:break-before="auto" style:column-width="22.38mm"/>
    </style:style>
    <style:style style:name="co84" style:family="table-column">
      <style:table-column-properties fo:break-before="auto" style:column-width="20.41mm"/>
    </style:style>
    <style:style style:name="co85" style:family="table-column">
      <style:table-column-properties fo:break-before="auto" style:column-width="19.33mm"/>
    </style:style>
    <style:style style:name="co86" style:family="table-column">
      <style:table-column-properties fo:break-before="auto" style:column-width="8.94mm"/>
    </style:style>
    <style:style style:name="co87" style:family="table-column">
      <style:table-column-properties fo:break-before="auto" style:column-width="16.72mm"/>
    </style:style>
    <style:style style:name="co88" style:family="table-column">
      <style:table-column-properties fo:break-before="auto" style:column-width="13.07mm"/>
    </style:style>
    <style:style style:name="co89" style:family="table-column">
      <style:table-column-properties fo:break-before="auto" style:column-width="7.34mm"/>
    </style:style>
    <style:style style:name="co90" style:family="table-column">
      <style:table-column-properties fo:break-before="auto" style:column-width="34.57mm"/>
    </style:style>
    <style:style style:name="co91" style:family="table-column">
      <style:table-column-properties fo:break-before="auto" style:column-width="26.14mm"/>
    </style:style>
    <style:style style:name="co92" style:family="table-column">
      <style:table-column-properties fo:break-before="auto" style:column-width="31.12mm"/>
    </style:style>
    <style:style style:name="co93" style:family="table-column">
      <style:table-column-properties fo:break-before="auto" style:column-width="6.53mm"/>
    </style:style>
    <style:style style:name="co94" style:family="table-column">
      <style:table-column-properties fo:break-before="auto" style:column-width="11.17mm"/>
    </style:style>
    <style:style style:name="co95" style:family="table-column">
      <style:table-column-properties fo:break-before="auto" style:column-width="21.24mm"/>
    </style:style>
    <style:style style:name="co96" style:family="table-column">
      <style:table-column-properties fo:break-before="auto" style:column-width="15.24mm"/>
    </style:style>
    <style:style style:name="co97" style:family="table-column">
      <style:table-column-properties fo:break-before="auto" style:column-width="20.69mm"/>
    </style:style>
    <style:style style:name="co98" style:family="table-column">
      <style:table-column-properties fo:break-before="auto" style:column-width="32.35mm"/>
    </style:style>
    <style:style style:name="co99" style:family="table-column">
      <style:table-column-properties fo:break-before="auto" style:column-width="23mm"/>
    </style:style>
    <style:style style:name="co100" style:family="table-column">
      <style:table-column-properties fo:break-before="auto" style:column-width="21.04mm"/>
    </style:style>
    <style:style style:name="co101" style:family="table-column">
      <style:table-column-properties fo:break-before="auto" style:column-width="39.67mm"/>
    </style:style>
    <style:style style:name="co102" style:family="table-column">
      <style:table-column-properties fo:break-before="auto" style:column-width="16mm"/>
    </style:style>
    <style:style style:name="co103" style:family="table-column">
      <style:table-column-properties fo:break-before="auto" style:column-width="8.77mm"/>
    </style:style>
    <style:style style:name="co104" style:family="table-column">
      <style:table-column-properties fo:break-before="auto" style:column-width="7.88mm"/>
    </style:style>
    <style:style style:name="co105" style:family="table-column">
      <style:table-column-properties fo:break-before="auto" style:column-width="25.05mm"/>
    </style:style>
    <style:style style:name="co106" style:family="table-column">
      <style:table-column-properties fo:break-before="auto" style:column-width="44.38mm"/>
    </style:style>
    <style:style style:name="co107" style:family="table-column">
      <style:table-column-properties fo:break-before="auto" style:column-width="4.89mm"/>
    </style:style>
    <style:style style:name="co108" style:family="table-column">
      <style:table-column-properties fo:break-before="auto" style:column-width="23.14mm"/>
    </style:style>
    <style:style style:name="co109" style:family="table-column">
      <style:table-column-properties fo:break-before="auto" style:column-width="19.05mm"/>
    </style:style>
    <style:style style:name="co110" style:family="table-column">
      <style:table-column-properties fo:break-before="auto" style:column-width="22.81mm"/>
    </style:style>
    <style:style style:name="co111" style:family="table-column">
      <style:table-column-properties fo:break-before="auto" style:column-width="26.11mm"/>
    </style:style>
    <style:style style:name="co112" style:family="table-column">
      <style:table-column-properties fo:break-before="auto" style:column-width="28.59mm"/>
    </style:style>
    <style:style style:name="co113" style:family="table-column">
      <style:table-column-properties fo:break-before="auto" style:column-width="17.43mm"/>
    </style:style>
    <style:style style:name="co114" style:family="table-column">
      <style:table-column-properties fo:break-before="auto" style:column-width="5.8mm"/>
    </style:style>
    <style:style style:name="co115" style:family="table-column">
      <style:table-column-properties fo:break-before="auto" style:column-width="7.48mm"/>
    </style:style>
    <style:style style:name="co116" style:family="table-column">
      <style:table-column-properties fo:break-before="auto" style:column-width="40.02mm"/>
    </style:style>
    <style:style style:name="co117" style:family="table-column">
      <style:table-column-properties fo:break-before="auto" style:column-width="32.4mm"/>
    </style:style>
    <style:style style:name="co118" style:family="table-column">
      <style:table-column-properties fo:break-before="auto" style:column-width="22.86mm"/>
    </style:style>
    <style:style style:name="co119" style:family="table-column">
      <style:table-column-properties fo:break-before="auto" style:column-width="16.05mm"/>
    </style:style>
    <style:style style:name="co120" style:family="table-column">
      <style:table-column-properties fo:break-before="auto" style:column-width="26.55mm"/>
    </style:style>
    <style:style style:name="co121" style:family="table-column">
      <style:table-column-properties fo:break-before="auto" style:column-width="22.6mm"/>
    </style:style>
    <style:style style:name="co122" style:family="table-column">
      <style:table-column-properties fo:break-before="auto" style:column-width="19.4mm"/>
    </style:style>
    <style:style style:name="co123" style:family="table-column">
      <style:table-column-properties fo:break-before="auto" style:column-width="9.37mm"/>
    </style:style>
    <style:style style:name="co124" style:family="table-column">
      <style:table-column-properties fo:break-before="auto" style:column-width="10.55mm"/>
    </style:style>
    <style:style style:name="co125" style:family="table-column">
      <style:table-column-properties fo:break-before="auto" style:column-width="13.69mm"/>
    </style:style>
    <style:style style:name="co126" style:family="table-column">
      <style:table-column-properties fo:break-before="auto" style:column-width="14.78mm"/>
    </style:style>
    <style:style style:name="co127" style:family="table-column">
      <style:table-column-properties fo:break-before="auto" style:column-width="10.2mm"/>
    </style:style>
    <style:style style:name="co128" style:family="table-column">
      <style:table-column-properties fo:break-before="auto" style:column-width="23.41mm"/>
    </style:style>
    <style:style style:name="co129" style:family="table-column">
      <style:table-column-properties fo:break-before="auto" style:column-width="32.12mm"/>
    </style:style>
    <style:style style:name="co130" style:family="table-column">
      <style:table-column-properties fo:break-before="auto" style:column-width="21.78mm"/>
    </style:style>
    <style:style style:name="co131" style:family="table-column">
      <style:table-column-properties fo:break-before="auto" style:column-width="5.72mm"/>
    </style:style>
    <style:style style:name="co132" style:family="table-column">
      <style:table-column-properties fo:break-before="auto" style:column-width="5.98mm"/>
    </style:style>
    <style:style style:name="co133" style:family="table-column">
      <style:table-column-properties fo:break-before="auto" style:column-width="47.64mm"/>
    </style:style>
    <style:style style:name="co134" style:family="table-column">
      <style:table-column-properties fo:break-before="auto" style:column-width="31.04mm"/>
    </style:style>
    <style:style style:name="co135" style:family="table-column">
      <style:table-column-properties fo:break-before="auto" style:column-width="25.86mm"/>
    </style:style>
    <style:style style:name="co136" style:family="table-column">
      <style:table-column-properties fo:break-before="auto" style:column-width="37.78mm"/>
    </style:style>
    <style:style style:name="co137" style:family="table-column">
      <style:table-column-properties fo:break-before="auto" style:column-width="20.96mm"/>
    </style:style>
    <style:style style:name="co138" style:family="table-column">
      <style:table-column-properties fo:break-before="auto" style:column-width="21.01mm"/>
    </style:style>
    <style:style style:name="co139" style:family="table-column">
      <style:table-column-properties fo:break-before="auto" style:column-width="33.44mm"/>
    </style:style>
    <style:style style:name="co140" style:family="table-column">
      <style:table-column-properties fo:break-before="auto" style:column-width="23.95mm"/>
    </style:style>
    <style:style style:name="co141" style:family="table-column">
      <style:table-column-properties fo:break-before="auto" style:column-width="18.57mm"/>
    </style:style>
    <style:style style:name="co142" style:family="table-column">
      <style:table-column-properties fo:break-before="auto" style:column-width="27.76mm"/>
    </style:style>
    <style:style style:name="co143" style:family="table-column">
      <style:table-column-properties fo:break-before="auto" style:column-width="13.12mm"/>
    </style:style>
    <style:style style:name="co144" style:family="table-column">
      <style:table-column-properties fo:break-before="auto" style:column-width="45.49mm"/>
    </style:style>
    <style:style style:name="co145" style:family="table-column">
      <style:table-column-properties fo:break-before="auto" style:column-width="46.88mm"/>
    </style:style>
    <style:style style:name="co146" style:family="table-column">
      <style:table-column-properties fo:break-before="auto" style:column-width="23.69mm"/>
    </style:style>
    <style:style style:name="co147" style:family="table-column">
      <style:table-column-properties fo:break-before="auto" style:column-width="19.88mm"/>
    </style:style>
    <style:style style:name="co148" style:family="table-column">
      <style:table-column-properties fo:break-before="auto" style:column-width="6.65mm"/>
    </style:style>
    <style:style style:name="co149" style:family="table-column">
      <style:table-column-properties fo:break-before="auto" style:column-width="16.69mm"/>
    </style:style>
    <style:style style:name="co150" style:family="table-column">
      <style:table-column-properties fo:break-before="auto" style:column-width="24.34mm"/>
    </style:style>
    <style:style style:name="co151" style:family="table-column">
      <style:table-column-properties fo:break-before="auto" style:column-width="12.81mm"/>
    </style:style>
    <style:style style:name="co152" style:family="table-column">
      <style:table-column-properties fo:break-before="auto" style:column-width="33.64mm"/>
    </style:style>
    <style:style style:name="co153" style:family="table-column">
      <style:table-column-properties fo:break-before="auto" style:column-width="28.5mm"/>
    </style:style>
    <style:style style:name="co154" style:family="table-column">
      <style:table-column-properties fo:break-before="auto" style:column-width="14.41mm"/>
    </style:style>
    <style:style style:name="co155" style:family="table-column">
      <style:table-column-properties fo:break-before="auto" style:column-width="30.43mm"/>
    </style:style>
    <style:style style:name="co156" style:family="table-column">
      <style:table-column-properties fo:break-before="auto" style:column-width="17.78mm"/>
    </style:style>
    <style:style style:name="co157" style:family="table-column">
      <style:table-column-properties fo:break-before="auto" style:column-width="18.33mm"/>
    </style:style>
    <style:style style:name="co158" style:family="table-column">
      <style:table-column-properties fo:break-before="auto" style:column-width="20.87mm"/>
    </style:style>
    <style:style style:name="co159" style:family="table-column">
      <style:table-column-properties fo:break-before="auto" style:column-width="27.39mm"/>
    </style:style>
    <style:style style:name="co160" style:family="table-column">
      <style:table-column-properties fo:break-before="auto" style:column-width="7.74mm"/>
    </style:style>
    <style:style style:name="co161" style:family="table-column">
      <style:table-column-properties fo:break-before="auto" style:column-width="5.5mm"/>
    </style:style>
    <style:style style:name="co162" style:family="table-column">
      <style:table-column-properties fo:break-before="auto" style:column-width="13.44mm"/>
    </style:style>
    <style:style style:name="co163" style:family="table-column">
      <style:table-column-properties fo:break-before="auto" style:column-width="9.6mm"/>
    </style:style>
    <style:style style:name="co164" style:family="table-column">
      <style:table-column-properties fo:break-before="auto" style:column-width="31.4mm"/>
    </style:style>
    <style:style style:name="co165" style:family="table-column">
      <style:table-column-properties fo:break-before="auto" style:column-width="28.86mm"/>
    </style:style>
    <style:style style:name="co166" style:family="table-column">
      <style:table-column-properties fo:break-before="auto" style:column-width="25.95mm"/>
    </style:style>
    <style:style style:name="co167" style:family="table-column">
      <style:table-column-properties fo:break-before="auto" style:column-width="14.09mm"/>
    </style:style>
    <style:style style:name="co168" style:family="table-column">
      <style:table-column-properties fo:break-before="auto" style:column-width="36.51mm"/>
    </style:style>
    <style:style style:name="co169" style:family="table-column">
      <style:table-column-properties fo:break-before="auto" style:column-width="34.27mm"/>
    </style:style>
    <style:style style:name="co170" style:family="table-column">
      <style:table-column-properties fo:break-before="auto" style:column-width="21.5mm"/>
    </style:style>
    <style:style style:name="co171" style:family="table-column">
      <style:table-column-properties fo:break-before="auto" style:column-width="38.44mm"/>
    </style:style>
    <style:style style:name="co172" style:family="table-column">
      <style:table-column-properties fo:break-before="auto" style:column-width="6.16mm"/>
    </style:style>
    <style:style style:name="co173" style:family="table-column">
      <style:table-column-properties fo:break-before="auto" style:column-width="7.11mm"/>
    </style:style>
    <style:style style:name="ro1" style:family="table-row">
      <style:table-row-properties style:row-height="12.96mm" fo:break-before="auto" style:use-optimal-row-height="false"/>
    </style:style>
    <style:style style:name="ro2" style:family="table-row">
      <style:table-row-properties style:row-height="13mm" fo:break-before="auto" style:use-optimal-row-height="false"/>
    </style:style>
    <style:style style:name="ro3" style:family="table-row">
      <style:table-row-properties style:row-height="11.99mm" fo:break-before="auto" style:use-optimal-row-height="false"/>
    </style:style>
    <style:style style:name="ro4" style:family="table-row">
      <style:table-row-properties style:row-height="4.52mm" fo:break-before="auto" style:use-optimal-row-height="true"/>
    </style:style>
    <style:style style:name="ro5" style:family="table-row">
      <style:table-row-properties style:row-height="6mm" fo:break-before="auto" style:use-optimal-row-height="false"/>
    </style:style>
    <style:style style:name="ro6" style:family="table-row">
      <style:table-row-properties style:row-height="6.12mm" fo:break-before="auto" style:use-optimal-row-height="true"/>
    </style:style>
    <style:style style:name="ro7" style:family="table-row">
      <style:table-row-properties style:row-height="5.56m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ooo:tab-color="#ffff00"/>
    </style:style>
    <style:style style:name="ta3" style:family="table" style:master-page-name="Default">
      <style:table-properties table:display="true" style:writing-mode="lr-tb" tableooo:tab-color="#ff9900"/>
    </style:style>
    <style:style style:name="ta4" style:family="table" style:master-page-name="Default">
      <style:table-properties table:display="true" style:writing-mode="lr-tb" tableooo:tab-color="#009900"/>
    </style:style>
    <style:style style:name="ta5" style:family="table" style:master-page-name="Default">
      <style:table-properties table:display="true" style:writing-mode="lr-tb" tableooo:tab-color="#3333ff"/>
    </style:style>
    <style:style style:name="ta6" style:family="table" style:master-page-name="Default">
      <style:table-properties table:display="true" style:writing-mode="lr-tb" tableooo:tab-color="#996600"/>
    </style:style>
    <style:style style:name="ta7" style:family="table" style:master-page-name="Default">
      <style:table-properties table:display="true" style:writing-mode="lr-tb" tableooo:tab-color="#000000"/>
    </style:style>
    <style:style style:name="ta8" style:family="table" style:master-page-name="Default">
      <style:table-properties table:display="true" style:writing-mode="lr-tb" tableooo:tab-color="#ff3333"/>
    </style:style>
    <style:style style:name="ta9" style:family="table" style:master-page-name="Default">
      <style:table-properties table:display="false" style:writing-mode="lr-tb"/>
    </style:style>
    <number:number-style style:name="N3">
      <number:number number:decimal-places="0" loext:min-decimal-places="0" number:min-integer-digits="1" number:grouping="true"/>
    </number:number-style>
    <number:percentage-style style:name="N10">
      <number:number number:decimal-places="0" loext:min-decimal-places="0" number:min-integer-digits="1"/>
      <number:text> %</number:text>
    </number:percentage-style>
    <number:time-style style:name="N40">
      <number:hours number:style="long"/>
      <number:text>:</number:text>
      <number:minutes number:style="long"/>
    </number:time-style>
    <number:number-style style:name="N60">
      <number:scientific-number number:decimal-places="2" loext:min-decimal-places="2" number:min-integer-digits="1" number:min-exponent-digits="3" loext:exponent-interval="1" loext:forced-exponent-sign="true"/>
    </number:number-style>
    <style:style style:name="ce1" style:family="table-cell" style:parent-style-name="Default">
      <style:table-cell-properties style:text-align-source="fix" style:repeat-content="false" fo:wrap-option="wrap" fo:border="0.06pt solid #000000" style:vertical-align="middle"/>
      <style:paragraph-properties fo:text-align="center" fo:margin-left="0mm"/>
      <style:text-properties style:font-name="Liberation Sans" fo:font-size="18pt" fo:font-weight="bold" style:font-size-asian="18pt" style:font-weight-asian="bold" style:font-size-complex="18pt" style:font-weight-complex="bold"/>
    </style:style>
    <style:style style:name="ce12" style:family="table-cell" style:parent-style-name="Default">
      <style:table-cell-properties fo:border="0.06pt solid #000000"/>
    </style:style>
    <style:style style:name="ce3" style:family="table-cell" style:parent-style-name="Default">
      <style:table-cell-properties style:text-align-source="fix" style:repeat-content="false"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4" style:family="table-cell" style:parent-style-name="Default">
      <style:table-cell-properties fo:border-bottom="0.06pt solid #000000" fo:border-left="0.06pt solid #000000" fo:border-right="none" fo:border-top="0.06pt solid #000000" style:vertical-align="middle"/>
      <style:text-properties fo:font-size="14pt" style:font-size-asian="14pt" style:font-size-complex="14pt"/>
    </style:style>
    <style:style style:name="ce5" style:family="table-cell" style:parent-style-name="Default">
      <style:table-cell-properties style:text-align-source="fix" style:repeat-content="false" style:vertical-align="middle"/>
      <style:paragraph-properties fo:text-align="center" fo:margin-left="0mm"/>
      <style:text-properties style:use-window-font-color="true" style:text-outline="false" style:text-line-through-style="none" style:text-line-through-type="none" style:font-name="Liberation Sans1" fo:font-size="12pt" fo:language="fr" fo:country="FR" fo:font-style="normal" fo:text-shadow="none" style:text-underline-style="none" fo:font-weight="normal" style:text-underline-mode="continuous" style:text-overline-mode="continuous" style:text-line-through-mode="continuous" style:font-size-asian="6.80000019073486pt" style:language-asian="hi" style:country-asian="IN" style:font-style-asian="normal" style:font-weight-asian="normal" style:font-size-complex="10.5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fo:border="0.06pt solid #000000" style:vertical-align="middle"/>
      <style:text-properties fo:font-size="14pt" fo:font-weight="bold" style:font-size-asian="14pt" style:font-weight-asian="bold" style:font-size-complex="14pt"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mm"/>
      <style:text-properties fo:font-size="14pt" style:font-size-asian="14pt" style:font-size-complex="14pt"/>
    </style:style>
    <style:style style:name="ce8" style:family="table-cell" style:parent-style-name="Default">
      <style:text-properties fo:font-size="12pt" style:font-size-asian="12pt" style:font-size-complex="12pt"/>
    </style:style>
    <style:style style:name="ce9"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mm"/>
      <style:text-properties fo:font-size="14pt" style:font-size-asian="14pt" style:font-size-complex="14pt"/>
    </style:style>
    <style:style style:name="ce10" style:family="table-cell" style:parent-style-name="Default">
      <style:table-cell-properties fo:border-bottom="0.06pt solid #000000" fo:border-left="none" fo:border-right="0.06pt solid #000000" fo:border-top="0.06pt solid #000000" style:vertical-align="middle"/>
      <style:text-properties fo:font-size="14pt" style:font-size-asian="14pt" style:font-size-complex="14pt"/>
    </style:style>
    <style:style style:name="ce11" style:family="table-cell" style:parent-style-name="Default">
      <style:table-cell-properties style:text-align-source="fix" style:repeat-content="false" fo:border="0.06pt solid #000000" style:vertical-align="middle"/>
      <style:paragraph-properties fo:text-align="center" fo:margin-left="0mm"/>
      <style:text-properties fo:font-size="14pt" fo:font-weight="bold" style:font-size-asian="14pt" style:font-weight-asian="bold" style:font-size-complex="14pt" style:font-weight-complex="bold"/>
    </style:style>
    <style:style style:name="ce61" style:family="table-cell" style:parent-style-name="Default">
      <style:table-cell-properties style:text-align-source="fix" style:repeat-content="false" fo:border="0.06pt solid #000000" style:vertical-align="middle"/>
      <style:paragraph-properties fo:text-align="start" fo:margin-left="0mm"/>
      <style:text-properties style:font-name="Liberation Sans" fo:font-size="12pt" style:font-size-asian="12pt" style:font-size-complex="12pt"/>
    </style:style>
    <style:style style:name="ce37" style:family="table-cell" style:parent-style-name="Default">
      <style:table-cell-properties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39"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end" fo:margin-left="0mm"/>
      <style:text-properties style:font-name="Liberation Sans" fo:font-size="14pt" style:font-size-asian="14pt" style:font-size-complex="14pt"/>
    </style:style>
    <style:style style:name="ce13" style:family="table-cell" style:parent-style-name="Default">
      <style:table-cell-properties fo:border="0.06pt solid #000000"/>
      <style:text-properties fo:font-size="12pt" style:font-size-asian="12pt" style:font-size-complex="12pt"/>
    </style:style>
    <style:style style:name="ce15" style:family="table-cell" style:parent-style-name="Default">
      <style:text-properties fo:font-size="14pt" style:font-size-asian="14pt" style:font-size-complex="14pt"/>
    </style:style>
    <style:style style:name="ce47"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mm"/>
      <style:text-properties fo:font-size="14pt" style:font-size-asian="14pt" style:font-size-complex="14pt"/>
    </style:style>
    <style:style style:name="ce86" style:family="table-cell" style:parent-style-name="Default">
      <style:table-cell-properties fo:border-bottom="0.06pt solid #000000" style:diagonal-bl-tr="none" style:diagonal-tl-br="none" style:text-align-source="fix" style:repeat-content="false" fo:border-left="none" fo:padding="0.71mm" fo:border-right="0.06pt solid #000000" style:rotation-align="none" fo:border-top="0.06pt solid #000000" style:vertical-align="middle"/>
      <style:paragraph-properties fo:text-align="start" fo:margin-left="0m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Calibri1" style:font-size-complex="14pt" style:font-style-complex="normal" style:font-weight-complex="normal"/>
    </style:style>
    <style:style style:name="ce50"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end" fo:margin-left="0mm"/>
      <style:text-properties fo:font-size="14pt" style:font-size-asian="14pt" style:font-size-complex="14pt"/>
    </style:style>
    <style:style style:name="ce16" style:family="table-cell" style:parent-style-name="Default">
      <style:table-cell-properties style:text-align-source="fix" style:repeat-content="false" fo:border="0.06pt solid #000000"/>
      <style:paragraph-properties fo:text-align="start" fo:margin-left="0mm"/>
      <style:text-properties fo:font-size="12pt" style:font-size-asian="12pt" style:font-size-complex="12pt"/>
    </style:style>
    <style:style style:name="ce17" style:family="table-cell" style:parent-style-name="Default">
      <style:table-cell-properties fo:background-color="#dddddd" style:text-align-source="fix" style:repeat-content="false" fo:border="0.06pt solid #000000" style:vertical-align="middle"/>
      <style:paragraph-properties fo:text-align="center"/>
    </style:style>
    <style:style style:name="ce90" style:family="table-cell" style:parent-style-name="Default" style:data-style-name="N0">
      <style:table-cell-properties fo:border-bottom="0.06pt solid #000000" style:text-align-source="fix" style:repeat-content="false" fo:border-left="0.06pt solid #000000" fo:border-right="none" fo:border-top="0.06pt solid #000000" style:vertical-align="middle"/>
      <style:paragraph-properties fo:text-align="end" fo:margin-left="0mm"/>
      <style:text-properties style:font-name="Liberation Sans" fo:font-size="14pt" style:font-size-asian="14pt" style:font-size-complex="14pt"/>
    </style:style>
    <style:style style:name="ce40"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mm"/>
      <style:text-properties style:font-name="Liberation Sans" fo:font-size="14pt" style:font-size-asian="14pt" style:font-size-complex="14pt"/>
    </style:style>
    <style:style style:name="ce18" style:family="table-cell" style:parent-style-name="Default">
      <style:table-cell-properties style:text-align-source="fix" style:repeat-content="false" fo:border="0.06pt solid #000000"/>
      <style:paragraph-properties fo:text-align="start" fo:margin-left="0mm"/>
    </style:style>
    <style:style style:name="ce19" style:family="table-cell" style:parent-style-name="Default">
      <style:table-cell-properties style:text-align-source="fix" style:repeat-content="false" fo:border="0.06pt solid #000000"/>
      <style:paragraph-properties fo:text-align="start" fo:margin-left="0mm"/>
      <style:text-properties style:font-name="Liberation Sans" fo:font-size="12pt" style:font-size-asian="12pt" style:font-size-complex="12pt"/>
    </style:style>
    <style:style style:name="ce119" style:family="table-cell" style:parent-style-name="Default" style:data-style-name="N0">
      <style:table-cell-properties fo:border-bottom="0.06pt solid #000000" style:text-align-source="fix" style:repeat-content="false" fo:border-left="none" fo:border-right="none" fo:border-top="0.06pt solid #000000" style:vertical-align="middle"/>
      <style:paragraph-properties fo:text-align="center" fo:margin-left="0mm"/>
      <style:text-properties style:font-name="Liberation Sans" fo:font-size="14pt" style:font-size-asian="14pt" style:font-size-complex="14pt"/>
    </style:style>
    <style:style style:name="ce21" style:family="table-cell" style:parent-style-name="Default">
      <style:table-cell-properties style:text-align-source="fix" style:repeat-content="false" fo:border="0.06pt solid #000000" style:vertical-align="middle"/>
      <style:paragraph-properties fo:text-align="center" fo:margin-left="0mm"/>
      <style:text-properties style:font-name="Liberation Sans" fo:font-size="26pt" style:font-size-asian="26pt" style:font-size-complex="26pt"/>
    </style:style>
    <style:style style:name="ce22" style:family="table-cell" style:parent-style-name="Default">
      <style:table-cell-properties style:text-align-source="fix" style:repeat-content="false" fo:border="0.06pt solid #000000" style:vertical-align="middle"/>
      <style:paragraph-properties fo:text-align="center" fo:margin-left="0mm"/>
      <style:text-properties style:font-name="Liberation Sans" fo:font-size="15pt" style:font-size-asian="11pt" style:font-size-complex="11pt"/>
    </style:style>
    <style:style style:name="ce42" style:family="table-cell" style:parent-style-name="Default">
      <style:table-cell-properties fo:border-bottom="0.06pt solid #000000" style:diagonal-bl-tr="none" style:diagonal-tl-br="none" fo:border-left="none" fo:padding="0.71mm" fo:border-right="0.06pt solid #000000" style:rotation-align="none" fo:border-top="0.06pt solid #000000" style:vertical-align="middle"/>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3" style:family="table-cell" style:parent-style-name="Default">
      <style:table-cell-properties fo:border="none"/>
    </style:style>
    <style:style style:name="ce83" style:family="table-cell" style:parent-style-name="Default">
      <style:table-cell-properties style:vertical-align="middle"/>
    </style:style>
    <style:style style:name="ce25" style:family="table-cell" style:parent-style-name="Default">
      <style:table-cell-properties style:text-align-source="fix" style:repeat-content="false" fo:border="0.06pt solid #000000" style:vertical-align="middle"/>
      <style:paragraph-properties fo:text-align="center"/>
      <style:text-properties style:font-name="Liberation Sans" fo:font-size="12pt" fo:font-weight="bold" style:font-size-asian="12pt" style:font-weight-asian="bold" style:font-size-complex="12pt" style:font-weight-complex="bold"/>
    </style:style>
    <style:style style:name="ce89" style:family="table-cell" style:parent-style-name="Default">
      <style:table-cell-properties style:text-align-source="fix" style:repeat-content="false"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27" style:family="table-cell" style:parent-style-name="Default" style:data-style-name="N3">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28" style:family="table-cell" style:parent-style-name="Default">
      <style:table-cell-properties fo:border-bottom="0.06pt solid #000000" fo:border-left="none" fo:border-right="none" fo:border-top="0.06pt solid #000000"/>
      <style:text-properties style:font-name="Liberation Sans"/>
    </style:style>
    <style:style style:name="ce94"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mm"/>
      <style:text-properties fo:font-size="15pt" fo:font-weight="bold" style:font-size-asian="15pt" style:font-weight-asian="bold" style:font-size-complex="15pt" style:font-weight-complex="bold"/>
    </style:style>
    <style:style style:name="ce30" style:family="table-cell" style:parent-style-name="Default">
      <style:table-cell-properties fo:border-bottom="0.06pt solid #000000" fo:border-left="none" fo:border-right="none" fo:border-top="0.06pt solid #000000"/>
    </style:style>
    <style:style style:name="ce96" style:family="table-cell" style:parent-style-name="Default">
      <style:table-cell-properties fo:border-bottom="0.06pt solid #000000" fo:border-left="none" fo:border-right="none" fo:border-top="0.06pt solid #000000" style:vertical-align="middle"/>
    </style:style>
    <style:style style:name="ce35" style:family="table-cell" style:parent-style-name="Default" style:data-style-name="N136">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31" style:family="table-cell" style:parent-style-name="Default">
      <style:table-cell-properties fo:border-bottom="0.06pt solid #000000" fo:border-left="none" fo:border-right="0.06pt solid #000000" fo:border-top="0.06pt solid #000000"/>
    </style:style>
    <style:style style:name="ce99"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mm"/>
      <style:text-properties fo:font-size="14pt" style:font-size-asian="14pt" style:font-size-complex="14pt"/>
    </style:style>
    <style:style style:name="ce33" style:family="table-cell" style:parent-style-name="Default">
      <style:table-cell-properties fo:background-color="#ffff00" style:text-align-source="fix" style:repeat-content="false" fo:wrap-option="wrap" fo:border="0.06pt solid #000000" style:vertical-align="middle"/>
      <style:paragraph-properties fo:text-align="center" fo:margin-left="0mm"/>
      <style:text-properties style:font-name="Liberation Sans" fo:font-size="18pt" fo:font-weight="bold" style:font-size-asian="18pt" style:font-weight-asian="bold" style:font-size-complex="18pt" style:font-weight-complex="bold"/>
    </style:style>
    <style:style style:name="ce46" style:family="table-cell" style:parent-style-name="Default" style:data-style-name="N3">
      <style:table-cell-properties fo:border-bottom="0.06pt solid #000000" style:text-align-source="fix" style:repeat-content="false" fo:border-left="none" fo:border-right="none" fo:border-top="0.06pt solid #000000" style:vertical-align="middle"/>
      <style:paragraph-properties fo:text-align="start" fo:margin-left="0mm"/>
      <style:text-properties fo:font-size="14pt" style:font-size-asian="14pt" style:font-size-complex="14pt"/>
    </style:style>
    <style:style style:name="ce34" style:family="table-cell" style:parent-style-name="Default">
      <style:table-cell-properties style:text-align-source="fix" style:repeat-content="false" fo:border="0.06pt solid #000000" style:vertical-align="middle"/>
      <style:paragraph-properties fo:text-align="center"/>
      <style:text-properties fo:font-size="13pt" fo:font-weight="bold" style:font-size-asian="13pt" style:font-weight-asian="bold" style:font-size-complex="13pt" style:font-weight-complex="bold"/>
    </style:style>
    <style:style style:name="ce112"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mm"/>
      <style:text-properties style:font-name="Liberation Sans2" fo:font-size="14pt" style:font-name-asian="Liberation Sans2" style:font-size-asian="14pt" style:font-name-complex="Liberation Sans2" style:font-size-complex="14pt"/>
    </style:style>
    <style:style style:name="ce51" style:family="table-cell" style:parent-style-name="Default">
      <style:table-cell-properties fo:border-bottom="0.06pt solid #000000" fo:border-left="0.06pt solid #000000" fo:border-right="none" fo:border-top="0.06pt solid #000000" style:vertical-align="middle"/>
      <style:text-properties style:font-name="Liberation Sans" fo:font-size="14pt" style:font-size-asian="14pt" style:font-size-complex="14pt"/>
    </style:style>
    <style:style style:name="ce41"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mm"/>
      <style:text-properties style:font-name="Liberation Sans" fo:font-size="14pt" style:font-size-asian="14pt" style:font-size-complex="14pt"/>
    </style:style>
    <style:style style:name="ce20" style:family="table-cell" style:parent-style-name="Default">
      <style:table-cell-properties fo:border-bottom="0.06pt solid #000000" fo:border-left="none" fo:border-right="none" fo:border-top="0.06pt solid #000000" style:vertical-align="middle"/>
      <style:text-properties fo:font-size="14pt" style:font-size-asian="14pt" style:font-size-complex="14pt"/>
    </style:style>
    <style:style style:name="ce106" style:family="table-cell" style:parent-style-name="Default" style:data-style-name="N151">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36" style:family="table-cell" style:parent-style-name="Default">
      <style:table-cell-properties fo:background-color="#ff9900" style:text-align-source="fix" style:repeat-content="false" fo:wrap-option="wrap" fo:border="0.06pt solid #000000" style:vertical-align="middle"/>
      <style:paragraph-properties fo:text-align="center" fo:margin-left="0mm"/>
      <style:text-properties style:font-name="Liberation Sans" fo:font-size="18pt" fo:font-weight="bold" style:font-size-asian="18pt" style:font-weight-asian="bold" style:font-size-complex="18pt" style:font-weight-complex="bold"/>
    </style:style>
    <style:style style:name="ce38" style:family="table-cell" style:parent-style-name="Default">
      <style:table-cell-properties fo:wrap-option="wrap" fo:border="0.06pt solid #000000" style:vertical-align="middle"/>
      <style:text-properties fo:font-size="14pt" fo:font-weight="bold" style:font-size-asian="14pt" style:font-weight-asian="bold" style:font-size-complex="14pt" style:font-weight-complex="bold"/>
    </style:style>
    <style:style style:name="ce43" style:family="table-cell" style:parent-style-name="Default" style:data-style-name="N137">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44" style:family="table-cell" style:parent-style-name="Default">
      <style:table-cell-properties fo:background-color="#00cc00" style:text-align-source="fix" style:repeat-content="false" fo:wrap-option="wrap" fo:border="0.06pt solid #000000" style:vertical-align="middle"/>
      <style:paragraph-properties fo:text-align="center" fo:margin-left="0mm"/>
      <style:text-properties fo:color="#ffffff" style:font-name="Liberation Sans" fo:font-size="18pt" fo:font-weight="bold" style:font-size-asian="18pt" style:font-weight-asian="bold" style:font-size-complex="18pt" style:font-weight-complex="bold"/>
    </style:style>
    <style:style style:name="ce129" style:family="table-cell" style:parent-style-name="Default" style:data-style-name="N138">
      <style:table-cell-properties fo:border-bottom="0.06pt solid #000000" fo:border-left="0.06pt solid #000000" fo:border-right="none" fo:border-top="0.06pt solid #000000" style:vertical-align="middle"/>
      <style:text-properties fo:font-size="14pt" style:font-size-asian="14pt" style:font-size-complex="14pt"/>
    </style:style>
    <style:style style:name="ce52" style:family="table-cell" style:parent-style-name="Default">
      <style:table-cell-properties fo:border-bottom="0.06pt solid #000000" style:diagonal-bl-tr="none" style:diagonal-tl-br="none" style:text-align-source="fix" style:repeat-content="false" fo:border-left="none" fo:padding="0.71mm" fo:border-right="0.06pt solid #000000" style:rotation-align="none" fo:border-top="0.06pt solid #000000" style:vertical-align="middle"/>
      <style:paragraph-properties fo:text-align="end" fo:margin-left="0m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31" style:family="table-cell" style:parent-style-name="Default">
      <style:table-cell-properties style:text-align-source="fix" style:repeat-content="false"/>
      <style:paragraph-properties fo:text-align="start" fo:margin-left="0mm"/>
    </style:style>
    <style:style style:name="ce132" style:family="table-cell" style:parent-style-name="Default">
      <style:table-cell-properties style:text-align-source="fix" style:repeat-content="false"/>
      <style:paragraph-properties fo:text-align="start" fo:margin-left="0mm"/>
      <style:text-properties fo:font-size="12pt" style:font-size-asian="12pt" style:font-size-complex="12pt"/>
    </style:style>
    <style:style style:name="ce116" style:family="table-cell" style:parent-style-name="Default" style:data-style-name="N0">
      <style:table-cell-properties fo:border-bottom="0.06pt solid #000000" style:text-align-source="fix" style:repeat-content="false" fo:border-left="none" fo:border-right="none" fo:border-top="0.06pt solid #000000" style:vertical-align="middle"/>
      <style:paragraph-properties fo:text-align="center" fo:margin-left="0mm"/>
      <style:text-properties fo:font-size="14pt" style:font-size-asian="14pt" style:font-size-complex="14pt"/>
    </style:style>
    <style:style style:name="ce48" style:family="table-cell" style:parent-style-name="Default" style:data-style-name="N138">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49" style:family="table-cell" style:parent-style-name="Default">
      <style:table-cell-properties fo:background-color="#3333ff" style:text-align-source="fix" style:repeat-content="false" fo:wrap-option="wrap" fo:border="0.06pt solid #000000" style:vertical-align="middle"/>
      <style:paragraph-properties fo:text-align="center" fo:margin-left="0mm"/>
      <style:text-properties fo:color="#ffffff" style:font-name="Liberation Sans" fo:font-size="18pt" fo:font-weight="bold" style:font-size-asian="18pt" style:font-weight-asian="bold" style:font-size-complex="18pt" style:font-weight-complex="bold"/>
    </style:style>
    <style:style style:name="ce122" style:family="table-cell" style:parent-style-name="Default">
      <style:table-cell-properties fo:border-bottom="0.06pt solid #000000" fo:border-left="0.06pt solid #000000" fo:border-right="none" fo:border-top="0.06pt solid #000000" style:vertical-align="middle"/>
      <style:text-properties fo:font-size="12pt" style:font-size-asian="12pt" style:font-size-complex="12pt"/>
    </style:style>
    <style:style style:name="ce135" style:family="table-cell" style:parent-style-name="Default" style:data-style-name="N149">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124" style:family="table-cell" style:parent-style-name="Default">
      <style:table-cell-properties fo:border-bottom="0.06pt solid #000000" style:text-align-source="fix" style:repeat-content="false" fo:border-left="none" fo:border-right="none" fo:border-top="0.06pt solid #000000" style:vertical-align="bottom"/>
      <style:paragraph-properties fo:text-align="start" fo:margin-left="0mm"/>
      <style:text-properties style:font-name="Liberation Sans" fo:font-size="14pt" style:font-size-asian="14pt" style:font-size-complex="14pt"/>
    </style:style>
    <style:style style:name="ce121"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mm"/>
      <style:text-properties style:font-name="Liberation Sans3" fo:font-size="14pt" style:font-name-asian="Liberation Sans3" style:font-size-asian="14pt" style:font-name-complex="Liberation Sans3" style:font-size-complex="14pt"/>
    </style:style>
    <style:style style:name="ce136" style:family="table-cell" style:parent-style-name="Default">
      <style:table-cell-properties fo:border-bottom="0.06pt solid #000000" style:diagonal-bl-tr="none" style:diagonal-tl-br="none" style:text-align-source="fix" style:repeat-content="false" fo:border-left="0.06pt solid #000000" fo:padding="0.71mm" fo:border-right="none" style:rotation-align="none" fo:border-top="0.06pt solid #000000" style:vertical-align="middle"/>
      <style:paragraph-properties fo:text-align="center" fo:margin-left="0m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37" style:family="table-cell" style:parent-style-name="Default">
      <style:table-cell-properties fo:border-bottom="0.06pt solid #000000" style:diagonal-bl-tr="none" style:diagonal-tl-br="none" fo:border-left="none" fo:padding="0.71mm" fo:border-right="none" style:rotation-align="none" fo:border-top="0.06pt solid #000000" style:vertical-align="middle"/>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38" style:family="table-cell" style:parent-style-name="Default">
      <style:table-cell-properties fo:border-bottom="0.06pt solid #000000" style:diagonal-bl-tr="none" style:diagonal-tl-br="none" style:text-align-source="fix" style:repeat-content="false" fo:border-left="none" fo:padding="0.71mm" fo:border-right="none" style:rotation-align="none" fo:border-top="0.06pt solid #000000" style:vertical-align="middle"/>
      <style:paragraph-properties fo:text-align="center" fo:margin-left="0m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6" style:family="table-cell" style:parent-style-name="Default">
      <style:table-cell-properties fo:border-bottom="0.06pt solid #000000" style:diagonal-bl-tr="none" style:diagonal-tl-br="none" style:text-align-source="fix" style:repeat-content="false" fo:border-left="none" fo:padding="0.71mm" fo:border-right="0.06pt solid #000000" style:rotation-align="none" fo:border-top="0.06pt solid #000000" style:vertical-align="middle"/>
      <style:paragraph-properties fo:text-align="start" fo:margin-left="0m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40" style:family="table-cell" style:parent-style-name="Default">
      <style:table-cell-properties style:vertical-align="middle"/>
      <style:text-properties fo:font-size="11pt" style:font-size-asian="11pt" style:font-size-complex="11pt"/>
    </style:style>
    <style:style style:name="ce141" style:family="table-cell" style:parent-style-name="Default">
      <style:table-cell-properties style:text-align-source="fix" style:repeat-content="false" style:vertical-align="middle"/>
      <style:paragraph-properties fo:text-align="center" fo:margin-left="0mm"/>
      <style:text-properties fo:font-size="11pt" style:font-size-asian="11pt" style:font-size-complex="11pt"/>
    </style:style>
    <style:style style:name="ce53" style:family="table-cell" style:parent-style-name="Default">
      <style:table-cell-properties fo:background-color="#996600" style:text-align-source="fix" style:repeat-content="false" fo:wrap-option="wrap" fo:border="0.06pt solid #000000" style:vertical-align="middle"/>
      <style:paragraph-properties fo:text-align="center" fo:margin-left="0mm"/>
      <style:text-properties fo:color="#ffffff" style:font-name="Liberation Sans" fo:font-size="18pt" fo:font-weight="bold" style:font-size-asian="18pt" style:font-weight-asian="bold" style:font-size-complex="18pt" style:font-weight-complex="bold"/>
    </style:style>
    <style:style style:name="ce143" style:family="table-cell" style:parent-style-name="Default">
      <style:table-cell-properties fo:border-bottom="0.06pt solid #000000" style:text-align-source="fix" style:repeat-content="false" fo:border-left="none" fo:padding-bottom="0.35mm" fo:padding-left="0.35mm" fo:padding-right="0.35mm" fo:padding-top="2.5mm" fo:border-right="none" fo:border-top="0.06pt solid #000000" style:vertical-align="top"/>
      <style:paragraph-properties fo:text-align="start" fo:margin-left="0mm"/>
      <style:text-properties style:font-name="Liberation Sans" fo:font-size="10pt" style:font-size-asian="14pt" style:font-size-complex="14pt"/>
    </style:style>
    <style:style style:name="ce144" style:family="table-cell" style:parent-style-name="Default">
      <style:table-cell-properties fo:border-bottom="0.06pt solid #000000" style:diagonal-bl-tr="none" style:diagonal-tl-br="none" style:text-align-source="fix" style:repeat-content="false" fo:border-left="0.06pt solid #000000" fo:padding="0.71mm" fo:border-right="none" style:rotation-align="none" fo:border-top="0.06pt solid #000000" style:vertical-align="middle"/>
      <style:paragraph-properties fo:text-align="end" fo:margin-left="0m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45" style:family="table-cell" style:parent-style-name="Default">
      <style:table-cell-properties fo:border-bottom="0.06pt solid #000000" style:diagonal-bl-tr="none" style:diagonal-tl-br="none" style:text-align-source="fix" style:repeat-content="false" fo:wrap-option="no-wrap" fo:border-left="0.06pt solid #000000" fo:padding="0.71mm" fo:border-right="none" style:rotation-align="none" fo:border-top="0.06pt solid #000000" style:vertical-align="middle"/>
      <style:paragraph-properties fo:text-align="end" fo:margin-left="0m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53"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end" fo:margin-left="0mm"/>
      <style:text-properties style:font-name="Liberation Sans" fo:font-size="10.5pt" style:font-size-asian="10.5pt" style:font-size-complex="10.5pt"/>
    </style:style>
    <style:style style:name="ce146" style:family="table-cell" style:parent-style-name="Default">
      <style:table-cell-properties style:text-align-source="fix" style:repeat-content="false" style:vertical-align="middle"/>
      <style:paragraph-properties fo:text-align="start" fo:margin-left="0mm"/>
      <style:text-properties fo:font-size="12pt" style:font-size-asian="12pt" style:font-size-complex="12pt"/>
    </style:style>
    <style:style style:name="ce156" style:family="table-cell" style:parent-style-name="Default">
      <style:table-cell-properties style:text-align-source="fix" style:repeat-content="false" fo:border="0.06pt solid #000000" style:vertical-align="middle"/>
      <style:paragraph-properties fo:text-align="center" fo:margin-left="0mm"/>
      <style:text-properties style:font-name="Liberation Sans" fo:font-size="12pt" style:font-size-asian="12pt" style:font-size-complex="12pt"/>
    </style:style>
    <style:style style:name="ce147" style:family="table-cell" style:parent-style-name="Default">
      <style:table-cell-properties style:text-align-source="fix" style:repeat-content="false" fo:border="0.06pt solid #000000" style:vertical-align="middle"/>
      <style:paragraph-properties fo:text-align="center" fo:margin-left="0mm"/>
      <style:text-properties style:font-name="Liberation Sans" fo:font-size="14pt" style:font-size-asian="14pt" style:font-size-complex="14pt"/>
    </style:style>
    <style:style style:name="ce160" style:family="table-cell" style:parent-style-name="Default">
      <style:table-cell-properties fo:border-bottom="0.06pt solid #000000" fo:border-left="0.06pt solid #000000" fo:border-right="none" fo:border-top="0.06pt solid #000000" style:vertical-align="middle"/>
      <style:text-properties style:font-name="Liberation Sans" fo:font-size="12pt" style:font-size-asian="12pt" style:font-size-complex="12pt"/>
    </style:style>
    <style:style style:name="ce150"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mm"/>
      <style:text-properties style:font-name="Liberation Sans" fo:font-size="14pt" style:font-name-asian="Calibri" style:font-size-asian="14pt" style:font-name-complex="Calibri" style:font-size-complex="14pt"/>
    </style:style>
    <style:style style:name="ce151" style:family="table-cell" style:parent-style-name="Default">
      <style:table-cell-properties style:text-align-source="fix" style:repeat-content="false" fo:border="0.06pt solid #000000" style:vertical-align="middle"/>
      <style:paragraph-properties fo:text-align="center"/>
    </style:style>
    <style:style style:name="ce200" style:family="table-cell" style:parent-style-name="Default">
      <style:table-cell-properties fo:border-bottom="0.06pt solid #000000" fo:border-left="none" fo:border-right="0.06pt solid #000000" fo:border-top="0.06pt solid #000000" style:vertical-align="middle"/>
    </style:style>
    <style:style style:name="ce152" style:family="table-cell" style:parent-style-name="Default" style:data-style-name="N10">
      <style:table-cell-properties fo:border-bottom="0.06pt solid #000000" fo:border-left="0.06pt solid #000000" fo:border-right="none" fo:border-top="0.06pt solid #000000" style:vertical-align="middle"/>
      <style:text-properties style:font-name="Liberation Sans" fo:font-size="14pt" style:font-size-asian="14pt" style:font-size-complex="14pt"/>
    </style:style>
    <style:style style:name="ce164" style:family="table-cell" style:parent-style-name="Default" style:data-style-name="N146">
      <style:table-cell-properties fo:border="0.06pt solid #000000" style:vertical-align="middle"/>
      <style:text-properties style:font-name="Liberation Sans" fo:font-size="10.5pt" style:font-size-asian="10.5pt" style:font-size-complex="10.5pt"/>
    </style:style>
    <style:style style:name="ce59" style:family="table-cell" style:parent-style-name="Default">
      <style:table-cell-properties fo:background-color="#000000" style:text-align-source="fix" style:repeat-content="false" fo:wrap-option="wrap" fo:border="0.06pt solid #000000" style:vertical-align="middle"/>
      <style:paragraph-properties fo:text-align="center" fo:margin-left="0mm"/>
      <style:text-properties fo:color="#ffffff" style:font-name="Liberation Sans" fo:font-size="18pt" fo:font-weight="bold" style:font-size-asian="18pt" style:font-weight-asian="bold" style:font-size-complex="18pt" style:font-weight-complex="bold"/>
    </style:style>
    <style:style style:name="ce14"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mm"/>
      <style:text-properties style:font-name="Liberation Sans2" fo:font-size="14pt" style:font-name-asian="Liberation Sans2" style:font-size-asian="14pt" style:font-name-complex="Liberation Sans2" style:font-size-complex="14pt"/>
    </style:style>
    <style:style style:name="ce167" style:family="table-cell" style:parent-style-name="Default">
      <style:table-cell-properties fo:border-bottom="0.06pt solid #000000" style:diagonal-bl-tr="none" style:diagonal-tl-br="none" style:text-align-source="fix" style:repeat-content="false" fo:border-left="0.06pt solid #000000" fo:padding="0.71mm" fo:border-right="none" style:rotation-align="none" fo:border-top="0.06pt solid #000000"/>
      <style:paragraph-properties fo:text-align="center" fo:margin-left="0m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49" style:family="table-cell" style:parent-style-name="Default">
      <style:table-cell-properties fo:border-bottom="0.06pt solid #000000" style:diagonal-bl-tr="none" style:diagonal-tl-br="none" fo:border-left="none" fo:padding="0.71mm" fo:border-right="none" style:rotation-align="none" fo:border-top="0.06pt solid #000000"/>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68" style:family="table-cell" style:parent-style-name="Default">
      <style:table-cell-properties fo:border-bottom="0.06pt solid #000000" style:diagonal-bl-tr="none" style:diagonal-tl-br="none" style:text-align-source="fix" style:repeat-content="false" fo:border-left="none" fo:padding="0.71mm" fo:border-right="none" style:rotation-align="none" fo:border-top="0.06pt solid #000000"/>
      <style:paragraph-properties fo:text-align="center" fo:margin-left="0m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69" style:family="table-cell" style:parent-style-name="Default">
      <style:table-cell-properties fo:border-bottom="0.06pt solid #000000" style:diagonal-bl-tr="none" style:diagonal-tl-br="none" fo:border-left="none" fo:padding="0.71mm" fo:border-right="0.06pt solid #000000" style:rotation-align="none" fo:border-top="0.06pt solid #000000"/>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70" style:family="table-cell" style:parent-style-name="Default" style:data-style-name="N152">
      <style:table-cell-properties fo:border-bottom="0.06pt solid #000000" style:text-align-source="fix" style:repeat-content="false" fo:border-left="none" fo:border-right="none" fo:border-top="0.06pt solid #000000" style:vertical-align="middle"/>
      <style:paragraph-properties fo:text-align="start" fo:margin-left="0mm"/>
      <style:text-properties fo:font-size="14pt" style:font-size-asian="14pt" style:font-size-complex="14pt"/>
    </style:style>
    <style:style style:name="ce171" style:family="table-cell" style:parent-style-name="Default" style:data-style-name="N153">
      <style:table-cell-properties fo:border-bottom="0.06pt solid #000000" style:text-align-source="fix" style:repeat-content="false" fo:border-left="none" fo:border-right="none" fo:border-top="0.06pt solid #000000" style:vertical-align="middle"/>
      <style:paragraph-properties fo:text-align="start" fo:margin-left="0mm"/>
      <style:text-properties fo:font-size="14pt" style:font-size-asian="14pt" style:font-size-complex="14pt"/>
    </style:style>
    <style:style style:name="ce172"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start" fo:margin-left="0mm"/>
      <style:text-properties fo:font-size="14pt" style:font-size-asian="14pt" style:font-size-complex="14pt"/>
    </style:style>
    <style:style style:name="ce57" style:family="table-cell" style:parent-style-name="Default">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174" style:family="table-cell" style:parent-style-name="Default" style:data-style-name="N155">
      <style:table-cell-properties style:text-align-source="fix" style:repeat-content="false" fo:border="0.06pt solid #000000" style:vertical-align="middle"/>
      <style:paragraph-properties fo:text-align="center" fo:margin-left="0mm"/>
      <style:text-properties fo:font-size="14pt" style:font-size-asian="14pt" style:font-size-complex="14pt"/>
    </style:style>
    <style:style style:name="ce175" style:family="table-cell" style:parent-style-name="Default">
      <style:table-cell-properties style:text-align-source="fix" style:repeat-content="false"/>
      <style:paragraph-properties fo:text-align="center" fo:margin-left="0mm"/>
    </style:style>
    <style:style style:name="ce176" style:family="table-cell" style:parent-style-name="Default">
      <style:table-cell-properties fo:border-bottom="0.06pt solid #000000" fo:border-left="none" fo:border-right="none" fo:border-top="0.06pt solid #000000" style:vertical-align="middle"/>
      <style:text-properties style:font-name="Liberation Sans" fo:font-size="14pt" style:font-size-asian="14pt" style:font-size-complex="14pt"/>
    </style:style>
    <style:style style:name="ce177"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mm"/>
      <style:text-properties style:font-name="Liberation Sans" fo:font-size="14pt" style:font-size-asian="14pt" style:font-size-complex="14pt"/>
    </style:style>
    <style:style style:name="ce178" style:family="table-cell" style:parent-style-name="Default" style:data-style-name="N152">
      <style:table-cell-properties fo:border-bottom="0.06pt solid #000000" style:text-align-source="fix" style:repeat-content="false" fo:border-left="none" fo:border-right="none" fo:border-top="0.06pt solid #000000" style:vertical-align="middle"/>
      <style:paragraph-properties fo:text-align="start" fo:margin-left="0mm"/>
      <style:text-properties style:font-name="Liberation Sans" fo:font-size="14pt" style:font-name-asian="Calibri" style:font-size-asian="14pt" style:font-name-complex="Calibri" style:font-size-complex="14pt"/>
    </style:style>
    <style:style style:name="ce179"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mm"/>
      <style:text-properties style:font-name="Liberation Sans" fo:font-size="14pt" style:font-size-asian="14pt" style:font-size-complex="14pt"/>
    </style:style>
    <style:style style:name="ce180" style:family="table-cell" style:parent-style-name="Default" style:data-style-name="N153">
      <style:table-cell-properties fo:border-bottom="0.06pt solid #000000" style:diagonal-bl-tr="none" style:diagonal-tl-br="none" style:text-align-source="fix" style:repeat-content="false" fo:border-left="none" fo:padding="0.71mm" fo:border-right="none" style:rotation-align="none" fo:border-top="0.06pt solid #000000" style:vertical-align="middle"/>
      <style:paragraph-properties fo:text-align="start" fo:margin-left="0m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81" style:family="table-cell" style:parent-style-name="Default">
      <style:table-cell-properties style:text-align-source="fix" style:repeat-content="false" fo:border="0.06pt solid #000000" style:vertical-align="middle"/>
      <style:paragraph-properties fo:text-align="center" fo:margin-left="0mm"/>
      <style:text-properties fo:font-size="10pt" style:font-size-asian="10pt" style:font-size-complex="10pt"/>
    </style:style>
    <style:style style:name="ce66" style:family="table-cell" style:parent-style-name="Default">
      <style:table-cell-properties fo:background-color="#ff3333" style:text-align-source="fix" style:repeat-content="false" fo:wrap-option="wrap" fo:border="0.06pt solid #000000" style:vertical-align="middle"/>
      <style:paragraph-properties fo:text-align="center" fo:margin-left="0mm"/>
      <style:text-properties fo:color="#ffffff" style:font-name="Liberation Sans" fo:font-size="18pt" fo:font-weight="bold" style:font-size-asian="18pt" style:font-weight-asian="bold" style:font-size-complex="18pt" style:font-weight-complex="bold"/>
    </style:style>
    <style:style style:name="ce183" style:family="table-cell" style:parent-style-name="Default" style:data-style-name="N157">
      <style:table-cell-properties fo:border-bottom="0.06pt solid #000000" style:text-align-source="fix" style:repeat-content="false" fo:border-left="none" fo:border-right="none" fo:border-top="0.06pt solid #000000" style:vertical-align="middle"/>
      <style:paragraph-properties fo:text-align="start" fo:margin-left="0mm"/>
      <style:text-properties fo:font-size="14pt" style:font-size-asian="14pt" style:font-size-complex="14pt"/>
    </style:style>
    <style:style style:name="ce184" style:family="table-cell" style:parent-style-name="Default" style:data-style-name="N158">
      <style:table-cell-properties fo:border-bottom="0.06pt solid #000000" style:text-align-source="fix" style:repeat-content="false" fo:border-left="none" fo:border-right="none" fo:border-top="0.06pt solid #000000" style:vertical-align="middle"/>
      <style:paragraph-properties fo:text-align="start" fo:margin-left="0mm"/>
      <style:text-properties fo:font-size="14pt" style:font-size-asian="14pt" style:font-size-complex="14pt"/>
    </style:style>
    <style:style style:name="ce185" style:family="table-cell" style:parent-style-name="Default">
      <style:table-cell-properties fo:border-bottom="0.06pt solid #000000" fo:border-left="0.06pt solid #000000" fo:border-right="none" fo:border-top="0.06pt solid #000000" style:vertical-align="middle"/>
      <style:text-properties fo:font-size="10.5pt" style:font-size-asian="10.5pt" style:font-size-complex="10.5pt"/>
    </style:style>
    <style:style style:name="ce186" style:family="table-cell" style:parent-style-name="Default">
      <style:table-cell-properties fo:border-bottom="0.06pt solid #000000" fo:border-left="none" fo:border-right="none" fo:border-top="0.06pt solid #000000" style:vertical-align="middle"/>
      <style:text-properties fo:font-size="10.5pt" style:font-size-asian="10.5pt" style:font-size-complex="10.5pt"/>
    </style:style>
    <style:style style:name="ce187" style:family="table-cell" style:parent-style-name="Default" style:data-style-name="N158">
      <style:table-cell-properties fo:border-bottom="0.06pt solid #000000" style:diagonal-bl-tr="none" style:diagonal-tl-br="none" style:text-align-source="fix" style:repeat-content="false" fo:border-left="none" fo:padding="0.71mm" fo:border-right="none" style:rotation-align="none" fo:border-top="0.06pt solid #000000" style:vertical-align="middle"/>
      <style:paragraph-properties fo:text-align="start" fo:margin-left="0m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89" style:family="table-cell" style:parent-style-name="Default">
      <style:table-cell-properties fo:border-bottom="0.06pt solid #000000" style:diagonal-bl-tr="none" style:diagonal-tl-br="none" style:text-align-source="fix" style:repeat-content="false" fo:border-left="none" fo:padding="0.71mm" fo:border-right="none" style:rotation-align="none" fo:border-top="0.06pt solid #000000" style:vertical-align="middle"/>
      <style:paragraph-properties fo:text-align="end" fo:margin-left="0m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90" style:family="table-cell" style:parent-style-name="Default" style:data-style-name="N167">
      <style:table-cell-properties fo:border-bottom="0.06pt solid #000000" style:text-align-source="fix" style:repeat-content="false" fo:border-left="none" fo:border-right="none" fo:border-top="0.06pt solid #000000" style:vertical-align="middle"/>
      <style:paragraph-properties fo:text-align="start" fo:margin-left="0mm"/>
      <style:text-properties fo:font-size="14pt" style:font-size-asian="14pt" style:font-size-complex="14pt"/>
    </style:style>
    <style:style style:name="ce191" style:family="table-cell" style:parent-style-name="Default" style:data-style-name="N160">
      <style:table-cell-properties fo:border-bottom="0.06pt solid #000000" style:diagonal-bl-tr="none" style:diagonal-tl-br="none" style:text-align-source="fix" style:repeat-content="false" fo:border-left="none" fo:padding="0.71mm" fo:border-right="none" style:rotation-align="none" fo:border-top="0.06pt solid #000000" style:vertical-align="middle"/>
      <style:paragraph-properties fo:text-align="start" fo:margin-left="0m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7" style:family="table-cell" style:parent-style-name="Default" style:data-style-name="N0">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193" style:family="table-cell" style:parent-style-name="Default" style:data-style-name="N138">
      <style:table-cell-properties style:text-align-source="fix" style:repeat-content="false" fo:border="0.06pt solid #000000" style:vertical-align="middle"/>
      <style:paragraph-properties fo:text-align="center" fo:margin-left="0mm"/>
      <style:text-properties fo:font-size="10pt" style:font-size-asian="10pt" style:font-size-complex="10pt"/>
    </style:style>
    <style:style style:name="ce194" style:family="table-cell" style:parent-style-name="Default" style:data-style-name="N161">
      <style:table-cell-properties fo:border-bottom="0.06pt solid #000000" style:diagonal-bl-tr="none" style:diagonal-tl-br="none" style:text-align-source="fix" style:repeat-content="false" fo:border-left="none" fo:padding="0.71mm" fo:border-right="0.06pt solid #000000" style:rotation-align="none" fo:border-top="0.06pt solid #000000" style:vertical-align="middle"/>
      <style:paragraph-properties fo:text-align="start" fo:margin-left="0m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95" style:family="table-cell" style:parent-style-name="Default" style:data-style-name="N162">
      <style:table-cell-properties fo:border-bottom="0.06pt solid #000000" fo:border-left="0.06pt solid #000000" fo:border-right="none" fo:border-top="0.06pt solid #000000" style:vertical-align="middle"/>
      <style:text-properties fo:font-size="14pt" style:font-size-asian="14pt" style:font-size-complex="14pt"/>
    </style:style>
    <style:style style:name="ce196" style:family="table-cell" style:parent-style-name="Default" style:data-style-name="N165">
      <style:table-cell-properties fo:border-bottom="0.06pt solid #000000" style:text-align-source="fix" style:repeat-content="false" fo:border-left="none" fo:border-right="none" fo:border-top="0.06pt solid #000000" style:vertical-align="middle"/>
      <style:paragraph-properties fo:text-align="center" fo:margin-left="0mm"/>
      <style:text-properties style:font-name="Liberation Sans" fo:font-size="14pt" style:font-size-asian="14pt" style:font-size-complex="14pt"/>
    </style:style>
    <style:style style:name="ce197" style:family="table-cell" style:parent-style-name="Default" style:data-style-name="N163">
      <style:table-cell-properties fo:border-bottom="0.06pt solid #000000" style:text-align-source="fix" style:repeat-content="false" fo:border-left="none" fo:border-right="none" fo:border-top="0.06pt solid #000000" style:vertical-align="middle"/>
      <style:paragraph-properties fo:text-align="end" fo:margin-left="0mm"/>
      <style:text-properties style:font-name="Liberation Sans" fo:font-size="14pt" style:font-size-asian="14pt" style:font-size-complex="14pt"/>
    </style:style>
    <style:style style:name="ce198" style:family="table-cell" style:parent-style-name="Default" style:data-style-name="N60">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199" style:family="table-cell" style:parent-style-name="Default" style:data-style-name="N40">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227" style:family="table-cell" style:parent-style-name="Default">
      <style:table-cell-properties style:text-align-source="fix" style:repeat-content="false" fo:background-color="transparent" fo:wrap-option="wrap" fo:border="none" fo:padding="4.99mm" style:vertical-align="middle"/>
      <style:paragraph-properties fo:text-align="center" fo:margin-left="0mm"/>
      <style:text-properties fo:color="#ffffff" fo:font-size="14pt" style:font-size-asian="14pt" style:font-size-complex="14pt"/>
    </style:style>
    <style:style style:name="gr1" style:family="graphic">
      <style:graphic-properties fo:background-color="#ffffff"/>
    </style:style>
    <style:style style:name="gr2" style:family="graphic">
      <style:graphic-properties fo:background-color="#ffff00"/>
    </style:style>
    <style:style style:name="gr3" style:family="graphic">
      <style:graphic-properties fo:background-color="#ff9900"/>
    </style:style>
    <style:style style:name="gr4" style:family="graphic">
      <style:graphic-properties fo:background-color="#009900"/>
    </style:style>
    <style:style style:name="gr5" style:family="graphic">
      <style:graphic-properties fo:background-color="#0000ff"/>
    </style:style>
    <style:style style:name="gr6" style:family="graphic">
      <style:graphic-properties fo:background-color="#663300"/>
    </style:style>
    <style:style style:name="gr7" style:family="graphic">
      <style:graphic-properties fo:background-color="#000000"/>
    </style:style>
    <style:style style:name="gr8" style:family="graphic">
      <style:graphic-properties fo:background-color="#ff3333"/>
    </style:style>
    <style:style style:name="gr9" style:family="graphic">
      <style:graphic-properties fo:background-color="#9999ff"/>
    </style:style>
    <style:style style:name="gr10" style:family="graphic">
      <style:graphic-properties draw:stroke="solid" svg:stroke-width="1mm" svg:stroke-color="#000000" draw:marker-start-width="3.5mm" draw:marker-end-width="3.5mm" draw:fill="solid" draw:fill-color="#729fcf" draw:textarea-vertical-align="middle" fo:min-height="95.58mm" fo:padding-top="3mm" fo:padding-bottom="3mm" fo:padding-left="3mm" fo:padding-right="3mm"/>
    </style:style>
    <style:style style:name="P1" style:family="paragraph">
      <style:paragraph-properties fo:text-align="center"/>
    </style:style>
    <style:style style:name="P2" style:family="paragraph">
      <style:paragraph-properties fo:text-align="center"/>
      <style:text-properties fo:color="#ffffff"/>
    </style:style>
    <style:style style:name="P3" style:family="paragraph">
      <style:paragraph-properties fo:text-align="center" style:text-autospace="none" style:line-break="normal" style:writing-mode="page"/>
      <style:text-properties fo:hyphenate="false"/>
    </style:style>
    <style:style style:name="P4" style:family="paragraph">
      <loext:graphic-properties draw:fill="solid" draw:fill-color="#729fcf"/>
      <style:paragraph-properties fo:text-align="center" style:text-autospace="none" style:line-break="normal" style:writing-mode="page"/>
      <style:text-properties fo:hyphenate="false"/>
    </style:style>
    <style:style style:name="T1" style:family="text">
      <style:text-properties fo:color="#ffffff" style:text-outline="false" style:text-line-through-style="none" style:text-line-through-type="none" style:font-name="Liberation Sans"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Lucida Sans" style:font-size-complex="14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position="super 58%"/>
    </style:style>
    <style:style style:name="T3" style:family="text">
      <style:text-properties fo:color="#000000" style:font-name="Wingdings"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ingdings" style:font-name-complex="Wingding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000000"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ingdings" style:font-name-complex="Wingdings" style:font-size-asian="11pt" style:font-size-complex="11pt" style:font-weight-asian="normal" style:font-weight-complex="normal" style:font-style-asian="normal" style:font-style-complex="normal" style:text-emphasize="none" style:font-relief="none" style:text-overline-style="none" style:text-overline-color="font-color" style:font-name="Liberation Sans"/>
    </style:style>
    <style:style style:name="T5" style:family="text">
      <style:text-properties fo:color="#000000"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ingdings" style:font-name-complex="Wingdings" style:font-size-asian="11pt" style:font-size-complex="11pt" style:font-weight-asian="normal" style:font-weight-complex="normal" style:font-style-asian="normal" style:font-style-complex="normal" style:text-emphasize="none" style:font-relief="none" style:text-overline-style="none" style:text-overline-color="font-color" style:font-name="Wingdings"/>
    </style:style>
    <style:style style:name="T6" style:family="text">
      <style:text-properties fo:color="#ffffff"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7" style:family="text">
      <style:text-properties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fo:color="#000000"/>
    </style:style>
    <style:style style:name="T8" style:family="text">
      <style:text-properties style:font-name="Liberation Sans"/>
    </style:style>
    <style:style style:name="T9" style:family="text">
      <style:text-properties fo:font-size="14pt" style:font-size-asian="14pt" style:font-size-complex="14pt" style:text-overline-style="solid" style:text-overline-width="auto" style:text-overline-color="font-color"/>
    </style:style>
    <style:style style:name="T10" style:family="text">
      <style:text-properties style:font-name="Liberation Sans" fo:font-size="14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11" style:family="text">
      <style:text-properties style:font-name="Liberation Sans" fo:font-size="14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4pt" style:font-size-complex="14pt" style:font-weight-asian="bold" style:font-weight-complex="bold" style:font-style-asian="normal" style:font-style-complex="normal" style:text-emphasize="none" style:font-relief="none" style:text-overline-style="none" style:text-overline-color="font-color" style:text-position="super 58%"/>
    </style:style>
    <style:style style:name="T12" style:family="text">
      <style:text-properties style:text-position="33% 58%"/>
    </style:style>
  </office:automatic-styles>
  <office:body>
    <office:spreadsheet>
      <table:calculation-settings table:automatic-find-labels="false" table:use-regular-expressions="false" table:use-wildcards="true"/>
      <table:table table:name="Ceinture Blanche" table:style-name="ta1" table:print-ranges="'Ceinture Blanche'.A1:'Ceinture Blanche'.P44 'Ceinture Blanche'.R1:'Ceinture Blanche'.U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 form:id="control1"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Blanche?language=Basic&amp;location=document" xlink:type="simple"/>
              </office:event-listeners>
            </form:button>
          </form:form>
        </office:forms>
        <table:shapes>
          <draw:control draw:z-index="0" draw:style-name="gr1" draw:text-style-name="P1" svg:width="19.07mm" svg:height="7.71mm" svg:x="479.98mm" svg:y="6.23mm" draw:control="control1"/>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1" table:default-cell-style-name="Default"/>
        <table:table-column table:style-name="co9" table:default-cell-style-name="Default"/>
        <table:table-column table:style-name="co10" table:default-cell-style-name="Default"/>
        <table:table-column table:style-name="co11" table:default-cell-style-name="Default"/>
        <table:table-column table:style-name="co3"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3"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7" table:number-columns-repeated="996" table:default-cell-style-name="Default"/>
        <table:table-row table:style-name="ro1">
          <table:table-cell table:style-name="ce1" office:value-type="string" calcext:value-type="string" table:number-columns-spanned="4" table:number-rows-spanned="2">
            <text:p>CEINTURE BLANCHE</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X1];[.X1:.X10])+2" office:value-type="float" office:value="3" calcext:value-type="float">
            <text:p>3</text:p>
          </table:table-cell>
          <table:table-cell table:style-name="ce83" table:formula="of:=RAND()" office:value-type="float" office:value="0.958507171921994" calcext:value-type="float">
            <text:p>0,958507171921994</text:p>
          </table:table-cell>
          <table:table-cell table:formula="of:=RANK([.Z1];[.Z1:.Z10])+2" office:value-type="float" office:value="11" calcext:value-type="float">
            <text:p>11</text:p>
          </table:table-cell>
          <table:table-cell table:style-name="ce83" table:formula="of:=RAND()" office:value-type="float" office:value="0.0620402068395067" calcext:value-type="float">
            <text:p>0,062040206839507</text:p>
          </table:table-cell>
          <table:table-cell table:number-columns-repeated="998"/>
        </table:table-row>
        <table:table-row table:style-name="ro1">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4" table:number-rows-spanned="1">
            <text:p>Prénom :</text:p>
          </table:table-cell>
          <table:covered-table-cell table:style-name="ce16"/>
          <table:covered-table-cell table:style-name="ce8"/>
          <table:covered-table-cell/>
          <table:table-cell table:style-name="ce61" office:value-type="string" calcext:value-type="string" table:number-columns-spanned="2" table:number-rows-spanned="1">
            <text:p>Classe :</text:p>
          </table:table-cell>
          <table:covered-table-cell table:style-name="ce19"/>
          <table:table-cell table:style-name="ce22" table:formula="of:=&quot;v&quot;&amp;ROUND(RAND()*10000;0)" office:value-type="string" office:string-value="v2714" calcext:value-type="string">
            <text:p>v2714</text:p>
          </table:table-cell>
          <table:table-cell/>
          <table:table-cell table:style-name="ce25" office:value-type="string" calcext:value-type="string" table:number-columns-spanned="4" table:number-rows-spanned="1">
            <text:p>Correction CEINTURE BLANCHE</text:p>
          </table:table-cell>
          <table:covered-table-cell table:style-name="ce28"/>
          <table:covered-table-cell table:style-name="ce30"/>
          <table:covered-table-cell table:style-name="ce31"/>
          <table:table-cell/>
          <table:table-cell table:formula="of:=RANK([.X2];[.X1:.X10])+2" office:value-type="float" office:value="4" calcext:value-type="float">
            <text:p>4</text:p>
          </table:table-cell>
          <table:table-cell table:style-name="ce83" table:formula="of:=RAND()" office:value-type="float" office:value="0.879766307911279" calcext:value-type="float">
            <text:p>0,879766307911279</text:p>
          </table:table-cell>
          <table:table-cell table:formula="of:=RANK([.Z2];[.Z1:.Z10])+2" office:value-type="float" office:value="10" calcext:value-type="float">
            <text:p>10</text:p>
          </table:table-cell>
          <table:table-cell table:style-name="ce83" table:formula="of:=RAND()" office:value-type="float" office:value="0.254419972166337" calcext:value-type="float">
            <text:p>0,254419972166337</text:p>
          </table:table-cell>
          <table:table-cell table:number-columns-repeated="998"/>
        </table:table-row>
        <table:table-row table:style-name="ro2">
          <table:table-cell table:style-name="ce3" office:value-type="string" calcext:value-type="string" table:number-columns-spanned="4" table:number-rows-spanned="1">
            <text:p>Multiplications</text:p>
          </table:table-cell>
          <table:covered-table-cell table:number-columns-repeated="3" table:style-name="ce6"/>
          <table:table-cell table:style-name="ce37" office:value-type="string" calcext:value-type="string" table:number-columns-spanned="4" table:number-rows-spanned="1">
            <text:p>Vocabulaire</text:p>
            <text:p>Multiple / diviseur</text:p>
          </table:table-cell>
          <table:covered-table-cell table:number-columns-repeated="3" table:style-name="ce6"/>
          <table:table-cell table:style-name="ce3" office:value-type="string" calcext:value-type="string" table:number-columns-spanned="4" table:number-rows-spanned="1">
            <text:p>Calculer 10 % ou 50 %</text:p>
          </table:table-cell>
          <table:covered-table-cell table:number-columns-repeated="3" table:style-name="ce6"/>
          <table:table-cell table:style-name="ce3" office:value-type="string" calcext:value-type="string" table:number-columns-spanned="4" table:number-rows-spanned="1">
            <text:p>Somme de relatifs</text:p>
          </table:table-cell>
          <table:covered-table-cell table:number-columns-repeated="3" table:style-name="ce6"/>
          <table:table-cell table:style-name="ce83"/>
          <table:table-cell table:style-name="ce89" office:value-type="string" calcext:value-type="string">
            <text:p>4<text:span text:style-name="T2">e</text:span></text:p>
          </table:table-cell>
          <table:table-cell table:style-name="ce94" table:formula="of:=[.P1]" office:value-type="string" office:string-value="AA" calcext:value-type="string">
            <text:p>AA</text:p>
          </table:table-cell>
          <table:table-cell table:style-name="ce96"/>
          <table:table-cell table:style-name="ce99" table:formula="of:=[.P2]" office:value-type="string" office:string-value="v2714" calcext:value-type="string">
            <text:p>v2714</text:p>
          </table:table-cell>
          <table:table-cell table:style-name="ce83"/>
          <table:table-cell table:formula="of:=RANK([.X3];[.X1:.X10])+2" office:value-type="float" office:value="12" calcext:value-type="float">
            <text:p>12</text:p>
          </table:table-cell>
          <table:table-cell table:style-name="ce83" table:formula="of:=RAND()" office:value-type="float" office:value="0.0197854207492735" calcext:value-type="float">
            <text:p>0,019785420749274</text:p>
          </table:table-cell>
          <table:table-cell table:formula="of:=RANK([.Z3];[.Z1:.Z10])+2" office:value-type="float" office:value="3" calcext:value-type="float">
            <text:p>3</text:p>
          </table:table-cell>
          <table:table-cell table:style-name="ce83" table:formula="of:=RAND()" office:value-type="float" office:value="0.864038876596989" calcext:value-type="float">
            <text:p>0,864038876596989</text:p>
          </table:table-cell>
          <table:table-cell table:style-name="ce83" table:formula="of:=RANK([.AB3];[.AB3:.AB8])" office:value-type="float" office:value="4" calcext:value-type="float">
            <text:p>4</text:p>
          </table:table-cell>
          <table:table-cell table:formula="of:=RAND()" office:value-type="float" office:value="0.691512239759554" calcext:value-type="float">
            <text:p>0,691512239759554</text:p>
          </table:table-cell>
          <table:table-cell table:style-name="ce83" table:number-columns-repeated="996"/>
        </table:table-row>
        <table:table-row table:style-name="ro3">
          <table:table-cell table:style-name="ce4" table:formula="of:=[.W4]" office:value-type="float" office:value="10" calcext:value-type="float">
            <text:p>10</text:p>
          </table:table-cell>
          <table:table-cell table:style-name="ce7" office:value-type="string" calcext:value-type="string">
            <text:p>×</text:p>
          </table:table-cell>
          <table:table-cell table:style-name="ce9" table:formula="of:=[.Y4]" office:value-type="float" office:value="12" calcext:value-type="float">
            <text:p>12</text:p>
          </table:table-cell>
          <table:table-cell table:style-name="ce10" office:value-type="string" calcext:value-type="string">
            <text:p>=</text:p>
          </table:table-cell>
          <table:table-cell table:style-name="ce39" table:formula="of:=IF([.S4]=&quot;diviseur&quot;;RANDBETWEEN(2;9);RANDBETWEEN(2;6)*[.H4])" office:value-type="float" office:value="3" calcext:value-type="float">
            <text:p>3</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4]=&quot;diviseur&quot;;[.E4]*RANDBETWEEN(2;11);RANDBETWEEN(2;25))" office:value-type="float" office:value="15" calcext:value-type="float">
            <text:p>15</text:p>
          </table:table-cell>
          <table:table-cell table:style-name="ce50" table:formula="of:=IF([.AA4]&lt;4;&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49+1;RANDBETWEEN(0;1))" office:value-type="float" office:value="7" calcext:value-type="float">
            <text:p>7</text:p>
          </table:table-cell>
          <table:table-cell table:style-name="ce10" office:value-type="string" calcext:value-type="string">
            <text:p>=</text:p>
          </table:table-cell>
          <table:table-cell table:style-name="ce90" table:formula="of:=IF([.W4]&gt;5;&quot;(-&quot;&amp;RANDBETWEEN(2;20)&amp;&quot;)&quot;;RANDBETWEEN(2;20))" office:value-type="string" office:string-value="(-9)" calcext:value-type="string">
            <text:p>(-9)</text:p>
          </table:table-cell>
          <table:table-cell table:style-name="ce40" office:value-type="string" calcext:value-type="string">
            <text:p>+</text:p>
          </table:table-cell>
          <table:table-cell table:style-name="ce119" table:formula="of:=IF([.Y4]&lt;6;&quot;(-&quot;&amp;RANDBETWEEN(2;20)&amp;&quot;)&quot;;RANDBETWEEN(2;20))" office:value-type="float" office:value="15" calcext:value-type="float">
            <text:p>15</text:p>
          </table:table-cell>
          <table:table-cell table:style-name="ce42" office:value-type="string" calcext:value-type="string">
            <text:p><text:span text:style-name="T6">"</text:span><text:span text:style-name="T7">=</text:span></text:p>
          </table:table-cell>
          <table:table-cell/>
          <table:table-cell table:style-name="ce27" table:formula="of:=[.A4]*[.C4]" office:value-type="float" office:value="120" calcext:value-type="float">
            <text:p>120</text:p>
          </table:table-cell>
          <table:table-cell table:style-name="ce27" table:formula="of:=CHOOSE([.AA4];&quot;multiple&quot;;&quot;diviseur&quot;;&quot;multiple&quot;;&quot;diviseur&quot;;&quot;multiple&quot;;&quot;diviseur&quot;)" office:value-type="string" office:string-value="diviseur" calcext:value-type="string">
            <text:p>diviseur</text:p>
          </table:table-cell>
          <table:table-cell table:style-name="ce35" table:formula="of:=[.K4]/IF([.I4]=&quot;50 %&quot;;2;10)" office:value-type="float" office:value="3.5" calcext:value-type="float">
            <text:p>3,5</text:p>
          </table:table-cell>
          <table:table-cell table:style-name="ce27" table:formula="of:=[.M4]+[.O4]" office:value-type="float" office:value="6" calcext:value-type="float">
            <text:p>6</text:p>
          </table:table-cell>
          <table:table-cell/>
          <table:table-cell table:formula="of:=RANK([.X4];[.X1:.X10])+2" office:value-type="float" office:value="10" calcext:value-type="float">
            <text:p>10</text:p>
          </table:table-cell>
          <table:table-cell table:style-name="ce83" table:formula="of:=RAND()" office:value-type="float" office:value="0.241155766075096" calcext:value-type="float">
            <text:p>0,241155766075096</text:p>
          </table:table-cell>
          <table:table-cell table:formula="of:=RANK([.Z4];[.Z1:.Z10])+2" office:value-type="float" office:value="12" calcext:value-type="float">
            <text:p>12</text:p>
          </table:table-cell>
          <table:table-cell table:style-name="ce83" table:formula="of:=RAND()" office:value-type="float" office:value="0.0398649068054648" calcext:value-type="float">
            <text:p>0,039864906805465</text:p>
          </table:table-cell>
          <table:table-cell table:formula="of:=RANK([.AB4];[.AB3:.AB8])" office:value-type="float" office:value="6" calcext:value-type="float">
            <text:p>6</text:p>
          </table:table-cell>
          <table:table-cell table:formula="of:=RAND()" office:value-type="float" office:value="0.338229714622832" calcext:value-type="float">
            <text:p>0,338229714622832</text:p>
          </table:table-cell>
          <table:table-cell table:number-columns-repeated="996"/>
        </table:table-row>
        <table:table-row table:style-name="ro3">
          <table:table-cell table:style-name="ce4" table:formula="of:=[.W5]" office:value-type="float" office:value="11" calcext:value-type="float">
            <text:p>11</text:p>
          </table:table-cell>
          <table:table-cell table:style-name="ce7" office:value-type="string" calcext:value-type="string">
            <text:p>×</text:p>
          </table:table-cell>
          <table:table-cell table:style-name="ce9" table:formula="of:=[.Y5]" office:value-type="float" office:value="6" calcext:value-type="float">
            <text:p>6</text:p>
          </table:table-cell>
          <table:table-cell table:style-name="ce10" office:value-type="string" calcext:value-type="string">
            <text:p>=</text:p>
          </table:table-cell>
          <table:table-cell table:style-name="ce39" table:formula="of:=IF([.S5]=&quot;diviseur&quot;;RANDBETWEEN(2;9);RANDBETWEEN(2;6)*[.H5])" office:value-type="float" office:value="6" calcext:value-type="float">
            <text:p>6</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5]=&quot;diviseur&quot;;[.E5]*RANDBETWEEN(2;11);RANDBETWEEN(2;25))" office:value-type="float" office:value="18" calcext:value-type="float">
            <text:p>18</text:p>
          </table:table-cell>
          <table:table-cell table:style-name="ce50" table:formula="of:=IF([.AA5]&lt;4;&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49+1;RANDBETWEEN(0;1))" office:value-type="float" office:value="16" calcext:value-type="float">
            <text:p>16</text:p>
          </table:table-cell>
          <table:table-cell table:style-name="ce10" office:value-type="string" calcext:value-type="string">
            <text:p>=</text:p>
          </table:table-cell>
          <table:table-cell table:style-name="ce90" table:formula="of:=IF([.W5]&gt;5;&quot;(-&quot;&amp;RANDBETWEEN(2;20)&amp;&quot;)&quot;;RANDBETWEEN(2;20))" office:value-type="string" office:string-value="(-12)" calcext:value-type="string">
            <text:p>(-12)</text:p>
          </table:table-cell>
          <table:table-cell table:style-name="ce40" office:value-type="string" calcext:value-type="string">
            <text:p>+</text:p>
          </table:table-cell>
          <table:table-cell table:style-name="ce119" table:formula="of:=IF([.Y5]&lt;6;&quot;(-&quot;&amp;RANDBETWEEN(2;20)&amp;&quot;)&quot;;RANDBETWEEN(2;20))" office:value-type="float" office:value="17" calcext:value-type="float">
            <text:p>17</text:p>
          </table:table-cell>
          <table:table-cell table:style-name="ce42" office:value-type="string" calcext:value-type="string">
            <text:p><text:span text:style-name="T6">"</text:span><text:span text:style-name="T7">=</text:span></text:p>
          </table:table-cell>
          <table:table-cell/>
          <table:table-cell table:style-name="ce27" table:formula="of:=[.A5]*[.C5]" office:value-type="float" office:value="66" calcext:value-type="float">
            <text:p>66</text:p>
          </table:table-cell>
          <table:table-cell table:style-name="ce27" table:formula="of:=CHOOSE([.AA5];&quot;multiple&quot;;&quot;diviseur&quot;;&quot;multiple&quot;;&quot;diviseur&quot;;&quot;multiple&quot;;&quot;diviseur&quot;)" office:value-type="string" office:string-value="diviseur" calcext:value-type="string">
            <text:p>diviseur</text:p>
          </table:table-cell>
          <table:table-cell table:style-name="ce35" table:formula="of:=[.K5]/IF([.I5]=&quot;50 %&quot;;2;10)" office:value-type="float" office:value="1.6" calcext:value-type="float">
            <text:p>1,6</text:p>
          </table:table-cell>
          <table:table-cell table:style-name="ce27" table:formula="of:=[.M5]+[.O5]" office:value-type="float" office:value="5" calcext:value-type="float">
            <text:p>5</text:p>
          </table:table-cell>
          <table:table-cell/>
          <table:table-cell table:formula="of:=RANK([.X5];[.X1:.X10])+2" office:value-type="float" office:value="11" calcext:value-type="float">
            <text:p>11</text:p>
          </table:table-cell>
          <table:table-cell table:style-name="ce83" table:formula="of:=RAND()" office:value-type="float" office:value="0.0341731857014427" calcext:value-type="float">
            <text:p>0,034173185701443</text:p>
          </table:table-cell>
          <table:table-cell table:formula="of:=RANK([.Z5];[.Z1:.Z10])+2" office:value-type="float" office:value="6" calcext:value-type="float">
            <text:p>6</text:p>
          </table:table-cell>
          <table:table-cell table:style-name="ce83" table:formula="of:=RAND()" office:value-type="float" office:value="0.832614664615265" calcext:value-type="float">
            <text:p>0,832614664615265</text:p>
          </table:table-cell>
          <table:table-cell table:formula="of:=RANK([.AB5];[.AB3:.AB8])" office:value-type="float" office:value="2" calcext:value-type="float">
            <text:p>2</text:p>
          </table:table-cell>
          <table:table-cell table:formula="of:=RAND()" office:value-type="float" office:value="0.78116753968909" calcext:value-type="float">
            <text:p>0,78116753968909</text:p>
          </table:table-cell>
          <table:table-cell table:number-columns-repeated="996"/>
        </table:table-row>
        <table:table-row table:style-name="ro3">
          <table:table-cell table:style-name="ce4" table:formula="of:=[.W6]" office:value-type="float" office:value="5" calcext:value-type="float">
            <text:p>5</text:p>
          </table:table-cell>
          <table:table-cell table:style-name="ce7" office:value-type="string" calcext:value-type="string">
            <text:p>×</text:p>
          </table:table-cell>
          <table:table-cell table:style-name="ce9" table:formula="of:=[.Y6]" office:value-type="float" office:value="9" calcext:value-type="float">
            <text:p>9</text:p>
          </table:table-cell>
          <table:table-cell table:style-name="ce10" office:value-type="string" calcext:value-type="string">
            <text:p>=</text:p>
          </table:table-cell>
          <table:table-cell table:style-name="ce39" table:formula="of:=IF([.S6]=&quot;diviseur&quot;;RANDBETWEEN(2;9);RANDBETWEEN(2;6)*[.H6])" office:value-type="float" office:value="92" calcext:value-type="float">
            <text:p>92</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6]=&quot;diviseur&quot;;[.E6]*RANDBETWEEN(2;11);RANDBETWEEN(2;25))" office:value-type="float" office:value="23" calcext:value-type="float">
            <text:p>23</text:p>
          </table:table-cell>
          <table:table-cell table:style-name="ce50" table:formula="of:=IF([.AA6]&lt;4;&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49+1;RANDBETWEEN(0;1))" office:value-type="float" office:value="22.6" calcext:value-type="float">
            <text:p>22,6</text:p>
          </table:table-cell>
          <table:table-cell table:style-name="ce10" office:value-type="string" calcext:value-type="string">
            <text:p>=</text:p>
          </table:table-cell>
          <table:table-cell table:style-name="ce90" table:formula="of:=IF([.W6]&gt;5;&quot;(-&quot;&amp;RANDBETWEEN(2;20)&amp;&quot;)&quot;;RANDBETWEEN(2;20))" office:value-type="float" office:value="10" calcext:value-type="float">
            <text:p>10</text:p>
          </table:table-cell>
          <table:table-cell table:style-name="ce40" office:value-type="string" calcext:value-type="string">
            <text:p>+</text:p>
          </table:table-cell>
          <table:table-cell table:style-name="ce119" table:formula="of:=IF([.Y6]&lt;6;&quot;(-&quot;&amp;RANDBETWEEN(2;20)&amp;&quot;)&quot;;RANDBETWEEN(2;20))" office:value-type="float" office:value="11" calcext:value-type="float">
            <text:p>11</text:p>
          </table:table-cell>
          <table:table-cell table:style-name="ce42" office:value-type="string" calcext:value-type="string">
            <text:p><text:span text:style-name="T6">"</text:span><text:span text:style-name="T7">=</text:span></text:p>
          </table:table-cell>
          <table:table-cell/>
          <table:table-cell table:style-name="ce27" table:formula="of:=[.A6]*[.C6]" office:value-type="float" office:value="45" calcext:value-type="float">
            <text:p>45</text:p>
          </table:table-cell>
          <table:table-cell table:style-name="ce27" table:formula="of:=CHOOSE([.AA6];&quot;multiple&quot;;&quot;diviseur&quot;;&quot;multiple&quot;;&quot;diviseur&quot;;&quot;multiple&quot;;&quot;diviseur&quot;)" office:value-type="string" office:string-value="multiple" calcext:value-type="string">
            <text:p>multiple</text:p>
          </table:table-cell>
          <table:table-cell table:style-name="ce35" table:formula="of:=[.K6]/IF([.I6]=&quot;50 %&quot;;2;10)" office:value-type="float" office:value="2.26" calcext:value-type="float">
            <text:p>2,26</text:p>
          </table:table-cell>
          <table:table-cell table:style-name="ce27" table:formula="of:=[.M6]+[.O6]" office:value-type="float" office:value="21" calcext:value-type="float">
            <text:p>21</text:p>
          </table:table-cell>
          <table:table-cell/>
          <table:table-cell table:formula="of:=RANK([.X6];[.X1:.X10])+2" office:value-type="float" office:value="5" calcext:value-type="float">
            <text:p>5</text:p>
          </table:table-cell>
          <table:table-cell table:style-name="ce83" table:formula="of:=RAND()" office:value-type="float" office:value="0.857768218927916" calcext:value-type="float">
            <text:p>0,857768218927916</text:p>
          </table:table-cell>
          <table:table-cell table:formula="of:=RANK([.Z6];[.Z1:.Z10])+2" office:value-type="float" office:value="9" calcext:value-type="float">
            <text:p>9</text:p>
          </table:table-cell>
          <table:table-cell table:style-name="ce83" table:formula="of:=RAND()" office:value-type="float" office:value="0.33251563820064" calcext:value-type="float">
            <text:p>0,33251563820064</text:p>
          </table:table-cell>
          <table:table-cell table:formula="of:=RANK([.AB6];[.AB3:.AB8])" office:value-type="float" office:value="3" calcext:value-type="float">
            <text:p>3</text:p>
          </table:table-cell>
          <table:table-cell table:formula="of:=RAND()" office:value-type="float" office:value="0.756204137243782" calcext:value-type="float">
            <text:p>0,756204137243782</text:p>
          </table:table-cell>
          <table:table-cell table:number-columns-repeated="996"/>
        </table:table-row>
        <table:table-row table:style-name="ro3">
          <table:table-cell table:style-name="ce4" table:formula="of:=[.W7]" office:value-type="float" office:value="8" calcext:value-type="float">
            <text:p>8</text:p>
          </table:table-cell>
          <table:table-cell table:style-name="ce7" office:value-type="string" calcext:value-type="string">
            <text:p>×</text:p>
          </table:table-cell>
          <table:table-cell table:style-name="ce9" table:formula="of:=[.Y7]" office:value-type="float" office:value="4" calcext:value-type="float">
            <text:p>4</text:p>
          </table:table-cell>
          <table:table-cell table:style-name="ce10" office:value-type="string" calcext:value-type="string">
            <text:p>=</text:p>
          </table:table-cell>
          <table:table-cell table:style-name="ce39" table:formula="of:=IF([.S7]=&quot;diviseur&quot;;RANDBETWEEN(2;9);RANDBETWEEN(2;6)*[.H7])" office:value-type="float" office:value="54" calcext:value-type="float">
            <text:p>54</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7]=&quot;diviseur&quot;;[.E7]*RANDBETWEEN(2;11);RANDBETWEEN(2;25))" office:value-type="float" office:value="9" calcext:value-type="float">
            <text:p>9</text:p>
          </table:table-cell>
          <table:table-cell table:style-name="ce50" table:formula="of:=IF([.AA7]&lt;4;&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49+1;RANDBETWEEN(0;1))" office:value-type="float" office:value="2.8" calcext:value-type="float">
            <text:p>2,8</text:p>
          </table:table-cell>
          <table:table-cell table:style-name="ce10" office:value-type="string" calcext:value-type="string">
            <text:p>=</text:p>
          </table:table-cell>
          <table:table-cell table:style-name="ce90" table:formula="of:=IF([.W7]&gt;5;&quot;(-&quot;&amp;RANDBETWEEN(2;20)&amp;&quot;)&quot;;RANDBETWEEN(2;20))" office:value-type="string" office:string-value="(-2)" calcext:value-type="string">
            <text:p>(-2)</text:p>
          </table:table-cell>
          <table:table-cell table:style-name="ce40" office:value-type="string" calcext:value-type="string">
            <text:p>+</text:p>
          </table:table-cell>
          <table:table-cell table:style-name="ce119" table:formula="of:=IF([.Y7]&lt;6;&quot;(-&quot;&amp;RANDBETWEEN(2;20)&amp;&quot;)&quot;;RANDBETWEEN(2;20))" office:value-type="string" office:string-value="(-3)" calcext:value-type="string">
            <text:p>(-3)</text:p>
          </table:table-cell>
          <table:table-cell table:style-name="ce42" office:value-type="string" calcext:value-type="string">
            <text:p><text:span text:style-name="T6">"</text:span><text:span text:style-name="T7">=</text:span></text:p>
          </table:table-cell>
          <table:table-cell/>
          <table:table-cell table:style-name="ce27" table:formula="of:=[.A7]*[.C7]" office:value-type="float" office:value="32" calcext:value-type="float">
            <text:p>32</text:p>
          </table:table-cell>
          <table:table-cell table:style-name="ce27" table:formula="of:=CHOOSE([.AA7];&quot;multiple&quot;;&quot;diviseur&quot;;&quot;multiple&quot;;&quot;diviseur&quot;;&quot;multiple&quot;;&quot;diviseur&quot;)" office:value-type="string" office:string-value="multiple" calcext:value-type="string">
            <text:p>multiple</text:p>
          </table:table-cell>
          <table:table-cell table:style-name="ce35" table:formula="of:=[.K7]/IF([.I7]=&quot;50 %&quot;;2;10)" office:value-type="float" office:value="0.28" calcext:value-type="float">
            <text:p>0,28</text:p>
          </table:table-cell>
          <table:table-cell table:style-name="ce27" table:formula="of:=[.M7]+[.O7]" office:value-type="float" office:value="-5" calcext:value-type="float">
            <text:p>-5</text:p>
          </table:table-cell>
          <table:table-cell/>
          <table:table-cell table:formula="of:=RANK([.X7];[.X1:.X10])+2" office:value-type="float" office:value="8" calcext:value-type="float">
            <text:p>8</text:p>
          </table:table-cell>
          <table:table-cell table:style-name="ce83" table:formula="of:=RAND()" office:value-type="float" office:value="0.366793236782458" calcext:value-type="float">
            <text:p>0,366793236782458</text:p>
          </table:table-cell>
          <table:table-cell table:formula="of:=RANK([.Z7];[.Z1:.Z10])+2" office:value-type="float" office:value="4" calcext:value-type="float">
            <text:p>4</text:p>
          </table:table-cell>
          <table:table-cell table:style-name="ce83" table:formula="of:=RAND()" office:value-type="float" office:value="0.852066634052837" calcext:value-type="float">
            <text:p>0,852066634052837</text:p>
          </table:table-cell>
          <table:table-cell table:formula="of:=RANK([.AB7];[.AB3:.AB8])" office:value-type="float" office:value="1" calcext:value-type="float">
            <text:p>1</text:p>
          </table:table-cell>
          <table:table-cell table:formula="of:=RAND()" office:value-type="float" office:value="0.943198183216732" calcext:value-type="float">
            <text:p>0,943198183216732</text:p>
          </table:table-cell>
          <table:table-cell table:number-columns-repeated="996"/>
        </table:table-row>
        <table:table-row table:style-name="ro3">
          <table:table-cell table:style-name="ce4" table:formula="of:=[.W8]" office:value-type="float" office:value="9" calcext:value-type="float">
            <text:p>9</text:p>
          </table:table-cell>
          <table:table-cell table:style-name="ce7" office:value-type="string" calcext:value-type="string">
            <text:p>×</text:p>
          </table:table-cell>
          <table:table-cell table:style-name="ce9" table:formula="of:=[.Y8]" office:value-type="float" office:value="5" calcext:value-type="float">
            <text:p>5</text:p>
          </table:table-cell>
          <table:table-cell table:style-name="ce10" office:value-type="string" calcext:value-type="string">
            <text:p>=</text:p>
          </table:table-cell>
          <table:table-cell table:style-name="ce39" table:formula="of:=IF([.S8]=&quot;diviseur&quot;;RANDBETWEEN(2;9);RANDBETWEEN(2;6)*[.H8])" office:value-type="float" office:value="36" calcext:value-type="float">
            <text:p>36</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8]=&quot;diviseur&quot;;[.E8]*RANDBETWEEN(2;11);RANDBETWEEN(2;25))" office:value-type="float" office:value="6" calcext:value-type="float">
            <text:p>6</text:p>
          </table:table-cell>
          <table:table-cell table:style-name="ce50" table:formula="of:=IF([.AA8]&lt;4;&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49+1;RANDBETWEEN(0;1))" office:value-type="float" office:value="2.6" calcext:value-type="float">
            <text:p>2,6</text:p>
          </table:table-cell>
          <table:table-cell table:style-name="ce10" office:value-type="string" calcext:value-type="string">
            <text:p>=</text:p>
          </table:table-cell>
          <table:table-cell table:style-name="ce90" table:formula="of:=IF([.W8]&gt;5;&quot;(-&quot;&amp;RANDBETWEEN(2;20)&amp;&quot;)&quot;;RANDBETWEEN(2;20))" office:value-type="string" office:string-value="(-11)" calcext:value-type="string">
            <text:p>(-11)</text:p>
          </table:table-cell>
          <table:table-cell table:style-name="ce40" office:value-type="string" calcext:value-type="string">
            <text:p>+</text:p>
          </table:table-cell>
          <table:table-cell table:style-name="ce119" table:formula="of:=IF([.Y8]&lt;6;&quot;(-&quot;&amp;RANDBETWEEN(2;20)&amp;&quot;)&quot;;RANDBETWEEN(2;20))" office:value-type="string" office:string-value="(-15)" calcext:value-type="string">
            <text:p>(-15)</text:p>
          </table:table-cell>
          <table:table-cell table:style-name="ce42" office:value-type="string" calcext:value-type="string">
            <text:p><text:span text:style-name="T6">"</text:span><text:span text:style-name="T7">=</text:span></text:p>
          </table:table-cell>
          <table:table-cell/>
          <table:table-cell table:style-name="ce27" table:formula="of:=[.A8]*[.C8]" office:value-type="float" office:value="45" calcext:value-type="float">
            <text:p>45</text:p>
          </table:table-cell>
          <table:table-cell table:style-name="ce27" table:formula="of:=CHOOSE([.AA8];&quot;multiple&quot;;&quot;diviseur&quot;;&quot;multiple&quot;;&quot;diviseur&quot;;&quot;multiple&quot;;&quot;diviseur&quot;)" office:value-type="string" office:string-value="multiple" calcext:value-type="string">
            <text:p>multiple</text:p>
          </table:table-cell>
          <table:table-cell table:style-name="ce35" table:formula="of:=[.K8]/IF([.I8]=&quot;50 %&quot;;2;10)" office:value-type="float" office:value="1.3" calcext:value-type="float">
            <text:p>1,3</text:p>
          </table:table-cell>
          <table:table-cell table:style-name="ce27" table:formula="of:=[.M8]+[.O8]" office:value-type="float" office:value="-26" calcext:value-type="float">
            <text:p>-26</text:p>
          </table:table-cell>
          <table:table-cell/>
          <table:table-cell table:formula="of:=RANK([.X8];[.X1:.X10])+2" office:value-type="float" office:value="9" calcext:value-type="float">
            <text:p>9</text:p>
          </table:table-cell>
          <table:table-cell table:style-name="ce83" table:formula="of:=RAND()" office:value-type="float" office:value="0.273117228443898" calcext:value-type="float">
            <text:p>0,273117228443898</text:p>
          </table:table-cell>
          <table:table-cell table:formula="of:=RANK([.Z8];[.Z1:.Z10])+2" office:value-type="float" office:value="5" calcext:value-type="float">
            <text:p>5</text:p>
          </table:table-cell>
          <table:table-cell table:style-name="ce83" table:formula="of:=RAND()" office:value-type="float" office:value="0.838049568602675" calcext:value-type="float">
            <text:p>0,838049568602675</text:p>
          </table:table-cell>
          <table:table-cell table:formula="of:=RANK([.AB8];[.AB3:.AB8])" office:value-type="float" office:value="5" calcext:value-type="float">
            <text:p>5</text:p>
          </table:table-cell>
          <table:table-cell table:formula="of:=RAND()" office:value-type="float" office:value="0.511442009798001" calcext:value-type="float">
            <text:p>0,511442009798001</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9];[.X1:.X10])+2" office:value-type="float" office:value="7" calcext:value-type="float">
            <text:p>7</text:p>
          </table:table-cell>
          <table:table-cell table:style-name="ce83" table:formula="of:=RAND()" office:value-type="float" office:value="0.538850399720074" calcext:value-type="float">
            <text:p>0,538850399720074</text:p>
          </table:table-cell>
          <table:table-cell table:formula="of:=RANK([.Z9];[.Z1:.Z10])+2" office:value-type="float" office:value="8" calcext:value-type="float">
            <text:p>8</text:p>
          </table:table-cell>
          <table:table-cell table:style-name="ce83" table:formula="of:=RAND()" office:value-type="float" office:value="0.406670527790039" calcext:value-type="float">
            <text:p>0,406670527790039</text:p>
          </table:table-cell>
          <table:table-cell table:number-columns-repeated="998"/>
        </table:table-row>
        <table:table-row table:style-name="ro4">
          <table:table-cell table:number-columns-repeated="22"/>
          <table:table-cell table:formula="of:=RANK([.X10];[.X1:.X10])+2" office:value-type="float" office:value="6" calcext:value-type="float">
            <text:p>6</text:p>
          </table:table-cell>
          <table:table-cell table:style-name="ce83" table:formula="of:=RAND()" office:value-type="float" office:value="0.634543828103935" calcext:value-type="float">
            <text:p>0,634543828103935</text:p>
          </table:table-cell>
          <table:table-cell table:formula="of:=RANK([.Z10];[.Z1:.Z10])+2" office:value-type="float" office:value="7" calcext:value-type="float">
            <text:p>7</text:p>
          </table:table-cell>
          <table:table-cell table:style-name="ce83" table:formula="of:=RAND()" office:value-type="float" office:value="0.572866654918496" calcext:value-type="float">
            <text:p>0,572866654918496</text:p>
          </table:table-cell>
          <table:table-cell table:number-columns-repeated="998"/>
        </table:table-row>
        <table:table-row table:style-name="ro5">
          <table:table-cell table:number-columns-repeated="1024"/>
        </table:table-row>
        <table:table-row table:style-name="ro2">
          <table:table-cell table:style-name="ce1" office:value-type="string" calcext:value-type="string" table:number-columns-spanned="4" table:number-rows-spanned="2">
            <text:p>CEINTURE BLANCHE</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X12];[.X12:.X21])+2" office:value-type="float" office:value="7" calcext:value-type="float">
            <text:p>7</text:p>
          </table:table-cell>
          <table:table-cell table:style-name="ce83" table:formula="of:=RAND()" office:value-type="float" office:value="0.633005524003875" calcext:value-type="float">
            <text:p>0,633005524003875</text:p>
          </table:table-cell>
          <table:table-cell table:formula="of:=RANK([.Z12];[.Z12:.Z21])+2" office:value-type="float" office:value="8" calcext:value-type="float">
            <text:p>8</text:p>
          </table:table-cell>
          <table:table-cell table:style-name="ce83" table:formula="of:=RAND()" office:value-type="float" office:value="0.614047897117247" calcext:value-type="float">
            <text:p>0,614047897117247</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4" table:number-rows-spanned="1">
            <text:p>Prénom :</text:p>
          </table:table-cell>
          <table:covered-table-cell table:style-name="ce16"/>
          <table:covered-table-cell table:style-name="ce8"/>
          <table:covered-table-cell/>
          <table:table-cell table:style-name="ce61" office:value-type="string" calcext:value-type="string" table:number-columns-spanned="2" table:number-rows-spanned="1">
            <text:p>Classe :</text:p>
          </table:table-cell>
          <table:covered-table-cell table:style-name="ce19"/>
          <table:table-cell table:style-name="ce22" table:formula="of:=[.$P$2]" office:value-type="string" office:string-value="v2714" calcext:value-type="string">
            <text:p>v2714</text:p>
          </table:table-cell>
          <table:table-cell/>
          <table:table-cell table:style-name="ce25" office:value-type="string" calcext:value-type="string" table:number-columns-spanned="4" table:number-rows-spanned="1">
            <text:p>Correction CEINTURE BLANCHE</text:p>
          </table:table-cell>
          <table:covered-table-cell table:style-name="ce28"/>
          <table:covered-table-cell table:style-name="ce30"/>
          <table:covered-table-cell table:style-name="ce31"/>
          <table:table-cell/>
          <table:table-cell table:formula="of:=RANK([.X13];[.X12:.X21])+2" office:value-type="float" office:value="9" calcext:value-type="float">
            <text:p>9</text:p>
          </table:table-cell>
          <table:table-cell table:style-name="ce83" table:formula="of:=RAND()" office:value-type="float" office:value="0.392208268425097" calcext:value-type="float">
            <text:p>0,392208268425097</text:p>
          </table:table-cell>
          <table:table-cell table:formula="of:=RANK([.Z13];[.Z12:.Z21])+2" office:value-type="float" office:value="11" calcext:value-type="float">
            <text:p>11</text:p>
          </table:table-cell>
          <table:table-cell table:style-name="ce83" table:formula="of:=RAND()" office:value-type="float" office:value="0.370031453900204" calcext:value-type="float">
            <text:p>0,370031453900204</text:p>
          </table:table-cell>
          <table:table-cell table:number-columns-repeated="998"/>
        </table:table-row>
        <table:table-row table:style-name="ro3">
          <table:table-cell table:style-name="ce3" office:value-type="string" calcext:value-type="string" table:number-columns-spanned="4" table:number-rows-spanned="1">
            <text:p>Multiplications</text:p>
          </table:table-cell>
          <table:covered-table-cell table:number-columns-repeated="3" table:style-name="ce6"/>
          <table:table-cell table:style-name="ce37" office:value-type="string" calcext:value-type="string" table:number-columns-spanned="4" table:number-rows-spanned="1">
            <text:p>Vocabulaire</text:p>
            <text:p>Multiple / diviseur</text:p>
          </table:table-cell>
          <table:covered-table-cell table:number-columns-repeated="3" table:style-name="ce6"/>
          <table:table-cell table:style-name="ce3" office:value-type="string" calcext:value-type="string" table:number-columns-spanned="4" table:number-rows-spanned="1">
            <text:p>Calculer 10 % ou 50 %</text:p>
          </table:table-cell>
          <table:covered-table-cell table:number-columns-repeated="3" table:style-name="ce6"/>
          <table:table-cell table:style-name="ce3" office:value-type="string" calcext:value-type="string" table:number-columns-spanned="4" table:number-rows-spanned="1">
            <text:p>Somme de relatifs</text:p>
          </table:table-cell>
          <table:covered-table-cell table:number-columns-repeated="3" table:style-name="ce6"/>
          <table:table-cell table:style-name="ce83"/>
          <table:table-cell table:style-name="ce89" office:value-type="string" calcext:value-type="string">
            <text:p>4<text:span text:style-name="T2">e</text:span></text:p>
          </table:table-cell>
          <table:table-cell table:style-name="ce94" table:formula="of:=[.P12]" office:value-type="string" office:string-value="AB" calcext:value-type="string">
            <text:p>AB</text:p>
          </table:table-cell>
          <table:table-cell table:style-name="ce96"/>
          <table:table-cell table:style-name="ce99" table:formula="of:=[.P13]" office:value-type="string" office:string-value="v2714" calcext:value-type="string">
            <text:p>v2714</text:p>
          </table:table-cell>
          <table:table-cell table:style-name="ce83"/>
          <table:table-cell table:formula="of:=RANK([.X14];[.X12:.X21])+2" office:value-type="float" office:value="11" calcext:value-type="float">
            <text:p>11</text:p>
          </table:table-cell>
          <table:table-cell table:style-name="ce83" table:formula="of:=RAND()" office:value-type="float" office:value="0.0537554088291284" calcext:value-type="float">
            <text:p>0,053755408829128</text:p>
          </table:table-cell>
          <table:table-cell table:formula="of:=RANK([.Z14];[.Z12:.Z21])+2" office:value-type="float" office:value="12" calcext:value-type="float">
            <text:p>12</text:p>
          </table:table-cell>
          <table:table-cell table:style-name="ce83" table:formula="of:=RAND()" office:value-type="float" office:value="0.175382345599284" calcext:value-type="float">
            <text:p>0,175382345599284</text:p>
          </table:table-cell>
          <table:table-cell table:style-name="ce83" table:formula="of:=RANK([.AB14];[.AB14:.AB19])" office:value-type="float" office:value="4" calcext:value-type="float">
            <text:p>4</text:p>
          </table:table-cell>
          <table:table-cell table:formula="of:=RAND()" office:value-type="float" office:value="0.453397631614426" calcext:value-type="float">
            <text:p>0,453397631614426</text:p>
          </table:table-cell>
          <table:table-cell table:number-columns-repeated="996"/>
        </table:table-row>
        <table:table-row table:style-name="ro3">
          <table:table-cell table:style-name="ce4" table:formula="of:=[.W15]" office:value-type="float" office:value="6" calcext:value-type="float">
            <text:p>6</text:p>
          </table:table-cell>
          <table:table-cell table:style-name="ce7" office:value-type="string" calcext:value-type="string">
            <text:p>×</text:p>
          </table:table-cell>
          <table:table-cell table:style-name="ce9" table:formula="of:=[.Y15]" office:value-type="float" office:value="7" calcext:value-type="float">
            <text:p>7</text:p>
          </table:table-cell>
          <table:table-cell table:style-name="ce10" office:value-type="string" calcext:value-type="string">
            <text:p>=</text:p>
          </table:table-cell>
          <table:table-cell table:style-name="ce39" table:formula="of:=IF([.S15]=&quot;diviseur&quot;;RANDBETWEEN(2;9);RANDBETWEEN(2;6)*[.H15])" office:value-type="float" office:value="12" calcext:value-type="float">
            <text:p>12</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15]=&quot;diviseur&quot;;[.E15]*RANDBETWEEN(2;11);RANDBETWEEN(2;25))" office:value-type="float" office:value="4" calcext:value-type="float">
            <text:p>4</text:p>
          </table:table-cell>
          <table:table-cell table:style-name="ce50" table:formula="of:=IF([.AA15]&lt;4;&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49+1;RANDBETWEEN(0;1))" office:value-type="float" office:value="30" calcext:value-type="float">
            <text:p>30</text:p>
          </table:table-cell>
          <table:table-cell table:style-name="ce10" office:value-type="string" calcext:value-type="string">
            <text:p>=</text:p>
          </table:table-cell>
          <table:table-cell table:style-name="ce90" table:formula="of:=IF([.W15]&gt;5;&quot;(-&quot;&amp;RANDBETWEEN(2;20)&amp;&quot;)&quot;;RANDBETWEEN(2;20))" office:value-type="string" office:string-value="(-3)" calcext:value-type="string">
            <text:p>(-3)</text:p>
          </table:table-cell>
          <table:table-cell table:style-name="ce40" office:value-type="string" calcext:value-type="string">
            <text:p>+</text:p>
          </table:table-cell>
          <table:table-cell table:style-name="ce119" table:formula="of:=IF([.Y15]&lt;6;&quot;(-&quot;&amp;RANDBETWEEN(2;20)&amp;&quot;)&quot;;RANDBETWEEN(2;20))" office:value-type="float" office:value="7" calcext:value-type="float">
            <text:p>7</text:p>
          </table:table-cell>
          <table:table-cell table:style-name="ce42" office:value-type="string" calcext:value-type="string">
            <text:p><text:span text:style-name="T6">"</text:span><text:span text:style-name="T7">=</text:span></text:p>
          </table:table-cell>
          <table:table-cell/>
          <table:table-cell table:style-name="ce27" table:formula="of:=[.A15]*[.C15]" office:value-type="float" office:value="42" calcext:value-type="float">
            <text:p>42</text:p>
          </table:table-cell>
          <table:table-cell table:style-name="ce27" table:formula="of:=CHOOSE([.AA15];&quot;multiple&quot;;&quot;diviseur&quot;;&quot;multiple&quot;;&quot;diviseur&quot;;&quot;multiple&quot;;&quot;diviseur&quot;)" office:value-type="string" office:string-value="multiple" calcext:value-type="string">
            <text:p>multiple</text:p>
          </table:table-cell>
          <table:table-cell table:style-name="ce35" table:formula="of:=[.K15]/IF([.I15]=&quot;50 %&quot;;2;10)" office:value-type="float" office:value="3" calcext:value-type="float">
            <text:p>3</text:p>
          </table:table-cell>
          <table:table-cell table:style-name="ce27" table:formula="of:=[.M15]+[.O15]" office:value-type="float" office:value="4" calcext:value-type="float">
            <text:p>4</text:p>
          </table:table-cell>
          <table:table-cell/>
          <table:table-cell table:formula="of:=RANK([.X15];[.X12:.X21])+2" office:value-type="float" office:value="6" calcext:value-type="float">
            <text:p>6</text:p>
          </table:table-cell>
          <table:table-cell table:style-name="ce83" table:formula="of:=RAND()" office:value-type="float" office:value="0.736725187930655" calcext:value-type="float">
            <text:p>0,736725187930655</text:p>
          </table:table-cell>
          <table:table-cell table:formula="of:=RANK([.Z15];[.Z12:.Z21])+2" office:value-type="float" office:value="7" calcext:value-type="float">
            <text:p>7</text:p>
          </table:table-cell>
          <table:table-cell table:style-name="ce83" table:formula="of:=RAND()" office:value-type="float" office:value="0.821954275774057" calcext:value-type="float">
            <text:p>0,821954275774057</text:p>
          </table:table-cell>
          <table:table-cell table:formula="of:=RANK([.AB15];[.AB14:.AB19])" office:value-type="float" office:value="1" calcext:value-type="float">
            <text:p>1</text:p>
          </table:table-cell>
          <table:table-cell table:formula="of:=RAND()" office:value-type="float" office:value="0.90119525984444" calcext:value-type="float">
            <text:p>0,90119525984444</text:p>
          </table:table-cell>
          <table:table-cell table:number-columns-repeated="996"/>
        </table:table-row>
        <table:table-row table:style-name="ro3">
          <table:table-cell table:style-name="ce4" table:formula="of:=[.W16]" office:value-type="float" office:value="4" calcext:value-type="float">
            <text:p>4</text:p>
          </table:table-cell>
          <table:table-cell table:style-name="ce7" office:value-type="string" calcext:value-type="string">
            <text:p>×</text:p>
          </table:table-cell>
          <table:table-cell table:style-name="ce9" table:formula="of:=[.Y16]" office:value-type="float" office:value="9" calcext:value-type="float">
            <text:p>9</text:p>
          </table:table-cell>
          <table:table-cell table:style-name="ce10" office:value-type="string" calcext:value-type="string">
            <text:p>=</text:p>
          </table:table-cell>
          <table:table-cell table:style-name="ce39" table:formula="of:=IF([.S16]=&quot;diviseur&quot;;RANDBETWEEN(2;9);RANDBETWEEN(2;6)*[.H16])" office:value-type="float" office:value="72" calcext:value-type="float">
            <text:p>72</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16]=&quot;diviseur&quot;;[.E16]*RANDBETWEEN(2;11);RANDBETWEEN(2;25))" office:value-type="float" office:value="24" calcext:value-type="float">
            <text:p>24</text:p>
          </table:table-cell>
          <table:table-cell table:style-name="ce50" table:formula="of:=IF([.AA16]&lt;4;&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49+1;RANDBETWEEN(0;1))" office:value-type="float" office:value="15.4" calcext:value-type="float">
            <text:p>15,4</text:p>
          </table:table-cell>
          <table:table-cell table:style-name="ce10" office:value-type="string" calcext:value-type="string">
            <text:p>=</text:p>
          </table:table-cell>
          <table:table-cell table:style-name="ce90" table:formula="of:=IF([.W16]&gt;5;&quot;(-&quot;&amp;RANDBETWEEN(2;20)&amp;&quot;)&quot;;RANDBETWEEN(2;20))" office:value-type="float" office:value="18" calcext:value-type="float">
            <text:p>18</text:p>
          </table:table-cell>
          <table:table-cell table:style-name="ce40" office:value-type="string" calcext:value-type="string">
            <text:p>+</text:p>
          </table:table-cell>
          <table:table-cell table:style-name="ce119" table:formula="of:=IF([.Y16]&lt;6;&quot;(-&quot;&amp;RANDBETWEEN(2;20)&amp;&quot;)&quot;;RANDBETWEEN(2;20))" office:value-type="float" office:value="11" calcext:value-type="float">
            <text:p>11</text:p>
          </table:table-cell>
          <table:table-cell table:style-name="ce42" office:value-type="string" calcext:value-type="string">
            <text:p><text:span text:style-name="T6">"</text:span><text:span text:style-name="T7">=</text:span></text:p>
          </table:table-cell>
          <table:table-cell/>
          <table:table-cell table:style-name="ce27" table:formula="of:=[.A16]*[.C16]" office:value-type="float" office:value="36" calcext:value-type="float">
            <text:p>36</text:p>
          </table:table-cell>
          <table:table-cell table:style-name="ce27" table:formula="of:=CHOOSE([.AA16];&quot;multiple&quot;;&quot;diviseur&quot;;&quot;multiple&quot;;&quot;diviseur&quot;;&quot;multiple&quot;;&quot;diviseur&quot;)" office:value-type="string" office:string-value="multiple" calcext:value-type="string">
            <text:p>multiple</text:p>
          </table:table-cell>
          <table:table-cell table:style-name="ce35" table:formula="of:=[.K16]/IF([.I16]=&quot;50 %&quot;;2;10)" office:value-type="float" office:value="1.54" calcext:value-type="float">
            <text:p>1,54</text:p>
          </table:table-cell>
          <table:table-cell table:style-name="ce27" table:formula="of:=[.M16]+[.O16]" office:value-type="float" office:value="29" calcext:value-type="float">
            <text:p>29</text:p>
          </table:table-cell>
          <table:table-cell/>
          <table:table-cell table:formula="of:=RANK([.X16];[.X12:.X21])+2" office:value-type="float" office:value="4" calcext:value-type="float">
            <text:p>4</text:p>
          </table:table-cell>
          <table:table-cell table:style-name="ce83" table:formula="of:=RAND()" office:value-type="float" office:value="0.894212203473057" calcext:value-type="float">
            <text:p>0,894212203473057</text:p>
          </table:table-cell>
          <table:table-cell table:formula="of:=RANK([.Z16];[.Z12:.Z21])+2" office:value-type="float" office:value="9" calcext:value-type="float">
            <text:p>9</text:p>
          </table:table-cell>
          <table:table-cell table:style-name="ce83" table:formula="of:=RAND()" office:value-type="float" office:value="0.518719911173962" calcext:value-type="float">
            <text:p>0,518719911173962</text:p>
          </table:table-cell>
          <table:table-cell table:formula="of:=RANK([.AB16];[.AB14:.AB19])" office:value-type="float" office:value="3" calcext:value-type="float">
            <text:p>3</text:p>
          </table:table-cell>
          <table:table-cell table:formula="of:=RAND()" office:value-type="float" office:value="0.464432719025479" calcext:value-type="float">
            <text:p>0,464432719025479</text:p>
          </table:table-cell>
          <table:table-cell table:number-columns-repeated="996"/>
        </table:table-row>
        <table:table-row table:style-name="ro3">
          <table:table-cell table:style-name="ce4" table:formula="of:=[.W17]" office:value-type="float" office:value="8" calcext:value-type="float">
            <text:p>8</text:p>
          </table:table-cell>
          <table:table-cell table:style-name="ce7" office:value-type="string" calcext:value-type="string">
            <text:p>×</text:p>
          </table:table-cell>
          <table:table-cell table:style-name="ce9" table:formula="of:=[.Y17]" office:value-type="float" office:value="6" calcext:value-type="float">
            <text:p>6</text:p>
          </table:table-cell>
          <table:table-cell table:style-name="ce10" office:value-type="string" calcext:value-type="string">
            <text:p>=</text:p>
          </table:table-cell>
          <table:table-cell table:style-name="ce39" table:formula="of:=IF([.S17]=&quot;diviseur&quot;;RANDBETWEEN(2;9);RANDBETWEEN(2;6)*[.H17])" office:value-type="float" office:value="4" calcext:value-type="float">
            <text:p>4</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17]=&quot;diviseur&quot;;[.E17]*RANDBETWEEN(2;11);RANDBETWEEN(2;25))" office:value-type="float" office:value="16" calcext:value-type="float">
            <text:p>16</text:p>
          </table:table-cell>
          <table:table-cell table:style-name="ce50" table:formula="of:=IF([.AA17]&lt;4;&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49+1;RANDBETWEEN(0;1))" office:value-type="float" office:value="47.3" calcext:value-type="float">
            <text:p>47,3</text:p>
          </table:table-cell>
          <table:table-cell table:style-name="ce10" office:value-type="string" calcext:value-type="string">
            <text:p>=</text:p>
          </table:table-cell>
          <table:table-cell table:style-name="ce90" table:formula="of:=IF([.W17]&gt;5;&quot;(-&quot;&amp;RANDBETWEEN(2;20)&amp;&quot;)&quot;;RANDBETWEEN(2;20))" office:value-type="string" office:string-value="(-14)" calcext:value-type="string">
            <text:p>(-14)</text:p>
          </table:table-cell>
          <table:table-cell table:style-name="ce40" office:value-type="string" calcext:value-type="string">
            <text:p>+</text:p>
          </table:table-cell>
          <table:table-cell table:style-name="ce119" table:formula="of:=IF([.Y17]&lt;6;&quot;(-&quot;&amp;RANDBETWEEN(2;20)&amp;&quot;)&quot;;RANDBETWEEN(2;20))" office:value-type="float" office:value="10" calcext:value-type="float">
            <text:p>10</text:p>
          </table:table-cell>
          <table:table-cell table:style-name="ce42" office:value-type="string" calcext:value-type="string">
            <text:p><text:span text:style-name="T6">"</text:span><text:span text:style-name="T7">=</text:span></text:p>
          </table:table-cell>
          <table:table-cell/>
          <table:table-cell table:style-name="ce27" table:formula="of:=[.A17]*[.C17]" office:value-type="float" office:value="48" calcext:value-type="float">
            <text:p>48</text:p>
          </table:table-cell>
          <table:table-cell table:style-name="ce27" table:formula="of:=CHOOSE([.AA17];&quot;multiple&quot;;&quot;diviseur&quot;;&quot;multiple&quot;;&quot;diviseur&quot;;&quot;multiple&quot;;&quot;diviseur&quot;)" office:value-type="string" office:string-value="diviseur" calcext:value-type="string">
            <text:p>diviseur</text:p>
          </table:table-cell>
          <table:table-cell table:style-name="ce35" table:formula="of:=[.K17]/IF([.I17]=&quot;50 %&quot;;2;10)" office:value-type="float" office:value="23.65" calcext:value-type="float">
            <text:p>23,65</text:p>
          </table:table-cell>
          <table:table-cell table:style-name="ce27" table:formula="of:=[.M17]+[.O17]" office:value-type="float" office:value="-4" calcext:value-type="float">
            <text:p>-4</text:p>
          </table:table-cell>
          <table:table-cell/>
          <table:table-cell table:formula="of:=RANK([.X17];[.X12:.X21])+2" office:value-type="float" office:value="8" calcext:value-type="float">
            <text:p>8</text:p>
          </table:table-cell>
          <table:table-cell table:style-name="ce83" table:formula="of:=RAND()" office:value-type="float" office:value="0.584876592761051" calcext:value-type="float">
            <text:p>0,584876592761051</text:p>
          </table:table-cell>
          <table:table-cell table:formula="of:=RANK([.Z17];[.Z12:.Z21])+2" office:value-type="float" office:value="6" calcext:value-type="float">
            <text:p>6</text:p>
          </table:table-cell>
          <table:table-cell table:style-name="ce83" table:formula="of:=RAND()" office:value-type="float" office:value="0.862192503290925" calcext:value-type="float">
            <text:p>0,862192503290925</text:p>
          </table:table-cell>
          <table:table-cell table:formula="of:=RANK([.AB17];[.AB14:.AB19])" office:value-type="float" office:value="6" calcext:value-type="float">
            <text:p>6</text:p>
          </table:table-cell>
          <table:table-cell table:formula="of:=RAND()" office:value-type="float" office:value="0.088634155562683" calcext:value-type="float">
            <text:p>0,088634155562683</text:p>
          </table:table-cell>
          <table:table-cell table:number-columns-repeated="996"/>
        </table:table-row>
        <table:table-row table:style-name="ro3">
          <table:table-cell table:style-name="ce4" table:formula="of:=[.W18]" office:value-type="float" office:value="12" calcext:value-type="float">
            <text:p>12</text:p>
          </table:table-cell>
          <table:table-cell table:style-name="ce7" office:value-type="string" calcext:value-type="string">
            <text:p>×</text:p>
          </table:table-cell>
          <table:table-cell table:style-name="ce9" table:formula="of:=[.Y18]" office:value-type="float" office:value="5" calcext:value-type="float">
            <text:p>5</text:p>
          </table:table-cell>
          <table:table-cell table:style-name="ce10" office:value-type="string" calcext:value-type="string">
            <text:p>=</text:p>
          </table:table-cell>
          <table:table-cell table:style-name="ce39" table:formula="of:=IF([.S18]=&quot;diviseur&quot;;RANDBETWEEN(2;9);RANDBETWEEN(2;6)*[.H18])" office:value-type="float" office:value="6" calcext:value-type="float">
            <text:p>6</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18]=&quot;diviseur&quot;;[.E18]*RANDBETWEEN(2;11);RANDBETWEEN(2;25))" office:value-type="float" office:value="30" calcext:value-type="float">
            <text:p>30</text:p>
          </table:table-cell>
          <table:table-cell table:style-name="ce50" table:formula="of:=IF([.AA18]&lt;4;&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49+1;RANDBETWEEN(0;1))" office:value-type="float" office:value="6" calcext:value-type="float">
            <text:p>6</text:p>
          </table:table-cell>
          <table:table-cell table:style-name="ce10" office:value-type="string" calcext:value-type="string">
            <text:p>=</text:p>
          </table:table-cell>
          <table:table-cell table:style-name="ce90" table:formula="of:=IF([.W18]&gt;5;&quot;(-&quot;&amp;RANDBETWEEN(2;20)&amp;&quot;)&quot;;RANDBETWEEN(2;20))" office:value-type="string" office:string-value="(-12)" calcext:value-type="string">
            <text:p>(-12)</text:p>
          </table:table-cell>
          <table:table-cell table:style-name="ce40" office:value-type="string" calcext:value-type="string">
            <text:p>+</text:p>
          </table:table-cell>
          <table:table-cell table:style-name="ce119" table:formula="of:=IF([.Y18]&lt;6;&quot;(-&quot;&amp;RANDBETWEEN(2;20)&amp;&quot;)&quot;;RANDBETWEEN(2;20))" office:value-type="string" office:string-value="(-19)" calcext:value-type="string">
            <text:p>(-19)</text:p>
          </table:table-cell>
          <table:table-cell table:style-name="ce42" office:value-type="string" calcext:value-type="string">
            <text:p><text:span text:style-name="T6">"</text:span><text:span text:style-name="T7">=</text:span></text:p>
          </table:table-cell>
          <table:table-cell/>
          <table:table-cell table:style-name="ce27" table:formula="of:=[.A18]*[.C18]" office:value-type="float" office:value="60" calcext:value-type="float">
            <text:p>60</text:p>
          </table:table-cell>
          <table:table-cell table:style-name="ce27" table:formula="of:=CHOOSE([.AA18];&quot;multiple&quot;;&quot;diviseur&quot;;&quot;multiple&quot;;&quot;diviseur&quot;;&quot;multiple&quot;;&quot;diviseur&quot;)" office:value-type="string" office:string-value="diviseur" calcext:value-type="string">
            <text:p>diviseur</text:p>
          </table:table-cell>
          <table:table-cell table:style-name="ce35" table:formula="of:=[.K18]/IF([.I18]=&quot;50 %&quot;;2;10)" office:value-type="float" office:value="0.6" calcext:value-type="float">
            <text:p>0,6</text:p>
          </table:table-cell>
          <table:table-cell table:style-name="ce27" table:formula="of:=[.M18]+[.O18]" office:value-type="float" office:value="-31" calcext:value-type="float">
            <text:p>-31</text:p>
          </table:table-cell>
          <table:table-cell/>
          <table:table-cell table:formula="of:=RANK([.X18];[.X12:.X21])+2" office:value-type="float" office:value="12" calcext:value-type="float">
            <text:p>12</text:p>
          </table:table-cell>
          <table:table-cell table:style-name="ce83" table:formula="of:=RAND()" office:value-type="float" office:value="0.0123173093582601" calcext:value-type="float">
            <text:p>0,01231730935826</text:p>
          </table:table-cell>
          <table:table-cell table:formula="of:=RANK([.Z18];[.Z12:.Z21])+2" office:value-type="float" office:value="5" calcext:value-type="float">
            <text:p>5</text:p>
          </table:table-cell>
          <table:table-cell table:style-name="ce83" table:formula="of:=RAND()" office:value-type="float" office:value="0.877759593831695" calcext:value-type="float">
            <text:p>0,877759593831695</text:p>
          </table:table-cell>
          <table:table-cell table:formula="of:=RANK([.AB18];[.AB14:.AB19])" office:value-type="float" office:value="2" calcext:value-type="float">
            <text:p>2</text:p>
          </table:table-cell>
          <table:table-cell table:formula="of:=RAND()" office:value-type="float" office:value="0.499096087094632" calcext:value-type="float">
            <text:p>0,499096087094632</text:p>
          </table:table-cell>
          <table:table-cell table:number-columns-repeated="996"/>
        </table:table-row>
        <table:table-row table:style-name="ro3">
          <table:table-cell table:style-name="ce4" table:formula="of:=[.W19]" office:value-type="float" office:value="10" calcext:value-type="float">
            <text:p>10</text:p>
          </table:table-cell>
          <table:table-cell table:style-name="ce7" office:value-type="string" calcext:value-type="string">
            <text:p>×</text:p>
          </table:table-cell>
          <table:table-cell table:style-name="ce9" table:formula="of:=[.Y19]" office:value-type="float" office:value="10" calcext:value-type="float">
            <text:p>10</text:p>
          </table:table-cell>
          <table:table-cell table:style-name="ce10" office:value-type="string" calcext:value-type="string">
            <text:p>=</text:p>
          </table:table-cell>
          <table:table-cell table:style-name="ce39" table:formula="of:=IF([.S19]=&quot;diviseur&quot;;RANDBETWEEN(2;9);RANDBETWEEN(2;6)*[.H19])" office:value-type="float" office:value="10" calcext:value-type="float">
            <text:p>10</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19]=&quot;diviseur&quot;;[.E19]*RANDBETWEEN(2;11);RANDBETWEEN(2;25))" office:value-type="float" office:value="2" calcext:value-type="float">
            <text:p>2</text:p>
          </table:table-cell>
          <table:table-cell table:style-name="ce50" table:formula="of:=IF([.AA19]&lt;4;&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49+1;RANDBETWEEN(0;1))" office:value-type="float" office:value="25.5" calcext:value-type="float">
            <text:p>25,5</text:p>
          </table:table-cell>
          <table:table-cell table:style-name="ce10" office:value-type="string" calcext:value-type="string">
            <text:p>=</text:p>
          </table:table-cell>
          <table:table-cell table:style-name="ce90" table:formula="of:=IF([.W19]&gt;5;&quot;(-&quot;&amp;RANDBETWEEN(2;20)&amp;&quot;)&quot;;RANDBETWEEN(2;20))" office:value-type="string" office:string-value="(-2)" calcext:value-type="string">
            <text:p>(-2)</text:p>
          </table:table-cell>
          <table:table-cell table:style-name="ce40" office:value-type="string" calcext:value-type="string">
            <text:p>+</text:p>
          </table:table-cell>
          <table:table-cell table:style-name="ce119" table:formula="of:=IF([.Y19]&lt;6;&quot;(-&quot;&amp;RANDBETWEEN(2;20)&amp;&quot;)&quot;;RANDBETWEEN(2;20))" office:value-type="float" office:value="8" calcext:value-type="float">
            <text:p>8</text:p>
          </table:table-cell>
          <table:table-cell table:style-name="ce42" office:value-type="string" calcext:value-type="string">
            <text:p><text:span text:style-name="T6">"</text:span><text:span text:style-name="T7">=</text:span></text:p>
          </table:table-cell>
          <table:table-cell/>
          <table:table-cell table:style-name="ce27" table:formula="of:=[.A19]*[.C19]" office:value-type="float" office:value="100" calcext:value-type="float">
            <text:p>100</text:p>
          </table:table-cell>
          <table:table-cell table:style-name="ce27" table:formula="of:=CHOOSE([.AA19];&quot;multiple&quot;;&quot;diviseur&quot;;&quot;multiple&quot;;&quot;diviseur&quot;;&quot;multiple&quot;;&quot;diviseur&quot;)" office:value-type="string" office:string-value="multiple" calcext:value-type="string">
            <text:p>multiple</text:p>
          </table:table-cell>
          <table:table-cell table:style-name="ce35" table:formula="of:=[.K19]/IF([.I19]=&quot;50 %&quot;;2;10)" office:value-type="float" office:value="12.75" calcext:value-type="float">
            <text:p>12,75</text:p>
          </table:table-cell>
          <table:table-cell table:style-name="ce27" table:formula="of:=[.M19]+[.O19]" office:value-type="float" office:value="6" calcext:value-type="float">
            <text:p>6</text:p>
          </table:table-cell>
          <table:table-cell/>
          <table:table-cell table:formula="of:=RANK([.X19];[.X12:.X21])+2" office:value-type="float" office:value="10" calcext:value-type="float">
            <text:p>10</text:p>
          </table:table-cell>
          <table:table-cell table:style-name="ce83" table:formula="of:=RAND()" office:value-type="float" office:value="0.262300567070186" calcext:value-type="float">
            <text:p>0,262300567070186</text:p>
          </table:table-cell>
          <table:table-cell table:formula="of:=RANK([.Z19];[.Z12:.Z21])+2" office:value-type="float" office:value="10" calcext:value-type="float">
            <text:p>10</text:p>
          </table:table-cell>
          <table:table-cell table:style-name="ce83" table:formula="of:=RAND()" office:value-type="float" office:value="0.464786267466359" calcext:value-type="float">
            <text:p>0,464786267466359</text:p>
          </table:table-cell>
          <table:table-cell table:formula="of:=RANK([.AB19];[.AB14:.AB19])" office:value-type="float" office:value="5" calcext:value-type="float">
            <text:p>5</text:p>
          </table:table-cell>
          <table:table-cell table:formula="of:=RAND()" office:value-type="float" office:value="0.107875412191104" calcext:value-type="float">
            <text:p>0,107875412191104</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20];[.X12:.X21])+2" office:value-type="float" office:value="5" calcext:value-type="float">
            <text:p>5</text:p>
          </table:table-cell>
          <table:table-cell table:style-name="ce83" table:formula="of:=RAND()" office:value-type="float" office:value="0.753059270480148" calcext:value-type="float">
            <text:p>0,753059270480148</text:p>
          </table:table-cell>
          <table:table-cell table:formula="of:=RANK([.Z20];[.Z12:.Z21])+2" office:value-type="float" office:value="3" calcext:value-type="float">
            <text:p>3</text:p>
          </table:table-cell>
          <table:table-cell table:style-name="ce83" table:formula="of:=RAND()" office:value-type="float" office:value="0.991256818880558" calcext:value-type="float">
            <text:p>0,991256818880558</text:p>
          </table:table-cell>
          <table:table-cell table:number-columns-repeated="998"/>
        </table:table-row>
        <table:table-row table:style-name="ro4">
          <table:table-cell table:number-columns-repeated="22"/>
          <table:table-cell table:formula="of:=RANK([.X21];[.X12:.X21])+2" office:value-type="float" office:value="3" calcext:value-type="float">
            <text:p>3</text:p>
          </table:table-cell>
          <table:table-cell table:style-name="ce83" table:formula="of:=RAND()" office:value-type="float" office:value="0.989809218791895" calcext:value-type="float">
            <text:p>0,989809218791895</text:p>
          </table:table-cell>
          <table:table-cell table:formula="of:=RANK([.Z21];[.Z12:.Z21])+2" office:value-type="float" office:value="4" calcext:value-type="float">
            <text:p>4</text:p>
          </table:table-cell>
          <table:table-cell table:style-name="ce83" table:formula="of:=RAND()" office:value-type="float" office:value="0.923739741998632" calcext:value-type="float">
            <text:p>0,923739741998632</text:p>
          </table:table-cell>
          <table:table-cell table:number-columns-repeated="998"/>
        </table:table-row>
        <table:table-row table:style-name="ro5">
          <table:table-cell table:number-columns-repeated="1024"/>
        </table:table-row>
        <table:table-row table:style-name="ro2">
          <table:table-cell table:style-name="ce1" office:value-type="string" calcext:value-type="string" table:number-columns-spanned="4" table:number-rows-spanned="2">
            <text:p>CEINTURE BLANCHE</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X23];[.X23:.X32])+2" office:value-type="float" office:value="12" calcext:value-type="float">
            <text:p>12</text:p>
          </table:table-cell>
          <table:table-cell table:style-name="ce83" table:formula="of:=RAND()" office:value-type="float" office:value="0.00409164497765842" calcext:value-type="float">
            <text:p>0,004091644977658</text:p>
          </table:table-cell>
          <table:table-cell table:formula="of:=RANK([.Z23];[.Z23:.Z32])+2" office:value-type="float" office:value="3" calcext:value-type="float">
            <text:p>3</text:p>
          </table:table-cell>
          <table:table-cell table:style-name="ce83" table:formula="of:=RAND()" office:value-type="float" office:value="0.906447074028965" calcext:value-type="float">
            <text:p>0,906447074028965</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4" table:number-rows-spanned="1">
            <text:p>Prénom :</text:p>
          </table:table-cell>
          <table:covered-table-cell table:style-name="ce16"/>
          <table:covered-table-cell table:style-name="ce8"/>
          <table:covered-table-cell/>
          <table:table-cell table:style-name="ce61" office:value-type="string" calcext:value-type="string" table:number-columns-spanned="2" table:number-rows-spanned="1">
            <text:p>Classe :</text:p>
          </table:table-cell>
          <table:covered-table-cell table:style-name="ce19"/>
          <table:table-cell table:style-name="ce22" table:formula="of:=[.$P$2]" office:value-type="string" office:string-value="v2714" calcext:value-type="string">
            <text:p>v2714</text:p>
          </table:table-cell>
          <table:table-cell/>
          <table:table-cell table:style-name="ce25" office:value-type="string" calcext:value-type="string" table:number-columns-spanned="4" table:number-rows-spanned="1">
            <text:p>Correction CEINTURE BLANCHE</text:p>
          </table:table-cell>
          <table:covered-table-cell table:style-name="ce28"/>
          <table:covered-table-cell table:style-name="ce30"/>
          <table:covered-table-cell table:style-name="ce31"/>
          <table:table-cell/>
          <table:table-cell table:formula="of:=RANK([.X24];[.X23:.X32])+2" office:value-type="float" office:value="4" calcext:value-type="float">
            <text:p>4</text:p>
          </table:table-cell>
          <table:table-cell table:style-name="ce83" table:formula="of:=RAND()" office:value-type="float" office:value="0.830194972533965" calcext:value-type="float">
            <text:p>0,830194972533965</text:p>
          </table:table-cell>
          <table:table-cell table:formula="of:=RANK([.Z24];[.Z23:.Z32])+2" office:value-type="float" office:value="9" calcext:value-type="float">
            <text:p>9</text:p>
          </table:table-cell>
          <table:table-cell table:style-name="ce83" table:formula="of:=RAND()" office:value-type="float" office:value="0.418767198900872" calcext:value-type="float">
            <text:p>0,418767198900872</text:p>
          </table:table-cell>
          <table:table-cell table:number-columns-repeated="998"/>
        </table:table-row>
        <table:table-row table:style-name="ro3">
          <table:table-cell table:style-name="ce3" office:value-type="string" calcext:value-type="string" table:number-columns-spanned="4" table:number-rows-spanned="1">
            <text:p>Multiplications</text:p>
          </table:table-cell>
          <table:covered-table-cell table:number-columns-repeated="3" table:style-name="ce6"/>
          <table:table-cell table:style-name="ce37" office:value-type="string" calcext:value-type="string" table:number-columns-spanned="4" table:number-rows-spanned="1">
            <text:p>Vocabulaire</text:p>
            <text:p>Multiple / diviseur</text:p>
          </table:table-cell>
          <table:covered-table-cell table:number-columns-repeated="3" table:style-name="ce6"/>
          <table:table-cell table:style-name="ce3" office:value-type="string" calcext:value-type="string" table:number-columns-spanned="4" table:number-rows-spanned="1">
            <text:p>Calculer 10 % ou 50 %</text:p>
          </table:table-cell>
          <table:covered-table-cell table:number-columns-repeated="3" table:style-name="ce6"/>
          <table:table-cell table:style-name="ce3" office:value-type="string" calcext:value-type="string" table:number-columns-spanned="4" table:number-rows-spanned="1">
            <text:p>Somme de relatifs</text:p>
          </table:table-cell>
          <table:covered-table-cell table:number-columns-repeated="3" table:style-name="ce6"/>
          <table:table-cell table:style-name="ce83"/>
          <table:table-cell table:style-name="ce89" office:value-type="string" calcext:value-type="string">
            <text:p>4<text:span text:style-name="T2">e</text:span></text:p>
          </table:table-cell>
          <table:table-cell table:style-name="ce94" table:formula="of:=[.P23]" office:value-type="string" office:string-value="AC" calcext:value-type="string">
            <text:p>AC</text:p>
          </table:table-cell>
          <table:table-cell table:style-name="ce96"/>
          <table:table-cell table:style-name="ce99" table:formula="of:=[.P24]" office:value-type="string" office:string-value="v2714" calcext:value-type="string">
            <text:p>v2714</text:p>
          </table:table-cell>
          <table:table-cell table:style-name="ce83"/>
          <table:table-cell table:formula="of:=RANK([.X25];[.X23:.X32])+2" office:value-type="float" office:value="7" calcext:value-type="float">
            <text:p>7</text:p>
          </table:table-cell>
          <table:table-cell table:style-name="ce83" table:formula="of:=RAND()" office:value-type="float" office:value="0.658915635455059" calcext:value-type="float">
            <text:p>0,658915635455059</text:p>
          </table:table-cell>
          <table:table-cell table:formula="of:=RANK([.Z25];[.Z23:.Z32])+2" office:value-type="float" office:value="11" calcext:value-type="float">
            <text:p>11</text:p>
          </table:table-cell>
          <table:table-cell table:style-name="ce83" table:formula="of:=RAND()" office:value-type="float" office:value="0.333157457542352" calcext:value-type="float">
            <text:p>0,333157457542352</text:p>
          </table:table-cell>
          <table:table-cell table:style-name="ce83" table:formula="of:=RANK([.AB25];[.AB25:.AB30])" office:value-type="float" office:value="2" calcext:value-type="float">
            <text:p>2</text:p>
          </table:table-cell>
          <table:table-cell table:formula="of:=RAND()" office:value-type="float" office:value="0.934544119993592" calcext:value-type="float">
            <text:p>0,934544119993592</text:p>
          </table:table-cell>
          <table:table-cell table:number-columns-repeated="996"/>
        </table:table-row>
        <table:table-row table:style-name="ro3">
          <table:table-cell table:style-name="ce4" table:formula="of:=[.W26]" office:value-type="float" office:value="3" calcext:value-type="float">
            <text:p>3</text:p>
          </table:table-cell>
          <table:table-cell table:style-name="ce7" office:value-type="string" calcext:value-type="string">
            <text:p>×</text:p>
          </table:table-cell>
          <table:table-cell table:style-name="ce9" table:formula="of:=[.Y26]" office:value-type="float" office:value="7" calcext:value-type="float">
            <text:p>7</text:p>
          </table:table-cell>
          <table:table-cell table:style-name="ce10" office:value-type="string" calcext:value-type="string">
            <text:p>=</text:p>
          </table:table-cell>
          <table:table-cell table:style-name="ce39" table:formula="of:=IF([.S26]=&quot;diviseur&quot;;RANDBETWEEN(2;9);RANDBETWEEN(2;6)*[.H26])" office:value-type="float" office:value="57" calcext:value-type="float">
            <text:p>57</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26]=&quot;diviseur&quot;;[.E26]*RANDBETWEEN(2;11);RANDBETWEEN(2;25))" office:value-type="float" office:value="19" calcext:value-type="float">
            <text:p>19</text:p>
          </table:table-cell>
          <table:table-cell table:style-name="ce50" table:formula="of:=IF([.AA26]&lt;4;&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49+1;RANDBETWEEN(0;1))" office:value-type="float" office:value="9" calcext:value-type="float">
            <text:p>9</text:p>
          </table:table-cell>
          <table:table-cell table:style-name="ce10" office:value-type="string" calcext:value-type="string">
            <text:p>=</text:p>
          </table:table-cell>
          <table:table-cell table:style-name="ce90" table:formula="of:=IF([.W26]&gt;5;&quot;(-&quot;&amp;RANDBETWEEN(2;20)&amp;&quot;)&quot;;RANDBETWEEN(2;20))" office:value-type="float" office:value="7" calcext:value-type="float">
            <text:p>7</text:p>
          </table:table-cell>
          <table:table-cell table:style-name="ce40" office:value-type="string" calcext:value-type="string">
            <text:p>+</text:p>
          </table:table-cell>
          <table:table-cell table:style-name="ce119" table:formula="of:=IF([.Y26]&lt;6;&quot;(-&quot;&amp;RANDBETWEEN(2;20)&amp;&quot;)&quot;;RANDBETWEEN(2;20))" office:value-type="float" office:value="2" calcext:value-type="float">
            <text:p>2</text:p>
          </table:table-cell>
          <table:table-cell table:style-name="ce42" office:value-type="string" calcext:value-type="string">
            <text:p><text:span text:style-name="T6">"</text:span><text:span text:style-name="T7">=</text:span></text:p>
          </table:table-cell>
          <table:table-cell/>
          <table:table-cell table:style-name="ce27" table:formula="of:=[.A26]*[.C26]" office:value-type="float" office:value="21" calcext:value-type="float">
            <text:p>21</text:p>
          </table:table-cell>
          <table:table-cell table:style-name="ce27" table:formula="of:=CHOOSE([.AA26];&quot;multiple&quot;;&quot;diviseur&quot;;&quot;multiple&quot;;&quot;diviseur&quot;;&quot;multiple&quot;;&quot;diviseur&quot;)" office:value-type="string" office:string-value="multiple" calcext:value-type="string">
            <text:p>multiple</text:p>
          </table:table-cell>
          <table:table-cell table:style-name="ce35" table:formula="of:=[.K26]/IF([.I26]=&quot;50 %&quot;;2;10)" office:value-type="float" office:value="0.9" calcext:value-type="float">
            <text:p>0,9</text:p>
          </table:table-cell>
          <table:table-cell table:style-name="ce27" table:formula="of:=[.M26]+[.O26]" office:value-type="float" office:value="9" calcext:value-type="float">
            <text:p>9</text:p>
          </table:table-cell>
          <table:table-cell/>
          <table:table-cell table:formula="of:=RANK([.X26];[.X23:.X32])+2" office:value-type="float" office:value="3" calcext:value-type="float">
            <text:p>3</text:p>
          </table:table-cell>
          <table:table-cell table:style-name="ce83" table:formula="of:=RAND()" office:value-type="float" office:value="0.97577526318756" calcext:value-type="float">
            <text:p>0,97577526318756</text:p>
          </table:table-cell>
          <table:table-cell table:formula="of:=RANK([.Z26];[.Z23:.Z32])+2" office:value-type="float" office:value="7" calcext:value-type="float">
            <text:p>7</text:p>
          </table:table-cell>
          <table:table-cell table:style-name="ce83" table:formula="of:=RAND()" office:value-type="float" office:value="0.480114071020083" calcext:value-type="float">
            <text:p>0,480114071020083</text:p>
          </table:table-cell>
          <table:table-cell table:formula="of:=RANK([.AB26];[.AB25:.AB30])" office:value-type="float" office:value="3" calcext:value-type="float">
            <text:p>3</text:p>
          </table:table-cell>
          <table:table-cell table:formula="of:=RAND()" office:value-type="float" office:value="0.865173690292224" calcext:value-type="float">
            <text:p>0,865173690292224</text:p>
          </table:table-cell>
          <table:table-cell table:number-columns-repeated="996"/>
        </table:table-row>
        <table:table-row table:style-name="ro3">
          <table:table-cell table:style-name="ce4" table:formula="of:=[.W27]" office:value-type="float" office:value="8" calcext:value-type="float">
            <text:p>8</text:p>
          </table:table-cell>
          <table:table-cell table:style-name="ce7" office:value-type="string" calcext:value-type="string">
            <text:p>×</text:p>
          </table:table-cell>
          <table:table-cell table:style-name="ce9" table:formula="of:=[.Y27]" office:value-type="float" office:value="8" calcext:value-type="float">
            <text:p>8</text:p>
          </table:table-cell>
          <table:table-cell table:style-name="ce10" office:value-type="string" calcext:value-type="string">
            <text:p>=</text:p>
          </table:table-cell>
          <table:table-cell table:style-name="ce39" table:formula="of:=IF([.S27]=&quot;diviseur&quot;;RANDBETWEEN(2;9);RANDBETWEEN(2;6)*[.H27])" office:value-type="float" office:value="5" calcext:value-type="float">
            <text:p>5</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27]=&quot;diviseur&quot;;[.E27]*RANDBETWEEN(2;11);RANDBETWEEN(2;25))" office:value-type="float" office:value="50" calcext:value-type="float">
            <text:p>50</text:p>
          </table:table-cell>
          <table:table-cell table:style-name="ce50" table:formula="of:=IF([.AA27]&lt;4;&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49+1;RANDBETWEEN(0;1))" office:value-type="float" office:value="16.9" calcext:value-type="float">
            <text:p>16,9</text:p>
          </table:table-cell>
          <table:table-cell table:style-name="ce10" office:value-type="string" calcext:value-type="string">
            <text:p>=</text:p>
          </table:table-cell>
          <table:table-cell table:style-name="ce90" table:formula="of:=IF([.W27]&gt;5;&quot;(-&quot;&amp;RANDBETWEEN(2;20)&amp;&quot;)&quot;;RANDBETWEEN(2;20))" office:value-type="string" office:string-value="(-15)" calcext:value-type="string">
            <text:p>(-15)</text:p>
          </table:table-cell>
          <table:table-cell table:style-name="ce40" office:value-type="string" calcext:value-type="string">
            <text:p>+</text:p>
          </table:table-cell>
          <table:table-cell table:style-name="ce119" table:formula="of:=IF([.Y27]&lt;6;&quot;(-&quot;&amp;RANDBETWEEN(2;20)&amp;&quot;)&quot;;RANDBETWEEN(2;20))" office:value-type="float" office:value="2" calcext:value-type="float">
            <text:p>2</text:p>
          </table:table-cell>
          <table:table-cell table:style-name="ce42" office:value-type="string" calcext:value-type="string">
            <text:p><text:span text:style-name="T6">"</text:span><text:span text:style-name="T7">=</text:span></text:p>
          </table:table-cell>
          <table:table-cell/>
          <table:table-cell table:style-name="ce27" table:formula="of:=[.A27]*[.C27]" office:value-type="float" office:value="64" calcext:value-type="float">
            <text:p>64</text:p>
          </table:table-cell>
          <table:table-cell table:style-name="ce27" table:formula="of:=CHOOSE([.AA27];&quot;multiple&quot;;&quot;diviseur&quot;;&quot;multiple&quot;;&quot;diviseur&quot;;&quot;multiple&quot;;&quot;diviseur&quot;)" office:value-type="string" office:string-value="diviseur" calcext:value-type="string">
            <text:p>diviseur</text:p>
          </table:table-cell>
          <table:table-cell table:style-name="ce35" table:formula="of:=[.K27]/IF([.I27]=&quot;50 %&quot;;2;10)" office:value-type="float" office:value="8.45" calcext:value-type="float">
            <text:p>8,45</text:p>
          </table:table-cell>
          <table:table-cell table:style-name="ce27" table:formula="of:=[.M27]+[.O27]" office:value-type="float" office:value="-13" calcext:value-type="float">
            <text:p>-13</text:p>
          </table:table-cell>
          <table:table-cell/>
          <table:table-cell table:formula="of:=RANK([.X27];[.X23:.X32])+2" office:value-type="float" office:value="8" calcext:value-type="float">
            <text:p>8</text:p>
          </table:table-cell>
          <table:table-cell table:style-name="ce83" table:formula="of:=RAND()" office:value-type="float" office:value="0.601473116063397" calcext:value-type="float">
            <text:p>0,601473116063397</text:p>
          </table:table-cell>
          <table:table-cell table:formula="of:=RANK([.Z27];[.Z23:.Z32])+2" office:value-type="float" office:value="8" calcext:value-type="float">
            <text:p>8</text:p>
          </table:table-cell>
          <table:table-cell table:style-name="ce83" table:formula="of:=RAND()" office:value-type="float" office:value="0.431206573951622" calcext:value-type="float">
            <text:p>0,431206573951622</text:p>
          </table:table-cell>
          <table:table-cell table:formula="of:=RANK([.AB27];[.AB25:.AB30])" office:value-type="float" office:value="6" calcext:value-type="float">
            <text:p>6</text:p>
          </table:table-cell>
          <table:table-cell table:formula="of:=RAND()" office:value-type="float" office:value="0.371047676433632" calcext:value-type="float">
            <text:p>0,371047676433632</text:p>
          </table:table-cell>
          <table:table-cell table:number-columns-repeated="996"/>
        </table:table-row>
        <table:table-row table:style-name="ro3">
          <table:table-cell table:style-name="ce4" table:formula="of:=[.W28]" office:value-type="float" office:value="10" calcext:value-type="float">
            <text:p>10</text:p>
          </table:table-cell>
          <table:table-cell table:style-name="ce7" office:value-type="string" calcext:value-type="string">
            <text:p>×</text:p>
          </table:table-cell>
          <table:table-cell table:style-name="ce9" table:formula="of:=[.Y28]" office:value-type="float" office:value="4" calcext:value-type="float">
            <text:p>4</text:p>
          </table:table-cell>
          <table:table-cell table:style-name="ce10" office:value-type="string" calcext:value-type="string">
            <text:p>=</text:p>
          </table:table-cell>
          <table:table-cell table:style-name="ce39" table:formula="of:=IF([.S28]=&quot;diviseur&quot;;RANDBETWEEN(2;9);RANDBETWEEN(2;6)*[.H28])" office:value-type="float" office:value="12" calcext:value-type="float">
            <text:p>12</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28]=&quot;diviseur&quot;;[.E28]*RANDBETWEEN(2;11);RANDBETWEEN(2;25))" office:value-type="float" office:value="2" calcext:value-type="float">
            <text:p>2</text:p>
          </table:table-cell>
          <table:table-cell table:style-name="ce50" table:formula="of:=IF([.AA28]&lt;4;&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49+1;RANDBETWEEN(0;1))" office:value-type="float" office:value="1.1" calcext:value-type="float">
            <text:p>1,1</text:p>
          </table:table-cell>
          <table:table-cell table:style-name="ce10" office:value-type="string" calcext:value-type="string">
            <text:p>=</text:p>
          </table:table-cell>
          <table:table-cell table:style-name="ce90" table:formula="of:=IF([.W28]&gt;5;&quot;(-&quot;&amp;RANDBETWEEN(2;20)&amp;&quot;)&quot;;RANDBETWEEN(2;20))" office:value-type="string" office:string-value="(-19)" calcext:value-type="string">
            <text:p>(-19)</text:p>
          </table:table-cell>
          <table:table-cell table:style-name="ce40" office:value-type="string" calcext:value-type="string">
            <text:p>+</text:p>
          </table:table-cell>
          <table:table-cell table:style-name="ce119" table:formula="of:=IF([.Y28]&lt;6;&quot;(-&quot;&amp;RANDBETWEEN(2;20)&amp;&quot;)&quot;;RANDBETWEEN(2;20))" office:value-type="string" office:string-value="(-17)" calcext:value-type="string">
            <text:p>(-17)</text:p>
          </table:table-cell>
          <table:table-cell table:style-name="ce42" office:value-type="string" calcext:value-type="string">
            <text:p><text:span text:style-name="T6">"</text:span><text:span text:style-name="T7">=</text:span></text:p>
          </table:table-cell>
          <table:table-cell/>
          <table:table-cell table:style-name="ce27" table:formula="of:=[.A28]*[.C28]" office:value-type="float" office:value="40" calcext:value-type="float">
            <text:p>40</text:p>
          </table:table-cell>
          <table:table-cell table:style-name="ce27" table:formula="of:=CHOOSE([.AA28];&quot;multiple&quot;;&quot;diviseur&quot;;&quot;multiple&quot;;&quot;diviseur&quot;;&quot;multiple&quot;;&quot;diviseur&quot;)" office:value-type="string" office:string-value="multiple" calcext:value-type="string">
            <text:p>multiple</text:p>
          </table:table-cell>
          <table:table-cell table:style-name="ce35" table:formula="of:=[.K28]/IF([.I28]=&quot;50 %&quot;;2;10)" office:value-type="float" office:value="0.55" calcext:value-type="float">
            <text:p>0,55</text:p>
          </table:table-cell>
          <table:table-cell table:style-name="ce27" table:formula="of:=[.M28]+[.O28]" office:value-type="float" office:value="-36" calcext:value-type="float">
            <text:p>-36</text:p>
          </table:table-cell>
          <table:table-cell/>
          <table:table-cell table:formula="of:=RANK([.X28];[.X23:.X32])+2" office:value-type="float" office:value="10" calcext:value-type="float">
            <text:p>10</text:p>
          </table:table-cell>
          <table:table-cell table:style-name="ce83" table:formula="of:=RAND()" office:value-type="float" office:value="0.296890136567855" calcext:value-type="float">
            <text:p>0,296890136567855</text:p>
          </table:table-cell>
          <table:table-cell table:formula="of:=RANK([.Z28];[.Z23:.Z32])+2" office:value-type="float" office:value="4" calcext:value-type="float">
            <text:p>4</text:p>
          </table:table-cell>
          <table:table-cell table:style-name="ce83" table:formula="of:=RAND()" office:value-type="float" office:value="0.796670434391354" calcext:value-type="float">
            <text:p>0,796670434391354</text:p>
          </table:table-cell>
          <table:table-cell table:formula="of:=RANK([.AB28];[.AB25:.AB30])" office:value-type="float" office:value="5" calcext:value-type="float">
            <text:p>5</text:p>
          </table:table-cell>
          <table:table-cell table:formula="of:=RAND()" office:value-type="float" office:value="0.378475532088072" calcext:value-type="float">
            <text:p>0,378475532088072</text:p>
          </table:table-cell>
          <table:table-cell table:number-columns-repeated="996"/>
        </table:table-row>
        <table:table-row table:style-name="ro3">
          <table:table-cell table:style-name="ce4" table:formula="of:=[.W29]" office:value-type="float" office:value="5" calcext:value-type="float">
            <text:p>5</text:p>
          </table:table-cell>
          <table:table-cell table:style-name="ce7" office:value-type="string" calcext:value-type="string">
            <text:p>×</text:p>
          </table:table-cell>
          <table:table-cell table:style-name="ce9" table:formula="of:=[.Y29]" office:value-type="float" office:value="6" calcext:value-type="float">
            <text:p>6</text:p>
          </table:table-cell>
          <table:table-cell table:style-name="ce10" office:value-type="string" calcext:value-type="string">
            <text:p>=</text:p>
          </table:table-cell>
          <table:table-cell table:style-name="ce39" table:formula="of:=IF([.S29]=&quot;diviseur&quot;;RANDBETWEEN(2;9);RANDBETWEEN(2;6)*[.H29])" office:value-type="float" office:value="5" calcext:value-type="float">
            <text:p>5</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29]=&quot;diviseur&quot;;[.E29]*RANDBETWEEN(2;11);RANDBETWEEN(2;25))" office:value-type="float" office:value="30" calcext:value-type="float">
            <text:p>30</text:p>
          </table:table-cell>
          <table:table-cell table:style-name="ce50" table:formula="of:=IF([.AA29]&lt;4;&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49+1;RANDBETWEEN(0;1))" office:value-type="float" office:value="32.5" calcext:value-type="float">
            <text:p>32,5</text:p>
          </table:table-cell>
          <table:table-cell table:style-name="ce10" office:value-type="string" calcext:value-type="string">
            <text:p>=</text:p>
          </table:table-cell>
          <table:table-cell table:style-name="ce90" table:formula="of:=IF([.W29]&gt;5;&quot;(-&quot;&amp;RANDBETWEEN(2;20)&amp;&quot;)&quot;;RANDBETWEEN(2;20))" office:value-type="float" office:value="2" calcext:value-type="float">
            <text:p>2</text:p>
          </table:table-cell>
          <table:table-cell table:style-name="ce40" office:value-type="string" calcext:value-type="string">
            <text:p>+</text:p>
          </table:table-cell>
          <table:table-cell table:style-name="ce119" table:formula="of:=IF([.Y29]&lt;6;&quot;(-&quot;&amp;RANDBETWEEN(2;20)&amp;&quot;)&quot;;RANDBETWEEN(2;20))" office:value-type="float" office:value="20" calcext:value-type="float">
            <text:p>20</text:p>
          </table:table-cell>
          <table:table-cell table:style-name="ce42" office:value-type="string" calcext:value-type="string">
            <text:p><text:span text:style-name="T6">"</text:span><text:span text:style-name="T7">=</text:span></text:p>
          </table:table-cell>
          <table:table-cell/>
          <table:table-cell table:style-name="ce27" table:formula="of:=[.A29]*[.C29]" office:value-type="float" office:value="30" calcext:value-type="float">
            <text:p>30</text:p>
          </table:table-cell>
          <table:table-cell table:style-name="ce27" table:formula="of:=CHOOSE([.AA29];&quot;multiple&quot;;&quot;diviseur&quot;;&quot;multiple&quot;;&quot;diviseur&quot;;&quot;multiple&quot;;&quot;diviseur&quot;)" office:value-type="string" office:string-value="diviseur" calcext:value-type="string">
            <text:p>diviseur</text:p>
          </table:table-cell>
          <table:table-cell table:style-name="ce35" table:formula="of:=[.K29]/IF([.I29]=&quot;50 %&quot;;2;10)" office:value-type="float" office:value="16.25" calcext:value-type="float">
            <text:p>16,25</text:p>
          </table:table-cell>
          <table:table-cell table:style-name="ce27" table:formula="of:=[.M29]+[.O29]" office:value-type="float" office:value="22" calcext:value-type="float">
            <text:p>22</text:p>
          </table:table-cell>
          <table:table-cell/>
          <table:table-cell table:formula="of:=RANK([.X29];[.X23:.X32])+2" office:value-type="float" office:value="5" calcext:value-type="float">
            <text:p>5</text:p>
          </table:table-cell>
          <table:table-cell table:style-name="ce83" table:formula="of:=RAND()" office:value-type="float" office:value="0.827549066069558" calcext:value-type="float">
            <text:p>0,827549066069558</text:p>
          </table:table-cell>
          <table:table-cell table:formula="of:=RANK([.Z29];[.Z23:.Z32])+2" office:value-type="float" office:value="6" calcext:value-type="float">
            <text:p>6</text:p>
          </table:table-cell>
          <table:table-cell table:style-name="ce83" table:formula="of:=RAND()" office:value-type="float" office:value="0.55068196652303" calcext:value-type="float">
            <text:p>0,55068196652303</text:p>
          </table:table-cell>
          <table:table-cell table:formula="of:=RANK([.AB29];[.AB25:.AB30])" office:value-type="float" office:value="4" calcext:value-type="float">
            <text:p>4</text:p>
          </table:table-cell>
          <table:table-cell table:formula="of:=RAND()" office:value-type="float" office:value="0.820486343973824" calcext:value-type="float">
            <text:p>0,820486343973824</text:p>
          </table:table-cell>
          <table:table-cell table:number-columns-repeated="996"/>
        </table:table-row>
        <table:table-row table:style-name="ro3">
          <table:table-cell table:style-name="ce4" table:formula="of:=[.W30]" office:value-type="float" office:value="9" calcext:value-type="float">
            <text:p>9</text:p>
          </table:table-cell>
          <table:table-cell table:style-name="ce7" office:value-type="string" calcext:value-type="string">
            <text:p>×</text:p>
          </table:table-cell>
          <table:table-cell table:style-name="ce9" table:formula="of:=[.Y30]" office:value-type="float" office:value="5" calcext:value-type="float">
            <text:p>5</text:p>
          </table:table-cell>
          <table:table-cell table:style-name="ce10" office:value-type="string" calcext:value-type="string">
            <text:p>=</text:p>
          </table:table-cell>
          <table:table-cell table:style-name="ce39" table:formula="of:=IF([.S30]=&quot;diviseur&quot;;RANDBETWEEN(2;9);RANDBETWEEN(2;6)*[.H30])" office:value-type="float" office:value="66" calcext:value-type="float">
            <text:p>66</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30]=&quot;diviseur&quot;;[.E30]*RANDBETWEEN(2;11);RANDBETWEEN(2;25))" office:value-type="float" office:value="22" calcext:value-type="float">
            <text:p>22</text:p>
          </table:table-cell>
          <table:table-cell table:style-name="ce50" table:formula="of:=IF([.AA30]&lt;4;&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49+1;RANDBETWEEN(0;1))" office:value-type="float" office:value="4" calcext:value-type="float">
            <text:p>4</text:p>
          </table:table-cell>
          <table:table-cell table:style-name="ce10" office:value-type="string" calcext:value-type="string">
            <text:p>=</text:p>
          </table:table-cell>
          <table:table-cell table:style-name="ce90" table:formula="of:=IF([.W30]&gt;5;&quot;(-&quot;&amp;RANDBETWEEN(2;20)&amp;&quot;)&quot;;RANDBETWEEN(2;20))" office:value-type="string" office:string-value="(-7)" calcext:value-type="string">
            <text:p>(-7)</text:p>
          </table:table-cell>
          <table:table-cell table:style-name="ce40" office:value-type="string" calcext:value-type="string">
            <text:p>+</text:p>
          </table:table-cell>
          <table:table-cell table:style-name="ce119" table:formula="of:=IF([.Y30]&lt;6;&quot;(-&quot;&amp;RANDBETWEEN(2;20)&amp;&quot;)&quot;;RANDBETWEEN(2;20))" office:value-type="string" office:string-value="(-14)" calcext:value-type="string">
            <text:p>(-14)</text:p>
          </table:table-cell>
          <table:table-cell table:style-name="ce42" office:value-type="string" calcext:value-type="string">
            <text:p><text:span text:style-name="T6">"</text:span><text:span text:style-name="T7">=</text:span></text:p>
          </table:table-cell>
          <table:table-cell/>
          <table:table-cell table:style-name="ce27" table:formula="of:=[.A30]*[.C30]" office:value-type="float" office:value="45" calcext:value-type="float">
            <text:p>45</text:p>
          </table:table-cell>
          <table:table-cell table:style-name="ce27" table:formula="of:=CHOOSE([.AA30];&quot;multiple&quot;;&quot;diviseur&quot;;&quot;multiple&quot;;&quot;diviseur&quot;;&quot;multiple&quot;;&quot;diviseur&quot;)" office:value-type="string" office:string-value="multiple" calcext:value-type="string">
            <text:p>multiple</text:p>
          </table:table-cell>
          <table:table-cell table:style-name="ce35" table:formula="of:=[.K30]/IF([.I30]=&quot;50 %&quot;;2;10)" office:value-type="float" office:value="0.4" calcext:value-type="float">
            <text:p>0,4</text:p>
          </table:table-cell>
          <table:table-cell table:style-name="ce27" table:formula="of:=[.M30]+[.O30]" office:value-type="float" office:value="-21" calcext:value-type="float">
            <text:p>-21</text:p>
          </table:table-cell>
          <table:table-cell/>
          <table:table-cell table:formula="of:=RANK([.X30];[.X23:.X32])+2" office:value-type="float" office:value="9" calcext:value-type="float">
            <text:p>9</text:p>
          </table:table-cell>
          <table:table-cell table:style-name="ce83" table:formula="of:=RAND()" office:value-type="float" office:value="0.572306317218116" calcext:value-type="float">
            <text:p>0,572306317218116</text:p>
          </table:table-cell>
          <table:table-cell table:formula="of:=RANK([.Z30];[.Z23:.Z32])+2" office:value-type="float" office:value="5" calcext:value-type="float">
            <text:p>5</text:p>
          </table:table-cell>
          <table:table-cell table:style-name="ce83" table:formula="of:=RAND()" office:value-type="float" office:value="0.710631267919444" calcext:value-type="float">
            <text:p>0,710631267919444</text:p>
          </table:table-cell>
          <table:table-cell table:formula="of:=RANK([.AB30];[.AB25:.AB30])" office:value-type="float" office:value="1" calcext:value-type="float">
            <text:p>1</text:p>
          </table:table-cell>
          <table:table-cell table:formula="of:=RAND()" office:value-type="float" office:value="0.957871346233652" calcext:value-type="float">
            <text:p>0,957871346233652</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31];[.X23:.X32])+2" office:value-type="float" office:value="6" calcext:value-type="float">
            <text:p>6</text:p>
          </table:table-cell>
          <table:table-cell table:style-name="ce83" table:formula="of:=RAND()" office:value-type="float" office:value="0.825689448852303" calcext:value-type="float">
            <text:p>0,825689448852303</text:p>
          </table:table-cell>
          <table:table-cell table:formula="of:=RANK([.Z31];[.Z23:.Z32])+2" office:value-type="float" office:value="12" calcext:value-type="float">
            <text:p>12</text:p>
          </table:table-cell>
          <table:table-cell table:style-name="ce83" table:formula="of:=RAND()" office:value-type="float" office:value="0.000594713700245769" calcext:value-type="float">
            <text:p>0,000594713700246</text:p>
          </table:table-cell>
          <table:table-cell table:number-columns-repeated="998"/>
        </table:table-row>
        <table:table-row table:style-name="ro4">
          <table:table-cell table:number-columns-repeated="22"/>
          <table:table-cell table:formula="of:=RANK([.X32];[.X23:.X32])+2" office:value-type="float" office:value="11" calcext:value-type="float">
            <text:p>11</text:p>
          </table:table-cell>
          <table:table-cell table:style-name="ce83" table:formula="of:=RAND()" office:value-type="float" office:value="0.252414796933063" calcext:value-type="float">
            <text:p>0,252414796933063</text:p>
          </table:table-cell>
          <table:table-cell table:formula="of:=RANK([.Z32];[.Z23:.Z32])+2" office:value-type="float" office:value="10" calcext:value-type="float">
            <text:p>10</text:p>
          </table:table-cell>
          <table:table-cell table:style-name="ce83" table:formula="of:=RAND()" office:value-type="float" office:value="0.376057354758018" calcext:value-type="float">
            <text:p>0,376057354758018</text:p>
          </table:table-cell>
          <table:table-cell table:number-columns-repeated="998"/>
        </table:table-row>
        <table:table-row table:style-name="ro5">
          <table:table-cell table:number-columns-repeated="1024"/>
        </table:table-row>
        <table:table-row table:style-name="ro2">
          <table:table-cell table:style-name="ce1" office:value-type="string" calcext:value-type="string" table:number-columns-spanned="4" table:number-rows-spanned="2">
            <text:p>CEINTURE BLANCHE</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X34];[.X34:.X43])+2" office:value-type="float" office:value="4" calcext:value-type="float">
            <text:p>4</text:p>
          </table:table-cell>
          <table:table-cell table:style-name="ce83" table:formula="of:=RAND()" office:value-type="float" office:value="0.853686476806315" calcext:value-type="float">
            <text:p>0,853686476806315</text:p>
          </table:table-cell>
          <table:table-cell table:formula="of:=RANK([.Z34];[.Z34:.Z43])+2" office:value-type="float" office:value="5" calcext:value-type="float">
            <text:p>5</text:p>
          </table:table-cell>
          <table:table-cell table:style-name="ce83" table:formula="of:=RAND()" office:value-type="float" office:value="0.612885417864723" calcext:value-type="float">
            <text:p>0,612885417864723</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4" table:number-rows-spanned="1">
            <text:p>Prénom :</text:p>
          </table:table-cell>
          <table:covered-table-cell table:style-name="ce16"/>
          <table:covered-table-cell table:style-name="ce8"/>
          <table:covered-table-cell/>
          <table:table-cell table:style-name="ce61" office:value-type="string" calcext:value-type="string" table:number-columns-spanned="2" table:number-rows-spanned="1">
            <text:p>Classe :</text:p>
          </table:table-cell>
          <table:covered-table-cell table:style-name="ce19"/>
          <table:table-cell table:style-name="ce22" table:formula="of:=[.$P$2]" office:value-type="string" office:string-value="v2714" calcext:value-type="string">
            <text:p>v2714</text:p>
          </table:table-cell>
          <table:table-cell/>
          <table:table-cell table:style-name="ce25" office:value-type="string" calcext:value-type="string" table:number-columns-spanned="4" table:number-rows-spanned="1">
            <text:p>Correction CEINTURE BLANCHE</text:p>
          </table:table-cell>
          <table:covered-table-cell table:style-name="ce28"/>
          <table:covered-table-cell table:style-name="ce30"/>
          <table:covered-table-cell table:style-name="ce31"/>
          <table:table-cell/>
          <table:table-cell table:formula="of:=RANK([.X35];[.X34:.X43])+2" office:value-type="float" office:value="10" calcext:value-type="float">
            <text:p>10</text:p>
          </table:table-cell>
          <table:table-cell table:style-name="ce83" table:formula="of:=RAND()" office:value-type="float" office:value="0.530556983040916" calcext:value-type="float">
            <text:p>0,530556983040916</text:p>
          </table:table-cell>
          <table:table-cell table:formula="of:=RANK([.Z35];[.Z34:.Z43])+2" office:value-type="float" office:value="4" calcext:value-type="float">
            <text:p>4</text:p>
          </table:table-cell>
          <table:table-cell table:style-name="ce83" table:formula="of:=RAND()" office:value-type="float" office:value="0.633866579822534" calcext:value-type="float">
            <text:p>0,633866579822534</text:p>
          </table:table-cell>
          <table:table-cell table:number-columns-repeated="998"/>
        </table:table-row>
        <table:table-row table:style-name="ro3">
          <table:table-cell table:style-name="ce3" office:value-type="string" calcext:value-type="string" table:number-columns-spanned="4" table:number-rows-spanned="1">
            <text:p>Multiplications</text:p>
          </table:table-cell>
          <table:covered-table-cell table:number-columns-repeated="3" table:style-name="ce6"/>
          <table:table-cell table:style-name="ce37" office:value-type="string" calcext:value-type="string" table:number-columns-spanned="4" table:number-rows-spanned="1">
            <text:p>Vocabulaire</text:p>
            <text:p>Multiple / diviseur</text:p>
          </table:table-cell>
          <table:covered-table-cell table:number-columns-repeated="3" table:style-name="ce6"/>
          <table:table-cell table:style-name="ce3" office:value-type="string" calcext:value-type="string" table:number-columns-spanned="4" table:number-rows-spanned="1">
            <text:p>Calculer 10 % ou 50 %</text:p>
          </table:table-cell>
          <table:covered-table-cell table:number-columns-repeated="3" table:style-name="ce6"/>
          <table:table-cell table:style-name="ce3" office:value-type="string" calcext:value-type="string" table:number-columns-spanned="4" table:number-rows-spanned="1">
            <text:p>Somme de relatifs</text:p>
          </table:table-cell>
          <table:covered-table-cell table:number-columns-repeated="3" table:style-name="ce6"/>
          <table:table-cell table:style-name="ce83"/>
          <table:table-cell table:style-name="ce89" office:value-type="string" calcext:value-type="string">
            <text:p>4<text:span text:style-name="T2">e</text:span></text:p>
          </table:table-cell>
          <table:table-cell table:style-name="ce94" table:formula="of:=[.P34]" office:value-type="string" office:string-value="AD" calcext:value-type="string">
            <text:p>AD</text:p>
          </table:table-cell>
          <table:table-cell table:style-name="ce96"/>
          <table:table-cell table:style-name="ce99" table:formula="of:=[.P35]" office:value-type="string" office:string-value="v2714" calcext:value-type="string">
            <text:p>v2714</text:p>
          </table:table-cell>
          <table:table-cell table:style-name="ce83"/>
          <table:table-cell table:formula="of:=RANK([.X36];[.X34:.X43])+2" office:value-type="float" office:value="9" calcext:value-type="float">
            <text:p>9</text:p>
          </table:table-cell>
          <table:table-cell table:style-name="ce83" table:formula="of:=RAND()" office:value-type="float" office:value="0.557366123783807" calcext:value-type="float">
            <text:p>0,557366123783807</text:p>
          </table:table-cell>
          <table:table-cell table:formula="of:=RANK([.Z36];[.Z34:.Z43])+2" office:value-type="float" office:value="3" calcext:value-type="float">
            <text:p>3</text:p>
          </table:table-cell>
          <table:table-cell table:style-name="ce83" table:formula="of:=RAND()" office:value-type="float" office:value="0.902224954624022" calcext:value-type="float">
            <text:p>0,902224954624022</text:p>
          </table:table-cell>
          <table:table-cell table:style-name="ce83" table:formula="of:=RANK([.AB36];[.AB36:.AB41])" office:value-type="float" office:value="3" calcext:value-type="float">
            <text:p>3</text:p>
          </table:table-cell>
          <table:table-cell table:formula="of:=RAND()" office:value-type="float" office:value="0.687924414326266" calcext:value-type="float">
            <text:p>0,687924414326266</text:p>
          </table:table-cell>
          <table:table-cell table:number-columns-repeated="996"/>
        </table:table-row>
        <table:table-row table:style-name="ro3">
          <table:table-cell table:style-name="ce4" table:formula="of:=[.W37]" office:value-type="float" office:value="8" calcext:value-type="float">
            <text:p>8</text:p>
          </table:table-cell>
          <table:table-cell table:style-name="ce7" office:value-type="string" calcext:value-type="string">
            <text:p>×</text:p>
          </table:table-cell>
          <table:table-cell table:style-name="ce9" table:formula="of:=[.Y37]" office:value-type="float" office:value="10" calcext:value-type="float">
            <text:p>10</text:p>
          </table:table-cell>
          <table:table-cell table:style-name="ce10" office:value-type="string" calcext:value-type="string">
            <text:p>=</text:p>
          </table:table-cell>
          <table:table-cell table:style-name="ce39" table:formula="of:=IF([.S37]=&quot;diviseur&quot;;RANDBETWEEN(2;9);RANDBETWEEN(2;6)*[.H37])" office:value-type="float" office:value="3" calcext:value-type="float">
            <text:p>3</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37]=&quot;diviseur&quot;;[.E37]*RANDBETWEEN(2;11);RANDBETWEEN(2;25))" office:value-type="float" office:value="21" calcext:value-type="float">
            <text:p>21</text:p>
          </table:table-cell>
          <table:table-cell table:style-name="ce50" table:formula="of:=IF([.AA37]&lt;4;&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49+1;RANDBETWEEN(0;1))" office:value-type="float" office:value="31" calcext:value-type="float">
            <text:p>31</text:p>
          </table:table-cell>
          <table:table-cell table:style-name="ce10" office:value-type="string" calcext:value-type="string">
            <text:p>=</text:p>
          </table:table-cell>
          <table:table-cell table:style-name="ce90" table:formula="of:=IF([.W37]&gt;5;&quot;(-&quot;&amp;RANDBETWEEN(2;20)&amp;&quot;)&quot;;RANDBETWEEN(2;20))" office:value-type="string" office:string-value="(-14)" calcext:value-type="string">
            <text:p>(-14)</text:p>
          </table:table-cell>
          <table:table-cell table:style-name="ce40" office:value-type="string" calcext:value-type="string">
            <text:p>+</text:p>
          </table:table-cell>
          <table:table-cell table:style-name="ce119" table:formula="of:=IF([.Y37]&lt;6;&quot;(-&quot;&amp;RANDBETWEEN(2;20)&amp;&quot;)&quot;;RANDBETWEEN(2;20))" office:value-type="float" office:value="16" calcext:value-type="float">
            <text:p>16</text:p>
          </table:table-cell>
          <table:table-cell table:style-name="ce42" office:value-type="string" calcext:value-type="string">
            <text:p><text:span text:style-name="T6">"</text:span><text:span text:style-name="T7">=</text:span></text:p>
          </table:table-cell>
          <table:table-cell/>
          <table:table-cell table:style-name="ce27" table:formula="of:=[.A37]*[.C37]" office:value-type="float" office:value="80" calcext:value-type="float">
            <text:p>80</text:p>
          </table:table-cell>
          <table:table-cell table:style-name="ce27" table:formula="of:=CHOOSE([.AA37];&quot;multiple&quot;;&quot;diviseur&quot;;&quot;multiple&quot;;&quot;diviseur&quot;;&quot;multiple&quot;;&quot;diviseur&quot;)" office:value-type="string" office:string-value="diviseur" calcext:value-type="string">
            <text:p>diviseur</text:p>
          </table:table-cell>
          <table:table-cell table:style-name="ce35" table:formula="of:=[.K37]/IF([.I37]=&quot;50 %&quot;;2;10)" office:value-type="float" office:value="15.5" calcext:value-type="float">
            <text:p>15,5</text:p>
          </table:table-cell>
          <table:table-cell table:style-name="ce27" table:formula="of:=[.M37]+[.O37]" office:value-type="float" office:value="2" calcext:value-type="float">
            <text:p>2</text:p>
          </table:table-cell>
          <table:table-cell/>
          <table:table-cell table:formula="of:=RANK([.X37];[.X34:.X43])+2" office:value-type="float" office:value="8" calcext:value-type="float">
            <text:p>8</text:p>
          </table:table-cell>
          <table:table-cell table:style-name="ce83" table:formula="of:=RAND()" office:value-type="float" office:value="0.612089133472391" calcext:value-type="float">
            <text:p>0,612089133472391</text:p>
          </table:table-cell>
          <table:table-cell table:formula="of:=RANK([.Z37];[.Z34:.Z43])+2" office:value-type="float" office:value="10" calcext:value-type="float">
            <text:p>10</text:p>
          </table:table-cell>
          <table:table-cell table:style-name="ce83" table:formula="of:=RAND()" office:value-type="float" office:value="0.188951887943084" calcext:value-type="float">
            <text:p>0,188951887943084</text:p>
          </table:table-cell>
          <table:table-cell table:formula="of:=RANK([.AB37];[.AB36:.AB41])" office:value-type="float" office:value="4" calcext:value-type="float">
            <text:p>4</text:p>
          </table:table-cell>
          <table:table-cell table:formula="of:=RAND()" office:value-type="float" office:value="0.687068612164452" calcext:value-type="float">
            <text:p>0,687068612164452</text:p>
          </table:table-cell>
          <table:table-cell table:number-columns-repeated="996"/>
        </table:table-row>
        <table:table-row table:style-name="ro3">
          <table:table-cell table:style-name="ce4" table:formula="of:=[.W38]" office:value-type="float" office:value="7" calcext:value-type="float">
            <text:p>7</text:p>
          </table:table-cell>
          <table:table-cell table:style-name="ce7" office:value-type="string" calcext:value-type="string">
            <text:p>×</text:p>
          </table:table-cell>
          <table:table-cell table:style-name="ce9" table:formula="of:=[.Y38]" office:value-type="float" office:value="8" calcext:value-type="float">
            <text:p>8</text:p>
          </table:table-cell>
          <table:table-cell table:style-name="ce10" office:value-type="string" calcext:value-type="string">
            <text:p>=</text:p>
          </table:table-cell>
          <table:table-cell table:style-name="ce39" table:formula="of:=IF([.S38]=&quot;diviseur&quot;;RANDBETWEEN(2;9);RANDBETWEEN(2;6)*[.H38])" office:value-type="float" office:value="30" calcext:value-type="float">
            <text:p>30</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38]=&quot;diviseur&quot;;[.E38]*RANDBETWEEN(2;11);RANDBETWEEN(2;25))" office:value-type="float" office:value="15" calcext:value-type="float">
            <text:p>15</text:p>
          </table:table-cell>
          <table:table-cell table:style-name="ce50" table:formula="of:=IF([.AA38]&lt;4;&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49+1;RANDBETWEEN(0;1))" office:value-type="float" office:value="10" calcext:value-type="float">
            <text:p>10</text:p>
          </table:table-cell>
          <table:table-cell table:style-name="ce10" office:value-type="string" calcext:value-type="string">
            <text:p>=</text:p>
          </table:table-cell>
          <table:table-cell table:style-name="ce90" table:formula="of:=IF([.W38]&gt;5;&quot;(-&quot;&amp;RANDBETWEEN(2;20)&amp;&quot;)&quot;;RANDBETWEEN(2;20))" office:value-type="string" office:string-value="(-4)" calcext:value-type="string">
            <text:p>(-4)</text:p>
          </table:table-cell>
          <table:table-cell table:style-name="ce40" office:value-type="string" calcext:value-type="string">
            <text:p>+</text:p>
          </table:table-cell>
          <table:table-cell table:style-name="ce119" table:formula="of:=IF([.Y38]&lt;6;&quot;(-&quot;&amp;RANDBETWEEN(2;20)&amp;&quot;)&quot;;RANDBETWEEN(2;20))" office:value-type="float" office:value="14" calcext:value-type="float">
            <text:p>14</text:p>
          </table:table-cell>
          <table:table-cell table:style-name="ce42" office:value-type="string" calcext:value-type="string">
            <text:p><text:span text:style-name="T6">"</text:span><text:span text:style-name="T7">=</text:span></text:p>
          </table:table-cell>
          <table:table-cell/>
          <table:table-cell table:style-name="ce27" table:formula="of:=[.A38]*[.C38]" office:value-type="float" office:value="56" calcext:value-type="float">
            <text:p>56</text:p>
          </table:table-cell>
          <table:table-cell table:style-name="ce27" table:formula="of:=CHOOSE([.AA38];&quot;multiple&quot;;&quot;diviseur&quot;;&quot;multiple&quot;;&quot;diviseur&quot;;&quot;multiple&quot;;&quot;diviseur&quot;)" office:value-type="string" office:string-value="multiple" calcext:value-type="string">
            <text:p>multiple</text:p>
          </table:table-cell>
          <table:table-cell table:style-name="ce35" table:formula="of:=[.K38]/IF([.I38]=&quot;50 %&quot;;2;10)" office:value-type="float" office:value="1" calcext:value-type="float">
            <text:p>1</text:p>
          </table:table-cell>
          <table:table-cell table:style-name="ce27" table:formula="of:=[.M38]+[.O38]" office:value-type="float" office:value="10" calcext:value-type="float">
            <text:p>10</text:p>
          </table:table-cell>
          <table:table-cell/>
          <table:table-cell table:formula="of:=RANK([.X38];[.X34:.X43])+2" office:value-type="float" office:value="7" calcext:value-type="float">
            <text:p>7</text:p>
          </table:table-cell>
          <table:table-cell table:style-name="ce83" table:formula="of:=RAND()" office:value-type="float" office:value="0.77455701491137" calcext:value-type="float">
            <text:p>0,77455701491137</text:p>
          </table:table-cell>
          <table:table-cell table:formula="of:=RANK([.Z38];[.Z34:.Z43])+2" office:value-type="float" office:value="8" calcext:value-type="float">
            <text:p>8</text:p>
          </table:table-cell>
          <table:table-cell table:style-name="ce83" table:formula="of:=RAND()" office:value-type="float" office:value="0.440089442990098" calcext:value-type="float">
            <text:p>0,440089442990098</text:p>
          </table:table-cell>
          <table:table-cell table:formula="of:=RANK([.AB38];[.AB36:.AB41])" office:value-type="float" office:value="1" calcext:value-type="float">
            <text:p>1</text:p>
          </table:table-cell>
          <table:table-cell table:formula="of:=RAND()" office:value-type="float" office:value="0.928069376853602" calcext:value-type="float">
            <text:p>0,928069376853602</text:p>
          </table:table-cell>
          <table:table-cell table:number-columns-repeated="996"/>
        </table:table-row>
        <table:table-row table:style-name="ro3">
          <table:table-cell table:style-name="ce4" table:formula="of:=[.W39]" office:value-type="float" office:value="5" calcext:value-type="float">
            <text:p>5</text:p>
          </table:table-cell>
          <table:table-cell table:style-name="ce7" office:value-type="string" calcext:value-type="string">
            <text:p>×</text:p>
          </table:table-cell>
          <table:table-cell table:style-name="ce9" table:formula="of:=[.Y39]" office:value-type="float" office:value="12" calcext:value-type="float">
            <text:p>12</text:p>
          </table:table-cell>
          <table:table-cell table:style-name="ce10" office:value-type="string" calcext:value-type="string">
            <text:p>=</text:p>
          </table:table-cell>
          <table:table-cell table:style-name="ce39" table:formula="of:=IF([.S39]=&quot;diviseur&quot;;RANDBETWEEN(2;9);RANDBETWEEN(2;6)*[.H39])" office:value-type="float" office:value="30" calcext:value-type="float">
            <text:p>30</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39]=&quot;diviseur&quot;;[.E39]*RANDBETWEEN(2;11);RANDBETWEEN(2;25))" office:value-type="float" office:value="15" calcext:value-type="float">
            <text:p>15</text:p>
          </table:table-cell>
          <table:table-cell table:style-name="ce50" table:formula="of:=IF([.AA39]&lt;4;&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49+1;RANDBETWEEN(0;1))" office:value-type="float" office:value="43.3" calcext:value-type="float">
            <text:p>43,3</text:p>
          </table:table-cell>
          <table:table-cell table:style-name="ce10" office:value-type="string" calcext:value-type="string">
            <text:p>=</text:p>
          </table:table-cell>
          <table:table-cell table:style-name="ce90" table:formula="of:=IF([.W39]&gt;5;&quot;(-&quot;&amp;RANDBETWEEN(2;20)&amp;&quot;)&quot;;RANDBETWEEN(2;20))" office:value-type="float" office:value="12" calcext:value-type="float">
            <text:p>12</text:p>
          </table:table-cell>
          <table:table-cell table:style-name="ce40" office:value-type="string" calcext:value-type="string">
            <text:p>+</text:p>
          </table:table-cell>
          <table:table-cell table:style-name="ce119" table:formula="of:=IF([.Y39]&lt;6;&quot;(-&quot;&amp;RANDBETWEEN(2;20)&amp;&quot;)&quot;;RANDBETWEEN(2;20))" office:value-type="float" office:value="9" calcext:value-type="float">
            <text:p>9</text:p>
          </table:table-cell>
          <table:table-cell table:style-name="ce42" office:value-type="string" calcext:value-type="string">
            <text:p><text:span text:style-name="T6">"</text:span><text:span text:style-name="T7">=</text:span></text:p>
          </table:table-cell>
          <table:table-cell/>
          <table:table-cell table:style-name="ce27" table:formula="of:=[.A39]*[.C39]" office:value-type="float" office:value="60" calcext:value-type="float">
            <text:p>60</text:p>
          </table:table-cell>
          <table:table-cell table:style-name="ce27" table:formula="of:=CHOOSE([.AA39];&quot;multiple&quot;;&quot;diviseur&quot;;&quot;multiple&quot;;&quot;diviseur&quot;;&quot;multiple&quot;;&quot;diviseur&quot;)" office:value-type="string" office:string-value="multiple" calcext:value-type="string">
            <text:p>multiple</text:p>
          </table:table-cell>
          <table:table-cell table:style-name="ce35" table:formula="of:=[.K39]/IF([.I39]=&quot;50 %&quot;;2;10)" office:value-type="float" office:value="21.65" calcext:value-type="float">
            <text:p>21,65</text:p>
          </table:table-cell>
          <table:table-cell table:style-name="ce27" table:formula="of:=[.M39]+[.O39]" office:value-type="float" office:value="21" calcext:value-type="float">
            <text:p>21</text:p>
          </table:table-cell>
          <table:table-cell/>
          <table:table-cell table:formula="of:=RANK([.X39];[.X34:.X43])+2" office:value-type="float" office:value="5" calcext:value-type="float">
            <text:p>5</text:p>
          </table:table-cell>
          <table:table-cell table:style-name="ce83" table:formula="of:=RAND()" office:value-type="float" office:value="0.848513012577308" calcext:value-type="float">
            <text:p>0,848513012577308</text:p>
          </table:table-cell>
          <table:table-cell table:formula="of:=RANK([.Z39];[.Z34:.Z43])+2" office:value-type="float" office:value="12" calcext:value-type="float">
            <text:p>12</text:p>
          </table:table-cell>
          <table:table-cell table:style-name="ce83" table:formula="of:=RAND()" office:value-type="float" office:value="0.00410989615121867" calcext:value-type="float">
            <text:p>0,004109896151219</text:p>
          </table:table-cell>
          <table:table-cell table:formula="of:=RANK([.AB39];[.AB36:.AB41])" office:value-type="float" office:value="5" calcext:value-type="float">
            <text:p>5</text:p>
          </table:table-cell>
          <table:table-cell table:formula="of:=RAND()" office:value-type="float" office:value="0.547813546607526" calcext:value-type="float">
            <text:p>0,547813546607526</text:p>
          </table:table-cell>
          <table:table-cell table:number-columns-repeated="996"/>
        </table:table-row>
        <table:table-row table:style-name="ro3">
          <table:table-cell table:style-name="ce4" table:formula="of:=[.W40]" office:value-type="float" office:value="11" calcext:value-type="float">
            <text:p>11</text:p>
          </table:table-cell>
          <table:table-cell table:style-name="ce7" office:value-type="string" calcext:value-type="string">
            <text:p>×</text:p>
          </table:table-cell>
          <table:table-cell table:style-name="ce9" table:formula="of:=[.Y40]" office:value-type="float" office:value="6" calcext:value-type="float">
            <text:p>6</text:p>
          </table:table-cell>
          <table:table-cell table:style-name="ce10" office:value-type="string" calcext:value-type="string">
            <text:p>=</text:p>
          </table:table-cell>
          <table:table-cell table:style-name="ce39" table:formula="of:=IF([.S40]=&quot;diviseur&quot;;RANDBETWEEN(2;9);RANDBETWEEN(2;6)*[.H40])" office:value-type="float" office:value="7" calcext:value-type="float">
            <text:p>7</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40]=&quot;diviseur&quot;;[.E40]*RANDBETWEEN(2;11);RANDBETWEEN(2;25))" office:value-type="float" office:value="63" calcext:value-type="float">
            <text:p>63</text:p>
          </table:table-cell>
          <table:table-cell table:style-name="ce50" table:formula="of:=IF([.AA40]&lt;4;&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49+1;RANDBETWEEN(0;1))" office:value-type="float" office:value="42" calcext:value-type="float">
            <text:p>42</text:p>
          </table:table-cell>
          <table:table-cell table:style-name="ce10" office:value-type="string" calcext:value-type="string">
            <text:p>=</text:p>
          </table:table-cell>
          <table:table-cell table:style-name="ce90" table:formula="of:=IF([.W40]&gt;5;&quot;(-&quot;&amp;RANDBETWEEN(2;20)&amp;&quot;)&quot;;RANDBETWEEN(2;20))" office:value-type="string" office:string-value="(-3)" calcext:value-type="string">
            <text:p>(-3)</text:p>
          </table:table-cell>
          <table:table-cell table:style-name="ce40" office:value-type="string" calcext:value-type="string">
            <text:p>+</text:p>
          </table:table-cell>
          <table:table-cell table:style-name="ce119" table:formula="of:=IF([.Y40]&lt;6;&quot;(-&quot;&amp;RANDBETWEEN(2;20)&amp;&quot;)&quot;;RANDBETWEEN(2;20))" office:value-type="float" office:value="12" calcext:value-type="float">
            <text:p>12</text:p>
          </table:table-cell>
          <table:table-cell table:style-name="ce42" office:value-type="string" calcext:value-type="string">
            <text:p><text:span text:style-name="T6">"</text:span><text:span text:style-name="T7">=</text:span></text:p>
          </table:table-cell>
          <table:table-cell/>
          <table:table-cell table:style-name="ce27" table:formula="of:=[.A40]*[.C40]" office:value-type="float" office:value="66" calcext:value-type="float">
            <text:p>66</text:p>
          </table:table-cell>
          <table:table-cell table:style-name="ce27" table:formula="of:=CHOOSE([.AA40];&quot;multiple&quot;;&quot;diviseur&quot;;&quot;multiple&quot;;&quot;diviseur&quot;;&quot;multiple&quot;;&quot;diviseur&quot;)" office:value-type="string" office:string-value="diviseur" calcext:value-type="string">
            <text:p>diviseur</text:p>
          </table:table-cell>
          <table:table-cell table:style-name="ce35" table:formula="of:=[.K40]/IF([.I40]=&quot;50 %&quot;;2;10)" office:value-type="float" office:value="4.2" calcext:value-type="float">
            <text:p>4,2</text:p>
          </table:table-cell>
          <table:table-cell table:style-name="ce27" table:formula="of:=[.M40]+[.O40]" office:value-type="float" office:value="9" calcext:value-type="float">
            <text:p>9</text:p>
          </table:table-cell>
          <table:table-cell/>
          <table:table-cell table:formula="of:=RANK([.X40];[.X34:.X43])+2" office:value-type="float" office:value="11" calcext:value-type="float">
            <text:p>11</text:p>
          </table:table-cell>
          <table:table-cell table:style-name="ce83" table:formula="of:=RAND()" office:value-type="float" office:value="0.370185653633236" calcext:value-type="float">
            <text:p>0,370185653633236</text:p>
          </table:table-cell>
          <table:table-cell table:formula="of:=RANK([.Z40];[.Z34:.Z43])+2" office:value-type="float" office:value="6" calcext:value-type="float">
            <text:p>6</text:p>
          </table:table-cell>
          <table:table-cell table:style-name="ce83" table:formula="of:=RAND()" office:value-type="float" office:value="0.597980353209537" calcext:value-type="float">
            <text:p>0,597980353209537</text:p>
          </table:table-cell>
          <table:table-cell table:formula="of:=RANK([.AB40];[.AB36:.AB41])" office:value-type="float" office:value="2" calcext:value-type="float">
            <text:p>2</text:p>
          </table:table-cell>
          <table:table-cell table:formula="of:=RAND()" office:value-type="float" office:value="0.718522125204247" calcext:value-type="float">
            <text:p>0,718522125204247</text:p>
          </table:table-cell>
          <table:table-cell table:number-columns-repeated="996"/>
        </table:table-row>
        <table:table-row table:style-name="ro3">
          <table:table-cell table:style-name="ce4" table:formula="of:=[.W41]" office:value-type="float" office:value="6" calcext:value-type="float">
            <text:p>6</text:p>
          </table:table-cell>
          <table:table-cell table:style-name="ce7" office:value-type="string" calcext:value-type="string">
            <text:p>×</text:p>
          </table:table-cell>
          <table:table-cell table:style-name="ce9" table:formula="of:=[.Y41]" office:value-type="float" office:value="7" calcext:value-type="float">
            <text:p>7</text:p>
          </table:table-cell>
          <table:table-cell table:style-name="ce10" office:value-type="string" calcext:value-type="string">
            <text:p>=</text:p>
          </table:table-cell>
          <table:table-cell table:style-name="ce39" table:formula="of:=IF([.S41]=&quot;diviseur&quot;;RANDBETWEEN(2;9);RANDBETWEEN(2;6)*[.H41])" office:value-type="float" office:value="3" calcext:value-type="float">
            <text:p>3</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41]=&quot;diviseur&quot;;[.E41]*RANDBETWEEN(2;11);RANDBETWEEN(2;25))" office:value-type="float" office:value="18" calcext:value-type="float">
            <text:p>18</text:p>
          </table:table-cell>
          <table:table-cell table:style-name="ce50" table:formula="of:=IF([.AA41]&lt;4;&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49+1;RANDBETWEEN(0;1))" office:value-type="float" office:value="3.4" calcext:value-type="float">
            <text:p>3,4</text:p>
          </table:table-cell>
          <table:table-cell table:style-name="ce10" office:value-type="string" calcext:value-type="string">
            <text:p>=</text:p>
          </table:table-cell>
          <table:table-cell table:style-name="ce90" table:formula="of:=IF([.W41]&gt;5;&quot;(-&quot;&amp;RANDBETWEEN(2;20)&amp;&quot;)&quot;;RANDBETWEEN(2;20))" office:value-type="string" office:string-value="(-9)" calcext:value-type="string">
            <text:p>(-9)</text:p>
          </table:table-cell>
          <table:table-cell table:style-name="ce40" office:value-type="string" calcext:value-type="string">
            <text:p>+</text:p>
          </table:table-cell>
          <table:table-cell table:style-name="ce119" table:formula="of:=IF([.Y41]&lt;6;&quot;(-&quot;&amp;RANDBETWEEN(2;20)&amp;&quot;)&quot;;RANDBETWEEN(2;20))" office:value-type="float" office:value="16" calcext:value-type="float">
            <text:p>16</text:p>
          </table:table-cell>
          <table:table-cell table:style-name="ce42" office:value-type="string" calcext:value-type="string">
            <text:p><text:span text:style-name="T6">"</text:span><text:span text:style-name="T7">=</text:span></text:p>
          </table:table-cell>
          <table:table-cell/>
          <table:table-cell table:style-name="ce27" table:formula="of:=[.A41]*[.C41]" office:value-type="float" office:value="42" calcext:value-type="float">
            <text:p>42</text:p>
          </table:table-cell>
          <table:table-cell table:style-name="ce27" table:formula="of:=CHOOSE([.AA41];&quot;multiple&quot;;&quot;diviseur&quot;;&quot;multiple&quot;;&quot;diviseur&quot;;&quot;multiple&quot;;&quot;diviseur&quot;)" office:value-type="string" office:string-value="diviseur" calcext:value-type="string">
            <text:p>diviseur</text:p>
          </table:table-cell>
          <table:table-cell table:style-name="ce35" table:formula="of:=[.K41]/IF([.I41]=&quot;50 %&quot;;2;10)" office:value-type="float" office:value="1.7" calcext:value-type="float">
            <text:p>1,7</text:p>
          </table:table-cell>
          <table:table-cell table:style-name="ce27" table:formula="of:=[.M41]+[.O41]" office:value-type="float" office:value="7" calcext:value-type="float">
            <text:p>7</text:p>
          </table:table-cell>
          <table:table-cell/>
          <table:table-cell table:formula="of:=RANK([.X41];[.X34:.X43])+2" office:value-type="float" office:value="6" calcext:value-type="float">
            <text:p>6</text:p>
          </table:table-cell>
          <table:table-cell table:style-name="ce83" table:formula="of:=RAND()" office:value-type="float" office:value="0.787751193281418" calcext:value-type="float">
            <text:p>0,787751193281418</text:p>
          </table:table-cell>
          <table:table-cell table:formula="of:=RANK([.Z41];[.Z34:.Z43])+2" office:value-type="float" office:value="7" calcext:value-type="float">
            <text:p>7</text:p>
          </table:table-cell>
          <table:table-cell table:style-name="ce83" table:formula="of:=RAND()" office:value-type="float" office:value="0.568398804000931" calcext:value-type="float">
            <text:p>0,568398804000931</text:p>
          </table:table-cell>
          <table:table-cell table:formula="of:=RANK([.AB41];[.AB36:.AB41])" office:value-type="float" office:value="6" calcext:value-type="float">
            <text:p>6</text:p>
          </table:table-cell>
          <table:table-cell table:formula="of:=RAND()" office:value-type="float" office:value="0.0737994551464254" calcext:value-type="float">
            <text:p>0,073799455146426</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42];[.X34:.X43])+2" office:value-type="float" office:value="12" calcext:value-type="float">
            <text:p>12</text:p>
          </table:table-cell>
          <table:table-cell table:style-name="ce83" table:formula="of:=RAND()" office:value-type="float" office:value="0.0502847781428006" calcext:value-type="float">
            <text:p>0,050284778142801</text:p>
          </table:table-cell>
          <table:table-cell table:formula="of:=RANK([.Z42];[.Z34:.Z43])+2" office:value-type="float" office:value="9" calcext:value-type="float">
            <text:p>9</text:p>
          </table:table-cell>
          <table:table-cell table:style-name="ce83" table:formula="of:=RAND()" office:value-type="float" office:value="0.35439924852916" calcext:value-type="float">
            <text:p>0,35439924852916</text:p>
          </table:table-cell>
          <table:table-cell table:number-columns-repeated="998"/>
        </table:table-row>
        <table:table-row table:style-name="ro4">
          <table:table-cell table:number-columns-repeated="22"/>
          <table:table-cell table:formula="of:=RANK([.X43];[.X34:.X43])+2" office:value-type="float" office:value="3" calcext:value-type="float">
            <text:p>3</text:p>
          </table:table-cell>
          <table:table-cell table:style-name="ce83" table:formula="of:=RAND()" office:value-type="float" office:value="0.978453581242835" calcext:value-type="float">
            <text:p>0,978453581242835</text:p>
          </table:table-cell>
          <table:table-cell table:formula="of:=RANK([.Z43];[.Z34:.Z43])+2" office:value-type="float" office:value="11" calcext:value-type="float">
            <text:p>11</text:p>
          </table:table-cell>
          <table:table-cell table:style-name="ce83" table:formula="of:=RAND()" office:value-type="float" office:value="0.0955087254276936" calcext:value-type="float">
            <text:p>0,095508725427694</text:p>
          </table:table-cell>
          <table:table-cell table:number-columns-repeated="998"/>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Ceinture Jaune" table:style-name="ta2" table:print-ranges="'Ceinture Jaune'.A1:'Ceinture Jaune'.P44 'Ceinture Jaune'.R1:'Ceinture Jaune'.U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2" form:id="control2"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Jaune?language=Basic&amp;location=document" xlink:type="simple"/>
              </office:event-listeners>
            </form:button>
          </form:form>
        </office:forms>
        <table:shapes>
          <draw:control draw:z-index="0" draw:style-name="gr2" draw:text-style-name="P1" svg:width="16.51mm" svg:height="7.49mm" svg:x="455.02mm" svg:y="1.2mm" draw:control="control2"/>
        </table:shapes>
        <table:table-column table:style-name="co24" table:default-cell-style-name="Default"/>
        <table:table-column table:style-name="co2"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default-cell-style-name="Default"/>
        <table:table-column table:style-name="co5" table:default-cell-style-name="Default"/>
        <table:table-column table:style-name="co22" table:default-cell-style-name="Default"/>
        <table:table-column table:style-name="co17" table:default-cell-style-name="Default"/>
        <table:table-column table:style-name="co4" table:default-cell-style-name="Default"/>
        <table:table-column table:style-name="co31" table:default-cell-style-name="Default"/>
        <table:table-column table:style-name="co12" table:default-cell-style-name="Default"/>
        <table:table-column table:style-name="co32" table:default-cell-style-name="Default"/>
        <table:table-column table:style-name="co33" table:default-cell-style-name="Default"/>
        <table:table-column table:style-name="co15" table:default-cell-style-name="Default"/>
        <table:table-column table:style-name="co34" table:default-cell-style-name="Default"/>
        <table:table-column table:style-name="co17" table:default-cell-style-name="Default"/>
        <table:table-column table:style-name="co35" table:default-cell-style-name="Default"/>
        <table:table-column table:style-name="co17" table:default-cell-style-name="Default"/>
        <table:table-column table:style-name="co18" table:default-cell-style-name="Default"/>
        <table:table-column table:style-name="co36" table:default-cell-style-name="Default"/>
        <table:table-column table:style-name="co37" table:default-cell-style-name="Default"/>
        <table:table-column table:style-name="co20" table:default-cell-style-name="Default"/>
        <table:table-column table:style-name="co17" table:number-columns-repeated="998" table:default-cell-style-name="Default"/>
        <table:table-row table:style-name="ro2">
          <table:table-cell table:style-name="ce33" office:value-type="string" calcext:value-type="string" table:number-columns-spanned="4" table:number-rows-spanned="2">
            <text:p>CEINTURE</text:p>
            <text:p>JAUNE</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X1];[.X1:.X10])+2" office:value-type="float" office:value="12" calcext:value-type="float">
            <text:p>12</text:p>
          </table:table-cell>
          <table:table-cell table:style-name="ce83" table:formula="of:=RAND()" office:value-type="float" office:value="0.029086897161807" calcext:value-type="float">
            <text:p>0,029086897161807</text:p>
          </table:table-cell>
          <table:table-cell table:number-columns-repeated="1000"/>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4" table:number-rows-spanned="1">
            <text:p>Prénom :</text:p>
          </table:table-cell>
          <table:covered-table-cell table:style-name="ce16"/>
          <table:covered-table-cell table:style-name="ce8"/>
          <table:covered-table-cell/>
          <table:table-cell table:style-name="ce61" office:value-type="string" calcext:value-type="string" table:number-columns-spanned="2" table:number-rows-spanned="1">
            <text:p>Classe :</text:p>
          </table:table-cell>
          <table:covered-table-cell table:style-name="ce19"/>
          <table:table-cell table:style-name="ce22" table:formula="of:=&quot;v&quot;&amp;ROUND(RAND()*10000;0)" office:value-type="string" office:string-value="v8568" calcext:value-type="string">
            <text:p>v8568</text:p>
          </table:table-cell>
          <table:table-cell/>
          <table:table-cell table:style-name="ce25" office:value-type="string" calcext:value-type="string" table:number-columns-spanned="4" table:number-rows-spanned="1">
            <text:p>Correction CEINTURE JAUNE</text:p>
          </table:table-cell>
          <table:covered-table-cell table:style-name="ce28"/>
          <table:covered-table-cell table:style-name="ce30"/>
          <table:covered-table-cell table:style-name="ce31"/>
          <table:table-cell/>
          <table:table-cell table:formula="of:=RANK([.X2];[.X1:.X10])+2" office:value-type="float" office:value="10" calcext:value-type="float">
            <text:p>10</text:p>
          </table:table-cell>
          <table:table-cell table:style-name="ce83" table:formula="of:=RAND()" office:value-type="float" office:value="0.249955888504307" calcext:value-type="float">
            <text:p>0,249955888504307</text:p>
          </table:table-cell>
          <table:table-cell table:number-columns-repeated="1000"/>
        </table:table-row>
        <table:table-row table:style-name="ro2">
          <table:table-cell table:style-name="ce3" office:value-type="string" calcext:value-type="string" table:number-columns-spanned="4" table:number-rows-spanned="1">
            <text:p>Trouver le produit</text:p>
          </table:table-cell>
          <table:covered-table-cell table:number-columns-repeated="3" table:style-name="ce6"/>
          <table:table-cell table:style-name="ce34" office:value-type="string" calcext:value-type="string" table:number-columns-spanned="4" table:number-rows-spanned="1">
            <text:p>Donner 4 multiples de …</text:p>
          </table:table-cell>
          <table:covered-table-cell table:number-columns-repeated="3" table:style-name="ce6"/>
          <table:table-cell table:style-name="ce3" office:value-type="string" calcext:value-type="string" table:number-columns-spanned="4" table:number-rows-spanned="1">
            <text:p>Calculer 20 % 30 % …</text:p>
          </table:table-cell>
          <table:covered-table-cell table:number-columns-repeated="3" table:style-name="ce6"/>
          <table:table-cell table:style-name="ce3" office:value-type="string" calcext:value-type="string" table:number-columns-spanned="4" table:number-rows-spanned="1">
            <text:p>Donner 3 diviseurs de …</text:p>
          </table:table-cell>
          <table:covered-table-cell table:number-columns-repeated="3" table:style-name="ce6"/>
          <table:table-cell table:style-name="ce83"/>
          <table:table-cell table:style-name="ce89" office:value-type="string" calcext:value-type="string">
            <text:p>4<text:span text:style-name="T2">e</text:span></text:p>
          </table:table-cell>
          <table:table-cell table:style-name="ce94" table:formula="of:=[.P1]" office:value-type="string" office:string-value="AA" calcext:value-type="string">
            <text:p>AA</text:p>
          </table:table-cell>
          <table:table-cell table:style-name="ce96"/>
          <table:table-cell table:style-name="ce99" table:formula="of:=[.P2]" office:value-type="string" office:string-value="v8568" calcext:value-type="string">
            <text:p>v8568</text:p>
          </table:table-cell>
          <table:table-cell table:style-name="ce83"/>
          <table:table-cell table:formula="of:=RANK([.X3];[.X1:.X10])+2" office:value-type="float" office:value="6" calcext:value-type="float">
            <text:p>6</text:p>
          </table:table-cell>
          <table:table-cell table:style-name="ce83" table:formula="of:=RAND()" office:value-type="float" office:value="0.482546390767607" calcext:value-type="float">
            <text:p>0,482546390767607</text:p>
          </table:table-cell>
          <table:table-cell table:style-name="ce83" table:formula="of:=RANK([.Z3];[.Z3:.Z8])" office:value-type="float" office:value="2" calcext:value-type="float">
            <text:p>2</text:p>
          </table:table-cell>
          <table:table-cell table:formula="of:=RAND()" office:value-type="float" office:value="0.970184046496111" calcext:value-type="float">
            <text:p>0,970184046496111</text:p>
          </table:table-cell>
          <table:table-cell table:style-name="ce83" table:number-columns-repeated="998"/>
        </table:table-row>
        <table:table-row table:style-name="ro3">
          <table:table-cell table:style-name="ce4" table:formula="of:=CHOOSE([.W4];0;0;35;56;64;28;42;63;54;32;72;49)" office:value-type="float" office:value="63" calcext:value-type="float">
            <text:p>63</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4]+2" office:value-type="float" office:value="10" calcext:value-type="float">
            <text:p>10</text:p>
          </table:table-cell>
          <table:table-cell table:style-name="ce112" office:value-type="string" calcext:value-type="string">
            <text:p>:</text:p>
          </table:table-cell>
          <table:table-cell table:style-name="ce9"/>
          <table:table-cell table:style-name="ce10"/>
          <table:table-cell table:style-name="ce51" table:formula="of:=CHOOSE([.Y4];10;20;30;40;20;30)" office:value-type="float" office:value="10" calcext:value-type="float">
            <text:p>10</text:p>
          </table:table-cell>
          <table:table-cell table:style-name="ce41" office:value-type="string" calcext:value-type="string">
            <text:p>% de</text:p>
          </table:table-cell>
          <table:table-cell table:style-name="ce41" table:formula="of:=4*RANDBETWEEN(2;100)" office:value-type="float" office:value="76" calcext:value-type="float">
            <text:p>76</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70" calcext:value-type="float">
            <text:p>70</text:p>
          </table:table-cell>
          <table:table-cell table:style-name="ce9" office:value-type="string" calcext:value-type="string">
            <text:p>:</text:p>
          </table:table-cell>
          <table:table-cell table:style-name="ce20"/>
          <table:table-cell table:style-name="ce10"/>
          <table:table-cell/>
          <table:table-cell table:style-name="ce27" table:formula="of:=LOOKUP([.A4];[$'Aide à la génération'.$A$2:$'Aide à la génération'.$A$11];[$'Aide à la génération'.$B$2:$'Aide à la génération'.$B$11])" office:value-type="string" office:string-value="9×7" calcext:value-type="string">
            <text:p>9×7</text:p>
          </table:table-cell>
          <table:table-cell table:style-name="ce27" table:formula="of:=[.E4]*2&amp;&quot; ;&quot;&amp;[.E4]*5&amp;&quot; ...&quot;" office:value-type="string" office:string-value="20 ;50 ..." calcext:value-type="string">
            <text:p>20 ;50 ...</text:p>
          </table:table-cell>
          <table:table-cell table:style-name="ce106" table:formula="of:=[.K4]*[.I4]/100" office:value-type="float" office:value="7.6" calcext:value-type="float">
            <text:p>7,6</text:p>
          </table:table-cell>
          <table:table-cell table:style-name="ce35" table:formula="of:=IF(MOD([.M4];2)=0;&quot;2;&quot;;&quot;&quot;)&amp;IF(MOD([.M4];3)=0;&quot;3;&quot;;&quot;&quot;)&amp;IF(MOD([.M4];4)=0;&quot;4;&quot;;&quot;&quot;)&amp;IF(MOD([.M4];5)=0;&quot;5;&quot;;&quot;&quot;)&amp;IF(MOD([.M4];6)=0;&quot;6;&quot;;&quot;&quot;)&amp;IF(MOD([.M4];7)=0;&quot;7;&quot;;&quot;&quot;)&amp;IF(MOD([.M4];8)=0;&quot;8;&quot;;&quot;&quot;)&amp;IF(MOD([.M4];9)=0;&quot;9;&quot;;&quot;&quot;)&amp;IF(MOD([.M4];10)=0;&quot;10;&quot;;&quot;&quot;)&amp;IF(MOD([.M4];12)=0;&quot;12;&quot;;&quot;&quot;)&amp;IF(MOD([.M4];16)=0;&quot;16;&quot;;&quot;&quot;)&amp;IF(MOD([.M4];25)=0;&quot;25;&quot;;&quot;&quot;)" office:value-type="string" office:string-value="2;5;7;10;" calcext:value-type="string">
            <text:p>2;5;7;10;</text:p>
          </table:table-cell>
          <table:table-cell/>
          <table:table-cell table:formula="of:=RANK([.X4];[.X1:.X10])+2" office:value-type="float" office:value="8" calcext:value-type="float">
            <text:p>8</text:p>
          </table:table-cell>
          <table:table-cell table:style-name="ce83" table:formula="of:=RAND()" office:value-type="float" office:value="0.353022662765322" calcext:value-type="float">
            <text:p>0,353022662765322</text:p>
          </table:table-cell>
          <table:table-cell table:formula="of:=RANK([.Z4];[.Z3:.Z8])" office:value-type="float" office:value="1" calcext:value-type="float">
            <text:p>1</text:p>
          </table:table-cell>
          <table:table-cell table:formula="of:=RAND()" office:value-type="float" office:value="0.994235809147883" calcext:value-type="float">
            <text:p>0,994235809147883</text:p>
          </table:table-cell>
          <table:table-cell table:number-columns-repeated="998"/>
        </table:table-row>
        <table:table-row table:style-name="ro3">
          <table:table-cell table:style-name="ce4" table:formula="of:=CHOOSE([.W5];0;0;35;56;64;28;42;63;54;32;72;49)" office:value-type="float" office:value="42" calcext:value-type="float">
            <text:p>4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5]+2" office:value-type="float" office:value="9" calcext:value-type="float">
            <text:p>9</text:p>
          </table:table-cell>
          <table:table-cell table:style-name="ce112" office:value-type="string" calcext:value-type="string">
            <text:p>:</text:p>
          </table:table-cell>
          <table:table-cell table:style-name="ce9"/>
          <table:table-cell table:style-name="ce10"/>
          <table:table-cell table:style-name="ce51" table:formula="of:=CHOOSE([.Y5];10;20;30;40;20;3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160" calcext:value-type="float">
            <text:p>160</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45" calcext:value-type="float">
            <text:p>45</text:p>
          </table:table-cell>
          <table:table-cell table:style-name="ce9" office:value-type="string" calcext:value-type="string">
            <text:p>:</text:p>
          </table:table-cell>
          <table:table-cell table:style-name="ce20"/>
          <table:table-cell table:style-name="ce10"/>
          <table:table-cell/>
          <table:table-cell table:style-name="ce27" table:formula="of:=LOOKUP([.A5];[$'Aide à la génération'.$A$2:$'Aide à la génération'.$A$11];[$'Aide à la génération'.$B$2:$'Aide à la génération'.$B$11])" office:value-type="string" office:string-value="7×6" calcext:value-type="string">
            <text:p>7×6</text:p>
          </table:table-cell>
          <table:table-cell table:style-name="ce27" table:formula="of:=[.E5]*2&amp;&quot; ;&quot;&amp;[.E5]*5&amp;&quot; ...&quot;" office:value-type="string" office:string-value="18 ;45 ..." calcext:value-type="string">
            <text:p>18 ;45 ...</text:p>
          </table:table-cell>
          <table:table-cell table:style-name="ce106" table:formula="of:=[.K5]*[.I5]/100" office:value-type="float" office:value="48" calcext:value-type="float">
            <text:p>48</text:p>
          </table:table-cell>
          <table:table-cell table:style-name="ce35" table:formula="of:=IF(MOD([.M5];2)=0;&quot;2;&quot;;&quot;&quot;)&amp;IF(MOD([.M5];3)=0;&quot;3;&quot;;&quot;&quot;)&amp;IF(MOD([.M5];4)=0;&quot;4;&quot;;&quot;&quot;)&amp;IF(MOD([.M5];5)=0;&quot;5;&quot;;&quot;&quot;)&amp;IF(MOD([.M5];6)=0;&quot;6;&quot;;&quot;&quot;)&amp;IF(MOD([.M5];7)=0;&quot;7;&quot;;&quot;&quot;)&amp;IF(MOD([.M5];8)=0;&quot;8;&quot;;&quot;&quot;)&amp;IF(MOD([.M5];9)=0;&quot;9;&quot;;&quot;&quot;)&amp;IF(MOD([.M5];10)=0;&quot;10;&quot;;&quot;&quot;)&amp;IF(MOD([.M5];12)=0;&quot;12;&quot;;&quot;&quot;)&amp;IF(MOD([.M5];16)=0;&quot;16;&quot;;&quot;&quot;)&amp;IF(MOD([.M5];25)=0;&quot;25;&quot;;&quot;&quot;)" office:value-type="string" office:string-value="3;5;9;" calcext:value-type="string">
            <text:p>3;5;9;</text:p>
          </table:table-cell>
          <table:table-cell/>
          <table:table-cell table:formula="of:=RANK([.X5];[.X1:.X10])+2" office:value-type="float" office:value="7" calcext:value-type="float">
            <text:p>7</text:p>
          </table:table-cell>
          <table:table-cell table:style-name="ce83" table:formula="of:=RAND()" office:value-type="float" office:value="0.434993566977906" calcext:value-type="float">
            <text:p>0,434993566977906</text:p>
          </table:table-cell>
          <table:table-cell table:formula="of:=RANK([.Z5];[.Z3:.Z8])" office:value-type="float" office:value="6" calcext:value-type="float">
            <text:p>6</text:p>
          </table:table-cell>
          <table:table-cell table:formula="of:=RAND()" office:value-type="float" office:value="0.0202065554001654" calcext:value-type="float">
            <text:p>0,020206555400166</text:p>
          </table:table-cell>
          <table:table-cell table:number-columns-repeated="998"/>
        </table:table-row>
        <table:table-row table:style-name="ro3">
          <table:table-cell table:style-name="ce4" table:formula="of:=CHOOSE([.W6];0;0;35;56;64;28;42;63;54;32;72;49)" office:value-type="float" office:value="54" calcext:value-type="float">
            <text:p>54</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6]+2" office:value-type="float" office:value="11" calcext:value-type="float">
            <text:p>11</text:p>
          </table:table-cell>
          <table:table-cell table:style-name="ce112" office:value-type="string" calcext:value-type="string">
            <text:p>:</text:p>
          </table:table-cell>
          <table:table-cell table:style-name="ce9"/>
          <table:table-cell table:style-name="ce10"/>
          <table:table-cell table:style-name="ce51" table:formula="of:=CHOOSE([.Y6];10;20;30;40;20;30)" office:value-type="float" office:value="40" calcext:value-type="float">
            <text:p>40</text:p>
          </table:table-cell>
          <table:table-cell table:style-name="ce41" office:value-type="string" calcext:value-type="string">
            <text:p>% de</text:p>
          </table:table-cell>
          <table:table-cell table:style-name="ce41" table:formula="of:=4*RANDBETWEEN(2;100)" office:value-type="float" office:value="212" calcext:value-type="float">
            <text:p>212</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150" calcext:value-type="float">
            <text:p>150</text:p>
          </table:table-cell>
          <table:table-cell table:style-name="ce9" office:value-type="string" calcext:value-type="string">
            <text:p>:</text:p>
          </table:table-cell>
          <table:table-cell table:style-name="ce20"/>
          <table:table-cell table:style-name="ce10"/>
          <table:table-cell/>
          <table:table-cell table:style-name="ce27" table:formula="of:=LOOKUP([.A6];[$'Aide à la génération'.$A$2:$'Aide à la génération'.$A$11];[$'Aide à la génération'.$B$2:$'Aide à la génération'.$B$11])" office:value-type="string" office:string-value="9×6" calcext:value-type="string">
            <text:p>9×6</text:p>
          </table:table-cell>
          <table:table-cell table:style-name="ce27" table:formula="of:=[.E6]*2&amp;&quot; ;&quot;&amp;[.E6]*5&amp;&quot; ...&quot;" office:value-type="string" office:string-value="22 ;55 ..." calcext:value-type="string">
            <text:p>22 ;55 ...</text:p>
          </table:table-cell>
          <table:table-cell table:style-name="ce106" table:formula="of:=[.K6]*[.I6]/100" office:value-type="float" office:value="84.8" calcext:value-type="float">
            <text:p>84,8</text:p>
          </table:table-cell>
          <table:table-cell table:style-name="ce35" table:formula="of:=IF(MOD([.M6];2)=0;&quot;2;&quot;;&quot;&quot;)&amp;IF(MOD([.M6];3)=0;&quot;3;&quot;;&quot;&quot;)&amp;IF(MOD([.M6];4)=0;&quot;4;&quot;;&quot;&quot;)&amp;IF(MOD([.M6];5)=0;&quot;5;&quot;;&quot;&quot;)&amp;IF(MOD([.M6];6)=0;&quot;6;&quot;;&quot;&quot;)&amp;IF(MOD([.M6];7)=0;&quot;7;&quot;;&quot;&quot;)&amp;IF(MOD([.M6];8)=0;&quot;8;&quot;;&quot;&quot;)&amp;IF(MOD([.M6];9)=0;&quot;9;&quot;;&quot;&quot;)&amp;IF(MOD([.M6];10)=0;&quot;10;&quot;;&quot;&quot;)&amp;IF(MOD([.M6];12)=0;&quot;12;&quot;;&quot;&quot;)&amp;IF(MOD([.M6];16)=0;&quot;16;&quot;;&quot;&quot;)&amp;IF(MOD([.M6];25)=0;&quot;25;&quot;;&quot;&quot;)" office:value-type="string" office:string-value="2;3;5;6;10;25;" calcext:value-type="string">
            <text:p>2;3;5;6;10;25;</text:p>
          </table:table-cell>
          <table:table-cell/>
          <table:table-cell table:formula="of:=RANK([.X6];[.X1:.X10])+2" office:value-type="float" office:value="9" calcext:value-type="float">
            <text:p>9</text:p>
          </table:table-cell>
          <table:table-cell table:style-name="ce83" table:formula="of:=RAND()" office:value-type="float" office:value="0.282061294412428" calcext:value-type="float">
            <text:p>0,282061294412428</text:p>
          </table:table-cell>
          <table:table-cell table:formula="of:=RANK([.Z6];[.Z3:.Z8])" office:value-type="float" office:value="4" calcext:value-type="float">
            <text:p>4</text:p>
          </table:table-cell>
          <table:table-cell table:formula="of:=RAND()" office:value-type="float" office:value="0.477410907836126" calcext:value-type="float">
            <text:p>0,477410907836126</text:p>
          </table:table-cell>
          <table:table-cell table:number-columns-repeated="998"/>
        </table:table-row>
        <table:table-row table:style-name="ro3">
          <table:table-cell table:style-name="ce4" table:formula="of:=CHOOSE([.W7];0;0;35;56;64;28;42;63;54;32;72;49)" office:value-type="float" office:value="56" calcext:value-type="float">
            <text:p>56</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7]+2" office:value-type="float" office:value="6" calcext:value-type="float">
            <text:p>6</text:p>
          </table:table-cell>
          <table:table-cell table:style-name="ce112" office:value-type="string" calcext:value-type="string">
            <text:p>:</text:p>
          </table:table-cell>
          <table:table-cell table:style-name="ce9"/>
          <table:table-cell table:style-name="ce10"/>
          <table:table-cell table:style-name="ce51" table:formula="of:=CHOOSE([.Y7];10;20;30;40;20;3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316" calcext:value-type="float">
            <text:p>316</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36" calcext:value-type="float">
            <text:p>36</text:p>
          </table:table-cell>
          <table:table-cell table:style-name="ce9" office:value-type="string" calcext:value-type="string">
            <text:p>:</text:p>
          </table:table-cell>
          <table:table-cell table:style-name="ce20"/>
          <table:table-cell table:style-name="ce10"/>
          <table:table-cell/>
          <table:table-cell table:style-name="ce27" table:formula="of:=LOOKUP([.A7];[$'Aide à la génération'.$A$2:$'Aide à la génération'.$A$11];[$'Aide à la génération'.$B$2:$'Aide à la génération'.$B$11])" office:value-type="string" office:string-value="8×7" calcext:value-type="string">
            <text:p>8×7</text:p>
          </table:table-cell>
          <table:table-cell table:style-name="ce27" table:formula="of:=[.E7]*2&amp;&quot; ;&quot;&amp;[.E7]*5&amp;&quot; ...&quot;" office:value-type="string" office:string-value="12 ;30 ..." calcext:value-type="string">
            <text:p>12 ;30 ...</text:p>
          </table:table-cell>
          <table:table-cell table:style-name="ce106" table:formula="of:=[.K7]*[.I7]/100" office:value-type="float" office:value="63.2" calcext:value-type="float">
            <text:p>63,2</text:p>
          </table:table-cell>
          <table:table-cell table:style-name="ce35" table:formula="of:=IF(MOD([.M7];2)=0;&quot;2;&quot;;&quot;&quot;)&amp;IF(MOD([.M7];3)=0;&quot;3;&quot;;&quot;&quot;)&amp;IF(MOD([.M7];4)=0;&quot;4;&quot;;&quot;&quot;)&amp;IF(MOD([.M7];5)=0;&quot;5;&quot;;&quot;&quot;)&amp;IF(MOD([.M7];6)=0;&quot;6;&quot;;&quot;&quot;)&amp;IF(MOD([.M7];7)=0;&quot;7;&quot;;&quot;&quot;)&amp;IF(MOD([.M7];8)=0;&quot;8;&quot;;&quot;&quot;)&amp;IF(MOD([.M7];9)=0;&quot;9;&quot;;&quot;&quot;)&amp;IF(MOD([.M7];10)=0;&quot;10;&quot;;&quot;&quot;)&amp;IF(MOD([.M7];12)=0;&quot;12;&quot;;&quot;&quot;)&amp;IF(MOD([.M7];16)=0;&quot;16;&quot;;&quot;&quot;)&amp;IF(MOD([.M7];25)=0;&quot;25;&quot;;&quot;&quot;)" office:value-type="string" office:string-value="2;3;4;6;9;12;" calcext:value-type="string">
            <text:p>2;3;4;6;9;12;</text:p>
          </table:table-cell>
          <table:table-cell/>
          <table:table-cell table:formula="of:=RANK([.X7];[.X1:.X10])+2" office:value-type="float" office:value="4" calcext:value-type="float">
            <text:p>4</text:p>
          </table:table-cell>
          <table:table-cell table:style-name="ce83" table:formula="of:=RAND()" office:value-type="float" office:value="0.811314292508823" calcext:value-type="float">
            <text:p>0,811314292508823</text:p>
          </table:table-cell>
          <table:table-cell table:formula="of:=RANK([.Z7];[.Z3:.Z8])" office:value-type="float" office:value="5" calcext:value-type="float">
            <text:p>5</text:p>
          </table:table-cell>
          <table:table-cell table:formula="of:=RAND()" office:value-type="float" office:value="0.317147352273953" calcext:value-type="float">
            <text:p>0,317147352273953</text:p>
          </table:table-cell>
          <table:table-cell table:number-columns-repeated="998"/>
        </table:table-row>
        <table:table-row table:style-name="ro3">
          <table:table-cell table:style-name="ce4" table:formula="of:=CHOOSE([.W8];0;0;35;56;64;28;42;63;54;32;72;49)" office:value-type="float" office:value="64" calcext:value-type="float">
            <text:p>64</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8]+2" office:value-type="float" office:value="7" calcext:value-type="float">
            <text:p>7</text:p>
          </table:table-cell>
          <table:table-cell table:style-name="ce112" office:value-type="string" calcext:value-type="string">
            <text:p>:</text:p>
          </table:table-cell>
          <table:table-cell table:style-name="ce9"/>
          <table:table-cell table:style-name="ce10"/>
          <table:table-cell table:style-name="ce51" table:formula="of:=CHOOSE([.Y8];10;20;30;40;20;3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376" calcext:value-type="float">
            <text:p>376</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48" calcext:value-type="float">
            <text:p>48</text:p>
          </table:table-cell>
          <table:table-cell table:style-name="ce9" office:value-type="string" calcext:value-type="string">
            <text:p>:</text:p>
          </table:table-cell>
          <table:table-cell table:style-name="ce20"/>
          <table:table-cell table:style-name="ce10"/>
          <table:table-cell/>
          <table:table-cell table:style-name="ce27" table:formula="of:=LOOKUP([.A8];[$'Aide à la génération'.$A$2:$'Aide à la génération'.$A$11];[$'Aide à la génération'.$B$2:$'Aide à la génération'.$B$11])" office:value-type="string" office:string-value="8×8" calcext:value-type="string">
            <text:p>8×8</text:p>
          </table:table-cell>
          <table:table-cell table:style-name="ce27" table:formula="of:=[.E8]*2&amp;&quot; ;&quot;&amp;[.E8]*5&amp;&quot; ...&quot;" office:value-type="string" office:string-value="14 ;35 ..." calcext:value-type="string">
            <text:p>14 ;35 ...</text:p>
          </table:table-cell>
          <table:table-cell table:style-name="ce106" table:formula="of:=[.K8]*[.I8]/100" office:value-type="float" office:value="112.8" calcext:value-type="float">
            <text:p>112,8</text:p>
          </table:table-cell>
          <table:table-cell table:style-name="ce35" table:formula="of:=IF(MOD([.M8];2)=0;&quot;2;&quot;;&quot;&quot;)&amp;IF(MOD([.M8];3)=0;&quot;3;&quot;;&quot;&quot;)&amp;IF(MOD([.M8];4)=0;&quot;4;&quot;;&quot;&quot;)&amp;IF(MOD([.M8];5)=0;&quot;5;&quot;;&quot;&quot;)&amp;IF(MOD([.M8];6)=0;&quot;6;&quot;;&quot;&quot;)&amp;IF(MOD([.M8];7)=0;&quot;7;&quot;;&quot;&quot;)&amp;IF(MOD([.M8];8)=0;&quot;8;&quot;;&quot;&quot;)&amp;IF(MOD([.M8];9)=0;&quot;9;&quot;;&quot;&quot;)&amp;IF(MOD([.M8];10)=0;&quot;10;&quot;;&quot;&quot;)&amp;IF(MOD([.M8];12)=0;&quot;12;&quot;;&quot;&quot;)&amp;IF(MOD([.M8];16)=0;&quot;16;&quot;;&quot;&quot;)&amp;IF(MOD([.M8];25)=0;&quot;25;&quot;;&quot;&quot;)" office:value-type="string" office:string-value="2;3;4;6;8;12;16;" calcext:value-type="string">
            <text:p>2;3;4;6;8;12;16;</text:p>
          </table:table-cell>
          <table:table-cell/>
          <table:table-cell table:formula="of:=RANK([.X8];[.X1:.X10])+2" office:value-type="float" office:value="5" calcext:value-type="float">
            <text:p>5</text:p>
          </table:table-cell>
          <table:table-cell table:style-name="ce83" table:formula="of:=RAND()" office:value-type="float" office:value="0.693906388448905" calcext:value-type="float">
            <text:p>0,693906388448905</text:p>
          </table:table-cell>
          <table:table-cell table:formula="of:=RANK([.Z8];[.Z3:.Z8])" office:value-type="float" office:value="3" calcext:value-type="float">
            <text:p>3</text:p>
          </table:table-cell>
          <table:table-cell table:formula="of:=RAND()" office:value-type="float" office:value="0.548184877563869" calcext:value-type="float">
            <text:p>0,548184877563869</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9];[.X1:.X10])+2" office:value-type="float" office:value="11" calcext:value-type="float">
            <text:p>11</text:p>
          </table:table-cell>
          <table:table-cell table:style-name="ce83" table:formula="of:=RAND()" office:value-type="float" office:value="0.127749996484461" calcext:value-type="float">
            <text:p>0,127749996484461</text:p>
          </table:table-cell>
          <table:table-cell table:number-columns-repeated="1000"/>
        </table:table-row>
        <table:table-row table:style-name="ro4">
          <table:table-cell table:number-columns-repeated="22"/>
          <table:table-cell table:formula="of:=RANK([.X10];[.X1:.X10])+2" office:value-type="float" office:value="3" calcext:value-type="float">
            <text:p>3</text:p>
          </table:table-cell>
          <table:table-cell table:style-name="ce83" table:formula="of:=RAND()" office:value-type="float" office:value="0.836825597499165" calcext:value-type="float">
            <text:p>0,836825597499165</text:p>
          </table:table-cell>
          <table:table-cell table:number-columns-repeated="1000"/>
        </table:table-row>
        <table:table-row table:style-name="ro5">
          <table:table-cell table:number-columns-repeated="1024"/>
        </table:table-row>
        <table:table-row table:style-name="ro2">
          <table:table-cell table:style-name="ce33" office:value-type="string" calcext:value-type="string" table:number-columns-spanned="4" table:number-rows-spanned="2">
            <text:p>CEINTURE</text:p>
            <text:p>JAUNE</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X12];[.X12:.X21])+2" office:value-type="float" office:value="9" calcext:value-type="float">
            <text:p>9</text:p>
          </table:table-cell>
          <table:table-cell table:style-name="ce83" table:formula="of:=RAND()" office:value-type="float" office:value="0.42381307859528" calcext:value-type="float">
            <text:p>0,42381307859528</text:p>
          </table:table-cell>
          <table:table-cell table:number-columns-repeated="1000"/>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4" table:number-rows-spanned="1">
            <text:p>Prénom :</text:p>
          </table:table-cell>
          <table:covered-table-cell table:style-name="ce16"/>
          <table:covered-table-cell table:style-name="ce8"/>
          <table:covered-table-cell/>
          <table:table-cell table:style-name="ce61" office:value-type="string" calcext:value-type="string" table:number-columns-spanned="2" table:number-rows-spanned="1">
            <text:p>Classe :</text:p>
          </table:table-cell>
          <table:covered-table-cell table:style-name="ce19"/>
          <table:table-cell table:style-name="ce22" table:formula="of:=[.$P$2]" office:value-type="string" office:string-value="v8568" calcext:value-type="string">
            <text:p>v8568</text:p>
          </table:table-cell>
          <table:table-cell/>
          <table:table-cell table:style-name="ce25" office:value-type="string" calcext:value-type="string" table:number-columns-spanned="4" table:number-rows-spanned="1">
            <text:p>Correction CEINTURE JAUNE</text:p>
          </table:table-cell>
          <table:covered-table-cell table:style-name="ce28"/>
          <table:covered-table-cell table:style-name="ce30"/>
          <table:covered-table-cell table:style-name="ce31"/>
          <table:table-cell/>
          <table:table-cell table:formula="of:=RANK([.X13];[.X12:.X21])+2" office:value-type="float" office:value="8" calcext:value-type="float">
            <text:p>8</text:p>
          </table:table-cell>
          <table:table-cell table:style-name="ce83" table:formula="of:=RAND()" office:value-type="float" office:value="0.461192688048203" calcext:value-type="float">
            <text:p>0,461192688048203</text:p>
          </table:table-cell>
          <table:table-cell table:number-columns-repeated="1000"/>
        </table:table-row>
        <table:table-row table:style-name="ro3">
          <table:table-cell table:style-name="ce3" office:value-type="string" calcext:value-type="string" table:number-columns-spanned="4" table:number-rows-spanned="1">
            <text:p>Trouver le produit</text:p>
          </table:table-cell>
          <table:covered-table-cell table:number-columns-repeated="3" table:style-name="ce6"/>
          <table:table-cell table:style-name="ce34" office:value-type="string" calcext:value-type="string" table:number-columns-spanned="4" table:number-rows-spanned="1">
            <text:p>Donner 4 multiples de …</text:p>
          </table:table-cell>
          <table:covered-table-cell table:number-columns-repeated="3" table:style-name="ce6"/>
          <table:table-cell table:style-name="ce3" office:value-type="string" calcext:value-type="string" table:number-columns-spanned="4" table:number-rows-spanned="1">
            <text:p>Calculer 20 % 30 % …</text:p>
          </table:table-cell>
          <table:covered-table-cell table:number-columns-repeated="3" table:style-name="ce6"/>
          <table:table-cell table:style-name="ce3" office:value-type="string" calcext:value-type="string" table:number-columns-spanned="4" table:number-rows-spanned="1">
            <text:p>Donner 3 diviseurs de …</text:p>
          </table:table-cell>
          <table:covered-table-cell table:number-columns-repeated="3" table:style-name="ce6"/>
          <table:table-cell table:style-name="ce83"/>
          <table:table-cell table:style-name="ce89" office:value-type="string" calcext:value-type="string">
            <text:p>4<text:span text:style-name="T2">e</text:span></text:p>
          </table:table-cell>
          <table:table-cell table:style-name="ce94" table:formula="of:=[.P12]" office:value-type="string" office:string-value="AB" calcext:value-type="string">
            <text:p>AB</text:p>
          </table:table-cell>
          <table:table-cell table:style-name="ce96"/>
          <table:table-cell table:style-name="ce99" table:formula="of:=[.P13]" office:value-type="string" office:string-value="v8568" calcext:value-type="string">
            <text:p>v8568</text:p>
          </table:table-cell>
          <table:table-cell table:style-name="ce83"/>
          <table:table-cell table:formula="of:=RANK([.X14];[.X12:.X21])+2" office:value-type="float" office:value="10" calcext:value-type="float">
            <text:p>10</text:p>
          </table:table-cell>
          <table:table-cell table:style-name="ce83" table:formula="of:=RAND()" office:value-type="float" office:value="0.263636948021925" calcext:value-type="float">
            <text:p>0,263636948021925</text:p>
          </table:table-cell>
          <table:table-cell table:style-name="ce83" table:formula="of:=RANK([.Z14];[.Z14:.Z19])" office:value-type="float" office:value="4" calcext:value-type="float">
            <text:p>4</text:p>
          </table:table-cell>
          <table:table-cell table:formula="of:=RAND()" office:value-type="float" office:value="0.587610627635363" calcext:value-type="float">
            <text:p>0,587610627635363</text:p>
          </table:table-cell>
          <table:table-cell table:number-columns-repeated="998"/>
        </table:table-row>
        <table:table-row table:style-name="ro3">
          <table:table-cell table:style-name="ce4" table:formula="of:=CHOOSE([.W15];0;0;35;56;64;28;42;63;54;32;72;49)" office:value-type="float" office:value="49" calcext:value-type="float">
            <text:p>49</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15]+2" office:value-type="float" office:value="14" calcext:value-type="float">
            <text:p>14</text:p>
          </table:table-cell>
          <table:table-cell table:style-name="ce112" office:value-type="string" calcext:value-type="string">
            <text:p>:</text:p>
          </table:table-cell>
          <table:table-cell table:style-name="ce9"/>
          <table:table-cell table:style-name="ce10"/>
          <table:table-cell table:style-name="ce51" table:formula="of:=CHOOSE([.Y15];10;20;30;40;20;3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288" calcext:value-type="float">
            <text:p>288</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72" calcext:value-type="float">
            <text:p>72</text:p>
          </table:table-cell>
          <table:table-cell table:style-name="ce9" office:value-type="string" calcext:value-type="string">
            <text:p>:</text:p>
          </table:table-cell>
          <table:table-cell table:style-name="ce20"/>
          <table:table-cell table:style-name="ce10"/>
          <table:table-cell/>
          <table:table-cell table:style-name="ce27" table:formula="of:=LOOKUP([.A15];[$'Aide à la génération'.$A$2:$'Aide à la génération'.$A$11];[$'Aide à la génération'.$B$2:$'Aide à la génération'.$B$11])" office:value-type="string" office:string-value="7×7" calcext:value-type="string">
            <text:p>7×7</text:p>
          </table:table-cell>
          <table:table-cell table:style-name="ce27" table:formula="of:=[.E15]*2&amp;&quot; ;&quot;&amp;[.E15]*5&amp;&quot; ...&quot;" office:value-type="string" office:string-value="28 ;70 ..." calcext:value-type="string">
            <text:p>28 ;70 ...</text:p>
          </table:table-cell>
          <table:table-cell table:style-name="ce106" table:formula="of:=[.K15]*[.I15]/100" office:value-type="float" office:value="86.4" calcext:value-type="float">
            <text:p>86,4</text:p>
          </table:table-cell>
          <table:table-cell table:style-name="ce35" table:formula="of:=IF(MOD([.M15];2)=0;&quot;2;&quot;;&quot;&quot;)&amp;IF(MOD([.M15];3)=0;&quot;3;&quot;;&quot;&quot;)&amp;IF(MOD([.M15];4)=0;&quot;4;&quot;;&quot;&quot;)&amp;IF(MOD([.M15];5)=0;&quot;5;&quot;;&quot;&quot;)&amp;IF(MOD([.M15];6)=0;&quot;6;&quot;;&quot;&quot;)&amp;IF(MOD([.M15];7)=0;&quot;7;&quot;;&quot;&quot;)&amp;IF(MOD([.M15];8)=0;&quot;8;&quot;;&quot;&quot;)&amp;IF(MOD([.M15];9)=0;&quot;9;&quot;;&quot;&quot;)&amp;IF(MOD([.M15];10)=0;&quot;10;&quot;;&quot;&quot;)&amp;IF(MOD([.M15];12)=0;&quot;12;&quot;;&quot;&quot;)&amp;IF(MOD([.M15];16)=0;&quot;16;&quot;;&quot;&quot;)&amp;IF(MOD([.M15];25)=0;&quot;25;&quot;;&quot;&quot;)" office:value-type="string" office:string-value="2;3;4;6;8;9;12;" calcext:value-type="string">
            <text:p>2;3;4;6;8;9;12;</text:p>
          </table:table-cell>
          <table:table-cell/>
          <table:table-cell table:formula="of:=RANK([.X15];[.X12:.X21])+2" office:value-type="float" office:value="12" calcext:value-type="float">
            <text:p>12</text:p>
          </table:table-cell>
          <table:table-cell table:style-name="ce83" table:formula="of:=RAND()" office:value-type="float" office:value="0.0356168824155148" calcext:value-type="float">
            <text:p>0,035616882415515</text:p>
          </table:table-cell>
          <table:table-cell table:formula="of:=RANK([.Z15];[.Z14:.Z19])" office:value-type="float" office:value="3" calcext:value-type="float">
            <text:p>3</text:p>
          </table:table-cell>
          <table:table-cell table:formula="of:=RAND()" office:value-type="float" office:value="0.615244719541329" calcext:value-type="float">
            <text:p>0,615244719541329</text:p>
          </table:table-cell>
          <table:table-cell table:number-columns-repeated="998"/>
        </table:table-row>
        <table:table-row table:style-name="ro3">
          <table:table-cell table:style-name="ce4" table:formula="of:=CHOOSE([.W16];0;0;35;56;64;28;42;63;54;32;72;49)" office:value-type="float" office:value="56" calcext:value-type="float">
            <text:p>56</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16]+2" office:value-type="float" office:value="6" calcext:value-type="float">
            <text:p>6</text:p>
          </table:table-cell>
          <table:table-cell table:style-name="ce112" office:value-type="string" calcext:value-type="string">
            <text:p>:</text:p>
          </table:table-cell>
          <table:table-cell table:style-name="ce9"/>
          <table:table-cell table:style-name="ce10"/>
          <table:table-cell table:style-name="ce51" table:formula="of:=CHOOSE([.Y16];10;20;30;40;20;3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360" calcext:value-type="float">
            <text:p>360</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80" calcext:value-type="float">
            <text:p>80</text:p>
          </table:table-cell>
          <table:table-cell table:style-name="ce9" office:value-type="string" calcext:value-type="string">
            <text:p>:</text:p>
          </table:table-cell>
          <table:table-cell table:style-name="ce20"/>
          <table:table-cell table:style-name="ce10"/>
          <table:table-cell/>
          <table:table-cell table:style-name="ce27" table:formula="of:=LOOKUP([.A16];[$'Aide à la génération'.$A$2:$'Aide à la génération'.$A$11];[$'Aide à la génération'.$B$2:$'Aide à la génération'.$B$11])" office:value-type="string" office:string-value="8×7" calcext:value-type="string">
            <text:p>8×7</text:p>
          </table:table-cell>
          <table:table-cell table:style-name="ce27" table:formula="of:=[.E16]*2&amp;&quot; ;&quot;&amp;[.E16]*5&amp;&quot; ...&quot;" office:value-type="string" office:string-value="12 ;30 ..." calcext:value-type="string">
            <text:p>12 ;30 ...</text:p>
          </table:table-cell>
          <table:table-cell table:style-name="ce106" table:formula="of:=[.K16]*[.I16]/100" office:value-type="float" office:value="108" calcext:value-type="float">
            <text:p>108</text:p>
          </table:table-cell>
          <table:table-cell table:style-name="ce35" table:formula="of:=IF(MOD([.M16];2)=0;&quot;2;&quot;;&quot;&quot;)&amp;IF(MOD([.M16];3)=0;&quot;3;&quot;;&quot;&quot;)&amp;IF(MOD([.M16];4)=0;&quot;4;&quot;;&quot;&quot;)&amp;IF(MOD([.M16];5)=0;&quot;5;&quot;;&quot;&quot;)&amp;IF(MOD([.M16];6)=0;&quot;6;&quot;;&quot;&quot;)&amp;IF(MOD([.M16];7)=0;&quot;7;&quot;;&quot;&quot;)&amp;IF(MOD([.M16];8)=0;&quot;8;&quot;;&quot;&quot;)&amp;IF(MOD([.M16];9)=0;&quot;9;&quot;;&quot;&quot;)&amp;IF(MOD([.M16];10)=0;&quot;10;&quot;;&quot;&quot;)&amp;IF(MOD([.M16];12)=0;&quot;12;&quot;;&quot;&quot;)&amp;IF(MOD([.M16];16)=0;&quot;16;&quot;;&quot;&quot;)&amp;IF(MOD([.M16];25)=0;&quot;25;&quot;;&quot;&quot;)" office:value-type="string" office:string-value="2;4;5;8;10;16;" calcext:value-type="string">
            <text:p>2;4;5;8;10;16;</text:p>
          </table:table-cell>
          <table:table-cell/>
          <table:table-cell table:formula="of:=RANK([.X16];[.X12:.X21])+2" office:value-type="float" office:value="4" calcext:value-type="float">
            <text:p>4</text:p>
          </table:table-cell>
          <table:table-cell table:style-name="ce83" table:formula="of:=RAND()" office:value-type="float" office:value="0.86541406535006" calcext:value-type="float">
            <text:p>0,86541406535006</text:p>
          </table:table-cell>
          <table:table-cell table:formula="of:=RANK([.Z16];[.Z14:.Z19])" office:value-type="float" office:value="6" calcext:value-type="float">
            <text:p>6</text:p>
          </table:table-cell>
          <table:table-cell table:formula="of:=RAND()" office:value-type="float" office:value="0.203029164174624" calcext:value-type="float">
            <text:p>0,203029164174624</text:p>
          </table:table-cell>
          <table:table-cell table:number-columns-repeated="998"/>
        </table:table-row>
        <table:table-row table:style-name="ro3">
          <table:table-cell table:style-name="ce4" table:formula="of:=CHOOSE([.W17];0;0;35;56;64;28;42;63;54;32;72;49)" office:value-type="float" office:value="64" calcext:value-type="float">
            <text:p>64</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17]+2" office:value-type="float" office:value="7" calcext:value-type="float">
            <text:p>7</text:p>
          </table:table-cell>
          <table:table-cell table:style-name="ce112" office:value-type="string" calcext:value-type="string">
            <text:p>:</text:p>
          </table:table-cell>
          <table:table-cell table:style-name="ce9"/>
          <table:table-cell table:style-name="ce10"/>
          <table:table-cell table:style-name="ce51" table:formula="of:=CHOOSE([.Y17];10;20;30;40;20;3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148" calcext:value-type="float">
            <text:p>148</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84" calcext:value-type="float">
            <text:p>84</text:p>
          </table:table-cell>
          <table:table-cell table:style-name="ce9" office:value-type="string" calcext:value-type="string">
            <text:p>:</text:p>
          </table:table-cell>
          <table:table-cell table:style-name="ce20"/>
          <table:table-cell table:style-name="ce10"/>
          <table:table-cell/>
          <table:table-cell table:style-name="ce27" table:formula="of:=LOOKUP([.A17];[$'Aide à la génération'.$A$2:$'Aide à la génération'.$A$11];[$'Aide à la génération'.$B$2:$'Aide à la génération'.$B$11])" office:value-type="string" office:string-value="8×8" calcext:value-type="string">
            <text:p>8×8</text:p>
          </table:table-cell>
          <table:table-cell table:style-name="ce27" table:formula="of:=[.E17]*2&amp;&quot; ;&quot;&amp;[.E17]*5&amp;&quot; ...&quot;" office:value-type="string" office:string-value="14 ;35 ..." calcext:value-type="string">
            <text:p>14 ;35 ...</text:p>
          </table:table-cell>
          <table:table-cell table:style-name="ce106" table:formula="of:=[.K17]*[.I17]/100" office:value-type="float" office:value="29.6" calcext:value-type="float">
            <text:p>29,6</text:p>
          </table:table-cell>
          <table:table-cell table:style-name="ce35" table:formula="of:=IF(MOD([.M17];2)=0;&quot;2;&quot;;&quot;&quot;)&amp;IF(MOD([.M17];3)=0;&quot;3;&quot;;&quot;&quot;)&amp;IF(MOD([.M17];4)=0;&quot;4;&quot;;&quot;&quot;)&amp;IF(MOD([.M17];5)=0;&quot;5;&quot;;&quot;&quot;)&amp;IF(MOD([.M17];6)=0;&quot;6;&quot;;&quot;&quot;)&amp;IF(MOD([.M17];7)=0;&quot;7;&quot;;&quot;&quot;)&amp;IF(MOD([.M17];8)=0;&quot;8;&quot;;&quot;&quot;)&amp;IF(MOD([.M17];9)=0;&quot;9;&quot;;&quot;&quot;)&amp;IF(MOD([.M17];10)=0;&quot;10;&quot;;&quot;&quot;)&amp;IF(MOD([.M17];12)=0;&quot;12;&quot;;&quot;&quot;)&amp;IF(MOD([.M17];16)=0;&quot;16;&quot;;&quot;&quot;)&amp;IF(MOD([.M17];25)=0;&quot;25;&quot;;&quot;&quot;)" office:value-type="string" office:string-value="2;3;4;6;7;12;" calcext:value-type="string">
            <text:p>2;3;4;6;7;12;</text:p>
          </table:table-cell>
          <table:table-cell/>
          <table:table-cell table:formula="of:=RANK([.X17];[.X12:.X21])+2" office:value-type="float" office:value="5" calcext:value-type="float">
            <text:p>5</text:p>
          </table:table-cell>
          <table:table-cell table:style-name="ce83" table:formula="of:=RAND()" office:value-type="float" office:value="0.726608396432568" calcext:value-type="float">
            <text:p>0,726608396432568</text:p>
          </table:table-cell>
          <table:table-cell table:formula="of:=RANK([.Z17];[.Z14:.Z19])" office:value-type="float" office:value="2" calcext:value-type="float">
            <text:p>2</text:p>
          </table:table-cell>
          <table:table-cell table:formula="of:=RAND()" office:value-type="float" office:value="0.878963080040218" calcext:value-type="float">
            <text:p>0,878963080040218</text:p>
          </table:table-cell>
          <table:table-cell table:number-columns-repeated="998"/>
        </table:table-row>
        <table:table-row table:style-name="ro3">
          <table:table-cell table:style-name="ce4" table:formula="of:=CHOOSE([.W18];0;0;35;56;64;28;42;63;54;32;72;49)" office:value-type="float" office:value="35" calcext:value-type="float">
            <text:p>35</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18]+2" office:value-type="float" office:value="5" calcext:value-type="float">
            <text:p>5</text:p>
          </table:table-cell>
          <table:table-cell table:style-name="ce112" office:value-type="string" calcext:value-type="string">
            <text:p>:</text:p>
          </table:table-cell>
          <table:table-cell table:style-name="ce9"/>
          <table:table-cell table:style-name="ce10"/>
          <table:table-cell table:style-name="ce51" table:formula="of:=CHOOSE([.Y18];10;20;30;40;20;3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76" calcext:value-type="float">
            <text:p>76</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24" calcext:value-type="float">
            <text:p>24</text:p>
          </table:table-cell>
          <table:table-cell table:style-name="ce9" office:value-type="string" calcext:value-type="string">
            <text:p>:</text:p>
          </table:table-cell>
          <table:table-cell table:style-name="ce20"/>
          <table:table-cell table:style-name="ce10"/>
          <table:table-cell/>
          <table:table-cell table:style-name="ce27" table:formula="of:=LOOKUP([.A18];[$'Aide à la génération'.$A$2:$'Aide à la génération'.$A$11];[$'Aide à la génération'.$B$2:$'Aide à la génération'.$B$11])" office:value-type="string" office:string-value="7×5" calcext:value-type="string">
            <text:p>7×5</text:p>
          </table:table-cell>
          <table:table-cell table:style-name="ce27" table:formula="of:=[.E18]*2&amp;&quot; ;&quot;&amp;[.E18]*5&amp;&quot; ...&quot;" office:value-type="string" office:string-value="10 ;25 ..." calcext:value-type="string">
            <text:p>10 ;25 ...</text:p>
          </table:table-cell>
          <table:table-cell table:style-name="ce106" table:formula="of:=[.K18]*[.I18]/100" office:value-type="float" office:value="15.2" calcext:value-type="float">
            <text:p>15,2</text:p>
          </table:table-cell>
          <table:table-cell table:style-name="ce35" table:formula="of:=IF(MOD([.M18];2)=0;&quot;2;&quot;;&quot;&quot;)&amp;IF(MOD([.M18];3)=0;&quot;3;&quot;;&quot;&quot;)&amp;IF(MOD([.M18];4)=0;&quot;4;&quot;;&quot;&quot;)&amp;IF(MOD([.M18];5)=0;&quot;5;&quot;;&quot;&quot;)&amp;IF(MOD([.M18];6)=0;&quot;6;&quot;;&quot;&quot;)&amp;IF(MOD([.M18];7)=0;&quot;7;&quot;;&quot;&quot;)&amp;IF(MOD([.M18];8)=0;&quot;8;&quot;;&quot;&quot;)&amp;IF(MOD([.M18];9)=0;&quot;9;&quot;;&quot;&quot;)&amp;IF(MOD([.M18];10)=0;&quot;10;&quot;;&quot;&quot;)&amp;IF(MOD([.M18];12)=0;&quot;12;&quot;;&quot;&quot;)&amp;IF(MOD([.M18];16)=0;&quot;16;&quot;;&quot;&quot;)&amp;IF(MOD([.M18];25)=0;&quot;25;&quot;;&quot;&quot;)" office:value-type="string" office:string-value="2;3;4;6;8;12;" calcext:value-type="string">
            <text:p>2;3;4;6;8;12;</text:p>
          </table:table-cell>
          <table:table-cell/>
          <table:table-cell table:formula="of:=RANK([.X18];[.X12:.X21])+2" office:value-type="float" office:value="3" calcext:value-type="float">
            <text:p>3</text:p>
          </table:table-cell>
          <table:table-cell table:style-name="ce83" table:formula="of:=RAND()" office:value-type="float" office:value="0.999942952439626" calcext:value-type="float">
            <text:p>0,999942952439626</text:p>
          </table:table-cell>
          <table:table-cell table:formula="of:=RANK([.Z18];[.Z14:.Z19])" office:value-type="float" office:value="5" calcext:value-type="float">
            <text:p>5</text:p>
          </table:table-cell>
          <table:table-cell table:formula="of:=RAND()" office:value-type="float" office:value="0.51458755239193" calcext:value-type="float">
            <text:p>0,51458755239193</text:p>
          </table:table-cell>
          <table:table-cell table:number-columns-repeated="998"/>
        </table:table-row>
        <table:table-row table:style-name="ro3">
          <table:table-cell table:style-name="ce4" table:formula="of:=CHOOSE([.W19];0;0;35;56;64;28;42;63;54;32;72;49)" office:value-type="float" office:value="28" calcext:value-type="float">
            <text:p>28</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19]+2" office:value-type="float" office:value="8" calcext:value-type="float">
            <text:p>8</text:p>
          </table:table-cell>
          <table:table-cell table:style-name="ce112" office:value-type="string" calcext:value-type="string">
            <text:p>:</text:p>
          </table:table-cell>
          <table:table-cell table:style-name="ce9"/>
          <table:table-cell table:style-name="ce10"/>
          <table:table-cell table:style-name="ce51" table:formula="of:=CHOOSE([.Y19];10;20;30;40;20;30)" office:value-type="float" office:value="10" calcext:value-type="float">
            <text:p>10</text:p>
          </table:table-cell>
          <table:table-cell table:style-name="ce41" office:value-type="string" calcext:value-type="string">
            <text:p>% de</text:p>
          </table:table-cell>
          <table:table-cell table:style-name="ce41" table:formula="of:=4*RANDBETWEEN(2;100)" office:value-type="float" office:value="148" calcext:value-type="float">
            <text:p>148</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56" calcext:value-type="float">
            <text:p>56</text:p>
          </table:table-cell>
          <table:table-cell table:style-name="ce9" office:value-type="string" calcext:value-type="string">
            <text:p>:</text:p>
          </table:table-cell>
          <table:table-cell table:style-name="ce20"/>
          <table:table-cell table:style-name="ce10"/>
          <table:table-cell/>
          <table:table-cell table:style-name="ce27" table:formula="of:=LOOKUP([.A19];[$'Aide à la génération'.$A$2:$'Aide à la génération'.$A$11];[$'Aide à la génération'.$B$2:$'Aide à la génération'.$B$11])" office:value-type="string" office:string-value="7×4" calcext:value-type="string">
            <text:p>7×4</text:p>
          </table:table-cell>
          <table:table-cell table:style-name="ce27" table:formula="of:=[.E19]*2&amp;&quot; ;&quot;&amp;[.E19]*5&amp;&quot; ...&quot;" office:value-type="string" office:string-value="16 ;40 ..." calcext:value-type="string">
            <text:p>16 ;40 ...</text:p>
          </table:table-cell>
          <table:table-cell table:style-name="ce106" table:formula="of:=[.K19]*[.I19]/100" office:value-type="float" office:value="14.8" calcext:value-type="float">
            <text:p>14,8</text:p>
          </table:table-cell>
          <table:table-cell table:style-name="ce35" table:formula="of:=IF(MOD([.M19];2)=0;&quot;2;&quot;;&quot;&quot;)&amp;IF(MOD([.M19];3)=0;&quot;3;&quot;;&quot;&quot;)&amp;IF(MOD([.M19];4)=0;&quot;4;&quot;;&quot;&quot;)&amp;IF(MOD([.M19];5)=0;&quot;5;&quot;;&quot;&quot;)&amp;IF(MOD([.M19];6)=0;&quot;6;&quot;;&quot;&quot;)&amp;IF(MOD([.M19];7)=0;&quot;7;&quot;;&quot;&quot;)&amp;IF(MOD([.M19];8)=0;&quot;8;&quot;;&quot;&quot;)&amp;IF(MOD([.M19];9)=0;&quot;9;&quot;;&quot;&quot;)&amp;IF(MOD([.M19];10)=0;&quot;10;&quot;;&quot;&quot;)&amp;IF(MOD([.M19];12)=0;&quot;12;&quot;;&quot;&quot;)&amp;IF(MOD([.M19];16)=0;&quot;16;&quot;;&quot;&quot;)&amp;IF(MOD([.M19];25)=0;&quot;25;&quot;;&quot;&quot;)" office:value-type="string" office:string-value="2;4;7;8;" calcext:value-type="string">
            <text:p>2;4;7;8;</text:p>
          </table:table-cell>
          <table:table-cell/>
          <table:table-cell table:formula="of:=RANK([.X19];[.X12:.X21])+2" office:value-type="float" office:value="6" calcext:value-type="float">
            <text:p>6</text:p>
          </table:table-cell>
          <table:table-cell table:style-name="ce83" table:formula="of:=RAND()" office:value-type="float" office:value="0.588858619401889" calcext:value-type="float">
            <text:p>0,588858619401889</text:p>
          </table:table-cell>
          <table:table-cell table:formula="of:=RANK([.Z19];[.Z14:.Z19])" office:value-type="float" office:value="1" calcext:value-type="float">
            <text:p>1</text:p>
          </table:table-cell>
          <table:table-cell table:formula="of:=RAND()" office:value-type="float" office:value="0.904488267880674" calcext:value-type="float">
            <text:p>0,904488267880674</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20];[.X12:.X21])+2" office:value-type="float" office:value="11" calcext:value-type="float">
            <text:p>11</text:p>
          </table:table-cell>
          <table:table-cell table:style-name="ce83" table:formula="of:=RAND()" office:value-type="float" office:value="0.212765176329411" calcext:value-type="float">
            <text:p>0,212765176329411</text:p>
          </table:table-cell>
          <table:table-cell table:number-columns-repeated="1000"/>
        </table:table-row>
        <table:table-row table:style-name="ro4">
          <table:table-cell table:number-columns-repeated="22"/>
          <table:table-cell table:formula="of:=RANK([.X21];[.X12:.X21])+2" office:value-type="float" office:value="7" calcext:value-type="float">
            <text:p>7</text:p>
          </table:table-cell>
          <table:table-cell table:style-name="ce83" table:formula="of:=RAND()" office:value-type="float" office:value="0.485823273375637" calcext:value-type="float">
            <text:p>0,485823273375637</text:p>
          </table:table-cell>
          <table:table-cell table:number-columns-repeated="1000"/>
        </table:table-row>
        <table:table-row table:style-name="ro5">
          <table:table-cell table:number-columns-repeated="1024"/>
        </table:table-row>
        <table:table-row table:style-name="ro2">
          <table:table-cell table:style-name="ce33" office:value-type="string" calcext:value-type="string" table:number-columns-spanned="4" table:number-rows-spanned="2">
            <text:p>CEINTURE</text:p>
            <text:p>JAUNE</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X23];[.X23:.X32])+2" office:value-type="float" office:value="11" calcext:value-type="float">
            <text:p>11</text:p>
          </table:table-cell>
          <table:table-cell table:style-name="ce83" table:formula="of:=RAND()" office:value-type="float" office:value="0.0961211565093465" calcext:value-type="float">
            <text:p>0,096121156509347</text:p>
          </table:table-cell>
          <table:table-cell table:number-columns-repeated="1000"/>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4" table:number-rows-spanned="1">
            <text:p>Prénom :</text:p>
          </table:table-cell>
          <table:covered-table-cell table:style-name="ce16"/>
          <table:covered-table-cell table:style-name="ce8"/>
          <table:covered-table-cell/>
          <table:table-cell table:style-name="ce61" office:value-type="string" calcext:value-type="string" table:number-columns-spanned="2" table:number-rows-spanned="1">
            <text:p>Classe :</text:p>
          </table:table-cell>
          <table:covered-table-cell table:style-name="ce19"/>
          <table:table-cell table:style-name="ce22" table:formula="of:=[.$P$2]" office:value-type="string" office:string-value="v8568" calcext:value-type="string">
            <text:p>v8568</text:p>
          </table:table-cell>
          <table:table-cell/>
          <table:table-cell table:style-name="ce25" office:value-type="string" calcext:value-type="string" table:number-columns-spanned="4" table:number-rows-spanned="1">
            <text:p>Correction CEINTURE JAUNE</text:p>
          </table:table-cell>
          <table:covered-table-cell table:style-name="ce28"/>
          <table:covered-table-cell table:style-name="ce30"/>
          <table:covered-table-cell table:style-name="ce31"/>
          <table:table-cell/>
          <table:table-cell table:formula="of:=RANK([.X24];[.X23:.X32])+2" office:value-type="float" office:value="12" calcext:value-type="float">
            <text:p>12</text:p>
          </table:table-cell>
          <table:table-cell table:style-name="ce83" table:formula="of:=RAND()" office:value-type="float" office:value="0.0906121527196238" calcext:value-type="float">
            <text:p>0,090612152719624</text:p>
          </table:table-cell>
          <table:table-cell table:number-columns-repeated="1000"/>
        </table:table-row>
        <table:table-row table:style-name="ro3">
          <table:table-cell table:style-name="ce3" office:value-type="string" calcext:value-type="string" table:number-columns-spanned="4" table:number-rows-spanned="1">
            <text:p>Trouver le produit</text:p>
          </table:table-cell>
          <table:covered-table-cell table:number-columns-repeated="3" table:style-name="ce6"/>
          <table:table-cell table:style-name="ce34" office:value-type="string" calcext:value-type="string" table:number-columns-spanned="4" table:number-rows-spanned="1">
            <text:p>Donner 4 multiples de …</text:p>
          </table:table-cell>
          <table:covered-table-cell table:number-columns-repeated="3" table:style-name="ce6"/>
          <table:table-cell table:style-name="ce3" office:value-type="string" calcext:value-type="string" table:number-columns-spanned="4" table:number-rows-spanned="1">
            <text:p>Calculer 20 % 30 % …</text:p>
          </table:table-cell>
          <table:covered-table-cell table:number-columns-repeated="3" table:style-name="ce6"/>
          <table:table-cell table:style-name="ce3" office:value-type="string" calcext:value-type="string" table:number-columns-spanned="4" table:number-rows-spanned="1">
            <text:p>Donner 3 diviseurs de …</text:p>
          </table:table-cell>
          <table:covered-table-cell table:number-columns-repeated="3" table:style-name="ce6"/>
          <table:table-cell table:style-name="ce83"/>
          <table:table-cell table:style-name="ce89" office:value-type="string" calcext:value-type="string">
            <text:p>4<text:span text:style-name="T2">e</text:span></text:p>
          </table:table-cell>
          <table:table-cell table:style-name="ce94" table:formula="of:=[.P23]" office:value-type="string" office:string-value="AC" calcext:value-type="string">
            <text:p>AC</text:p>
          </table:table-cell>
          <table:table-cell table:style-name="ce96"/>
          <table:table-cell table:style-name="ce99" table:formula="of:=[.P24]" office:value-type="string" office:string-value="v8568" calcext:value-type="string">
            <text:p>v8568</text:p>
          </table:table-cell>
          <table:table-cell table:style-name="ce83"/>
          <table:table-cell table:formula="of:=RANK([.X25];[.X23:.X32])+2" office:value-type="float" office:value="5" calcext:value-type="float">
            <text:p>5</text:p>
          </table:table-cell>
          <table:table-cell table:style-name="ce83" table:formula="of:=RAND()" office:value-type="float" office:value="0.735890093091783" calcext:value-type="float">
            <text:p>0,735890093091783</text:p>
          </table:table-cell>
          <table:table-cell table:style-name="ce83" table:formula="of:=RANK([.Z25];[.Z25:.Z30])" office:value-type="float" office:value="6" calcext:value-type="float">
            <text:p>6</text:p>
          </table:table-cell>
          <table:table-cell table:formula="of:=RAND()" office:value-type="float" office:value="0.388137897111004" calcext:value-type="float">
            <text:p>0,388137897111004</text:p>
          </table:table-cell>
          <table:table-cell table:number-columns-repeated="998"/>
        </table:table-row>
        <table:table-row table:style-name="ro3">
          <table:table-cell table:style-name="ce4" table:formula="of:=CHOOSE([.W26];0;0;35;56;64;28;42;63;54;32;72;49)" office:value-type="float" office:value="28" calcext:value-type="float">
            <text:p>28</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26]+2" office:value-type="float" office:value="8" calcext:value-type="float">
            <text:p>8</text:p>
          </table:table-cell>
          <table:table-cell table:style-name="ce112" office:value-type="string" calcext:value-type="string">
            <text:p>:</text:p>
          </table:table-cell>
          <table:table-cell table:style-name="ce9"/>
          <table:table-cell table:style-name="ce10"/>
          <table:table-cell table:style-name="ce51" table:formula="of:=CHOOSE([.Y26];10;20;30;40;20;30)" office:value-type="float" office:value="10" calcext:value-type="float">
            <text:p>10</text:p>
          </table:table-cell>
          <table:table-cell table:style-name="ce41" office:value-type="string" calcext:value-type="string">
            <text:p>% de</text:p>
          </table:table-cell>
          <table:table-cell table:style-name="ce41" table:formula="of:=4*RANDBETWEEN(2;100)" office:value-type="float" office:value="228" calcext:value-type="float">
            <text:p>228</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72" calcext:value-type="float">
            <text:p>72</text:p>
          </table:table-cell>
          <table:table-cell table:style-name="ce9" office:value-type="string" calcext:value-type="string">
            <text:p>:</text:p>
          </table:table-cell>
          <table:table-cell table:style-name="ce20"/>
          <table:table-cell table:style-name="ce10"/>
          <table:table-cell/>
          <table:table-cell table:style-name="ce27" table:formula="of:=LOOKUP([.A26];[$'Aide à la génération'.$A$2:$'Aide à la génération'.$A$11];[$'Aide à la génération'.$B$2:$'Aide à la génération'.$B$11])" office:value-type="string" office:string-value="7×4" calcext:value-type="string">
            <text:p>7×4</text:p>
          </table:table-cell>
          <table:table-cell table:style-name="ce27" table:formula="of:=[.E26]*2&amp;&quot; ;&quot;&amp;[.E26]*5&amp;&quot; ...&quot;" office:value-type="string" office:string-value="16 ;40 ..." calcext:value-type="string">
            <text:p>16 ;40 ...</text:p>
          </table:table-cell>
          <table:table-cell table:style-name="ce106" table:formula="of:=[.K26]*[.I26]/100" office:value-type="float" office:value="22.8" calcext:value-type="float">
            <text:p>22,8</text:p>
          </table:table-cell>
          <table:table-cell table:style-name="ce35" table:formula="of:=IF(MOD([.M26];2)=0;&quot;2;&quot;;&quot;&quot;)&amp;IF(MOD([.M26];3)=0;&quot;3;&quot;;&quot;&quot;)&amp;IF(MOD([.M26];4)=0;&quot;4;&quot;;&quot;&quot;)&amp;IF(MOD([.M26];5)=0;&quot;5;&quot;;&quot;&quot;)&amp;IF(MOD([.M26];6)=0;&quot;6;&quot;;&quot;&quot;)&amp;IF(MOD([.M26];7)=0;&quot;7;&quot;;&quot;&quot;)&amp;IF(MOD([.M26];8)=0;&quot;8;&quot;;&quot;&quot;)&amp;IF(MOD([.M26];9)=0;&quot;9;&quot;;&quot;&quot;)&amp;IF(MOD([.M26];10)=0;&quot;10;&quot;;&quot;&quot;)&amp;IF(MOD([.M26];12)=0;&quot;12;&quot;;&quot;&quot;)&amp;IF(MOD([.M26];16)=0;&quot;16;&quot;;&quot;&quot;)&amp;IF(MOD([.M26];25)=0;&quot;25;&quot;;&quot;&quot;)" office:value-type="string" office:string-value="2;3;4;6;8;9;12;" calcext:value-type="string">
            <text:p>2;3;4;6;8;9;12;</text:p>
          </table:table-cell>
          <table:table-cell/>
          <table:table-cell table:formula="of:=RANK([.X26];[.X23:.X32])+2" office:value-type="float" office:value="6" calcext:value-type="float">
            <text:p>6</text:p>
          </table:table-cell>
          <table:table-cell table:style-name="ce83" table:formula="of:=RAND()" office:value-type="float" office:value="0.707306733737538" calcext:value-type="float">
            <text:p>0,707306733737538</text:p>
          </table:table-cell>
          <table:table-cell table:formula="of:=RANK([.Z26];[.Z25:.Z30])" office:value-type="float" office:value="1" calcext:value-type="float">
            <text:p>1</text:p>
          </table:table-cell>
          <table:table-cell table:formula="of:=RAND()" office:value-type="float" office:value="0.658155621594672" calcext:value-type="float">
            <text:p>0,658155621594672</text:p>
          </table:table-cell>
          <table:table-cell table:number-columns-repeated="998"/>
        </table:table-row>
        <table:table-row table:style-name="ro3">
          <table:table-cell table:style-name="ce4" table:formula="of:=CHOOSE([.W27];0;0;35;56;64;28;42;63;54;32;72;49)" office:value-type="float" office:value="63" calcext:value-type="float">
            <text:p>63</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27]+2" office:value-type="float" office:value="10" calcext:value-type="float">
            <text:p>10</text:p>
          </table:table-cell>
          <table:table-cell table:style-name="ce112" office:value-type="string" calcext:value-type="string">
            <text:p>:</text:p>
          </table:table-cell>
          <table:table-cell table:style-name="ce9"/>
          <table:table-cell table:style-name="ce10"/>
          <table:table-cell table:style-name="ce51" table:formula="of:=CHOOSE([.Y27];10;20;30;40;20;30)" office:value-type="float" office:value="40" calcext:value-type="float">
            <text:p>40</text:p>
          </table:table-cell>
          <table:table-cell table:style-name="ce41" office:value-type="string" calcext:value-type="string">
            <text:p>% de</text:p>
          </table:table-cell>
          <table:table-cell table:style-name="ce41" table:formula="of:=4*RANDBETWEEN(2;100)" office:value-type="float" office:value="372" calcext:value-type="float">
            <text:p>372</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45" calcext:value-type="float">
            <text:p>45</text:p>
          </table:table-cell>
          <table:table-cell table:style-name="ce9" office:value-type="string" calcext:value-type="string">
            <text:p>:</text:p>
          </table:table-cell>
          <table:table-cell table:style-name="ce20"/>
          <table:table-cell table:style-name="ce10"/>
          <table:table-cell/>
          <table:table-cell table:style-name="ce27" table:formula="of:=LOOKUP([.A27];[$'Aide à la génération'.$A$2:$'Aide à la génération'.$A$11];[$'Aide à la génération'.$B$2:$'Aide à la génération'.$B$11])" office:value-type="string" office:string-value="9×7" calcext:value-type="string">
            <text:p>9×7</text:p>
          </table:table-cell>
          <table:table-cell table:style-name="ce27" table:formula="of:=[.E27]*2&amp;&quot; ;&quot;&amp;[.E27]*5&amp;&quot; ...&quot;" office:value-type="string" office:string-value="20 ;50 ..." calcext:value-type="string">
            <text:p>20 ;50 ...</text:p>
          </table:table-cell>
          <table:table-cell table:style-name="ce106" table:formula="of:=[.K27]*[.I27]/100" office:value-type="float" office:value="148.8" calcext:value-type="float">
            <text:p>148,8</text:p>
          </table:table-cell>
          <table:table-cell table:style-name="ce35" table:formula="of:=IF(MOD([.M27];2)=0;&quot;2;&quot;;&quot;&quot;)&amp;IF(MOD([.M27];3)=0;&quot;3;&quot;;&quot;&quot;)&amp;IF(MOD([.M27];4)=0;&quot;4;&quot;;&quot;&quot;)&amp;IF(MOD([.M27];5)=0;&quot;5;&quot;;&quot;&quot;)&amp;IF(MOD([.M27];6)=0;&quot;6;&quot;;&quot;&quot;)&amp;IF(MOD([.M27];7)=0;&quot;7;&quot;;&quot;&quot;)&amp;IF(MOD([.M27];8)=0;&quot;8;&quot;;&quot;&quot;)&amp;IF(MOD([.M27];9)=0;&quot;9;&quot;;&quot;&quot;)&amp;IF(MOD([.M27];10)=0;&quot;10;&quot;;&quot;&quot;)&amp;IF(MOD([.M27];12)=0;&quot;12;&quot;;&quot;&quot;)&amp;IF(MOD([.M27];16)=0;&quot;16;&quot;;&quot;&quot;)&amp;IF(MOD([.M27];25)=0;&quot;25;&quot;;&quot;&quot;)" office:value-type="string" office:string-value="3;5;9;" calcext:value-type="string">
            <text:p>3;5;9;</text:p>
          </table:table-cell>
          <table:table-cell/>
          <table:table-cell table:formula="of:=RANK([.X27];[.X23:.X32])+2" office:value-type="float" office:value="8" calcext:value-type="float">
            <text:p>8</text:p>
          </table:table-cell>
          <table:table-cell table:style-name="ce83" table:formula="of:=RAND()" office:value-type="float" office:value="0.447173051531244" calcext:value-type="float">
            <text:p>0,447173051531244</text:p>
          </table:table-cell>
          <table:table-cell table:formula="of:=RANK([.Z27];[.Z25:.Z30])" office:value-type="float" office:value="4" calcext:value-type="float">
            <text:p>4</text:p>
          </table:table-cell>
          <table:table-cell table:formula="of:=RAND()" office:value-type="float" office:value="0.494860428168815" calcext:value-type="float">
            <text:p>0,494860428168815</text:p>
          </table:table-cell>
          <table:table-cell table:number-columns-repeated="998"/>
        </table:table-row>
        <table:table-row table:style-name="ro3">
          <table:table-cell table:style-name="ce4" table:formula="of:=CHOOSE([.W28];0;0;35;56;64;28;42;63;54;32;72;49)" office:value-type="float" office:value="35" calcext:value-type="float">
            <text:p>35</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28]+2" office:value-type="float" office:value="5" calcext:value-type="float">
            <text:p>5</text:p>
          </table:table-cell>
          <table:table-cell table:style-name="ce112" office:value-type="string" calcext:value-type="string">
            <text:p>:</text:p>
          </table:table-cell>
          <table:table-cell table:style-name="ce9"/>
          <table:table-cell table:style-name="ce10"/>
          <table:table-cell table:style-name="ce51" table:formula="of:=CHOOSE([.Y28];10;20;30;40;20;3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252" calcext:value-type="float">
            <text:p>252</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72" calcext:value-type="float">
            <text:p>72</text:p>
          </table:table-cell>
          <table:table-cell table:style-name="ce9" office:value-type="string" calcext:value-type="string">
            <text:p>:</text:p>
          </table:table-cell>
          <table:table-cell table:style-name="ce20"/>
          <table:table-cell table:style-name="ce10"/>
          <table:table-cell/>
          <table:table-cell table:style-name="ce27" table:formula="of:=LOOKUP([.A28];[$'Aide à la génération'.$A$2:$'Aide à la génération'.$A$11];[$'Aide à la génération'.$B$2:$'Aide à la génération'.$B$11])" office:value-type="string" office:string-value="7×5" calcext:value-type="string">
            <text:p>7×5</text:p>
          </table:table-cell>
          <table:table-cell table:style-name="ce27" table:formula="of:=[.E28]*2&amp;&quot; ;&quot;&amp;[.E28]*5&amp;&quot; ...&quot;" office:value-type="string" office:string-value="10 ;25 ..." calcext:value-type="string">
            <text:p>10 ;25 ...</text:p>
          </table:table-cell>
          <table:table-cell table:style-name="ce106" table:formula="of:=[.K28]*[.I28]/100" office:value-type="float" office:value="50.4" calcext:value-type="float">
            <text:p>50,4</text:p>
          </table:table-cell>
          <table:table-cell table:style-name="ce35" table:formula="of:=IF(MOD([.M28];2)=0;&quot;2;&quot;;&quot;&quot;)&amp;IF(MOD([.M28];3)=0;&quot;3;&quot;;&quot;&quot;)&amp;IF(MOD([.M28];4)=0;&quot;4;&quot;;&quot;&quot;)&amp;IF(MOD([.M28];5)=0;&quot;5;&quot;;&quot;&quot;)&amp;IF(MOD([.M28];6)=0;&quot;6;&quot;;&quot;&quot;)&amp;IF(MOD([.M28];7)=0;&quot;7;&quot;;&quot;&quot;)&amp;IF(MOD([.M28];8)=0;&quot;8;&quot;;&quot;&quot;)&amp;IF(MOD([.M28];9)=0;&quot;9;&quot;;&quot;&quot;)&amp;IF(MOD([.M28];10)=0;&quot;10;&quot;;&quot;&quot;)&amp;IF(MOD([.M28];12)=0;&quot;12;&quot;;&quot;&quot;)&amp;IF(MOD([.M28];16)=0;&quot;16;&quot;;&quot;&quot;)&amp;IF(MOD([.M28];25)=0;&quot;25;&quot;;&quot;&quot;)" office:value-type="string" office:string-value="2;3;4;6;8;9;12;" calcext:value-type="string">
            <text:p>2;3;4;6;8;9;12;</text:p>
          </table:table-cell>
          <table:table-cell/>
          <table:table-cell table:formula="of:=RANK([.X28];[.X23:.X32])+2" office:value-type="float" office:value="3" calcext:value-type="float">
            <text:p>3</text:p>
          </table:table-cell>
          <table:table-cell table:style-name="ce83" table:formula="of:=RAND()" office:value-type="float" office:value="0.993987786842101" calcext:value-type="float">
            <text:p>0,993987786842101</text:p>
          </table:table-cell>
          <table:table-cell table:formula="of:=RANK([.Z28];[.Z25:.Z30])" office:value-type="float" office:value="5" calcext:value-type="float">
            <text:p>5</text:p>
          </table:table-cell>
          <table:table-cell table:formula="of:=RAND()" office:value-type="float" office:value="0.43078010201202" calcext:value-type="float">
            <text:p>0,43078010201202</text:p>
          </table:table-cell>
          <table:table-cell table:number-columns-repeated="998"/>
        </table:table-row>
        <table:table-row table:style-name="ro3">
          <table:table-cell table:style-name="ce4" table:formula="of:=CHOOSE([.W29];0;0;35;56;64;28;42;63;54;32;72;49)" office:value-type="float" office:value="32" calcext:value-type="float">
            <text:p>3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29]+2" office:value-type="float" office:value="12" calcext:value-type="float">
            <text:p>12</text:p>
          </table:table-cell>
          <table:table-cell table:style-name="ce112" office:value-type="string" calcext:value-type="string">
            <text:p>:</text:p>
          </table:table-cell>
          <table:table-cell table:style-name="ce9"/>
          <table:table-cell table:style-name="ce10"/>
          <table:table-cell table:style-name="ce51" table:formula="of:=CHOOSE([.Y29];10;20;30;40;20;3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300" calcext:value-type="float">
            <text:p>300</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90" calcext:value-type="float">
            <text:p>90</text:p>
          </table:table-cell>
          <table:table-cell table:style-name="ce9" office:value-type="string" calcext:value-type="string">
            <text:p>:</text:p>
          </table:table-cell>
          <table:table-cell table:style-name="ce20"/>
          <table:table-cell table:style-name="ce10"/>
          <table:table-cell/>
          <table:table-cell table:style-name="ce27" table:formula="of:=LOOKUP([.A29];[$'Aide à la génération'.$A$2:$'Aide à la génération'.$A$11];[$'Aide à la génération'.$B$2:$'Aide à la génération'.$B$11])" office:value-type="string" office:string-value="8×4" calcext:value-type="string">
            <text:p>8×4</text:p>
          </table:table-cell>
          <table:table-cell table:style-name="ce27" table:formula="of:=[.E29]*2&amp;&quot; ;&quot;&amp;[.E29]*5&amp;&quot; ...&quot;" office:value-type="string" office:string-value="24 ;60 ..." calcext:value-type="string">
            <text:p>24 ;60 ...</text:p>
          </table:table-cell>
          <table:table-cell table:style-name="ce106" table:formula="of:=[.K29]*[.I29]/100" office:value-type="float" office:value="60" calcext:value-type="float">
            <text:p>60</text:p>
          </table:table-cell>
          <table:table-cell table:style-name="ce35" table:formula="of:=IF(MOD([.M29];2)=0;&quot;2;&quot;;&quot;&quot;)&amp;IF(MOD([.M29];3)=0;&quot;3;&quot;;&quot;&quot;)&amp;IF(MOD([.M29];4)=0;&quot;4;&quot;;&quot;&quot;)&amp;IF(MOD([.M29];5)=0;&quot;5;&quot;;&quot;&quot;)&amp;IF(MOD([.M29];6)=0;&quot;6;&quot;;&quot;&quot;)&amp;IF(MOD([.M29];7)=0;&quot;7;&quot;;&quot;&quot;)&amp;IF(MOD([.M29];8)=0;&quot;8;&quot;;&quot;&quot;)&amp;IF(MOD([.M29];9)=0;&quot;9;&quot;;&quot;&quot;)&amp;IF(MOD([.M29];10)=0;&quot;10;&quot;;&quot;&quot;)&amp;IF(MOD([.M29];12)=0;&quot;12;&quot;;&quot;&quot;)&amp;IF(MOD([.M29];16)=0;&quot;16;&quot;;&quot;&quot;)&amp;IF(MOD([.M29];25)=0;&quot;25;&quot;;&quot;&quot;)" office:value-type="string" office:string-value="2;3;5;6;9;10;" calcext:value-type="string">
            <text:p>2;3;5;6;9;10;</text:p>
          </table:table-cell>
          <table:table-cell/>
          <table:table-cell table:formula="of:=RANK([.X29];[.X23:.X32])+2" office:value-type="float" office:value="10" calcext:value-type="float">
            <text:p>10</text:p>
          </table:table-cell>
          <table:table-cell table:style-name="ce83" table:formula="of:=RAND()" office:value-type="float" office:value="0.198384690995989" calcext:value-type="float">
            <text:p>0,198384690995989</text:p>
          </table:table-cell>
          <table:table-cell table:formula="of:=RANK([.Z29];[.Z25:.Z30])" office:value-type="float" office:value="2" calcext:value-type="float">
            <text:p>2</text:p>
          </table:table-cell>
          <table:table-cell table:formula="of:=RAND()" office:value-type="float" office:value="0.556241368784902" calcext:value-type="float">
            <text:p>0,556241368784902</text:p>
          </table:table-cell>
          <table:table-cell table:number-columns-repeated="998"/>
        </table:table-row>
        <table:table-row table:style-name="ro3">
          <table:table-cell table:style-name="ce4" table:formula="of:=CHOOSE([.W30];0;0;35;56;64;28;42;63;54;32;72;49)" office:value-type="float" office:value="54" calcext:value-type="float">
            <text:p>54</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30]+2" office:value-type="float" office:value="11" calcext:value-type="float">
            <text:p>11</text:p>
          </table:table-cell>
          <table:table-cell table:style-name="ce112" office:value-type="string" calcext:value-type="string">
            <text:p>:</text:p>
          </table:table-cell>
          <table:table-cell table:style-name="ce9"/>
          <table:table-cell table:style-name="ce10"/>
          <table:table-cell table:style-name="ce51" table:formula="of:=CHOOSE([.Y30];10;20;30;40;20;3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388" calcext:value-type="float">
            <text:p>388</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56" calcext:value-type="float">
            <text:p>56</text:p>
          </table:table-cell>
          <table:table-cell table:style-name="ce9" office:value-type="string" calcext:value-type="string">
            <text:p>:</text:p>
          </table:table-cell>
          <table:table-cell table:style-name="ce20"/>
          <table:table-cell table:style-name="ce10"/>
          <table:table-cell/>
          <table:table-cell table:style-name="ce27" table:formula="of:=LOOKUP([.A30];[$'Aide à la génération'.$A$2:$'Aide à la génération'.$A$11];[$'Aide à la génération'.$B$2:$'Aide à la génération'.$B$11])" office:value-type="string" office:string-value="9×6" calcext:value-type="string">
            <text:p>9×6</text:p>
          </table:table-cell>
          <table:table-cell table:style-name="ce27" table:formula="of:=[.E30]*2&amp;&quot; ;&quot;&amp;[.E30]*5&amp;&quot; ...&quot;" office:value-type="string" office:string-value="22 ;55 ..." calcext:value-type="string">
            <text:p>22 ;55 ...</text:p>
          </table:table-cell>
          <table:table-cell table:style-name="ce106" table:formula="of:=[.K30]*[.I30]/100" office:value-type="float" office:value="116.4" calcext:value-type="float">
            <text:p>116,4</text:p>
          </table:table-cell>
          <table:table-cell table:style-name="ce35" table:formula="of:=IF(MOD([.M30];2)=0;&quot;2;&quot;;&quot;&quot;)&amp;IF(MOD([.M30];3)=0;&quot;3;&quot;;&quot;&quot;)&amp;IF(MOD([.M30];4)=0;&quot;4;&quot;;&quot;&quot;)&amp;IF(MOD([.M30];5)=0;&quot;5;&quot;;&quot;&quot;)&amp;IF(MOD([.M30];6)=0;&quot;6;&quot;;&quot;&quot;)&amp;IF(MOD([.M30];7)=0;&quot;7;&quot;;&quot;&quot;)&amp;IF(MOD([.M30];8)=0;&quot;8;&quot;;&quot;&quot;)&amp;IF(MOD([.M30];9)=0;&quot;9;&quot;;&quot;&quot;)&amp;IF(MOD([.M30];10)=0;&quot;10;&quot;;&quot;&quot;)&amp;IF(MOD([.M30];12)=0;&quot;12;&quot;;&quot;&quot;)&amp;IF(MOD([.M30];16)=0;&quot;16;&quot;;&quot;&quot;)&amp;IF(MOD([.M30];25)=0;&quot;25;&quot;;&quot;&quot;)" office:value-type="string" office:string-value="2;4;7;8;" calcext:value-type="string">
            <text:p>2;4;7;8;</text:p>
          </table:table-cell>
          <table:table-cell/>
          <table:table-cell table:formula="of:=RANK([.X30];[.X23:.X32])+2" office:value-type="float" office:value="9" calcext:value-type="float">
            <text:p>9</text:p>
          </table:table-cell>
          <table:table-cell table:style-name="ce83" table:formula="of:=RAND()" office:value-type="float" office:value="0.446159962710172" calcext:value-type="float">
            <text:p>0,446159962710172</text:p>
          </table:table-cell>
          <table:table-cell table:formula="of:=RANK([.Z30];[.Z25:.Z30])" office:value-type="float" office:value="3" calcext:value-type="float">
            <text:p>3</text:p>
          </table:table-cell>
          <table:table-cell table:formula="of:=RAND()" office:value-type="float" office:value="0.50146145185401" calcext:value-type="float">
            <text:p>0,50146145185401</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31];[.X23:.X32])+2" office:value-type="float" office:value="4" calcext:value-type="float">
            <text:p>4</text:p>
          </table:table-cell>
          <table:table-cell table:style-name="ce83" table:formula="of:=RAND()" office:value-type="float" office:value="0.990282231078956" calcext:value-type="float">
            <text:p>0,990282231078956</text:p>
          </table:table-cell>
          <table:table-cell table:number-columns-repeated="1000"/>
        </table:table-row>
        <table:table-row table:style-name="ro4">
          <table:table-cell table:number-columns-repeated="22"/>
          <table:table-cell table:formula="of:=RANK([.X32];[.X23:.X32])+2" office:value-type="float" office:value="7" calcext:value-type="float">
            <text:p>7</text:p>
          </table:table-cell>
          <table:table-cell table:style-name="ce83" table:formula="of:=RAND()" office:value-type="float" office:value="0.583381869385061" calcext:value-type="float">
            <text:p>0,583381869385061</text:p>
          </table:table-cell>
          <table:table-cell table:number-columns-repeated="1000"/>
        </table:table-row>
        <table:table-row table:style-name="ro5">
          <table:table-cell table:number-columns-repeated="1024"/>
        </table:table-row>
        <table:table-row table:style-name="ro2">
          <table:table-cell table:style-name="ce33" office:value-type="string" calcext:value-type="string" table:number-columns-spanned="4" table:number-rows-spanned="2">
            <text:p>CEINTURE</text:p>
            <text:p>JAUNE</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X34];[.X34:.X43])+2" office:value-type="float" office:value="4" calcext:value-type="float">
            <text:p>4</text:p>
          </table:table-cell>
          <table:table-cell table:style-name="ce83" table:formula="of:=RAND()" office:value-type="float" office:value="0.943677659338288" calcext:value-type="float">
            <text:p>0,943677659338288</text:p>
          </table:table-cell>
          <table:table-cell table:number-columns-repeated="1000"/>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4" table:number-rows-spanned="1">
            <text:p>Prénom :</text:p>
          </table:table-cell>
          <table:covered-table-cell table:style-name="ce16"/>
          <table:covered-table-cell table:style-name="ce8"/>
          <table:covered-table-cell/>
          <table:table-cell table:style-name="ce61" office:value-type="string" calcext:value-type="string" table:number-columns-spanned="2" table:number-rows-spanned="1">
            <text:p>Classe :</text:p>
          </table:table-cell>
          <table:covered-table-cell table:style-name="ce19"/>
          <table:table-cell table:style-name="ce22" table:formula="of:=[.$P$2]" office:value-type="string" office:string-value="v8568" calcext:value-type="string">
            <text:p>v8568</text:p>
          </table:table-cell>
          <table:table-cell/>
          <table:table-cell table:style-name="ce25" office:value-type="string" calcext:value-type="string" table:number-columns-spanned="4" table:number-rows-spanned="1">
            <text:p>Correction CEINTURE JAUNE</text:p>
          </table:table-cell>
          <table:covered-table-cell table:style-name="ce28"/>
          <table:covered-table-cell table:style-name="ce30"/>
          <table:covered-table-cell table:style-name="ce31"/>
          <table:table-cell/>
          <table:table-cell table:formula="of:=RANK([.X35];[.X34:.X43])+2" office:value-type="float" office:value="3" calcext:value-type="float">
            <text:p>3</text:p>
          </table:table-cell>
          <table:table-cell table:style-name="ce83" table:formula="of:=RAND()" office:value-type="float" office:value="0.992464605813822" calcext:value-type="float">
            <text:p>0,992464605813822</text:p>
          </table:table-cell>
          <table:table-cell table:number-columns-repeated="1000"/>
        </table:table-row>
        <table:table-row table:style-name="ro3">
          <table:table-cell table:style-name="ce3" office:value-type="string" calcext:value-type="string" table:number-columns-spanned="4" table:number-rows-spanned="1">
            <text:p>Trouver le produit</text:p>
          </table:table-cell>
          <table:covered-table-cell table:number-columns-repeated="3" table:style-name="ce6"/>
          <table:table-cell table:style-name="ce34" office:value-type="string" calcext:value-type="string" table:number-columns-spanned="4" table:number-rows-spanned="1">
            <text:p>Donner 4 multiples de …</text:p>
          </table:table-cell>
          <table:covered-table-cell table:number-columns-repeated="3" table:style-name="ce6"/>
          <table:table-cell table:style-name="ce3" office:value-type="string" calcext:value-type="string" table:number-columns-spanned="4" table:number-rows-spanned="1">
            <text:p>Calculer 20 % 30 % …</text:p>
          </table:table-cell>
          <table:covered-table-cell table:number-columns-repeated="3" table:style-name="ce6"/>
          <table:table-cell table:style-name="ce3" office:value-type="string" calcext:value-type="string" table:number-columns-spanned="4" table:number-rows-spanned="1">
            <text:p>Donner 3 diviseurs de …</text:p>
          </table:table-cell>
          <table:covered-table-cell table:number-columns-repeated="3" table:style-name="ce6"/>
          <table:table-cell table:style-name="ce83"/>
          <table:table-cell table:style-name="ce89" office:value-type="string" calcext:value-type="string">
            <text:p>4<text:span text:style-name="T2">e</text:span></text:p>
          </table:table-cell>
          <table:table-cell table:style-name="ce94" table:formula="of:=[.P34]" office:value-type="string" office:string-value="AD" calcext:value-type="string">
            <text:p>AD</text:p>
          </table:table-cell>
          <table:table-cell table:style-name="ce96"/>
          <table:table-cell table:style-name="ce99" table:formula="of:=[.P35]" office:value-type="string" office:string-value="v8568" calcext:value-type="string">
            <text:p>v8568</text:p>
          </table:table-cell>
          <table:table-cell table:style-name="ce83"/>
          <table:table-cell table:formula="of:=RANK([.X36];[.X34:.X43])+2" office:value-type="float" office:value="5" calcext:value-type="float">
            <text:p>5</text:p>
          </table:table-cell>
          <table:table-cell table:style-name="ce83" table:formula="of:=RAND()" office:value-type="float" office:value="0.891726145870626" calcext:value-type="float">
            <text:p>0,891726145870626</text:p>
          </table:table-cell>
          <table:table-cell table:style-name="ce83" table:formula="of:=RANK([.Z36];[.Z36:.Z41])" office:value-type="float" office:value="6" calcext:value-type="float">
            <text:p>6</text:p>
          </table:table-cell>
          <table:table-cell table:formula="of:=RAND()" office:value-type="float" office:value="0.423431350535519" calcext:value-type="float">
            <text:p>0,423431350535519</text:p>
          </table:table-cell>
          <table:table-cell table:number-columns-repeated="998"/>
        </table:table-row>
        <table:table-row table:style-name="ro3">
          <table:table-cell table:style-name="ce4" table:formula="of:=CHOOSE([.W37];0;0;35;56;64;28;42;63;54;32;72;49)" office:value-type="float" office:value="72" calcext:value-type="float">
            <text:p>7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37]+2" office:value-type="float" office:value="13" calcext:value-type="float">
            <text:p>13</text:p>
          </table:table-cell>
          <table:table-cell table:style-name="ce112" office:value-type="string" calcext:value-type="string">
            <text:p>:</text:p>
          </table:table-cell>
          <table:table-cell table:style-name="ce9"/>
          <table:table-cell table:style-name="ce10"/>
          <table:table-cell table:style-name="ce51" table:formula="of:=CHOOSE([.Y37];10;20;30;40;20;3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200" calcext:value-type="float">
            <text:p>200</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140" calcext:value-type="float">
            <text:p>140</text:p>
          </table:table-cell>
          <table:table-cell table:style-name="ce9" office:value-type="string" calcext:value-type="string">
            <text:p>:</text:p>
          </table:table-cell>
          <table:table-cell table:style-name="ce20"/>
          <table:table-cell table:style-name="ce10"/>
          <table:table-cell/>
          <table:table-cell table:style-name="ce27" table:formula="of:=LOOKUP([.A37];[$'Aide à la génération'.$A$2:$'Aide à la génération'.$A$11];[$'Aide à la génération'.$B$2:$'Aide à la génération'.$B$11])" office:value-type="string" office:string-value="9×8" calcext:value-type="string">
            <text:p>9×8</text:p>
          </table:table-cell>
          <table:table-cell table:style-name="ce27" table:formula="of:=[.E37]*2&amp;&quot; ;&quot;&amp;[.E37]*5&amp;&quot; ...&quot;" office:value-type="string" office:string-value="26 ;65 ..." calcext:value-type="string">
            <text:p>26 ;65 ...</text:p>
          </table:table-cell>
          <table:table-cell table:style-name="ce106" table:formula="of:=[.K37]*[.I37]/100" office:value-type="float" office:value="40" calcext:value-type="float">
            <text:p>40</text:p>
          </table:table-cell>
          <table:table-cell table:style-name="ce35" table:formula="of:=IF(MOD([.M37];2)=0;&quot;2;&quot;;&quot;&quot;)&amp;IF(MOD([.M37];3)=0;&quot;3;&quot;;&quot;&quot;)&amp;IF(MOD([.M37];4)=0;&quot;4;&quot;;&quot;&quot;)&amp;IF(MOD([.M37];5)=0;&quot;5;&quot;;&quot;&quot;)&amp;IF(MOD([.M37];6)=0;&quot;6;&quot;;&quot;&quot;)&amp;IF(MOD([.M37];7)=0;&quot;7;&quot;;&quot;&quot;)&amp;IF(MOD([.M37];8)=0;&quot;8;&quot;;&quot;&quot;)&amp;IF(MOD([.M37];9)=0;&quot;9;&quot;;&quot;&quot;)&amp;IF(MOD([.M37];10)=0;&quot;10;&quot;;&quot;&quot;)&amp;IF(MOD([.M37];12)=0;&quot;12;&quot;;&quot;&quot;)&amp;IF(MOD([.M37];16)=0;&quot;16;&quot;;&quot;&quot;)&amp;IF(MOD([.M37];25)=0;&quot;25;&quot;;&quot;&quot;)" office:value-type="string" office:string-value="2;4;5;7;10;" calcext:value-type="string">
            <text:p>2;4;5;7;10;</text:p>
          </table:table-cell>
          <table:table-cell/>
          <table:table-cell table:formula="of:=RANK([.X37];[.X34:.X43])+2" office:value-type="float" office:value="11" calcext:value-type="float">
            <text:p>11</text:p>
          </table:table-cell>
          <table:table-cell table:style-name="ce83" table:formula="of:=RAND()" office:value-type="float" office:value="0.0148049929913488" calcext:value-type="float">
            <text:p>0,014804992991349</text:p>
          </table:table-cell>
          <table:table-cell table:formula="of:=RANK([.Z37];[.Z36:.Z41])" office:value-type="float" office:value="2" calcext:value-type="float">
            <text:p>2</text:p>
          </table:table-cell>
          <table:table-cell table:formula="of:=RAND()" office:value-type="float" office:value="0.963560350962199" calcext:value-type="float">
            <text:p>0,963560350962199</text:p>
          </table:table-cell>
          <table:table-cell table:number-columns-repeated="998"/>
        </table:table-row>
        <table:table-row table:style-name="ro3">
          <table:table-cell table:style-name="ce4" table:formula="of:=CHOOSE([.W38];0;0;35;56;64;28;42;63;54;32;72;49)" office:value-type="float" office:value="42" calcext:value-type="float">
            <text:p>4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38]+2" office:value-type="float" office:value="9" calcext:value-type="float">
            <text:p>9</text:p>
          </table:table-cell>
          <table:table-cell table:style-name="ce112" office:value-type="string" calcext:value-type="string">
            <text:p>:</text:p>
          </table:table-cell>
          <table:table-cell table:style-name="ce9"/>
          <table:table-cell table:style-name="ce10"/>
          <table:table-cell table:style-name="ce51" table:formula="of:=CHOOSE([.Y38];10;20;30;40;20;3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388" calcext:value-type="float">
            <text:p>388</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60" calcext:value-type="float">
            <text:p>60</text:p>
          </table:table-cell>
          <table:table-cell table:style-name="ce9" office:value-type="string" calcext:value-type="string">
            <text:p>:</text:p>
          </table:table-cell>
          <table:table-cell table:style-name="ce20"/>
          <table:table-cell table:style-name="ce10"/>
          <table:table-cell/>
          <table:table-cell table:style-name="ce27" table:formula="of:=LOOKUP([.A38];[$'Aide à la génération'.$A$2:$'Aide à la génération'.$A$11];[$'Aide à la génération'.$B$2:$'Aide à la génération'.$B$11])" office:value-type="string" office:string-value="7×6" calcext:value-type="string">
            <text:p>7×6</text:p>
          </table:table-cell>
          <table:table-cell table:style-name="ce27" table:formula="of:=[.E38]*2&amp;&quot; ;&quot;&amp;[.E38]*5&amp;&quot; ...&quot;" office:value-type="string" office:string-value="18 ;45 ..." calcext:value-type="string">
            <text:p>18 ;45 ...</text:p>
          </table:table-cell>
          <table:table-cell table:style-name="ce106" table:formula="of:=[.K38]*[.I38]/100" office:value-type="float" office:value="116.4" calcext:value-type="float">
            <text:p>116,4</text:p>
          </table:table-cell>
          <table:table-cell table:style-name="ce35" table:formula="of:=IF(MOD([.M38];2)=0;&quot;2;&quot;;&quot;&quot;)&amp;IF(MOD([.M38];3)=0;&quot;3;&quot;;&quot;&quot;)&amp;IF(MOD([.M38];4)=0;&quot;4;&quot;;&quot;&quot;)&amp;IF(MOD([.M38];5)=0;&quot;5;&quot;;&quot;&quot;)&amp;IF(MOD([.M38];6)=0;&quot;6;&quot;;&quot;&quot;)&amp;IF(MOD([.M38];7)=0;&quot;7;&quot;;&quot;&quot;)&amp;IF(MOD([.M38];8)=0;&quot;8;&quot;;&quot;&quot;)&amp;IF(MOD([.M38];9)=0;&quot;9;&quot;;&quot;&quot;)&amp;IF(MOD([.M38];10)=0;&quot;10;&quot;;&quot;&quot;)&amp;IF(MOD([.M38];12)=0;&quot;12;&quot;;&quot;&quot;)&amp;IF(MOD([.M38];16)=0;&quot;16;&quot;;&quot;&quot;)&amp;IF(MOD([.M38];25)=0;&quot;25;&quot;;&quot;&quot;)" office:value-type="string" office:string-value="2;3;4;5;6;10;12;" calcext:value-type="string">
            <text:p>2;3;4;5;6;10;12;</text:p>
          </table:table-cell>
          <table:table-cell/>
          <table:table-cell table:formula="of:=RANK([.X38];[.X34:.X43])+2" office:value-type="float" office:value="7" calcext:value-type="float">
            <text:p>7</text:p>
          </table:table-cell>
          <table:table-cell table:style-name="ce83" table:formula="of:=RAND()" office:value-type="float" office:value="0.686376458582376" calcext:value-type="float">
            <text:p>0,686376458582376</text:p>
          </table:table-cell>
          <table:table-cell table:formula="of:=RANK([.Z38];[.Z36:.Z41])" office:value-type="float" office:value="3" calcext:value-type="float">
            <text:p>3</text:p>
          </table:table-cell>
          <table:table-cell table:formula="of:=RAND()" office:value-type="float" office:value="0.884832721167542" calcext:value-type="float">
            <text:p>0,884832721167542</text:p>
          </table:table-cell>
          <table:table-cell table:number-columns-repeated="998"/>
        </table:table-row>
        <table:table-row table:style-name="ro3">
          <table:table-cell table:style-name="ce4" table:formula="of:=CHOOSE([.W39];0;0;35;56;64;28;42;63;54;32;72;49)" office:value-type="float" office:value="63" calcext:value-type="float">
            <text:p>63</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39]+2" office:value-type="float" office:value="10" calcext:value-type="float">
            <text:p>10</text:p>
          </table:table-cell>
          <table:table-cell table:style-name="ce112" office:value-type="string" calcext:value-type="string">
            <text:p>:</text:p>
          </table:table-cell>
          <table:table-cell table:style-name="ce9"/>
          <table:table-cell table:style-name="ce10"/>
          <table:table-cell table:style-name="ce51" table:formula="of:=CHOOSE([.Y39];10;20;30;40;20;3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320" calcext:value-type="float">
            <text:p>320</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36" calcext:value-type="float">
            <text:p>36</text:p>
          </table:table-cell>
          <table:table-cell table:style-name="ce9" office:value-type="string" calcext:value-type="string">
            <text:p>:</text:p>
          </table:table-cell>
          <table:table-cell table:style-name="ce20"/>
          <table:table-cell table:style-name="ce10"/>
          <table:table-cell/>
          <table:table-cell table:style-name="ce27" table:formula="of:=LOOKUP([.A39];[$'Aide à la génération'.$A$2:$'Aide à la génération'.$A$11];[$'Aide à la génération'.$B$2:$'Aide à la génération'.$B$11])" office:value-type="string" office:string-value="9×7" calcext:value-type="string">
            <text:p>9×7</text:p>
          </table:table-cell>
          <table:table-cell table:style-name="ce27" table:formula="of:=[.E39]*2&amp;&quot; ;&quot;&amp;[.E39]*5&amp;&quot; ...&quot;" office:value-type="string" office:string-value="20 ;50 ..." calcext:value-type="string">
            <text:p>20 ;50 ...</text:p>
          </table:table-cell>
          <table:table-cell table:style-name="ce106" table:formula="of:=[.K39]*[.I39]/100" office:value-type="float" office:value="64" calcext:value-type="float">
            <text:p>64</text:p>
          </table:table-cell>
          <table:table-cell table:style-name="ce35" table:formula="of:=IF(MOD([.M39];2)=0;&quot;2;&quot;;&quot;&quot;)&amp;IF(MOD([.M39];3)=0;&quot;3;&quot;;&quot;&quot;)&amp;IF(MOD([.M39];4)=0;&quot;4;&quot;;&quot;&quot;)&amp;IF(MOD([.M39];5)=0;&quot;5;&quot;;&quot;&quot;)&amp;IF(MOD([.M39];6)=0;&quot;6;&quot;;&quot;&quot;)&amp;IF(MOD([.M39];7)=0;&quot;7;&quot;;&quot;&quot;)&amp;IF(MOD([.M39];8)=0;&quot;8;&quot;;&quot;&quot;)&amp;IF(MOD([.M39];9)=0;&quot;9;&quot;;&quot;&quot;)&amp;IF(MOD([.M39];10)=0;&quot;10;&quot;;&quot;&quot;)&amp;IF(MOD([.M39];12)=0;&quot;12;&quot;;&quot;&quot;)&amp;IF(MOD([.M39];16)=0;&quot;16;&quot;;&quot;&quot;)&amp;IF(MOD([.M39];25)=0;&quot;25;&quot;;&quot;&quot;)" office:value-type="string" office:string-value="2;3;4;6;9;12;" calcext:value-type="string">
            <text:p>2;3;4;6;9;12;</text:p>
          </table:table-cell>
          <table:table-cell/>
          <table:table-cell table:formula="of:=RANK([.X39];[.X34:.X43])+2" office:value-type="float" office:value="8" calcext:value-type="float">
            <text:p>8</text:p>
          </table:table-cell>
          <table:table-cell table:style-name="ce83" table:formula="of:=RAND()" office:value-type="float" office:value="0.532805163784907" calcext:value-type="float">
            <text:p>0,532805163784907</text:p>
          </table:table-cell>
          <table:table-cell table:formula="of:=RANK([.Z39];[.Z36:.Z41])" office:value-type="float" office:value="5" calcext:value-type="float">
            <text:p>5</text:p>
          </table:table-cell>
          <table:table-cell table:formula="of:=RAND()" office:value-type="float" office:value="0.478036428043736" calcext:value-type="float">
            <text:p>0,478036428043736</text:p>
          </table:table-cell>
          <table:table-cell table:number-columns-repeated="998"/>
        </table:table-row>
        <table:table-row table:style-name="ro3">
          <table:table-cell table:style-name="ce4" table:formula="of:=CHOOSE([.W40];0;0;35;56;64;28;42;63;54;32;72;49)" office:value-type="float" office:value="49" calcext:value-type="float">
            <text:p>49</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40]+2" office:value-type="float" office:value="14" calcext:value-type="float">
            <text:p>14</text:p>
          </table:table-cell>
          <table:table-cell table:style-name="ce112" office:value-type="string" calcext:value-type="string">
            <text:p>:</text:p>
          </table:table-cell>
          <table:table-cell table:style-name="ce9"/>
          <table:table-cell table:style-name="ce10"/>
          <table:table-cell table:style-name="ce51" table:formula="of:=CHOOSE([.Y40];10;20;30;40;20;30)" office:value-type="float" office:value="10" calcext:value-type="float">
            <text:p>10</text:p>
          </table:table-cell>
          <table:table-cell table:style-name="ce41" office:value-type="string" calcext:value-type="string">
            <text:p>% de</text:p>
          </table:table-cell>
          <table:table-cell table:style-name="ce41" table:formula="of:=4*RANDBETWEEN(2;100)" office:value-type="float" office:value="264" calcext:value-type="float">
            <text:p>264</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112" calcext:value-type="float">
            <text:p>112</text:p>
          </table:table-cell>
          <table:table-cell table:style-name="ce9" office:value-type="string" calcext:value-type="string">
            <text:p>:</text:p>
          </table:table-cell>
          <table:table-cell table:style-name="ce20"/>
          <table:table-cell table:style-name="ce10"/>
          <table:table-cell/>
          <table:table-cell table:style-name="ce27" table:formula="of:=LOOKUP([.A40];[$'Aide à la génération'.$A$2:$'Aide à la génération'.$A$11];[$'Aide à la génération'.$B$2:$'Aide à la génération'.$B$11])" office:value-type="string" office:string-value="7×7" calcext:value-type="string">
            <text:p>7×7</text:p>
          </table:table-cell>
          <table:table-cell table:style-name="ce27" table:formula="of:=[.E40]*2&amp;&quot; ;&quot;&amp;[.E40]*5&amp;&quot; ...&quot;" office:value-type="string" office:string-value="28 ;70 ..." calcext:value-type="string">
            <text:p>28 ;70 ...</text:p>
          </table:table-cell>
          <table:table-cell table:style-name="ce106" table:formula="of:=[.K40]*[.I40]/100" office:value-type="float" office:value="26.4" calcext:value-type="float">
            <text:p>26,4</text:p>
          </table:table-cell>
          <table:table-cell table:style-name="ce35" table:formula="of:=IF(MOD([.M40];2)=0;&quot;2;&quot;;&quot;&quot;)&amp;IF(MOD([.M40];3)=0;&quot;3;&quot;;&quot;&quot;)&amp;IF(MOD([.M40];4)=0;&quot;4;&quot;;&quot;&quot;)&amp;IF(MOD([.M40];5)=0;&quot;5;&quot;;&quot;&quot;)&amp;IF(MOD([.M40];6)=0;&quot;6;&quot;;&quot;&quot;)&amp;IF(MOD([.M40];7)=0;&quot;7;&quot;;&quot;&quot;)&amp;IF(MOD([.M40];8)=0;&quot;8;&quot;;&quot;&quot;)&amp;IF(MOD([.M40];9)=0;&quot;9;&quot;;&quot;&quot;)&amp;IF(MOD([.M40];10)=0;&quot;10;&quot;;&quot;&quot;)&amp;IF(MOD([.M40];12)=0;&quot;12;&quot;;&quot;&quot;)&amp;IF(MOD([.M40];16)=0;&quot;16;&quot;;&quot;&quot;)&amp;IF(MOD([.M40];25)=0;&quot;25;&quot;;&quot;&quot;)" office:value-type="string" office:string-value="2;4;7;8;16;" calcext:value-type="string">
            <text:p>2;4;7;8;16;</text:p>
          </table:table-cell>
          <table:table-cell/>
          <table:table-cell table:formula="of:=RANK([.X40];[.X34:.X43])+2" office:value-type="float" office:value="12" calcext:value-type="float">
            <text:p>12</text:p>
          </table:table-cell>
          <table:table-cell table:style-name="ce83" table:formula="of:=RAND()" office:value-type="float" office:value="0.0019143073497333" calcext:value-type="float">
            <text:p>0,001914307349733</text:p>
          </table:table-cell>
          <table:table-cell table:formula="of:=RANK([.Z40];[.Z36:.Z41])" office:value-type="float" office:value="1" calcext:value-type="float">
            <text:p>1</text:p>
          </table:table-cell>
          <table:table-cell table:formula="of:=RAND()" office:value-type="float" office:value="0.998369550219474" calcext:value-type="float">
            <text:p>0,998369550219474</text:p>
          </table:table-cell>
          <table:table-cell table:number-columns-repeated="998"/>
        </table:table-row>
        <table:table-row table:style-name="ro3">
          <table:table-cell table:style-name="ce4" table:formula="of:=CHOOSE([.W41];0;0;35;56;64;28;42;63;54;32;72;49)" office:value-type="float" office:value="54" calcext:value-type="float">
            <text:p>54</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41]+2" office:value-type="float" office:value="11" calcext:value-type="float">
            <text:p>11</text:p>
          </table:table-cell>
          <table:table-cell table:style-name="ce112" office:value-type="string" calcext:value-type="string">
            <text:p>:</text:p>
          </table:table-cell>
          <table:table-cell table:style-name="ce9"/>
          <table:table-cell table:style-name="ce10"/>
          <table:table-cell table:style-name="ce51" table:formula="of:=CHOOSE([.Y41];10;20;30;40;20;30)" office:value-type="float" office:value="40" calcext:value-type="float">
            <text:p>40</text:p>
          </table:table-cell>
          <table:table-cell table:style-name="ce41" office:value-type="string" calcext:value-type="string">
            <text:p>% de</text:p>
          </table:table-cell>
          <table:table-cell table:style-name="ce41" table:formula="of:=4*RANDBETWEEN(2;100)" office:value-type="float" office:value="208" calcext:value-type="float">
            <text:p>208</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60" calcext:value-type="float">
            <text:p>60</text:p>
          </table:table-cell>
          <table:table-cell table:style-name="ce9" office:value-type="string" calcext:value-type="string">
            <text:p>:</text:p>
          </table:table-cell>
          <table:table-cell table:style-name="ce20"/>
          <table:table-cell table:style-name="ce10"/>
          <table:table-cell/>
          <table:table-cell table:style-name="ce27" table:formula="of:=LOOKUP([.A41];[$'Aide à la génération'.$A$2:$'Aide à la génération'.$A$11];[$'Aide à la génération'.$B$2:$'Aide à la génération'.$B$11])" office:value-type="string" office:string-value="9×6" calcext:value-type="string">
            <text:p>9×6</text:p>
          </table:table-cell>
          <table:table-cell table:style-name="ce27" table:formula="of:=[.E41]*2&amp;&quot; ;&quot;&amp;[.E41]*5&amp;&quot; ...&quot;" office:value-type="string" office:string-value="22 ;55 ..." calcext:value-type="string">
            <text:p>22 ;55 ...</text:p>
          </table:table-cell>
          <table:table-cell table:style-name="ce106" table:formula="of:=[.K41]*[.I41]/100" office:value-type="float" office:value="83.2" calcext:value-type="float">
            <text:p>83,2</text:p>
          </table:table-cell>
          <table:table-cell table:style-name="ce35" table:formula="of:=IF(MOD([.M41];2)=0;&quot;2;&quot;;&quot;&quot;)&amp;IF(MOD([.M41];3)=0;&quot;3;&quot;;&quot;&quot;)&amp;IF(MOD([.M41];4)=0;&quot;4;&quot;;&quot;&quot;)&amp;IF(MOD([.M41];5)=0;&quot;5;&quot;;&quot;&quot;)&amp;IF(MOD([.M41];6)=0;&quot;6;&quot;;&quot;&quot;)&amp;IF(MOD([.M41];7)=0;&quot;7;&quot;;&quot;&quot;)&amp;IF(MOD([.M41];8)=0;&quot;8;&quot;;&quot;&quot;)&amp;IF(MOD([.M41];9)=0;&quot;9;&quot;;&quot;&quot;)&amp;IF(MOD([.M41];10)=0;&quot;10;&quot;;&quot;&quot;)&amp;IF(MOD([.M41];12)=0;&quot;12;&quot;;&quot;&quot;)&amp;IF(MOD([.M41];16)=0;&quot;16;&quot;;&quot;&quot;)&amp;IF(MOD([.M41];25)=0;&quot;25;&quot;;&quot;&quot;)" office:value-type="string" office:string-value="2;3;4;5;6;10;12;" calcext:value-type="string">
            <text:p>2;3;4;5;6;10;12;</text:p>
          </table:table-cell>
          <table:table-cell/>
          <table:table-cell table:formula="of:=RANK([.X41];[.X34:.X43])+2" office:value-type="float" office:value="9" calcext:value-type="float">
            <text:p>9</text:p>
          </table:table-cell>
          <table:table-cell table:style-name="ce83" table:formula="of:=RAND()" office:value-type="float" office:value="0.304667936284638" calcext:value-type="float">
            <text:p>0,304667936284638</text:p>
          </table:table-cell>
          <table:table-cell table:formula="of:=RANK([.Z41];[.Z36:.Z41])" office:value-type="float" office:value="4" calcext:value-type="float">
            <text:p>4</text:p>
          </table:table-cell>
          <table:table-cell table:formula="of:=RAND()" office:value-type="float" office:value="0.567053818176802" calcext:value-type="float">
            <text:p>0,567053818176802</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42];[.X34:.X43])+2" office:value-type="float" office:value="10" calcext:value-type="float">
            <text:p>10</text:p>
          </table:table-cell>
          <table:table-cell table:style-name="ce83" table:formula="of:=RAND()" office:value-type="float" office:value="0.138796879676671" calcext:value-type="float">
            <text:p>0,138796879676671</text:p>
          </table:table-cell>
          <table:table-cell table:number-columns-repeated="1000"/>
        </table:table-row>
        <table:table-row table:style-name="ro4">
          <table:table-cell table:number-columns-repeated="22"/>
          <table:table-cell table:formula="of:=RANK([.X43];[.X34:.X43])+2" office:value-type="float" office:value="6" calcext:value-type="float">
            <text:p>6</text:p>
          </table:table-cell>
          <table:table-cell table:style-name="ce83" table:formula="of:=RAND()" office:value-type="float" office:value="0.757438633822801" calcext:value-type="float">
            <text:p>0,757438633822801</text:p>
          </table:table-cell>
          <table:table-cell table:number-columns-repeated="1000"/>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Ceinture Orange" table:style-name="ta3" table:print-ranges="'Ceinture Orange'.A1:'Ceinture Orange'.P44 'Ceinture Orange'.R1:'Ceinture Orange'.U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3" form:id="control3"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Orange?language=Basic&amp;location=document" xlink:type="simple"/>
              </office:event-listeners>
            </form:button>
          </form:form>
        </office:forms>
        <table:shapes>
          <draw:control draw:z-index="0" draw:style-name="gr3" draw:text-style-name="P1" svg:width="16.51mm" svg:height="7.49mm" svg:x="426.27mm" svg:y="5.84mm" draw:control="control3"/>
        </table:shapes>
        <table:table-column table:style-name="co38" table:default-cell-style-name="Default"/>
        <table:table-column table:style-name="co39" table:default-cell-style-name="Default"/>
        <table:table-column table:style-name="co40" table:default-cell-style-name="Default"/>
        <table:table-column table:style-name="co27" table:number-columns-repeated="2" table:default-cell-style-name="Default"/>
        <table:table-column table:style-name="co41" table:default-cell-style-name="Default"/>
        <table:table-column table:style-name="co42" table:default-cell-style-name="Default"/>
        <table:table-column table:style-name="co43" table:default-cell-style-name="Default"/>
        <table:table-column table:style-name="co31" table:default-cell-style-name="Default"/>
        <table:table-column table:style-name="co43" table:default-cell-style-name="Default"/>
        <table:table-column table:style-name="co44" table:default-cell-style-name="Default"/>
        <table:table-column table:style-name="co17" table:default-cell-style-name="Default"/>
        <table:table-column table:style-name="co11" table:default-cell-style-name="Default"/>
        <table:table-column table:style-name="co31" table:default-cell-style-name="Default"/>
        <table:table-column table:style-name="co12" table:default-cell-style-name="Default"/>
        <table:table-column table:style-name="co32" table:default-cell-style-name="Default"/>
        <table:table-column table:style-name="co10" table:default-cell-style-name="Default"/>
        <table:table-column table:style-name="co15" table:default-cell-style-name="Default"/>
        <table:table-column table:style-name="co45" table:default-cell-style-name="Default"/>
        <table:table-column table:style-name="co24" table:default-cell-style-name="Default"/>
        <table:table-column table:style-name="co46" table:default-cell-style-name="Default"/>
        <table:table-column table:style-name="co47" table:default-cell-style-name="Default"/>
        <table:table-column table:style-name="co18" table:default-cell-style-name="Default"/>
        <table:table-column table:style-name="co28" table:default-cell-style-name="Default"/>
        <table:table-column table:style-name="co37" table:default-cell-style-name="Default"/>
        <table:table-column table:style-name="co48" table:default-cell-style-name="Default"/>
        <table:table-column table:style-name="co17" table:number-columns-repeated="998" table:default-cell-style-name="Default"/>
        <table:table-row table:style-name="ro2">
          <table:table-cell table:style-name="ce36" office:value-type="string" calcext:value-type="string" table:number-columns-spanned="4" table:number-rows-spanned="2">
            <text:p>CEINTURE ORANGE</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X1];[.X1:.X10])+2" office:value-type="float" office:value="6" calcext:value-type="float">
            <text:p>6</text:p>
          </table:table-cell>
          <table:table-cell table:style-name="ce83" table:formula="of:=RAND()" office:value-type="float" office:value="0.595090880955054" calcext:value-type="float">
            <text:p>0,595090880955054</text:p>
          </table:table-cell>
          <table:table-cell table:number-columns-repeated="1000"/>
        </table:table-row>
        <table:table-row table:style-name="ro2">
          <table:covered-table-cell table:number-columns-repeated="2" table:style-name="ce12"/>
          <table:covered-table-cell table:number-columns-repeated="2"/>
          <table:table-cell table:style-name="ce61" office:value-type="string" calcext:value-type="string" table:number-columns-spanned="3" table:number-rows-spanned="1">
            <text:p>NOM :</text:p>
          </table:table-cell>
          <table:covered-table-cell table:style-name="ce13"/>
          <table:covered-table-cell table:style-name="ce8"/>
          <table:table-cell table:style-name="ce61" office:value-type="string" calcext:value-type="string" table:number-columns-spanned="6" table:number-rows-spanned="1">
            <text:p>Prénom :</text:p>
          </table:table-cell>
          <table:covered-table-cell table:style-name="ce8"/>
          <table:covered-table-cell/>
          <table:covered-table-cell table:style-name="ce16"/>
          <table:covered-table-cell table:style-name="ce8"/>
          <table:covered-table-cell/>
          <table:table-cell table:style-name="ce61" office:value-type="string" calcext:value-type="string" table:number-columns-spanned="2" table:number-rows-spanned="1">
            <text:p>Classe :</text:p>
          </table:table-cell>
          <table:covered-table-cell table:style-name="ce19"/>
          <table:table-cell table:style-name="ce22" table:formula="of:=&quot;v&quot;&amp;ROUND(RAND()*10000;0)" office:value-type="string" office:string-value="v9923" calcext:value-type="string">
            <text:p>v9923</text:p>
          </table:table-cell>
          <table:table-cell/>
          <table:table-cell table:style-name="ce25" office:value-type="string" calcext:value-type="string" table:number-columns-spanned="4" table:number-rows-spanned="1">
            <text:p>Correction CEINTURE ORANGE</text:p>
          </table:table-cell>
          <table:covered-table-cell table:style-name="ce28"/>
          <table:covered-table-cell table:style-name="ce30"/>
          <table:covered-table-cell table:style-name="ce31"/>
          <table:table-cell/>
          <table:table-cell table:formula="of:=RANK([.X2];[.X1:.X10])+2" office:value-type="float" office:value="10" calcext:value-type="float">
            <text:p>10</text:p>
          </table:table-cell>
          <table:table-cell table:style-name="ce83" table:formula="of:=RAND()" office:value-type="float" office:value="0.235353280105702" calcext:value-type="float">
            <text:p>0,235353280105702</text:p>
          </table:table-cell>
          <table:table-cell table:number-columns-repeated="1000"/>
        </table:table-row>
        <table:table-row table:style-name="ro1">
          <table:table-cell table:style-name="ce37" office:value-type="string" calcext:value-type="string" table:number-columns-spanned="4" table:number-rows-spanned="1">
            <text:p>Carrés de 3 à 12</text:p>
          </table:table-cell>
          <table:covered-table-cell table:number-columns-repeated="3" table:style-name="ce38"/>
          <table:table-cell table:style-name="ce37" office:value-type="string" calcext:value-type="string" table:number-columns-spanned="2" table:number-rows-spanned="1">
            <text:p>Décomposition en facteurs premiers</text:p>
          </table:table-cell>
          <table:covered-table-cell table:style-name="ce38"/>
          <table:table-cell table:style-name="ce37" office:value-type="string" calcext:value-type="string" table:number-columns-spanned="6" table:number-rows-spanned="1">
            <text:p>Somme de 3 termes</text:p>
          </table:table-cell>
          <table:covered-table-cell table:number-columns-repeated="2" table:style-name="ce37"/>
          <table:covered-table-cell table:number-columns-repeated="3" table:style-name="ce38"/>
          <table:table-cell table:style-name="ce37" office:value-type="string" calcext:value-type="string" table:number-columns-spanned="4" table:number-rows-spanned="1">
            <text:p>Multiplier par 10, 100, 1000</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1]" office:value-type="string" office:string-value="AA" calcext:value-type="string">
            <text:p>AA</text:p>
          </table:table-cell>
          <table:table-cell table:style-name="ce96"/>
          <table:table-cell table:style-name="ce99" table:formula="of:=[.P2]" office:value-type="string" office:string-value="v9923" calcext:value-type="string">
            <text:p>v9923</text:p>
          </table:table-cell>
          <table:table-cell table:style-name="ce83"/>
          <table:table-cell table:formula="of:=RANK([.X3];[.X1:.X10])+2" office:value-type="float" office:value="5" calcext:value-type="float">
            <text:p>5</text:p>
          </table:table-cell>
          <table:table-cell table:style-name="ce83" table:formula="of:=RAND()" office:value-type="float" office:value="0.784357413533443" calcext:value-type="float">
            <text:p>0,784357413533443</text:p>
          </table:table-cell>
          <table:table-cell table:style-name="ce83" table:formula="of:=RANK([.Z3];[.Z3:.Z8])" office:value-type="float" office:value="4" calcext:value-type="float">
            <text:p>4</text:p>
          </table:table-cell>
          <table:table-cell table:style-name="ce83" table:formula="of:=RAND()" office:value-type="float" office:value="0.39102383245952" calcext:value-type="float">
            <text:p>0,39102383245952</text:p>
          </table:table-cell>
          <table:table-cell table:style-name="ce83" table:number-columns-repeated="998"/>
        </table:table-row>
        <table:table-row table:style-name="ro3">
          <table:table-cell table:style-name="ce4" table:formula="of:=[.W4]" office:value-type="float" office:value="4" calcext:value-type="float">
            <text:p>4</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3]*([.Y3]+1)*[.Y4]" office:value-type="float" office:value="120" calcext:value-type="float">
            <text:p>120</text:p>
          </table:table-cell>
          <table:table-cell table:style-name="ce9" office:value-type="string" calcext:value-type="string">
            <text:p>=</text:p>
          </table:table-cell>
          <table:table-cell table:style-name="ce4" table:formula="of:=CHOOSE(ROUND(RAND())+1;-1;1)*RANDBETWEEN(1;30)" office:value-type="float" office:value="-26" calcext:value-type="float">
            <text:p>-2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7" calcext:value-type="float">
            <text:p>1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5" calcext:value-type="float">
            <text:p>5</text:p>
          </table:table-cell>
          <table:table-cell table:style-name="ce10" office:value-type="string" calcext:value-type="string">
            <text:p>=</text:p>
          </table:table-cell>
          <table:table-cell table:style-name="ce4" table:formula="of:=ROUND(RAND()*CHOOSE([.Y3];10;100;1000;10;100;1000);RANDBETWEEN(1;3))" office:value-type="float" office:value="3.58" calcext:value-type="float">
            <text:p>3,58</text:p>
          </table:table-cell>
          <table:table-cell table:style-name="ce7" office:value-type="string" calcext:value-type="string">
            <text:p>×</text:p>
          </table:table-cell>
          <table:table-cell table:style-name="ce20" table:formula="of:=CHOOSE([.Y4];&quot;10&quot;;&quot;100&quot;;&quot;1000&quot;;&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4]^2" office:value-type="float" office:value="16" calcext:value-type="float">
            <text:p>16</text:p>
          </table:table-cell>
          <table:table-cell table:style-name="ce27" table:formula="of:=FACTEURSPREMIERS([.E4])" office:value-type="string" office:string-value="2^3 * 3*5" calcext:value-type="string">
            <text:p>2^3 * 3*5</text:p>
          </table:table-cell>
          <table:table-cell table:style-name="ce27" table:formula="of:=[.G4]+IF([.H4]=&quot;+&quot;;[.I4];-[.I4])+IF([.J4]=&quot;+&quot;;[.K4];-[.K4])" office:value-type="float" office:value="-14" calcext:value-type="float">
            <text:p>-14</text:p>
          </table:table-cell>
          <table:table-cell table:style-name="ce43" table:formula="of:=[.M4]*[.O4]" office:value-type="float" office:value="3580" calcext:value-type="float">
            <text:p>3 580</text:p>
          </table:table-cell>
          <table:table-cell/>
          <table:table-cell table:formula="of:=RANK([.X4];[.X1:.X10])+2" office:value-type="float" office:value="4" calcext:value-type="float">
            <text:p>4</text:p>
          </table:table-cell>
          <table:table-cell table:style-name="ce83" table:formula="of:=RAND()" office:value-type="float" office:value="0.928524119377408" calcext:value-type="float">
            <text:p>0,928524119377408</text:p>
          </table:table-cell>
          <table:table-cell table:formula="of:=RANK([.Z4];[.Z3:.Z8])" office:value-type="float" office:value="6" calcext:value-type="float">
            <text:p>6</text:p>
          </table:table-cell>
          <table:table-cell table:style-name="ce83" table:formula="of:=RAND()" office:value-type="float" office:value="0.0288736732540026" calcext:value-type="float">
            <text:p>0,028873673254003</text:p>
          </table:table-cell>
          <table:table-cell table:number-columns-repeated="998"/>
        </table:table-row>
        <table:table-row table:style-name="ro3">
          <table:table-cell table:style-name="ce4" table:formula="of:=[.W5]" office:value-type="float" office:value="11" calcext:value-type="float">
            <text:p>11</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4]*([.Y4]+1)*[.Y5]" office:value-type="float" office:value="42" calcext:value-type="float">
            <text:p>42</text:p>
          </table:table-cell>
          <table:table-cell table:style-name="ce9" office:value-type="string" calcext:value-type="string">
            <text:p>=</text:p>
          </table:table-cell>
          <table:table-cell table:style-name="ce4" table:formula="of:=CHOOSE(ROUND(RAND())+1;-1;1)*RANDBETWEEN(1;30)" office:value-type="float" office:value="26" calcext:value-type="float">
            <text:p>2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7" calcext:value-type="float">
            <text:p>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5" calcext:value-type="float">
            <text:p>5</text:p>
          </table:table-cell>
          <table:table-cell table:style-name="ce10" office:value-type="string" calcext:value-type="string">
            <text:p>=</text:p>
          </table:table-cell>
          <table:table-cell table:style-name="ce4" table:formula="of:=ROUND(RAND()*CHOOSE([.Y4];10;100;1000;10;100;1000);RANDBETWEEN(1;3))" office:value-type="float" office:value="402.6" calcext:value-type="float">
            <text:p>402,6</text:p>
          </table:table-cell>
          <table:table-cell table:style-name="ce7" office:value-type="string" calcext:value-type="string">
            <text:p>×</text:p>
          </table:table-cell>
          <table:table-cell table:style-name="ce20" table:formula="of:=CHOOSE([.Y5];&quot;10&quot;;&quot;100&quot;;&quot;1000&quot;;&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5]^2" office:value-type="float" office:value="121" calcext:value-type="float">
            <text:p>121</text:p>
          </table:table-cell>
          <table:table-cell table:style-name="ce27" table:formula="of:=FACTEURSPREMIERS([.E5])" office:value-type="string" office:string-value="2 * 3*7" calcext:value-type="string">
            <text:p>2 * 3*7</text:p>
          </table:table-cell>
          <table:table-cell table:style-name="ce27" table:formula="of:=[.G5]+IF([.H5]=&quot;+&quot;;[.I5];-[.I5])+IF([.J5]=&quot;+&quot;;[.K5];-[.K5])" office:value-type="float" office:value="38" calcext:value-type="float">
            <text:p>38</text:p>
          </table:table-cell>
          <table:table-cell table:style-name="ce43" table:formula="of:=[.M5]*[.O5]" office:value-type="float" office:value="4026" calcext:value-type="float">
            <text:p>4 026</text:p>
          </table:table-cell>
          <table:table-cell/>
          <table:table-cell table:formula="of:=RANK([.X5];[.X1:.X10])+2" office:value-type="float" office:value="11" calcext:value-type="float">
            <text:p>11</text:p>
          </table:table-cell>
          <table:table-cell table:style-name="ce83" table:formula="of:=RAND()" office:value-type="float" office:value="0.178989621631876" calcext:value-type="float">
            <text:p>0,178989621631876</text:p>
          </table:table-cell>
          <table:table-cell table:formula="of:=RANK([.Z5];[.Z3:.Z8])" office:value-type="float" office:value="1" calcext:value-type="float">
            <text:p>1</text:p>
          </table:table-cell>
          <table:table-cell table:style-name="ce83" table:formula="of:=RAND()" office:value-type="float" office:value="0.844962467655241" calcext:value-type="float">
            <text:p>0,844962467655241</text:p>
          </table:table-cell>
          <table:table-cell table:number-columns-repeated="998"/>
        </table:table-row>
        <table:table-row table:style-name="ro3">
          <table:table-cell table:style-name="ce4" table:formula="of:=[.W6]" office:value-type="float" office:value="7" calcext:value-type="float">
            <text:p>7</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5]*([.Y5]+1)*[.Y6]" office:value-type="float" office:value="10" calcext:value-type="float">
            <text:p>10</text:p>
          </table:table-cell>
          <table:table-cell table:style-name="ce9" office:value-type="string" calcext:value-type="string">
            <text:p>=</text:p>
          </table:table-cell>
          <table:table-cell table:style-name="ce4" table:formula="of:=CHOOSE(ROUND(RAND())+1;-1;1)*RANDBETWEEN(1;30)" office:value-type="float" office:value="-19" calcext:value-type="float">
            <text:p>-1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6" calcext:value-type="float">
            <text:p>1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7" calcext:value-type="float">
            <text:p>7</text:p>
          </table:table-cell>
          <table:table-cell table:style-name="ce10" office:value-type="string" calcext:value-type="string">
            <text:p>=</text:p>
          </table:table-cell>
          <table:table-cell table:style-name="ce4" table:formula="of:=ROUND(RAND()*CHOOSE([.Y5];10;100;1000;10;100;1000);RANDBETWEEN(1;3))" office:value-type="float" office:value="0.9" calcext:value-type="float">
            <text:p>0,9</text:p>
          </table:table-cell>
          <table:table-cell table:style-name="ce7" office:value-type="string" calcext:value-type="string">
            <text:p>×</text:p>
          </table:table-cell>
          <table:table-cell table:style-name="ce20" table:formula="of:=CHOOSE([.Y6];&quot;10&quot;;&quot;100&quot;;&quot;1000&quot;;&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6]^2" office:value-type="float" office:value="49" calcext:value-type="float">
            <text:p>49</text:p>
          </table:table-cell>
          <table:table-cell table:style-name="ce27" table:formula="of:=FACTEURSPREMIERS([.E6])" office:value-type="string" office:string-value="2*5" calcext:value-type="string">
            <text:p>2*5</text:p>
          </table:table-cell>
          <table:table-cell table:style-name="ce27" table:formula="of:=[.G6]+IF([.H6]=&quot;+&quot;;[.I6];-[.I6])+IF([.J6]=&quot;+&quot;;[.K6];-[.K6])" office:value-type="float" office:value="-28" calcext:value-type="float">
            <text:p>-28</text:p>
          </table:table-cell>
          <table:table-cell table:style-name="ce43" table:formula="of:=[.M6]*[.O6]" office:value-type="float" office:value="90" calcext:value-type="float">
            <text:p>90</text:p>
          </table:table-cell>
          <table:table-cell/>
          <table:table-cell table:formula="of:=RANK([.X6];[.X1:.X10])+2" office:value-type="float" office:value="7" calcext:value-type="float">
            <text:p>7</text:p>
          </table:table-cell>
          <table:table-cell table:style-name="ce83" table:formula="of:=RAND()" office:value-type="float" office:value="0.498677873079179" calcext:value-type="float">
            <text:p>0,498677873079179</text:p>
          </table:table-cell>
          <table:table-cell table:formula="of:=RANK([.Z6];[.Z3:.Z8])" office:value-type="float" office:value="5" calcext:value-type="float">
            <text:p>5</text:p>
          </table:table-cell>
          <table:table-cell table:style-name="ce83" table:formula="of:=RAND()" office:value-type="float" office:value="0.093140523359013" calcext:value-type="float">
            <text:p>0,093140523359013</text:p>
          </table:table-cell>
          <table:table-cell table:number-columns-repeated="998"/>
        </table:table-row>
        <table:table-row table:style-name="ro3">
          <table:table-cell table:style-name="ce4" table:formula="of:=[.W7]" office:value-type="float" office:value="12" calcext:value-type="float">
            <text:p>12</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6]*([.Y6]+1)*[.Y7]" office:value-type="float" office:value="60" calcext:value-type="float">
            <text:p>60</text:p>
          </table:table-cell>
          <table:table-cell table:style-name="ce9" office:value-type="string" calcext:value-type="string">
            <text:p>=</text:p>
          </table:table-cell>
          <table:table-cell table:style-name="ce4" table:formula="of:=CHOOSE(ROUND(RAND())+1;-1;1)*RANDBETWEEN(1;30)" office:value-type="float" office:value="5" calcext:value-type="float">
            <text:p>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9" calcext:value-type="float">
            <text:p>1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2" calcext:value-type="float">
            <text:p>22</text:p>
          </table:table-cell>
          <table:table-cell table:style-name="ce10" office:value-type="string" calcext:value-type="string">
            <text:p>=</text:p>
          </table:table-cell>
          <table:table-cell table:style-name="ce4" table:formula="of:=ROUND(RAND()*CHOOSE([.Y6];10;100;1000;10;100;1000);RANDBETWEEN(1;3))" office:value-type="float" office:value="48.164" calcext:value-type="float">
            <text:p>48,164</text:p>
          </table:table-cell>
          <table:table-cell table:style-name="ce7" office:value-type="string" calcext:value-type="string">
            <text:p>×</text:p>
          </table:table-cell>
          <table:table-cell table:style-name="ce20" table:formula="of:=CHOOSE([.Y7];&quot;10&quot;;&quot;100&quot;;&quot;1000&quot;;&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7]^2" office:value-type="float" office:value="144" calcext:value-type="float">
            <text:p>144</text:p>
          </table:table-cell>
          <table:table-cell table:style-name="ce27" table:formula="of:=FACTEURSPREMIERS([.E7])" office:value-type="string" office:string-value="2^2 * 3*5" calcext:value-type="string">
            <text:p>2^2 * 3*5</text:p>
          </table:table-cell>
          <table:table-cell table:style-name="ce27" table:formula="of:=[.G7]+IF([.H7]=&quot;+&quot;;[.I7];-[.I7])+IF([.J7]=&quot;+&quot;;[.K7];-[.K7])" office:value-type="float" office:value="2" calcext:value-type="float">
            <text:p>2</text:p>
          </table:table-cell>
          <table:table-cell table:style-name="ce43" table:formula="of:=[.M7]*[.O7]" office:value-type="float" office:value="4816.4" calcext:value-type="float">
            <text:p>4 816,4</text:p>
          </table:table-cell>
          <table:table-cell/>
          <table:table-cell table:formula="of:=RANK([.X7];[.X1:.X10])+2" office:value-type="float" office:value="12" calcext:value-type="float">
            <text:p>12</text:p>
          </table:table-cell>
          <table:table-cell table:style-name="ce83" table:formula="of:=RAND()" office:value-type="float" office:value="0.0736677940419189" calcext:value-type="float">
            <text:p>0,073667794041919</text:p>
          </table:table-cell>
          <table:table-cell table:formula="of:=RANK([.Z7];[.Z3:.Z8])" office:value-type="float" office:value="2" calcext:value-type="float">
            <text:p>2</text:p>
          </table:table-cell>
          <table:table-cell table:style-name="ce83" table:formula="of:=RAND()" office:value-type="float" office:value="0.658420602414469" calcext:value-type="float">
            <text:p>0,658420602414469</text:p>
          </table:table-cell>
          <table:table-cell table:number-columns-repeated="998"/>
        </table:table-row>
        <table:table-row table:style-name="ro3">
          <table:table-cell table:style-name="ce4" table:formula="of:=[.W8]" office:value-type="float" office:value="3" calcext:value-type="float">
            <text:p>3</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7]*([.Y7]+1)*[.Y8]" office:value-type="float" office:value="18" calcext:value-type="float">
            <text:p>18</text:p>
          </table:table-cell>
          <table:table-cell table:style-name="ce9" office:value-type="string" calcext:value-type="string">
            <text:p>=</text:p>
          </table:table-cell>
          <table:table-cell table:style-name="ce4" table:formula="of:=CHOOSE(ROUND(RAND())+1;-1;1)*RANDBETWEEN(1;30)" office:value-type="float" office:value="18" calcext:value-type="float">
            <text:p>1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0" calcext:value-type="float">
            <text:p>2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7" calcext:value-type="float">
            <text:p>7</text:p>
          </table:table-cell>
          <table:table-cell table:style-name="ce10" office:value-type="string" calcext:value-type="string">
            <text:p>=</text:p>
          </table:table-cell>
          <table:table-cell table:style-name="ce4" table:formula="of:=ROUND(RAND()*CHOOSE([.Y7];10;100;1000;10;100;1000);RANDBETWEEN(1;3))" office:value-type="float" office:value="85.779" calcext:value-type="float">
            <text:p>85,779</text:p>
          </table:table-cell>
          <table:table-cell table:style-name="ce7" office:value-type="string" calcext:value-type="string">
            <text:p>×</text:p>
          </table:table-cell>
          <table:table-cell table:style-name="ce20" table:formula="of:=CHOOSE([.Y8];&quot;10&quot;;&quot;100&quot;;&quot;1000&quot;;&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8]^2" office:value-type="float" office:value="9" calcext:value-type="float">
            <text:p>9</text:p>
          </table:table-cell>
          <table:table-cell table:style-name="ce27" table:formula="of:=FACTEURSPREMIERS([.E8])" office:value-type="string" office:string-value="2 * 3^2" calcext:value-type="string">
            <text:p>2 * 3^2</text:p>
          </table:table-cell>
          <table:table-cell table:style-name="ce27" table:formula="of:=[.G8]+IF([.H8]=&quot;+&quot;;[.I8];-[.I8])+IF([.J8]=&quot;+&quot;;[.K8];-[.K8])" office:value-type="float" office:value="-9" calcext:value-type="float">
            <text:p>-9</text:p>
          </table:table-cell>
          <table:table-cell table:style-name="ce43" table:formula="of:=[.M8]*[.O8]" office:value-type="float" office:value="85779" calcext:value-type="float">
            <text:p>85 779</text:p>
          </table:table-cell>
          <table:table-cell/>
          <table:table-cell table:formula="of:=RANK([.X8];[.X1:.X10])+2" office:value-type="float" office:value="3" calcext:value-type="float">
            <text:p>3</text:p>
          </table:table-cell>
          <table:table-cell table:style-name="ce83" table:formula="of:=RAND()" office:value-type="float" office:value="0.931763151560197" calcext:value-type="float">
            <text:p>0,931763151560197</text:p>
          </table:table-cell>
          <table:table-cell table:formula="of:=RANK([.Z8];[.Z3:.Z8])" office:value-type="float" office:value="3" calcext:value-type="float">
            <text:p>3</text:p>
          </table:table-cell>
          <table:table-cell table:style-name="ce83" table:formula="of:=RAND()" office:value-type="float" office:value="0.395638094047681" calcext:value-type="float">
            <text:p>0,395638094047681</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2" table:number-rows-spanned="1">
            <text:p>😕 <text:s text:c="3"/>😃 <text:s text:c="3"/>😎</text:p>
          </table:table-cell>
          <table:covered-table-cell table:style-name="ce15"/>
          <table:table-cell table:style-name="ce5" office:value-type="string" calcext:value-type="string" table:number-columns-spanned="6" table:number-rows-spanned="1">
            <text:p>😕 <text:s text:c="3"/>😃 <text:s text:c="3"/>😎</text:p>
          </table:table-cell>
          <table:covered-table-cell table:number-columns-repeated="2" table:style-name="ce5"/>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9];[.X1:.X10])+2" office:value-type="float" office:value="9" calcext:value-type="float">
            <text:p>9</text:p>
          </table:table-cell>
          <table:table-cell table:style-name="ce83" table:formula="of:=RAND()" office:value-type="float" office:value="0.438135635817563" calcext:value-type="float">
            <text:p>0,438135635817563</text:p>
          </table:table-cell>
          <table:table-cell table:number-columns-repeated="1000"/>
        </table:table-row>
        <table:table-row table:style-name="ro4">
          <table:table-cell table:number-columns-repeated="22"/>
          <table:table-cell table:formula="of:=RANK([.X10];[.X1:.X10])+2" office:value-type="float" office:value="8" calcext:value-type="float">
            <text:p>8</text:p>
          </table:table-cell>
          <table:table-cell table:style-name="ce83" table:formula="of:=RAND()" office:value-type="float" office:value="0.498295957810789" calcext:value-type="float">
            <text:p>0,498295957810789</text:p>
          </table:table-cell>
          <table:table-cell table:number-columns-repeated="1000"/>
        </table:table-row>
        <table:table-row table:style-name="ro5">
          <table:table-cell table:number-columns-repeated="1024"/>
        </table:table-row>
        <table:table-row table:style-name="ro2">
          <table:table-cell table:style-name="ce36" office:value-type="string" calcext:value-type="string" table:number-columns-spanned="4" table:number-rows-spanned="2">
            <text:p>CEINTURE ORANGE</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X12];[.X12:.X21])+2" office:value-type="float" office:value="5" calcext:value-type="float">
            <text:p>5</text:p>
          </table:table-cell>
          <table:table-cell table:style-name="ce83" table:formula="of:=RAND()" office:value-type="float" office:value="0.641152408665224" calcext:value-type="float">
            <text:p>0,641152408665224</text:p>
          </table:table-cell>
          <table:table-cell table:number-columns-repeated="1000"/>
        </table:table-row>
        <table:table-row table:style-name="ro2">
          <table:covered-table-cell table:number-columns-repeated="2" table:style-name="ce12"/>
          <table:covered-table-cell table:number-columns-repeated="2"/>
          <table:table-cell table:style-name="ce61" office:value-type="string" calcext:value-type="string" table:number-columns-spanned="3" table:number-rows-spanned="1">
            <text:p>NOM :</text:p>
          </table:table-cell>
          <table:covered-table-cell table:style-name="ce13"/>
          <table:covered-table-cell table:style-name="ce8"/>
          <table:table-cell table:style-name="ce61" office:value-type="string" calcext:value-type="string" table:number-columns-spanned="6" table:number-rows-spanned="1">
            <text:p>Prénom :</text:p>
          </table:table-cell>
          <table:covered-table-cell table:style-name="ce8"/>
          <table:covered-table-cell/>
          <table:covered-table-cell table:style-name="ce16"/>
          <table:covered-table-cell table:style-name="ce8"/>
          <table:covered-table-cell/>
          <table:table-cell table:style-name="ce61" office:value-type="string" calcext:value-type="string" table:number-columns-spanned="2" table:number-rows-spanned="1">
            <text:p>Classe :</text:p>
          </table:table-cell>
          <table:covered-table-cell table:style-name="ce19"/>
          <table:table-cell table:style-name="ce22" table:formula="of:=[.$P$2]" office:value-type="string" office:string-value="v9923" calcext:value-type="string">
            <text:p>v9923</text:p>
          </table:table-cell>
          <table:table-cell/>
          <table:table-cell table:style-name="ce25" office:value-type="string" calcext:value-type="string" table:number-columns-spanned="4" table:number-rows-spanned="1">
            <text:p>Correction CEINTURE ORANGE</text:p>
          </table:table-cell>
          <table:covered-table-cell table:style-name="ce28"/>
          <table:covered-table-cell table:style-name="ce30"/>
          <table:covered-table-cell table:style-name="ce31"/>
          <table:table-cell/>
          <table:table-cell table:formula="of:=RANK([.X13];[.X12:.X21])+2" office:value-type="float" office:value="10" calcext:value-type="float">
            <text:p>10</text:p>
          </table:table-cell>
          <table:table-cell table:style-name="ce83" table:formula="of:=RAND()" office:value-type="float" office:value="0.520890760779026" calcext:value-type="float">
            <text:p>0,520890760779026</text:p>
          </table:table-cell>
          <table:table-cell table:number-columns-repeated="1000"/>
        </table:table-row>
        <table:table-row table:style-name="ro3">
          <table:table-cell table:style-name="ce37" office:value-type="string" calcext:value-type="string" table:number-columns-spanned="4" table:number-rows-spanned="1">
            <text:p>Carrés de 3 à 12</text:p>
          </table:table-cell>
          <table:covered-table-cell table:number-columns-repeated="3" table:style-name="ce38"/>
          <table:table-cell table:style-name="ce37" office:value-type="string" calcext:value-type="string" table:number-columns-spanned="2" table:number-rows-spanned="1">
            <text:p>Décomposition en facteurs premiers</text:p>
          </table:table-cell>
          <table:covered-table-cell table:style-name="ce38"/>
          <table:table-cell table:style-name="ce37" office:value-type="string" calcext:value-type="string" table:number-columns-spanned="6" table:number-rows-spanned="1">
            <text:p>Somme de 3 termes</text:p>
          </table:table-cell>
          <table:covered-table-cell table:number-columns-repeated="2" table:style-name="ce37"/>
          <table:covered-table-cell table:number-columns-repeated="3" table:style-name="ce38"/>
          <table:table-cell table:style-name="ce37" office:value-type="string" calcext:value-type="string" table:number-columns-spanned="4" table:number-rows-spanned="1">
            <text:p>Multiplier par 10, 100, 1000</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12]" office:value-type="string" office:string-value="AB" calcext:value-type="string">
            <text:p>AB</text:p>
          </table:table-cell>
          <table:table-cell table:style-name="ce96"/>
          <table:table-cell table:style-name="ce99" table:formula="of:=[.P13]" office:value-type="string" office:string-value="v9923" calcext:value-type="string">
            <text:p>v9923</text:p>
          </table:table-cell>
          <table:table-cell table:style-name="ce83"/>
          <table:table-cell table:formula="of:=RANK([.X14];[.X12:.X21])+2" office:value-type="float" office:value="9" calcext:value-type="float">
            <text:p>9</text:p>
          </table:table-cell>
          <table:table-cell table:style-name="ce83" table:formula="of:=RAND()" office:value-type="float" office:value="0.547002422785597" calcext:value-type="float">
            <text:p>0,547002422785597</text:p>
          </table:table-cell>
          <table:table-cell table:style-name="ce83" table:formula="of:=RANK([.Z14];[.Z14:.Z19])" office:value-type="float" office:value="5" calcext:value-type="float">
            <text:p>5</text:p>
          </table:table-cell>
          <table:table-cell table:style-name="ce83" table:formula="of:=RAND()" office:value-type="float" office:value="0.464007230355059" calcext:value-type="float">
            <text:p>0,464007230355059</text:p>
          </table:table-cell>
          <table:table-cell table:number-columns-repeated="998"/>
        </table:table-row>
        <table:table-row table:style-name="ro3">
          <table:table-cell table:style-name="ce4" table:formula="of:=[.W15]" office:value-type="float" office:value="6" calcext:value-type="float">
            <text:p>6</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14]*([.Y14]+1)*[.Y15]" office:value-type="float" office:value="30" calcext:value-type="float">
            <text:p>30</text:p>
          </table:table-cell>
          <table:table-cell table:style-name="ce9" office:value-type="string" calcext:value-type="string">
            <text:p>=</text:p>
          </table:table-cell>
          <table:table-cell table:style-name="ce4" table:formula="of:=CHOOSE(ROUND(RAND())+1;-1;1)*RANDBETWEEN(1;30)" office:value-type="float" office:value="-29" calcext:value-type="float">
            <text:p>-2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2" calcext:value-type="float">
            <text:p>1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8" calcext:value-type="float">
            <text:p>8</text:p>
          </table:table-cell>
          <table:table-cell table:style-name="ce10" office:value-type="string" calcext:value-type="string">
            <text:p>=</text:p>
          </table:table-cell>
          <table:table-cell table:style-name="ce4" table:formula="of:=ROUND(RAND()*CHOOSE([.Y14];10;100;1000;10;100;1000);RANDBETWEEN(1;3))" office:value-type="float" office:value="59.456" calcext:value-type="float">
            <text:p>59,456</text:p>
          </table:table-cell>
          <table:table-cell table:style-name="ce7" office:value-type="string" calcext:value-type="string">
            <text:p>×</text:p>
          </table:table-cell>
          <table:table-cell table:style-name="ce20" table:formula="of:=CHOOSE([.Y15];&quot;10&quot;;&quot;100&quot;;&quot;1000&quot;;&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15]^2" office:value-type="float" office:value="36" calcext:value-type="float">
            <text:p>36</text:p>
          </table:table-cell>
          <table:table-cell table:style-name="ce27" table:formula="of:=FACTEURSPREMIERS([.E15])" office:value-type="string" office:string-value="2 * 3*5" calcext:value-type="string">
            <text:p>2 * 3*5</text:p>
          </table:table-cell>
          <table:table-cell table:style-name="ce27" table:formula="of:=[.G15]+IF([.H15]=&quot;+&quot;;[.I15];-[.I15])+IF([.J15]=&quot;+&quot;;[.K15];-[.K15])" office:value-type="float" office:value="-33" calcext:value-type="float">
            <text:p>-33</text:p>
          </table:table-cell>
          <table:table-cell table:style-name="ce43" table:formula="of:=[.M15]*[.O15]" office:value-type="float" office:value="594.56" calcext:value-type="float">
            <text:p>594,56</text:p>
          </table:table-cell>
          <table:table-cell/>
          <table:table-cell table:formula="of:=RANK([.X15];[.X12:.X21])+2" office:value-type="float" office:value="6" calcext:value-type="float">
            <text:p>6</text:p>
          </table:table-cell>
          <table:table-cell table:style-name="ce83" table:formula="of:=RAND()" office:value-type="float" office:value="0.604107885674404" calcext:value-type="float">
            <text:p>0,604107885674404</text:p>
          </table:table-cell>
          <table:table-cell table:formula="of:=RANK([.Z15];[.Z14:.Z19])" office:value-type="float" office:value="1" calcext:value-type="float">
            <text:p>1</text:p>
          </table:table-cell>
          <table:table-cell table:style-name="ce83" table:formula="of:=RAND()" office:value-type="float" office:value="0.892867629797764" calcext:value-type="float">
            <text:p>0,892867629797764</text:p>
          </table:table-cell>
          <table:table-cell table:number-columns-repeated="998"/>
        </table:table-row>
        <table:table-row table:style-name="ro3">
          <table:table-cell table:style-name="ce4" table:formula="of:=[.W16]" office:value-type="float" office:value="4" calcext:value-type="float">
            <text:p>4</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15]*([.Y15]+1)*[.Y16]" office:value-type="float" office:value="6" calcext:value-type="float">
            <text:p>6</text:p>
          </table:table-cell>
          <table:table-cell table:style-name="ce9" office:value-type="string" calcext:value-type="string">
            <text:p>=</text:p>
          </table:table-cell>
          <table:table-cell table:style-name="ce4" table:formula="of:=CHOOSE(ROUND(RAND())+1;-1;1)*RANDBETWEEN(1;30)" office:value-type="float" office:value="-26" calcext:value-type="float">
            <text:p>-2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9" calcext:value-type="float">
            <text:p>1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8" calcext:value-type="float">
            <text:p>28</text:p>
          </table:table-cell>
          <table:table-cell table:style-name="ce10" office:value-type="string" calcext:value-type="string">
            <text:p>=</text:p>
          </table:table-cell>
          <table:table-cell table:style-name="ce4" table:formula="of:=ROUND(RAND()*CHOOSE([.Y15];10;100;1000;10;100;1000);RANDBETWEEN(1;3))" office:value-type="float" office:value="1.19" calcext:value-type="float">
            <text:p>1,19</text:p>
          </table:table-cell>
          <table:table-cell table:style-name="ce7" office:value-type="string" calcext:value-type="string">
            <text:p>×</text:p>
          </table:table-cell>
          <table:table-cell table:style-name="ce20" table:formula="of:=CHOOSE([.Y16];&quot;10&quot;;&quot;100&quot;;&quot;1000&quot;;&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16]^2" office:value-type="float" office:value="16" calcext:value-type="float">
            <text:p>16</text:p>
          </table:table-cell>
          <table:table-cell table:style-name="ce27" table:formula="of:=FACTEURSPREMIERS([.E16])" office:value-type="string" office:string-value="2*3" calcext:value-type="string">
            <text:p>2*3</text:p>
          </table:table-cell>
          <table:table-cell table:style-name="ce27" table:formula="of:=[.G16]+IF([.H16]=&quot;+&quot;;[.I16];-[.I16])+IF([.J16]=&quot;+&quot;;[.K16];-[.K16])" office:value-type="float" office:value="-17" calcext:value-type="float">
            <text:p>-17</text:p>
          </table:table-cell>
          <table:table-cell table:style-name="ce43" table:formula="of:=[.M16]*[.O16]" office:value-type="float" office:value="1190" calcext:value-type="float">
            <text:p>1 190</text:p>
          </table:table-cell>
          <table:table-cell/>
          <table:table-cell table:formula="of:=RANK([.X16];[.X12:.X21])+2" office:value-type="float" office:value="4" calcext:value-type="float">
            <text:p>4</text:p>
          </table:table-cell>
          <table:table-cell table:style-name="ce83" table:formula="of:=RAND()" office:value-type="float" office:value="0.723316436282245" calcext:value-type="float">
            <text:p>0,723316436282245</text:p>
          </table:table-cell>
          <table:table-cell table:formula="of:=RANK([.Z16];[.Z14:.Z19])" office:value-type="float" office:value="3" calcext:value-type="float">
            <text:p>3</text:p>
          </table:table-cell>
          <table:table-cell table:style-name="ce83" table:formula="of:=RAND()" office:value-type="float" office:value="0.576960503325366" calcext:value-type="float">
            <text:p>0,576960503325366</text:p>
          </table:table-cell>
          <table:table-cell table:number-columns-repeated="998"/>
        </table:table-row>
        <table:table-row table:style-name="ro3">
          <table:table-cell table:style-name="ce4" table:formula="of:=[.W17]" office:value-type="float" office:value="7" calcext:value-type="float">
            <text:p>7</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16]*([.Y16]+1)*[.Y17]" office:value-type="float" office:value="72" calcext:value-type="float">
            <text:p>72</text:p>
          </table:table-cell>
          <table:table-cell table:style-name="ce9" office:value-type="string" calcext:value-type="string">
            <text:p>=</text:p>
          </table:table-cell>
          <table:table-cell table:style-name="ce4" table:formula="of:=CHOOSE(ROUND(RAND())+1;-1;1)*RANDBETWEEN(1;30)" office:value-type="float" office:value="-5" calcext:value-type="float">
            <text:p>-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 calcext:value-type="float">
            <text:p>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3" calcext:value-type="float">
            <text:p>23</text:p>
          </table:table-cell>
          <table:table-cell table:style-name="ce10" office:value-type="string" calcext:value-type="string">
            <text:p>=</text:p>
          </table:table-cell>
          <table:table-cell table:style-name="ce4" table:formula="of:=ROUND(RAND()*CHOOSE([.Y16];10;100;1000;10;100;1000);RANDBETWEEN(1;3))" office:value-type="float" office:value="629.5" calcext:value-type="float">
            <text:p>629,5</text:p>
          </table:table-cell>
          <table:table-cell table:style-name="ce7" office:value-type="string" calcext:value-type="string">
            <text:p>×</text:p>
          </table:table-cell>
          <table:table-cell table:style-name="ce20" table:formula="of:=CHOOSE([.Y17];&quot;10&quot;;&quot;100&quot;;&quot;1000&quot;;&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17]^2" office:value-type="float" office:value="49" calcext:value-type="float">
            <text:p>49</text:p>
          </table:table-cell>
          <table:table-cell table:style-name="ce27" table:formula="of:=FACTEURSPREMIERS([.E17])" office:value-type="string" office:string-value="2^3 * 3^2" calcext:value-type="string">
            <text:p>2^3 * 3^2</text:p>
          </table:table-cell>
          <table:table-cell table:style-name="ce27" table:formula="of:=[.G17]+IF([.H17]=&quot;+&quot;;[.I17];-[.I17])+IF([.J17]=&quot;+&quot;;[.K17];-[.K17])" office:value-type="float" office:value="20" calcext:value-type="float">
            <text:p>20</text:p>
          </table:table-cell>
          <table:table-cell table:style-name="ce43" table:formula="of:=[.M17]*[.O17]" office:value-type="float" office:value="629500" calcext:value-type="float">
            <text:p>629 500</text:p>
          </table:table-cell>
          <table:table-cell/>
          <table:table-cell table:formula="of:=RANK([.X17];[.X12:.X21])+2" office:value-type="float" office:value="7" calcext:value-type="float">
            <text:p>7</text:p>
          </table:table-cell>
          <table:table-cell table:style-name="ce83" table:formula="of:=RAND()" office:value-type="float" office:value="0.588870232140026" calcext:value-type="float">
            <text:p>0,588870232140026</text:p>
          </table:table-cell>
          <table:table-cell table:formula="of:=RANK([.Z17];[.Z14:.Z19])" office:value-type="float" office:value="6" calcext:value-type="float">
            <text:p>6</text:p>
          </table:table-cell>
          <table:table-cell table:style-name="ce83" table:formula="of:=RAND()" office:value-type="float" office:value="0.00562717356163676" calcext:value-type="float">
            <text:p>0,005627173561637</text:p>
          </table:table-cell>
          <table:table-cell table:number-columns-repeated="998"/>
        </table:table-row>
        <table:table-row table:style-name="ro3">
          <table:table-cell table:style-name="ce4" table:formula="of:=[.W18]" office:value-type="float" office:value="3" calcext:value-type="float">
            <text:p>3</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17]*([.Y17]+1)*[.Y18]" office:value-type="float" office:value="168" calcext:value-type="float">
            <text:p>168</text:p>
          </table:table-cell>
          <table:table-cell table:style-name="ce9" office:value-type="string" calcext:value-type="string">
            <text:p>=</text:p>
          </table:table-cell>
          <table:table-cell table:style-name="ce4" table:formula="of:=CHOOSE(ROUND(RAND())+1;-1;1)*RANDBETWEEN(1;30)" office:value-type="float" office:value="-5" calcext:value-type="float">
            <text:p>-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3" calcext:value-type="float">
            <text:p>1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0" calcext:value-type="float">
            <text:p>10</text:p>
          </table:table-cell>
          <table:table-cell table:style-name="ce10" office:value-type="string" calcext:value-type="string">
            <text:p>=</text:p>
          </table:table-cell>
          <table:table-cell table:style-name="ce4" table:formula="of:=ROUND(RAND()*CHOOSE([.Y17];10;100;1000;10;100;1000);RANDBETWEEN(1;3))" office:value-type="float" office:value="662.3" calcext:value-type="float">
            <text:p>662,3</text:p>
          </table:table-cell>
          <table:table-cell table:style-name="ce7" office:value-type="string" calcext:value-type="string">
            <text:p>×</text:p>
          </table:table-cell>
          <table:table-cell table:style-name="ce20" table:formula="of:=CHOOSE([.Y18];&quot;10&quot;;&quot;100&quot;;&quot;1000&quot;;&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18]^2" office:value-type="float" office:value="9" calcext:value-type="float">
            <text:p>9</text:p>
          </table:table-cell>
          <table:table-cell table:style-name="ce27" table:formula="of:=FACTEURSPREMIERS([.E18])" office:value-type="string" office:string-value="2^3 * 3*7" calcext:value-type="string">
            <text:p>2^3 * 3*7</text:p>
          </table:table-cell>
          <table:table-cell table:style-name="ce27" table:formula="of:=[.G18]+IF([.H18]=&quot;+&quot;;[.I18];-[.I18])+IF([.J18]=&quot;+&quot;;[.K18];-[.K18])" office:value-type="float" office:value="-2" calcext:value-type="float">
            <text:p>-2</text:p>
          </table:table-cell>
          <table:table-cell table:style-name="ce43" table:formula="of:=[.M18]*[.O18]" office:value-type="float" office:value="6623" calcext:value-type="float">
            <text:p>6 623</text:p>
          </table:table-cell>
          <table:table-cell/>
          <table:table-cell table:formula="of:=RANK([.X18];[.X12:.X21])+2" office:value-type="float" office:value="3" calcext:value-type="float">
            <text:p>3</text:p>
          </table:table-cell>
          <table:table-cell table:style-name="ce83" table:formula="of:=RAND()" office:value-type="float" office:value="0.913191819006412" calcext:value-type="float">
            <text:p>0,913191819006412</text:p>
          </table:table-cell>
          <table:table-cell table:formula="of:=RANK([.Z18];[.Z14:.Z19])" office:value-type="float" office:value="4" calcext:value-type="float">
            <text:p>4</text:p>
          </table:table-cell>
          <table:table-cell table:style-name="ce83" table:formula="of:=RAND()" office:value-type="float" office:value="0.496460875146132" calcext:value-type="float">
            <text:p>0,496460875146132</text:p>
          </table:table-cell>
          <table:table-cell table:number-columns-repeated="998"/>
        </table:table-row>
        <table:table-row table:style-name="ro3">
          <table:table-cell table:style-name="ce4" table:formula="of:=[.W19]" office:value-type="float" office:value="12" calcext:value-type="float">
            <text:p>12</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18]*([.Y18]+1)*[.Y19]" office:value-type="float" office:value="40" calcext:value-type="float">
            <text:p>40</text:p>
          </table:table-cell>
          <table:table-cell table:style-name="ce9" office:value-type="string" calcext:value-type="string">
            <text:p>=</text:p>
          </table:table-cell>
          <table:table-cell table:style-name="ce4" table:formula="of:=CHOOSE(ROUND(RAND())+1;-1;1)*RANDBETWEEN(1;30)" office:value-type="float" office:value="-9" calcext:value-type="float">
            <text:p>-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9" calcext:value-type="float">
            <text:p>1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30" calcext:value-type="float">
            <text:p>30</text:p>
          </table:table-cell>
          <table:table-cell table:style-name="ce10" office:value-type="string" calcext:value-type="string">
            <text:p>=</text:p>
          </table:table-cell>
          <table:table-cell table:style-name="ce4" table:formula="of:=ROUND(RAND()*CHOOSE([.Y18];10;100;1000;10;100;1000);RANDBETWEEN(1;3))" office:value-type="float" office:value="7.32" calcext:value-type="float">
            <text:p>7,32</text:p>
          </table:table-cell>
          <table:table-cell table:style-name="ce7" office:value-type="string" calcext:value-type="string">
            <text:p>×</text:p>
          </table:table-cell>
          <table:table-cell table:style-name="ce20" table:formula="of:=CHOOSE([.Y19];&quot;10&quot;;&quot;100&quot;;&quot;1000&quot;;&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19]^2" office:value-type="float" office:value="144" calcext:value-type="float">
            <text:p>144</text:p>
          </table:table-cell>
          <table:table-cell table:style-name="ce27" table:formula="of:=FACTEURSPREMIERS([.E19])" office:value-type="string" office:string-value="2^3*5" calcext:value-type="string">
            <text:p>2^3*5</text:p>
          </table:table-cell>
          <table:table-cell table:style-name="ce27" table:formula="of:=[.G19]+IF([.H19]=&quot;+&quot;;[.I19];-[.I19])+IF([.J19]=&quot;+&quot;;[.K19];-[.K19])" office:value-type="float" office:value="2" calcext:value-type="float">
            <text:p>2</text:p>
          </table:table-cell>
          <table:table-cell table:style-name="ce43" table:formula="of:=[.M19]*[.O19]" office:value-type="float" office:value="732" calcext:value-type="float">
            <text:p>732</text:p>
          </table:table-cell>
          <table:table-cell/>
          <table:table-cell table:formula="of:=RANK([.X19];[.X12:.X21])+2" office:value-type="float" office:value="12" calcext:value-type="float">
            <text:p>12</text:p>
          </table:table-cell>
          <table:table-cell table:style-name="ce83" table:formula="of:=RAND()" office:value-type="float" office:value="0.216674431315208" calcext:value-type="float">
            <text:p>0,216674431315208</text:p>
          </table:table-cell>
          <table:table-cell table:formula="of:=RANK([.Z19];[.Z14:.Z19])" office:value-type="float" office:value="2" calcext:value-type="float">
            <text:p>2</text:p>
          </table:table-cell>
          <table:table-cell table:style-name="ce83" table:formula="of:=RAND()" office:value-type="float" office:value="0.853733298690522" calcext:value-type="float">
            <text:p>0,853733298690522</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2" table:number-rows-spanned="1">
            <text:p>😕 <text:s text:c="3"/>😃 <text:s text:c="3"/>😎</text:p>
          </table:table-cell>
          <table:covered-table-cell table:style-name="ce15"/>
          <table:table-cell table:style-name="ce5" office:value-type="string" calcext:value-type="string" table:number-columns-spanned="6" table:number-rows-spanned="1">
            <text:p>😕 <text:s text:c="3"/>😃 <text:s text:c="3"/>😎</text:p>
          </table:table-cell>
          <table:covered-table-cell table:number-columns-repeated="2" table:style-name="ce5"/>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20];[.X12:.X21])+2" office:value-type="float" office:value="8" calcext:value-type="float">
            <text:p>8</text:p>
          </table:table-cell>
          <table:table-cell table:style-name="ce83" table:formula="of:=RAND()" office:value-type="float" office:value="0.55707486796575" calcext:value-type="float">
            <text:p>0,55707486796575</text:p>
          </table:table-cell>
          <table:table-cell table:number-columns-repeated="1000"/>
        </table:table-row>
        <table:table-row table:style-name="ro4">
          <table:table-cell table:number-columns-repeated="22"/>
          <table:table-cell table:formula="of:=RANK([.X21];[.X12:.X21])+2" office:value-type="float" office:value="11" calcext:value-type="float">
            <text:p>11</text:p>
          </table:table-cell>
          <table:table-cell table:style-name="ce83" table:formula="of:=RAND()" office:value-type="float" office:value="0.226985369129124" calcext:value-type="float">
            <text:p>0,226985369129124</text:p>
          </table:table-cell>
          <table:table-cell table:number-columns-repeated="1000"/>
        </table:table-row>
        <table:table-row table:style-name="ro5">
          <table:table-cell table:number-columns-repeated="1024"/>
        </table:table-row>
        <table:table-row table:style-name="ro2">
          <table:table-cell table:style-name="ce36" office:value-type="string" calcext:value-type="string" table:number-columns-spanned="4" table:number-rows-spanned="2">
            <text:p>CEINTURE ORANGE</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X23];[.X23:.X32])+2" office:value-type="float" office:value="12" calcext:value-type="float">
            <text:p>12</text:p>
          </table:table-cell>
          <table:table-cell table:style-name="ce83" table:formula="of:=RAND()" office:value-type="float" office:value="0.180460412033563" calcext:value-type="float">
            <text:p>0,180460412033563</text:p>
          </table:table-cell>
          <table:table-cell table:number-columns-repeated="1000"/>
        </table:table-row>
        <table:table-row table:style-name="ro2">
          <table:covered-table-cell table:number-columns-repeated="2" table:style-name="ce12"/>
          <table:covered-table-cell table:number-columns-repeated="2"/>
          <table:table-cell table:style-name="ce61" office:value-type="string" calcext:value-type="string" table:number-columns-spanned="3" table:number-rows-spanned="1">
            <text:p>NOM :</text:p>
          </table:table-cell>
          <table:covered-table-cell table:style-name="ce13"/>
          <table:covered-table-cell table:style-name="ce8"/>
          <table:table-cell table:style-name="ce61" office:value-type="string" calcext:value-type="string" table:number-columns-spanned="6" table:number-rows-spanned="1">
            <text:p>Prénom :</text:p>
          </table:table-cell>
          <table:covered-table-cell table:style-name="ce8"/>
          <table:covered-table-cell/>
          <table:covered-table-cell table:style-name="ce16"/>
          <table:covered-table-cell table:style-name="ce8"/>
          <table:covered-table-cell/>
          <table:table-cell table:style-name="ce61" office:value-type="string" calcext:value-type="string" table:number-columns-spanned="2" table:number-rows-spanned="1">
            <text:p>Classe :</text:p>
          </table:table-cell>
          <table:covered-table-cell table:style-name="ce19"/>
          <table:table-cell table:style-name="ce22" table:formula="of:=[.$P$2]" office:value-type="string" office:string-value="v9923" calcext:value-type="string">
            <text:p>v9923</text:p>
          </table:table-cell>
          <table:table-cell/>
          <table:table-cell table:style-name="ce25" office:value-type="string" calcext:value-type="string" table:number-columns-spanned="4" table:number-rows-spanned="1">
            <text:p>Correction CEINTURE ORANGE</text:p>
          </table:table-cell>
          <table:covered-table-cell table:style-name="ce28"/>
          <table:covered-table-cell table:style-name="ce30"/>
          <table:covered-table-cell table:style-name="ce31"/>
          <table:table-cell/>
          <table:table-cell table:formula="of:=RANK([.X24];[.X23:.X32])+2" office:value-type="float" office:value="10" calcext:value-type="float">
            <text:p>10</text:p>
          </table:table-cell>
          <table:table-cell table:style-name="ce83" table:formula="of:=RAND()" office:value-type="float" office:value="0.447563482841273" calcext:value-type="float">
            <text:p>0,447563482841273</text:p>
          </table:table-cell>
          <table:table-cell table:number-columns-repeated="1000"/>
        </table:table-row>
        <table:table-row table:style-name="ro3">
          <table:table-cell table:style-name="ce37" office:value-type="string" calcext:value-type="string" table:number-columns-spanned="4" table:number-rows-spanned="1">
            <text:p>Carrés de 3 à 12</text:p>
          </table:table-cell>
          <table:covered-table-cell table:number-columns-repeated="3" table:style-name="ce38"/>
          <table:table-cell table:style-name="ce37" office:value-type="string" calcext:value-type="string" table:number-columns-spanned="2" table:number-rows-spanned="1">
            <text:p>Décomposition en facteurs premiers</text:p>
          </table:table-cell>
          <table:covered-table-cell table:style-name="ce38"/>
          <table:table-cell table:style-name="ce37" office:value-type="string" calcext:value-type="string" table:number-columns-spanned="6" table:number-rows-spanned="1">
            <text:p>Somme de 3 termes</text:p>
          </table:table-cell>
          <table:covered-table-cell table:number-columns-repeated="2" table:style-name="ce37"/>
          <table:covered-table-cell table:number-columns-repeated="3" table:style-name="ce38"/>
          <table:table-cell table:style-name="ce37" office:value-type="string" calcext:value-type="string" table:number-columns-spanned="4" table:number-rows-spanned="1">
            <text:p>Multiplier par 10, 100, 1000</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23]" office:value-type="string" office:string-value="AC" calcext:value-type="string">
            <text:p>AC</text:p>
          </table:table-cell>
          <table:table-cell table:style-name="ce96"/>
          <table:table-cell table:style-name="ce99" table:formula="of:=[.P24]" office:value-type="string" office:string-value="v9923" calcext:value-type="string">
            <text:p>v9923</text:p>
          </table:table-cell>
          <table:table-cell table:style-name="ce83"/>
          <table:table-cell table:formula="of:=RANK([.X25];[.X23:.X32])+2" office:value-type="float" office:value="6" calcext:value-type="float">
            <text:p>6</text:p>
          </table:table-cell>
          <table:table-cell table:style-name="ce83" table:formula="of:=RAND()" office:value-type="float" office:value="0.642687906459314" calcext:value-type="float">
            <text:p>0,642687906459314</text:p>
          </table:table-cell>
          <table:table-cell table:style-name="ce83" table:formula="of:=RANK([.Z25];[.Z25:.Z30])" office:value-type="float" office:value="1" calcext:value-type="float">
            <text:p>1</text:p>
          </table:table-cell>
          <table:table-cell table:style-name="ce83" table:formula="of:=RAND()" office:value-type="float" office:value="0.966392034148547" calcext:value-type="float">
            <text:p>0,966392034148547</text:p>
          </table:table-cell>
          <table:table-cell table:number-columns-repeated="998"/>
        </table:table-row>
        <table:table-row table:style-name="ro3">
          <table:table-cell table:style-name="ce4" table:formula="of:=[.W26]" office:value-type="float" office:value="11" calcext:value-type="float">
            <text:p>11</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25]*([.Y25]+1)*[.Y26]" office:value-type="float" office:value="8" calcext:value-type="float">
            <text:p>8</text:p>
          </table:table-cell>
          <table:table-cell table:style-name="ce9" office:value-type="string" calcext:value-type="string">
            <text:p>=</text:p>
          </table:table-cell>
          <table:table-cell table:style-name="ce4" table:formula="of:=CHOOSE(ROUND(RAND())+1;-1;1)*RANDBETWEEN(1;30)" office:value-type="float" office:value="19" calcext:value-type="float">
            <text:p>1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8" calcext:value-type="float">
            <text:p>2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5" calcext:value-type="float">
            <text:p>25</text:p>
          </table:table-cell>
          <table:table-cell table:style-name="ce10" office:value-type="string" calcext:value-type="string">
            <text:p>=</text:p>
          </table:table-cell>
          <table:table-cell table:style-name="ce4" table:formula="of:=ROUND(RAND()*CHOOSE([.Y25];10;100;1000;10;100;1000);RANDBETWEEN(1;3))" office:value-type="float" office:value="5" calcext:value-type="float">
            <text:p>5</text:p>
          </table:table-cell>
          <table:table-cell table:style-name="ce7" office:value-type="string" calcext:value-type="string">
            <text:p>×</text:p>
          </table:table-cell>
          <table:table-cell table:style-name="ce20" table:formula="of:=CHOOSE([.Y26];&quot;10&quot;;&quot;100&quot;;&quot;1000&quot;;&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26]^2" office:value-type="float" office:value="121" calcext:value-type="float">
            <text:p>121</text:p>
          </table:table-cell>
          <table:table-cell table:style-name="ce27" table:formula="of:=FACTEURSPREMIERS([.E26])" office:value-type="string" office:string-value="2^3" calcext:value-type="string">
            <text:p>2^3</text:p>
          </table:table-cell>
          <table:table-cell table:style-name="ce27" table:formula="of:=[.G26]+IF([.H26]=&quot;+&quot;;[.I26];-[.I26])+IF([.J26]=&quot;+&quot;;[.K26];-[.K26])" office:value-type="float" office:value="16" calcext:value-type="float">
            <text:p>16</text:p>
          </table:table-cell>
          <table:table-cell table:style-name="ce43" table:formula="of:=[.M26]*[.O26]" office:value-type="float" office:value="50" calcext:value-type="float">
            <text:p>50</text:p>
          </table:table-cell>
          <table:table-cell/>
          <table:table-cell table:formula="of:=RANK([.X26];[.X23:.X32])+2" office:value-type="float" office:value="11" calcext:value-type="float">
            <text:p>11</text:p>
          </table:table-cell>
          <table:table-cell table:style-name="ce83" table:formula="of:=RAND()" office:value-type="float" office:value="0.340382076500509" calcext:value-type="float">
            <text:p>0,340382076500509</text:p>
          </table:table-cell>
          <table:table-cell table:formula="of:=RANK([.Z26];[.Z25:.Z30])" office:value-type="float" office:value="4" calcext:value-type="float">
            <text:p>4</text:p>
          </table:table-cell>
          <table:table-cell table:style-name="ce83" table:formula="of:=RAND()" office:value-type="float" office:value="0.480106863739221" calcext:value-type="float">
            <text:p>0,480106863739221</text:p>
          </table:table-cell>
          <table:table-cell table:number-columns-repeated="998"/>
        </table:table-row>
        <table:table-row table:style-name="ro3">
          <table:table-cell table:style-name="ce4" table:formula="of:=[.W27]" office:value-type="float" office:value="8" calcext:value-type="float">
            <text:p>8</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26]*([.Y26]+1)*[.Y27]" office:value-type="float" office:value="40" calcext:value-type="float">
            <text:p>40</text:p>
          </table:table-cell>
          <table:table-cell table:style-name="ce9" office:value-type="string" calcext:value-type="string">
            <text:p>=</text:p>
          </table:table-cell>
          <table:table-cell table:style-name="ce4" table:formula="of:=CHOOSE(ROUND(RAND())+1;-1;1)*RANDBETWEEN(1;30)" office:value-type="float" office:value="15" calcext:value-type="float">
            <text:p>1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6" calcext:value-type="float">
            <text:p>2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4" calcext:value-type="float">
            <text:p>14</text:p>
          </table:table-cell>
          <table:table-cell table:style-name="ce10" office:value-type="string" calcext:value-type="string">
            <text:p>=</text:p>
          </table:table-cell>
          <table:table-cell table:style-name="ce4" table:formula="of:=ROUND(RAND()*CHOOSE([.Y26];10;100;1000;10;100;1000);RANDBETWEEN(1;3))" office:value-type="float" office:value="2.409" calcext:value-type="float">
            <text:p>2,409</text:p>
          </table:table-cell>
          <table:table-cell table:style-name="ce7" office:value-type="string" calcext:value-type="string">
            <text:p>×</text:p>
          </table:table-cell>
          <table:table-cell table:style-name="ce20" table:formula="of:=CHOOSE([.Y27];&quot;10&quot;;&quot;100&quot;;&quot;1000&quot;;&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27]^2" office:value-type="float" office:value="64" calcext:value-type="float">
            <text:p>64</text:p>
          </table:table-cell>
          <table:table-cell table:style-name="ce27" table:formula="of:=FACTEURSPREMIERS([.E27])" office:value-type="string" office:string-value="2^3*5" calcext:value-type="string">
            <text:p>2^3*5</text:p>
          </table:table-cell>
          <table:table-cell table:style-name="ce27" table:formula="of:=[.G27]+IF([.H27]=&quot;+&quot;;[.I27];-[.I27])+IF([.J27]=&quot;+&quot;;[.K27];-[.K27])" office:value-type="float" office:value="3" calcext:value-type="float">
            <text:p>3</text:p>
          </table:table-cell>
          <table:table-cell table:style-name="ce43" table:formula="of:=[.M27]*[.O27]" office:value-type="float" office:value="240.9" calcext:value-type="float">
            <text:p>240,9</text:p>
          </table:table-cell>
          <table:table-cell/>
          <table:table-cell table:formula="of:=RANK([.X27];[.X23:.X32])+2" office:value-type="float" office:value="8" calcext:value-type="float">
            <text:p>8</text:p>
          </table:table-cell>
          <table:table-cell table:style-name="ce83" table:formula="of:=RAND()" office:value-type="float" office:value="0.565345849673864" calcext:value-type="float">
            <text:p>0,565345849673864</text:p>
          </table:table-cell>
          <table:table-cell table:formula="of:=RANK([.Z27];[.Z25:.Z30])" office:value-type="float" office:value="2" calcext:value-type="float">
            <text:p>2</text:p>
          </table:table-cell>
          <table:table-cell table:style-name="ce83" table:formula="of:=RAND()" office:value-type="float" office:value="0.71210744819479" calcext:value-type="float">
            <text:p>0,71210744819479</text:p>
          </table:table-cell>
          <table:table-cell table:number-columns-repeated="998"/>
        </table:table-row>
        <table:table-row table:style-name="ro3">
          <table:table-cell table:style-name="ce4" table:formula="of:=[.W28]" office:value-type="float" office:value="7" calcext:value-type="float">
            <text:p>7</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27]*([.Y27]+1)*[.Y28]" office:value-type="float" office:value="18" calcext:value-type="float">
            <text:p>18</text:p>
          </table:table-cell>
          <table:table-cell table:style-name="ce9" office:value-type="string" calcext:value-type="string">
            <text:p>=</text:p>
          </table:table-cell>
          <table:table-cell table:style-name="ce4" table:formula="of:=CHOOSE(ROUND(RAND())+1;-1;1)*RANDBETWEEN(1;30)" office:value-type="float" office:value="29" calcext:value-type="float">
            <text:p>2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6" calcext:value-type="float">
            <text:p>2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2" calcext:value-type="float">
            <text:p>12</text:p>
          </table:table-cell>
          <table:table-cell table:style-name="ce10" office:value-type="string" calcext:value-type="string">
            <text:p>=</text:p>
          </table:table-cell>
          <table:table-cell table:style-name="ce4" table:formula="of:=ROUND(RAND()*CHOOSE([.Y27];10;100;1000;10;100;1000);RANDBETWEEN(1;3))" office:value-type="float" office:value="17.93" calcext:value-type="float">
            <text:p>17,93</text:p>
          </table:table-cell>
          <table:table-cell table:style-name="ce7" office:value-type="string" calcext:value-type="string">
            <text:p>×</text:p>
          </table:table-cell>
          <table:table-cell table:style-name="ce20" table:formula="of:=CHOOSE([.Y28];&quot;10&quot;;&quot;100&quot;;&quot;1000&quot;;&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28]^2" office:value-type="float" office:value="49" calcext:value-type="float">
            <text:p>49</text:p>
          </table:table-cell>
          <table:table-cell table:style-name="ce27" table:formula="of:=FACTEURSPREMIERS([.E28])" office:value-type="string" office:string-value="2 * 3^2" calcext:value-type="string">
            <text:p>2 * 3^2</text:p>
          </table:table-cell>
          <table:table-cell table:style-name="ce27" table:formula="of:=[.G28]+IF([.H28]=&quot;+&quot;;[.I28];-[.I28])+IF([.J28]=&quot;+&quot;;[.K28];-[.K28])" office:value-type="float" office:value="-9" calcext:value-type="float">
            <text:p>-9</text:p>
          </table:table-cell>
          <table:table-cell table:style-name="ce43" table:formula="of:=[.M28]*[.O28]" office:value-type="float" office:value="17930" calcext:value-type="float">
            <text:p>17 930</text:p>
          </table:table-cell>
          <table:table-cell/>
          <table:table-cell table:formula="of:=RANK([.X28];[.X23:.X32])+2" office:value-type="float" office:value="7" calcext:value-type="float">
            <text:p>7</text:p>
          </table:table-cell>
          <table:table-cell table:style-name="ce83" table:formula="of:=RAND()" office:value-type="float" office:value="0.573452398462032" calcext:value-type="float">
            <text:p>0,573452398462032</text:p>
          </table:table-cell>
          <table:table-cell table:formula="of:=RANK([.Z28];[.Z25:.Z30])" office:value-type="float" office:value="3" calcext:value-type="float">
            <text:p>3</text:p>
          </table:table-cell>
          <table:table-cell table:style-name="ce83" table:formula="of:=RAND()" office:value-type="float" office:value="0.658667059956932" calcext:value-type="float">
            <text:p>0,658667059956932</text:p>
          </table:table-cell>
          <table:table-cell table:number-columns-repeated="998"/>
        </table:table-row>
        <table:table-row table:style-name="ro3">
          <table:table-cell table:style-name="ce4" table:formula="of:=[.W29]" office:value-type="float" office:value="5" calcext:value-type="float">
            <text:p>5</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28]*([.Y28]+1)*[.Y29]" office:value-type="float" office:value="72" calcext:value-type="float">
            <text:p>72</text:p>
          </table:table-cell>
          <table:table-cell table:style-name="ce9" office:value-type="string" calcext:value-type="string">
            <text:p>=</text:p>
          </table:table-cell>
          <table:table-cell table:style-name="ce4" table:formula="of:=CHOOSE(ROUND(RAND())+1;-1;1)*RANDBETWEEN(1;30)" office:value-type="float" office:value="-18" calcext:value-type="float">
            <text:p>-1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9" calcext:value-type="float">
            <text:p>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9" calcext:value-type="float">
            <text:p>19</text:p>
          </table:table-cell>
          <table:table-cell table:style-name="ce10" office:value-type="string" calcext:value-type="string">
            <text:p>=</text:p>
          </table:table-cell>
          <table:table-cell table:style-name="ce4" table:formula="of:=ROUND(RAND()*CHOOSE([.Y28];10;100;1000;10;100;1000);RANDBETWEEN(1;3))" office:value-type="float" office:value="909.434" calcext:value-type="float">
            <text:p>909,434</text:p>
          </table:table-cell>
          <table:table-cell table:style-name="ce7" office:value-type="string" calcext:value-type="string">
            <text:p>×</text:p>
          </table:table-cell>
          <table:table-cell table:style-name="ce20" table:formula="of:=CHOOSE([.Y29];&quot;10&quot;;&quot;100&quot;;&quot;1000&quot;;&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29]^2" office:value-type="float" office:value="25" calcext:value-type="float">
            <text:p>25</text:p>
          </table:table-cell>
          <table:table-cell table:style-name="ce27" table:formula="of:=FACTEURSPREMIERS([.E29])" office:value-type="string" office:string-value="2^3 * 3^2" calcext:value-type="string">
            <text:p>2^3 * 3^2</text:p>
          </table:table-cell>
          <table:table-cell table:style-name="ce27" table:formula="of:=[.G29]+IF([.H29]=&quot;+&quot;;[.I29];-[.I29])+IF([.J29]=&quot;+&quot;;[.K29];-[.K29])" office:value-type="float" office:value="-46" calcext:value-type="float">
            <text:p>-46</text:p>
          </table:table-cell>
          <table:table-cell table:style-name="ce43" table:formula="of:=[.M29]*[.O29]" office:value-type="float" office:value="909434" calcext:value-type="float">
            <text:p>909 434</text:p>
          </table:table-cell>
          <table:table-cell/>
          <table:table-cell table:formula="of:=RANK([.X29];[.X23:.X32])+2" office:value-type="float" office:value="5" calcext:value-type="float">
            <text:p>5</text:p>
          </table:table-cell>
          <table:table-cell table:style-name="ce83" table:formula="of:=RAND()" office:value-type="float" office:value="0.665603118031044" calcext:value-type="float">
            <text:p>0,665603118031044</text:p>
          </table:table-cell>
          <table:table-cell table:formula="of:=RANK([.Z29];[.Z25:.Z30])" office:value-type="float" office:value="6" calcext:value-type="float">
            <text:p>6</text:p>
          </table:table-cell>
          <table:table-cell table:style-name="ce83" table:formula="of:=RAND()" office:value-type="float" office:value="0.155115942633529" calcext:value-type="float">
            <text:p>0,155115942633529</text:p>
          </table:table-cell>
          <table:table-cell table:number-columns-repeated="998"/>
        </table:table-row>
        <table:table-row table:style-name="ro3">
          <table:table-cell table:style-name="ce4" table:formula="of:=[.W30]" office:value-type="float" office:value="3" calcext:value-type="float">
            <text:p>3</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29]*([.Y29]+1)*[.Y30]" office:value-type="float" office:value="210" calcext:value-type="float">
            <text:p>210</text:p>
          </table:table-cell>
          <table:table-cell table:style-name="ce9" office:value-type="string" calcext:value-type="string">
            <text:p>=</text:p>
          </table:table-cell>
          <table:table-cell table:style-name="ce4" table:formula="of:=CHOOSE(ROUND(RAND())+1;-1;1)*RANDBETWEEN(1;30)" office:value-type="float" office:value="-27" calcext:value-type="float">
            <text:p>-2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5" calcext:value-type="float">
            <text:p>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6" calcext:value-type="float">
            <text:p>16</text:p>
          </table:table-cell>
          <table:table-cell table:style-name="ce10" office:value-type="string" calcext:value-type="string">
            <text:p>=</text:p>
          </table:table-cell>
          <table:table-cell table:style-name="ce4" table:formula="of:=ROUND(RAND()*CHOOSE([.Y29];10;100;1000;10;100;1000);RANDBETWEEN(1;3))" office:value-type="float" office:value="99.4" calcext:value-type="float">
            <text:p>99,4</text:p>
          </table:table-cell>
          <table:table-cell table:style-name="ce7" office:value-type="string" calcext:value-type="string">
            <text:p>×</text:p>
          </table:table-cell>
          <table:table-cell table:style-name="ce20" table:formula="of:=CHOOSE([.Y30];&quot;10&quot;;&quot;100&quot;;&quot;1000&quot;;&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30]^2" office:value-type="float" office:value="9" calcext:value-type="float">
            <text:p>9</text:p>
          </table:table-cell>
          <table:table-cell table:style-name="ce27" table:formula="of:=FACTEURSPREMIERS([.E30])" office:value-type="string" office:string-value="2 * 3 * 5*7" calcext:value-type="string">
            <text:p>2 * 3 * 5*7</text:p>
          </table:table-cell>
          <table:table-cell table:style-name="ce27" table:formula="of:=[.G30]+IF([.H30]=&quot;+&quot;;[.I30];-[.I30])+IF([.J30]=&quot;+&quot;;[.K30];-[.K30])" office:value-type="float" office:value="-16" calcext:value-type="float">
            <text:p>-16</text:p>
          </table:table-cell>
          <table:table-cell table:style-name="ce43" table:formula="of:=[.M30]*[.O30]" office:value-type="float" office:value="9940" calcext:value-type="float">
            <text:p>9 940</text:p>
          </table:table-cell>
          <table:table-cell/>
          <table:table-cell table:formula="of:=RANK([.X30];[.X23:.X32])+2" office:value-type="float" office:value="3" calcext:value-type="float">
            <text:p>3</text:p>
          </table:table-cell>
          <table:table-cell table:style-name="ce83" table:formula="of:=RAND()" office:value-type="float" office:value="0.889648734560802" calcext:value-type="float">
            <text:p>0,889648734560802</text:p>
          </table:table-cell>
          <table:table-cell table:formula="of:=RANK([.Z30];[.Z25:.Z30])" office:value-type="float" office:value="5" calcext:value-type="float">
            <text:p>5</text:p>
          </table:table-cell>
          <table:table-cell table:style-name="ce83" table:formula="of:=RAND()" office:value-type="float" office:value="0.395855993967317" calcext:value-type="float">
            <text:p>0,395855993967317</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2" table:number-rows-spanned="1">
            <text:p>😕 <text:s text:c="3"/>😃 <text:s text:c="3"/>😎</text:p>
          </table:table-cell>
          <table:covered-table-cell table:style-name="ce15"/>
          <table:table-cell table:style-name="ce5" office:value-type="string" calcext:value-type="string" table:number-columns-spanned="6" table:number-rows-spanned="1">
            <text:p>😕 <text:s text:c="3"/>😃 <text:s text:c="3"/>😎</text:p>
          </table:table-cell>
          <table:covered-table-cell table:number-columns-repeated="2" table:style-name="ce5"/>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31];[.X23:.X32])+2" office:value-type="float" office:value="9" calcext:value-type="float">
            <text:p>9</text:p>
          </table:table-cell>
          <table:table-cell table:style-name="ce83" table:formula="of:=RAND()" office:value-type="float" office:value="0.530047214492999" calcext:value-type="float">
            <text:p>0,530047214492999</text:p>
          </table:table-cell>
          <table:table-cell table:number-columns-repeated="1000"/>
        </table:table-row>
        <table:table-row table:style-name="ro4">
          <table:table-cell table:number-columns-repeated="22"/>
          <table:table-cell table:formula="of:=RANK([.X32];[.X23:.X32])+2" office:value-type="float" office:value="4" calcext:value-type="float">
            <text:p>4</text:p>
          </table:table-cell>
          <table:table-cell table:style-name="ce83" table:formula="of:=RAND()" office:value-type="float" office:value="0.765674778568554" calcext:value-type="float">
            <text:p>0,765674778568554</text:p>
          </table:table-cell>
          <table:table-cell table:number-columns-repeated="1000"/>
        </table:table-row>
        <table:table-row table:style-name="ro5">
          <table:table-cell table:number-columns-repeated="1024"/>
        </table:table-row>
        <table:table-row table:style-name="ro2">
          <table:table-cell table:style-name="ce36" office:value-type="string" calcext:value-type="string" table:number-columns-spanned="4" table:number-rows-spanned="2">
            <text:p>CEINTURE ORANGE</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X34];[.X34:.X43])+2" office:value-type="float" office:value="3" calcext:value-type="float">
            <text:p>3</text:p>
          </table:table-cell>
          <table:table-cell table:style-name="ce83" table:formula="of:=RAND()" office:value-type="float" office:value="0.816175769252645" calcext:value-type="float">
            <text:p>0,816175769252645</text:p>
          </table:table-cell>
          <table:table-cell table:number-columns-repeated="1000"/>
        </table:table-row>
        <table:table-row table:style-name="ro2">
          <table:covered-table-cell table:number-columns-repeated="2" table:style-name="ce12"/>
          <table:covered-table-cell table:number-columns-repeated="2"/>
          <table:table-cell table:style-name="ce61" office:value-type="string" calcext:value-type="string" table:number-columns-spanned="3" table:number-rows-spanned="1">
            <text:p>NOM :</text:p>
          </table:table-cell>
          <table:covered-table-cell table:style-name="ce13"/>
          <table:covered-table-cell table:style-name="ce8"/>
          <table:table-cell table:style-name="ce61" office:value-type="string" calcext:value-type="string" table:number-columns-spanned="6" table:number-rows-spanned="1">
            <text:p>Prénom :</text:p>
          </table:table-cell>
          <table:covered-table-cell table:style-name="ce8"/>
          <table:covered-table-cell/>
          <table:covered-table-cell table:style-name="ce16"/>
          <table:covered-table-cell table:style-name="ce8"/>
          <table:covered-table-cell/>
          <table:table-cell table:style-name="ce61" office:value-type="string" calcext:value-type="string" table:number-columns-spanned="2" table:number-rows-spanned="1">
            <text:p>Classe :</text:p>
          </table:table-cell>
          <table:covered-table-cell table:style-name="ce19"/>
          <table:table-cell table:style-name="ce22" table:formula="of:=[.$P$2]" office:value-type="string" office:string-value="v9923" calcext:value-type="string">
            <text:p>v9923</text:p>
          </table:table-cell>
          <table:table-cell/>
          <table:table-cell table:style-name="ce25" office:value-type="string" calcext:value-type="string" table:number-columns-spanned="4" table:number-rows-spanned="1">
            <text:p>Correction CEINTURE ORANGE</text:p>
          </table:table-cell>
          <table:covered-table-cell table:style-name="ce28"/>
          <table:covered-table-cell table:style-name="ce30"/>
          <table:covered-table-cell table:style-name="ce31"/>
          <table:table-cell/>
          <table:table-cell table:formula="of:=RANK([.X35];[.X34:.X43])+2" office:value-type="float" office:value="9" calcext:value-type="float">
            <text:p>9</text:p>
          </table:table-cell>
          <table:table-cell table:style-name="ce83" table:formula="of:=RAND()" office:value-type="float" office:value="0.530847310564648" calcext:value-type="float">
            <text:p>0,530847310564648</text:p>
          </table:table-cell>
          <table:table-cell table:number-columns-repeated="1000"/>
        </table:table-row>
        <table:table-row table:style-name="ro3">
          <table:table-cell table:style-name="ce37" office:value-type="string" calcext:value-type="string" table:number-columns-spanned="4" table:number-rows-spanned="1">
            <text:p>Carrés de 3 à 12</text:p>
          </table:table-cell>
          <table:covered-table-cell table:number-columns-repeated="3" table:style-name="ce38"/>
          <table:table-cell table:style-name="ce37" office:value-type="string" calcext:value-type="string" table:number-columns-spanned="2" table:number-rows-spanned="1">
            <text:p>Décomposition en facteurs premiers</text:p>
          </table:table-cell>
          <table:covered-table-cell table:style-name="ce38"/>
          <table:table-cell table:style-name="ce37" office:value-type="string" calcext:value-type="string" table:number-columns-spanned="6" table:number-rows-spanned="1">
            <text:p>Somme de 3 termes</text:p>
          </table:table-cell>
          <table:covered-table-cell table:number-columns-repeated="2" table:style-name="ce37"/>
          <table:covered-table-cell table:number-columns-repeated="3" table:style-name="ce38"/>
          <table:table-cell table:style-name="ce37" office:value-type="string" calcext:value-type="string" table:number-columns-spanned="4" table:number-rows-spanned="1">
            <text:p>Multiplier par 10, 100, 1000</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34]" office:value-type="string" office:string-value="AD" calcext:value-type="string">
            <text:p>AD</text:p>
          </table:table-cell>
          <table:table-cell table:style-name="ce96"/>
          <table:table-cell table:style-name="ce99" table:formula="of:=[.P35]" office:value-type="string" office:string-value="v9923" calcext:value-type="string">
            <text:p>v9923</text:p>
          </table:table-cell>
          <table:table-cell table:style-name="ce83"/>
          <table:table-cell table:formula="of:=RANK([.X36];[.X34:.X43])+2" office:value-type="float" office:value="4" calcext:value-type="float">
            <text:p>4</text:p>
          </table:table-cell>
          <table:table-cell table:style-name="ce83" table:formula="of:=RAND()" office:value-type="float" office:value="0.626887699220832" calcext:value-type="float">
            <text:p>0,626887699220832</text:p>
          </table:table-cell>
          <table:table-cell table:style-name="ce83" table:formula="of:=RANK([.Z36];[.Z36:.Z41])" office:value-type="float" office:value="4" calcext:value-type="float">
            <text:p>4</text:p>
          </table:table-cell>
          <table:table-cell table:style-name="ce83" table:formula="of:=RAND()" office:value-type="float" office:value="0.257593049787667" calcext:value-type="float">
            <text:p>0,257593049787667</text:p>
          </table:table-cell>
          <table:table-cell table:number-columns-repeated="998"/>
        </table:table-row>
        <table:table-row table:style-name="ro3">
          <table:table-cell table:style-name="ce4" table:formula="of:=[.W37]" office:value-type="float" office:value="7" calcext:value-type="float">
            <text:p>7</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36]*([.Y36]+1)*[.Y37]" office:value-type="float" office:value="100" calcext:value-type="float">
            <text:p>100</text:p>
          </table:table-cell>
          <table:table-cell table:style-name="ce9" office:value-type="string" calcext:value-type="string">
            <text:p>=</text:p>
          </table:table-cell>
          <table:table-cell table:style-name="ce4" table:formula="of:=CHOOSE(ROUND(RAND())+1;-1;1)*RANDBETWEEN(1;30)" office:value-type="float" office:value="-1" calcext:value-type="float">
            <text:p>-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 calcext:value-type="float">
            <text:p>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 calcext:value-type="float">
            <text:p>2</text:p>
          </table:table-cell>
          <table:table-cell table:style-name="ce10" office:value-type="string" calcext:value-type="string">
            <text:p>=</text:p>
          </table:table-cell>
          <table:table-cell table:style-name="ce4" table:formula="of:=ROUND(RAND()*CHOOSE([.Y36];10;100;1000;10;100;1000);RANDBETWEEN(1;3))" office:value-type="float" office:value="0.761" calcext:value-type="float">
            <text:p>0,761</text:p>
          </table:table-cell>
          <table:table-cell table:style-name="ce7" office:value-type="string" calcext:value-type="string">
            <text:p>×</text:p>
          </table:table-cell>
          <table:table-cell table:style-name="ce20" table:formula="of:=CHOOSE([.Y37];&quot;10&quot;;&quot;100&quot;;&quot;1000&quot;;&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37]^2" office:value-type="float" office:value="49" calcext:value-type="float">
            <text:p>49</text:p>
          </table:table-cell>
          <table:table-cell table:style-name="ce27" table:formula="of:=FACTEURSPREMIERS([.E37])" office:value-type="string" office:string-value="2^2 * 5^2" calcext:value-type="string">
            <text:p>2^2 * 5^2</text:p>
          </table:table-cell>
          <table:table-cell table:style-name="ce27" table:formula="of:=[.G37]+IF([.H37]=&quot;+&quot;;[.I37];-[.I37])+IF([.J37]=&quot;+&quot;;[.K37];-[.K37])" office:value-type="float" office:value="-1" calcext:value-type="float">
            <text:p>-1</text:p>
          </table:table-cell>
          <table:table-cell table:style-name="ce43" table:formula="of:=[.M37]*[.O37]" office:value-type="float" office:value="76.1" calcext:value-type="float">
            <text:p>76,1</text:p>
          </table:table-cell>
          <table:table-cell/>
          <table:table-cell table:formula="of:=RANK([.X37];[.X34:.X43])+2" office:value-type="float" office:value="7" calcext:value-type="float">
            <text:p>7</text:p>
          </table:table-cell>
          <table:table-cell table:style-name="ce83" table:formula="of:=RAND()" office:value-type="float" office:value="0.568680452837824" calcext:value-type="float">
            <text:p>0,568680452837824</text:p>
          </table:table-cell>
          <table:table-cell table:formula="of:=RANK([.Z37];[.Z36:.Z41])" office:value-type="float" office:value="5" calcext:value-type="float">
            <text:p>5</text:p>
          </table:table-cell>
          <table:table-cell table:style-name="ce83" table:formula="of:=RAND()" office:value-type="float" office:value="0.151092194459662" calcext:value-type="float">
            <text:p>0,151092194459662</text:p>
          </table:table-cell>
          <table:table-cell table:number-columns-repeated="998"/>
        </table:table-row>
        <table:table-row table:style-name="ro3">
          <table:table-cell table:style-name="ce4" table:formula="of:=[.W38]" office:value-type="float" office:value="6" calcext:value-type="float">
            <text:p>6</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37]*([.Y37]+1)*[.Y38]" office:value-type="float" office:value="90" calcext:value-type="float">
            <text:p>90</text:p>
          </table:table-cell>
          <table:table-cell table:style-name="ce9" office:value-type="string" calcext:value-type="string">
            <text:p>=</text:p>
          </table:table-cell>
          <table:table-cell table:style-name="ce4" table:formula="of:=CHOOSE(ROUND(RAND())+1;-1;1)*RANDBETWEEN(1;30)" office:value-type="float" office:value="16" calcext:value-type="float">
            <text:p>1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0" calcext:value-type="float">
            <text:p>2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9" calcext:value-type="float">
            <text:p>29</text:p>
          </table:table-cell>
          <table:table-cell table:style-name="ce10" office:value-type="string" calcext:value-type="string">
            <text:p>=</text:p>
          </table:table-cell>
          <table:table-cell table:style-name="ce4" table:formula="of:=ROUND(RAND()*CHOOSE([.Y37];10;100;1000;10;100;1000);RANDBETWEEN(1;3))" office:value-type="float" office:value="96.55" calcext:value-type="float">
            <text:p>96,55</text:p>
          </table:table-cell>
          <table:table-cell table:style-name="ce7" office:value-type="string" calcext:value-type="string">
            <text:p>×</text:p>
          </table:table-cell>
          <table:table-cell table:style-name="ce20" table:formula="of:=CHOOSE([.Y38];&quot;10&quot;;&quot;100&quot;;&quot;1000&quot;;&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38]^2" office:value-type="float" office:value="36" calcext:value-type="float">
            <text:p>36</text:p>
          </table:table-cell>
          <table:table-cell table:style-name="ce27" table:formula="of:=FACTEURSPREMIERS([.E38])" office:value-type="string" office:string-value="2 * 3^2*5" calcext:value-type="string">
            <text:p>2 * 3^2*5</text:p>
          </table:table-cell>
          <table:table-cell table:style-name="ce27" table:formula="of:=[.G38]+IF([.H38]=&quot;+&quot;;[.I38];-[.I38])+IF([.J38]=&quot;+&quot;;[.K38];-[.K38])" office:value-type="float" office:value="65" calcext:value-type="float">
            <text:p>65</text:p>
          </table:table-cell>
          <table:table-cell table:style-name="ce43" table:formula="of:=[.M38]*[.O38]" office:value-type="float" office:value="96550" calcext:value-type="float">
            <text:p>96 550</text:p>
          </table:table-cell>
          <table:table-cell/>
          <table:table-cell table:formula="of:=RANK([.X38];[.X34:.X43])+2" office:value-type="float" office:value="6" calcext:value-type="float">
            <text:p>6</text:p>
          </table:table-cell>
          <table:table-cell table:style-name="ce83" table:formula="of:=RAND()" office:value-type="float" office:value="0.605135170351389" calcext:value-type="float">
            <text:p>0,605135170351389</text:p>
          </table:table-cell>
          <table:table-cell table:formula="of:=RANK([.Z38];[.Z36:.Z41])" office:value-type="float" office:value="3" calcext:value-type="float">
            <text:p>3</text:p>
          </table:table-cell>
          <table:table-cell table:style-name="ce83" table:formula="of:=RAND()" office:value-type="float" office:value="0.733471769277264" calcext:value-type="float">
            <text:p>0,733471769277264</text:p>
          </table:table-cell>
          <table:table-cell table:number-columns-repeated="998"/>
        </table:table-row>
        <table:table-row table:style-name="ro3">
          <table:table-cell table:style-name="ce4" table:formula="of:=[.W39]" office:value-type="float" office:value="11" calcext:value-type="float">
            <text:p>11</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38]*([.Y38]+1)*[.Y39]" office:value-type="float" office:value="12" calcext:value-type="float">
            <text:p>12</text:p>
          </table:table-cell>
          <table:table-cell table:style-name="ce9" office:value-type="string" calcext:value-type="string">
            <text:p>=</text:p>
          </table:table-cell>
          <table:table-cell table:style-name="ce4" table:formula="of:=CHOOSE(ROUND(RAND())+1;-1;1)*RANDBETWEEN(1;30)" office:value-type="float" office:value="-17" calcext:value-type="float">
            <text:p>-1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4" calcext:value-type="float">
            <text:p>1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0" calcext:value-type="float">
            <text:p>10</text:p>
          </table:table-cell>
          <table:table-cell table:style-name="ce10" office:value-type="string" calcext:value-type="string">
            <text:p>=</text:p>
          </table:table-cell>
          <table:table-cell table:style-name="ce4" table:formula="of:=ROUND(RAND()*CHOOSE([.Y38];10;100;1000;10;100;1000);RANDBETWEEN(1;3))" office:value-type="float" office:value="741.26" calcext:value-type="float">
            <text:p>741,26</text:p>
          </table:table-cell>
          <table:table-cell table:style-name="ce7" office:value-type="string" calcext:value-type="string">
            <text:p>×</text:p>
          </table:table-cell>
          <table:table-cell table:style-name="ce20" table:formula="of:=CHOOSE([.Y39];&quot;10&quot;;&quot;100&quot;;&quot;1000&quot;;&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39]^2" office:value-type="float" office:value="121" calcext:value-type="float">
            <text:p>121</text:p>
          </table:table-cell>
          <table:table-cell table:style-name="ce27" table:formula="of:=FACTEURSPREMIERS([.E39])" office:value-type="string" office:string-value="2^2*3" calcext:value-type="string">
            <text:p>2^2*3</text:p>
          </table:table-cell>
          <table:table-cell table:style-name="ce27" table:formula="of:=[.G39]+IF([.H39]=&quot;+&quot;;[.I39];-[.I39])+IF([.J39]=&quot;+&quot;;[.K39];-[.K39])" office:value-type="float" office:value="-41" calcext:value-type="float">
            <text:p>-41</text:p>
          </table:table-cell>
          <table:table-cell table:style-name="ce43" table:formula="of:=[.M39]*[.O39]" office:value-type="float" office:value="7412.6" calcext:value-type="float">
            <text:p>7 412,6</text:p>
          </table:table-cell>
          <table:table-cell/>
          <table:table-cell table:formula="of:=RANK([.X39];[.X34:.X43])+2" office:value-type="float" office:value="11" calcext:value-type="float">
            <text:p>11</text:p>
          </table:table-cell>
          <table:table-cell table:style-name="ce83" table:formula="of:=RAND()" office:value-type="float" office:value="0.426937707631022" calcext:value-type="float">
            <text:p>0,426937707631022</text:p>
          </table:table-cell>
          <table:table-cell table:formula="of:=RANK([.Z39];[.Z36:.Z41])" office:value-type="float" office:value="1" calcext:value-type="float">
            <text:p>1</text:p>
          </table:table-cell>
          <table:table-cell table:style-name="ce83" table:formula="of:=RAND()" office:value-type="float" office:value="0.951194210165167" calcext:value-type="float">
            <text:p>0,951194210165167</text:p>
          </table:table-cell>
          <table:table-cell table:number-columns-repeated="998"/>
        </table:table-row>
        <table:table-row table:style-name="ro3">
          <table:table-cell table:style-name="ce4" table:formula="of:=[.W40]" office:value-type="float" office:value="8" calcext:value-type="float">
            <text:p>8</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39]*([.Y39]+1)*[.Y40]" office:value-type="float" office:value="4" calcext:value-type="float">
            <text:p>4</text:p>
          </table:table-cell>
          <table:table-cell table:style-name="ce9" office:value-type="string" calcext:value-type="string">
            <text:p>=</text:p>
          </table:table-cell>
          <table:table-cell table:style-name="ce4" table:formula="of:=CHOOSE(ROUND(RAND())+1;-1;1)*RANDBETWEEN(1;30)" office:value-type="float" office:value="28" calcext:value-type="float">
            <text:p>2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3" calcext:value-type="float">
            <text:p>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0" calcext:value-type="float">
            <text:p>10</text:p>
          </table:table-cell>
          <table:table-cell table:style-name="ce10" office:value-type="string" calcext:value-type="string">
            <text:p>=</text:p>
          </table:table-cell>
          <table:table-cell table:style-name="ce4" table:formula="of:=ROUND(RAND()*CHOOSE([.Y39];10;100;1000;10;100;1000);RANDBETWEEN(1;3))" office:value-type="float" office:value="3.88" calcext:value-type="float">
            <text:p>3,88</text:p>
          </table:table-cell>
          <table:table-cell table:style-name="ce7" office:value-type="string" calcext:value-type="string">
            <text:p>×</text:p>
          </table:table-cell>
          <table:table-cell table:style-name="ce20" table:formula="of:=CHOOSE([.Y40];&quot;10&quot;;&quot;100&quot;;&quot;1000&quot;;&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40]^2" office:value-type="float" office:value="64" calcext:value-type="float">
            <text:p>64</text:p>
          </table:table-cell>
          <table:table-cell table:style-name="ce27" table:formula="of:=FACTEURSPREMIERS([.E40])" office:value-type="string" office:string-value="2^2" calcext:value-type="string">
            <text:p>2^2</text:p>
          </table:table-cell>
          <table:table-cell table:style-name="ce27" table:formula="of:=[.G40]+IF([.H40]=&quot;+&quot;;[.I40];-[.I40])+IF([.J40]=&quot;+&quot;;[.K40];-[.K40])" office:value-type="float" office:value="15" calcext:value-type="float">
            <text:p>15</text:p>
          </table:table-cell>
          <table:table-cell table:style-name="ce43" table:formula="of:=[.M40]*[.O40]" office:value-type="float" office:value="388" calcext:value-type="float">
            <text:p>388</text:p>
          </table:table-cell>
          <table:table-cell/>
          <table:table-cell table:formula="of:=RANK([.X40];[.X34:.X43])+2" office:value-type="float" office:value="8" calcext:value-type="float">
            <text:p>8</text:p>
          </table:table-cell>
          <table:table-cell table:style-name="ce83" table:formula="of:=RAND()" office:value-type="float" office:value="0.549397473586267" calcext:value-type="float">
            <text:p>0,549397473586267</text:p>
          </table:table-cell>
          <table:table-cell table:formula="of:=RANK([.Z40];[.Z36:.Z41])" office:value-type="float" office:value="2" calcext:value-type="float">
            <text:p>2</text:p>
          </table:table-cell>
          <table:table-cell table:style-name="ce83" table:formula="of:=RAND()" office:value-type="float" office:value="0.908587679521886" calcext:value-type="float">
            <text:p>0,908587679521886</text:p>
          </table:table-cell>
          <table:table-cell table:number-columns-repeated="998"/>
        </table:table-row>
        <table:table-row table:style-name="ro3">
          <table:table-cell table:style-name="ce4" table:formula="of:=[.W41]" office:value-type="float" office:value="12" calcext:value-type="float">
            <text:p>12</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40]*([.Y40]+1)*[.Y41]" office:value-type="float" office:value="36" calcext:value-type="float">
            <text:p>36</text:p>
          </table:table-cell>
          <table:table-cell table:style-name="ce9" office:value-type="string" calcext:value-type="string">
            <text:p>=</text:p>
          </table:table-cell>
          <table:table-cell table:style-name="ce4" table:formula="of:=CHOOSE(ROUND(RAND())+1;-1;1)*RANDBETWEEN(1;30)" office:value-type="float" office:value="-3" calcext:value-type="float">
            <text:p>-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6" calcext:value-type="float">
            <text:p>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7" calcext:value-type="float">
            <text:p>7</text:p>
          </table:table-cell>
          <table:table-cell table:style-name="ce10" office:value-type="string" calcext:value-type="string">
            <text:p>=</text:p>
          </table:table-cell>
          <table:table-cell table:style-name="ce4" table:formula="of:=ROUND(RAND()*CHOOSE([.Y40];10;100;1000;10;100;1000);RANDBETWEEN(1;3))" office:value-type="float" office:value="14.81" calcext:value-type="float">
            <text:p>14,81</text:p>
          </table:table-cell>
          <table:table-cell table:style-name="ce7" office:value-type="string" calcext:value-type="string">
            <text:p>×</text:p>
          </table:table-cell>
          <table:table-cell table:style-name="ce20" table:formula="of:=CHOOSE([.Y41];&quot;10&quot;;&quot;100&quot;;&quot;1000&quot;;&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41]^2" office:value-type="float" office:value="144" calcext:value-type="float">
            <text:p>144</text:p>
          </table:table-cell>
          <table:table-cell table:style-name="ce27" table:formula="of:=FACTEURSPREMIERS([.E41])" office:value-type="string" office:string-value="2^2 * 3^2" calcext:value-type="string">
            <text:p>2^2 * 3^2</text:p>
          </table:table-cell>
          <table:table-cell table:style-name="ce27" table:formula="of:=[.G41]+IF([.H41]=&quot;+&quot;;[.I41];-[.I41])+IF([.J41]=&quot;+&quot;;[.K41];-[.K41])" office:value-type="float" office:value="-16" calcext:value-type="float">
            <text:p>-16</text:p>
          </table:table-cell>
          <table:table-cell table:style-name="ce43" table:formula="of:=[.M41]*[.O41]" office:value-type="float" office:value="14810" calcext:value-type="float">
            <text:p>14 810</text:p>
          </table:table-cell>
          <table:table-cell/>
          <table:table-cell table:formula="of:=RANK([.X41];[.X34:.X43])+2" office:value-type="float" office:value="12" calcext:value-type="float">
            <text:p>12</text:p>
          </table:table-cell>
          <table:table-cell table:style-name="ce83" table:formula="of:=RAND()" office:value-type="float" office:value="0.406240539193169" calcext:value-type="float">
            <text:p>0,406240539193169</text:p>
          </table:table-cell>
          <table:table-cell table:formula="of:=RANK([.Z41];[.Z36:.Z41])" office:value-type="float" office:value="6" calcext:value-type="float">
            <text:p>6</text:p>
          </table:table-cell>
          <table:table-cell table:style-name="ce83" table:formula="of:=RAND()" office:value-type="float" office:value="0.122900628340719" calcext:value-type="float">
            <text:p>0,122900628340719</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2" table:number-rows-spanned="1">
            <text:p>😕 <text:s text:c="3"/>😃 <text:s text:c="3"/>😎</text:p>
          </table:table-cell>
          <table:covered-table-cell table:style-name="ce15"/>
          <table:table-cell table:style-name="ce5" office:value-type="string" calcext:value-type="string" table:number-columns-spanned="6" table:number-rows-spanned="1">
            <text:p>😕 <text:s text:c="3"/>😃 <text:s text:c="3"/>😎</text:p>
          </table:table-cell>
          <table:covered-table-cell table:number-columns-repeated="2" table:style-name="ce5"/>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42];[.X34:.X43])+2" office:value-type="float" office:value="5" calcext:value-type="float">
            <text:p>5</text:p>
          </table:table-cell>
          <table:table-cell table:style-name="ce83" table:formula="of:=RAND()" office:value-type="float" office:value="0.613448064788931" calcext:value-type="float">
            <text:p>0,613448064788931</text:p>
          </table:table-cell>
          <table:table-cell table:number-columns-repeated="1000"/>
        </table:table-row>
        <table:table-row table:style-name="ro4">
          <table:table-cell table:number-columns-repeated="22"/>
          <table:table-cell table:formula="of:=RANK([.X43];[.X34:.X43])+2" office:value-type="float" office:value="10" calcext:value-type="float">
            <text:p>10</text:p>
          </table:table-cell>
          <table:table-cell table:style-name="ce83" table:formula="of:=RAND()" office:value-type="float" office:value="0.448152040235663" calcext:value-type="float">
            <text:p>0,448152040235663</text:p>
          </table:table-cell>
          <table:table-cell table:number-columns-repeated="1000"/>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Ceinture Verte" table:style-name="ta4" table:print-ranges="'Ceinture Verte'.A1:'Ceinture Verte'.P44 'Ceinture Verte'.R1:'Ceinture Verte'.U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4" form:id="control4"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Verte?language=Basic&amp;location=document" xlink:type="simple"/>
              </office:event-listeners>
            </form:button>
          </form:form>
        </office:forms>
        <table:shapes>
          <draw:control draw:z-index="0" draw:style-name="gr4" draw:text-style-name="P2" svg:width="16.51mm" svg:height="7.49mm" svg:x="451.77mm" svg:y="1.2mm" draw:control="control4"/>
        </table:shapes>
        <table:table-column table:style-name="co22" table:default-cell-style-name="Default"/>
        <table:table-column table:style-name="co49" table:default-cell-style-name="Default"/>
        <table:table-column table:style-name="co40" table:default-cell-style-name="Default"/>
        <table:table-column table:style-name="co4" table:default-cell-style-name="Default"/>
        <table:table-column table:style-name="co50" table:default-cell-style-name="Default"/>
        <table:table-column table:style-name="co28" table:default-cell-style-name="Default"/>
        <table:table-column table:style-name="co29"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12" table:default-cell-style-name="Default"/>
        <table:table-column table:style-name="co32" table:default-cell-style-name="Default"/>
        <table:table-column table:style-name="co33" table:default-cell-style-name="Default"/>
        <table:table-column table:style-name="co15" table:default-cell-style-name="Default"/>
        <table:table-column table:style-name="co58" table:default-cell-style-name="Default"/>
        <table:table-column table:style-name="co59" table:default-cell-style-name="Default"/>
        <table:table-column table:style-name="co46" table:default-cell-style-name="Default"/>
        <table:table-column table:style-name="co22" table:default-cell-style-name="Default"/>
        <table:table-column table:style-name="co18" table:default-cell-style-name="Default"/>
        <table:table-column table:style-name="co60" table:default-cell-style-name="Default"/>
        <table:table-column table:style-name="co61" table:default-cell-style-name="Default"/>
        <table:table-column table:style-name="co62" table:default-cell-style-name="Default"/>
        <table:table-column table:style-name="co17" table:number-columns-repeated="996" table:default-cell-style-name="Default"/>
        <table:table-row table:style-name="ro2">
          <table:table-cell table:style-name="ce44" office:value-type="string" calcext:value-type="string" table:number-columns-spanned="4" table:number-rows-spanned="2">
            <text:p>CEINTURE VERTE</text:p>
          </table:table-cell>
          <table:covered-table-cell table:number-columns-repeated="3"/>
          <table:table-cell table:style-name="ce11" office:value-type="string" calcext:value-type="string" table:number-columns-spanned="6" table:number-rows-spanned="1">
            <text:p>TEST 4<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X1];[.X1:.X10])+2" office:value-type="float" office:value="3" calcext:value-type="float">
            <text:p>3</text:p>
          </table:table-cell>
          <table:table-cell table:style-name="ce83" table:formula="of:=RAND()" office:value-type="float" office:value="0.819380427725794" calcext:value-type="float">
            <text:p>0,819380427725794</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4" table:number-rows-spanned="1">
            <text:p>NOM :</text:p>
          </table:table-cell>
          <table:covered-table-cell table:number-columns-repeated="2" table:style-name="ce13"/>
          <table:covered-table-cell/>
          <table:table-cell table:style-name="ce61" office:value-type="string" calcext:value-type="string" table:number-columns-spanned="4" table:number-rows-spanned="1">
            <text:p>Prénom :</text:p>
          </table:table-cell>
          <table:covered-table-cell table:style-name="ce131"/>
          <table:covered-table-cell table:style-name="ce132"/>
          <table:covered-table-cell table:style-name="ce131"/>
          <table:table-cell table:style-name="ce61" office:value-type="string" calcext:value-type="string" table:number-columns-spanned="3" table:number-rows-spanned="1">
            <text:p>Classe :</text:p>
          </table:table-cell>
          <table:covered-table-cell/>
          <table:covered-table-cell table:style-name="ce19"/>
          <table:table-cell table:style-name="ce22" table:formula="of:=&quot;v&quot;&amp;ROUND(RAND()*10000;0)" office:value-type="string" office:string-value="v5080" calcext:value-type="string">
            <text:p>v5080</text:p>
          </table:table-cell>
          <table:table-cell/>
          <table:table-cell table:style-name="ce25" office:value-type="string" calcext:value-type="string" table:number-columns-spanned="4" table:number-rows-spanned="1">
            <text:p>Correction CEINTURE VERTE</text:p>
          </table:table-cell>
          <table:covered-table-cell table:style-name="ce28"/>
          <table:covered-table-cell table:style-name="ce30"/>
          <table:covered-table-cell table:style-name="ce31"/>
          <table:table-cell/>
          <table:table-cell table:formula="of:=RANK([.X2];[.X1:.X10])+2" office:value-type="float" office:value="7" calcext:value-type="float">
            <text:p>7</text:p>
          </table:table-cell>
          <table:table-cell table:style-name="ce83" table:formula="of:=RAND()" office:value-type="float" office:value="0.456087593019792" calcext:value-type="float">
            <text:p>0,456087593019792</text:p>
          </table:table-cell>
          <table:table-cell table:number-columns-repeated="998"/>
        </table:table-row>
        <table:table-row table:style-name="ro1">
          <table:table-cell table:style-name="ce37" office:value-type="string" calcext:value-type="string" table:number-columns-spanned="4" table:number-rows-spanned="1">
            <text:p>Carrés parfaits</text:p>
          </table:table-cell>
          <table:covered-table-cell table:number-columns-repeated="3" table:style-name="ce38"/>
          <table:table-cell table:style-name="ce37" office:value-type="string" calcext:value-type="string" table:number-columns-spanned="4" table:number-rows-spanned="1">
            <text:p>Conversions L, m, g</text:p>
          </table:table-cell>
          <table:covered-table-cell table:number-columns-repeated="3" table:style-name="ce38"/>
          <table:table-cell table:style-name="ce37" office:value-type="string" calcext:value-type="string" table:number-columns-spanned="4" table:number-rows-spanned="1">
            <text:p>Produits de 2 relatifs</text:p>
          </table:table-cell>
          <table:covered-table-cell table:number-columns-repeated="3" table:style-name="ce38"/>
          <table:table-cell table:style-name="ce37" office:value-type="string" calcext:value-type="string" table:number-columns-spanned="4" table:number-rows-spanned="1">
            <text:p>Diviser par 10, 100, 1000</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1]" office:value-type="string" office:string-value="AA" calcext:value-type="string">
            <text:p>AA</text:p>
          </table:table-cell>
          <table:table-cell table:style-name="ce96"/>
          <table:table-cell table:style-name="ce99" table:formula="of:=[.P2]" office:value-type="string" office:string-value="v5080" calcext:value-type="string">
            <text:p>v5080</text:p>
          </table:table-cell>
          <table:table-cell table:style-name="ce83"/>
          <table:table-cell table:formula="of:=RANK([.X3];[.X1:.X10])+2" office:value-type="float" office:value="10" calcext:value-type="float">
            <text:p>10</text:p>
          </table:table-cell>
          <table:table-cell table:style-name="ce83" table:formula="of:=RAND()" office:value-type="float" office:value="0.170495536529027" calcext:value-type="float">
            <text:p>0,170495536529027</text:p>
          </table:table-cell>
          <table:table-cell table:style-name="ce83" table:formula="of:=RANK([.Z3];[.Z3:.Z8])" office:value-type="float" office:value="6" calcext:value-type="float">
            <text:p>6</text:p>
          </table:table-cell>
          <table:table-cell table:style-name="ce83" table:formula="of:=RAND()" office:value-type="float" office:value="0.222685305001327" calcext:value-type="float">
            <text:p>0,222685305001327</text:p>
          </table:table-cell>
          <table:table-cell table:style-name="ce83" table:number-columns-repeated="996"/>
        </table:table-row>
        <table:table-row table:style-name="ro3">
          <table:table-cell table:style-name="ce129" table:formula="of:=[.W4]+8" office:value-type="float" office:value="13" calcext:value-type="float">
            <text:p>13</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10" calcext:value-type="float">
            <text:p>10</text:p>
          </table:table-cell>
          <table:table-cell table:style-name="ce40" table:formula="of:=CHOOSE([.W4];&quot;&quot;;&quot;cm&quot;;&quot;mm&quot;;&quot;km&quot;;&quot;mL&quot;;&quot;hL&quot;;&quot;dL&quot;;&quot;cL&quot;;&quot;kg&quot;;&quot;dg&quot;;&quot;mg&quot;;&quot;dag&quot;)" office:value-type="string" office:string-value="mL" calcext:value-type="string">
            <text:p>mL</text:p>
          </table:table-cell>
          <table:table-cell table:style-name="ce40" office:value-type="string" calcext:value-type="string">
            <text:p>=</text:p>
          </table:table-cell>
          <table:table-cell table:style-name="ce52" table:formula="of:=IF([.W4]&lt;5;&quot;m&quot;;IF(AND([.W4]&gt;4;[.W4]&lt;9);&quot;L&quot;;&quot;g&quot;))" office:value-type="string" office:string-value="L" calcext:value-type="string">
            <text:p>L</text:p>
          </table:table-cell>
          <table:table-cell table:style-name="ce4" table:formula="of:=RANDBETWEEN(2;12)*IF([.Y4]&gt;3;1;-1)" office:value-type="float" office:value="-5" calcext:value-type="float">
            <text:p>-5</text:p>
          </table:table-cell>
          <table:table-cell table:style-name="ce7" office:value-type="string" calcext:value-type="string">
            <text:p>×</text:p>
          </table:table-cell>
          <table:table-cell table:style-name="ce116" table:formula="of:=IF([.Y3]&lt;4;RANDBETWEEN(2;12);&quot;(-&quot;&amp;RANDBETWEEN(2;12)&amp;&quot;)&quot;)" office:value-type="string" office:string-value="(-9)" calcext:value-type="string">
            <text:p>(-9)</text:p>
          </table:table-cell>
          <table:table-cell table:style-name="ce10" office:value-type="string" calcext:value-type="string">
            <text:p>=</text:p>
          </table:table-cell>
          <table:table-cell table:style-name="ce4" table:formula="of:=ROUND(RAND()*CHOOSE([.Y3];10;100;1000;10;100;1000);RANDBETWEEN(1;3))" office:value-type="float" office:value="842.88" calcext:value-type="float">
            <text:p>842,88</text:p>
          </table:table-cell>
          <table:table-cell table:style-name="ce7" office:value-type="string" calcext:value-type="string">
            <text:p>÷</text:p>
          </table:table-cell>
          <table:table-cell table:style-name="ce20" table:formula="of:=CHOOSE([.Y4];&quot;10&quot;;&quot;100&quot;;&quot;1000&quot;;&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4]^2" office:value-type="float" office:value="169" calcext:value-type="float">
            <text:p>169</text:p>
          </table:table-cell>
          <table:table-cell table:style-name="ce48" table:formula="of:=[.E4]*(CHOOSE([.W4];0;0.01;0.001;1000;0.001;100;0.1;0.01;1000;0.1;0.001;10))&amp;&quot; &quot;&amp;[.H4]" office:value-type="string" office:string-value="0,01 L" calcext:value-type="string">
            <text:p>0,01 L</text:p>
          </table:table-cell>
          <table:table-cell table:style-name="ce27" table:formula="of:=[.I4]*[.K4]" office:value-type="float" office:value="45" calcext:value-type="float">
            <text:p>45</text:p>
          </table:table-cell>
          <table:table-cell table:style-name="ce48" table:formula="of:=[.M4]/[.O4]" office:value-type="float" office:value="8.4288" calcext:value-type="float">
            <text:p>8,4288</text:p>
          </table:table-cell>
          <table:table-cell/>
          <table:table-cell table:formula="of:=RANK([.X4];[.X1:.X10])+2" office:value-type="float" office:value="5" calcext:value-type="float">
            <text:p>5</text:p>
          </table:table-cell>
          <table:table-cell table:style-name="ce83" table:formula="of:=RAND()" office:value-type="float" office:value="0.578580114023443" calcext:value-type="float">
            <text:p>0,578580114023443</text:p>
          </table:table-cell>
          <table:table-cell table:formula="of:=RANK([.Z4];[.Z3:.Z8])" office:value-type="float" office:value="2" calcext:value-type="float">
            <text:p>2</text:p>
          </table:table-cell>
          <table:table-cell table:style-name="ce83" table:formula="of:=RAND()" office:value-type="float" office:value="0.524727892307076" calcext:value-type="float">
            <text:p>0,524727892307076</text:p>
          </table:table-cell>
          <table:table-cell table:number-columns-repeated="996"/>
        </table:table-row>
        <table:table-row table:style-name="ro3">
          <table:table-cell table:style-name="ce129" table:formula="of:=[.W5]+8" office:value-type="float" office:value="20" calcext:value-type="float">
            <text:p>20</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10" calcext:value-type="float">
            <text:p>10</text:p>
          </table:table-cell>
          <table:table-cell table:style-name="ce40" table:formula="of:=CHOOSE([.W5];&quot;&quot;;&quot;cm&quot;;&quot;mm&quot;;&quot;km&quot;;&quot;mL&quot;;&quot;hL&quot;;&quot;dL&quot;;&quot;cL&quot;;&quot;kg&quot;;&quot;dg&quot;;&quot;mg&quot;;&quot;dag&quot;)" office:value-type="string" office:string-value="dag" calcext:value-type="string">
            <text:p>dag</text:p>
          </table:table-cell>
          <table:table-cell table:style-name="ce40" office:value-type="string" calcext:value-type="string">
            <text:p>=</text:p>
          </table:table-cell>
          <table:table-cell table:style-name="ce52" table:formula="of:=IF([.W5]&lt;5;&quot;m&quot;;IF(AND([.W5]&gt;4;[.W5]&lt;9);&quot;L&quot;;&quot;g&quot;))" office:value-type="string" office:string-value="g" calcext:value-type="string">
            <text:p>g</text:p>
          </table:table-cell>
          <table:table-cell table:style-name="ce4" table:formula="of:=RANDBETWEEN(2;12)*IF([.Y5]&gt;3;1;-1)" office:value-type="float" office:value="9" calcext:value-type="float">
            <text:p>9</text:p>
          </table:table-cell>
          <table:table-cell table:style-name="ce7" office:value-type="string" calcext:value-type="string">
            <text:p>×</text:p>
          </table:table-cell>
          <table:table-cell table:style-name="ce116" table:formula="of:=IF([.Y4]&lt;4;RANDBETWEEN(2;12);&quot;(-&quot;&amp;RANDBETWEEN(2;12)&amp;&quot;)&quot;)" office:value-type="float" office:value="4" calcext:value-type="float">
            <text:p>4</text:p>
          </table:table-cell>
          <table:table-cell table:style-name="ce10" office:value-type="string" calcext:value-type="string">
            <text:p>=</text:p>
          </table:table-cell>
          <table:table-cell table:style-name="ce4" table:formula="of:=ROUND(RAND()*CHOOSE([.Y4];10;100;1000;10;100;1000);RANDBETWEEN(1;3))" office:value-type="float" office:value="28.7" calcext:value-type="float">
            <text:p>28,7</text:p>
          </table:table-cell>
          <table:table-cell table:style-name="ce7" office:value-type="string" calcext:value-type="string">
            <text:p>÷</text:p>
          </table:table-cell>
          <table:table-cell table:style-name="ce20" table:formula="of:=CHOOSE([.Y5];&quot;10&quot;;&quot;100&quot;;&quot;1000&quot;;&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5]^2" office:value-type="float" office:value="400" calcext:value-type="float">
            <text:p>400</text:p>
          </table:table-cell>
          <table:table-cell table:style-name="ce48" table:formula="of:=[.E5]*(CHOOSE([.W5];0;0.01;0.001;1000;0.001;100;0.1;0.01;1000;0.1;0.001;10))&amp;&quot; &quot;&amp;[.H5]" office:value-type="string" office:string-value="100 g" calcext:value-type="string">
            <text:p>100 g</text:p>
          </table:table-cell>
          <table:table-cell table:style-name="ce27" table:formula="of:=[.I5]*[.K5]" office:value-type="float" office:value="36" calcext:value-type="float">
            <text:p>36</text:p>
          </table:table-cell>
          <table:table-cell table:style-name="ce48" table:formula="of:=[.M5]/[.O5]" office:value-type="float" office:value="0.287" calcext:value-type="float">
            <text:p>0,287</text:p>
          </table:table-cell>
          <table:table-cell/>
          <table:table-cell table:formula="of:=RANK([.X5];[.X1:.X10])+2" office:value-type="float" office:value="12" calcext:value-type="float">
            <text:p>12</text:p>
          </table:table-cell>
          <table:table-cell table:style-name="ce83" table:formula="of:=RAND()" office:value-type="float" office:value="0.0364506481031041" calcext:value-type="float">
            <text:p>0,036450648103104</text:p>
          </table:table-cell>
          <table:table-cell table:formula="of:=RANK([.Z5];[.Z3:.Z8])" office:value-type="float" office:value="5" calcext:value-type="float">
            <text:p>5</text:p>
          </table:table-cell>
          <table:table-cell table:style-name="ce83" table:formula="of:=RAND()" office:value-type="float" office:value="0.291464751143897" calcext:value-type="float">
            <text:p>0,291464751143897</text:p>
          </table:table-cell>
          <table:table-cell table:number-columns-repeated="996"/>
        </table:table-row>
        <table:table-row table:style-name="ro3">
          <table:table-cell table:style-name="ce129" table:formula="of:=[.W6]+8" office:value-type="float" office:value="14" calcext:value-type="float">
            <text:p>14</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410" calcext:value-type="float">
            <text:p>410</text:p>
          </table:table-cell>
          <table:table-cell table:style-name="ce40" table:formula="of:=CHOOSE([.W6];&quot;&quot;;&quot;cm&quot;;&quot;mm&quot;;&quot;km&quot;;&quot;mL&quot;;&quot;hL&quot;;&quot;dL&quot;;&quot;cL&quot;;&quot;kg&quot;;&quot;dg&quot;;&quot;mg&quot;;&quot;dag&quot;)" office:value-type="string" office:string-value="hL" calcext:value-type="string">
            <text:p>hL</text:p>
          </table:table-cell>
          <table:table-cell table:style-name="ce40" office:value-type="string" calcext:value-type="string">
            <text:p>=</text:p>
          </table:table-cell>
          <table:table-cell table:style-name="ce52" table:formula="of:=IF([.W6]&lt;5;&quot;m&quot;;IF(AND([.W6]&gt;4;[.W6]&lt;9);&quot;L&quot;;&quot;g&quot;))" office:value-type="string" office:string-value="L" calcext:value-type="string">
            <text:p>L</text:p>
          </table:table-cell>
          <table:table-cell table:style-name="ce4" table:formula="of:=RANDBETWEEN(2;12)*IF([.Y6]&gt;3;1;-1)" office:value-type="float" office:value="2" calcext:value-type="float">
            <text:p>2</text:p>
          </table:table-cell>
          <table:table-cell table:style-name="ce7" office:value-type="string" calcext:value-type="string">
            <text:p>×</text:p>
          </table:table-cell>
          <table:table-cell table:style-name="ce116" table:formula="of:=IF([.Y5]&lt;4;RANDBETWEEN(2;12);&quot;(-&quot;&amp;RANDBETWEEN(2;12)&amp;&quot;)&quot;)" office:value-type="string" office:string-value="(-7)" calcext:value-type="string">
            <text:p>(-7)</text:p>
          </table:table-cell>
          <table:table-cell table:style-name="ce10" office:value-type="string" calcext:value-type="string">
            <text:p>=</text:p>
          </table:table-cell>
          <table:table-cell table:style-name="ce4" table:formula="of:=ROUND(RAND()*CHOOSE([.Y5];10;100;1000;10;100;1000);RANDBETWEEN(1;3))" office:value-type="float" office:value="99.96" calcext:value-type="float">
            <text:p>99,96</text:p>
          </table:table-cell>
          <table:table-cell table:style-name="ce7" office:value-type="string" calcext:value-type="string">
            <text:p>÷</text:p>
          </table:table-cell>
          <table:table-cell table:style-name="ce20" table:formula="of:=CHOOSE([.Y6];&quot;10&quot;;&quot;100&quot;;&quot;1000&quot;;&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6]^2" office:value-type="float" office:value="196" calcext:value-type="float">
            <text:p>196</text:p>
          </table:table-cell>
          <table:table-cell table:style-name="ce48" table:formula="of:=[.E6]*(CHOOSE([.W6];0;0.01;0.001;1000;0.001;100;0.1;0.01;1000;0.1;0.001;10))&amp;&quot; &quot;&amp;[.H6]" office:value-type="string" office:string-value="41000 L" calcext:value-type="string">
            <text:p>41000 L</text:p>
          </table:table-cell>
          <table:table-cell table:style-name="ce27" table:formula="of:=[.I6]*[.K6]" office:value-type="float" office:value="-14" calcext:value-type="float">
            <text:p>-14</text:p>
          </table:table-cell>
          <table:table-cell table:style-name="ce48" table:formula="of:=[.M6]/[.O6]" office:value-type="float" office:value="9.996" calcext:value-type="float">
            <text:p>9,996</text:p>
          </table:table-cell>
          <table:table-cell/>
          <table:table-cell table:formula="of:=RANK([.X6];[.X1:.X10])+2" office:value-type="float" office:value="6" calcext:value-type="float">
            <text:p>6</text:p>
          </table:table-cell>
          <table:table-cell table:style-name="ce83" table:formula="of:=RAND()" office:value-type="float" office:value="0.525971121669173" calcext:value-type="float">
            <text:p>0,525971121669173</text:p>
          </table:table-cell>
          <table:table-cell table:formula="of:=RANK([.Z6];[.Z3:.Z8])" office:value-type="float" office:value="4" calcext:value-type="float">
            <text:p>4</text:p>
          </table:table-cell>
          <table:table-cell table:style-name="ce83" table:formula="of:=RAND()" office:value-type="float" office:value="0.341879133093879" calcext:value-type="float">
            <text:p>0,341879133093879</text:p>
          </table:table-cell>
          <table:table-cell table:number-columns-repeated="996"/>
        </table:table-row>
        <table:table-row table:style-name="ro3">
          <table:table-cell table:style-name="ce129" table:formula="of:=[.W7]+8" office:value-type="float" office:value="12" calcext:value-type="float">
            <text:p>12</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30" calcext:value-type="float">
            <text:p>30</text:p>
          </table:table-cell>
          <table:table-cell table:style-name="ce40" table:formula="of:=CHOOSE([.W7];&quot;&quot;;&quot;cm&quot;;&quot;mm&quot;;&quot;km&quot;;&quot;mL&quot;;&quot;hL&quot;;&quot;dL&quot;;&quot;cL&quot;;&quot;kg&quot;;&quot;dg&quot;;&quot;mg&quot;;&quot;dag&quot;)" office:value-type="string" office:string-value="km" calcext:value-type="string">
            <text:p>km</text:p>
          </table:table-cell>
          <table:table-cell table:style-name="ce40" office:value-type="string" calcext:value-type="string">
            <text:p>=</text:p>
          </table:table-cell>
          <table:table-cell table:style-name="ce52" table:formula="of:=IF([.W7]&lt;5;&quot;m&quot;;IF(AND([.W7]&gt;4;[.W7]&lt;9);&quot;L&quot;;&quot;g&quot;))" office:value-type="string" office:string-value="m" calcext:value-type="string">
            <text:p>m</text:p>
          </table:table-cell>
          <table:table-cell table:style-name="ce4" table:formula="of:=RANDBETWEEN(2;12)*IF([.Y7]&gt;3;1;-1)" office:value-type="float" office:value="-4" calcext:value-type="float">
            <text:p>-4</text:p>
          </table:table-cell>
          <table:table-cell table:style-name="ce7" office:value-type="string" calcext:value-type="string">
            <text:p>×</text:p>
          </table:table-cell>
          <table:table-cell table:style-name="ce116" table:formula="of:=IF([.Y6]&lt;4;RANDBETWEEN(2;12);&quot;(-&quot;&amp;RANDBETWEEN(2;12)&amp;&quot;)&quot;)" office:value-type="string" office:string-value="(-3)" calcext:value-type="string">
            <text:p>(-3)</text:p>
          </table:table-cell>
          <table:table-cell table:style-name="ce10" office:value-type="string" calcext:value-type="string">
            <text:p>=</text:p>
          </table:table-cell>
          <table:table-cell table:style-name="ce4" table:formula="of:=ROUND(RAND()*CHOOSE([.Y6];10;100;1000;10;100;1000);RANDBETWEEN(1;3))" office:value-type="float" office:value="2.21" calcext:value-type="float">
            <text:p>2,21</text:p>
          </table:table-cell>
          <table:table-cell table:style-name="ce7" office:value-type="string" calcext:value-type="string">
            <text:p>÷</text:p>
          </table:table-cell>
          <table:table-cell table:style-name="ce20" table:formula="of:=CHOOSE([.Y7];&quot;10&quot;;&quot;100&quot;;&quot;1000&quot;;&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7]^2" office:value-type="float" office:value="144" calcext:value-type="float">
            <text:p>144</text:p>
          </table:table-cell>
          <table:table-cell table:style-name="ce48" table:formula="of:=[.E7]*(CHOOSE([.W7];0;0.01;0.001;1000;0.001;100;0.1;0.01;1000;0.1;0.001;10))&amp;&quot; &quot;&amp;[.H7]" office:value-type="string" office:string-value="30000 m" calcext:value-type="string">
            <text:p>30000 m</text:p>
          </table:table-cell>
          <table:table-cell table:style-name="ce27" table:formula="of:=[.I7]*[.K7]" office:value-type="float" office:value="12" calcext:value-type="float">
            <text:p>12</text:p>
          </table:table-cell>
          <table:table-cell table:style-name="ce48" table:formula="of:=[.M7]/[.O7]" office:value-type="float" office:value="0.221" calcext:value-type="float">
            <text:p>0,221</text:p>
          </table:table-cell>
          <table:table-cell/>
          <table:table-cell table:formula="of:=RANK([.X7];[.X1:.X10])+2" office:value-type="float" office:value="4" calcext:value-type="float">
            <text:p>4</text:p>
          </table:table-cell>
          <table:table-cell table:style-name="ce83" table:formula="of:=RAND()" office:value-type="float" office:value="0.697349815176998" calcext:value-type="float">
            <text:p>0,697349815176998</text:p>
          </table:table-cell>
          <table:table-cell table:formula="of:=RANK([.Z7];[.Z3:.Z8])" office:value-type="float" office:value="1" calcext:value-type="float">
            <text:p>1</text:p>
          </table:table-cell>
          <table:table-cell table:style-name="ce83" table:formula="of:=RAND()" office:value-type="float" office:value="0.845208430550519" calcext:value-type="float">
            <text:p>0,845208430550519</text:p>
          </table:table-cell>
          <table:table-cell table:number-columns-repeated="996"/>
        </table:table-row>
        <table:table-row table:style-name="ro3">
          <table:table-cell table:style-name="ce129" table:formula="of:=[.W8]+8" office:value-type="float" office:value="19" calcext:value-type="float">
            <text:p>19</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100" calcext:value-type="float">
            <text:p>100</text:p>
          </table:table-cell>
          <table:table-cell table:style-name="ce40" table:formula="of:=CHOOSE([.W8];&quot;&quot;;&quot;cm&quot;;&quot;mm&quot;;&quot;km&quot;;&quot;mL&quot;;&quot;hL&quot;;&quot;dL&quot;;&quot;cL&quot;;&quot;kg&quot;;&quot;dg&quot;;&quot;mg&quot;;&quot;dag&quot;)" office:value-type="string" office:string-value="mg" calcext:value-type="string">
            <text:p>mg</text:p>
          </table:table-cell>
          <table:table-cell table:style-name="ce40" office:value-type="string" calcext:value-type="string">
            <text:p>=</text:p>
          </table:table-cell>
          <table:table-cell table:style-name="ce52" table:formula="of:=IF([.W8]&lt;5;&quot;m&quot;;IF(AND([.W8]&gt;4;[.W8]&lt;9);&quot;L&quot;;&quot;g&quot;))" office:value-type="string" office:string-value="g" calcext:value-type="string">
            <text:p>g</text:p>
          </table:table-cell>
          <table:table-cell table:style-name="ce4" table:formula="of:=RANDBETWEEN(2;12)*IF([.Y8]&gt;3;1;-1)" office:value-type="float" office:value="-11" calcext:value-type="float">
            <text:p>-11</text:p>
          </table:table-cell>
          <table:table-cell table:style-name="ce7" office:value-type="string" calcext:value-type="string">
            <text:p>×</text:p>
          </table:table-cell>
          <table:table-cell table:style-name="ce116" table:formula="of:=IF([.Y7]&lt;4;RANDBETWEEN(2;12);&quot;(-&quot;&amp;RANDBETWEEN(2;12)&amp;&quot;)&quot;)" office:value-type="float" office:value="12" calcext:value-type="float">
            <text:p>12</text:p>
          </table:table-cell>
          <table:table-cell table:style-name="ce10" office:value-type="string" calcext:value-type="string">
            <text:p>=</text:p>
          </table:table-cell>
          <table:table-cell table:style-name="ce4" table:formula="of:=ROUND(RAND()*CHOOSE([.Y7];10;100;1000;10;100;1000);RANDBETWEEN(1;3))" office:value-type="float" office:value="6.004" calcext:value-type="float">
            <text:p>6,004</text:p>
          </table:table-cell>
          <table:table-cell table:style-name="ce7" office:value-type="string" calcext:value-type="string">
            <text:p>÷</text:p>
          </table:table-cell>
          <table:table-cell table:style-name="ce20" table:formula="of:=CHOOSE([.Y8];&quot;10&quot;;&quot;100&quot;;&quot;1000&quot;;&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8]^2" office:value-type="float" office:value="361" calcext:value-type="float">
            <text:p>361</text:p>
          </table:table-cell>
          <table:table-cell table:style-name="ce48" table:formula="of:=[.E8]*(CHOOSE([.W8];0;0.01;0.001;1000;0.001;100;0.1;0.01;1000;0.1;0.001;10))&amp;&quot; &quot;&amp;[.H8]" office:value-type="string" office:string-value="0,1 g" calcext:value-type="string">
            <text:p>0,1 g</text:p>
          </table:table-cell>
          <table:table-cell table:style-name="ce27" table:formula="of:=[.I8]*[.K8]" office:value-type="float" office:value="-132" calcext:value-type="float">
            <text:p>-132</text:p>
          </table:table-cell>
          <table:table-cell table:style-name="ce48" table:formula="of:=[.M8]/[.O8]" office:value-type="float" office:value="0.006004" calcext:value-type="float">
            <text:p>0,006004</text:p>
          </table:table-cell>
          <table:table-cell/>
          <table:table-cell table:formula="of:=RANK([.X8];[.X1:.X10])+2" office:value-type="float" office:value="11" calcext:value-type="float">
            <text:p>11</text:p>
          </table:table-cell>
          <table:table-cell table:style-name="ce83" table:formula="of:=RAND()" office:value-type="float" office:value="0.0942039491135497" calcext:value-type="float">
            <text:p>0,09420394911355</text:p>
          </table:table-cell>
          <table:table-cell table:formula="of:=RANK([.Z8];[.Z3:.Z8])" office:value-type="float" office:value="3" calcext:value-type="float">
            <text:p>3</text:p>
          </table:table-cell>
          <table:table-cell table:style-name="ce83" table:formula="of:=RAND()" office:value-type="float" office:value="0.408994685270033" calcext:value-type="float">
            <text:p>0,408994685270033</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9];[.X1:.X10])+2" office:value-type="float" office:value="9" calcext:value-type="float">
            <text:p>9</text:p>
          </table:table-cell>
          <table:table-cell table:style-name="ce83" table:formula="of:=RAND()" office:value-type="float" office:value="0.249376738699091" calcext:value-type="float">
            <text:p>0,249376738699091</text:p>
          </table:table-cell>
          <table:table-cell table:number-columns-repeated="998"/>
        </table:table-row>
        <table:table-row table:style-name="ro4">
          <table:table-cell table:number-columns-repeated="22"/>
          <table:table-cell table:formula="of:=RANK([.X10];[.X1:.X10])+2" office:value-type="float" office:value="8" calcext:value-type="float">
            <text:p>8</text:p>
          </table:table-cell>
          <table:table-cell table:style-name="ce83" table:formula="of:=RAND()" office:value-type="float" office:value="0.312686329785766" calcext:value-type="float">
            <text:p>0,312686329785766</text:p>
          </table:table-cell>
          <table:table-cell table:number-columns-repeated="998"/>
        </table:table-row>
        <table:table-row table:style-name="ro5">
          <table:table-cell table:number-columns-repeated="1022"/>
        </table:table-row>
        <table:table-row table:style-name="ro2">
          <table:table-cell table:style-name="ce44" office:value-type="string" calcext:value-type="string" table:number-columns-spanned="4" table:number-rows-spanned="2">
            <text:p>CEINTURE VERTE</text:p>
          </table:table-cell>
          <table:covered-table-cell table:number-columns-repeated="3"/>
          <table:table-cell table:style-name="ce11" office:value-type="string" calcext:value-type="string" table:number-columns-spanned="6" table:number-rows-spanned="1">
            <text:p>TEST 4<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X12];[.X12:.X21])+2" office:value-type="float" office:value="3" calcext:value-type="float">
            <text:p>3</text:p>
          </table:table-cell>
          <table:table-cell table:style-name="ce83" table:formula="of:=RAND()" office:value-type="float" office:value="0.921760357983607" calcext:value-type="float">
            <text:p>0,921760357983607</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4" table:number-rows-spanned="1">
            <text:p>NOM :</text:p>
          </table:table-cell>
          <table:covered-table-cell table:number-columns-repeated="2" table:style-name="ce13"/>
          <table:covered-table-cell/>
          <table:table-cell table:style-name="ce61" office:value-type="string" calcext:value-type="string" table:number-columns-spanned="4" table:number-rows-spanned="1">
            <text:p>Prénom :</text:p>
          </table:table-cell>
          <table:covered-table-cell table:style-name="ce131"/>
          <table:covered-table-cell table:style-name="ce132"/>
          <table:covered-table-cell table:style-name="ce131"/>
          <table:table-cell table:style-name="ce61"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5080" calcext:value-type="string">
            <text:p>v5080</text:p>
          </table:table-cell>
          <table:table-cell/>
          <table:table-cell table:style-name="ce25" office:value-type="string" calcext:value-type="string" table:number-columns-spanned="4" table:number-rows-spanned="1">
            <text:p>Correction CEINTURE VERTE</text:p>
          </table:table-cell>
          <table:covered-table-cell table:style-name="ce28"/>
          <table:covered-table-cell table:style-name="ce30"/>
          <table:covered-table-cell table:style-name="ce31"/>
          <table:table-cell/>
          <table:table-cell table:formula="of:=RANK([.X13];[.X12:.X21])+2" office:value-type="float" office:value="4" calcext:value-type="float">
            <text:p>4</text:p>
          </table:table-cell>
          <table:table-cell table:style-name="ce83" table:formula="of:=RAND()" office:value-type="float" office:value="0.768797384458873" calcext:value-type="float">
            <text:p>0,768797384458873</text:p>
          </table:table-cell>
          <table:table-cell table:number-columns-repeated="998"/>
        </table:table-row>
        <table:table-row table:style-name="ro3">
          <table:table-cell table:style-name="ce37" office:value-type="string" calcext:value-type="string" table:number-columns-spanned="4" table:number-rows-spanned="1">
            <text:p>Carrés parfaits</text:p>
          </table:table-cell>
          <table:covered-table-cell table:number-columns-repeated="3" table:style-name="ce38"/>
          <table:table-cell table:style-name="ce37" office:value-type="string" calcext:value-type="string" table:number-columns-spanned="4" table:number-rows-spanned="1">
            <text:p>Conversions L, m, g</text:p>
          </table:table-cell>
          <table:covered-table-cell table:number-columns-repeated="3" table:style-name="ce38"/>
          <table:table-cell table:style-name="ce37" office:value-type="string" calcext:value-type="string" table:number-columns-spanned="4" table:number-rows-spanned="1">
            <text:p>Produits de 2 relatifs</text:p>
          </table:table-cell>
          <table:covered-table-cell table:number-columns-repeated="3" table:style-name="ce38"/>
          <table:table-cell table:style-name="ce37" office:value-type="string" calcext:value-type="string" table:number-columns-spanned="4" table:number-rows-spanned="1">
            <text:p>Diviser par 10, 100, 1000</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12]" office:value-type="string" office:string-value="AB" calcext:value-type="string">
            <text:p>AB</text:p>
          </table:table-cell>
          <table:table-cell table:style-name="ce96"/>
          <table:table-cell table:style-name="ce99" table:formula="of:=[.P13]" office:value-type="string" office:string-value="v5080" calcext:value-type="string">
            <text:p>v5080</text:p>
          </table:table-cell>
          <table:table-cell table:style-name="ce83"/>
          <table:table-cell table:formula="of:=RANK([.X14];[.X12:.X21])+2" office:value-type="float" office:value="5" calcext:value-type="float">
            <text:p>5</text:p>
          </table:table-cell>
          <table:table-cell table:style-name="ce83" table:formula="of:=RAND()" office:value-type="float" office:value="0.735359319882399" calcext:value-type="float">
            <text:p>0,735359319882399</text:p>
          </table:table-cell>
          <table:table-cell table:style-name="ce83" table:formula="of:=RANK([.Z14];[.Z14:.Z19])" office:value-type="float" office:value="5" calcext:value-type="float">
            <text:p>5</text:p>
          </table:table-cell>
          <table:table-cell table:style-name="ce83" table:formula="of:=RAND()" office:value-type="float" office:value="0.0616410979773008" calcext:value-type="float">
            <text:p>0,061641097977301</text:p>
          </table:table-cell>
          <table:table-cell table:number-columns-repeated="996"/>
        </table:table-row>
        <table:table-row table:style-name="ro3">
          <table:table-cell table:style-name="ce129" table:formula="of:=[.W15]+8" office:value-type="float" office:value="19" calcext:value-type="float">
            <text:p>19</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0.92" calcext:value-type="float">
            <text:p>0,92</text:p>
          </table:table-cell>
          <table:table-cell table:style-name="ce40" table:formula="of:=CHOOSE([.W15];&quot;&quot;;&quot;cm&quot;;&quot;mm&quot;;&quot;km&quot;;&quot;mL&quot;;&quot;hL&quot;;&quot;dL&quot;;&quot;cL&quot;;&quot;kg&quot;;&quot;dg&quot;;&quot;mg&quot;;&quot;dag&quot;)" office:value-type="string" office:string-value="mg" calcext:value-type="string">
            <text:p>mg</text:p>
          </table:table-cell>
          <table:table-cell table:style-name="ce40" office:value-type="string" calcext:value-type="string">
            <text:p>=</text:p>
          </table:table-cell>
          <table:table-cell table:style-name="ce52" table:formula="of:=IF([.W15]&lt;5;&quot;m&quot;;IF(AND([.W15]&gt;4;[.W15]&lt;9);&quot;L&quot;;&quot;g&quot;))" office:value-type="string" office:string-value="g" calcext:value-type="string">
            <text:p>g</text:p>
          </table:table-cell>
          <table:table-cell table:style-name="ce4" table:formula="of:=RANDBETWEEN(2;12)*IF([.Y15]&gt;3;1;-1)" office:value-type="float" office:value="-5" calcext:value-type="float">
            <text:p>-5</text:p>
          </table:table-cell>
          <table:table-cell table:style-name="ce7" office:value-type="string" calcext:value-type="string">
            <text:p>×</text:p>
          </table:table-cell>
          <table:table-cell table:style-name="ce116" table:formula="of:=IF([.Y14]&lt;4;RANDBETWEEN(2;12);&quot;(-&quot;&amp;RANDBETWEEN(2;12)&amp;&quot;)&quot;)" office:value-type="string" office:string-value="(-4)" calcext:value-type="string">
            <text:p>(-4)</text:p>
          </table:table-cell>
          <table:table-cell table:style-name="ce10" office:value-type="string" calcext:value-type="string">
            <text:p>=</text:p>
          </table:table-cell>
          <table:table-cell table:style-name="ce4" table:formula="of:=ROUND(RAND()*CHOOSE([.Y14];10;100;1000;10;100;1000);RANDBETWEEN(1;3))" office:value-type="float" office:value="44.9" calcext:value-type="float">
            <text:p>44,9</text:p>
          </table:table-cell>
          <table:table-cell table:style-name="ce7" office:value-type="string" calcext:value-type="string">
            <text:p>÷</text:p>
          </table:table-cell>
          <table:table-cell table:style-name="ce20" table:formula="of:=CHOOSE([.Y15];&quot;10&quot;;&quot;100&quot;;&quot;1000&quot;;&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15]^2" office:value-type="float" office:value="361" calcext:value-type="float">
            <text:p>361</text:p>
          </table:table-cell>
          <table:table-cell table:style-name="ce48" table:formula="of:=[.E15]*(CHOOSE([.W15];0;0.01;0.001;1000;0.001;100;0.1;0.01;1000;0.1;0.001;10))&amp;&quot; &quot;&amp;[.H15]" office:value-type="string" office:string-value="0,00092 g" calcext:value-type="string">
            <text:p>0,00092 g</text:p>
          </table:table-cell>
          <table:table-cell table:style-name="ce27" table:formula="of:=[.I15]*[.K15]" office:value-type="float" office:value="20" calcext:value-type="float">
            <text:p>20</text:p>
          </table:table-cell>
          <table:table-cell table:style-name="ce48" table:formula="of:=[.M15]/[.O15]" office:value-type="float" office:value="0.449" calcext:value-type="float">
            <text:p>0,449</text:p>
          </table:table-cell>
          <table:table-cell/>
          <table:table-cell table:formula="of:=RANK([.X15];[.X12:.X21])+2" office:value-type="float" office:value="11" calcext:value-type="float">
            <text:p>11</text:p>
          </table:table-cell>
          <table:table-cell table:style-name="ce83" table:formula="of:=RAND()" office:value-type="float" office:value="0.109808379444791" calcext:value-type="float">
            <text:p>0,109808379444791</text:p>
          </table:table-cell>
          <table:table-cell table:formula="of:=RANK([.Z15];[.Z14:.Z19])" office:value-type="float" office:value="2" calcext:value-type="float">
            <text:p>2</text:p>
          </table:table-cell>
          <table:table-cell table:style-name="ce83" table:formula="of:=RAND()" office:value-type="float" office:value="0.672424896291325" calcext:value-type="float">
            <text:p>0,672424896291325</text:p>
          </table:table-cell>
          <table:table-cell table:number-columns-repeated="996"/>
        </table:table-row>
        <table:table-row table:style-name="ro3">
          <table:table-cell table:style-name="ce129" table:formula="of:=[.W16]+8" office:value-type="float" office:value="18" calcext:value-type="float">
            <text:p>18</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100" calcext:value-type="float">
            <text:p>100</text:p>
          </table:table-cell>
          <table:table-cell table:style-name="ce40" table:formula="of:=CHOOSE([.W16];&quot;&quot;;&quot;cm&quot;;&quot;mm&quot;;&quot;km&quot;;&quot;mL&quot;;&quot;hL&quot;;&quot;dL&quot;;&quot;cL&quot;;&quot;kg&quot;;&quot;dg&quot;;&quot;mg&quot;;&quot;dag&quot;)" office:value-type="string" office:string-value="dg" calcext:value-type="string">
            <text:p>dg</text:p>
          </table:table-cell>
          <table:table-cell table:style-name="ce40" office:value-type="string" calcext:value-type="string">
            <text:p>=</text:p>
          </table:table-cell>
          <table:table-cell table:style-name="ce52" table:formula="of:=IF([.W16]&lt;5;&quot;m&quot;;IF(AND([.W16]&gt;4;[.W16]&lt;9);&quot;L&quot;;&quot;g&quot;))" office:value-type="string" office:string-value="g" calcext:value-type="string">
            <text:p>g</text:p>
          </table:table-cell>
          <table:table-cell table:style-name="ce4" table:formula="of:=RANDBETWEEN(2;12)*IF([.Y16]&gt;3;1;-1)" office:value-type="float" office:value="9" calcext:value-type="float">
            <text:p>9</text:p>
          </table:table-cell>
          <table:table-cell table:style-name="ce7" office:value-type="string" calcext:value-type="string">
            <text:p>×</text:p>
          </table:table-cell>
          <table:table-cell table:style-name="ce116" table:formula="of:=IF([.Y15]&lt;4;RANDBETWEEN(2;12);&quot;(-&quot;&amp;RANDBETWEEN(2;12)&amp;&quot;)&quot;)" office:value-type="float" office:value="4" calcext:value-type="float">
            <text:p>4</text:p>
          </table:table-cell>
          <table:table-cell table:style-name="ce10" office:value-type="string" calcext:value-type="string">
            <text:p>=</text:p>
          </table:table-cell>
          <table:table-cell table:style-name="ce4" table:formula="of:=ROUND(RAND()*CHOOSE([.Y15];10;100;1000;10;100;1000);RANDBETWEEN(1;3))" office:value-type="float" office:value="79.9" calcext:value-type="float">
            <text:p>79,9</text:p>
          </table:table-cell>
          <table:table-cell table:style-name="ce7" office:value-type="string" calcext:value-type="string">
            <text:p>÷</text:p>
          </table:table-cell>
          <table:table-cell table:style-name="ce20" table:formula="of:=CHOOSE([.Y16];&quot;10&quot;;&quot;100&quot;;&quot;1000&quot;;&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16]^2" office:value-type="float" office:value="324" calcext:value-type="float">
            <text:p>324</text:p>
          </table:table-cell>
          <table:table-cell table:style-name="ce48" table:formula="of:=[.E16]*(CHOOSE([.W16];0;0.01;0.001;1000;0.001;100;0.1;0.01;1000;0.1;0.001;10))&amp;&quot; &quot;&amp;[.H16]" office:value-type="string" office:string-value="10 g" calcext:value-type="string">
            <text:p>10 g</text:p>
          </table:table-cell>
          <table:table-cell table:style-name="ce27" table:formula="of:=[.I16]*[.K16]" office:value-type="float" office:value="36" calcext:value-type="float">
            <text:p>36</text:p>
          </table:table-cell>
          <table:table-cell table:style-name="ce48" table:formula="of:=[.M16]/[.O16]" office:value-type="float" office:value="7.99" calcext:value-type="float">
            <text:p>7,99</text:p>
          </table:table-cell>
          <table:table-cell/>
          <table:table-cell table:formula="of:=RANK([.X16];[.X12:.X21])+2" office:value-type="float" office:value="10" calcext:value-type="float">
            <text:p>10</text:p>
          </table:table-cell>
          <table:table-cell table:style-name="ce83" table:formula="of:=RAND()" office:value-type="float" office:value="0.27689504206294" calcext:value-type="float">
            <text:p>0,27689504206294</text:p>
          </table:table-cell>
          <table:table-cell table:formula="of:=RANK([.Z16];[.Z14:.Z19])" office:value-type="float" office:value="4" calcext:value-type="float">
            <text:p>4</text:p>
          </table:table-cell>
          <table:table-cell table:style-name="ce83" table:formula="of:=RAND()" office:value-type="float" office:value="0.112678068756444" calcext:value-type="float">
            <text:p>0,112678068756444</text:p>
          </table:table-cell>
          <table:table-cell table:number-columns-repeated="996"/>
        </table:table-row>
        <table:table-row table:style-name="ro3">
          <table:table-cell table:style-name="ce129" table:formula="of:=[.W17]+8" office:value-type="float" office:value="16" calcext:value-type="float">
            <text:p>16</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10" calcext:value-type="float">
            <text:p>10</text:p>
          </table:table-cell>
          <table:table-cell table:style-name="ce40" table:formula="of:=CHOOSE([.W17];&quot;&quot;;&quot;cm&quot;;&quot;mm&quot;;&quot;km&quot;;&quot;mL&quot;;&quot;hL&quot;;&quot;dL&quot;;&quot;cL&quot;;&quot;kg&quot;;&quot;dg&quot;;&quot;mg&quot;;&quot;dag&quot;)" office:value-type="string" office:string-value="cL" calcext:value-type="string">
            <text:p>cL</text:p>
          </table:table-cell>
          <table:table-cell table:style-name="ce40" office:value-type="string" calcext:value-type="string">
            <text:p>=</text:p>
          </table:table-cell>
          <table:table-cell table:style-name="ce52" table:formula="of:=IF([.W17]&lt;5;&quot;m&quot;;IF(AND([.W17]&gt;4;[.W17]&lt;9);&quot;L&quot;;&quot;g&quot;))" office:value-type="string" office:string-value="L" calcext:value-type="string">
            <text:p>L</text:p>
          </table:table-cell>
          <table:table-cell table:style-name="ce4" table:formula="of:=RANDBETWEEN(2;12)*IF([.Y17]&gt;3;1;-1)" office:value-type="float" office:value="-5" calcext:value-type="float">
            <text:p>-5</text:p>
          </table:table-cell>
          <table:table-cell table:style-name="ce7" office:value-type="string" calcext:value-type="string">
            <text:p>×</text:p>
          </table:table-cell>
          <table:table-cell table:style-name="ce116" table:formula="of:=IF([.Y16]&lt;4;RANDBETWEEN(2;12);&quot;(-&quot;&amp;RANDBETWEEN(2;12)&amp;&quot;)&quot;)" office:value-type="string" office:string-value="(-7)" calcext:value-type="string">
            <text:p>(-7)</text:p>
          </table:table-cell>
          <table:table-cell table:style-name="ce10" office:value-type="string" calcext:value-type="string">
            <text:p>=</text:p>
          </table:table-cell>
          <table:table-cell table:style-name="ce4" table:formula="of:=ROUND(RAND()*CHOOSE([.Y16];10;100;1000;10;100;1000);RANDBETWEEN(1;3))" office:value-type="float" office:value="2.928" calcext:value-type="float">
            <text:p>2,928</text:p>
          </table:table-cell>
          <table:table-cell table:style-name="ce7" office:value-type="string" calcext:value-type="string">
            <text:p>÷</text:p>
          </table:table-cell>
          <table:table-cell table:style-name="ce20" table:formula="of:=CHOOSE([.Y17];&quot;10&quot;;&quot;100&quot;;&quot;1000&quot;;&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17]^2" office:value-type="float" office:value="256" calcext:value-type="float">
            <text:p>256</text:p>
          </table:table-cell>
          <table:table-cell table:style-name="ce48" table:formula="of:=[.E17]*(CHOOSE([.W17];0;0.01;0.001;1000;0.001;100;0.1;0.01;1000;0.1;0.001;10))&amp;&quot; &quot;&amp;[.H17]" office:value-type="string" office:string-value="0,1 L" calcext:value-type="string">
            <text:p>0,1 L</text:p>
          </table:table-cell>
          <table:table-cell table:style-name="ce27" table:formula="of:=[.I17]*[.K17]" office:value-type="float" office:value="35" calcext:value-type="float">
            <text:p>35</text:p>
          </table:table-cell>
          <table:table-cell table:style-name="ce48" table:formula="of:=[.M17]/[.O17]" office:value-type="float" office:value="0.2928" calcext:value-type="float">
            <text:p>0,2928</text:p>
          </table:table-cell>
          <table:table-cell/>
          <table:table-cell table:formula="of:=RANK([.X17];[.X12:.X21])+2" office:value-type="float" office:value="8" calcext:value-type="float">
            <text:p>8</text:p>
          </table:table-cell>
          <table:table-cell table:style-name="ce83" table:formula="of:=RAND()" office:value-type="float" office:value="0.402202099555437" calcext:value-type="float">
            <text:p>0,402202099555437</text:p>
          </table:table-cell>
          <table:table-cell table:formula="of:=RANK([.Z17];[.Z14:.Z19])" office:value-type="float" office:value="1" calcext:value-type="float">
            <text:p>1</text:p>
          </table:table-cell>
          <table:table-cell table:style-name="ce83" table:formula="of:=RAND()" office:value-type="float" office:value="0.868198651940402" calcext:value-type="float">
            <text:p>0,868198651940402</text:p>
          </table:table-cell>
          <table:table-cell table:number-columns-repeated="996"/>
        </table:table-row>
        <table:table-row table:style-name="ro3">
          <table:table-cell table:style-name="ce129" table:formula="of:=[.W18]+8" office:value-type="float" office:value="17" calcext:value-type="float">
            <text:p>17</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100" calcext:value-type="float">
            <text:p>100</text:p>
          </table:table-cell>
          <table:table-cell table:style-name="ce40" table:formula="of:=CHOOSE([.W18];&quot;&quot;;&quot;cm&quot;;&quot;mm&quot;;&quot;km&quot;;&quot;mL&quot;;&quot;hL&quot;;&quot;dL&quot;;&quot;cL&quot;;&quot;kg&quot;;&quot;dg&quot;;&quot;mg&quot;;&quot;dag&quot;)" office:value-type="string" office:string-value="kg" calcext:value-type="string">
            <text:p>kg</text:p>
          </table:table-cell>
          <table:table-cell table:style-name="ce40" office:value-type="string" calcext:value-type="string">
            <text:p>=</text:p>
          </table:table-cell>
          <table:table-cell table:style-name="ce52" table:formula="of:=IF([.W18]&lt;5;&quot;m&quot;;IF(AND([.W18]&gt;4;[.W18]&lt;9);&quot;L&quot;;&quot;g&quot;))" office:value-type="string" office:string-value="g" calcext:value-type="string">
            <text:p>g</text:p>
          </table:table-cell>
          <table:table-cell table:style-name="ce4" table:formula="of:=RANDBETWEEN(2;12)*IF([.Y18]&gt;3;1;-1)" office:value-type="float" office:value="-10" calcext:value-type="float">
            <text:p>-10</text:p>
          </table:table-cell>
          <table:table-cell table:style-name="ce7" office:value-type="string" calcext:value-type="string">
            <text:p>×</text:p>
          </table:table-cell>
          <table:table-cell table:style-name="ce116" table:formula="of:=IF([.Y17]&lt;4;RANDBETWEEN(2;12);&quot;(-&quot;&amp;RANDBETWEEN(2;12)&amp;&quot;)&quot;)" office:value-type="float" office:value="10" calcext:value-type="float">
            <text:p>10</text:p>
          </table:table-cell>
          <table:table-cell table:style-name="ce10" office:value-type="string" calcext:value-type="string">
            <text:p>=</text:p>
          </table:table-cell>
          <table:table-cell table:style-name="ce4" table:formula="of:=ROUND(RAND()*CHOOSE([.Y17];10;100;1000;10;100;1000);RANDBETWEEN(1;3))" office:value-type="float" office:value="4.739" calcext:value-type="float">
            <text:p>4,739</text:p>
          </table:table-cell>
          <table:table-cell table:style-name="ce7" office:value-type="string" calcext:value-type="string">
            <text:p>÷</text:p>
          </table:table-cell>
          <table:table-cell table:style-name="ce20" table:formula="of:=CHOOSE([.Y18];&quot;10&quot;;&quot;100&quot;;&quot;1000&quot;;&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18]^2" office:value-type="float" office:value="289" calcext:value-type="float">
            <text:p>289</text:p>
          </table:table-cell>
          <table:table-cell table:style-name="ce48" table:formula="of:=[.E18]*(CHOOSE([.W18];0;0.01;0.001;1000;0.001;100;0.1;0.01;1000;0.1;0.001;10))&amp;&quot; &quot;&amp;[.H18]" office:value-type="string" office:string-value="100000 g" calcext:value-type="string">
            <text:p>100000 g</text:p>
          </table:table-cell>
          <table:table-cell table:style-name="ce27" table:formula="of:=[.I18]*[.K18]" office:value-type="float" office:value="-100" calcext:value-type="float">
            <text:p>-100</text:p>
          </table:table-cell>
          <table:table-cell table:style-name="ce48" table:formula="of:=[.M18]/[.O18]" office:value-type="float" office:value="0.004739" calcext:value-type="float">
            <text:p>0,004739</text:p>
          </table:table-cell>
          <table:table-cell/>
          <table:table-cell table:formula="of:=RANK([.X18];[.X12:.X21])+2" office:value-type="float" office:value="9" calcext:value-type="float">
            <text:p>9</text:p>
          </table:table-cell>
          <table:table-cell table:style-name="ce83" table:formula="of:=RAND()" office:value-type="float" office:value="0.297506898293794" calcext:value-type="float">
            <text:p>0,297506898293794</text:p>
          </table:table-cell>
          <table:table-cell table:formula="of:=RANK([.Z18];[.Z14:.Z19])" office:value-type="float" office:value="3" calcext:value-type="float">
            <text:p>3</text:p>
          </table:table-cell>
          <table:table-cell table:style-name="ce83" table:formula="of:=RAND()" office:value-type="float" office:value="0.244730565187487" calcext:value-type="float">
            <text:p>0,244730565187487</text:p>
          </table:table-cell>
          <table:table-cell table:number-columns-repeated="996"/>
        </table:table-row>
        <table:table-row table:style-name="ro3">
          <table:table-cell table:style-name="ce129" table:formula="of:=[.W19]+8" office:value-type="float" office:value="14" calcext:value-type="float">
            <text:p>14</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100" calcext:value-type="float">
            <text:p>100</text:p>
          </table:table-cell>
          <table:table-cell table:style-name="ce40" table:formula="of:=CHOOSE([.W19];&quot;&quot;;&quot;cm&quot;;&quot;mm&quot;;&quot;km&quot;;&quot;mL&quot;;&quot;hL&quot;;&quot;dL&quot;;&quot;cL&quot;;&quot;kg&quot;;&quot;dg&quot;;&quot;mg&quot;;&quot;dag&quot;)" office:value-type="string" office:string-value="hL" calcext:value-type="string">
            <text:p>hL</text:p>
          </table:table-cell>
          <table:table-cell table:style-name="ce40" office:value-type="string" calcext:value-type="string">
            <text:p>=</text:p>
          </table:table-cell>
          <table:table-cell table:style-name="ce52" table:formula="of:=IF([.W19]&lt;5;&quot;m&quot;;IF(AND([.W19]&gt;4;[.W19]&lt;9);&quot;L&quot;;&quot;g&quot;))" office:value-type="string" office:string-value="L" calcext:value-type="string">
            <text:p>L</text:p>
          </table:table-cell>
          <table:table-cell table:style-name="ce4" table:formula="of:=RANDBETWEEN(2;12)*IF([.Y19]&gt;3;1;-1)" office:value-type="float" office:value="7" calcext:value-type="float">
            <text:p>7</text:p>
          </table:table-cell>
          <table:table-cell table:style-name="ce7" office:value-type="string" calcext:value-type="string">
            <text:p>×</text:p>
          </table:table-cell>
          <table:table-cell table:style-name="ce116" table:formula="of:=IF([.Y18]&lt;4;RANDBETWEEN(2;12);&quot;(-&quot;&amp;RANDBETWEEN(2;12)&amp;&quot;)&quot;)" office:value-type="float" office:value="10" calcext:value-type="float">
            <text:p>10</text:p>
          </table:table-cell>
          <table:table-cell table:style-name="ce10" office:value-type="string" calcext:value-type="string">
            <text:p>=</text:p>
          </table:table-cell>
          <table:table-cell table:style-name="ce4" table:formula="of:=ROUND(RAND()*CHOOSE([.Y18];10;100;1000;10;100;1000);RANDBETWEEN(1;3))" office:value-type="float" office:value="144.5" calcext:value-type="float">
            <text:p>144,5</text:p>
          </table:table-cell>
          <table:table-cell table:style-name="ce7" office:value-type="string" calcext:value-type="string">
            <text:p>÷</text:p>
          </table:table-cell>
          <table:table-cell table:style-name="ce20" table:formula="of:=CHOOSE([.Y19];&quot;10&quot;;&quot;100&quot;;&quot;1000&quot;;&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19]^2" office:value-type="float" office:value="196" calcext:value-type="float">
            <text:p>196</text:p>
          </table:table-cell>
          <table:table-cell table:style-name="ce48" table:formula="of:=[.E19]*(CHOOSE([.W19];0;0.01;0.001;1000;0.001;100;0.1;0.01;1000;0.1;0.001;10))&amp;&quot; &quot;&amp;[.H19]" office:value-type="string" office:string-value="10000 L" calcext:value-type="string">
            <text:p>10000 L</text:p>
          </table:table-cell>
          <table:table-cell table:style-name="ce27" table:formula="of:=[.I19]*[.K19]" office:value-type="float" office:value="70" calcext:value-type="float">
            <text:p>70</text:p>
          </table:table-cell>
          <table:table-cell table:style-name="ce48" table:formula="of:=[.M19]/[.O19]" office:value-type="float" office:value="0.1445" calcext:value-type="float">
            <text:p>0,1445</text:p>
          </table:table-cell>
          <table:table-cell/>
          <table:table-cell table:formula="of:=RANK([.X19];[.X12:.X21])+2" office:value-type="float" office:value="6" calcext:value-type="float">
            <text:p>6</text:p>
          </table:table-cell>
          <table:table-cell table:style-name="ce83" table:formula="of:=RAND()" office:value-type="float" office:value="0.711487579145372" calcext:value-type="float">
            <text:p>0,711487579145372</text:p>
          </table:table-cell>
          <table:table-cell table:formula="of:=RANK([.Z19];[.Z14:.Z19])" office:value-type="float" office:value="6" calcext:value-type="float">
            <text:p>6</text:p>
          </table:table-cell>
          <table:table-cell table:style-name="ce83" table:formula="of:=RAND()" office:value-type="float" office:value="0.0558650272266055" calcext:value-type="float">
            <text:p>0,055865027226606</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20];[.X12:.X21])+2" office:value-type="float" office:value="12" calcext:value-type="float">
            <text:p>12</text:p>
          </table:table-cell>
          <table:table-cell table:style-name="ce83" table:formula="of:=RAND()" office:value-type="float" office:value="0.00247439886301766" calcext:value-type="float">
            <text:p>0,002474398863018</text:p>
          </table:table-cell>
          <table:table-cell table:number-columns-repeated="998"/>
        </table:table-row>
        <table:table-row table:style-name="ro4">
          <table:table-cell table:number-columns-repeated="22"/>
          <table:table-cell table:formula="of:=RANK([.X21];[.X12:.X21])+2" office:value-type="float" office:value="7" calcext:value-type="float">
            <text:p>7</text:p>
          </table:table-cell>
          <table:table-cell table:style-name="ce83" table:formula="of:=RAND()" office:value-type="float" office:value="0.691137954599635" calcext:value-type="float">
            <text:p>0,691137954599635</text:p>
          </table:table-cell>
          <table:table-cell table:number-columns-repeated="998"/>
        </table:table-row>
        <table:table-row table:style-name="ro5">
          <table:table-cell table:number-columns-repeated="1022"/>
        </table:table-row>
        <table:table-row table:style-name="ro2">
          <table:table-cell table:style-name="ce44" office:value-type="string" calcext:value-type="string" table:number-columns-spanned="4" table:number-rows-spanned="2">
            <text:p>CEINTURE VERTE</text:p>
          </table:table-cell>
          <table:covered-table-cell table:number-columns-repeated="3"/>
          <table:table-cell table:style-name="ce11" office:value-type="string" calcext:value-type="string" table:number-columns-spanned="6" table:number-rows-spanned="1">
            <text:p>TEST 4<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X23];[.X23:.X32])+2" office:value-type="float" office:value="6" calcext:value-type="float">
            <text:p>6</text:p>
          </table:table-cell>
          <table:table-cell table:style-name="ce83" table:formula="of:=RAND()" office:value-type="float" office:value="0.552428465023051" calcext:value-type="float">
            <text:p>0,552428465023051</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4" table:number-rows-spanned="1">
            <text:p>NOM :</text:p>
          </table:table-cell>
          <table:covered-table-cell table:number-columns-repeated="2" table:style-name="ce13"/>
          <table:covered-table-cell/>
          <table:table-cell table:style-name="ce61" office:value-type="string" calcext:value-type="string" table:number-columns-spanned="4" table:number-rows-spanned="1">
            <text:p>Prénom :</text:p>
          </table:table-cell>
          <table:covered-table-cell table:style-name="ce131"/>
          <table:covered-table-cell table:style-name="ce132"/>
          <table:covered-table-cell table:style-name="ce131"/>
          <table:table-cell table:style-name="ce61"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5080" calcext:value-type="string">
            <text:p>v5080</text:p>
          </table:table-cell>
          <table:table-cell/>
          <table:table-cell table:style-name="ce25" office:value-type="string" calcext:value-type="string" table:number-columns-spanned="4" table:number-rows-spanned="1">
            <text:p>Correction CEINTURE VERTE</text:p>
          </table:table-cell>
          <table:covered-table-cell table:style-name="ce28"/>
          <table:covered-table-cell table:style-name="ce30"/>
          <table:covered-table-cell table:style-name="ce31"/>
          <table:table-cell/>
          <table:table-cell table:formula="of:=RANK([.X24];[.X23:.X32])+2" office:value-type="float" office:value="3" calcext:value-type="float">
            <text:p>3</text:p>
          </table:table-cell>
          <table:table-cell table:style-name="ce83" table:formula="of:=RAND()" office:value-type="float" office:value="0.98528256879527" calcext:value-type="float">
            <text:p>0,98528256879527</text:p>
          </table:table-cell>
          <table:table-cell table:number-columns-repeated="998"/>
        </table:table-row>
        <table:table-row table:style-name="ro3">
          <table:table-cell table:style-name="ce37" office:value-type="string" calcext:value-type="string" table:number-columns-spanned="4" table:number-rows-spanned="1">
            <text:p>Carrés parfaits</text:p>
          </table:table-cell>
          <table:covered-table-cell table:number-columns-repeated="3" table:style-name="ce38"/>
          <table:table-cell table:style-name="ce37" office:value-type="string" calcext:value-type="string" table:number-columns-spanned="4" table:number-rows-spanned="1">
            <text:p>Conversions L, m, g</text:p>
          </table:table-cell>
          <table:covered-table-cell table:number-columns-repeated="3" table:style-name="ce38"/>
          <table:table-cell table:style-name="ce37" office:value-type="string" calcext:value-type="string" table:number-columns-spanned="4" table:number-rows-spanned="1">
            <text:p>Produits de 2 relatifs</text:p>
          </table:table-cell>
          <table:covered-table-cell table:number-columns-repeated="3" table:style-name="ce38"/>
          <table:table-cell table:style-name="ce37" office:value-type="string" calcext:value-type="string" table:number-columns-spanned="4" table:number-rows-spanned="1">
            <text:p>Diviser par 10, 100, 1000</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23]" office:value-type="string" office:string-value="AC" calcext:value-type="string">
            <text:p>AC</text:p>
          </table:table-cell>
          <table:table-cell table:style-name="ce96"/>
          <table:table-cell table:style-name="ce99" table:formula="of:=[.P24]" office:value-type="string" office:string-value="v5080" calcext:value-type="string">
            <text:p>v5080</text:p>
          </table:table-cell>
          <table:table-cell table:style-name="ce83"/>
          <table:table-cell table:formula="of:=RANK([.X25];[.X23:.X32])+2" office:value-type="float" office:value="7" calcext:value-type="float">
            <text:p>7</text:p>
          </table:table-cell>
          <table:table-cell table:style-name="ce83" table:formula="of:=RAND()" office:value-type="float" office:value="0.549008148755091" calcext:value-type="float">
            <text:p>0,549008148755091</text:p>
          </table:table-cell>
          <table:table-cell table:style-name="ce83" table:formula="of:=RANK([.Z25];[.Z25:.Z30])" office:value-type="float" office:value="5" calcext:value-type="float">
            <text:p>5</text:p>
          </table:table-cell>
          <table:table-cell table:style-name="ce83" table:formula="of:=RAND()" office:value-type="float" office:value="0.204251386332455" calcext:value-type="float">
            <text:p>0,204251386332455</text:p>
          </table:table-cell>
          <table:table-cell table:number-columns-repeated="996"/>
        </table:table-row>
        <table:table-row table:style-name="ro3">
          <table:table-cell table:style-name="ce129" table:formula="of:=[.W26]+8" office:value-type="float" office:value="12" calcext:value-type="float">
            <text:p>12</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100" calcext:value-type="float">
            <text:p>100</text:p>
          </table:table-cell>
          <table:table-cell table:style-name="ce40" table:formula="of:=CHOOSE([.W26];&quot;&quot;;&quot;cm&quot;;&quot;mm&quot;;&quot;km&quot;;&quot;mL&quot;;&quot;hL&quot;;&quot;dL&quot;;&quot;cL&quot;;&quot;kg&quot;;&quot;dg&quot;;&quot;mg&quot;;&quot;dag&quot;)" office:value-type="string" office:string-value="km" calcext:value-type="string">
            <text:p>km</text:p>
          </table:table-cell>
          <table:table-cell table:style-name="ce40" office:value-type="string" calcext:value-type="string">
            <text:p>=</text:p>
          </table:table-cell>
          <table:table-cell table:style-name="ce52" table:formula="of:=IF([.W26]&lt;5;&quot;m&quot;;IF(AND([.W26]&gt;4;[.W26]&lt;9);&quot;L&quot;;&quot;g&quot;))" office:value-type="string" office:string-value="m" calcext:value-type="string">
            <text:p>m</text:p>
          </table:table-cell>
          <table:table-cell table:style-name="ce4" table:formula="of:=RANDBETWEEN(2;12)*IF([.Y26]&gt;3;1;-1)" office:value-type="float" office:value="3" calcext:value-type="float">
            <text:p>3</text:p>
          </table:table-cell>
          <table:table-cell table:style-name="ce7" office:value-type="string" calcext:value-type="string">
            <text:p>×</text:p>
          </table:table-cell>
          <table:table-cell table:style-name="ce116" table:formula="of:=IF([.Y25]&lt;4;RANDBETWEEN(2;12);&quot;(-&quot;&amp;RANDBETWEEN(2;12)&amp;&quot;)&quot;)" office:value-type="string" office:string-value="(-7)" calcext:value-type="string">
            <text:p>(-7)</text:p>
          </table:table-cell>
          <table:table-cell table:style-name="ce10" office:value-type="string" calcext:value-type="string">
            <text:p>=</text:p>
          </table:table-cell>
          <table:table-cell table:style-name="ce4" table:formula="of:=ROUND(RAND()*CHOOSE([.Y25];10;100;1000;10;100;1000);RANDBETWEEN(1;3))" office:value-type="float" office:value="94.5" calcext:value-type="float">
            <text:p>94,5</text:p>
          </table:table-cell>
          <table:table-cell table:style-name="ce7" office:value-type="string" calcext:value-type="string">
            <text:p>÷</text:p>
          </table:table-cell>
          <table:table-cell table:style-name="ce20" table:formula="of:=CHOOSE([.Y26];&quot;10&quot;;&quot;100&quot;;&quot;1000&quot;;&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26]^2" office:value-type="float" office:value="144" calcext:value-type="float">
            <text:p>144</text:p>
          </table:table-cell>
          <table:table-cell table:style-name="ce48" table:formula="of:=[.E26]*(CHOOSE([.W26];0;0.01;0.001;1000;0.001;100;0.1;0.01;1000;0.1;0.001;10))&amp;&quot; &quot;&amp;[.H26]" office:value-type="string" office:string-value="100000 m" calcext:value-type="string">
            <text:p>100000 m</text:p>
          </table:table-cell>
          <table:table-cell table:style-name="ce27" table:formula="of:=[.I26]*[.K26]" office:value-type="float" office:value="-21" calcext:value-type="float">
            <text:p>-21</text:p>
          </table:table-cell>
          <table:table-cell table:style-name="ce48" table:formula="of:=[.M26]/[.O26]" office:value-type="float" office:value="0.0945" calcext:value-type="float">
            <text:p>0,0945</text:p>
          </table:table-cell>
          <table:table-cell/>
          <table:table-cell table:formula="of:=RANK([.X26];[.X23:.X32])+2" office:value-type="float" office:value="4" calcext:value-type="float">
            <text:p>4</text:p>
          </table:table-cell>
          <table:table-cell table:style-name="ce83" table:formula="of:=RAND()" office:value-type="float" office:value="0.599832183703378" calcext:value-type="float">
            <text:p>0,599832183703378</text:p>
          </table:table-cell>
          <table:table-cell table:formula="of:=RANK([.Z26];[.Z25:.Z30])" office:value-type="float" office:value="6" calcext:value-type="float">
            <text:p>6</text:p>
          </table:table-cell>
          <table:table-cell table:style-name="ce83" table:formula="of:=RAND()" office:value-type="float" office:value="0.125897436436286" calcext:value-type="float">
            <text:p>0,125897436436286</text:p>
          </table:table-cell>
          <table:table-cell table:number-columns-repeated="996"/>
        </table:table-row>
        <table:table-row table:style-name="ro3">
          <table:table-cell table:style-name="ce129" table:formula="of:=[.W27]+8" office:value-type="float" office:value="20" calcext:value-type="float">
            <text:p>20</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6.19" calcext:value-type="float">
            <text:p>6,19</text:p>
          </table:table-cell>
          <table:table-cell table:style-name="ce40" table:formula="of:=CHOOSE([.W27];&quot;&quot;;&quot;cm&quot;;&quot;mm&quot;;&quot;km&quot;;&quot;mL&quot;;&quot;hL&quot;;&quot;dL&quot;;&quot;cL&quot;;&quot;kg&quot;;&quot;dg&quot;;&quot;mg&quot;;&quot;dag&quot;)" office:value-type="string" office:string-value="dag" calcext:value-type="string">
            <text:p>dag</text:p>
          </table:table-cell>
          <table:table-cell table:style-name="ce40" office:value-type="string" calcext:value-type="string">
            <text:p>=</text:p>
          </table:table-cell>
          <table:table-cell table:style-name="ce52" table:formula="of:=IF([.W27]&lt;5;&quot;m&quot;;IF(AND([.W27]&gt;4;[.W27]&lt;9);&quot;L&quot;;&quot;g&quot;))" office:value-type="string" office:string-value="g" calcext:value-type="string">
            <text:p>g</text:p>
          </table:table-cell>
          <table:table-cell table:style-name="ce4" table:formula="of:=RANDBETWEEN(2;12)*IF([.Y27]&gt;3;1;-1)" office:value-type="float" office:value="4" calcext:value-type="float">
            <text:p>4</text:p>
          </table:table-cell>
          <table:table-cell table:style-name="ce7" office:value-type="string" calcext:value-type="string">
            <text:p>×</text:p>
          </table:table-cell>
          <table:table-cell table:style-name="ce116" table:formula="of:=IF([.Y26]&lt;4;RANDBETWEEN(2;12);&quot;(-&quot;&amp;RANDBETWEEN(2;12)&amp;&quot;)&quot;)" office:value-type="string" office:string-value="(-9)" calcext:value-type="string">
            <text:p>(-9)</text:p>
          </table:table-cell>
          <table:table-cell table:style-name="ce10" office:value-type="string" calcext:value-type="string">
            <text:p>=</text:p>
          </table:table-cell>
          <table:table-cell table:style-name="ce4" table:formula="of:=ROUND(RAND()*CHOOSE([.Y26];10;100;1000;10;100;1000);RANDBETWEEN(1;3))" office:value-type="float" office:value="459.13" calcext:value-type="float">
            <text:p>459,13</text:p>
          </table:table-cell>
          <table:table-cell table:style-name="ce7" office:value-type="string" calcext:value-type="string">
            <text:p>÷</text:p>
          </table:table-cell>
          <table:table-cell table:style-name="ce20" table:formula="of:=CHOOSE([.Y27];&quot;10&quot;;&quot;100&quot;;&quot;1000&quot;;&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27]^2" office:value-type="float" office:value="400" calcext:value-type="float">
            <text:p>400</text:p>
          </table:table-cell>
          <table:table-cell table:style-name="ce48" table:formula="of:=[.E27]*(CHOOSE([.W27];0;0.01;0.001;1000;0.001;100;0.1;0.01;1000;0.1;0.001;10))&amp;&quot; &quot;&amp;[.H27]" office:value-type="string" office:string-value="61,9 g" calcext:value-type="string">
            <text:p>61,9 g</text:p>
          </table:table-cell>
          <table:table-cell table:style-name="ce27" table:formula="of:=[.I27]*[.K27]" office:value-type="float" office:value="-36" calcext:value-type="float">
            <text:p>-36</text:p>
          </table:table-cell>
          <table:table-cell table:style-name="ce48" table:formula="of:=[.M27]/[.O27]" office:value-type="float" office:value="45.913" calcext:value-type="float">
            <text:p>45,913</text:p>
          </table:table-cell>
          <table:table-cell/>
          <table:table-cell table:formula="of:=RANK([.X27];[.X23:.X32])+2" office:value-type="float" office:value="12" calcext:value-type="float">
            <text:p>12</text:p>
          </table:table-cell>
          <table:table-cell table:style-name="ce83" table:formula="of:=RAND()" office:value-type="float" office:value="0.000230239022290669" calcext:value-type="float">
            <text:p>0,000230239022291</text:p>
          </table:table-cell>
          <table:table-cell table:formula="of:=RANK([.Z27];[.Z25:.Z30])" office:value-type="float" office:value="4" calcext:value-type="float">
            <text:p>4</text:p>
          </table:table-cell>
          <table:table-cell table:style-name="ce83" table:formula="of:=RAND()" office:value-type="float" office:value="0.415462953201678" calcext:value-type="float">
            <text:p>0,415462953201678</text:p>
          </table:table-cell>
          <table:table-cell table:number-columns-repeated="996"/>
        </table:table-row>
        <table:table-row table:style-name="ro3">
          <table:table-cell table:style-name="ce129" table:formula="of:=[.W28]+8" office:value-type="float" office:value="19" calcext:value-type="float">
            <text:p>19</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4.94" calcext:value-type="float">
            <text:p>4,94</text:p>
          </table:table-cell>
          <table:table-cell table:style-name="ce40" table:formula="of:=CHOOSE([.W28];&quot;&quot;;&quot;cm&quot;;&quot;mm&quot;;&quot;km&quot;;&quot;mL&quot;;&quot;hL&quot;;&quot;dL&quot;;&quot;cL&quot;;&quot;kg&quot;;&quot;dg&quot;;&quot;mg&quot;;&quot;dag&quot;)" office:value-type="string" office:string-value="mg" calcext:value-type="string">
            <text:p>mg</text:p>
          </table:table-cell>
          <table:table-cell table:style-name="ce40" office:value-type="string" calcext:value-type="string">
            <text:p>=</text:p>
          </table:table-cell>
          <table:table-cell table:style-name="ce52" table:formula="of:=IF([.W28]&lt;5;&quot;m&quot;;IF(AND([.W28]&gt;4;[.W28]&lt;9);&quot;L&quot;;&quot;g&quot;))" office:value-type="string" office:string-value="g" calcext:value-type="string">
            <text:p>g</text:p>
          </table:table-cell>
          <table:table-cell table:style-name="ce4" table:formula="of:=RANDBETWEEN(2;12)*IF([.Y28]&gt;3;1;-1)" office:value-type="float" office:value="-12" calcext:value-type="float">
            <text:p>-12</text:p>
          </table:table-cell>
          <table:table-cell table:style-name="ce7" office:value-type="string" calcext:value-type="string">
            <text:p>×</text:p>
          </table:table-cell>
          <table:table-cell table:style-name="ce116" table:formula="of:=IF([.Y27]&lt;4;RANDBETWEEN(2;12);&quot;(-&quot;&amp;RANDBETWEEN(2;12)&amp;&quot;)&quot;)" office:value-type="string" office:string-value="(-9)" calcext:value-type="string">
            <text:p>(-9)</text:p>
          </table:table-cell>
          <table:table-cell table:style-name="ce10" office:value-type="string" calcext:value-type="string">
            <text:p>=</text:p>
          </table:table-cell>
          <table:table-cell table:style-name="ce4" table:formula="of:=ROUND(RAND()*CHOOSE([.Y27];10;100;1000;10;100;1000);RANDBETWEEN(1;3))" office:value-type="float" office:value="0.78" calcext:value-type="float">
            <text:p>0,78</text:p>
          </table:table-cell>
          <table:table-cell table:style-name="ce7" office:value-type="string" calcext:value-type="string">
            <text:p>÷</text:p>
          </table:table-cell>
          <table:table-cell table:style-name="ce20" table:formula="of:=CHOOSE([.Y28];&quot;10&quot;;&quot;100&quot;;&quot;1000&quot;;&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28]^2" office:value-type="float" office:value="361" calcext:value-type="float">
            <text:p>361</text:p>
          </table:table-cell>
          <table:table-cell table:style-name="ce48" table:formula="of:=[.E28]*(CHOOSE([.W28];0;0.01;0.001;1000;0.001;100;0.1;0.01;1000;0.1;0.001;10))&amp;&quot; &quot;&amp;[.H28]" office:value-type="string" office:string-value="0,00494 g" calcext:value-type="string">
            <text:p>0,00494 g</text:p>
          </table:table-cell>
          <table:table-cell table:style-name="ce27" table:formula="of:=[.I28]*[.K28]" office:value-type="float" office:value="108" calcext:value-type="float">
            <text:p>108</text:p>
          </table:table-cell>
          <table:table-cell table:style-name="ce48" table:formula="of:=[.M28]/[.O28]" office:value-type="float" office:value="0.078" calcext:value-type="float">
            <text:p>0,078</text:p>
          </table:table-cell>
          <table:table-cell/>
          <table:table-cell table:formula="of:=RANK([.X28];[.X23:.X32])+2" office:value-type="float" office:value="11" calcext:value-type="float">
            <text:p>11</text:p>
          </table:table-cell>
          <table:table-cell table:style-name="ce83" table:formula="of:=RAND()" office:value-type="float" office:value="0.158147393389919" calcext:value-type="float">
            <text:p>0,158147393389919</text:p>
          </table:table-cell>
          <table:table-cell table:formula="of:=RANK([.Z28];[.Z25:.Z30])" office:value-type="float" office:value="1" calcext:value-type="float">
            <text:p>1</text:p>
          </table:table-cell>
          <table:table-cell table:style-name="ce83" table:formula="of:=RAND()" office:value-type="float" office:value="0.833275866178085" calcext:value-type="float">
            <text:p>0,833275866178085</text:p>
          </table:table-cell>
          <table:table-cell table:number-columns-repeated="996"/>
        </table:table-row>
        <table:table-row table:style-name="ro3">
          <table:table-cell table:style-name="ce129" table:formula="of:=[.W29]+8" office:value-type="float" office:value="13" calcext:value-type="float">
            <text:p>13</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500" calcext:value-type="float">
            <text:p>500</text:p>
          </table:table-cell>
          <table:table-cell table:style-name="ce40" table:formula="of:=CHOOSE([.W29];&quot;&quot;;&quot;cm&quot;;&quot;mm&quot;;&quot;km&quot;;&quot;mL&quot;;&quot;hL&quot;;&quot;dL&quot;;&quot;cL&quot;;&quot;kg&quot;;&quot;dg&quot;;&quot;mg&quot;;&quot;dag&quot;)" office:value-type="string" office:string-value="mL" calcext:value-type="string">
            <text:p>mL</text:p>
          </table:table-cell>
          <table:table-cell table:style-name="ce40" office:value-type="string" calcext:value-type="string">
            <text:p>=</text:p>
          </table:table-cell>
          <table:table-cell table:style-name="ce52" table:formula="of:=IF([.W29]&lt;5;&quot;m&quot;;IF(AND([.W29]&gt;4;[.W29]&lt;9);&quot;L&quot;;&quot;g&quot;))" office:value-type="string" office:string-value="L" calcext:value-type="string">
            <text:p>L</text:p>
          </table:table-cell>
          <table:table-cell table:style-name="ce4" table:formula="of:=RANDBETWEEN(2;12)*IF([.Y29]&gt;3;1;-1)" office:value-type="float" office:value="-12" calcext:value-type="float">
            <text:p>-12</text:p>
          </table:table-cell>
          <table:table-cell table:style-name="ce7" office:value-type="string" calcext:value-type="string">
            <text:p>×</text:p>
          </table:table-cell>
          <table:table-cell table:style-name="ce116" table:formula="of:=IF([.Y28]&lt;4;RANDBETWEEN(2;12);&quot;(-&quot;&amp;RANDBETWEEN(2;12)&amp;&quot;)&quot;)" office:value-type="float" office:value="11" calcext:value-type="float">
            <text:p>11</text:p>
          </table:table-cell>
          <table:table-cell table:style-name="ce10" office:value-type="string" calcext:value-type="string">
            <text:p>=</text:p>
          </table:table-cell>
          <table:table-cell table:style-name="ce4" table:formula="of:=ROUND(RAND()*CHOOSE([.Y28];10;100;1000;10;100;1000);RANDBETWEEN(1;3))" office:value-type="float" office:value="9.6" calcext:value-type="float">
            <text:p>9,6</text:p>
          </table:table-cell>
          <table:table-cell table:style-name="ce7" office:value-type="string" calcext:value-type="string">
            <text:p>÷</text:p>
          </table:table-cell>
          <table:table-cell table:style-name="ce20" table:formula="of:=CHOOSE([.Y29];&quot;10&quot;;&quot;100&quot;;&quot;1000&quot;;&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29]^2" office:value-type="float" office:value="169" calcext:value-type="float">
            <text:p>169</text:p>
          </table:table-cell>
          <table:table-cell table:style-name="ce48" table:formula="of:=[.E29]*(CHOOSE([.W29];0;0.01;0.001;1000;0.001;100;0.1;0.01;1000;0.1;0.001;10))&amp;&quot; &quot;&amp;[.H29]" office:value-type="string" office:string-value="0,5 L" calcext:value-type="string">
            <text:p>0,5 L</text:p>
          </table:table-cell>
          <table:table-cell table:style-name="ce27" table:formula="of:=[.I29]*[.K29]" office:value-type="float" office:value="-132" calcext:value-type="float">
            <text:p>-132</text:p>
          </table:table-cell>
          <table:table-cell table:style-name="ce48" table:formula="of:=[.M29]/[.O29]" office:value-type="float" office:value="0.0096" calcext:value-type="float">
            <text:p>0,0096</text:p>
          </table:table-cell>
          <table:table-cell/>
          <table:table-cell table:formula="of:=RANK([.X29];[.X23:.X32])+2" office:value-type="float" office:value="5" calcext:value-type="float">
            <text:p>5</text:p>
          </table:table-cell>
          <table:table-cell table:style-name="ce83" table:formula="of:=RAND()" office:value-type="float" office:value="0.557675387523952" calcext:value-type="float">
            <text:p>0,557675387523952</text:p>
          </table:table-cell>
          <table:table-cell table:formula="of:=RANK([.Z29];[.Z25:.Z30])" office:value-type="float" office:value="3" calcext:value-type="float">
            <text:p>3</text:p>
          </table:table-cell>
          <table:table-cell table:style-name="ce83" table:formula="of:=RAND()" office:value-type="float" office:value="0.490333562893961" calcext:value-type="float">
            <text:p>0,490333562893961</text:p>
          </table:table-cell>
          <table:table-cell table:number-columns-repeated="996"/>
        </table:table-row>
        <table:table-row table:style-name="ro3">
          <table:table-cell table:style-name="ce129" table:formula="of:=[.W30]+8" office:value-type="float" office:value="17" calcext:value-type="float">
            <text:p>17</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7.8" calcext:value-type="float">
            <text:p>7,8</text:p>
          </table:table-cell>
          <table:table-cell table:style-name="ce40" table:formula="of:=CHOOSE([.W30];&quot;&quot;;&quot;cm&quot;;&quot;mm&quot;;&quot;km&quot;;&quot;mL&quot;;&quot;hL&quot;;&quot;dL&quot;;&quot;cL&quot;;&quot;kg&quot;;&quot;dg&quot;;&quot;mg&quot;;&quot;dag&quot;)" office:value-type="string" office:string-value="kg" calcext:value-type="string">
            <text:p>kg</text:p>
          </table:table-cell>
          <table:table-cell table:style-name="ce40" office:value-type="string" calcext:value-type="string">
            <text:p>=</text:p>
          </table:table-cell>
          <table:table-cell table:style-name="ce52" table:formula="of:=IF([.W30]&lt;5;&quot;m&quot;;IF(AND([.W30]&gt;4;[.W30]&lt;9);&quot;L&quot;;&quot;g&quot;))" office:value-type="string" office:string-value="g" calcext:value-type="string">
            <text:p>g</text:p>
          </table:table-cell>
          <table:table-cell table:style-name="ce4" table:formula="of:=RANDBETWEEN(2;12)*IF([.Y30]&gt;3;1;-1)" office:value-type="float" office:value="-8" calcext:value-type="float">
            <text:p>-8</text:p>
          </table:table-cell>
          <table:table-cell table:style-name="ce7" office:value-type="string" calcext:value-type="string">
            <text:p>×</text:p>
          </table:table-cell>
          <table:table-cell table:style-name="ce116" table:formula="of:=IF([.Y29]&lt;4;RANDBETWEEN(2;12);&quot;(-&quot;&amp;RANDBETWEEN(2;12)&amp;&quot;)&quot;)" office:value-type="float" office:value="8" calcext:value-type="float">
            <text:p>8</text:p>
          </table:table-cell>
          <table:table-cell table:style-name="ce10" office:value-type="string" calcext:value-type="string">
            <text:p>=</text:p>
          </table:table-cell>
          <table:table-cell table:style-name="ce4" table:formula="of:=ROUND(RAND()*CHOOSE([.Y29];10;100;1000;10;100;1000);RANDBETWEEN(1;3))" office:value-type="float" office:value="409.3" calcext:value-type="float">
            <text:p>409,3</text:p>
          </table:table-cell>
          <table:table-cell table:style-name="ce7" office:value-type="string" calcext:value-type="string">
            <text:p>÷</text:p>
          </table:table-cell>
          <table:table-cell table:style-name="ce20" table:formula="of:=CHOOSE([.Y30];&quot;10&quot;;&quot;100&quot;;&quot;1000&quot;;&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30]^2" office:value-type="float" office:value="289" calcext:value-type="float">
            <text:p>289</text:p>
          </table:table-cell>
          <table:table-cell table:style-name="ce48" table:formula="of:=[.E30]*(CHOOSE([.W30];0;0.01;0.001;1000;0.001;100;0.1;0.01;1000;0.1;0.001;10))&amp;&quot; &quot;&amp;[.H30]" office:value-type="string" office:string-value="7800 g" calcext:value-type="string">
            <text:p>7800 g</text:p>
          </table:table-cell>
          <table:table-cell table:style-name="ce27" table:formula="of:=[.I30]*[.K30]" office:value-type="float" office:value="-64" calcext:value-type="float">
            <text:p>-64</text:p>
          </table:table-cell>
          <table:table-cell table:style-name="ce48" table:formula="of:=[.M30]/[.O30]" office:value-type="float" office:value="4.093" calcext:value-type="float">
            <text:p>4,093</text:p>
          </table:table-cell>
          <table:table-cell/>
          <table:table-cell table:formula="of:=RANK([.X30];[.X23:.X32])+2" office:value-type="float" office:value="9" calcext:value-type="float">
            <text:p>9</text:p>
          </table:table-cell>
          <table:table-cell table:style-name="ce83" table:formula="of:=RAND()" office:value-type="float" office:value="0.284453866543074" calcext:value-type="float">
            <text:p>0,284453866543074</text:p>
          </table:table-cell>
          <table:table-cell table:formula="of:=RANK([.Z30];[.Z25:.Z30])" office:value-type="float" office:value="2" calcext:value-type="float">
            <text:p>2</text:p>
          </table:table-cell>
          <table:table-cell table:style-name="ce83" table:formula="of:=RAND()" office:value-type="float" office:value="0.664336379704651" calcext:value-type="float">
            <text:p>0,664336379704651</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31];[.X23:.X32])+2" office:value-type="float" office:value="8" calcext:value-type="float">
            <text:p>8</text:p>
          </table:table-cell>
          <table:table-cell table:style-name="ce83" table:formula="of:=RAND()" office:value-type="float" office:value="0.465441320082252" calcext:value-type="float">
            <text:p>0,465441320082252</text:p>
          </table:table-cell>
          <table:table-cell table:number-columns-repeated="998"/>
        </table:table-row>
        <table:table-row table:style-name="ro4">
          <table:table-cell table:number-columns-repeated="22"/>
          <table:table-cell table:formula="of:=RANK([.X32];[.X23:.X32])+2" office:value-type="float" office:value="10" calcext:value-type="float">
            <text:p>10</text:p>
          </table:table-cell>
          <table:table-cell table:style-name="ce83" table:formula="of:=RAND()" office:value-type="float" office:value="0.164217460878125" calcext:value-type="float">
            <text:p>0,164217460878125</text:p>
          </table:table-cell>
          <table:table-cell table:number-columns-repeated="998"/>
        </table:table-row>
        <table:table-row table:style-name="ro5">
          <table:table-cell table:number-columns-repeated="1022"/>
        </table:table-row>
        <table:table-row table:style-name="ro2">
          <table:table-cell table:style-name="ce44" office:value-type="string" calcext:value-type="string" table:number-columns-spanned="4" table:number-rows-spanned="2">
            <text:p>CEINTURE VERTE</text:p>
          </table:table-cell>
          <table:covered-table-cell table:number-columns-repeated="3"/>
          <table:table-cell table:style-name="ce11" office:value-type="string" calcext:value-type="string" table:number-columns-spanned="6" table:number-rows-spanned="1">
            <text:p>TEST 4<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X34];[.X34:.X43])+2" office:value-type="float" office:value="5" calcext:value-type="float">
            <text:p>5</text:p>
          </table:table-cell>
          <table:table-cell table:style-name="ce83" table:formula="of:=RAND()" office:value-type="float" office:value="0.581555150556697" calcext:value-type="float">
            <text:p>0,581555150556697</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4" table:number-rows-spanned="1">
            <text:p>NOM :</text:p>
          </table:table-cell>
          <table:covered-table-cell table:number-columns-repeated="2" table:style-name="ce13"/>
          <table:covered-table-cell/>
          <table:table-cell table:style-name="ce61" office:value-type="string" calcext:value-type="string" table:number-columns-spanned="4" table:number-rows-spanned="1">
            <text:p>Prénom :</text:p>
          </table:table-cell>
          <table:covered-table-cell table:style-name="ce131"/>
          <table:covered-table-cell table:style-name="ce132"/>
          <table:covered-table-cell table:style-name="ce131"/>
          <table:table-cell table:style-name="ce61"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5080" calcext:value-type="string">
            <text:p>v5080</text:p>
          </table:table-cell>
          <table:table-cell/>
          <table:table-cell table:style-name="ce25" office:value-type="string" calcext:value-type="string" table:number-columns-spanned="4" table:number-rows-spanned="1">
            <text:p>Correction CEINTURE VERTE</text:p>
          </table:table-cell>
          <table:covered-table-cell table:style-name="ce28"/>
          <table:covered-table-cell table:style-name="ce30"/>
          <table:covered-table-cell table:style-name="ce31"/>
          <table:table-cell/>
          <table:table-cell table:formula="of:=RANK([.X35];[.X34:.X43])+2" office:value-type="float" office:value="10" calcext:value-type="float">
            <text:p>10</text:p>
          </table:table-cell>
          <table:table-cell table:style-name="ce83" table:formula="of:=RAND()" office:value-type="float" office:value="0.245322028621295" calcext:value-type="float">
            <text:p>0,245322028621295</text:p>
          </table:table-cell>
          <table:table-cell table:number-columns-repeated="998"/>
        </table:table-row>
        <table:table-row table:style-name="ro3">
          <table:table-cell table:style-name="ce37" office:value-type="string" calcext:value-type="string" table:number-columns-spanned="4" table:number-rows-spanned="1">
            <text:p>Carrés parfaits</text:p>
          </table:table-cell>
          <table:covered-table-cell table:number-columns-repeated="3" table:style-name="ce38"/>
          <table:table-cell table:style-name="ce37" office:value-type="string" calcext:value-type="string" table:number-columns-spanned="4" table:number-rows-spanned="1">
            <text:p>Conversions L, m, g</text:p>
          </table:table-cell>
          <table:covered-table-cell table:number-columns-repeated="3" table:style-name="ce38"/>
          <table:table-cell table:style-name="ce37" office:value-type="string" calcext:value-type="string" table:number-columns-spanned="4" table:number-rows-spanned="1">
            <text:p>Produits de 2 relatifs</text:p>
          </table:table-cell>
          <table:covered-table-cell table:number-columns-repeated="3" table:style-name="ce38"/>
          <table:table-cell table:style-name="ce37" office:value-type="string" calcext:value-type="string" table:number-columns-spanned="4" table:number-rows-spanned="1">
            <text:p>Diviser par 10, 100, 1000</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34]" office:value-type="string" office:string-value="AD" calcext:value-type="string">
            <text:p>AD</text:p>
          </table:table-cell>
          <table:table-cell table:style-name="ce96"/>
          <table:table-cell table:style-name="ce99" table:formula="of:=[.P35]" office:value-type="string" office:string-value="v5080" calcext:value-type="string">
            <text:p>v5080</text:p>
          </table:table-cell>
          <table:table-cell table:style-name="ce83"/>
          <table:table-cell table:formula="of:=RANK([.X36];[.X34:.X43])+2" office:value-type="float" office:value="11" calcext:value-type="float">
            <text:p>11</text:p>
          </table:table-cell>
          <table:table-cell table:style-name="ce83" table:formula="of:=RAND()" office:value-type="float" office:value="0.23366795804121" calcext:value-type="float">
            <text:p>0,23366795804121</text:p>
          </table:table-cell>
          <table:table-cell table:style-name="ce83" table:formula="of:=RANK([.Z36];[.Z36:.Z41])" office:value-type="float" office:value="6" calcext:value-type="float">
            <text:p>6</text:p>
          </table:table-cell>
          <table:table-cell table:style-name="ce83" table:formula="of:=RAND()" office:value-type="float" office:value="0.135607990709386" calcext:value-type="float">
            <text:p>0,135607990709386</text:p>
          </table:table-cell>
          <table:table-cell table:number-columns-repeated="996"/>
        </table:table-row>
        <table:table-row table:style-name="ro3">
          <table:table-cell table:style-name="ce129" table:formula="of:=[.W37]+8" office:value-type="float" office:value="15" calcext:value-type="float">
            <text:p>15</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0.14" calcext:value-type="float">
            <text:p>0,14</text:p>
          </table:table-cell>
          <table:table-cell table:style-name="ce40" table:formula="of:=CHOOSE([.W37];&quot;&quot;;&quot;cm&quot;;&quot;mm&quot;;&quot;km&quot;;&quot;mL&quot;;&quot;hL&quot;;&quot;dL&quot;;&quot;cL&quot;;&quot;kg&quot;;&quot;dg&quot;;&quot;mg&quot;;&quot;dag&quot;)" office:value-type="string" office:string-value="dL" calcext:value-type="string">
            <text:p>dL</text:p>
          </table:table-cell>
          <table:table-cell table:style-name="ce40" office:value-type="string" calcext:value-type="string">
            <text:p>=</text:p>
          </table:table-cell>
          <table:table-cell table:style-name="ce52" table:formula="of:=IF([.W37]&lt;5;&quot;m&quot;;IF(AND([.W37]&gt;4;[.W37]&lt;9);&quot;L&quot;;&quot;g&quot;))" office:value-type="string" office:string-value="L" calcext:value-type="string">
            <text:p>L</text:p>
          </table:table-cell>
          <table:table-cell table:style-name="ce4" table:formula="of:=RANDBETWEEN(2;12)*IF([.Y37]&gt;3;1;-1)" office:value-type="float" office:value="-4" calcext:value-type="float">
            <text:p>-4</text:p>
          </table:table-cell>
          <table:table-cell table:style-name="ce7" office:value-type="string" calcext:value-type="string">
            <text:p>×</text:p>
          </table:table-cell>
          <table:table-cell table:style-name="ce116" table:formula="of:=IF([.Y36]&lt;4;RANDBETWEEN(2;12);&quot;(-&quot;&amp;RANDBETWEEN(2;12)&amp;&quot;)&quot;)" office:value-type="string" office:string-value="(-5)" calcext:value-type="string">
            <text:p>(-5)</text:p>
          </table:table-cell>
          <table:table-cell table:style-name="ce10" office:value-type="string" calcext:value-type="string">
            <text:p>=</text:p>
          </table:table-cell>
          <table:table-cell table:style-name="ce4" table:formula="of:=ROUND(RAND()*CHOOSE([.Y36];10;100;1000;10;100;1000);RANDBETWEEN(1;3))" office:value-type="float" office:value="463.36" calcext:value-type="float">
            <text:p>463,36</text:p>
          </table:table-cell>
          <table:table-cell table:style-name="ce7" office:value-type="string" calcext:value-type="string">
            <text:p>÷</text:p>
          </table:table-cell>
          <table:table-cell table:style-name="ce20" table:formula="of:=CHOOSE([.Y37];&quot;10&quot;;&quot;100&quot;;&quot;1000&quot;;&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37]^2" office:value-type="float" office:value="225" calcext:value-type="float">
            <text:p>225</text:p>
          </table:table-cell>
          <table:table-cell table:style-name="ce48" table:formula="of:=[.E37]*(CHOOSE([.W37];0;0.01;0.001;1000;0.001;100;0.1;0.01;1000;0.1;0.001;10))&amp;&quot; &quot;&amp;[.H37]" office:value-type="string" office:string-value="0,014 L" calcext:value-type="string">
            <text:p>0,014 L</text:p>
          </table:table-cell>
          <table:table-cell table:style-name="ce27" table:formula="of:=[.I37]*[.K37]" office:value-type="float" office:value="20" calcext:value-type="float">
            <text:p>20</text:p>
          </table:table-cell>
          <table:table-cell table:style-name="ce48" table:formula="of:=[.M37]/[.O37]" office:value-type="float" office:value="0.46336" calcext:value-type="float">
            <text:p>0,46336</text:p>
          </table:table-cell>
          <table:table-cell/>
          <table:table-cell table:formula="of:=RANK([.X37];[.X34:.X43])+2" office:value-type="float" office:value="7" calcext:value-type="float">
            <text:p>7</text:p>
          </table:table-cell>
          <table:table-cell table:style-name="ce83" table:formula="of:=RAND()" office:value-type="float" office:value="0.481896497671227" calcext:value-type="float">
            <text:p>0,481896497671227</text:p>
          </table:table-cell>
          <table:table-cell table:formula="of:=RANK([.Z37];[.Z36:.Z41])" office:value-type="float" office:value="3" calcext:value-type="float">
            <text:p>3</text:p>
          </table:table-cell>
          <table:table-cell table:style-name="ce83" table:formula="of:=RAND()" office:value-type="float" office:value="0.822408735794694" calcext:value-type="float">
            <text:p>0,822408735794694</text:p>
          </table:table-cell>
          <table:table-cell table:number-columns-repeated="996"/>
        </table:table-row>
        <table:table-row table:style-name="ro3">
          <table:table-cell table:style-name="ce129" table:formula="of:=[.W38]+8" office:value-type="float" office:value="14" calcext:value-type="float">
            <text:p>14</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24" calcext:value-type="float">
            <text:p>24</text:p>
          </table:table-cell>
          <table:table-cell table:style-name="ce40" table:formula="of:=CHOOSE([.W38];&quot;&quot;;&quot;cm&quot;;&quot;mm&quot;;&quot;km&quot;;&quot;mL&quot;;&quot;hL&quot;;&quot;dL&quot;;&quot;cL&quot;;&quot;kg&quot;;&quot;dg&quot;;&quot;mg&quot;;&quot;dag&quot;)" office:value-type="string" office:string-value="hL" calcext:value-type="string">
            <text:p>hL</text:p>
          </table:table-cell>
          <table:table-cell table:style-name="ce40" office:value-type="string" calcext:value-type="string">
            <text:p>=</text:p>
          </table:table-cell>
          <table:table-cell table:style-name="ce52" table:formula="of:=IF([.W38]&lt;5;&quot;m&quot;;IF(AND([.W38]&gt;4;[.W38]&lt;9);&quot;L&quot;;&quot;g&quot;))" office:value-type="string" office:string-value="L" calcext:value-type="string">
            <text:p>L</text:p>
          </table:table-cell>
          <table:table-cell table:style-name="ce4" table:formula="of:=RANDBETWEEN(2;12)*IF([.Y38]&gt;3;1;-1)" office:value-type="float" office:value="9" calcext:value-type="float">
            <text:p>9</text:p>
          </table:table-cell>
          <table:table-cell table:style-name="ce7" office:value-type="string" calcext:value-type="string">
            <text:p>×</text:p>
          </table:table-cell>
          <table:table-cell table:style-name="ce116" table:formula="of:=IF([.Y37]&lt;4;RANDBETWEEN(2;12);&quot;(-&quot;&amp;RANDBETWEEN(2;12)&amp;&quot;)&quot;)" office:value-type="float" office:value="5" calcext:value-type="float">
            <text:p>5</text:p>
          </table:table-cell>
          <table:table-cell table:style-name="ce10" office:value-type="string" calcext:value-type="string">
            <text:p>=</text:p>
          </table:table-cell>
          <table:table-cell table:style-name="ce4" table:formula="of:=ROUND(RAND()*CHOOSE([.Y37];10;100;1000;10;100;1000);RANDBETWEEN(1;3))" office:value-type="float" office:value="985.44" calcext:value-type="float">
            <text:p>985,44</text:p>
          </table:table-cell>
          <table:table-cell table:style-name="ce7" office:value-type="string" calcext:value-type="string">
            <text:p>÷</text:p>
          </table:table-cell>
          <table:table-cell table:style-name="ce20" table:formula="of:=CHOOSE([.Y38];&quot;10&quot;;&quot;100&quot;;&quot;1000&quot;;&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38]^2" office:value-type="float" office:value="196" calcext:value-type="float">
            <text:p>196</text:p>
          </table:table-cell>
          <table:table-cell table:style-name="ce48" table:formula="of:=[.E38]*(CHOOSE([.W38];0;0.01;0.001;1000;0.001;100;0.1;0.01;1000;0.1;0.001;10))&amp;&quot; &quot;&amp;[.H38]" office:value-type="string" office:string-value="2400 L" calcext:value-type="string">
            <text:p>2400 L</text:p>
          </table:table-cell>
          <table:table-cell table:style-name="ce27" table:formula="of:=[.I38]*[.K38]" office:value-type="float" office:value="45" calcext:value-type="float">
            <text:p>45</text:p>
          </table:table-cell>
          <table:table-cell table:style-name="ce48" table:formula="of:=[.M38]/[.O38]" office:value-type="float" office:value="9.8544" calcext:value-type="float">
            <text:p>9,8544</text:p>
          </table:table-cell>
          <table:table-cell/>
          <table:table-cell table:formula="of:=RANK([.X38];[.X34:.X43])+2" office:value-type="float" office:value="6" calcext:value-type="float">
            <text:p>6</text:p>
          </table:table-cell>
          <table:table-cell table:style-name="ce83" table:formula="of:=RAND()" office:value-type="float" office:value="0.545124816971395" calcext:value-type="float">
            <text:p>0,545124816971395</text:p>
          </table:table-cell>
          <table:table-cell table:formula="of:=RANK([.Z38];[.Z36:.Z41])" office:value-type="float" office:value="5" calcext:value-type="float">
            <text:p>5</text:p>
          </table:table-cell>
          <table:table-cell table:style-name="ce83" table:formula="of:=RAND()" office:value-type="float" office:value="0.274600895904297" calcext:value-type="float">
            <text:p>0,274600895904297</text:p>
          </table:table-cell>
          <table:table-cell table:number-columns-repeated="996"/>
        </table:table-row>
        <table:table-row table:style-name="ro3">
          <table:table-cell table:style-name="ce129" table:formula="of:=[.W39]+8" office:value-type="float" office:value="20" calcext:value-type="float">
            <text:p>20</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1" calcext:value-type="float">
            <text:p>1</text:p>
          </table:table-cell>
          <table:table-cell table:style-name="ce40" table:formula="of:=CHOOSE([.W39];&quot;&quot;;&quot;cm&quot;;&quot;mm&quot;;&quot;km&quot;;&quot;mL&quot;;&quot;hL&quot;;&quot;dL&quot;;&quot;cL&quot;;&quot;kg&quot;;&quot;dg&quot;;&quot;mg&quot;;&quot;dag&quot;)" office:value-type="string" office:string-value="dag" calcext:value-type="string">
            <text:p>dag</text:p>
          </table:table-cell>
          <table:table-cell table:style-name="ce40" office:value-type="string" calcext:value-type="string">
            <text:p>=</text:p>
          </table:table-cell>
          <table:table-cell table:style-name="ce52" table:formula="of:=IF([.W39]&lt;5;&quot;m&quot;;IF(AND([.W39]&gt;4;[.W39]&lt;9);&quot;L&quot;;&quot;g&quot;))" office:value-type="string" office:string-value="g" calcext:value-type="string">
            <text:p>g</text:p>
          </table:table-cell>
          <table:table-cell table:style-name="ce4" table:formula="of:=RANDBETWEEN(2;12)*IF([.Y39]&gt;3;1;-1)" office:value-type="float" office:value="-5" calcext:value-type="float">
            <text:p>-5</text:p>
          </table:table-cell>
          <table:table-cell table:style-name="ce7" office:value-type="string" calcext:value-type="string">
            <text:p>×</text:p>
          </table:table-cell>
          <table:table-cell table:style-name="ce116" table:formula="of:=IF([.Y38]&lt;4;RANDBETWEEN(2;12);&quot;(-&quot;&amp;RANDBETWEEN(2;12)&amp;&quot;)&quot;)" office:value-type="string" office:string-value="(-4)" calcext:value-type="string">
            <text:p>(-4)</text:p>
          </table:table-cell>
          <table:table-cell table:style-name="ce10" office:value-type="string" calcext:value-type="string">
            <text:p>=</text:p>
          </table:table-cell>
          <table:table-cell table:style-name="ce4" table:formula="of:=ROUND(RAND()*CHOOSE([.Y38];10;100;1000;10;100;1000);RANDBETWEEN(1;3))" office:value-type="float" office:value="56.298" calcext:value-type="float">
            <text:p>56,298</text:p>
          </table:table-cell>
          <table:table-cell table:style-name="ce7" office:value-type="string" calcext:value-type="string">
            <text:p>÷</text:p>
          </table:table-cell>
          <table:table-cell table:style-name="ce20" table:formula="of:=CHOOSE([.Y39];&quot;10&quot;;&quot;100&quot;;&quot;1000&quot;;&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39]^2" office:value-type="float" office:value="400" calcext:value-type="float">
            <text:p>400</text:p>
          </table:table-cell>
          <table:table-cell table:style-name="ce48" table:formula="of:=[.E39]*(CHOOSE([.W39];0;0.01;0.001;1000;0.001;100;0.1;0.01;1000;0.1;0.001;10))&amp;&quot; &quot;&amp;[.H39]" office:value-type="string" office:string-value="10 g" calcext:value-type="string">
            <text:p>10 g</text:p>
          </table:table-cell>
          <table:table-cell table:style-name="ce27" table:formula="of:=[.I39]*[.K39]" office:value-type="float" office:value="20" calcext:value-type="float">
            <text:p>20</text:p>
          </table:table-cell>
          <table:table-cell table:style-name="ce48" table:formula="of:=[.M39]/[.O39]" office:value-type="float" office:value="0.56298" calcext:value-type="float">
            <text:p>0,56298</text:p>
          </table:table-cell>
          <table:table-cell/>
          <table:table-cell table:formula="of:=RANK([.X39];[.X34:.X43])+2" office:value-type="float" office:value="12" calcext:value-type="float">
            <text:p>12</text:p>
          </table:table-cell>
          <table:table-cell table:style-name="ce83" table:formula="of:=RAND()" office:value-type="float" office:value="0.06724451019155" calcext:value-type="float">
            <text:p>0,06724451019155</text:p>
          </table:table-cell>
          <table:table-cell table:formula="of:=RANK([.Z39];[.Z36:.Z41])" office:value-type="float" office:value="2" calcext:value-type="float">
            <text:p>2</text:p>
          </table:table-cell>
          <table:table-cell table:style-name="ce83" table:formula="of:=RAND()" office:value-type="float" office:value="0.890473739198506" calcext:value-type="float">
            <text:p>0,890473739198506</text:p>
          </table:table-cell>
          <table:table-cell table:number-columns-repeated="996"/>
        </table:table-row>
        <table:table-row table:style-name="ro3">
          <table:table-cell table:style-name="ce129" table:formula="of:=[.W40]+8" office:value-type="float" office:value="17" calcext:value-type="float">
            <text:p>17</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10" calcext:value-type="float">
            <text:p>10</text:p>
          </table:table-cell>
          <table:table-cell table:style-name="ce40" table:formula="of:=CHOOSE([.W40];&quot;&quot;;&quot;cm&quot;;&quot;mm&quot;;&quot;km&quot;;&quot;mL&quot;;&quot;hL&quot;;&quot;dL&quot;;&quot;cL&quot;;&quot;kg&quot;;&quot;dg&quot;;&quot;mg&quot;;&quot;dag&quot;)" office:value-type="string" office:string-value="kg" calcext:value-type="string">
            <text:p>kg</text:p>
          </table:table-cell>
          <table:table-cell table:style-name="ce40" office:value-type="string" calcext:value-type="string">
            <text:p>=</text:p>
          </table:table-cell>
          <table:table-cell table:style-name="ce52" table:formula="of:=IF([.W40]&lt;5;&quot;m&quot;;IF(AND([.W40]&gt;4;[.W40]&lt;9);&quot;L&quot;;&quot;g&quot;))" office:value-type="string" office:string-value="g" calcext:value-type="string">
            <text:p>g</text:p>
          </table:table-cell>
          <table:table-cell table:style-name="ce4" table:formula="of:=RANDBETWEEN(2;12)*IF([.Y40]&gt;3;1;-1)" office:value-type="float" office:value="10" calcext:value-type="float">
            <text:p>10</text:p>
          </table:table-cell>
          <table:table-cell table:style-name="ce7" office:value-type="string" calcext:value-type="string">
            <text:p>×</text:p>
          </table:table-cell>
          <table:table-cell table:style-name="ce116" table:formula="of:=IF([.Y39]&lt;4;RANDBETWEEN(2;12);&quot;(-&quot;&amp;RANDBETWEEN(2;12)&amp;&quot;)&quot;)" office:value-type="float" office:value="6" calcext:value-type="float">
            <text:p>6</text:p>
          </table:table-cell>
          <table:table-cell table:style-name="ce10" office:value-type="string" calcext:value-type="string">
            <text:p>=</text:p>
          </table:table-cell>
          <table:table-cell table:style-name="ce4" table:formula="of:=ROUND(RAND()*CHOOSE([.Y39];10;100;1000;10;100;1000);RANDBETWEEN(1;3))" office:value-type="float" office:value="54.03" calcext:value-type="float">
            <text:p>54,03</text:p>
          </table:table-cell>
          <table:table-cell table:style-name="ce7" office:value-type="string" calcext:value-type="string">
            <text:p>÷</text:p>
          </table:table-cell>
          <table:table-cell table:style-name="ce20" table:formula="of:=CHOOSE([.Y40];&quot;10&quot;;&quot;100&quot;;&quot;1000&quot;;&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40]^2" office:value-type="float" office:value="289" calcext:value-type="float">
            <text:p>289</text:p>
          </table:table-cell>
          <table:table-cell table:style-name="ce48" table:formula="of:=[.E40]*(CHOOSE([.W40];0;0.01;0.001;1000;0.001;100;0.1;0.01;1000;0.1;0.001;10))&amp;&quot; &quot;&amp;[.H40]" office:value-type="string" office:string-value="10000 g" calcext:value-type="string">
            <text:p>10000 g</text:p>
          </table:table-cell>
          <table:table-cell table:style-name="ce27" table:formula="of:=[.I40]*[.K40]" office:value-type="float" office:value="60" calcext:value-type="float">
            <text:p>60</text:p>
          </table:table-cell>
          <table:table-cell table:style-name="ce48" table:formula="of:=[.M40]/[.O40]" office:value-type="float" office:value="5.403" calcext:value-type="float">
            <text:p>5,403</text:p>
          </table:table-cell>
          <table:table-cell/>
          <table:table-cell table:formula="of:=RANK([.X40];[.X34:.X43])+2" office:value-type="float" office:value="9" calcext:value-type="float">
            <text:p>9</text:p>
          </table:table-cell>
          <table:table-cell table:style-name="ce83" table:formula="of:=RAND()" office:value-type="float" office:value="0.269464945135305" calcext:value-type="float">
            <text:p>0,269464945135305</text:p>
          </table:table-cell>
          <table:table-cell table:formula="of:=RANK([.Z40];[.Z36:.Z41])" office:value-type="float" office:value="4" calcext:value-type="float">
            <text:p>4</text:p>
          </table:table-cell>
          <table:table-cell table:style-name="ce83" table:formula="of:=RAND()" office:value-type="float" office:value="0.343573789446047" calcext:value-type="float">
            <text:p>0,343573789446047</text:p>
          </table:table-cell>
          <table:table-cell table:number-columns-repeated="996"/>
        </table:table-row>
        <table:table-row table:style-name="ro3">
          <table:table-cell table:style-name="ce129" table:formula="of:=[.W41]+8" office:value-type="float" office:value="16" calcext:value-type="float">
            <text:p>16</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4" calcext:value-type="float">
            <text:p>4</text:p>
          </table:table-cell>
          <table:table-cell table:style-name="ce40" table:formula="of:=CHOOSE([.W41];&quot;&quot;;&quot;cm&quot;;&quot;mm&quot;;&quot;km&quot;;&quot;mL&quot;;&quot;hL&quot;;&quot;dL&quot;;&quot;cL&quot;;&quot;kg&quot;;&quot;dg&quot;;&quot;mg&quot;;&quot;dag&quot;)" office:value-type="string" office:string-value="cL" calcext:value-type="string">
            <text:p>cL</text:p>
          </table:table-cell>
          <table:table-cell table:style-name="ce40" office:value-type="string" calcext:value-type="string">
            <text:p>=</text:p>
          </table:table-cell>
          <table:table-cell table:style-name="ce52" table:formula="of:=IF([.W41]&lt;5;&quot;m&quot;;IF(AND([.W41]&gt;4;[.W41]&lt;9);&quot;L&quot;;&quot;g&quot;))" office:value-type="string" office:string-value="L" calcext:value-type="string">
            <text:p>L</text:p>
          </table:table-cell>
          <table:table-cell table:style-name="ce4" table:formula="of:=RANDBETWEEN(2;12)*IF([.Y41]&gt;3;1;-1)" office:value-type="float" office:value="-9" calcext:value-type="float">
            <text:p>-9</text:p>
          </table:table-cell>
          <table:table-cell table:style-name="ce7" office:value-type="string" calcext:value-type="string">
            <text:p>×</text:p>
          </table:table-cell>
          <table:table-cell table:style-name="ce116" table:formula="of:=IF([.Y40]&lt;4;RANDBETWEEN(2;12);&quot;(-&quot;&amp;RANDBETWEEN(2;12)&amp;&quot;)&quot;)" office:value-type="string" office:string-value="(-10)" calcext:value-type="string">
            <text:p>(-10)</text:p>
          </table:table-cell>
          <table:table-cell table:style-name="ce10" office:value-type="string" calcext:value-type="string">
            <text:p>=</text:p>
          </table:table-cell>
          <table:table-cell table:style-name="ce4" table:formula="of:=ROUND(RAND()*CHOOSE([.Y40];10;100;1000;10;100;1000);RANDBETWEEN(1;3))" office:value-type="float" office:value="9.77" calcext:value-type="float">
            <text:p>9,77</text:p>
          </table:table-cell>
          <table:table-cell table:style-name="ce7" office:value-type="string" calcext:value-type="string">
            <text:p>÷</text:p>
          </table:table-cell>
          <table:table-cell table:style-name="ce20" table:formula="of:=CHOOSE([.Y41];&quot;10&quot;;&quot;100&quot;;&quot;1000&quot;;&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41]^2" office:value-type="float" office:value="256" calcext:value-type="float">
            <text:p>256</text:p>
          </table:table-cell>
          <table:table-cell table:style-name="ce48" table:formula="of:=[.E41]*(CHOOSE([.W41];0;0.01;0.001;1000;0.001;100;0.1;0.01;1000;0.1;0.001;10))&amp;&quot; &quot;&amp;[.H41]" office:value-type="string" office:string-value="0,04 L" calcext:value-type="string">
            <text:p>0,04 L</text:p>
          </table:table-cell>
          <table:table-cell table:style-name="ce27" table:formula="of:=[.I41]*[.K41]" office:value-type="float" office:value="90" calcext:value-type="float">
            <text:p>90</text:p>
          </table:table-cell>
          <table:table-cell table:style-name="ce48" table:formula="of:=[.M41]/[.O41]" office:value-type="float" office:value="0.977" calcext:value-type="float">
            <text:p>0,977</text:p>
          </table:table-cell>
          <table:table-cell/>
          <table:table-cell table:formula="of:=RANK([.X41];[.X34:.X43])+2" office:value-type="float" office:value="8" calcext:value-type="float">
            <text:p>8</text:p>
          </table:table-cell>
          <table:table-cell table:style-name="ce83" table:formula="of:=RAND()" office:value-type="float" office:value="0.465165418796184" calcext:value-type="float">
            <text:p>0,465165418796184</text:p>
          </table:table-cell>
          <table:table-cell table:formula="of:=RANK([.Z41];[.Z36:.Z41])" office:value-type="float" office:value="1" calcext:value-type="float">
            <text:p>1</text:p>
          </table:table-cell>
          <table:table-cell table:style-name="ce83" table:formula="of:=RAND()" office:value-type="float" office:value="0.931255156409166" calcext:value-type="float">
            <text:p>0,931255156409166</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42];[.X34:.X43])+2" office:value-type="float" office:value="4" calcext:value-type="float">
            <text:p>4</text:p>
          </table:table-cell>
          <table:table-cell table:style-name="ce83" table:formula="of:=RAND()" office:value-type="float" office:value="0.782374614634157" calcext:value-type="float">
            <text:p>0,782374614634157</text:p>
          </table:table-cell>
          <table:table-cell table:number-columns-repeated="998"/>
        </table:table-row>
        <table:table-row table:style-name="ro4">
          <table:table-cell table:number-columns-repeated="22"/>
          <table:table-cell table:formula="of:=RANK([.X43];[.X34:.X43])+2" office:value-type="float" office:value="3" calcext:value-type="float">
            <text:p>3</text:p>
          </table:table-cell>
          <table:table-cell table:style-name="ce83" table:formula="of:=RAND()" office:value-type="float" office:value="0.982660689520693" calcext:value-type="float">
            <text:p>0,982660689520693</text:p>
          </table:table-cell>
          <table:table-cell table:number-columns-repeated="998"/>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6">
          <table:table-cell table:number-columns-repeated="1022"/>
        </table:table-row>
        <table:table-row table:style-name="ro3">
          <table:table-cell table:number-columns-repeated="1022"/>
        </table:table-row>
      </table:table>
      <table:table table:name="Ceinture Bleue 1" table:style-name="ta5" table:print-ranges="'Ceinture Bleue 1'.A1:'Ceinture Bleue 1'.R44 'Ceinture Bleue 1'.T1:'Ceinture Bleue 1'.W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5" form:id="control5"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Bleue1?language=Basic&amp;location=document" xlink:type="simple"/>
              </office:event-listeners>
            </form:button>
          </form:form>
        </office:forms>
        <table:shapes>
          <draw:control draw:z-index="0" draw:style-name="gr5" draw:text-style-name="P2" svg:width="16.51mm" svg:height="7.49mm" svg:x="450.49mm" svg:y="2.82mm" draw:control="control5"/>
        </table:shapes>
        <table:table-column table:style-name="co52" table:default-cell-style-name="Default"/>
        <table:table-column table:style-name="co2" table:default-cell-style-name="Default"/>
        <table:table-column table:style-name="co1" table:default-cell-style-name="Default"/>
        <table:table-column table:style-name="co63" table:default-cell-style-name="Default"/>
        <table:table-column table:style-name="co64" table:default-cell-style-name="Default"/>
        <table:table-column table:style-name="co53" table:default-cell-style-name="Default"/>
        <table:table-column table:style-name="co24" table:default-cell-style-name="Default"/>
        <table:table-column table:style-name="co32" table:default-cell-style-name="Default"/>
        <table:table-column table:style-name="co65" table:default-cell-style-name="Default"/>
        <table:table-column table:style-name="co66" table:default-cell-style-name="Default"/>
        <table:table-column table:style-name="co38" table:default-cell-style-name="Default"/>
        <table:table-column table:style-name="co63" table:default-cell-style-name="Default"/>
        <table:table-column table:style-name="co67" table:default-cell-style-name="Default"/>
        <table:table-column table:style-name="co68" table:default-cell-style-name="Default"/>
        <table:table-column table:style-name="co69" table:default-cell-style-name="Default"/>
        <table:table-column table:style-name="co26" table:default-cell-style-name="Default"/>
        <table:table-column table:style-name="co70" table:default-cell-style-name="Default"/>
        <table:table-column table:style-name="co71" table:default-cell-style-name="Default"/>
        <table:table-column table:style-name="co17" table:default-cell-style-name="Default"/>
        <table:table-column table:style-name="co72" table:default-cell-style-name="Default"/>
        <table:table-column table:style-name="co46" table:default-cell-style-name="Default"/>
        <table:table-column table:style-name="co16" table:default-cell-style-name="Default"/>
        <table:table-column table:style-name="co7" table:default-cell-style-name="Default"/>
        <table:table-column table:style-name="co20" table:default-cell-style-name="Default"/>
        <table:table-column table:style-name="co18" table:default-cell-style-name="Default"/>
        <table:table-column table:style-name="co60" table:default-cell-style-name="Default"/>
        <table:table-column table:style-name="co73" table:default-cell-style-name="Default"/>
        <table:table-column table:style-name="co20" table:default-cell-style-name="Default"/>
        <table:table-column table:style-name="co17" table:number-columns-repeated="996" table:default-cell-style-name="Default"/>
        <table:table-row table:style-name="ro2">
          <table:table-cell table:style-name="ce49" office:value-type="string" calcext:value-type="string" table:number-columns-spanned="4" table:number-rows-spanned="2">
            <text:p>CEINTURE</text:p>
            <text:p>BLEUE 1</text:p>
          </table:table-cell>
          <table:covered-table-cell table:number-columns-repeated="3"/>
          <table:table-cell table:style-name="ce11" office:value-type="string" calcext:value-type="string" table:number-columns-spanned="8" table:number-rows-spanned="1">
            <text:p>TEST 4<text:span text:style-name="T2">e</text:span> - Date : ……………………………</text:p>
          </table:table-cell>
          <table:covered-table-cell table:number-columns-repeated="7"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Z1];[.Z1:.Z10])+2" office:value-type="float" office:value="10" calcext:value-type="float">
            <text:p>10</text:p>
          </table:table-cell>
          <table:table-cell table:style-name="ce83" table:formula="of:=RAND()" office:value-type="float" office:value="0.297261680147595" calcext:value-type="float">
            <text:p>0,297261680147595</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5" table:number-rows-spanned="1">
            <text:p>Prénom :</text:p>
          </table:table-cell>
          <table:covered-table-cell table:number-columns-repeated="2"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quot;v&quot;&amp;ROUND(RAND()*10000;0)" office:value-type="string" office:string-value="v7898" calcext:value-type="string">
            <text:p>v7898</text:p>
          </table:table-cell>
          <table:table-cell/>
          <table:table-cell table:style-name="ce25" office:value-type="string" calcext:value-type="string" table:number-columns-spanned="4" table:number-rows-spanned="1">
            <text:p>Correction CEINTURE BLEUE 1</text:p>
          </table:table-cell>
          <table:covered-table-cell table:style-name="ce28"/>
          <table:covered-table-cell table:style-name="ce30"/>
          <table:covered-table-cell table:style-name="ce31"/>
          <table:table-cell/>
          <table:table-cell table:formula="of:=RANK([.Z2];[.Z1:.Z10])+2" office:value-type="float" office:value="8" calcext:value-type="float">
            <text:p>8</text:p>
          </table:table-cell>
          <table:table-cell table:style-name="ce83" table:formula="of:=RAND()" office:value-type="float" office:value="0.689447707658423" calcext:value-type="float">
            <text:p>0,689447707658423</text:p>
          </table:table-cell>
          <table:table-cell table:number-columns-repeated="998"/>
        </table:table-row>
        <table:table-row table:style-name="ro1">
          <table:table-cell table:style-name="ce37" office:value-type="string" calcext:value-type="string" table:number-columns-spanned="4" table:number-rows-spanned="1">
            <text:p>Racines des carrés parfaits</text:p>
          </table:table-cell>
          <table:covered-table-cell table:number-columns-repeated="3" table:style-name="ce38"/>
          <table:table-cell table:style-name="ce37" office:value-type="string" calcext:value-type="string" table:number-columns-spanned="4" table:number-rows-spanned="1">
            <text:p>Multiplications</text:p>
            <text:p>par 0,1 0,01 0,001</text:p>
          </table:table-cell>
          <table:covered-table-cell table:number-columns-repeated="3" table:style-name="ce38"/>
          <table:table-cell table:style-name="ce37" office:value-type="string" calcext:value-type="string" table:number-columns-spanned="6" table:number-rows-spanned="1">
            <text:p>Produits de relatifs</text:p>
          </table:table-cell>
          <table:covered-table-cell table:number-columns-repeated="5" table:style-name="ce38"/>
          <table:table-cell table:style-name="ce37" office:value-type="string" calcext:value-type="string" table:number-columns-spanned="4" table:number-rows-spanned="1">
            <text:p>Conversions d’unités d’aires</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R1]" office:value-type="string" office:string-value="AA" calcext:value-type="string">
            <text:p>AA</text:p>
          </table:table-cell>
          <table:table-cell table:style-name="ce96"/>
          <table:table-cell table:style-name="ce99" table:formula="of:=[.R2]" office:value-type="string" office:string-value="v7898" calcext:value-type="string">
            <text:p>v7898</text:p>
          </table:table-cell>
          <table:table-cell table:style-name="ce83"/>
          <table:table-cell table:formula="of:=RANK([.Z3];[.Z1:.Z10])+2" office:value-type="float" office:value="4" calcext:value-type="float">
            <text:p>4</text:p>
          </table:table-cell>
          <table:table-cell table:style-name="ce83" table:formula="of:=RAND()" office:value-type="float" office:value="0.916775938155027" calcext:value-type="float">
            <text:p>0,916775938155027</text:p>
          </table:table-cell>
          <table:table-cell table:style-name="ce83" table:formula="of:=RANK([.AB3];[.AB3:.AB8])" office:value-type="float" office:value="6" calcext:value-type="float">
            <text:p>6</text:p>
          </table:table-cell>
          <table:table-cell table:style-name="ce83" table:formula="of:=RAND()" office:value-type="float" office:value="0.107471560107254" calcext:value-type="float">
            <text:p>0,107471560107254</text:p>
          </table:table-cell>
          <table:table-cell table:style-name="ce83" table:number-columns-repeated="996"/>
        </table:table-row>
        <table:table-row table:style-name="ro3">
          <table:table-cell table:style-name="ce4" table:formula="of:=([.Y4]+3)^2" office:value-type="float" office:value="225" calcext:value-type="float">
            <text:p>225</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22" table:formula="of:=ROUND(RAND()*CHOOSE([.AA3];10;100;1000;10;100;1000);RANDBETWEEN(1;3))" office:value-type="float" office:value="690.497" calcext:value-type="float">
            <text:p>690,497</text:p>
          </table:table-cell>
          <table:table-cell table:style-name="ce7" office:value-type="string" calcext:value-type="string">
            <text:p>×</text:p>
          </table:table-cell>
          <table:table-cell table:style-name="ce9" table:formula="of:=CHOOSE([.AA4];&quot;0,1&quot;;&quot;0,01&quot;;&quot;0,001&quot;;&quot;0,1&quot;;&quot;0,01&quot;;&quot;0,001&quot;)" office:value-type="string" office:string-value="0,1" calcext:value-type="string">
            <text:p>0,1</text:p>
          </table:table-cell>
          <table:table-cell table:style-name="ce10" office:value-type="string" calcext:value-type="string">
            <text:p>=</text:p>
          </table:table-cell>
          <table:table-cell table:style-name="ce4" table:formula="of:=RANDBETWEEN(2;5)*IF(ROUND(RAND());1;-1)" office:value-type="float" office:value="2" calcext:value-type="float">
            <text:p>2</text:p>
          </table:table-cell>
          <table:table-cell table:style-name="ce7" office:value-type="string" calcext:value-type="string">
            <text:p>×</text:p>
          </table:table-cell>
          <table:table-cell table:style-name="ce116" table:formula="of:=IF(ROUND(RAND());RANDBETWEEN(2;12);&quot;(-&quot;&amp;RANDBETWEEN(2;12)&amp;&quot;)&quot;)" office:value-type="float" office:value="9" calcext:value-type="float">
            <text:p>9</text:p>
          </table:table-cell>
          <table:table-cell table:style-name="ce7" office:value-type="string" calcext:value-type="string">
            <text:p>×</text:p>
          </table:table-cell>
          <table:table-cell table:style-name="ce116" table:formula="of:=IF(ROUND(RAND());RANDBETWEEN(2;12);&quot;(-&quot;&amp;RANDBETWEEN(2;12)&amp;&quot;)&quot;)" office:value-type="float" office:value="10" calcext:value-type="float">
            <text:p>10</text:p>
          </table:table-cell>
          <table:table-cell table:style-name="ce10" office:value-type="string" calcext:value-type="string">
            <text:p>=</text:p>
          </table:table-cell>
          <table:table-cell table:style-name="ce51" table:formula="of:=ROUNDUP(RAND()*1000/CHOOSE(RANDBETWEEN(1;4);1;10;100;1000);RANDBETWEEN(-2;2))" office:value-type="float" office:value="10" calcext:value-type="float">
            <text:p>10</text:p>
          </table:table-cell>
          <table:table-cell table:style-name="ce40" table:formula="of:=CHOOSE([.Y4];&quot;&quot;;&quot;dm²&quot;;&quot;cm²&quot;;&quot;mm²&quot;;&quot;km²&quot;;&quot;hm²&quot;;&quot;dam²&quot;;&quot;mm²&quot;;&quot;cm²&quot;;&quot;dm²&quot;;&quot;dam²&quot;;&quot;hm²&quot;;&quot;km²&quot;)" office:value-type="string" office:string-value="hm²" calcext:value-type="string">
            <text:p>h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4]+3&amp;&quot;²&quot;" office:value-type="string" office:string-value="15²" calcext:value-type="string">
            <text:p>15²</text:p>
          </table:table-cell>
          <table:table-cell table:style-name="ce135" table:formula="of:=[.E4]*[.G4]" office:value-type="float" office:value="69.0497" calcext:value-type="float">
            <text:p>69,0497</text:p>
          </table:table-cell>
          <table:table-cell table:style-name="ce27" table:formula="of:=[.I4]*[.K4]*[.M4]" office:value-type="float" office:value="180" calcext:value-type="float">
            <text:p>180</text:p>
          </table:table-cell>
          <table:table-cell table:style-name="ce48" table:formula="of:=[.O4]*CHOOSE([.Y4];0;0.01;0.0001;0.000001;1000000;10000;100;0.000001;0.0001;0.01;100;10000;1000000)&amp;&quot; &quot;&amp;[.R4]" office:value-type="string" office:string-value="100000 m²" calcext:value-type="string">
            <text:p>100000 m²</text:p>
          </table:table-cell>
          <table:table-cell/>
          <table:table-cell table:formula="of:=RANK([.Z4];[.Z1:.Z10])+2" office:value-type="float" office:value="12" calcext:value-type="float">
            <text:p>12</text:p>
          </table:table-cell>
          <table:table-cell table:style-name="ce83" table:formula="of:=RAND()" office:value-type="float" office:value="0.07958129004364" calcext:value-type="float">
            <text:p>0,07958129004364</text:p>
          </table:table-cell>
          <table:table-cell table:formula="of:=RANK([.AB4];[.AB3:.AB8])" office:value-type="float" office:value="4" calcext:value-type="float">
            <text:p>4</text:p>
          </table:table-cell>
          <table:table-cell table:style-name="ce83" table:formula="of:=RAND()" office:value-type="float" office:value="0.318202776846833" calcext:value-type="float">
            <text:p>0,318202776846833</text:p>
          </table:table-cell>
          <table:table-cell table:number-columns-repeated="996"/>
        </table:table-row>
        <table:table-row table:style-name="ro3">
          <table:table-cell table:style-name="ce4" table:formula="of:=([.Y5]+3)^2" office:value-type="float" office:value="196" calcext:value-type="float">
            <text:p>196</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122" table:formula="of:=ROUND(RAND()*CHOOSE([.AA4];10;100;1000;10;100;1000);RANDBETWEEN(1;3))" office:value-type="float" office:value="4.63" calcext:value-type="float">
            <text:p>4,63</text:p>
          </table:table-cell>
          <table:table-cell table:style-name="ce7" office:value-type="string" calcext:value-type="string">
            <text:p>×</text:p>
          </table:table-cell>
          <table:table-cell table:style-name="ce9" table:formula="of:=CHOOSE([.AA5];&quot;0,1&quot;;&quot;0,01&quot;;&quot;0,001&quot;;&quot;0,1&quot;;&quot;0,01&quot;;&quot;0,001&quot;)" office:value-type="string" office:string-value="0,01" calcext:value-type="string">
            <text:p>0,01</text:p>
          </table:table-cell>
          <table:table-cell table:style-name="ce10" office:value-type="string" calcext:value-type="string">
            <text:p>=</text:p>
          </table:table-cell>
          <table:table-cell table:style-name="ce4" table:formula="of:=RANDBETWEEN(2;5)*IF(ROUND(RAND());1;-1)" office:value-type="float" office:value="-5" calcext:value-type="float">
            <text:p>-5</text:p>
          </table:table-cell>
          <table:table-cell table:style-name="ce7" office:value-type="string" calcext:value-type="string">
            <text:p>×</text:p>
          </table:table-cell>
          <table:table-cell table:style-name="ce116" table:formula="of:=IF(ROUND(RAND());RANDBETWEEN(2;12);&quot;(-&quot;&amp;RANDBETWEEN(2;12)&amp;&quot;)&quot;)" office:value-type="string" office:string-value="(-11)" calcext:value-type="string">
            <text:p>(-11)</text:p>
          </table:table-cell>
          <table:table-cell table:style-name="ce7" office:value-type="string" calcext:value-type="string">
            <text:p>×</text:p>
          </table:table-cell>
          <table:table-cell table:style-name="ce116" table:formula="of:=IF(ROUND(RAND());RANDBETWEEN(2;12);&quot;(-&quot;&amp;RANDBETWEEN(2;12)&amp;&quot;)&quot;)" office:value-type="string" office:string-value="(-10)" calcext:value-type="string">
            <text:p>(-10)</text:p>
          </table:table-cell>
          <table:table-cell table:style-name="ce10" office:value-type="string" calcext:value-type="string">
            <text:p>=</text:p>
          </table:table-cell>
          <table:table-cell table:style-name="ce51" table:formula="of:=ROUNDUP(RAND()*1000/CHOOSE(RANDBETWEEN(1;4);1;10;100;1000);RANDBETWEEN(-2;2))" office:value-type="float" office:value="8" calcext:value-type="float">
            <text:p>8</text:p>
          </table:table-cell>
          <table:table-cell table:style-name="ce40" table:formula="of:=CHOOSE([.Y5];&quot;&quot;;&quot;dm²&quot;;&quot;cm²&quot;;&quot;mm²&quot;;&quot;km²&quot;;&quot;hm²&quot;;&quot;dam²&quot;;&quot;mm²&quot;;&quot;cm²&quot;;&quot;dm²&quot;;&quot;dam²&quot;;&quot;hm²&quot;;&quot;km²&quot;)" office:value-type="string" office:string-value="dam²" calcext:value-type="string">
            <text:p>da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5]+3&amp;&quot;²&quot;" office:value-type="string" office:string-value="14²" calcext:value-type="string">
            <text:p>14²</text:p>
          </table:table-cell>
          <table:table-cell table:style-name="ce135" table:formula="of:=[.E5]*[.G5]" office:value-type="float" office:value="0.0463" calcext:value-type="float">
            <text:p>0,0463</text:p>
          </table:table-cell>
          <table:table-cell table:style-name="ce27" table:formula="of:=[.I5]*[.K5]*[.M5]" office:value-type="float" office:value="-550" calcext:value-type="float">
            <text:p>-550</text:p>
          </table:table-cell>
          <table:table-cell table:style-name="ce48" table:formula="of:=[.O5]*CHOOSE([.Y5];0;0.01;0.0001;0.000001;1000000;10000;100;0.000001;0.0001;0.01;100;10000;1000000)&amp;&quot; &quot;&amp;[.R5]" office:value-type="string" office:string-value="800 m²" calcext:value-type="string">
            <text:p>800 m²</text:p>
          </table:table-cell>
          <table:table-cell/>
          <table:table-cell table:formula="of:=RANK([.Z5];[.Z1:.Z10])+2" office:value-type="float" office:value="11" calcext:value-type="float">
            <text:p>11</text:p>
          </table:table-cell>
          <table:table-cell table:style-name="ce83" table:formula="of:=RAND()" office:value-type="float" office:value="0.156417211911886" calcext:value-type="float">
            <text:p>0,156417211911886</text:p>
          </table:table-cell>
          <table:table-cell table:formula="of:=RANK([.AB5];[.AB3:.AB8])" office:value-type="float" office:value="5" calcext:value-type="float">
            <text:p>5</text:p>
          </table:table-cell>
          <table:table-cell table:style-name="ce83" table:formula="of:=RAND()" office:value-type="float" office:value="0.273677637182316" calcext:value-type="float">
            <text:p>0,273677637182316</text:p>
          </table:table-cell>
          <table:table-cell table:number-columns-repeated="996"/>
        </table:table-row>
        <table:table-row table:style-name="ro3">
          <table:table-cell table:style-name="ce4" table:formula="of:=([.Y6]+3)^2" office:value-type="float" office:value="81" calcext:value-type="float">
            <text:p>81</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22" table:formula="of:=ROUND(RAND()*CHOOSE([.AA5];10;100;1000;10;100;1000);RANDBETWEEN(1;3))" office:value-type="float" office:value="4.191" calcext:value-type="float">
            <text:p>4,191</text:p>
          </table:table-cell>
          <table:table-cell table:style-name="ce7" office:value-type="string" calcext:value-type="string">
            <text:p>×</text:p>
          </table:table-cell>
          <table:table-cell table:style-name="ce9" table:formula="of:=CHOOSE([.AA6];&quot;0,1&quot;;&quot;0,01&quot;;&quot;0,001&quot;;&quot;0,1&quot;;&quot;0,01&quot;;&quot;0,001&quot;)" office:value-type="string" office:string-value="0,1" calcext:value-type="string">
            <text:p>0,1</text:p>
          </table:table-cell>
          <table:table-cell table:style-name="ce10" office:value-type="string" calcext:value-type="string">
            <text:p>=</text:p>
          </table:table-cell>
          <table:table-cell table:style-name="ce4" table:formula="of:=RANDBETWEEN(2;5)*IF(ROUND(RAND());1;-1)" office:value-type="float" office:value="-5" calcext:value-type="float">
            <text:p>-5</text:p>
          </table:table-cell>
          <table:table-cell table:style-name="ce7" office:value-type="string" calcext:value-type="string">
            <text:p>×</text:p>
          </table:table-cell>
          <table:table-cell table:style-name="ce116" table:formula="of:=IF(ROUND(RAND());RANDBETWEEN(2;12);&quot;(-&quot;&amp;RANDBETWEEN(2;12)&amp;&quot;)&quot;)" office:value-type="string" office:string-value="(-3)" calcext:value-type="string">
            <text:p>(-3)</text:p>
          </table:table-cell>
          <table:table-cell table:style-name="ce7" office:value-type="string" calcext:value-type="string">
            <text:p>×</text:p>
          </table:table-cell>
          <table:table-cell table:style-name="ce116" table:formula="of:=IF(ROUND(RAND());RANDBETWEEN(2;12);&quot;(-&quot;&amp;RANDBETWEEN(2;12)&amp;&quot;)&quot;)" office:value-type="string" office:string-value="(-7)" calcext:value-type="string">
            <text:p>(-7)</text:p>
          </table:table-cell>
          <table:table-cell table:style-name="ce10" office:value-type="string" calcext:value-type="string">
            <text:p>=</text:p>
          </table:table-cell>
          <table:table-cell table:style-name="ce51" table:formula="of:=ROUNDUP(RAND()*1000/CHOOSE(RANDBETWEEN(1;4);1;10;100;1000);RANDBETWEEN(-2;2))" office:value-type="float" office:value="435" calcext:value-type="float">
            <text:p>435</text:p>
          </table:table-cell>
          <table:table-cell table:style-name="ce40" table:formula="of:=CHOOSE([.Y6];&quot;&quot;;&quot;dm²&quot;;&quot;cm²&quot;;&quot;mm²&quot;;&quot;km²&quot;;&quot;hm²&quot;;&quot;dam²&quot;;&quot;mm²&quot;;&quot;cm²&quot;;&quot;dm²&quot;;&quot;dam²&quot;;&quot;hm²&quot;;&quot;km²&quot;)" office:value-type="string" office:string-value="hm²" calcext:value-type="string">
            <text:p>h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6]+3&amp;&quot;²&quot;" office:value-type="string" office:string-value="9²" calcext:value-type="string">
            <text:p>9²</text:p>
          </table:table-cell>
          <table:table-cell table:style-name="ce135" table:formula="of:=[.E6]*[.G6]" office:value-type="float" office:value="0.4191" calcext:value-type="float">
            <text:p>0,4191</text:p>
          </table:table-cell>
          <table:table-cell table:style-name="ce27" table:formula="of:=[.I6]*[.K6]*[.M6]" office:value-type="float" office:value="-105" calcext:value-type="float">
            <text:p>-105</text:p>
          </table:table-cell>
          <table:table-cell table:style-name="ce48" table:formula="of:=[.O6]*CHOOSE([.Y6];0;0.01;0.0001;0.000001;1000000;10000;100;0.000001;0.0001;0.01;100;10000;1000000)&amp;&quot; &quot;&amp;[.R6]" office:value-type="string" office:string-value="4350000 m²" calcext:value-type="string">
            <text:p>4350000 m²</text:p>
          </table:table-cell>
          <table:table-cell/>
          <table:table-cell table:formula="of:=RANK([.Z6];[.Z1:.Z10])+2" office:value-type="float" office:value="6" calcext:value-type="float">
            <text:p>6</text:p>
          </table:table-cell>
          <table:table-cell table:style-name="ce83" table:formula="of:=RAND()" office:value-type="float" office:value="0.701322558030389" calcext:value-type="float">
            <text:p>0,701322558030389</text:p>
          </table:table-cell>
          <table:table-cell table:formula="of:=RANK([.AB6];[.AB3:.AB8])" office:value-type="float" office:value="1" calcext:value-type="float">
            <text:p>1</text:p>
          </table:table-cell>
          <table:table-cell table:style-name="ce83" table:formula="of:=RAND()" office:value-type="float" office:value="0.962472363596869" calcext:value-type="float">
            <text:p>0,962472363596869</text:p>
          </table:table-cell>
          <table:table-cell table:number-columns-repeated="996"/>
        </table:table-row>
        <table:table-row table:style-name="ro3">
          <table:table-cell table:style-name="ce4" table:formula="of:=([.Y7]+3)^2" office:value-type="float" office:value="64" calcext:value-type="float">
            <text:p>64</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122" table:formula="of:=ROUND(RAND()*CHOOSE([.AA6];10;100;1000;10;100;1000);RANDBETWEEN(1;3))" office:value-type="float" office:value="7.21" calcext:value-type="float">
            <text:p>7,21</text:p>
          </table:table-cell>
          <table:table-cell table:style-name="ce7" office:value-type="string" calcext:value-type="string">
            <text:p>×</text:p>
          </table:table-cell>
          <table:table-cell table:style-name="ce9" table:formula="of:=CHOOSE([.AA7];&quot;0,1&quot;;&quot;0,01&quot;;&quot;0,001&quot;;&quot;0,1&quot;;&quot;0,01&quot;;&quot;0,001&quot;)" office:value-type="string" office:string-value="0,001" calcext:value-type="string">
            <text:p>0,001</text:p>
          </table:table-cell>
          <table:table-cell table:style-name="ce10" office:value-type="string" calcext:value-type="string">
            <text:p>=</text:p>
          </table:table-cell>
          <table:table-cell table:style-name="ce4" table:formula="of:=RANDBETWEEN(2;5)*IF(ROUND(RAND());1;-1)" office:value-type="float" office:value="-2" calcext:value-type="float">
            <text:p>-2</text:p>
          </table:table-cell>
          <table:table-cell table:style-name="ce7" office:value-type="string" calcext:value-type="string">
            <text:p>×</text:p>
          </table:table-cell>
          <table:table-cell table:style-name="ce116" table:formula="of:=IF(ROUND(RAND());RANDBETWEEN(2;12);&quot;(-&quot;&amp;RANDBETWEEN(2;12)&amp;&quot;)&quot;)" office:value-type="float" office:value="7" calcext:value-type="float">
            <text:p>7</text:p>
          </table:table-cell>
          <table:table-cell table:style-name="ce7" office:value-type="string" calcext:value-type="string">
            <text:p>×</text:p>
          </table:table-cell>
          <table:table-cell table:style-name="ce116" table:formula="of:=IF(ROUND(RAND());RANDBETWEEN(2;12);&quot;(-&quot;&amp;RANDBETWEEN(2;12)&amp;&quot;)&quot;)" office:value-type="string" office:string-value="(-5)" calcext:value-type="string">
            <text:p>(-5)</text:p>
          </table:table-cell>
          <table:table-cell table:style-name="ce10" office:value-type="string" calcext:value-type="string">
            <text:p>=</text:p>
          </table:table-cell>
          <table:table-cell table:style-name="ce51" table:formula="of:=ROUNDUP(RAND()*1000/CHOOSE(RANDBETWEEN(1;4);1;10;100;1000);RANDBETWEEN(-2;2))" office:value-type="float" office:value="3" calcext:value-type="float">
            <text:p>3</text:p>
          </table:table-cell>
          <table:table-cell table:style-name="ce40" table:formula="of:=CHOOSE([.Y7];&quot;&quot;;&quot;dm²&quot;;&quot;cm²&quot;;&quot;mm²&quot;;&quot;km²&quot;;&quot;hm²&quot;;&quot;dam²&quot;;&quot;mm²&quot;;&quot;cm²&quot;;&quot;dm²&quot;;&quot;dam²&quot;;&quot;hm²&quot;;&quot;km²&quot;)" office:value-type="string" office:string-value="km²" calcext:value-type="string">
            <text:p>k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7]+3&amp;&quot;²&quot;" office:value-type="string" office:string-value="8²" calcext:value-type="string">
            <text:p>8²</text:p>
          </table:table-cell>
          <table:table-cell table:style-name="ce135" table:formula="of:=[.E7]*[.G7]" office:value-type="float" office:value="0.00721" calcext:value-type="float">
            <text:p>0,00721</text:p>
          </table:table-cell>
          <table:table-cell table:style-name="ce27" table:formula="of:=[.I7]*[.K7]*[.M7]" office:value-type="float" office:value="70" calcext:value-type="float">
            <text:p>70</text:p>
          </table:table-cell>
          <table:table-cell table:style-name="ce48" table:formula="of:=[.O7]*CHOOSE([.Y7];0;0.01;0.0001;0.000001;1000000;10000;100;0.000001;0.0001;0.01;100;10000;1000000)&amp;&quot; &quot;&amp;[.R7]" office:value-type="string" office:string-value="3000000 m²" calcext:value-type="string">
            <text:p>3000000 m²</text:p>
          </table:table-cell>
          <table:table-cell/>
          <table:table-cell table:formula="of:=RANK([.Z7];[.Z1:.Z10])+2" office:value-type="float" office:value="5" calcext:value-type="float">
            <text:p>5</text:p>
          </table:table-cell>
          <table:table-cell table:style-name="ce83" table:formula="of:=RAND()" office:value-type="float" office:value="0.885313935431388" calcext:value-type="float">
            <text:p>0,885313935431388</text:p>
          </table:table-cell>
          <table:table-cell table:formula="of:=RANK([.AB7];[.AB3:.AB8])" office:value-type="float" office:value="3" calcext:value-type="float">
            <text:p>3</text:p>
          </table:table-cell>
          <table:table-cell table:style-name="ce83" table:formula="of:=RAND()" office:value-type="float" office:value="0.647409334794912" calcext:value-type="float">
            <text:p>0,647409334794912</text:p>
          </table:table-cell>
          <table:table-cell table:number-columns-repeated="996"/>
        </table:table-row>
        <table:table-row table:style-name="ro3">
          <table:table-cell table:style-name="ce4" table:formula="of:=([.Y8]+3)^2" office:value-type="float" office:value="100" calcext:value-type="float">
            <text:p>100</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22" table:formula="of:=ROUND(RAND()*CHOOSE([.AA7];10;100;1000;10;100;1000);RANDBETWEEN(1;3))" office:value-type="float" office:value="827.59" calcext:value-type="float">
            <text:p>827,59</text:p>
          </table:table-cell>
          <table:table-cell table:style-name="ce7" office:value-type="string" calcext:value-type="string">
            <text:p>×</text:p>
          </table:table-cell>
          <table:table-cell table:style-name="ce9" table:formula="of:=CHOOSE([.AA8];&quot;0,1&quot;;&quot;0,01&quot;;&quot;0,001&quot;;&quot;0,1&quot;;&quot;0,01&quot;;&quot;0,001&quot;)" office:value-type="string" office:string-value="0,01" calcext:value-type="string">
            <text:p>0,01</text:p>
          </table:table-cell>
          <table:table-cell table:style-name="ce10" office:value-type="string" calcext:value-type="string">
            <text:p>=</text:p>
          </table:table-cell>
          <table:table-cell table:style-name="ce4" table:formula="of:=RANDBETWEEN(2;5)*IF(ROUND(RAND());1;-1)" office:value-type="float" office:value="3" calcext:value-type="float">
            <text:p>3</text:p>
          </table:table-cell>
          <table:table-cell table:style-name="ce7" office:value-type="string" calcext:value-type="string">
            <text:p>×</text:p>
          </table:table-cell>
          <table:table-cell table:style-name="ce116" table:formula="of:=IF(ROUND(RAND());RANDBETWEEN(2;12);&quot;(-&quot;&amp;RANDBETWEEN(2;12)&amp;&quot;)&quot;)" office:value-type="float" office:value="9" calcext:value-type="float">
            <text:p>9</text:p>
          </table:table-cell>
          <table:table-cell table:style-name="ce7" office:value-type="string" calcext:value-type="string">
            <text:p>×</text:p>
          </table:table-cell>
          <table:table-cell table:style-name="ce116" table:formula="of:=IF(ROUND(RAND());RANDBETWEEN(2;12);&quot;(-&quot;&amp;RANDBETWEEN(2;12)&amp;&quot;)&quot;)" office:value-type="float" office:value="8" calcext:value-type="float">
            <text:p>8</text:p>
          </table:table-cell>
          <table:table-cell table:style-name="ce10" office:value-type="string" calcext:value-type="string">
            <text:p>=</text:p>
          </table:table-cell>
          <table:table-cell table:style-name="ce51" table:formula="of:=ROUNDUP(RAND()*1000/CHOOSE(RANDBETWEEN(1;4);1;10;100;1000);RANDBETWEEN(-2;2))" office:value-type="float" office:value="100" calcext:value-type="float">
            <text:p>100</text:p>
          </table:table-cell>
          <table:table-cell table:style-name="ce40" table:formula="of:=CHOOSE([.Y8];&quot;&quot;;&quot;dm²&quot;;&quot;cm²&quot;;&quot;mm²&quot;;&quot;km²&quot;;&quot;hm²&quot;;&quot;dam²&quot;;&quot;mm²&quot;;&quot;cm²&quot;;&quot;dm²&quot;;&quot;dam²&quot;;&quot;hm²&quot;;&quot;km²&quot;)" office:value-type="string" office:string-value="dam²" calcext:value-type="string">
            <text:p>da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8]+3&amp;&quot;²&quot;" office:value-type="string" office:string-value="10²" calcext:value-type="string">
            <text:p>10²</text:p>
          </table:table-cell>
          <table:table-cell table:style-name="ce135" table:formula="of:=[.E8]*[.G8]" office:value-type="float" office:value="8.2759" calcext:value-type="float">
            <text:p>8,2759</text:p>
          </table:table-cell>
          <table:table-cell table:style-name="ce27" table:formula="of:=[.I8]*[.K8]*[.M8]" office:value-type="float" office:value="216" calcext:value-type="float">
            <text:p>216</text:p>
          </table:table-cell>
          <table:table-cell table:style-name="ce48" table:formula="of:=[.O8]*CHOOSE([.Y8];0;0.01;0.0001;0.000001;1000000;10000;100;0.000001;0.0001;0.01;100;10000;1000000)&amp;&quot; &quot;&amp;[.R8]" office:value-type="string" office:string-value="10000 m²" calcext:value-type="string">
            <text:p>10000 m²</text:p>
          </table:table-cell>
          <table:table-cell/>
          <table:table-cell table:formula="of:=RANK([.Z8];[.Z1:.Z10])+2" office:value-type="float" office:value="7" calcext:value-type="float">
            <text:p>7</text:p>
          </table:table-cell>
          <table:table-cell table:style-name="ce83" table:formula="of:=RAND()" office:value-type="float" office:value="0.696116678271911" calcext:value-type="float">
            <text:p>0,696116678271911</text:p>
          </table:table-cell>
          <table:table-cell table:formula="of:=RANK([.AB8];[.AB3:.AB8])" office:value-type="float" office:value="2" calcext:value-type="float">
            <text:p>2</text:p>
          </table:table-cell>
          <table:table-cell table:style-name="ce83" table:formula="of:=RAND()" office:value-type="float" office:value="0.718114949711079" calcext:value-type="float">
            <text:p>0,718114949711079</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6" table:number-rows-spanned="1">
            <text:p>😕 <text:s text:c="3"/>😃 <text:s text:c="3"/>😎</text:p>
          </table:table-cell>
          <table:covered-table-cell table:number-columns-repeated="5"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9];[.Z1:.Z10])+2" office:value-type="float" office:value="9" calcext:value-type="float">
            <text:p>9</text:p>
          </table:table-cell>
          <table:table-cell table:style-name="ce83" table:formula="of:=RAND()" office:value-type="float" office:value="0.466855450905273" calcext:value-type="float">
            <text:p>0,466855450905273</text:p>
          </table:table-cell>
          <table:table-cell table:number-columns-repeated="998"/>
        </table:table-row>
        <table:table-row table:style-name="ro4">
          <table:table-cell table:number-columns-repeated="24"/>
          <table:table-cell table:formula="of:=RANK([.Z10];[.Z1:.Z10])+2" office:value-type="float" office:value="3" calcext:value-type="float">
            <text:p>3</text:p>
          </table:table-cell>
          <table:table-cell table:style-name="ce83" table:formula="of:=RAND()" office:value-type="float" office:value="0.996318604253357" calcext:value-type="float">
            <text:p>0,996318604253357</text:p>
          </table:table-cell>
          <table:table-cell table:number-columns-repeated="998"/>
        </table:table-row>
        <table:table-row table:style-name="ro5">
          <table:table-cell table:number-columns-repeated="1024"/>
        </table:table-row>
        <table:table-row table:style-name="ro2">
          <table:table-cell table:style-name="ce49" office:value-type="string" calcext:value-type="string" table:number-columns-spanned="4" table:number-rows-spanned="2">
            <text:p>CEINTURE</text:p>
            <text:p>BLEUE 1</text:p>
          </table:table-cell>
          <table:covered-table-cell table:number-columns-repeated="3"/>
          <table:table-cell table:style-name="ce11" office:value-type="string" calcext:value-type="string" table:number-columns-spanned="8" table:number-rows-spanned="1">
            <text:p>TEST 4<text:span text:style-name="T2">e</text:span> - Date : ……………………………</text:p>
          </table:table-cell>
          <table:covered-table-cell table:number-columns-repeated="7"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Z12];[.Z12:.Z21])+2" office:value-type="float" office:value="3" calcext:value-type="float">
            <text:p>3</text:p>
          </table:table-cell>
          <table:table-cell table:style-name="ce83" table:formula="of:=RAND()" office:value-type="float" office:value="0.853210493105141" calcext:value-type="float">
            <text:p>0,853210493105141</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5" table:number-rows-spanned="1">
            <text:p>Prénom :</text:p>
          </table:table-cell>
          <table:covered-table-cell table:number-columns-repeated="2"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R$2]" office:value-type="string" office:string-value="v7898" calcext:value-type="string">
            <text:p>v7898</text:p>
          </table:table-cell>
          <table:table-cell/>
          <table:table-cell table:style-name="ce25" office:value-type="string" calcext:value-type="string" table:number-columns-spanned="4" table:number-rows-spanned="1">
            <text:p>Correction CEINTURE BLEUE 1</text:p>
          </table:table-cell>
          <table:covered-table-cell table:style-name="ce28"/>
          <table:covered-table-cell table:style-name="ce30"/>
          <table:covered-table-cell table:style-name="ce31"/>
          <table:table-cell/>
          <table:table-cell table:formula="of:=RANK([.Z13];[.Z12:.Z21])+2" office:value-type="float" office:value="7" calcext:value-type="float">
            <text:p>7</text:p>
          </table:table-cell>
          <table:table-cell table:style-name="ce83" table:formula="of:=RAND()" office:value-type="float" office:value="0.700878426438197" calcext:value-type="float">
            <text:p>0,700878426438197</text:p>
          </table:table-cell>
          <table:table-cell table:number-columns-repeated="998"/>
        </table:table-row>
        <table:table-row table:style-name="ro3">
          <table:table-cell table:style-name="ce37" office:value-type="string" calcext:value-type="string" table:number-columns-spanned="4" table:number-rows-spanned="1">
            <text:p>Racines des carrés parfaits</text:p>
          </table:table-cell>
          <table:covered-table-cell table:number-columns-repeated="3" table:style-name="ce38"/>
          <table:table-cell table:style-name="ce37" office:value-type="string" calcext:value-type="string" table:number-columns-spanned="4" table:number-rows-spanned="1">
            <text:p>Multiplications</text:p>
            <text:p>par 0,1 0,01 0,001</text:p>
          </table:table-cell>
          <table:covered-table-cell table:number-columns-repeated="3" table:style-name="ce38"/>
          <table:table-cell table:style-name="ce37" office:value-type="string" calcext:value-type="string" table:number-columns-spanned="6" table:number-rows-spanned="1">
            <text:p>Produits de relatifs</text:p>
          </table:table-cell>
          <table:covered-table-cell table:number-columns-repeated="5" table:style-name="ce38"/>
          <table:table-cell table:style-name="ce37" office:value-type="string" calcext:value-type="string" table:number-columns-spanned="4" table:number-rows-spanned="1">
            <text:p>Conversions d’unités d’aires</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R12]" office:value-type="string" office:string-value="AB" calcext:value-type="string">
            <text:p>AB</text:p>
          </table:table-cell>
          <table:table-cell table:style-name="ce96"/>
          <table:table-cell table:style-name="ce99" table:formula="of:=[.R13]" office:value-type="string" office:string-value="v7898" calcext:value-type="string">
            <text:p>v7898</text:p>
          </table:table-cell>
          <table:table-cell table:style-name="ce83"/>
          <table:table-cell table:formula="of:=RANK([.Z14];[.Z12:.Z21])+2" office:value-type="float" office:value="6" calcext:value-type="float">
            <text:p>6</text:p>
          </table:table-cell>
          <table:table-cell table:style-name="ce83" table:formula="of:=RAND()" office:value-type="float" office:value="0.703166902483385" calcext:value-type="float">
            <text:p>0,703166902483385</text:p>
          </table:table-cell>
          <table:table-cell table:style-name="ce83" table:formula="of:=RANK([.AB14];[.AB14:.AB19])" office:value-type="float" office:value="4" calcext:value-type="float">
            <text:p>4</text:p>
          </table:table-cell>
          <table:table-cell table:style-name="ce83" table:formula="of:=RAND()" office:value-type="float" office:value="0.448783870207066" calcext:value-type="float">
            <text:p>0,448783870207066</text:p>
          </table:table-cell>
          <table:table-cell table:number-columns-repeated="996"/>
        </table:table-row>
        <table:table-row table:style-name="ro3">
          <table:table-cell table:style-name="ce4" table:formula="of:=([.Y15]+3)^2" office:value-type="float" office:value="225" calcext:value-type="float">
            <text:p>225</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22" table:formula="of:=ROUND(RAND()*CHOOSE([.AA14];10;100;1000;10;100;1000);RANDBETWEEN(1;3))" office:value-type="float" office:value="0.4" calcext:value-type="float">
            <text:p>0,4</text:p>
          </table:table-cell>
          <table:table-cell table:style-name="ce7" office:value-type="string" calcext:value-type="string">
            <text:p>×</text:p>
          </table:table-cell>
          <table:table-cell table:style-name="ce9" table:formula="of:=CHOOSE([.AA15];&quot;0,1&quot;;&quot;0,01&quot;;&quot;0,001&quot;;&quot;0,1&quot;;&quot;0,01&quot;;&quot;0,001&quot;)" office:value-type="string" office:string-value="0,01" calcext:value-type="string">
            <text:p>0,01</text:p>
          </table:table-cell>
          <table:table-cell table:style-name="ce10" office:value-type="string" calcext:value-type="string">
            <text:p>=</text:p>
          </table:table-cell>
          <table:table-cell table:style-name="ce4" table:formula="of:=RANDBETWEEN(2;5)*IF(ROUND(RAND());1;-1)" office:value-type="float" office:value="-4" calcext:value-type="float">
            <text:p>-4</text:p>
          </table:table-cell>
          <table:table-cell table:style-name="ce7" office:value-type="string" calcext:value-type="string">
            <text:p>×</text:p>
          </table:table-cell>
          <table:table-cell table:style-name="ce116" table:formula="of:=IF(ROUND(RAND());RANDBETWEEN(2;12);&quot;(-&quot;&amp;RANDBETWEEN(2;12)&amp;&quot;)&quot;)" office:value-type="float" office:value="8" calcext:value-type="float">
            <text:p>8</text:p>
          </table:table-cell>
          <table:table-cell table:style-name="ce7" office:value-type="string" calcext:value-type="string">
            <text:p>×</text:p>
          </table:table-cell>
          <table:table-cell table:style-name="ce116" table:formula="of:=IF(ROUND(RAND());RANDBETWEEN(2;12);&quot;(-&quot;&amp;RANDBETWEEN(2;12)&amp;&quot;)&quot;)" office:value-type="float" office:value="5" calcext:value-type="float">
            <text:p>5</text:p>
          </table:table-cell>
          <table:table-cell table:style-name="ce10" office:value-type="string" calcext:value-type="string">
            <text:p>=</text:p>
          </table:table-cell>
          <table:table-cell table:style-name="ce51" table:formula="of:=ROUNDUP(RAND()*1000/CHOOSE(RANDBETWEEN(1;4);1;10;100;1000);RANDBETWEEN(-2;2))" office:value-type="float" office:value="12" calcext:value-type="float">
            <text:p>12</text:p>
          </table:table-cell>
          <table:table-cell table:style-name="ce40" table:formula="of:=CHOOSE([.Y15];&quot;&quot;;&quot;dm²&quot;;&quot;cm²&quot;;&quot;mm²&quot;;&quot;km²&quot;;&quot;hm²&quot;;&quot;dam²&quot;;&quot;mm²&quot;;&quot;cm²&quot;;&quot;dm²&quot;;&quot;dam²&quot;;&quot;hm²&quot;;&quot;km²&quot;)" office:value-type="string" office:string-value="hm²" calcext:value-type="string">
            <text:p>h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15]+3&amp;&quot;²&quot;" office:value-type="string" office:string-value="15²" calcext:value-type="string">
            <text:p>15²</text:p>
          </table:table-cell>
          <table:table-cell table:style-name="ce135" table:formula="of:=[.E15]*[.G15]" office:value-type="float" office:value="0.004" calcext:value-type="float">
            <text:p>0,004</text:p>
          </table:table-cell>
          <table:table-cell table:style-name="ce27" table:formula="of:=[.I15]*[.K15]*[.M15]" office:value-type="float" office:value="-160" calcext:value-type="float">
            <text:p>-160</text:p>
          </table:table-cell>
          <table:table-cell table:style-name="ce48" table:formula="of:=[.O15]*CHOOSE([.Y15];0;0.01;0.0001;0.000001;1000000;10000;100;0.000001;0.0001;0.01;100;10000;1000000)&amp;&quot; &quot;&amp;[.R15]" office:value-type="string" office:string-value="120000 m²" calcext:value-type="string">
            <text:p>120000 m²</text:p>
          </table:table-cell>
          <table:table-cell/>
          <table:table-cell table:formula="of:=RANK([.Z15];[.Z12:.Z21])+2" office:value-type="float" office:value="12" calcext:value-type="float">
            <text:p>12</text:p>
          </table:table-cell>
          <table:table-cell table:style-name="ce83" table:formula="of:=RAND()" office:value-type="float" office:value="0.0178964938901682" calcext:value-type="float">
            <text:p>0,017896493890168</text:p>
          </table:table-cell>
          <table:table-cell table:formula="of:=RANK([.AB15];[.AB14:.AB19])" office:value-type="float" office:value="5" calcext:value-type="float">
            <text:p>5</text:p>
          </table:table-cell>
          <table:table-cell table:style-name="ce83" table:formula="of:=RAND()" office:value-type="float" office:value="0.0683365866796467" calcext:value-type="float">
            <text:p>0,068336586679647</text:p>
          </table:table-cell>
          <table:table-cell table:number-columns-repeated="996"/>
        </table:table-row>
        <table:table-row table:style-name="ro3">
          <table:table-cell table:style-name="ce4" table:formula="of:=([.Y16]+3)^2" office:value-type="float" office:value="49" calcext:value-type="float">
            <text:p>49</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122" table:formula="of:=ROUND(RAND()*CHOOSE([.AA15];10;100;1000;10;100;1000);RANDBETWEEN(1;3))" office:value-type="float" office:value="36.675" calcext:value-type="float">
            <text:p>36,675</text:p>
          </table:table-cell>
          <table:table-cell table:style-name="ce7" office:value-type="string" calcext:value-type="string">
            <text:p>×</text:p>
          </table:table-cell>
          <table:table-cell table:style-name="ce9" table:formula="of:=CHOOSE([.AA16];&quot;0,1&quot;;&quot;0,01&quot;;&quot;0,001&quot;;&quot;0,1&quot;;&quot;0,01&quot;;&quot;0,001&quot;)" office:value-type="string" office:string-value="0,001" calcext:value-type="string">
            <text:p>0,001</text:p>
          </table:table-cell>
          <table:table-cell table:style-name="ce10" office:value-type="string" calcext:value-type="string">
            <text:p>=</text:p>
          </table:table-cell>
          <table:table-cell table:style-name="ce4" table:formula="of:=RANDBETWEEN(2;5)*IF(ROUND(RAND());1;-1)" office:value-type="float" office:value="-3" calcext:value-type="float">
            <text:p>-3</text:p>
          </table:table-cell>
          <table:table-cell table:style-name="ce7" office:value-type="string" calcext:value-type="string">
            <text:p>×</text:p>
          </table:table-cell>
          <table:table-cell table:style-name="ce116" table:formula="of:=IF(ROUND(RAND());RANDBETWEEN(2;12);&quot;(-&quot;&amp;RANDBETWEEN(2;12)&amp;&quot;)&quot;)" office:value-type="float" office:value="12" calcext:value-type="float">
            <text:p>12</text:p>
          </table:table-cell>
          <table:table-cell table:style-name="ce7" office:value-type="string" calcext:value-type="string">
            <text:p>×</text:p>
          </table:table-cell>
          <table:table-cell table:style-name="ce116" table:formula="of:=IF(ROUND(RAND());RANDBETWEEN(2;12);&quot;(-&quot;&amp;RANDBETWEEN(2;12)&amp;&quot;)&quot;)" office:value-type="float" office:value="6" calcext:value-type="float">
            <text:p>6</text:p>
          </table:table-cell>
          <table:table-cell table:style-name="ce10" office:value-type="string" calcext:value-type="string">
            <text:p>=</text:p>
          </table:table-cell>
          <table:table-cell table:style-name="ce51" table:formula="of:=ROUNDUP(RAND()*1000/CHOOSE(RANDBETWEEN(1;4);1;10;100;1000);RANDBETWEEN(-2;2))" office:value-type="float" office:value="100" calcext:value-type="float">
            <text:p>100</text:p>
          </table:table-cell>
          <table:table-cell table:style-name="ce40" table:formula="of:=CHOOSE([.Y16];&quot;&quot;;&quot;dm²&quot;;&quot;cm²&quot;;&quot;mm²&quot;;&quot;km²&quot;;&quot;hm²&quot;;&quot;dam²&quot;;&quot;mm²&quot;;&quot;cm²&quot;;&quot;dm²&quot;;&quot;dam²&quot;;&quot;hm²&quot;;&quot;km²&quot;)" office:value-type="string" office:string-value="mm²" calcext:value-type="string">
            <text:p>m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16]+3&amp;&quot;²&quot;" office:value-type="string" office:string-value="7²" calcext:value-type="string">
            <text:p>7²</text:p>
          </table:table-cell>
          <table:table-cell table:style-name="ce135" table:formula="of:=[.E16]*[.G16]" office:value-type="float" office:value="0.036675" calcext:value-type="float">
            <text:p>0,036675</text:p>
          </table:table-cell>
          <table:table-cell table:style-name="ce27" table:formula="of:=[.I16]*[.K16]*[.M16]" office:value-type="float" office:value="-216" calcext:value-type="float">
            <text:p>-216</text:p>
          </table:table-cell>
          <table:table-cell table:style-name="ce48" table:formula="of:=[.O16]*CHOOSE([.Y16];0;0.01;0.0001;0.000001;1000000;10000;100;0.000001;0.0001;0.01;100;10000;1000000)&amp;&quot; &quot;&amp;[.R16]" office:value-type="string" office:string-value="0,0001 m²" calcext:value-type="string">
            <text:p>0,0001 m²</text:p>
          </table:table-cell>
          <table:table-cell/>
          <table:table-cell table:formula="of:=RANK([.Z16];[.Z12:.Z21])+2" office:value-type="float" office:value="4" calcext:value-type="float">
            <text:p>4</text:p>
          </table:table-cell>
          <table:table-cell table:style-name="ce83" table:formula="of:=RAND()" office:value-type="float" office:value="0.822702767447682" calcext:value-type="float">
            <text:p>0,822702767447682</text:p>
          </table:table-cell>
          <table:table-cell table:formula="of:=RANK([.AB16];[.AB14:.AB19])" office:value-type="float" office:value="6" calcext:value-type="float">
            <text:p>6</text:p>
          </table:table-cell>
          <table:table-cell table:style-name="ce83" table:formula="of:=RAND()" office:value-type="float" office:value="0.0197833687144433" calcext:value-type="float">
            <text:p>0,019783368714443</text:p>
          </table:table-cell>
          <table:table-cell table:number-columns-repeated="996"/>
        </table:table-row>
        <table:table-row table:style-name="ro3">
          <table:table-cell table:style-name="ce4" table:formula="of:=([.Y17]+3)^2" office:value-type="float" office:value="196" calcext:value-type="float">
            <text:p>196</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22" table:formula="of:=ROUND(RAND()*CHOOSE([.AA16];10;100;1000;10;100;1000);RANDBETWEEN(1;3))" office:value-type="float" office:value="53.93" calcext:value-type="float">
            <text:p>53,93</text:p>
          </table:table-cell>
          <table:table-cell table:style-name="ce7" office:value-type="string" calcext:value-type="string">
            <text:p>×</text:p>
          </table:table-cell>
          <table:table-cell table:style-name="ce9" table:formula="of:=CHOOSE([.AA17];&quot;0,1&quot;;&quot;0,01&quot;;&quot;0,001&quot;;&quot;0,1&quot;;&quot;0,01&quot;;&quot;0,001&quot;)" office:value-type="string" office:string-value="0,001" calcext:value-type="string">
            <text:p>0,001</text:p>
          </table:table-cell>
          <table:table-cell table:style-name="ce10" office:value-type="string" calcext:value-type="string">
            <text:p>=</text:p>
          </table:table-cell>
          <table:table-cell table:style-name="ce4" table:formula="of:=RANDBETWEEN(2;5)*IF(ROUND(RAND());1;-1)" office:value-type="float" office:value="-4" calcext:value-type="float">
            <text:p>-4</text:p>
          </table:table-cell>
          <table:table-cell table:style-name="ce7" office:value-type="string" calcext:value-type="string">
            <text:p>×</text:p>
          </table:table-cell>
          <table:table-cell table:style-name="ce116" table:formula="of:=IF(ROUND(RAND());RANDBETWEEN(2;12);&quot;(-&quot;&amp;RANDBETWEEN(2;12)&amp;&quot;)&quot;)" office:value-type="float" office:value="4" calcext:value-type="float">
            <text:p>4</text:p>
          </table:table-cell>
          <table:table-cell table:style-name="ce7" office:value-type="string" calcext:value-type="string">
            <text:p>×</text:p>
          </table:table-cell>
          <table:table-cell table:style-name="ce116" table:formula="of:=IF(ROUND(RAND());RANDBETWEEN(2;12);&quot;(-&quot;&amp;RANDBETWEEN(2;12)&amp;&quot;)&quot;)" office:value-type="string" office:string-value="(-8)" calcext:value-type="string">
            <text:p>(-8)</text:p>
          </table:table-cell>
          <table:table-cell table:style-name="ce10" office:value-type="string" calcext:value-type="string">
            <text:p>=</text:p>
          </table:table-cell>
          <table:table-cell table:style-name="ce51" table:formula="of:=ROUNDUP(RAND()*1000/CHOOSE(RANDBETWEEN(1;4);1;10;100;1000);RANDBETWEEN(-2;2))" office:value-type="float" office:value="834.99" calcext:value-type="float">
            <text:p>834,99</text:p>
          </table:table-cell>
          <table:table-cell table:style-name="ce40" table:formula="of:=CHOOSE([.Y17];&quot;&quot;;&quot;dm²&quot;;&quot;cm²&quot;;&quot;mm²&quot;;&quot;km²&quot;;&quot;hm²&quot;;&quot;dam²&quot;;&quot;mm²&quot;;&quot;cm²&quot;;&quot;dm²&quot;;&quot;dam²&quot;;&quot;hm²&quot;;&quot;km²&quot;)" office:value-type="string" office:string-value="dam²" calcext:value-type="string">
            <text:p>da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17]+3&amp;&quot;²&quot;" office:value-type="string" office:string-value="14²" calcext:value-type="string">
            <text:p>14²</text:p>
          </table:table-cell>
          <table:table-cell table:style-name="ce135" table:formula="of:=[.E17]*[.G17]" office:value-type="float" office:value="0.05393" calcext:value-type="float">
            <text:p>0,05393</text:p>
          </table:table-cell>
          <table:table-cell table:style-name="ce27" table:formula="of:=[.I17]*[.K17]*[.M17]" office:value-type="float" office:value="128" calcext:value-type="float">
            <text:p>128</text:p>
          </table:table-cell>
          <table:table-cell table:style-name="ce48" table:formula="of:=[.O17]*CHOOSE([.Y17];0;0.01;0.0001;0.000001;1000000;10000;100;0.000001;0.0001;0.01;100;10000;1000000)&amp;&quot; &quot;&amp;[.R17]" office:value-type="string" office:string-value="83499 m²" calcext:value-type="string">
            <text:p>83499 m²</text:p>
          </table:table-cell>
          <table:table-cell/>
          <table:table-cell table:formula="of:=RANK([.Z17];[.Z12:.Z21])+2" office:value-type="float" office:value="11" calcext:value-type="float">
            <text:p>11</text:p>
          </table:table-cell>
          <table:table-cell table:style-name="ce83" table:formula="of:=RAND()" office:value-type="float" office:value="0.137251985709307" calcext:value-type="float">
            <text:p>0,137251985709307</text:p>
          </table:table-cell>
          <table:table-cell table:formula="of:=RANK([.AB17];[.AB14:.AB19])" office:value-type="float" office:value="3" calcext:value-type="float">
            <text:p>3</text:p>
          </table:table-cell>
          <table:table-cell table:style-name="ce83" table:formula="of:=RAND()" office:value-type="float" office:value="0.533150820502658" calcext:value-type="float">
            <text:p>0,533150820502658</text:p>
          </table:table-cell>
          <table:table-cell table:number-columns-repeated="996"/>
        </table:table-row>
        <table:table-row table:style-name="ro3">
          <table:table-cell table:style-name="ce4" table:formula="of:=([.Y18]+3)^2" office:value-type="float" office:value="144" calcext:value-type="float">
            <text:p>144</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122" table:formula="of:=ROUND(RAND()*CHOOSE([.AA17];10;100;1000;10;100;1000);RANDBETWEEN(1;3))" office:value-type="float" office:value="548.279" calcext:value-type="float">
            <text:p>548,279</text:p>
          </table:table-cell>
          <table:table-cell table:style-name="ce7" office:value-type="string" calcext:value-type="string">
            <text:p>×</text:p>
          </table:table-cell>
          <table:table-cell table:style-name="ce9" table:formula="of:=CHOOSE([.AA18];&quot;0,1&quot;;&quot;0,01&quot;;&quot;0,001&quot;;&quot;0,1&quot;;&quot;0,01&quot;;&quot;0,001&quot;)" office:value-type="string" office:string-value="0,1" calcext:value-type="string">
            <text:p>0,1</text:p>
          </table:table-cell>
          <table:table-cell table:style-name="ce10" office:value-type="string" calcext:value-type="string">
            <text:p>=</text:p>
          </table:table-cell>
          <table:table-cell table:style-name="ce4" table:formula="of:=RANDBETWEEN(2;5)*IF(ROUND(RAND());1;-1)" office:value-type="float" office:value="5" calcext:value-type="float">
            <text:p>5</text:p>
          </table:table-cell>
          <table:table-cell table:style-name="ce7" office:value-type="string" calcext:value-type="string">
            <text:p>×</text:p>
          </table:table-cell>
          <table:table-cell table:style-name="ce116" table:formula="of:=IF(ROUND(RAND());RANDBETWEEN(2;12);&quot;(-&quot;&amp;RANDBETWEEN(2;12)&amp;&quot;)&quot;)" office:value-type="string" office:string-value="(-6)" calcext:value-type="string">
            <text:p>(-6)</text:p>
          </table:table-cell>
          <table:table-cell table:style-name="ce7" office:value-type="string" calcext:value-type="string">
            <text:p>×</text:p>
          </table:table-cell>
          <table:table-cell table:style-name="ce116" table:formula="of:=IF(ROUND(RAND());RANDBETWEEN(2;12);&quot;(-&quot;&amp;RANDBETWEEN(2;12)&amp;&quot;)&quot;)" office:value-type="string" office:string-value="(-10)" calcext:value-type="string">
            <text:p>(-10)</text:p>
          </table:table-cell>
          <table:table-cell table:style-name="ce10" office:value-type="string" calcext:value-type="string">
            <text:p>=</text:p>
          </table:table-cell>
          <table:table-cell table:style-name="ce51" table:formula="of:=ROUNDUP(RAND()*1000/CHOOSE(RANDBETWEEN(1;4);1;10;100;1000);RANDBETWEEN(-2;2))" office:value-type="float" office:value="100" calcext:value-type="float">
            <text:p>100</text:p>
          </table:table-cell>
          <table:table-cell table:style-name="ce40" table:formula="of:=CHOOSE([.Y18];&quot;&quot;;&quot;dm²&quot;;&quot;cm²&quot;;&quot;mm²&quot;;&quot;km²&quot;;&quot;hm²&quot;;&quot;dam²&quot;;&quot;mm²&quot;;&quot;cm²&quot;;&quot;dm²&quot;;&quot;dam²&quot;;&quot;hm²&quot;;&quot;km²&quot;)" office:value-type="string" office:string-value="cm²" calcext:value-type="string">
            <text:p>c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18]+3&amp;&quot;²&quot;" office:value-type="string" office:string-value="12²" calcext:value-type="string">
            <text:p>12²</text:p>
          </table:table-cell>
          <table:table-cell table:style-name="ce135" table:formula="of:=[.E18]*[.G18]" office:value-type="float" office:value="54.8279" calcext:value-type="float">
            <text:p>54,8279</text:p>
          </table:table-cell>
          <table:table-cell table:style-name="ce27" table:formula="of:=[.I18]*[.K18]*[.M18]" office:value-type="float" office:value="300" calcext:value-type="float">
            <text:p>300</text:p>
          </table:table-cell>
          <table:table-cell table:style-name="ce48" table:formula="of:=[.O18]*CHOOSE([.Y18];0;0.01;0.0001;0.000001;1000000;10000;100;0.000001;0.0001;0.01;100;10000;1000000)&amp;&quot; &quot;&amp;[.R18]" office:value-type="string" office:string-value="0,01 m²" calcext:value-type="string">
            <text:p>0,01 m²</text:p>
          </table:table-cell>
          <table:table-cell/>
          <table:table-cell table:formula="of:=RANK([.Z18];[.Z12:.Z21])+2" office:value-type="float" office:value="9" calcext:value-type="float">
            <text:p>9</text:p>
          </table:table-cell>
          <table:table-cell table:style-name="ce83" table:formula="of:=RAND()" office:value-type="float" office:value="0.450894527859694" calcext:value-type="float">
            <text:p>0,450894527859694</text:p>
          </table:table-cell>
          <table:table-cell table:formula="of:=RANK([.AB18];[.AB14:.AB19])" office:value-type="float" office:value="1" calcext:value-type="float">
            <text:p>1</text:p>
          </table:table-cell>
          <table:table-cell table:style-name="ce83" table:formula="of:=RAND()" office:value-type="float" office:value="0.931231335376299" calcext:value-type="float">
            <text:p>0,931231335376299</text:p>
          </table:table-cell>
          <table:table-cell table:number-columns-repeated="996"/>
        </table:table-row>
        <table:table-row table:style-name="ro3">
          <table:table-cell table:style-name="ce4" table:formula="of:=([.Y19]+3)^2" office:value-type="float" office:value="169" calcext:value-type="float">
            <text:p>169</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22" table:formula="of:=ROUND(RAND()*CHOOSE([.AA18];10;100;1000;10;100;1000);RANDBETWEEN(1;3))" office:value-type="float" office:value="6.257" calcext:value-type="float">
            <text:p>6,257</text:p>
          </table:table-cell>
          <table:table-cell table:style-name="ce7" office:value-type="string" calcext:value-type="string">
            <text:p>×</text:p>
          </table:table-cell>
          <table:table-cell table:style-name="ce9" table:formula="of:=CHOOSE([.AA19];&quot;0,1&quot;;&quot;0,01&quot;;&quot;0,001&quot;;&quot;0,1&quot;;&quot;0,01&quot;;&quot;0,001&quot;)" office:value-type="string" office:string-value="0,01" calcext:value-type="string">
            <text:p>0,01</text:p>
          </table:table-cell>
          <table:table-cell table:style-name="ce10" office:value-type="string" calcext:value-type="string">
            <text:p>=</text:p>
          </table:table-cell>
          <table:table-cell table:style-name="ce4" table:formula="of:=RANDBETWEEN(2;5)*IF(ROUND(RAND());1;-1)" office:value-type="float" office:value="4" calcext:value-type="float">
            <text:p>4</text:p>
          </table:table-cell>
          <table:table-cell table:style-name="ce7" office:value-type="string" calcext:value-type="string">
            <text:p>×</text:p>
          </table:table-cell>
          <table:table-cell table:style-name="ce116" table:formula="of:=IF(ROUND(RAND());RANDBETWEEN(2;12);&quot;(-&quot;&amp;RANDBETWEEN(2;12)&amp;&quot;)&quot;)" office:value-type="string" office:string-value="(-5)" calcext:value-type="string">
            <text:p>(-5)</text:p>
          </table:table-cell>
          <table:table-cell table:style-name="ce7" office:value-type="string" calcext:value-type="string">
            <text:p>×</text:p>
          </table:table-cell>
          <table:table-cell table:style-name="ce116" table:formula="of:=IF(ROUND(RAND());RANDBETWEEN(2;12);&quot;(-&quot;&amp;RANDBETWEEN(2;12)&amp;&quot;)&quot;)" office:value-type="string" office:string-value="(-10)" calcext:value-type="string">
            <text:p>(-10)</text:p>
          </table:table-cell>
          <table:table-cell table:style-name="ce10" office:value-type="string" calcext:value-type="string">
            <text:p>=</text:p>
          </table:table-cell>
          <table:table-cell table:style-name="ce51" table:formula="of:=ROUNDUP(RAND()*1000/CHOOSE(RANDBETWEEN(1;4);1;10;100;1000);RANDBETWEEN(-2;2))" office:value-type="float" office:value="0.42" calcext:value-type="float">
            <text:p>0,42</text:p>
          </table:table-cell>
          <table:table-cell table:style-name="ce40" table:formula="of:=CHOOSE([.Y19];&quot;&quot;;&quot;dm²&quot;;&quot;cm²&quot;;&quot;mm²&quot;;&quot;km²&quot;;&quot;hm²&quot;;&quot;dam²&quot;;&quot;mm²&quot;;&quot;cm²&quot;;&quot;dm²&quot;;&quot;dam²&quot;;&quot;hm²&quot;;&quot;km²&quot;)" office:value-type="string" office:string-value="dm²" calcext:value-type="string">
            <text:p>d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19]+3&amp;&quot;²&quot;" office:value-type="string" office:string-value="13²" calcext:value-type="string">
            <text:p>13²</text:p>
          </table:table-cell>
          <table:table-cell table:style-name="ce135" table:formula="of:=[.E19]*[.G19]" office:value-type="float" office:value="0.06257" calcext:value-type="float">
            <text:p>0,06257</text:p>
          </table:table-cell>
          <table:table-cell table:style-name="ce27" table:formula="of:=[.I19]*[.K19]*[.M19]" office:value-type="float" office:value="200" calcext:value-type="float">
            <text:p>200</text:p>
          </table:table-cell>
          <table:table-cell table:style-name="ce48" table:formula="of:=[.O19]*CHOOSE([.Y19];0;0.01;0.0001;0.000001;1000000;10000;100;0.000001;0.0001;0.01;100;10000;1000000)&amp;&quot; &quot;&amp;[.R19]" office:value-type="string" office:string-value="0,0042 m²" calcext:value-type="string">
            <text:p>0,0042 m²</text:p>
          </table:table-cell>
          <table:table-cell/>
          <table:table-cell table:formula="of:=RANK([.Z19];[.Z12:.Z21])+2" office:value-type="float" office:value="10" calcext:value-type="float">
            <text:p>10</text:p>
          </table:table-cell>
          <table:table-cell table:style-name="ce83" table:formula="of:=RAND()" office:value-type="float" office:value="0.376387039538552" calcext:value-type="float">
            <text:p>0,376387039538552</text:p>
          </table:table-cell>
          <table:table-cell table:formula="of:=RANK([.AB19];[.AB14:.AB19])" office:value-type="float" office:value="2" calcext:value-type="float">
            <text:p>2</text:p>
          </table:table-cell>
          <table:table-cell table:style-name="ce83" table:formula="of:=RAND()" office:value-type="float" office:value="0.634720537989741" calcext:value-type="float">
            <text:p>0,634720537989741</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6" table:number-rows-spanned="1">
            <text:p>😕 <text:s text:c="3"/>😃 <text:s text:c="3"/>😎</text:p>
          </table:table-cell>
          <table:covered-table-cell table:number-columns-repeated="5"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20];[.Z12:.Z21])+2" office:value-type="float" office:value="8" calcext:value-type="float">
            <text:p>8</text:p>
          </table:table-cell>
          <table:table-cell table:style-name="ce83" table:formula="of:=RAND()" office:value-type="float" office:value="0.668103886083888" calcext:value-type="float">
            <text:p>0,668103886083888</text:p>
          </table:table-cell>
          <table:table-cell table:number-columns-repeated="998"/>
        </table:table-row>
        <table:table-row table:style-name="ro4">
          <table:table-cell table:number-columns-repeated="24"/>
          <table:table-cell table:formula="of:=RANK([.Z21];[.Z12:.Z21])+2" office:value-type="float" office:value="5" calcext:value-type="float">
            <text:p>5</text:p>
          </table:table-cell>
          <table:table-cell table:style-name="ce83" table:formula="of:=RAND()" office:value-type="float" office:value="0.788921892947971" calcext:value-type="float">
            <text:p>0,788921892947971</text:p>
          </table:table-cell>
          <table:table-cell table:number-columns-repeated="998"/>
        </table:table-row>
        <table:table-row table:style-name="ro5">
          <table:table-cell table:number-columns-repeated="1024"/>
        </table:table-row>
        <table:table-row table:style-name="ro2">
          <table:table-cell table:style-name="ce49" office:value-type="string" calcext:value-type="string" table:number-columns-spanned="4" table:number-rows-spanned="2">
            <text:p>CEINTURE</text:p>
            <text:p>BLEUE 1</text:p>
          </table:table-cell>
          <table:covered-table-cell table:number-columns-repeated="3"/>
          <table:table-cell table:style-name="ce11" office:value-type="string" calcext:value-type="string" table:number-columns-spanned="8" table:number-rows-spanned="1">
            <text:p>TEST 4<text:span text:style-name="T2">e</text:span> - Date : ……………………………</text:p>
          </table:table-cell>
          <table:covered-table-cell table:number-columns-repeated="7"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Z23];[.Z23:.Z32])+2" office:value-type="float" office:value="8" calcext:value-type="float">
            <text:p>8</text:p>
          </table:table-cell>
          <table:table-cell table:style-name="ce83" table:formula="of:=RAND()" office:value-type="float" office:value="0.598546214383357" calcext:value-type="float">
            <text:p>0,598546214383357</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5" table:number-rows-spanned="1">
            <text:p>Prénom :</text:p>
          </table:table-cell>
          <table:covered-table-cell table:number-columns-repeated="2"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R$2]" office:value-type="string" office:string-value="v7898" calcext:value-type="string">
            <text:p>v7898</text:p>
          </table:table-cell>
          <table:table-cell/>
          <table:table-cell table:style-name="ce25" office:value-type="string" calcext:value-type="string" table:number-columns-spanned="4" table:number-rows-spanned="1">
            <text:p>Correction CEINTURE BLEUE 1</text:p>
          </table:table-cell>
          <table:covered-table-cell table:style-name="ce28"/>
          <table:covered-table-cell table:style-name="ce30"/>
          <table:covered-table-cell table:style-name="ce31"/>
          <table:table-cell/>
          <table:table-cell table:formula="of:=RANK([.Z24];[.Z23:.Z32])+2" office:value-type="float" office:value="6" calcext:value-type="float">
            <text:p>6</text:p>
          </table:table-cell>
          <table:table-cell table:style-name="ce83" table:formula="of:=RAND()" office:value-type="float" office:value="0.701112686806055" calcext:value-type="float">
            <text:p>0,701112686806055</text:p>
          </table:table-cell>
          <table:table-cell table:number-columns-repeated="998"/>
        </table:table-row>
        <table:table-row table:style-name="ro3">
          <table:table-cell table:style-name="ce37" office:value-type="string" calcext:value-type="string" table:number-columns-spanned="4" table:number-rows-spanned="1">
            <text:p>Racines des carrés parfaits</text:p>
          </table:table-cell>
          <table:covered-table-cell table:number-columns-repeated="3" table:style-name="ce38"/>
          <table:table-cell table:style-name="ce37" office:value-type="string" calcext:value-type="string" table:number-columns-spanned="4" table:number-rows-spanned="1">
            <text:p>Multiplications</text:p>
            <text:p>par 0,1 0,01 0,001</text:p>
          </table:table-cell>
          <table:covered-table-cell table:number-columns-repeated="3" table:style-name="ce38"/>
          <table:table-cell table:style-name="ce37" office:value-type="string" calcext:value-type="string" table:number-columns-spanned="6" table:number-rows-spanned="1">
            <text:p>Produits de relatifs</text:p>
          </table:table-cell>
          <table:covered-table-cell table:number-columns-repeated="5" table:style-name="ce38"/>
          <table:table-cell table:style-name="ce37" office:value-type="string" calcext:value-type="string" table:number-columns-spanned="4" table:number-rows-spanned="1">
            <text:p>Conversions d’unités d’aires</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R23]" office:value-type="string" office:string-value="AC" calcext:value-type="string">
            <text:p>AC</text:p>
          </table:table-cell>
          <table:table-cell table:style-name="ce96"/>
          <table:table-cell table:style-name="ce99" table:formula="of:=[.R24]" office:value-type="string" office:string-value="v7898" calcext:value-type="string">
            <text:p>v7898</text:p>
          </table:table-cell>
          <table:table-cell table:style-name="ce83"/>
          <table:table-cell table:formula="of:=RANK([.Z25];[.Z23:.Z32])+2" office:value-type="float" office:value="3" calcext:value-type="float">
            <text:p>3</text:p>
          </table:table-cell>
          <table:table-cell table:style-name="ce83" table:formula="of:=RAND()" office:value-type="float" office:value="0.969002552212478" calcext:value-type="float">
            <text:p>0,969002552212478</text:p>
          </table:table-cell>
          <table:table-cell table:style-name="ce83" table:formula="of:=RANK([.AB25];[.AB25:.AB30])" office:value-type="float" office:value="1" calcext:value-type="float">
            <text:p>1</text:p>
          </table:table-cell>
          <table:table-cell table:style-name="ce83" table:formula="of:=RAND()" office:value-type="float" office:value="0.976167587297298" calcext:value-type="float">
            <text:p>0,976167587297298</text:p>
          </table:table-cell>
          <table:table-cell table:number-columns-repeated="996"/>
        </table:table-row>
        <table:table-row table:style-name="ro3">
          <table:table-cell table:style-name="ce4" table:formula="of:=([.Y26]+3)^2" office:value-type="float" office:value="144" calcext:value-type="float">
            <text:p>144</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22" table:formula="of:=ROUND(RAND()*CHOOSE([.AA25];10;100;1000;10;100;1000);RANDBETWEEN(1;3))" office:value-type="float" office:value="3.28" calcext:value-type="float">
            <text:p>3,28</text:p>
          </table:table-cell>
          <table:table-cell table:style-name="ce7" office:value-type="string" calcext:value-type="string">
            <text:p>×</text:p>
          </table:table-cell>
          <table:table-cell table:style-name="ce9" table:formula="of:=CHOOSE([.AA26];&quot;0,1&quot;;&quot;0,01&quot;;&quot;0,001&quot;;&quot;0,1&quot;;&quot;0,01&quot;;&quot;0,001&quot;)" office:value-type="string" office:string-value="0,01" calcext:value-type="string">
            <text:p>0,01</text:p>
          </table:table-cell>
          <table:table-cell table:style-name="ce10" office:value-type="string" calcext:value-type="string">
            <text:p>=</text:p>
          </table:table-cell>
          <table:table-cell table:style-name="ce4" table:formula="of:=RANDBETWEEN(2;5)*IF(ROUND(RAND());1;-1)" office:value-type="float" office:value="-4" calcext:value-type="float">
            <text:p>-4</text:p>
          </table:table-cell>
          <table:table-cell table:style-name="ce7" office:value-type="string" calcext:value-type="string">
            <text:p>×</text:p>
          </table:table-cell>
          <table:table-cell table:style-name="ce116" table:formula="of:=IF(ROUND(RAND());RANDBETWEEN(2;12);&quot;(-&quot;&amp;RANDBETWEEN(2;12)&amp;&quot;)&quot;)" office:value-type="float" office:value="11" calcext:value-type="float">
            <text:p>11</text:p>
          </table:table-cell>
          <table:table-cell table:style-name="ce7" office:value-type="string" calcext:value-type="string">
            <text:p>×</text:p>
          </table:table-cell>
          <table:table-cell table:style-name="ce116" table:formula="of:=IF(ROUND(RAND());RANDBETWEEN(2;12);&quot;(-&quot;&amp;RANDBETWEEN(2;12)&amp;&quot;)&quot;)" office:value-type="string" office:string-value="(-5)" calcext:value-type="string">
            <text:p>(-5)</text:p>
          </table:table-cell>
          <table:table-cell table:style-name="ce10" office:value-type="string" calcext:value-type="string">
            <text:p>=</text:p>
          </table:table-cell>
          <table:table-cell table:style-name="ce51" table:formula="of:=ROUNDUP(RAND()*1000/CHOOSE(RANDBETWEEN(1;4);1;10;100;1000);RANDBETWEEN(-2;2))" office:value-type="float" office:value="9.6" calcext:value-type="float">
            <text:p>9,6</text:p>
          </table:table-cell>
          <table:table-cell table:style-name="ce40" table:formula="of:=CHOOSE([.Y26];&quot;&quot;;&quot;dm²&quot;;&quot;cm²&quot;;&quot;mm²&quot;;&quot;km²&quot;;&quot;hm²&quot;;&quot;dam²&quot;;&quot;mm²&quot;;&quot;cm²&quot;;&quot;dm²&quot;;&quot;dam²&quot;;&quot;hm²&quot;;&quot;km²&quot;)" office:value-type="string" office:string-value="cm²" calcext:value-type="string">
            <text:p>c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26]+3&amp;&quot;²&quot;" office:value-type="string" office:string-value="12²" calcext:value-type="string">
            <text:p>12²</text:p>
          </table:table-cell>
          <table:table-cell table:style-name="ce135" table:formula="of:=[.E26]*[.G26]" office:value-type="float" office:value="0.0328" calcext:value-type="float">
            <text:p>0,0328</text:p>
          </table:table-cell>
          <table:table-cell table:style-name="ce27" table:formula="of:=[.I26]*[.K26]*[.M26]" office:value-type="float" office:value="220" calcext:value-type="float">
            <text:p>220</text:p>
          </table:table-cell>
          <table:table-cell table:style-name="ce48" table:formula="of:=[.O26]*CHOOSE([.Y26];0;0.01;0.0001;0.000001;1000000;10000;100;0.000001;0.0001;0.01;100;10000;1000000)&amp;&quot; &quot;&amp;[.R26]" office:value-type="string" office:string-value="0,00096 m²" calcext:value-type="string">
            <text:p>0,00096 m²</text:p>
          </table:table-cell>
          <table:table-cell/>
          <table:table-cell table:formula="of:=RANK([.Z26];[.Z23:.Z32])+2" office:value-type="float" office:value="9" calcext:value-type="float">
            <text:p>9</text:p>
          </table:table-cell>
          <table:table-cell table:style-name="ce83" table:formula="of:=RAND()" office:value-type="float" office:value="0.264241913686736" calcext:value-type="float">
            <text:p>0,264241913686736</text:p>
          </table:table-cell>
          <table:table-cell table:formula="of:=RANK([.AB26];[.AB25:.AB30])" office:value-type="float" office:value="5" calcext:value-type="float">
            <text:p>5</text:p>
          </table:table-cell>
          <table:table-cell table:style-name="ce83" table:formula="of:=RAND()" office:value-type="float" office:value="0.253460080119182" calcext:value-type="float">
            <text:p>0,253460080119182</text:p>
          </table:table-cell>
          <table:table-cell table:number-columns-repeated="996"/>
        </table:table-row>
        <table:table-row table:style-name="ro3">
          <table:table-cell table:style-name="ce4" table:formula="of:=([.Y27]+3)^2" office:value-type="float" office:value="196" calcext:value-type="float">
            <text:p>196</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122" table:formula="of:=ROUND(RAND()*CHOOSE([.AA26];10;100;1000;10;100;1000);RANDBETWEEN(1;3))" office:value-type="float" office:value="24.49" calcext:value-type="float">
            <text:p>24,49</text:p>
          </table:table-cell>
          <table:table-cell table:style-name="ce7" office:value-type="string" calcext:value-type="string">
            <text:p>×</text:p>
          </table:table-cell>
          <table:table-cell table:style-name="ce9" table:formula="of:=CHOOSE([.AA27];&quot;0,1&quot;;&quot;0,01&quot;;&quot;0,001&quot;;&quot;0,1&quot;;&quot;0,01&quot;;&quot;0,001&quot;)" office:value-type="string" office:string-value="0,01" calcext:value-type="string">
            <text:p>0,01</text:p>
          </table:table-cell>
          <table:table-cell table:style-name="ce10" office:value-type="string" calcext:value-type="string">
            <text:p>=</text:p>
          </table:table-cell>
          <table:table-cell table:style-name="ce4" table:formula="of:=RANDBETWEEN(2;5)*IF(ROUND(RAND());1;-1)" office:value-type="float" office:value="5" calcext:value-type="float">
            <text:p>5</text:p>
          </table:table-cell>
          <table:table-cell table:style-name="ce7" office:value-type="string" calcext:value-type="string">
            <text:p>×</text:p>
          </table:table-cell>
          <table:table-cell table:style-name="ce116" table:formula="of:=IF(ROUND(RAND());RANDBETWEEN(2;12);&quot;(-&quot;&amp;RANDBETWEEN(2;12)&amp;&quot;)&quot;)" office:value-type="string" office:string-value="(-12)" calcext:value-type="string">
            <text:p>(-12)</text:p>
          </table:table-cell>
          <table:table-cell table:style-name="ce7" office:value-type="string" calcext:value-type="string">
            <text:p>×</text:p>
          </table:table-cell>
          <table:table-cell table:style-name="ce116" table:formula="of:=IF(ROUND(RAND());RANDBETWEEN(2;12);&quot;(-&quot;&amp;RANDBETWEEN(2;12)&amp;&quot;)&quot;)" office:value-type="string" office:string-value="(-6)" calcext:value-type="string">
            <text:p>(-6)</text:p>
          </table:table-cell>
          <table:table-cell table:style-name="ce10" office:value-type="string" calcext:value-type="string">
            <text:p>=</text:p>
          </table:table-cell>
          <table:table-cell table:style-name="ce51" table:formula="of:=ROUNDUP(RAND()*1000/CHOOSE(RANDBETWEEN(1;4);1;10;100;1000);RANDBETWEEN(-2;2))" office:value-type="float" office:value="10" calcext:value-type="float">
            <text:p>10</text:p>
          </table:table-cell>
          <table:table-cell table:style-name="ce40" table:formula="of:=CHOOSE([.Y27];&quot;&quot;;&quot;dm²&quot;;&quot;cm²&quot;;&quot;mm²&quot;;&quot;km²&quot;;&quot;hm²&quot;;&quot;dam²&quot;;&quot;mm²&quot;;&quot;cm²&quot;;&quot;dm²&quot;;&quot;dam²&quot;;&quot;hm²&quot;;&quot;km²&quot;)" office:value-type="string" office:string-value="dam²" calcext:value-type="string">
            <text:p>da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27]+3&amp;&quot;²&quot;" office:value-type="string" office:string-value="14²" calcext:value-type="string">
            <text:p>14²</text:p>
          </table:table-cell>
          <table:table-cell table:style-name="ce135" table:formula="of:=[.E27]*[.G27]" office:value-type="float" office:value="0.2449" calcext:value-type="float">
            <text:p>0,2449</text:p>
          </table:table-cell>
          <table:table-cell table:style-name="ce27" table:formula="of:=[.I27]*[.K27]*[.M27]" office:value-type="float" office:value="360" calcext:value-type="float">
            <text:p>360</text:p>
          </table:table-cell>
          <table:table-cell table:style-name="ce48" table:formula="of:=[.O27]*CHOOSE([.Y27];0;0.01;0.0001;0.000001;1000000;10000;100;0.000001;0.0001;0.01;100;10000;1000000)&amp;&quot; &quot;&amp;[.R27]" office:value-type="string" office:string-value="1000 m²" calcext:value-type="string">
            <text:p>1000 m²</text:p>
          </table:table-cell>
          <table:table-cell/>
          <table:table-cell table:formula="of:=RANK([.Z27];[.Z23:.Z32])+2" office:value-type="float" office:value="11" calcext:value-type="float">
            <text:p>11</text:p>
          </table:table-cell>
          <table:table-cell table:style-name="ce83" table:formula="of:=RAND()" office:value-type="float" office:value="0.123976953518528" calcext:value-type="float">
            <text:p>0,123976953518528</text:p>
          </table:table-cell>
          <table:table-cell table:formula="of:=RANK([.AB27];[.AB25:.AB30])" office:value-type="float" office:value="2" calcext:value-type="float">
            <text:p>2</text:p>
          </table:table-cell>
          <table:table-cell table:style-name="ce83" table:formula="of:=RAND()" office:value-type="float" office:value="0.943056531292865" calcext:value-type="float">
            <text:p>0,943056531292865</text:p>
          </table:table-cell>
          <table:table-cell table:number-columns-repeated="996"/>
        </table:table-row>
        <table:table-row table:style-name="ro3">
          <table:table-cell table:style-name="ce4" table:formula="of:=([.Y28]+3)^2" office:value-type="float" office:value="49" calcext:value-type="float">
            <text:p>49</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22" table:formula="of:=ROUND(RAND()*CHOOSE([.AA27];10;100;1000;10;100;1000);RANDBETWEEN(1;3))" office:value-type="float" office:value="98.16" calcext:value-type="float">
            <text:p>98,16</text:p>
          </table:table-cell>
          <table:table-cell table:style-name="ce7" office:value-type="string" calcext:value-type="string">
            <text:p>×</text:p>
          </table:table-cell>
          <table:table-cell table:style-name="ce9" table:formula="of:=CHOOSE([.AA28];&quot;0,1&quot;;&quot;0,01&quot;;&quot;0,001&quot;;&quot;0,1&quot;;&quot;0,01&quot;;&quot;0,001&quot;)" office:value-type="string" office:string-value="0,001" calcext:value-type="string">
            <text:p>0,001</text:p>
          </table:table-cell>
          <table:table-cell table:style-name="ce10" office:value-type="string" calcext:value-type="string">
            <text:p>=</text:p>
          </table:table-cell>
          <table:table-cell table:style-name="ce4" table:formula="of:=RANDBETWEEN(2;5)*IF(ROUND(RAND());1;-1)" office:value-type="float" office:value="4" calcext:value-type="float">
            <text:p>4</text:p>
          </table:table-cell>
          <table:table-cell table:style-name="ce7" office:value-type="string" calcext:value-type="string">
            <text:p>×</text:p>
          </table:table-cell>
          <table:table-cell table:style-name="ce116" table:formula="of:=IF(ROUND(RAND());RANDBETWEEN(2;12);&quot;(-&quot;&amp;RANDBETWEEN(2;12)&amp;&quot;)&quot;)" office:value-type="string" office:string-value="(-8)" calcext:value-type="string">
            <text:p>(-8)</text:p>
          </table:table-cell>
          <table:table-cell table:style-name="ce7" office:value-type="string" calcext:value-type="string">
            <text:p>×</text:p>
          </table:table-cell>
          <table:table-cell table:style-name="ce116" table:formula="of:=IF(ROUND(RAND());RANDBETWEEN(2;12);&quot;(-&quot;&amp;RANDBETWEEN(2;12)&amp;&quot;)&quot;)" office:value-type="string" office:string-value="(-4)" calcext:value-type="string">
            <text:p>(-4)</text:p>
          </table:table-cell>
          <table:table-cell table:style-name="ce10" office:value-type="string" calcext:value-type="string">
            <text:p>=</text:p>
          </table:table-cell>
          <table:table-cell table:style-name="ce51" table:formula="of:=ROUNDUP(RAND()*1000/CHOOSE(RANDBETWEEN(1;4);1;10;100;1000);RANDBETWEEN(-2;2))" office:value-type="float" office:value="84" calcext:value-type="float">
            <text:p>84</text:p>
          </table:table-cell>
          <table:table-cell table:style-name="ce40" table:formula="of:=CHOOSE([.Y28];&quot;&quot;;&quot;dm²&quot;;&quot;cm²&quot;;&quot;mm²&quot;;&quot;km²&quot;;&quot;hm²&quot;;&quot;dam²&quot;;&quot;mm²&quot;;&quot;cm²&quot;;&quot;dm²&quot;;&quot;dam²&quot;;&quot;hm²&quot;;&quot;km²&quot;)" office:value-type="string" office:string-value="mm²" calcext:value-type="string">
            <text:p>m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28]+3&amp;&quot;²&quot;" office:value-type="string" office:string-value="7²" calcext:value-type="string">
            <text:p>7²</text:p>
          </table:table-cell>
          <table:table-cell table:style-name="ce135" table:formula="of:=[.E28]*[.G28]" office:value-type="float" office:value="0.09816" calcext:value-type="float">
            <text:p>0,09816</text:p>
          </table:table-cell>
          <table:table-cell table:style-name="ce27" table:formula="of:=[.I28]*[.K28]*[.M28]" office:value-type="float" office:value="128" calcext:value-type="float">
            <text:p>128</text:p>
          </table:table-cell>
          <table:table-cell table:style-name="ce48" table:formula="of:=[.O28]*CHOOSE([.Y28];0;0.01;0.0001;0.000001;1000000;10000;100;0.000001;0.0001;0.01;100;10000;1000000)&amp;&quot; &quot;&amp;[.R28]" office:value-type="string" office:string-value="0,000084 m²" calcext:value-type="string">
            <text:p>0,000084 m²</text:p>
          </table:table-cell>
          <table:table-cell/>
          <table:table-cell table:formula="of:=RANK([.Z28];[.Z23:.Z32])+2" office:value-type="float" office:value="4" calcext:value-type="float">
            <text:p>4</text:p>
          </table:table-cell>
          <table:table-cell table:style-name="ce83" table:formula="of:=RAND()" office:value-type="float" office:value="0.897817077713004" calcext:value-type="float">
            <text:p>0,897817077713004</text:p>
          </table:table-cell>
          <table:table-cell table:formula="of:=RANK([.AB28];[.AB25:.AB30])" office:value-type="float" office:value="6" calcext:value-type="float">
            <text:p>6</text:p>
          </table:table-cell>
          <table:table-cell table:style-name="ce83" table:formula="of:=RAND()" office:value-type="float" office:value="0.196350094332644" calcext:value-type="float">
            <text:p>0,196350094332644</text:p>
          </table:table-cell>
          <table:table-cell table:number-columns-repeated="996"/>
        </table:table-row>
        <table:table-row table:style-name="ro3">
          <table:table-cell table:style-name="ce4" table:formula="of:=([.Y29]+3)^2" office:value-type="float" office:value="169" calcext:value-type="float">
            <text:p>169</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122" table:formula="of:=ROUND(RAND()*CHOOSE([.AA28];10;100;1000;10;100;1000);RANDBETWEEN(1;3))" office:value-type="float" office:value="91.009" calcext:value-type="float">
            <text:p>91,009</text:p>
          </table:table-cell>
          <table:table-cell table:style-name="ce7" office:value-type="string" calcext:value-type="string">
            <text:p>×</text:p>
          </table:table-cell>
          <table:table-cell table:style-name="ce9" table:formula="of:=CHOOSE([.AA29];&quot;0,1&quot;;&quot;0,01&quot;;&quot;0,001&quot;;&quot;0,1&quot;;&quot;0,01&quot;;&quot;0,001&quot;)" office:value-type="string" office:string-value="0,001" calcext:value-type="string">
            <text:p>0,001</text:p>
          </table:table-cell>
          <table:table-cell table:style-name="ce10" office:value-type="string" calcext:value-type="string">
            <text:p>=</text:p>
          </table:table-cell>
          <table:table-cell table:style-name="ce4" table:formula="of:=RANDBETWEEN(2;5)*IF(ROUND(RAND());1;-1)" office:value-type="float" office:value="3" calcext:value-type="float">
            <text:p>3</text:p>
          </table:table-cell>
          <table:table-cell table:style-name="ce7" office:value-type="string" calcext:value-type="string">
            <text:p>×</text:p>
          </table:table-cell>
          <table:table-cell table:style-name="ce116" table:formula="of:=IF(ROUND(RAND());RANDBETWEEN(2;12);&quot;(-&quot;&amp;RANDBETWEEN(2;12)&amp;&quot;)&quot;)" office:value-type="float" office:value="5" calcext:value-type="float">
            <text:p>5</text:p>
          </table:table-cell>
          <table:table-cell table:style-name="ce7" office:value-type="string" calcext:value-type="string">
            <text:p>×</text:p>
          </table:table-cell>
          <table:table-cell table:style-name="ce116" table:formula="of:=IF(ROUND(RAND());RANDBETWEEN(2;12);&quot;(-&quot;&amp;RANDBETWEEN(2;12)&amp;&quot;)&quot;)" office:value-type="string" office:string-value="(-9)" calcext:value-type="string">
            <text:p>(-9)</text:p>
          </table:table-cell>
          <table:table-cell table:style-name="ce10" office:value-type="string" calcext:value-type="string">
            <text:p>=</text:p>
          </table:table-cell>
          <table:table-cell table:style-name="ce51" table:formula="of:=ROUNDUP(RAND()*1000/CHOOSE(RANDBETWEEN(1;4);1;10;100;1000);RANDBETWEEN(-2;2))" office:value-type="float" office:value="10" calcext:value-type="float">
            <text:p>10</text:p>
          </table:table-cell>
          <table:table-cell table:style-name="ce40" table:formula="of:=CHOOSE([.Y29];&quot;&quot;;&quot;dm²&quot;;&quot;cm²&quot;;&quot;mm²&quot;;&quot;km²&quot;;&quot;hm²&quot;;&quot;dam²&quot;;&quot;mm²&quot;;&quot;cm²&quot;;&quot;dm²&quot;;&quot;dam²&quot;;&quot;hm²&quot;;&quot;km²&quot;)" office:value-type="string" office:string-value="dm²" calcext:value-type="string">
            <text:p>d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29]+3&amp;&quot;²&quot;" office:value-type="string" office:string-value="13²" calcext:value-type="string">
            <text:p>13²</text:p>
          </table:table-cell>
          <table:table-cell table:style-name="ce135" table:formula="of:=[.E29]*[.G29]" office:value-type="float" office:value="0.091009" calcext:value-type="float">
            <text:p>0,091009</text:p>
          </table:table-cell>
          <table:table-cell table:style-name="ce27" table:formula="of:=[.I29]*[.K29]*[.M29]" office:value-type="float" office:value="-135" calcext:value-type="float">
            <text:p>-135</text:p>
          </table:table-cell>
          <table:table-cell table:style-name="ce48" table:formula="of:=[.O29]*CHOOSE([.Y29];0;0.01;0.0001;0.000001;1000000;10000;100;0.000001;0.0001;0.01;100;10000;1000000)&amp;&quot; &quot;&amp;[.R29]" office:value-type="string" office:string-value="0,1 m²" calcext:value-type="string">
            <text:p>0,1 m²</text:p>
          </table:table-cell>
          <table:table-cell/>
          <table:table-cell table:formula="of:=RANK([.Z29];[.Z23:.Z32])+2" office:value-type="float" office:value="10" calcext:value-type="float">
            <text:p>10</text:p>
          </table:table-cell>
          <table:table-cell table:style-name="ce83" table:formula="of:=RAND()" office:value-type="float" office:value="0.236064253042903" calcext:value-type="float">
            <text:p>0,236064253042903</text:p>
          </table:table-cell>
          <table:table-cell table:formula="of:=RANK([.AB29];[.AB25:.AB30])" office:value-type="float" office:value="3" calcext:value-type="float">
            <text:p>3</text:p>
          </table:table-cell>
          <table:table-cell table:style-name="ce83" table:formula="of:=RAND()" office:value-type="float" office:value="0.534936220899528" calcext:value-type="float">
            <text:p>0,534936220899528</text:p>
          </table:table-cell>
          <table:table-cell table:number-columns-repeated="996"/>
        </table:table-row>
        <table:table-row table:style-name="ro3">
          <table:table-cell table:style-name="ce4" table:formula="of:=([.Y30]+3)^2" office:value-type="float" office:value="225" calcext:value-type="float">
            <text:p>225</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22" table:formula="of:=ROUND(RAND()*CHOOSE([.AA29];10;100;1000;10;100;1000);RANDBETWEEN(1;3))" office:value-type="float" office:value="508.05" calcext:value-type="float">
            <text:p>508,05</text:p>
          </table:table-cell>
          <table:table-cell table:style-name="ce7" office:value-type="string" calcext:value-type="string">
            <text:p>×</text:p>
          </table:table-cell>
          <table:table-cell table:style-name="ce9" table:formula="of:=CHOOSE([.AA30];&quot;0,1&quot;;&quot;0,01&quot;;&quot;0,001&quot;;&quot;0,1&quot;;&quot;0,01&quot;;&quot;0,001&quot;)" office:value-type="string" office:string-value="0,1" calcext:value-type="string">
            <text:p>0,1</text:p>
          </table:table-cell>
          <table:table-cell table:style-name="ce10" office:value-type="string" calcext:value-type="string">
            <text:p>=</text:p>
          </table:table-cell>
          <table:table-cell table:style-name="ce4" table:formula="of:=RANDBETWEEN(2;5)*IF(ROUND(RAND());1;-1)" office:value-type="float" office:value="-2" calcext:value-type="float">
            <text:p>-2</text:p>
          </table:table-cell>
          <table:table-cell table:style-name="ce7" office:value-type="string" calcext:value-type="string">
            <text:p>×</text:p>
          </table:table-cell>
          <table:table-cell table:style-name="ce116" table:formula="of:=IF(ROUND(RAND());RANDBETWEEN(2;12);&quot;(-&quot;&amp;RANDBETWEEN(2;12)&amp;&quot;)&quot;)" office:value-type="float" office:value="9" calcext:value-type="float">
            <text:p>9</text:p>
          </table:table-cell>
          <table:table-cell table:style-name="ce7" office:value-type="string" calcext:value-type="string">
            <text:p>×</text:p>
          </table:table-cell>
          <table:table-cell table:style-name="ce116" table:formula="of:=IF(ROUND(RAND());RANDBETWEEN(2;12);&quot;(-&quot;&amp;RANDBETWEEN(2;12)&amp;&quot;)&quot;)" office:value-type="float" office:value="4" calcext:value-type="float">
            <text:p>4</text:p>
          </table:table-cell>
          <table:table-cell table:style-name="ce10" office:value-type="string" calcext:value-type="string">
            <text:p>=</text:p>
          </table:table-cell>
          <table:table-cell table:style-name="ce51" table:formula="of:=ROUNDUP(RAND()*1000/CHOOSE(RANDBETWEEN(1;4);1;10;100;1000);RANDBETWEEN(-2;2))" office:value-type="float" office:value="498.66" calcext:value-type="float">
            <text:p>498,66</text:p>
          </table:table-cell>
          <table:table-cell table:style-name="ce40" table:formula="of:=CHOOSE([.Y30];&quot;&quot;;&quot;dm²&quot;;&quot;cm²&quot;;&quot;mm²&quot;;&quot;km²&quot;;&quot;hm²&quot;;&quot;dam²&quot;;&quot;mm²&quot;;&quot;cm²&quot;;&quot;dm²&quot;;&quot;dam²&quot;;&quot;hm²&quot;;&quot;km²&quot;)" office:value-type="string" office:string-value="hm²" calcext:value-type="string">
            <text:p>h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30]+3&amp;&quot;²&quot;" office:value-type="string" office:string-value="15²" calcext:value-type="string">
            <text:p>15²</text:p>
          </table:table-cell>
          <table:table-cell table:style-name="ce135" table:formula="of:=[.E30]*[.G30]" office:value-type="float" office:value="50.805" calcext:value-type="float">
            <text:p>50,805</text:p>
          </table:table-cell>
          <table:table-cell table:style-name="ce27" table:formula="of:=[.I30]*[.K30]*[.M30]" office:value-type="float" office:value="-72" calcext:value-type="float">
            <text:p>-72</text:p>
          </table:table-cell>
          <table:table-cell table:style-name="ce48" table:formula="of:=[.O30]*CHOOSE([.Y30];0;0.01;0.0001;0.000001;1000000;10000;100;0.000001;0.0001;0.01;100;10000;1000000)&amp;&quot; &quot;&amp;[.R30]" office:value-type="string" office:string-value="4986600 m²" calcext:value-type="string">
            <text:p>4986600 m²</text:p>
          </table:table-cell>
          <table:table-cell/>
          <table:table-cell table:formula="of:=RANK([.Z30];[.Z23:.Z32])+2" office:value-type="float" office:value="12" calcext:value-type="float">
            <text:p>12</text:p>
          </table:table-cell>
          <table:table-cell table:style-name="ce83" table:formula="of:=RAND()" office:value-type="float" office:value="0.00383273953031779" calcext:value-type="float">
            <text:p>0,003832739530318</text:p>
          </table:table-cell>
          <table:table-cell table:formula="of:=RANK([.AB30];[.AB25:.AB30])" office:value-type="float" office:value="4" calcext:value-type="float">
            <text:p>4</text:p>
          </table:table-cell>
          <table:table-cell table:style-name="ce83" table:formula="of:=RAND()" office:value-type="float" office:value="0.370830617741212" calcext:value-type="float">
            <text:p>0,370830617741212</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6" table:number-rows-spanned="1">
            <text:p>😕 <text:s text:c="3"/>😃 <text:s text:c="3"/>😎</text:p>
          </table:table-cell>
          <table:covered-table-cell table:number-columns-repeated="5"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31];[.Z23:.Z32])+2" office:value-type="float" office:value="5" calcext:value-type="float">
            <text:p>5</text:p>
          </table:table-cell>
          <table:table-cell table:style-name="ce83" table:formula="of:=RAND()" office:value-type="float" office:value="0.863690341121738" calcext:value-type="float">
            <text:p>0,863690341121738</text:p>
          </table:table-cell>
          <table:table-cell table:number-columns-repeated="998"/>
        </table:table-row>
        <table:table-row table:style-name="ro4">
          <table:table-cell table:number-columns-repeated="24"/>
          <table:table-cell table:formula="of:=RANK([.Z32];[.Z23:.Z32])+2" office:value-type="float" office:value="7" calcext:value-type="float">
            <text:p>7</text:p>
          </table:table-cell>
          <table:table-cell table:style-name="ce83" table:formula="of:=RAND()" office:value-type="float" office:value="0.668436947895165" calcext:value-type="float">
            <text:p>0,668436947895165</text:p>
          </table:table-cell>
          <table:table-cell table:number-columns-repeated="998"/>
        </table:table-row>
        <table:table-row table:style-name="ro5">
          <table:table-cell table:number-columns-repeated="1024"/>
        </table:table-row>
        <table:table-row table:style-name="ro2">
          <table:table-cell table:style-name="ce49" office:value-type="string" calcext:value-type="string" table:number-columns-spanned="4" table:number-rows-spanned="2">
            <text:p>CEINTURE</text:p>
            <text:p>BLEUE 1</text:p>
          </table:table-cell>
          <table:covered-table-cell table:number-columns-repeated="3"/>
          <table:table-cell table:style-name="ce11" office:value-type="string" calcext:value-type="string" table:number-columns-spanned="8" table:number-rows-spanned="1">
            <text:p>TEST 4<text:span text:style-name="T2">e</text:span> - Date : ……………………………</text:p>
          </table:table-cell>
          <table:covered-table-cell table:number-columns-repeated="7"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Z34];[.Z34:.Z43])+2" office:value-type="float" office:value="7" calcext:value-type="float">
            <text:p>7</text:p>
          </table:table-cell>
          <table:table-cell table:style-name="ce83" table:formula="of:=RAND()" office:value-type="float" office:value="0.370006300143939" calcext:value-type="float">
            <text:p>0,370006300143939</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5" table:number-rows-spanned="1">
            <text:p>Prénom :</text:p>
          </table:table-cell>
          <table:covered-table-cell table:number-columns-repeated="2"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R$2]" office:value-type="string" office:string-value="v7898" calcext:value-type="string">
            <text:p>v7898</text:p>
          </table:table-cell>
          <table:table-cell/>
          <table:table-cell table:style-name="ce25" office:value-type="string" calcext:value-type="string" table:number-columns-spanned="4" table:number-rows-spanned="1">
            <text:p>Correction CEINTURE BLEUE 1</text:p>
          </table:table-cell>
          <table:covered-table-cell table:style-name="ce28"/>
          <table:covered-table-cell table:style-name="ce30"/>
          <table:covered-table-cell table:style-name="ce31"/>
          <table:table-cell/>
          <table:table-cell table:formula="of:=RANK([.Z35];[.Z34:.Z43])+2" office:value-type="float" office:value="11" calcext:value-type="float">
            <text:p>11</text:p>
          </table:table-cell>
          <table:table-cell table:style-name="ce83" table:formula="of:=RAND()" office:value-type="float" office:value="0.211573911467956" calcext:value-type="float">
            <text:p>0,211573911467956</text:p>
          </table:table-cell>
          <table:table-cell table:number-columns-repeated="998"/>
        </table:table-row>
        <table:table-row table:style-name="ro3">
          <table:table-cell table:style-name="ce37" office:value-type="string" calcext:value-type="string" table:number-columns-spanned="4" table:number-rows-spanned="1">
            <text:p>Racines des carrés parfaits</text:p>
          </table:table-cell>
          <table:covered-table-cell table:number-columns-repeated="3" table:style-name="ce38"/>
          <table:table-cell table:style-name="ce37" office:value-type="string" calcext:value-type="string" table:number-columns-spanned="4" table:number-rows-spanned="1">
            <text:p>Multiplications</text:p>
            <text:p>par 0,1 0,01 0,001</text:p>
          </table:table-cell>
          <table:covered-table-cell table:number-columns-repeated="3" table:style-name="ce38"/>
          <table:table-cell table:style-name="ce37" office:value-type="string" calcext:value-type="string" table:number-columns-spanned="6" table:number-rows-spanned="1">
            <text:p>Produits de relatifs</text:p>
          </table:table-cell>
          <table:covered-table-cell table:number-columns-repeated="5" table:style-name="ce38"/>
          <table:table-cell table:style-name="ce37" office:value-type="string" calcext:value-type="string" table:number-columns-spanned="4" table:number-rows-spanned="1">
            <text:p>Conversions d’unités d’aires</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R34]" office:value-type="string" office:string-value="AD" calcext:value-type="string">
            <text:p>AD</text:p>
          </table:table-cell>
          <table:table-cell table:style-name="ce96"/>
          <table:table-cell table:style-name="ce99" table:formula="of:=[.R35]" office:value-type="string" office:string-value="v7898" calcext:value-type="string">
            <text:p>v7898</text:p>
          </table:table-cell>
          <table:table-cell table:style-name="ce83"/>
          <table:table-cell table:formula="of:=RANK([.Z36];[.Z34:.Z43])+2" office:value-type="float" office:value="3" calcext:value-type="float">
            <text:p>3</text:p>
          </table:table-cell>
          <table:table-cell table:style-name="ce83" table:formula="of:=RAND()" office:value-type="float" office:value="0.863924906895076" calcext:value-type="float">
            <text:p>0,863924906895076</text:p>
          </table:table-cell>
          <table:table-cell table:style-name="ce83" table:formula="of:=RANK([.AB36];[.AB36:.AB41])" office:value-type="float" office:value="6" calcext:value-type="float">
            <text:p>6</text:p>
          </table:table-cell>
          <table:table-cell table:style-name="ce83" table:formula="of:=RAND()" office:value-type="float" office:value="0.303062474898567" calcext:value-type="float">
            <text:p>0,303062474898567</text:p>
          </table:table-cell>
          <table:table-cell table:number-columns-repeated="996"/>
        </table:table-row>
        <table:table-row table:style-name="ro3">
          <table:table-cell table:style-name="ce4" table:formula="of:=([.Y37]+3)^2" office:value-type="float" office:value="121" calcext:value-type="float">
            <text:p>121</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22" table:formula="of:=ROUND(RAND()*CHOOSE([.AA36];10;100;1000;10;100;1000);RANDBETWEEN(1;3))" office:value-type="float" office:value="157.1" calcext:value-type="float">
            <text:p>157,1</text:p>
          </table:table-cell>
          <table:table-cell table:style-name="ce7" office:value-type="string" calcext:value-type="string">
            <text:p>×</text:p>
          </table:table-cell>
          <table:table-cell table:style-name="ce9" table:formula="of:=CHOOSE([.AA37];&quot;0,1&quot;;&quot;0,01&quot;;&quot;0,001&quot;;&quot;0,1&quot;;&quot;0,01&quot;;&quot;0,001&quot;)" office:value-type="string" office:string-value="0,01" calcext:value-type="string">
            <text:p>0,01</text:p>
          </table:table-cell>
          <table:table-cell table:style-name="ce10" office:value-type="string" calcext:value-type="string">
            <text:p>=</text:p>
          </table:table-cell>
          <table:table-cell table:style-name="ce4" table:formula="of:=RANDBETWEEN(2;5)*IF(ROUND(RAND());1;-1)" office:value-type="float" office:value="2" calcext:value-type="float">
            <text:p>2</text:p>
          </table:table-cell>
          <table:table-cell table:style-name="ce7" office:value-type="string" calcext:value-type="string">
            <text:p>×</text:p>
          </table:table-cell>
          <table:table-cell table:style-name="ce116" table:formula="of:=IF(ROUND(RAND());RANDBETWEEN(2;12);&quot;(-&quot;&amp;RANDBETWEEN(2;12)&amp;&quot;)&quot;)" office:value-type="float" office:value="4" calcext:value-type="float">
            <text:p>4</text:p>
          </table:table-cell>
          <table:table-cell table:style-name="ce7" office:value-type="string" calcext:value-type="string">
            <text:p>×</text:p>
          </table:table-cell>
          <table:table-cell table:style-name="ce116" table:formula="of:=IF(ROUND(RAND());RANDBETWEEN(2;12);&quot;(-&quot;&amp;RANDBETWEEN(2;12)&amp;&quot;)&quot;)" office:value-type="string" office:string-value="(-3)" calcext:value-type="string">
            <text:p>(-3)</text:p>
          </table:table-cell>
          <table:table-cell table:style-name="ce10" office:value-type="string" calcext:value-type="string">
            <text:p>=</text:p>
          </table:table-cell>
          <table:table-cell table:style-name="ce51" table:formula="of:=ROUNDUP(RAND()*1000/CHOOSE(RANDBETWEEN(1;4);1;10;100;1000);RANDBETWEEN(-2;2))" office:value-type="float" office:value="16.34" calcext:value-type="float">
            <text:p>16,34</text:p>
          </table:table-cell>
          <table:table-cell table:style-name="ce40" table:formula="of:=CHOOSE([.Y37];&quot;&quot;;&quot;dm²&quot;;&quot;cm²&quot;;&quot;mm²&quot;;&quot;km²&quot;;&quot;hm²&quot;;&quot;dam²&quot;;&quot;mm²&quot;;&quot;cm²&quot;;&quot;dm²&quot;;&quot;dam²&quot;;&quot;hm²&quot;;&quot;km²&quot;)" office:value-type="string" office:string-value="mm²" calcext:value-type="string">
            <text:p>m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37]+3&amp;&quot;²&quot;" office:value-type="string" office:string-value="11²" calcext:value-type="string">
            <text:p>11²</text:p>
          </table:table-cell>
          <table:table-cell table:style-name="ce135" table:formula="of:=[.E37]*[.G37]" office:value-type="float" office:value="1.571" calcext:value-type="float">
            <text:p>1,571</text:p>
          </table:table-cell>
          <table:table-cell table:style-name="ce27" table:formula="of:=[.I37]*[.K37]*[.M37]" office:value-type="float" office:value="-24" calcext:value-type="float">
            <text:p>-24</text:p>
          </table:table-cell>
          <table:table-cell table:style-name="ce48" table:formula="of:=[.O37]*CHOOSE([.Y37];0;0.01;0.0001;0.000001;1000000;10000;100;0.000001;0.0001;0.01;100;10000;1000000)&amp;&quot; &quot;&amp;[.R37]" office:value-type="string" office:string-value="0,00001634 m²" calcext:value-type="string">
            <text:p>0,00001634 m²</text:p>
          </table:table-cell>
          <table:table-cell/>
          <table:table-cell table:formula="of:=RANK([.Z37];[.Z34:.Z43])+2" office:value-type="float" office:value="8" calcext:value-type="float">
            <text:p>8</text:p>
          </table:table-cell>
          <table:table-cell table:style-name="ce83" table:formula="of:=RAND()" office:value-type="float" office:value="0.351662250566372" calcext:value-type="float">
            <text:p>0,351662250566372</text:p>
          </table:table-cell>
          <table:table-cell table:formula="of:=RANK([.AB37];[.AB36:.AB41])" office:value-type="float" office:value="5" calcext:value-type="float">
            <text:p>5</text:p>
          </table:table-cell>
          <table:table-cell table:style-name="ce83" table:formula="of:=RAND()" office:value-type="float" office:value="0.551953913663613" calcext:value-type="float">
            <text:p>0,551953913663613</text:p>
          </table:table-cell>
          <table:table-cell table:number-columns-repeated="996"/>
        </table:table-row>
        <table:table-row table:style-name="ro3">
          <table:table-cell table:style-name="ce4" table:formula="of:=([.Y38]+3)^2" office:value-type="float" office:value="144" calcext:value-type="float">
            <text:p>144</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122" table:formula="of:=ROUND(RAND()*CHOOSE([.AA37];10;100;1000;10;100;1000);RANDBETWEEN(1;3))" office:value-type="float" office:value="27.11" calcext:value-type="float">
            <text:p>27,11</text:p>
          </table:table-cell>
          <table:table-cell table:style-name="ce7" office:value-type="string" calcext:value-type="string">
            <text:p>×</text:p>
          </table:table-cell>
          <table:table-cell table:style-name="ce9" table:formula="of:=CHOOSE([.AA38];&quot;0,1&quot;;&quot;0,01&quot;;&quot;0,001&quot;;&quot;0,1&quot;;&quot;0,01&quot;;&quot;0,001&quot;)" office:value-type="string" office:string-value="0,1" calcext:value-type="string">
            <text:p>0,1</text:p>
          </table:table-cell>
          <table:table-cell table:style-name="ce10" office:value-type="string" calcext:value-type="string">
            <text:p>=</text:p>
          </table:table-cell>
          <table:table-cell table:style-name="ce4" table:formula="of:=RANDBETWEEN(2;5)*IF(ROUND(RAND());1;-1)" office:value-type="float" office:value="-3" calcext:value-type="float">
            <text:p>-3</text:p>
          </table:table-cell>
          <table:table-cell table:style-name="ce7" office:value-type="string" calcext:value-type="string">
            <text:p>×</text:p>
          </table:table-cell>
          <table:table-cell table:style-name="ce116" table:formula="of:=IF(ROUND(RAND());RANDBETWEEN(2;12);&quot;(-&quot;&amp;RANDBETWEEN(2;12)&amp;&quot;)&quot;)" office:value-type="string" office:string-value="(-3)" calcext:value-type="string">
            <text:p>(-3)</text:p>
          </table:table-cell>
          <table:table-cell table:style-name="ce7" office:value-type="string" calcext:value-type="string">
            <text:p>×</text:p>
          </table:table-cell>
          <table:table-cell table:style-name="ce116" table:formula="of:=IF(ROUND(RAND());RANDBETWEEN(2;12);&quot;(-&quot;&amp;RANDBETWEEN(2;12)&amp;&quot;)&quot;)" office:value-type="string" office:string-value="(-4)" calcext:value-type="string">
            <text:p>(-4)</text:p>
          </table:table-cell>
          <table:table-cell table:style-name="ce10" office:value-type="string" calcext:value-type="string">
            <text:p>=</text:p>
          </table:table-cell>
          <table:table-cell table:style-name="ce51" table:formula="of:=ROUNDUP(RAND()*1000/CHOOSE(RANDBETWEEN(1;4);1;10;100;1000);RANDBETWEEN(-2;2))" office:value-type="float" office:value="50" calcext:value-type="float">
            <text:p>50</text:p>
          </table:table-cell>
          <table:table-cell table:style-name="ce40" table:formula="of:=CHOOSE([.Y38];&quot;&quot;;&quot;dm²&quot;;&quot;cm²&quot;;&quot;mm²&quot;;&quot;km²&quot;;&quot;hm²&quot;;&quot;dam²&quot;;&quot;mm²&quot;;&quot;cm²&quot;;&quot;dm²&quot;;&quot;dam²&quot;;&quot;hm²&quot;;&quot;km²&quot;)" office:value-type="string" office:string-value="cm²" calcext:value-type="string">
            <text:p>c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38]+3&amp;&quot;²&quot;" office:value-type="string" office:string-value="12²" calcext:value-type="string">
            <text:p>12²</text:p>
          </table:table-cell>
          <table:table-cell table:style-name="ce135" table:formula="of:=[.E38]*[.G38]" office:value-type="float" office:value="2.711" calcext:value-type="float">
            <text:p>2,711</text:p>
          </table:table-cell>
          <table:table-cell table:style-name="ce27" table:formula="of:=[.I38]*[.K38]*[.M38]" office:value-type="float" office:value="-36" calcext:value-type="float">
            <text:p>-36</text:p>
          </table:table-cell>
          <table:table-cell table:style-name="ce48" table:formula="of:=[.O38]*CHOOSE([.Y38];0;0.01;0.0001;0.000001;1000000;10000;100;0.000001;0.0001;0.01;100;10000;1000000)&amp;&quot; &quot;&amp;[.R38]" office:value-type="string" office:string-value="0,005 m²" calcext:value-type="string">
            <text:p>0,005 m²</text:p>
          </table:table-cell>
          <table:table-cell/>
          <table:table-cell table:formula="of:=RANK([.Z38];[.Z34:.Z43])+2" office:value-type="float" office:value="9" calcext:value-type="float">
            <text:p>9</text:p>
          </table:table-cell>
          <table:table-cell table:style-name="ce83" table:formula="of:=RAND()" office:value-type="float" office:value="0.2720928654964" calcext:value-type="float">
            <text:p>0,2720928654964</text:p>
          </table:table-cell>
          <table:table-cell table:formula="of:=RANK([.AB38];[.AB36:.AB41])" office:value-type="float" office:value="4" calcext:value-type="float">
            <text:p>4</text:p>
          </table:table-cell>
          <table:table-cell table:style-name="ce83" table:formula="of:=RAND()" office:value-type="float" office:value="0.632126309762385" calcext:value-type="float">
            <text:p>0,632126309762385</text:p>
          </table:table-cell>
          <table:table-cell table:number-columns-repeated="996"/>
        </table:table-row>
        <table:table-row table:style-name="ro3">
          <table:table-cell table:style-name="ce4" table:formula="of:=([.Y39]+3)^2" office:value-type="float" office:value="64" calcext:value-type="float">
            <text:p>64</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22" table:formula="of:=ROUND(RAND()*CHOOSE([.AA38];10;100;1000;10;100;1000);RANDBETWEEN(1;3))" office:value-type="float" office:value="5.3" calcext:value-type="float">
            <text:p>5,3</text:p>
          </table:table-cell>
          <table:table-cell table:style-name="ce7" office:value-type="string" calcext:value-type="string">
            <text:p>×</text:p>
          </table:table-cell>
          <table:table-cell table:style-name="ce9" table:formula="of:=CHOOSE([.AA39];&quot;0,1&quot;;&quot;0,01&quot;;&quot;0,001&quot;;&quot;0,1&quot;;&quot;0,01&quot;;&quot;0,001&quot;)" office:value-type="string" office:string-value="0,01" calcext:value-type="string">
            <text:p>0,01</text:p>
          </table:table-cell>
          <table:table-cell table:style-name="ce10" office:value-type="string" calcext:value-type="string">
            <text:p>=</text:p>
          </table:table-cell>
          <table:table-cell table:style-name="ce4" table:formula="of:=RANDBETWEEN(2;5)*IF(ROUND(RAND());1;-1)" office:value-type="float" office:value="-4" calcext:value-type="float">
            <text:p>-4</text:p>
          </table:table-cell>
          <table:table-cell table:style-name="ce7" office:value-type="string" calcext:value-type="string">
            <text:p>×</text:p>
          </table:table-cell>
          <table:table-cell table:style-name="ce116" table:formula="of:=IF(ROUND(RAND());RANDBETWEEN(2;12);&quot;(-&quot;&amp;RANDBETWEEN(2;12)&amp;&quot;)&quot;)" office:value-type="string" office:string-value="(-4)" calcext:value-type="string">
            <text:p>(-4)</text:p>
          </table:table-cell>
          <table:table-cell table:style-name="ce7" office:value-type="string" calcext:value-type="string">
            <text:p>×</text:p>
          </table:table-cell>
          <table:table-cell table:style-name="ce116" table:formula="of:=IF(ROUND(RAND());RANDBETWEEN(2;12);&quot;(-&quot;&amp;RANDBETWEEN(2;12)&amp;&quot;)&quot;)" office:value-type="float" office:value="9" calcext:value-type="float">
            <text:p>9</text:p>
          </table:table-cell>
          <table:table-cell table:style-name="ce10" office:value-type="string" calcext:value-type="string">
            <text:p>=</text:p>
          </table:table-cell>
          <table:table-cell table:style-name="ce51" table:formula="of:=ROUNDUP(RAND()*1000/CHOOSE(RANDBETWEEN(1;4);1;10;100;1000);RANDBETWEEN(-2;2))" office:value-type="float" office:value="1" calcext:value-type="float">
            <text:p>1</text:p>
          </table:table-cell>
          <table:table-cell table:style-name="ce40" table:formula="of:=CHOOSE([.Y39];&quot;&quot;;&quot;dm²&quot;;&quot;cm²&quot;;&quot;mm²&quot;;&quot;km²&quot;;&quot;hm²&quot;;&quot;dam²&quot;;&quot;mm²&quot;;&quot;cm²&quot;;&quot;dm²&quot;;&quot;dam²&quot;;&quot;hm²&quot;;&quot;km²&quot;)" office:value-type="string" office:string-value="km²" calcext:value-type="string">
            <text:p>k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39]+3&amp;&quot;²&quot;" office:value-type="string" office:string-value="8²" calcext:value-type="string">
            <text:p>8²</text:p>
          </table:table-cell>
          <table:table-cell table:style-name="ce135" table:formula="of:=[.E39]*[.G39]" office:value-type="float" office:value="0.053" calcext:value-type="float">
            <text:p>0,053</text:p>
          </table:table-cell>
          <table:table-cell table:style-name="ce27" table:formula="of:=[.I39]*[.K39]*[.M39]" office:value-type="float" office:value="144" calcext:value-type="float">
            <text:p>144</text:p>
          </table:table-cell>
          <table:table-cell table:style-name="ce48" table:formula="of:=[.O39]*CHOOSE([.Y39];0;0.01;0.0001;0.000001;1000000;10000;100;0.000001;0.0001;0.01;100;10000;1000000)&amp;&quot; &quot;&amp;[.R39]" office:value-type="string" office:string-value="1000000 m²" calcext:value-type="string">
            <text:p>1000000 m²</text:p>
          </table:table-cell>
          <table:table-cell/>
          <table:table-cell table:formula="of:=RANK([.Z39];[.Z34:.Z43])+2" office:value-type="float" office:value="5" calcext:value-type="float">
            <text:p>5</text:p>
          </table:table-cell>
          <table:table-cell table:style-name="ce83" table:formula="of:=RAND()" office:value-type="float" office:value="0.599628828149385" calcext:value-type="float">
            <text:p>0,599628828149385</text:p>
          </table:table-cell>
          <table:table-cell table:formula="of:=RANK([.AB39];[.AB36:.AB41])" office:value-type="float" office:value="2" calcext:value-type="float">
            <text:p>2</text:p>
          </table:table-cell>
          <table:table-cell table:style-name="ce83" table:formula="of:=RAND()" office:value-type="float" office:value="0.894875692018121" calcext:value-type="float">
            <text:p>0,894875692018121</text:p>
          </table:table-cell>
          <table:table-cell table:number-columns-repeated="996"/>
        </table:table-row>
        <table:table-row table:style-name="ro3">
          <table:table-cell table:style-name="ce4" table:formula="of:=([.Y40]+3)^2" office:value-type="float" office:value="81" calcext:value-type="float">
            <text:p>81</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122" table:formula="of:=ROUND(RAND()*CHOOSE([.AA39];10;100;1000;10;100;1000);RANDBETWEEN(1;3))" office:value-type="float" office:value="44.43" calcext:value-type="float">
            <text:p>44,43</text:p>
          </table:table-cell>
          <table:table-cell table:style-name="ce7" office:value-type="string" calcext:value-type="string">
            <text:p>×</text:p>
          </table:table-cell>
          <table:table-cell table:style-name="ce9" table:formula="of:=CHOOSE([.AA40];&quot;0,1&quot;;&quot;0,01&quot;;&quot;0,001&quot;;&quot;0,1&quot;;&quot;0,01&quot;;&quot;0,001&quot;)" office:value-type="string" office:string-value="0,1" calcext:value-type="string">
            <text:p>0,1</text:p>
          </table:table-cell>
          <table:table-cell table:style-name="ce10" office:value-type="string" calcext:value-type="string">
            <text:p>=</text:p>
          </table:table-cell>
          <table:table-cell table:style-name="ce4" table:formula="of:=RANDBETWEEN(2;5)*IF(ROUND(RAND());1;-1)" office:value-type="float" office:value="2" calcext:value-type="float">
            <text:p>2</text:p>
          </table:table-cell>
          <table:table-cell table:style-name="ce7" office:value-type="string" calcext:value-type="string">
            <text:p>×</text:p>
          </table:table-cell>
          <table:table-cell table:style-name="ce116" table:formula="of:=IF(ROUND(RAND());RANDBETWEEN(2;12);&quot;(-&quot;&amp;RANDBETWEEN(2;12)&amp;&quot;)&quot;)" office:value-type="float" office:value="12" calcext:value-type="float">
            <text:p>12</text:p>
          </table:table-cell>
          <table:table-cell table:style-name="ce7" office:value-type="string" calcext:value-type="string">
            <text:p>×</text:p>
          </table:table-cell>
          <table:table-cell table:style-name="ce116" table:formula="of:=IF(ROUND(RAND());RANDBETWEEN(2;12);&quot;(-&quot;&amp;RANDBETWEEN(2;12)&amp;&quot;)&quot;)" office:value-type="float" office:value="8" calcext:value-type="float">
            <text:p>8</text:p>
          </table:table-cell>
          <table:table-cell table:style-name="ce10" office:value-type="string" calcext:value-type="string">
            <text:p>=</text:p>
          </table:table-cell>
          <table:table-cell table:style-name="ce51" table:formula="of:=ROUNDUP(RAND()*1000/CHOOSE(RANDBETWEEN(1;4);1;10;100;1000);RANDBETWEEN(-2;2))" office:value-type="float" office:value="10" calcext:value-type="float">
            <text:p>10</text:p>
          </table:table-cell>
          <table:table-cell table:style-name="ce40" table:formula="of:=CHOOSE([.Y40];&quot;&quot;;&quot;dm²&quot;;&quot;cm²&quot;;&quot;mm²&quot;;&quot;km²&quot;;&quot;hm²&quot;;&quot;dam²&quot;;&quot;mm²&quot;;&quot;cm²&quot;;&quot;dm²&quot;;&quot;dam²&quot;;&quot;hm²&quot;;&quot;km²&quot;)" office:value-type="string" office:string-value="hm²" calcext:value-type="string">
            <text:p>h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40]+3&amp;&quot;²&quot;" office:value-type="string" office:string-value="9²" calcext:value-type="string">
            <text:p>9²</text:p>
          </table:table-cell>
          <table:table-cell table:style-name="ce135" table:formula="of:=[.E40]*[.G40]" office:value-type="float" office:value="4.443" calcext:value-type="float">
            <text:p>4,443</text:p>
          </table:table-cell>
          <table:table-cell table:style-name="ce27" table:formula="of:=[.I40]*[.K40]*[.M40]" office:value-type="float" office:value="192" calcext:value-type="float">
            <text:p>192</text:p>
          </table:table-cell>
          <table:table-cell table:style-name="ce48" table:formula="of:=[.O40]*CHOOSE([.Y40];0;0.01;0.0001;0.000001;1000000;10000;100;0.000001;0.0001;0.01;100;10000;1000000)&amp;&quot; &quot;&amp;[.R40]" office:value-type="string" office:string-value="100000 m²" calcext:value-type="string">
            <text:p>100000 m²</text:p>
          </table:table-cell>
          <table:table-cell/>
          <table:table-cell table:formula="of:=RANK([.Z40];[.Z34:.Z43])+2" office:value-type="float" office:value="6" calcext:value-type="float">
            <text:p>6</text:p>
          </table:table-cell>
          <table:table-cell table:style-name="ce83" table:formula="of:=RAND()" office:value-type="float" office:value="0.424131443688758" calcext:value-type="float">
            <text:p>0,424131443688758</text:p>
          </table:table-cell>
          <table:table-cell table:formula="of:=RANK([.AB40];[.AB36:.AB41])" office:value-type="float" office:value="1" calcext:value-type="float">
            <text:p>1</text:p>
          </table:table-cell>
          <table:table-cell table:style-name="ce83" table:formula="of:=RAND()" office:value-type="float" office:value="0.946785213171553" calcext:value-type="float">
            <text:p>0,946785213171553</text:p>
          </table:table-cell>
          <table:table-cell table:number-columns-repeated="996"/>
        </table:table-row>
        <table:table-row table:style-name="ro3">
          <table:table-cell table:style-name="ce4" table:formula="of:=([.Y41]+3)^2" office:value-type="float" office:value="49" calcext:value-type="float">
            <text:p>49</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22" table:formula="of:=ROUND(RAND()*CHOOSE([.AA40];10;100;1000;10;100;1000);RANDBETWEEN(1;3))" office:value-type="float" office:value="3.72" calcext:value-type="float">
            <text:p>3,72</text:p>
          </table:table-cell>
          <table:table-cell table:style-name="ce7" office:value-type="string" calcext:value-type="string">
            <text:p>×</text:p>
          </table:table-cell>
          <table:table-cell table:style-name="ce9" table:formula="of:=CHOOSE([.AA41];&quot;0,1&quot;;&quot;0,01&quot;;&quot;0,001&quot;;&quot;0,1&quot;;&quot;0,01&quot;;&quot;0,001&quot;)" office:value-type="string" office:string-value="0,001" calcext:value-type="string">
            <text:p>0,001</text:p>
          </table:table-cell>
          <table:table-cell table:style-name="ce10" office:value-type="string" calcext:value-type="string">
            <text:p>=</text:p>
          </table:table-cell>
          <table:table-cell table:style-name="ce4" table:formula="of:=RANDBETWEEN(2;5)*IF(ROUND(RAND());1;-1)" office:value-type="float" office:value="-4" calcext:value-type="float">
            <text:p>-4</text:p>
          </table:table-cell>
          <table:table-cell table:style-name="ce7" office:value-type="string" calcext:value-type="string">
            <text:p>×</text:p>
          </table:table-cell>
          <table:table-cell table:style-name="ce116" table:formula="of:=IF(ROUND(RAND());RANDBETWEEN(2;12);&quot;(-&quot;&amp;RANDBETWEEN(2;12)&amp;&quot;)&quot;)" office:value-type="string" office:string-value="(-11)" calcext:value-type="string">
            <text:p>(-11)</text:p>
          </table:table-cell>
          <table:table-cell table:style-name="ce7" office:value-type="string" calcext:value-type="string">
            <text:p>×</text:p>
          </table:table-cell>
          <table:table-cell table:style-name="ce116" table:formula="of:=IF(ROUND(RAND());RANDBETWEEN(2;12);&quot;(-&quot;&amp;RANDBETWEEN(2;12)&amp;&quot;)&quot;)" office:value-type="string" office:string-value="(-6)" calcext:value-type="string">
            <text:p>(-6)</text:p>
          </table:table-cell>
          <table:table-cell table:style-name="ce10" office:value-type="string" calcext:value-type="string">
            <text:p>=</text:p>
          </table:table-cell>
          <table:table-cell table:style-name="ce51" table:formula="of:=ROUNDUP(RAND()*1000/CHOOSE(RANDBETWEEN(1;4);1;10;100;1000);RANDBETWEEN(-2;2))" office:value-type="float" office:value="1" calcext:value-type="float">
            <text:p>1</text:p>
          </table:table-cell>
          <table:table-cell table:style-name="ce40" table:formula="of:=CHOOSE([.Y41];&quot;&quot;;&quot;dm²&quot;;&quot;cm²&quot;;&quot;mm²&quot;;&quot;km²&quot;;&quot;hm²&quot;;&quot;dam²&quot;;&quot;mm²&quot;;&quot;cm²&quot;;&quot;dm²&quot;;&quot;dam²&quot;;&quot;hm²&quot;;&quot;km²&quot;)" office:value-type="string" office:string-value="mm²" calcext:value-type="string">
            <text:p>m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41]+3&amp;&quot;²&quot;" office:value-type="string" office:string-value="7²" calcext:value-type="string">
            <text:p>7²</text:p>
          </table:table-cell>
          <table:table-cell table:style-name="ce135" table:formula="of:=[.E41]*[.G41]" office:value-type="float" office:value="0.00372" calcext:value-type="float">
            <text:p>0,00372</text:p>
          </table:table-cell>
          <table:table-cell table:style-name="ce27" table:formula="of:=[.I41]*[.K41]*[.M41]" office:value-type="float" office:value="-264" calcext:value-type="float">
            <text:p>-264</text:p>
          </table:table-cell>
          <table:table-cell table:style-name="ce48" table:formula="of:=[.O41]*CHOOSE([.Y41];0;0.01;0.0001;0.000001;1000000;10000;100;0.000001;0.0001;0.01;100;10000;1000000)&amp;&quot; &quot;&amp;[.R41]" office:value-type="string" office:string-value="0,000001 m²" calcext:value-type="string">
            <text:p>0,000001 m²</text:p>
          </table:table-cell>
          <table:table-cell/>
          <table:table-cell table:formula="of:=RANK([.Z41];[.Z34:.Z43])+2" office:value-type="float" office:value="4" calcext:value-type="float">
            <text:p>4</text:p>
          </table:table-cell>
          <table:table-cell table:style-name="ce83" table:formula="of:=RAND()" office:value-type="float" office:value="0.687259379517596" calcext:value-type="float">
            <text:p>0,687259379517596</text:p>
          </table:table-cell>
          <table:table-cell table:formula="of:=RANK([.AB41];[.AB36:.AB41])" office:value-type="float" office:value="3" calcext:value-type="float">
            <text:p>3</text:p>
          </table:table-cell>
          <table:table-cell table:style-name="ce83" table:formula="of:=RAND()" office:value-type="float" office:value="0.821499481918207" calcext:value-type="float">
            <text:p>0,821499481918207</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6" table:number-rows-spanned="1">
            <text:p>😕 <text:s text:c="3"/>😃 <text:s text:c="3"/>😎</text:p>
          </table:table-cell>
          <table:covered-table-cell table:number-columns-repeated="5"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42];[.Z34:.Z43])+2" office:value-type="float" office:value="10" calcext:value-type="float">
            <text:p>10</text:p>
          </table:table-cell>
          <table:table-cell table:style-name="ce83" table:formula="of:=RAND()" office:value-type="float" office:value="0.271760683365912" calcext:value-type="float">
            <text:p>0,271760683365912</text:p>
          </table:table-cell>
          <table:table-cell table:number-columns-repeated="998"/>
        </table:table-row>
        <table:table-row table:style-name="ro4">
          <table:table-cell table:number-columns-repeated="24"/>
          <table:table-cell table:formula="of:=RANK([.Z43];[.Z34:.Z43])+2" office:value-type="float" office:value="12" calcext:value-type="float">
            <text:p>12</text:p>
          </table:table-cell>
          <table:table-cell table:style-name="ce83" table:formula="of:=RAND()" office:value-type="float" office:value="0.109159412226496" calcext:value-type="float">
            <text:p>0,109159412226496</text:p>
          </table:table-cell>
          <table:table-cell table:number-columns-repeated="998"/>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Ceinture Bleue 2" table:style-name="ta5" table:print-ranges="'Ceinture Bleue 2'.A1:'Ceinture Bleue 2'.U44 'Ceinture Bleue 2'.W1:'Ceinture Bleue 2'.Z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6" form:id="control6"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Bleue2?language=Basic&amp;location=document" xlink:type="simple"/>
              </office:event-listeners>
            </form:button>
          </form:form>
        </office:forms>
        <table:shapes>
          <draw:control draw:z-index="0" draw:style-name="gr5" draw:text-style-name="P2" svg:width="16.51mm" svg:height="7.49mm" svg:x="479.6mm" svg:y="8.23mm" draw:control="control6"/>
        </table:shapes>
        <table:table-column table:style-name="co74" table:default-cell-style-name="Default"/>
        <table:table-column table:style-name="co75" table:default-cell-style-name="Default"/>
        <table:table-column table:style-name="co1" table:default-cell-style-name="Default"/>
        <table:table-column table:style-name="co22" table:default-cell-style-name="Default"/>
        <table:table-column table:style-name="co76" table:default-cell-style-name="Default"/>
        <table:table-column table:style-name="co77" table:default-cell-style-name="Default"/>
        <table:table-column table:style-name="co78" table:default-cell-style-name="Default"/>
        <table:table-column table:style-name="co77" table:default-cell-style-name="Default"/>
        <table:table-column table:style-name="co79" table:default-cell-style-name="Default"/>
        <table:table-column table:style-name="co65" table:default-cell-style-name="Default"/>
        <table:table-column table:style-name="co70" table:default-cell-style-name="Default"/>
        <table:table-column table:style-name="co36" table:default-cell-style-name="Default"/>
        <table:table-column table:style-name="co80" table:default-cell-style-name="Default"/>
        <table:table-column table:style-name="co36" table:default-cell-style-name="Default"/>
        <table:table-column table:style-name="co81" table:default-cell-style-name="Default"/>
        <table:table-column table:style-name="co28" table:default-cell-style-name="Default"/>
        <table:table-column table:style-name="co82" table:default-cell-style-name="Default"/>
        <table:table-column table:style-name="co32" table:default-cell-style-name="Default"/>
        <table:table-column table:style-name="co83" table:default-cell-style-name="Default"/>
        <table:table-column table:style-name="co70" table:default-cell-style-name="Default"/>
        <table:table-column table:style-name="co84" table:default-cell-style-name="Default"/>
        <table:table-column table:style-name="co17" table:default-cell-style-name="Default"/>
        <table:table-column table:style-name="co72" table:default-cell-style-name="Default"/>
        <table:table-column table:style-name="co85" table:default-cell-style-name="Default"/>
        <table:table-column table:style-name="co12" table:default-cell-style-name="Default"/>
        <table:table-column table:style-name="co4" table:default-cell-style-name="Default"/>
        <table:table-column table:style-name="co17" table:default-cell-style-name="Default"/>
        <table:table-column table:style-name="co18" table:default-cell-style-name="Default"/>
        <table:table-column table:style-name="co86" table:default-cell-style-name="Default"/>
        <table:table-column table:style-name="co28" table:number-columns-repeated="3" table:default-cell-style-name="Default"/>
        <table:table-column table:style-name="co17" table:number-columns-repeated="992" table:default-cell-style-name="Default"/>
        <table:table-row table:style-name="ro2">
          <table:table-cell table:style-name="ce49" office:value-type="string" calcext:value-type="string" table:number-columns-spanned="4" table:number-rows-spanned="2">
            <text:p>CEINTURE</text:p>
            <text:p>BLEUE 2</text:p>
          </table:table-cell>
          <table:covered-table-cell table:number-columns-repeated="3"/>
          <table:table-cell table:style-name="ce11" office:value-type="string" calcext:value-type="string" table:number-columns-spanned="11" table:number-rows-spanned="1">
            <text:p>TEST 4<text:span text:style-name="T2">e</text:span> - Date : ……………………………</text:p>
          </table:table-cell>
          <table:covered-table-cell table:number-columns-repeated="10"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AC1];[.AC1:.AC10])+5" office:value-type="float" office:value="15" calcext:value-type="float">
            <text:p>15</text:p>
          </table:table-cell>
          <table:table-cell table:style-name="ce83" table:formula="of:=RAND()" office:value-type="float" office:value="0.0880100284986857" calcext:value-type="float">
            <text:p>0,088010028498686</text:p>
          </table:table-cell>
          <table:table-cell table:number-columns-repeated="995"/>
        </table:table-row>
        <table:table-row table:style-name="ro2">
          <table:covered-table-cell table:number-columns-repeated="2" table:style-name="ce12"/>
          <table:covered-table-cell table:number-columns-repeated="2"/>
          <table:table-cell table:style-name="ce61" office:value-type="string" calcext:value-type="string" table:number-columns-spanned="6" table:number-rows-spanned="1">
            <text:p>NOM :</text:p>
          </table:table-cell>
          <table:covered-table-cell table:number-columns-repeated="3" table:style-name="ce13"/>
          <table:covered-table-cell/>
          <table:covered-table-cell table:style-name="ce8"/>
          <table:table-cell table:style-name="ce61" office:value-type="string" calcext:value-type="string" table:number-columns-spanned="7" table:number-rows-spanned="1">
            <text:p>Prénom :</text:p>
          </table:table-cell>
          <table:covered-table-cell table:number-columns-repeated="4"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quot;v&quot;&amp;ROUND(RAND()*10000;0)" office:value-type="string" office:string-value="v2287" calcext:value-type="string">
            <text:p>v2287</text:p>
          </table:table-cell>
          <table:table-cell/>
          <table:table-cell table:style-name="ce25" office:value-type="string" calcext:value-type="string" table:number-columns-spanned="4" table:number-rows-spanned="1">
            <text:p>Correction CEINTURE BLEUE 2</text:p>
          </table:table-cell>
          <table:covered-table-cell table:style-name="ce28"/>
          <table:covered-table-cell table:style-name="ce30"/>
          <table:covered-table-cell table:style-name="ce31"/>
          <table:table-cell/>
          <table:table-cell table:formula="of:=RANK([.AC2];[.AC1:.AC10])+5" office:value-type="float" office:value="8" calcext:value-type="float">
            <text:p>8</text:p>
          </table:table-cell>
          <table:table-cell table:style-name="ce83" table:formula="of:=RAND()" office:value-type="float" office:value="0.644001177507742" calcext:value-type="float">
            <text:p>0,644001177507742</text:p>
          </table:table-cell>
          <table:table-cell table:style-name="ce15"/>
          <table:table-cell table:number-columns-repeated="994"/>
        </table:table-row>
        <table:table-row table:style-name="ro1">
          <table:table-cell table:style-name="ce37" office:value-type="string" calcext:value-type="string" table:number-columns-spanned="4" table:number-rows-spanned="1">
            <text:p>Carrés de 6 à 20</text:p>
          </table:table-cell>
          <table:covered-table-cell table:number-columns-repeated="3" table:style-name="ce38"/>
          <table:table-cell table:style-name="ce37" office:value-type="string" calcext:value-type="string" table:number-columns-spanned="5" table:number-rows-spanned="1">
            <text:p>Périmètres en cm</text:p>
          </table:table-cell>
          <table:covered-table-cell table:number-columns-repeated="4" table:style-name="ce38"/>
          <table:table-cell table:style-name="ce37" office:value-type="string" calcext:value-type="string" table:number-columns-spanned="8" table:number-rows-spanned="1">
            <text:p>Somme de 4 termes</text:p>
          </table:table-cell>
          <table:covered-table-cell table:number-columns-repeated="7" table:style-name="ce38"/>
          <table:table-cell table:style-name="ce37" office:value-type="string" calcext:value-type="string" table:number-columns-spanned="4" table:number-rows-spanned="1">
            <text:p>Valeur d’une expression</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U1]" office:value-type="string" office:string-value="AA" calcext:value-type="string">
            <text:p>AA</text:p>
          </table:table-cell>
          <table:table-cell table:style-name="ce96"/>
          <table:table-cell table:style-name="ce99" table:formula="of:=[.U2]" office:value-type="string" office:string-value="v2287" calcext:value-type="string">
            <text:p>v2287</text:p>
          </table:table-cell>
          <table:table-cell table:style-name="ce83"/>
          <table:table-cell table:formula="of:=RANK([.AC3];[.AC1:.AC10])+5" office:value-type="float" office:value="13" calcext:value-type="float">
            <text:p>13</text:p>
          </table:table-cell>
          <table:table-cell table:style-name="ce83" table:formula="of:=RAND()" office:value-type="float" office:value="0.273270910265586" calcext:value-type="float">
            <text:p>0,273270910265586</text:p>
          </table:table-cell>
          <table:table-cell table:style-name="ce15"/>
          <table:table-cell table:style-name="ce83" table:number-columns-repeated="994"/>
        </table:table-row>
        <table:table-row table:style-name="ro3">
          <table:table-cell table:style-name="ce4" table:formula="of:=[.AB4]+IF([.AB4]&gt;10;IF(ROUND(RAND());[.AB4]-11;[.AB4]-10);0)" office:value-type="float" office:value="6" calcext:value-type="float">
            <text:p>6</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rectangle L=</text:p>
          </table:table-cell>
          <table:table-cell table:style-name="ce41" table:formula="of:=ROUND(RAND()*100)/CHOOSE(RANDBETWEEN(1;2);1;10)" office:value-type="float" office:value="8" calcext:value-type="float">
            <text:p>8</text:p>
          </table:table-cell>
          <table:table-cell table:style-name="ce121" office:value-type="string" calcext:value-type="string">
            <text:p>l=</text:p>
          </table:table-cell>
          <table:table-cell table:style-name="ce41" table:formula="of:=ROUND(RAND()*100)/CHOOSE(RANDBETWEEN(1;2);1;10)" office:value-type="float" office:value="2.6" calcext:value-type="float">
            <text:p>2,6</text:p>
          </table:table-cell>
          <table:table-cell table:style-name="ce10" office:value-type="string" calcext:value-type="string">
            <text:p>p=</text:p>
          </table:table-cell>
          <table:table-cell table:style-name="ce4" table:formula="of:=CHOOSE(ROUND(RAND())+1;-1;1)*RANDBETWEEN(1;30)" office:value-type="float" office:value="-15" calcext:value-type="float">
            <text:p>-1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2" calcext:value-type="float">
            <text:p>1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9" calcext:value-type="float">
            <text:p>1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7" calcext:value-type="float">
            <text:p>27</text:p>
          </table:table-cell>
          <table:table-cell table:style-name="ce10" office:value-type="string" calcext:value-type="string">
            <text:p>=</text:p>
          </table:table-cell>
          <table:table-cell table:style-name="ce136" table:formula="of:=&quot;x + &quot;&amp;[.AD4]" office:value-type="string" office:string-value="x + 2" calcext:value-type="string">
            <text:p>x + 2</text:p>
          </table:table-cell>
          <table:table-cell table:style-name="ce137" office:value-type="string" calcext:value-type="string">
            <text:p>pour x =</text:p>
          </table:table-cell>
          <table:table-cell table:style-name="ce138" table:formula="of:=RANDBETWEEN(0;9)" office:value-type="float" office:value="8" calcext:value-type="float">
            <text:p>8</text:p>
          </table:table-cell>
          <table:table-cell table:style-name="ce56" office:value-type="string" calcext:value-type="string">
            <text:p>:</text:p>
          </table:table-cell>
          <table:table-cell/>
          <table:table-cell table:style-name="ce27" table:formula="of:=[.A4]*[.A4]" office:value-type="float" office:value="36" calcext:value-type="float">
            <text:p>36</text:p>
          </table:table-cell>
          <table:table-cell table:style-name="ce135" table:formula="of:=[.F4]*2+[.H4]*2&amp;&quot; cm&quot;" office:value-type="string" office:string-value="21,2 cm" calcext:value-type="string">
            <text:p>21,2 cm</text:p>
          </table:table-cell>
          <table:table-cell table:style-name="ce27" table:formula="of:=[.J4]+IF([.K4]=&quot;+&quot;;[.L4];-[.L4])+IF([.M4]=&quot;+&quot;;[.N4];-[.N4])+IF([.O4]=&quot;+&quot;;[.P4];-[.P4])" office:value-type="float" office:value="-11" calcext:value-type="float">
            <text:p>-11</text:p>
          </table:table-cell>
          <table:table-cell table:style-name="ce48" table:formula="of:=[.T4]+[.AD4]" office:value-type="float" office:value="10" calcext:value-type="float">
            <text:p>10</text:p>
          </table:table-cell>
          <table:table-cell/>
          <table:table-cell table:formula="of:=RANK([.AC4];[.AC1:.AC10])+5" office:value-type="float" office:value="6" calcext:value-type="float">
            <text:p>6</text:p>
          </table:table-cell>
          <table:table-cell table:style-name="ce83" table:formula="of:=RAND()" office:value-type="float" office:value="0.914910685482672" calcext:value-type="float">
            <text:p>0,914910685482672</text:p>
          </table:table-cell>
          <table:table-cell table:style-name="ce140" table:formula="of:=RANDBETWEEN(2;13)" office:value-type="float" office:value="2" calcext:value-type="float">
            <text:p>2</text:p>
          </table:table-cell>
          <table:table-cell table:style-name="ce141" table:formula="of:=RANDBETWEEN(2;5)" office:value-type="float" office:value="4" calcext:value-type="float">
            <text:p>4</text:p>
          </table:table-cell>
          <table:table-cell table:style-name="ce141" table:formula="of:=RANDBETWEEN(2;4)" office:value-type="float" office:value="3" calcext:value-type="float">
            <text:p>3</text:p>
          </table:table-cell>
          <table:table-cell table:number-columns-repeated="992"/>
        </table:table-row>
        <table:table-row table:style-name="ro3">
          <table:table-cell table:style-name="ce4" table:formula="of:=[.AB5]+IF([.AB5]&gt;10;IF(ROUND(RAND());[.AB5]-11;[.AB5]-10))" office:value-type="float" office:value="12" calcext:value-type="float">
            <text:p>12</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carré c=</text:p>
          </table:table-cell>
          <table:table-cell table:style-name="ce41" table:formula="of:=ROUND(RAND()*100)/CHOOSE(RANDBETWEEN(1;2);1;10)" office:value-type="float" office:value="8.4" calcext:value-type="float">
            <text:p>8,4</text:p>
          </table:table-cell>
          <table:table-cell table:style-name="ce9" table:number-columns-repeated="2"/>
          <table:table-cell table:style-name="ce10" office:value-type="string" calcext:value-type="string">
            <text:p>p=</text:p>
          </table:table-cell>
          <table:table-cell table:style-name="ce4" table:formula="of:=CHOOSE(ROUND(RAND())+1;-1;1)*RANDBETWEEN(1;30)" office:value-type="float" office:value="-6" calcext:value-type="float">
            <text:p>-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2" calcext:value-type="float">
            <text:p>1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6" calcext:value-type="float">
            <text:p>1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2" calcext:value-type="float">
            <text:p>22</text:p>
          </table:table-cell>
          <table:table-cell table:style-name="ce10" office:value-type="string" calcext:value-type="string">
            <text:p>=</text:p>
          </table:table-cell>
          <table:table-cell table:style-name="ce136" table:formula="of:=[.AE5]&amp;&quot;x + &quot;&amp;[.AD5]" office:value-type="string" office:string-value="5x + 4" calcext:value-type="string">
            <text:p>5x + 4</text:p>
          </table:table-cell>
          <table:table-cell table:style-name="ce137" office:value-type="string" calcext:value-type="string">
            <text:p>pour x =</text:p>
          </table:table-cell>
          <table:table-cell table:style-name="ce138" table:formula="of:=RANDBETWEEN(0;9)" office:value-type="float" office:value="0" calcext:value-type="float">
            <text:p>0</text:p>
          </table:table-cell>
          <table:table-cell table:style-name="ce56" office:value-type="string" calcext:value-type="string">
            <text:p>:</text:p>
          </table:table-cell>
          <table:table-cell/>
          <table:table-cell table:style-name="ce27" table:formula="of:=[.A5]*[.A5]" office:value-type="float" office:value="144" calcext:value-type="float">
            <text:p>144</text:p>
          </table:table-cell>
          <table:table-cell table:style-name="ce135" table:formula="of:=[.F5]*4&amp;&quot; cm&quot;" office:value-type="string" office:string-value="33,6 cm" calcext:value-type="string">
            <text:p>33,6 cm</text:p>
          </table:table-cell>
          <table:table-cell table:style-name="ce27" table:formula="of:=[.J5]+IF([.K5]=&quot;+&quot;;[.L5];-[.L5])+IF([.M5]=&quot;+&quot;;[.N5];-[.N5])+IF([.O5]=&quot;+&quot;;[.P5];-[.P5])" office:value-type="float" office:value="-32" calcext:value-type="float">
            <text:p>-32</text:p>
          </table:table-cell>
          <table:table-cell table:style-name="ce48" table:formula="of:=[.AE5]*[.T5]+[.AD5]" office:value-type="float" office:value="4" calcext:value-type="float">
            <text:p>4</text:p>
          </table:table-cell>
          <table:table-cell/>
          <table:table-cell table:formula="of:=RANK([.AC5];[.AC1:.AC10])+5" office:value-type="float" office:value="11" calcext:value-type="float">
            <text:p>11</text:p>
          </table:table-cell>
          <table:table-cell table:style-name="ce83" table:formula="of:=RAND()" office:value-type="float" office:value="0.48321738269377" calcext:value-type="float">
            <text:p>0,48321738269377</text:p>
          </table:table-cell>
          <table:table-cell table:style-name="ce140" table:formula="of:=RANDBETWEEN(2;13)" office:value-type="float" office:value="4" calcext:value-type="float">
            <text:p>4</text:p>
          </table:table-cell>
          <table:table-cell table:style-name="ce141" table:formula="of:=RANDBETWEEN(2;5)" office:value-type="float" office:value="5" calcext:value-type="float">
            <text:p>5</text:p>
          </table:table-cell>
          <table:table-cell table:style-name="ce141" table:formula="of:=RANDBETWEEN(2;5)" office:value-type="float" office:value="3" calcext:value-type="float">
            <text:p>3</text:p>
          </table:table-cell>
          <table:table-cell table:number-columns-repeated="992"/>
        </table:table-row>
        <table:table-row table:style-name="ro3">
          <table:table-cell table:style-name="ce4" table:formula="of:=[.AB6]+IF([.AB6]&gt;10;IF(ROUND(RAND());[.AB6]-11;[.AB6]-10))" office:value-type="float" office:value="10" calcext:value-type="float">
            <text:p>10</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losange c=</text:p>
          </table:table-cell>
          <table:table-cell table:style-name="ce41" table:formula="of:=ROUND(RAND()*100)/CHOOSE(RANDBETWEEN(1;2);1;10)" office:value-type="float" office:value="42" calcext:value-type="float">
            <text:p>42</text:p>
          </table:table-cell>
          <table:table-cell table:style-name="ce9" table:number-columns-repeated="2"/>
          <table:table-cell table:style-name="ce10" office:value-type="string" calcext:value-type="string">
            <text:p>p=</text:p>
          </table:table-cell>
          <table:table-cell table:style-name="ce4" table:formula="of:=CHOOSE(ROUND(RAND())+1;-1;1)*RANDBETWEEN(1;30)" office:value-type="float" office:value="-12" calcext:value-type="float">
            <text:p>-1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 calcext:value-type="float">
            <text:p>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9" calcext:value-type="float">
            <text:p>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5" calcext:value-type="float">
            <text:p>5</text:p>
          </table:table-cell>
          <table:table-cell table:style-name="ce10" office:value-type="string" calcext:value-type="string">
            <text:p>=</text:p>
          </table:table-cell>
          <table:table-cell table:style-name="ce136" table:formula="of:=&quot;-&quot;&amp;[.AE6]&amp;&quot;x - &quot;&amp;[.AD6]" office:value-type="string" office:string-value="-2x - 3" calcext:value-type="string">
            <text:p>-2x - 3</text:p>
          </table:table-cell>
          <table:table-cell table:style-name="ce137" office:value-type="string" calcext:value-type="string">
            <text:p>pour x =</text:p>
          </table:table-cell>
          <table:table-cell table:style-name="ce138" table:formula="of:=RANDBETWEEN(0;9)" office:value-type="float" office:value="7" calcext:value-type="float">
            <text:p>7</text:p>
          </table:table-cell>
          <table:table-cell table:style-name="ce56" office:value-type="string" calcext:value-type="string">
            <text:p>:</text:p>
          </table:table-cell>
          <table:table-cell/>
          <table:table-cell table:style-name="ce27" table:formula="of:=[.A6]*[.A6]" office:value-type="float" office:value="100" calcext:value-type="float">
            <text:p>100</text:p>
          </table:table-cell>
          <table:table-cell table:style-name="ce135" table:formula="of:=[.F6]*4&amp;&quot; cm&quot;" office:value-type="string" office:string-value="168 cm" calcext:value-type="string">
            <text:p>168 cm</text:p>
          </table:table-cell>
          <table:table-cell table:style-name="ce27" table:formula="of:=[.J6]+IF([.K6]=&quot;+&quot;;[.L6];-[.L6])+IF([.M6]=&quot;+&quot;;[.N6];-[.N6])+IF([.O6]=&quot;+&quot;;[.P6];-[.P6])" office:value-type="float" office:value="-18" calcext:value-type="float">
            <text:p>-18</text:p>
          </table:table-cell>
          <table:table-cell table:style-name="ce48" table:formula="of:=-[.AE6]*[.T6]-[.AD6]" office:value-type="float" office:value="-17" calcext:value-type="float">
            <text:p>-17</text:p>
          </table:table-cell>
          <table:table-cell/>
          <table:table-cell table:formula="of:=RANK([.AC6];[.AC1:.AC10])+5" office:value-type="float" office:value="10" calcext:value-type="float">
            <text:p>10</text:p>
          </table:table-cell>
          <table:table-cell table:style-name="ce83" table:formula="of:=RAND()" office:value-type="float" office:value="0.532145235947956" calcext:value-type="float">
            <text:p>0,532145235947956</text:p>
          </table:table-cell>
          <table:table-cell table:style-name="ce140" table:formula="of:=RANDBETWEEN(2;13)" office:value-type="float" office:value="3" calcext:value-type="float">
            <text:p>3</text:p>
          </table:table-cell>
          <table:table-cell table:style-name="ce141" table:formula="of:=RANDBETWEEN(2;5)" office:value-type="float" office:value="2" calcext:value-type="float">
            <text:p>2</text:p>
          </table:table-cell>
          <table:table-cell table:style-name="ce141" table:formula="of:=RANDBETWEEN(2;5)" office:value-type="float" office:value="3" calcext:value-type="float">
            <text:p>3</text:p>
          </table:table-cell>
          <table:table-cell table:number-columns-repeated="992"/>
        </table:table-row>
        <table:table-row table:style-name="ro3">
          <table:table-cell table:style-name="ce4" table:formula="of:=[.AB7]+IF([.AB7]&gt;10;IF(ROUND(RAND());[.AB7]-11;[.AB7]-10))" office:value-type="float" office:value="13" calcext:value-type="float">
            <text:p>13</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Triangle</text:p>
            <text:p>équilatéral c=</text:p>
          </table:table-cell>
          <table:table-cell table:style-name="ce124" table:formula="of:=ROUND(RAND()*100)/CHOOSE(RANDBETWEEN(1;2);1;10)" office:value-type="float" office:value="81" calcext:value-type="float">
            <text:p>81</text:p>
          </table:table-cell>
          <table:table-cell table:style-name="ce9" table:number-columns-repeated="2"/>
          <table:table-cell table:style-name="ce10" office:value-type="string" calcext:value-type="string">
            <text:p>p=</text:p>
          </table:table-cell>
          <table:table-cell table:style-name="ce4" table:formula="of:=CHOOSE(ROUND(RAND())+1;-1;1)*RANDBETWEEN(1;30)" office:value-type="float" office:value="5" calcext:value-type="float">
            <text:p>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4" calcext:value-type="float">
            <text:p>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5" calcext:value-type="float">
            <text:p>1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9" calcext:value-type="float">
            <text:p>29</text:p>
          </table:table-cell>
          <table:table-cell table:style-name="ce10" office:value-type="string" calcext:value-type="string">
            <text:p>=</text:p>
          </table:table-cell>
          <table:table-cell table:style-name="ce136" table:formula="of:=&quot;x² + x + &quot;&amp;[.AD7]" office:value-type="string" office:string-value="x² + x + 7" calcext:value-type="string">
            <text:p>x² + x + 7</text:p>
          </table:table-cell>
          <table:table-cell table:style-name="ce137" office:value-type="string" calcext:value-type="string">
            <text:p>pour x =</text:p>
          </table:table-cell>
          <table:table-cell table:style-name="ce138" table:formula="of:=RANDBETWEEN(0;5)" office:value-type="float" office:value="2" calcext:value-type="float">
            <text:p>2</text:p>
          </table:table-cell>
          <table:table-cell table:style-name="ce56" office:value-type="string" calcext:value-type="string">
            <text:p>:</text:p>
          </table:table-cell>
          <table:table-cell/>
          <table:table-cell table:style-name="ce27" table:formula="of:=[.A7]*[.A7]" office:value-type="float" office:value="169" calcext:value-type="float">
            <text:p>169</text:p>
          </table:table-cell>
          <table:table-cell table:style-name="ce135" table:formula="of:=[.F7]*3&amp;&quot; cm&quot;" office:value-type="string" office:string-value="243 cm" calcext:value-type="string">
            <text:p>243 cm</text:p>
          </table:table-cell>
          <table:table-cell table:style-name="ce27" table:formula="of:=[.J7]+IF([.K7]=&quot;+&quot;;[.L7];-[.L7])+IF([.M7]=&quot;+&quot;;[.N7];-[.N7])+IF([.O7]=&quot;+&quot;;[.P7];-[.P7])" office:value-type="float" office:value="53" calcext:value-type="float">
            <text:p>53</text:p>
          </table:table-cell>
          <table:table-cell table:style-name="ce48" table:formula="of:=[.T7]*[.T7]+[.T7]+[.AD7]" office:value-type="float" office:value="13" calcext:value-type="float">
            <text:p>13</text:p>
          </table:table-cell>
          <table:table-cell/>
          <table:table-cell table:formula="of:=RANK([.AC7];[.AC1:.AC10])+5" office:value-type="float" office:value="12" calcext:value-type="float">
            <text:p>12</text:p>
          </table:table-cell>
          <table:table-cell table:style-name="ce83" table:formula="of:=RAND()" office:value-type="float" office:value="0.323612564407661" calcext:value-type="float">
            <text:p>0,323612564407661</text:p>
          </table:table-cell>
          <table:table-cell table:style-name="ce140" table:formula="of:=RANDBETWEEN(2;13)" office:value-type="float" office:value="7" calcext:value-type="float">
            <text:p>7</text:p>
          </table:table-cell>
          <table:table-cell table:style-name="ce141" table:formula="of:=RANDBETWEEN(2;5)" office:value-type="float" office:value="4" calcext:value-type="float">
            <text:p>4</text:p>
          </table:table-cell>
          <table:table-cell table:style-name="ce141" table:formula="of:=RANDBETWEEN(2;5)" office:value-type="float" office:value="3" calcext:value-type="float">
            <text:p>3</text:p>
          </table:table-cell>
          <table:table-cell table:number-columns-repeated="992"/>
        </table:table-row>
        <table:table-row table:style-name="ro3">
          <table:table-cell table:style-name="ce4" table:formula="of:=[.AB8]+IF([.AB8]&gt;10;IF(ROUND(RAND());[.AB8]-11;[.AB8]-10))" office:value-type="float" office:value="18" calcext:value-type="float">
            <text:p>18</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Triangle</text:p>
            <text:p>isocèle a=</text:p>
          </table:table-cell>
          <table:table-cell table:style-name="ce124" table:formula="of:=ROUND(RAND()*100)/CHOOSE(RANDBETWEEN(1;2);1;10)" office:value-type="float" office:value="8.8" calcext:value-type="float">
            <text:p>8,8</text:p>
          </table:table-cell>
          <table:table-cell table:style-name="ce47" office:value-type="string" calcext:value-type="string">
            <text:p>b=c= </text:p>
          </table:table-cell>
          <table:table-cell table:style-name="ce41" table:formula="of:=ROUND(RAND()*100)/CHOOSE(RANDBETWEEN(1;2);1;10)" office:value-type="float" office:value="58" calcext:value-type="float">
            <text:p>58</text:p>
          </table:table-cell>
          <table:table-cell table:style-name="ce10" office:value-type="string" calcext:value-type="string">
            <text:p>p=</text:p>
          </table:table-cell>
          <table:table-cell table:style-name="ce4" table:formula="of:=CHOOSE(ROUND(RAND())+1;-1;1)*RANDBETWEEN(1;30)" office:value-type="float" office:value="18" calcext:value-type="float">
            <text:p>1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3" calcext:value-type="float">
            <text:p>1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6" calcext:value-type="float">
            <text:p>2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4" calcext:value-type="float">
            <text:p>24</text:p>
          </table:table-cell>
          <table:table-cell table:style-name="ce10" office:value-type="string" calcext:value-type="string">
            <text:p>=</text:p>
          </table:table-cell>
          <table:table-cell table:style-name="ce136" table:formula="of:=[.AE8]&amp;&quot;x² - &quot;&amp;[.AF8]&amp;&quot;x + &quot;&amp;[.AD8]" office:value-type="string" office:string-value="4x² - 3x + 10" calcext:value-type="string">
            <text:p>4x² - 3x + 10</text:p>
          </table:table-cell>
          <table:table-cell table:style-name="ce137" office:value-type="string" calcext:value-type="string">
            <text:p>pour x =</text:p>
          </table:table-cell>
          <table:table-cell table:style-name="ce138" table:formula="of:=RANDBETWEEN(0;5)" office:value-type="float" office:value="0" calcext:value-type="float">
            <text:p>0</text:p>
          </table:table-cell>
          <table:table-cell table:style-name="ce56" office:value-type="string" calcext:value-type="string">
            <text:p>:</text:p>
          </table:table-cell>
          <table:table-cell/>
          <table:table-cell table:style-name="ce27" table:formula="of:=[.A8]*[.A8]" office:value-type="float" office:value="324" calcext:value-type="float">
            <text:p>324</text:p>
          </table:table-cell>
          <table:table-cell table:style-name="ce135" table:formula="of:=[.F8]+[.H8]*2&amp;&quot; cm&quot;" office:value-type="string" office:string-value="124,8 cm" calcext:value-type="string">
            <text:p>124,8 cm</text:p>
          </table:table-cell>
          <table:table-cell table:style-name="ce27" table:formula="of:=[.J8]+IF([.K8]=&quot;+&quot;;[.L8];-[.L8])+IF([.M8]=&quot;+&quot;;[.N8];-[.N8])+IF([.O8]=&quot;+&quot;;[.P8];-[.P8])" office:value-type="float" office:value="29" calcext:value-type="float">
            <text:p>29</text:p>
          </table:table-cell>
          <table:table-cell table:style-name="ce48" table:formula="of:=[.AE8]*[.T8]*[.T8]-[.AF8]*[.T8]+[.AD8]" office:value-type="float" office:value="10" calcext:value-type="float">
            <text:p>10</text:p>
          </table:table-cell>
          <table:table-cell/>
          <table:table-cell table:formula="of:=RANK([.AC8];[.AC1:.AC10])+5" office:value-type="float" office:value="14" calcext:value-type="float">
            <text:p>14</text:p>
          </table:table-cell>
          <table:table-cell table:style-name="ce83" table:formula="of:=RAND()" office:value-type="float" office:value="0.147252957464404" calcext:value-type="float">
            <text:p>0,147252957464404</text:p>
          </table:table-cell>
          <table:table-cell table:style-name="ce140" table:formula="of:=RANDBETWEEN(2;13)" office:value-type="float" office:value="10" calcext:value-type="float">
            <text:p>10</text:p>
          </table:table-cell>
          <table:table-cell table:style-name="ce141" table:formula="of:=RANDBETWEEN(2;5)" office:value-type="float" office:value="4" calcext:value-type="float">
            <text:p>4</text:p>
          </table:table-cell>
          <table:table-cell table:style-name="ce141" table:formula="of:=RANDBETWEEN(2;5)" office:value-type="float" office:value="3" calcext:value-type="float">
            <text:p>3</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5" table:number-rows-spanned="1">
            <text:p>😕 <text:s text:c="3"/>😃 <text:s text:c="3"/>😎</text:p>
          </table:table-cell>
          <table:covered-table-cell table:number-columns-repeated="4" table:style-name="ce15"/>
          <table:table-cell table:style-name="ce5" office:value-type="string" calcext:value-type="string" table:number-columns-spanned="8" table:number-rows-spanned="1">
            <text:p>😕 <text:s text:c="3"/>😃 <text:s text:c="3"/>😎</text:p>
          </table:table-cell>
          <table:covered-table-cell table:number-columns-repeated="7"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C9];[.AC1:.AC10])+5" office:value-type="float" office:value="9" calcext:value-type="float">
            <text:p>9</text:p>
          </table:table-cell>
          <table:table-cell table:style-name="ce83" table:formula="of:=RAND()" office:value-type="float" office:value="0.550252371397671" calcext:value-type="float">
            <text:p>0,550252371397671</text:p>
          </table:table-cell>
          <table:table-cell table:style-name="ce15"/>
          <table:table-cell table:number-columns-repeated="994"/>
        </table:table-row>
        <table:table-row table:style-name="ro6">
          <table:table-cell table:number-columns-repeated="27"/>
          <table:table-cell table:formula="of:=RANK([.AC10];[.AC1:.AC10])+5" office:value-type="float" office:value="7" calcext:value-type="float">
            <text:p>7</text:p>
          </table:table-cell>
          <table:table-cell table:style-name="ce83" table:formula="of:=RAND()" office:value-type="float" office:value="0.776567158306168" calcext:value-type="float">
            <text:p>0,776567158306168</text:p>
          </table:table-cell>
          <table:table-cell table:style-name="ce15"/>
          <table:table-cell table:number-columns-repeated="994"/>
        </table:table-row>
        <table:table-row table:style-name="ro5">
          <table:table-cell table:number-columns-repeated="1024"/>
        </table:table-row>
        <table:table-row table:style-name="ro2">
          <table:table-cell table:style-name="ce49" office:value-type="string" calcext:value-type="string" table:number-columns-spanned="4" table:number-rows-spanned="2">
            <text:p>CEINTURE</text:p>
            <text:p>BLEUE 2</text:p>
          </table:table-cell>
          <table:covered-table-cell table:number-columns-repeated="3"/>
          <table:table-cell table:style-name="ce11" office:value-type="string" calcext:value-type="string" table:number-columns-spanned="11" table:number-rows-spanned="1">
            <text:p>TEST 4<text:span text:style-name="T2">e</text:span> - Date : ……………………………</text:p>
          </table:table-cell>
          <table:covered-table-cell table:number-columns-repeated="10"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AC12];[.AC12:.AC21])+5" office:value-type="float" office:value="10" calcext:value-type="float">
            <text:p>10</text:p>
          </table:table-cell>
          <table:table-cell table:style-name="ce83" table:formula="of:=RAND()" office:value-type="float" office:value="0.300480556824665" calcext:value-type="float">
            <text:p>0,300480556824665</text:p>
          </table:table-cell>
          <table:table-cell table:number-columns-repeated="995"/>
        </table:table-row>
        <table:table-row table:style-name="ro2">
          <table:covered-table-cell table:number-columns-repeated="2" table:style-name="ce12"/>
          <table:covered-table-cell table:number-columns-repeated="2"/>
          <table:table-cell table:style-name="ce61" office:value-type="string" calcext:value-type="string" table:number-columns-spanned="6" table:number-rows-spanned="1">
            <text:p>NOM :</text:p>
          </table:table-cell>
          <table:covered-table-cell table:number-columns-repeated="3" table:style-name="ce13"/>
          <table:covered-table-cell/>
          <table:covered-table-cell table:style-name="ce8"/>
          <table:table-cell table:style-name="ce61" office:value-type="string" calcext:value-type="string" table:number-columns-spanned="7" table:number-rows-spanned="1">
            <text:p>Prénom :</text:p>
          </table:table-cell>
          <table:covered-table-cell table:number-columns-repeated="4"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U$2]" office:value-type="string" office:string-value="v2287" calcext:value-type="string">
            <text:p>v2287</text:p>
          </table:table-cell>
          <table:table-cell/>
          <table:table-cell table:style-name="ce25" office:value-type="string" calcext:value-type="string" table:number-columns-spanned="4" table:number-rows-spanned="1">
            <text:p>Correction CEINTURE BLEUE 2</text:p>
          </table:table-cell>
          <table:covered-table-cell table:style-name="ce28"/>
          <table:covered-table-cell table:style-name="ce30"/>
          <table:covered-table-cell table:style-name="ce31"/>
          <table:table-cell/>
          <table:table-cell table:formula="of:=RANK([.AC13];[.AC12:.AC21])+5" office:value-type="float" office:value="9" calcext:value-type="float">
            <text:p>9</text:p>
          </table:table-cell>
          <table:table-cell table:style-name="ce83" table:formula="of:=RAND()" office:value-type="float" office:value="0.676135804088989" calcext:value-type="float">
            <text:p>0,676135804088989</text:p>
          </table:table-cell>
          <table:table-cell table:style-name="ce15"/>
          <table:table-cell table:number-columns-repeated="994"/>
        </table:table-row>
        <table:table-row table:style-name="ro3">
          <table:table-cell table:style-name="ce37" office:value-type="string" calcext:value-type="string" table:number-columns-spanned="4" table:number-rows-spanned="1">
            <text:p>Carrés de 6 à 20</text:p>
          </table:table-cell>
          <table:covered-table-cell table:number-columns-repeated="3" table:style-name="ce38"/>
          <table:table-cell table:style-name="ce37" office:value-type="string" calcext:value-type="string" table:number-columns-spanned="5" table:number-rows-spanned="1">
            <text:p>Périmètres en cm</text:p>
          </table:table-cell>
          <table:covered-table-cell table:number-columns-repeated="4" table:style-name="ce38"/>
          <table:table-cell table:style-name="ce37" office:value-type="string" calcext:value-type="string" table:number-columns-spanned="8" table:number-rows-spanned="1">
            <text:p>Somme de 4 termes</text:p>
          </table:table-cell>
          <table:covered-table-cell table:number-columns-repeated="7" table:style-name="ce38"/>
          <table:table-cell table:style-name="ce37" office:value-type="string" calcext:value-type="string" table:number-columns-spanned="4" table:number-rows-spanned="1">
            <text:p>Valeur d’une expression</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U12]" office:value-type="string" office:string-value="AB" calcext:value-type="string">
            <text:p>AB</text:p>
          </table:table-cell>
          <table:table-cell table:style-name="ce96"/>
          <table:table-cell table:style-name="ce99" table:formula="of:=[.U13]" office:value-type="string" office:string-value="v2287" calcext:value-type="string">
            <text:p>v2287</text:p>
          </table:table-cell>
          <table:table-cell table:style-name="ce83"/>
          <table:table-cell table:formula="of:=RANK([.AC14];[.AC12:.AC21])+5" office:value-type="float" office:value="15" calcext:value-type="float">
            <text:p>15</text:p>
          </table:table-cell>
          <table:table-cell table:style-name="ce83" table:formula="of:=RAND()" office:value-type="float" office:value="0.025126352781643" calcext:value-type="float">
            <text:p>0,025126352781643</text:p>
          </table:table-cell>
          <table:table-cell table:style-name="ce15"/>
          <table:table-cell table:style-name="ce83" table:number-columns-repeated="2"/>
          <table:table-cell table:number-columns-repeated="992"/>
        </table:table-row>
        <table:table-row table:style-name="ro3">
          <table:table-cell table:style-name="ce4" table:formula="of:=[.AB15]+IF([.AB15]&gt;10;IF(ROUND(RAND());[.AB15]-11;[.AB15]-10);0)" office:value-type="float" office:value="14" calcext:value-type="float">
            <text:p>14</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rectangle L=</text:p>
          </table:table-cell>
          <table:table-cell table:style-name="ce41" table:formula="of:=ROUND(RAND()*100)/CHOOSE(RANDBETWEEN(1;2);1;10)" office:value-type="float" office:value="60" calcext:value-type="float">
            <text:p>60</text:p>
          </table:table-cell>
          <table:table-cell table:style-name="ce121" office:value-type="string" calcext:value-type="string">
            <text:p>l=</text:p>
          </table:table-cell>
          <table:table-cell table:style-name="ce41" table:formula="of:=ROUND(RAND()*100)/CHOOSE(RANDBETWEEN(1;2);1;10)" office:value-type="float" office:value="63" calcext:value-type="float">
            <text:p>63</text:p>
          </table:table-cell>
          <table:table-cell table:style-name="ce10" office:value-type="string" calcext:value-type="string">
            <text:p>p=</text:p>
          </table:table-cell>
          <table:table-cell table:style-name="ce4" table:formula="of:=CHOOSE(ROUND(RAND())+1;-1;1)*RANDBETWEEN(1;30)" office:value-type="float" office:value="19" calcext:value-type="float">
            <text:p>1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2" calcext:value-type="float">
            <text:p>1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4" calcext:value-type="float">
            <text:p>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0" calcext:value-type="float">
            <text:p>20</text:p>
          </table:table-cell>
          <table:table-cell table:style-name="ce10" office:value-type="string" calcext:value-type="string">
            <text:p>=</text:p>
          </table:table-cell>
          <table:table-cell table:style-name="ce136" table:formula="of:=&quot;x + &quot;&amp;[.AD15]" office:value-type="string" office:string-value="x + 12" calcext:value-type="string">
            <text:p>x + 12</text:p>
          </table:table-cell>
          <table:table-cell table:style-name="ce137" office:value-type="string" calcext:value-type="string">
            <text:p>pour x =</text:p>
          </table:table-cell>
          <table:table-cell table:style-name="ce138" table:formula="of:=RANDBETWEEN(0;9)" office:value-type="float" office:value="4" calcext:value-type="float">
            <text:p>4</text:p>
          </table:table-cell>
          <table:table-cell table:style-name="ce56" office:value-type="string" calcext:value-type="string">
            <text:p>:</text:p>
          </table:table-cell>
          <table:table-cell/>
          <table:table-cell table:style-name="ce27" table:formula="of:=[.A15]*[.A15]" office:value-type="float" office:value="196" calcext:value-type="float">
            <text:p>196</text:p>
          </table:table-cell>
          <table:table-cell table:style-name="ce135" table:formula="of:=[.F15]*2+[.H15]*2&amp;&quot; cm&quot;" office:value-type="string" office:string-value="246 cm" calcext:value-type="string">
            <text:p>246 cm</text:p>
          </table:table-cell>
          <table:table-cell table:style-name="ce27" table:formula="of:=[.J15]+IF([.K15]=&quot;+&quot;;[.L15];-[.L15])+IF([.M15]=&quot;+&quot;;[.N15];-[.N15])+IF([.O15]=&quot;+&quot;;[.P15];-[.P15])" office:value-type="float" office:value="47" calcext:value-type="float">
            <text:p>47</text:p>
          </table:table-cell>
          <table:table-cell table:style-name="ce48" table:formula="of:=[.T15]+[.AD15]" office:value-type="float" office:value="16" calcext:value-type="float">
            <text:p>16</text:p>
          </table:table-cell>
          <table:table-cell/>
          <table:table-cell table:formula="of:=RANK([.AC15];[.AC12:.AC21])+5" office:value-type="float" office:value="12" calcext:value-type="float">
            <text:p>12</text:p>
          </table:table-cell>
          <table:table-cell table:style-name="ce83" table:formula="of:=RAND()" office:value-type="float" office:value="0.274705327023953" calcext:value-type="float">
            <text:p>0,274705327023953</text:p>
          </table:table-cell>
          <table:table-cell table:style-name="ce140" table:formula="of:=RANDBETWEEN(2;13)" office:value-type="float" office:value="12" calcext:value-type="float">
            <text:p>12</text:p>
          </table:table-cell>
          <table:table-cell table:style-name="ce141" table:formula="of:=RANDBETWEEN(2;5)" office:value-type="float" office:value="5" calcext:value-type="float">
            <text:p>5</text:p>
          </table:table-cell>
          <table:table-cell table:style-name="ce141" table:formula="of:=RANDBETWEEN(2;4)" office:value-type="float" office:value="2" calcext:value-type="float">
            <text:p>2</text:p>
          </table:table-cell>
          <table:table-cell table:number-columns-repeated="992"/>
        </table:table-row>
        <table:table-row table:style-name="ro3">
          <table:table-cell table:style-name="ce4" table:formula="of:=[.AB16]+IF([.AB16]&gt;10;IF(ROUND(RAND());[.AB16]-11;[.AB16]-10))" office:value-type="float" office:value="6" calcext:value-type="float">
            <text:p>6</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carré c=</text:p>
          </table:table-cell>
          <table:table-cell table:style-name="ce41" table:formula="of:=ROUND(RAND()*100)/CHOOSE(RANDBETWEEN(1;2);1;10)" office:value-type="float" office:value="0.2" calcext:value-type="float">
            <text:p>0,2</text:p>
          </table:table-cell>
          <table:table-cell table:style-name="ce9" table:number-columns-repeated="2"/>
          <table:table-cell table:style-name="ce10" office:value-type="string" calcext:value-type="string">
            <text:p>p=</text:p>
          </table:table-cell>
          <table:table-cell table:style-name="ce4" table:formula="of:=CHOOSE(ROUND(RAND())+1;-1;1)*RANDBETWEEN(1;30)" office:value-type="float" office:value="9" calcext:value-type="float">
            <text:p>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2" calcext:value-type="float">
            <text:p>2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2" calcext:value-type="float">
            <text:p>1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3" calcext:value-type="float">
            <text:p>23</text:p>
          </table:table-cell>
          <table:table-cell table:style-name="ce10" office:value-type="string" calcext:value-type="string">
            <text:p>=</text:p>
          </table:table-cell>
          <table:table-cell table:style-name="ce136" table:formula="of:=[.AE16]&amp;&quot;x + &quot;&amp;[.AD16]" office:value-type="string" office:string-value="2x + 2" calcext:value-type="string">
            <text:p>2x + 2</text:p>
          </table:table-cell>
          <table:table-cell table:style-name="ce137" office:value-type="string" calcext:value-type="string">
            <text:p>pour x =</text:p>
          </table:table-cell>
          <table:table-cell table:style-name="ce138" table:formula="of:=RANDBETWEEN(0;9)" office:value-type="float" office:value="2" calcext:value-type="float">
            <text:p>2</text:p>
          </table:table-cell>
          <table:table-cell table:style-name="ce56" office:value-type="string" calcext:value-type="string">
            <text:p>:</text:p>
          </table:table-cell>
          <table:table-cell/>
          <table:table-cell table:style-name="ce27" table:formula="of:=[.A16]*[.A16]" office:value-type="float" office:value="36" calcext:value-type="float">
            <text:p>36</text:p>
          </table:table-cell>
          <table:table-cell table:style-name="ce135" table:formula="of:=[.F16]*4&amp;&quot; cm&quot;" office:value-type="string" office:string-value="0,8 cm" calcext:value-type="string">
            <text:p>0,8 cm</text:p>
          </table:table-cell>
          <table:table-cell table:style-name="ce27" table:formula="of:=[.J16]+IF([.K16]=&quot;+&quot;;[.L16];-[.L16])+IF([.M16]=&quot;+&quot;;[.N16];-[.N16])+IF([.O16]=&quot;+&quot;;[.P16];-[.P16])" office:value-type="float" office:value="-2" calcext:value-type="float">
            <text:p>-2</text:p>
          </table:table-cell>
          <table:table-cell table:style-name="ce48" table:formula="of:=[.AE16]*[.T16]+[.AD16]" office:value-type="float" office:value="6" calcext:value-type="float">
            <text:p>6</text:p>
          </table:table-cell>
          <table:table-cell/>
          <table:table-cell table:formula="of:=RANK([.AC16];[.AC12:.AC21])+5" office:value-type="float" office:value="6" calcext:value-type="float">
            <text:p>6</text:p>
          </table:table-cell>
          <table:table-cell table:style-name="ce83" table:formula="of:=RAND()" office:value-type="float" office:value="0.943761755454689" calcext:value-type="float">
            <text:p>0,943761755454689</text:p>
          </table:table-cell>
          <table:table-cell table:style-name="ce140" table:formula="of:=RANDBETWEEN(2;13)" office:value-type="float" office:value="2" calcext:value-type="float">
            <text:p>2</text:p>
          </table:table-cell>
          <table:table-cell table:style-name="ce141" table:formula="of:=RANDBETWEEN(2;5)" office:value-type="float" office:value="2" calcext:value-type="float">
            <text:p>2</text:p>
          </table:table-cell>
          <table:table-cell table:style-name="ce141" table:formula="of:=RANDBETWEEN(2;5)" office:value-type="float" office:value="5" calcext:value-type="float">
            <text:p>5</text:p>
          </table:table-cell>
          <table:table-cell table:number-columns-repeated="992"/>
        </table:table-row>
        <table:table-row table:style-name="ro3">
          <table:table-cell table:style-name="ce4" table:formula="of:=[.AB17]+IF([.AB17]&gt;10;IF(ROUND(RAND());[.AB17]-11;[.AB17]-10))" office:value-type="float" office:value="12" calcext:value-type="float">
            <text:p>12</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losange c=</text:p>
          </table:table-cell>
          <table:table-cell table:style-name="ce41" table:formula="of:=ROUND(RAND()*100)/CHOOSE(RANDBETWEEN(1;2);1;10)" office:value-type="float" office:value="7.1" calcext:value-type="float">
            <text:p>7,1</text:p>
          </table:table-cell>
          <table:table-cell table:style-name="ce9" table:number-columns-repeated="2"/>
          <table:table-cell table:style-name="ce10" office:value-type="string" calcext:value-type="string">
            <text:p>p=</text:p>
          </table:table-cell>
          <table:table-cell table:style-name="ce4" table:formula="of:=CHOOSE(ROUND(RAND())+1;-1;1)*RANDBETWEEN(1;30)" office:value-type="float" office:value="2" calcext:value-type="float">
            <text:p>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3" calcext:value-type="float">
            <text:p>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30" calcext:value-type="float">
            <text:p>3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6" calcext:value-type="float">
            <text:p>6</text:p>
          </table:table-cell>
          <table:table-cell table:style-name="ce10" office:value-type="string" calcext:value-type="string">
            <text:p>=</text:p>
          </table:table-cell>
          <table:table-cell table:style-name="ce136" table:formula="of:=&quot;-&quot;&amp;[.AE17]&amp;&quot;x - &quot;&amp;[.AD17]" office:value-type="string" office:string-value="-4x - 5" calcext:value-type="string">
            <text:p>-4x - 5</text:p>
          </table:table-cell>
          <table:table-cell table:style-name="ce137" office:value-type="string" calcext:value-type="string">
            <text:p>pour x =</text:p>
          </table:table-cell>
          <table:table-cell table:style-name="ce138" table:formula="of:=RANDBETWEEN(0;9)" office:value-type="float" office:value="9" calcext:value-type="float">
            <text:p>9</text:p>
          </table:table-cell>
          <table:table-cell table:style-name="ce56" office:value-type="string" calcext:value-type="string">
            <text:p>:</text:p>
          </table:table-cell>
          <table:table-cell/>
          <table:table-cell table:style-name="ce27" table:formula="of:=[.A17]*[.A17]" office:value-type="float" office:value="144" calcext:value-type="float">
            <text:p>144</text:p>
          </table:table-cell>
          <table:table-cell table:style-name="ce135" table:formula="of:=[.F17]*4&amp;&quot; cm&quot;" office:value-type="string" office:string-value="28,4 cm" calcext:value-type="string">
            <text:p>28,4 cm</text:p>
          </table:table-cell>
          <table:table-cell table:style-name="ce27" table:formula="of:=[.J17]+IF([.K17]=&quot;+&quot;;[.L17];-[.L17])+IF([.M17]=&quot;+&quot;;[.N17];-[.N17])+IF([.O17]=&quot;+&quot;;[.P17];-[.P17])" office:value-type="float" office:value="35" calcext:value-type="float">
            <text:p>35</text:p>
          </table:table-cell>
          <table:table-cell table:style-name="ce48" table:formula="of:=-[.AE17]*[.T17]-[.AD17]" office:value-type="float" office:value="-41" calcext:value-type="float">
            <text:p>-41</text:p>
          </table:table-cell>
          <table:table-cell/>
          <table:table-cell table:formula="of:=RANK([.AC17];[.AC12:.AC21])+5" office:value-type="float" office:value="11" calcext:value-type="float">
            <text:p>11</text:p>
          </table:table-cell>
          <table:table-cell table:style-name="ce83" table:formula="of:=RAND()" office:value-type="float" office:value="0.279099084004389" calcext:value-type="float">
            <text:p>0,279099084004389</text:p>
          </table:table-cell>
          <table:table-cell table:style-name="ce140" table:formula="of:=RANDBETWEEN(2;13)" office:value-type="float" office:value="5" calcext:value-type="float">
            <text:p>5</text:p>
          </table:table-cell>
          <table:table-cell table:style-name="ce141" table:formula="of:=RANDBETWEEN(2;5)" office:value-type="float" office:value="4" calcext:value-type="float">
            <text:p>4</text:p>
          </table:table-cell>
          <table:table-cell table:style-name="ce141" table:formula="of:=RANDBETWEEN(2;5)" office:value-type="float" office:value="2" calcext:value-type="float">
            <text:p>2</text:p>
          </table:table-cell>
          <table:table-cell table:number-columns-repeated="992"/>
        </table:table-row>
        <table:table-row table:style-name="ro3">
          <table:table-cell table:style-name="ce4" table:formula="of:=[.AB18]+IF([.AB18]&gt;10;IF(ROUND(RAND());[.AB18]-11;[.AB18]-10))" office:value-type="float" office:value="18" calcext:value-type="float">
            <text:p>18</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Triangle</text:p>
            <text:p>équilatéral c=</text:p>
          </table:table-cell>
          <table:table-cell table:style-name="ce124" table:formula="of:=ROUND(RAND()*100)/CHOOSE(RANDBETWEEN(1;2);1;10)" office:value-type="float" office:value="6.2" calcext:value-type="float">
            <text:p>6,2</text:p>
          </table:table-cell>
          <table:table-cell table:style-name="ce9" table:number-columns-repeated="2"/>
          <table:table-cell table:style-name="ce10" office:value-type="string" calcext:value-type="string">
            <text:p>p=</text:p>
          </table:table-cell>
          <table:table-cell table:style-name="ce4" table:formula="of:=CHOOSE(ROUND(RAND())+1;-1;1)*RANDBETWEEN(1;30)" office:value-type="float" office:value="13" calcext:value-type="float">
            <text:p>1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3" calcext:value-type="float">
            <text:p>1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0" calcext:value-type="float">
            <text:p>1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4" calcext:value-type="float">
            <text:p>24</text:p>
          </table:table-cell>
          <table:table-cell table:style-name="ce10" office:value-type="string" calcext:value-type="string">
            <text:p>=</text:p>
          </table:table-cell>
          <table:table-cell table:style-name="ce136" table:formula="of:=&quot;x² + x + &quot;&amp;[.AD18]" office:value-type="string" office:string-value="x² + x + 5" calcext:value-type="string">
            <text:p>x² + x + 5</text:p>
          </table:table-cell>
          <table:table-cell table:style-name="ce137" office:value-type="string" calcext:value-type="string">
            <text:p>pour x =</text:p>
          </table:table-cell>
          <table:table-cell table:style-name="ce138" table:formula="of:=RANDBETWEEN(0;5)" office:value-type="float" office:value="1" calcext:value-type="float">
            <text:p>1</text:p>
          </table:table-cell>
          <table:table-cell table:style-name="ce56" office:value-type="string" calcext:value-type="string">
            <text:p>:</text:p>
          </table:table-cell>
          <table:table-cell/>
          <table:table-cell table:style-name="ce27" table:formula="of:=[.A18]*[.A18]" office:value-type="float" office:value="324" calcext:value-type="float">
            <text:p>324</text:p>
          </table:table-cell>
          <table:table-cell table:style-name="ce135" table:formula="of:=[.F18]*3&amp;&quot; cm&quot;" office:value-type="string" office:string-value="18,6 cm" calcext:value-type="string">
            <text:p>18,6 cm</text:p>
          </table:table-cell>
          <table:table-cell table:style-name="ce27" table:formula="of:=[.J18]+IF([.K18]=&quot;+&quot;;[.L18];-[.L18])+IF([.M18]=&quot;+&quot;;[.N18];-[.N18])+IF([.O18]=&quot;+&quot;;[.P18];-[.P18])" office:value-type="float" office:value="-8" calcext:value-type="float">
            <text:p>-8</text:p>
          </table:table-cell>
          <table:table-cell table:style-name="ce48" table:formula="of:=[.T18]*[.T18]+[.T18]+[.AD18]" office:value-type="float" office:value="7" calcext:value-type="float">
            <text:p>7</text:p>
          </table:table-cell>
          <table:table-cell/>
          <table:table-cell table:formula="of:=RANK([.AC18];[.AC12:.AC21])+5" office:value-type="float" office:value="14" calcext:value-type="float">
            <text:p>14</text:p>
          </table:table-cell>
          <table:table-cell table:style-name="ce83" table:formula="of:=RAND()" office:value-type="float" office:value="0.139026290836282" calcext:value-type="float">
            <text:p>0,139026290836282</text:p>
          </table:table-cell>
          <table:table-cell table:style-name="ce140" table:formula="of:=RANDBETWEEN(2;13)" office:value-type="float" office:value="5" calcext:value-type="float">
            <text:p>5</text:p>
          </table:table-cell>
          <table:table-cell table:style-name="ce141" table:formula="of:=RANDBETWEEN(2;5)" office:value-type="float" office:value="3" calcext:value-type="float">
            <text:p>3</text:p>
          </table:table-cell>
          <table:table-cell table:style-name="ce141" table:formula="of:=RANDBETWEEN(2;5)" office:value-type="float" office:value="2" calcext:value-type="float">
            <text:p>2</text:p>
          </table:table-cell>
          <table:table-cell table:number-columns-repeated="992"/>
        </table:table-row>
        <table:table-row table:style-name="ro3">
          <table:table-cell table:style-name="ce4" table:formula="of:=[.AB19]+IF([.AB19]&gt;10;IF(ROUND(RAND());[.AB19]-11;[.AB19]-10))" office:value-type="float" office:value="7" calcext:value-type="float">
            <text:p>7</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Triangle</text:p>
            <text:p>isocèle a=</text:p>
          </table:table-cell>
          <table:table-cell table:style-name="ce124" table:formula="of:=ROUND(RAND()*100)/CHOOSE(RANDBETWEEN(1;2);1;10)" office:value-type="float" office:value="95" calcext:value-type="float">
            <text:p>95</text:p>
          </table:table-cell>
          <table:table-cell table:style-name="ce47" office:value-type="string" calcext:value-type="string">
            <text:p>b=c= </text:p>
          </table:table-cell>
          <table:table-cell table:style-name="ce41" table:formula="of:=ROUND(RAND()*100)/CHOOSE(RANDBETWEEN(1;2);1;10)" office:value-type="float" office:value="44" calcext:value-type="float">
            <text:p>44</text:p>
          </table:table-cell>
          <table:table-cell table:style-name="ce10" office:value-type="string" calcext:value-type="string">
            <text:p>p=</text:p>
          </table:table-cell>
          <table:table-cell table:style-name="ce4" table:formula="of:=CHOOSE(ROUND(RAND())+1;-1;1)*RANDBETWEEN(1;30)" office:value-type="float" office:value="-4" calcext:value-type="float">
            <text:p>-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7" calcext:value-type="float">
            <text:p>1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5" calcext:value-type="float">
            <text:p>2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5" calcext:value-type="float">
            <text:p>25</text:p>
          </table:table-cell>
          <table:table-cell table:style-name="ce10" office:value-type="string" calcext:value-type="string">
            <text:p>=</text:p>
          </table:table-cell>
          <table:table-cell table:style-name="ce136" table:formula="of:=[.AE19]&amp;&quot;x² - &quot;&amp;[.AF19]&amp;&quot;x + &quot;&amp;[.AD19]" office:value-type="string" office:string-value="3x² - 5x + 11" calcext:value-type="string">
            <text:p>3x² - 5x + 11</text:p>
          </table:table-cell>
          <table:table-cell table:style-name="ce137" office:value-type="string" calcext:value-type="string">
            <text:p>pour x =</text:p>
          </table:table-cell>
          <table:table-cell table:style-name="ce138" table:formula="of:=RANDBETWEEN(0;5)" office:value-type="float" office:value="3" calcext:value-type="float">
            <text:p>3</text:p>
          </table:table-cell>
          <table:table-cell table:style-name="ce56" office:value-type="string" calcext:value-type="string">
            <text:p>:</text:p>
          </table:table-cell>
          <table:table-cell/>
          <table:table-cell table:style-name="ce27" table:formula="of:=[.A19]*[.A19]" office:value-type="float" office:value="49" calcext:value-type="float">
            <text:p>49</text:p>
          </table:table-cell>
          <table:table-cell table:style-name="ce135" table:formula="of:=[.F19]+[.H19]*2&amp;&quot; cm&quot;" office:value-type="string" office:string-value="183 cm" calcext:value-type="string">
            <text:p>183 cm</text:p>
          </table:table-cell>
          <table:table-cell table:style-name="ce27" table:formula="of:=[.J19]+IF([.K19]=&quot;+&quot;;[.L19];-[.L19])+IF([.M19]=&quot;+&quot;;[.N19];-[.N19])+IF([.O19]=&quot;+&quot;;[.P19];-[.P19])" office:value-type="float" office:value="-21" calcext:value-type="float">
            <text:p>-21</text:p>
          </table:table-cell>
          <table:table-cell table:style-name="ce48" table:formula="of:=[.AE19]*[.T19]*[.T19]-[.AF19]*[.T19]+[.AD19]" office:value-type="float" office:value="23" calcext:value-type="float">
            <text:p>23</text:p>
          </table:table-cell>
          <table:table-cell/>
          <table:table-cell table:formula="of:=RANK([.AC19];[.AC12:.AC21])+5" office:value-type="float" office:value="7" calcext:value-type="float">
            <text:p>7</text:p>
          </table:table-cell>
          <table:table-cell table:style-name="ce83" table:formula="of:=RAND()" office:value-type="float" office:value="0.87349904483813" calcext:value-type="float">
            <text:p>0,87349904483813</text:p>
          </table:table-cell>
          <table:table-cell table:style-name="ce140" table:formula="of:=RANDBETWEEN(2;13)" office:value-type="float" office:value="11" calcext:value-type="float">
            <text:p>11</text:p>
          </table:table-cell>
          <table:table-cell table:style-name="ce141" table:formula="of:=RANDBETWEEN(2;5)" office:value-type="float" office:value="3" calcext:value-type="float">
            <text:p>3</text:p>
          </table:table-cell>
          <table:table-cell table:style-name="ce141" table:formula="of:=RANDBETWEEN(2;5)" office:value-type="float" office:value="5" calcext:value-type="float">
            <text:p>5</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5" table:number-rows-spanned="1">
            <text:p>😕 <text:s text:c="3"/>😃 <text:s text:c="3"/>😎</text:p>
          </table:table-cell>
          <table:covered-table-cell table:number-columns-repeated="4" table:style-name="ce15"/>
          <table:table-cell table:style-name="ce5" office:value-type="string" calcext:value-type="string" table:number-columns-spanned="8" table:number-rows-spanned="1">
            <text:p>😕 <text:s text:c="3"/>😃 <text:s text:c="3"/>😎</text:p>
          </table:table-cell>
          <table:covered-table-cell table:number-columns-repeated="7"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C20];[.AC12:.AC21])+5" office:value-type="float" office:value="13" calcext:value-type="float">
            <text:p>13</text:p>
          </table:table-cell>
          <table:table-cell table:style-name="ce83" table:formula="of:=RAND()" office:value-type="float" office:value="0.191801044175569" calcext:value-type="float">
            <text:p>0,191801044175569</text:p>
          </table:table-cell>
          <table:table-cell table:style-name="ce15"/>
          <table:table-cell table:number-columns-repeated="994"/>
        </table:table-row>
        <table:table-row table:style-name="ro6">
          <table:table-cell table:number-columns-repeated="27"/>
          <table:table-cell table:formula="of:=RANK([.AC21];[.AC12:.AC21])+5" office:value-type="float" office:value="8" calcext:value-type="float">
            <text:p>8</text:p>
          </table:table-cell>
          <table:table-cell table:style-name="ce83" table:formula="of:=RAND()" office:value-type="float" office:value="0.76792088385099" calcext:value-type="float">
            <text:p>0,76792088385099</text:p>
          </table:table-cell>
          <table:table-cell table:style-name="ce15"/>
          <table:table-cell table:number-columns-repeated="994"/>
        </table:table-row>
        <table:table-row table:style-name="ro5">
          <table:table-cell table:number-columns-repeated="1024"/>
        </table:table-row>
        <table:table-row table:style-name="ro2">
          <table:table-cell table:style-name="ce49" office:value-type="string" calcext:value-type="string" table:number-columns-spanned="4" table:number-rows-spanned="2">
            <text:p>CEINTURE</text:p>
            <text:p>BLEUE 2</text:p>
          </table:table-cell>
          <table:covered-table-cell table:number-columns-repeated="3"/>
          <table:table-cell table:style-name="ce11" office:value-type="string" calcext:value-type="string" table:number-columns-spanned="11" table:number-rows-spanned="1">
            <text:p>TEST 4<text:span text:style-name="T2">e</text:span> - Date : ……………………………</text:p>
          </table:table-cell>
          <table:covered-table-cell table:number-columns-repeated="10"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AC23];[.AC23:.AC32])+5" office:value-type="float" office:value="13" calcext:value-type="float">
            <text:p>13</text:p>
          </table:table-cell>
          <table:table-cell table:style-name="ce83" table:formula="of:=RAND()" office:value-type="float" office:value="0.344110788439717" calcext:value-type="float">
            <text:p>0,344110788439717</text:p>
          </table:table-cell>
          <table:table-cell table:number-columns-repeated="995"/>
        </table:table-row>
        <table:table-row table:style-name="ro2">
          <table:covered-table-cell table:number-columns-repeated="2" table:style-name="ce12"/>
          <table:covered-table-cell table:number-columns-repeated="2"/>
          <table:table-cell table:style-name="ce61" office:value-type="string" calcext:value-type="string" table:number-columns-spanned="6" table:number-rows-spanned="1">
            <text:p>NOM :</text:p>
          </table:table-cell>
          <table:covered-table-cell table:number-columns-repeated="3" table:style-name="ce13"/>
          <table:covered-table-cell/>
          <table:covered-table-cell table:style-name="ce8"/>
          <table:table-cell table:style-name="ce61" office:value-type="string" calcext:value-type="string" table:number-columns-spanned="7" table:number-rows-spanned="1">
            <text:p>Prénom :</text:p>
          </table:table-cell>
          <table:covered-table-cell table:number-columns-repeated="4"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U$2]" office:value-type="string" office:string-value="v2287" calcext:value-type="string">
            <text:p>v2287</text:p>
          </table:table-cell>
          <table:table-cell/>
          <table:table-cell table:style-name="ce25" office:value-type="string" calcext:value-type="string" table:number-columns-spanned="4" table:number-rows-spanned="1">
            <text:p>Correction CEINTURE BLEUE 2</text:p>
          </table:table-cell>
          <table:covered-table-cell table:style-name="ce28"/>
          <table:covered-table-cell table:style-name="ce30"/>
          <table:covered-table-cell table:style-name="ce31"/>
          <table:table-cell/>
          <table:table-cell table:formula="of:=RANK([.AC24];[.AC23:.AC32])+5" office:value-type="float" office:value="14" calcext:value-type="float">
            <text:p>14</text:p>
          </table:table-cell>
          <table:table-cell table:style-name="ce83" table:formula="of:=RAND()" office:value-type="float" office:value="0.302089981836854" calcext:value-type="float">
            <text:p>0,302089981836854</text:p>
          </table:table-cell>
          <table:table-cell table:style-name="ce15"/>
          <table:table-cell table:number-columns-repeated="994"/>
        </table:table-row>
        <table:table-row table:style-name="ro3">
          <table:table-cell table:style-name="ce37" office:value-type="string" calcext:value-type="string" table:number-columns-spanned="4" table:number-rows-spanned="1">
            <text:p>Carrés de 6 à 20</text:p>
          </table:table-cell>
          <table:covered-table-cell table:number-columns-repeated="3" table:style-name="ce38"/>
          <table:table-cell table:style-name="ce37" office:value-type="string" calcext:value-type="string" table:number-columns-spanned="5" table:number-rows-spanned="1">
            <text:p>Périmètres en cm</text:p>
          </table:table-cell>
          <table:covered-table-cell table:number-columns-repeated="4" table:style-name="ce38"/>
          <table:table-cell table:style-name="ce37" office:value-type="string" calcext:value-type="string" table:number-columns-spanned="8" table:number-rows-spanned="1">
            <text:p>Somme de 4 termes</text:p>
          </table:table-cell>
          <table:covered-table-cell table:number-columns-repeated="7" table:style-name="ce38"/>
          <table:table-cell table:style-name="ce37" office:value-type="string" calcext:value-type="string" table:number-columns-spanned="4" table:number-rows-spanned="1">
            <text:p>Valeur d’une expression</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U23]" office:value-type="string" office:string-value="AC" calcext:value-type="string">
            <text:p>AC</text:p>
          </table:table-cell>
          <table:table-cell table:style-name="ce96"/>
          <table:table-cell table:style-name="ce99" table:formula="of:=[.U24]" office:value-type="string" office:string-value="v2287" calcext:value-type="string">
            <text:p>v2287</text:p>
          </table:table-cell>
          <table:table-cell table:style-name="ce83"/>
          <table:table-cell table:formula="of:=RANK([.AC25];[.AC23:.AC32])+5" office:value-type="float" office:value="11" calcext:value-type="float">
            <text:p>11</text:p>
          </table:table-cell>
          <table:table-cell table:style-name="ce83" table:formula="of:=RAND()" office:value-type="float" office:value="0.394085021405785" calcext:value-type="float">
            <text:p>0,394085021405785</text:p>
          </table:table-cell>
          <table:table-cell table:style-name="ce15"/>
          <table:table-cell table:style-name="ce83" table:number-columns-repeated="2"/>
          <table:table-cell table:number-columns-repeated="992"/>
        </table:table-row>
        <table:table-row table:style-name="ro3">
          <table:table-cell table:style-name="ce4" table:formula="of:=[.AB26]+IF([.AB26]&gt;10;IF(ROUND(RAND());[.AB26]-11;[.AB26]-10);0)" office:value-type="float" office:value="7" calcext:value-type="float">
            <text:p>7</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rectangle L=</text:p>
          </table:table-cell>
          <table:table-cell table:style-name="ce41" table:formula="of:=ROUND(RAND()*100)/CHOOSE(RANDBETWEEN(1;2);1;10)" office:value-type="float" office:value="32" calcext:value-type="float">
            <text:p>32</text:p>
          </table:table-cell>
          <table:table-cell table:style-name="ce121" office:value-type="string" calcext:value-type="string">
            <text:p>l=</text:p>
          </table:table-cell>
          <table:table-cell table:style-name="ce41" table:formula="of:=ROUND(RAND()*100)/CHOOSE(RANDBETWEEN(1;2);1;10)" office:value-type="float" office:value="83" calcext:value-type="float">
            <text:p>83</text:p>
          </table:table-cell>
          <table:table-cell table:style-name="ce10" office:value-type="string" calcext:value-type="string">
            <text:p>p=</text:p>
          </table:table-cell>
          <table:table-cell table:style-name="ce4" table:formula="of:=CHOOSE(ROUND(RAND())+1;-1;1)*RANDBETWEEN(1;30)" office:value-type="float" office:value="-30" calcext:value-type="float">
            <text:p>-3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5" calcext:value-type="float">
            <text:p>1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9" calcext:value-type="float">
            <text:p>1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9" calcext:value-type="float">
            <text:p>9</text:p>
          </table:table-cell>
          <table:table-cell table:style-name="ce10" office:value-type="string" calcext:value-type="string">
            <text:p>=</text:p>
          </table:table-cell>
          <table:table-cell table:style-name="ce136" table:formula="of:=&quot;x + &quot;&amp;[.AD26]" office:value-type="string" office:string-value="x + 12" calcext:value-type="string">
            <text:p>x + 12</text:p>
          </table:table-cell>
          <table:table-cell table:style-name="ce137" office:value-type="string" calcext:value-type="string">
            <text:p>pour x =</text:p>
          </table:table-cell>
          <table:table-cell table:style-name="ce138" table:formula="of:=RANDBETWEEN(0;9)" office:value-type="float" office:value="2" calcext:value-type="float">
            <text:p>2</text:p>
          </table:table-cell>
          <table:table-cell table:style-name="ce56" office:value-type="string" calcext:value-type="string">
            <text:p>:</text:p>
          </table:table-cell>
          <table:table-cell/>
          <table:table-cell table:style-name="ce27" table:formula="of:=[.A26]*[.A26]" office:value-type="float" office:value="49" calcext:value-type="float">
            <text:p>49</text:p>
          </table:table-cell>
          <table:table-cell table:style-name="ce135" table:formula="of:=[.F26]*2+[.H26]*2&amp;&quot; cm&quot;" office:value-type="string" office:string-value="230 cm" calcext:value-type="string">
            <text:p>230 cm</text:p>
          </table:table-cell>
          <table:table-cell table:style-name="ce27" table:formula="of:=[.J26]+IF([.K26]=&quot;+&quot;;[.L26];-[.L26])+IF([.M26]=&quot;+&quot;;[.N26];-[.N26])+IF([.O26]=&quot;+&quot;;[.P26];-[.P26])" office:value-type="float" office:value="-17" calcext:value-type="float">
            <text:p>-17</text:p>
          </table:table-cell>
          <table:table-cell table:style-name="ce48" table:formula="of:=[.T26]+[.AD26]" office:value-type="float" office:value="14" calcext:value-type="float">
            <text:p>14</text:p>
          </table:table-cell>
          <table:table-cell/>
          <table:table-cell table:formula="of:=RANK([.AC26];[.AC23:.AC32])+5" office:value-type="float" office:value="7" calcext:value-type="float">
            <text:p>7</text:p>
          </table:table-cell>
          <table:table-cell table:style-name="ce83" table:formula="of:=RAND()" office:value-type="float" office:value="0.966661705999992" calcext:value-type="float">
            <text:p>0,966661705999992</text:p>
          </table:table-cell>
          <table:table-cell table:style-name="ce140" table:formula="of:=RANDBETWEEN(2;13)" office:value-type="float" office:value="12" calcext:value-type="float">
            <text:p>12</text:p>
          </table:table-cell>
          <table:table-cell table:style-name="ce141" table:formula="of:=RANDBETWEEN(2;5)" office:value-type="float" office:value="4" calcext:value-type="float">
            <text:p>4</text:p>
          </table:table-cell>
          <table:table-cell table:style-name="ce141" table:formula="of:=RANDBETWEEN(2;4)" office:value-type="float" office:value="4" calcext:value-type="float">
            <text:p>4</text:p>
          </table:table-cell>
          <table:table-cell table:number-columns-repeated="992"/>
        </table:table-row>
        <table:table-row table:style-name="ro3">
          <table:table-cell table:style-name="ce4" table:formula="of:=[.AB27]+IF([.AB27]&gt;10;IF(ROUND(RAND());[.AB27]-11;[.AB27]-10))" office:value-type="float" office:value="20" calcext:value-type="float">
            <text:p>20</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carré c=</text:p>
          </table:table-cell>
          <table:table-cell table:style-name="ce41" table:formula="of:=ROUND(RAND()*100)/CHOOSE(RANDBETWEEN(1;2);1;10)" office:value-type="float" office:value="97" calcext:value-type="float">
            <text:p>97</text:p>
          </table:table-cell>
          <table:table-cell table:style-name="ce9" table:number-columns-repeated="2"/>
          <table:table-cell table:style-name="ce10" office:value-type="string" calcext:value-type="string">
            <text:p>p=</text:p>
          </table:table-cell>
          <table:table-cell table:style-name="ce4" table:formula="of:=CHOOSE(ROUND(RAND())+1;-1;1)*RANDBETWEEN(1;30)" office:value-type="float" office:value="21" calcext:value-type="float">
            <text:p>2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7" calcext:value-type="float">
            <text:p>1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0" calcext:value-type="float">
            <text:p>1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2" calcext:value-type="float">
            <text:p>12</text:p>
          </table:table-cell>
          <table:table-cell table:style-name="ce10" office:value-type="string" calcext:value-type="string">
            <text:p>=</text:p>
          </table:table-cell>
          <table:table-cell table:style-name="ce136" table:formula="of:=[.AE27]&amp;&quot;x + &quot;&amp;[.AD27]" office:value-type="string" office:string-value="3x + 5" calcext:value-type="string">
            <text:p>3x + 5</text:p>
          </table:table-cell>
          <table:table-cell table:style-name="ce137" office:value-type="string" calcext:value-type="string">
            <text:p>pour x =</text:p>
          </table:table-cell>
          <table:table-cell table:style-name="ce138" table:formula="of:=RANDBETWEEN(0;9)" office:value-type="float" office:value="9" calcext:value-type="float">
            <text:p>9</text:p>
          </table:table-cell>
          <table:table-cell table:style-name="ce56" office:value-type="string" calcext:value-type="string">
            <text:p>:</text:p>
          </table:table-cell>
          <table:table-cell/>
          <table:table-cell table:style-name="ce27" table:formula="of:=[.A27]*[.A27]" office:value-type="float" office:value="400" calcext:value-type="float">
            <text:p>400</text:p>
          </table:table-cell>
          <table:table-cell table:style-name="ce135" table:formula="of:=[.F27]*4&amp;&quot; cm&quot;" office:value-type="string" office:string-value="388 cm" calcext:value-type="string">
            <text:p>388 cm</text:p>
          </table:table-cell>
          <table:table-cell table:style-name="ce27" table:formula="of:=[.J27]+IF([.K27]=&quot;+&quot;;[.L27];-[.L27])+IF([.M27]=&quot;+&quot;;[.N27];-[.N27])+IF([.O27]=&quot;+&quot;;[.P27];-[.P27])" office:value-type="float" office:value="-18" calcext:value-type="float">
            <text:p>-18</text:p>
          </table:table-cell>
          <table:table-cell table:style-name="ce48" table:formula="of:=[.AE27]*[.T27]+[.AD27]" office:value-type="float" office:value="32" calcext:value-type="float">
            <text:p>32</text:p>
          </table:table-cell>
          <table:table-cell/>
          <table:table-cell table:formula="of:=RANK([.AC27];[.AC23:.AC32])+5" office:value-type="float" office:value="15" calcext:value-type="float">
            <text:p>15</text:p>
          </table:table-cell>
          <table:table-cell table:style-name="ce83" table:formula="of:=RAND()" office:value-type="float" office:value="0.0768540479953344" calcext:value-type="float">
            <text:p>0,076854047995335</text:p>
          </table:table-cell>
          <table:table-cell table:style-name="ce140" table:formula="of:=RANDBETWEEN(2;13)" office:value-type="float" office:value="5" calcext:value-type="float">
            <text:p>5</text:p>
          </table:table-cell>
          <table:table-cell table:style-name="ce141" table:formula="of:=RANDBETWEEN(2;5)" office:value-type="float" office:value="3" calcext:value-type="float">
            <text:p>3</text:p>
          </table:table-cell>
          <table:table-cell table:style-name="ce141" table:formula="of:=RANDBETWEEN(2;5)" office:value-type="float" office:value="3" calcext:value-type="float">
            <text:p>3</text:p>
          </table:table-cell>
          <table:table-cell table:number-columns-repeated="992"/>
        </table:table-row>
        <table:table-row table:style-name="ro3">
          <table:table-cell table:style-name="ce4" table:formula="of:=[.AB28]+IF([.AB28]&gt;10;IF(ROUND(RAND());[.AB28]-11;[.AB28]-10))" office:value-type="float" office:value="6" calcext:value-type="float">
            <text:p>6</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losange c=</text:p>
          </table:table-cell>
          <table:table-cell table:style-name="ce41" table:formula="of:=ROUND(RAND()*100)/CHOOSE(RANDBETWEEN(1;2);1;10)" office:value-type="float" office:value="92" calcext:value-type="float">
            <text:p>92</text:p>
          </table:table-cell>
          <table:table-cell table:style-name="ce9" table:number-columns-repeated="2"/>
          <table:table-cell table:style-name="ce10" office:value-type="string" calcext:value-type="string">
            <text:p>p=</text:p>
          </table:table-cell>
          <table:table-cell table:style-name="ce4" table:formula="of:=CHOOSE(ROUND(RAND())+1;-1;1)*RANDBETWEEN(1;30)" office:value-type="float" office:value="-13" calcext:value-type="float">
            <text:p>-1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5" calcext:value-type="float">
            <text:p>2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4" calcext:value-type="float">
            <text:p>2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9" calcext:value-type="float">
            <text:p>9</text:p>
          </table:table-cell>
          <table:table-cell table:style-name="ce10" office:value-type="string" calcext:value-type="string">
            <text:p>=</text:p>
          </table:table-cell>
          <table:table-cell table:style-name="ce136" table:formula="of:=&quot;-&quot;&amp;[.AE28]&amp;&quot;x - &quot;&amp;[.AD28]" office:value-type="string" office:string-value="-2x - 13" calcext:value-type="string">
            <text:p>-2x - 13</text:p>
          </table:table-cell>
          <table:table-cell table:style-name="ce137" office:value-type="string" calcext:value-type="string">
            <text:p>pour x =</text:p>
          </table:table-cell>
          <table:table-cell table:style-name="ce138" table:formula="of:=RANDBETWEEN(0;9)" office:value-type="float" office:value="0" calcext:value-type="float">
            <text:p>0</text:p>
          </table:table-cell>
          <table:table-cell table:style-name="ce56" office:value-type="string" calcext:value-type="string">
            <text:p>:</text:p>
          </table:table-cell>
          <table:table-cell/>
          <table:table-cell table:style-name="ce27" table:formula="of:=[.A28]*[.A28]" office:value-type="float" office:value="36" calcext:value-type="float">
            <text:p>36</text:p>
          </table:table-cell>
          <table:table-cell table:style-name="ce135" table:formula="of:=[.F28]*4&amp;&quot; cm&quot;" office:value-type="string" office:string-value="368 cm" calcext:value-type="string">
            <text:p>368 cm</text:p>
          </table:table-cell>
          <table:table-cell table:style-name="ce27" table:formula="of:=[.J28]+IF([.K28]=&quot;+&quot;;[.L28];-[.L28])+IF([.M28]=&quot;+&quot;;[.N28];-[.N28])+IF([.O28]=&quot;+&quot;;[.P28];-[.P28])" office:value-type="float" office:value="-3" calcext:value-type="float">
            <text:p>-3</text:p>
          </table:table-cell>
          <table:table-cell table:style-name="ce48" table:formula="of:=-[.AE28]*[.T28]-[.AD28]" office:value-type="float" office:value="-13" calcext:value-type="float">
            <text:p>-13</text:p>
          </table:table-cell>
          <table:table-cell/>
          <table:table-cell table:formula="of:=RANK([.AC28];[.AC23:.AC32])+5" office:value-type="float" office:value="6" calcext:value-type="float">
            <text:p>6</text:p>
          </table:table-cell>
          <table:table-cell table:style-name="ce83" table:formula="of:=RAND()" office:value-type="float" office:value="0.974341870292696" calcext:value-type="float">
            <text:p>0,974341870292696</text:p>
          </table:table-cell>
          <table:table-cell table:style-name="ce140" table:formula="of:=RANDBETWEEN(2;13)" office:value-type="float" office:value="13" calcext:value-type="float">
            <text:p>13</text:p>
          </table:table-cell>
          <table:table-cell table:style-name="ce141" table:formula="of:=RANDBETWEEN(2;5)" office:value-type="float" office:value="2" calcext:value-type="float">
            <text:p>2</text:p>
          </table:table-cell>
          <table:table-cell table:style-name="ce141" table:formula="of:=RANDBETWEEN(2;5)" office:value-type="float" office:value="4" calcext:value-type="float">
            <text:p>4</text:p>
          </table:table-cell>
          <table:table-cell table:number-columns-repeated="992"/>
        </table:table-row>
        <table:table-row table:style-name="ro3">
          <table:table-cell table:style-name="ce4" table:formula="of:=[.AB29]+IF([.AB29]&gt;10;IF(ROUND(RAND());[.AB29]-11;[.AB29]-10))" office:value-type="float" office:value="9" calcext:value-type="float">
            <text:p>9</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Triangle</text:p>
            <text:p>équilatéral c=</text:p>
          </table:table-cell>
          <table:table-cell table:style-name="ce124" table:formula="of:=ROUND(RAND()*100)/CHOOSE(RANDBETWEEN(1;2);1;10)" office:value-type="float" office:value="3.3" calcext:value-type="float">
            <text:p>3,3</text:p>
          </table:table-cell>
          <table:table-cell table:style-name="ce9" table:number-columns-repeated="2"/>
          <table:table-cell table:style-name="ce10" office:value-type="string" calcext:value-type="string">
            <text:p>p=</text:p>
          </table:table-cell>
          <table:table-cell table:style-name="ce4" table:formula="of:=CHOOSE(ROUND(RAND())+1;-1;1)*RANDBETWEEN(1;30)" office:value-type="float" office:value="-23" calcext:value-type="float">
            <text:p>-2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9" calcext:value-type="float">
            <text:p>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3" calcext:value-type="float">
            <text:p>1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9" calcext:value-type="float">
            <text:p>19</text:p>
          </table:table-cell>
          <table:table-cell table:style-name="ce10" office:value-type="string" calcext:value-type="string">
            <text:p>=</text:p>
          </table:table-cell>
          <table:table-cell table:style-name="ce136" table:formula="of:=&quot;x² + x + &quot;&amp;[.AD29]" office:value-type="string" office:string-value="x² + x + 2" calcext:value-type="string">
            <text:p>x² + x + 2</text:p>
          </table:table-cell>
          <table:table-cell table:style-name="ce137" office:value-type="string" calcext:value-type="string">
            <text:p>pour x =</text:p>
          </table:table-cell>
          <table:table-cell table:style-name="ce138" table:formula="of:=RANDBETWEEN(0;5)" office:value-type="float" office:value="3" calcext:value-type="float">
            <text:p>3</text:p>
          </table:table-cell>
          <table:table-cell table:style-name="ce56" office:value-type="string" calcext:value-type="string">
            <text:p>:</text:p>
          </table:table-cell>
          <table:table-cell/>
          <table:table-cell table:style-name="ce27" table:formula="of:=[.A29]*[.A29]" office:value-type="float" office:value="81" calcext:value-type="float">
            <text:p>81</text:p>
          </table:table-cell>
          <table:table-cell table:style-name="ce135" table:formula="of:=[.F29]*3&amp;&quot; cm&quot;" office:value-type="string" office:string-value="9,9 cm" calcext:value-type="string">
            <text:p>9,9 cm</text:p>
          </table:table-cell>
          <table:table-cell table:style-name="ce27" table:formula="of:=[.J29]+IF([.K29]=&quot;+&quot;;[.L29];-[.L29])+IF([.M29]=&quot;+&quot;;[.N29];-[.N29])+IF([.O29]=&quot;+&quot;;[.P29];-[.P29])" office:value-type="float" office:value="18" calcext:value-type="float">
            <text:p>18</text:p>
          </table:table-cell>
          <table:table-cell table:style-name="ce48" table:formula="of:=[.T29]*[.T29]+[.T29]+[.AD29]" office:value-type="float" office:value="14" calcext:value-type="float">
            <text:p>14</text:p>
          </table:table-cell>
          <table:table-cell/>
          <table:table-cell table:formula="of:=RANK([.AC29];[.AC23:.AC32])+5" office:value-type="float" office:value="9" calcext:value-type="float">
            <text:p>9</text:p>
          </table:table-cell>
          <table:table-cell table:style-name="ce83" table:formula="of:=RAND()" office:value-type="float" office:value="0.75495304132437" calcext:value-type="float">
            <text:p>0,75495304132437</text:p>
          </table:table-cell>
          <table:table-cell table:style-name="ce140" table:formula="of:=RANDBETWEEN(2;13)" office:value-type="float" office:value="2" calcext:value-type="float">
            <text:p>2</text:p>
          </table:table-cell>
          <table:table-cell table:style-name="ce141" table:formula="of:=RANDBETWEEN(2;5)" office:value-type="float" office:value="5" calcext:value-type="float">
            <text:p>5</text:p>
          </table:table-cell>
          <table:table-cell table:style-name="ce141" table:formula="of:=RANDBETWEEN(2;5)" office:value-type="float" office:value="5" calcext:value-type="float">
            <text:p>5</text:p>
          </table:table-cell>
          <table:table-cell table:number-columns-repeated="992"/>
        </table:table-row>
        <table:table-row table:style-name="ro3">
          <table:table-cell table:style-name="ce4" table:formula="of:=[.AB30]+IF([.AB30]&gt;10;IF(ROUND(RAND());[.AB30]-11;[.AB30]-10))" office:value-type="float" office:value="14" calcext:value-type="float">
            <text:p>14</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Triangle</text:p>
            <text:p>isocèle a=</text:p>
          </table:table-cell>
          <table:table-cell table:style-name="ce124" table:formula="of:=ROUND(RAND()*100)/CHOOSE(RANDBETWEEN(1;2);1;10)" office:value-type="float" office:value="85" calcext:value-type="float">
            <text:p>85</text:p>
          </table:table-cell>
          <table:table-cell table:style-name="ce47" office:value-type="string" calcext:value-type="string">
            <text:p>b=c= </text:p>
          </table:table-cell>
          <table:table-cell table:style-name="ce41" table:formula="of:=ROUND(RAND()*100)/CHOOSE(RANDBETWEEN(1;2);1;10)" office:value-type="float" office:value="84" calcext:value-type="float">
            <text:p>84</text:p>
          </table:table-cell>
          <table:table-cell table:style-name="ce10" office:value-type="string" calcext:value-type="string">
            <text:p>p=</text:p>
          </table:table-cell>
          <table:table-cell table:style-name="ce4" table:formula="of:=CHOOSE(ROUND(RAND())+1;-1;1)*RANDBETWEEN(1;30)" office:value-type="float" office:value="12" calcext:value-type="float">
            <text:p>1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8" calcext:value-type="float">
            <text:p>1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5" calcext:value-type="float">
            <text:p>1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3" calcext:value-type="float">
            <text:p>3</text:p>
          </table:table-cell>
          <table:table-cell table:style-name="ce10" office:value-type="string" calcext:value-type="string">
            <text:p>=</text:p>
          </table:table-cell>
          <table:table-cell table:style-name="ce136" table:formula="of:=[.AE30]&amp;&quot;x² - &quot;&amp;[.AF30]&amp;&quot;x + &quot;&amp;[.AD30]" office:value-type="string" office:string-value="3x² - 2x + 7" calcext:value-type="string">
            <text:p>3x² - 2x + 7</text:p>
          </table:table-cell>
          <table:table-cell table:style-name="ce137" office:value-type="string" calcext:value-type="string">
            <text:p>pour x =</text:p>
          </table:table-cell>
          <table:table-cell table:style-name="ce138" table:formula="of:=RANDBETWEEN(0;5)" office:value-type="float" office:value="5" calcext:value-type="float">
            <text:p>5</text:p>
          </table:table-cell>
          <table:table-cell table:style-name="ce56" office:value-type="string" calcext:value-type="string">
            <text:p>:</text:p>
          </table:table-cell>
          <table:table-cell/>
          <table:table-cell table:style-name="ce27" table:formula="of:=[.A30]*[.A30]" office:value-type="float" office:value="196" calcext:value-type="float">
            <text:p>196</text:p>
          </table:table-cell>
          <table:table-cell table:style-name="ce135" table:formula="of:=[.F30]+[.H30]*2&amp;&quot; cm&quot;" office:value-type="string" office:string-value="253 cm" calcext:value-type="string">
            <text:p>253 cm</text:p>
          </table:table-cell>
          <table:table-cell table:style-name="ce27" table:formula="of:=[.J30]+IF([.K30]=&quot;+&quot;;[.L30];-[.L30])+IF([.M30]=&quot;+&quot;;[.N30];-[.N30])+IF([.O30]=&quot;+&quot;;[.P30];-[.P30])" office:value-type="float" office:value="12" calcext:value-type="float">
            <text:p>12</text:p>
          </table:table-cell>
          <table:table-cell table:style-name="ce48" table:formula="of:=[.AE30]*[.T30]*[.T30]-[.AF30]*[.T30]+[.AD30]" office:value-type="float" office:value="72" calcext:value-type="float">
            <text:p>72</text:p>
          </table:table-cell>
          <table:table-cell/>
          <table:table-cell table:formula="of:=RANK([.AC30];[.AC23:.AC32])+5" office:value-type="float" office:value="12" calcext:value-type="float">
            <text:p>12</text:p>
          </table:table-cell>
          <table:table-cell table:style-name="ce83" table:formula="of:=RAND()" office:value-type="float" office:value="0.371931713721938" calcext:value-type="float">
            <text:p>0,371931713721938</text:p>
          </table:table-cell>
          <table:table-cell table:style-name="ce140" table:formula="of:=RANDBETWEEN(2;13)" office:value-type="float" office:value="7" calcext:value-type="float">
            <text:p>7</text:p>
          </table:table-cell>
          <table:table-cell table:style-name="ce141" table:formula="of:=RANDBETWEEN(2;5)" office:value-type="float" office:value="3" calcext:value-type="float">
            <text:p>3</text:p>
          </table:table-cell>
          <table:table-cell table:style-name="ce141" table:formula="of:=RANDBETWEEN(2;5)" office:value-type="float" office:value="2" calcext:value-type="float">
            <text:p>2</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5" table:number-rows-spanned="1">
            <text:p>😕 <text:s text:c="3"/>😃 <text:s text:c="3"/>😎</text:p>
          </table:table-cell>
          <table:covered-table-cell table:number-columns-repeated="4" table:style-name="ce15"/>
          <table:table-cell table:style-name="ce5" office:value-type="string" calcext:value-type="string" table:number-columns-spanned="8" table:number-rows-spanned="1">
            <text:p>😕 <text:s text:c="3"/>😃 <text:s text:c="3"/>😎</text:p>
          </table:table-cell>
          <table:covered-table-cell table:number-columns-repeated="7"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C31];[.AC23:.AC32])+5" office:value-type="float" office:value="10" calcext:value-type="float">
            <text:p>10</text:p>
          </table:table-cell>
          <table:table-cell table:style-name="ce83" table:formula="of:=RAND()" office:value-type="float" office:value="0.531553767971599" calcext:value-type="float">
            <text:p>0,531553767971599</text:p>
          </table:table-cell>
          <table:table-cell table:style-name="ce15"/>
          <table:table-cell table:number-columns-repeated="994"/>
        </table:table-row>
        <table:table-row table:style-name="ro6">
          <table:table-cell table:number-columns-repeated="27"/>
          <table:table-cell table:formula="of:=RANK([.AC32];[.AC23:.AC32])+5" office:value-type="float" office:value="8" calcext:value-type="float">
            <text:p>8</text:p>
          </table:table-cell>
          <table:table-cell table:style-name="ce83" table:formula="of:=RAND()" office:value-type="float" office:value="0.960111215543359" calcext:value-type="float">
            <text:p>0,960111215543359</text:p>
          </table:table-cell>
          <table:table-cell table:style-name="ce15"/>
          <table:table-cell table:number-columns-repeated="994"/>
        </table:table-row>
        <table:table-row table:style-name="ro5">
          <table:table-cell table:number-columns-repeated="1024"/>
        </table:table-row>
        <table:table-row table:style-name="ro2">
          <table:table-cell table:style-name="ce49" office:value-type="string" calcext:value-type="string" table:number-columns-spanned="4" table:number-rows-spanned="2">
            <text:p>CEINTURE</text:p>
            <text:p>BLEUE 2</text:p>
          </table:table-cell>
          <table:covered-table-cell table:number-columns-repeated="3"/>
          <table:table-cell table:style-name="ce11" office:value-type="string" calcext:value-type="string" table:number-columns-spanned="11" table:number-rows-spanned="1">
            <text:p>TEST 4<text:span text:style-name="T2">e</text:span> - Date : ……………………………</text:p>
          </table:table-cell>
          <table:covered-table-cell table:number-columns-repeated="10"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AC34];[.AC34:.AC43])+5" office:value-type="float" office:value="13" calcext:value-type="float">
            <text:p>13</text:p>
          </table:table-cell>
          <table:table-cell table:style-name="ce83" table:formula="of:=RAND()" office:value-type="float" office:value="0.266734818878985" calcext:value-type="float">
            <text:p>0,266734818878985</text:p>
          </table:table-cell>
          <table:table-cell table:number-columns-repeated="995"/>
        </table:table-row>
        <table:table-row table:style-name="ro2">
          <table:covered-table-cell table:number-columns-repeated="2" table:style-name="ce12"/>
          <table:covered-table-cell table:number-columns-repeated="2"/>
          <table:table-cell table:style-name="ce61" office:value-type="string" calcext:value-type="string" table:number-columns-spanned="6" table:number-rows-spanned="1">
            <text:p>NOM :</text:p>
          </table:table-cell>
          <table:covered-table-cell table:number-columns-repeated="3" table:style-name="ce13"/>
          <table:covered-table-cell/>
          <table:covered-table-cell table:style-name="ce8"/>
          <table:table-cell table:style-name="ce61" office:value-type="string" calcext:value-type="string" table:number-columns-spanned="7" table:number-rows-spanned="1">
            <text:p>Prénom :</text:p>
          </table:table-cell>
          <table:covered-table-cell table:number-columns-repeated="4"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U$2]" office:value-type="string" office:string-value="v2287" calcext:value-type="string">
            <text:p>v2287</text:p>
          </table:table-cell>
          <table:table-cell/>
          <table:table-cell table:style-name="ce25" office:value-type="string" calcext:value-type="string" table:number-columns-spanned="4" table:number-rows-spanned="1">
            <text:p>Correction CEINTURE BLEUE 2</text:p>
          </table:table-cell>
          <table:covered-table-cell table:style-name="ce28"/>
          <table:covered-table-cell table:style-name="ce30"/>
          <table:covered-table-cell table:style-name="ce31"/>
          <table:table-cell/>
          <table:table-cell table:formula="of:=RANK([.AC35];[.AC34:.AC43])+5" office:value-type="float" office:value="7" calcext:value-type="float">
            <text:p>7</text:p>
          </table:table-cell>
          <table:table-cell table:style-name="ce83" table:formula="of:=RAND()" office:value-type="float" office:value="0.672897091052515" calcext:value-type="float">
            <text:p>0,672897091052515</text:p>
          </table:table-cell>
          <table:table-cell table:style-name="ce15"/>
          <table:table-cell table:number-columns-repeated="994"/>
        </table:table-row>
        <table:table-row table:style-name="ro3">
          <table:table-cell table:style-name="ce37" office:value-type="string" calcext:value-type="string" table:number-columns-spanned="4" table:number-rows-spanned="1">
            <text:p>Carrés de 6 à 20</text:p>
          </table:table-cell>
          <table:covered-table-cell table:number-columns-repeated="3" table:style-name="ce38"/>
          <table:table-cell table:style-name="ce37" office:value-type="string" calcext:value-type="string" table:number-columns-spanned="5" table:number-rows-spanned="1">
            <text:p>Périmètres en cm</text:p>
          </table:table-cell>
          <table:covered-table-cell table:number-columns-repeated="4" table:style-name="ce38"/>
          <table:table-cell table:style-name="ce37" office:value-type="string" calcext:value-type="string" table:number-columns-spanned="8" table:number-rows-spanned="1">
            <text:p>Somme de 4 termes</text:p>
          </table:table-cell>
          <table:covered-table-cell table:number-columns-repeated="7" table:style-name="ce38"/>
          <table:table-cell table:style-name="ce37" office:value-type="string" calcext:value-type="string" table:number-columns-spanned="4" table:number-rows-spanned="1">
            <text:p>Valeur d’une expression</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U34]" office:value-type="string" office:string-value="AD" calcext:value-type="string">
            <text:p>AD</text:p>
          </table:table-cell>
          <table:table-cell table:style-name="ce96"/>
          <table:table-cell table:style-name="ce99" table:formula="of:=[.U35]" office:value-type="string" office:string-value="v2287" calcext:value-type="string">
            <text:p>v2287</text:p>
          </table:table-cell>
          <table:table-cell table:style-name="ce83"/>
          <table:table-cell table:formula="of:=RANK([.AC36];[.AC34:.AC43])+5" office:value-type="float" office:value="15" calcext:value-type="float">
            <text:p>15</text:p>
          </table:table-cell>
          <table:table-cell table:style-name="ce83" table:formula="of:=RAND()" office:value-type="float" office:value="0.0869485668110112" calcext:value-type="float">
            <text:p>0,086948566811011</text:p>
          </table:table-cell>
          <table:table-cell table:style-name="ce15"/>
          <table:table-cell table:style-name="ce83" table:number-columns-repeated="2"/>
          <table:table-cell table:number-columns-repeated="992"/>
        </table:table-row>
        <table:table-row table:style-name="ro3">
          <table:table-cell table:style-name="ce4" table:formula="of:=[.AB37]+IF([.AB37]&gt;10;IF(ROUND(RAND());[.AB37]-11;[.AB37]-10);0)" office:value-type="float" office:value="8" calcext:value-type="float">
            <text:p>8</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rectangle L=</text:p>
          </table:table-cell>
          <table:table-cell table:style-name="ce41" table:formula="of:=ROUND(RAND()*100)/CHOOSE(RANDBETWEEN(1;2);1;10)" office:value-type="float" office:value="75" calcext:value-type="float">
            <text:p>75</text:p>
          </table:table-cell>
          <table:table-cell table:style-name="ce121" office:value-type="string" calcext:value-type="string">
            <text:p>l=</text:p>
          </table:table-cell>
          <table:table-cell table:style-name="ce41" table:formula="of:=ROUND(RAND()*100)/CHOOSE(RANDBETWEEN(1;2);1;10)" office:value-type="float" office:value="8" calcext:value-type="float">
            <text:p>8</text:p>
          </table:table-cell>
          <table:table-cell table:style-name="ce10" office:value-type="string" calcext:value-type="string">
            <text:p>p=</text:p>
          </table:table-cell>
          <table:table-cell table:style-name="ce4" table:formula="of:=CHOOSE(ROUND(RAND())+1;-1;1)*RANDBETWEEN(1;30)" office:value-type="float" office:value="25" calcext:value-type="float">
            <text:p>2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9" calcext:value-type="float">
            <text:p>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9" calcext:value-type="float">
            <text:p>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 calcext:value-type="float">
            <text:p>1</text:p>
          </table:table-cell>
          <table:table-cell table:style-name="ce10" office:value-type="string" calcext:value-type="string">
            <text:p>=</text:p>
          </table:table-cell>
          <table:table-cell table:style-name="ce136" table:formula="of:=&quot;x + &quot;&amp;[.AD37]" office:value-type="string" office:string-value="x + 5" calcext:value-type="string">
            <text:p>x + 5</text:p>
          </table:table-cell>
          <table:table-cell table:style-name="ce137" office:value-type="string" calcext:value-type="string">
            <text:p>pour x =</text:p>
          </table:table-cell>
          <table:table-cell table:style-name="ce138" table:formula="of:=RANDBETWEEN(0;9)" office:value-type="float" office:value="8" calcext:value-type="float">
            <text:p>8</text:p>
          </table:table-cell>
          <table:table-cell table:style-name="ce56" office:value-type="string" calcext:value-type="string">
            <text:p>:</text:p>
          </table:table-cell>
          <table:table-cell/>
          <table:table-cell table:style-name="ce27" table:formula="of:=[.A37]*[.A37]" office:value-type="float" office:value="64" calcext:value-type="float">
            <text:p>64</text:p>
          </table:table-cell>
          <table:table-cell table:style-name="ce135" table:formula="of:=[.F37]*2+[.H37]*2&amp;&quot; cm&quot;" office:value-type="string" office:string-value="166 cm" calcext:value-type="string">
            <text:p>166 cm</text:p>
          </table:table-cell>
          <table:table-cell table:style-name="ce27" table:formula="of:=[.J37]+IF([.K37]=&quot;+&quot;;[.L37];-[.L37])+IF([.M37]=&quot;+&quot;;[.N37];-[.N37])+IF([.O37]=&quot;+&quot;;[.P37];-[.P37])" office:value-type="float" office:value="24" calcext:value-type="float">
            <text:p>24</text:p>
          </table:table-cell>
          <table:table-cell table:style-name="ce48" table:formula="of:=[.T37]+[.AD37]" office:value-type="float" office:value="13" calcext:value-type="float">
            <text:p>13</text:p>
          </table:table-cell>
          <table:table-cell/>
          <table:table-cell table:formula="of:=RANK([.AC37];[.AC34:.AC43])+5" office:value-type="float" office:value="8" calcext:value-type="float">
            <text:p>8</text:p>
          </table:table-cell>
          <table:table-cell table:style-name="ce83" table:formula="of:=RAND()" office:value-type="float" office:value="0.655850617770274" calcext:value-type="float">
            <text:p>0,655850617770274</text:p>
          </table:table-cell>
          <table:table-cell table:style-name="ce140" table:formula="of:=RANDBETWEEN(2;13)" office:value-type="float" office:value="5" calcext:value-type="float">
            <text:p>5</text:p>
          </table:table-cell>
          <table:table-cell table:style-name="ce141" table:formula="of:=RANDBETWEEN(2;5)" office:value-type="float" office:value="2" calcext:value-type="float">
            <text:p>2</text:p>
          </table:table-cell>
          <table:table-cell table:style-name="ce141" table:formula="of:=RANDBETWEEN(2;4)" office:value-type="float" office:value="3" calcext:value-type="float">
            <text:p>3</text:p>
          </table:table-cell>
          <table:table-cell table:number-columns-repeated="992"/>
        </table:table-row>
        <table:table-row table:style-name="ro3">
          <table:table-cell table:style-name="ce4" table:formula="of:=[.AB38]+IF([.AB38]&gt;10;IF(ROUND(RAND());[.AB38]-11;[.AB38]-10))" office:value-type="float" office:value="9" calcext:value-type="float">
            <text:p>9</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carré c=</text:p>
          </table:table-cell>
          <table:table-cell table:style-name="ce41" table:formula="of:=ROUND(RAND()*100)/CHOOSE(RANDBETWEEN(1;2);1;10)" office:value-type="float" office:value="0.2" calcext:value-type="float">
            <text:p>0,2</text:p>
          </table:table-cell>
          <table:table-cell table:style-name="ce9" table:number-columns-repeated="2"/>
          <table:table-cell table:style-name="ce10" office:value-type="string" calcext:value-type="string">
            <text:p>p=</text:p>
          </table:table-cell>
          <table:table-cell table:style-name="ce4" table:formula="of:=CHOOSE(ROUND(RAND())+1;-1;1)*RANDBETWEEN(1;30)" office:value-type="float" office:value="26" calcext:value-type="float">
            <text:p>2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4" calcext:value-type="float">
            <text:p>2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1" calcext:value-type="float">
            <text:p>2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8" calcext:value-type="float">
            <text:p>8</text:p>
          </table:table-cell>
          <table:table-cell table:style-name="ce10" office:value-type="string" calcext:value-type="string">
            <text:p>=</text:p>
          </table:table-cell>
          <table:table-cell table:style-name="ce136" table:formula="of:=[.AE38]&amp;&quot;x + &quot;&amp;[.AD38]" office:value-type="string" office:string-value="4x + 9" calcext:value-type="string">
            <text:p>4x + 9</text:p>
          </table:table-cell>
          <table:table-cell table:style-name="ce137" office:value-type="string" calcext:value-type="string">
            <text:p>pour x =</text:p>
          </table:table-cell>
          <table:table-cell table:style-name="ce138" table:formula="of:=RANDBETWEEN(0;9)" office:value-type="float" office:value="6" calcext:value-type="float">
            <text:p>6</text:p>
          </table:table-cell>
          <table:table-cell table:style-name="ce56" office:value-type="string" calcext:value-type="string">
            <text:p>:</text:p>
          </table:table-cell>
          <table:table-cell/>
          <table:table-cell table:style-name="ce27" table:formula="of:=[.A38]*[.A38]" office:value-type="float" office:value="81" calcext:value-type="float">
            <text:p>81</text:p>
          </table:table-cell>
          <table:table-cell table:style-name="ce135" table:formula="of:=[.F38]*4&amp;&quot; cm&quot;" office:value-type="string" office:string-value="0,8 cm" calcext:value-type="string">
            <text:p>0,8 cm</text:p>
          </table:table-cell>
          <table:table-cell table:style-name="ce27" table:formula="of:=[.J38]+IF([.K38]=&quot;+&quot;;[.L38];-[.L38])+IF([.M38]=&quot;+&quot;;[.N38];-[.N38])+IF([.O38]=&quot;+&quot;;[.P38];-[.P38])" office:value-type="float" office:value="31" calcext:value-type="float">
            <text:p>31</text:p>
          </table:table-cell>
          <table:table-cell table:style-name="ce48" table:formula="of:=[.AE38]*[.T38]+[.AD38]" office:value-type="float" office:value="33" calcext:value-type="float">
            <text:p>33</text:p>
          </table:table-cell>
          <table:table-cell/>
          <table:table-cell table:formula="of:=RANK([.AC38];[.AC34:.AC43])+5" office:value-type="float" office:value="9" calcext:value-type="float">
            <text:p>9</text:p>
          </table:table-cell>
          <table:table-cell table:style-name="ce83" table:formula="of:=RAND()" office:value-type="float" office:value="0.584755098554094" calcext:value-type="float">
            <text:p>0,584755098554094</text:p>
          </table:table-cell>
          <table:table-cell table:style-name="ce140" table:formula="of:=RANDBETWEEN(2;13)" office:value-type="float" office:value="9" calcext:value-type="float">
            <text:p>9</text:p>
          </table:table-cell>
          <table:table-cell table:style-name="ce141" table:formula="of:=RANDBETWEEN(2;5)" office:value-type="float" office:value="4" calcext:value-type="float">
            <text:p>4</text:p>
          </table:table-cell>
          <table:table-cell table:style-name="ce141" table:formula="of:=RANDBETWEEN(2;5)" office:value-type="float" office:value="3" calcext:value-type="float">
            <text:p>3</text:p>
          </table:table-cell>
          <table:table-cell table:number-columns-repeated="992"/>
        </table:table-row>
        <table:table-row table:style-name="ro3">
          <table:table-cell table:style-name="ce4" table:formula="of:=[.AB39]+IF([.AB39]&gt;10;IF(ROUND(RAND());[.AB39]-11;[.AB39]-10))" office:value-type="float" office:value="18" calcext:value-type="float">
            <text:p>18</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losange c=</text:p>
          </table:table-cell>
          <table:table-cell table:style-name="ce41" table:formula="of:=ROUND(RAND()*100)/CHOOSE(RANDBETWEEN(1;2);1;10)" office:value-type="float" office:value="1.2" calcext:value-type="float">
            <text:p>1,2</text:p>
          </table:table-cell>
          <table:table-cell table:style-name="ce9" table:number-columns-repeated="2"/>
          <table:table-cell table:style-name="ce10" office:value-type="string" calcext:value-type="string">
            <text:p>p=</text:p>
          </table:table-cell>
          <table:table-cell table:style-name="ce4" table:formula="of:=CHOOSE(ROUND(RAND())+1;-1;1)*RANDBETWEEN(1;30)" office:value-type="float" office:value="-18" calcext:value-type="float">
            <text:p>-1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4" calcext:value-type="float">
            <text:p>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5" calcext:value-type="float">
            <text:p>1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1" calcext:value-type="float">
            <text:p>21</text:p>
          </table:table-cell>
          <table:table-cell table:style-name="ce10" office:value-type="string" calcext:value-type="string">
            <text:p>=</text:p>
          </table:table-cell>
          <table:table-cell table:style-name="ce136" table:formula="of:=&quot;-&quot;&amp;[.AE39]&amp;&quot;x - &quot;&amp;[.AD39]" office:value-type="string" office:string-value="-4x - 11" calcext:value-type="string">
            <text:p>-4x - 11</text:p>
          </table:table-cell>
          <table:table-cell table:style-name="ce137" office:value-type="string" calcext:value-type="string">
            <text:p>pour x =</text:p>
          </table:table-cell>
          <table:table-cell table:style-name="ce138" table:formula="of:=RANDBETWEEN(0;9)" office:value-type="float" office:value="7" calcext:value-type="float">
            <text:p>7</text:p>
          </table:table-cell>
          <table:table-cell table:style-name="ce56" office:value-type="string" calcext:value-type="string">
            <text:p>:</text:p>
          </table:table-cell>
          <table:table-cell/>
          <table:table-cell table:style-name="ce27" table:formula="of:=[.A39]*[.A39]" office:value-type="float" office:value="324" calcext:value-type="float">
            <text:p>324</text:p>
          </table:table-cell>
          <table:table-cell table:style-name="ce135" table:formula="of:=[.F39]*4&amp;&quot; cm&quot;" office:value-type="string" office:string-value="4,8 cm" calcext:value-type="string">
            <text:p>4,8 cm</text:p>
          </table:table-cell>
          <table:table-cell table:style-name="ce27" table:formula="of:=[.J39]+IF([.K39]=&quot;+&quot;;[.L39];-[.L39])+IF([.M39]=&quot;+&quot;;[.N39];-[.N39])+IF([.O39]=&quot;+&quot;;[.P39];-[.P39])" office:value-type="float" office:value="-28" calcext:value-type="float">
            <text:p>-28</text:p>
          </table:table-cell>
          <table:table-cell table:style-name="ce48" table:formula="of:=-[.AE39]*[.T39]-[.AD39]" office:value-type="float" office:value="-39" calcext:value-type="float">
            <text:p>-39</text:p>
          </table:table-cell>
          <table:table-cell/>
          <table:table-cell table:formula="of:=RANK([.AC39];[.AC34:.AC43])+5" office:value-type="float" office:value="14" calcext:value-type="float">
            <text:p>14</text:p>
          </table:table-cell>
          <table:table-cell table:style-name="ce83" table:formula="of:=RAND()" office:value-type="float" office:value="0.201225089458589" calcext:value-type="float">
            <text:p>0,201225089458589</text:p>
          </table:table-cell>
          <table:table-cell table:style-name="ce140" table:formula="of:=RANDBETWEEN(2;13)" office:value-type="float" office:value="11" calcext:value-type="float">
            <text:p>11</text:p>
          </table:table-cell>
          <table:table-cell table:style-name="ce141" table:formula="of:=RANDBETWEEN(2;5)" office:value-type="float" office:value="4" calcext:value-type="float">
            <text:p>4</text:p>
          </table:table-cell>
          <table:table-cell table:style-name="ce141" table:formula="of:=RANDBETWEEN(2;5)" office:value-type="float" office:value="3" calcext:value-type="float">
            <text:p>3</text:p>
          </table:table-cell>
          <table:table-cell table:number-columns-repeated="992"/>
        </table:table-row>
        <table:table-row table:style-name="ro3">
          <table:table-cell table:style-name="ce4" table:formula="of:=[.AB40]+IF([.AB40]&gt;10;IF(ROUND(RAND());[.AB40]-11;[.AB40]-10))" office:value-type="float" office:value="13" calcext:value-type="float">
            <text:p>13</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Triangle</text:p>
            <text:p>équilatéral c=</text:p>
          </table:table-cell>
          <table:table-cell table:style-name="ce124" table:formula="of:=ROUND(RAND()*100)/CHOOSE(RANDBETWEEN(1;2);1;10)" office:value-type="float" office:value="33" calcext:value-type="float">
            <text:p>33</text:p>
          </table:table-cell>
          <table:table-cell table:style-name="ce9" table:number-columns-repeated="2"/>
          <table:table-cell table:style-name="ce10" office:value-type="string" calcext:value-type="string">
            <text:p>p=</text:p>
          </table:table-cell>
          <table:table-cell table:style-name="ce4" table:formula="of:=CHOOSE(ROUND(RAND())+1;-1;1)*RANDBETWEEN(1;30)" office:value-type="float" office:value="-27" calcext:value-type="float">
            <text:p>-2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1" calcext:value-type="float">
            <text:p>2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0" calcext:value-type="float">
            <text:p>1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1" calcext:value-type="float">
            <text:p>11</text:p>
          </table:table-cell>
          <table:table-cell table:style-name="ce10" office:value-type="string" calcext:value-type="string">
            <text:p>=</text:p>
          </table:table-cell>
          <table:table-cell table:style-name="ce136" table:formula="of:=&quot;x² + x + &quot;&amp;[.AD40]" office:value-type="string" office:string-value="x² + x + 13" calcext:value-type="string">
            <text:p>x² + x + 13</text:p>
          </table:table-cell>
          <table:table-cell table:style-name="ce137" office:value-type="string" calcext:value-type="string">
            <text:p>pour x =</text:p>
          </table:table-cell>
          <table:table-cell table:style-name="ce138" table:formula="of:=RANDBETWEEN(0;5)" office:value-type="float" office:value="2" calcext:value-type="float">
            <text:p>2</text:p>
          </table:table-cell>
          <table:table-cell table:style-name="ce56" office:value-type="string" calcext:value-type="string">
            <text:p>:</text:p>
          </table:table-cell>
          <table:table-cell/>
          <table:table-cell table:style-name="ce27" table:formula="of:=[.A40]*[.A40]" office:value-type="float" office:value="169" calcext:value-type="float">
            <text:p>169</text:p>
          </table:table-cell>
          <table:table-cell table:style-name="ce135" table:formula="of:=[.F40]*3&amp;&quot; cm&quot;" office:value-type="string" office:string-value="99 cm" calcext:value-type="string">
            <text:p>99 cm</text:p>
          </table:table-cell>
          <table:table-cell table:style-name="ce27" table:formula="of:=[.J40]+IF([.K40]=&quot;+&quot;;[.L40];-[.L40])+IF([.M40]=&quot;+&quot;;[.N40];-[.N40])+IF([.O40]=&quot;+&quot;;[.P40];-[.P40])" office:value-type="float" office:value="-47" calcext:value-type="float">
            <text:p>-47</text:p>
          </table:table-cell>
          <table:table-cell table:style-name="ce48" table:formula="of:=[.T40]*[.T40]+[.T40]+[.AD40]" office:value-type="float" office:value="19" calcext:value-type="float">
            <text:p>19</text:p>
          </table:table-cell>
          <table:table-cell/>
          <table:table-cell table:formula="of:=RANK([.AC40];[.AC34:.AC43])+5" office:value-type="float" office:value="12" calcext:value-type="float">
            <text:p>12</text:p>
          </table:table-cell>
          <table:table-cell table:style-name="ce83" table:formula="of:=RAND()" office:value-type="float" office:value="0.417501800745105" calcext:value-type="float">
            <text:p>0,417501800745105</text:p>
          </table:table-cell>
          <table:table-cell table:style-name="ce140" table:formula="of:=RANDBETWEEN(2;13)" office:value-type="float" office:value="13" calcext:value-type="float">
            <text:p>13</text:p>
          </table:table-cell>
          <table:table-cell table:style-name="ce141" table:formula="of:=RANDBETWEEN(2;5)" office:value-type="float" office:value="4" calcext:value-type="float">
            <text:p>4</text:p>
          </table:table-cell>
          <table:table-cell table:style-name="ce141" table:formula="of:=RANDBETWEEN(2;5)" office:value-type="float" office:value="2" calcext:value-type="float">
            <text:p>2</text:p>
          </table:table-cell>
          <table:table-cell table:number-columns-repeated="992"/>
        </table:table-row>
        <table:table-row table:style-name="ro3">
          <table:table-cell table:style-name="ce4" table:formula="of:=[.AB41]+IF([.AB41]&gt;10;IF(ROUND(RAND());[.AB41]-11;[.AB41]-10))" office:value-type="float" office:value="11" calcext:value-type="float">
            <text:p>11</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Triangle</text:p>
            <text:p>isocèle a=</text:p>
          </table:table-cell>
          <table:table-cell table:style-name="ce124" table:formula="of:=ROUND(RAND()*100)/CHOOSE(RANDBETWEEN(1;2);1;10)" office:value-type="float" office:value="1.5" calcext:value-type="float">
            <text:p>1,5</text:p>
          </table:table-cell>
          <table:table-cell table:style-name="ce47" office:value-type="string" calcext:value-type="string">
            <text:p>b=c= </text:p>
          </table:table-cell>
          <table:table-cell table:style-name="ce41" table:formula="of:=ROUND(RAND()*100)/CHOOSE(RANDBETWEEN(1;2);1;10)" office:value-type="float" office:value="40" calcext:value-type="float">
            <text:p>40</text:p>
          </table:table-cell>
          <table:table-cell table:style-name="ce10" office:value-type="string" calcext:value-type="string">
            <text:p>p=</text:p>
          </table:table-cell>
          <table:table-cell table:style-name="ce4" table:formula="of:=CHOOSE(ROUND(RAND())+1;-1;1)*RANDBETWEEN(1;30)" office:value-type="float" office:value="11" calcext:value-type="float">
            <text:p>1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1" calcext:value-type="float">
            <text:p>1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3" calcext:value-type="float">
            <text:p>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9" calcext:value-type="float">
            <text:p>19</text:p>
          </table:table-cell>
          <table:table-cell table:style-name="ce10" office:value-type="string" calcext:value-type="string">
            <text:p>=</text:p>
          </table:table-cell>
          <table:table-cell table:style-name="ce136" table:formula="of:=[.AE41]&amp;&quot;x² - &quot;&amp;[.AF41]&amp;&quot;x + &quot;&amp;[.AD41]" office:value-type="string" office:string-value="2x² - 4x + 4" calcext:value-type="string">
            <text:p>2x² - 4x + 4</text:p>
          </table:table-cell>
          <table:table-cell table:style-name="ce137" office:value-type="string" calcext:value-type="string">
            <text:p>pour x =</text:p>
          </table:table-cell>
          <table:table-cell table:style-name="ce138" table:formula="of:=RANDBETWEEN(0;5)" office:value-type="float" office:value="0" calcext:value-type="float">
            <text:p>0</text:p>
          </table:table-cell>
          <table:table-cell table:style-name="ce56" office:value-type="string" calcext:value-type="string">
            <text:p>:</text:p>
          </table:table-cell>
          <table:table-cell/>
          <table:table-cell table:style-name="ce27" table:formula="of:=[.A41]*[.A41]" office:value-type="float" office:value="121" calcext:value-type="float">
            <text:p>121</text:p>
          </table:table-cell>
          <table:table-cell table:style-name="ce135" table:formula="of:=[.F41]+[.H41]*2&amp;&quot; cm&quot;" office:value-type="string" office:string-value="81,5 cm" calcext:value-type="string">
            <text:p>81,5 cm</text:p>
          </table:table-cell>
          <table:table-cell table:style-name="ce27" table:formula="of:=[.J41]+IF([.K41]=&quot;+&quot;;[.L41];-[.L41])+IF([.M41]=&quot;+&quot;;[.N41];-[.N41])+IF([.O41]=&quot;+&quot;;[.P41];-[.P41])" office:value-type="float" office:value="16" calcext:value-type="float">
            <text:p>16</text:p>
          </table:table-cell>
          <table:table-cell table:style-name="ce48" table:formula="of:=[.AE41]*[.T41]*[.T41]-[.AF41]*[.T41]+[.AD41]" office:value-type="float" office:value="4" calcext:value-type="float">
            <text:p>4</text:p>
          </table:table-cell>
          <table:table-cell/>
          <table:table-cell table:formula="of:=RANK([.AC41];[.AC34:.AC43])+5" office:value-type="float" office:value="11" calcext:value-type="float">
            <text:p>11</text:p>
          </table:table-cell>
          <table:table-cell table:style-name="ce83" table:formula="of:=RAND()" office:value-type="float" office:value="0.451163381008007" calcext:value-type="float">
            <text:p>0,451163381008007</text:p>
          </table:table-cell>
          <table:table-cell table:style-name="ce140" table:formula="of:=RANDBETWEEN(2;13)" office:value-type="float" office:value="4" calcext:value-type="float">
            <text:p>4</text:p>
          </table:table-cell>
          <table:table-cell table:style-name="ce141" table:formula="of:=RANDBETWEEN(2;5)" office:value-type="float" office:value="2" calcext:value-type="float">
            <text:p>2</text:p>
          </table:table-cell>
          <table:table-cell table:style-name="ce141" table:formula="of:=RANDBETWEEN(2;5)" office:value-type="float" office:value="4" calcext:value-type="float">
            <text:p>4</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5" table:number-rows-spanned="1">
            <text:p>😕 <text:s text:c="3"/>😃 <text:s text:c="3"/>😎</text:p>
          </table:table-cell>
          <table:covered-table-cell table:number-columns-repeated="4" table:style-name="ce15"/>
          <table:table-cell table:style-name="ce5" office:value-type="string" calcext:value-type="string" table:number-columns-spanned="8" table:number-rows-spanned="1">
            <text:p>😕 <text:s text:c="3"/>😃 <text:s text:c="3"/>😎</text:p>
          </table:table-cell>
          <table:covered-table-cell table:number-columns-repeated="7"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C42];[.AC34:.AC43])+5" office:value-type="float" office:value="10" calcext:value-type="float">
            <text:p>10</text:p>
          </table:table-cell>
          <table:table-cell table:style-name="ce83" table:formula="of:=RAND()" office:value-type="float" office:value="0.479630325910215" calcext:value-type="float">
            <text:p>0,479630325910215</text:p>
          </table:table-cell>
          <table:table-cell table:style-name="ce15"/>
          <table:table-cell table:number-columns-repeated="994"/>
        </table:table-row>
        <table:table-row table:style-name="ro6">
          <table:table-cell table:number-columns-repeated="27"/>
          <table:table-cell table:formula="of:=RANK([.AC43];[.AC34:.AC43])+5" office:value-type="float" office:value="6" calcext:value-type="float">
            <text:p>6</text:p>
          </table:table-cell>
          <table:table-cell table:style-name="ce83" table:formula="of:=RAND()" office:value-type="float" office:value="0.708575605709984" calcext:value-type="float">
            <text:p>0,708575605709984</text:p>
          </table:table-cell>
          <table:table-cell table:style-name="ce15"/>
          <table:table-cell table:number-columns-repeated="99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Ceinture Marron 1" table:style-name="ta6" table:print-ranges="'Ceinture Marron 1'.A1:'Ceinture Marron 1'.Q44 'Ceinture Marron 1'.S1:'Ceinture Marron 1'.V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7" form:id="control7"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Marron1?language=Basic&amp;location=document" xlink:type="simple"/>
              </office:event-listeners>
            </form:button>
          </form:form>
        </office:forms>
        <table:shapes>
          <draw:control draw:z-index="0" draw:style-name="gr6" draw:text-style-name="P2" svg:width="16.51mm" svg:height="7.49mm" svg:x="540.08mm" svg:y="5.95mm" draw:control="control7"/>
        </table:shapes>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84" table:default-cell-style-name="Default"/>
        <table:table-column table:style-name="co28" table:default-cell-style-name="Default"/>
        <table:table-column table:style-name="co29" table:default-cell-style-name="Default"/>
        <table:table-column table:style-name="co91" table:default-cell-style-name="Default"/>
        <table:table-column table:style-name="co92" table:default-cell-style-name="Default"/>
        <table:table-column table:style-name="co73" table:default-cell-style-name="Default"/>
        <table:table-column table:style-name="co93" table:default-cell-style-name="Default"/>
        <table:table-column table:style-name="co94" table:default-cell-style-name="Default"/>
        <table:table-column table:style-name="co95" table:default-cell-style-name="Default"/>
        <table:table-column table:style-name="co26" table:default-cell-style-name="Default"/>
        <table:table-column table:style-name="co96" table:default-cell-style-name="Default"/>
        <table:table-column table:style-name="co97" table:default-cell-style-name="Default"/>
        <table:table-column table:style-name="co32" table:default-cell-style-name="Default"/>
        <table:table-column table:style-name="co46"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8" table:default-cell-style-name="Default"/>
        <table:table-column table:style-name="co103" table:default-cell-style-name="Default"/>
        <table:table-column table:style-name="co104" table:number-columns-repeated="4" table:default-cell-style-name="Default"/>
        <table:table-column table:style-name="co37" table:default-cell-style-name="Default"/>
        <table:table-column table:style-name="co21" table:default-cell-style-name="Default"/>
        <table:table-column table:style-name="co17" table:number-columns-repeated="992" table:default-cell-style-name="Default"/>
        <table:table-row table:style-name="ro2">
          <table:table-cell table:style-name="ce53" office:value-type="string" calcext:value-type="string" table:number-columns-spanned="4" table:number-rows-spanned="2">
            <text:p>CEINTURE</text:p>
            <text:p>MARRON 1</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6"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Y1];[.Y1:.Y10])+2" office:value-type="float" office:value="7" calcext:value-type="float">
            <text:p>7</text:p>
          </table:table-cell>
          <table:table-cell table:style-name="ce83" table:formula="of:=RAND()" office:value-type="float" office:value="0.383036309884425" calcext:value-type="float">
            <text:p>0,383036309884425</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146" office:value-type="string" calcext:value-type="string" table:number-columns-spanned="4" table:number-rows-spanned="1">
            <text:p>Prénom :</text:p>
          </table:table-cell>
          <table:covered-table-cell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quot;v&quot;&amp;ROUND(RAND()*10000;0)" office:value-type="string" office:string-value="v9133" calcext:value-type="string">
            <text:p>v9133</text:p>
          </table:table-cell>
          <table:table-cell/>
          <table:table-cell table:style-name="ce25" office:value-type="string" calcext:value-type="string" table:number-columns-spanned="4" table:number-rows-spanned="1">
            <text:p>Correction CEINTURE MARRON 1</text:p>
          </table:table-cell>
          <table:covered-table-cell table:style-name="ce28"/>
          <table:covered-table-cell table:style-name="ce30"/>
          <table:covered-table-cell table:style-name="ce31"/>
          <table:table-cell/>
          <table:table-cell table:formula="of:=RANK([.Y2];[.Y1:.Y10])+2" office:value-type="float" office:value="12" calcext:value-type="float">
            <text:p>12</text:p>
          </table:table-cell>
          <table:table-cell table:style-name="ce83" table:formula="of:=RAND()" office:value-type="float" office:value="0.0000665862924465802" calcext:value-type="float">
            <text:p>6,65862924465802E-05</text:p>
          </table:table-cell>
          <table:table-cell table:number-columns-repeated="998"/>
        </table:table-row>
        <table:table-row table:style-name="ro1">
          <table:table-cell table:style-name="ce37" office:value-type="string" calcext:value-type="string" table:number-columns-spanned="4" table:number-rows-spanned="1">
            <text:p><text:span text:style-name="T8">É</text:span>criture décimale</text:p>
          </table:table-cell>
          <table:covered-table-cell table:number-columns-repeated="3" table:style-name="ce38"/>
          <table:table-cell table:style-name="ce37" office:value-type="string" calcext:value-type="string" table:number-columns-spanned="4" table:number-rows-spanned="1">
            <text:p>Réduire une expression littérale</text:p>
          </table:table-cell>
          <table:covered-table-cell table:number-columns-repeated="3" table:style-name="ce38"/>
          <table:table-cell table:style-name="ce37" office:value-type="string" calcext:value-type="string" table:number-columns-spanned="5" table:number-rows-spanned="1">
            <text:p>Aire de figures simples en cm²</text:p>
          </table:table-cell>
          <table:covered-table-cell table:style-name="ce37"/>
          <table:covered-table-cell table:number-columns-repeated="3" table:style-name="ce38"/>
          <table:table-cell table:style-name="ce37" office:value-type="string" calcext:value-type="string" table:number-columns-spanned="4" table:number-rows-spanned="1">
            <text:p>Conversions d’unités de volume</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Q1]" office:value-type="string" office:string-value="AA" calcext:value-type="string">
            <text:p>AA</text:p>
          </table:table-cell>
          <table:table-cell table:style-name="ce96"/>
          <table:table-cell table:style-name="ce99" table:formula="of:=[.Q2]" office:value-type="string" office:string-value="v9133" calcext:value-type="string">
            <text:p>v9133</text:p>
          </table:table-cell>
          <table:table-cell table:style-name="ce83"/>
          <table:table-cell table:formula="of:=RANK([.Y3];[.Y1:.Y10])+2" office:value-type="float" office:value="8" calcext:value-type="float">
            <text:p>8</text:p>
          </table:table-cell>
          <table:table-cell table:style-name="ce83" table:formula="of:=RAND()" office:value-type="float" office:value="0.305507238013463" calcext:value-type="float">
            <text:p>0,305507238013463</text:p>
          </table:table-cell>
          <table:table-cell/>
          <table:table-cell table:style-name="ce83" table:number-columns-repeated="3"/>
          <table:table-cell table:style-name="ce83" table:formula="of:=RANK([.AE3];[.AE3:.AE8])" office:value-type="float" office:value="2" calcext:value-type="float">
            <text:p>2</text:p>
          </table:table-cell>
          <table:table-cell table:style-name="ce83" table:formula="of:=RAND()" office:value-type="float" office:value="0.852832633107891" calcext:value-type="float">
            <text:p>0,852832633107891</text:p>
          </table:table-cell>
          <table:table-cell table:style-name="ce83" table:number-columns-repeated="992"/>
        </table:table-row>
        <table:table-row table:style-name="ro3">
          <table:table-cell table:style-name="ce51" table:formula="of:=ROUND(RAND()*9.9+1;QUOTIENT([.AD4]+1;2))" office:value-type="float" office:value="7.6" calcext:value-type="float">
            <text:p>7,6</text:p>
          </table:table-cell>
          <table:table-cell table:style-name="ce40" office:value-type="string" calcext:value-type="string">
            <text:p>×10</text:p>
          </table:table-cell>
          <table:table-cell table:style-name="ce143" table:formula="of:=[.AD4]*(RANDBETWEEN(0;1)*2-1)" office:value-type="float" office:value="-1" calcext:value-type="float">
            <text:p>-1</text:p>
          </table:table-cell>
          <table:table-cell table:style-name="ce42" office:value-type="string" calcext:value-type="string">
            <text:p>=</text:p>
          </table:table-cell>
          <table:table-cell table:style-name="ce144" table:formula="of:=&quot;x+&quot;&amp;[.Z4]&amp;&quot;x&quot;" office:value-type="string" office:string-value="x+5x" calcext:value-type="string" table:number-columns-spanned="3" table:number-rows-spanned="1">
            <text:p>x+5x</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carré de côté</text:p>
          </table:table-cell>
          <table:table-cell table:style-name="ce40" table:formula="of:=RANDBETWEEN(10;20)" office:value-type="float" office:value="14" calcext:value-type="float">
            <text:p>14</text:p>
          </table:table-cell>
          <table:table-cell table:style-name="ce41" office:value-type="string" calcext:value-type="string">
            <text:p>:</text:p>
          </table:table-cell>
          <table:table-cell table:style-name="ce41"/>
          <table:table-cell table:style-name="ce42"/>
          <table:table-cell table:style-name="ce51" table:formula="of:=ROUNDUP(RAND()*1000/CHOOSE(RANDBETWEEN(1;4);1;10;100;1000);RANDBETWEEN(-2;2))" office:value-type="float" office:value="100" calcext:value-type="float">
            <text:p>100</text:p>
          </table:table-cell>
          <table:table-cell table:style-name="ce40" table:formula="of:=CHOOSE([.X4];&quot;&quot;;&quot;mm³&quot;;&quot;cm³&quot;;&quot;dm³&quot;;&quot;km³&quot;;&quot;hm³&quot;;&quot;dam³&quot;;&quot;hL&quot;;&quot;daL&quot;;&quot;L&quot;;&quot;dL&quot;;&quot;cL&quot;;&quot;mL&quot;)" office:value-type="string" office:string-value="cm³" calcext:value-type="string">
            <text:p>c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4]*10^([.C4])" office:value-type="float" office:value="0.76" calcext:value-type="float">
            <text:p>0,76</text:p>
          </table:table-cell>
          <table:table-cell table:style-name="ce156" table:formula="of:=(1+[.Z4])&amp;&quot;x&quot;" office:value-type="string" office:string-value="6x" calcext:value-type="string">
            <text:p>6x</text:p>
          </table:table-cell>
          <table:table-cell table:style-name="ce147" table:formula="of:=[.J4]^2&amp;&quot; cm²&quot;" office:value-type="string" office:string-value="196 cm²" calcext:value-type="string">
            <text:p>196 cm²</text:p>
          </table:table-cell>
          <table:table-cell table:style-name="ce156" table:formula="of:=[.N4]*CHOOSE([.X4];0;0.000000001;0.000001;0.001;1000000000;1000000;1000;0.1;0.01;0.001;0.0001;0.00001;0.000001)&amp;&quot; &quot;&amp;[.Q4]" office:value-type="string" office:string-value="0,0001 m³" calcext:value-type="string">
            <text:p>0,0001 m³</text:p>
          </table:table-cell>
          <table:table-cell/>
          <table:table-cell table:formula="of:=RANK([.Y4];[.Y1:.Y10])+2" office:value-type="float" office:value="3" calcext:value-type="float">
            <text:p>3</text:p>
          </table:table-cell>
          <table:table-cell table:style-name="ce83" table:formula="of:=RAND()" office:value-type="float" office:value="0.694305249761936" calcext:value-type="float">
            <text:p>0,694305249761936</text:p>
          </table:table-cell>
          <table:table-cell table:style-name="ce15" table:formula="of:=RANDBETWEEN(2;9)" office:value-type="float" office:value="5" calcext:value-type="float">
            <text:p>5</text:p>
          </table:table-cell>
          <table:table-cell table:style-name="ce15" table:formula="of:=RANDBETWEEN(2;9)" office:value-type="float" office:value="4" calcext:value-type="float">
            <text:p>4</text:p>
          </table:table-cell>
          <table:table-cell table:style-name="ce15" table:formula="of:=RANDBETWEEN(2;9)" office:value-type="float" office:value="2" calcext:value-type="float">
            <text:p>2</text:p>
          </table:table-cell>
          <table:table-cell table:style-name="ce15" table:formula="of:=RANDBETWEEN(2;9)" office:value-type="float" office:value="3" calcext:value-type="float">
            <text:p>3</text:p>
          </table:table-cell>
          <table:table-cell table:formula="of:=RANK([.AE4];[.AE3:.AE8])" office:value-type="float" office:value="1" calcext:value-type="float">
            <text:p>1</text:p>
          </table:table-cell>
          <table:table-cell table:style-name="ce83" table:formula="of:=RAND()" office:value-type="float" office:value="0.991567747398506" calcext:value-type="float">
            <text:p>0,991567747398506</text:p>
          </table:table-cell>
          <table:table-cell table:number-columns-repeated="992"/>
        </table:table-row>
        <table:table-row table:style-name="ro3">
          <table:table-cell table:style-name="ce51" table:formula="of:=ROUND(RAND()*9.9+1;QUOTIENT([.AD5]+1;2))" office:value-type="float" office:value="1.67" calcext:value-type="float">
            <text:p>1,67</text:p>
          </table:table-cell>
          <table:table-cell table:style-name="ce40" office:value-type="string" calcext:value-type="string">
            <text:p>×10</text:p>
          </table:table-cell>
          <table:table-cell table:style-name="ce143" table:formula="of:=[.AD5]*(RANDBETWEEN(0;1)*2-1)" office:value-type="float" office:value="3" calcext:value-type="float">
            <text:p>3</text:p>
          </table:table-cell>
          <table:table-cell table:style-name="ce42" office:value-type="string" calcext:value-type="string">
            <text:p>=</text:p>
          </table:table-cell>
          <table:table-cell table:style-name="ce144" table:formula="of:=[.Z5]&amp;&quot;x+&quot;&amp;[.AA5]&amp;&quot;+&quot;&amp;[.AB5]&amp;&quot;x&quot;" office:value-type="string" office:string-value="6x+7+6x" calcext:value-type="string" table:number-columns-spanned="3" table:number-rows-spanned="1">
            <text:p>6x+7+6x</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Rectangle</text:p>
            <text:p>de côtés</text:p>
          </table:table-cell>
          <table:table-cell table:style-name="ce40" table:formula="of:=RANDBETWEEN(1;12)" office:value-type="float" office:value="9" calcext:value-type="float">
            <text:p>9</text:p>
          </table:table-cell>
          <table:table-cell table:style-name="ce41" office:value-type="string" calcext:value-type="string">
            <text:p>et</text:p>
          </table:table-cell>
          <table:table-cell table:style-name="ce40" table:formula="of:=RANDBETWEEN(1;12)" office:value-type="float" office:value="1" calcext:value-type="float">
            <text:p>1</text:p>
          </table:table-cell>
          <table:table-cell table:style-name="ce42" office:value-type="string" calcext:value-type="string">
            <text:p>:</text:p>
          </table:table-cell>
          <table:table-cell table:style-name="ce51" table:formula="of:=ROUNDUP(RAND()*1000/CHOOSE(RANDBETWEEN(1;4);1;10;100;1000);RANDBETWEEN(-2;2))" office:value-type="float" office:value="9.6" calcext:value-type="float">
            <text:p>9,6</text:p>
          </table:table-cell>
          <table:table-cell table:style-name="ce40" table:formula="of:=CHOOSE([.X5];&quot;&quot;;&quot;mm³&quot;;&quot;cm³&quot;;&quot;dm³&quot;;&quot;km³&quot;;&quot;hm³&quot;;&quot;dam³&quot;;&quot;hL&quot;;&quot;daL&quot;;&quot;L&quot;;&quot;dL&quot;;&quot;cL&quot;;&quot;mL&quot;)" office:value-type="string" office:string-value="daL" calcext:value-type="string">
            <text:p>daL</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5]*10^([.C5])" office:value-type="float" office:value="1670" calcext:value-type="float">
            <text:p>1 670</text:p>
          </table:table-cell>
          <table:table-cell table:style-name="ce156" table:formula="of:=([.Z5]+[.AB5])&amp;&quot;x+&quot;&amp;[.AA5]" office:value-type="string" office:string-value="12x+7" calcext:value-type="string">
            <text:p>12x+7</text:p>
          </table:table-cell>
          <table:table-cell table:style-name="ce147" table:formula="of:=[.J5]*[.L5]&amp;&quot; cm²&quot;" office:value-type="string" office:string-value="9 cm²" calcext:value-type="string">
            <text:p>9 cm²</text:p>
          </table:table-cell>
          <table:table-cell table:style-name="ce156" table:formula="of:=[.N5]*CHOOSE([.X5];0;0.000000001;0.000001;0.001;1000000000;1000000;1000;0.1;0.01;0.001;0.0001;0.00001;0.000001)&amp;&quot; &quot;&amp;[.Q5]" office:value-type="string" office:string-value="0,096 m³" calcext:value-type="string">
            <text:p>0,096 m³</text:p>
          </table:table-cell>
          <table:table-cell/>
          <table:table-cell table:formula="of:=RANK([.Y5];[.Y1:.Y10])+2" office:value-type="float" office:value="9" calcext:value-type="float">
            <text:p>9</text:p>
          </table:table-cell>
          <table:table-cell table:style-name="ce83" table:formula="of:=RAND()" office:value-type="float" office:value="0.201631199363899" calcext:value-type="float">
            <text:p>0,201631199363899</text:p>
          </table:table-cell>
          <table:table-cell table:style-name="ce15" table:formula="of:=RANDBETWEEN(2;9)" office:value-type="float" office:value="6" calcext:value-type="float">
            <text:p>6</text:p>
          </table:table-cell>
          <table:table-cell table:style-name="ce15" table:formula="of:=RANDBETWEEN(2;9)" office:value-type="float" office:value="7" calcext:value-type="float">
            <text:p>7</text:p>
          </table:table-cell>
          <table:table-cell table:style-name="ce15" table:formula="of:=RANDBETWEEN(2;9)" office:value-type="float" office:value="6" calcext:value-type="float">
            <text:p>6</text:p>
          </table:table-cell>
          <table:table-cell table:style-name="ce15" table:formula="of:=RANDBETWEEN(2;9)" office:value-type="float" office:value="7" calcext:value-type="float">
            <text:p>7</text:p>
          </table:table-cell>
          <table:table-cell table:formula="of:=RANK([.AE5];[.AE3:.AE8])" office:value-type="float" office:value="3" calcext:value-type="float">
            <text:p>3</text:p>
          </table:table-cell>
          <table:table-cell table:style-name="ce83" table:formula="of:=RAND()" office:value-type="float" office:value="0.700389684730905" calcext:value-type="float">
            <text:p>0,700389684730905</text:p>
          </table:table-cell>
          <table:table-cell table:number-columns-repeated="992"/>
        </table:table-row>
        <table:table-row table:style-name="ro3">
          <table:table-cell table:style-name="ce51" table:formula="of:=ROUND(RAND()*9.9+1;QUOTIENT([.AD6]+1;2))" office:value-type="float" office:value="4.72" calcext:value-type="float">
            <text:p>4,72</text:p>
          </table:table-cell>
          <table:table-cell table:style-name="ce40" office:value-type="string" calcext:value-type="string">
            <text:p>×10</text:p>
          </table:table-cell>
          <table:table-cell table:style-name="ce143" table:formula="of:=[.AD6]*(RANDBETWEEN(0;1)*2-1)" office:value-type="float" office:value="5" calcext:value-type="float">
            <text:p>5</text:p>
          </table:table-cell>
          <table:table-cell table:style-name="ce42" office:value-type="string" calcext:value-type="string">
            <text:p>=</text:p>
          </table:table-cell>
          <table:table-cell table:style-name="ce144" table:formula="of:=[.Z6]&amp;&quot;x+&quot;&amp;[.AA6]&amp;&quot;+&quot;&amp;[.AB6]&amp;&quot;x+&quot;&amp;[.AC6]" office:value-type="string" office:string-value="5x+5+2x+8" calcext:value-type="string" table:number-columns-spanned="3" table:number-rows-spanned="1">
            <text:p>5x+5+2x+8</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triangle de côté</text:p>
            <text:p>et hauteur</text:p>
          </table:table-cell>
          <table:table-cell table:style-name="ce40" table:formula="of:=RANDBETWEEN(1;12)" office:value-type="float" office:value="2" calcext:value-type="float">
            <text:p>2</text:p>
          </table:table-cell>
          <table:table-cell table:style-name="ce41" office:value-type="string" calcext:value-type="string">
            <text:p>et</text:p>
          </table:table-cell>
          <table:table-cell table:style-name="ce40" table:formula="of:=RANDBETWEEN(1;12)" office:value-type="float" office:value="4" calcext:value-type="float">
            <text:p>4</text:p>
          </table:table-cell>
          <table:table-cell table:style-name="ce42" office:value-type="string" calcext:value-type="string">
            <text:p>:</text:p>
          </table:table-cell>
          <table:table-cell table:style-name="ce51" table:formula="of:=ROUNDUP(RAND()*1000/CHOOSE(RANDBETWEEN(1;4);1;10;100;1000);RANDBETWEEN(-2;2))" office:value-type="float" office:value="5.5" calcext:value-type="float">
            <text:p>5,5</text:p>
          </table:table-cell>
          <table:table-cell table:style-name="ce40" table:formula="of:=CHOOSE([.X6];&quot;&quot;;&quot;mm³&quot;;&quot;cm³&quot;;&quot;dm³&quot;;&quot;km³&quot;;&quot;hm³&quot;;&quot;dam³&quot;;&quot;hL&quot;;&quot;daL&quot;;&quot;L&quot;;&quot;dL&quot;;&quot;cL&quot;;&quot;mL&quot;)" office:value-type="string" office:string-value="km³" calcext:value-type="string">
            <text:p>k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6]*10^([.C6])" office:value-type="float" office:value="472000" calcext:value-type="float">
            <text:p>472 000</text:p>
          </table:table-cell>
          <table:table-cell table:style-name="ce156" table:formula="of:=([.Z6]+[.AB6])&amp;&quot;x+&quot;&amp;([.AA6]+[.AC6])" office:value-type="string" office:string-value="7x+13" calcext:value-type="string">
            <text:p>7x+13</text:p>
          </table:table-cell>
          <table:table-cell table:style-name="ce147" table:formula="of:=[.J6]*[.L6]/2&amp;&quot; cm²&quot;" office:value-type="string" office:string-value="4 cm²" calcext:value-type="string">
            <text:p>4 cm²</text:p>
          </table:table-cell>
          <table:table-cell table:style-name="ce156" table:formula="of:=[.N6]*CHOOSE([.X6];0;0.000000001;0.000001;0.001;1000000000;1000000;1000;0.1;0.01;0.001;0.0001;0.00001;0.000001)&amp;&quot; &quot;&amp;[.Q6]" office:value-type="string" office:string-value="5500000000 m³" calcext:value-type="string">
            <text:p>5500000000 m³</text:p>
          </table:table-cell>
          <table:table-cell/>
          <table:table-cell table:formula="of:=RANK([.Y6];[.Y1:.Y10])+2" office:value-type="float" office:value="5" calcext:value-type="float">
            <text:p>5</text:p>
          </table:table-cell>
          <table:table-cell table:style-name="ce83" table:formula="of:=RAND()" office:value-type="float" office:value="0.409171789369501" calcext:value-type="float">
            <text:p>0,409171789369501</text:p>
          </table:table-cell>
          <table:table-cell table:style-name="ce15" table:formula="of:=RANDBETWEEN(2;9)" office:value-type="float" office:value="5" calcext:value-type="float">
            <text:p>5</text:p>
          </table:table-cell>
          <table:table-cell table:style-name="ce15" table:formula="of:=RANDBETWEEN(2;9)" office:value-type="float" office:value="5" calcext:value-type="float">
            <text:p>5</text:p>
          </table:table-cell>
          <table:table-cell table:style-name="ce15" table:formula="of:=RANDBETWEEN(2;9)" office:value-type="float" office:value="2" calcext:value-type="float">
            <text:p>2</text:p>
          </table:table-cell>
          <table:table-cell table:style-name="ce15" table:formula="of:=RANDBETWEEN(2;9)" office:value-type="float" office:value="8" calcext:value-type="float">
            <text:p>8</text:p>
          </table:table-cell>
          <table:table-cell table:formula="of:=RANK([.AE6];[.AE3:.AE8])" office:value-type="float" office:value="5" calcext:value-type="float">
            <text:p>5</text:p>
          </table:table-cell>
          <table:table-cell table:style-name="ce83" table:formula="of:=RAND()" office:value-type="float" office:value="0.546298518178514" calcext:value-type="float">
            <text:p>0,546298518178514</text:p>
          </table:table-cell>
          <table:table-cell table:number-columns-repeated="992"/>
        </table:table-row>
        <table:table-row table:style-name="ro3">
          <table:table-cell table:style-name="ce51" table:formula="of:=ROUND(RAND()*9.9+1;QUOTIENT([.AD7]+1;2))" office:value-type="float" office:value="5.981" calcext:value-type="float">
            <text:p>5,981</text:p>
          </table:table-cell>
          <table:table-cell table:style-name="ce40" office:value-type="string" calcext:value-type="string">
            <text:p>×10</text:p>
          </table:table-cell>
          <table:table-cell table:style-name="ce143" table:formula="of:=[.AD7]*(RANDBETWEEN(0;1)*2-1)" office:value-type="float" office:value="6" calcext:value-type="float">
            <text:p>6</text:p>
          </table:table-cell>
          <table:table-cell table:style-name="ce42" office:value-type="string" calcext:value-type="string">
            <text:p>=</text:p>
          </table:table-cell>
          <table:table-cell table:style-name="ce145" table:formula="of:=[.Z7]&amp;&quot;x²+&quot;&amp;[.AA7]&amp;&quot;x+&quot;&amp;[.AB7]&amp;&quot;x²+&quot;&amp;[.AC7]" office:value-type="string" office:string-value="8x²+5x+2x²+2" calcext:value-type="string" table:number-columns-spanned="3" table:number-rows-spanned="1">
            <text:p>8x²+5x+2x²+2</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rectangle</text:p>
            <text:p>de côtés</text:p>
          </table:table-cell>
          <table:table-cell table:style-name="ce40" table:formula="of:=RANDBETWEEN(1;12)" office:value-type="float" office:value="3" calcext:value-type="float">
            <text:p>3</text:p>
          </table:table-cell>
          <table:table-cell table:style-name="ce41" office:value-type="string" calcext:value-type="string">
            <text:p>et</text:p>
          </table:table-cell>
          <table:table-cell table:style-name="ce40" table:formula="of:=RANDBETWEEN(1;12)/10" office:value-type="float" office:value="0.5" calcext:value-type="float">
            <text:p>0,5</text:p>
          </table:table-cell>
          <table:table-cell table:style-name="ce42" office:value-type="string" calcext:value-type="string">
            <text:p>:</text:p>
          </table:table-cell>
          <table:table-cell table:style-name="ce51" table:formula="of:=ROUNDUP(RAND()*1000/CHOOSE(RANDBETWEEN(1;4);1;10;100;1000);RANDBETWEEN(-2;2))" office:value-type="float" office:value="10" calcext:value-type="float">
            <text:p>10</text:p>
          </table:table-cell>
          <table:table-cell table:style-name="ce40" table:formula="of:=CHOOSE([.X7];&quot;&quot;;&quot;mm³&quot;;&quot;cm³&quot;;&quot;dm³&quot;;&quot;km³&quot;;&quot;hm³&quot;;&quot;dam³&quot;;&quot;hL&quot;;&quot;daL&quot;;&quot;L&quot;;&quot;dL&quot;;&quot;cL&quot;;&quot;mL&quot;)" office:value-type="string" office:string-value="hm³" calcext:value-type="string">
            <text:p>h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7]*10^([.C7])" office:value-type="float" office:value="5981000" calcext:value-type="float">
            <text:p>5 981 000</text:p>
          </table:table-cell>
          <table:table-cell table:style-name="ce156" table:formula="of:=([.Z7]+[.AB7])&amp;&quot;x²+&quot;&amp;[.AA7]&amp;&quot;x+&quot;&amp;[.AC7]" office:value-type="string" office:string-value="10x²+5x+2" calcext:value-type="string">
            <text:p>10x²+5x+2</text:p>
          </table:table-cell>
          <table:table-cell table:style-name="ce147" table:formula="of:=[.J7]*[.L7]&amp;&quot; cm²&quot;" office:value-type="string" office:string-value="1,5 cm²" calcext:value-type="string">
            <text:p>1,5 cm²</text:p>
          </table:table-cell>
          <table:table-cell table:style-name="ce156" table:formula="of:=[.N7]*CHOOSE([.X7];0;0.000000001;0.000001;0.001;1000000000;1000000;1000;0.1;0.01;0.001;0.0001;0.00001;0.000001)&amp;&quot; &quot;&amp;[.Q7]" office:value-type="string" office:string-value="10000000 m³" calcext:value-type="string">
            <text:p>10000000 m³</text:p>
          </table:table-cell>
          <table:table-cell/>
          <table:table-cell table:formula="of:=RANK([.Y7];[.Y1:.Y10])+2" office:value-type="float" office:value="6" calcext:value-type="float">
            <text:p>6</text:p>
          </table:table-cell>
          <table:table-cell table:style-name="ce83" table:formula="of:=RAND()" office:value-type="float" office:value="0.394794365630748" calcext:value-type="float">
            <text:p>0,394794365630748</text:p>
          </table:table-cell>
          <table:table-cell table:style-name="ce15" table:formula="of:=RANDBETWEEN(2;9)" office:value-type="float" office:value="8" calcext:value-type="float">
            <text:p>8</text:p>
          </table:table-cell>
          <table:table-cell table:style-name="ce15" table:formula="of:=RANDBETWEEN(2;9)" office:value-type="float" office:value="5" calcext:value-type="float">
            <text:p>5</text:p>
          </table:table-cell>
          <table:table-cell table:style-name="ce15" table:formula="of:=RANDBETWEEN(2;9)" office:value-type="float" office:value="2" calcext:value-type="float">
            <text:p>2</text:p>
          </table:table-cell>
          <table:table-cell table:style-name="ce15" table:formula="of:=RANDBETWEEN(2;9)" office:value-type="float" office:value="2" calcext:value-type="float">
            <text:p>2</text:p>
          </table:table-cell>
          <table:table-cell table:formula="of:=RANK([.AE7];[.AE3:.AE8])" office:value-type="float" office:value="6" calcext:value-type="float">
            <text:p>6</text:p>
          </table:table-cell>
          <table:table-cell table:style-name="ce83" table:formula="of:=RAND()" office:value-type="float" office:value="0.530145951298324" calcext:value-type="float">
            <text:p>0,530145951298324</text:p>
          </table:table-cell>
          <table:table-cell table:number-columns-repeated="992"/>
        </table:table-row>
        <table:table-row table:style-name="ro3">
          <table:table-cell table:style-name="ce51" table:formula="of:=ROUND(RAND()*9.9+1;QUOTIENT([.AD8]+1;2))" office:value-type="float" office:value="5.42" calcext:value-type="float">
            <text:p>5,42</text:p>
          </table:table-cell>
          <table:table-cell table:style-name="ce40" office:value-type="string" calcext:value-type="string">
            <text:p>×10</text:p>
          </table:table-cell>
          <table:table-cell table:style-name="ce143" table:formula="of:=[.AD8]*(RANDBETWEEN(0;1)*2-1)" office:value-type="float" office:value="4" calcext:value-type="float">
            <text:p>4</text:p>
          </table:table-cell>
          <table:table-cell table:style-name="ce42" office:value-type="string" calcext:value-type="string">
            <text:p>=</text:p>
          </table:table-cell>
          <table:table-cell table:style-name="ce144" table:formula="of:=[.Z8]&amp;&quot;x²+&quot;&amp;[.AA8]&amp;&quot;x+&quot;&amp;[.AB8]&amp;&quot;x²+&quot;&amp;[.AC8]&amp;&quot;x&quot;" office:value-type="string" office:string-value="6x²+8x+4x²+8x" calcext:value-type="string" table:number-columns-spanned="3" table:number-rows-spanned="1">
            <text:p>6x²+8x+4x²+8x</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triangle de côté</text:p>
            <text:p>et hauteur</text:p>
          </table:table-cell>
          <table:table-cell table:style-name="ce40" table:formula="of:=RANDBETWEEN(1;12)" office:value-type="float" office:value="12" calcext:value-type="float">
            <text:p>12</text:p>
          </table:table-cell>
          <table:table-cell table:style-name="ce41" office:value-type="string" calcext:value-type="string">
            <text:p>et</text:p>
          </table:table-cell>
          <table:table-cell table:style-name="ce40" table:formula="of:=RANDBETWEEN(1;12)/10" office:value-type="float" office:value="0.5" calcext:value-type="float">
            <text:p>0,5</text:p>
          </table:table-cell>
          <table:table-cell table:style-name="ce42" office:value-type="string" calcext:value-type="string">
            <text:p>:</text:p>
          </table:table-cell>
          <table:table-cell table:style-name="ce51" table:formula="of:=ROUNDUP(RAND()*1000/CHOOSE(RANDBETWEEN(1;4);1;10;100;1000);RANDBETWEEN(-2;2))" office:value-type="float" office:value="1" calcext:value-type="float">
            <text:p>1</text:p>
          </table:table-cell>
          <table:table-cell table:style-name="ce40" table:formula="of:=CHOOSE([.X8];&quot;&quot;;&quot;mm³&quot;;&quot;cm³&quot;;&quot;dm³&quot;;&quot;km³&quot;;&quot;hm³&quot;;&quot;dam³&quot;;&quot;hL&quot;;&quot;daL&quot;;&quot;L&quot;;&quot;dL&quot;;&quot;cL&quot;;&quot;mL&quot;)" office:value-type="string" office:string-value="dm³" calcext:value-type="string">
            <text:p>d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8]*10^([.C8])" office:value-type="float" office:value="54200" calcext:value-type="float">
            <text:p>54 200</text:p>
          </table:table-cell>
          <table:table-cell table:style-name="ce156" table:formula="of:=([.Z8]+[.AB8])&amp;&quot;x²+&quot;&amp;([.AA8]+[.AC8])&amp;&quot;x&quot;" office:value-type="string" office:string-value="10x²+16x" calcext:value-type="string">
            <text:p>10x²+16x</text:p>
          </table:table-cell>
          <table:table-cell table:style-name="ce147" table:formula="of:=[.J8]*[.L8]/2&amp;&quot; cm²&quot;" office:value-type="string" office:string-value="3 cm²" calcext:value-type="string">
            <text:p>3 cm²</text:p>
          </table:table-cell>
          <table:table-cell table:style-name="ce156" table:formula="of:=[.N8]*CHOOSE([.X8];0;0.000000001;0.000001;0.001;1000000000;1000000;1000;0.1;0.01;0.001;0.0001;0.00001;0.000001)&amp;&quot; &quot;&amp;[.Q8]" office:value-type="string" office:string-value="0,001 m³" calcext:value-type="string">
            <text:p>0,001 m³</text:p>
          </table:table-cell>
          <table:table-cell/>
          <table:table-cell table:formula="of:=RANK([.Y8];[.Y1:.Y10])+2" office:value-type="float" office:value="4" calcext:value-type="float">
            <text:p>4</text:p>
          </table:table-cell>
          <table:table-cell table:style-name="ce83" table:formula="of:=RAND()" office:value-type="float" office:value="0.566324590114814" calcext:value-type="float">
            <text:p>0,566324590114814</text:p>
          </table:table-cell>
          <table:table-cell table:style-name="ce15" table:formula="of:=RANDBETWEEN(2;9)" office:value-type="float" office:value="6" calcext:value-type="float">
            <text:p>6</text:p>
          </table:table-cell>
          <table:table-cell table:style-name="ce15" table:formula="of:=RANDBETWEEN(2;9)" office:value-type="float" office:value="8" calcext:value-type="float">
            <text:p>8</text:p>
          </table:table-cell>
          <table:table-cell table:style-name="ce15" table:formula="of:=RANDBETWEEN(2;9)" office:value-type="float" office:value="4" calcext:value-type="float">
            <text:p>4</text:p>
          </table:table-cell>
          <table:table-cell table:style-name="ce15" table:formula="of:=RANDBETWEEN(2;9)" office:value-type="float" office:value="8" calcext:value-type="float">
            <text:p>8</text:p>
          </table:table-cell>
          <table:table-cell table:formula="of:=RANK([.AE8];[.AE3:.AE8])" office:value-type="float" office:value="4" calcext:value-type="float">
            <text:p>4</text:p>
          </table:table-cell>
          <table:table-cell table:style-name="ce83" table:formula="of:=RAND()" office:value-type="float" office:value="0.560208009962621" calcext:value-type="float">
            <text:p>0,560208009962621</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5" table:number-rows-spanned="1">
            <text:p>😕 <text:s text:c="3"/>😃 <text:s text:c="3"/>😎</text:p>
          </table:table-cell>
          <table:covered-table-cell table:style-name="ce5"/>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Y9];[.Y1:.Y10])+2" office:value-type="float" office:value="10" calcext:value-type="float">
            <text:p>10</text:p>
          </table:table-cell>
          <table:table-cell table:style-name="ce83" table:formula="of:=RAND()" office:value-type="float" office:value="0.0536771064551424" calcext:value-type="float">
            <text:p>0,053677106455142</text:p>
          </table:table-cell>
          <table:table-cell table:number-columns-repeated="998"/>
        </table:table-row>
        <table:table-row table:style-name="ro4">
          <table:table-cell table:number-columns-repeated="23"/>
          <table:table-cell table:formula="of:=RANK([.Y10];[.Y1:.Y10])+2" office:value-type="float" office:value="11" calcext:value-type="float">
            <text:p>11</text:p>
          </table:table-cell>
          <table:table-cell table:style-name="ce83" table:formula="of:=RAND()" office:value-type="float" office:value="0.0224977755385732" calcext:value-type="float">
            <text:p>0,022497775538573</text:p>
          </table:table-cell>
          <table:table-cell table:number-columns-repeated="998"/>
        </table:table-row>
        <table:table-row table:style-name="ro5">
          <table:table-cell table:number-columns-repeated="1023"/>
        </table:table-row>
        <table:table-row table:style-name="ro2">
          <table:table-cell table:style-name="ce53" office:value-type="string" calcext:value-type="string" table:number-columns-spanned="4" table:number-rows-spanned="2">
            <text:p>CEINTURE</text:p>
            <text:p>MARRON 1</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6"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Y12];[.Y12:.Y21])+2" office:value-type="float" office:value="3" calcext:value-type="float">
            <text:p>3</text:p>
          </table:table-cell>
          <table:table-cell table:style-name="ce83" table:formula="of:=RAND()" office:value-type="float" office:value="0.925803020155606" calcext:value-type="float">
            <text:p>0,925803020155606</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146" office:value-type="string" calcext:value-type="string" table:number-columns-spanned="4" table:number-rows-spanned="1">
            <text:p>Prénom :</text:p>
          </table:table-cell>
          <table:covered-table-cell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Q$2]" office:value-type="string" office:string-value="v9133" calcext:value-type="string">
            <text:p>v9133</text:p>
          </table:table-cell>
          <table:table-cell/>
          <table:table-cell table:style-name="ce25" office:value-type="string" calcext:value-type="string" table:number-columns-spanned="4" table:number-rows-spanned="1">
            <text:p>Correction CEINTURE MARRON 1</text:p>
          </table:table-cell>
          <table:covered-table-cell table:style-name="ce28"/>
          <table:covered-table-cell table:style-name="ce30"/>
          <table:covered-table-cell table:style-name="ce31"/>
          <table:table-cell/>
          <table:table-cell table:formula="of:=RANK([.Y13];[.Y12:.Y21])+2" office:value-type="float" office:value="12" calcext:value-type="float">
            <text:p>12</text:p>
          </table:table-cell>
          <table:table-cell table:style-name="ce83" table:formula="of:=RAND()" office:value-type="float" office:value="0.0503565385040128" calcext:value-type="float">
            <text:p>0,050356538504013</text:p>
          </table:table-cell>
          <table:table-cell table:number-columns-repeated="998"/>
        </table:table-row>
        <table:table-row table:style-name="ro3">
          <table:table-cell table:style-name="ce37" office:value-type="string" calcext:value-type="string" table:number-columns-spanned="4" table:number-rows-spanned="1">
            <text:p><text:span text:style-name="T8">É</text:span>criture décimale</text:p>
          </table:table-cell>
          <table:covered-table-cell table:number-columns-repeated="3" table:style-name="ce38"/>
          <table:table-cell table:style-name="ce37" office:value-type="string" calcext:value-type="string" table:number-columns-spanned="4" table:number-rows-spanned="1">
            <text:p>Réduire une expression littérale</text:p>
          </table:table-cell>
          <table:covered-table-cell table:number-columns-repeated="3" table:style-name="ce38"/>
          <table:table-cell table:style-name="ce37" office:value-type="string" calcext:value-type="string" table:number-columns-spanned="5" table:number-rows-spanned="1">
            <text:p>Aire de figures simples en cm²</text:p>
          </table:table-cell>
          <table:covered-table-cell table:style-name="ce37"/>
          <table:covered-table-cell table:number-columns-repeated="3" table:style-name="ce38"/>
          <table:table-cell table:style-name="ce37" office:value-type="string" calcext:value-type="string" table:number-columns-spanned="4" table:number-rows-spanned="1">
            <text:p>Conversions d’unités de volume</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Q12]" office:value-type="string" office:string-value="AB" calcext:value-type="string">
            <text:p>AB</text:p>
          </table:table-cell>
          <table:table-cell table:style-name="ce96"/>
          <table:table-cell table:style-name="ce99" table:formula="of:=[.Q13]" office:value-type="string" office:string-value="v9133" calcext:value-type="string">
            <text:p>v9133</text:p>
          </table:table-cell>
          <table:table-cell table:style-name="ce83"/>
          <table:table-cell table:formula="of:=RANK([.Y14];[.Y12:.Y21])+2" office:value-type="float" office:value="10" calcext:value-type="float">
            <text:p>10</text:p>
          </table:table-cell>
          <table:table-cell table:style-name="ce83" table:formula="of:=RAND()" office:value-type="float" office:value="0.184937307375625" calcext:value-type="float">
            <text:p>0,184937307375625</text:p>
          </table:table-cell>
          <table:table-cell/>
          <table:table-cell table:style-name="ce83" table:number-columns-repeated="3"/>
          <table:table-cell table:style-name="ce83" table:formula="of:=RANK([.AE14];[.AE14:.AE19])" office:value-type="float" office:value="6" calcext:value-type="float">
            <text:p>6</text:p>
          </table:table-cell>
          <table:table-cell table:style-name="ce83" table:formula="of:=RAND()" office:value-type="float" office:value="0.0250192370004674" calcext:value-type="float">
            <text:p>0,025019237000468</text:p>
          </table:table-cell>
          <table:table-cell table:number-columns-repeated="992"/>
        </table:table-row>
        <table:table-row table:style-name="ro3">
          <table:table-cell table:style-name="ce51" table:formula="of:=ROUND(RAND()*9.9+1;QUOTIENT([.AD15]+1;2))" office:value-type="float" office:value="7.84" calcext:value-type="float">
            <text:p>7,84</text:p>
          </table:table-cell>
          <table:table-cell table:style-name="ce40" office:value-type="string" calcext:value-type="string">
            <text:p>×10</text:p>
          </table:table-cell>
          <table:table-cell table:style-name="ce143" table:formula="of:=[.AD15]*(RANDBETWEEN(0;1)*2-1)" office:value-type="float" office:value="4" calcext:value-type="float">
            <text:p>4</text:p>
          </table:table-cell>
          <table:table-cell table:style-name="ce42" office:value-type="string" calcext:value-type="string">
            <text:p>=</text:p>
          </table:table-cell>
          <table:table-cell table:style-name="ce144" table:formula="of:=&quot;x+&quot;&amp;[.Z15]&amp;&quot;x&quot;" office:value-type="string" office:string-value="x+9x" calcext:value-type="string" table:number-columns-spanned="3" table:number-rows-spanned="1">
            <text:p>x+9x</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carré de côté</text:p>
          </table:table-cell>
          <table:table-cell table:style-name="ce40" table:formula="of:=RANDBETWEEN(10;20)" office:value-type="float" office:value="14" calcext:value-type="float">
            <text:p>14</text:p>
          </table:table-cell>
          <table:table-cell table:style-name="ce41" office:value-type="string" calcext:value-type="string">
            <text:p>:</text:p>
          </table:table-cell>
          <table:table-cell table:style-name="ce41"/>
          <table:table-cell table:style-name="ce42"/>
          <table:table-cell table:style-name="ce51" table:formula="of:=ROUNDUP(RAND()*1000/CHOOSE(RANDBETWEEN(1;4);1;10;100;1000);RANDBETWEEN(-2;2))" office:value-type="float" office:value="425.85" calcext:value-type="float">
            <text:p>425,85</text:p>
          </table:table-cell>
          <table:table-cell table:style-name="ce40" table:formula="of:=CHOOSE([.X15];&quot;&quot;;&quot;mm³&quot;;&quot;cm³&quot;;&quot;dm³&quot;;&quot;km³&quot;;&quot;hm³&quot;;&quot;dam³&quot;;&quot;hL&quot;;&quot;daL&quot;;&quot;L&quot;;&quot;dL&quot;;&quot;cL&quot;;&quot;mL&quot;)" office:value-type="string" office:string-value="dam³" calcext:value-type="string">
            <text:p>da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15]*10^([.C15])" office:value-type="float" office:value="78400" calcext:value-type="float">
            <text:p>78 400</text:p>
          </table:table-cell>
          <table:table-cell table:style-name="ce156" table:formula="of:=(1+[.Z15])&amp;&quot;x&quot;" office:value-type="string" office:string-value="10x" calcext:value-type="string">
            <text:p>10x</text:p>
          </table:table-cell>
          <table:table-cell table:style-name="ce147" table:formula="of:=[.J15]^2&amp;&quot; cm²&quot;" office:value-type="string" office:string-value="196 cm²" calcext:value-type="string">
            <text:p>196 cm²</text:p>
          </table:table-cell>
          <table:table-cell table:style-name="ce156" table:formula="of:=[.N15]*CHOOSE([.X15];0;0.000000001;0.000001;0.001;1000000000;1000000;1000;0.1;0.01;0.001;0.0001;0.00001;0.000001)&amp;&quot; &quot;&amp;[.Q15]" office:value-type="string" office:string-value="425850 m³" calcext:value-type="string">
            <text:p>425850 m³</text:p>
          </table:table-cell>
          <table:table-cell/>
          <table:table-cell table:formula="of:=RANK([.Y15];[.Y12:.Y21])+2" office:value-type="float" office:value="7" calcext:value-type="float">
            <text:p>7</text:p>
          </table:table-cell>
          <table:table-cell table:style-name="ce83" table:formula="of:=RAND()" office:value-type="float" office:value="0.49473874938929" calcext:value-type="float">
            <text:p>0,49473874938929</text:p>
          </table:table-cell>
          <table:table-cell table:style-name="ce15" table:formula="of:=RANDBETWEEN(2;9)" office:value-type="float" office:value="9" calcext:value-type="float">
            <text:p>9</text:p>
          </table:table-cell>
          <table:table-cell table:style-name="ce15" table:formula="of:=RANDBETWEEN(2;9)" office:value-type="float" office:value="9" calcext:value-type="float">
            <text:p>9</text:p>
          </table:table-cell>
          <table:table-cell table:style-name="ce15" table:formula="of:=RANDBETWEEN(2;9)" office:value-type="float" office:value="5" calcext:value-type="float">
            <text:p>5</text:p>
          </table:table-cell>
          <table:table-cell table:style-name="ce15" table:formula="of:=RANDBETWEEN(2;9)" office:value-type="float" office:value="9" calcext:value-type="float">
            <text:p>9</text:p>
          </table:table-cell>
          <table:table-cell table:formula="of:=RANK([.AE15];[.AE14:.AE19])" office:value-type="float" office:value="4" calcext:value-type="float">
            <text:p>4</text:p>
          </table:table-cell>
          <table:table-cell table:style-name="ce83" table:formula="of:=RAND()" office:value-type="float" office:value="0.361257308580465" calcext:value-type="float">
            <text:p>0,361257308580465</text:p>
          </table:table-cell>
          <table:table-cell table:number-columns-repeated="992"/>
        </table:table-row>
        <table:table-row table:style-name="ro3">
          <table:table-cell table:style-name="ce51" table:formula="of:=ROUND(RAND()*9.9+1;QUOTIENT([.AD16]+1;2))" office:value-type="float" office:value="9.705" calcext:value-type="float">
            <text:p>9,705</text:p>
          </table:table-cell>
          <table:table-cell table:style-name="ce40" office:value-type="string" calcext:value-type="string">
            <text:p>×10</text:p>
          </table:table-cell>
          <table:table-cell table:style-name="ce143" table:formula="of:=[.AD16]*(RANDBETWEEN(0;1)*2-1)" office:value-type="float" office:value="5" calcext:value-type="float">
            <text:p>5</text:p>
          </table:table-cell>
          <table:table-cell table:style-name="ce42" office:value-type="string" calcext:value-type="string">
            <text:p>=</text:p>
          </table:table-cell>
          <table:table-cell table:style-name="ce144" table:formula="of:=[.Z16]&amp;&quot;x+&quot;&amp;[.AA16]&amp;&quot;+&quot;&amp;[.AB16]&amp;&quot;x&quot;" office:value-type="string" office:string-value="9x+9+3x" calcext:value-type="string" table:number-columns-spanned="3" table:number-rows-spanned="1">
            <text:p>9x+9+3x</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Rectangle</text:p>
            <text:p>de côtés</text:p>
          </table:table-cell>
          <table:table-cell table:style-name="ce40" table:formula="of:=RANDBETWEEN(1;12)" office:value-type="float" office:value="2" calcext:value-type="float">
            <text:p>2</text:p>
          </table:table-cell>
          <table:table-cell table:style-name="ce41" office:value-type="string" calcext:value-type="string">
            <text:p>et</text:p>
          </table:table-cell>
          <table:table-cell table:style-name="ce40" table:formula="of:=RANDBETWEEN(1;12)" office:value-type="float" office:value="5" calcext:value-type="float">
            <text:p>5</text:p>
          </table:table-cell>
          <table:table-cell table:style-name="ce42" office:value-type="string" calcext:value-type="string">
            <text:p>:</text:p>
          </table:table-cell>
          <table:table-cell table:style-name="ce51" table:formula="of:=ROUNDUP(RAND()*1000/CHOOSE(RANDBETWEEN(1;4);1;10;100;1000);RANDBETWEEN(-2;2))" office:value-type="float" office:value="100" calcext:value-type="float">
            <text:p>100</text:p>
          </table:table-cell>
          <table:table-cell table:style-name="ce40" table:formula="of:=CHOOSE([.X16];&quot;&quot;;&quot;mm³&quot;;&quot;cm³&quot;;&quot;dm³&quot;;&quot;km³&quot;;&quot;hm³&quot;;&quot;dam³&quot;;&quot;hL&quot;;&quot;daL&quot;;&quot;L&quot;;&quot;dL&quot;;&quot;cL&quot;;&quot;mL&quot;)" office:value-type="string" office:string-value="daL" calcext:value-type="string">
            <text:p>daL</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16]*10^([.C16])" office:value-type="float" office:value="970500" calcext:value-type="float">
            <text:p>970 500</text:p>
          </table:table-cell>
          <table:table-cell table:style-name="ce156" table:formula="of:=([.Z16]+[.AB16])&amp;&quot;x+&quot;&amp;[.AA16]" office:value-type="string" office:string-value="12x+9" calcext:value-type="string">
            <text:p>12x+9</text:p>
          </table:table-cell>
          <table:table-cell table:style-name="ce147" table:formula="of:=[.J16]*[.L16]&amp;&quot; cm²&quot;" office:value-type="string" office:string-value="10 cm²" calcext:value-type="string">
            <text:p>10 cm²</text:p>
          </table:table-cell>
          <table:table-cell table:style-name="ce156" table:formula="of:=[.N16]*CHOOSE([.X16];0;0.000000001;0.000001;0.001;1000000000;1000000;1000;0.1;0.01;0.001;0.0001;0.00001;0.000001)&amp;&quot; &quot;&amp;[.Q16]" office:value-type="string" office:string-value="1 m³" calcext:value-type="string">
            <text:p>1 m³</text:p>
          </table:table-cell>
          <table:table-cell/>
          <table:table-cell table:formula="of:=RANK([.Y16];[.Y12:.Y21])+2" office:value-type="float" office:value="9" calcext:value-type="float">
            <text:p>9</text:p>
          </table:table-cell>
          <table:table-cell table:style-name="ce83" table:formula="of:=RAND()" office:value-type="float" office:value="0.268069274818132" calcext:value-type="float">
            <text:p>0,268069274818132</text:p>
          </table:table-cell>
          <table:table-cell table:style-name="ce15" table:formula="of:=RANDBETWEEN(2;9)" office:value-type="float" office:value="9" calcext:value-type="float">
            <text:p>9</text:p>
          </table:table-cell>
          <table:table-cell table:style-name="ce15" table:formula="of:=RANDBETWEEN(2;9)" office:value-type="float" office:value="9" calcext:value-type="float">
            <text:p>9</text:p>
          </table:table-cell>
          <table:table-cell table:style-name="ce15" table:formula="of:=RANDBETWEEN(2;9)" office:value-type="float" office:value="3" calcext:value-type="float">
            <text:p>3</text:p>
          </table:table-cell>
          <table:table-cell table:style-name="ce15" table:formula="of:=RANDBETWEEN(2;9)" office:value-type="float" office:value="4" calcext:value-type="float">
            <text:p>4</text:p>
          </table:table-cell>
          <table:table-cell table:formula="of:=RANK([.AE16];[.AE14:.AE19])" office:value-type="float" office:value="5" calcext:value-type="float">
            <text:p>5</text:p>
          </table:table-cell>
          <table:table-cell table:style-name="ce83" table:formula="of:=RAND()" office:value-type="float" office:value="0.147329525963137" calcext:value-type="float">
            <text:p>0,147329525963137</text:p>
          </table:table-cell>
          <table:table-cell table:number-columns-repeated="992"/>
        </table:table-row>
        <table:table-row table:style-name="ro3">
          <table:table-cell table:style-name="ce51" table:formula="of:=ROUND(RAND()*9.9+1;QUOTIENT([.AD17]+1;2))" office:value-type="float" office:value="2.5" calcext:value-type="float">
            <text:p>2,5</text:p>
          </table:table-cell>
          <table:table-cell table:style-name="ce40" office:value-type="string" calcext:value-type="string">
            <text:p>×10</text:p>
          </table:table-cell>
          <table:table-cell table:style-name="ce143" table:formula="of:=[.AD17]*(RANDBETWEEN(0;1)*2-1)" office:value-type="float" office:value="2" calcext:value-type="float">
            <text:p>2</text:p>
          </table:table-cell>
          <table:table-cell table:style-name="ce42" office:value-type="string" calcext:value-type="string">
            <text:p>=</text:p>
          </table:table-cell>
          <table:table-cell table:style-name="ce144" table:formula="of:=[.Z17]&amp;&quot;x+&quot;&amp;[.AA17]&amp;&quot;+&quot;&amp;[.AB17]&amp;&quot;x+&quot;&amp;[.AC17]" office:value-type="string" office:string-value="5x+3+3x+3" calcext:value-type="string" table:number-columns-spanned="3" table:number-rows-spanned="1">
            <text:p>5x+3+3x+3</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triangle de côté</text:p>
            <text:p>et hauteur</text:p>
          </table:table-cell>
          <table:table-cell table:style-name="ce40" table:formula="of:=RANDBETWEEN(1;12)" office:value-type="float" office:value="10" calcext:value-type="float">
            <text:p>10</text:p>
          </table:table-cell>
          <table:table-cell table:style-name="ce41" office:value-type="string" calcext:value-type="string">
            <text:p>et</text:p>
          </table:table-cell>
          <table:table-cell table:style-name="ce40" table:formula="of:=RANDBETWEEN(1;12)" office:value-type="float" office:value="4" calcext:value-type="float">
            <text:p>4</text:p>
          </table:table-cell>
          <table:table-cell table:style-name="ce42" office:value-type="string" calcext:value-type="string">
            <text:p>:</text:p>
          </table:table-cell>
          <table:table-cell table:style-name="ce51" table:formula="of:=ROUNDUP(RAND()*1000/CHOOSE(RANDBETWEEN(1;4);1;10;100;1000);RANDBETWEEN(-2;2))" office:value-type="float" office:value="100" calcext:value-type="float">
            <text:p>100</text:p>
          </table:table-cell>
          <table:table-cell table:style-name="ce40" table:formula="of:=CHOOSE([.X17];&quot;&quot;;&quot;mm³&quot;;&quot;cm³&quot;;&quot;dm³&quot;;&quot;km³&quot;;&quot;hm³&quot;;&quot;dam³&quot;;&quot;hL&quot;;&quot;daL&quot;;&quot;L&quot;;&quot;dL&quot;;&quot;cL&quot;;&quot;mL&quot;)" office:value-type="string" office:string-value="dm³" calcext:value-type="string">
            <text:p>d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17]*10^([.C17])" office:value-type="float" office:value="250" calcext:value-type="float">
            <text:p>250</text:p>
          </table:table-cell>
          <table:table-cell table:style-name="ce156" table:formula="of:=([.Z17]+[.AB17])&amp;&quot;x+&quot;&amp;([.AA17]+[.AC17])" office:value-type="string" office:string-value="8x+6" calcext:value-type="string">
            <text:p>8x+6</text:p>
          </table:table-cell>
          <table:table-cell table:style-name="ce147" table:formula="of:=[.J17]*[.L17]/2&amp;&quot; cm²&quot;" office:value-type="string" office:string-value="20 cm²" calcext:value-type="string">
            <text:p>20 cm²</text:p>
          </table:table-cell>
          <table:table-cell table:style-name="ce156" table:formula="of:=[.N17]*CHOOSE([.X17];0;0.000000001;0.000001;0.001;1000000000;1000000;1000;0.1;0.01;0.001;0.0001;0.00001;0.000001)&amp;&quot; &quot;&amp;[.Q17]" office:value-type="string" office:string-value="0,1 m³" calcext:value-type="string">
            <text:p>0,1 m³</text:p>
          </table:table-cell>
          <table:table-cell/>
          <table:table-cell table:formula="of:=RANK([.Y17];[.Y12:.Y21])+2" office:value-type="float" office:value="4" calcext:value-type="float">
            <text:p>4</text:p>
          </table:table-cell>
          <table:table-cell table:style-name="ce83" table:formula="of:=RAND()" office:value-type="float" office:value="0.808246135187843" calcext:value-type="float">
            <text:p>0,808246135187843</text:p>
          </table:table-cell>
          <table:table-cell table:style-name="ce15" table:formula="of:=RANDBETWEEN(2;9)" office:value-type="float" office:value="5" calcext:value-type="float">
            <text:p>5</text:p>
          </table:table-cell>
          <table:table-cell table:style-name="ce15" table:formula="of:=RANDBETWEEN(2;9)" office:value-type="float" office:value="3" calcext:value-type="float">
            <text:p>3</text:p>
          </table:table-cell>
          <table:table-cell table:style-name="ce15" table:formula="of:=RANDBETWEEN(2;9)" office:value-type="float" office:value="3" calcext:value-type="float">
            <text:p>3</text:p>
          </table:table-cell>
          <table:table-cell table:style-name="ce15" table:formula="of:=RANDBETWEEN(2;9)" office:value-type="float" office:value="3" calcext:value-type="float">
            <text:p>3</text:p>
          </table:table-cell>
          <table:table-cell table:formula="of:=RANK([.AE17];[.AE14:.AE19])" office:value-type="float" office:value="2" calcext:value-type="float">
            <text:p>2</text:p>
          </table:table-cell>
          <table:table-cell table:style-name="ce83" table:formula="of:=RAND()" office:value-type="float" office:value="0.607877660722855" calcext:value-type="float">
            <text:p>0,607877660722855</text:p>
          </table:table-cell>
          <table:table-cell table:number-columns-repeated="992"/>
        </table:table-row>
        <table:table-row table:style-name="ro3">
          <table:table-cell table:style-name="ce51" table:formula="of:=ROUND(RAND()*9.9+1;QUOTIENT([.AD18]+1;2))" office:value-type="float" office:value="7.8" calcext:value-type="float">
            <text:p>7,8</text:p>
          </table:table-cell>
          <table:table-cell table:style-name="ce40" office:value-type="string" calcext:value-type="string">
            <text:p>×10</text:p>
          </table:table-cell>
          <table:table-cell table:style-name="ce143" table:formula="of:=[.AD18]*(RANDBETWEEN(0;1)*2-1)" office:value-type="float" office:value="-1" calcext:value-type="float">
            <text:p>-1</text:p>
          </table:table-cell>
          <table:table-cell table:style-name="ce42" office:value-type="string" calcext:value-type="string">
            <text:p>=</text:p>
          </table:table-cell>
          <table:table-cell table:style-name="ce145" table:formula="of:=[.Z18]&amp;&quot;x²+&quot;&amp;[.AA18]&amp;&quot;x+&quot;&amp;[.AB18]&amp;&quot;x²+&quot;&amp;[.AC18]" office:value-type="string" office:string-value="9x²+5x+4x²+5" calcext:value-type="string" table:number-columns-spanned="3" table:number-rows-spanned="1">
            <text:p>9x²+5x+4x²+5</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rectangle</text:p>
            <text:p>de côtés</text:p>
          </table:table-cell>
          <table:table-cell table:style-name="ce40" table:formula="of:=RANDBETWEEN(1;12)" office:value-type="float" office:value="4" calcext:value-type="float">
            <text:p>4</text:p>
          </table:table-cell>
          <table:table-cell table:style-name="ce41" office:value-type="string" calcext:value-type="string">
            <text:p>et</text:p>
          </table:table-cell>
          <table:table-cell table:style-name="ce40" table:formula="of:=RANDBETWEEN(1;12)/10" office:value-type="float" office:value="0.5" calcext:value-type="float">
            <text:p>0,5</text:p>
          </table:table-cell>
          <table:table-cell table:style-name="ce42" office:value-type="string" calcext:value-type="string">
            <text:p>:</text:p>
          </table:table-cell>
          <table:table-cell table:style-name="ce51" table:formula="of:=ROUNDUP(RAND()*1000/CHOOSE(RANDBETWEEN(1;4);1;10;100;1000);RANDBETWEEN(-2;2))" office:value-type="float" office:value="100" calcext:value-type="float">
            <text:p>100</text:p>
          </table:table-cell>
          <table:table-cell table:style-name="ce40" table:formula="of:=CHOOSE([.X18];&quot;&quot;;&quot;mm³&quot;;&quot;cm³&quot;;&quot;dm³&quot;;&quot;km³&quot;;&quot;hm³&quot;;&quot;dam³&quot;;&quot;hL&quot;;&quot;daL&quot;;&quot;L&quot;;&quot;dL&quot;;&quot;cL&quot;;&quot;mL&quot;)" office:value-type="string" office:string-value="km³" calcext:value-type="string">
            <text:p>k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18]*10^([.C18])" office:value-type="float" office:value="0.78" calcext:value-type="float">
            <text:p>0,78</text:p>
          </table:table-cell>
          <table:table-cell table:style-name="ce156" table:formula="of:=([.Z18]+[.AB18])&amp;&quot;x²+&quot;&amp;[.AA18]&amp;&quot;x+&quot;&amp;[.AC18]" office:value-type="string" office:string-value="13x²+5x+5" calcext:value-type="string">
            <text:p>13x²+5x+5</text:p>
          </table:table-cell>
          <table:table-cell table:style-name="ce147" table:formula="of:=[.J18]*[.L18]&amp;&quot; cm²&quot;" office:value-type="string" office:string-value="2 cm²" calcext:value-type="string">
            <text:p>2 cm²</text:p>
          </table:table-cell>
          <table:table-cell table:style-name="ce156" table:formula="of:=[.N18]*CHOOSE([.X18];0;0.000000001;0.000001;0.001;1000000000;1000000;1000;0.1;0.01;0.001;0.0001;0.00001;0.000001)&amp;&quot; &quot;&amp;[.Q18]" office:value-type="string" office:string-value="100000000000 m³" calcext:value-type="string">
            <text:p>100000000000 m³</text:p>
          </table:table-cell>
          <table:table-cell/>
          <table:table-cell table:formula="of:=RANK([.Y18];[.Y12:.Y21])+2" office:value-type="float" office:value="5" calcext:value-type="float">
            <text:p>5</text:p>
          </table:table-cell>
          <table:table-cell table:style-name="ce83" table:formula="of:=RAND()" office:value-type="float" office:value="0.800781096883333" calcext:value-type="float">
            <text:p>0,800781096883333</text:p>
          </table:table-cell>
          <table:table-cell table:style-name="ce15" table:formula="of:=RANDBETWEEN(2;9)" office:value-type="float" office:value="9" calcext:value-type="float">
            <text:p>9</text:p>
          </table:table-cell>
          <table:table-cell table:style-name="ce15" table:formula="of:=RANDBETWEEN(2;9)" office:value-type="float" office:value="5" calcext:value-type="float">
            <text:p>5</text:p>
          </table:table-cell>
          <table:table-cell table:style-name="ce15" table:formula="of:=RANDBETWEEN(2;9)" office:value-type="float" office:value="4" calcext:value-type="float">
            <text:p>4</text:p>
          </table:table-cell>
          <table:table-cell table:style-name="ce15" table:formula="of:=RANDBETWEEN(2;9)" office:value-type="float" office:value="5" calcext:value-type="float">
            <text:p>5</text:p>
          </table:table-cell>
          <table:table-cell table:formula="of:=RANK([.AE18];[.AE14:.AE19])" office:value-type="float" office:value="1" calcext:value-type="float">
            <text:p>1</text:p>
          </table:table-cell>
          <table:table-cell table:style-name="ce83" table:formula="of:=RAND()" office:value-type="float" office:value="0.629818340663447" calcext:value-type="float">
            <text:p>0,629818340663447</text:p>
          </table:table-cell>
          <table:table-cell table:number-columns-repeated="992"/>
        </table:table-row>
        <table:table-row table:style-name="ro3">
          <table:table-cell table:style-name="ce51" table:formula="of:=ROUND(RAND()*9.9+1;QUOTIENT([.AD19]+1;2))" office:value-type="float" office:value="9.11" calcext:value-type="float">
            <text:p>9,11</text:p>
          </table:table-cell>
          <table:table-cell table:style-name="ce40" office:value-type="string" calcext:value-type="string">
            <text:p>×10</text:p>
          </table:table-cell>
          <table:table-cell table:style-name="ce143" table:formula="of:=[.AD19]*(RANDBETWEEN(0;1)*2-1)" office:value-type="float" office:value="3" calcext:value-type="float">
            <text:p>3</text:p>
          </table:table-cell>
          <table:table-cell table:style-name="ce42" office:value-type="string" calcext:value-type="string">
            <text:p>=</text:p>
          </table:table-cell>
          <table:table-cell table:style-name="ce144" table:formula="of:=[.Z19]&amp;&quot;x²+&quot;&amp;[.AA19]&amp;&quot;x+&quot;&amp;[.AB19]&amp;&quot;x²+&quot;&amp;[.AC19]&amp;&quot;x&quot;" office:value-type="string" office:string-value="4x²+8x+4x²+5x" calcext:value-type="string" table:number-columns-spanned="3" table:number-rows-spanned="1">
            <text:p>4x²+8x+4x²+5x</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triangle de côté</text:p>
            <text:p>et hauteur</text:p>
          </table:table-cell>
          <table:table-cell table:style-name="ce40" table:formula="of:=RANDBETWEEN(1;12)" office:value-type="float" office:value="1" calcext:value-type="float">
            <text:p>1</text:p>
          </table:table-cell>
          <table:table-cell table:style-name="ce41" office:value-type="string" calcext:value-type="string">
            <text:p>et</text:p>
          </table:table-cell>
          <table:table-cell table:style-name="ce40" table:formula="of:=RANDBETWEEN(1;12)/10" office:value-type="float" office:value="0.1" calcext:value-type="float">
            <text:p>0,1</text:p>
          </table:table-cell>
          <table:table-cell table:style-name="ce42" office:value-type="string" calcext:value-type="string">
            <text:p>:</text:p>
          </table:table-cell>
          <table:table-cell table:style-name="ce51" table:formula="of:=ROUNDUP(RAND()*1000/CHOOSE(RANDBETWEEN(1;4);1;10;100;1000);RANDBETWEEN(-2;2))" office:value-type="float" office:value="170" calcext:value-type="float">
            <text:p>170</text:p>
          </table:table-cell>
          <table:table-cell table:style-name="ce40" table:formula="of:=CHOOSE([.X19];&quot;&quot;;&quot;mm³&quot;;&quot;cm³&quot;;&quot;dm³&quot;;&quot;km³&quot;;&quot;hm³&quot;;&quot;dam³&quot;;&quot;hL&quot;;&quot;daL&quot;;&quot;L&quot;;&quot;dL&quot;;&quot;cL&quot;;&quot;mL&quot;)" office:value-type="string" office:string-value="hm³" calcext:value-type="string">
            <text:p>h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19]*10^([.C19])" office:value-type="float" office:value="9110" calcext:value-type="float">
            <text:p>9 110</text:p>
          </table:table-cell>
          <table:table-cell table:style-name="ce156" table:formula="of:=([.Z19]+[.AB19])&amp;&quot;x²+&quot;&amp;([.AA19]+[.AC19])&amp;&quot;x&quot;" office:value-type="string" office:string-value="8x²+13x" calcext:value-type="string">
            <text:p>8x²+13x</text:p>
          </table:table-cell>
          <table:table-cell table:style-name="ce147" table:formula="of:=[.J19]*[.L19]/2&amp;&quot; cm²&quot;" office:value-type="string" office:string-value="0,05 cm²" calcext:value-type="string">
            <text:p>0,05 cm²</text:p>
          </table:table-cell>
          <table:table-cell table:style-name="ce156" table:formula="of:=[.N19]*CHOOSE([.X19];0;0.000000001;0.000001;0.001;1000000000;1000000;1000;0.1;0.01;0.001;0.0001;0.00001;0.000001)&amp;&quot; &quot;&amp;[.Q19]" office:value-type="string" office:string-value="170000000 m³" calcext:value-type="string">
            <text:p>170000000 m³</text:p>
          </table:table-cell>
          <table:table-cell/>
          <table:table-cell table:formula="of:=RANK([.Y19];[.Y12:.Y21])+2" office:value-type="float" office:value="6" calcext:value-type="float">
            <text:p>6</text:p>
          </table:table-cell>
          <table:table-cell table:style-name="ce83" table:formula="of:=RAND()" office:value-type="float" office:value="0.577605372401083" calcext:value-type="float">
            <text:p>0,577605372401083</text:p>
          </table:table-cell>
          <table:table-cell table:style-name="ce15" table:formula="of:=RANDBETWEEN(2;9)" office:value-type="float" office:value="4" calcext:value-type="float">
            <text:p>4</text:p>
          </table:table-cell>
          <table:table-cell table:style-name="ce15" table:formula="of:=RANDBETWEEN(2;9)" office:value-type="float" office:value="8" calcext:value-type="float">
            <text:p>8</text:p>
          </table:table-cell>
          <table:table-cell table:style-name="ce15" table:formula="of:=RANDBETWEEN(2;9)" office:value-type="float" office:value="4" calcext:value-type="float">
            <text:p>4</text:p>
          </table:table-cell>
          <table:table-cell table:style-name="ce15" table:formula="of:=RANDBETWEEN(2;9)" office:value-type="float" office:value="5" calcext:value-type="float">
            <text:p>5</text:p>
          </table:table-cell>
          <table:table-cell table:formula="of:=RANK([.AE19];[.AE14:.AE19])" office:value-type="float" office:value="3" calcext:value-type="float">
            <text:p>3</text:p>
          </table:table-cell>
          <table:table-cell table:style-name="ce83" table:formula="of:=RAND()" office:value-type="float" office:value="0.571509256632399" calcext:value-type="float">
            <text:p>0,571509256632399</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5" table:number-rows-spanned="1">
            <text:p>😕 <text:s text:c="3"/>😃 <text:s text:c="3"/>😎</text:p>
          </table:table-cell>
          <table:covered-table-cell table:style-name="ce5"/>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Y20];[.Y12:.Y21])+2" office:value-type="float" office:value="11" calcext:value-type="float">
            <text:p>11</text:p>
          </table:table-cell>
          <table:table-cell table:style-name="ce83" table:formula="of:=RAND()" office:value-type="float" office:value="0.17276584063474" calcext:value-type="float">
            <text:p>0,17276584063474</text:p>
          </table:table-cell>
          <table:table-cell table:number-columns-repeated="998"/>
        </table:table-row>
        <table:table-row table:style-name="ro4">
          <table:table-cell table:number-columns-repeated="23"/>
          <table:table-cell table:formula="of:=RANK([.Y21];[.Y12:.Y21])+2" office:value-type="float" office:value="8" calcext:value-type="float">
            <text:p>8</text:p>
          </table:table-cell>
          <table:table-cell table:style-name="ce83" table:formula="of:=RAND()" office:value-type="float" office:value="0.442487144228947" calcext:value-type="float">
            <text:p>0,442487144228947</text:p>
          </table:table-cell>
          <table:table-cell table:number-columns-repeated="998"/>
        </table:table-row>
        <table:table-row table:style-name="ro5">
          <table:table-cell table:number-columns-repeated="1023"/>
        </table:table-row>
        <table:table-row table:style-name="ro2">
          <table:table-cell table:style-name="ce53" office:value-type="string" calcext:value-type="string" table:number-columns-spanned="4" table:number-rows-spanned="2">
            <text:p>CEINTURE</text:p>
            <text:p>MARRON 1</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6"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Y23];[.Y23:.Y32])+2" office:value-type="float" office:value="8" calcext:value-type="float">
            <text:p>8</text:p>
          </table:table-cell>
          <table:table-cell table:style-name="ce83" table:formula="of:=RAND()" office:value-type="float" office:value="0.678934183755544" calcext:value-type="float">
            <text:p>0,678934183755544</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146" office:value-type="string" calcext:value-type="string" table:number-columns-spanned="4" table:number-rows-spanned="1">
            <text:p>Prénom :</text:p>
          </table:table-cell>
          <table:covered-table-cell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Q$2]" office:value-type="string" office:string-value="v9133" calcext:value-type="string">
            <text:p>v9133</text:p>
          </table:table-cell>
          <table:table-cell/>
          <table:table-cell table:style-name="ce25" office:value-type="string" calcext:value-type="string" table:number-columns-spanned="4" table:number-rows-spanned="1">
            <text:p>Correction CEINTURE MARRON 1</text:p>
          </table:table-cell>
          <table:covered-table-cell table:style-name="ce28"/>
          <table:covered-table-cell table:style-name="ce30"/>
          <table:covered-table-cell table:style-name="ce31"/>
          <table:table-cell/>
          <table:table-cell table:formula="of:=RANK([.Y24];[.Y23:.Y32])+2" office:value-type="float" office:value="11" calcext:value-type="float">
            <text:p>11</text:p>
          </table:table-cell>
          <table:table-cell table:style-name="ce83" table:formula="of:=RAND()" office:value-type="float" office:value="0.440411811005268" calcext:value-type="float">
            <text:p>0,440411811005268</text:p>
          </table:table-cell>
          <table:table-cell table:number-columns-repeated="998"/>
        </table:table-row>
        <table:table-row table:style-name="ro3">
          <table:table-cell table:style-name="ce37" office:value-type="string" calcext:value-type="string" table:number-columns-spanned="4" table:number-rows-spanned="1">
            <text:p><text:span text:style-name="T8">É</text:span>criture décimale</text:p>
          </table:table-cell>
          <table:covered-table-cell table:number-columns-repeated="3" table:style-name="ce38"/>
          <table:table-cell table:style-name="ce37" office:value-type="string" calcext:value-type="string" table:number-columns-spanned="4" table:number-rows-spanned="1">
            <text:p>Réduire une expression littérale</text:p>
          </table:table-cell>
          <table:covered-table-cell table:number-columns-repeated="3" table:style-name="ce38"/>
          <table:table-cell table:style-name="ce37" office:value-type="string" calcext:value-type="string" table:number-columns-spanned="5" table:number-rows-spanned="1">
            <text:p>Aire de figures simples en cm²</text:p>
          </table:table-cell>
          <table:covered-table-cell table:style-name="ce37"/>
          <table:covered-table-cell table:number-columns-repeated="3" table:style-name="ce38"/>
          <table:table-cell table:style-name="ce37" office:value-type="string" calcext:value-type="string" table:number-columns-spanned="4" table:number-rows-spanned="1">
            <text:p>Conversions d’unités de volume</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Q23]" office:value-type="string" office:string-value="AC" calcext:value-type="string">
            <text:p>AC</text:p>
          </table:table-cell>
          <table:table-cell table:style-name="ce96"/>
          <table:table-cell table:style-name="ce99" table:formula="of:=[.Q24]" office:value-type="string" office:string-value="v9133" calcext:value-type="string">
            <text:p>v9133</text:p>
          </table:table-cell>
          <table:table-cell table:style-name="ce83"/>
          <table:table-cell table:formula="of:=RANK([.Y25];[.Y23:.Y32])+2" office:value-type="float" office:value="9" calcext:value-type="float">
            <text:p>9</text:p>
          </table:table-cell>
          <table:table-cell table:style-name="ce83" table:formula="of:=RAND()" office:value-type="float" office:value="0.626795793167011" calcext:value-type="float">
            <text:p>0,626795793167011</text:p>
          </table:table-cell>
          <table:table-cell/>
          <table:table-cell table:style-name="ce83" table:number-columns-repeated="3"/>
          <table:table-cell table:style-name="ce83" table:formula="of:=RANK([.AE25];[.AE25:.AE30])" office:value-type="float" office:value="3" calcext:value-type="float">
            <text:p>3</text:p>
          </table:table-cell>
          <table:table-cell table:style-name="ce83" table:formula="of:=RAND()" office:value-type="float" office:value="0.696037686905749" calcext:value-type="float">
            <text:p>0,696037686905749</text:p>
          </table:table-cell>
          <table:table-cell table:number-columns-repeated="992"/>
        </table:table-row>
        <table:table-row table:style-name="ro3">
          <table:table-cell table:style-name="ce51" table:formula="of:=ROUND(RAND()*9.9+1;QUOTIENT([.AD26]+1;2))" office:value-type="float" office:value="2.6" calcext:value-type="float">
            <text:p>2,6</text:p>
          </table:table-cell>
          <table:table-cell table:style-name="ce40" office:value-type="string" calcext:value-type="string">
            <text:p>×10</text:p>
          </table:table-cell>
          <table:table-cell table:style-name="ce143" table:formula="of:=[.AD26]*(RANDBETWEEN(0;1)*2-1)" office:value-type="float" office:value="-2" calcext:value-type="float">
            <text:p>-2</text:p>
          </table:table-cell>
          <table:table-cell table:style-name="ce42" office:value-type="string" calcext:value-type="string">
            <text:p>=</text:p>
          </table:table-cell>
          <table:table-cell table:style-name="ce144" table:formula="of:=&quot;x+&quot;&amp;[.Z26]&amp;&quot;x&quot;" office:value-type="string" office:string-value="x+4x" calcext:value-type="string" table:number-columns-spanned="3" table:number-rows-spanned="1">
            <text:p>x+4x</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carré de côté</text:p>
          </table:table-cell>
          <table:table-cell table:style-name="ce40" table:formula="of:=RANDBETWEEN(10;20)" office:value-type="float" office:value="11" calcext:value-type="float">
            <text:p>11</text:p>
          </table:table-cell>
          <table:table-cell table:style-name="ce41" office:value-type="string" calcext:value-type="string">
            <text:p>:</text:p>
          </table:table-cell>
          <table:table-cell table:style-name="ce41"/>
          <table:table-cell table:style-name="ce42"/>
          <table:table-cell table:style-name="ce51" table:formula="of:=ROUNDUP(RAND()*1000/CHOOSE(RANDBETWEEN(1;4);1;10;100;1000);RANDBETWEEN(-2;2))" office:value-type="float" office:value="600" calcext:value-type="float">
            <text:p>600</text:p>
          </table:table-cell>
          <table:table-cell table:style-name="ce40" table:formula="of:=CHOOSE([.X26];&quot;&quot;;&quot;mm³&quot;;&quot;cm³&quot;;&quot;dm³&quot;;&quot;km³&quot;;&quot;hm³&quot;;&quot;dam³&quot;;&quot;hL&quot;;&quot;daL&quot;;&quot;L&quot;;&quot;dL&quot;;&quot;cL&quot;;&quot;mL&quot;)" office:value-type="string" office:string-value="cL" calcext:value-type="string">
            <text:p>cL</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26]*10^([.C26])" office:value-type="float" office:value="0.026" calcext:value-type="float">
            <text:p>0,026</text:p>
          </table:table-cell>
          <table:table-cell table:style-name="ce156" table:formula="of:=(1+[.Z26])&amp;&quot;x&quot;" office:value-type="string" office:string-value="5x" calcext:value-type="string">
            <text:p>5x</text:p>
          </table:table-cell>
          <table:table-cell table:style-name="ce147" table:formula="of:=[.J26]^2&amp;&quot; cm²&quot;" office:value-type="string" office:string-value="121 cm²" calcext:value-type="string">
            <text:p>121 cm²</text:p>
          </table:table-cell>
          <table:table-cell table:style-name="ce156" table:formula="of:=[.N26]*CHOOSE([.X26];0;0.000000001;0.000001;0.001;1000000000;1000000;1000;0.1;0.01;0.001;0.0001;0.00001;0.000001)&amp;&quot; &quot;&amp;[.Q26]" office:value-type="string" office:string-value="0,006 m³" calcext:value-type="string">
            <text:p>0,006 m³</text:p>
          </table:table-cell>
          <table:table-cell/>
          <table:table-cell table:formula="of:=RANK([.Y26];[.Y23:.Y32])+2" office:value-type="float" office:value="12" calcext:value-type="float">
            <text:p>12</text:p>
          </table:table-cell>
          <table:table-cell table:style-name="ce83" table:formula="of:=RAND()" office:value-type="float" office:value="0.122819467592971" calcext:value-type="float">
            <text:p>0,122819467592971</text:p>
          </table:table-cell>
          <table:table-cell table:style-name="ce15" table:formula="of:=RANDBETWEEN(2;9)" office:value-type="float" office:value="4" calcext:value-type="float">
            <text:p>4</text:p>
          </table:table-cell>
          <table:table-cell table:style-name="ce15" table:formula="of:=RANDBETWEEN(2;9)" office:value-type="float" office:value="8" calcext:value-type="float">
            <text:p>8</text:p>
          </table:table-cell>
          <table:table-cell table:style-name="ce15" table:formula="of:=RANDBETWEEN(2;9)" office:value-type="float" office:value="7" calcext:value-type="float">
            <text:p>7</text:p>
          </table:table-cell>
          <table:table-cell table:style-name="ce15" table:formula="of:=RANDBETWEEN(2;9)" office:value-type="float" office:value="7" calcext:value-type="float">
            <text:p>7</text:p>
          </table:table-cell>
          <table:table-cell table:formula="of:=RANK([.AE26];[.AE25:.AE30])" office:value-type="float" office:value="2" calcext:value-type="float">
            <text:p>2</text:p>
          </table:table-cell>
          <table:table-cell table:style-name="ce83" table:formula="of:=RAND()" office:value-type="float" office:value="0.721812739628815" calcext:value-type="float">
            <text:p>0,721812739628815</text:p>
          </table:table-cell>
          <table:table-cell table:number-columns-repeated="992"/>
        </table:table-row>
        <table:table-row table:style-name="ro3">
          <table:table-cell table:style-name="ce51" table:formula="of:=ROUND(RAND()*9.9+1;QUOTIENT([.AD27]+1;2))" office:value-type="float" office:value="2.674" calcext:value-type="float">
            <text:p>2,674</text:p>
          </table:table-cell>
          <table:table-cell table:style-name="ce40" office:value-type="string" calcext:value-type="string">
            <text:p>×10</text:p>
          </table:table-cell>
          <table:table-cell table:style-name="ce143" table:formula="of:=[.AD27]*(RANDBETWEEN(0;1)*2-1)" office:value-type="float" office:value="5" calcext:value-type="float">
            <text:p>5</text:p>
          </table:table-cell>
          <table:table-cell table:style-name="ce42" office:value-type="string" calcext:value-type="string">
            <text:p>=</text:p>
          </table:table-cell>
          <table:table-cell table:style-name="ce144" table:formula="of:=[.Z27]&amp;&quot;x+&quot;&amp;[.AA27]&amp;&quot;+&quot;&amp;[.AB27]&amp;&quot;x&quot;" office:value-type="string" office:string-value="6x+7+8x" calcext:value-type="string" table:number-columns-spanned="3" table:number-rows-spanned="1">
            <text:p>6x+7+8x</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Rectangle</text:p>
            <text:p>de côtés</text:p>
          </table:table-cell>
          <table:table-cell table:style-name="ce40" table:formula="of:=RANDBETWEEN(1;12)" office:value-type="float" office:value="4" calcext:value-type="float">
            <text:p>4</text:p>
          </table:table-cell>
          <table:table-cell table:style-name="ce41" office:value-type="string" calcext:value-type="string">
            <text:p>et</text:p>
          </table:table-cell>
          <table:table-cell table:style-name="ce40" table:formula="of:=RANDBETWEEN(1;12)" office:value-type="float" office:value="7" calcext:value-type="float">
            <text:p>7</text:p>
          </table:table-cell>
          <table:table-cell table:style-name="ce42" office:value-type="string" calcext:value-type="string">
            <text:p>:</text:p>
          </table:table-cell>
          <table:table-cell table:style-name="ce51" table:formula="of:=ROUNDUP(RAND()*1000/CHOOSE(RANDBETWEEN(1;4);1;10;100;1000);RANDBETWEEN(-2;2))" office:value-type="float" office:value="70" calcext:value-type="float">
            <text:p>70</text:p>
          </table:table-cell>
          <table:table-cell table:style-name="ce40" table:formula="of:=CHOOSE([.X27];&quot;&quot;;&quot;mm³&quot;;&quot;cm³&quot;;&quot;dm³&quot;;&quot;km³&quot;;&quot;hm³&quot;;&quot;dam³&quot;;&quot;hL&quot;;&quot;daL&quot;;&quot;L&quot;;&quot;dL&quot;;&quot;cL&quot;;&quot;mL&quot;)" office:value-type="string" office:string-value="dm³" calcext:value-type="string">
            <text:p>d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27]*10^([.C27])" office:value-type="float" office:value="267400" calcext:value-type="float">
            <text:p>267 400</text:p>
          </table:table-cell>
          <table:table-cell table:style-name="ce156" table:formula="of:=([.Z27]+[.AB27])&amp;&quot;x+&quot;&amp;[.AA27]" office:value-type="string" office:string-value="14x+7" calcext:value-type="string">
            <text:p>14x+7</text:p>
          </table:table-cell>
          <table:table-cell table:style-name="ce147" table:formula="of:=[.J27]*[.L27]&amp;&quot; cm²&quot;" office:value-type="string" office:string-value="28 cm²" calcext:value-type="string">
            <text:p>28 cm²</text:p>
          </table:table-cell>
          <table:table-cell table:style-name="ce156" table:formula="of:=[.N27]*CHOOSE([.X27];0;0.000000001;0.000001;0.001;1000000000;1000000;1000;0.1;0.01;0.001;0.0001;0.00001;0.000001)&amp;&quot; &quot;&amp;[.Q27]" office:value-type="string" office:string-value="0,07 m³" calcext:value-type="string">
            <text:p>0,07 m³</text:p>
          </table:table-cell>
          <table:table-cell/>
          <table:table-cell table:formula="of:=RANK([.Y27];[.Y23:.Y32])+2" office:value-type="float" office:value="4" calcext:value-type="float">
            <text:p>4</text:p>
          </table:table-cell>
          <table:table-cell table:style-name="ce83" table:formula="of:=RAND()" office:value-type="float" office:value="0.865123734027685" calcext:value-type="float">
            <text:p>0,865123734027685</text:p>
          </table:table-cell>
          <table:table-cell table:style-name="ce15" table:formula="of:=RANDBETWEEN(2;9)" office:value-type="float" office:value="6" calcext:value-type="float">
            <text:p>6</text:p>
          </table:table-cell>
          <table:table-cell table:style-name="ce15" table:formula="of:=RANDBETWEEN(2;9)" office:value-type="float" office:value="7" calcext:value-type="float">
            <text:p>7</text:p>
          </table:table-cell>
          <table:table-cell table:style-name="ce15" table:formula="of:=RANDBETWEEN(2;9)" office:value-type="float" office:value="8" calcext:value-type="float">
            <text:p>8</text:p>
          </table:table-cell>
          <table:table-cell table:style-name="ce15" table:formula="of:=RANDBETWEEN(2;9)" office:value-type="float" office:value="8" calcext:value-type="float">
            <text:p>8</text:p>
          </table:table-cell>
          <table:table-cell table:formula="of:=RANK([.AE27];[.AE25:.AE30])" office:value-type="float" office:value="5" calcext:value-type="float">
            <text:p>5</text:p>
          </table:table-cell>
          <table:table-cell table:style-name="ce83" table:formula="of:=RAND()" office:value-type="float" office:value="0.32892100894296" calcext:value-type="float">
            <text:p>0,32892100894296</text:p>
          </table:table-cell>
          <table:table-cell table:number-columns-repeated="992"/>
        </table:table-row>
        <table:table-row table:style-name="ro3">
          <table:table-cell table:style-name="ce51" table:formula="of:=ROUND(RAND()*9.9+1;QUOTIENT([.AD28]+1;2))" office:value-type="float" office:value="9.602" calcext:value-type="float">
            <text:p>9,602</text:p>
          </table:table-cell>
          <table:table-cell table:style-name="ce40" office:value-type="string" calcext:value-type="string">
            <text:p>×10</text:p>
          </table:table-cell>
          <table:table-cell table:style-name="ce143" table:formula="of:=[.AD28]*(RANDBETWEEN(0;1)*2-1)" office:value-type="float" office:value="-6" calcext:value-type="float">
            <text:p>-6</text:p>
          </table:table-cell>
          <table:table-cell table:style-name="ce42" office:value-type="string" calcext:value-type="string">
            <text:p>=</text:p>
          </table:table-cell>
          <table:table-cell table:style-name="ce144" table:formula="of:=[.Z28]&amp;&quot;x+&quot;&amp;[.AA28]&amp;&quot;+&quot;&amp;[.AB28]&amp;&quot;x+&quot;&amp;[.AC28]" office:value-type="string" office:string-value="7x+6+3x+7" calcext:value-type="string" table:number-columns-spanned="3" table:number-rows-spanned="1">
            <text:p>7x+6+3x+7</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triangle de côté</text:p>
            <text:p>et hauteur</text:p>
          </table:table-cell>
          <table:table-cell table:style-name="ce40" table:formula="of:=RANDBETWEEN(1;12)" office:value-type="float" office:value="3" calcext:value-type="float">
            <text:p>3</text:p>
          </table:table-cell>
          <table:table-cell table:style-name="ce41" office:value-type="string" calcext:value-type="string">
            <text:p>et</text:p>
          </table:table-cell>
          <table:table-cell table:style-name="ce40" table:formula="of:=RANDBETWEEN(1;12)" office:value-type="float" office:value="5" calcext:value-type="float">
            <text:p>5</text:p>
          </table:table-cell>
          <table:table-cell table:style-name="ce42" office:value-type="string" calcext:value-type="string">
            <text:p>:</text:p>
          </table:table-cell>
          <table:table-cell table:style-name="ce51" table:formula="of:=ROUNDUP(RAND()*1000/CHOOSE(RANDBETWEEN(1;4);1;10;100;1000);RANDBETWEEN(-2;2))" office:value-type="float" office:value="67" calcext:value-type="float">
            <text:p>67</text:p>
          </table:table-cell>
          <table:table-cell table:style-name="ce40" table:formula="of:=CHOOSE([.X28];&quot;&quot;;&quot;mm³&quot;;&quot;cm³&quot;;&quot;dm³&quot;;&quot;km³&quot;;&quot;hm³&quot;;&quot;dam³&quot;;&quot;hL&quot;;&quot;daL&quot;;&quot;L&quot;;&quot;dL&quot;;&quot;cL&quot;;&quot;mL&quot;)" office:value-type="string" office:string-value="cm³" calcext:value-type="string">
            <text:p>c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28]*10^([.C28])" office:value-type="float" office:value="0.000009602" calcext:value-type="float">
            <text:p>0,000009602</text:p>
          </table:table-cell>
          <table:table-cell table:style-name="ce156" table:formula="of:=([.Z28]+[.AB28])&amp;&quot;x+&quot;&amp;([.AA28]+[.AC28])" office:value-type="string" office:string-value="10x+13" calcext:value-type="string">
            <text:p>10x+13</text:p>
          </table:table-cell>
          <table:table-cell table:style-name="ce147" table:formula="of:=[.J28]*[.L28]/2&amp;&quot; cm²&quot;" office:value-type="string" office:string-value="7,5 cm²" calcext:value-type="string">
            <text:p>7,5 cm²</text:p>
          </table:table-cell>
          <table:table-cell table:style-name="ce156" table:formula="of:=[.N28]*CHOOSE([.X28];0;0.000000001;0.000001;0.001;1000000000;1000000;1000;0.1;0.01;0.001;0.0001;0.00001;0.000001)&amp;&quot; &quot;&amp;[.Q28]" office:value-type="string" office:string-value="0,000067 m³" calcext:value-type="string">
            <text:p>0,000067 m³</text:p>
          </table:table-cell>
          <table:table-cell/>
          <table:table-cell table:formula="of:=RANK([.Y28];[.Y23:.Y32])+2" office:value-type="float" office:value="3" calcext:value-type="float">
            <text:p>3</text:p>
          </table:table-cell>
          <table:table-cell table:style-name="ce83" table:formula="of:=RAND()" office:value-type="float" office:value="0.977909852033502" calcext:value-type="float">
            <text:p>0,977909852033502</text:p>
          </table:table-cell>
          <table:table-cell table:style-name="ce15" table:formula="of:=RANDBETWEEN(2;9)" office:value-type="float" office:value="7" calcext:value-type="float">
            <text:p>7</text:p>
          </table:table-cell>
          <table:table-cell table:style-name="ce15" table:formula="of:=RANDBETWEEN(2;9)" office:value-type="float" office:value="6" calcext:value-type="float">
            <text:p>6</text:p>
          </table:table-cell>
          <table:table-cell table:style-name="ce15" table:formula="of:=RANDBETWEEN(2;9)" office:value-type="float" office:value="3" calcext:value-type="float">
            <text:p>3</text:p>
          </table:table-cell>
          <table:table-cell table:style-name="ce15" table:formula="of:=RANDBETWEEN(2;9)" office:value-type="float" office:value="7" calcext:value-type="float">
            <text:p>7</text:p>
          </table:table-cell>
          <table:table-cell table:formula="of:=RANK([.AE28];[.AE25:.AE30])" office:value-type="float" office:value="6" calcext:value-type="float">
            <text:p>6</text:p>
          </table:table-cell>
          <table:table-cell table:style-name="ce83" table:formula="of:=RAND()" office:value-type="float" office:value="0.167862332110395" calcext:value-type="float">
            <text:p>0,167862332110395</text:p>
          </table:table-cell>
          <table:table-cell table:number-columns-repeated="992"/>
        </table:table-row>
        <table:table-row table:style-name="ro3">
          <table:table-cell table:style-name="ce51" table:formula="of:=ROUND(RAND()*9.9+1;QUOTIENT([.AD29]+1;2))" office:value-type="float" office:value="1.67" calcext:value-type="float">
            <text:p>1,67</text:p>
          </table:table-cell>
          <table:table-cell table:style-name="ce40" office:value-type="string" calcext:value-type="string">
            <text:p>×10</text:p>
          </table:table-cell>
          <table:table-cell table:style-name="ce143" table:formula="of:=[.AD29]*(RANDBETWEEN(0;1)*2-1)" office:value-type="float" office:value="-4" calcext:value-type="float">
            <text:p>-4</text:p>
          </table:table-cell>
          <table:table-cell table:style-name="ce42" office:value-type="string" calcext:value-type="string">
            <text:p>=</text:p>
          </table:table-cell>
          <table:table-cell table:style-name="ce145" table:formula="of:=[.Z29]&amp;&quot;x²+&quot;&amp;[.AA29]&amp;&quot;x+&quot;&amp;[.AB29]&amp;&quot;x²+&quot;&amp;[.AC29]" office:value-type="string" office:string-value="9x²+9x+7x²+4" calcext:value-type="string" table:number-columns-spanned="3" table:number-rows-spanned="1">
            <text:p>9x²+9x+7x²+4</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rectangle</text:p>
            <text:p>de côtés</text:p>
          </table:table-cell>
          <table:table-cell table:style-name="ce40" table:formula="of:=RANDBETWEEN(1;12)" office:value-type="float" office:value="8" calcext:value-type="float">
            <text:p>8</text:p>
          </table:table-cell>
          <table:table-cell table:style-name="ce41" office:value-type="string" calcext:value-type="string">
            <text:p>et</text:p>
          </table:table-cell>
          <table:table-cell table:style-name="ce40" table:formula="of:=RANDBETWEEN(1;12)/10" office:value-type="float" office:value="0.9" calcext:value-type="float">
            <text:p>0,9</text:p>
          </table:table-cell>
          <table:table-cell table:style-name="ce42" office:value-type="string" calcext:value-type="string">
            <text:p>:</text:p>
          </table:table-cell>
          <table:table-cell table:style-name="ce51" table:formula="of:=ROUNDUP(RAND()*1000/CHOOSE(RANDBETWEEN(1;4);1;10;100;1000);RANDBETWEEN(-2;2))" office:value-type="float" office:value="561" calcext:value-type="float">
            <text:p>561</text:p>
          </table:table-cell>
          <table:table-cell table:style-name="ce40" table:formula="of:=CHOOSE([.X29];&quot;&quot;;&quot;mm³&quot;;&quot;cm³&quot;;&quot;dm³&quot;;&quot;km³&quot;;&quot;hm³&quot;;&quot;dam³&quot;;&quot;hL&quot;;&quot;daL&quot;;&quot;L&quot;;&quot;dL&quot;;&quot;cL&quot;;&quot;mL&quot;)" office:value-type="string" office:string-value="L" calcext:value-type="string">
            <text:p>L</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29]*10^([.C29])" office:value-type="float" office:value="0.000167" calcext:value-type="float">
            <text:p>0,000167</text:p>
          </table:table-cell>
          <table:table-cell table:style-name="ce156" table:formula="of:=([.Z29]+[.AB29])&amp;&quot;x²+&quot;&amp;[.AA29]&amp;&quot;x+&quot;&amp;[.AC29]" office:value-type="string" office:string-value="16x²+9x+4" calcext:value-type="string">
            <text:p>16x²+9x+4</text:p>
          </table:table-cell>
          <table:table-cell table:style-name="ce147" table:formula="of:=[.J29]*[.L29]&amp;&quot; cm²&quot;" office:value-type="string" office:string-value="7,2 cm²" calcext:value-type="string">
            <text:p>7,2 cm²</text:p>
          </table:table-cell>
          <table:table-cell table:style-name="ce156" table:formula="of:=[.N29]*CHOOSE([.X29];0;0.000000001;0.000001;0.001;1000000000;1000000;1000;0.1;0.01;0.001;0.0001;0.00001;0.000001)&amp;&quot; &quot;&amp;[.Q29]" office:value-type="string" office:string-value="0,561 m³" calcext:value-type="string">
            <text:p>0,561 m³</text:p>
          </table:table-cell>
          <table:table-cell/>
          <table:table-cell table:formula="of:=RANK([.Y29];[.Y23:.Y32])+2" office:value-type="float" office:value="10" calcext:value-type="float">
            <text:p>10</text:p>
          </table:table-cell>
          <table:table-cell table:style-name="ce83" table:formula="of:=RAND()" office:value-type="float" office:value="0.494919939635301" calcext:value-type="float">
            <text:p>0,494919939635301</text:p>
          </table:table-cell>
          <table:table-cell table:style-name="ce15" table:formula="of:=RANDBETWEEN(2;9)" office:value-type="float" office:value="9" calcext:value-type="float">
            <text:p>9</text:p>
          </table:table-cell>
          <table:table-cell table:style-name="ce15" table:formula="of:=RANDBETWEEN(2;9)" office:value-type="float" office:value="9" calcext:value-type="float">
            <text:p>9</text:p>
          </table:table-cell>
          <table:table-cell table:style-name="ce15" table:formula="of:=RANDBETWEEN(2;9)" office:value-type="float" office:value="7" calcext:value-type="float">
            <text:p>7</text:p>
          </table:table-cell>
          <table:table-cell table:style-name="ce15" table:formula="of:=RANDBETWEEN(2;9)" office:value-type="float" office:value="4" calcext:value-type="float">
            <text:p>4</text:p>
          </table:table-cell>
          <table:table-cell table:formula="of:=RANK([.AE29];[.AE25:.AE30])" office:value-type="float" office:value="4" calcext:value-type="float">
            <text:p>4</text:p>
          </table:table-cell>
          <table:table-cell table:style-name="ce83" table:formula="of:=RAND()" office:value-type="float" office:value="0.43183552217795" calcext:value-type="float">
            <text:p>0,43183552217795</text:p>
          </table:table-cell>
          <table:table-cell table:number-columns-repeated="992"/>
        </table:table-row>
        <table:table-row table:style-name="ro3">
          <table:table-cell table:style-name="ce51" table:formula="of:=ROUND(RAND()*9.9+1;QUOTIENT([.AD30]+1;2))" office:value-type="float" office:value="5.4" calcext:value-type="float">
            <text:p>5,4</text:p>
          </table:table-cell>
          <table:table-cell table:style-name="ce40" office:value-type="string" calcext:value-type="string">
            <text:p>×10</text:p>
          </table:table-cell>
          <table:table-cell table:style-name="ce143" table:formula="of:=[.AD30]*(RANDBETWEEN(0;1)*2-1)" office:value-type="float" office:value="-1" calcext:value-type="float">
            <text:p>-1</text:p>
          </table:table-cell>
          <table:table-cell table:style-name="ce42" office:value-type="string" calcext:value-type="string">
            <text:p>=</text:p>
          </table:table-cell>
          <table:table-cell table:style-name="ce144" table:formula="of:=[.Z30]&amp;&quot;x²+&quot;&amp;[.AA30]&amp;&quot;x+&quot;&amp;[.AB30]&amp;&quot;x²+&quot;&amp;[.AC30]&amp;&quot;x&quot;" office:value-type="string" office:string-value="5x²+7x+9x²+5x" calcext:value-type="string" table:number-columns-spanned="3" table:number-rows-spanned="1">
            <text:p>5x²+7x+9x²+5x</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triangle de côté</text:p>
            <text:p>et hauteur</text:p>
          </table:table-cell>
          <table:table-cell table:style-name="ce40" table:formula="of:=RANDBETWEEN(1;12)" office:value-type="float" office:value="9" calcext:value-type="float">
            <text:p>9</text:p>
          </table:table-cell>
          <table:table-cell table:style-name="ce41" office:value-type="string" calcext:value-type="string">
            <text:p>et</text:p>
          </table:table-cell>
          <table:table-cell table:style-name="ce40" table:formula="of:=RANDBETWEEN(1;12)/10" office:value-type="float" office:value="0.9" calcext:value-type="float">
            <text:p>0,9</text:p>
          </table:table-cell>
          <table:table-cell table:style-name="ce42" office:value-type="string" calcext:value-type="string">
            <text:p>:</text:p>
          </table:table-cell>
          <table:table-cell table:style-name="ce51" table:formula="of:=ROUNDUP(RAND()*1000/CHOOSE(RANDBETWEEN(1;4);1;10;100;1000);RANDBETWEEN(-2;2))" office:value-type="float" office:value="100" calcext:value-type="float">
            <text:p>100</text:p>
          </table:table-cell>
          <table:table-cell table:style-name="ce40" table:formula="of:=CHOOSE([.X30];&quot;&quot;;&quot;mm³&quot;;&quot;cm³&quot;;&quot;dm³&quot;;&quot;km³&quot;;&quot;hm³&quot;;&quot;dam³&quot;;&quot;hL&quot;;&quot;daL&quot;;&quot;L&quot;;&quot;dL&quot;;&quot;cL&quot;;&quot;mL&quot;)" office:value-type="string" office:string-value="hm³" calcext:value-type="string">
            <text:p>h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30]*10^([.C30])" office:value-type="float" office:value="0.54" calcext:value-type="float">
            <text:p>0,54</text:p>
          </table:table-cell>
          <table:table-cell table:style-name="ce156" table:formula="of:=([.Z30]+[.AB30])&amp;&quot;x²+&quot;&amp;([.AA30]+[.AC30])&amp;&quot;x&quot;" office:value-type="string" office:string-value="14x²+12x" calcext:value-type="string">
            <text:p>14x²+12x</text:p>
          </table:table-cell>
          <table:table-cell table:style-name="ce147" table:formula="of:=[.J30]*[.L30]/2&amp;&quot; cm²&quot;" office:value-type="string" office:string-value="4,05 cm²" calcext:value-type="string">
            <text:p>4,05 cm²</text:p>
          </table:table-cell>
          <table:table-cell table:style-name="ce156" table:formula="of:=[.N30]*CHOOSE([.X30];0;0.000000001;0.000001;0.001;1000000000;1000000;1000;0.1;0.01;0.001;0.0001;0.00001;0.000001)&amp;&quot; &quot;&amp;[.Q30]" office:value-type="string" office:string-value="100000000 m³" calcext:value-type="string">
            <text:p>100000000 m³</text:p>
          </table:table-cell>
          <table:table-cell/>
          <table:table-cell table:formula="of:=RANK([.Y30];[.Y23:.Y32])+2" office:value-type="float" office:value="6" calcext:value-type="float">
            <text:p>6</text:p>
          </table:table-cell>
          <table:table-cell table:style-name="ce83" table:formula="of:=RAND()" office:value-type="float" office:value="0.75911642996968" calcext:value-type="float">
            <text:p>0,75911642996968</text:p>
          </table:table-cell>
          <table:table-cell table:style-name="ce15" table:formula="of:=RANDBETWEEN(2;9)" office:value-type="float" office:value="5" calcext:value-type="float">
            <text:p>5</text:p>
          </table:table-cell>
          <table:table-cell table:style-name="ce15" table:formula="of:=RANDBETWEEN(2;9)" office:value-type="float" office:value="7" calcext:value-type="float">
            <text:p>7</text:p>
          </table:table-cell>
          <table:table-cell table:style-name="ce15" table:formula="of:=RANDBETWEEN(2;9)" office:value-type="float" office:value="9" calcext:value-type="float">
            <text:p>9</text:p>
          </table:table-cell>
          <table:table-cell table:style-name="ce15" table:formula="of:=RANDBETWEEN(2;9)" office:value-type="float" office:value="5" calcext:value-type="float">
            <text:p>5</text:p>
          </table:table-cell>
          <table:table-cell table:formula="of:=RANK([.AE30];[.AE25:.AE30])" office:value-type="float" office:value="1" calcext:value-type="float">
            <text:p>1</text:p>
          </table:table-cell>
          <table:table-cell table:style-name="ce83" table:formula="of:=RAND()" office:value-type="float" office:value="0.935380411920112" calcext:value-type="float">
            <text:p>0,935380411920112</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5" table:number-rows-spanned="1">
            <text:p>😕 <text:s text:c="3"/>😃 <text:s text:c="3"/>😎</text:p>
          </table:table-cell>
          <table:covered-table-cell table:style-name="ce5"/>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Y31];[.Y23:.Y32])+2" office:value-type="float" office:value="7" calcext:value-type="float">
            <text:p>7</text:p>
          </table:table-cell>
          <table:table-cell table:style-name="ce83" table:formula="of:=RAND()" office:value-type="float" office:value="0.701222091880369" calcext:value-type="float">
            <text:p>0,701222091880369</text:p>
          </table:table-cell>
          <table:table-cell table:number-columns-repeated="998"/>
        </table:table-row>
        <table:table-row table:style-name="ro4">
          <table:table-cell table:number-columns-repeated="23"/>
          <table:table-cell table:formula="of:=RANK([.Y32];[.Y23:.Y32])+2" office:value-type="float" office:value="5" calcext:value-type="float">
            <text:p>5</text:p>
          </table:table-cell>
          <table:table-cell table:style-name="ce83" table:formula="of:=RAND()" office:value-type="float" office:value="0.821990716265756" calcext:value-type="float">
            <text:p>0,821990716265756</text:p>
          </table:table-cell>
          <table:table-cell table:number-columns-repeated="998"/>
        </table:table-row>
        <table:table-row table:style-name="ro5">
          <table:table-cell table:number-columns-repeated="1023"/>
        </table:table-row>
        <table:table-row table:style-name="ro2">
          <table:table-cell table:style-name="ce53" office:value-type="string" calcext:value-type="string" table:number-columns-spanned="4" table:number-rows-spanned="2">
            <text:p>CEINTURE</text:p>
            <text:p>MARRON 1</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6"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Y34];[.Y34:.Y43])+2" office:value-type="float" office:value="11" calcext:value-type="float">
            <text:p>11</text:p>
          </table:table-cell>
          <table:table-cell table:style-name="ce83" table:formula="of:=RAND()" office:value-type="float" office:value="0.315800435751396" calcext:value-type="float">
            <text:p>0,315800435751396</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146" office:value-type="string" calcext:value-type="string" table:number-columns-spanned="4" table:number-rows-spanned="1">
            <text:p>Prénom :</text:p>
          </table:table-cell>
          <table:covered-table-cell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Q$2]" office:value-type="string" office:string-value="v9133" calcext:value-type="string">
            <text:p>v9133</text:p>
          </table:table-cell>
          <table:table-cell/>
          <table:table-cell table:style-name="ce25" office:value-type="string" calcext:value-type="string" table:number-columns-spanned="4" table:number-rows-spanned="1">
            <text:p>Correction CEINTURE MARRON 1</text:p>
          </table:table-cell>
          <table:covered-table-cell table:style-name="ce28"/>
          <table:covered-table-cell table:style-name="ce30"/>
          <table:covered-table-cell table:style-name="ce31"/>
          <table:table-cell/>
          <table:table-cell table:formula="of:=RANK([.Y35];[.Y34:.Y43])+2" office:value-type="float" office:value="3" calcext:value-type="float">
            <text:p>3</text:p>
          </table:table-cell>
          <table:table-cell table:style-name="ce83" table:formula="of:=RAND()" office:value-type="float" office:value="0.93626223591238" calcext:value-type="float">
            <text:p>0,93626223591238</text:p>
          </table:table-cell>
          <table:table-cell table:number-columns-repeated="998"/>
        </table:table-row>
        <table:table-row table:style-name="ro3">
          <table:table-cell table:style-name="ce37" office:value-type="string" calcext:value-type="string" table:number-columns-spanned="4" table:number-rows-spanned="1">
            <text:p><text:span text:style-name="T8">É</text:span>criture décimale</text:p>
          </table:table-cell>
          <table:covered-table-cell table:number-columns-repeated="3" table:style-name="ce38"/>
          <table:table-cell table:style-name="ce37" office:value-type="string" calcext:value-type="string" table:number-columns-spanned="4" table:number-rows-spanned="1">
            <text:p>Réduire une expression littérale</text:p>
          </table:table-cell>
          <table:covered-table-cell table:number-columns-repeated="3" table:style-name="ce38"/>
          <table:table-cell table:style-name="ce37" office:value-type="string" calcext:value-type="string" table:number-columns-spanned="5" table:number-rows-spanned="1">
            <text:p>Aire de figures simples en cm²</text:p>
          </table:table-cell>
          <table:covered-table-cell table:style-name="ce37"/>
          <table:covered-table-cell table:number-columns-repeated="3" table:style-name="ce38"/>
          <table:table-cell table:style-name="ce37" office:value-type="string" calcext:value-type="string" table:number-columns-spanned="4" table:number-rows-spanned="1">
            <text:p>Conversions d’unités de volume</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Q34]" office:value-type="string" office:string-value="AD" calcext:value-type="string">
            <text:p>AD</text:p>
          </table:table-cell>
          <table:table-cell table:style-name="ce96"/>
          <table:table-cell table:style-name="ce99" table:formula="of:=[.Q35]" office:value-type="string" office:string-value="v9133" calcext:value-type="string">
            <text:p>v9133</text:p>
          </table:table-cell>
          <table:table-cell table:style-name="ce83"/>
          <table:table-cell table:formula="of:=RANK([.Y36];[.Y34:.Y43])+2" office:value-type="float" office:value="5" calcext:value-type="float">
            <text:p>5</text:p>
          </table:table-cell>
          <table:table-cell table:style-name="ce83" table:formula="of:=RAND()" office:value-type="float" office:value="0.755574470310105" calcext:value-type="float">
            <text:p>0,755574470310105</text:p>
          </table:table-cell>
          <table:table-cell/>
          <table:table-cell table:style-name="ce83" table:number-columns-repeated="3"/>
          <table:table-cell table:style-name="ce83" table:formula="of:=RANK([.AE36];[.AE36:.AE41])" office:value-type="float" office:value="4" calcext:value-type="float">
            <text:p>4</text:p>
          </table:table-cell>
          <table:table-cell table:style-name="ce83" table:formula="of:=RAND()" office:value-type="float" office:value="0.583938939019856" calcext:value-type="float">
            <text:p>0,583938939019856</text:p>
          </table:table-cell>
          <table:table-cell table:number-columns-repeated="992"/>
        </table:table-row>
        <table:table-row table:style-name="ro3">
          <table:table-cell table:style-name="ce51" table:formula="of:=ROUND(RAND()*9.9+1;QUOTIENT([.AD37]+1;2))" office:value-type="float" office:value="3.4" calcext:value-type="float">
            <text:p>3,4</text:p>
          </table:table-cell>
          <table:table-cell table:style-name="ce40" office:value-type="string" calcext:value-type="string">
            <text:p>×10</text:p>
          </table:table-cell>
          <table:table-cell table:style-name="ce143" table:formula="of:=[.AD37]*(RANDBETWEEN(0;1)*2-1)" office:value-type="float" office:value="1" calcext:value-type="float">
            <text:p>1</text:p>
          </table:table-cell>
          <table:table-cell table:style-name="ce42" office:value-type="string" calcext:value-type="string">
            <text:p>=</text:p>
          </table:table-cell>
          <table:table-cell table:style-name="ce144" table:formula="of:=&quot;x+&quot;&amp;[.Z37]&amp;&quot;x&quot;" office:value-type="string" office:string-value="x+3x" calcext:value-type="string" table:number-columns-spanned="3" table:number-rows-spanned="1">
            <text:p>x+3x</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carré de côté</text:p>
          </table:table-cell>
          <table:table-cell table:style-name="ce40" table:formula="of:=RANDBETWEEN(10;20)" office:value-type="float" office:value="12" calcext:value-type="float">
            <text:p>12</text:p>
          </table:table-cell>
          <table:table-cell table:style-name="ce41" office:value-type="string" calcext:value-type="string">
            <text:p>:</text:p>
          </table:table-cell>
          <table:table-cell table:style-name="ce41"/>
          <table:table-cell table:style-name="ce42"/>
          <table:table-cell table:style-name="ce51" table:formula="of:=ROUNDUP(RAND()*1000/CHOOSE(RANDBETWEEN(1;4);1;10;100;1000);RANDBETWEEN(-2;2))" office:value-type="float" office:value="883.99" calcext:value-type="float">
            <text:p>883,99</text:p>
          </table:table-cell>
          <table:table-cell table:style-name="ce40" table:formula="of:=CHOOSE([.X37];&quot;&quot;;&quot;mm³&quot;;&quot;cm³&quot;;&quot;dm³&quot;;&quot;km³&quot;;&quot;hm³&quot;;&quot;dam³&quot;;&quot;hL&quot;;&quot;daL&quot;;&quot;L&quot;;&quot;dL&quot;;&quot;cL&quot;;&quot;mL&quot;)" office:value-type="string" office:string-value="daL" calcext:value-type="string">
            <text:p>daL</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37]*10^([.C37])" office:value-type="float" office:value="34" calcext:value-type="float">
            <text:p>34</text:p>
          </table:table-cell>
          <table:table-cell table:style-name="ce156" table:formula="of:=(1+[.Z37])&amp;&quot;x&quot;" office:value-type="string" office:string-value="4x" calcext:value-type="string">
            <text:p>4x</text:p>
          </table:table-cell>
          <table:table-cell table:style-name="ce147" table:formula="of:=[.J37]^2&amp;&quot; cm²&quot;" office:value-type="string" office:string-value="144 cm²" calcext:value-type="string">
            <text:p>144 cm²</text:p>
          </table:table-cell>
          <table:table-cell table:style-name="ce156" table:formula="of:=[.N37]*CHOOSE([.X37];0;0.000000001;0.000001;0.001;1000000000;1000000;1000;0.1;0.01;0.001;0.0001;0.00001;0.000001)&amp;&quot; &quot;&amp;[.Q37]" office:value-type="string" office:string-value="8,8399 m³" calcext:value-type="string">
            <text:p>8,8399 m³</text:p>
          </table:table-cell>
          <table:table-cell/>
          <table:table-cell table:formula="of:=RANK([.Y37];[.Y34:.Y43])+2" office:value-type="float" office:value="9" calcext:value-type="float">
            <text:p>9</text:p>
          </table:table-cell>
          <table:table-cell table:style-name="ce83" table:formula="of:=RAND()" office:value-type="float" office:value="0.402114606128535" calcext:value-type="float">
            <text:p>0,402114606128535</text:p>
          </table:table-cell>
          <table:table-cell table:style-name="ce15" table:formula="of:=RANDBETWEEN(2;9)" office:value-type="float" office:value="3" calcext:value-type="float">
            <text:p>3</text:p>
          </table:table-cell>
          <table:table-cell table:style-name="ce15" table:formula="of:=RANDBETWEEN(2;9)" office:value-type="float" office:value="3" calcext:value-type="float">
            <text:p>3</text:p>
          </table:table-cell>
          <table:table-cell table:style-name="ce15" table:formula="of:=RANDBETWEEN(2;9)" office:value-type="float" office:value="3" calcext:value-type="float">
            <text:p>3</text:p>
          </table:table-cell>
          <table:table-cell table:style-name="ce15" table:formula="of:=RANDBETWEEN(2;9)" office:value-type="float" office:value="4" calcext:value-type="float">
            <text:p>4</text:p>
          </table:table-cell>
          <table:table-cell table:formula="of:=RANK([.AE37];[.AE36:.AE41])" office:value-type="float" office:value="1" calcext:value-type="float">
            <text:p>1</text:p>
          </table:table-cell>
          <table:table-cell table:style-name="ce83" table:formula="of:=RAND()" office:value-type="float" office:value="0.889920377986347" calcext:value-type="float">
            <text:p>0,889920377986347</text:p>
          </table:table-cell>
          <table:table-cell table:number-columns-repeated="992"/>
        </table:table-row>
        <table:table-row table:style-name="ro3">
          <table:table-cell table:style-name="ce51" table:formula="of:=ROUND(RAND()*9.9+1;QUOTIENT([.AD38]+1;2))" office:value-type="float" office:value="9.204" calcext:value-type="float">
            <text:p>9,204</text:p>
          </table:table-cell>
          <table:table-cell table:style-name="ce40" office:value-type="string" calcext:value-type="string">
            <text:p>×10</text:p>
          </table:table-cell>
          <table:table-cell table:style-name="ce143" table:formula="of:=[.AD38]*(RANDBETWEEN(0;1)*2-1)" office:value-type="float" office:value="-6" calcext:value-type="float">
            <text:p>-6</text:p>
          </table:table-cell>
          <table:table-cell table:style-name="ce42" office:value-type="string" calcext:value-type="string">
            <text:p>=</text:p>
          </table:table-cell>
          <table:table-cell table:style-name="ce144" table:formula="of:=[.Z38]&amp;&quot;x+&quot;&amp;[.AA38]&amp;&quot;+&quot;&amp;[.AB38]&amp;&quot;x&quot;" office:value-type="string" office:string-value="6x+7+9x" calcext:value-type="string" table:number-columns-spanned="3" table:number-rows-spanned="1">
            <text:p>6x+7+9x</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Rectangle</text:p>
            <text:p>de côtés</text:p>
          </table:table-cell>
          <table:table-cell table:style-name="ce40" table:formula="of:=RANDBETWEEN(1;12)" office:value-type="float" office:value="12" calcext:value-type="float">
            <text:p>12</text:p>
          </table:table-cell>
          <table:table-cell table:style-name="ce41" office:value-type="string" calcext:value-type="string">
            <text:p>et</text:p>
          </table:table-cell>
          <table:table-cell table:style-name="ce40" table:formula="of:=RANDBETWEEN(1;12)" office:value-type="float" office:value="9" calcext:value-type="float">
            <text:p>9</text:p>
          </table:table-cell>
          <table:table-cell table:style-name="ce42" office:value-type="string" calcext:value-type="string">
            <text:p>:</text:p>
          </table:table-cell>
          <table:table-cell table:style-name="ce51" table:formula="of:=ROUNDUP(RAND()*1000/CHOOSE(RANDBETWEEN(1;4);1;10;100;1000);RANDBETWEEN(-2;2))" office:value-type="float" office:value="1" calcext:value-type="float">
            <text:p>1</text:p>
          </table:table-cell>
          <table:table-cell table:style-name="ce40" table:formula="of:=CHOOSE([.X38];&quot;&quot;;&quot;mm³&quot;;&quot;cm³&quot;;&quot;dm³&quot;;&quot;km³&quot;;&quot;hm³&quot;;&quot;dam³&quot;;&quot;hL&quot;;&quot;daL&quot;;&quot;L&quot;;&quot;dL&quot;;&quot;cL&quot;;&quot;mL&quot;)" office:value-type="string" office:string-value="dm³" calcext:value-type="string">
            <text:p>d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38]*10^([.C38])" office:value-type="float" office:value="0.000009204" calcext:value-type="float">
            <text:p>0,000009204</text:p>
          </table:table-cell>
          <table:table-cell table:style-name="ce156" table:formula="of:=([.Z38]+[.AB38])&amp;&quot;x+&quot;&amp;[.AA38]" office:value-type="string" office:string-value="15x+7" calcext:value-type="string">
            <text:p>15x+7</text:p>
          </table:table-cell>
          <table:table-cell table:style-name="ce147" table:formula="of:=[.J38]*[.L38]&amp;&quot; cm²&quot;" office:value-type="string" office:string-value="108 cm²" calcext:value-type="string">
            <text:p>108 cm²</text:p>
          </table:table-cell>
          <table:table-cell table:style-name="ce156" table:formula="of:=[.N38]*CHOOSE([.X38];0;0.000000001;0.000001;0.001;1000000000;1000000;1000;0.1;0.01;0.001;0.0001;0.00001;0.000001)&amp;&quot; &quot;&amp;[.Q38]" office:value-type="string" office:string-value="0,001 m³" calcext:value-type="string">
            <text:p>0,001 m³</text:p>
          </table:table-cell>
          <table:table-cell/>
          <table:table-cell table:formula="of:=RANK([.Y38];[.Y34:.Y43])+2" office:value-type="float" office:value="4" calcext:value-type="float">
            <text:p>4</text:p>
          </table:table-cell>
          <table:table-cell table:style-name="ce83" table:formula="of:=RAND()" office:value-type="float" office:value="0.853771039610123" calcext:value-type="float">
            <text:p>0,853771039610123</text:p>
          </table:table-cell>
          <table:table-cell table:style-name="ce15" table:formula="of:=RANDBETWEEN(2;9)" office:value-type="float" office:value="6" calcext:value-type="float">
            <text:p>6</text:p>
          </table:table-cell>
          <table:table-cell table:style-name="ce15" table:formula="of:=RANDBETWEEN(2;9)" office:value-type="float" office:value="7" calcext:value-type="float">
            <text:p>7</text:p>
          </table:table-cell>
          <table:table-cell table:style-name="ce15" table:formula="of:=RANDBETWEEN(2;9)" office:value-type="float" office:value="9" calcext:value-type="float">
            <text:p>9</text:p>
          </table:table-cell>
          <table:table-cell table:style-name="ce15" table:formula="of:=RANDBETWEEN(2;9)" office:value-type="float" office:value="3" calcext:value-type="float">
            <text:p>3</text:p>
          </table:table-cell>
          <table:table-cell table:formula="of:=RANK([.AE38];[.AE36:.AE41])" office:value-type="float" office:value="6" calcext:value-type="float">
            <text:p>6</text:p>
          </table:table-cell>
          <table:table-cell table:style-name="ce83" table:formula="of:=RAND()" office:value-type="float" office:value="0.263992202902229" calcext:value-type="float">
            <text:p>0,263992202902229</text:p>
          </table:table-cell>
          <table:table-cell table:number-columns-repeated="992"/>
        </table:table-row>
        <table:table-row table:style-name="ro3">
          <table:table-cell table:style-name="ce51" table:formula="of:=ROUND(RAND()*9.9+1;QUOTIENT([.AD39]+1;2))" office:value-type="float" office:value="7.83" calcext:value-type="float">
            <text:p>7,83</text:p>
          </table:table-cell>
          <table:table-cell table:style-name="ce40" office:value-type="string" calcext:value-type="string">
            <text:p>×10</text:p>
          </table:table-cell>
          <table:table-cell table:style-name="ce143" table:formula="of:=[.AD39]*(RANDBETWEEN(0;1)*2-1)" office:value-type="float" office:value="5" calcext:value-type="float">
            <text:p>5</text:p>
          </table:table-cell>
          <table:table-cell table:style-name="ce42" office:value-type="string" calcext:value-type="string">
            <text:p>=</text:p>
          </table:table-cell>
          <table:table-cell table:style-name="ce144" table:formula="of:=[.Z39]&amp;&quot;x+&quot;&amp;[.AA39]&amp;&quot;+&quot;&amp;[.AB39]&amp;&quot;x+&quot;&amp;[.AC39]" office:value-type="string" office:string-value="3x+2+3x+6" calcext:value-type="string" table:number-columns-spanned="3" table:number-rows-spanned="1">
            <text:p>3x+2+3x+6</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triangle de côté</text:p>
            <text:p>et hauteur</text:p>
          </table:table-cell>
          <table:table-cell table:style-name="ce40" table:formula="of:=RANDBETWEEN(1;12)" office:value-type="float" office:value="3" calcext:value-type="float">
            <text:p>3</text:p>
          </table:table-cell>
          <table:table-cell table:style-name="ce41" office:value-type="string" calcext:value-type="string">
            <text:p>et</text:p>
          </table:table-cell>
          <table:table-cell table:style-name="ce40" table:formula="of:=RANDBETWEEN(1;12)" office:value-type="float" office:value="2" calcext:value-type="float">
            <text:p>2</text:p>
          </table:table-cell>
          <table:table-cell table:style-name="ce42" office:value-type="string" calcext:value-type="string">
            <text:p>:</text:p>
          </table:table-cell>
          <table:table-cell table:style-name="ce51" table:formula="of:=ROUNDUP(RAND()*1000/CHOOSE(RANDBETWEEN(1;4);1;10;100;1000);RANDBETWEEN(-2;2))" office:value-type="float" office:value="10" calcext:value-type="float">
            <text:p>10</text:p>
          </table:table-cell>
          <table:table-cell table:style-name="ce40" table:formula="of:=CHOOSE([.X39];&quot;&quot;;&quot;mm³&quot;;&quot;cm³&quot;;&quot;dm³&quot;;&quot;km³&quot;;&quot;hm³&quot;;&quot;dam³&quot;;&quot;hL&quot;;&quot;daL&quot;;&quot;L&quot;;&quot;dL&quot;;&quot;cL&quot;;&quot;mL&quot;)" office:value-type="string" office:string-value="L" calcext:value-type="string">
            <text:p>L</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39]*10^([.C39])" office:value-type="float" office:value="783000" calcext:value-type="float">
            <text:p>783 000</text:p>
          </table:table-cell>
          <table:table-cell table:style-name="ce156" table:formula="of:=([.Z39]+[.AB39])&amp;&quot;x+&quot;&amp;([.AA39]+[.AC39])" office:value-type="string" office:string-value="6x+8" calcext:value-type="string">
            <text:p>6x+8</text:p>
          </table:table-cell>
          <table:table-cell table:style-name="ce147" table:formula="of:=[.J39]*[.L39]/2&amp;&quot; cm²&quot;" office:value-type="string" office:string-value="3 cm²" calcext:value-type="string">
            <text:p>3 cm²</text:p>
          </table:table-cell>
          <table:table-cell table:style-name="ce156" table:formula="of:=[.N39]*CHOOSE([.X39];0;0.000000001;0.000001;0.001;1000000000;1000000;1000;0.1;0.01;0.001;0.0001;0.00001;0.000001)&amp;&quot; &quot;&amp;[.Q39]" office:value-type="string" office:string-value="0,01 m³" calcext:value-type="string">
            <text:p>0,01 m³</text:p>
          </table:table-cell>
          <table:table-cell/>
          <table:table-cell table:formula="of:=RANK([.Y39];[.Y34:.Y43])+2" office:value-type="float" office:value="10" calcext:value-type="float">
            <text:p>10</text:p>
          </table:table-cell>
          <table:table-cell table:style-name="ce83" table:formula="of:=RAND()" office:value-type="float" office:value="0.327652401446964" calcext:value-type="float">
            <text:p>0,327652401446964</text:p>
          </table:table-cell>
          <table:table-cell table:style-name="ce15" table:formula="of:=RANDBETWEEN(2;9)" office:value-type="float" office:value="3" calcext:value-type="float">
            <text:p>3</text:p>
          </table:table-cell>
          <table:table-cell table:style-name="ce15" table:formula="of:=RANDBETWEEN(2;9)" office:value-type="float" office:value="2" calcext:value-type="float">
            <text:p>2</text:p>
          </table:table-cell>
          <table:table-cell table:style-name="ce15" table:formula="of:=RANDBETWEEN(2;9)" office:value-type="float" office:value="3" calcext:value-type="float">
            <text:p>3</text:p>
          </table:table-cell>
          <table:table-cell table:style-name="ce15" table:formula="of:=RANDBETWEEN(2;9)" office:value-type="float" office:value="6" calcext:value-type="float">
            <text:p>6</text:p>
          </table:table-cell>
          <table:table-cell table:formula="of:=RANK([.AE39];[.AE36:.AE41])" office:value-type="float" office:value="5" calcext:value-type="float">
            <text:p>5</text:p>
          </table:table-cell>
          <table:table-cell table:style-name="ce83" table:formula="of:=RAND()" office:value-type="float" office:value="0.322460568382629" calcext:value-type="float">
            <text:p>0,322460568382629</text:p>
          </table:table-cell>
          <table:table-cell table:number-columns-repeated="992"/>
        </table:table-row>
        <table:table-row table:style-name="ro3">
          <table:table-cell table:style-name="ce51" table:formula="of:=ROUND(RAND()*9.9+1;QUOTIENT([.AD40]+1;2))" office:value-type="float" office:value="4.21" calcext:value-type="float">
            <text:p>4,21</text:p>
          </table:table-cell>
          <table:table-cell table:style-name="ce40" office:value-type="string" calcext:value-type="string">
            <text:p>×10</text:p>
          </table:table-cell>
          <table:table-cell table:style-name="ce143" table:formula="of:=[.AD40]*(RANDBETWEEN(0;1)*2-1)" office:value-type="float" office:value="3" calcext:value-type="float">
            <text:p>3</text:p>
          </table:table-cell>
          <table:table-cell table:style-name="ce42" office:value-type="string" calcext:value-type="string">
            <text:p>=</text:p>
          </table:table-cell>
          <table:table-cell table:style-name="ce145" table:formula="of:=[.Z40]&amp;&quot;x²+&quot;&amp;[.AA40]&amp;&quot;x+&quot;&amp;[.AB40]&amp;&quot;x²+&quot;&amp;[.AC40]" office:value-type="string" office:string-value="3x²+7x+6x²+5" calcext:value-type="string" table:number-columns-spanned="3" table:number-rows-spanned="1">
            <text:p>3x²+7x+6x²+5</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rectangle</text:p>
            <text:p>de côtés</text:p>
          </table:table-cell>
          <table:table-cell table:style-name="ce40" table:formula="of:=RANDBETWEEN(1;12)" office:value-type="float" office:value="9" calcext:value-type="float">
            <text:p>9</text:p>
          </table:table-cell>
          <table:table-cell table:style-name="ce41" office:value-type="string" calcext:value-type="string">
            <text:p>et</text:p>
          </table:table-cell>
          <table:table-cell table:style-name="ce40" table:formula="of:=RANDBETWEEN(1;12)/10" office:value-type="float" office:value="0.5" calcext:value-type="float">
            <text:p>0,5</text:p>
          </table:table-cell>
          <table:table-cell table:style-name="ce42" office:value-type="string" calcext:value-type="string">
            <text:p>:</text:p>
          </table:table-cell>
          <table:table-cell table:style-name="ce51" table:formula="of:=ROUNDUP(RAND()*1000/CHOOSE(RANDBETWEEN(1;4);1;10;100;1000);RANDBETWEEN(-2;2))" office:value-type="float" office:value="10" calcext:value-type="float">
            <text:p>10</text:p>
          </table:table-cell>
          <table:table-cell table:style-name="ce40" table:formula="of:=CHOOSE([.X40];&quot;&quot;;&quot;mm³&quot;;&quot;cm³&quot;;&quot;dm³&quot;;&quot;km³&quot;;&quot;hm³&quot;;&quot;dam³&quot;;&quot;hL&quot;;&quot;daL&quot;;&quot;L&quot;;&quot;dL&quot;;&quot;cL&quot;;&quot;mL&quot;)" office:value-type="string" office:string-value="cL" calcext:value-type="string">
            <text:p>cL</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40]*10^([.C40])" office:value-type="float" office:value="4210" calcext:value-type="float">
            <text:p>4 210</text:p>
          </table:table-cell>
          <table:table-cell table:style-name="ce156" table:formula="of:=([.Z40]+[.AB40])&amp;&quot;x²+&quot;&amp;[.AA40]&amp;&quot;x+&quot;&amp;[.AC40]" office:value-type="string" office:string-value="9x²+7x+5" calcext:value-type="string">
            <text:p>9x²+7x+5</text:p>
          </table:table-cell>
          <table:table-cell table:style-name="ce147" table:formula="of:=[.J40]*[.L40]&amp;&quot; cm²&quot;" office:value-type="string" office:string-value="4,5 cm²" calcext:value-type="string">
            <text:p>4,5 cm²</text:p>
          </table:table-cell>
          <table:table-cell table:style-name="ce156" table:formula="of:=[.N40]*CHOOSE([.X40];0;0.000000001;0.000001;0.001;1000000000;1000000;1000;0.1;0.01;0.001;0.0001;0.00001;0.000001)&amp;&quot; &quot;&amp;[.Q40]" office:value-type="string" office:string-value="0,0001 m³" calcext:value-type="string">
            <text:p>0,0001 m³</text:p>
          </table:table-cell>
          <table:table-cell/>
          <table:table-cell table:formula="of:=RANK([.Y40];[.Y34:.Y43])+2" office:value-type="float" office:value="12" calcext:value-type="float">
            <text:p>12</text:p>
          </table:table-cell>
          <table:table-cell table:style-name="ce83" table:formula="of:=RAND()" office:value-type="float" office:value="0.00697317288725212" calcext:value-type="float">
            <text:p>0,006973172887252</text:p>
          </table:table-cell>
          <table:table-cell table:style-name="ce15" table:formula="of:=RANDBETWEEN(2;9)" office:value-type="float" office:value="3" calcext:value-type="float">
            <text:p>3</text:p>
          </table:table-cell>
          <table:table-cell table:style-name="ce15" table:formula="of:=RANDBETWEEN(2;9)" office:value-type="float" office:value="7" calcext:value-type="float">
            <text:p>7</text:p>
          </table:table-cell>
          <table:table-cell table:style-name="ce15" table:formula="of:=RANDBETWEEN(2;9)" office:value-type="float" office:value="6" calcext:value-type="float">
            <text:p>6</text:p>
          </table:table-cell>
          <table:table-cell table:style-name="ce15" table:formula="of:=RANDBETWEEN(2;9)" office:value-type="float" office:value="5" calcext:value-type="float">
            <text:p>5</text:p>
          </table:table-cell>
          <table:table-cell table:formula="of:=RANK([.AE40];[.AE36:.AE41])" office:value-type="float" office:value="3" calcext:value-type="float">
            <text:p>3</text:p>
          </table:table-cell>
          <table:table-cell table:style-name="ce83" table:formula="of:=RAND()" office:value-type="float" office:value="0.592843002936587" calcext:value-type="float">
            <text:p>0,592843002936587</text:p>
          </table:table-cell>
          <table:table-cell table:number-columns-repeated="992"/>
        </table:table-row>
        <table:table-row table:style-name="ro3">
          <table:table-cell table:style-name="ce51" table:formula="of:=ROUND(RAND()*9.9+1;QUOTIENT([.AD41]+1;2))" office:value-type="float" office:value="5.3" calcext:value-type="float">
            <text:p>5,3</text:p>
          </table:table-cell>
          <table:table-cell table:style-name="ce40" office:value-type="string" calcext:value-type="string">
            <text:p>×10</text:p>
          </table:table-cell>
          <table:table-cell table:style-name="ce143" table:formula="of:=[.AD41]*(RANDBETWEEN(0;1)*2-1)" office:value-type="float" office:value="-2" calcext:value-type="float">
            <text:p>-2</text:p>
          </table:table-cell>
          <table:table-cell table:style-name="ce42" office:value-type="string" calcext:value-type="string">
            <text:p>=</text:p>
          </table:table-cell>
          <table:table-cell table:style-name="ce144" table:formula="of:=[.Z41]&amp;&quot;x²+&quot;&amp;[.AA41]&amp;&quot;x+&quot;&amp;[.AB41]&amp;&quot;x²+&quot;&amp;[.AC41]&amp;&quot;x&quot;" office:value-type="string" office:string-value="6x²+6x+6x²+5x" calcext:value-type="string" table:number-columns-spanned="3" table:number-rows-spanned="1">
            <text:p>6x²+6x+6x²+5x</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triangle de côté</text:p>
            <text:p>et hauteur</text:p>
          </table:table-cell>
          <table:table-cell table:style-name="ce40" table:formula="of:=RANDBETWEEN(1;12)" office:value-type="float" office:value="4" calcext:value-type="float">
            <text:p>4</text:p>
          </table:table-cell>
          <table:table-cell table:style-name="ce41" office:value-type="string" calcext:value-type="string">
            <text:p>et</text:p>
          </table:table-cell>
          <table:table-cell table:style-name="ce40" table:formula="of:=RANDBETWEEN(1;12)/10" office:value-type="float" office:value="0.2" calcext:value-type="float">
            <text:p>0,2</text:p>
          </table:table-cell>
          <table:table-cell table:style-name="ce42" office:value-type="string" calcext:value-type="string">
            <text:p>:</text:p>
          </table:table-cell>
          <table:table-cell table:style-name="ce51" table:formula="of:=ROUNDUP(RAND()*1000/CHOOSE(RANDBETWEEN(1;4);1;10;100;1000);RANDBETWEEN(-2;2))" office:value-type="float" office:value="0.23" calcext:value-type="float">
            <text:p>0,23</text:p>
          </table:table-cell>
          <table:table-cell table:style-name="ce40" table:formula="of:=CHOOSE([.X41];&quot;&quot;;&quot;mm³&quot;;&quot;cm³&quot;;&quot;dm³&quot;;&quot;km³&quot;;&quot;hm³&quot;;&quot;dam³&quot;;&quot;hL&quot;;&quot;daL&quot;;&quot;L&quot;;&quot;dL&quot;;&quot;cL&quot;;&quot;mL&quot;)" office:value-type="string" office:string-value="dam³" calcext:value-type="string">
            <text:p>da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41]*10^([.C41])" office:value-type="float" office:value="0.053" calcext:value-type="float">
            <text:p>0,053</text:p>
          </table:table-cell>
          <table:table-cell table:style-name="ce156" table:formula="of:=([.Z41]+[.AB41])&amp;&quot;x²+&quot;&amp;([.AA41]+[.AC41])&amp;&quot;x&quot;" office:value-type="string" office:string-value="12x²+11x" calcext:value-type="string">
            <text:p>12x²+11x</text:p>
          </table:table-cell>
          <table:table-cell table:style-name="ce147" table:formula="of:=[.J41]*[.L41]/2&amp;&quot; cm²&quot;" office:value-type="string" office:string-value="0,4 cm²" calcext:value-type="string">
            <text:p>0,4 cm²</text:p>
          </table:table-cell>
          <table:table-cell table:style-name="ce156" table:formula="of:=[.N41]*CHOOSE([.X41];0;0.000000001;0.000001;0.001;1000000000;1000000;1000;0.1;0.01;0.001;0.0001;0.00001;0.000001)&amp;&quot; &quot;&amp;[.Q41]" office:value-type="string" office:string-value="230 m³" calcext:value-type="string">
            <text:p>230 m³</text:p>
          </table:table-cell>
          <table:table-cell/>
          <table:table-cell table:formula="of:=RANK([.Y41];[.Y34:.Y43])+2" office:value-type="float" office:value="7" calcext:value-type="float">
            <text:p>7</text:p>
          </table:table-cell>
          <table:table-cell table:style-name="ce83" table:formula="of:=RAND()" office:value-type="float" office:value="0.464548839511603" calcext:value-type="float">
            <text:p>0,464548839511603</text:p>
          </table:table-cell>
          <table:table-cell table:style-name="ce15" table:formula="of:=RANDBETWEEN(2;9)" office:value-type="float" office:value="6" calcext:value-type="float">
            <text:p>6</text:p>
          </table:table-cell>
          <table:table-cell table:style-name="ce15" table:formula="of:=RANDBETWEEN(2;9)" office:value-type="float" office:value="6" calcext:value-type="float">
            <text:p>6</text:p>
          </table:table-cell>
          <table:table-cell table:style-name="ce15" table:formula="of:=RANDBETWEEN(2;9)" office:value-type="float" office:value="6" calcext:value-type="float">
            <text:p>6</text:p>
          </table:table-cell>
          <table:table-cell table:style-name="ce15" table:formula="of:=RANDBETWEEN(2;9)" office:value-type="float" office:value="5" calcext:value-type="float">
            <text:p>5</text:p>
          </table:table-cell>
          <table:table-cell table:formula="of:=RANK([.AE41];[.AE36:.AE41])" office:value-type="float" office:value="2" calcext:value-type="float">
            <text:p>2</text:p>
          </table:table-cell>
          <table:table-cell table:style-name="ce83" table:formula="of:=RAND()" office:value-type="float" office:value="0.754329752138545" calcext:value-type="float">
            <text:p>0,754329752138545</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5" table:number-rows-spanned="1">
            <text:p>😕 <text:s text:c="3"/>😃 <text:s text:c="3"/>😎</text:p>
          </table:table-cell>
          <table:covered-table-cell table:style-name="ce5"/>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Y42];[.Y34:.Y43])+2" office:value-type="float" office:value="6" calcext:value-type="float">
            <text:p>6</text:p>
          </table:table-cell>
          <table:table-cell table:style-name="ce83" table:formula="of:=RAND()" office:value-type="float" office:value="0.678403469761509" calcext:value-type="float">
            <text:p>0,678403469761509</text:p>
          </table:table-cell>
          <table:table-cell table:number-columns-repeated="998"/>
        </table:table-row>
        <table:table-row table:style-name="ro4">
          <table:table-cell table:number-columns-repeated="23"/>
          <table:table-cell table:formula="of:=RANK([.Y43];[.Y34:.Y43])+2" office:value-type="float" office:value="8" calcext:value-type="float">
            <text:p>8</text:p>
          </table:table-cell>
          <table:table-cell table:style-name="ce83" table:formula="of:=RAND()" office:value-type="float" office:value="0.432419987699075" calcext:value-type="float">
            <text:p>0,432419987699075</text:p>
          </table:table-cell>
          <table:table-cell table:number-columns-repeated="998"/>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6">
          <table:table-cell table:number-columns-repeated="1023"/>
        </table:table-row>
        <table:table-row table:style-name="ro3">
          <table:table-cell table:number-columns-repeated="1023"/>
        </table:table-row>
      </table:table>
      <table:table table:name="Ceinture Marron 2" table:style-name="ta6" table:print-ranges="'Ceinture Marron 2'.A1:'Ceinture Marron 2'.S44 'Ceinture Marron 2'.U1:'Ceinture Marron 2'.X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8" form:id="control8"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Marron2?language=Basic&amp;location=document" xlink:type="simple"/>
              </office:event-listeners>
            </form:button>
          </form:form>
        </office:forms>
        <table:shapes>
          <draw:control draw:z-index="0" draw:style-name="gr6" draw:text-style-name="P2" svg:width="16.51mm" svg:height="7.49mm" svg:x="525.34mm" svg:y="4.09mm" draw:control="control8"/>
        </table:shapes>
        <table:table-column table:style-name="co10" table:default-cell-style-name="Default"/>
        <table:table-column table:style-name="co93" table:default-cell-style-name="Default"/>
        <table:table-column table:style-name="co89" table:default-cell-style-name="Default"/>
        <table:table-column table:style-name="co105" table:number-columns-repeated="2" table:default-cell-style-name="Default"/>
        <table:table-column table:style-name="co28" table:default-cell-style-name="Default"/>
        <table:table-column table:style-name="co29" table:default-cell-style-name="Default"/>
        <table:table-column table:style-name="co96" table:default-cell-style-name="Default"/>
        <table:table-column table:style-name="co106" table:default-cell-style-name="Default"/>
        <table:table-column table:style-name="co73" table:default-cell-style-name="Default"/>
        <table:table-column table:style-name="co107" table:default-cell-style-name="Default"/>
        <table:table-column table:style-name="co2" table:default-cell-style-name="Default"/>
        <table:table-column table:style-name="co89" table:default-cell-style-name="Default"/>
        <table:table-column table:style-name="co94" table:default-cell-style-name="Default"/>
        <table:table-column table:style-name="co108" table:default-cell-style-name="Default"/>
        <table:table-column table:style-name="co109" table:default-cell-style-name="Default"/>
        <table:table-column table:style-name="co96" table:default-cell-style-name="Default"/>
        <table:table-column table:style-name="co31" table:default-cell-style-name="Default"/>
        <table:table-column table:style-name="co108" table:default-cell-style-name="Default"/>
        <table:table-column table:style-name="co110" table:default-cell-style-name="Default"/>
        <table:table-column table:style-name="co111" table:default-cell-style-name="Default"/>
        <table:table-column table:style-name="co112" table:default-cell-style-name="Default"/>
        <table:table-column table:style-name="co13" table:default-cell-style-name="Default"/>
        <table:table-column table:style-name="co113" table:default-cell-style-name="Default"/>
        <table:table-column table:style-name="co19" table:default-cell-style-name="Default"/>
        <table:table-column table:style-name="co18" table:default-cell-style-name="Default"/>
        <table:table-column table:style-name="co103" table:default-cell-style-name="Default"/>
        <table:table-column table:style-name="co104" table:number-columns-repeated="3" table:default-cell-style-name="Default"/>
        <table:table-column table:style-name="co37" table:default-cell-style-name="Default"/>
        <table:table-column table:style-name="co22" table:default-cell-style-name="Default"/>
        <table:table-column table:style-name="co17" table:number-columns-repeated="992" table:default-cell-style-name="Default"/>
        <table:table-row table:style-name="ro2">
          <table:table-cell table:style-name="ce53" office:value-type="string" calcext:value-type="string" table:number-columns-spanned="4" table:number-rows-spanned="2">
            <text:p>CEINTURE</text:p>
            <text:p>MARRON 2</text:p>
          </table:table-cell>
          <table:covered-table-cell table:number-columns-repeated="3"/>
          <table:table-cell table:style-name="ce11" office:value-type="string" calcext:value-type="string" table:number-columns-spanned="9" table:number-rows-spanned="1">
            <text:p>TEST 4<text:span text:style-name="T2">e</text:span> - Date : ……………………………</text:p>
          </table:table-cell>
          <table:covered-table-cell table:number-columns-repeated="6" table:style-name="ce12"/>
          <table:covered-table-cell table:style-name="ce151"/>
          <table:covered-table-cell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AA1];[.AA1:.AA10])+2" office:value-type="float" office:value="11" calcext:value-type="float">
            <text:p>11</text:p>
          </table:table-cell>
          <table:table-cell table:style-name="ce83" table:formula="of:=RAND()" office:value-type="float" office:value="0.166449438034561" calcext:value-type="float">
            <text:p>0,166449438034561</text:p>
          </table:table-cell>
          <table:table-cell table:number-columns-repeated="997"/>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146" office:value-type="string" calcext:value-type="string" table:number-columns-spanned="6" table:number-rows-spanned="1">
            <text:p>Prénom :</text:p>
          </table:table-cell>
          <table:covered-table-cell table:number-columns-repeated="3"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quot;v&quot;&amp;ROUND(RAND()*10000;0)" office:value-type="string" office:string-value="v8983" calcext:value-type="string">
            <text:p>v8983</text:p>
          </table:table-cell>
          <table:table-cell/>
          <table:table-cell table:style-name="ce25" office:value-type="string" calcext:value-type="string" table:number-columns-spanned="4" table:number-rows-spanned="1">
            <text:p>Correction CEINTURE MARRON 2</text:p>
          </table:table-cell>
          <table:covered-table-cell table:style-name="ce28"/>
          <table:covered-table-cell table:style-name="ce30"/>
          <table:covered-table-cell table:style-name="ce31"/>
          <table:table-cell/>
          <table:table-cell table:formula="of:=RANK([.AA2];[.AA1:.AA10])+2" office:value-type="float" office:value="4" calcext:value-type="float">
            <text:p>4</text:p>
          </table:table-cell>
          <table:table-cell table:style-name="ce83" table:formula="of:=RAND()" office:value-type="float" office:value="0.971253328306839" calcext:value-type="float">
            <text:p>0,971253328306839</text:p>
          </table:table-cell>
          <table:table-cell table:number-columns-repeated="997"/>
        </table:table-row>
        <table:table-row table:style-name="ro1">
          <table:table-cell table:style-name="ce37" office:value-type="string" calcext:value-type="string" table:number-columns-spanned="4" table:number-rows-spanned="1">
            <text:p><text:span text:style-name="T8">É</text:span>criture scientifique</text:p>
          </table:table-cell>
          <table:covered-table-cell table:number-columns-repeated="3" table:style-name="ce38"/>
          <table:table-cell table:style-name="ce37" office:value-type="string" calcext:value-type="string" table:number-columns-spanned="4" table:number-rows-spanned="1">
            <text:p>Développer</text:p>
          </table:table-cell>
          <table:covered-table-cell table:number-columns-repeated="3" table:style-name="ce38"/>
          <table:table-cell table:style-name="ce37" office:value-type="string" calcext:value-type="string" table:number-columns-spanned="7" table:number-rows-spanned="1">
            <text:p>Volumes de pavés droits en cm³</text:p>
          </table:table-cell>
          <table:covered-table-cell table:style-name="ce37"/>
          <table:covered-table-cell table:number-columns-repeated="5" table:style-name="ce38"/>
          <table:table-cell table:style-name="ce37" office:value-type="string" calcext:value-type="string" table:number-columns-spanned="4" table:number-rows-spanned="1">
            <text:p>25 % 75 %</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S1]" office:value-type="string" office:string-value="AA" calcext:value-type="string">
            <text:p>AA</text:p>
          </table:table-cell>
          <table:table-cell table:style-name="ce96"/>
          <table:table-cell table:style-name="ce99" table:formula="of:=[.S2]" office:value-type="string" office:string-value="v8983" calcext:value-type="string">
            <text:p>v8983</text:p>
          </table:table-cell>
          <table:table-cell table:style-name="ce83"/>
          <table:table-cell table:formula="of:=RANK([.AA3];[.AA1:.AA10])+2" office:value-type="float" office:value="9" calcext:value-type="float">
            <text:p>9</text:p>
          </table:table-cell>
          <table:table-cell table:style-name="ce83" table:formula="of:=RAND()" office:value-type="float" office:value="0.23452271607167" calcext:value-type="float">
            <text:p>0,23452271607167</text:p>
          </table:table-cell>
          <table:table-cell/>
          <table:table-cell table:style-name="ce83" table:number-columns-repeated="2"/>
          <table:table-cell table:style-name="ce83" table:formula="of:=RANK([.AF3];[.AF3:.AF8])" office:value-type="float" office:value="3" calcext:value-type="float">
            <text:p>3</text:p>
          </table:table-cell>
          <table:table-cell table:style-name="ce83" table:formula="of:=RAND()" office:value-type="float" office:value="0.675725793263816" calcext:value-type="float">
            <text:p>0,675725793263816</text:p>
          </table:table-cell>
          <table:table-cell table:style-name="ce83" table:number-columns-repeated="992"/>
        </table:table-row>
        <table:table-row table:style-name="ro3">
          <table:table-cell table:style-name="ce160" table:formula="of:=ROUNDUP(RAND()*10000;RANDBETWEEN(-3;0))/CHOOSE([.AE4];0.1;0.01;0.0001;10000;100000;1000000)" office:value-type="float" office:value="733000" calcext:value-type="float">
            <text:p>733000</text:p>
          </table:table-cell>
          <table:table-cell table:style-name="ce40" office:value-type="string" calcext:value-type="string">
            <text:p>=</text:p>
          </table:table-cell>
          <table:table-cell table:style-name="ce41"/>
          <table:table-cell table:style-name="ce42"/>
          <table:table-cell table:style-name="ce144" table:formula="of:=[.AB4]&amp;&quot;(x+&quot;&amp;[.AC4]&amp;&quot;)&quot;" office:value-type="string" office:string-value="6(x+9)" calcext:value-type="string">
            <text:p>6(x+9)</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5)" office:value-type="float" office:value="1" calcext:value-type="float">
            <text:p>1</text:p>
          </table:table-cell>
          <table:table-cell table:style-name="ce150" office:value-type="string" calcext:value-type="string">
            <text:p>;</text:p>
          </table:table-cell>
          <table:table-cell table:style-name="ce40" table:formula="of:=RANDBETWEEN(1;5)" office:value-type="float" office:value="1" calcext:value-type="float">
            <text:p>1</text:p>
          </table:table-cell>
          <table:table-cell table:style-name="ce40" office:value-type="string" calcext:value-type="string">
            <text:p>;</text:p>
          </table:table-cell>
          <table:table-cell table:style-name="ce41" table:formula="of:=RANDBETWEEN(1;6)" office:value-type="float" office:value="4" calcext:value-type="float">
            <text:p>4</text:p>
          </table:table-cell>
          <table:table-cell table:style-name="ce200" office:value-type="string" calcext:value-type="string">
            <text:p>:</text:p>
          </table:table-cell>
          <table:table-cell table:style-name="ce152" table:formula="of:=IF([.AE4]&gt;3;0.25;0.75)" office:value-type="percentage" office:value="0.75" calcext:value-type="percentage">
            <text:p>75 %</text:p>
          </table:table-cell>
          <table:table-cell table:style-name="ce40" office:value-type="string" calcext:value-type="string">
            <text:p>de</text:p>
          </table:table-cell>
          <table:table-cell table:style-name="ce41" table:formula="of:=4*([.AE4]*3-2+RANDBETWEEN(0;2))" office:value-type="float" office:value="20" calcext:value-type="float">
            <text:p>20</text:p>
          </table:table-cell>
          <table:table-cell table:style-name="ce56" office:value-type="string" calcext:value-type="string">
            <text:p>=</text:p>
          </table:table-cell>
          <table:table-cell/>
          <table:table-cell table:style-name="ce164" table:formula="of:=[.A4]" office:value-type="float" office:value="733000" calcext:value-type="float">
            <text:p>7,33E+5</text:p>
          </table:table-cell>
          <table:table-cell table:style-name="ce147" table:formula="of:=[.AB4]&amp;&quot;x+&quot;&amp;([.AB4]*[.AC4])" office:value-type="string" office:string-value="6x+54" calcext:value-type="string">
            <text:p>6x+54</text:p>
          </table:table-cell>
          <table:table-cell table:style-name="ce147" table:formula="of:=[.J4]*[.L4]*[.N4]&amp;&quot; cm³&quot;" office:value-type="string" office:string-value="4 cm³" calcext:value-type="string">
            <text:p>4 cm³</text:p>
          </table:table-cell>
          <table:table-cell table:style-name="ce147" table:formula="of:=[.P4]*[.R4]" office:value-type="float" office:value="15" calcext:value-type="float">
            <text:p>15</text:p>
          </table:table-cell>
          <table:table-cell/>
          <table:table-cell table:formula="of:=RANK([.AA4];[.AA1:.AA10])+2" office:value-type="float" office:value="10" calcext:value-type="float">
            <text:p>10</text:p>
          </table:table-cell>
          <table:table-cell table:style-name="ce83" table:formula="of:=RAND()" office:value-type="float" office:value="0.175775325601054" calcext:value-type="float">
            <text:p>0,175775325601054</text:p>
          </table:table-cell>
          <table:table-cell table:style-name="ce15" table:formula="of:=RANDBETWEEN(2;9)" office:value-type="float" office:value="6" calcext:value-type="float">
            <text:p>6</text:p>
          </table:table-cell>
          <table:table-cell table:style-name="ce15" table:formula="of:=RANDBETWEEN(2;9)" office:value-type="float" office:value="9" calcext:value-type="float">
            <text:p>9</text:p>
          </table:table-cell>
          <table:table-cell table:style-name="ce15" table:formula="of:=RANDBETWEEN(2;9)" office:value-type="float" office:value="5" calcext:value-type="float">
            <text:p>5</text:p>
          </table:table-cell>
          <table:table-cell table:formula="of:=RANK([.AF4];[.AF3:.AF8])" office:value-type="float" office:value="2" calcext:value-type="float">
            <text:p>2</text:p>
          </table:table-cell>
          <table:table-cell table:style-name="ce83" table:formula="of:=RAND()" office:value-type="float" office:value="0.855745306518968" calcext:value-type="float">
            <text:p>0,855745306518968</text:p>
          </table:table-cell>
          <table:table-cell table:number-columns-repeated="992"/>
        </table:table-row>
        <table:table-row table:style-name="ro3">
          <table:table-cell table:style-name="ce160" table:formula="of:=ROUNDUP(RAND()*10000;RANDBETWEEN(-3;0))/CHOOSE([.AE5];0.1;0.01;0.0001;10000;100000;1000000)" office:value-type="float" office:value="0.9615" calcext:value-type="float">
            <text:p>0,9615</text:p>
          </table:table-cell>
          <table:table-cell table:style-name="ce40" office:value-type="string" calcext:value-type="string">
            <text:p>=</text:p>
          </table:table-cell>
          <table:table-cell table:style-name="ce41"/>
          <table:table-cell table:style-name="ce42"/>
          <table:table-cell table:style-name="ce144" table:formula="of:=[.AB5]&amp;&quot;(&quot;&amp;[.AC5]&amp;&quot;x+&quot;&amp;[.AD5]&amp;&quot;)&quot;" office:value-type="string" office:string-value="3(9x+9)" calcext:value-type="string">
            <text:p>3(9x+9)</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5)" office:value-type="float" office:value="2" calcext:value-type="float">
            <text:p>2</text:p>
          </table:table-cell>
          <table:table-cell table:style-name="ce150" office:value-type="string" calcext:value-type="string">
            <text:p>;</text:p>
          </table:table-cell>
          <table:table-cell table:style-name="ce40" table:formula="of:=RANDBETWEEN(1;5)" office:value-type="float" office:value="3" calcext:value-type="float">
            <text:p>3</text:p>
          </table:table-cell>
          <table:table-cell table:style-name="ce40" office:value-type="string" calcext:value-type="string">
            <text:p>;</text:p>
          </table:table-cell>
          <table:table-cell table:style-name="ce41" table:formula="of:=RANDBETWEEN(1;6)/10" office:value-type="float" office:value="0.4" calcext:value-type="float">
            <text:p>0,4</text:p>
          </table:table-cell>
          <table:table-cell table:style-name="ce200" office:value-type="string" calcext:value-type="string">
            <text:p>:</text:p>
          </table:table-cell>
          <table:table-cell table:style-name="ce152" table:formula="of:=IF([.AE5]&gt;3;0.25;0.75)" office:value-type="percentage" office:value="0.25" calcext:value-type="percentage">
            <text:p>25 %</text:p>
          </table:table-cell>
          <table:table-cell table:style-name="ce40" office:value-type="string" calcext:value-type="string">
            <text:p>de</text:p>
          </table:table-cell>
          <table:table-cell table:style-name="ce41" table:formula="of:=4*([.AE5]*3-2+RANDBETWEEN(0;2))" office:value-type="float" office:value="48" calcext:value-type="float">
            <text:p>48</text:p>
          </table:table-cell>
          <table:table-cell table:style-name="ce56" office:value-type="string" calcext:value-type="string">
            <text:p>=</text:p>
          </table:table-cell>
          <table:table-cell/>
          <table:table-cell table:style-name="ce164" table:formula="of:=[.A5]" office:value-type="float" office:value="0.9615" calcext:value-type="float">
            <text:p>9,615E-1</text:p>
          </table:table-cell>
          <table:table-cell table:style-name="ce147" table:formula="of:=[.AB5]*[.AC5]&amp;&quot;x+&quot;&amp;[.AB5]*[.AD5]" office:value-type="string" office:string-value="27x+27" calcext:value-type="string">
            <text:p>27x+27</text:p>
          </table:table-cell>
          <table:table-cell table:style-name="ce147" table:formula="of:=[.J5]*[.L5]*[.N5]&amp;&quot; cm³&quot;" office:value-type="string" office:string-value="2,4 cm³" calcext:value-type="string">
            <text:p>2,4 cm³</text:p>
          </table:table-cell>
          <table:table-cell table:style-name="ce147" table:formula="of:=[.P5]*[.R5]" office:value-type="float" office:value="12" calcext:value-type="float">
            <text:p>12</text:p>
          </table:table-cell>
          <table:table-cell/>
          <table:table-cell table:formula="of:=RANK([.AA5];[.AA1:.AA10])+2" office:value-type="float" office:value="6" calcext:value-type="float">
            <text:p>6</text:p>
          </table:table-cell>
          <table:table-cell table:style-name="ce83" table:formula="of:=RAND()" office:value-type="float" office:value="0.870794364201242" calcext:value-type="float">
            <text:p>0,870794364201242</text:p>
          </table:table-cell>
          <table:table-cell table:style-name="ce15" table:formula="of:=RANDBETWEEN(2;9)" office:value-type="float" office:value="3" calcext:value-type="float">
            <text:p>3</text:p>
          </table:table-cell>
          <table:table-cell table:style-name="ce15" table:formula="of:=RANDBETWEEN(2;9)" office:value-type="float" office:value="9" calcext:value-type="float">
            <text:p>9</text:p>
          </table:table-cell>
          <table:table-cell table:style-name="ce15" table:formula="of:=RANDBETWEEN(2;9)" office:value-type="float" office:value="9" calcext:value-type="float">
            <text:p>9</text:p>
          </table:table-cell>
          <table:table-cell table:formula="of:=RANK([.AF5];[.AF3:.AF8])" office:value-type="float" office:value="4" calcext:value-type="float">
            <text:p>4</text:p>
          </table:table-cell>
          <table:table-cell table:style-name="ce83" table:formula="of:=RAND()" office:value-type="float" office:value="0.471907195213181" calcext:value-type="float">
            <text:p>0,471907195213181</text:p>
          </table:table-cell>
          <table:table-cell table:number-columns-repeated="992"/>
        </table:table-row>
        <table:table-row table:style-name="ro3">
          <table:table-cell table:style-name="ce160" table:formula="of:=ROUNDUP(RAND()*10000;RANDBETWEEN(-3;0))/CHOOSE([.AE6];0.1;0.01;0.0001;10000;100000;1000000)" office:value-type="float" office:value="0.02" calcext:value-type="float">
            <text:p>0,02</text:p>
          </table:table-cell>
          <table:table-cell table:style-name="ce40" office:value-type="string" calcext:value-type="string">
            <text:p>=</text:p>
          </table:table-cell>
          <table:table-cell table:style-name="ce41"/>
          <table:table-cell table:style-name="ce42"/>
          <table:table-cell table:style-name="ce144" table:formula="of:=[.AB6]&amp;&quot;(&quot;&amp;[.AC6]&amp;&quot;x-&quot;&amp;[.AD6]&amp;&quot;)&quot;" office:value-type="string" office:string-value="4(2x-8)" calcext:value-type="string">
            <text:p>4(2x-8)</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5)/10" office:value-type="float" office:value="0.3" calcext:value-type="float">
            <text:p>0,3</text:p>
          </table:table-cell>
          <table:table-cell table:style-name="ce150" office:value-type="string" calcext:value-type="string">
            <text:p>;</text:p>
          </table:table-cell>
          <table:table-cell table:style-name="ce40" table:formula="of:=RANDBETWEEN(1;6)" office:value-type="float" office:value="4" calcext:value-type="float">
            <text:p>4</text:p>
          </table:table-cell>
          <table:table-cell table:style-name="ce40" office:value-type="string" calcext:value-type="string">
            <text:p>;</text:p>
          </table:table-cell>
          <table:table-cell table:style-name="ce41" table:formula="of:=RANDBETWEEN(1;5)" office:value-type="float" office:value="1" calcext:value-type="float">
            <text:p>1</text:p>
          </table:table-cell>
          <table:table-cell table:style-name="ce200" office:value-type="string" calcext:value-type="string">
            <text:p>:</text:p>
          </table:table-cell>
          <table:table-cell table:style-name="ce152" table:formula="of:=IF([.AE6]&gt;3;0.25;0.75)" office:value-type="percentage" office:value="0.25" calcext:value-type="percentage">
            <text:p>25 %</text:p>
          </table:table-cell>
          <table:table-cell table:style-name="ce40" office:value-type="string" calcext:value-type="string">
            <text:p>de</text:p>
          </table:table-cell>
          <table:table-cell table:style-name="ce41" table:formula="of:=4*([.AE6]*3-2+RANDBETWEEN(0;2))" office:value-type="float" office:value="52" calcext:value-type="float">
            <text:p>52</text:p>
          </table:table-cell>
          <table:table-cell table:style-name="ce56" office:value-type="string" calcext:value-type="string">
            <text:p>=</text:p>
          </table:table-cell>
          <table:table-cell/>
          <table:table-cell table:style-name="ce164" table:formula="of:=[.A6]" office:value-type="float" office:value="0.02" calcext:value-type="float">
            <text:p>2E-2</text:p>
          </table:table-cell>
          <table:table-cell table:style-name="ce147" table:formula="of:=[.AB6]*[.AC6]&amp;&quot;x-&quot;&amp;[.AB6]*[.AD6]" office:value-type="string" office:string-value="8x-32" calcext:value-type="string">
            <text:p>8x-32</text:p>
          </table:table-cell>
          <table:table-cell table:style-name="ce147" table:formula="of:=[.J6]*[.L6]*[.N6]&amp;&quot; cm³&quot;" office:value-type="string" office:string-value="1,2 cm³" calcext:value-type="string">
            <text:p>1,2 cm³</text:p>
          </table:table-cell>
          <table:table-cell table:style-name="ce147" table:formula="of:=[.P6]*[.R6]" office:value-type="float" office:value="13" calcext:value-type="float">
            <text:p>13</text:p>
          </table:table-cell>
          <table:table-cell/>
          <table:table-cell table:formula="of:=RANK([.AA6];[.AA1:.AA10])+2" office:value-type="float" office:value="12" calcext:value-type="float">
            <text:p>12</text:p>
          </table:table-cell>
          <table:table-cell table:style-name="ce83" table:formula="of:=RAND()" office:value-type="float" office:value="0.0579327571047697" calcext:value-type="float">
            <text:p>0,05793275710477</text:p>
          </table:table-cell>
          <table:table-cell table:style-name="ce15" table:formula="of:=RANDBETWEEN(2;9)" office:value-type="float" office:value="4" calcext:value-type="float">
            <text:p>4</text:p>
          </table:table-cell>
          <table:table-cell table:style-name="ce15" table:formula="of:=RANDBETWEEN(2;9)" office:value-type="float" office:value="2" calcext:value-type="float">
            <text:p>2</text:p>
          </table:table-cell>
          <table:table-cell table:style-name="ce15" table:formula="of:=RANDBETWEEN(2;9)" office:value-type="float" office:value="8" calcext:value-type="float">
            <text:p>8</text:p>
          </table:table-cell>
          <table:table-cell table:formula="of:=RANK([.AF6];[.AF3:.AF8])" office:value-type="float" office:value="5" calcext:value-type="float">
            <text:p>5</text:p>
          </table:table-cell>
          <table:table-cell table:style-name="ce83" table:formula="of:=RAND()" office:value-type="float" office:value="0.314925818537322" calcext:value-type="float">
            <text:p>0,314925818537322</text:p>
          </table:table-cell>
          <table:table-cell table:number-columns-repeated="992"/>
        </table:table-row>
        <table:table-row table:style-name="ro3">
          <table:table-cell table:style-name="ce160" table:formula="of:=ROUNDUP(RAND()*10000;RANDBETWEEN(-3;0))/CHOOSE([.AE7];0.1;0.01;0.0001;10000;100000;1000000)" office:value-type="float" office:value="93750" calcext:value-type="float">
            <text:p>93750</text:p>
          </table:table-cell>
          <table:table-cell table:style-name="ce40" office:value-type="string" calcext:value-type="string">
            <text:p>=</text:p>
          </table:table-cell>
          <table:table-cell table:style-name="ce41"/>
          <table:table-cell table:style-name="ce42"/>
          <table:table-cell table:style-name="ce144" table:formula="of:=[.AB7]&amp;&quot;x(&quot;&amp;[.AC7]&amp;&quot;x+&quot;&amp;[.AD7]&amp;&quot;)&quot;" office:value-type="string" office:string-value="8x(5x+5)" calcext:value-type="string">
            <text:p>8x(5x+5)</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6)" office:value-type="float" office:value="4" calcext:value-type="float">
            <text:p>4</text:p>
          </table:table-cell>
          <table:table-cell table:style-name="ce150" office:value-type="string" calcext:value-type="string">
            <text:p>;</text:p>
          </table:table-cell>
          <table:table-cell table:style-name="ce40" table:formula="of:=RANDBETWEEN(1;5)/10" office:value-type="float" office:value="0.2" calcext:value-type="float">
            <text:p>0,2</text:p>
          </table:table-cell>
          <table:table-cell table:style-name="ce40" office:value-type="string" calcext:value-type="string">
            <text:p>;</text:p>
          </table:table-cell>
          <table:table-cell table:style-name="ce41" table:formula="of:=RANDBETWEEN(1;5)" office:value-type="float" office:value="2" calcext:value-type="float">
            <text:p>2</text:p>
          </table:table-cell>
          <table:table-cell table:style-name="ce200" office:value-type="string" calcext:value-type="string">
            <text:p>:</text:p>
          </table:table-cell>
          <table:table-cell table:style-name="ce152" table:formula="of:=IF([.AE7]&gt;3;0.25;0.75)" office:value-type="percentage" office:value="0.75" calcext:value-type="percentage">
            <text:p>75 %</text:p>
          </table:table-cell>
          <table:table-cell table:style-name="ce40" office:value-type="string" calcext:value-type="string">
            <text:p>de</text:p>
          </table:table-cell>
          <table:table-cell table:style-name="ce41" table:formula="of:=4*([.AE7]*3-2+RANDBETWEEN(0;2))" office:value-type="float" office:value="8" calcext:value-type="float">
            <text:p>8</text:p>
          </table:table-cell>
          <table:table-cell table:style-name="ce56" office:value-type="string" calcext:value-type="string">
            <text:p>=</text:p>
          </table:table-cell>
          <table:table-cell/>
          <table:table-cell table:style-name="ce164" table:formula="of:=[.A7]" office:value-type="float" office:value="93750" calcext:value-type="float">
            <text:p>9,375E+4</text:p>
          </table:table-cell>
          <table:table-cell table:style-name="ce147" table:formula="of:=[.AB7]*[.AC7]&amp;&quot;x²+&quot;&amp;[.AB7]*[.AD7]&amp;&quot;x&quot;" office:value-type="string" office:string-value="40x²+40x" calcext:value-type="string">
            <text:p>40x²+40x</text:p>
          </table:table-cell>
          <table:table-cell table:style-name="ce147" table:formula="of:=[.J7]*[.L7]*[.N7]&amp;&quot; cm³&quot;" office:value-type="string" office:string-value="1,6 cm³" calcext:value-type="string">
            <text:p>1,6 cm³</text:p>
          </table:table-cell>
          <table:table-cell table:style-name="ce147" table:formula="of:=[.P7]*[.R7]" office:value-type="float" office:value="6" calcext:value-type="float">
            <text:p>6</text:p>
          </table:table-cell>
          <table:table-cell/>
          <table:table-cell table:formula="of:=RANK([.AA7];[.AA1:.AA10])+2" office:value-type="float" office:value="7" calcext:value-type="float">
            <text:p>7</text:p>
          </table:table-cell>
          <table:table-cell table:style-name="ce83" table:formula="of:=RAND()" office:value-type="float" office:value="0.472405702358026" calcext:value-type="float">
            <text:p>0,472405702358026</text:p>
          </table:table-cell>
          <table:table-cell table:style-name="ce15" table:formula="of:=RANDBETWEEN(2;9)" office:value-type="float" office:value="8" calcext:value-type="float">
            <text:p>8</text:p>
          </table:table-cell>
          <table:table-cell table:style-name="ce15" table:formula="of:=RANDBETWEEN(2;9)" office:value-type="float" office:value="5" calcext:value-type="float">
            <text:p>5</text:p>
          </table:table-cell>
          <table:table-cell table:style-name="ce15" table:formula="of:=RANDBETWEEN(2;9)" office:value-type="float" office:value="5" calcext:value-type="float">
            <text:p>5</text:p>
          </table:table-cell>
          <table:table-cell table:formula="of:=RANK([.AF7];[.AF3:.AF8])" office:value-type="float" office:value="1" calcext:value-type="float">
            <text:p>1</text:p>
          </table:table-cell>
          <table:table-cell table:style-name="ce83" table:formula="of:=RAND()" office:value-type="float" office:value="0.904459112762937" calcext:value-type="float">
            <text:p>0,904459112762937</text:p>
          </table:table-cell>
          <table:table-cell table:number-columns-repeated="992"/>
        </table:table-row>
        <table:table-row table:style-name="ro3">
          <table:table-cell table:style-name="ce160" table:formula="of:=ROUNDUP(RAND()*10000;RANDBETWEEN(-3;0))/CHOOSE([.AE8];0.1;0.01;0.0001;10000;100000;1000000)" office:value-type="float" office:value="0.004872" calcext:value-type="float">
            <text:p>0,004872</text:p>
          </table:table-cell>
          <table:table-cell table:style-name="ce40" office:value-type="string" calcext:value-type="string">
            <text:p>=</text:p>
          </table:table-cell>
          <table:table-cell table:style-name="ce41"/>
          <table:table-cell table:style-name="ce42"/>
          <table:table-cell table:style-name="ce144" table:formula="of:=[.AB8]&amp;&quot;x(&quot;&amp;[.AC8]&amp;&quot;-&quot;&amp;[.AD8]&amp;&quot;x)&quot;" office:value-type="string" office:string-value="4x(4-6x)" calcext:value-type="string">
            <text:p>4x(4-6x)</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2;6)/10" office:value-type="float" office:value="0.4" calcext:value-type="float">
            <text:p>0,4</text:p>
          </table:table-cell>
          <table:table-cell table:style-name="ce150" office:value-type="string" calcext:value-type="string">
            <text:p>;</text:p>
          </table:table-cell>
          <table:table-cell table:style-name="ce40" table:formula="of:=RANDBETWEEN(2;6)" office:value-type="float" office:value="6" calcext:value-type="float">
            <text:p>6</text:p>
          </table:table-cell>
          <table:table-cell table:style-name="ce40" office:value-type="string" calcext:value-type="string">
            <text:p>;</text:p>
          </table:table-cell>
          <table:table-cell table:style-name="ce41" table:formula="of:=RANDBETWEEN(2;5)/10" office:value-type="float" office:value="0.3" calcext:value-type="float">
            <text:p>0,3</text:p>
          </table:table-cell>
          <table:table-cell table:style-name="ce200" office:value-type="string" calcext:value-type="string">
            <text:p>:</text:p>
          </table:table-cell>
          <table:table-cell table:style-name="ce152" table:formula="of:=IF([.AE8]&gt;3;0.25;0.75)" office:value-type="percentage" office:value="0.25" calcext:value-type="percentage">
            <text:p>25 %</text:p>
          </table:table-cell>
          <table:table-cell table:style-name="ce40" office:value-type="string" calcext:value-type="string">
            <text:p>de</text:p>
          </table:table-cell>
          <table:table-cell table:style-name="ce41" table:formula="of:=4*([.AE8]*3-2+RANDBETWEEN(0;2))" office:value-type="float" office:value="72" calcext:value-type="float">
            <text:p>72</text:p>
          </table:table-cell>
          <table:table-cell table:style-name="ce56" office:value-type="string" calcext:value-type="string">
            <text:p>=</text:p>
          </table:table-cell>
          <table:table-cell/>
          <table:table-cell table:style-name="ce164" table:formula="of:=[.A8]" office:value-type="float" office:value="0.004872" calcext:value-type="float">
            <text:p>4,872E-3</text:p>
          </table:table-cell>
          <table:table-cell table:style-name="ce147" table:formula="of:=[.AB8]*[.AC8]&amp;&quot;x-&quot;&amp;[.AB8]*[.AD8]&amp;&quot;x²&quot;" office:value-type="string" office:string-value="16x-24x²" calcext:value-type="string">
            <text:p>16x-24x²</text:p>
          </table:table-cell>
          <table:table-cell table:style-name="ce147" table:formula="of:=[.J8]*[.L8]*[.N8]&amp;&quot; cm³&quot;" office:value-type="string" office:string-value="0,72 cm³" calcext:value-type="string">
            <text:p>0,72 cm³</text:p>
          </table:table-cell>
          <table:table-cell table:style-name="ce147" table:formula="of:=[.P8]*[.R8]" office:value-type="float" office:value="18" calcext:value-type="float">
            <text:p>18</text:p>
          </table:table-cell>
          <table:table-cell/>
          <table:table-cell table:formula="of:=RANK([.AA8];[.AA1:.AA10])+2" office:value-type="float" office:value="5" calcext:value-type="float">
            <text:p>5</text:p>
          </table:table-cell>
          <table:table-cell table:style-name="ce83" table:formula="of:=RAND()" office:value-type="float" office:value="0.883554511038525" calcext:value-type="float">
            <text:p>0,883554511038525</text:p>
          </table:table-cell>
          <table:table-cell table:style-name="ce15" table:formula="of:=RANDBETWEEN(2;9)" office:value-type="float" office:value="4" calcext:value-type="float">
            <text:p>4</text:p>
          </table:table-cell>
          <table:table-cell table:style-name="ce15" table:formula="of:=RANDBETWEEN(2;9)" office:value-type="float" office:value="4" calcext:value-type="float">
            <text:p>4</text:p>
          </table:table-cell>
          <table:table-cell table:style-name="ce15" table:formula="of:=RANDBETWEEN(2;9)" office:value-type="float" office:value="6" calcext:value-type="float">
            <text:p>6</text:p>
          </table:table-cell>
          <table:table-cell table:formula="of:=RANK([.AF8];[.AF3:.AF8])" office:value-type="float" office:value="6" calcext:value-type="float">
            <text:p>6</text:p>
          </table:table-cell>
          <table:table-cell table:style-name="ce83" table:formula="of:=RAND()" office:value-type="float" office:value="0.269849042025294" calcext:value-type="float">
            <text:p>0,269849042025294</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7" table:number-rows-spanned="1">
            <text:p>😕 <text:s text:c="3"/>😃 <text:s text:c="3"/>😎</text:p>
          </table:table-cell>
          <table:covered-table-cell table:style-name="ce5"/>
          <table:covered-table-cell table:number-columns-repeated="5"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table-cell office:value-type="string" calcext:value-type="string">
            <text:p>E signifie ×10^</text:p>
          </table:table-cell>
          <table:table-cell table:number-columns-repeated="4"/>
          <table:table-cell table:formula="of:=RANK([.AA9];[.AA1:.AA10])+2" office:value-type="float" office:value="8" calcext:value-type="float">
            <text:p>8</text:p>
          </table:table-cell>
          <table:table-cell table:style-name="ce83" table:formula="of:=RAND()" office:value-type="float" office:value="0.295815500654375" calcext:value-type="float">
            <text:p>0,295815500654375</text:p>
          </table:table-cell>
          <table:table-cell table:number-columns-repeated="997"/>
        </table:table-row>
        <table:table-row table:style-name="ro4">
          <table:table-cell table:number-columns-repeated="25"/>
          <table:table-cell table:formula="of:=RANK([.AA10];[.AA1:.AA10])+2" office:value-type="float" office:value="3" calcext:value-type="float">
            <text:p>3</text:p>
          </table:table-cell>
          <table:table-cell table:style-name="ce83" table:formula="of:=RAND()" office:value-type="float" office:value="0.998640910623758" calcext:value-type="float">
            <text:p>0,998640910623758</text:p>
          </table:table-cell>
          <table:table-cell table:number-columns-repeated="997"/>
        </table:table-row>
        <table:table-row table:style-name="ro5">
          <table:table-cell table:number-columns-repeated="1024"/>
        </table:table-row>
        <table:table-row table:style-name="ro2">
          <table:table-cell table:style-name="ce53" office:value-type="string" calcext:value-type="string" table:number-columns-spanned="4" table:number-rows-spanned="2">
            <text:p>CEINTURE</text:p>
            <text:p>MARRON 2</text:p>
          </table:table-cell>
          <table:covered-table-cell table:number-columns-repeated="3"/>
          <table:table-cell table:style-name="ce11" office:value-type="string" calcext:value-type="string" table:number-columns-spanned="9" table:number-rows-spanned="1">
            <text:p>TEST 4<text:span text:style-name="T2">e</text:span> - Date : ……………………………</text:p>
          </table:table-cell>
          <table:covered-table-cell table:number-columns-repeated="6" table:style-name="ce12"/>
          <table:covered-table-cell table:style-name="ce151"/>
          <table:covered-table-cell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AA12];[.AA12:.AA21])+2" office:value-type="float" office:value="4" calcext:value-type="float">
            <text:p>4</text:p>
          </table:table-cell>
          <table:table-cell table:style-name="ce83" table:formula="of:=RAND()" office:value-type="float" office:value="0.823599468014222" calcext:value-type="float">
            <text:p>0,823599468014222</text:p>
          </table:table-cell>
          <table:table-cell table:number-columns-repeated="997"/>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146" office:value-type="string" calcext:value-type="string" table:number-columns-spanned="6" table:number-rows-spanned="1">
            <text:p>Prénom :</text:p>
          </table:table-cell>
          <table:covered-table-cell table:number-columns-repeated="3"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S$2]" office:value-type="string" office:string-value="v8983" calcext:value-type="string">
            <text:p>v8983</text:p>
          </table:table-cell>
          <table:table-cell/>
          <table:table-cell table:style-name="ce25" office:value-type="string" calcext:value-type="string" table:number-columns-spanned="4" table:number-rows-spanned="1">
            <text:p>Correction CEINTURE MARRON 2</text:p>
          </table:table-cell>
          <table:covered-table-cell table:style-name="ce28"/>
          <table:covered-table-cell table:style-name="ce30"/>
          <table:covered-table-cell table:style-name="ce31"/>
          <table:table-cell/>
          <table:table-cell table:formula="of:=RANK([.AA13];[.AA12:.AA21])+2" office:value-type="float" office:value="8" calcext:value-type="float">
            <text:p>8</text:p>
          </table:table-cell>
          <table:table-cell table:style-name="ce83" table:formula="of:=RAND()" office:value-type="float" office:value="0.441944720455157" calcext:value-type="float">
            <text:p>0,441944720455157</text:p>
          </table:table-cell>
          <table:table-cell table:number-columns-repeated="997"/>
        </table:table-row>
        <table:table-row table:style-name="ro3">
          <table:table-cell table:style-name="ce37" office:value-type="string" calcext:value-type="string" table:number-columns-spanned="4" table:number-rows-spanned="1">
            <text:p><text:span text:style-name="T8">É</text:span>criture scientifique</text:p>
          </table:table-cell>
          <table:covered-table-cell table:number-columns-repeated="3" table:style-name="ce38"/>
          <table:table-cell table:style-name="ce37" office:value-type="string" calcext:value-type="string" table:number-columns-spanned="4" table:number-rows-spanned="1">
            <text:p>Développer</text:p>
          </table:table-cell>
          <table:covered-table-cell table:number-columns-repeated="3" table:style-name="ce38"/>
          <table:table-cell table:style-name="ce37" office:value-type="string" calcext:value-type="string" table:number-columns-spanned="7" table:number-rows-spanned="1">
            <text:p>Volumes de pavés droits en cm³</text:p>
          </table:table-cell>
          <table:covered-table-cell table:style-name="ce37"/>
          <table:covered-table-cell table:number-columns-repeated="5" table:style-name="ce38"/>
          <table:table-cell table:style-name="ce37" office:value-type="string" calcext:value-type="string" table:number-columns-spanned="4" table:number-rows-spanned="1">
            <text:p>25 % 75 %</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S12]" office:value-type="string" office:string-value="AB" calcext:value-type="string">
            <text:p>AB</text:p>
          </table:table-cell>
          <table:table-cell table:style-name="ce96"/>
          <table:table-cell table:style-name="ce99" table:formula="of:=[.S13]" office:value-type="string" office:string-value="v8983" calcext:value-type="string">
            <text:p>v8983</text:p>
          </table:table-cell>
          <table:table-cell table:style-name="ce83"/>
          <table:table-cell table:formula="of:=RANK([.AA14];[.AA12:.AA21])+2" office:value-type="float" office:value="3" calcext:value-type="float">
            <text:p>3</text:p>
          </table:table-cell>
          <table:table-cell table:style-name="ce83" table:formula="of:=RAND()" office:value-type="float" office:value="0.840515638492806" calcext:value-type="float">
            <text:p>0,840515638492806</text:p>
          </table:table-cell>
          <table:table-cell/>
          <table:table-cell table:style-name="ce83" table:number-columns-repeated="2"/>
          <table:table-cell table:style-name="ce83" table:formula="of:=RANK([.AF14];[.AF14:.AF19])" office:value-type="float" office:value="1" calcext:value-type="float">
            <text:p>1</text:p>
          </table:table-cell>
          <table:table-cell table:style-name="ce83" table:formula="of:=RAND()" office:value-type="float" office:value="0.682743780789407" calcext:value-type="float">
            <text:p>0,682743780789407</text:p>
          </table:table-cell>
          <table:table-cell table:number-columns-repeated="992"/>
        </table:table-row>
        <table:table-row table:style-name="ro3">
          <table:table-cell table:style-name="ce160" table:formula="of:=ROUNDUP(RAND()*10000;RANDBETWEEN(-3;0))/CHOOSE([.AE15];0.1;0.01;0.0001;10000;100000;1000000)" office:value-type="float" office:value="36000000" calcext:value-type="float">
            <text:p>36000000</text:p>
          </table:table-cell>
          <table:table-cell table:style-name="ce40" office:value-type="string" calcext:value-type="string">
            <text:p>=</text:p>
          </table:table-cell>
          <table:table-cell table:style-name="ce41"/>
          <table:table-cell table:style-name="ce42"/>
          <table:table-cell table:style-name="ce144" table:formula="of:=[.AB15]&amp;&quot;(x+&quot;&amp;[.AC15]&amp;&quot;)&quot;" office:value-type="string" office:string-value="2(x+9)" calcext:value-type="string">
            <text:p>2(x+9)</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5)" office:value-type="float" office:value="5" calcext:value-type="float">
            <text:p>5</text:p>
          </table:table-cell>
          <table:table-cell table:style-name="ce150" office:value-type="string" calcext:value-type="string">
            <text:p>;</text:p>
          </table:table-cell>
          <table:table-cell table:style-name="ce40" table:formula="of:=RANDBETWEEN(1;5)" office:value-type="float" office:value="3" calcext:value-type="float">
            <text:p>3</text:p>
          </table:table-cell>
          <table:table-cell table:style-name="ce40" office:value-type="string" calcext:value-type="string">
            <text:p>;</text:p>
          </table:table-cell>
          <table:table-cell table:style-name="ce41" table:formula="of:=RANDBETWEEN(1;6)" office:value-type="float" office:value="5" calcext:value-type="float">
            <text:p>5</text:p>
          </table:table-cell>
          <table:table-cell table:style-name="ce200" office:value-type="string" calcext:value-type="string">
            <text:p>:</text:p>
          </table:table-cell>
          <table:table-cell table:style-name="ce152" table:formula="of:=IF([.AE15]&gt;3;0.25;0.75)" office:value-type="percentage" office:value="0.75" calcext:value-type="percentage">
            <text:p>75 %</text:p>
          </table:table-cell>
          <table:table-cell table:style-name="ce40" office:value-type="string" calcext:value-type="string">
            <text:p>de</text:p>
          </table:table-cell>
          <table:table-cell table:style-name="ce41" table:formula="of:=4*([.AE15]*3-2+RANDBETWEEN(0;2))" office:value-type="float" office:value="36" calcext:value-type="float">
            <text:p>36</text:p>
          </table:table-cell>
          <table:table-cell table:style-name="ce56" office:value-type="string" calcext:value-type="string">
            <text:p>=</text:p>
          </table:table-cell>
          <table:table-cell/>
          <table:table-cell table:style-name="ce164" table:formula="of:=[.A15]" office:value-type="float" office:value="36000000" calcext:value-type="float">
            <text:p>3,6E+7</text:p>
          </table:table-cell>
          <table:table-cell table:style-name="ce147" table:formula="of:=[.AB15]&amp;&quot;x+&quot;&amp;([.AB15]*[.AC15])" office:value-type="string" office:string-value="2x+18" calcext:value-type="string">
            <text:p>2x+18</text:p>
          </table:table-cell>
          <table:table-cell table:style-name="ce147" table:formula="of:=[.J15]*[.L15]*[.N15]&amp;&quot; cm³&quot;" office:value-type="string" office:string-value="75 cm³" calcext:value-type="string">
            <text:p>75 cm³</text:p>
          </table:table-cell>
          <table:table-cell table:style-name="ce147" table:formula="of:=[.P15]*[.R15]" office:value-type="float" office:value="27" calcext:value-type="float">
            <text:p>27</text:p>
          </table:table-cell>
          <table:table-cell/>
          <table:table-cell table:formula="of:=RANK([.AA15];[.AA12:.AA21])+2" office:value-type="float" office:value="5" calcext:value-type="float">
            <text:p>5</text:p>
          </table:table-cell>
          <table:table-cell table:style-name="ce83" table:formula="of:=RAND()" office:value-type="float" office:value="0.777619749898461" calcext:value-type="float">
            <text:p>0,777619749898461</text:p>
          </table:table-cell>
          <table:table-cell table:style-name="ce15" table:formula="of:=RANDBETWEEN(2;9)" office:value-type="float" office:value="2" calcext:value-type="float">
            <text:p>2</text:p>
          </table:table-cell>
          <table:table-cell table:style-name="ce15" table:formula="of:=RANDBETWEEN(2;9)" office:value-type="float" office:value="9" calcext:value-type="float">
            <text:p>9</text:p>
          </table:table-cell>
          <table:table-cell table:style-name="ce15" table:formula="of:=RANDBETWEEN(2;9)" office:value-type="float" office:value="8" calcext:value-type="float">
            <text:p>8</text:p>
          </table:table-cell>
          <table:table-cell table:formula="of:=RANK([.AF15];[.AF14:.AF19])" office:value-type="float" office:value="3" calcext:value-type="float">
            <text:p>3</text:p>
          </table:table-cell>
          <table:table-cell table:style-name="ce83" table:formula="of:=RAND()" office:value-type="float" office:value="0.460730056707724" calcext:value-type="float">
            <text:p>0,460730056707724</text:p>
          </table:table-cell>
          <table:table-cell table:number-columns-repeated="992"/>
        </table:table-row>
        <table:table-row table:style-name="ro3">
          <table:table-cell table:style-name="ce160" table:formula="of:=ROUNDUP(RAND()*10000;RANDBETWEEN(-3;0))/CHOOSE([.AE16];0.1;0.01;0.0001;10000;100000;1000000)" office:value-type="float" office:value="0.008904" calcext:value-type="float">
            <text:p>0,008904</text:p>
          </table:table-cell>
          <table:table-cell table:style-name="ce40" office:value-type="string" calcext:value-type="string">
            <text:p>=</text:p>
          </table:table-cell>
          <table:table-cell table:style-name="ce41"/>
          <table:table-cell table:style-name="ce42"/>
          <table:table-cell table:style-name="ce144" table:formula="of:=[.AB16]&amp;&quot;(&quot;&amp;[.AC16]&amp;&quot;x+&quot;&amp;[.AD16]&amp;&quot;)&quot;" office:value-type="string" office:string-value="8(7x+6)" calcext:value-type="string">
            <text:p>8(7x+6)</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5)" office:value-type="float" office:value="2" calcext:value-type="float">
            <text:p>2</text:p>
          </table:table-cell>
          <table:table-cell table:style-name="ce150" office:value-type="string" calcext:value-type="string">
            <text:p>;</text:p>
          </table:table-cell>
          <table:table-cell table:style-name="ce40" table:formula="of:=RANDBETWEEN(1;5)" office:value-type="float" office:value="3" calcext:value-type="float">
            <text:p>3</text:p>
          </table:table-cell>
          <table:table-cell table:style-name="ce40" office:value-type="string" calcext:value-type="string">
            <text:p>;</text:p>
          </table:table-cell>
          <table:table-cell table:style-name="ce41" table:formula="of:=RANDBETWEEN(1;6)/10" office:value-type="float" office:value="0.3" calcext:value-type="float">
            <text:p>0,3</text:p>
          </table:table-cell>
          <table:table-cell table:style-name="ce200" office:value-type="string" calcext:value-type="string">
            <text:p>:</text:p>
          </table:table-cell>
          <table:table-cell table:style-name="ce152" table:formula="of:=IF([.AE16]&gt;3;0.25;0.75)" office:value-type="percentage" office:value="0.25" calcext:value-type="percentage">
            <text:p>25 %</text:p>
          </table:table-cell>
          <table:table-cell table:style-name="ce40" office:value-type="string" calcext:value-type="string">
            <text:p>de</text:p>
          </table:table-cell>
          <table:table-cell table:style-name="ce41" table:formula="of:=4*([.AE16]*3-2+RANDBETWEEN(0;2))" office:value-type="float" office:value="64" calcext:value-type="float">
            <text:p>64</text:p>
          </table:table-cell>
          <table:table-cell table:style-name="ce56" office:value-type="string" calcext:value-type="string">
            <text:p>=</text:p>
          </table:table-cell>
          <table:table-cell/>
          <table:table-cell table:style-name="ce164" table:formula="of:=[.A16]" office:value-type="float" office:value="0.008904" calcext:value-type="float">
            <text:p>8,904E-3</text:p>
          </table:table-cell>
          <table:table-cell table:style-name="ce147" table:formula="of:=[.AB16]*[.AC16]&amp;&quot;x+&quot;&amp;[.AB16]*[.AD16]" office:value-type="string" office:string-value="56x+48" calcext:value-type="string">
            <text:p>56x+48</text:p>
          </table:table-cell>
          <table:table-cell table:style-name="ce147" table:formula="of:=[.J16]*[.L16]*[.N16]&amp;&quot; cm³&quot;" office:value-type="string" office:string-value="1,8 cm³" calcext:value-type="string">
            <text:p>1,8 cm³</text:p>
          </table:table-cell>
          <table:table-cell table:style-name="ce147" table:formula="of:=[.P16]*[.R16]" office:value-type="float" office:value="16" calcext:value-type="float">
            <text:p>16</text:p>
          </table:table-cell>
          <table:table-cell/>
          <table:table-cell table:formula="of:=RANK([.AA16];[.AA12:.AA21])+2" office:value-type="float" office:value="12" calcext:value-type="float">
            <text:p>12</text:p>
          </table:table-cell>
          <table:table-cell table:style-name="ce83" table:formula="of:=RAND()" office:value-type="float" office:value="0.0305437789451228" calcext:value-type="float">
            <text:p>0,030543778945123</text:p>
          </table:table-cell>
          <table:table-cell table:style-name="ce15" table:formula="of:=RANDBETWEEN(2;9)" office:value-type="float" office:value="8" calcext:value-type="float">
            <text:p>8</text:p>
          </table:table-cell>
          <table:table-cell table:style-name="ce15" table:formula="of:=RANDBETWEEN(2;9)" office:value-type="float" office:value="7" calcext:value-type="float">
            <text:p>7</text:p>
          </table:table-cell>
          <table:table-cell table:style-name="ce15" table:formula="of:=RANDBETWEEN(2;9)" office:value-type="float" office:value="6" calcext:value-type="float">
            <text:p>6</text:p>
          </table:table-cell>
          <table:table-cell table:formula="of:=RANK([.AF16];[.AF14:.AF19])" office:value-type="float" office:value="6" calcext:value-type="float">
            <text:p>6</text:p>
          </table:table-cell>
          <table:table-cell table:style-name="ce83" table:formula="of:=RAND()" office:value-type="float" office:value="0.116709714438005" calcext:value-type="float">
            <text:p>0,116709714438005</text:p>
          </table:table-cell>
          <table:table-cell table:number-columns-repeated="992"/>
        </table:table-row>
        <table:table-row table:style-name="ro3">
          <table:table-cell table:style-name="ce160" table:formula="of:=ROUNDUP(RAND()*10000;RANDBETWEEN(-3;0))/CHOOSE([.AE17];0.1;0.01;0.0001;10000;100000;1000000)" office:value-type="float" office:value="900000" calcext:value-type="float">
            <text:p>900000</text:p>
          </table:table-cell>
          <table:table-cell table:style-name="ce40" office:value-type="string" calcext:value-type="string">
            <text:p>=</text:p>
          </table:table-cell>
          <table:table-cell table:style-name="ce41"/>
          <table:table-cell table:style-name="ce42"/>
          <table:table-cell table:style-name="ce144" table:formula="of:=[.AB17]&amp;&quot;(&quot;&amp;[.AC17]&amp;&quot;x-&quot;&amp;[.AD17]&amp;&quot;)&quot;" office:value-type="string" office:string-value="8(7x-9)" calcext:value-type="string">
            <text:p>8(7x-9)</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5)/10" office:value-type="float" office:value="0.4" calcext:value-type="float">
            <text:p>0,4</text:p>
          </table:table-cell>
          <table:table-cell table:style-name="ce150" office:value-type="string" calcext:value-type="string">
            <text:p>;</text:p>
          </table:table-cell>
          <table:table-cell table:style-name="ce40" table:formula="of:=RANDBETWEEN(1;6)" office:value-type="float" office:value="5" calcext:value-type="float">
            <text:p>5</text:p>
          </table:table-cell>
          <table:table-cell table:style-name="ce40" office:value-type="string" calcext:value-type="string">
            <text:p>;</text:p>
          </table:table-cell>
          <table:table-cell table:style-name="ce41" table:formula="of:=RANDBETWEEN(1;5)" office:value-type="float" office:value="5" calcext:value-type="float">
            <text:p>5</text:p>
          </table:table-cell>
          <table:table-cell table:style-name="ce200" office:value-type="string" calcext:value-type="string">
            <text:p>:</text:p>
          </table:table-cell>
          <table:table-cell table:style-name="ce152" table:formula="of:=IF([.AE17]&gt;3;0.25;0.75)" office:value-type="percentage" office:value="0.75" calcext:value-type="percentage">
            <text:p>75 %</text:p>
          </table:table-cell>
          <table:table-cell table:style-name="ce40" office:value-type="string" calcext:value-type="string">
            <text:p>de</text:p>
          </table:table-cell>
          <table:table-cell table:style-name="ce41" table:formula="of:=4*([.AE17]*3-2+RANDBETWEEN(0;2))" office:value-type="float" office:value="24" calcext:value-type="float">
            <text:p>24</text:p>
          </table:table-cell>
          <table:table-cell table:style-name="ce56" office:value-type="string" calcext:value-type="string">
            <text:p>=</text:p>
          </table:table-cell>
          <table:table-cell/>
          <table:table-cell table:style-name="ce164" table:formula="of:=[.A17]" office:value-type="float" office:value="900000" calcext:value-type="float">
            <text:p>9E+5</text:p>
          </table:table-cell>
          <table:table-cell table:style-name="ce147" table:formula="of:=[.AB17]*[.AC17]&amp;&quot;x-&quot;&amp;[.AB17]*[.AD17]" office:value-type="string" office:string-value="56x-72" calcext:value-type="string">
            <text:p>56x-72</text:p>
          </table:table-cell>
          <table:table-cell table:style-name="ce147" table:formula="of:=[.J17]*[.L17]*[.N17]&amp;&quot; cm³&quot;" office:value-type="string" office:string-value="10 cm³" calcext:value-type="string">
            <text:p>10 cm³</text:p>
          </table:table-cell>
          <table:table-cell table:style-name="ce147" table:formula="of:=[.P17]*[.R17]" office:value-type="float" office:value="18" calcext:value-type="float">
            <text:p>18</text:p>
          </table:table-cell>
          <table:table-cell/>
          <table:table-cell table:formula="of:=RANK([.AA17];[.AA12:.AA21])+2" office:value-type="float" office:value="11" calcext:value-type="float">
            <text:p>11</text:p>
          </table:table-cell>
          <table:table-cell table:style-name="ce83" table:formula="of:=RAND()" office:value-type="float" office:value="0.148636725378595" calcext:value-type="float">
            <text:p>0,148636725378595</text:p>
          </table:table-cell>
          <table:table-cell table:style-name="ce15" table:formula="of:=RANDBETWEEN(2;9)" office:value-type="float" office:value="8" calcext:value-type="float">
            <text:p>8</text:p>
          </table:table-cell>
          <table:table-cell table:style-name="ce15" table:formula="of:=RANDBETWEEN(2;9)" office:value-type="float" office:value="7" calcext:value-type="float">
            <text:p>7</text:p>
          </table:table-cell>
          <table:table-cell table:style-name="ce15" table:formula="of:=RANDBETWEEN(2;9)" office:value-type="float" office:value="9" calcext:value-type="float">
            <text:p>9</text:p>
          </table:table-cell>
          <table:table-cell table:formula="of:=RANK([.AF17];[.AF14:.AF19])" office:value-type="float" office:value="2" calcext:value-type="float">
            <text:p>2</text:p>
          </table:table-cell>
          <table:table-cell table:style-name="ce83" table:formula="of:=RAND()" office:value-type="float" office:value="0.482899222485412" calcext:value-type="float">
            <text:p>0,482899222485412</text:p>
          </table:table-cell>
          <table:table-cell table:number-columns-repeated="992"/>
        </table:table-row>
        <table:table-row table:style-name="ro3">
          <table:table-cell table:style-name="ce160" table:formula="of:=ROUNDUP(RAND()*10000;RANDBETWEEN(-3;0))/CHOOSE([.AE18];0.1;0.01;0.0001;10000;100000;1000000)" office:value-type="float" office:value="0.03912" calcext:value-type="float">
            <text:p>0,03912</text:p>
          </table:table-cell>
          <table:table-cell table:style-name="ce40" office:value-type="string" calcext:value-type="string">
            <text:p>=</text:p>
          </table:table-cell>
          <table:table-cell table:style-name="ce41"/>
          <table:table-cell table:style-name="ce42"/>
          <table:table-cell table:style-name="ce144" table:formula="of:=[.AB18]&amp;&quot;x(&quot;&amp;[.AC18]&amp;&quot;x+&quot;&amp;[.AD18]&amp;&quot;)&quot;" office:value-type="string" office:string-value="7x(2x+3)" calcext:value-type="string">
            <text:p>7x(2x+3)</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6)" office:value-type="float" office:value="1" calcext:value-type="float">
            <text:p>1</text:p>
          </table:table-cell>
          <table:table-cell table:style-name="ce150" office:value-type="string" calcext:value-type="string">
            <text:p>;</text:p>
          </table:table-cell>
          <table:table-cell table:style-name="ce40" table:formula="of:=RANDBETWEEN(1;5)/10" office:value-type="float" office:value="0.3" calcext:value-type="float">
            <text:p>0,3</text:p>
          </table:table-cell>
          <table:table-cell table:style-name="ce40" office:value-type="string" calcext:value-type="string">
            <text:p>;</text:p>
          </table:table-cell>
          <table:table-cell table:style-name="ce41" table:formula="of:=RANDBETWEEN(1;5)" office:value-type="float" office:value="5" calcext:value-type="float">
            <text:p>5</text:p>
          </table:table-cell>
          <table:table-cell table:style-name="ce200" office:value-type="string" calcext:value-type="string">
            <text:p>:</text:p>
          </table:table-cell>
          <table:table-cell table:style-name="ce152" table:formula="of:=IF([.AE18]&gt;3;0.25;0.75)" office:value-type="percentage" office:value="0.25" calcext:value-type="percentage">
            <text:p>25 %</text:p>
          </table:table-cell>
          <table:table-cell table:style-name="ce40" office:value-type="string" calcext:value-type="string">
            <text:p>de</text:p>
          </table:table-cell>
          <table:table-cell table:style-name="ce41" table:formula="of:=4*([.AE18]*3-2+RANDBETWEEN(0;2))" office:value-type="float" office:value="56" calcext:value-type="float">
            <text:p>56</text:p>
          </table:table-cell>
          <table:table-cell table:style-name="ce56" office:value-type="string" calcext:value-type="string">
            <text:p>=</text:p>
          </table:table-cell>
          <table:table-cell/>
          <table:table-cell table:style-name="ce164" table:formula="of:=[.A18]" office:value-type="float" office:value="0.03912" calcext:value-type="float">
            <text:p>3,912E-2</text:p>
          </table:table-cell>
          <table:table-cell table:style-name="ce147" table:formula="of:=[.AB18]*[.AC18]&amp;&quot;x²+&quot;&amp;[.AB18]*[.AD18]&amp;&quot;x&quot;" office:value-type="string" office:string-value="14x²+21x" calcext:value-type="string">
            <text:p>14x²+21x</text:p>
          </table:table-cell>
          <table:table-cell table:style-name="ce147" table:formula="of:=[.J18]*[.L18]*[.N18]&amp;&quot; cm³&quot;" office:value-type="string" office:string-value="1,5 cm³" calcext:value-type="string">
            <text:p>1,5 cm³</text:p>
          </table:table-cell>
          <table:table-cell table:style-name="ce147" table:formula="of:=[.P18]*[.R18]" office:value-type="float" office:value="14" calcext:value-type="float">
            <text:p>14</text:p>
          </table:table-cell>
          <table:table-cell/>
          <table:table-cell table:formula="of:=RANK([.AA18];[.AA12:.AA21])+2" office:value-type="float" office:value="9" calcext:value-type="float">
            <text:p>9</text:p>
          </table:table-cell>
          <table:table-cell table:style-name="ce83" table:formula="of:=RAND()" office:value-type="float" office:value="0.22893191673906" calcext:value-type="float">
            <text:p>0,22893191673906</text:p>
          </table:table-cell>
          <table:table-cell table:style-name="ce15" table:formula="of:=RANDBETWEEN(2;9)" office:value-type="float" office:value="7" calcext:value-type="float">
            <text:p>7</text:p>
          </table:table-cell>
          <table:table-cell table:style-name="ce15" table:formula="of:=RANDBETWEEN(2;9)" office:value-type="float" office:value="2" calcext:value-type="float">
            <text:p>2</text:p>
          </table:table-cell>
          <table:table-cell table:style-name="ce15" table:formula="of:=RANDBETWEEN(2;9)" office:value-type="float" office:value="3" calcext:value-type="float">
            <text:p>3</text:p>
          </table:table-cell>
          <table:table-cell table:formula="of:=RANK([.AF18];[.AF14:.AF19])" office:value-type="float" office:value="5" calcext:value-type="float">
            <text:p>5</text:p>
          </table:table-cell>
          <table:table-cell table:style-name="ce83" table:formula="of:=RAND()" office:value-type="float" office:value="0.310924381476915" calcext:value-type="float">
            <text:p>0,310924381476915</text:p>
          </table:table-cell>
          <table:table-cell table:number-columns-repeated="992"/>
        </table:table-row>
        <table:table-row table:style-name="ro3">
          <table:table-cell table:style-name="ce160" table:formula="of:=ROUNDUP(RAND()*10000;RANDBETWEEN(-3;0))/CHOOSE([.AE19];0.1;0.01;0.0001;10000;100000;1000000)" office:value-type="float" office:value="0.9684" calcext:value-type="float">
            <text:p>0,9684</text:p>
          </table:table-cell>
          <table:table-cell table:style-name="ce40" office:value-type="string" calcext:value-type="string">
            <text:p>=</text:p>
          </table:table-cell>
          <table:table-cell table:style-name="ce41"/>
          <table:table-cell table:style-name="ce42"/>
          <table:table-cell table:style-name="ce144" table:formula="of:=[.AB19]&amp;&quot;x(&quot;&amp;[.AC19]&amp;&quot;-&quot;&amp;[.AD19]&amp;&quot;x)&quot;" office:value-type="string" office:string-value="5x(9-5x)" calcext:value-type="string">
            <text:p>5x(9-5x)</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2;6)/10" office:value-type="float" office:value="0.2" calcext:value-type="float">
            <text:p>0,2</text:p>
          </table:table-cell>
          <table:table-cell table:style-name="ce150" office:value-type="string" calcext:value-type="string">
            <text:p>;</text:p>
          </table:table-cell>
          <table:table-cell table:style-name="ce40" table:formula="of:=RANDBETWEEN(2;6)" office:value-type="float" office:value="2" calcext:value-type="float">
            <text:p>2</text:p>
          </table:table-cell>
          <table:table-cell table:style-name="ce40" office:value-type="string" calcext:value-type="string">
            <text:p>;</text:p>
          </table:table-cell>
          <table:table-cell table:style-name="ce41" table:formula="of:=RANDBETWEEN(2;5)/10" office:value-type="float" office:value="0.4" calcext:value-type="float">
            <text:p>0,4</text:p>
          </table:table-cell>
          <table:table-cell table:style-name="ce200" office:value-type="string" calcext:value-type="string">
            <text:p>:</text:p>
          </table:table-cell>
          <table:table-cell table:style-name="ce152" table:formula="of:=IF([.AE19]&gt;3;0.25;0.75)" office:value-type="percentage" office:value="0.25" calcext:value-type="percentage">
            <text:p>25 %</text:p>
          </table:table-cell>
          <table:table-cell table:style-name="ce40" office:value-type="string" calcext:value-type="string">
            <text:p>de</text:p>
          </table:table-cell>
          <table:table-cell table:style-name="ce41" table:formula="of:=4*([.AE19]*3-2+RANDBETWEEN(0;2))" office:value-type="float" office:value="44" calcext:value-type="float">
            <text:p>44</text:p>
          </table:table-cell>
          <table:table-cell table:style-name="ce56" office:value-type="string" calcext:value-type="string">
            <text:p>=</text:p>
          </table:table-cell>
          <table:table-cell/>
          <table:table-cell table:style-name="ce164" table:formula="of:=[.A19]" office:value-type="float" office:value="0.9684" calcext:value-type="float">
            <text:p>9,684E-1</text:p>
          </table:table-cell>
          <table:table-cell table:style-name="ce147" table:formula="of:=[.AB19]*[.AC19]&amp;&quot;x-&quot;&amp;[.AB19]*[.AD19]&amp;&quot;x²&quot;" office:value-type="string" office:string-value="45x-25x²" calcext:value-type="string">
            <text:p>45x-25x²</text:p>
          </table:table-cell>
          <table:table-cell table:style-name="ce147" table:formula="of:=[.J19]*[.L19]*[.N19]&amp;&quot; cm³&quot;" office:value-type="string" office:string-value="0,16 cm³" calcext:value-type="string">
            <text:p>0,16 cm³</text:p>
          </table:table-cell>
          <table:table-cell table:style-name="ce147" table:formula="of:=[.P19]*[.R19]" office:value-type="float" office:value="11" calcext:value-type="float">
            <text:p>11</text:p>
          </table:table-cell>
          <table:table-cell/>
          <table:table-cell table:formula="of:=RANK([.AA19];[.AA12:.AA21])+2" office:value-type="float" office:value="6" calcext:value-type="float">
            <text:p>6</text:p>
          </table:table-cell>
          <table:table-cell table:style-name="ce83" table:formula="of:=RAND()" office:value-type="float" office:value="0.72294243900944" calcext:value-type="float">
            <text:p>0,72294243900944</text:p>
          </table:table-cell>
          <table:table-cell table:style-name="ce15" table:formula="of:=RANDBETWEEN(2;9)" office:value-type="float" office:value="5" calcext:value-type="float">
            <text:p>5</text:p>
          </table:table-cell>
          <table:table-cell table:style-name="ce15" table:formula="of:=RANDBETWEEN(2;9)" office:value-type="float" office:value="9" calcext:value-type="float">
            <text:p>9</text:p>
          </table:table-cell>
          <table:table-cell table:style-name="ce15" table:formula="of:=RANDBETWEEN(2;9)" office:value-type="float" office:value="5" calcext:value-type="float">
            <text:p>5</text:p>
          </table:table-cell>
          <table:table-cell table:formula="of:=RANK([.AF19];[.AF14:.AF19])" office:value-type="float" office:value="4" calcext:value-type="float">
            <text:p>4</text:p>
          </table:table-cell>
          <table:table-cell table:style-name="ce83" table:formula="of:=RAND()" office:value-type="float" office:value="0.325964937807866" calcext:value-type="float">
            <text:p>0,325964937807866</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7" table:number-rows-spanned="1">
            <text:p>😕 <text:s text:c="3"/>😃 <text:s text:c="3"/>😎</text:p>
          </table:table-cell>
          <table:covered-table-cell table:style-name="ce5"/>
          <table:covered-table-cell table:number-columns-repeated="5"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table-cell office:value-type="string" calcext:value-type="string">
            <text:p>E signifie ×10^</text:p>
          </table:table-cell>
          <table:table-cell table:number-columns-repeated="4"/>
          <table:table-cell table:formula="of:=RANK([.AA20];[.AA12:.AA21])+2" office:value-type="float" office:value="7" calcext:value-type="float">
            <text:p>7</text:p>
          </table:table-cell>
          <table:table-cell table:style-name="ce83" table:formula="of:=RAND()" office:value-type="float" office:value="0.720522335016217" calcext:value-type="float">
            <text:p>0,720522335016217</text:p>
          </table:table-cell>
          <table:table-cell table:number-columns-repeated="997"/>
        </table:table-row>
        <table:table-row table:style-name="ro4">
          <table:table-cell table:number-columns-repeated="25"/>
          <table:table-cell table:formula="of:=RANK([.AA21];[.AA12:.AA21])+2" office:value-type="float" office:value="10" calcext:value-type="float">
            <text:p>10</text:p>
          </table:table-cell>
          <table:table-cell table:style-name="ce83" table:formula="of:=RAND()" office:value-type="float" office:value="0.155884675993509" calcext:value-type="float">
            <text:p>0,155884675993509</text:p>
          </table:table-cell>
          <table:table-cell table:number-columns-repeated="997"/>
        </table:table-row>
        <table:table-row table:style-name="ro5">
          <table:table-cell table:number-columns-repeated="1024"/>
        </table:table-row>
        <table:table-row table:style-name="ro2">
          <table:table-cell table:style-name="ce53" office:value-type="string" calcext:value-type="string" table:number-columns-spanned="4" table:number-rows-spanned="2">
            <text:p>CEINTURE</text:p>
            <text:p>MARRON 2</text:p>
          </table:table-cell>
          <table:covered-table-cell table:number-columns-repeated="3"/>
          <table:table-cell table:style-name="ce11" office:value-type="string" calcext:value-type="string" table:number-columns-spanned="9" table:number-rows-spanned="1">
            <text:p>TEST 4<text:span text:style-name="T2">e</text:span> - Date : ……………………………</text:p>
          </table:table-cell>
          <table:covered-table-cell table:number-columns-repeated="6" table:style-name="ce12"/>
          <table:covered-table-cell table:style-name="ce151"/>
          <table:covered-table-cell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AA23];[.AA23:.AA32])+2" office:value-type="float" office:value="9" calcext:value-type="float">
            <text:p>9</text:p>
          </table:table-cell>
          <table:table-cell table:style-name="ce83" table:formula="of:=RAND()" office:value-type="float" office:value="0.570023180386041" calcext:value-type="float">
            <text:p>0,570023180386041</text:p>
          </table:table-cell>
          <table:table-cell table:number-columns-repeated="997"/>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146" office:value-type="string" calcext:value-type="string" table:number-columns-spanned="6" table:number-rows-spanned="1">
            <text:p>Prénom :</text:p>
          </table:table-cell>
          <table:covered-table-cell table:number-columns-repeated="3"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S$2]" office:value-type="string" office:string-value="v8983" calcext:value-type="string">
            <text:p>v8983</text:p>
          </table:table-cell>
          <table:table-cell/>
          <table:table-cell table:style-name="ce25" office:value-type="string" calcext:value-type="string" table:number-columns-spanned="4" table:number-rows-spanned="1">
            <text:p>Correction CEINTURE MARRON 2</text:p>
          </table:table-cell>
          <table:covered-table-cell table:style-name="ce28"/>
          <table:covered-table-cell table:style-name="ce30"/>
          <table:covered-table-cell table:style-name="ce31"/>
          <table:table-cell/>
          <table:table-cell table:formula="of:=RANK([.AA24];[.AA23:.AA32])+2" office:value-type="float" office:value="6" calcext:value-type="float">
            <text:p>6</text:p>
          </table:table-cell>
          <table:table-cell table:style-name="ce83" table:formula="of:=RAND()" office:value-type="float" office:value="0.824498056217531" calcext:value-type="float">
            <text:p>0,824498056217531</text:p>
          </table:table-cell>
          <table:table-cell table:number-columns-repeated="997"/>
        </table:table-row>
        <table:table-row table:style-name="ro3">
          <table:table-cell table:style-name="ce37" office:value-type="string" calcext:value-type="string" table:number-columns-spanned="4" table:number-rows-spanned="1">
            <text:p><text:span text:style-name="T8">É</text:span>criture scientifique</text:p>
          </table:table-cell>
          <table:covered-table-cell table:number-columns-repeated="3" table:style-name="ce38"/>
          <table:table-cell table:style-name="ce37" office:value-type="string" calcext:value-type="string" table:number-columns-spanned="4" table:number-rows-spanned="1">
            <text:p>Développer</text:p>
          </table:table-cell>
          <table:covered-table-cell table:number-columns-repeated="3" table:style-name="ce38"/>
          <table:table-cell table:style-name="ce37" office:value-type="string" calcext:value-type="string" table:number-columns-spanned="7" table:number-rows-spanned="1">
            <text:p>Volumes de pavés droits en cm³</text:p>
          </table:table-cell>
          <table:covered-table-cell table:style-name="ce37"/>
          <table:covered-table-cell table:number-columns-repeated="5" table:style-name="ce38"/>
          <table:table-cell table:style-name="ce37" office:value-type="string" calcext:value-type="string" table:number-columns-spanned="4" table:number-rows-spanned="1">
            <text:p>25 % 75 %</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S23]" office:value-type="string" office:string-value="AC" calcext:value-type="string">
            <text:p>AC</text:p>
          </table:table-cell>
          <table:table-cell table:style-name="ce96"/>
          <table:table-cell table:style-name="ce99" table:formula="of:=[.S24]" office:value-type="string" office:string-value="v8983" calcext:value-type="string">
            <text:p>v8983</text:p>
          </table:table-cell>
          <table:table-cell table:style-name="ce83"/>
          <table:table-cell table:formula="of:=RANK([.AA25];[.AA23:.AA32])+2" office:value-type="float" office:value="7" calcext:value-type="float">
            <text:p>7</text:p>
          </table:table-cell>
          <table:table-cell table:style-name="ce83" table:formula="of:=RAND()" office:value-type="float" office:value="0.785755937921793" calcext:value-type="float">
            <text:p>0,785755937921793</text:p>
          </table:table-cell>
          <table:table-cell/>
          <table:table-cell table:style-name="ce83" table:number-columns-repeated="2"/>
          <table:table-cell table:style-name="ce83" table:formula="of:=RANK([.AF25];[.AF25:.AF30])" office:value-type="float" office:value="3" calcext:value-type="float">
            <text:p>3</text:p>
          </table:table-cell>
          <table:table-cell table:style-name="ce83" table:formula="of:=RAND()" office:value-type="float" office:value="0.457937415433023" calcext:value-type="float">
            <text:p>0,457937415433023</text:p>
          </table:table-cell>
          <table:table-cell table:number-columns-repeated="992"/>
        </table:table-row>
        <table:table-row table:style-name="ro3">
          <table:table-cell table:style-name="ce160" table:formula="of:=ROUNDUP(RAND()*10000;RANDBETWEEN(-3;0))/CHOOSE([.AE26];0.1;0.01;0.0001;10000;100000;1000000)" office:value-type="float" office:value="0.000995" calcext:value-type="float">
            <text:p>0,000995</text:p>
          </table:table-cell>
          <table:table-cell table:style-name="ce40" office:value-type="string" calcext:value-type="string">
            <text:p>=</text:p>
          </table:table-cell>
          <table:table-cell table:style-name="ce41"/>
          <table:table-cell table:style-name="ce42"/>
          <table:table-cell table:style-name="ce144" table:formula="of:=[.AB26]&amp;&quot;(x+&quot;&amp;[.AC26]&amp;&quot;)&quot;" office:value-type="string" office:string-value="2(x+5)" calcext:value-type="string">
            <text:p>2(x+5)</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5)" office:value-type="float" office:value="3" calcext:value-type="float">
            <text:p>3</text:p>
          </table:table-cell>
          <table:table-cell table:style-name="ce150" office:value-type="string" calcext:value-type="string">
            <text:p>;</text:p>
          </table:table-cell>
          <table:table-cell table:style-name="ce40" table:formula="of:=RANDBETWEEN(1;5)" office:value-type="float" office:value="1" calcext:value-type="float">
            <text:p>1</text:p>
          </table:table-cell>
          <table:table-cell table:style-name="ce40" office:value-type="string" calcext:value-type="string">
            <text:p>;</text:p>
          </table:table-cell>
          <table:table-cell table:style-name="ce41" table:formula="of:=RANDBETWEEN(1;6)" office:value-type="float" office:value="4" calcext:value-type="float">
            <text:p>4</text:p>
          </table:table-cell>
          <table:table-cell table:style-name="ce200" office:value-type="string" calcext:value-type="string">
            <text:p>:</text:p>
          </table:table-cell>
          <table:table-cell table:style-name="ce152" table:formula="of:=IF([.AE26]&gt;3;0.25;0.75)" office:value-type="percentage" office:value="0.25" calcext:value-type="percentage">
            <text:p>25 %</text:p>
          </table:table-cell>
          <table:table-cell table:style-name="ce40" office:value-type="string" calcext:value-type="string">
            <text:p>de</text:p>
          </table:table-cell>
          <table:table-cell table:style-name="ce41" table:formula="of:=4*([.AE26]*3-2+RANDBETWEEN(0;2))" office:value-type="float" office:value="64" calcext:value-type="float">
            <text:p>64</text:p>
          </table:table-cell>
          <table:table-cell table:style-name="ce56" office:value-type="string" calcext:value-type="string">
            <text:p>=</text:p>
          </table:table-cell>
          <table:table-cell/>
          <table:table-cell table:style-name="ce164" table:formula="of:=[.A26]" office:value-type="float" office:value="0.000995" calcext:value-type="float">
            <text:p>9,95E-4</text:p>
          </table:table-cell>
          <table:table-cell table:style-name="ce147" table:formula="of:=[.AB26]&amp;&quot;x+&quot;&amp;([.AB26]*[.AC26])" office:value-type="string" office:string-value="2x+10" calcext:value-type="string">
            <text:p>2x+10</text:p>
          </table:table-cell>
          <table:table-cell table:style-name="ce147" table:formula="of:=[.J26]*[.L26]*[.N26]&amp;&quot; cm³&quot;" office:value-type="string" office:string-value="12 cm³" calcext:value-type="string">
            <text:p>12 cm³</text:p>
          </table:table-cell>
          <table:table-cell table:style-name="ce147" table:formula="of:=[.P26]*[.R26]" office:value-type="float" office:value="16" calcext:value-type="float">
            <text:p>16</text:p>
          </table:table-cell>
          <table:table-cell/>
          <table:table-cell table:formula="of:=RANK([.AA26];[.AA23:.AA32])+2" office:value-type="float" office:value="8" calcext:value-type="float">
            <text:p>8</text:p>
          </table:table-cell>
          <table:table-cell table:style-name="ce83" table:formula="of:=RAND()" office:value-type="float" office:value="0.636360594781017" calcext:value-type="float">
            <text:p>0,636360594781017</text:p>
          </table:table-cell>
          <table:table-cell table:style-name="ce15" table:formula="of:=RANDBETWEEN(2;9)" office:value-type="float" office:value="2" calcext:value-type="float">
            <text:p>2</text:p>
          </table:table-cell>
          <table:table-cell table:style-name="ce15" table:formula="of:=RANDBETWEEN(2;9)" office:value-type="float" office:value="5" calcext:value-type="float">
            <text:p>5</text:p>
          </table:table-cell>
          <table:table-cell table:style-name="ce15" table:formula="of:=RANDBETWEEN(2;9)" office:value-type="float" office:value="8" calcext:value-type="float">
            <text:p>8</text:p>
          </table:table-cell>
          <table:table-cell table:formula="of:=RANK([.AF26];[.AF25:.AF30])" office:value-type="float" office:value="6" calcext:value-type="float">
            <text:p>6</text:p>
          </table:table-cell>
          <table:table-cell table:style-name="ce83" table:formula="of:=RAND()" office:value-type="float" office:value="0.251571574050165" calcext:value-type="float">
            <text:p>0,251571574050165</text:p>
          </table:table-cell>
          <table:table-cell table:number-columns-repeated="992"/>
        </table:table-row>
        <table:table-row table:style-name="ro3">
          <table:table-cell table:style-name="ce160" table:formula="of:=ROUNDUP(RAND()*10000;RANDBETWEEN(-3;0))/CHOOSE([.AE27];0.1;0.01;0.0001;10000;100000;1000000)" office:value-type="float" office:value="176100" calcext:value-type="float">
            <text:p>176100</text:p>
          </table:table-cell>
          <table:table-cell table:style-name="ce40" office:value-type="string" calcext:value-type="string">
            <text:p>=</text:p>
          </table:table-cell>
          <table:table-cell table:style-name="ce41"/>
          <table:table-cell table:style-name="ce42"/>
          <table:table-cell table:style-name="ce144" table:formula="of:=[.AB27]&amp;&quot;(&quot;&amp;[.AC27]&amp;&quot;x+&quot;&amp;[.AD27]&amp;&quot;)&quot;" office:value-type="string" office:string-value="9(4x+4)" calcext:value-type="string">
            <text:p>9(4x+4)</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5)" office:value-type="float" office:value="2" calcext:value-type="float">
            <text:p>2</text:p>
          </table:table-cell>
          <table:table-cell table:style-name="ce150" office:value-type="string" calcext:value-type="string">
            <text:p>;</text:p>
          </table:table-cell>
          <table:table-cell table:style-name="ce40" table:formula="of:=RANDBETWEEN(1;5)" office:value-type="float" office:value="5" calcext:value-type="float">
            <text:p>5</text:p>
          </table:table-cell>
          <table:table-cell table:style-name="ce40" office:value-type="string" calcext:value-type="string">
            <text:p>;</text:p>
          </table:table-cell>
          <table:table-cell table:style-name="ce41" table:formula="of:=RANDBETWEEN(1;6)/10" office:value-type="float" office:value="0.1" calcext:value-type="float">
            <text:p>0,1</text:p>
          </table:table-cell>
          <table:table-cell table:style-name="ce200" office:value-type="string" calcext:value-type="string">
            <text:p>:</text:p>
          </table:table-cell>
          <table:table-cell table:style-name="ce152" table:formula="of:=IF([.AE27]&gt;3;0.25;0.75)" office:value-type="percentage" office:value="0.75" calcext:value-type="percentage">
            <text:p>75 %</text:p>
          </table:table-cell>
          <table:table-cell table:style-name="ce40" office:value-type="string" calcext:value-type="string">
            <text:p>de</text:p>
          </table:table-cell>
          <table:table-cell table:style-name="ce41" table:formula="of:=4*([.AE27]*3-2+RANDBETWEEN(0;2))" office:value-type="float" office:value="20" calcext:value-type="float">
            <text:p>20</text:p>
          </table:table-cell>
          <table:table-cell table:style-name="ce56" office:value-type="string" calcext:value-type="string">
            <text:p>=</text:p>
          </table:table-cell>
          <table:table-cell/>
          <table:table-cell table:style-name="ce164" table:formula="of:=[.A27]" office:value-type="float" office:value="176100" calcext:value-type="float">
            <text:p>1,761E+5</text:p>
          </table:table-cell>
          <table:table-cell table:style-name="ce147" table:formula="of:=[.AB27]*[.AC27]&amp;&quot;x+&quot;&amp;[.AB27]*[.AD27]" office:value-type="string" office:string-value="36x+36" calcext:value-type="string">
            <text:p>36x+36</text:p>
          </table:table-cell>
          <table:table-cell table:style-name="ce147" table:formula="of:=[.J27]*[.L27]*[.N27]&amp;&quot; cm³&quot;" office:value-type="string" office:string-value="1 cm³" calcext:value-type="string">
            <text:p>1 cm³</text:p>
          </table:table-cell>
          <table:table-cell table:style-name="ce147" table:formula="of:=[.P27]*[.R27]" office:value-type="float" office:value="15" calcext:value-type="float">
            <text:p>15</text:p>
          </table:table-cell>
          <table:table-cell/>
          <table:table-cell table:formula="of:=RANK([.AA27];[.AA23:.AA32])+2" office:value-type="float" office:value="3" calcext:value-type="float">
            <text:p>3</text:p>
          </table:table-cell>
          <table:table-cell table:style-name="ce83" table:formula="of:=RAND()" office:value-type="float" office:value="0.984956874721981" calcext:value-type="float">
            <text:p>0,984956874721981</text:p>
          </table:table-cell>
          <table:table-cell table:style-name="ce15" table:formula="of:=RANDBETWEEN(2;9)" office:value-type="float" office:value="9" calcext:value-type="float">
            <text:p>9</text:p>
          </table:table-cell>
          <table:table-cell table:style-name="ce15" table:formula="of:=RANDBETWEEN(2;9)" office:value-type="float" office:value="4" calcext:value-type="float">
            <text:p>4</text:p>
          </table:table-cell>
          <table:table-cell table:style-name="ce15" table:formula="of:=RANDBETWEEN(2;9)" office:value-type="float" office:value="4" calcext:value-type="float">
            <text:p>4</text:p>
          </table:table-cell>
          <table:table-cell table:formula="of:=RANK([.AF27];[.AF25:.AF30])" office:value-type="float" office:value="2" calcext:value-type="float">
            <text:p>2</text:p>
          </table:table-cell>
          <table:table-cell table:style-name="ce83" table:formula="of:=RAND()" office:value-type="float" office:value="0.474536031921759" calcext:value-type="float">
            <text:p>0,474536031921759</text:p>
          </table:table-cell>
          <table:table-cell table:number-columns-repeated="992"/>
        </table:table-row>
        <table:table-row table:style-name="ro3">
          <table:table-cell table:style-name="ce160" table:formula="of:=ROUNDUP(RAND()*10000;RANDBETWEEN(-3;0))/CHOOSE([.AE28];0.1;0.01;0.0001;10000;100000;1000000)" office:value-type="float" office:value="0.061" calcext:value-type="float">
            <text:p>0,061</text:p>
          </table:table-cell>
          <table:table-cell table:style-name="ce40" office:value-type="string" calcext:value-type="string">
            <text:p>=</text:p>
          </table:table-cell>
          <table:table-cell table:style-name="ce41"/>
          <table:table-cell table:style-name="ce42"/>
          <table:table-cell table:style-name="ce144" table:formula="of:=[.AB28]&amp;&quot;(&quot;&amp;[.AC28]&amp;&quot;x-&quot;&amp;[.AD28]&amp;&quot;)&quot;" office:value-type="string" office:string-value="4(9x-9)" calcext:value-type="string">
            <text:p>4(9x-9)</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5)/10" office:value-type="float" office:value="0.5" calcext:value-type="float">
            <text:p>0,5</text:p>
          </table:table-cell>
          <table:table-cell table:style-name="ce150" office:value-type="string" calcext:value-type="string">
            <text:p>;</text:p>
          </table:table-cell>
          <table:table-cell table:style-name="ce40" table:formula="of:=RANDBETWEEN(1;6)" office:value-type="float" office:value="6" calcext:value-type="float">
            <text:p>6</text:p>
          </table:table-cell>
          <table:table-cell table:style-name="ce40" office:value-type="string" calcext:value-type="string">
            <text:p>;</text:p>
          </table:table-cell>
          <table:table-cell table:style-name="ce41" table:formula="of:=RANDBETWEEN(1;5)" office:value-type="float" office:value="1" calcext:value-type="float">
            <text:p>1</text:p>
          </table:table-cell>
          <table:table-cell table:style-name="ce200" office:value-type="string" calcext:value-type="string">
            <text:p>:</text:p>
          </table:table-cell>
          <table:table-cell table:style-name="ce152" table:formula="of:=IF([.AE28]&gt;3;0.25;0.75)" office:value-type="percentage" office:value="0.25" calcext:value-type="percentage">
            <text:p>25 %</text:p>
          </table:table-cell>
          <table:table-cell table:style-name="ce40" office:value-type="string" calcext:value-type="string">
            <text:p>de</text:p>
          </table:table-cell>
          <table:table-cell table:style-name="ce41" table:formula="of:=4*([.AE28]*3-2+RANDBETWEEN(0;2))" office:value-type="float" office:value="60" calcext:value-type="float">
            <text:p>60</text:p>
          </table:table-cell>
          <table:table-cell table:style-name="ce56" office:value-type="string" calcext:value-type="string">
            <text:p>=</text:p>
          </table:table-cell>
          <table:table-cell/>
          <table:table-cell table:style-name="ce164" table:formula="of:=[.A28]" office:value-type="float" office:value="0.061" calcext:value-type="float">
            <text:p>6,1E-2</text:p>
          </table:table-cell>
          <table:table-cell table:style-name="ce147" table:formula="of:=[.AB28]*[.AC28]&amp;&quot;x-&quot;&amp;[.AB28]*[.AD28]" office:value-type="string" office:string-value="36x-36" calcext:value-type="string">
            <text:p>36x-36</text:p>
          </table:table-cell>
          <table:table-cell table:style-name="ce147" table:formula="of:=[.J28]*[.L28]*[.N28]&amp;&quot; cm³&quot;" office:value-type="string" office:string-value="3 cm³" calcext:value-type="string">
            <text:p>3 cm³</text:p>
          </table:table-cell>
          <table:table-cell table:style-name="ce147" table:formula="of:=[.P28]*[.R28]" office:value-type="float" office:value="15" calcext:value-type="float">
            <text:p>15</text:p>
          </table:table-cell>
          <table:table-cell/>
          <table:table-cell table:formula="of:=RANK([.AA28];[.AA23:.AA32])+2" office:value-type="float" office:value="5" calcext:value-type="float">
            <text:p>5</text:p>
          </table:table-cell>
          <table:table-cell table:style-name="ce83" table:formula="of:=RAND()" office:value-type="float" office:value="0.836917994762629" calcext:value-type="float">
            <text:p>0,836917994762629</text:p>
          </table:table-cell>
          <table:table-cell table:style-name="ce15" table:formula="of:=RANDBETWEEN(2;9)" office:value-type="float" office:value="4" calcext:value-type="float">
            <text:p>4</text:p>
          </table:table-cell>
          <table:table-cell table:style-name="ce15" table:formula="of:=RANDBETWEEN(2;9)" office:value-type="float" office:value="9" calcext:value-type="float">
            <text:p>9</text:p>
          </table:table-cell>
          <table:table-cell table:style-name="ce15" table:formula="of:=RANDBETWEEN(2;9)" office:value-type="float" office:value="9" calcext:value-type="float">
            <text:p>9</text:p>
          </table:table-cell>
          <table:table-cell table:formula="of:=RANK([.AF28];[.AF25:.AF30])" office:value-type="float" office:value="5" calcext:value-type="float">
            <text:p>5</text:p>
          </table:table-cell>
          <table:table-cell table:style-name="ce83" table:formula="of:=RAND()" office:value-type="float" office:value="0.30897054618703" calcext:value-type="float">
            <text:p>0,30897054618703</text:p>
          </table:table-cell>
          <table:table-cell table:number-columns-repeated="992"/>
        </table:table-row>
        <table:table-row table:style-name="ro3">
          <table:table-cell table:style-name="ce160" table:formula="of:=ROUNDUP(RAND()*10000;RANDBETWEEN(-3;0))/CHOOSE([.AE29];0.1;0.01;0.0001;10000;100000;1000000)" office:value-type="float" office:value="17410" calcext:value-type="float">
            <text:p>17410</text:p>
          </table:table-cell>
          <table:table-cell table:style-name="ce40" office:value-type="string" calcext:value-type="string">
            <text:p>=</text:p>
          </table:table-cell>
          <table:table-cell table:style-name="ce41"/>
          <table:table-cell table:style-name="ce42"/>
          <table:table-cell table:style-name="ce144" table:formula="of:=[.AB29]&amp;&quot;x(&quot;&amp;[.AC29]&amp;&quot;x+&quot;&amp;[.AD29]&amp;&quot;)&quot;" office:value-type="string" office:string-value="5x(9x+2)" calcext:value-type="string">
            <text:p>5x(9x+2)</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6)" office:value-type="float" office:value="4" calcext:value-type="float">
            <text:p>4</text:p>
          </table:table-cell>
          <table:table-cell table:style-name="ce150" office:value-type="string" calcext:value-type="string">
            <text:p>;</text:p>
          </table:table-cell>
          <table:table-cell table:style-name="ce40" table:formula="of:=RANDBETWEEN(1;5)/10" office:value-type="float" office:value="0.4" calcext:value-type="float">
            <text:p>0,4</text:p>
          </table:table-cell>
          <table:table-cell table:style-name="ce40" office:value-type="string" calcext:value-type="string">
            <text:p>;</text:p>
          </table:table-cell>
          <table:table-cell table:style-name="ce41" table:formula="of:=RANDBETWEEN(1;5)" office:value-type="float" office:value="3" calcext:value-type="float">
            <text:p>3</text:p>
          </table:table-cell>
          <table:table-cell table:style-name="ce200" office:value-type="string" calcext:value-type="string">
            <text:p>:</text:p>
          </table:table-cell>
          <table:table-cell table:style-name="ce152" table:formula="of:=IF([.AE29]&gt;3;0.25;0.75)" office:value-type="percentage" office:value="0.75" calcext:value-type="percentage">
            <text:p>75 %</text:p>
          </table:table-cell>
          <table:table-cell table:style-name="ce40" office:value-type="string" calcext:value-type="string">
            <text:p>de</text:p>
          </table:table-cell>
          <table:table-cell table:style-name="ce41" table:formula="of:=4*([.AE29]*3-2+RANDBETWEEN(0;2))" office:value-type="float" office:value="4" calcext:value-type="float">
            <text:p>4</text:p>
          </table:table-cell>
          <table:table-cell table:style-name="ce56" office:value-type="string" calcext:value-type="string">
            <text:p>=</text:p>
          </table:table-cell>
          <table:table-cell/>
          <table:table-cell table:style-name="ce164" table:formula="of:=[.A29]" office:value-type="float" office:value="17410" calcext:value-type="float">
            <text:p>1,741E+4</text:p>
          </table:table-cell>
          <table:table-cell table:style-name="ce147" table:formula="of:=[.AB29]*[.AC29]&amp;&quot;x²+&quot;&amp;[.AB29]*[.AD29]&amp;&quot;x&quot;" office:value-type="string" office:string-value="45x²+10x" calcext:value-type="string">
            <text:p>45x²+10x</text:p>
          </table:table-cell>
          <table:table-cell table:style-name="ce147" table:formula="of:=[.J29]*[.L29]*[.N29]&amp;&quot; cm³&quot;" office:value-type="string" office:string-value="4,8 cm³" calcext:value-type="string">
            <text:p>4,8 cm³</text:p>
          </table:table-cell>
          <table:table-cell table:style-name="ce147" table:formula="of:=[.P29]*[.R29]" office:value-type="float" office:value="3" calcext:value-type="float">
            <text:p>3</text:p>
          </table:table-cell>
          <table:table-cell/>
          <table:table-cell table:formula="of:=RANK([.AA29];[.AA23:.AA32])+2" office:value-type="float" office:value="11" calcext:value-type="float">
            <text:p>11</text:p>
          </table:table-cell>
          <table:table-cell table:style-name="ce83" table:formula="of:=RAND()" office:value-type="float" office:value="0.372092293100192" calcext:value-type="float">
            <text:p>0,372092293100192</text:p>
          </table:table-cell>
          <table:table-cell table:style-name="ce15" table:formula="of:=RANDBETWEEN(2;9)" office:value-type="float" office:value="5" calcext:value-type="float">
            <text:p>5</text:p>
          </table:table-cell>
          <table:table-cell table:style-name="ce15" table:formula="of:=RANDBETWEEN(2;9)" office:value-type="float" office:value="9" calcext:value-type="float">
            <text:p>9</text:p>
          </table:table-cell>
          <table:table-cell table:style-name="ce15" table:formula="of:=RANDBETWEEN(2;9)" office:value-type="float" office:value="2" calcext:value-type="float">
            <text:p>2</text:p>
          </table:table-cell>
          <table:table-cell table:formula="of:=RANK([.AF29];[.AF25:.AF30])" office:value-type="float" office:value="1" calcext:value-type="float">
            <text:p>1</text:p>
          </table:table-cell>
          <table:table-cell table:style-name="ce83" table:formula="of:=RAND()" office:value-type="float" office:value="0.575089037212562" calcext:value-type="float">
            <text:p>0,575089037212562</text:p>
          </table:table-cell>
          <table:table-cell table:number-columns-repeated="992"/>
        </table:table-row>
        <table:table-row table:style-name="ro3">
          <table:table-cell table:style-name="ce160" table:formula="of:=ROUNDUP(RAND()*10000;RANDBETWEEN(-3;0))/CHOOSE([.AE30];0.1;0.01;0.0001;10000;100000;1000000)" office:value-type="float" office:value="0.279" calcext:value-type="float">
            <text:p>0,279</text:p>
          </table:table-cell>
          <table:table-cell table:style-name="ce40" office:value-type="string" calcext:value-type="string">
            <text:p>=</text:p>
          </table:table-cell>
          <table:table-cell table:style-name="ce41"/>
          <table:table-cell table:style-name="ce42"/>
          <table:table-cell table:style-name="ce144" table:formula="of:=[.AB30]&amp;&quot;x(&quot;&amp;[.AC30]&amp;&quot;-&quot;&amp;[.AD30]&amp;&quot;x)&quot;" office:value-type="string" office:string-value="4x(5-8x)" calcext:value-type="string">
            <text:p>4x(5-8x)</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2;6)/10" office:value-type="float" office:value="0.6" calcext:value-type="float">
            <text:p>0,6</text:p>
          </table:table-cell>
          <table:table-cell table:style-name="ce150" office:value-type="string" calcext:value-type="string">
            <text:p>;</text:p>
          </table:table-cell>
          <table:table-cell table:style-name="ce40" table:formula="of:=RANDBETWEEN(2;6)" office:value-type="float" office:value="3" calcext:value-type="float">
            <text:p>3</text:p>
          </table:table-cell>
          <table:table-cell table:style-name="ce40" office:value-type="string" calcext:value-type="string">
            <text:p>;</text:p>
          </table:table-cell>
          <table:table-cell table:style-name="ce41" table:formula="of:=RANDBETWEEN(2;5)/10" office:value-type="float" office:value="0.4" calcext:value-type="float">
            <text:p>0,4</text:p>
          </table:table-cell>
          <table:table-cell table:style-name="ce200" office:value-type="string" calcext:value-type="string">
            <text:p>:</text:p>
          </table:table-cell>
          <table:table-cell table:style-name="ce152" table:formula="of:=IF([.AE30]&gt;3;0.25;0.75)" office:value-type="percentage" office:value="0.25" calcext:value-type="percentage">
            <text:p>25 %</text:p>
          </table:table-cell>
          <table:table-cell table:style-name="ce40" office:value-type="string" calcext:value-type="string">
            <text:p>de</text:p>
          </table:table-cell>
          <table:table-cell table:style-name="ce41" table:formula="of:=4*([.AE30]*3-2+RANDBETWEEN(0;2))" office:value-type="float" office:value="48" calcext:value-type="float">
            <text:p>48</text:p>
          </table:table-cell>
          <table:table-cell table:style-name="ce56" office:value-type="string" calcext:value-type="string">
            <text:p>=</text:p>
          </table:table-cell>
          <table:table-cell/>
          <table:table-cell table:style-name="ce164" table:formula="of:=[.A30]" office:value-type="float" office:value="0.279" calcext:value-type="float">
            <text:p>2,79E-1</text:p>
          </table:table-cell>
          <table:table-cell table:style-name="ce147" table:formula="of:=[.AB30]*[.AC30]&amp;&quot;x-&quot;&amp;[.AB30]*[.AD30]&amp;&quot;x²&quot;" office:value-type="string" office:string-value="20x-32x²" calcext:value-type="string">
            <text:p>20x-32x²</text:p>
          </table:table-cell>
          <table:table-cell table:style-name="ce147" table:formula="of:=[.J30]*[.L30]*[.N30]&amp;&quot; cm³&quot;" office:value-type="string" office:string-value="0,72 cm³" calcext:value-type="string">
            <text:p>0,72 cm³</text:p>
          </table:table-cell>
          <table:table-cell table:style-name="ce147" table:formula="of:=[.P30]*[.R30]" office:value-type="float" office:value="12" calcext:value-type="float">
            <text:p>12</text:p>
          </table:table-cell>
          <table:table-cell/>
          <table:table-cell table:formula="of:=RANK([.AA30];[.AA23:.AA32])+2" office:value-type="float" office:value="12" calcext:value-type="float">
            <text:p>12</text:p>
          </table:table-cell>
          <table:table-cell table:style-name="ce83" table:formula="of:=RAND()" office:value-type="float" office:value="0.253002873501822" calcext:value-type="float">
            <text:p>0,253002873501822</text:p>
          </table:table-cell>
          <table:table-cell table:style-name="ce15" table:formula="of:=RANDBETWEEN(2;9)" office:value-type="float" office:value="4" calcext:value-type="float">
            <text:p>4</text:p>
          </table:table-cell>
          <table:table-cell table:style-name="ce15" table:formula="of:=RANDBETWEEN(2;9)" office:value-type="float" office:value="5" calcext:value-type="float">
            <text:p>5</text:p>
          </table:table-cell>
          <table:table-cell table:style-name="ce15" table:formula="of:=RANDBETWEEN(2;9)" office:value-type="float" office:value="8" calcext:value-type="float">
            <text:p>8</text:p>
          </table:table-cell>
          <table:table-cell table:formula="of:=RANK([.AF30];[.AF25:.AF30])" office:value-type="float" office:value="4" calcext:value-type="float">
            <text:p>4</text:p>
          </table:table-cell>
          <table:table-cell table:style-name="ce83" table:formula="of:=RAND()" office:value-type="float" office:value="0.317577062716532" calcext:value-type="float">
            <text:p>0,317577062716532</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7" table:number-rows-spanned="1">
            <text:p>😕 <text:s text:c="3"/>😃 <text:s text:c="3"/>😎</text:p>
          </table:table-cell>
          <table:covered-table-cell table:style-name="ce5"/>
          <table:covered-table-cell table:number-columns-repeated="5"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table-cell office:value-type="string" calcext:value-type="string">
            <text:p>E signifie ×10^</text:p>
          </table:table-cell>
          <table:table-cell table:number-columns-repeated="4"/>
          <table:table-cell table:formula="of:=RANK([.AA31];[.AA23:.AA32])+2" office:value-type="float" office:value="10" calcext:value-type="float">
            <text:p>10</text:p>
          </table:table-cell>
          <table:table-cell table:style-name="ce83" table:formula="of:=RAND()" office:value-type="float" office:value="0.566968544174935" calcext:value-type="float">
            <text:p>0,566968544174935</text:p>
          </table:table-cell>
          <table:table-cell table:number-columns-repeated="997"/>
        </table:table-row>
        <table:table-row table:style-name="ro4">
          <table:table-cell table:number-columns-repeated="25"/>
          <table:table-cell table:formula="of:=RANK([.AA32];[.AA23:.AA32])+2" office:value-type="float" office:value="4" calcext:value-type="float">
            <text:p>4</text:p>
          </table:table-cell>
          <table:table-cell table:style-name="ce83" table:formula="of:=RAND()" office:value-type="float" office:value="0.853249477370268" calcext:value-type="float">
            <text:p>0,853249477370268</text:p>
          </table:table-cell>
          <table:table-cell table:number-columns-repeated="997"/>
        </table:table-row>
        <table:table-row table:style-name="ro5">
          <table:table-cell table:number-columns-repeated="1024"/>
        </table:table-row>
        <table:table-row table:style-name="ro2">
          <table:table-cell table:style-name="ce53" office:value-type="string" calcext:value-type="string" table:number-columns-spanned="4" table:number-rows-spanned="2">
            <text:p>CEINTURE</text:p>
            <text:p>MARRON 2</text:p>
          </table:table-cell>
          <table:covered-table-cell table:number-columns-repeated="3"/>
          <table:table-cell table:style-name="ce11" office:value-type="string" calcext:value-type="string" table:number-columns-spanned="9" table:number-rows-spanned="1">
            <text:p>TEST 4<text:span text:style-name="T2">e</text:span> - Date : ……………………………</text:p>
          </table:table-cell>
          <table:covered-table-cell table:number-columns-repeated="6" table:style-name="ce12"/>
          <table:covered-table-cell table:style-name="ce151"/>
          <table:covered-table-cell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AA34];[.AA34:.AA43])+2" office:value-type="float" office:value="11" calcext:value-type="float">
            <text:p>11</text:p>
          </table:table-cell>
          <table:table-cell table:style-name="ce83" table:formula="of:=RAND()" office:value-type="float" office:value="0.214198183971985" calcext:value-type="float">
            <text:p>0,214198183971985</text:p>
          </table:table-cell>
          <table:table-cell table:number-columns-repeated="997"/>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146" office:value-type="string" calcext:value-type="string" table:number-columns-spanned="6" table:number-rows-spanned="1">
            <text:p>Prénom :</text:p>
          </table:table-cell>
          <table:covered-table-cell table:number-columns-repeated="3"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S$2]" office:value-type="string" office:string-value="v8983" calcext:value-type="string">
            <text:p>v8983</text:p>
          </table:table-cell>
          <table:table-cell/>
          <table:table-cell table:style-name="ce25" office:value-type="string" calcext:value-type="string" table:number-columns-spanned="4" table:number-rows-spanned="1">
            <text:p>Correction CEINTURE MARRON 2</text:p>
          </table:table-cell>
          <table:covered-table-cell table:style-name="ce28"/>
          <table:covered-table-cell table:style-name="ce30"/>
          <table:covered-table-cell table:style-name="ce31"/>
          <table:table-cell/>
          <table:table-cell table:formula="of:=RANK([.AA35];[.AA34:.AA43])+2" office:value-type="float" office:value="8" calcext:value-type="float">
            <text:p>8</text:p>
          </table:table-cell>
          <table:table-cell table:style-name="ce83" table:formula="of:=RAND()" office:value-type="float" office:value="0.648402209008129" calcext:value-type="float">
            <text:p>0,648402209008129</text:p>
          </table:table-cell>
          <table:table-cell table:number-columns-repeated="997"/>
        </table:table-row>
        <table:table-row table:style-name="ro3">
          <table:table-cell table:style-name="ce37" office:value-type="string" calcext:value-type="string" table:number-columns-spanned="4" table:number-rows-spanned="1">
            <text:p><text:span text:style-name="T8">É</text:span>criture scientifique</text:p>
          </table:table-cell>
          <table:covered-table-cell table:number-columns-repeated="3" table:style-name="ce38"/>
          <table:table-cell table:style-name="ce37" office:value-type="string" calcext:value-type="string" table:number-columns-spanned="4" table:number-rows-spanned="1">
            <text:p>Développer</text:p>
          </table:table-cell>
          <table:covered-table-cell table:number-columns-repeated="3" table:style-name="ce38"/>
          <table:table-cell table:style-name="ce37" office:value-type="string" calcext:value-type="string" table:number-columns-spanned="7" table:number-rows-spanned="1">
            <text:p>Volumes de pavés droits en cm³</text:p>
          </table:table-cell>
          <table:covered-table-cell table:style-name="ce37"/>
          <table:covered-table-cell table:number-columns-repeated="5" table:style-name="ce38"/>
          <table:table-cell table:style-name="ce37" office:value-type="string" calcext:value-type="string" table:number-columns-spanned="4" table:number-rows-spanned="1">
            <text:p>25 % 75 %</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S34]" office:value-type="string" office:string-value="AD" calcext:value-type="string">
            <text:p>AD</text:p>
          </table:table-cell>
          <table:table-cell table:style-name="ce96"/>
          <table:table-cell table:style-name="ce99" table:formula="of:=[.S35]" office:value-type="string" office:string-value="v8983" calcext:value-type="string">
            <text:p>v8983</text:p>
          </table:table-cell>
          <table:table-cell table:style-name="ce83"/>
          <table:table-cell table:formula="of:=RANK([.AA36];[.AA34:.AA43])+2" office:value-type="float" office:value="6" calcext:value-type="float">
            <text:p>6</text:p>
          </table:table-cell>
          <table:table-cell table:style-name="ce83" table:formula="of:=RAND()" office:value-type="float" office:value="0.724158835091462" calcext:value-type="float">
            <text:p>0,724158835091462</text:p>
          </table:table-cell>
          <table:table-cell/>
          <table:table-cell table:style-name="ce83" table:number-columns-repeated="2"/>
          <table:table-cell table:style-name="ce83" table:formula="of:=RANK([.AF36];[.AF36:.AF41])" office:value-type="float" office:value="4" calcext:value-type="float">
            <text:p>4</text:p>
          </table:table-cell>
          <table:table-cell table:style-name="ce83" table:formula="of:=RAND()" office:value-type="float" office:value="0.51478345881851" calcext:value-type="float">
            <text:p>0,51478345881851</text:p>
          </table:table-cell>
          <table:table-cell table:number-columns-repeated="992"/>
        </table:table-row>
        <table:table-row table:style-name="ro3">
          <table:table-cell table:style-name="ce160" table:formula="of:=ROUNDUP(RAND()*10000;RANDBETWEEN(-3;0))/CHOOSE([.AE37];0.1;0.01;0.0001;10000;100000;1000000)" office:value-type="float" office:value="0.064" calcext:value-type="float">
            <text:p>0,064</text:p>
          </table:table-cell>
          <table:table-cell table:style-name="ce40" office:value-type="string" calcext:value-type="string">
            <text:p>=</text:p>
          </table:table-cell>
          <table:table-cell table:style-name="ce41"/>
          <table:table-cell table:style-name="ce42"/>
          <table:table-cell table:style-name="ce144" table:formula="of:=[.AB37]&amp;&quot;(x+&quot;&amp;[.AC37]&amp;&quot;)&quot;" office:value-type="string" office:string-value="5(x+2)" calcext:value-type="string">
            <text:p>5(x+2)</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5)" office:value-type="float" office:value="4" calcext:value-type="float">
            <text:p>4</text:p>
          </table:table-cell>
          <table:table-cell table:style-name="ce150" office:value-type="string" calcext:value-type="string">
            <text:p>;</text:p>
          </table:table-cell>
          <table:table-cell table:style-name="ce40" table:formula="of:=RANDBETWEEN(1;5)" office:value-type="float" office:value="3" calcext:value-type="float">
            <text:p>3</text:p>
          </table:table-cell>
          <table:table-cell table:style-name="ce40" office:value-type="string" calcext:value-type="string">
            <text:p>;</text:p>
          </table:table-cell>
          <table:table-cell table:style-name="ce41" table:formula="of:=RANDBETWEEN(1;6)" office:value-type="float" office:value="6" calcext:value-type="float">
            <text:p>6</text:p>
          </table:table-cell>
          <table:table-cell table:style-name="ce200" office:value-type="string" calcext:value-type="string">
            <text:p>:</text:p>
          </table:table-cell>
          <table:table-cell table:style-name="ce152" table:formula="of:=IF([.AE37]&gt;3;0.25;0.75)" office:value-type="percentage" office:value="0.25" calcext:value-type="percentage">
            <text:p>25 %</text:p>
          </table:table-cell>
          <table:table-cell table:style-name="ce40" office:value-type="string" calcext:value-type="string">
            <text:p>de</text:p>
          </table:table-cell>
          <table:table-cell table:style-name="ce41" table:formula="of:=4*([.AE37]*3-2+RANDBETWEEN(0;2))" office:value-type="float" office:value="52" calcext:value-type="float">
            <text:p>52</text:p>
          </table:table-cell>
          <table:table-cell table:style-name="ce56" office:value-type="string" calcext:value-type="string">
            <text:p>=</text:p>
          </table:table-cell>
          <table:table-cell/>
          <table:table-cell table:style-name="ce164" table:formula="of:=[.A37]" office:value-type="float" office:value="0.064" calcext:value-type="float">
            <text:p>6,4E-2</text:p>
          </table:table-cell>
          <table:table-cell table:style-name="ce147" table:formula="of:=[.AB37]&amp;&quot;x+&quot;&amp;([.AB37]*[.AC37])" office:value-type="string" office:string-value="5x+10" calcext:value-type="string">
            <text:p>5x+10</text:p>
          </table:table-cell>
          <table:table-cell table:style-name="ce147" table:formula="of:=[.J37]*[.L37]*[.N37]&amp;&quot; cm³&quot;" office:value-type="string" office:string-value="72 cm³" calcext:value-type="string">
            <text:p>72 cm³</text:p>
          </table:table-cell>
          <table:table-cell table:style-name="ce147" table:formula="of:=[.P37]*[.R37]" office:value-type="float" office:value="13" calcext:value-type="float">
            <text:p>13</text:p>
          </table:table-cell>
          <table:table-cell/>
          <table:table-cell table:formula="of:=RANK([.AA37];[.AA34:.AA43])+2" office:value-type="float" office:value="12" calcext:value-type="float">
            <text:p>12</text:p>
          </table:table-cell>
          <table:table-cell table:style-name="ce83" table:formula="of:=RAND()" office:value-type="float" office:value="0.137555544513018" calcext:value-type="float">
            <text:p>0,137555544513018</text:p>
          </table:table-cell>
          <table:table-cell table:style-name="ce15" table:formula="of:=RANDBETWEEN(2;9)" office:value-type="float" office:value="5" calcext:value-type="float">
            <text:p>5</text:p>
          </table:table-cell>
          <table:table-cell table:style-name="ce15" table:formula="of:=RANDBETWEEN(2;9)" office:value-type="float" office:value="2" calcext:value-type="float">
            <text:p>2</text:p>
          </table:table-cell>
          <table:table-cell table:style-name="ce15" table:formula="of:=RANDBETWEEN(2;9)" office:value-type="float" office:value="9" calcext:value-type="float">
            <text:p>9</text:p>
          </table:table-cell>
          <table:table-cell table:formula="of:=RANK([.AF37];[.AF36:.AF41])" office:value-type="float" office:value="5" calcext:value-type="float">
            <text:p>5</text:p>
          </table:table-cell>
          <table:table-cell table:style-name="ce83" table:formula="of:=RAND()" office:value-type="float" office:value="0.482514612240234" calcext:value-type="float">
            <text:p>0,482514612240234</text:p>
          </table:table-cell>
          <table:table-cell table:number-columns-repeated="992"/>
        </table:table-row>
        <table:table-row table:style-name="ro3">
          <table:table-cell table:style-name="ce160" table:formula="of:=ROUNDUP(RAND()*10000;RANDBETWEEN(-3;0))/CHOOSE([.AE38];0.1;0.01;0.0001;10000;100000;1000000)" office:value-type="float" office:value="10000" calcext:value-type="float">
            <text:p>10000</text:p>
          </table:table-cell>
          <table:table-cell table:style-name="ce40" office:value-type="string" calcext:value-type="string">
            <text:p>=</text:p>
          </table:table-cell>
          <table:table-cell table:style-name="ce41"/>
          <table:table-cell table:style-name="ce42"/>
          <table:table-cell table:style-name="ce144" table:formula="of:=[.AB38]&amp;&quot;(&quot;&amp;[.AC38]&amp;&quot;x+&quot;&amp;[.AD38]&amp;&quot;)&quot;" office:value-type="string" office:string-value="7(7x+4)" calcext:value-type="string">
            <text:p>7(7x+4)</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5)" office:value-type="float" office:value="2" calcext:value-type="float">
            <text:p>2</text:p>
          </table:table-cell>
          <table:table-cell table:style-name="ce150" office:value-type="string" calcext:value-type="string">
            <text:p>;</text:p>
          </table:table-cell>
          <table:table-cell table:style-name="ce40" table:formula="of:=RANDBETWEEN(1;5)" office:value-type="float" office:value="2" calcext:value-type="float">
            <text:p>2</text:p>
          </table:table-cell>
          <table:table-cell table:style-name="ce40" office:value-type="string" calcext:value-type="string">
            <text:p>;</text:p>
          </table:table-cell>
          <table:table-cell table:style-name="ce41" table:formula="of:=RANDBETWEEN(1;6)/10" office:value-type="float" office:value="0.2" calcext:value-type="float">
            <text:p>0,2</text:p>
          </table:table-cell>
          <table:table-cell table:style-name="ce200" office:value-type="string" calcext:value-type="string">
            <text:p>:</text:p>
          </table:table-cell>
          <table:table-cell table:style-name="ce152" table:formula="of:=IF([.AE38]&gt;3;0.25;0.75)" office:value-type="percentage" office:value="0.75" calcext:value-type="percentage">
            <text:p>75 %</text:p>
          </table:table-cell>
          <table:table-cell table:style-name="ce40" office:value-type="string" calcext:value-type="string">
            <text:p>de</text:p>
          </table:table-cell>
          <table:table-cell table:style-name="ce41" table:formula="of:=4*([.AE38]*3-2+RANDBETWEEN(0;2))" office:value-type="float" office:value="8" calcext:value-type="float">
            <text:p>8</text:p>
          </table:table-cell>
          <table:table-cell table:style-name="ce56" office:value-type="string" calcext:value-type="string">
            <text:p>=</text:p>
          </table:table-cell>
          <table:table-cell/>
          <table:table-cell table:style-name="ce164" table:formula="of:=[.A38]" office:value-type="float" office:value="10000" calcext:value-type="float">
            <text:p>1E+4</text:p>
          </table:table-cell>
          <table:table-cell table:style-name="ce147" table:formula="of:=[.AB38]*[.AC38]&amp;&quot;x+&quot;&amp;[.AB38]*[.AD38]" office:value-type="string" office:string-value="49x+28" calcext:value-type="string">
            <text:p>49x+28</text:p>
          </table:table-cell>
          <table:table-cell table:style-name="ce147" table:formula="of:=[.J38]*[.L38]*[.N38]&amp;&quot; cm³&quot;" office:value-type="string" office:string-value="0,8 cm³" calcext:value-type="string">
            <text:p>0,8 cm³</text:p>
          </table:table-cell>
          <table:table-cell table:style-name="ce147" table:formula="of:=[.P38]*[.R38]" office:value-type="float" office:value="6" calcext:value-type="float">
            <text:p>6</text:p>
          </table:table-cell>
          <table:table-cell/>
          <table:table-cell table:formula="of:=RANK([.AA38];[.AA34:.AA43])+2" office:value-type="float" office:value="9" calcext:value-type="float">
            <text:p>9</text:p>
          </table:table-cell>
          <table:table-cell table:style-name="ce83" table:formula="of:=RAND()" office:value-type="float" office:value="0.434511271115658" calcext:value-type="float">
            <text:p>0,434511271115658</text:p>
          </table:table-cell>
          <table:table-cell table:style-name="ce15" table:formula="of:=RANDBETWEEN(2;9)" office:value-type="float" office:value="7" calcext:value-type="float">
            <text:p>7</text:p>
          </table:table-cell>
          <table:table-cell table:style-name="ce15" table:formula="of:=RANDBETWEEN(2;9)" office:value-type="float" office:value="7" calcext:value-type="float">
            <text:p>7</text:p>
          </table:table-cell>
          <table:table-cell table:style-name="ce15" table:formula="of:=RANDBETWEEN(2;9)" office:value-type="float" office:value="4" calcext:value-type="float">
            <text:p>4</text:p>
          </table:table-cell>
          <table:table-cell table:formula="of:=RANK([.AF38];[.AF36:.AF41])" office:value-type="float" office:value="1" calcext:value-type="float">
            <text:p>1</text:p>
          </table:table-cell>
          <table:table-cell table:style-name="ce83" table:formula="of:=RAND()" office:value-type="float" office:value="0.990569049358371" calcext:value-type="float">
            <text:p>0,990569049358371</text:p>
          </table:table-cell>
          <table:table-cell table:number-columns-repeated="992"/>
        </table:table-row>
        <table:table-row table:style-name="ro3">
          <table:table-cell table:style-name="ce160" table:formula="of:=ROUNDUP(RAND()*10000;RANDBETWEEN(-3;0))/CHOOSE([.AE39];0.1;0.01;0.0001;10000;100000;1000000)" office:value-type="float" office:value="29600000" calcext:value-type="float">
            <text:p>29600000</text:p>
          </table:table-cell>
          <table:table-cell table:style-name="ce40" office:value-type="string" calcext:value-type="string">
            <text:p>=</text:p>
          </table:table-cell>
          <table:table-cell table:style-name="ce41"/>
          <table:table-cell table:style-name="ce42"/>
          <table:table-cell table:style-name="ce144" table:formula="of:=[.AB39]&amp;&quot;(&quot;&amp;[.AC39]&amp;&quot;x-&quot;&amp;[.AD39]&amp;&quot;)&quot;" office:value-type="string" office:string-value="6(8x-4)" calcext:value-type="string">
            <text:p>6(8x-4)</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5)/10" office:value-type="float" office:value="0.2" calcext:value-type="float">
            <text:p>0,2</text:p>
          </table:table-cell>
          <table:table-cell table:style-name="ce150" office:value-type="string" calcext:value-type="string">
            <text:p>;</text:p>
          </table:table-cell>
          <table:table-cell table:style-name="ce40" table:formula="of:=RANDBETWEEN(1;6)" office:value-type="float" office:value="5" calcext:value-type="float">
            <text:p>5</text:p>
          </table:table-cell>
          <table:table-cell table:style-name="ce40" office:value-type="string" calcext:value-type="string">
            <text:p>;</text:p>
          </table:table-cell>
          <table:table-cell table:style-name="ce41" table:formula="of:=RANDBETWEEN(1;5)" office:value-type="float" office:value="3" calcext:value-type="float">
            <text:p>3</text:p>
          </table:table-cell>
          <table:table-cell table:style-name="ce200" office:value-type="string" calcext:value-type="string">
            <text:p>:</text:p>
          </table:table-cell>
          <table:table-cell table:style-name="ce152" table:formula="of:=IF([.AE39]&gt;3;0.25;0.75)" office:value-type="percentage" office:value="0.75" calcext:value-type="percentage">
            <text:p>75 %</text:p>
          </table:table-cell>
          <table:table-cell table:style-name="ce40" office:value-type="string" calcext:value-type="string">
            <text:p>de</text:p>
          </table:table-cell>
          <table:table-cell table:style-name="ce41" table:formula="of:=4*([.AE39]*3-2+RANDBETWEEN(0;2))" office:value-type="float" office:value="28" calcext:value-type="float">
            <text:p>28</text:p>
          </table:table-cell>
          <table:table-cell table:style-name="ce56" office:value-type="string" calcext:value-type="string">
            <text:p>=</text:p>
          </table:table-cell>
          <table:table-cell/>
          <table:table-cell table:style-name="ce164" table:formula="of:=[.A39]" office:value-type="float" office:value="29600000" calcext:value-type="float">
            <text:p>2,96E+7</text:p>
          </table:table-cell>
          <table:table-cell table:style-name="ce147" table:formula="of:=[.AB39]*[.AC39]&amp;&quot;x-&quot;&amp;[.AB39]*[.AD39]" office:value-type="string" office:string-value="48x-24" calcext:value-type="string">
            <text:p>48x-24</text:p>
          </table:table-cell>
          <table:table-cell table:style-name="ce147" table:formula="of:=[.J39]*[.L39]*[.N39]&amp;&quot; cm³&quot;" office:value-type="string" office:string-value="3 cm³" calcext:value-type="string">
            <text:p>3 cm³</text:p>
          </table:table-cell>
          <table:table-cell table:style-name="ce147" table:formula="of:=[.P39]*[.R39]" office:value-type="float" office:value="21" calcext:value-type="float">
            <text:p>21</text:p>
          </table:table-cell>
          <table:table-cell/>
          <table:table-cell table:formula="of:=RANK([.AA39];[.AA34:.AA43])+2" office:value-type="float" office:value="5" calcext:value-type="float">
            <text:p>5</text:p>
          </table:table-cell>
          <table:table-cell table:style-name="ce83" table:formula="of:=RAND()" office:value-type="float" office:value="0.83912805383007" calcext:value-type="float">
            <text:p>0,83912805383007</text:p>
          </table:table-cell>
          <table:table-cell table:style-name="ce15" table:formula="of:=RANDBETWEEN(2;9)" office:value-type="float" office:value="6" calcext:value-type="float">
            <text:p>6</text:p>
          </table:table-cell>
          <table:table-cell table:style-name="ce15" table:formula="of:=RANDBETWEEN(2;9)" office:value-type="float" office:value="8" calcext:value-type="float">
            <text:p>8</text:p>
          </table:table-cell>
          <table:table-cell table:style-name="ce15" table:formula="of:=RANDBETWEEN(2;9)" office:value-type="float" office:value="4" calcext:value-type="float">
            <text:p>4</text:p>
          </table:table-cell>
          <table:table-cell table:formula="of:=RANK([.AF39];[.AF36:.AF41])" office:value-type="float" office:value="3" calcext:value-type="float">
            <text:p>3</text:p>
          </table:table-cell>
          <table:table-cell table:style-name="ce83" table:formula="of:=RAND()" office:value-type="float" office:value="0.930321781163216" calcext:value-type="float">
            <text:p>0,930321781163216</text:p>
          </table:table-cell>
          <table:table-cell table:number-columns-repeated="992"/>
        </table:table-row>
        <table:table-row table:style-name="ro3">
          <table:table-cell table:style-name="ce160" table:formula="of:=ROUNDUP(RAND()*10000;RANDBETWEEN(-3;0))/CHOOSE([.AE40];0.1;0.01;0.0001;10000;100000;1000000)" office:value-type="float" office:value="400000" calcext:value-type="float">
            <text:p>400000</text:p>
          </table:table-cell>
          <table:table-cell table:style-name="ce40" office:value-type="string" calcext:value-type="string">
            <text:p>=</text:p>
          </table:table-cell>
          <table:table-cell table:style-name="ce41"/>
          <table:table-cell table:style-name="ce42"/>
          <table:table-cell table:style-name="ce144" table:formula="of:=[.AB40]&amp;&quot;x(&quot;&amp;[.AC40]&amp;&quot;x+&quot;&amp;[.AD40]&amp;&quot;)&quot;" office:value-type="string" office:string-value="4x(7x+5)" calcext:value-type="string">
            <text:p>4x(7x+5)</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6)" office:value-type="float" office:value="2" calcext:value-type="float">
            <text:p>2</text:p>
          </table:table-cell>
          <table:table-cell table:style-name="ce150" office:value-type="string" calcext:value-type="string">
            <text:p>;</text:p>
          </table:table-cell>
          <table:table-cell table:style-name="ce40" table:formula="of:=RANDBETWEEN(1;5)/10" office:value-type="float" office:value="0.3" calcext:value-type="float">
            <text:p>0,3</text:p>
          </table:table-cell>
          <table:table-cell table:style-name="ce40" office:value-type="string" calcext:value-type="string">
            <text:p>;</text:p>
          </table:table-cell>
          <table:table-cell table:style-name="ce41" table:formula="of:=RANDBETWEEN(1;5)" office:value-type="float" office:value="5" calcext:value-type="float">
            <text:p>5</text:p>
          </table:table-cell>
          <table:table-cell table:style-name="ce200" office:value-type="string" calcext:value-type="string">
            <text:p>:</text:p>
          </table:table-cell>
          <table:table-cell table:style-name="ce152" table:formula="of:=IF([.AE40]&gt;3;0.25;0.75)" office:value-type="percentage" office:value="0.75" calcext:value-type="percentage">
            <text:p>75 %</text:p>
          </table:table-cell>
          <table:table-cell table:style-name="ce40" office:value-type="string" calcext:value-type="string">
            <text:p>de</text:p>
          </table:table-cell>
          <table:table-cell table:style-name="ce41" table:formula="of:=4*([.AE40]*3-2+RANDBETWEEN(0;2))" office:value-type="float" office:value="16" calcext:value-type="float">
            <text:p>16</text:p>
          </table:table-cell>
          <table:table-cell table:style-name="ce56" office:value-type="string" calcext:value-type="string">
            <text:p>=</text:p>
          </table:table-cell>
          <table:table-cell/>
          <table:table-cell table:style-name="ce164" table:formula="of:=[.A40]" office:value-type="float" office:value="400000" calcext:value-type="float">
            <text:p>4E+5</text:p>
          </table:table-cell>
          <table:table-cell table:style-name="ce147" table:formula="of:=[.AB40]*[.AC40]&amp;&quot;x²+&quot;&amp;[.AB40]*[.AD40]&amp;&quot;x&quot;" office:value-type="string" office:string-value="28x²+20x" calcext:value-type="string">
            <text:p>28x²+20x</text:p>
          </table:table-cell>
          <table:table-cell table:style-name="ce147" table:formula="of:=[.J40]*[.L40]*[.N40]&amp;&quot; cm³&quot;" office:value-type="string" office:string-value="3 cm³" calcext:value-type="string">
            <text:p>3 cm³</text:p>
          </table:table-cell>
          <table:table-cell table:style-name="ce147" table:formula="of:=[.P40]*[.R40]" office:value-type="float" office:value="12" calcext:value-type="float">
            <text:p>12</text:p>
          </table:table-cell>
          <table:table-cell/>
          <table:table-cell table:formula="of:=RANK([.AA40];[.AA34:.AA43])+2" office:value-type="float" office:value="4" calcext:value-type="float">
            <text:p>4</text:p>
          </table:table-cell>
          <table:table-cell table:style-name="ce83" table:formula="of:=RAND()" office:value-type="float" office:value="0.875777458818761" calcext:value-type="float">
            <text:p>0,875777458818761</text:p>
          </table:table-cell>
          <table:table-cell table:style-name="ce15" table:formula="of:=RANDBETWEEN(2;9)" office:value-type="float" office:value="4" calcext:value-type="float">
            <text:p>4</text:p>
          </table:table-cell>
          <table:table-cell table:style-name="ce15" table:formula="of:=RANDBETWEEN(2;9)" office:value-type="float" office:value="7" calcext:value-type="float">
            <text:p>7</text:p>
          </table:table-cell>
          <table:table-cell table:style-name="ce15" table:formula="of:=RANDBETWEEN(2;9)" office:value-type="float" office:value="5" calcext:value-type="float">
            <text:p>5</text:p>
          </table:table-cell>
          <table:table-cell table:formula="of:=RANK([.AF40];[.AF36:.AF41])" office:value-type="float" office:value="2" calcext:value-type="float">
            <text:p>2</text:p>
          </table:table-cell>
          <table:table-cell table:style-name="ce83" table:formula="of:=RAND()" office:value-type="float" office:value="0.984456100994602" calcext:value-type="float">
            <text:p>0,984456100994602</text:p>
          </table:table-cell>
          <table:table-cell table:number-columns-repeated="992"/>
        </table:table-row>
        <table:table-row table:style-name="ro3">
          <table:table-cell table:style-name="ce160" table:formula="of:=ROUNDUP(RAND()*10000;RANDBETWEEN(-3;0))/CHOOSE([.AE41];0.1;0.01;0.0001;10000;100000;1000000)" office:value-type="float" office:value="0.00326" calcext:value-type="float">
            <text:p>0,00326</text:p>
          </table:table-cell>
          <table:table-cell table:style-name="ce40" office:value-type="string" calcext:value-type="string">
            <text:p>=</text:p>
          </table:table-cell>
          <table:table-cell table:style-name="ce41"/>
          <table:table-cell table:style-name="ce42"/>
          <table:table-cell table:style-name="ce144" table:formula="of:=[.AB41]&amp;&quot;x(&quot;&amp;[.AC41]&amp;&quot;-&quot;&amp;[.AD41]&amp;&quot;x)&quot;" office:value-type="string" office:string-value="9x(5-4x)" calcext:value-type="string">
            <text:p>9x(5-4x)</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2;6)/10" office:value-type="float" office:value="0.4" calcext:value-type="float">
            <text:p>0,4</text:p>
          </table:table-cell>
          <table:table-cell table:style-name="ce150" office:value-type="string" calcext:value-type="string">
            <text:p>;</text:p>
          </table:table-cell>
          <table:table-cell table:style-name="ce40" table:formula="of:=RANDBETWEEN(2;6)" office:value-type="float" office:value="5" calcext:value-type="float">
            <text:p>5</text:p>
          </table:table-cell>
          <table:table-cell table:style-name="ce40" office:value-type="string" calcext:value-type="string">
            <text:p>;</text:p>
          </table:table-cell>
          <table:table-cell table:style-name="ce41" table:formula="of:=RANDBETWEEN(2;5)/10" office:value-type="float" office:value="0.5" calcext:value-type="float">
            <text:p>0,5</text:p>
          </table:table-cell>
          <table:table-cell table:style-name="ce200" office:value-type="string" calcext:value-type="string">
            <text:p>:</text:p>
          </table:table-cell>
          <table:table-cell table:style-name="ce152" table:formula="of:=IF([.AE41]&gt;3;0.25;0.75)" office:value-type="percentage" office:value="0.25" calcext:value-type="percentage">
            <text:p>25 %</text:p>
          </table:table-cell>
          <table:table-cell table:style-name="ce40" office:value-type="string" calcext:value-type="string">
            <text:p>de</text:p>
          </table:table-cell>
          <table:table-cell table:style-name="ce41" table:formula="of:=4*([.AE41]*3-2+RANDBETWEEN(0;2))" office:value-type="float" office:value="64" calcext:value-type="float">
            <text:p>64</text:p>
          </table:table-cell>
          <table:table-cell table:style-name="ce56" office:value-type="string" calcext:value-type="string">
            <text:p>=</text:p>
          </table:table-cell>
          <table:table-cell/>
          <table:table-cell table:style-name="ce164" table:formula="of:=[.A41]" office:value-type="float" office:value="0.00326" calcext:value-type="float">
            <text:p>3,26E-3</text:p>
          </table:table-cell>
          <table:table-cell table:style-name="ce147" table:formula="of:=[.AB41]*[.AC41]&amp;&quot;x-&quot;&amp;[.AB41]*[.AD41]&amp;&quot;x²&quot;" office:value-type="string" office:string-value="45x-36x²" calcext:value-type="string">
            <text:p>45x-36x²</text:p>
          </table:table-cell>
          <table:table-cell table:style-name="ce147" table:formula="of:=[.J41]*[.L41]*[.N41]&amp;&quot; cm³&quot;" office:value-type="string" office:string-value="1 cm³" calcext:value-type="string">
            <text:p>1 cm³</text:p>
          </table:table-cell>
          <table:table-cell table:style-name="ce147" table:formula="of:=[.P41]*[.R41]" office:value-type="float" office:value="16" calcext:value-type="float">
            <text:p>16</text:p>
          </table:table-cell>
          <table:table-cell/>
          <table:table-cell table:formula="of:=RANK([.AA41];[.AA34:.AA43])+2" office:value-type="float" office:value="3" calcext:value-type="float">
            <text:p>3</text:p>
          </table:table-cell>
          <table:table-cell table:style-name="ce83" table:formula="of:=RAND()" office:value-type="float" office:value="0.888156271483008" calcext:value-type="float">
            <text:p>0,888156271483008</text:p>
          </table:table-cell>
          <table:table-cell table:style-name="ce15" table:formula="of:=RANDBETWEEN(2;9)" office:value-type="float" office:value="9" calcext:value-type="float">
            <text:p>9</text:p>
          </table:table-cell>
          <table:table-cell table:style-name="ce15" table:formula="of:=RANDBETWEEN(2;9)" office:value-type="float" office:value="5" calcext:value-type="float">
            <text:p>5</text:p>
          </table:table-cell>
          <table:table-cell table:style-name="ce15" table:formula="of:=RANDBETWEEN(2;9)" office:value-type="float" office:value="4" calcext:value-type="float">
            <text:p>4</text:p>
          </table:table-cell>
          <table:table-cell table:formula="of:=RANK([.AF41];[.AF36:.AF41])" office:value-type="float" office:value="6" calcext:value-type="float">
            <text:p>6</text:p>
          </table:table-cell>
          <table:table-cell table:style-name="ce83" table:formula="of:=RAND()" office:value-type="float" office:value="0.388557749119015" calcext:value-type="float">
            <text:p>0,388557749119015</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7" table:number-rows-spanned="1">
            <text:p>😕 <text:s text:c="3"/>😃 <text:s text:c="3"/>😎</text:p>
          </table:table-cell>
          <table:covered-table-cell table:style-name="ce5"/>
          <table:covered-table-cell table:number-columns-repeated="5"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table-cell office:value-type="string" calcext:value-type="string">
            <text:p>E signifie ×10^</text:p>
          </table:table-cell>
          <table:table-cell table:number-columns-repeated="4"/>
          <table:table-cell table:formula="of:=RANK([.AA42];[.AA34:.AA43])+2" office:value-type="float" office:value="10" calcext:value-type="float">
            <text:p>10</text:p>
          </table:table-cell>
          <table:table-cell table:style-name="ce83" table:formula="of:=RAND()" office:value-type="float" office:value="0.341223041125589" calcext:value-type="float">
            <text:p>0,341223041125589</text:p>
          </table:table-cell>
          <table:table-cell table:number-columns-repeated="997"/>
        </table:table-row>
        <table:table-row table:style-name="ro4">
          <table:table-cell table:number-columns-repeated="25"/>
          <table:table-cell table:formula="of:=RANK([.AA43];[.AA34:.AA43])+2" office:value-type="float" office:value="7" calcext:value-type="float">
            <text:p>7</text:p>
          </table:table-cell>
          <table:table-cell table:style-name="ce83" table:formula="of:=RAND()" office:value-type="float" office:value="0.678429326203829" calcext:value-type="float">
            <text:p>0,678429326203829</text:p>
          </table:table-cell>
          <table:table-cell table:number-columns-repeated="997"/>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Ceinture Noire 1" table:style-name="ta7" table:print-ranges="'Ceinture Noire 1'.A1:'Ceinture Noire 1'.Q44 'Ceinture Noire 1'.S1:'Ceinture Noire 1'.V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9" form:id="control9"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Noire1?language=Basic&amp;location=document" xlink:type="simple"/>
              </office:event-listeners>
            </form:button>
          </form:form>
        </office:forms>
        <table:shapes>
          <draw:control draw:z-index="0" draw:style-name="gr7" draw:text-style-name="P2" svg:width="16.51mm" svg:height="7.49mm" svg:x="538.84mm" svg:y="3.77mm" draw:control="control9"/>
        </table:shapes>
        <table:table-column table:style-name="co22" table:default-cell-style-name="Default"/>
        <table:table-column table:style-name="co2" table:default-cell-style-name="Default"/>
        <table:table-column table:style-name="co88" table:default-cell-style-name="Default"/>
        <table:table-column table:style-name="co15" table:default-cell-style-name="Default"/>
        <table:table-column table:style-name="co29" table:default-cell-style-name="Default"/>
        <table:table-column table:style-name="co114" table:default-cell-style-name="Default"/>
        <table:table-column table:style-name="co115" table:default-cell-style-name="Default"/>
        <table:table-column table:style-name="co116" table:default-cell-style-name="Default"/>
        <table:table-column table:style-name="co117" table:default-cell-style-name="Default"/>
        <table:table-column table:style-name="co97" table:default-cell-style-name="Default"/>
        <table:table-column table:style-name="co94" table:default-cell-style-name="Default"/>
        <table:table-column table:style-name="co118" table:default-cell-style-name="Default"/>
        <table:table-column table:style-name="co119" table:default-cell-style-name="Default"/>
        <table:table-column table:style-name="co109" table:default-cell-style-name="Default"/>
        <table:table-column table:style-name="co54" table:default-cell-style-name="Default"/>
        <table:table-column table:style-name="co82" table:default-cell-style-name="Default"/>
        <table:table-column table:style-name="co32" table:default-cell-style-name="Default"/>
        <table:table-column table:style-name="co120" table:default-cell-style-name="Default"/>
        <table:table-column table:style-name="co72" table:default-cell-style-name="Default"/>
        <table:table-column table:style-name="co121" table:default-cell-style-name="Default"/>
        <table:table-column table:style-name="co52" table:default-cell-style-name="Default"/>
        <table:table-column table:style-name="co46" table:default-cell-style-name="Default"/>
        <table:table-column table:style-name="co122" table:default-cell-style-name="Default"/>
        <table:table-column table:style-name="co18" table:default-cell-style-name="Default"/>
        <table:table-column table:style-name="co123" table:default-cell-style-name="Default"/>
        <table:table-column table:style-name="co124" table:default-cell-style-name="Default"/>
        <table:table-column table:style-name="co125" table:number-columns-repeated="2" table:default-cell-style-name="Default"/>
        <table:table-column table:style-name="co126" table:default-cell-style-name="Default"/>
        <table:table-column table:style-name="co48" table:default-cell-style-name="Default"/>
        <table:table-column table:style-name="co127" table:default-cell-style-name="Default"/>
        <table:table-column table:style-name="co17" table:number-columns-repeated="992" table:default-cell-style-name="Default"/>
        <table:table-row table:style-name="ro2">
          <table:table-cell table:style-name="ce59" office:value-type="string" calcext:value-type="string" table:number-columns-spanned="4" table:number-rows-spanned="2">
            <text:p>CEINTURE</text:p>
            <text:p>NOIRE 1</text:p>
          </table:table-cell>
          <table:covered-table-cell table:number-columns-repeated="3"/>
          <table:table-cell table:style-name="ce11" office:value-type="string" calcext:value-type="string" table:number-columns-spanned="6" table:number-rows-spanned="1">
            <text:p>TEST 4<text:span text:style-name="T2">e</text:span> - Date : ……………………………</text:p>
          </table:table-cell>
          <table:covered-table-cell table:number-columns-repeated="5" table:style-name="ce12"/>
          <table:table-cell table:style-name="ce17" office:value-type="string" calcext:value-type="string" table:number-columns-spanned="6"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number-columns-repeated="2"/>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Y1];[.Y1:.Y10])+2" office:value-type="float" office:value="4" calcext:value-type="float">
            <text:p>4</text:p>
          </table:table-cell>
          <table:table-cell table:style-name="ce83" table:formula="of:=RAND()" office:value-type="float" office:value="0.862961894902485" calcext:value-type="float">
            <text:p>0,862961894902485</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4" table:number-rows-spanned="1">
            <text:p>Classe :</text:p>
          </table:table-cell>
          <table:covered-table-cell table:number-columns-repeated="2"/>
          <table:covered-table-cell table:style-name="ce19"/>
          <table:table-cell table:style-name="ce22" table:formula="of:=&quot;v&quot;&amp;ROUND(RAND()*10000;0)" office:value-type="string" office:string-value="v8639" calcext:value-type="string">
            <text:p>v8639</text:p>
          </table:table-cell>
          <table:table-cell/>
          <table:table-cell table:style-name="ce25" office:value-type="string" calcext:value-type="string" table:number-columns-spanned="4" table:number-rows-spanned="1">
            <text:p>Correction CEINTURE NOIRE 1</text:p>
          </table:table-cell>
          <table:covered-table-cell table:style-name="ce28"/>
          <table:covered-table-cell table:style-name="ce30"/>
          <table:covered-table-cell table:style-name="ce31"/>
          <table:table-cell/>
          <table:table-cell table:formula="of:=RANK([.Y2];[.Y1:.Y10])+2" office:value-type="float" office:value="5" calcext:value-type="float">
            <text:p>5</text:p>
          </table:table-cell>
          <table:table-cell table:style-name="ce83" table:formula="of:=RAND()" office:value-type="float" office:value="0.718150767697136" calcext:value-type="float">
            <text:p>0,718150767697136</text:p>
          </table:table-cell>
          <table:table-cell table:number-columns-repeated="998"/>
        </table:table-row>
        <table:table-row table:style-name="ro1">
          <table:table-cell table:style-name="ce37" office:value-type="string" calcext:value-type="string" table:number-columns-spanned="4" table:number-rows-spanned="1">
            <text:p>Encadrer</text:p>
            <text:p>une racine</text:p>
          </table:table-cell>
          <table:covered-table-cell table:number-columns-repeated="3" table:style-name="ce38"/>
          <table:table-cell table:style-name="ce37" office:value-type="string" calcext:value-type="string" table:number-columns-spanned="4" table:number-rows-spanned="1">
            <text:p>Division euclidienne</text:p>
          </table:table-cell>
          <table:covered-table-cell table:number-columns-repeated="3" table:style-name="ce38"/>
          <table:table-cell table:style-name="ce37" office:value-type="string" calcext:value-type="string" table:number-columns-spanned="4" table:number-rows-spanned="1">
            <text:p>Calculer une expression</text:p>
          </table:table-cell>
          <table:covered-table-cell table:number-columns-repeated="3" table:style-name="ce38"/>
          <table:table-cell table:style-name="ce37" office:value-type="string" calcext:value-type="string" table:number-columns-spanned="5" table:number-rows-spanned="1">
            <text:p>Volume de prisme droit en cm³</text:p>
          </table:table-cell>
          <table:covered-table-cell table:number-columns-repeated="4" table:style-name="ce38"/>
          <table:table-cell table:style-name="ce83"/>
          <table:table-cell table:style-name="ce89" office:value-type="string" calcext:value-type="string">
            <text:p>4<text:span text:style-name="T2">e</text:span></text:p>
          </table:table-cell>
          <table:table-cell table:style-name="ce94" table:formula="of:=[.Q1]" office:value-type="string" office:string-value="AA" calcext:value-type="string">
            <text:p>AA</text:p>
          </table:table-cell>
          <table:table-cell table:style-name="ce96"/>
          <table:table-cell table:style-name="ce99" table:formula="of:=[.Q2]" office:value-type="string" office:string-value="v8639" calcext:value-type="string">
            <text:p>v8639</text:p>
          </table:table-cell>
          <table:table-cell table:style-name="ce83"/>
          <table:table-cell table:formula="of:=RANK([.Y3];[.Y1:.Y10])+2" office:value-type="float" office:value="10" calcext:value-type="float">
            <text:p>10</text:p>
          </table:table-cell>
          <table:table-cell table:style-name="ce83" table:formula="of:=RAND()" office:value-type="float" office:value="0.048972643272271" calcext:value-type="float">
            <text:p>0,048972643272271</text:p>
          </table:table-cell>
          <table:table-cell/>
          <table:table-cell table:style-name="ce83" office:value-type="string" calcext:value-type="string">
            <text:p>coeff 0</text:p>
          </table:table-cell>
          <table:table-cell table:style-name="ce83" office:value-type="string" calcext:value-type="string">
            <text:p>coeff x</text:p>
          </table:table-cell>
          <table:table-cell table:style-name="ce83" office:value-type="string" calcext:value-type="string">
            <text:p>coeff x²</text:p>
          </table:table-cell>
          <table:table-cell table:style-name="ce83" table:formula="of:=RANK([.AE3];[.AE3:.AE8])" office:value-type="float" office:value="3" calcext:value-type="float">
            <text:p>3</text:p>
          </table:table-cell>
          <table:table-cell table:style-name="ce83" table:formula="of:=RAND()" office:value-type="float" office:value="0.942997729490116" calcext:value-type="float">
            <text:p>0,942997729490116</text:p>
          </table:table-cell>
          <table:table-cell table:style-name="ce83" table:number-columns-repeated="992"/>
        </table:table-row>
        <table:table-row table:style-name="ro3">
          <table:table-cell table:style-name="ce4"/>
          <table:table-cell table:style-name="ce14" office:value-type="string" calcext:value-type="string">
            <text:p>≤</text:p>
          </table:table-cell>
          <table:table-cell table:style-name="ce14" table:formula="of:=&quot;√&quot;&amp;[.Z4]" office:value-type="string" office:string-value="√203" calcext:value-type="string">
            <text:p>√203</text:p>
          </table:table-cell>
          <table:table-cell table:style-name="ce41" office:value-type="string" calcext:value-type="string">
            <text:p>&lt;</text:p>
          </table:table-cell>
          <table:table-cell table:style-name="ce4" table:formula="of:=[.AD4]*4-3+RANDBETWEEN(0;3)+10" office:value-type="float" office:value="32" calcext:value-type="float">
            <text:p>32</text:p>
          </table:table-cell>
          <table:table-cell table:style-name="ce7" office:value-type="string" calcext:value-type="string">
            <text:p>÷</text:p>
          </table:table-cell>
          <table:table-cell table:style-name="ce9" table:formula="of:=[.X4]-1" office:value-type="float" office:value="11" calcext:value-type="float">
            <text:p>11</text:p>
          </table:table-cell>
          <table:table-cell table:style-name="ce10" office:value-type="string" calcext:value-type="string">
            <text:p>Q= <text:s text:c="7"/>R=</text:p>
          </table:table-cell>
          <table:table-cell table:style-name="ce167" table:formula="of:=&quot;x + &quot;&amp;[.AA4]" office:value-type="string" office:string-value="x + 8" calcext:value-type="string">
            <text:p>x + 8</text:p>
          </table:table-cell>
          <table:table-cell table:style-name="ce149" office:value-type="string" calcext:value-type="string">
            <text:p>pour x =</text:p>
          </table:table-cell>
          <table:table-cell table:style-name="ce168" table:formula="of:=-RANDBETWEEN(0;9)" office:value-type="float" office:value="-1" calcext:value-type="float">
            <text:p>-1</text:p>
          </table:table-cell>
          <table:table-cell table:style-name="ce169"/>
          <table:table-cell table:style-name="ce50" office:value-type="string" calcext:value-type="string">
            <text:p>b=</text:p>
          </table:table-cell>
          <table:table-cell table:style-name="ce170" table:formula="of:=RANDBETWEEN(1;20)" office:value-type="float" office:value="6" calcext:value-type="float">
            <text:p>6 cm²</text:p>
          </table:table-cell>
          <table:table-cell table:style-name="ce47" office:value-type="string" calcext:value-type="string">
            <text:p>h=</text:p>
          </table:table-cell>
          <table:table-cell table:style-name="ce171" table:formula="of:=RANDBETWEEN(1;20)" office:value-type="float" office:value="20" calcext:value-type="float">
            <text:p>20 cm</text:p>
          </table:table-cell>
          <table:table-cell table:style-name="ce172" office:value-type="string" calcext:value-type="string">
            <text:p>V = </text:p>
          </table:table-cell>
          <table:table-cell/>
          <table:table-cell table:style-name="ce147" table:formula="of:=ROUNDDOWN(SQRT([.Z4]))&amp;&quot;;&quot;&amp;(ROUNDDOWN(SQRT([.Z4]))+1)" office:value-type="string" office:string-value="14;15" calcext:value-type="string">
            <text:p>14;15</text:p>
          </table:table-cell>
          <table:table-cell table:style-name="ce57" table:formula="of:=&quot;Q=&quot;&amp;QUOTIENT([.E4];[.G4])&amp;&quot;  R=&quot;&amp;MOD([.E4];[.G4])" office:value-type="string" office:string-value="Q=2  R=10" calcext:value-type="string">
            <text:p>Q=2 <text:s/>R=10</text:p>
          </table:table-cell>
          <table:table-cell table:style-name="ce57" table:formula="of:=[.K4]+[.AA4]" office:value-type="float" office:value="7" calcext:value-type="float">
            <text:p>7</text:p>
          </table:table-cell>
          <table:table-cell table:style-name="ce174" table:formula="of:=[.N4]*[.P4]" office:value-type="float" office:value="120" calcext:value-type="float">
            <text:p>120 cm³</text:p>
          </table:table-cell>
          <table:table-cell/>
          <table:table-cell table:formula="of:=RANK([.Y4];[.Y1:.Y10])+2" office:value-type="float" office:value="12" calcext:value-type="float">
            <text:p>12</text:p>
          </table:table-cell>
          <table:table-cell table:style-name="ce83" table:formula="of:=RAND()" office:value-type="float" office:value="0.0321606759100767" calcext:value-type="float">
            <text:p>0,032160675910077</text:p>
          </table:table-cell>
          <table:table-cell table:formula="of:=([.AD4]*35-34)+RANDBETWEEN(0;34)" office:value-type="float" office:value="203" calcext:value-type="float">
            <text:p>203</text:p>
          </table:table-cell>
          <table:table-cell table:style-name="ce15" table:formula="of:=RANDBETWEEN(1;9)" office:value-type="float" office:value="8" calcext:value-type="float">
            <text:p>8</text:p>
          </table:table-cell>
          <table:table-cell table:style-name="ce175" table:formula="of:=RANDBETWEEN(2;5)" office:value-type="float" office:value="3" calcext:value-type="float">
            <text:p>3</text:p>
          </table:table-cell>
          <table:table-cell table:style-name="ce175" table:formula="of:=RANDBETWEEN(2;4)" office:value-type="float" office:value="4" calcext:value-type="float">
            <text:p>4</text:p>
          </table:table-cell>
          <table:table-cell table:formula="of:=RANK([.AE4];[.AE3:.AE8])" office:value-type="float" office:value="6" calcext:value-type="float">
            <text:p>6</text:p>
          </table:table-cell>
          <table:table-cell table:style-name="ce83" table:formula="of:=RAND()" office:value-type="float" office:value="0.14852915052839" calcext:value-type="float">
            <text:p>0,14852915052839</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5]" office:value-type="string" office:string-value="√58" calcext:value-type="string">
            <text:p>√58</text:p>
          </table:table-cell>
          <table:table-cell table:style-name="ce41" office:value-type="string" calcext:value-type="string">
            <text:p>&lt;</text:p>
          </table:table-cell>
          <table:table-cell table:style-name="ce4" table:formula="of:=[.AD5]*4-3+RANDBETWEEN(0;3)+10" office:value-type="float" office:value="16" calcext:value-type="float">
            <text:p>16</text:p>
          </table:table-cell>
          <table:table-cell table:style-name="ce7" office:value-type="string" calcext:value-type="string">
            <text:p>÷</text:p>
          </table:table-cell>
          <table:table-cell table:style-name="ce9" table:formula="of:=[.X5]-1" office:value-type="float" office:value="8" calcext:value-type="float">
            <text:p>8</text:p>
          </table:table-cell>
          <table:table-cell table:style-name="ce10" office:value-type="string" calcext:value-type="string">
            <text:p>Q= <text:s text:c="7"/>R=</text:p>
          </table:table-cell>
          <table:table-cell table:style-name="ce167" table:formula="of:=[.AB5]&amp;&quot;x + &quot;&amp;[.AA5]" office:value-type="string" office:string-value="3x + 2" calcext:value-type="string">
            <text:p>3x + 2</text:p>
          </table:table-cell>
          <table:table-cell table:style-name="ce149" office:value-type="string" calcext:value-type="string">
            <text:p>pour x =</text:p>
          </table:table-cell>
          <table:table-cell table:style-name="ce168" table:formula="of:=-RANDBETWEEN(0;9)" office:value-type="float" office:value="-4" calcext:value-type="float">
            <text:p>-4</text:p>
          </table:table-cell>
          <table:table-cell table:style-name="ce169"/>
          <table:table-cell table:style-name="ce50" office:value-type="string" calcext:value-type="string">
            <text:p>b=</text:p>
          </table:table-cell>
          <table:table-cell table:style-name="ce170" table:formula="of:=RANDBETWEEN(1;20)" office:value-type="float" office:value="4" calcext:value-type="float">
            <text:p>4 cm²</text:p>
          </table:table-cell>
          <table:table-cell table:style-name="ce47" office:value-type="string" calcext:value-type="string">
            <text:p>h=</text:p>
          </table:table-cell>
          <table:table-cell table:style-name="ce171" table:formula="of:=RANDBETWEEN(1;20)" office:value-type="float" office:value="2" calcext:value-type="float">
            <text:p>2 cm</text:p>
          </table:table-cell>
          <table:table-cell table:style-name="ce172" office:value-type="string" calcext:value-type="string">
            <text:p>V = </text:p>
          </table:table-cell>
          <table:table-cell/>
          <table:table-cell table:style-name="ce147" table:formula="of:=ROUNDDOWN(SQRT([.Z5]))&amp;&quot;;&quot;&amp;(ROUNDDOWN(SQRT([.Z5]))+1)" office:value-type="string" office:string-value="7;8" calcext:value-type="string">
            <text:p>7;8</text:p>
          </table:table-cell>
          <table:table-cell table:style-name="ce57" table:formula="of:=&quot;Q=&quot;&amp;QUOTIENT([.E5];[.G5])&amp;&quot;  R=&quot;&amp;MOD([.E5];[.G5])" office:value-type="string" office:string-value="Q=2  R=0" calcext:value-type="string">
            <text:p>Q=2 <text:s/>R=0</text:p>
          </table:table-cell>
          <table:table-cell table:style-name="ce57" table:formula="of:=[.AB5]*[.K5]+[.AA5]" office:value-type="float" office:value="-10" calcext:value-type="float">
            <text:p>-10</text:p>
          </table:table-cell>
          <table:table-cell table:style-name="ce174" table:formula="of:=[.N5]*[.P5]" office:value-type="float" office:value="8" calcext:value-type="float">
            <text:p>8 cm³</text:p>
          </table:table-cell>
          <table:table-cell/>
          <table:table-cell table:formula="of:=RANK([.Y5];[.Y1:.Y10])+2" office:value-type="float" office:value="9" calcext:value-type="float">
            <text:p>9</text:p>
          </table:table-cell>
          <table:table-cell table:style-name="ce83" table:formula="of:=RAND()" office:value-type="float" office:value="0.0596287550799211" calcext:value-type="float">
            <text:p>0,059628755079921</text:p>
          </table:table-cell>
          <table:table-cell table:formula="of:=([.AD5]*35-34)+RANDBETWEEN(0;34)" office:value-type="float" office:value="58" calcext:value-type="float">
            <text:p>58</text:p>
          </table:table-cell>
          <table:table-cell table:style-name="ce15" table:formula="of:=RANDBETWEEN(1;9)" office:value-type="float" office:value="2" calcext:value-type="float">
            <text:p>2</text:p>
          </table:table-cell>
          <table:table-cell table:style-name="ce175" table:formula="of:=RANDBETWEEN(2;5)" office:value-type="float" office:value="3" calcext:value-type="float">
            <text:p>3</text:p>
          </table:table-cell>
          <table:table-cell table:style-name="ce175" table:formula="of:=RANDBETWEEN(2;5)" office:value-type="float" office:value="5" calcext:value-type="float">
            <text:p>5</text:p>
          </table:table-cell>
          <table:table-cell table:formula="of:=RANK([.AE5];[.AE3:.AE8])" office:value-type="float" office:value="2" calcext:value-type="float">
            <text:p>2</text:p>
          </table:table-cell>
          <table:table-cell table:style-name="ce83" table:formula="of:=RAND()" office:value-type="float" office:value="0.952096315195697" calcext:value-type="float">
            <text:p>0,952096315195697</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6]" office:value-type="string" office:string-value="√139" calcext:value-type="string">
            <text:p>√139</text:p>
          </table:table-cell>
          <table:table-cell table:style-name="ce41" office:value-type="string" calcext:value-type="string">
            <text:p>&lt;</text:p>
          </table:table-cell>
          <table:table-cell table:style-name="ce4" table:formula="of:=[.AD6]*4-3+RANDBETWEEN(0;3)+10" office:value-type="float" office:value="24" calcext:value-type="float">
            <text:p>24</text:p>
          </table:table-cell>
          <table:table-cell table:style-name="ce7" office:value-type="string" calcext:value-type="string">
            <text:p>÷</text:p>
          </table:table-cell>
          <table:table-cell table:style-name="ce9" table:formula="of:=[.X6]-1" office:value-type="float" office:value="5" calcext:value-type="float">
            <text:p>5</text:p>
          </table:table-cell>
          <table:table-cell table:style-name="ce10" office:value-type="string" calcext:value-type="string">
            <text:p>Q= <text:s text:c="7"/>R=</text:p>
          </table:table-cell>
          <table:table-cell table:style-name="ce167" table:formula="of:=&quot;-&quot;&amp;[.AB6]&amp;&quot;x - &quot;&amp;[.AA6]" office:value-type="string" office:string-value="-3x - 2" calcext:value-type="string">
            <text:p>-3x - 2</text:p>
          </table:table-cell>
          <table:table-cell table:style-name="ce149" office:value-type="string" calcext:value-type="string">
            <text:p>pour x =</text:p>
          </table:table-cell>
          <table:table-cell table:style-name="ce168" table:formula="of:=-RANDBETWEEN(0;9)" office:value-type="float" office:value="-0" calcext:value-type="float">
            <text:p>0</text:p>
          </table:table-cell>
          <table:table-cell table:style-name="ce169"/>
          <table:table-cell table:style-name="ce50" office:value-type="string" calcext:value-type="string">
            <text:p>b=</text:p>
          </table:table-cell>
          <table:table-cell table:style-name="ce170" table:formula="of:=RANDBETWEEN(1;20)" office:value-type="float" office:value="17" calcext:value-type="float">
            <text:p>17 cm²</text:p>
          </table:table-cell>
          <table:table-cell table:style-name="ce47" office:value-type="string" calcext:value-type="string">
            <text:p>h=</text:p>
          </table:table-cell>
          <table:table-cell table:style-name="ce171" table:formula="of:=RANDBETWEEN(1;20)" office:value-type="float" office:value="4" calcext:value-type="float">
            <text:p>4 cm</text:p>
          </table:table-cell>
          <table:table-cell table:style-name="ce172" office:value-type="string" calcext:value-type="string">
            <text:p>V = </text:p>
          </table:table-cell>
          <table:table-cell/>
          <table:table-cell table:style-name="ce147" table:formula="of:=ROUNDDOWN(SQRT([.Z6]))&amp;&quot;;&quot;&amp;(ROUNDDOWN(SQRT([.Z6]))+1)" office:value-type="string" office:string-value="11;12" calcext:value-type="string">
            <text:p>11;12</text:p>
          </table:table-cell>
          <table:table-cell table:style-name="ce57" table:formula="of:=&quot;Q=&quot;&amp;QUOTIENT([.E6];[.G6])&amp;&quot;  R=&quot;&amp;MOD([.E6];[.G6])" office:value-type="string" office:string-value="Q=4  R=4" calcext:value-type="string">
            <text:p>Q=4 <text:s/>R=4</text:p>
          </table:table-cell>
          <table:table-cell table:style-name="ce57" table:formula="of:=-[.AB6]*[.K6]-[.AA6]" office:value-type="float" office:value="-2" calcext:value-type="float">
            <text:p>-2</text:p>
          </table:table-cell>
          <table:table-cell table:style-name="ce174" table:formula="of:=[.N6]*[.P6]" office:value-type="float" office:value="68" calcext:value-type="float">
            <text:p>68 cm³</text:p>
          </table:table-cell>
          <table:table-cell/>
          <table:table-cell table:formula="of:=RANK([.Y6];[.Y1:.Y10])+2" office:value-type="float" office:value="6" calcext:value-type="float">
            <text:p>6</text:p>
          </table:table-cell>
          <table:table-cell table:style-name="ce83" table:formula="of:=RAND()" office:value-type="float" office:value="0.717316508548146" calcext:value-type="float">
            <text:p>0,717316508548146</text:p>
          </table:table-cell>
          <table:table-cell table:formula="of:=([.AD6]*35-34)+RANDBETWEEN(0;34)" office:value-type="float" office:value="139" calcext:value-type="float">
            <text:p>139</text:p>
          </table:table-cell>
          <table:table-cell table:style-name="ce15" table:formula="of:=RANDBETWEEN(1;9)" office:value-type="float" office:value="2" calcext:value-type="float">
            <text:p>2</text:p>
          </table:table-cell>
          <table:table-cell table:style-name="ce175" table:formula="of:=RANDBETWEEN(2;5)" office:value-type="float" office:value="3" calcext:value-type="float">
            <text:p>3</text:p>
          </table:table-cell>
          <table:table-cell table:style-name="ce175" table:formula="of:=RANDBETWEEN(2;5)" office:value-type="float" office:value="4" calcext:value-type="float">
            <text:p>4</text:p>
          </table:table-cell>
          <table:table-cell table:formula="of:=RANK([.AE6];[.AE3:.AE8])" office:value-type="float" office:value="4" calcext:value-type="float">
            <text:p>4</text:p>
          </table:table-cell>
          <table:table-cell table:style-name="ce83" table:formula="of:=RAND()" office:value-type="float" office:value="0.764793939707397" calcext:value-type="float">
            <text:p>0,764793939707397</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7]" office:value-type="string" office:string-value="√142" calcext:value-type="string">
            <text:p>√142</text:p>
          </table:table-cell>
          <table:table-cell table:style-name="ce41" office:value-type="string" calcext:value-type="string">
            <text:p>&lt;</text:p>
          </table:table-cell>
          <table:table-cell table:style-name="ce4" table:formula="of:=[.AD7]*4-3+RANDBETWEEN(0;3)+10" office:value-type="float" office:value="27" calcext:value-type="float">
            <text:p>27</text:p>
          </table:table-cell>
          <table:table-cell table:style-name="ce7" office:value-type="string" calcext:value-type="string">
            <text:p>÷</text:p>
          </table:table-cell>
          <table:table-cell table:style-name="ce9" table:formula="of:=[.X7]-1" office:value-type="float" office:value="7" calcext:value-type="float">
            <text:p>7</text:p>
          </table:table-cell>
          <table:table-cell table:style-name="ce10" office:value-type="string" calcext:value-type="string">
            <text:p>Q= <text:s text:c="7"/>R=</text:p>
          </table:table-cell>
          <table:table-cell table:style-name="ce167" table:formula="of:=&quot;x² - x - &quot;&amp;[.AA7]" office:value-type="string" office:string-value="x² - x - 3" calcext:value-type="string">
            <text:p>x² - x - 3</text:p>
          </table:table-cell>
          <table:table-cell table:style-name="ce149" office:value-type="string" calcext:value-type="string">
            <text:p>pour x =</text:p>
          </table:table-cell>
          <table:table-cell table:style-name="ce168" table:formula="of:=-RANDBETWEEN(0;9)" office:value-type="float" office:value="-3" calcext:value-type="float">
            <text:p>-3</text:p>
          </table:table-cell>
          <table:table-cell table:style-name="ce169"/>
          <table:table-cell table:style-name="ce50" office:value-type="string" calcext:value-type="string">
            <text:p>b=</text:p>
          </table:table-cell>
          <table:table-cell table:style-name="ce170" table:formula="of:=RANDBETWEEN(1;20)" office:value-type="float" office:value="4" calcext:value-type="float">
            <text:p>4 cm²</text:p>
          </table:table-cell>
          <table:table-cell table:style-name="ce47" office:value-type="string" calcext:value-type="string">
            <text:p>h=</text:p>
          </table:table-cell>
          <table:table-cell table:style-name="ce171" table:formula="of:=RANDBETWEEN(1;20)" office:value-type="float" office:value="16" calcext:value-type="float">
            <text:p>16 cm</text:p>
          </table:table-cell>
          <table:table-cell table:style-name="ce172" office:value-type="string" calcext:value-type="string">
            <text:p>V = </text:p>
          </table:table-cell>
          <table:table-cell/>
          <table:table-cell table:style-name="ce147" table:formula="of:=ROUNDDOWN(SQRT([.Z7]))&amp;&quot;;&quot;&amp;(ROUNDDOWN(SQRT([.Z7]))+1)" office:value-type="string" office:string-value="11;12" calcext:value-type="string">
            <text:p>11;12</text:p>
          </table:table-cell>
          <table:table-cell table:style-name="ce57" table:formula="of:=&quot;Q=&quot;&amp;QUOTIENT([.E7];[.G7])&amp;&quot;  R=&quot;&amp;MOD([.E7];[.G7])" office:value-type="string" office:string-value="Q=3  R=6" calcext:value-type="string">
            <text:p>Q=3 <text:s/>R=6</text:p>
          </table:table-cell>
          <table:table-cell table:style-name="ce57" table:formula="of:=[.K7]^2-[.K7]-[.AA7]" office:value-type="float" office:value="9" calcext:value-type="float">
            <text:p>9</text:p>
          </table:table-cell>
          <table:table-cell table:style-name="ce174" table:formula="of:=[.N7]*[.P7]" office:value-type="float" office:value="64" calcext:value-type="float">
            <text:p>64 cm³</text:p>
          </table:table-cell>
          <table:table-cell/>
          <table:table-cell table:formula="of:=RANK([.Y7];[.Y1:.Y10])+2" office:value-type="float" office:value="8" calcext:value-type="float">
            <text:p>8</text:p>
          </table:table-cell>
          <table:table-cell table:style-name="ce83" table:formula="of:=RAND()" office:value-type="float" office:value="0.554342898193253" calcext:value-type="float">
            <text:p>0,554342898193253</text:p>
          </table:table-cell>
          <table:table-cell table:formula="of:=([.AD7]*35-34)+RANDBETWEEN(0;34)" office:value-type="float" office:value="142" calcext:value-type="float">
            <text:p>142</text:p>
          </table:table-cell>
          <table:table-cell table:style-name="ce15" table:formula="of:=RANDBETWEEN(1;9)" office:value-type="float" office:value="3" calcext:value-type="float">
            <text:p>3</text:p>
          </table:table-cell>
          <table:table-cell table:style-name="ce175" table:formula="of:=RANDBETWEEN(2;5)" office:value-type="float" office:value="4" calcext:value-type="float">
            <text:p>4</text:p>
          </table:table-cell>
          <table:table-cell table:style-name="ce175" table:formula="of:=RANDBETWEEN(2;5)" office:value-type="float" office:value="5" calcext:value-type="float">
            <text:p>5</text:p>
          </table:table-cell>
          <table:table-cell table:formula="of:=RANK([.AE7];[.AE3:.AE8])" office:value-type="float" office:value="5" calcext:value-type="float">
            <text:p>5</text:p>
          </table:table-cell>
          <table:table-cell table:style-name="ce83" table:formula="of:=RAND()" office:value-type="float" office:value="0.702654317502648" calcext:value-type="float">
            <text:p>0,702654317502648</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8]" office:value-type="string" office:string-value="√14" calcext:value-type="string">
            <text:p>√14</text:p>
          </table:table-cell>
          <table:table-cell table:style-name="ce41" office:value-type="string" calcext:value-type="string">
            <text:p>&lt;</text:p>
          </table:table-cell>
          <table:table-cell table:style-name="ce4" table:formula="of:=[.AD8]*4-3+RANDBETWEEN(0;3)+10" office:value-type="float" office:value="14" calcext:value-type="float">
            <text:p>14</text:p>
          </table:table-cell>
          <table:table-cell table:style-name="ce7" office:value-type="string" calcext:value-type="string">
            <text:p>÷</text:p>
          </table:table-cell>
          <table:table-cell table:style-name="ce9" table:formula="of:=[.X8]-1" office:value-type="float" office:value="6" calcext:value-type="float">
            <text:p>6</text:p>
          </table:table-cell>
          <table:table-cell table:style-name="ce10" office:value-type="string" calcext:value-type="string">
            <text:p>Q= <text:s text:c="7"/>R=</text:p>
          </table:table-cell>
          <table:table-cell table:style-name="ce167" table:formula="of:=[.AC8]&amp;&quot;x² - &quot;&amp;[.AB8]&amp;&quot;x + &quot;&amp;[.AA8]" office:value-type="string" office:string-value="3x² - 3x + 9" calcext:value-type="string">
            <text:p>3x² - 3x + 9</text:p>
          </table:table-cell>
          <table:table-cell table:style-name="ce149" office:value-type="string" calcext:value-type="string">
            <text:p>pour x =</text:p>
          </table:table-cell>
          <table:table-cell table:style-name="ce168" table:formula="of:=-RANDBETWEEN(1;4)" office:value-type="float" office:value="-3" calcext:value-type="float">
            <text:p>-3</text:p>
          </table:table-cell>
          <table:table-cell table:style-name="ce169"/>
          <table:table-cell table:style-name="ce50" office:value-type="string" calcext:value-type="string">
            <text:p>b=</text:p>
          </table:table-cell>
          <table:table-cell table:style-name="ce170" table:formula="of:=RANDBETWEEN(1;20)" office:value-type="float" office:value="5" calcext:value-type="float">
            <text:p>5 cm²</text:p>
          </table:table-cell>
          <table:table-cell table:style-name="ce47" office:value-type="string" calcext:value-type="string">
            <text:p>h=</text:p>
          </table:table-cell>
          <table:table-cell table:style-name="ce171" table:formula="of:=RANDBETWEEN(1;20)" office:value-type="float" office:value="8" calcext:value-type="float">
            <text:p>8 cm</text:p>
          </table:table-cell>
          <table:table-cell table:style-name="ce172" office:value-type="string" calcext:value-type="string">
            <text:p>V = </text:p>
          </table:table-cell>
          <table:table-cell/>
          <table:table-cell table:style-name="ce147" table:formula="of:=ROUNDDOWN(SQRT([.Z8]))&amp;&quot;;&quot;&amp;(ROUNDDOWN(SQRT([.Z8]))+1)" office:value-type="string" office:string-value="3;4" calcext:value-type="string">
            <text:p>3;4</text:p>
          </table:table-cell>
          <table:table-cell table:style-name="ce57" table:formula="of:=&quot;Q=&quot;&amp;QUOTIENT([.E8];[.G8])&amp;&quot;  R=&quot;&amp;MOD([.E8];[.G8])" office:value-type="string" office:string-value="Q=2  R=2" calcext:value-type="string">
            <text:p>Q=2 <text:s/>R=2</text:p>
          </table:table-cell>
          <table:table-cell table:style-name="ce57" table:formula="of:=[.AC8]*[.K8]^2-[.AB8]*[.K8]+[.AA8]" office:value-type="float" office:value="45" calcext:value-type="float">
            <text:p>45</text:p>
          </table:table-cell>
          <table:table-cell table:style-name="ce174" table:formula="of:=[.N8]*[.P8]" office:value-type="float" office:value="40" calcext:value-type="float">
            <text:p>40 cm³</text:p>
          </table:table-cell>
          <table:table-cell/>
          <table:table-cell table:formula="of:=RANK([.Y8];[.Y1:.Y10])+2" office:value-type="float" office:value="7" calcext:value-type="float">
            <text:p>7</text:p>
          </table:table-cell>
          <table:table-cell table:style-name="ce83" table:formula="of:=RAND()" office:value-type="float" office:value="0.656925642782048" calcext:value-type="float">
            <text:p>0,656925642782048</text:p>
          </table:table-cell>
          <table:table-cell table:formula="of:=([.AD8]*35-34)+RANDBETWEEN(0;34)" office:value-type="float" office:value="14" calcext:value-type="float">
            <text:p>14</text:p>
          </table:table-cell>
          <table:table-cell table:style-name="ce15" table:formula="of:=RANDBETWEEN(1;9)" office:value-type="float" office:value="9" calcext:value-type="float">
            <text:p>9</text:p>
          </table:table-cell>
          <table:table-cell table:style-name="ce175" table:formula="of:=RANDBETWEEN(2;5)" office:value-type="float" office:value="3" calcext:value-type="float">
            <text:p>3</text:p>
          </table:table-cell>
          <table:table-cell table:style-name="ce175" table:formula="of:=RANDBETWEEN(2;5)" office:value-type="float" office:value="3" calcext:value-type="float">
            <text:p>3</text:p>
          </table:table-cell>
          <table:table-cell table:formula="of:=RANK([.AE8];[.AE3:.AE8])" office:value-type="float" office:value="1" calcext:value-type="float">
            <text:p>1</text:p>
          </table:table-cell>
          <table:table-cell table:style-name="ce83" table:formula="of:=RAND()" office:value-type="float" office:value="0.981524813384779" calcext:value-type="float">
            <text:p>0,981524813384779</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5" table:number-rows-spanned="1">
            <text:p>😕 <text:s text:c="3"/>😃 <text:s text:c="3"/>😎</text:p>
          </table:table-cell>
          <table:covered-table-cell table:number-columns-repeated="4" table:style-name="ce15"/>
          <table:table-cell table:number-columns-repeated="6"/>
          <table:table-cell table:formula="of:=RANK([.Y9];[.Y1:.Y10])+2" office:value-type="float" office:value="3" calcext:value-type="float">
            <text:p>3</text:p>
          </table:table-cell>
          <table:table-cell table:style-name="ce83" table:formula="of:=RAND()" office:value-type="float" office:value="0.913833367429303" calcext:value-type="float">
            <text:p>0,913833367429303</text:p>
          </table:table-cell>
          <table:table-cell table:number-columns-repeated="998"/>
        </table:table-row>
        <table:table-row table:style-name="ro4">
          <table:table-cell table:number-columns-repeated="23"/>
          <table:table-cell table:formula="of:=RANK([.Y10];[.Y1:.Y10])+2" office:value-type="float" office:value="11" calcext:value-type="float">
            <text:p>11</text:p>
          </table:table-cell>
          <table:table-cell table:style-name="ce83" table:formula="of:=RAND()" office:value-type="float" office:value="0.0380358951681938" calcext:value-type="float">
            <text:p>0,038035895168194</text:p>
          </table:table-cell>
          <table:table-cell table:number-columns-repeated="998"/>
        </table:table-row>
        <table:table-row table:style-name="ro5">
          <table:table-cell table:number-columns-repeated="1023"/>
        </table:table-row>
        <table:table-row table:style-name="ro2">
          <table:table-cell table:style-name="ce59" office:value-type="string" calcext:value-type="string" table:number-columns-spanned="4" table:number-rows-spanned="2">
            <text:p>CEINTURE</text:p>
            <text:p>NOIRE 1</text:p>
          </table:table-cell>
          <table:covered-table-cell table:number-columns-repeated="3"/>
          <table:table-cell table:style-name="ce11" office:value-type="string" calcext:value-type="string" table:number-columns-spanned="6" table:number-rows-spanned="1">
            <text:p>TEST 4<text:span text:style-name="T2">e</text:span> - Date : ……………………………</text:p>
          </table:table-cell>
          <table:covered-table-cell table:number-columns-repeated="5" table:style-name="ce12"/>
          <table:table-cell table:style-name="ce17" office:value-type="string" calcext:value-type="string" table:number-columns-spanned="6"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number-columns-repeated="2"/>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Y12];[.Y12:.Y21])+2" office:value-type="float" office:value="5" calcext:value-type="float">
            <text:p>5</text:p>
          </table:table-cell>
          <table:table-cell table:style-name="ce83" table:formula="of:=RAND()" office:value-type="float" office:value="0.769859908854926" calcext:value-type="float">
            <text:p>0,769859908854926</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4" table:number-rows-spanned="1">
            <text:p>Classe :</text:p>
          </table:table-cell>
          <table:covered-table-cell table:number-columns-repeated="2"/>
          <table:covered-table-cell table:style-name="ce19"/>
          <table:table-cell table:style-name="ce22" table:formula="of:=[.$Q$2]" office:value-type="string" office:string-value="v8639" calcext:value-type="string">
            <text:p>v8639</text:p>
          </table:table-cell>
          <table:table-cell/>
          <table:table-cell table:style-name="ce25" office:value-type="string" calcext:value-type="string" table:number-columns-spanned="4" table:number-rows-spanned="1">
            <text:p>Correction CEINTURE NOIRE 1</text:p>
          </table:table-cell>
          <table:covered-table-cell table:style-name="ce28"/>
          <table:covered-table-cell table:style-name="ce30"/>
          <table:covered-table-cell table:style-name="ce31"/>
          <table:table-cell/>
          <table:table-cell table:formula="of:=RANK([.Y13];[.Y12:.Y21])+2" office:value-type="float" office:value="12" calcext:value-type="float">
            <text:p>12</text:p>
          </table:table-cell>
          <table:table-cell table:style-name="ce83" table:formula="of:=RAND()" office:value-type="float" office:value="0.0405894641582879" calcext:value-type="float">
            <text:p>0,040589464158288</text:p>
          </table:table-cell>
          <table:table-cell table:number-columns-repeated="998"/>
        </table:table-row>
        <table:table-row table:style-name="ro3">
          <table:table-cell table:style-name="ce37" office:value-type="string" calcext:value-type="string" table:number-columns-spanned="4" table:number-rows-spanned="1">
            <text:p>Encadrer</text:p>
            <text:p>une racine</text:p>
          </table:table-cell>
          <table:covered-table-cell table:number-columns-repeated="3" table:style-name="ce38"/>
          <table:table-cell table:style-name="ce37" office:value-type="string" calcext:value-type="string" table:number-columns-spanned="4" table:number-rows-spanned="1">
            <text:p>Division euclidienne</text:p>
          </table:table-cell>
          <table:covered-table-cell table:number-columns-repeated="3" table:style-name="ce38"/>
          <table:table-cell table:style-name="ce37" office:value-type="string" calcext:value-type="string" table:number-columns-spanned="4" table:number-rows-spanned="1">
            <text:p>Calculer une expression</text:p>
          </table:table-cell>
          <table:covered-table-cell table:number-columns-repeated="3" table:style-name="ce38"/>
          <table:table-cell table:style-name="ce37" office:value-type="string" calcext:value-type="string" table:number-columns-spanned="5" table:number-rows-spanned="1">
            <text:p>Volume de prisme droit en cm³</text:p>
          </table:table-cell>
          <table:covered-table-cell table:number-columns-repeated="4" table:style-name="ce38"/>
          <table:table-cell table:style-name="ce83"/>
          <table:table-cell table:style-name="ce89" office:value-type="string" calcext:value-type="string">
            <text:p>4<text:span text:style-name="T2">e</text:span></text:p>
          </table:table-cell>
          <table:table-cell table:style-name="ce94" table:formula="of:=[.Q12]" office:value-type="string" office:string-value="AB" calcext:value-type="string">
            <text:p>AB</text:p>
          </table:table-cell>
          <table:table-cell table:style-name="ce96"/>
          <table:table-cell table:style-name="ce99" table:formula="of:=[.Q13]" office:value-type="string" office:string-value="v8639" calcext:value-type="string">
            <text:p>v8639</text:p>
          </table:table-cell>
          <table:table-cell table:style-name="ce83"/>
          <table:table-cell table:formula="of:=RANK([.Y14];[.Y12:.Y21])+2" office:value-type="float" office:value="8" calcext:value-type="float">
            <text:p>8</text:p>
          </table:table-cell>
          <table:table-cell table:style-name="ce83" table:formula="of:=RAND()" office:value-type="float" office:value="0.665702615793448" calcext:value-type="float">
            <text:p>0,665702615793448</text:p>
          </table:table-cell>
          <table:table-cell/>
          <table:table-cell table:style-name="ce83" office:value-type="string" calcext:value-type="string">
            <text:p>coeff 0</text:p>
          </table:table-cell>
          <table:table-cell table:style-name="ce83" office:value-type="string" calcext:value-type="string">
            <text:p>coeff x</text:p>
          </table:table-cell>
          <table:table-cell table:style-name="ce83" office:value-type="string" calcext:value-type="string">
            <text:p>coeff x²</text:p>
          </table:table-cell>
          <table:table-cell table:style-name="ce83" table:formula="of:=RANK([.AE14];[.AE14:.AE19])" office:value-type="float" office:value="2" calcext:value-type="float">
            <text:p>2</text:p>
          </table:table-cell>
          <table:table-cell table:style-name="ce83" table:formula="of:=RAND()" office:value-type="float" office:value="0.828629836674298" calcext:value-type="float">
            <text:p>0,828629836674298</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15]" office:value-type="string" office:string-value="√207" calcext:value-type="string">
            <text:p>√207</text:p>
          </table:table-cell>
          <table:table-cell table:style-name="ce41" office:value-type="string" calcext:value-type="string">
            <text:p>&lt;</text:p>
          </table:table-cell>
          <table:table-cell table:style-name="ce4" table:formula="of:=[.AD15]*4-3+RANDBETWEEN(0;3)+10" office:value-type="float" office:value="34" calcext:value-type="float">
            <text:p>34</text:p>
          </table:table-cell>
          <table:table-cell table:style-name="ce7" office:value-type="string" calcext:value-type="string">
            <text:p>÷</text:p>
          </table:table-cell>
          <table:table-cell table:style-name="ce9" table:formula="of:=[.X15]-1" office:value-type="float" office:value="10" calcext:value-type="float">
            <text:p>10</text:p>
          </table:table-cell>
          <table:table-cell table:style-name="ce10" office:value-type="string" calcext:value-type="string">
            <text:p>Q= <text:s text:c="7"/>R=</text:p>
          </table:table-cell>
          <table:table-cell table:style-name="ce167" table:formula="of:=&quot;x + &quot;&amp;[.AA15]" office:value-type="string" office:string-value="x + 2" calcext:value-type="string">
            <text:p>x + 2</text:p>
          </table:table-cell>
          <table:table-cell table:style-name="ce149" office:value-type="string" calcext:value-type="string">
            <text:p>pour x =</text:p>
          </table:table-cell>
          <table:table-cell table:style-name="ce168" table:formula="of:=-RANDBETWEEN(0;9)" office:value-type="float" office:value="-6" calcext:value-type="float">
            <text:p>-6</text:p>
          </table:table-cell>
          <table:table-cell table:style-name="ce169"/>
          <table:table-cell table:style-name="ce50" office:value-type="string" calcext:value-type="string">
            <text:p>b=</text:p>
          </table:table-cell>
          <table:table-cell table:style-name="ce170" table:formula="of:=RANDBETWEEN(1;20)" office:value-type="float" office:value="8" calcext:value-type="float">
            <text:p>8 cm²</text:p>
          </table:table-cell>
          <table:table-cell table:style-name="ce47" office:value-type="string" calcext:value-type="string">
            <text:p>h=</text:p>
          </table:table-cell>
          <table:table-cell table:style-name="ce171" table:formula="of:=RANDBETWEEN(1;20)" office:value-type="float" office:value="18" calcext:value-type="float">
            <text:p>18 cm</text:p>
          </table:table-cell>
          <table:table-cell table:style-name="ce172" office:value-type="string" calcext:value-type="string">
            <text:p>V = </text:p>
          </table:table-cell>
          <table:table-cell/>
          <table:table-cell table:style-name="ce147" table:formula="of:=ROUNDDOWN(SQRT([.Z15]))&amp;&quot;;&quot;&amp;(ROUNDDOWN(SQRT([.Z15]))+1)" office:value-type="string" office:string-value="14;15" calcext:value-type="string">
            <text:p>14;15</text:p>
          </table:table-cell>
          <table:table-cell table:style-name="ce57" table:formula="of:=&quot;Q=&quot;&amp;QUOTIENT([.E15];[.G15])&amp;&quot;  R=&quot;&amp;MOD([.E15];[.G15])" office:value-type="string" office:string-value="Q=3  R=4" calcext:value-type="string">
            <text:p>Q=3 <text:s/>R=4</text:p>
          </table:table-cell>
          <table:table-cell table:style-name="ce57" table:formula="of:=[.K15]+[.AA15]" office:value-type="float" office:value="-4" calcext:value-type="float">
            <text:p>-4</text:p>
          </table:table-cell>
          <table:table-cell table:style-name="ce174" table:formula="of:=[.N15]*[.P15]" office:value-type="float" office:value="144" calcext:value-type="float">
            <text:p>144 cm³</text:p>
          </table:table-cell>
          <table:table-cell/>
          <table:table-cell table:formula="of:=RANK([.Y15];[.Y12:.Y21])+2" office:value-type="float" office:value="11" calcext:value-type="float">
            <text:p>11</text:p>
          </table:table-cell>
          <table:table-cell table:style-name="ce83" table:formula="of:=RAND()" office:value-type="float" office:value="0.183928116908442" calcext:value-type="float">
            <text:p>0,183928116908442</text:p>
          </table:table-cell>
          <table:table-cell table:formula="of:=([.AD15]*35-34)+RANDBETWEEN(0;34)" office:value-type="float" office:value="207" calcext:value-type="float">
            <text:p>207</text:p>
          </table:table-cell>
          <table:table-cell table:style-name="ce15" table:formula="of:=RANDBETWEEN(1;9)" office:value-type="float" office:value="2" calcext:value-type="float">
            <text:p>2</text:p>
          </table:table-cell>
          <table:table-cell table:style-name="ce175" table:formula="of:=RANDBETWEEN(2;5)" office:value-type="float" office:value="4" calcext:value-type="float">
            <text:p>4</text:p>
          </table:table-cell>
          <table:table-cell table:style-name="ce175" table:formula="of:=RANDBETWEEN(2;4)" office:value-type="float" office:value="3" calcext:value-type="float">
            <text:p>3</text:p>
          </table:table-cell>
          <table:table-cell table:formula="of:=RANK([.AE15];[.AE14:.AE19])" office:value-type="float" office:value="6" calcext:value-type="float">
            <text:p>6</text:p>
          </table:table-cell>
          <table:table-cell table:style-name="ce83" table:formula="of:=RAND()" office:value-type="float" office:value="0.137324914413625" calcext:value-type="float">
            <text:p>0,137324914413625</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16]" office:value-type="string" office:string-value="√31" calcext:value-type="string">
            <text:p>√31</text:p>
          </table:table-cell>
          <table:table-cell table:style-name="ce41" office:value-type="string" calcext:value-type="string">
            <text:p>&lt;</text:p>
          </table:table-cell>
          <table:table-cell table:style-name="ce4" table:formula="of:=[.AD16]*4-3+RANDBETWEEN(0;3)+10" office:value-type="float" office:value="14" calcext:value-type="float">
            <text:p>14</text:p>
          </table:table-cell>
          <table:table-cell table:style-name="ce7" office:value-type="string" calcext:value-type="string">
            <text:p>÷</text:p>
          </table:table-cell>
          <table:table-cell table:style-name="ce9" table:formula="of:=[.X16]-1" office:value-type="float" office:value="5" calcext:value-type="float">
            <text:p>5</text:p>
          </table:table-cell>
          <table:table-cell table:style-name="ce10" office:value-type="string" calcext:value-type="string">
            <text:p>Q= <text:s text:c="7"/>R=</text:p>
          </table:table-cell>
          <table:table-cell table:style-name="ce167" table:formula="of:=[.AB16]&amp;&quot;x + &quot;&amp;[.AA16]" office:value-type="string" office:string-value="4x + 5" calcext:value-type="string">
            <text:p>4x + 5</text:p>
          </table:table-cell>
          <table:table-cell table:style-name="ce149" office:value-type="string" calcext:value-type="string">
            <text:p>pour x =</text:p>
          </table:table-cell>
          <table:table-cell table:style-name="ce168" table:formula="of:=-RANDBETWEEN(0;9)" office:value-type="float" office:value="-3" calcext:value-type="float">
            <text:p>-3</text:p>
          </table:table-cell>
          <table:table-cell table:style-name="ce169"/>
          <table:table-cell table:style-name="ce50" office:value-type="string" calcext:value-type="string">
            <text:p>b=</text:p>
          </table:table-cell>
          <table:table-cell table:style-name="ce170" table:formula="of:=RANDBETWEEN(1;20)" office:value-type="float" office:value="3" calcext:value-type="float">
            <text:p>3 cm²</text:p>
          </table:table-cell>
          <table:table-cell table:style-name="ce47" office:value-type="string" calcext:value-type="string">
            <text:p>h=</text:p>
          </table:table-cell>
          <table:table-cell table:style-name="ce171" table:formula="of:=RANDBETWEEN(1;20)" office:value-type="float" office:value="10" calcext:value-type="float">
            <text:p>10 cm</text:p>
          </table:table-cell>
          <table:table-cell table:style-name="ce172" office:value-type="string" calcext:value-type="string">
            <text:p>V = </text:p>
          </table:table-cell>
          <table:table-cell/>
          <table:table-cell table:style-name="ce147" table:formula="of:=ROUNDDOWN(SQRT([.Z16]))&amp;&quot;;&quot;&amp;(ROUNDDOWN(SQRT([.Z16]))+1)" office:value-type="string" office:string-value="5;6" calcext:value-type="string">
            <text:p>5;6</text:p>
          </table:table-cell>
          <table:table-cell table:style-name="ce57" table:formula="of:=&quot;Q=&quot;&amp;QUOTIENT([.E16];[.G16])&amp;&quot;  R=&quot;&amp;MOD([.E16];[.G16])" office:value-type="string" office:string-value="Q=2  R=4" calcext:value-type="string">
            <text:p>Q=2 <text:s/>R=4</text:p>
          </table:table-cell>
          <table:table-cell table:style-name="ce57" table:formula="of:=[.AB16]*[.K16]+[.AA16]" office:value-type="float" office:value="-7" calcext:value-type="float">
            <text:p>-7</text:p>
          </table:table-cell>
          <table:table-cell table:style-name="ce174" table:formula="of:=[.N16]*[.P16]" office:value-type="float" office:value="30" calcext:value-type="float">
            <text:p>30 cm³</text:p>
          </table:table-cell>
          <table:table-cell/>
          <table:table-cell table:formula="of:=RANK([.Y16];[.Y12:.Y21])+2" office:value-type="float" office:value="6" calcext:value-type="float">
            <text:p>6</text:p>
          </table:table-cell>
          <table:table-cell table:style-name="ce83" table:formula="of:=RAND()" office:value-type="float" office:value="0.745900139767836" calcext:value-type="float">
            <text:p>0,745900139767836</text:p>
          </table:table-cell>
          <table:table-cell table:formula="of:=([.AD16]*35-34)+RANDBETWEEN(0;34)" office:value-type="float" office:value="31" calcext:value-type="float">
            <text:p>31</text:p>
          </table:table-cell>
          <table:table-cell table:style-name="ce15" table:formula="of:=RANDBETWEEN(1;9)" office:value-type="float" office:value="5" calcext:value-type="float">
            <text:p>5</text:p>
          </table:table-cell>
          <table:table-cell table:style-name="ce175" table:formula="of:=RANDBETWEEN(2;5)" office:value-type="float" office:value="4" calcext:value-type="float">
            <text:p>4</text:p>
          </table:table-cell>
          <table:table-cell table:style-name="ce175" table:formula="of:=RANDBETWEEN(2;5)" office:value-type="float" office:value="5" calcext:value-type="float">
            <text:p>5</text:p>
          </table:table-cell>
          <table:table-cell table:formula="of:=RANK([.AE16];[.AE14:.AE19])" office:value-type="float" office:value="1" calcext:value-type="float">
            <text:p>1</text:p>
          </table:table-cell>
          <table:table-cell table:style-name="ce83" table:formula="of:=RAND()" office:value-type="float" office:value="0.910912893919249" calcext:value-type="float">
            <text:p>0,910912893919249</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17]" office:value-type="string" office:string-value="√93" calcext:value-type="string">
            <text:p>√93</text:p>
          </table:table-cell>
          <table:table-cell table:style-name="ce41" office:value-type="string" calcext:value-type="string">
            <text:p>&lt;</text:p>
          </table:table-cell>
          <table:table-cell table:style-name="ce4" table:formula="of:=[.AD17]*4-3+RANDBETWEEN(0;3)+10" office:value-type="float" office:value="19" calcext:value-type="float">
            <text:p>19</text:p>
          </table:table-cell>
          <table:table-cell table:style-name="ce7" office:value-type="string" calcext:value-type="string">
            <text:p>÷</text:p>
          </table:table-cell>
          <table:table-cell table:style-name="ce9" table:formula="of:=[.X17]-1" office:value-type="float" office:value="9" calcext:value-type="float">
            <text:p>9</text:p>
          </table:table-cell>
          <table:table-cell table:style-name="ce10" office:value-type="string" calcext:value-type="string">
            <text:p>Q= <text:s text:c="7"/>R=</text:p>
          </table:table-cell>
          <table:table-cell table:style-name="ce167" table:formula="of:=&quot;-&quot;&amp;[.AB17]&amp;&quot;x - &quot;&amp;[.AA17]" office:value-type="string" office:string-value="-5x - 3" calcext:value-type="string">
            <text:p>-5x - 3</text:p>
          </table:table-cell>
          <table:table-cell table:style-name="ce149" office:value-type="string" calcext:value-type="string">
            <text:p>pour x =</text:p>
          </table:table-cell>
          <table:table-cell table:style-name="ce168" table:formula="of:=-RANDBETWEEN(0;9)" office:value-type="float" office:value="-5" calcext:value-type="float">
            <text:p>-5</text:p>
          </table:table-cell>
          <table:table-cell table:style-name="ce169"/>
          <table:table-cell table:style-name="ce50" office:value-type="string" calcext:value-type="string">
            <text:p>b=</text:p>
          </table:table-cell>
          <table:table-cell table:style-name="ce170" table:formula="of:=RANDBETWEEN(1;20)" office:value-type="float" office:value="17" calcext:value-type="float">
            <text:p>17 cm²</text:p>
          </table:table-cell>
          <table:table-cell table:style-name="ce47" office:value-type="string" calcext:value-type="string">
            <text:p>h=</text:p>
          </table:table-cell>
          <table:table-cell table:style-name="ce171" table:formula="of:=RANDBETWEEN(1;20)" office:value-type="float" office:value="6" calcext:value-type="float">
            <text:p>6 cm</text:p>
          </table:table-cell>
          <table:table-cell table:style-name="ce172" office:value-type="string" calcext:value-type="string">
            <text:p>V = </text:p>
          </table:table-cell>
          <table:table-cell/>
          <table:table-cell table:style-name="ce147" table:formula="of:=ROUNDDOWN(SQRT([.Z17]))&amp;&quot;;&quot;&amp;(ROUNDDOWN(SQRT([.Z17]))+1)" office:value-type="string" office:string-value="9;10" calcext:value-type="string">
            <text:p>9;10</text:p>
          </table:table-cell>
          <table:table-cell table:style-name="ce57" table:formula="of:=&quot;Q=&quot;&amp;QUOTIENT([.E17];[.G17])&amp;&quot;  R=&quot;&amp;MOD([.E17];[.G17])" office:value-type="string" office:string-value="Q=2  R=1" calcext:value-type="string">
            <text:p>Q=2 <text:s/>R=1</text:p>
          </table:table-cell>
          <table:table-cell table:style-name="ce57" table:formula="of:=-[.AB17]*[.K17]-[.AA17]" office:value-type="float" office:value="22" calcext:value-type="float">
            <text:p>22</text:p>
          </table:table-cell>
          <table:table-cell table:style-name="ce174" table:formula="of:=[.N17]*[.P17]" office:value-type="float" office:value="102" calcext:value-type="float">
            <text:p>102 cm³</text:p>
          </table:table-cell>
          <table:table-cell/>
          <table:table-cell table:formula="of:=RANK([.Y17];[.Y12:.Y21])+2" office:value-type="float" office:value="10" calcext:value-type="float">
            <text:p>10</text:p>
          </table:table-cell>
          <table:table-cell table:style-name="ce83" table:formula="of:=RAND()" office:value-type="float" office:value="0.232287446781868" calcext:value-type="float">
            <text:p>0,232287446781868</text:p>
          </table:table-cell>
          <table:table-cell table:formula="of:=([.AD17]*35-34)+RANDBETWEEN(0;34)" office:value-type="float" office:value="93" calcext:value-type="float">
            <text:p>93</text:p>
          </table:table-cell>
          <table:table-cell table:style-name="ce15" table:formula="of:=RANDBETWEEN(1;9)" office:value-type="float" office:value="3" calcext:value-type="float">
            <text:p>3</text:p>
          </table:table-cell>
          <table:table-cell table:style-name="ce175" table:formula="of:=RANDBETWEEN(2;5)" office:value-type="float" office:value="5" calcext:value-type="float">
            <text:p>5</text:p>
          </table:table-cell>
          <table:table-cell table:style-name="ce175" table:formula="of:=RANDBETWEEN(2;5)" office:value-type="float" office:value="3" calcext:value-type="float">
            <text:p>3</text:p>
          </table:table-cell>
          <table:table-cell table:formula="of:=RANK([.AE17];[.AE14:.AE19])" office:value-type="float" office:value="3" calcext:value-type="float">
            <text:p>3</text:p>
          </table:table-cell>
          <table:table-cell table:style-name="ce83" table:formula="of:=RAND()" office:value-type="float" office:value="0.716141499251044" calcext:value-type="float">
            <text:p>0,716141499251044</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18]" office:value-type="string" office:string-value="√113" calcext:value-type="string">
            <text:p>√113</text:p>
          </table:table-cell>
          <table:table-cell table:style-name="ce41" office:value-type="string" calcext:value-type="string">
            <text:p>&lt;</text:p>
          </table:table-cell>
          <table:table-cell table:style-name="ce4" table:formula="of:=[.AD18]*4-3+RANDBETWEEN(0;3)+10" office:value-type="float" office:value="24" calcext:value-type="float">
            <text:p>24</text:p>
          </table:table-cell>
          <table:table-cell table:style-name="ce7" office:value-type="string" calcext:value-type="string">
            <text:p>÷</text:p>
          </table:table-cell>
          <table:table-cell table:style-name="ce9" table:formula="of:=[.X18]-1" office:value-type="float" office:value="6" calcext:value-type="float">
            <text:p>6</text:p>
          </table:table-cell>
          <table:table-cell table:style-name="ce10" office:value-type="string" calcext:value-type="string">
            <text:p>Q= <text:s text:c="7"/>R=</text:p>
          </table:table-cell>
          <table:table-cell table:style-name="ce167" table:formula="of:=&quot;x² - x - &quot;&amp;[.AA18]" office:value-type="string" office:string-value="x² - x - 3" calcext:value-type="string">
            <text:p>x² - x - 3</text:p>
          </table:table-cell>
          <table:table-cell table:style-name="ce149" office:value-type="string" calcext:value-type="string">
            <text:p>pour x =</text:p>
          </table:table-cell>
          <table:table-cell table:style-name="ce168" table:formula="of:=-RANDBETWEEN(0;9)" office:value-type="float" office:value="-3" calcext:value-type="float">
            <text:p>-3</text:p>
          </table:table-cell>
          <table:table-cell table:style-name="ce169"/>
          <table:table-cell table:style-name="ce50" office:value-type="string" calcext:value-type="string">
            <text:p>b=</text:p>
          </table:table-cell>
          <table:table-cell table:style-name="ce170" table:formula="of:=RANDBETWEEN(1;20)" office:value-type="float" office:value="19" calcext:value-type="float">
            <text:p>19 cm²</text:p>
          </table:table-cell>
          <table:table-cell table:style-name="ce47" office:value-type="string" calcext:value-type="string">
            <text:p>h=</text:p>
          </table:table-cell>
          <table:table-cell table:style-name="ce171" table:formula="of:=RANDBETWEEN(1;20)" office:value-type="float" office:value="14" calcext:value-type="float">
            <text:p>14 cm</text:p>
          </table:table-cell>
          <table:table-cell table:style-name="ce172" office:value-type="string" calcext:value-type="string">
            <text:p>V = </text:p>
          </table:table-cell>
          <table:table-cell/>
          <table:table-cell table:style-name="ce147" table:formula="of:=ROUNDDOWN(SQRT([.Z18]))&amp;&quot;;&quot;&amp;(ROUNDDOWN(SQRT([.Z18]))+1)" office:value-type="string" office:string-value="10;11" calcext:value-type="string">
            <text:p>10;11</text:p>
          </table:table-cell>
          <table:table-cell table:style-name="ce57" table:formula="of:=&quot;Q=&quot;&amp;QUOTIENT([.E18];[.G18])&amp;&quot;  R=&quot;&amp;MOD([.E18];[.G18])" office:value-type="string" office:string-value="Q=4  R=0" calcext:value-type="string">
            <text:p>Q=4 <text:s/>R=0</text:p>
          </table:table-cell>
          <table:table-cell table:style-name="ce57" table:formula="of:=[.K18]^2-[.K18]-[.AA18]" office:value-type="float" office:value="9" calcext:value-type="float">
            <text:p>9</text:p>
          </table:table-cell>
          <table:table-cell table:style-name="ce174" table:formula="of:=[.N18]*[.P18]" office:value-type="float" office:value="266" calcext:value-type="float">
            <text:p>266 cm³</text:p>
          </table:table-cell>
          <table:table-cell/>
          <table:table-cell table:formula="of:=RANK([.Y18];[.Y12:.Y21])+2" office:value-type="float" office:value="7" calcext:value-type="float">
            <text:p>7</text:p>
          </table:table-cell>
          <table:table-cell table:style-name="ce83" table:formula="of:=RAND()" office:value-type="float" office:value="0.726212550014023" calcext:value-type="float">
            <text:p>0,726212550014023</text:p>
          </table:table-cell>
          <table:table-cell table:formula="of:=([.AD18]*35-34)+RANDBETWEEN(0;34)" office:value-type="float" office:value="113" calcext:value-type="float">
            <text:p>113</text:p>
          </table:table-cell>
          <table:table-cell table:style-name="ce15" table:formula="of:=RANDBETWEEN(1;9)" office:value-type="float" office:value="3" calcext:value-type="float">
            <text:p>3</text:p>
          </table:table-cell>
          <table:table-cell table:style-name="ce175" table:formula="of:=RANDBETWEEN(2;5)" office:value-type="float" office:value="4" calcext:value-type="float">
            <text:p>4</text:p>
          </table:table-cell>
          <table:table-cell table:style-name="ce175" table:formula="of:=RANDBETWEEN(2;5)" office:value-type="float" office:value="5" calcext:value-type="float">
            <text:p>5</text:p>
          </table:table-cell>
          <table:table-cell table:formula="of:=RANK([.AE18];[.AE14:.AE19])" office:value-type="float" office:value="4" calcext:value-type="float">
            <text:p>4</text:p>
          </table:table-cell>
          <table:table-cell table:style-name="ce83" table:formula="of:=RAND()" office:value-type="float" office:value="0.715531244973962" calcext:value-type="float">
            <text:p>0,715531244973962</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19]" office:value-type="string" office:string-value="√159" calcext:value-type="string">
            <text:p>√159</text:p>
          </table:table-cell>
          <table:table-cell table:style-name="ce41" office:value-type="string" calcext:value-type="string">
            <text:p>&lt;</text:p>
          </table:table-cell>
          <table:table-cell table:style-name="ce4" table:formula="of:=[.AD19]*4-3+RANDBETWEEN(0;3)+10" office:value-type="float" office:value="28" calcext:value-type="float">
            <text:p>28</text:p>
          </table:table-cell>
          <table:table-cell table:style-name="ce7" office:value-type="string" calcext:value-type="string">
            <text:p>÷</text:p>
          </table:table-cell>
          <table:table-cell table:style-name="ce9" table:formula="of:=[.X19]-1" office:value-type="float" office:value="3" calcext:value-type="float">
            <text:p>3</text:p>
          </table:table-cell>
          <table:table-cell table:style-name="ce10" office:value-type="string" calcext:value-type="string">
            <text:p>Q= <text:s text:c="7"/>R=</text:p>
          </table:table-cell>
          <table:table-cell table:style-name="ce167" table:formula="of:=[.AC19]&amp;&quot;x² - &quot;&amp;[.AB19]&amp;&quot;x + &quot;&amp;[.AA19]" office:value-type="string" office:string-value="4x² - 5x + 9" calcext:value-type="string">
            <text:p>4x² - 5x + 9</text:p>
          </table:table-cell>
          <table:table-cell table:style-name="ce149" office:value-type="string" calcext:value-type="string">
            <text:p>pour x =</text:p>
          </table:table-cell>
          <table:table-cell table:style-name="ce168" table:formula="of:=-RANDBETWEEN(1;4)" office:value-type="float" office:value="-3" calcext:value-type="float">
            <text:p>-3</text:p>
          </table:table-cell>
          <table:table-cell table:style-name="ce169"/>
          <table:table-cell table:style-name="ce50" office:value-type="string" calcext:value-type="string">
            <text:p>b=</text:p>
          </table:table-cell>
          <table:table-cell table:style-name="ce170" table:formula="of:=RANDBETWEEN(1;20)" office:value-type="float" office:value="11" calcext:value-type="float">
            <text:p>11 cm²</text:p>
          </table:table-cell>
          <table:table-cell table:style-name="ce47" office:value-type="string" calcext:value-type="string">
            <text:p>h=</text:p>
          </table:table-cell>
          <table:table-cell table:style-name="ce171" table:formula="of:=RANDBETWEEN(1;20)" office:value-type="float" office:value="6" calcext:value-type="float">
            <text:p>6 cm</text:p>
          </table:table-cell>
          <table:table-cell table:style-name="ce172" office:value-type="string" calcext:value-type="string">
            <text:p>V = </text:p>
          </table:table-cell>
          <table:table-cell/>
          <table:table-cell table:style-name="ce147" table:formula="of:=ROUNDDOWN(SQRT([.Z19]))&amp;&quot;;&quot;&amp;(ROUNDDOWN(SQRT([.Z19]))+1)" office:value-type="string" office:string-value="12;13" calcext:value-type="string">
            <text:p>12;13</text:p>
          </table:table-cell>
          <table:table-cell table:style-name="ce57" table:formula="of:=&quot;Q=&quot;&amp;QUOTIENT([.E19];[.G19])&amp;&quot;  R=&quot;&amp;MOD([.E19];[.G19])" office:value-type="string" office:string-value="Q=9  R=1" calcext:value-type="string">
            <text:p>Q=9 <text:s/>R=1</text:p>
          </table:table-cell>
          <table:table-cell table:style-name="ce57" table:formula="of:=[.AC19]*[.K19]^2-[.AB19]*[.K19]+[.AA19]" office:value-type="float" office:value="60" calcext:value-type="float">
            <text:p>60</text:p>
          </table:table-cell>
          <table:table-cell table:style-name="ce174" table:formula="of:=[.N19]*[.P19]" office:value-type="float" office:value="66" calcext:value-type="float">
            <text:p>66 cm³</text:p>
          </table:table-cell>
          <table:table-cell/>
          <table:table-cell table:formula="of:=RANK([.Y19];[.Y12:.Y21])+2" office:value-type="float" office:value="4" calcext:value-type="float">
            <text:p>4</text:p>
          </table:table-cell>
          <table:table-cell table:style-name="ce83" table:formula="of:=RAND()" office:value-type="float" office:value="0.820127724368028" calcext:value-type="float">
            <text:p>0,820127724368028</text:p>
          </table:table-cell>
          <table:table-cell table:formula="of:=([.AD19]*35-34)+RANDBETWEEN(0;34)" office:value-type="float" office:value="159" calcext:value-type="float">
            <text:p>159</text:p>
          </table:table-cell>
          <table:table-cell table:style-name="ce15" table:formula="of:=RANDBETWEEN(1;9)" office:value-type="float" office:value="9" calcext:value-type="float">
            <text:p>9</text:p>
          </table:table-cell>
          <table:table-cell table:style-name="ce175" table:formula="of:=RANDBETWEEN(2;5)" office:value-type="float" office:value="5" calcext:value-type="float">
            <text:p>5</text:p>
          </table:table-cell>
          <table:table-cell table:style-name="ce175" table:formula="of:=RANDBETWEEN(2;5)" office:value-type="float" office:value="4" calcext:value-type="float">
            <text:p>4</text:p>
          </table:table-cell>
          <table:table-cell table:formula="of:=RANK([.AE19];[.AE14:.AE19])" office:value-type="float" office:value="5" calcext:value-type="float">
            <text:p>5</text:p>
          </table:table-cell>
          <table:table-cell table:style-name="ce83" table:formula="of:=RAND()" office:value-type="float" office:value="0.375439711434973" calcext:value-type="float">
            <text:p>0,375439711434973</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5" table:number-rows-spanned="1">
            <text:p>😕 <text:s text:c="3"/>😃 <text:s text:c="3"/>😎</text:p>
          </table:table-cell>
          <table:covered-table-cell table:number-columns-repeated="4" table:style-name="ce15"/>
          <table:table-cell table:number-columns-repeated="6"/>
          <table:table-cell table:formula="of:=RANK([.Y20];[.Y12:.Y21])+2" office:value-type="float" office:value="3" calcext:value-type="float">
            <text:p>3</text:p>
          </table:table-cell>
          <table:table-cell table:style-name="ce83" table:formula="of:=RAND()" office:value-type="float" office:value="0.908178401526332" calcext:value-type="float">
            <text:p>0,908178401526332</text:p>
          </table:table-cell>
          <table:table-cell table:number-columns-repeated="998"/>
        </table:table-row>
        <table:table-row table:style-name="ro4">
          <table:table-cell table:number-columns-repeated="23"/>
          <table:table-cell table:formula="of:=RANK([.Y21];[.Y12:.Y21])+2" office:value-type="float" office:value="9" calcext:value-type="float">
            <text:p>9</text:p>
          </table:table-cell>
          <table:table-cell table:style-name="ce83" table:formula="of:=RAND()" office:value-type="float" office:value="0.532523082081131" calcext:value-type="float">
            <text:p>0,532523082081131</text:p>
          </table:table-cell>
          <table:table-cell table:number-columns-repeated="998"/>
        </table:table-row>
        <table:table-row table:style-name="ro5">
          <table:table-cell table:number-columns-repeated="1023"/>
        </table:table-row>
        <table:table-row table:style-name="ro2">
          <table:table-cell table:style-name="ce59" office:value-type="string" calcext:value-type="string" table:number-columns-spanned="4" table:number-rows-spanned="2">
            <text:p>CEINTURE</text:p>
            <text:p>NOIRE 1</text:p>
          </table:table-cell>
          <table:covered-table-cell table:number-columns-repeated="3"/>
          <table:table-cell table:style-name="ce11" office:value-type="string" calcext:value-type="string" table:number-columns-spanned="6" table:number-rows-spanned="1">
            <text:p>TEST 4<text:span text:style-name="T2">e</text:span> - Date : ……………………………</text:p>
          </table:table-cell>
          <table:covered-table-cell table:number-columns-repeated="5" table:style-name="ce12"/>
          <table:table-cell table:style-name="ce17" office:value-type="string" calcext:value-type="string" table:number-columns-spanned="6"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number-columns-repeated="2"/>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Y23];[.Y23:.Y32])+2" office:value-type="float" office:value="8" calcext:value-type="float">
            <text:p>8</text:p>
          </table:table-cell>
          <table:table-cell table:style-name="ce83" table:formula="of:=RAND()" office:value-type="float" office:value="0.790462940508446" calcext:value-type="float">
            <text:p>0,790462940508446</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4" table:number-rows-spanned="1">
            <text:p>Classe :</text:p>
          </table:table-cell>
          <table:covered-table-cell table:number-columns-repeated="2"/>
          <table:covered-table-cell table:style-name="ce19"/>
          <table:table-cell table:style-name="ce22" table:formula="of:=[.$Q$2]" office:value-type="string" office:string-value="v8639" calcext:value-type="string">
            <text:p>v8639</text:p>
          </table:table-cell>
          <table:table-cell/>
          <table:table-cell table:style-name="ce25" office:value-type="string" calcext:value-type="string" table:number-columns-spanned="4" table:number-rows-spanned="1">
            <text:p>Correction CEINTURE NOIRE 1</text:p>
          </table:table-cell>
          <table:covered-table-cell table:style-name="ce28"/>
          <table:covered-table-cell table:style-name="ce30"/>
          <table:covered-table-cell table:style-name="ce31"/>
          <table:table-cell/>
          <table:table-cell table:formula="of:=RANK([.Y24];[.Y23:.Y32])+2" office:value-type="float" office:value="10" calcext:value-type="float">
            <text:p>10</text:p>
          </table:table-cell>
          <table:table-cell table:style-name="ce83" table:formula="of:=RAND()" office:value-type="float" office:value="0.707446913866816" calcext:value-type="float">
            <text:p>0,707446913866816</text:p>
          </table:table-cell>
          <table:table-cell table:number-columns-repeated="998"/>
        </table:table-row>
        <table:table-row table:style-name="ro3">
          <table:table-cell table:style-name="ce37" office:value-type="string" calcext:value-type="string" table:number-columns-spanned="4" table:number-rows-spanned="1">
            <text:p>Encadrer</text:p>
            <text:p>une racine</text:p>
          </table:table-cell>
          <table:covered-table-cell table:number-columns-repeated="3" table:style-name="ce38"/>
          <table:table-cell table:style-name="ce37" office:value-type="string" calcext:value-type="string" table:number-columns-spanned="4" table:number-rows-spanned="1">
            <text:p>Division euclidienne</text:p>
          </table:table-cell>
          <table:covered-table-cell table:number-columns-repeated="3" table:style-name="ce38"/>
          <table:table-cell table:style-name="ce37" office:value-type="string" calcext:value-type="string" table:number-columns-spanned="4" table:number-rows-spanned="1">
            <text:p>Calculer une expression</text:p>
          </table:table-cell>
          <table:covered-table-cell table:number-columns-repeated="3" table:style-name="ce38"/>
          <table:table-cell table:style-name="ce37" office:value-type="string" calcext:value-type="string" table:number-columns-spanned="5" table:number-rows-spanned="1">
            <text:p>Volume de prisme droit en cm³</text:p>
          </table:table-cell>
          <table:covered-table-cell table:number-columns-repeated="4" table:style-name="ce38"/>
          <table:table-cell table:style-name="ce83"/>
          <table:table-cell table:style-name="ce89" office:value-type="string" calcext:value-type="string">
            <text:p>4<text:span text:style-name="T2">e</text:span></text:p>
          </table:table-cell>
          <table:table-cell table:style-name="ce94" table:formula="of:=[.Q23]" office:value-type="string" office:string-value="AC" calcext:value-type="string">
            <text:p>AC</text:p>
          </table:table-cell>
          <table:table-cell table:style-name="ce96"/>
          <table:table-cell table:style-name="ce99" table:formula="of:=[.Q24]" office:value-type="string" office:string-value="v8639" calcext:value-type="string">
            <text:p>v8639</text:p>
          </table:table-cell>
          <table:table-cell table:style-name="ce83"/>
          <table:table-cell table:formula="of:=RANK([.Y25];[.Y23:.Y32])+2" office:value-type="float" office:value="7" calcext:value-type="float">
            <text:p>7</text:p>
          </table:table-cell>
          <table:table-cell table:style-name="ce83" table:formula="of:=RAND()" office:value-type="float" office:value="0.815769846128167" calcext:value-type="float">
            <text:p>0,815769846128167</text:p>
          </table:table-cell>
          <table:table-cell/>
          <table:table-cell table:style-name="ce83" office:value-type="string" calcext:value-type="string">
            <text:p>coeff 0</text:p>
          </table:table-cell>
          <table:table-cell table:style-name="ce83" office:value-type="string" calcext:value-type="string">
            <text:p>coeff x</text:p>
          </table:table-cell>
          <table:table-cell table:style-name="ce83" office:value-type="string" calcext:value-type="string">
            <text:p>coeff x²</text:p>
          </table:table-cell>
          <table:table-cell table:style-name="ce83" table:formula="of:=RANK([.AE25];[.AE25:.AE30])" office:value-type="float" office:value="1" calcext:value-type="float">
            <text:p>1</text:p>
          </table:table-cell>
          <table:table-cell table:style-name="ce83" table:formula="of:=RAND()" office:value-type="float" office:value="0.990614636624455" calcext:value-type="float">
            <text:p>0,990614636624455</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26]" office:value-type="string" office:string-value="√171" calcext:value-type="string">
            <text:p>√171</text:p>
          </table:table-cell>
          <table:table-cell table:style-name="ce41" office:value-type="string" calcext:value-type="string">
            <text:p>&lt;</text:p>
          </table:table-cell>
          <table:table-cell table:style-name="ce4" table:formula="of:=[.AD26]*4-3+RANDBETWEEN(0;3)+10" office:value-type="float" office:value="30" calcext:value-type="float">
            <text:p>30</text:p>
          </table:table-cell>
          <table:table-cell table:style-name="ce7" office:value-type="string" calcext:value-type="string">
            <text:p>÷</text:p>
          </table:table-cell>
          <table:table-cell table:style-name="ce9" table:formula="of:=[.X26]-1" office:value-type="float" office:value="2" calcext:value-type="float">
            <text:p>2</text:p>
          </table:table-cell>
          <table:table-cell table:style-name="ce10" office:value-type="string" calcext:value-type="string">
            <text:p>Q= <text:s text:c="7"/>R=</text:p>
          </table:table-cell>
          <table:table-cell table:style-name="ce167" table:formula="of:=&quot;x + &quot;&amp;[.AA26]" office:value-type="string" office:string-value="x + 9" calcext:value-type="string">
            <text:p>x + 9</text:p>
          </table:table-cell>
          <table:table-cell table:style-name="ce149" office:value-type="string" calcext:value-type="string">
            <text:p>pour x =</text:p>
          </table:table-cell>
          <table:table-cell table:style-name="ce168" table:formula="of:=-RANDBETWEEN(0;9)" office:value-type="float" office:value="-7" calcext:value-type="float">
            <text:p>-7</text:p>
          </table:table-cell>
          <table:table-cell table:style-name="ce169"/>
          <table:table-cell table:style-name="ce50" office:value-type="string" calcext:value-type="string">
            <text:p>b=</text:p>
          </table:table-cell>
          <table:table-cell table:style-name="ce170" table:formula="of:=RANDBETWEEN(1;20)" office:value-type="float" office:value="13" calcext:value-type="float">
            <text:p>13 cm²</text:p>
          </table:table-cell>
          <table:table-cell table:style-name="ce47" office:value-type="string" calcext:value-type="string">
            <text:p>h=</text:p>
          </table:table-cell>
          <table:table-cell table:style-name="ce171" table:formula="of:=RANDBETWEEN(1;20)" office:value-type="float" office:value="17" calcext:value-type="float">
            <text:p>17 cm</text:p>
          </table:table-cell>
          <table:table-cell table:style-name="ce172" office:value-type="string" calcext:value-type="string">
            <text:p>V = </text:p>
          </table:table-cell>
          <table:table-cell/>
          <table:table-cell table:style-name="ce147" table:formula="of:=ROUNDDOWN(SQRT([.Z26]))&amp;&quot;;&quot;&amp;(ROUNDDOWN(SQRT([.Z26]))+1)" office:value-type="string" office:string-value="13;14" calcext:value-type="string">
            <text:p>13;14</text:p>
          </table:table-cell>
          <table:table-cell table:style-name="ce57" table:formula="of:=&quot;Q=&quot;&amp;QUOTIENT([.E26];[.G26])&amp;&quot;  R=&quot;&amp;MOD([.E26];[.G26])" office:value-type="string" office:string-value="Q=15  R=0" calcext:value-type="string">
            <text:p>Q=15 <text:s/>R=0</text:p>
          </table:table-cell>
          <table:table-cell table:style-name="ce57" table:formula="of:=[.K26]+[.AA26]" office:value-type="float" office:value="2" calcext:value-type="float">
            <text:p>2</text:p>
          </table:table-cell>
          <table:table-cell table:style-name="ce174" table:formula="of:=[.N26]*[.P26]" office:value-type="float" office:value="221" calcext:value-type="float">
            <text:p>221 cm³</text:p>
          </table:table-cell>
          <table:table-cell/>
          <table:table-cell table:formula="of:=RANK([.Y26];[.Y23:.Y32])+2" office:value-type="float" office:value="3" calcext:value-type="float">
            <text:p>3</text:p>
          </table:table-cell>
          <table:table-cell table:style-name="ce83" table:formula="of:=RAND()" office:value-type="float" office:value="0.878342309407135" calcext:value-type="float">
            <text:p>0,878342309407135</text:p>
          </table:table-cell>
          <table:table-cell table:formula="of:=([.AD26]*35-34)+RANDBETWEEN(0;34)" office:value-type="float" office:value="171" calcext:value-type="float">
            <text:p>171</text:p>
          </table:table-cell>
          <table:table-cell table:style-name="ce15" table:formula="of:=RANDBETWEEN(1;9)" office:value-type="float" office:value="9" calcext:value-type="float">
            <text:p>9</text:p>
          </table:table-cell>
          <table:table-cell table:style-name="ce175" table:formula="of:=RANDBETWEEN(2;5)" office:value-type="float" office:value="5" calcext:value-type="float">
            <text:p>5</text:p>
          </table:table-cell>
          <table:table-cell table:style-name="ce175" table:formula="of:=RANDBETWEEN(2;4)" office:value-type="float" office:value="2" calcext:value-type="float">
            <text:p>2</text:p>
          </table:table-cell>
          <table:table-cell table:formula="of:=RANK([.AE26];[.AE25:.AE30])" office:value-type="float" office:value="5" calcext:value-type="float">
            <text:p>5</text:p>
          </table:table-cell>
          <table:table-cell table:style-name="ce83" table:formula="of:=RAND()" office:value-type="float" office:value="0.492196031881633" calcext:value-type="float">
            <text:p>0,492196031881633</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27]" office:value-type="string" office:string-value="√91" calcext:value-type="string">
            <text:p>√91</text:p>
          </table:table-cell>
          <table:table-cell table:style-name="ce41" office:value-type="string" calcext:value-type="string">
            <text:p>&lt;</text:p>
          </table:table-cell>
          <table:table-cell table:style-name="ce4" table:formula="of:=[.AD27]*4-3+RANDBETWEEN(0;3)+10" office:value-type="float" office:value="21" calcext:value-type="float">
            <text:p>21</text:p>
          </table:table-cell>
          <table:table-cell table:style-name="ce7" office:value-type="string" calcext:value-type="string">
            <text:p>÷</text:p>
          </table:table-cell>
          <table:table-cell table:style-name="ce9" table:formula="of:=[.X27]-1" office:value-type="float" office:value="10" calcext:value-type="float">
            <text:p>10</text:p>
          </table:table-cell>
          <table:table-cell table:style-name="ce10" office:value-type="string" calcext:value-type="string">
            <text:p>Q= <text:s text:c="7"/>R=</text:p>
          </table:table-cell>
          <table:table-cell table:style-name="ce167" table:formula="of:=[.AB27]&amp;&quot;x + &quot;&amp;[.AA27]" office:value-type="string" office:string-value="2x + 4" calcext:value-type="string">
            <text:p>2x + 4</text:p>
          </table:table-cell>
          <table:table-cell table:style-name="ce149" office:value-type="string" calcext:value-type="string">
            <text:p>pour x =</text:p>
          </table:table-cell>
          <table:table-cell table:style-name="ce168" table:formula="of:=-RANDBETWEEN(0;9)" office:value-type="float" office:value="-3" calcext:value-type="float">
            <text:p>-3</text:p>
          </table:table-cell>
          <table:table-cell table:style-name="ce169"/>
          <table:table-cell table:style-name="ce50" office:value-type="string" calcext:value-type="string">
            <text:p>b=</text:p>
          </table:table-cell>
          <table:table-cell table:style-name="ce170" table:formula="of:=RANDBETWEEN(1;20)" office:value-type="float" office:value="10" calcext:value-type="float">
            <text:p>10 cm²</text:p>
          </table:table-cell>
          <table:table-cell table:style-name="ce47" office:value-type="string" calcext:value-type="string">
            <text:p>h=</text:p>
          </table:table-cell>
          <table:table-cell table:style-name="ce171" table:formula="of:=RANDBETWEEN(1;20)" office:value-type="float" office:value="18" calcext:value-type="float">
            <text:p>18 cm</text:p>
          </table:table-cell>
          <table:table-cell table:style-name="ce172" office:value-type="string" calcext:value-type="string">
            <text:p>V = </text:p>
          </table:table-cell>
          <table:table-cell/>
          <table:table-cell table:style-name="ce147" table:formula="of:=ROUNDDOWN(SQRT([.Z27]))&amp;&quot;;&quot;&amp;(ROUNDDOWN(SQRT([.Z27]))+1)" office:value-type="string" office:string-value="9;10" calcext:value-type="string">
            <text:p>9;10</text:p>
          </table:table-cell>
          <table:table-cell table:style-name="ce57" table:formula="of:=&quot;Q=&quot;&amp;QUOTIENT([.E27];[.G27])&amp;&quot;  R=&quot;&amp;MOD([.E27];[.G27])" office:value-type="string" office:string-value="Q=2  R=1" calcext:value-type="string">
            <text:p>Q=2 <text:s/>R=1</text:p>
          </table:table-cell>
          <table:table-cell table:style-name="ce57" table:formula="of:=[.AB27]*[.K27]+[.AA27]" office:value-type="float" office:value="-2" calcext:value-type="float">
            <text:p>-2</text:p>
          </table:table-cell>
          <table:table-cell table:style-name="ce174" table:formula="of:=[.N27]*[.P27]" office:value-type="float" office:value="180" calcext:value-type="float">
            <text:p>180 cm³</text:p>
          </table:table-cell>
          <table:table-cell/>
          <table:table-cell table:formula="of:=RANK([.Y27];[.Y23:.Y32])+2" office:value-type="float" office:value="11" calcext:value-type="float">
            <text:p>11</text:p>
          </table:table-cell>
          <table:table-cell table:style-name="ce83" table:formula="of:=RAND()" office:value-type="float" office:value="0.484529363773864" calcext:value-type="float">
            <text:p>0,484529363773864</text:p>
          </table:table-cell>
          <table:table-cell table:formula="of:=([.AD27]*35-34)+RANDBETWEEN(0;34)" office:value-type="float" office:value="91" calcext:value-type="float">
            <text:p>91</text:p>
          </table:table-cell>
          <table:table-cell table:style-name="ce15" table:formula="of:=RANDBETWEEN(1;9)" office:value-type="float" office:value="4" calcext:value-type="float">
            <text:p>4</text:p>
          </table:table-cell>
          <table:table-cell table:style-name="ce175" table:formula="of:=RANDBETWEEN(2;5)" office:value-type="float" office:value="2" calcext:value-type="float">
            <text:p>2</text:p>
          </table:table-cell>
          <table:table-cell table:style-name="ce175" table:formula="of:=RANDBETWEEN(2;5)" office:value-type="float" office:value="5" calcext:value-type="float">
            <text:p>5</text:p>
          </table:table-cell>
          <table:table-cell table:formula="of:=RANK([.AE27];[.AE25:.AE30])" office:value-type="float" office:value="3" calcext:value-type="float">
            <text:p>3</text:p>
          </table:table-cell>
          <table:table-cell table:style-name="ce83" table:formula="of:=RAND()" office:value-type="float" office:value="0.78717486409211" calcext:value-type="float">
            <text:p>0,78717486409211</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28]" office:value-type="string" office:string-value="√41" calcext:value-type="string">
            <text:p>√41</text:p>
          </table:table-cell>
          <table:table-cell table:style-name="ce41" office:value-type="string" calcext:value-type="string">
            <text:p>&lt;</text:p>
          </table:table-cell>
          <table:table-cell table:style-name="ce4" table:formula="of:=[.AD28]*4-3+RANDBETWEEN(0;3)+10" office:value-type="float" office:value="17" calcext:value-type="float">
            <text:p>17</text:p>
          </table:table-cell>
          <table:table-cell table:style-name="ce7" office:value-type="string" calcext:value-type="string">
            <text:p>÷</text:p>
          </table:table-cell>
          <table:table-cell table:style-name="ce9" table:formula="of:=[.X28]-1" office:value-type="float" office:value="11" calcext:value-type="float">
            <text:p>11</text:p>
          </table:table-cell>
          <table:table-cell table:style-name="ce10" office:value-type="string" calcext:value-type="string">
            <text:p>Q= <text:s text:c="7"/>R=</text:p>
          </table:table-cell>
          <table:table-cell table:style-name="ce167" table:formula="of:=&quot;-&quot;&amp;[.AB28]&amp;&quot;x - &quot;&amp;[.AA28]" office:value-type="string" office:string-value="-2x - 8" calcext:value-type="string">
            <text:p>-2x - 8</text:p>
          </table:table-cell>
          <table:table-cell table:style-name="ce149" office:value-type="string" calcext:value-type="string">
            <text:p>pour x =</text:p>
          </table:table-cell>
          <table:table-cell table:style-name="ce168" table:formula="of:=-RANDBETWEEN(0;9)" office:value-type="float" office:value="-2" calcext:value-type="float">
            <text:p>-2</text:p>
          </table:table-cell>
          <table:table-cell table:style-name="ce169"/>
          <table:table-cell table:style-name="ce50" office:value-type="string" calcext:value-type="string">
            <text:p>b=</text:p>
          </table:table-cell>
          <table:table-cell table:style-name="ce170" table:formula="of:=RANDBETWEEN(1;20)" office:value-type="float" office:value="17" calcext:value-type="float">
            <text:p>17 cm²</text:p>
          </table:table-cell>
          <table:table-cell table:style-name="ce47" office:value-type="string" calcext:value-type="string">
            <text:p>h=</text:p>
          </table:table-cell>
          <table:table-cell table:style-name="ce171" table:formula="of:=RANDBETWEEN(1;20)" office:value-type="float" office:value="2" calcext:value-type="float">
            <text:p>2 cm</text:p>
          </table:table-cell>
          <table:table-cell table:style-name="ce172" office:value-type="string" calcext:value-type="string">
            <text:p>V = </text:p>
          </table:table-cell>
          <table:table-cell/>
          <table:table-cell table:style-name="ce147" table:formula="of:=ROUNDDOWN(SQRT([.Z28]))&amp;&quot;;&quot;&amp;(ROUNDDOWN(SQRT([.Z28]))+1)" office:value-type="string" office:string-value="6;7" calcext:value-type="string">
            <text:p>6;7</text:p>
          </table:table-cell>
          <table:table-cell table:style-name="ce57" table:formula="of:=&quot;Q=&quot;&amp;QUOTIENT([.E28];[.G28])&amp;&quot;  R=&quot;&amp;MOD([.E28];[.G28])" office:value-type="string" office:string-value="Q=1  R=6" calcext:value-type="string">
            <text:p>Q=1 <text:s/>R=6</text:p>
          </table:table-cell>
          <table:table-cell table:style-name="ce57" table:formula="of:=-[.AB28]*[.K28]-[.AA28]" office:value-type="float" office:value="-4" calcext:value-type="float">
            <text:p>-4</text:p>
          </table:table-cell>
          <table:table-cell table:style-name="ce174" table:formula="of:=[.N28]*[.P28]" office:value-type="float" office:value="34" calcext:value-type="float">
            <text:p>34 cm³</text:p>
          </table:table-cell>
          <table:table-cell/>
          <table:table-cell table:formula="of:=RANK([.Y28];[.Y23:.Y32])+2" office:value-type="float" office:value="12" calcext:value-type="float">
            <text:p>12</text:p>
          </table:table-cell>
          <table:table-cell table:style-name="ce83" table:formula="of:=RAND()" office:value-type="float" office:value="0.273282780248483" calcext:value-type="float">
            <text:p>0,273282780248483</text:p>
          </table:table-cell>
          <table:table-cell table:formula="of:=([.AD28]*35-34)+RANDBETWEEN(0;34)" office:value-type="float" office:value="41" calcext:value-type="float">
            <text:p>41</text:p>
          </table:table-cell>
          <table:table-cell table:style-name="ce15" table:formula="of:=RANDBETWEEN(1;9)" office:value-type="float" office:value="8" calcext:value-type="float">
            <text:p>8</text:p>
          </table:table-cell>
          <table:table-cell table:style-name="ce175" table:formula="of:=RANDBETWEEN(2;5)" office:value-type="float" office:value="2" calcext:value-type="float">
            <text:p>2</text:p>
          </table:table-cell>
          <table:table-cell table:style-name="ce175" table:formula="of:=RANDBETWEEN(2;5)" office:value-type="float" office:value="2" calcext:value-type="float">
            <text:p>2</text:p>
          </table:table-cell>
          <table:table-cell table:formula="of:=RANK([.AE28];[.AE25:.AE30])" office:value-type="float" office:value="2" calcext:value-type="float">
            <text:p>2</text:p>
          </table:table-cell>
          <table:table-cell table:style-name="ce83" table:formula="of:=RAND()" office:value-type="float" office:value="0.957424858147391" calcext:value-type="float">
            <text:p>0,957424858147391</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29]" office:value-type="string" office:string-value="√132" calcext:value-type="string">
            <text:p>√132</text:p>
          </table:table-cell>
          <table:table-cell table:style-name="ce41" office:value-type="string" calcext:value-type="string">
            <text:p>&lt;</text:p>
          </table:table-cell>
          <table:table-cell table:style-name="ce4" table:formula="of:=[.AD29]*4-3+RANDBETWEEN(0;3)+10" office:value-type="float" office:value="23" calcext:value-type="float">
            <text:p>23</text:p>
          </table:table-cell>
          <table:table-cell table:style-name="ce7" office:value-type="string" calcext:value-type="string">
            <text:p>÷</text:p>
          </table:table-cell>
          <table:table-cell table:style-name="ce9" table:formula="of:=[.X29]-1" office:value-type="float" office:value="8" calcext:value-type="float">
            <text:p>8</text:p>
          </table:table-cell>
          <table:table-cell table:style-name="ce10" office:value-type="string" calcext:value-type="string">
            <text:p>Q= <text:s text:c="7"/>R=</text:p>
          </table:table-cell>
          <table:table-cell table:style-name="ce167" table:formula="of:=&quot;x² - x - &quot;&amp;[.AA29]" office:value-type="string" office:string-value="x² - x - 3" calcext:value-type="string">
            <text:p>x² - x - 3</text:p>
          </table:table-cell>
          <table:table-cell table:style-name="ce149" office:value-type="string" calcext:value-type="string">
            <text:p>pour x =</text:p>
          </table:table-cell>
          <table:table-cell table:style-name="ce168" table:formula="of:=-RANDBETWEEN(0;9)" office:value-type="float" office:value="-6" calcext:value-type="float">
            <text:p>-6</text:p>
          </table:table-cell>
          <table:table-cell table:style-name="ce169"/>
          <table:table-cell table:style-name="ce50" office:value-type="string" calcext:value-type="string">
            <text:p>b=</text:p>
          </table:table-cell>
          <table:table-cell table:style-name="ce170" table:formula="of:=RANDBETWEEN(1;20)" office:value-type="float" office:value="15" calcext:value-type="float">
            <text:p>15 cm²</text:p>
          </table:table-cell>
          <table:table-cell table:style-name="ce47" office:value-type="string" calcext:value-type="string">
            <text:p>h=</text:p>
          </table:table-cell>
          <table:table-cell table:style-name="ce171" table:formula="of:=RANDBETWEEN(1;20)" office:value-type="float" office:value="13" calcext:value-type="float">
            <text:p>13 cm</text:p>
          </table:table-cell>
          <table:table-cell table:style-name="ce172" office:value-type="string" calcext:value-type="string">
            <text:p>V = </text:p>
          </table:table-cell>
          <table:table-cell/>
          <table:table-cell table:style-name="ce147" table:formula="of:=ROUNDDOWN(SQRT([.Z29]))&amp;&quot;;&quot;&amp;(ROUNDDOWN(SQRT([.Z29]))+1)" office:value-type="string" office:string-value="11;12" calcext:value-type="string">
            <text:p>11;12</text:p>
          </table:table-cell>
          <table:table-cell table:style-name="ce57" table:formula="of:=&quot;Q=&quot;&amp;QUOTIENT([.E29];[.G29])&amp;&quot;  R=&quot;&amp;MOD([.E29];[.G29])" office:value-type="string" office:string-value="Q=2  R=7" calcext:value-type="string">
            <text:p>Q=2 <text:s/>R=7</text:p>
          </table:table-cell>
          <table:table-cell table:style-name="ce57" table:formula="of:=[.K29]^2-[.K29]-[.AA29]" office:value-type="float" office:value="39" calcext:value-type="float">
            <text:p>39</text:p>
          </table:table-cell>
          <table:table-cell table:style-name="ce174" table:formula="of:=[.N29]*[.P29]" office:value-type="float" office:value="195" calcext:value-type="float">
            <text:p>195 cm³</text:p>
          </table:table-cell>
          <table:table-cell/>
          <table:table-cell table:formula="of:=RANK([.Y29];[.Y23:.Y32])+2" office:value-type="float" office:value="9" calcext:value-type="float">
            <text:p>9</text:p>
          </table:table-cell>
          <table:table-cell table:style-name="ce83" table:formula="of:=RAND()" office:value-type="float" office:value="0.712032920828634" calcext:value-type="float">
            <text:p>0,712032920828634</text:p>
          </table:table-cell>
          <table:table-cell table:formula="of:=([.AD29]*35-34)+RANDBETWEEN(0;34)" office:value-type="float" office:value="132" calcext:value-type="float">
            <text:p>132</text:p>
          </table:table-cell>
          <table:table-cell table:style-name="ce15" table:formula="of:=RANDBETWEEN(1;9)" office:value-type="float" office:value="3" calcext:value-type="float">
            <text:p>3</text:p>
          </table:table-cell>
          <table:table-cell table:style-name="ce175" table:formula="of:=RANDBETWEEN(2;5)" office:value-type="float" office:value="3" calcext:value-type="float">
            <text:p>3</text:p>
          </table:table-cell>
          <table:table-cell table:style-name="ce175" table:formula="of:=RANDBETWEEN(2;5)" office:value-type="float" office:value="4" calcext:value-type="float">
            <text:p>4</text:p>
          </table:table-cell>
          <table:table-cell table:formula="of:=RANK([.AE29];[.AE25:.AE30])" office:value-type="float" office:value="4" calcext:value-type="float">
            <text:p>4</text:p>
          </table:table-cell>
          <table:table-cell table:style-name="ce83" table:formula="of:=RAND()" office:value-type="float" office:value="0.662022914496571" calcext:value-type="float">
            <text:p>0,662022914496571</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30]" office:value-type="string" office:string-value="√200" calcext:value-type="string">
            <text:p>√200</text:p>
          </table:table-cell>
          <table:table-cell table:style-name="ce41" office:value-type="string" calcext:value-type="string">
            <text:p>&lt;</text:p>
          </table:table-cell>
          <table:table-cell table:style-name="ce4" table:formula="of:=[.AD30]*4-3+RANDBETWEEN(0;3)+10" office:value-type="float" office:value="34" calcext:value-type="float">
            <text:p>34</text:p>
          </table:table-cell>
          <table:table-cell table:style-name="ce7" office:value-type="string" calcext:value-type="string">
            <text:p>÷</text:p>
          </table:table-cell>
          <table:table-cell table:style-name="ce9" table:formula="of:=[.X30]-1" office:value-type="float" office:value="4" calcext:value-type="float">
            <text:p>4</text:p>
          </table:table-cell>
          <table:table-cell table:style-name="ce10" office:value-type="string" calcext:value-type="string">
            <text:p>Q= <text:s text:c="7"/>R=</text:p>
          </table:table-cell>
          <table:table-cell table:style-name="ce167" table:formula="of:=[.AC30]&amp;&quot;x² - &quot;&amp;[.AB30]&amp;&quot;x + &quot;&amp;[.AA30]" office:value-type="string" office:string-value="2x² - 3x + 3" calcext:value-type="string">
            <text:p>2x² - 3x + 3</text:p>
          </table:table-cell>
          <table:table-cell table:style-name="ce149" office:value-type="string" calcext:value-type="string">
            <text:p>pour x =</text:p>
          </table:table-cell>
          <table:table-cell table:style-name="ce168" table:formula="of:=-RANDBETWEEN(1;4)" office:value-type="float" office:value="-4" calcext:value-type="float">
            <text:p>-4</text:p>
          </table:table-cell>
          <table:table-cell table:style-name="ce169"/>
          <table:table-cell table:style-name="ce50" office:value-type="string" calcext:value-type="string">
            <text:p>b=</text:p>
          </table:table-cell>
          <table:table-cell table:style-name="ce170" table:formula="of:=RANDBETWEEN(1;20)" office:value-type="float" office:value="17" calcext:value-type="float">
            <text:p>17 cm²</text:p>
          </table:table-cell>
          <table:table-cell table:style-name="ce47" office:value-type="string" calcext:value-type="string">
            <text:p>h=</text:p>
          </table:table-cell>
          <table:table-cell table:style-name="ce171" table:formula="of:=RANDBETWEEN(1;20)" office:value-type="float" office:value="6" calcext:value-type="float">
            <text:p>6 cm</text:p>
          </table:table-cell>
          <table:table-cell table:style-name="ce172" office:value-type="string" calcext:value-type="string">
            <text:p>V = </text:p>
          </table:table-cell>
          <table:table-cell/>
          <table:table-cell table:style-name="ce147" table:formula="of:=ROUNDDOWN(SQRT([.Z30]))&amp;&quot;;&quot;&amp;(ROUNDDOWN(SQRT([.Z30]))+1)" office:value-type="string" office:string-value="14;15" calcext:value-type="string">
            <text:p>14;15</text:p>
          </table:table-cell>
          <table:table-cell table:style-name="ce57" table:formula="of:=&quot;Q=&quot;&amp;QUOTIENT([.E30];[.G30])&amp;&quot;  R=&quot;&amp;MOD([.E30];[.G30])" office:value-type="string" office:string-value="Q=8  R=2" calcext:value-type="string">
            <text:p>Q=8 <text:s/>R=2</text:p>
          </table:table-cell>
          <table:table-cell table:style-name="ce57" table:formula="of:=[.AC30]*[.K30]^2-[.AB30]*[.K30]+[.AA30]" office:value-type="float" office:value="47" calcext:value-type="float">
            <text:p>47</text:p>
          </table:table-cell>
          <table:table-cell table:style-name="ce174" table:formula="of:=[.N30]*[.P30]" office:value-type="float" office:value="102" calcext:value-type="float">
            <text:p>102 cm³</text:p>
          </table:table-cell>
          <table:table-cell/>
          <table:table-cell table:formula="of:=RANK([.Y30];[.Y23:.Y32])+2" office:value-type="float" office:value="5" calcext:value-type="float">
            <text:p>5</text:p>
          </table:table-cell>
          <table:table-cell table:style-name="ce83" table:formula="of:=RAND()" office:value-type="float" office:value="0.830243731598263" calcext:value-type="float">
            <text:p>0,830243731598263</text:p>
          </table:table-cell>
          <table:table-cell table:formula="of:=([.AD30]*35-34)+RANDBETWEEN(0;34)" office:value-type="float" office:value="200" calcext:value-type="float">
            <text:p>200</text:p>
          </table:table-cell>
          <table:table-cell table:style-name="ce15" table:formula="of:=RANDBETWEEN(1;9)" office:value-type="float" office:value="3" calcext:value-type="float">
            <text:p>3</text:p>
          </table:table-cell>
          <table:table-cell table:style-name="ce175" table:formula="of:=RANDBETWEEN(2;5)" office:value-type="float" office:value="3" calcext:value-type="float">
            <text:p>3</text:p>
          </table:table-cell>
          <table:table-cell table:style-name="ce175" table:formula="of:=RANDBETWEEN(2;5)" office:value-type="float" office:value="2" calcext:value-type="float">
            <text:p>2</text:p>
          </table:table-cell>
          <table:table-cell table:formula="of:=RANK([.AE30];[.AE25:.AE30])" office:value-type="float" office:value="6" calcext:value-type="float">
            <text:p>6</text:p>
          </table:table-cell>
          <table:table-cell table:style-name="ce83" table:formula="of:=RAND()" office:value-type="float" office:value="0.322820836077598" calcext:value-type="float">
            <text:p>0,322820836077598</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5" table:number-rows-spanned="1">
            <text:p>😕 <text:s text:c="3"/>😃 <text:s text:c="3"/>😎</text:p>
          </table:table-cell>
          <table:covered-table-cell table:number-columns-repeated="4" table:style-name="ce15"/>
          <table:table-cell table:number-columns-repeated="6"/>
          <table:table-cell table:formula="of:=RANK([.Y31];[.Y23:.Y32])+2" office:value-type="float" office:value="6" calcext:value-type="float">
            <text:p>6</text:p>
          </table:table-cell>
          <table:table-cell table:style-name="ce83" table:formula="of:=RAND()" office:value-type="float" office:value="0.824497121774721" calcext:value-type="float">
            <text:p>0,824497121774721</text:p>
          </table:table-cell>
          <table:table-cell table:number-columns-repeated="998"/>
        </table:table-row>
        <table:table-row table:style-name="ro4">
          <table:table-cell table:number-columns-repeated="23"/>
          <table:table-cell table:formula="of:=RANK([.Y32];[.Y23:.Y32])+2" office:value-type="float" office:value="4" calcext:value-type="float">
            <text:p>4</text:p>
          </table:table-cell>
          <table:table-cell table:style-name="ce83" table:formula="of:=RAND()" office:value-type="float" office:value="0.841962201618424" calcext:value-type="float">
            <text:p>0,841962201618424</text:p>
          </table:table-cell>
          <table:table-cell table:number-columns-repeated="998"/>
        </table:table-row>
        <table:table-row table:style-name="ro5">
          <table:table-cell table:number-columns-repeated="1023"/>
        </table:table-row>
        <table:table-row table:style-name="ro2">
          <table:table-cell table:style-name="ce59" office:value-type="string" calcext:value-type="string" table:number-columns-spanned="4" table:number-rows-spanned="2">
            <text:p>CEINTURE</text:p>
            <text:p>NOIRE 1</text:p>
          </table:table-cell>
          <table:covered-table-cell table:number-columns-repeated="3"/>
          <table:table-cell table:style-name="ce11" office:value-type="string" calcext:value-type="string" table:number-columns-spanned="6" table:number-rows-spanned="1">
            <text:p>TEST 4<text:span text:style-name="T2">e</text:span> - Date : ……………………………</text:p>
          </table:table-cell>
          <table:covered-table-cell table:number-columns-repeated="5" table:style-name="ce12"/>
          <table:table-cell table:style-name="ce17" office:value-type="string" calcext:value-type="string" table:number-columns-spanned="6"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number-columns-repeated="2"/>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Y34];[.Y34:.Y43])+2" office:value-type="float" office:value="9" calcext:value-type="float">
            <text:p>9</text:p>
          </table:table-cell>
          <table:table-cell table:style-name="ce83" table:formula="of:=RAND()" office:value-type="float" office:value="0.329681590661228" calcext:value-type="float">
            <text:p>0,329681590661228</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4" table:number-rows-spanned="1">
            <text:p>Classe :</text:p>
          </table:table-cell>
          <table:covered-table-cell table:number-columns-repeated="2"/>
          <table:covered-table-cell table:style-name="ce19"/>
          <table:table-cell table:style-name="ce22" table:formula="of:=[.$Q$2]" office:value-type="string" office:string-value="v8639" calcext:value-type="string">
            <text:p>v8639</text:p>
          </table:table-cell>
          <table:table-cell/>
          <table:table-cell table:style-name="ce25" office:value-type="string" calcext:value-type="string" table:number-columns-spanned="4" table:number-rows-spanned="1">
            <text:p>Correction CEINTURE NOIRE 1</text:p>
          </table:table-cell>
          <table:covered-table-cell table:style-name="ce28"/>
          <table:covered-table-cell table:style-name="ce30"/>
          <table:covered-table-cell table:style-name="ce31"/>
          <table:table-cell/>
          <table:table-cell table:formula="of:=RANK([.Y35];[.Y34:.Y43])+2" office:value-type="float" office:value="6" calcext:value-type="float">
            <text:p>6</text:p>
          </table:table-cell>
          <table:table-cell table:style-name="ce83" table:formula="of:=RAND()" office:value-type="float" office:value="0.6046974960876" calcext:value-type="float">
            <text:p>0,6046974960876</text:p>
          </table:table-cell>
          <table:table-cell table:number-columns-repeated="998"/>
        </table:table-row>
        <table:table-row table:style-name="ro3">
          <table:table-cell table:style-name="ce37" office:value-type="string" calcext:value-type="string" table:number-columns-spanned="4" table:number-rows-spanned="1">
            <text:p>Encadrer</text:p>
            <text:p>une racine</text:p>
          </table:table-cell>
          <table:covered-table-cell table:number-columns-repeated="3" table:style-name="ce38"/>
          <table:table-cell table:style-name="ce37" office:value-type="string" calcext:value-type="string" table:number-columns-spanned="4" table:number-rows-spanned="1">
            <text:p>Division euclidienne</text:p>
          </table:table-cell>
          <table:covered-table-cell table:number-columns-repeated="3" table:style-name="ce38"/>
          <table:table-cell table:style-name="ce37" office:value-type="string" calcext:value-type="string" table:number-columns-spanned="4" table:number-rows-spanned="1">
            <text:p>Calculer une expression</text:p>
          </table:table-cell>
          <table:covered-table-cell table:number-columns-repeated="3" table:style-name="ce38"/>
          <table:table-cell table:style-name="ce37" office:value-type="string" calcext:value-type="string" table:number-columns-spanned="5" table:number-rows-spanned="1">
            <text:p>Volume de prisme droit en cm³</text:p>
          </table:table-cell>
          <table:covered-table-cell table:number-columns-repeated="4" table:style-name="ce38"/>
          <table:table-cell table:style-name="ce83"/>
          <table:table-cell table:style-name="ce89" office:value-type="string" calcext:value-type="string">
            <text:p>4<text:span text:style-name="T2">e</text:span></text:p>
          </table:table-cell>
          <table:table-cell table:style-name="ce94" table:formula="of:=[.Q34]" office:value-type="string" office:string-value="AD" calcext:value-type="string">
            <text:p>AD</text:p>
          </table:table-cell>
          <table:table-cell table:style-name="ce96"/>
          <table:table-cell table:style-name="ce99" table:formula="of:=[.Q35]" office:value-type="string" office:string-value="v8639" calcext:value-type="string">
            <text:p>v8639</text:p>
          </table:table-cell>
          <table:table-cell table:style-name="ce83"/>
          <table:table-cell table:formula="of:=RANK([.Y36];[.Y34:.Y43])+2" office:value-type="float" office:value="12" calcext:value-type="float">
            <text:p>12</text:p>
          </table:table-cell>
          <table:table-cell table:style-name="ce83" table:formula="of:=RAND()" office:value-type="float" office:value="0.0971601836724637" calcext:value-type="float">
            <text:p>0,097160183672464</text:p>
          </table:table-cell>
          <table:table-cell/>
          <table:table-cell table:style-name="ce83" office:value-type="string" calcext:value-type="string">
            <text:p>coeff 0</text:p>
          </table:table-cell>
          <table:table-cell table:style-name="ce83" office:value-type="string" calcext:value-type="string">
            <text:p>coeff x</text:p>
          </table:table-cell>
          <table:table-cell table:style-name="ce83" office:value-type="string" calcext:value-type="string">
            <text:p>coeff x²</text:p>
          </table:table-cell>
          <table:table-cell table:style-name="ce83" table:formula="of:=RANK([.AE36];[.AE36:.AE41])" office:value-type="float" office:value="5" calcext:value-type="float">
            <text:p>5</text:p>
          </table:table-cell>
          <table:table-cell table:style-name="ce83" table:formula="of:=RAND()" office:value-type="float" office:value="0.4639243188077" calcext:value-type="float">
            <text:p>0,4639243188077</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37]" office:value-type="string" office:string-value="√82" calcext:value-type="string">
            <text:p>√82</text:p>
          </table:table-cell>
          <table:table-cell table:style-name="ce41" office:value-type="string" calcext:value-type="string">
            <text:p>&lt;</text:p>
          </table:table-cell>
          <table:table-cell table:style-name="ce4" table:formula="of:=[.AD37]*4-3+RANDBETWEEN(0;3)+10" office:value-type="float" office:value="21" calcext:value-type="float">
            <text:p>21</text:p>
          </table:table-cell>
          <table:table-cell table:style-name="ce7" office:value-type="string" calcext:value-type="string">
            <text:p>÷</text:p>
          </table:table-cell>
          <table:table-cell table:style-name="ce9" table:formula="of:=[.X37]-1" office:value-type="float" office:value="9" calcext:value-type="float">
            <text:p>9</text:p>
          </table:table-cell>
          <table:table-cell table:style-name="ce10" office:value-type="string" calcext:value-type="string">
            <text:p>Q= <text:s text:c="7"/>R=</text:p>
          </table:table-cell>
          <table:table-cell table:style-name="ce167" table:formula="of:=&quot;x + &quot;&amp;[.AA37]" office:value-type="string" office:string-value="x + 9" calcext:value-type="string">
            <text:p>x + 9</text:p>
          </table:table-cell>
          <table:table-cell table:style-name="ce149" office:value-type="string" calcext:value-type="string">
            <text:p>pour x =</text:p>
          </table:table-cell>
          <table:table-cell table:style-name="ce168" table:formula="of:=-RANDBETWEEN(0;9)" office:value-type="float" office:value="-1" calcext:value-type="float">
            <text:p>-1</text:p>
          </table:table-cell>
          <table:table-cell table:style-name="ce169"/>
          <table:table-cell table:style-name="ce50" office:value-type="string" calcext:value-type="string">
            <text:p>b=</text:p>
          </table:table-cell>
          <table:table-cell table:style-name="ce170" table:formula="of:=RANDBETWEEN(1;20)" office:value-type="float" office:value="7" calcext:value-type="float">
            <text:p>7 cm²</text:p>
          </table:table-cell>
          <table:table-cell table:style-name="ce47" office:value-type="string" calcext:value-type="string">
            <text:p>h=</text:p>
          </table:table-cell>
          <table:table-cell table:style-name="ce171" table:formula="of:=RANDBETWEEN(1;20)" office:value-type="float" office:value="8" calcext:value-type="float">
            <text:p>8 cm</text:p>
          </table:table-cell>
          <table:table-cell table:style-name="ce172" office:value-type="string" calcext:value-type="string">
            <text:p>V = </text:p>
          </table:table-cell>
          <table:table-cell/>
          <table:table-cell table:style-name="ce147" table:formula="of:=ROUNDDOWN(SQRT([.Z37]))&amp;&quot;;&quot;&amp;(ROUNDDOWN(SQRT([.Z37]))+1)" office:value-type="string" office:string-value="9;10" calcext:value-type="string">
            <text:p>9;10</text:p>
          </table:table-cell>
          <table:table-cell table:style-name="ce57" table:formula="of:=&quot;Q=&quot;&amp;QUOTIENT([.E37];[.G37])&amp;&quot;  R=&quot;&amp;MOD([.E37];[.G37])" office:value-type="string" office:string-value="Q=2  R=3" calcext:value-type="string">
            <text:p>Q=2 <text:s/>R=3</text:p>
          </table:table-cell>
          <table:table-cell table:style-name="ce57" table:formula="of:=[.K37]+[.AA37]" office:value-type="float" office:value="8" calcext:value-type="float">
            <text:p>8</text:p>
          </table:table-cell>
          <table:table-cell table:style-name="ce174" table:formula="of:=[.N37]*[.P37]" office:value-type="float" office:value="56" calcext:value-type="float">
            <text:p>56 cm³</text:p>
          </table:table-cell>
          <table:table-cell/>
          <table:table-cell table:formula="of:=RANK([.Y37];[.Y34:.Y43])+2" office:value-type="float" office:value="10" calcext:value-type="float">
            <text:p>10</text:p>
          </table:table-cell>
          <table:table-cell table:style-name="ce83" table:formula="of:=RAND()" office:value-type="float" office:value="0.238074666894361" calcext:value-type="float">
            <text:p>0,238074666894361</text:p>
          </table:table-cell>
          <table:table-cell table:formula="of:=([.AD37]*35-34)+RANDBETWEEN(0;34)" office:value-type="float" office:value="82" calcext:value-type="float">
            <text:p>82</text:p>
          </table:table-cell>
          <table:table-cell table:style-name="ce15" table:formula="of:=RANDBETWEEN(1;9)" office:value-type="float" office:value="9" calcext:value-type="float">
            <text:p>9</text:p>
          </table:table-cell>
          <table:table-cell table:style-name="ce175" table:formula="of:=RANDBETWEEN(2;5)" office:value-type="float" office:value="5" calcext:value-type="float">
            <text:p>5</text:p>
          </table:table-cell>
          <table:table-cell table:style-name="ce175" table:formula="of:=RANDBETWEEN(2;4)" office:value-type="float" office:value="2" calcext:value-type="float">
            <text:p>2</text:p>
          </table:table-cell>
          <table:table-cell table:formula="of:=RANK([.AE37];[.AE36:.AE41])" office:value-type="float" office:value="3" calcext:value-type="float">
            <text:p>3</text:p>
          </table:table-cell>
          <table:table-cell table:style-name="ce83" table:formula="of:=RAND()" office:value-type="float" office:value="0.750387638082487" calcext:value-type="float">
            <text:p>0,750387638082487</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38]" office:value-type="string" office:string-value="√114" calcext:value-type="string">
            <text:p>√114</text:p>
          </table:table-cell>
          <table:table-cell table:style-name="ce41" office:value-type="string" calcext:value-type="string">
            <text:p>&lt;</text:p>
          </table:table-cell>
          <table:table-cell table:style-name="ce4" table:formula="of:=[.AD38]*4-3+RANDBETWEEN(0;3)+10" office:value-type="float" office:value="24" calcext:value-type="float">
            <text:p>24</text:p>
          </table:table-cell>
          <table:table-cell table:style-name="ce7" office:value-type="string" calcext:value-type="string">
            <text:p>÷</text:p>
          </table:table-cell>
          <table:table-cell table:style-name="ce9" table:formula="of:=[.X38]-1" office:value-type="float" office:value="7" calcext:value-type="float">
            <text:p>7</text:p>
          </table:table-cell>
          <table:table-cell table:style-name="ce10" office:value-type="string" calcext:value-type="string">
            <text:p>Q= <text:s text:c="7"/>R=</text:p>
          </table:table-cell>
          <table:table-cell table:style-name="ce167" table:formula="of:=[.AB38]&amp;&quot;x + &quot;&amp;[.AA38]" office:value-type="string" office:string-value="5x + 1" calcext:value-type="string">
            <text:p>5x + 1</text:p>
          </table:table-cell>
          <table:table-cell table:style-name="ce149" office:value-type="string" calcext:value-type="string">
            <text:p>pour x =</text:p>
          </table:table-cell>
          <table:table-cell table:style-name="ce168" table:formula="of:=-RANDBETWEEN(0;9)" office:value-type="float" office:value="-1" calcext:value-type="float">
            <text:p>-1</text:p>
          </table:table-cell>
          <table:table-cell table:style-name="ce169"/>
          <table:table-cell table:style-name="ce50" office:value-type="string" calcext:value-type="string">
            <text:p>b=</text:p>
          </table:table-cell>
          <table:table-cell table:style-name="ce170" table:formula="of:=RANDBETWEEN(1;20)" office:value-type="float" office:value="11" calcext:value-type="float">
            <text:p>11 cm²</text:p>
          </table:table-cell>
          <table:table-cell table:style-name="ce47" office:value-type="string" calcext:value-type="string">
            <text:p>h=</text:p>
          </table:table-cell>
          <table:table-cell table:style-name="ce171" table:formula="of:=RANDBETWEEN(1;20)" office:value-type="float" office:value="7" calcext:value-type="float">
            <text:p>7 cm</text:p>
          </table:table-cell>
          <table:table-cell table:style-name="ce172" office:value-type="string" calcext:value-type="string">
            <text:p>V = </text:p>
          </table:table-cell>
          <table:table-cell/>
          <table:table-cell table:style-name="ce147" table:formula="of:=ROUNDDOWN(SQRT([.Z38]))&amp;&quot;;&quot;&amp;(ROUNDDOWN(SQRT([.Z38]))+1)" office:value-type="string" office:string-value="10;11" calcext:value-type="string">
            <text:p>10;11</text:p>
          </table:table-cell>
          <table:table-cell table:style-name="ce57" table:formula="of:=&quot;Q=&quot;&amp;QUOTIENT([.E38];[.G38])&amp;&quot;  R=&quot;&amp;MOD([.E38];[.G38])" office:value-type="string" office:string-value="Q=3  R=3" calcext:value-type="string">
            <text:p>Q=3 <text:s/>R=3</text:p>
          </table:table-cell>
          <table:table-cell table:style-name="ce57" table:formula="of:=[.AB38]*[.K38]+[.AA38]" office:value-type="float" office:value="-4" calcext:value-type="float">
            <text:p>-4</text:p>
          </table:table-cell>
          <table:table-cell table:style-name="ce174" table:formula="of:=[.N38]*[.P38]" office:value-type="float" office:value="77" calcext:value-type="float">
            <text:p>77 cm³</text:p>
          </table:table-cell>
          <table:table-cell/>
          <table:table-cell table:formula="of:=RANK([.Y38];[.Y34:.Y43])+2" office:value-type="float" office:value="8" calcext:value-type="float">
            <text:p>8</text:p>
          </table:table-cell>
          <table:table-cell table:style-name="ce83" table:formula="of:=RAND()" office:value-type="float" office:value="0.33206361983349" calcext:value-type="float">
            <text:p>0,33206361983349</text:p>
          </table:table-cell>
          <table:table-cell table:formula="of:=([.AD38]*35-34)+RANDBETWEEN(0;34)" office:value-type="float" office:value="114" calcext:value-type="float">
            <text:p>114</text:p>
          </table:table-cell>
          <table:table-cell table:style-name="ce15" table:formula="of:=RANDBETWEEN(1;9)" office:value-type="float" office:value="1" calcext:value-type="float">
            <text:p>1</text:p>
          </table:table-cell>
          <table:table-cell table:style-name="ce175" table:formula="of:=RANDBETWEEN(2;5)" office:value-type="float" office:value="5" calcext:value-type="float">
            <text:p>5</text:p>
          </table:table-cell>
          <table:table-cell table:style-name="ce175" table:formula="of:=RANDBETWEEN(2;5)" office:value-type="float" office:value="3" calcext:value-type="float">
            <text:p>3</text:p>
          </table:table-cell>
          <table:table-cell table:formula="of:=RANK([.AE38];[.AE36:.AE41])" office:value-type="float" office:value="4" calcext:value-type="float">
            <text:p>4</text:p>
          </table:table-cell>
          <table:table-cell table:style-name="ce83" table:formula="of:=RAND()" office:value-type="float" office:value="0.504991143016022" calcext:value-type="float">
            <text:p>0,504991143016022</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39]" office:value-type="string" office:string-value="√24" calcext:value-type="string">
            <text:p>√24</text:p>
          </table:table-cell>
          <table:table-cell table:style-name="ce41" office:value-type="string" calcext:value-type="string">
            <text:p>&lt;</text:p>
          </table:table-cell>
          <table:table-cell table:style-name="ce4" table:formula="of:=[.AD39]*4-3+RANDBETWEEN(0;3)+10" office:value-type="float" office:value="12" calcext:value-type="float">
            <text:p>12</text:p>
          </table:table-cell>
          <table:table-cell table:style-name="ce7" office:value-type="string" calcext:value-type="string">
            <text:p>÷</text:p>
          </table:table-cell>
          <table:table-cell table:style-name="ce9" table:formula="of:=[.X39]-1" office:value-type="float" office:value="3" calcext:value-type="float">
            <text:p>3</text:p>
          </table:table-cell>
          <table:table-cell table:style-name="ce10" office:value-type="string" calcext:value-type="string">
            <text:p>Q= <text:s text:c="7"/>R=</text:p>
          </table:table-cell>
          <table:table-cell table:style-name="ce167" table:formula="of:=&quot;-&quot;&amp;[.AB39]&amp;&quot;x - &quot;&amp;[.AA39]" office:value-type="string" office:string-value="-3x - 5" calcext:value-type="string">
            <text:p>-3x - 5</text:p>
          </table:table-cell>
          <table:table-cell table:style-name="ce149" office:value-type="string" calcext:value-type="string">
            <text:p>pour x =</text:p>
          </table:table-cell>
          <table:table-cell table:style-name="ce168" table:formula="of:=-RANDBETWEEN(0;9)" office:value-type="float" office:value="-8" calcext:value-type="float">
            <text:p>-8</text:p>
          </table:table-cell>
          <table:table-cell table:style-name="ce169"/>
          <table:table-cell table:style-name="ce50" office:value-type="string" calcext:value-type="string">
            <text:p>b=</text:p>
          </table:table-cell>
          <table:table-cell table:style-name="ce170" table:formula="of:=RANDBETWEEN(1;20)" office:value-type="float" office:value="9" calcext:value-type="float">
            <text:p>9 cm²</text:p>
          </table:table-cell>
          <table:table-cell table:style-name="ce47" office:value-type="string" calcext:value-type="string">
            <text:p>h=</text:p>
          </table:table-cell>
          <table:table-cell table:style-name="ce171" table:formula="of:=RANDBETWEEN(1;20)" office:value-type="float" office:value="12" calcext:value-type="float">
            <text:p>12 cm</text:p>
          </table:table-cell>
          <table:table-cell table:style-name="ce172" office:value-type="string" calcext:value-type="string">
            <text:p>V = </text:p>
          </table:table-cell>
          <table:table-cell/>
          <table:table-cell table:style-name="ce147" table:formula="of:=ROUNDDOWN(SQRT([.Z39]))&amp;&quot;;&quot;&amp;(ROUNDDOWN(SQRT([.Z39]))+1)" office:value-type="string" office:string-value="4;5" calcext:value-type="string">
            <text:p>4;5</text:p>
          </table:table-cell>
          <table:table-cell table:style-name="ce57" table:formula="of:=&quot;Q=&quot;&amp;QUOTIENT([.E39];[.G39])&amp;&quot;  R=&quot;&amp;MOD([.E39];[.G39])" office:value-type="string" office:string-value="Q=4  R=0" calcext:value-type="string">
            <text:p>Q=4 <text:s/>R=0</text:p>
          </table:table-cell>
          <table:table-cell table:style-name="ce57" table:formula="of:=-[.AB39]*[.K39]-[.AA39]" office:value-type="float" office:value="19" calcext:value-type="float">
            <text:p>19</text:p>
          </table:table-cell>
          <table:table-cell table:style-name="ce174" table:formula="of:=[.N39]*[.P39]" office:value-type="float" office:value="108" calcext:value-type="float">
            <text:p>108 cm³</text:p>
          </table:table-cell>
          <table:table-cell/>
          <table:table-cell table:formula="of:=RANK([.Y39];[.Y34:.Y43])+2" office:value-type="float" office:value="4" calcext:value-type="float">
            <text:p>4</text:p>
          </table:table-cell>
          <table:table-cell table:style-name="ce83" table:formula="of:=RAND()" office:value-type="float" office:value="0.945209164099779" calcext:value-type="float">
            <text:p>0,945209164099779</text:p>
          </table:table-cell>
          <table:table-cell table:formula="of:=([.AD39]*35-34)+RANDBETWEEN(0;34)" office:value-type="float" office:value="24" calcext:value-type="float">
            <text:p>24</text:p>
          </table:table-cell>
          <table:table-cell table:style-name="ce15" table:formula="of:=RANDBETWEEN(1;9)" office:value-type="float" office:value="5" calcext:value-type="float">
            <text:p>5</text:p>
          </table:table-cell>
          <table:table-cell table:style-name="ce175" table:formula="of:=RANDBETWEEN(2;5)" office:value-type="float" office:value="3" calcext:value-type="float">
            <text:p>3</text:p>
          </table:table-cell>
          <table:table-cell table:style-name="ce175" table:formula="of:=RANDBETWEEN(2;5)" office:value-type="float" office:value="5" calcext:value-type="float">
            <text:p>5</text:p>
          </table:table-cell>
          <table:table-cell table:formula="of:=RANK([.AE39];[.AE36:.AE41])" office:value-type="float" office:value="1" calcext:value-type="float">
            <text:p>1</text:p>
          </table:table-cell>
          <table:table-cell table:style-name="ce83" table:formula="of:=RAND()" office:value-type="float" office:value="0.932752443590978" calcext:value-type="float">
            <text:p>0,932752443590978</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40]" office:value-type="string" office:string-value="√190" calcext:value-type="string">
            <text:p>√190</text:p>
          </table:table-cell>
          <table:table-cell table:style-name="ce41" office:value-type="string" calcext:value-type="string">
            <text:p>&lt;</text:p>
          </table:table-cell>
          <table:table-cell table:style-name="ce4" table:formula="of:=[.AD40]*4-3+RANDBETWEEN(0;3)+10" office:value-type="float" office:value="34" calcext:value-type="float">
            <text:p>34</text:p>
          </table:table-cell>
          <table:table-cell table:style-name="ce7" office:value-type="string" calcext:value-type="string">
            <text:p>÷</text:p>
          </table:table-cell>
          <table:table-cell table:style-name="ce9" table:formula="of:=[.X40]-1" office:value-type="float" office:value="2" calcext:value-type="float">
            <text:p>2</text:p>
          </table:table-cell>
          <table:table-cell table:style-name="ce10" office:value-type="string" calcext:value-type="string">
            <text:p>Q= <text:s text:c="7"/>R=</text:p>
          </table:table-cell>
          <table:table-cell table:style-name="ce167" table:formula="of:=&quot;x² - x - &quot;&amp;[.AA40]" office:value-type="string" office:string-value="x² - x - 7" calcext:value-type="string">
            <text:p>x² - x - 7</text:p>
          </table:table-cell>
          <table:table-cell table:style-name="ce149" office:value-type="string" calcext:value-type="string">
            <text:p>pour x =</text:p>
          </table:table-cell>
          <table:table-cell table:style-name="ce168" table:formula="of:=-RANDBETWEEN(0;9)" office:value-type="float" office:value="-9" calcext:value-type="float">
            <text:p>-9</text:p>
          </table:table-cell>
          <table:table-cell table:style-name="ce169"/>
          <table:table-cell table:style-name="ce50" office:value-type="string" calcext:value-type="string">
            <text:p>b=</text:p>
          </table:table-cell>
          <table:table-cell table:style-name="ce170" table:formula="of:=RANDBETWEEN(1;20)" office:value-type="float" office:value="16" calcext:value-type="float">
            <text:p>16 cm²</text:p>
          </table:table-cell>
          <table:table-cell table:style-name="ce47" office:value-type="string" calcext:value-type="string">
            <text:p>h=</text:p>
          </table:table-cell>
          <table:table-cell table:style-name="ce171" table:formula="of:=RANDBETWEEN(1;20)" office:value-type="float" office:value="2" calcext:value-type="float">
            <text:p>2 cm</text:p>
          </table:table-cell>
          <table:table-cell table:style-name="ce172" office:value-type="string" calcext:value-type="string">
            <text:p>V = </text:p>
          </table:table-cell>
          <table:table-cell/>
          <table:table-cell table:style-name="ce147" table:formula="of:=ROUNDDOWN(SQRT([.Z40]))&amp;&quot;;&quot;&amp;(ROUNDDOWN(SQRT([.Z40]))+1)" office:value-type="string" office:string-value="13;14" calcext:value-type="string">
            <text:p>13;14</text:p>
          </table:table-cell>
          <table:table-cell table:style-name="ce57" table:formula="of:=&quot;Q=&quot;&amp;QUOTIENT([.E40];[.G40])&amp;&quot;  R=&quot;&amp;MOD([.E40];[.G40])" office:value-type="string" office:string-value="Q=17  R=0" calcext:value-type="string">
            <text:p>Q=17 <text:s/>R=0</text:p>
          </table:table-cell>
          <table:table-cell table:style-name="ce57" table:formula="of:=[.K40]^2-[.K40]-[.AA40]" office:value-type="float" office:value="83" calcext:value-type="float">
            <text:p>83</text:p>
          </table:table-cell>
          <table:table-cell table:style-name="ce174" table:formula="of:=[.N40]*[.P40]" office:value-type="float" office:value="32" calcext:value-type="float">
            <text:p>32 cm³</text:p>
          </table:table-cell>
          <table:table-cell/>
          <table:table-cell table:formula="of:=RANK([.Y40];[.Y34:.Y43])+2" office:value-type="float" office:value="3" calcext:value-type="float">
            <text:p>3</text:p>
          </table:table-cell>
          <table:table-cell table:style-name="ce83" table:formula="of:=RAND()" office:value-type="float" office:value="0.999679411877282" calcext:value-type="float">
            <text:p>0,999679411877282</text:p>
          </table:table-cell>
          <table:table-cell table:formula="of:=([.AD40]*35-34)+RANDBETWEEN(0;34)" office:value-type="float" office:value="190" calcext:value-type="float">
            <text:p>190</text:p>
          </table:table-cell>
          <table:table-cell table:style-name="ce15" table:formula="of:=RANDBETWEEN(1;9)" office:value-type="float" office:value="7" calcext:value-type="float">
            <text:p>7</text:p>
          </table:table-cell>
          <table:table-cell table:style-name="ce175" table:formula="of:=RANDBETWEEN(2;5)" office:value-type="float" office:value="2" calcext:value-type="float">
            <text:p>2</text:p>
          </table:table-cell>
          <table:table-cell table:style-name="ce175" table:formula="of:=RANDBETWEEN(2;5)" office:value-type="float" office:value="5" calcext:value-type="float">
            <text:p>5</text:p>
          </table:table-cell>
          <table:table-cell table:formula="of:=RANK([.AE40];[.AE36:.AE41])" office:value-type="float" office:value="6" calcext:value-type="float">
            <text:p>6</text:p>
          </table:table-cell>
          <table:table-cell table:style-name="ce83" table:formula="of:=RAND()" office:value-type="float" office:value="0.214244531107041" calcext:value-type="float">
            <text:p>0,214244531107041</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41]" office:value-type="string" office:string-value="√38" calcext:value-type="string">
            <text:p>√38</text:p>
          </table:table-cell>
          <table:table-cell table:style-name="ce41" office:value-type="string" calcext:value-type="string">
            <text:p>&lt;</text:p>
          </table:table-cell>
          <table:table-cell table:style-name="ce4" table:formula="of:=[.AD41]*4-3+RANDBETWEEN(0;3)+10" office:value-type="float" office:value="16" calcext:value-type="float">
            <text:p>16</text:p>
          </table:table-cell>
          <table:table-cell table:style-name="ce7" office:value-type="string" calcext:value-type="string">
            <text:p>÷</text:p>
          </table:table-cell>
          <table:table-cell table:style-name="ce9" table:formula="of:=[.X41]-1" office:value-type="float" office:value="4" calcext:value-type="float">
            <text:p>4</text:p>
          </table:table-cell>
          <table:table-cell table:style-name="ce10" office:value-type="string" calcext:value-type="string">
            <text:p>Q= <text:s text:c="7"/>R=</text:p>
          </table:table-cell>
          <table:table-cell table:style-name="ce167" table:formula="of:=[.AC41]&amp;&quot;x² - &quot;&amp;[.AB41]&amp;&quot;x + &quot;&amp;[.AA41]" office:value-type="string" office:string-value="2x² - 5x + 2" calcext:value-type="string">
            <text:p>2x² - 5x + 2</text:p>
          </table:table-cell>
          <table:table-cell table:style-name="ce149" office:value-type="string" calcext:value-type="string">
            <text:p>pour x =</text:p>
          </table:table-cell>
          <table:table-cell table:style-name="ce168" table:formula="of:=-RANDBETWEEN(1;4)" office:value-type="float" office:value="-1" calcext:value-type="float">
            <text:p>-1</text:p>
          </table:table-cell>
          <table:table-cell table:style-name="ce169"/>
          <table:table-cell table:style-name="ce50" office:value-type="string" calcext:value-type="string">
            <text:p>b=</text:p>
          </table:table-cell>
          <table:table-cell table:style-name="ce170" table:formula="of:=RANDBETWEEN(1;20)" office:value-type="float" office:value="13" calcext:value-type="float">
            <text:p>13 cm²</text:p>
          </table:table-cell>
          <table:table-cell table:style-name="ce47" office:value-type="string" calcext:value-type="string">
            <text:p>h=</text:p>
          </table:table-cell>
          <table:table-cell table:style-name="ce171" table:formula="of:=RANDBETWEEN(1;20)" office:value-type="float" office:value="16" calcext:value-type="float">
            <text:p>16 cm</text:p>
          </table:table-cell>
          <table:table-cell table:style-name="ce172" office:value-type="string" calcext:value-type="string">
            <text:p>V = </text:p>
          </table:table-cell>
          <table:table-cell/>
          <table:table-cell table:style-name="ce147" table:formula="of:=ROUNDDOWN(SQRT([.Z41]))&amp;&quot;;&quot;&amp;(ROUNDDOWN(SQRT([.Z41]))+1)" office:value-type="string" office:string-value="6;7" calcext:value-type="string">
            <text:p>6;7</text:p>
          </table:table-cell>
          <table:table-cell table:style-name="ce57" table:formula="of:=&quot;Q=&quot;&amp;QUOTIENT([.E41];[.G41])&amp;&quot;  R=&quot;&amp;MOD([.E41];[.G41])" office:value-type="string" office:string-value="Q=4  R=0" calcext:value-type="string">
            <text:p>Q=4 <text:s/>R=0</text:p>
          </table:table-cell>
          <table:table-cell table:style-name="ce57" table:formula="of:=[.AC41]*[.K41]^2-[.AB41]*[.K41]+[.AA41]" office:value-type="float" office:value="9" calcext:value-type="float">
            <text:p>9</text:p>
          </table:table-cell>
          <table:table-cell table:style-name="ce174" table:formula="of:=[.N41]*[.P41]" office:value-type="float" office:value="208" calcext:value-type="float">
            <text:p>208 cm³</text:p>
          </table:table-cell>
          <table:table-cell/>
          <table:table-cell table:formula="of:=RANK([.Y41];[.Y34:.Y43])+2" office:value-type="float" office:value="5" calcext:value-type="float">
            <text:p>5</text:p>
          </table:table-cell>
          <table:table-cell table:style-name="ce83" table:formula="of:=RAND()" office:value-type="float" office:value="0.645761220314536" calcext:value-type="float">
            <text:p>0,645761220314536</text:p>
          </table:table-cell>
          <table:table-cell table:formula="of:=([.AD41]*35-34)+RANDBETWEEN(0;34)" office:value-type="float" office:value="38" calcext:value-type="float">
            <text:p>38</text:p>
          </table:table-cell>
          <table:table-cell table:style-name="ce15" table:formula="of:=RANDBETWEEN(1;9)" office:value-type="float" office:value="2" calcext:value-type="float">
            <text:p>2</text:p>
          </table:table-cell>
          <table:table-cell table:style-name="ce175" table:formula="of:=RANDBETWEEN(2;5)" office:value-type="float" office:value="5" calcext:value-type="float">
            <text:p>5</text:p>
          </table:table-cell>
          <table:table-cell table:style-name="ce175" table:formula="of:=RANDBETWEEN(2;5)" office:value-type="float" office:value="2" calcext:value-type="float">
            <text:p>2</text:p>
          </table:table-cell>
          <table:table-cell table:formula="of:=RANK([.AE41];[.AE36:.AE41])" office:value-type="float" office:value="2" calcext:value-type="float">
            <text:p>2</text:p>
          </table:table-cell>
          <table:table-cell table:style-name="ce83" table:formula="of:=RAND()" office:value-type="float" office:value="0.922502392587269" calcext:value-type="float">
            <text:p>0,922502392587269</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5" table:number-rows-spanned="1">
            <text:p>😕 <text:s text:c="3"/>😃 <text:s text:c="3"/>😎</text:p>
          </table:table-cell>
          <table:covered-table-cell table:number-columns-repeated="4" table:style-name="ce15"/>
          <table:table-cell table:number-columns-repeated="6"/>
          <table:table-cell table:formula="of:=RANK([.Y42];[.Y34:.Y43])+2" office:value-type="float" office:value="7" calcext:value-type="float">
            <text:p>7</text:p>
          </table:table-cell>
          <table:table-cell table:style-name="ce83" table:formula="of:=RAND()" office:value-type="float" office:value="0.528134291978448" calcext:value-type="float">
            <text:p>0,528134291978448</text:p>
          </table:table-cell>
          <table:table-cell table:number-columns-repeated="998"/>
        </table:table-row>
        <table:table-row table:style-name="ro4">
          <table:table-cell table:number-columns-repeated="23"/>
          <table:table-cell table:formula="of:=RANK([.Y43];[.Y34:.Y43])+2" office:value-type="float" office:value="11" calcext:value-type="float">
            <text:p>11</text:p>
          </table:table-cell>
          <table:table-cell table:style-name="ce83" table:formula="of:=RAND()" office:value-type="float" office:value="0.164267219525713" calcext:value-type="float">
            <text:p>0,164267219525713</text:p>
          </table:table-cell>
          <table:table-cell table:number-columns-repeated="998"/>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6">
          <table:table-cell table:number-columns-repeated="1023"/>
        </table:table-row>
        <table:table-row table:style-name="ro3">
          <table:table-cell table:number-columns-repeated="1023"/>
        </table:table-row>
      </table:table>
      <table:table table:name="Ceinture Noire 2" table:style-name="ta7" table:print-ranges="'Ceinture Noire 2'.A1:'Ceinture Noire 2'.U44 'Ceinture Noire 2'.W1:'Ceinture Noire 2'.Z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0" form:id="control10"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Noire2?language=Basic&amp;location=document" xlink:type="simple"/>
              </office:event-listeners>
            </form:button>
          </form:form>
        </office:forms>
        <table:shapes>
          <draw:control draw:z-index="0" draw:style-name="gr7" draw:text-style-name="P2" svg:width="16.51mm" svg:height="7.49mm" svg:x="560.1mm" svg:y="2.47mm" draw:control="control10"/>
        </table:shapes>
        <table:table-column table:style-name="co128" table:default-cell-style-name="Default"/>
        <table:table-column table:style-name="co2" table:number-columns-repeated="2" table:default-cell-style-name="Default"/>
        <table:table-column table:style-name="co129" table:default-cell-style-name="Default"/>
        <table:table-column table:style-name="co27" table:default-cell-style-name="Default"/>
        <table:table-column table:style-name="co28" table:number-columns-repeated="2" table:default-cell-style-name="Default"/>
        <table:table-column table:style-name="co130" table:default-cell-style-name="Default"/>
        <table:table-column table:style-name="co54" table:default-cell-style-name="Default"/>
        <table:table-column table:style-name="co131" table:default-cell-style-name="Default"/>
        <table:table-column table:style-name="co29" table:default-cell-style-name="Default"/>
        <table:table-column table:style-name="co132" table:default-cell-style-name="Default"/>
        <table:table-column table:style-name="co27" table:default-cell-style-name="Default"/>
        <table:table-column table:style-name="co39" table:default-cell-style-name="Default"/>
        <table:table-column table:style-name="co22" table:default-cell-style-name="Default"/>
        <table:table-column table:style-name="co133" table:default-cell-style-name="Default"/>
        <table:table-column table:style-name="co88" table:default-cell-style-name="Default"/>
        <table:table-column table:style-name="co82" table:default-cell-style-name="Default"/>
        <table:table-column table:style-name="co74" table:default-cell-style-name="Default"/>
        <table:table-column table:style-name="co109" table:default-cell-style-name="Default"/>
        <table:table-column table:style-name="co134" table:default-cell-style-name="Default"/>
        <table:table-column table:style-name="co129" table:default-cell-style-name="Default"/>
        <table:table-column table:style-name="co135" table:default-cell-style-name="Default"/>
        <table:table-column table:style-name="co88" table:default-cell-style-name="Default"/>
        <table:table-column table:style-name="co136" table:default-cell-style-name="Default"/>
        <table:table-column table:style-name="co137" table:default-cell-style-name="Default"/>
        <table:table-column table:style-name="co62" table:default-cell-style-name="Default"/>
        <table:table-column table:style-name="co18" table:default-cell-style-name="Default"/>
        <table:table-column table:style-name="co60" table:default-cell-style-name="Default"/>
        <table:table-column table:style-name="co37" table:default-cell-style-name="Default"/>
        <table:table-column table:style-name="co20" table:default-cell-style-name="Default"/>
        <table:table-column table:style-name="co37" table:default-cell-style-name="Default"/>
        <table:table-column table:style-name="co48" table:default-cell-style-name="Default"/>
        <table:table-column table:style-name="co17" table:number-columns-repeated="991" table:default-cell-style-name="Default"/>
        <table:table-row table:style-name="ro2">
          <table:table-cell table:style-name="ce59" office:value-type="string" calcext:value-type="string" table:number-columns-spanned="4" table:number-rows-spanned="2">
            <text:p>CEINTURE</text:p>
            <text:p>NOIRE 2</text:p>
          </table:table-cell>
          <table:covered-table-cell table:number-columns-repeated="3"/>
          <table:table-cell table:style-name="ce11" office:value-type="string" calcext:value-type="string" table:number-columns-spanned="6" table:number-rows-spanned="1">
            <text:p>TEST 4<text:span text:style-name="T2">e</text:span> - Date : ………………</text:p>
          </table:table-cell>
          <table:covered-table-cell table:number-columns-repeated="5" table:style-name="ce12"/>
          <table:table-cell table:style-name="ce17" office:value-type="string" calcext:value-type="string" table:number-columns-spanned="10" table:number-rows-spanned="1">
            <text:p><text:span text:style-name="T3"></text:span><text:span text:style-name="T4"> Validée     </text:span><text:span text:style-name="T5"></text:span><text:span text:style-name="T4"> Non validée</text:span></text:p>
          </table:table-cell>
          <table:covered-table-cell table:number-columns-repeated="4" table:style-name="ce17"/>
          <table:covered-table-cell table:style-name="ce12"/>
          <table:covered-table-cell table:style-name="ce18"/>
          <table:covered-table-cell/>
          <table:covered-table-cell table:number-columns-repeated="2" table:style-name="ce18"/>
          <table:table-cell table:style-name="ce21" office:value-type="string" calcext:value-type="string">
            <text:p>AA</text:p>
          </table:table-cell>
          <table:table-cell table:style-name="ce23" table:number-columns-repeated="3"/>
          <table:table-cell table:number-columns-repeated="3"/>
          <table:table-cell table:formula="of:=RANK([.AC1];[.AC1:.AC10])+2" office:value-type="float" office:value="5" calcext:value-type="float">
            <text:p>5</text:p>
          </table:table-cell>
          <table:table-cell table:style-name="ce83" table:formula="of:=RAND()" office:value-type="float" office:value="0.602002006476866" calcext:value-type="float">
            <text:p>0,602002006476866</text:p>
          </table:table-cell>
          <table:table-cell table:number-columns-repeated="2"/>
          <table:table-cell table:formula="of:=RANK([.AG1];[.AG1:.AG9])" office:value-type="float" office:value="7" calcext:value-type="float">
            <text:p>7</text:p>
          </table:table-cell>
          <table:table-cell table:formula="of:=RAND()" office:value-type="float" office:value="0.591231446355467" calcext:value-type="float">
            <text:p>0,591231446355467</text:p>
          </table:table-cell>
          <table:table-cell table:number-columns-repeated="991"/>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7" table:number-rows-spanned="1">
            <text:p>Prénom :</text:p>
          </table:table-cell>
          <table:covered-table-cell table:number-columns-repeated="5" table:style-name="ce8"/>
          <table:covered-table-cell/>
          <table:table-cell table:style-name="ce156" office:value-type="string" calcext:value-type="string" table:number-columns-spanned="4" table:number-rows-spanned="1">
            <text:p>Classe :</text:p>
          </table:table-cell>
          <table:covered-table-cell/>
          <table:covered-table-cell table:number-columns-repeated="2" table:style-name="ce19"/>
          <table:table-cell table:style-name="ce22" table:formula="of:=&quot;v&quot;&amp;ROUND(RAND()*10000;0)" office:value-type="string" office:string-value="v7733" calcext:value-type="string">
            <text:p>v7733</text:p>
          </table:table-cell>
          <table:table-cell/>
          <table:table-cell table:style-name="ce25" office:value-type="string" calcext:value-type="string" table:number-columns-spanned="4" table:number-rows-spanned="1">
            <text:p>Correction CEINTURE NOIRE 2</text:p>
          </table:table-cell>
          <table:covered-table-cell table:style-name="ce28"/>
          <table:covered-table-cell table:style-name="ce30"/>
          <table:covered-table-cell table:style-name="ce31"/>
          <table:table-cell/>
          <table:table-cell table:formula="of:=RANK([.AC2];[.AC1:.AC10])+2" office:value-type="float" office:value="6" calcext:value-type="float">
            <text:p>6</text:p>
          </table:table-cell>
          <table:table-cell table:style-name="ce83" table:formula="of:=RAND()" office:value-type="float" office:value="0.590877934222792" calcext:value-type="float">
            <text:p>0,590877934222792</text:p>
          </table:table-cell>
          <table:table-cell table:number-columns-repeated="2"/>
          <table:table-cell table:formula="of:=RANK([.AG2];[.AG1:.AG9])" office:value-type="float" office:value="4" calcext:value-type="float">
            <text:p>4</text:p>
          </table:table-cell>
          <table:table-cell table:formula="of:=RAND()" office:value-type="float" office:value="0.649214123282413" calcext:value-type="float">
            <text:p>0,649214123282413</text:p>
          </table:table-cell>
          <table:table-cell table:number-columns-repeated="991"/>
        </table:table-row>
        <table:table-row table:style-name="ro1">
          <table:table-cell table:style-name="ce37" office:value-type="string" calcext:value-type="string" table:number-columns-spanned="4" table:number-rows-spanned="1">
            <text:p>Conversion heures</text:p>
          </table:table-cell>
          <table:covered-table-cell table:number-columns-repeated="3" table:style-name="ce38"/>
          <table:table-cell table:style-name="ce37" office:value-type="string" calcext:value-type="string" table:number-columns-spanned="4" table:number-rows-spanned="1">
            <text:p>Plus grand diviseur commun entre…</text:p>
          </table:table-cell>
          <table:covered-table-cell table:number-columns-repeated="3" table:style-name="ce38"/>
          <table:table-cell table:style-name="ce37" office:value-type="string" calcext:value-type="string" table:number-columns-spanned="8" table:number-rows-spanned="1">
            <text:p>étendue, médiane,</text:p>
            <text:p>moyenne (arrondie au 10<text:span text:style-name="T2">e</text:span>)</text:p>
          </table:table-cell>
          <table:covered-table-cell table:number-columns-repeated="7" table:style-name="ce38"/>
          <table:table-cell table:style-name="ce37" office:value-type="string" calcext:value-type="string" table:number-columns-spanned="5" table:number-rows-spanned="1">
            <text:p>Volume de pyramide en cm³</text:p>
          </table:table-cell>
          <table:covered-table-cell table:number-columns-repeated="4" table:style-name="ce38"/>
          <table:table-cell table:style-name="ce83"/>
          <table:table-cell table:style-name="ce89" office:value-type="string" calcext:value-type="string">
            <text:p>4<text:span text:style-name="T2">e</text:span></text:p>
          </table:table-cell>
          <table:table-cell table:style-name="ce94" table:formula="of:=[.U1]" office:value-type="string" office:string-value="AA" calcext:value-type="string">
            <text:p>AA</text:p>
          </table:table-cell>
          <table:table-cell table:style-name="ce96"/>
          <table:table-cell table:style-name="ce99" table:formula="of:=[.U2]" office:value-type="string" office:string-value="v7733" calcext:value-type="string">
            <text:p>v7733</text:p>
          </table:table-cell>
          <table:table-cell table:style-name="ce83"/>
          <table:table-cell table:formula="of:=RANK([.AC3];[.AC1:.AC10])+2" office:value-type="float" office:value="3" calcext:value-type="float">
            <text:p>3</text:p>
          </table:table-cell>
          <table:table-cell table:style-name="ce83" table:formula="of:=RAND()" office:value-type="float" office:value="0.980722953853575" calcext:value-type="float">
            <text:p>0,980722953853575</text:p>
          </table:table-cell>
          <table:table-cell table:style-name="ce83" table:formula="of:=RANK([.AE3];[.AE3:.AE8])" office:value-type="float" office:value="6" calcext:value-type="float">
            <text:p>6</text:p>
          </table:table-cell>
          <table:table-cell table:style-name="ce83" table:formula="of:=RAND()" office:value-type="float" office:value="0.25820687602831" calcext:value-type="float">
            <text:p>0,25820687602831</text:p>
          </table:table-cell>
          <table:table-cell table:style-name="ce83" table:formula="of:=RANK([.AG3];[.AG1:.AG9])" office:value-type="float" office:value="3" calcext:value-type="float">
            <text:p>3</text:p>
          </table:table-cell>
          <table:table-cell table:formula="of:=RAND()" office:value-type="float" office:value="0.735019865974359" calcext:value-type="float">
            <text:p>0,735019865974359</text:p>
          </table:table-cell>
          <table:table-cell table:style-name="ce83" table:number-columns-repeated="991"/>
        </table:table-row>
        <table:table-row table:style-name="ro3">
          <table:table-cell table:style-name="ce51" table:formula="of:=[.AB4]-2" office:value-type="float" office:value="9" calcext:value-type="float">
            <text:p>9</text:p>
          </table:table-cell>
          <table:table-cell table:style-name="ce150" office:value-type="string" calcext:value-type="string">
            <text:p>h</text:p>
          </table:table-cell>
          <table:table-cell table:style-name="ce176" table:formula="of:=6*RANDBETWEEN(1;9)" office:value-type="float" office:value="42" calcext:value-type="float">
            <text:p>42</text:p>
          </table:table-cell>
          <table:table-cell table:style-name="ce42" office:value-type="string" calcext:value-type="string">
            <text:p>min = <text:s text:c="8"/>h</text:p>
          </table:table-cell>
          <table:table-cell table:style-name="ce4" table:formula="of:=RANDBETWEEN(2;5)*RANDBETWEEN(2;6)*RANDBETWEEN(2;4)" office:value-type="float" office:value="20" calcext:value-type="float">
            <text:p>20</text:p>
          </table:table-cell>
          <table:table-cell table:style-name="ce7" office:value-type="string" calcext:value-type="string">
            <text:p>et</text:p>
          </table:table-cell>
          <table:table-cell table:style-name="ce20" table:formula="of:=RANDBETWEEN(2;5)*RANDBETWEEN(2;6)*RANDBETWEEN(2;5)" office:value-type="float" office:value="16" calcext:value-type="float">
            <text:p>16</text:p>
          </table:table-cell>
          <table:table-cell table:style-name="ce10" office:value-type="string" calcext:value-type="string">
            <text:p>=</text:p>
          </table:table-cell>
          <table:table-cell table:style-name="ce177" table:formula="of:=RANDBETWEEN(2;30)" office:value-type="float" office:value="14" calcext:value-type="float">
            <text:p>14</text:p>
          </table:table-cell>
          <table:table-cell table:style-name="ce40" office:value-type="string" calcext:value-type="string">
            <text:p>;</text:p>
          </table:table-cell>
          <table:table-cell table:style-name="ce40" table:formula="of:=RANDBETWEEN(2;30)" office:value-type="float" office:value="22" calcext:value-type="float">
            <text:p>22</text:p>
          </table:table-cell>
          <table:table-cell table:style-name="ce40" office:value-type="string" calcext:value-type="string">
            <text:p>;</text:p>
          </table:table-cell>
          <table:table-cell table:style-name="ce40" table:formula="of:=QUOTIENT([.I4]+[.K4];3)*3+3*RANDBETWEEN(1;4)-[.I4]-[.K4]" office:value-type="float" office:value="6" calcext:value-type="float">
            <text:p>6</text:p>
          </table:table-cell>
          <table:table-cell table:style-name="ce40" table:number-columns-repeated="2"/>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3*RANDBETWEEN(1;12)" office:value-type="float" office:value="3" calcext:value-type="float">
            <text:p>3 cm²</text:p>
          </table:table-cell>
          <table:table-cell table:style-name="ce179" office:value-type="string" calcext:value-type="string">
            <text:p>h=</text:p>
          </table:table-cell>
          <table:table-cell table:style-name="ce180" table:formula="of:=RANDBETWEEN(1;12)" office:value-type="float" office:value="11" calcext:value-type="float">
            <text:p>11 cm</text:p>
          </table:table-cell>
          <table:table-cell table:style-name="ce56" office:value-type="string" calcext:value-type="string">
            <text:p>V =</text:p>
          </table:table-cell>
          <table:table-cell/>
          <table:table-cell table:style-name="ce147" table:formula="of:=[.A4]+[.C4]/60&amp;&quot; h&quot;" office:value-type="string" office:string-value="9,7 h" calcext:value-type="string">
            <text:p>9,7 h</text:p>
          </table:table-cell>
          <table:table-cell table:style-name="ce48" table:formula="of:=GCD([.E4];[.G4])" office:value-type="float" office:value="4" calcext:value-type="float">
            <text:p>4</text:p>
          </table:table-cell>
          <table:table-cell table:style-name="ce181" table:formula="of:=&quot;e=&quot;&amp;(MAX([.I4];[.K4];[.M4];[.O4])-MIN([.I4];[.K4];[.M4];[.O4]))&amp;&quot;  m=&quot;&amp;MEDIAN([.I4];[.K4];[.M4];[.O4])&amp;&quot;  x=&quot;&amp;ROUND(AVERAGE([.I4];[.K4];[.M4];[.O4]);1)" office:value-type="string" office:string-value="e=16  m=14  x=14" calcext:value-type="string">
            <text:p>e=16 <text:s/>m=14 <text:s/>x=14</text:p>
          </table:table-cell>
          <table:table-cell table:style-name="ce57" table:formula="of:=[.R4]*[.T4]/3&amp;&quot; cm³&quot;" office:value-type="string" office:string-value="11 cm³" calcext:value-type="string">
            <text:p>11 cm³</text:p>
          </table:table-cell>
          <table:table-cell/>
          <table:table-cell table:formula="of:=RANK([.AC4];[.AC1:.AC10])+2" office:value-type="float" office:value="11" calcext:value-type="float">
            <text:p>11</text:p>
          </table:table-cell>
          <table:table-cell table:style-name="ce83" table:formula="of:=RAND()" office:value-type="float" office:value="0.312039765387576" calcext:value-type="float">
            <text:p>0,312039765387576</text:p>
          </table:table-cell>
          <table:table-cell table:formula="of:=RANK([.AE4];[.AE3:.AE8])" office:value-type="float" office:value="2" calcext:value-type="float">
            <text:p>2</text:p>
          </table:table-cell>
          <table:table-cell table:style-name="ce83" table:formula="of:=RAND()" office:value-type="float" office:value="0.851590240837454" calcext:value-type="float">
            <text:p>0,851590240837454</text:p>
          </table:table-cell>
          <table:table-cell table:formula="of:=RANK([.AG4];[.AG1:.AG9])" office:value-type="float" office:value="9" calcext:value-type="float">
            <text:p>9</text:p>
          </table:table-cell>
          <table:table-cell table:formula="of:=RAND()" office:value-type="float" office:value="0.0322645157570559" calcext:value-type="float">
            <text:p>0,032264515757056</text:p>
          </table:table-cell>
          <table:table-cell table:number-columns-repeated="991"/>
        </table:table-row>
        <table:table-row table:style-name="ro3">
          <table:table-cell table:style-name="ce51" table:formula="of:=[.AB5]-2" office:value-type="float" office:value="8" calcext:value-type="float">
            <text:p>8</text:p>
          </table:table-cell>
          <table:table-cell table:style-name="ce150" office:value-type="string" calcext:value-type="string">
            <text:p>h</text:p>
          </table:table-cell>
          <table:table-cell table:style-name="ce176" table:formula="of:=6*RANDBETWEEN(1;9)" office:value-type="float" office:value="6" calcext:value-type="float">
            <text:p>6</text:p>
          </table:table-cell>
          <table:table-cell table:style-name="ce42" office:value-type="string" calcext:value-type="string">
            <text:p>min = <text:s text:c="8"/>h</text:p>
          </table:table-cell>
          <table:table-cell table:style-name="ce4" table:formula="of:=RANDBETWEEN(2;5)*RANDBETWEEN(2;6)*RANDBETWEEN(2;4)" office:value-type="float" office:value="18" calcext:value-type="float">
            <text:p>18</text:p>
          </table:table-cell>
          <table:table-cell table:style-name="ce7" office:value-type="string" calcext:value-type="string">
            <text:p>et</text:p>
          </table:table-cell>
          <table:table-cell table:style-name="ce20" table:formula="of:=RANDBETWEEN(2;5)*RANDBETWEEN(2;6)*RANDBETWEEN(2;5)" office:value-type="float" office:value="72" calcext:value-type="float">
            <text:p>72</text:p>
          </table:table-cell>
          <table:table-cell table:style-name="ce10" office:value-type="string" calcext:value-type="string">
            <text:p>=</text:p>
          </table:table-cell>
          <table:table-cell table:style-name="ce177" table:formula="of:=RANDBETWEEN(2;30)" office:value-type="float" office:value="29" calcext:value-type="float">
            <text:p>29</text:p>
          </table:table-cell>
          <table:table-cell table:style-name="ce40" office:value-type="string" calcext:value-type="string">
            <text:p>;</text:p>
          </table:table-cell>
          <table:table-cell table:style-name="ce40" table:formula="of:=RANDBETWEEN(2;30)" office:value-type="float" office:value="28" calcext:value-type="float">
            <text:p>28</text:p>
          </table:table-cell>
          <table:table-cell table:style-name="ce40" office:value-type="string" calcext:value-type="string">
            <text:p>;</text:p>
          </table:table-cell>
          <table:table-cell table:style-name="ce40" table:formula="of:=QUOTIENT([.I5]+[.K5];3)*3+3*RANDBETWEEN(1;4)-[.I5]-[.K5]" office:value-type="float" office:value="9" calcext:value-type="float">
            <text:p>9</text:p>
          </table:table-cell>
          <table:table-cell table:style-name="ce40" table:number-columns-repeated="2"/>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RANDBETWEEN(1;12)" office:value-type="float" office:value="8" calcext:value-type="float">
            <text:p>8 cm²</text:p>
          </table:table-cell>
          <table:table-cell table:style-name="ce179" office:value-type="string" calcext:value-type="string">
            <text:p>h=</text:p>
          </table:table-cell>
          <table:table-cell table:style-name="ce180" table:formula="of:=RANDBETWEEN(1;12)*3" office:value-type="float" office:value="9" calcext:value-type="float">
            <text:p>9 cm</text:p>
          </table:table-cell>
          <table:table-cell table:style-name="ce56" office:value-type="string" calcext:value-type="string">
            <text:p>V =</text:p>
          </table:table-cell>
          <table:table-cell/>
          <table:table-cell table:style-name="ce147" table:formula="of:=[.A5]+[.C5]/60&amp;&quot; h&quot;" office:value-type="string" office:string-value="8,1 h" calcext:value-type="string">
            <text:p>8,1 h</text:p>
          </table:table-cell>
          <table:table-cell table:style-name="ce48" table:formula="of:=GCD([.E5];[.G5])" office:value-type="float" office:value="18" calcext:value-type="float">
            <text:p>18</text:p>
          </table:table-cell>
          <table:table-cell table:style-name="ce181" table:formula="of:=&quot;e=&quot;&amp;(MAX([.I5];[.K5];[.M5];[.O5])-MIN([.I5];[.K5];[.M5];[.O5]))&amp;&quot;  m=&quot;&amp;MEDIAN([.I5];[.K5];[.M5];[.O5])&amp;&quot;  x=&quot;&amp;ROUND(AVERAGE([.I5];[.K5];[.M5];[.O5]);1)" office:value-type="string" office:string-value="e=20  m=28  x=22" calcext:value-type="string">
            <text:p>e=20 <text:s/>m=28 <text:s/>x=22</text:p>
          </table:table-cell>
          <table:table-cell table:style-name="ce57" table:formula="of:=[.R5]*[.T5]/3&amp;&quot; cm³&quot;" office:value-type="string" office:string-value="24 cm³" calcext:value-type="string">
            <text:p>24 cm³</text:p>
          </table:table-cell>
          <table:table-cell/>
          <table:table-cell table:formula="of:=RANK([.AC5];[.AC1:.AC10])+2" office:value-type="float" office:value="10" calcext:value-type="float">
            <text:p>10</text:p>
          </table:table-cell>
          <table:table-cell table:style-name="ce83" table:formula="of:=RAND()" office:value-type="float" office:value="0.385059035206096" calcext:value-type="float">
            <text:p>0,385059035206096</text:p>
          </table:table-cell>
          <table:table-cell table:formula="of:=RANK([.AE5];[.AE3:.AE8])" office:value-type="float" office:value="3" calcext:value-type="float">
            <text:p>3</text:p>
          </table:table-cell>
          <table:table-cell table:style-name="ce83" table:formula="of:=RAND()" office:value-type="float" office:value="0.77216034685483" calcext:value-type="float">
            <text:p>0,77216034685483</text:p>
          </table:table-cell>
          <table:table-cell table:formula="of:=RANK([.AG5];[.AG1:.AG9])" office:value-type="float" office:value="2" calcext:value-type="float">
            <text:p>2</text:p>
          </table:table-cell>
          <table:table-cell table:formula="of:=RAND()" office:value-type="float" office:value="0.857049531930335" calcext:value-type="float">
            <text:p>0,857049531930335</text:p>
          </table:table-cell>
          <table:table-cell table:number-columns-repeated="991"/>
        </table:table-row>
        <table:table-row table:style-name="ro3">
          <table:table-cell table:style-name="ce51" table:formula="of:=[.AB6]-2+[.AF6]/10" office:value-type="float" office:value="2.8" calcext:value-type="float">
            <text:p>2,8</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4" table:formula="of:=RANDBETWEEN(2;5)*RANDBETWEEN(2;6)*RANDBETWEEN(2;4)" office:value-type="float" office:value="36" calcext:value-type="float">
            <text:p>36</text:p>
          </table:table-cell>
          <table:table-cell table:style-name="ce7" office:value-type="string" calcext:value-type="string">
            <text:p>et</text:p>
          </table:table-cell>
          <table:table-cell table:style-name="ce20" table:formula="of:=RANDBETWEEN(2;5)*RANDBETWEEN(2;6)*RANDBETWEEN(2;5)" office:value-type="float" office:value="45" calcext:value-type="float">
            <text:p>45</text:p>
          </table:table-cell>
          <table:table-cell table:style-name="ce10" office:value-type="string" calcext:value-type="string">
            <text:p>=</text:p>
          </table:table-cell>
          <table:table-cell table:style-name="ce177" table:formula="of:=[.AB6]*2-1+RANDBETWEEN(0;1)" office:value-type="float" office:value="7" calcext:value-type="float">
            <text:p>7</text:p>
          </table:table-cell>
          <table:table-cell table:style-name="ce40" office:value-type="string" calcext:value-type="string">
            <text:p>;</text:p>
          </table:table-cell>
          <table:table-cell table:style-name="ce40" table:formula="of:=[.AF6]*2" office:value-type="float" office:value="16" calcext:value-type="float">
            <text:p>16</text:p>
          </table:table-cell>
          <table:table-cell table:style-name="ce40" office:value-type="string" calcext:value-type="string">
            <text:p>;</text:p>
          </table:table-cell>
          <table:table-cell table:style-name="ce40" table:formula="of:=[.AD6]*3" office:value-type="float" office:value="12" calcext:value-type="float">
            <text:p>12</text:p>
          </table:table-cell>
          <table:table-cell table:style-name="ce40" office:value-type="string" calcext:value-type="string">
            <text:p>;</text:p>
          </table:table-cell>
          <table:table-cell table:style-name="ce40" table:formula="of:=RANDBETWEEN(2;20)" office:value-type="float" office:value="11" calcext:value-type="float">
            <text:p>11</text:p>
          </table:table-cell>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3*RANDBETWEEN(1;12)" office:value-type="float" office:value="15" calcext:value-type="float">
            <text:p>15 cm²</text:p>
          </table:table-cell>
          <table:table-cell table:style-name="ce179" office:value-type="string" calcext:value-type="string">
            <text:p>h=</text:p>
          </table:table-cell>
          <table:table-cell table:style-name="ce180" table:formula="of:=RANDBETWEEN(1;12)" office:value-type="float" office:value="12" calcext:value-type="float">
            <text:p>12 cm</text:p>
          </table:table-cell>
          <table:table-cell table:style-name="ce56" office:value-type="string" calcext:value-type="string">
            <text:p>V =</text:p>
          </table:table-cell>
          <table:table-cell/>
          <table:table-cell table:style-name="ce147" table:formula="of:=INT([.A6])&amp;&quot;h &quot;&amp;INT(([.A6]-INT([.A6]))*60)&amp;&quot;min&quot;" office:value-type="string" office:string-value="2h 48min" calcext:value-type="string">
            <text:p>2h 48min</text:p>
          </table:table-cell>
          <table:table-cell table:style-name="ce48" table:formula="of:=GCD([.E6];[.G6])" office:value-type="float" office:value="9" calcext:value-type="float">
            <text:p>9</text:p>
          </table:table-cell>
          <table:table-cell table:style-name="ce181" table:formula="of:=&quot;e=&quot;&amp;(MAX([.I6];[.K6];[.M6];[.O6])-MIN([.I6];[.K6];[.M6];[.O6]))&amp;&quot;  m=&quot;&amp;MEDIAN([.I6];[.K6];[.M6];[.O6])&amp;&quot;  x=&quot;&amp;ROUND(AVERAGE([.I6];[.K6];[.M6];[.O6]);1)" office:value-type="string" office:string-value="e=9  m=11,5  x=11,5" calcext:value-type="string">
            <text:p>e=9 <text:s/>m=11,5 <text:s/>x=11,5</text:p>
          </table:table-cell>
          <table:table-cell table:style-name="ce57" table:formula="of:=[.R6]*[.T6]/3&amp;&quot; cm³&quot;" office:value-type="string" office:string-value="60 cm³" calcext:value-type="string">
            <text:p>60 cm³</text:p>
          </table:table-cell>
          <table:table-cell/>
          <table:table-cell table:formula="of:=RANK([.AC6];[.AC1:.AC10])+2" office:value-type="float" office:value="4" calcext:value-type="float">
            <text:p>4</text:p>
          </table:table-cell>
          <table:table-cell table:style-name="ce83" table:formula="of:=RAND()" office:value-type="float" office:value="0.754704764059423" calcext:value-type="float">
            <text:p>0,754704764059423</text:p>
          </table:table-cell>
          <table:table-cell table:formula="of:=RANK([.AE6];[.AE3:.AE8])" office:value-type="float" office:value="4" calcext:value-type="float">
            <text:p>4</text:p>
          </table:table-cell>
          <table:table-cell table:style-name="ce83" table:formula="of:=RAND()" office:value-type="float" office:value="0.389424249476695" calcext:value-type="float">
            <text:p>0,389424249476695</text:p>
          </table:table-cell>
          <table:table-cell table:formula="of:=RANK([.AG6];[.AG1:.AG9])" office:value-type="float" office:value="8" calcext:value-type="float">
            <text:p>8</text:p>
          </table:table-cell>
          <table:table-cell table:formula="of:=RAND()" office:value-type="float" office:value="0.185217490351795" calcext:value-type="float">
            <text:p>0,185217490351795</text:p>
          </table:table-cell>
          <table:table-cell table:number-columns-repeated="991"/>
        </table:table-row>
        <table:table-row table:style-name="ro3">
          <table:table-cell table:style-name="ce51" table:formula="of:=[.AB7]-2+[.AF7]/10" office:value-type="float" office:value="10.1" calcext:value-type="float">
            <text:p>10,1</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4" table:formula="of:=RANDBETWEEN(2;5)*RANDBETWEEN(2;6)*RANDBETWEEN(2;4)" office:value-type="float" office:value="90" calcext:value-type="float">
            <text:p>90</text:p>
          </table:table-cell>
          <table:table-cell table:style-name="ce7" office:value-type="string" calcext:value-type="string">
            <text:p>et</text:p>
          </table:table-cell>
          <table:table-cell table:style-name="ce20" table:formula="of:=RANDBETWEEN(2;5)*RANDBETWEEN(2;6)*RANDBETWEEN(2;5)" office:value-type="float" office:value="48" calcext:value-type="float">
            <text:p>48</text:p>
          </table:table-cell>
          <table:table-cell table:style-name="ce10" office:value-type="string" calcext:value-type="string">
            <text:p>=</text:p>
          </table:table-cell>
          <table:table-cell table:style-name="ce177" table:formula="of:=[.AB7]*2-1+RANDBETWEEN(0;1)" office:value-type="float" office:value="23" calcext:value-type="float">
            <text:p>23</text:p>
          </table:table-cell>
          <table:table-cell table:style-name="ce40" office:value-type="string" calcext:value-type="string">
            <text:p>;</text:p>
          </table:table-cell>
          <table:table-cell table:style-name="ce40" table:formula="of:=[.AF7]*2" office:value-type="float" office:value="2" calcext:value-type="float">
            <text:p>2</text:p>
          </table:table-cell>
          <table:table-cell table:style-name="ce40" office:value-type="string" calcext:value-type="string">
            <text:p>;</text:p>
          </table:table-cell>
          <table:table-cell table:style-name="ce40" table:formula="of:=[.AD7]*3" office:value-type="float" office:value="15" calcext:value-type="float">
            <text:p>15</text:p>
          </table:table-cell>
          <table:table-cell table:style-name="ce40" office:value-type="string" calcext:value-type="string">
            <text:p>;</text:p>
          </table:table-cell>
          <table:table-cell table:style-name="ce40" table:formula="of:=RANDBETWEEN(2;20)" office:value-type="float" office:value="20" calcext:value-type="float">
            <text:p>20</text:p>
          </table:table-cell>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RANDBETWEEN(1;12)" office:value-type="float" office:value="5" calcext:value-type="float">
            <text:p>5 cm²</text:p>
          </table:table-cell>
          <table:table-cell table:style-name="ce179" office:value-type="string" calcext:value-type="string">
            <text:p>h=</text:p>
          </table:table-cell>
          <table:table-cell table:style-name="ce180" table:formula="of:=RANDBETWEEN(1;12)*3" office:value-type="float" office:value="18" calcext:value-type="float">
            <text:p>18 cm</text:p>
          </table:table-cell>
          <table:table-cell table:style-name="ce56" office:value-type="string" calcext:value-type="string">
            <text:p>V =</text:p>
          </table:table-cell>
          <table:table-cell/>
          <table:table-cell table:style-name="ce147" table:formula="of:=INT([.A7])&amp;&quot;h &quot;&amp;INT(([.A7]-INT([.A7]))*60)&amp;&quot;min&quot;" office:value-type="string" office:string-value="10h 5min" calcext:value-type="string">
            <text:p>10h 5min</text:p>
          </table:table-cell>
          <table:table-cell table:style-name="ce48" table:formula="of:=GCD([.E7];[.G7])" office:value-type="float" office:value="6" calcext:value-type="float">
            <text:p>6</text:p>
          </table:table-cell>
          <table:table-cell table:style-name="ce181" table:formula="of:=&quot;e=&quot;&amp;(MAX([.I7];[.K7];[.M7];[.O7])-MIN([.I7];[.K7];[.M7];[.O7]))&amp;&quot;  m=&quot;&amp;MEDIAN([.I7];[.K7];[.M7];[.O7])&amp;&quot;  x=&quot;&amp;ROUND(AVERAGE([.I7];[.K7];[.M7];[.O7]);1)" office:value-type="string" office:string-value="e=21  m=17,5  x=15" calcext:value-type="string">
            <text:p>e=21 <text:s/>m=17,5 <text:s/>x=15</text:p>
          </table:table-cell>
          <table:table-cell table:style-name="ce57" table:formula="of:=[.R7]*[.T7]/3&amp;&quot; cm³&quot;" office:value-type="string" office:string-value="30 cm³" calcext:value-type="string">
            <text:p>30 cm³</text:p>
          </table:table-cell>
          <table:table-cell/>
          <table:table-cell table:formula="of:=RANK([.AC7];[.AC1:.AC10])+2" office:value-type="float" office:value="12" calcext:value-type="float">
            <text:p>12</text:p>
          </table:table-cell>
          <table:table-cell table:style-name="ce83" table:formula="of:=RAND()" office:value-type="float" office:value="0.0861521085430671" calcext:value-type="float">
            <text:p>0,086152108543067</text:p>
          </table:table-cell>
          <table:table-cell table:formula="of:=RANK([.AE7];[.AE3:.AE8])" office:value-type="float" office:value="5" calcext:value-type="float">
            <text:p>5</text:p>
          </table:table-cell>
          <table:table-cell table:style-name="ce83" table:formula="of:=RAND()" office:value-type="float" office:value="0.341591277647943" calcext:value-type="float">
            <text:p>0,341591277647943</text:p>
          </table:table-cell>
          <table:table-cell table:formula="of:=RANK([.AG7];[.AG1:.AG9])" office:value-type="float" office:value="1" calcext:value-type="float">
            <text:p>1</text:p>
          </table:table-cell>
          <table:table-cell table:formula="of:=RAND()" office:value-type="float" office:value="0.933106366021704" calcext:value-type="float">
            <text:p>0,933106366021704</text:p>
          </table:table-cell>
          <table:table-cell table:number-columns-repeated="991"/>
        </table:table-row>
        <table:table-row table:style-name="ro3">
          <table:table-cell table:style-name="ce51" table:formula="of:=[.AB8]-2+[.AF8]/10" office:value-type="float" office:value="6.6" calcext:value-type="float">
            <text:p>6,6</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4" table:formula="of:=RANDBETWEEN(2;5)*RANDBETWEEN(2;6)*RANDBETWEEN(2;4)" office:value-type="float" office:value="30" calcext:value-type="float">
            <text:p>30</text:p>
          </table:table-cell>
          <table:table-cell table:style-name="ce7" office:value-type="string" calcext:value-type="string">
            <text:p>et</text:p>
          </table:table-cell>
          <table:table-cell table:style-name="ce20" table:formula="of:=RANDBETWEEN(2;5)*RANDBETWEEN(2;6)*RANDBETWEEN(2;5)" office:value-type="float" office:value="48" calcext:value-type="float">
            <text:p>48</text:p>
          </table:table-cell>
          <table:table-cell table:style-name="ce10" office:value-type="string" calcext:value-type="string">
            <text:p>=</text:p>
          </table:table-cell>
          <table:table-cell table:style-name="ce177" table:formula="of:=[.AB8]*2-1+RANDBETWEEN(0;1)" office:value-type="float" office:value="16" calcext:value-type="float">
            <text:p>16</text:p>
          </table:table-cell>
          <table:table-cell table:style-name="ce40" office:value-type="string" calcext:value-type="string">
            <text:p>;</text:p>
          </table:table-cell>
          <table:table-cell table:style-name="ce40" table:formula="of:=[.AF8]*2" office:value-type="float" office:value="12" calcext:value-type="float">
            <text:p>12</text:p>
          </table:table-cell>
          <table:table-cell table:style-name="ce40" office:value-type="string" calcext:value-type="string">
            <text:p>;</text:p>
          </table:table-cell>
          <table:table-cell table:style-name="ce40" table:formula="of:=[.AD8]*3" office:value-type="float" office:value="3" calcext:value-type="float">
            <text:p>3</text:p>
          </table:table-cell>
          <table:table-cell table:style-name="ce40" office:value-type="string" calcext:value-type="string">
            <text:p>;</text:p>
          </table:table-cell>
          <table:table-cell table:style-name="ce40" table:formula="of:=RANDBETWEEN(2;20)" office:value-type="float" office:value="4" calcext:value-type="float">
            <text:p>4</text:p>
          </table:table-cell>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RANDBETWEEN(1;12)" office:value-type="float" office:value="6" calcext:value-type="float">
            <text:p>6 cm²</text:p>
          </table:table-cell>
          <table:table-cell table:style-name="ce179" office:value-type="string" calcext:value-type="string">
            <text:p>h=</text:p>
          </table:table-cell>
          <table:table-cell table:style-name="ce180" table:formula="of:=RANDBETWEEN(1;12)" office:value-type="float" office:value="5" calcext:value-type="float">
            <text:p>5 cm</text:p>
          </table:table-cell>
          <table:table-cell table:style-name="ce56" office:value-type="string" calcext:value-type="string">
            <text:p>V =</text:p>
          </table:table-cell>
          <table:table-cell/>
          <table:table-cell table:style-name="ce147" table:formula="of:=INT([.A8])&amp;&quot;h &quot;&amp;INT(([.A8]-INT([.A8]))*60)&amp;&quot;min&quot;" office:value-type="string" office:string-value="6h 36min" calcext:value-type="string">
            <text:p>6h 36min</text:p>
          </table:table-cell>
          <table:table-cell table:style-name="ce48" table:formula="of:=GCD([.E8];[.G8])" office:value-type="float" office:value="6" calcext:value-type="float">
            <text:p>6</text:p>
          </table:table-cell>
          <table:table-cell table:style-name="ce181" table:formula="of:=&quot;e=&quot;&amp;(MAX([.I8];[.K8];[.M8];[.O8])-MIN([.I8];[.K8];[.M8];[.O8]))&amp;&quot;  m=&quot;&amp;MEDIAN([.I8];[.K8];[.M8];[.O8])&amp;&quot;  x=&quot;&amp;ROUND(AVERAGE([.I8];[.K8];[.M8];[.O8]);1)" office:value-type="string" office:string-value="e=13  m=8  x=8,8" calcext:value-type="string">
            <text:p>e=13 <text:s/>m=8 <text:s/>x=8,8</text:p>
          </table:table-cell>
          <table:table-cell table:style-name="ce57" table:formula="of:=[.R8]*[.T8]/3&amp;&quot; cm³&quot;" office:value-type="string" office:string-value="10 cm³" calcext:value-type="string">
            <text:p>10 cm³</text:p>
          </table:table-cell>
          <table:table-cell/>
          <table:table-cell table:formula="of:=RANK([.AC8];[.AC1:.AC10])+2" office:value-type="float" office:value="8" calcext:value-type="float">
            <text:p>8</text:p>
          </table:table-cell>
          <table:table-cell table:style-name="ce83" table:formula="of:=RAND()" office:value-type="float" office:value="0.397614205842369" calcext:value-type="float">
            <text:p>0,397614205842369</text:p>
          </table:table-cell>
          <table:table-cell table:formula="of:=RANK([.AE8];[.AE3:.AE8])" office:value-type="float" office:value="1" calcext:value-type="float">
            <text:p>1</text:p>
          </table:table-cell>
          <table:table-cell table:style-name="ce83" table:formula="of:=RAND()" office:value-type="float" office:value="0.879586841032743" calcext:value-type="float">
            <text:p>0,879586841032743</text:p>
          </table:table-cell>
          <table:table-cell table:formula="of:=RANK([.AG8];[.AG1:.AG9])" office:value-type="float" office:value="6" calcext:value-type="float">
            <text:p>6</text:p>
          </table:table-cell>
          <table:table-cell table:formula="of:=RAND()" office:value-type="float" office:value="0.625904722652291" calcext:value-type="float">
            <text:p>0,625904722652291</text:p>
          </table:table-cell>
          <table:table-cell table:number-columns-repeated="991"/>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8" table:number-rows-spanned="1">
            <text:p>😕 <text:s text:c="3"/>😃 <text:s text:c="3"/>😎</text:p>
          </table:table-cell>
          <table:covered-table-cell table:number-columns-repeated="7" table:style-name="ce15"/>
          <table:table-cell table:style-name="ce5" office:value-type="string" calcext:value-type="string" table:number-columns-spanned="5" table:number-rows-spanned="1">
            <text:p>😕 <text:s text:c="3"/>😃 <text:s text:c="3"/>😎</text:p>
          </table:table-cell>
          <table:covered-table-cell table:number-columns-repeated="4" table:style-name="ce15"/>
          <table:table-cell table:number-columns-repeated="6"/>
          <table:table-cell table:formula="of:=RANK([.AC9];[.AC1:.AC10])+2" office:value-type="float" office:value="7" calcext:value-type="float">
            <text:p>7</text:p>
          </table:table-cell>
          <table:table-cell table:style-name="ce83" table:formula="of:=RAND()" office:value-type="float" office:value="0.572451630960529" calcext:value-type="float">
            <text:p>0,572451630960529</text:p>
          </table:table-cell>
          <table:table-cell table:number-columns-repeated="2"/>
          <table:table-cell table:formula="of:=RANK([.AG9];[.AG1:.AG9])" office:value-type="float" office:value="5" calcext:value-type="float">
            <text:p>5</text:p>
          </table:table-cell>
          <table:table-cell table:formula="of:=RAND()" office:value-type="float" office:value="0.633277064031328" calcext:value-type="float">
            <text:p>0,633277064031328</text:p>
          </table:table-cell>
          <table:table-cell table:number-columns-repeated="991"/>
        </table:table-row>
        <table:table-row table:style-name="ro4">
          <table:table-cell table:number-columns-repeated="27"/>
          <table:table-cell table:formula="of:=RANK([.AC10];[.AC1:.AC10])+2" office:value-type="float" office:value="9" calcext:value-type="float">
            <text:p>9</text:p>
          </table:table-cell>
          <table:table-cell table:style-name="ce83" table:formula="of:=RAND()" office:value-type="float" office:value="0.385621193851867" calcext:value-type="float">
            <text:p>0,385621193851867</text:p>
          </table:table-cell>
          <table:table-cell table:number-columns-repeated="995"/>
        </table:table-row>
        <table:table-row table:style-name="ro5">
          <table:table-cell table:number-columns-repeated="1024"/>
        </table:table-row>
        <table:table-row table:style-name="ro2">
          <table:table-cell table:style-name="ce59" office:value-type="string" calcext:value-type="string" table:number-columns-spanned="4" table:number-rows-spanned="2">
            <text:p>CEINTURE</text:p>
            <text:p>NOIRE 2</text:p>
          </table:table-cell>
          <table:covered-table-cell table:number-columns-repeated="3"/>
          <table:table-cell table:style-name="ce11" office:value-type="string" calcext:value-type="string" table:number-columns-spanned="6" table:number-rows-spanned="1">
            <text:p>TEST 4<text:span text:style-name="T2">e</text:span> - Date : ………………</text:p>
          </table:table-cell>
          <table:covered-table-cell table:number-columns-repeated="5" table:style-name="ce12"/>
          <table:table-cell table:style-name="ce17" office:value-type="string" calcext:value-type="string" table:number-columns-spanned="10" table:number-rows-spanned="1">
            <text:p><text:span text:style-name="T3"></text:span><text:span text:style-name="T4"> Validée     </text:span><text:span text:style-name="T5"></text:span><text:span text:style-name="T4"> Non validée</text:span></text:p>
          </table:table-cell>
          <table:covered-table-cell table:number-columns-repeated="4" table:style-name="ce17"/>
          <table:covered-table-cell table:style-name="ce12"/>
          <table:covered-table-cell table:style-name="ce18"/>
          <table:covered-table-cell/>
          <table:covered-table-cell table:number-columns-repeated="2" table:style-name="ce18"/>
          <table:table-cell table:style-name="ce21" office:value-type="string" calcext:value-type="string">
            <text:p>AB</text:p>
          </table:table-cell>
          <table:table-cell table:style-name="ce23" table:number-columns-repeated="3"/>
          <table:table-cell table:number-columns-repeated="3"/>
          <table:table-cell table:formula="of:=RANK([.AC12];[.AC12:.AC21])+2" office:value-type="float" office:value="12" calcext:value-type="float">
            <text:p>12</text:p>
          </table:table-cell>
          <table:table-cell table:style-name="ce83" table:formula="of:=RAND()" office:value-type="float" office:value="0.0492545335802715" calcext:value-type="float">
            <text:p>0,049254533580272</text:p>
          </table:table-cell>
          <table:table-cell table:number-columns-repeated="2"/>
          <table:table-cell table:formula="of:=RANK([.AG12];[.AG12:.AG20])" office:value-type="float" office:value="5" calcext:value-type="float">
            <text:p>5</text:p>
          </table:table-cell>
          <table:table-cell table:formula="of:=RAND()" office:value-type="float" office:value="0.329179153707512" calcext:value-type="float">
            <text:p>0,329179153707512</text:p>
          </table:table-cell>
          <table:table-cell table:number-columns-repeated="991"/>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7" table:number-rows-spanned="1">
            <text:p>Prénom :</text:p>
          </table:table-cell>
          <table:covered-table-cell table:number-columns-repeated="5" table:style-name="ce8"/>
          <table:covered-table-cell/>
          <table:table-cell table:style-name="ce156" office:value-type="string" calcext:value-type="string" table:number-columns-spanned="4" table:number-rows-spanned="1">
            <text:p>Classe :</text:p>
          </table:table-cell>
          <table:covered-table-cell/>
          <table:covered-table-cell table:number-columns-repeated="2" table:style-name="ce19"/>
          <table:table-cell table:style-name="ce22" table:formula="of:=[.$U$2]" office:value-type="string" office:string-value="v7733" calcext:value-type="string">
            <text:p>v7733</text:p>
          </table:table-cell>
          <table:table-cell/>
          <table:table-cell table:style-name="ce25" office:value-type="string" calcext:value-type="string" table:number-columns-spanned="4" table:number-rows-spanned="1">
            <text:p>Correction CEINTURE NOIRE 2</text:p>
          </table:table-cell>
          <table:covered-table-cell table:style-name="ce28"/>
          <table:covered-table-cell table:style-name="ce30"/>
          <table:covered-table-cell table:style-name="ce31"/>
          <table:table-cell/>
          <table:table-cell table:formula="of:=RANK([.AC13];[.AC12:.AC21])+2" office:value-type="float" office:value="7" calcext:value-type="float">
            <text:p>7</text:p>
          </table:table-cell>
          <table:table-cell table:style-name="ce83" table:formula="of:=RAND()" office:value-type="float" office:value="0.279860522584124" calcext:value-type="float">
            <text:p>0,279860522584124</text:p>
          </table:table-cell>
          <table:table-cell table:number-columns-repeated="2"/>
          <table:table-cell table:formula="of:=RANK([.AG13];[.AG12:.AG20])" office:value-type="float" office:value="4" calcext:value-type="float">
            <text:p>4</text:p>
          </table:table-cell>
          <table:table-cell table:formula="of:=RAND()" office:value-type="float" office:value="0.420216721387978" calcext:value-type="float">
            <text:p>0,420216721387978</text:p>
          </table:table-cell>
          <table:table-cell table:number-columns-repeated="991"/>
        </table:table-row>
        <table:table-row table:style-name="ro3">
          <table:table-cell table:style-name="ce37" office:value-type="string" calcext:value-type="string" table:number-columns-spanned="4" table:number-rows-spanned="1">
            <text:p>Conversion heures</text:p>
          </table:table-cell>
          <table:covered-table-cell table:number-columns-repeated="3" table:style-name="ce38"/>
          <table:table-cell table:style-name="ce37" office:value-type="string" calcext:value-type="string" table:number-columns-spanned="4" table:number-rows-spanned="1">
            <text:p>Plus grand diviseur commun entre…</text:p>
          </table:table-cell>
          <table:covered-table-cell table:number-columns-repeated="3" table:style-name="ce38"/>
          <table:table-cell table:style-name="ce37" office:value-type="string" calcext:value-type="string" table:number-columns-spanned="8" table:number-rows-spanned="1">
            <text:p>étendue, médiane,</text:p>
            <text:p>moyenne (arrondie au 10<text:span text:style-name="T2">e</text:span>)</text:p>
          </table:table-cell>
          <table:covered-table-cell table:number-columns-repeated="7" table:style-name="ce38"/>
          <table:table-cell table:style-name="ce37" office:value-type="string" calcext:value-type="string" table:number-columns-spanned="5" table:number-rows-spanned="1">
            <text:p>Volume de pyramide en cm³</text:p>
          </table:table-cell>
          <table:covered-table-cell table:number-columns-repeated="4" table:style-name="ce38"/>
          <table:table-cell table:style-name="ce83"/>
          <table:table-cell table:style-name="ce89" office:value-type="string" calcext:value-type="string">
            <text:p>4<text:span text:style-name="T2">e</text:span></text:p>
          </table:table-cell>
          <table:table-cell table:style-name="ce94" table:formula="of:=[.U12]" office:value-type="string" office:string-value="AB" calcext:value-type="string">
            <text:p>AB</text:p>
          </table:table-cell>
          <table:table-cell table:style-name="ce96"/>
          <table:table-cell table:style-name="ce99" table:formula="of:=[.U13]" office:value-type="string" office:string-value="v7733" calcext:value-type="string">
            <text:p>v7733</text:p>
          </table:table-cell>
          <table:table-cell table:style-name="ce83"/>
          <table:table-cell table:formula="of:=RANK([.AC14];[.AC12:.AC21])+2" office:value-type="float" office:value="5" calcext:value-type="float">
            <text:p>5</text:p>
          </table:table-cell>
          <table:table-cell table:style-name="ce83" table:formula="of:=RAND()" office:value-type="float" office:value="0.814799786986303" calcext:value-type="float">
            <text:p>0,814799786986303</text:p>
          </table:table-cell>
          <table:table-cell table:style-name="ce83" table:formula="of:=RANK([.AE14];[.AE14:.AE19])" office:value-type="float" office:value="6" calcext:value-type="float">
            <text:p>6</text:p>
          </table:table-cell>
          <table:table-cell table:style-name="ce83" table:formula="of:=RAND()" office:value-type="float" office:value="0.172654665423961" calcext:value-type="float">
            <text:p>0,172654665423961</text:p>
          </table:table-cell>
          <table:table-cell table:style-name="ce83" table:formula="of:=RANK([.AG14];[.AG12:.AG20])" office:value-type="float" office:value="6" calcext:value-type="float">
            <text:p>6</text:p>
          </table:table-cell>
          <table:table-cell table:formula="of:=RAND()" office:value-type="float" office:value="0.27072766764217" calcext:value-type="float">
            <text:p>0,27072766764217</text:p>
          </table:table-cell>
          <table:table-cell table:number-columns-repeated="991"/>
        </table:table-row>
        <table:table-row table:style-name="ro3">
          <table:table-cell table:style-name="ce51" table:formula="of:=[.AB15]-2" office:value-type="float" office:value="6" calcext:value-type="float">
            <text:p>6</text:p>
          </table:table-cell>
          <table:table-cell table:style-name="ce150" office:value-type="string" calcext:value-type="string">
            <text:p>h</text:p>
          </table:table-cell>
          <table:table-cell table:style-name="ce176" table:formula="of:=6*RANDBETWEEN(1;9)" office:value-type="float" office:value="54" calcext:value-type="float">
            <text:p>54</text:p>
          </table:table-cell>
          <table:table-cell table:style-name="ce42" office:value-type="string" calcext:value-type="string">
            <text:p>min = <text:s text:c="8"/>h</text:p>
          </table:table-cell>
          <table:table-cell table:style-name="ce4" table:formula="of:=RANDBETWEEN(2;5)*RANDBETWEEN(2;6)*RANDBETWEEN(2;4)" office:value-type="float" office:value="36" calcext:value-type="float">
            <text:p>36</text:p>
          </table:table-cell>
          <table:table-cell table:style-name="ce7" office:value-type="string" calcext:value-type="string">
            <text:p>et</text:p>
          </table:table-cell>
          <table:table-cell table:style-name="ce20" table:formula="of:=RANDBETWEEN(2;5)*RANDBETWEEN(2;6)*RANDBETWEEN(2;5)" office:value-type="float" office:value="12" calcext:value-type="float">
            <text:p>12</text:p>
          </table:table-cell>
          <table:table-cell table:style-name="ce10" office:value-type="string" calcext:value-type="string">
            <text:p>=</text:p>
          </table:table-cell>
          <table:table-cell table:style-name="ce177" table:formula="of:=RANDBETWEEN(2;30)" office:value-type="float" office:value="20" calcext:value-type="float">
            <text:p>20</text:p>
          </table:table-cell>
          <table:table-cell table:style-name="ce40" office:value-type="string" calcext:value-type="string">
            <text:p>;</text:p>
          </table:table-cell>
          <table:table-cell table:style-name="ce40" table:formula="of:=RANDBETWEEN(2;30)" office:value-type="float" office:value="8" calcext:value-type="float">
            <text:p>8</text:p>
          </table:table-cell>
          <table:table-cell table:style-name="ce40" office:value-type="string" calcext:value-type="string">
            <text:p>;</text:p>
          </table:table-cell>
          <table:table-cell table:style-name="ce40" table:formula="of:=QUOTIENT([.I15]+[.K15];3)*3+3*RANDBETWEEN(1;4)-[.I15]-[.K15]" office:value-type="float" office:value="11" calcext:value-type="float">
            <text:p>11</text:p>
          </table:table-cell>
          <table:table-cell table:style-name="ce40" table:number-columns-repeated="2"/>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3*RANDBETWEEN(1;12)" office:value-type="float" office:value="36" calcext:value-type="float">
            <text:p>36 cm²</text:p>
          </table:table-cell>
          <table:table-cell table:style-name="ce179" office:value-type="string" calcext:value-type="string">
            <text:p>h=</text:p>
          </table:table-cell>
          <table:table-cell table:style-name="ce180" table:formula="of:=RANDBETWEEN(1;12)" office:value-type="float" office:value="9" calcext:value-type="float">
            <text:p>9 cm</text:p>
          </table:table-cell>
          <table:table-cell table:style-name="ce56" office:value-type="string" calcext:value-type="string">
            <text:p>V =</text:p>
          </table:table-cell>
          <table:table-cell/>
          <table:table-cell table:style-name="ce147" table:formula="of:=[.A15]+[.C15]/60&amp;&quot; h&quot;" office:value-type="string" office:string-value="6,9 h" calcext:value-type="string">
            <text:p>6,9 h</text:p>
          </table:table-cell>
          <table:table-cell table:style-name="ce48" table:formula="of:=GCD([.E15];[.G15])" office:value-type="float" office:value="12" calcext:value-type="float">
            <text:p>12</text:p>
          </table:table-cell>
          <table:table-cell table:style-name="ce181" table:formula="of:=&quot;e=&quot;&amp;(MAX([.I15];[.K15];[.M15];[.O15])-MIN([.I15];[.K15];[.M15];[.O15]))&amp;&quot;  m=&quot;&amp;MEDIAN([.I15];[.K15];[.M15];[.O15])&amp;&quot;  x=&quot;&amp;ROUND(AVERAGE([.I15];[.K15];[.M15];[.O15]);1)" office:value-type="string" office:string-value="e=12  m=11  x=13" calcext:value-type="string">
            <text:p>e=12 <text:s/>m=11 <text:s/>x=13</text:p>
          </table:table-cell>
          <table:table-cell table:style-name="ce57" table:formula="of:=[.R15]*[.T15]/3&amp;&quot; cm³&quot;" office:value-type="string" office:string-value="108 cm³" calcext:value-type="string">
            <text:p>108 cm³</text:p>
          </table:table-cell>
          <table:table-cell/>
          <table:table-cell table:formula="of:=RANK([.AC15];[.AC12:.AC21])+2" office:value-type="float" office:value="8" calcext:value-type="float">
            <text:p>8</text:p>
          </table:table-cell>
          <table:table-cell table:style-name="ce83" table:formula="of:=RAND()" office:value-type="float" office:value="0.227291322812409" calcext:value-type="float">
            <text:p>0,227291322812409</text:p>
          </table:table-cell>
          <table:table-cell table:formula="of:=RANK([.AE15];[.AE14:.AE19])" office:value-type="float" office:value="1" calcext:value-type="float">
            <text:p>1</text:p>
          </table:table-cell>
          <table:table-cell table:style-name="ce83" table:formula="of:=RAND()" office:value-type="float" office:value="0.994931428846621" calcext:value-type="float">
            <text:p>0,994931428846621</text:p>
          </table:table-cell>
          <table:table-cell table:formula="of:=RANK([.AG15];[.AG12:.AG20])" office:value-type="float" office:value="7" calcext:value-type="float">
            <text:p>7</text:p>
          </table:table-cell>
          <table:table-cell table:formula="of:=RAND()" office:value-type="float" office:value="0.25333493566312" calcext:value-type="float">
            <text:p>0,25333493566312</text:p>
          </table:table-cell>
          <table:table-cell table:number-columns-repeated="991"/>
        </table:table-row>
        <table:table-row table:style-name="ro3">
          <table:table-cell table:style-name="ce51" table:formula="of:=[.AB16]-2" office:value-type="float" office:value="9" calcext:value-type="float">
            <text:p>9</text:p>
          </table:table-cell>
          <table:table-cell table:style-name="ce150" office:value-type="string" calcext:value-type="string">
            <text:p>h</text:p>
          </table:table-cell>
          <table:table-cell table:style-name="ce176" table:formula="of:=6*RANDBETWEEN(1;9)" office:value-type="float" office:value="24" calcext:value-type="float">
            <text:p>24</text:p>
          </table:table-cell>
          <table:table-cell table:style-name="ce42" office:value-type="string" calcext:value-type="string">
            <text:p>min = <text:s text:c="8"/>h</text:p>
          </table:table-cell>
          <table:table-cell table:style-name="ce4" table:formula="of:=RANDBETWEEN(2;5)*RANDBETWEEN(2;6)*RANDBETWEEN(2;4)" office:value-type="float" office:value="30" calcext:value-type="float">
            <text:p>30</text:p>
          </table:table-cell>
          <table:table-cell table:style-name="ce7" office:value-type="string" calcext:value-type="string">
            <text:p>et</text:p>
          </table:table-cell>
          <table:table-cell table:style-name="ce20" table:formula="of:=RANDBETWEEN(2;5)*RANDBETWEEN(2;6)*RANDBETWEEN(2;5)" office:value-type="float" office:value="20" calcext:value-type="float">
            <text:p>20</text:p>
          </table:table-cell>
          <table:table-cell table:style-name="ce10" office:value-type="string" calcext:value-type="string">
            <text:p>=</text:p>
          </table:table-cell>
          <table:table-cell table:style-name="ce177" table:formula="of:=RANDBETWEEN(2;30)" office:value-type="float" office:value="11" calcext:value-type="float">
            <text:p>11</text:p>
          </table:table-cell>
          <table:table-cell table:style-name="ce40" office:value-type="string" calcext:value-type="string">
            <text:p>;</text:p>
          </table:table-cell>
          <table:table-cell table:style-name="ce40" table:formula="of:=RANDBETWEEN(2;30)" office:value-type="float" office:value="30" calcext:value-type="float">
            <text:p>30</text:p>
          </table:table-cell>
          <table:table-cell table:style-name="ce40" office:value-type="string" calcext:value-type="string">
            <text:p>;</text:p>
          </table:table-cell>
          <table:table-cell table:style-name="ce40" table:formula="of:=QUOTIENT([.I16]+[.K16];3)*3+3*RANDBETWEEN(1;4)-[.I16]-[.K16]" office:value-type="float" office:value="4" calcext:value-type="float">
            <text:p>4</text:p>
          </table:table-cell>
          <table:table-cell table:style-name="ce40" table:number-columns-repeated="2"/>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RANDBETWEEN(1;12)" office:value-type="float" office:value="7" calcext:value-type="float">
            <text:p>7 cm²</text:p>
          </table:table-cell>
          <table:table-cell table:style-name="ce179" office:value-type="string" calcext:value-type="string">
            <text:p>h=</text:p>
          </table:table-cell>
          <table:table-cell table:style-name="ce180" table:formula="of:=RANDBETWEEN(1;12)*3" office:value-type="float" office:value="3" calcext:value-type="float">
            <text:p>3 cm</text:p>
          </table:table-cell>
          <table:table-cell table:style-name="ce56" office:value-type="string" calcext:value-type="string">
            <text:p>V =</text:p>
          </table:table-cell>
          <table:table-cell/>
          <table:table-cell table:style-name="ce147" table:formula="of:=[.A16]+[.C16]/60&amp;&quot; h&quot;" office:value-type="string" office:string-value="9,4 h" calcext:value-type="string">
            <text:p>9,4 h</text:p>
          </table:table-cell>
          <table:table-cell table:style-name="ce48" table:formula="of:=GCD([.E16];[.G16])" office:value-type="float" office:value="10" calcext:value-type="float">
            <text:p>10</text:p>
          </table:table-cell>
          <table:table-cell table:style-name="ce181" table:formula="of:=&quot;e=&quot;&amp;(MAX([.I16];[.K16];[.M16];[.O16])-MIN([.I16];[.K16];[.M16];[.O16]))&amp;&quot;  m=&quot;&amp;MEDIAN([.I16];[.K16];[.M16];[.O16])&amp;&quot;  x=&quot;&amp;ROUND(AVERAGE([.I16];[.K16];[.M16];[.O16]);1)" office:value-type="string" office:string-value="e=26  m=11  x=15" calcext:value-type="string">
            <text:p>e=26 <text:s/>m=11 <text:s/>x=15</text:p>
          </table:table-cell>
          <table:table-cell table:style-name="ce57" table:formula="of:=[.R16]*[.T16]/3&amp;&quot; cm³&quot;" office:value-type="string" office:string-value="7 cm³" calcext:value-type="string">
            <text:p>7 cm³</text:p>
          </table:table-cell>
          <table:table-cell/>
          <table:table-cell table:formula="of:=RANK([.AC16];[.AC12:.AC21])+2" office:value-type="float" office:value="11" calcext:value-type="float">
            <text:p>11</text:p>
          </table:table-cell>
          <table:table-cell table:style-name="ce83" table:formula="of:=RAND()" office:value-type="float" office:value="0.126358223202904" calcext:value-type="float">
            <text:p>0,126358223202904</text:p>
          </table:table-cell>
          <table:table-cell table:formula="of:=RANK([.AE16];[.AE14:.AE19])" office:value-type="float" office:value="5" calcext:value-type="float">
            <text:p>5</text:p>
          </table:table-cell>
          <table:table-cell table:style-name="ce83" table:formula="of:=RAND()" office:value-type="float" office:value="0.31623279720253" calcext:value-type="float">
            <text:p>0,31623279720253</text:p>
          </table:table-cell>
          <table:table-cell table:formula="of:=RANK([.AG16];[.AG12:.AG20])" office:value-type="float" office:value="9" calcext:value-type="float">
            <text:p>9</text:p>
          </table:table-cell>
          <table:table-cell table:formula="of:=RAND()" office:value-type="float" office:value="0.207646077341855" calcext:value-type="float">
            <text:p>0,207646077341855</text:p>
          </table:table-cell>
          <table:table-cell table:number-columns-repeated="991"/>
        </table:table-row>
        <table:table-row table:style-name="ro3">
          <table:table-cell table:style-name="ce51" table:formula="of:=[.AB17]-2+[.AF17]/10" office:value-type="float" office:value="1.3" calcext:value-type="float">
            <text:p>1,3</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4" table:formula="of:=RANDBETWEEN(2;5)*RANDBETWEEN(2;6)*RANDBETWEEN(2;4)" office:value-type="float" office:value="30" calcext:value-type="float">
            <text:p>30</text:p>
          </table:table-cell>
          <table:table-cell table:style-name="ce7" office:value-type="string" calcext:value-type="string">
            <text:p>et</text:p>
          </table:table-cell>
          <table:table-cell table:style-name="ce20" table:formula="of:=RANDBETWEEN(2;5)*RANDBETWEEN(2;6)*RANDBETWEEN(2;5)" office:value-type="float" office:value="80" calcext:value-type="float">
            <text:p>80</text:p>
          </table:table-cell>
          <table:table-cell table:style-name="ce10" office:value-type="string" calcext:value-type="string">
            <text:p>=</text:p>
          </table:table-cell>
          <table:table-cell table:style-name="ce177" table:formula="of:=[.AB17]*2-1+RANDBETWEEN(0;1)" office:value-type="float" office:value="6" calcext:value-type="float">
            <text:p>6</text:p>
          </table:table-cell>
          <table:table-cell table:style-name="ce40" office:value-type="string" calcext:value-type="string">
            <text:p>;</text:p>
          </table:table-cell>
          <table:table-cell table:style-name="ce40" table:formula="of:=[.AF17]*2" office:value-type="float" office:value="6" calcext:value-type="float">
            <text:p>6</text:p>
          </table:table-cell>
          <table:table-cell table:style-name="ce40" office:value-type="string" calcext:value-type="string">
            <text:p>;</text:p>
          </table:table-cell>
          <table:table-cell table:style-name="ce40" table:formula="of:=[.AD17]*3" office:value-type="float" office:value="6" calcext:value-type="float">
            <text:p>6</text:p>
          </table:table-cell>
          <table:table-cell table:style-name="ce40" office:value-type="string" calcext:value-type="string">
            <text:p>;</text:p>
          </table:table-cell>
          <table:table-cell table:style-name="ce40" table:formula="of:=RANDBETWEEN(2;20)" office:value-type="float" office:value="13" calcext:value-type="float">
            <text:p>13</text:p>
          </table:table-cell>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3*RANDBETWEEN(1;12)" office:value-type="float" office:value="3" calcext:value-type="float">
            <text:p>3 cm²</text:p>
          </table:table-cell>
          <table:table-cell table:style-name="ce179" office:value-type="string" calcext:value-type="string">
            <text:p>h=</text:p>
          </table:table-cell>
          <table:table-cell table:style-name="ce180" table:formula="of:=RANDBETWEEN(1;12)" office:value-type="float" office:value="12" calcext:value-type="float">
            <text:p>12 cm</text:p>
          </table:table-cell>
          <table:table-cell table:style-name="ce56" office:value-type="string" calcext:value-type="string">
            <text:p>V =</text:p>
          </table:table-cell>
          <table:table-cell/>
          <table:table-cell table:style-name="ce147" table:formula="of:=INT([.A17])&amp;&quot;h &quot;&amp;INT(([.A17]-INT([.A17]))*60)&amp;&quot;min&quot;" office:value-type="string" office:string-value="1h 18min" calcext:value-type="string">
            <text:p>1h 18min</text:p>
          </table:table-cell>
          <table:table-cell table:style-name="ce48" table:formula="of:=GCD([.E17];[.G17])" office:value-type="float" office:value="10" calcext:value-type="float">
            <text:p>10</text:p>
          </table:table-cell>
          <table:table-cell table:style-name="ce181" table:formula="of:=&quot;e=&quot;&amp;(MAX([.I17];[.K17];[.M17];[.O17])-MIN([.I17];[.K17];[.M17];[.O17]))&amp;&quot;  m=&quot;&amp;MEDIAN([.I17];[.K17];[.M17];[.O17])&amp;&quot;  x=&quot;&amp;ROUND(AVERAGE([.I17];[.K17];[.M17];[.O17]);1)" office:value-type="string" office:string-value="e=7  m=6  x=7,8" calcext:value-type="string">
            <text:p>e=7 <text:s/>m=6 <text:s/>x=7,8</text:p>
          </table:table-cell>
          <table:table-cell table:style-name="ce57" table:formula="of:=[.R17]*[.T17]/3&amp;&quot; cm³&quot;" office:value-type="string" office:string-value="12 cm³" calcext:value-type="string">
            <text:p>12 cm³</text:p>
          </table:table-cell>
          <table:table-cell/>
          <table:table-cell table:formula="of:=RANK([.AC17];[.AC12:.AC21])+2" office:value-type="float" office:value="3" calcext:value-type="float">
            <text:p>3</text:p>
          </table:table-cell>
          <table:table-cell table:style-name="ce83" table:formula="of:=RAND()" office:value-type="float" office:value="0.892395652079412" calcext:value-type="float">
            <text:p>0,892395652079412</text:p>
          </table:table-cell>
          <table:table-cell table:formula="of:=RANK([.AE17];[.AE14:.AE19])" office:value-type="float" office:value="2" calcext:value-type="float">
            <text:p>2</text:p>
          </table:table-cell>
          <table:table-cell table:style-name="ce83" table:formula="of:=RAND()" office:value-type="float" office:value="0.658512903656022" calcext:value-type="float">
            <text:p>0,658512903656022</text:p>
          </table:table-cell>
          <table:table-cell table:formula="of:=RANK([.AG17];[.AG12:.AG20])" office:value-type="float" office:value="3" calcext:value-type="float">
            <text:p>3</text:p>
          </table:table-cell>
          <table:table-cell table:formula="of:=RAND()" office:value-type="float" office:value="0.632597869804586" calcext:value-type="float">
            <text:p>0,632597869804586</text:p>
          </table:table-cell>
          <table:table-cell table:number-columns-repeated="991"/>
        </table:table-row>
        <table:table-row table:style-name="ro3">
          <table:table-cell table:style-name="ce51" table:formula="of:=[.AB18]-2+[.AF18]/10" office:value-type="float" office:value="7.1" calcext:value-type="float">
            <text:p>7,1</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4" table:formula="of:=RANDBETWEEN(2;5)*RANDBETWEEN(2;6)*RANDBETWEEN(2;4)" office:value-type="float" office:value="48" calcext:value-type="float">
            <text:p>48</text:p>
          </table:table-cell>
          <table:table-cell table:style-name="ce7" office:value-type="string" calcext:value-type="string">
            <text:p>et</text:p>
          </table:table-cell>
          <table:table-cell table:style-name="ce20" table:formula="of:=RANDBETWEEN(2;5)*RANDBETWEEN(2;6)*RANDBETWEEN(2;5)" office:value-type="float" office:value="72" calcext:value-type="float">
            <text:p>72</text:p>
          </table:table-cell>
          <table:table-cell table:style-name="ce10" office:value-type="string" calcext:value-type="string">
            <text:p>=</text:p>
          </table:table-cell>
          <table:table-cell table:style-name="ce177" table:formula="of:=[.AB18]*2-1+RANDBETWEEN(0;1)" office:value-type="float" office:value="17" calcext:value-type="float">
            <text:p>17</text:p>
          </table:table-cell>
          <table:table-cell table:style-name="ce40" office:value-type="string" calcext:value-type="string">
            <text:p>;</text:p>
          </table:table-cell>
          <table:table-cell table:style-name="ce40" table:formula="of:=[.AF18]*2" office:value-type="float" office:value="2" calcext:value-type="float">
            <text:p>2</text:p>
          </table:table-cell>
          <table:table-cell table:style-name="ce40" office:value-type="string" calcext:value-type="string">
            <text:p>;</text:p>
          </table:table-cell>
          <table:table-cell table:style-name="ce40" table:formula="of:=[.AD18]*3" office:value-type="float" office:value="12" calcext:value-type="float">
            <text:p>12</text:p>
          </table:table-cell>
          <table:table-cell table:style-name="ce40" office:value-type="string" calcext:value-type="string">
            <text:p>;</text:p>
          </table:table-cell>
          <table:table-cell table:style-name="ce40" table:formula="of:=RANDBETWEEN(2;20)" office:value-type="float" office:value="8" calcext:value-type="float">
            <text:p>8</text:p>
          </table:table-cell>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RANDBETWEEN(1;12)" office:value-type="float" office:value="12" calcext:value-type="float">
            <text:p>12 cm²</text:p>
          </table:table-cell>
          <table:table-cell table:style-name="ce179" office:value-type="string" calcext:value-type="string">
            <text:p>h=</text:p>
          </table:table-cell>
          <table:table-cell table:style-name="ce180" table:formula="of:=RANDBETWEEN(1;12)*3" office:value-type="float" office:value="12" calcext:value-type="float">
            <text:p>12 cm</text:p>
          </table:table-cell>
          <table:table-cell table:style-name="ce56" office:value-type="string" calcext:value-type="string">
            <text:p>V =</text:p>
          </table:table-cell>
          <table:table-cell/>
          <table:table-cell table:style-name="ce147" table:formula="of:=INT([.A18])&amp;&quot;h &quot;&amp;INT(([.A18]-INT([.A18]))*60)&amp;&quot;min&quot;" office:value-type="string" office:string-value="7h 5min" calcext:value-type="string">
            <text:p>7h 5min</text:p>
          </table:table-cell>
          <table:table-cell table:style-name="ce48" table:formula="of:=GCD([.E18];[.G18])" office:value-type="float" office:value="24" calcext:value-type="float">
            <text:p>24</text:p>
          </table:table-cell>
          <table:table-cell table:style-name="ce181" table:formula="of:=&quot;e=&quot;&amp;(MAX([.I18];[.K18];[.M18];[.O18])-MIN([.I18];[.K18];[.M18];[.O18]))&amp;&quot;  m=&quot;&amp;MEDIAN([.I18];[.K18];[.M18];[.O18])&amp;&quot;  x=&quot;&amp;ROUND(AVERAGE([.I18];[.K18];[.M18];[.O18]);1)" office:value-type="string" office:string-value="e=15  m=10  x=9,8" calcext:value-type="string">
            <text:p>e=15 <text:s/>m=10 <text:s/>x=9,8</text:p>
          </table:table-cell>
          <table:table-cell table:style-name="ce57" table:formula="of:=[.R18]*[.T18]/3&amp;&quot; cm³&quot;" office:value-type="string" office:string-value="48 cm³" calcext:value-type="string">
            <text:p>48 cm³</text:p>
          </table:table-cell>
          <table:table-cell/>
          <table:table-cell table:formula="of:=RANK([.AC18];[.AC12:.AC21])+2" office:value-type="float" office:value="9" calcext:value-type="float">
            <text:p>9</text:p>
          </table:table-cell>
          <table:table-cell table:style-name="ce83" table:formula="of:=RAND()" office:value-type="float" office:value="0.196897493061796" calcext:value-type="float">
            <text:p>0,196897493061796</text:p>
          </table:table-cell>
          <table:table-cell table:formula="of:=RANK([.AE18];[.AE14:.AE19])" office:value-type="float" office:value="4" calcext:value-type="float">
            <text:p>4</text:p>
          </table:table-cell>
          <table:table-cell table:style-name="ce83" table:formula="of:=RAND()" office:value-type="float" office:value="0.471384237580571" calcext:value-type="float">
            <text:p>0,471384237580571</text:p>
          </table:table-cell>
          <table:table-cell table:formula="of:=RANK([.AG18];[.AG12:.AG20])" office:value-type="float" office:value="1" calcext:value-type="float">
            <text:p>1</text:p>
          </table:table-cell>
          <table:table-cell table:formula="of:=RAND()" office:value-type="float" office:value="0.768304513877495" calcext:value-type="float">
            <text:p>0,768304513877495</text:p>
          </table:table-cell>
          <table:table-cell table:number-columns-repeated="991"/>
        </table:table-row>
        <table:table-row table:style-name="ro3">
          <table:table-cell table:style-name="ce51" table:formula="of:=[.AB19]-2+[.AF19]/10" office:value-type="float" office:value="2.2" calcext:value-type="float">
            <text:p>2,2</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4" table:formula="of:=RANDBETWEEN(2;5)*RANDBETWEEN(2;6)*RANDBETWEEN(2;4)" office:value-type="float" office:value="72" calcext:value-type="float">
            <text:p>72</text:p>
          </table:table-cell>
          <table:table-cell table:style-name="ce7" office:value-type="string" calcext:value-type="string">
            <text:p>et</text:p>
          </table:table-cell>
          <table:table-cell table:style-name="ce20" table:formula="of:=RANDBETWEEN(2;5)*RANDBETWEEN(2;6)*RANDBETWEEN(2;5)" office:value-type="float" office:value="24" calcext:value-type="float">
            <text:p>24</text:p>
          </table:table-cell>
          <table:table-cell table:style-name="ce10" office:value-type="string" calcext:value-type="string">
            <text:p>=</text:p>
          </table:table-cell>
          <table:table-cell table:style-name="ce177" table:formula="of:=[.AB19]*2-1+RANDBETWEEN(0;1)" office:value-type="float" office:value="8" calcext:value-type="float">
            <text:p>8</text:p>
          </table:table-cell>
          <table:table-cell table:style-name="ce40" office:value-type="string" calcext:value-type="string">
            <text:p>;</text:p>
          </table:table-cell>
          <table:table-cell table:style-name="ce40" table:formula="of:=[.AF19]*2" office:value-type="float" office:value="4" calcext:value-type="float">
            <text:p>4</text:p>
          </table:table-cell>
          <table:table-cell table:style-name="ce40" office:value-type="string" calcext:value-type="string">
            <text:p>;</text:p>
          </table:table-cell>
          <table:table-cell table:style-name="ce40" table:formula="of:=[.AD19]*3" office:value-type="float" office:value="9" calcext:value-type="float">
            <text:p>9</text:p>
          </table:table-cell>
          <table:table-cell table:style-name="ce40" office:value-type="string" calcext:value-type="string">
            <text:p>;</text:p>
          </table:table-cell>
          <table:table-cell table:style-name="ce40" table:formula="of:=RANDBETWEEN(2;20)" office:value-type="float" office:value="3" calcext:value-type="float">
            <text:p>3</text:p>
          </table:table-cell>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RANDBETWEEN(1;12)" office:value-type="float" office:value="12" calcext:value-type="float">
            <text:p>12 cm²</text:p>
          </table:table-cell>
          <table:table-cell table:style-name="ce179" office:value-type="string" calcext:value-type="string">
            <text:p>h=</text:p>
          </table:table-cell>
          <table:table-cell table:style-name="ce180" table:formula="of:=RANDBETWEEN(1;12)" office:value-type="float" office:value="10" calcext:value-type="float">
            <text:p>10 cm</text:p>
          </table:table-cell>
          <table:table-cell table:style-name="ce56" office:value-type="string" calcext:value-type="string">
            <text:p>V =</text:p>
          </table:table-cell>
          <table:table-cell/>
          <table:table-cell table:style-name="ce147" table:formula="of:=INT([.A19])&amp;&quot;h &quot;&amp;INT(([.A19]-INT([.A19]))*60)&amp;&quot;min&quot;" office:value-type="string" office:string-value="2h 12min" calcext:value-type="string">
            <text:p>2h 12min</text:p>
          </table:table-cell>
          <table:table-cell table:style-name="ce48" table:formula="of:=GCD([.E19];[.G19])" office:value-type="float" office:value="24" calcext:value-type="float">
            <text:p>24</text:p>
          </table:table-cell>
          <table:table-cell table:style-name="ce181" table:formula="of:=&quot;e=&quot;&amp;(MAX([.I19];[.K19];[.M19];[.O19])-MIN([.I19];[.K19];[.M19];[.O19]))&amp;&quot;  m=&quot;&amp;MEDIAN([.I19];[.K19];[.M19];[.O19])&amp;&quot;  x=&quot;&amp;ROUND(AVERAGE([.I19];[.K19];[.M19];[.O19]);1)" office:value-type="string" office:string-value="e=6  m=6  x=6" calcext:value-type="string">
            <text:p>e=6 <text:s/>m=6 <text:s/>x=6</text:p>
          </table:table-cell>
          <table:table-cell table:style-name="ce57" table:formula="of:=[.R19]*[.T19]/3&amp;&quot; cm³&quot;" office:value-type="string" office:string-value="40 cm³" calcext:value-type="string">
            <text:p>40 cm³</text:p>
          </table:table-cell>
          <table:table-cell/>
          <table:table-cell table:formula="of:=RANK([.AC19];[.AC12:.AC21])+2" office:value-type="float" office:value="4" calcext:value-type="float">
            <text:p>4</text:p>
          </table:table-cell>
          <table:table-cell table:style-name="ce83" table:formula="of:=RAND()" office:value-type="float" office:value="0.82493944316976" calcext:value-type="float">
            <text:p>0,82493944316976</text:p>
          </table:table-cell>
          <table:table-cell table:formula="of:=RANK([.AE19];[.AE14:.AE19])" office:value-type="float" office:value="3" calcext:value-type="float">
            <text:p>3</text:p>
          </table:table-cell>
          <table:table-cell table:style-name="ce83" table:formula="of:=RAND()" office:value-type="float" office:value="0.481269148581089" calcext:value-type="float">
            <text:p>0,481269148581089</text:p>
          </table:table-cell>
          <table:table-cell table:formula="of:=RANK([.AG19];[.AG12:.AG20])" office:value-type="float" office:value="2" calcext:value-type="float">
            <text:p>2</text:p>
          </table:table-cell>
          <table:table-cell table:formula="of:=RAND()" office:value-type="float" office:value="0.717078125546079" calcext:value-type="float">
            <text:p>0,717078125546079</text:p>
          </table:table-cell>
          <table:table-cell table:number-columns-repeated="991"/>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8" table:number-rows-spanned="1">
            <text:p>😕 <text:s text:c="3"/>😃 <text:s text:c="3"/>😎</text:p>
          </table:table-cell>
          <table:covered-table-cell table:number-columns-repeated="7" table:style-name="ce15"/>
          <table:table-cell table:style-name="ce5" office:value-type="string" calcext:value-type="string" table:number-columns-spanned="5" table:number-rows-spanned="1">
            <text:p>😕 <text:s text:c="3"/>😃 <text:s text:c="3"/>😎</text:p>
          </table:table-cell>
          <table:covered-table-cell table:number-columns-repeated="4" table:style-name="ce15"/>
          <table:table-cell table:number-columns-repeated="6"/>
          <table:table-cell table:formula="of:=RANK([.AC20];[.AC12:.AC21])+2" office:value-type="float" office:value="10" calcext:value-type="float">
            <text:p>10</text:p>
          </table:table-cell>
          <table:table-cell table:style-name="ce83" table:formula="of:=RAND()" office:value-type="float" office:value="0.146937315299316" calcext:value-type="float">
            <text:p>0,146937315299316</text:p>
          </table:table-cell>
          <table:table-cell table:number-columns-repeated="2"/>
          <table:table-cell table:formula="of:=RANK([.AG20];[.AG12:.AG20])" office:value-type="float" office:value="8" calcext:value-type="float">
            <text:p>8</text:p>
          </table:table-cell>
          <table:table-cell table:formula="of:=RAND()" office:value-type="float" office:value="0.248245547986506" calcext:value-type="float">
            <text:p>0,248245547986506</text:p>
          </table:table-cell>
          <table:table-cell table:number-columns-repeated="991"/>
        </table:table-row>
        <table:table-row table:style-name="ro4">
          <table:table-cell table:number-columns-repeated="27"/>
          <table:table-cell table:formula="of:=RANK([.AC21];[.AC12:.AC21])+2" office:value-type="float" office:value="6" calcext:value-type="float">
            <text:p>6</text:p>
          </table:table-cell>
          <table:table-cell table:style-name="ce83" table:formula="of:=RAND()" office:value-type="float" office:value="0.364942940201052" calcext:value-type="float">
            <text:p>0,364942940201052</text:p>
          </table:table-cell>
          <table:table-cell table:number-columns-repeated="995"/>
        </table:table-row>
        <table:table-row table:style-name="ro5">
          <table:table-cell table:number-columns-repeated="1024"/>
        </table:table-row>
        <table:table-row table:style-name="ro2">
          <table:table-cell table:style-name="ce59" office:value-type="string" calcext:value-type="string" table:number-columns-spanned="4" table:number-rows-spanned="2">
            <text:p>CEINTURE</text:p>
            <text:p>NOIRE 2</text:p>
          </table:table-cell>
          <table:covered-table-cell table:number-columns-repeated="3"/>
          <table:table-cell table:style-name="ce11" office:value-type="string" calcext:value-type="string" table:number-columns-spanned="6" table:number-rows-spanned="1">
            <text:p>TEST 4<text:span text:style-name="T2">e</text:span> - Date : ………………</text:p>
          </table:table-cell>
          <table:covered-table-cell table:number-columns-repeated="5" table:style-name="ce12"/>
          <table:table-cell table:style-name="ce17" office:value-type="string" calcext:value-type="string" table:number-columns-spanned="10" table:number-rows-spanned="1">
            <text:p><text:span text:style-name="T3"></text:span><text:span text:style-name="T4"> Validée     </text:span><text:span text:style-name="T5"></text:span><text:span text:style-name="T4"> Non validée</text:span></text:p>
          </table:table-cell>
          <table:covered-table-cell table:number-columns-repeated="4" table:style-name="ce17"/>
          <table:covered-table-cell table:style-name="ce12"/>
          <table:covered-table-cell table:style-name="ce18"/>
          <table:covered-table-cell/>
          <table:covered-table-cell table:number-columns-repeated="2" table:style-name="ce18"/>
          <table:table-cell table:style-name="ce21" office:value-type="string" calcext:value-type="string">
            <text:p>AC</text:p>
          </table:table-cell>
          <table:table-cell table:style-name="ce23" table:number-columns-repeated="3"/>
          <table:table-cell table:number-columns-repeated="3"/>
          <table:table-cell table:formula="of:=RANK([.AC23];[.AC23:.AC32])+2" office:value-type="float" office:value="5" calcext:value-type="float">
            <text:p>5</text:p>
          </table:table-cell>
          <table:table-cell table:style-name="ce83" table:formula="of:=RAND()" office:value-type="float" office:value="0.859701193618695" calcext:value-type="float">
            <text:p>0,859701193618695</text:p>
          </table:table-cell>
          <table:table-cell table:number-columns-repeated="2"/>
          <table:table-cell table:formula="of:=RANK([.AG23];[.AG23:.AG31])" office:value-type="float" office:value="1" calcext:value-type="float">
            <text:p>1</text:p>
          </table:table-cell>
          <table:table-cell table:formula="of:=RAND()" office:value-type="float" office:value="0.864690297609226" calcext:value-type="float">
            <text:p>0,864690297609226</text:p>
          </table:table-cell>
          <table:table-cell table:number-columns-repeated="991"/>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7" table:number-rows-spanned="1">
            <text:p>Prénom :</text:p>
          </table:table-cell>
          <table:covered-table-cell table:number-columns-repeated="5" table:style-name="ce8"/>
          <table:covered-table-cell/>
          <table:table-cell table:style-name="ce156" office:value-type="string" calcext:value-type="string" table:number-columns-spanned="4" table:number-rows-spanned="1">
            <text:p>Classe :</text:p>
          </table:table-cell>
          <table:covered-table-cell/>
          <table:covered-table-cell table:number-columns-repeated="2" table:style-name="ce19"/>
          <table:table-cell table:style-name="ce22" table:formula="of:=[.$U$2]" office:value-type="string" office:string-value="v7733" calcext:value-type="string">
            <text:p>v7733</text:p>
          </table:table-cell>
          <table:table-cell/>
          <table:table-cell table:style-name="ce25" office:value-type="string" calcext:value-type="string" table:number-columns-spanned="4" table:number-rows-spanned="1">
            <text:p>Correction CEINTURE NOIRE 2</text:p>
          </table:table-cell>
          <table:covered-table-cell table:style-name="ce28"/>
          <table:covered-table-cell table:style-name="ce30"/>
          <table:covered-table-cell table:style-name="ce31"/>
          <table:table-cell/>
          <table:table-cell table:formula="of:=RANK([.AC24];[.AC23:.AC32])+2" office:value-type="float" office:value="9" calcext:value-type="float">
            <text:p>9</text:p>
          </table:table-cell>
          <table:table-cell table:style-name="ce83" table:formula="of:=RAND()" office:value-type="float" office:value="0.587425595359561" calcext:value-type="float">
            <text:p>0,587425595359561</text:p>
          </table:table-cell>
          <table:table-cell table:number-columns-repeated="2"/>
          <table:table-cell table:formula="of:=RANK([.AG24];[.AG23:.AG31])" office:value-type="float" office:value="6" calcext:value-type="float">
            <text:p>6</text:p>
          </table:table-cell>
          <table:table-cell table:formula="of:=RAND()" office:value-type="float" office:value="0.37155183919661" calcext:value-type="float">
            <text:p>0,37155183919661</text:p>
          </table:table-cell>
          <table:table-cell table:number-columns-repeated="991"/>
        </table:table-row>
        <table:table-row table:style-name="ro3">
          <table:table-cell table:style-name="ce37" office:value-type="string" calcext:value-type="string" table:number-columns-spanned="4" table:number-rows-spanned="1">
            <text:p>Conversion heures</text:p>
          </table:table-cell>
          <table:covered-table-cell table:number-columns-repeated="3" table:style-name="ce38"/>
          <table:table-cell table:style-name="ce37" office:value-type="string" calcext:value-type="string" table:number-columns-spanned="4" table:number-rows-spanned="1">
            <text:p>Plus grand diviseur commun entre…</text:p>
          </table:table-cell>
          <table:covered-table-cell table:number-columns-repeated="3" table:style-name="ce38"/>
          <table:table-cell table:style-name="ce37" office:value-type="string" calcext:value-type="string" table:number-columns-spanned="8" table:number-rows-spanned="1">
            <text:p>étendue, médiane,</text:p>
            <text:p>moyenne (arrondie au 10<text:span text:style-name="T2">e</text:span>)</text:p>
          </table:table-cell>
          <table:covered-table-cell table:number-columns-repeated="7" table:style-name="ce38"/>
          <table:table-cell table:style-name="ce37" office:value-type="string" calcext:value-type="string" table:number-columns-spanned="5" table:number-rows-spanned="1">
            <text:p>Volume de pyramide en cm³</text:p>
          </table:table-cell>
          <table:covered-table-cell table:number-columns-repeated="4" table:style-name="ce38"/>
          <table:table-cell table:style-name="ce83"/>
          <table:table-cell table:style-name="ce89" office:value-type="string" calcext:value-type="string">
            <text:p>4<text:span text:style-name="T2">e</text:span></text:p>
          </table:table-cell>
          <table:table-cell table:style-name="ce94" table:formula="of:=[.U23]" office:value-type="string" office:string-value="AC" calcext:value-type="string">
            <text:p>AC</text:p>
          </table:table-cell>
          <table:table-cell table:style-name="ce96"/>
          <table:table-cell table:style-name="ce99" table:formula="of:=[.U24]" office:value-type="string" office:string-value="v7733" calcext:value-type="string">
            <text:p>v7733</text:p>
          </table:table-cell>
          <table:table-cell table:style-name="ce83"/>
          <table:table-cell table:formula="of:=RANK([.AC25];[.AC23:.AC32])+2" office:value-type="float" office:value="8" calcext:value-type="float">
            <text:p>8</text:p>
          </table:table-cell>
          <table:table-cell table:style-name="ce83" table:formula="of:=RAND()" office:value-type="float" office:value="0.606459235005009" calcext:value-type="float">
            <text:p>0,606459235005009</text:p>
          </table:table-cell>
          <table:table-cell table:style-name="ce83" table:formula="of:=RANK([.AE25];[.AE25:.AE30])" office:value-type="float" office:value="2" calcext:value-type="float">
            <text:p>2</text:p>
          </table:table-cell>
          <table:table-cell table:style-name="ce83" table:formula="of:=RAND()" office:value-type="float" office:value="0.691710801950777" calcext:value-type="float">
            <text:p>0,691710801950777</text:p>
          </table:table-cell>
          <table:table-cell table:style-name="ce83" table:formula="of:=RANK([.AG25];[.AG23:.AG31])" office:value-type="float" office:value="9" calcext:value-type="float">
            <text:p>9</text:p>
          </table:table-cell>
          <table:table-cell table:formula="of:=RAND()" office:value-type="float" office:value="0.0919483151527649" calcext:value-type="float">
            <text:p>0,091948315152765</text:p>
          </table:table-cell>
          <table:table-cell table:number-columns-repeated="991"/>
        </table:table-row>
        <table:table-row table:style-name="ro3">
          <table:table-cell table:style-name="ce51" table:formula="of:=[.AB26]-2" office:value-type="float" office:value="5" calcext:value-type="float">
            <text:p>5</text:p>
          </table:table-cell>
          <table:table-cell table:style-name="ce150" office:value-type="string" calcext:value-type="string">
            <text:p>h</text:p>
          </table:table-cell>
          <table:table-cell table:style-name="ce176" table:formula="of:=6*RANDBETWEEN(1;9)" office:value-type="float" office:value="6" calcext:value-type="float">
            <text:p>6</text:p>
          </table:table-cell>
          <table:table-cell table:style-name="ce42" office:value-type="string" calcext:value-type="string">
            <text:p>min = <text:s text:c="8"/>h</text:p>
          </table:table-cell>
          <table:table-cell table:style-name="ce4" table:formula="of:=RANDBETWEEN(2;5)*RANDBETWEEN(2;6)*RANDBETWEEN(2;4)" office:value-type="float" office:value="40" calcext:value-type="float">
            <text:p>40</text:p>
          </table:table-cell>
          <table:table-cell table:style-name="ce7" office:value-type="string" calcext:value-type="string">
            <text:p>et</text:p>
          </table:table-cell>
          <table:table-cell table:style-name="ce20" table:formula="of:=RANDBETWEEN(2;5)*RANDBETWEEN(2;6)*RANDBETWEEN(2;5)" office:value-type="float" office:value="40" calcext:value-type="float">
            <text:p>40</text:p>
          </table:table-cell>
          <table:table-cell table:style-name="ce10" office:value-type="string" calcext:value-type="string">
            <text:p>=</text:p>
          </table:table-cell>
          <table:table-cell table:style-name="ce177" table:formula="of:=RANDBETWEEN(2;30)" office:value-type="float" office:value="28" calcext:value-type="float">
            <text:p>28</text:p>
          </table:table-cell>
          <table:table-cell table:style-name="ce40" office:value-type="string" calcext:value-type="string">
            <text:p>;</text:p>
          </table:table-cell>
          <table:table-cell table:style-name="ce40" table:formula="of:=RANDBETWEEN(2;30)" office:value-type="float" office:value="20" calcext:value-type="float">
            <text:p>20</text:p>
          </table:table-cell>
          <table:table-cell table:style-name="ce40" office:value-type="string" calcext:value-type="string">
            <text:p>;</text:p>
          </table:table-cell>
          <table:table-cell table:style-name="ce40" table:formula="of:=QUOTIENT([.I26]+[.K26];3)*3+3*RANDBETWEEN(1;4)-[.I26]-[.K26]" office:value-type="float" office:value="3" calcext:value-type="float">
            <text:p>3</text:p>
          </table:table-cell>
          <table:table-cell table:style-name="ce40" table:number-columns-repeated="2"/>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3*RANDBETWEEN(1;12)" office:value-type="float" office:value="24" calcext:value-type="float">
            <text:p>24 cm²</text:p>
          </table:table-cell>
          <table:table-cell table:style-name="ce179" office:value-type="string" calcext:value-type="string">
            <text:p>h=</text:p>
          </table:table-cell>
          <table:table-cell table:style-name="ce180" table:formula="of:=RANDBETWEEN(1;12)" office:value-type="float" office:value="1" calcext:value-type="float">
            <text:p>1 cm</text:p>
          </table:table-cell>
          <table:table-cell table:style-name="ce56" office:value-type="string" calcext:value-type="string">
            <text:p>V =</text:p>
          </table:table-cell>
          <table:table-cell/>
          <table:table-cell table:style-name="ce147" table:formula="of:=[.A26]+[.C26]/60&amp;&quot; h&quot;" office:value-type="string" office:string-value="5,1 h" calcext:value-type="string">
            <text:p>5,1 h</text:p>
          </table:table-cell>
          <table:table-cell table:style-name="ce48" table:formula="of:=GCD([.E26];[.G26])" office:value-type="float" office:value="40" calcext:value-type="float">
            <text:p>40</text:p>
          </table:table-cell>
          <table:table-cell table:style-name="ce181" table:formula="of:=&quot;e=&quot;&amp;(MAX([.I26];[.K26];[.M26];[.O26])-MIN([.I26];[.K26];[.M26];[.O26]))&amp;&quot;  m=&quot;&amp;MEDIAN([.I26];[.K26];[.M26];[.O26])&amp;&quot;  x=&quot;&amp;ROUND(AVERAGE([.I26];[.K26];[.M26];[.O26]);1)" office:value-type="string" office:string-value="e=25  m=20  x=17" calcext:value-type="string">
            <text:p>e=25 <text:s/>m=20 <text:s/>x=17</text:p>
          </table:table-cell>
          <table:table-cell table:style-name="ce57" table:formula="of:=[.R26]*[.T26]/3&amp;&quot; cm³&quot;" office:value-type="string" office:string-value="8 cm³" calcext:value-type="string">
            <text:p>8 cm³</text:p>
          </table:table-cell>
          <table:table-cell/>
          <table:table-cell table:formula="of:=RANK([.AC26];[.AC23:.AC32])+2" office:value-type="float" office:value="7" calcext:value-type="float">
            <text:p>7</text:p>
          </table:table-cell>
          <table:table-cell table:style-name="ce83" table:formula="of:=RAND()" office:value-type="float" office:value="0.611808842241462" calcext:value-type="float">
            <text:p>0,611808842241462</text:p>
          </table:table-cell>
          <table:table-cell table:formula="of:=RANK([.AE26];[.AE25:.AE30])" office:value-type="float" office:value="6" calcext:value-type="float">
            <text:p>6</text:p>
          </table:table-cell>
          <table:table-cell table:style-name="ce83" table:formula="of:=RAND()" office:value-type="float" office:value="0.202272687062087" calcext:value-type="float">
            <text:p>0,202272687062087</text:p>
          </table:table-cell>
          <table:table-cell table:formula="of:=RANK([.AG26];[.AG23:.AG31])" office:value-type="float" office:value="2" calcext:value-type="float">
            <text:p>2</text:p>
          </table:table-cell>
          <table:table-cell table:formula="of:=RAND()" office:value-type="float" office:value="0.680736879232466" calcext:value-type="float">
            <text:p>0,680736879232466</text:p>
          </table:table-cell>
          <table:table-cell table:number-columns-repeated="991"/>
        </table:table-row>
        <table:table-row table:style-name="ro3">
          <table:table-cell table:style-name="ce51" table:formula="of:=[.AB27]-2" office:value-type="float" office:value="2" calcext:value-type="float">
            <text:p>2</text:p>
          </table:table-cell>
          <table:table-cell table:style-name="ce150" office:value-type="string" calcext:value-type="string">
            <text:p>h</text:p>
          </table:table-cell>
          <table:table-cell table:style-name="ce176" table:formula="of:=6*RANDBETWEEN(1;9)" office:value-type="float" office:value="48" calcext:value-type="float">
            <text:p>48</text:p>
          </table:table-cell>
          <table:table-cell table:style-name="ce42" office:value-type="string" calcext:value-type="string">
            <text:p>min = <text:s text:c="8"/>h</text:p>
          </table:table-cell>
          <table:table-cell table:style-name="ce4" table:formula="of:=RANDBETWEEN(2;5)*RANDBETWEEN(2;6)*RANDBETWEEN(2;4)" office:value-type="float" office:value="36" calcext:value-type="float">
            <text:p>36</text:p>
          </table:table-cell>
          <table:table-cell table:style-name="ce7" office:value-type="string" calcext:value-type="string">
            <text:p>et</text:p>
          </table:table-cell>
          <table:table-cell table:style-name="ce20" table:formula="of:=RANDBETWEEN(2;5)*RANDBETWEEN(2;6)*RANDBETWEEN(2;5)" office:value-type="float" office:value="40" calcext:value-type="float">
            <text:p>40</text:p>
          </table:table-cell>
          <table:table-cell table:style-name="ce10" office:value-type="string" calcext:value-type="string">
            <text:p>=</text:p>
          </table:table-cell>
          <table:table-cell table:style-name="ce177" table:formula="of:=RANDBETWEEN(2;30)" office:value-type="float" office:value="25" calcext:value-type="float">
            <text:p>25</text:p>
          </table:table-cell>
          <table:table-cell table:style-name="ce40" office:value-type="string" calcext:value-type="string">
            <text:p>;</text:p>
          </table:table-cell>
          <table:table-cell table:style-name="ce40" table:formula="of:=RANDBETWEEN(2;30)" office:value-type="float" office:value="14" calcext:value-type="float">
            <text:p>14</text:p>
          </table:table-cell>
          <table:table-cell table:style-name="ce40" office:value-type="string" calcext:value-type="string">
            <text:p>;</text:p>
          </table:table-cell>
          <table:table-cell table:style-name="ce40" table:formula="of:=QUOTIENT([.I27]+[.K27];3)*3+3*RANDBETWEEN(1;4)-[.I27]-[.K27]" office:value-type="float" office:value="3" calcext:value-type="float">
            <text:p>3</text:p>
          </table:table-cell>
          <table:table-cell table:style-name="ce40" table:number-columns-repeated="2"/>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RANDBETWEEN(1;12)" office:value-type="float" office:value="10" calcext:value-type="float">
            <text:p>10 cm²</text:p>
          </table:table-cell>
          <table:table-cell table:style-name="ce179" office:value-type="string" calcext:value-type="string">
            <text:p>h=</text:p>
          </table:table-cell>
          <table:table-cell table:style-name="ce180" table:formula="of:=RANDBETWEEN(1;12)*3" office:value-type="float" office:value="12" calcext:value-type="float">
            <text:p>12 cm</text:p>
          </table:table-cell>
          <table:table-cell table:style-name="ce56" office:value-type="string" calcext:value-type="string">
            <text:p>V =</text:p>
          </table:table-cell>
          <table:table-cell/>
          <table:table-cell table:style-name="ce147" table:formula="of:=[.A27]+[.C27]/60&amp;&quot; h&quot;" office:value-type="string" office:string-value="2,8 h" calcext:value-type="string">
            <text:p>2,8 h</text:p>
          </table:table-cell>
          <table:table-cell table:style-name="ce48" table:formula="of:=GCD([.E27];[.G27])" office:value-type="float" office:value="4" calcext:value-type="float">
            <text:p>4</text:p>
          </table:table-cell>
          <table:table-cell table:style-name="ce181" table:formula="of:=&quot;e=&quot;&amp;(MAX([.I27];[.K27];[.M27];[.O27])-MIN([.I27];[.K27];[.M27];[.O27]))&amp;&quot;  m=&quot;&amp;MEDIAN([.I27];[.K27];[.M27];[.O27])&amp;&quot;  x=&quot;&amp;ROUND(AVERAGE([.I27];[.K27];[.M27];[.O27]);1)" office:value-type="string" office:string-value="e=22  m=14  x=14" calcext:value-type="string">
            <text:p>e=22 <text:s/>m=14 <text:s/>x=14</text:p>
          </table:table-cell>
          <table:table-cell table:style-name="ce57" table:formula="of:=[.R27]*[.T27]/3&amp;&quot; cm³&quot;" office:value-type="string" office:string-value="40 cm³" calcext:value-type="string">
            <text:p>40 cm³</text:p>
          </table:table-cell>
          <table:table-cell/>
          <table:table-cell table:formula="of:=RANK([.AC27];[.AC23:.AC32])+2" office:value-type="float" office:value="4" calcext:value-type="float">
            <text:p>4</text:p>
          </table:table-cell>
          <table:table-cell table:style-name="ce83" table:formula="of:=RAND()" office:value-type="float" office:value="0.896681037640922" calcext:value-type="float">
            <text:p>0,896681037640922</text:p>
          </table:table-cell>
          <table:table-cell table:formula="of:=RANK([.AE27];[.AE25:.AE30])" office:value-type="float" office:value="5" calcext:value-type="float">
            <text:p>5</text:p>
          </table:table-cell>
          <table:table-cell table:style-name="ce83" table:formula="of:=RAND()" office:value-type="float" office:value="0.257175959075774" calcext:value-type="float">
            <text:p>0,257175959075774</text:p>
          </table:table-cell>
          <table:table-cell table:formula="of:=RANK([.AG27];[.AG23:.AG31])" office:value-type="float" office:value="4" calcext:value-type="float">
            <text:p>4</text:p>
          </table:table-cell>
          <table:table-cell table:formula="of:=RAND()" office:value-type="float" office:value="0.451565401503658" calcext:value-type="float">
            <text:p>0,451565401503658</text:p>
          </table:table-cell>
          <table:table-cell table:number-columns-repeated="991"/>
        </table:table-row>
        <table:table-row table:style-name="ro3">
          <table:table-cell table:style-name="ce51" table:formula="of:=[.AB28]-2+[.AF28]/10" office:value-type="float" office:value="9.5" calcext:value-type="float">
            <text:p>9,5</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4" table:formula="of:=RANDBETWEEN(2;5)*RANDBETWEEN(2;6)*RANDBETWEEN(2;4)" office:value-type="float" office:value="12" calcext:value-type="float">
            <text:p>12</text:p>
          </table:table-cell>
          <table:table-cell table:style-name="ce7" office:value-type="string" calcext:value-type="string">
            <text:p>et</text:p>
          </table:table-cell>
          <table:table-cell table:style-name="ce20" table:formula="of:=RANDBETWEEN(2;5)*RANDBETWEEN(2;6)*RANDBETWEEN(2;5)" office:value-type="float" office:value="24" calcext:value-type="float">
            <text:p>24</text:p>
          </table:table-cell>
          <table:table-cell table:style-name="ce10" office:value-type="string" calcext:value-type="string">
            <text:p>=</text:p>
          </table:table-cell>
          <table:table-cell table:style-name="ce177" table:formula="of:=[.AB28]*2-1+RANDBETWEEN(0;1)" office:value-type="float" office:value="21" calcext:value-type="float">
            <text:p>21</text:p>
          </table:table-cell>
          <table:table-cell table:style-name="ce40" office:value-type="string" calcext:value-type="string">
            <text:p>;</text:p>
          </table:table-cell>
          <table:table-cell table:style-name="ce40" table:formula="of:=[.AF28]*2" office:value-type="float" office:value="10" calcext:value-type="float">
            <text:p>10</text:p>
          </table:table-cell>
          <table:table-cell table:style-name="ce40" office:value-type="string" calcext:value-type="string">
            <text:p>;</text:p>
          </table:table-cell>
          <table:table-cell table:style-name="ce40" table:formula="of:=[.AD28]*3" office:value-type="float" office:value="12" calcext:value-type="float">
            <text:p>12</text:p>
          </table:table-cell>
          <table:table-cell table:style-name="ce40" office:value-type="string" calcext:value-type="string">
            <text:p>;</text:p>
          </table:table-cell>
          <table:table-cell table:style-name="ce40" table:formula="of:=RANDBETWEEN(2;20)" office:value-type="float" office:value="10" calcext:value-type="float">
            <text:p>10</text:p>
          </table:table-cell>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3*RANDBETWEEN(1;12)" office:value-type="float" office:value="21" calcext:value-type="float">
            <text:p>21 cm²</text:p>
          </table:table-cell>
          <table:table-cell table:style-name="ce179" office:value-type="string" calcext:value-type="string">
            <text:p>h=</text:p>
          </table:table-cell>
          <table:table-cell table:style-name="ce180" table:formula="of:=RANDBETWEEN(1;12)" office:value-type="float" office:value="5" calcext:value-type="float">
            <text:p>5 cm</text:p>
          </table:table-cell>
          <table:table-cell table:style-name="ce56" office:value-type="string" calcext:value-type="string">
            <text:p>V =</text:p>
          </table:table-cell>
          <table:table-cell/>
          <table:table-cell table:style-name="ce147" table:formula="of:=INT([.A28])&amp;&quot;h &quot;&amp;INT(([.A28]-INT([.A28]))*60)&amp;&quot;min&quot;" office:value-type="string" office:string-value="9h 30min" calcext:value-type="string">
            <text:p>9h 30min</text:p>
          </table:table-cell>
          <table:table-cell table:style-name="ce48" table:formula="of:=GCD([.E28];[.G28])" office:value-type="float" office:value="12" calcext:value-type="float">
            <text:p>12</text:p>
          </table:table-cell>
          <table:table-cell table:style-name="ce181" table:formula="of:=&quot;e=&quot;&amp;(MAX([.I28];[.K28];[.M28];[.O28])-MIN([.I28];[.K28];[.M28];[.O28]))&amp;&quot;  m=&quot;&amp;MEDIAN([.I28];[.K28];[.M28];[.O28])&amp;&quot;  x=&quot;&amp;ROUND(AVERAGE([.I28];[.K28];[.M28];[.O28]);1)" office:value-type="string" office:string-value="e=11  m=11  x=13,3" calcext:value-type="string">
            <text:p>e=11 <text:s/>m=11 <text:s/>x=13,3</text:p>
          </table:table-cell>
          <table:table-cell table:style-name="ce57" table:formula="of:=[.R28]*[.T28]/3&amp;&quot; cm³&quot;" office:value-type="string" office:string-value="35 cm³" calcext:value-type="string">
            <text:p>35 cm³</text:p>
          </table:table-cell>
          <table:table-cell/>
          <table:table-cell table:formula="of:=RANK([.AC28];[.AC23:.AC32])+2" office:value-type="float" office:value="11" calcext:value-type="float">
            <text:p>11</text:p>
          </table:table-cell>
          <table:table-cell table:style-name="ce83" table:formula="of:=RAND()" office:value-type="float" office:value="0.220876727826006" calcext:value-type="float">
            <text:p>0,220876727826006</text:p>
          </table:table-cell>
          <table:table-cell table:formula="of:=RANK([.AE28];[.AE25:.AE30])" office:value-type="float" office:value="4" calcext:value-type="float">
            <text:p>4</text:p>
          </table:table-cell>
          <table:table-cell table:style-name="ce83" table:formula="of:=RAND()" office:value-type="float" office:value="0.269120915642904" calcext:value-type="float">
            <text:p>0,269120915642904</text:p>
          </table:table-cell>
          <table:table-cell table:formula="of:=RANK([.AG28];[.AG23:.AG31])" office:value-type="float" office:value="5" calcext:value-type="float">
            <text:p>5</text:p>
          </table:table-cell>
          <table:table-cell table:formula="of:=RAND()" office:value-type="float" office:value="0.431506994161528" calcext:value-type="float">
            <text:p>0,431506994161528</text:p>
          </table:table-cell>
          <table:table-cell table:number-columns-repeated="991"/>
        </table:table-row>
        <table:table-row table:style-name="ro3">
          <table:table-cell table:style-name="ce51" table:formula="of:=[.AB29]-2+[.AF29]/10" office:value-type="float" office:value="1.7" calcext:value-type="float">
            <text:p>1,7</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4" table:formula="of:=RANDBETWEEN(2;5)*RANDBETWEEN(2;6)*RANDBETWEEN(2;4)" office:value-type="float" office:value="54" calcext:value-type="float">
            <text:p>54</text:p>
          </table:table-cell>
          <table:table-cell table:style-name="ce7" office:value-type="string" calcext:value-type="string">
            <text:p>et</text:p>
          </table:table-cell>
          <table:table-cell table:style-name="ce20" table:formula="of:=RANDBETWEEN(2;5)*RANDBETWEEN(2;6)*RANDBETWEEN(2;5)" office:value-type="float" office:value="24" calcext:value-type="float">
            <text:p>24</text:p>
          </table:table-cell>
          <table:table-cell table:style-name="ce10" office:value-type="string" calcext:value-type="string">
            <text:p>=</text:p>
          </table:table-cell>
          <table:table-cell table:style-name="ce177" table:formula="of:=[.AB29]*2-1+RANDBETWEEN(0;1)" office:value-type="float" office:value="6" calcext:value-type="float">
            <text:p>6</text:p>
          </table:table-cell>
          <table:table-cell table:style-name="ce40" office:value-type="string" calcext:value-type="string">
            <text:p>;</text:p>
          </table:table-cell>
          <table:table-cell table:style-name="ce40" table:formula="of:=[.AF29]*2" office:value-type="float" office:value="14" calcext:value-type="float">
            <text:p>14</text:p>
          </table:table-cell>
          <table:table-cell table:style-name="ce40" office:value-type="string" calcext:value-type="string">
            <text:p>;</text:p>
          </table:table-cell>
          <table:table-cell table:style-name="ce40" table:formula="of:=[.AD29]*3" office:value-type="float" office:value="9" calcext:value-type="float">
            <text:p>9</text:p>
          </table:table-cell>
          <table:table-cell table:style-name="ce40" office:value-type="string" calcext:value-type="string">
            <text:p>;</text:p>
          </table:table-cell>
          <table:table-cell table:style-name="ce40" table:formula="of:=RANDBETWEEN(2;20)" office:value-type="float" office:value="5" calcext:value-type="float">
            <text:p>5</text:p>
          </table:table-cell>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RANDBETWEEN(1;12)" office:value-type="float" office:value="1" calcext:value-type="float">
            <text:p>1 cm²</text:p>
          </table:table-cell>
          <table:table-cell table:style-name="ce179" office:value-type="string" calcext:value-type="string">
            <text:p>h=</text:p>
          </table:table-cell>
          <table:table-cell table:style-name="ce180" table:formula="of:=RANDBETWEEN(1;12)*3" office:value-type="float" office:value="12" calcext:value-type="float">
            <text:p>12 cm</text:p>
          </table:table-cell>
          <table:table-cell table:style-name="ce56" office:value-type="string" calcext:value-type="string">
            <text:p>V =</text:p>
          </table:table-cell>
          <table:table-cell/>
          <table:table-cell table:style-name="ce147" table:formula="of:=INT([.A29])&amp;&quot;h &quot;&amp;INT(([.A29]-INT([.A29]))*60)&amp;&quot;min&quot;" office:value-type="string" office:string-value="1h 42min" calcext:value-type="string">
            <text:p>1h 42min</text:p>
          </table:table-cell>
          <table:table-cell table:style-name="ce48" table:formula="of:=GCD([.E29];[.G29])" office:value-type="float" office:value="6" calcext:value-type="float">
            <text:p>6</text:p>
          </table:table-cell>
          <table:table-cell table:style-name="ce181" table:formula="of:=&quot;e=&quot;&amp;(MAX([.I29];[.K29];[.M29];[.O29])-MIN([.I29];[.K29];[.M29];[.O29]))&amp;&quot;  m=&quot;&amp;MEDIAN([.I29];[.K29];[.M29];[.O29])&amp;&quot;  x=&quot;&amp;ROUND(AVERAGE([.I29];[.K29];[.M29];[.O29]);1)" office:value-type="string" office:string-value="e=9  m=7,5  x=8,5" calcext:value-type="string">
            <text:p>e=9 <text:s/>m=7,5 <text:s/>x=8,5</text:p>
          </table:table-cell>
          <table:table-cell table:style-name="ce57" table:formula="of:=[.R29]*[.T29]/3&amp;&quot; cm³&quot;" office:value-type="string" office:string-value="4 cm³" calcext:value-type="string">
            <text:p>4 cm³</text:p>
          </table:table-cell>
          <table:table-cell/>
          <table:table-cell table:formula="of:=RANK([.AC29];[.AC23:.AC32])+2" office:value-type="float" office:value="3" calcext:value-type="float">
            <text:p>3</text:p>
          </table:table-cell>
          <table:table-cell table:style-name="ce83" table:formula="of:=RAND()" office:value-type="float" office:value="0.951352263673138" calcext:value-type="float">
            <text:p>0,951352263673138</text:p>
          </table:table-cell>
          <table:table-cell table:formula="of:=RANK([.AE29];[.AE25:.AE30])" office:value-type="float" office:value="3" calcext:value-type="float">
            <text:p>3</text:p>
          </table:table-cell>
          <table:table-cell table:style-name="ce83" table:formula="of:=RAND()" office:value-type="float" office:value="0.441857588409164" calcext:value-type="float">
            <text:p>0,441857588409164</text:p>
          </table:table-cell>
          <table:table-cell table:formula="of:=RANK([.AG29];[.AG23:.AG31])" office:value-type="float" office:value="7" calcext:value-type="float">
            <text:p>7</text:p>
          </table:table-cell>
          <table:table-cell table:formula="of:=RAND()" office:value-type="float" office:value="0.338808361956433" calcext:value-type="float">
            <text:p>0,338808361956433</text:p>
          </table:table-cell>
          <table:table-cell table:number-columns-repeated="991"/>
        </table:table-row>
        <table:table-row table:style-name="ro3">
          <table:table-cell table:style-name="ce51" table:formula="of:=[.AB30]-2+[.AF30]/10" office:value-type="float" office:value="4.8" calcext:value-type="float">
            <text:p>4,8</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4" table:formula="of:=RANDBETWEEN(2;5)*RANDBETWEEN(2;6)*RANDBETWEEN(2;4)" office:value-type="float" office:value="32" calcext:value-type="float">
            <text:p>32</text:p>
          </table:table-cell>
          <table:table-cell table:style-name="ce7" office:value-type="string" calcext:value-type="string">
            <text:p>et</text:p>
          </table:table-cell>
          <table:table-cell table:style-name="ce20" table:formula="of:=RANDBETWEEN(2;5)*RANDBETWEEN(2;6)*RANDBETWEEN(2;5)" office:value-type="float" office:value="75" calcext:value-type="float">
            <text:p>75</text:p>
          </table:table-cell>
          <table:table-cell table:style-name="ce10" office:value-type="string" calcext:value-type="string">
            <text:p>=</text:p>
          </table:table-cell>
          <table:table-cell table:style-name="ce177" table:formula="of:=[.AB30]*2-1+RANDBETWEEN(0;1)" office:value-type="float" office:value="12" calcext:value-type="float">
            <text:p>12</text:p>
          </table:table-cell>
          <table:table-cell table:style-name="ce40" office:value-type="string" calcext:value-type="string">
            <text:p>;</text:p>
          </table:table-cell>
          <table:table-cell table:style-name="ce40" table:formula="of:=[.AF30]*2" office:value-type="float" office:value="16" calcext:value-type="float">
            <text:p>16</text:p>
          </table:table-cell>
          <table:table-cell table:style-name="ce40" office:value-type="string" calcext:value-type="string">
            <text:p>;</text:p>
          </table:table-cell>
          <table:table-cell table:style-name="ce40" table:formula="of:=[.AD30]*3" office:value-type="float" office:value="3" calcext:value-type="float">
            <text:p>3</text:p>
          </table:table-cell>
          <table:table-cell table:style-name="ce40" office:value-type="string" calcext:value-type="string">
            <text:p>;</text:p>
          </table:table-cell>
          <table:table-cell table:style-name="ce40" table:formula="of:=RANDBETWEEN(2;20)" office:value-type="float" office:value="7" calcext:value-type="float">
            <text:p>7</text:p>
          </table:table-cell>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RANDBETWEEN(1;12)" office:value-type="float" office:value="10" calcext:value-type="float">
            <text:p>10 cm²</text:p>
          </table:table-cell>
          <table:table-cell table:style-name="ce179" office:value-type="string" calcext:value-type="string">
            <text:p>h=</text:p>
          </table:table-cell>
          <table:table-cell table:style-name="ce180" table:formula="of:=RANDBETWEEN(1;12)" office:value-type="float" office:value="5" calcext:value-type="float">
            <text:p>5 cm</text:p>
          </table:table-cell>
          <table:table-cell table:style-name="ce56" office:value-type="string" calcext:value-type="string">
            <text:p>V =</text:p>
          </table:table-cell>
          <table:table-cell/>
          <table:table-cell table:style-name="ce147" table:formula="of:=INT([.A30])&amp;&quot;h &quot;&amp;INT(([.A30]-INT([.A30]))*60)&amp;&quot;min&quot;" office:value-type="string" office:string-value="4h 48min" calcext:value-type="string">
            <text:p>4h 48min</text:p>
          </table:table-cell>
          <table:table-cell table:style-name="ce48" table:formula="of:=GCD([.E30];[.G30])" office:value-type="float" office:value="1" calcext:value-type="float">
            <text:p>1</text:p>
          </table:table-cell>
          <table:table-cell table:style-name="ce181" table:formula="of:=&quot;e=&quot;&amp;(MAX([.I30];[.K30];[.M30];[.O30])-MIN([.I30];[.K30];[.M30];[.O30]))&amp;&quot;  m=&quot;&amp;MEDIAN([.I30];[.K30];[.M30];[.O30])&amp;&quot;  x=&quot;&amp;ROUND(AVERAGE([.I30];[.K30];[.M30];[.O30]);1)" office:value-type="string" office:string-value="e=13  m=9,5  x=9,5" calcext:value-type="string">
            <text:p>e=13 <text:s/>m=9,5 <text:s/>x=9,5</text:p>
          </table:table-cell>
          <table:table-cell table:style-name="ce57" table:formula="of:=[.R30]*[.T30]/3&amp;&quot; cm³&quot;" office:value-type="string" office:string-value="16,6666666666667 cm³" calcext:value-type="string">
            <text:p>16,6666666666667 cm³</text:p>
          </table:table-cell>
          <table:table-cell/>
          <table:table-cell table:formula="of:=RANK([.AC30];[.AC23:.AC32])+2" office:value-type="float" office:value="6" calcext:value-type="float">
            <text:p>6</text:p>
          </table:table-cell>
          <table:table-cell table:style-name="ce83" table:formula="of:=RAND()" office:value-type="float" office:value="0.658842249273821" calcext:value-type="float">
            <text:p>0,658842249273821</text:p>
          </table:table-cell>
          <table:table-cell table:formula="of:=RANK([.AE30];[.AE25:.AE30])" office:value-type="float" office:value="1" calcext:value-type="float">
            <text:p>1</text:p>
          </table:table-cell>
          <table:table-cell table:style-name="ce83" table:formula="of:=RAND()" office:value-type="float" office:value="0.943297917186638" calcext:value-type="float">
            <text:p>0,943297917186638</text:p>
          </table:table-cell>
          <table:table-cell table:formula="of:=RANK([.AG30];[.AG23:.AG31])" office:value-type="float" office:value="8" calcext:value-type="float">
            <text:p>8</text:p>
          </table:table-cell>
          <table:table-cell table:formula="of:=RAND()" office:value-type="float" office:value="0.192823194603159" calcext:value-type="float">
            <text:p>0,192823194603159</text:p>
          </table:table-cell>
          <table:table-cell table:number-columns-repeated="991"/>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8" table:number-rows-spanned="1">
            <text:p>😕 <text:s text:c="3"/>😃 <text:s text:c="3"/>😎</text:p>
          </table:table-cell>
          <table:covered-table-cell table:number-columns-repeated="7" table:style-name="ce15"/>
          <table:table-cell table:style-name="ce5" office:value-type="string" calcext:value-type="string" table:number-columns-spanned="5" table:number-rows-spanned="1">
            <text:p>😕 <text:s text:c="3"/>😃 <text:s text:c="3"/>😎</text:p>
          </table:table-cell>
          <table:covered-table-cell table:number-columns-repeated="4" table:style-name="ce15"/>
          <table:table-cell table:number-columns-repeated="6"/>
          <table:table-cell table:formula="of:=RANK([.AC31];[.AC23:.AC32])+2" office:value-type="float" office:value="12" calcext:value-type="float">
            <text:p>12</text:p>
          </table:table-cell>
          <table:table-cell table:style-name="ce83" table:formula="of:=RAND()" office:value-type="float" office:value="0.0618760693105054" calcext:value-type="float">
            <text:p>0,061876069310505</text:p>
          </table:table-cell>
          <table:table-cell table:number-columns-repeated="2"/>
          <table:table-cell table:formula="of:=RANK([.AG31];[.AG23:.AG31])" office:value-type="float" office:value="3" calcext:value-type="float">
            <text:p>3</text:p>
          </table:table-cell>
          <table:table-cell table:formula="of:=RAND()" office:value-type="float" office:value="0.515135085664853" calcext:value-type="float">
            <text:p>0,515135085664853</text:p>
          </table:table-cell>
          <table:table-cell table:number-columns-repeated="991"/>
        </table:table-row>
        <table:table-row table:style-name="ro4">
          <table:table-cell table:number-columns-repeated="27"/>
          <table:table-cell table:formula="of:=RANK([.AC32];[.AC23:.AC32])+2" office:value-type="float" office:value="10" calcext:value-type="float">
            <text:p>10</text:p>
          </table:table-cell>
          <table:table-cell table:style-name="ce83" table:formula="of:=RAND()" office:value-type="float" office:value="0.576293514231779" calcext:value-type="float">
            <text:p>0,576293514231779</text:p>
          </table:table-cell>
          <table:table-cell table:number-columns-repeated="995"/>
        </table:table-row>
        <table:table-row table:style-name="ro5">
          <table:table-cell table:number-columns-repeated="1024"/>
        </table:table-row>
        <table:table-row table:style-name="ro2">
          <table:table-cell table:style-name="ce59" office:value-type="string" calcext:value-type="string" table:number-columns-spanned="4" table:number-rows-spanned="2">
            <text:p>CEINTURE</text:p>
            <text:p>NOIRE 2</text:p>
          </table:table-cell>
          <table:covered-table-cell table:number-columns-repeated="3"/>
          <table:table-cell table:style-name="ce11" office:value-type="string" calcext:value-type="string" table:number-columns-spanned="6" table:number-rows-spanned="1">
            <text:p>TEST 4<text:span text:style-name="T2">e</text:span> - Date : ………………</text:p>
          </table:table-cell>
          <table:covered-table-cell table:number-columns-repeated="5" table:style-name="ce12"/>
          <table:table-cell table:style-name="ce17" office:value-type="string" calcext:value-type="string" table:number-columns-spanned="10" table:number-rows-spanned="1">
            <text:p><text:span text:style-name="T3"></text:span><text:span text:style-name="T4"> Validée     </text:span><text:span text:style-name="T5"></text:span><text:span text:style-name="T4"> Non validée</text:span></text:p>
          </table:table-cell>
          <table:covered-table-cell table:number-columns-repeated="4" table:style-name="ce17"/>
          <table:covered-table-cell table:style-name="ce12"/>
          <table:covered-table-cell table:style-name="ce18"/>
          <table:covered-table-cell/>
          <table:covered-table-cell table:number-columns-repeated="2" table:style-name="ce18"/>
          <table:table-cell table:style-name="ce21" office:value-type="string" calcext:value-type="string">
            <text:p>AD</text:p>
          </table:table-cell>
          <table:table-cell table:style-name="ce23" table:number-columns-repeated="3"/>
          <table:table-cell table:number-columns-repeated="3"/>
          <table:table-cell table:formula="of:=RANK([.AC34];[.AC34:.AC43])+2" office:value-type="float" office:value="5" calcext:value-type="float">
            <text:p>5</text:p>
          </table:table-cell>
          <table:table-cell table:style-name="ce83" table:formula="of:=RAND()" office:value-type="float" office:value="0.514030216285587" calcext:value-type="float">
            <text:p>0,514030216285587</text:p>
          </table:table-cell>
          <table:table-cell table:number-columns-repeated="2"/>
          <table:table-cell table:formula="of:=RANK([.AG34];[.AG34:.AG42])" office:value-type="float" office:value="9" calcext:value-type="float">
            <text:p>9</text:p>
          </table:table-cell>
          <table:table-cell table:formula="of:=RAND()" office:value-type="float" office:value="0.0560376198011986" calcext:value-type="float">
            <text:p>0,056037619801199</text:p>
          </table:table-cell>
          <table:table-cell table:number-columns-repeated="991"/>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7" table:number-rows-spanned="1">
            <text:p>Prénom :</text:p>
          </table:table-cell>
          <table:covered-table-cell table:number-columns-repeated="5" table:style-name="ce8"/>
          <table:covered-table-cell/>
          <table:table-cell table:style-name="ce156" office:value-type="string" calcext:value-type="string" table:number-columns-spanned="4" table:number-rows-spanned="1">
            <text:p>Classe :</text:p>
          </table:table-cell>
          <table:covered-table-cell/>
          <table:covered-table-cell table:number-columns-repeated="2" table:style-name="ce19"/>
          <table:table-cell table:style-name="ce22" table:formula="of:=[.$U$2]" office:value-type="string" office:string-value="v7733" calcext:value-type="string">
            <text:p>v7733</text:p>
          </table:table-cell>
          <table:table-cell/>
          <table:table-cell table:style-name="ce25" office:value-type="string" calcext:value-type="string" table:number-columns-spanned="4" table:number-rows-spanned="1">
            <text:p>Correction CEINTURE NOIRE 2</text:p>
          </table:table-cell>
          <table:covered-table-cell table:style-name="ce28"/>
          <table:covered-table-cell table:style-name="ce30"/>
          <table:covered-table-cell table:style-name="ce31"/>
          <table:table-cell/>
          <table:table-cell table:formula="of:=RANK([.AC35];[.AC34:.AC43])+2" office:value-type="float" office:value="6" calcext:value-type="float">
            <text:p>6</text:p>
          </table:table-cell>
          <table:table-cell table:style-name="ce83" table:formula="of:=RAND()" office:value-type="float" office:value="0.50344871069864" calcext:value-type="float">
            <text:p>0,50344871069864</text:p>
          </table:table-cell>
          <table:table-cell table:number-columns-repeated="2"/>
          <table:table-cell table:formula="of:=RANK([.AG35];[.AG34:.AG42])" office:value-type="float" office:value="2" calcext:value-type="float">
            <text:p>2</text:p>
          </table:table-cell>
          <table:table-cell table:formula="of:=RAND()" office:value-type="float" office:value="0.765795627691441" calcext:value-type="float">
            <text:p>0,765795627691441</text:p>
          </table:table-cell>
          <table:table-cell table:number-columns-repeated="991"/>
        </table:table-row>
        <table:table-row table:style-name="ro3">
          <table:table-cell table:style-name="ce37" office:value-type="string" calcext:value-type="string" table:number-columns-spanned="4" table:number-rows-spanned="1">
            <text:p>Conversion heures</text:p>
          </table:table-cell>
          <table:covered-table-cell table:number-columns-repeated="3" table:style-name="ce38"/>
          <table:table-cell table:style-name="ce37" office:value-type="string" calcext:value-type="string" table:number-columns-spanned="4" table:number-rows-spanned="1">
            <text:p>Plus grand diviseur commun entre…</text:p>
          </table:table-cell>
          <table:covered-table-cell table:number-columns-repeated="3" table:style-name="ce38"/>
          <table:table-cell table:style-name="ce37" office:value-type="string" calcext:value-type="string" table:number-columns-spanned="8" table:number-rows-spanned="1">
            <text:p>étendue, médiane,</text:p>
            <text:p>moyenne (arrondie au 10<text:span text:style-name="T2">e</text:span>)</text:p>
          </table:table-cell>
          <table:covered-table-cell table:number-columns-repeated="7" table:style-name="ce38"/>
          <table:table-cell table:style-name="ce37" office:value-type="string" calcext:value-type="string" table:number-columns-spanned="5" table:number-rows-spanned="1">
            <text:p>Volume de pyramide en cm³</text:p>
          </table:table-cell>
          <table:covered-table-cell table:number-columns-repeated="4" table:style-name="ce38"/>
          <table:table-cell table:style-name="ce83"/>
          <table:table-cell table:style-name="ce89" office:value-type="string" calcext:value-type="string">
            <text:p>4<text:span text:style-name="T2">e</text:span></text:p>
          </table:table-cell>
          <table:table-cell table:style-name="ce94" table:formula="of:=[.U34]" office:value-type="string" office:string-value="AD" calcext:value-type="string">
            <text:p>AD</text:p>
          </table:table-cell>
          <table:table-cell table:style-name="ce96"/>
          <table:table-cell table:style-name="ce99" table:formula="of:=[.U35]" office:value-type="string" office:string-value="v7733" calcext:value-type="string">
            <text:p>v7733</text:p>
          </table:table-cell>
          <table:table-cell table:style-name="ce83"/>
          <table:table-cell table:formula="of:=RANK([.AC36];[.AC34:.AC43])+2" office:value-type="float" office:value="9" calcext:value-type="float">
            <text:p>9</text:p>
          </table:table-cell>
          <table:table-cell table:style-name="ce83" table:formula="of:=RAND()" office:value-type="float" office:value="0.399559262580058" calcext:value-type="float">
            <text:p>0,399559262580058</text:p>
          </table:table-cell>
          <table:table-cell table:style-name="ce83" table:formula="of:=RANK([.AE36];[.AE36:.AE41])" office:value-type="float" office:value="5" calcext:value-type="float">
            <text:p>5</text:p>
          </table:table-cell>
          <table:table-cell table:style-name="ce83" table:formula="of:=RAND()" office:value-type="float" office:value="0.141274220603546" calcext:value-type="float">
            <text:p>0,141274220603546</text:p>
          </table:table-cell>
          <table:table-cell table:style-name="ce83" table:formula="of:=RANK([.AG36];[.AG34:.AG42])" office:value-type="float" office:value="5" calcext:value-type="float">
            <text:p>5</text:p>
          </table:table-cell>
          <table:table-cell table:formula="of:=RAND()" office:value-type="float" office:value="0.49861814937469" calcext:value-type="float">
            <text:p>0,49861814937469</text:p>
          </table:table-cell>
          <table:table-cell table:number-columns-repeated="991"/>
        </table:table-row>
        <table:table-row table:style-name="ro3">
          <table:table-cell table:style-name="ce51" table:formula="of:=[.AB37]-2" office:value-type="float" office:value="9" calcext:value-type="float">
            <text:p>9</text:p>
          </table:table-cell>
          <table:table-cell table:style-name="ce150" office:value-type="string" calcext:value-type="string">
            <text:p>h</text:p>
          </table:table-cell>
          <table:table-cell table:style-name="ce176" table:formula="of:=6*RANDBETWEEN(1;9)" office:value-type="float" office:value="48" calcext:value-type="float">
            <text:p>48</text:p>
          </table:table-cell>
          <table:table-cell table:style-name="ce42" office:value-type="string" calcext:value-type="string">
            <text:p>min = <text:s text:c="8"/>h</text:p>
          </table:table-cell>
          <table:table-cell table:style-name="ce4" table:formula="of:=RANDBETWEEN(2;5)*RANDBETWEEN(2;6)*RANDBETWEEN(2;4)" office:value-type="float" office:value="64" calcext:value-type="float">
            <text:p>64</text:p>
          </table:table-cell>
          <table:table-cell table:style-name="ce7" office:value-type="string" calcext:value-type="string">
            <text:p>et</text:p>
          </table:table-cell>
          <table:table-cell table:style-name="ce20" table:formula="of:=RANDBETWEEN(2;5)*RANDBETWEEN(2;6)*RANDBETWEEN(2;5)" office:value-type="float" office:value="48" calcext:value-type="float">
            <text:p>48</text:p>
          </table:table-cell>
          <table:table-cell table:style-name="ce10" office:value-type="string" calcext:value-type="string">
            <text:p>=</text:p>
          </table:table-cell>
          <table:table-cell table:style-name="ce177" table:formula="of:=RANDBETWEEN(2;30)" office:value-type="float" office:value="28" calcext:value-type="float">
            <text:p>28</text:p>
          </table:table-cell>
          <table:table-cell table:style-name="ce40" office:value-type="string" calcext:value-type="string">
            <text:p>;</text:p>
          </table:table-cell>
          <table:table-cell table:style-name="ce40" table:formula="of:=RANDBETWEEN(2;30)" office:value-type="float" office:value="17" calcext:value-type="float">
            <text:p>17</text:p>
          </table:table-cell>
          <table:table-cell table:style-name="ce40" office:value-type="string" calcext:value-type="string">
            <text:p>;</text:p>
          </table:table-cell>
          <table:table-cell table:style-name="ce40" table:formula="of:=QUOTIENT([.I37]+[.K37];3)*3+3*RANDBETWEEN(1;4)-[.I37]-[.K37]" office:value-type="float" office:value="3" calcext:value-type="float">
            <text:p>3</text:p>
          </table:table-cell>
          <table:table-cell table:style-name="ce40" table:number-columns-repeated="2"/>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3*RANDBETWEEN(1;12)" office:value-type="float" office:value="21" calcext:value-type="float">
            <text:p>21 cm²</text:p>
          </table:table-cell>
          <table:table-cell table:style-name="ce179" office:value-type="string" calcext:value-type="string">
            <text:p>h=</text:p>
          </table:table-cell>
          <table:table-cell table:style-name="ce180" table:formula="of:=RANDBETWEEN(1;12)" office:value-type="float" office:value="5" calcext:value-type="float">
            <text:p>5 cm</text:p>
          </table:table-cell>
          <table:table-cell table:style-name="ce56" office:value-type="string" calcext:value-type="string">
            <text:p>V =</text:p>
          </table:table-cell>
          <table:table-cell/>
          <table:table-cell table:style-name="ce147" table:formula="of:=[.A37]+[.C37]/60&amp;&quot; h&quot;" office:value-type="string" office:string-value="9,8 h" calcext:value-type="string">
            <text:p>9,8 h</text:p>
          </table:table-cell>
          <table:table-cell table:style-name="ce48" table:formula="of:=GCD([.E37];[.G37])" office:value-type="float" office:value="16" calcext:value-type="float">
            <text:p>16</text:p>
          </table:table-cell>
          <table:table-cell table:style-name="ce181" table:formula="of:=&quot;e=&quot;&amp;(MAX([.I37];[.K37];[.M37];[.O37])-MIN([.I37];[.K37];[.M37];[.O37]))&amp;&quot;  m=&quot;&amp;MEDIAN([.I37];[.K37];[.M37];[.O37])&amp;&quot;  x=&quot;&amp;ROUND(AVERAGE([.I37];[.K37];[.M37];[.O37]);1)" office:value-type="string" office:string-value="e=25  m=17  x=16" calcext:value-type="string">
            <text:p>e=25 <text:s/>m=17 <text:s/>x=16</text:p>
          </table:table-cell>
          <table:table-cell table:style-name="ce57" table:formula="of:=[.R37]*[.T37]/3&amp;&quot; cm³&quot;" office:value-type="string" office:string-value="35 cm³" calcext:value-type="string">
            <text:p>35 cm³</text:p>
          </table:table-cell>
          <table:table-cell/>
          <table:table-cell table:formula="of:=RANK([.AC37];[.AC34:.AC43])+2" office:value-type="float" office:value="11" calcext:value-type="float">
            <text:p>11</text:p>
          </table:table-cell>
          <table:table-cell table:style-name="ce83" table:formula="of:=RAND()" office:value-type="float" office:value="0.336235174303812" calcext:value-type="float">
            <text:p>0,336235174303812</text:p>
          </table:table-cell>
          <table:table-cell table:formula="of:=RANK([.AE37];[.AE36:.AE41])" office:value-type="float" office:value="2" calcext:value-type="float">
            <text:p>2</text:p>
          </table:table-cell>
          <table:table-cell table:style-name="ce83" table:formula="of:=RAND()" office:value-type="float" office:value="0.902955355310322" calcext:value-type="float">
            <text:p>0,902955355310322</text:p>
          </table:table-cell>
          <table:table-cell table:formula="of:=RANK([.AG37];[.AG34:.AG42])" office:value-type="float" office:value="3" calcext:value-type="float">
            <text:p>3</text:p>
          </table:table-cell>
          <table:table-cell table:formula="of:=RAND()" office:value-type="float" office:value="0.694570120148047" calcext:value-type="float">
            <text:p>0,694570120148047</text:p>
          </table:table-cell>
          <table:table-cell table:number-columns-repeated="991"/>
        </table:table-row>
        <table:table-row table:style-name="ro3">
          <table:table-cell table:style-name="ce51" table:formula="of:=[.AB38]-2" office:value-type="float" office:value="10" calcext:value-type="float">
            <text:p>10</text:p>
          </table:table-cell>
          <table:table-cell table:style-name="ce150" office:value-type="string" calcext:value-type="string">
            <text:p>h</text:p>
          </table:table-cell>
          <table:table-cell table:style-name="ce176" table:formula="of:=6*RANDBETWEEN(1;9)" office:value-type="float" office:value="18" calcext:value-type="float">
            <text:p>18</text:p>
          </table:table-cell>
          <table:table-cell table:style-name="ce42" office:value-type="string" calcext:value-type="string">
            <text:p>min = <text:s text:c="8"/>h</text:p>
          </table:table-cell>
          <table:table-cell table:style-name="ce4" table:formula="of:=RANDBETWEEN(2;5)*RANDBETWEEN(2;6)*RANDBETWEEN(2;4)" office:value-type="float" office:value="8" calcext:value-type="float">
            <text:p>8</text:p>
          </table:table-cell>
          <table:table-cell table:style-name="ce7" office:value-type="string" calcext:value-type="string">
            <text:p>et</text:p>
          </table:table-cell>
          <table:table-cell table:style-name="ce20" table:formula="of:=RANDBETWEEN(2;5)*RANDBETWEEN(2;6)*RANDBETWEEN(2;5)" office:value-type="float" office:value="48" calcext:value-type="float">
            <text:p>48</text:p>
          </table:table-cell>
          <table:table-cell table:style-name="ce10" office:value-type="string" calcext:value-type="string">
            <text:p>=</text:p>
          </table:table-cell>
          <table:table-cell table:style-name="ce177" table:formula="of:=RANDBETWEEN(2;30)" office:value-type="float" office:value="29" calcext:value-type="float">
            <text:p>29</text:p>
          </table:table-cell>
          <table:table-cell table:style-name="ce40" office:value-type="string" calcext:value-type="string">
            <text:p>;</text:p>
          </table:table-cell>
          <table:table-cell table:style-name="ce40" table:formula="of:=RANDBETWEEN(2;30)" office:value-type="float" office:value="20" calcext:value-type="float">
            <text:p>20</text:p>
          </table:table-cell>
          <table:table-cell table:style-name="ce40" office:value-type="string" calcext:value-type="string">
            <text:p>;</text:p>
          </table:table-cell>
          <table:table-cell table:style-name="ce40" table:formula="of:=QUOTIENT([.I38]+[.K38];3)*3+3*RANDBETWEEN(1;4)-[.I38]-[.K38]" office:value-type="float" office:value="11" calcext:value-type="float">
            <text:p>11</text:p>
          </table:table-cell>
          <table:table-cell table:style-name="ce40" table:number-columns-repeated="2"/>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RANDBETWEEN(1;12)" office:value-type="float" office:value="5" calcext:value-type="float">
            <text:p>5 cm²</text:p>
          </table:table-cell>
          <table:table-cell table:style-name="ce179" office:value-type="string" calcext:value-type="string">
            <text:p>h=</text:p>
          </table:table-cell>
          <table:table-cell table:style-name="ce180" table:formula="of:=RANDBETWEEN(1;12)*3" office:value-type="float" office:value="33" calcext:value-type="float">
            <text:p>33 cm</text:p>
          </table:table-cell>
          <table:table-cell table:style-name="ce56" office:value-type="string" calcext:value-type="string">
            <text:p>V =</text:p>
          </table:table-cell>
          <table:table-cell/>
          <table:table-cell table:style-name="ce147" table:formula="of:=[.A38]+[.C38]/60&amp;&quot; h&quot;" office:value-type="string" office:string-value="10,3 h" calcext:value-type="string">
            <text:p>10,3 h</text:p>
          </table:table-cell>
          <table:table-cell table:style-name="ce48" table:formula="of:=GCD([.E38];[.G38])" office:value-type="float" office:value="8" calcext:value-type="float">
            <text:p>8</text:p>
          </table:table-cell>
          <table:table-cell table:style-name="ce181" table:formula="of:=&quot;e=&quot;&amp;(MAX([.I38];[.K38];[.M38];[.O38])-MIN([.I38];[.K38];[.M38];[.O38]))&amp;&quot;  m=&quot;&amp;MEDIAN([.I38];[.K38];[.M38];[.O38])&amp;&quot;  x=&quot;&amp;ROUND(AVERAGE([.I38];[.K38];[.M38];[.O38]);1)" office:value-type="string" office:string-value="e=18  m=20  x=20" calcext:value-type="string">
            <text:p>e=18 <text:s/>m=20 <text:s/>x=20</text:p>
          </table:table-cell>
          <table:table-cell table:style-name="ce57" table:formula="of:=[.R38]*[.T38]/3&amp;&quot; cm³&quot;" office:value-type="string" office:string-value="55 cm³" calcext:value-type="string">
            <text:p>55 cm³</text:p>
          </table:table-cell>
          <table:table-cell/>
          <table:table-cell table:formula="of:=RANK([.AC38];[.AC34:.AC43])+2" office:value-type="float" office:value="12" calcext:value-type="float">
            <text:p>12</text:p>
          </table:table-cell>
          <table:table-cell table:style-name="ce83" table:formula="of:=RAND()" office:value-type="float" office:value="0.283358642255789" calcext:value-type="float">
            <text:p>0,283358642255789</text:p>
          </table:table-cell>
          <table:table-cell table:formula="of:=RANK([.AE38];[.AE36:.AE41])" office:value-type="float" office:value="4" calcext:value-type="float">
            <text:p>4</text:p>
          </table:table-cell>
          <table:table-cell table:style-name="ce83" table:formula="of:=RAND()" office:value-type="float" office:value="0.230793770421332" calcext:value-type="float">
            <text:p>0,230793770421332</text:p>
          </table:table-cell>
          <table:table-cell table:formula="of:=RANK([.AG38];[.AG34:.AG42])" office:value-type="float" office:value="4" calcext:value-type="float">
            <text:p>4</text:p>
          </table:table-cell>
          <table:table-cell table:formula="of:=RAND()" office:value-type="float" office:value="0.655313144462884" calcext:value-type="float">
            <text:p>0,655313144462884</text:p>
          </table:table-cell>
          <table:table-cell table:number-columns-repeated="991"/>
        </table:table-row>
        <table:table-row table:style-name="ro3">
          <table:table-cell table:style-name="ce51" table:formula="of:=[.AB39]-2+[.AF39]/10" office:value-type="float" office:value="5.7" calcext:value-type="float">
            <text:p>5,7</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4" table:formula="of:=RANDBETWEEN(2;5)*RANDBETWEEN(2;6)*RANDBETWEEN(2;4)" office:value-type="float" office:value="8" calcext:value-type="float">
            <text:p>8</text:p>
          </table:table-cell>
          <table:table-cell table:style-name="ce7" office:value-type="string" calcext:value-type="string">
            <text:p>et</text:p>
          </table:table-cell>
          <table:table-cell table:style-name="ce20" table:formula="of:=RANDBETWEEN(2;5)*RANDBETWEEN(2;6)*RANDBETWEEN(2;5)" office:value-type="float" office:value="40" calcext:value-type="float">
            <text:p>40</text:p>
          </table:table-cell>
          <table:table-cell table:style-name="ce10" office:value-type="string" calcext:value-type="string">
            <text:p>=</text:p>
          </table:table-cell>
          <table:table-cell table:style-name="ce177" table:formula="of:=[.AB39]*2-1+RANDBETWEEN(0;1)" office:value-type="float" office:value="14" calcext:value-type="float">
            <text:p>14</text:p>
          </table:table-cell>
          <table:table-cell table:style-name="ce40" office:value-type="string" calcext:value-type="string">
            <text:p>;</text:p>
          </table:table-cell>
          <table:table-cell table:style-name="ce40" table:formula="of:=[.AF39]*2" office:value-type="float" office:value="14" calcext:value-type="float">
            <text:p>14</text:p>
          </table:table-cell>
          <table:table-cell table:style-name="ce40" office:value-type="string" calcext:value-type="string">
            <text:p>;</text:p>
          </table:table-cell>
          <table:table-cell table:style-name="ce40" table:formula="of:=[.AD39]*3" office:value-type="float" office:value="18" calcext:value-type="float">
            <text:p>18</text:p>
          </table:table-cell>
          <table:table-cell table:style-name="ce40" office:value-type="string" calcext:value-type="string">
            <text:p>;</text:p>
          </table:table-cell>
          <table:table-cell table:style-name="ce40" table:formula="of:=RANDBETWEEN(2;20)" office:value-type="float" office:value="10" calcext:value-type="float">
            <text:p>10</text:p>
          </table:table-cell>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3*RANDBETWEEN(1;12)" office:value-type="float" office:value="12" calcext:value-type="float">
            <text:p>12 cm²</text:p>
          </table:table-cell>
          <table:table-cell table:style-name="ce179" office:value-type="string" calcext:value-type="string">
            <text:p>h=</text:p>
          </table:table-cell>
          <table:table-cell table:style-name="ce180" table:formula="of:=RANDBETWEEN(1;12)" office:value-type="float" office:value="7" calcext:value-type="float">
            <text:p>7 cm</text:p>
          </table:table-cell>
          <table:table-cell table:style-name="ce56" office:value-type="string" calcext:value-type="string">
            <text:p>V =</text:p>
          </table:table-cell>
          <table:table-cell/>
          <table:table-cell table:style-name="ce147" table:formula="of:=INT([.A39])&amp;&quot;h &quot;&amp;INT(([.A39]-INT([.A39]))*60)&amp;&quot;min&quot;" office:value-type="string" office:string-value="5h 42min" calcext:value-type="string">
            <text:p>5h 42min</text:p>
          </table:table-cell>
          <table:table-cell table:style-name="ce48" table:formula="of:=GCD([.E39];[.G39])" office:value-type="float" office:value="8" calcext:value-type="float">
            <text:p>8</text:p>
          </table:table-cell>
          <table:table-cell table:style-name="ce181" table:formula="of:=&quot;e=&quot;&amp;(MAX([.I39];[.K39];[.M39];[.O39])-MIN([.I39];[.K39];[.M39];[.O39]))&amp;&quot;  m=&quot;&amp;MEDIAN([.I39];[.K39];[.M39];[.O39])&amp;&quot;  x=&quot;&amp;ROUND(AVERAGE([.I39];[.K39];[.M39];[.O39]);1)" office:value-type="string" office:string-value="e=8  m=14  x=14" calcext:value-type="string">
            <text:p>e=8 <text:s/>m=14 <text:s/>x=14</text:p>
          </table:table-cell>
          <table:table-cell table:style-name="ce57" table:formula="of:=[.R39]*[.T39]/3&amp;&quot; cm³&quot;" office:value-type="string" office:string-value="28 cm³" calcext:value-type="string">
            <text:p>28 cm³</text:p>
          </table:table-cell>
          <table:table-cell/>
          <table:table-cell table:formula="of:=RANK([.AC39];[.AC34:.AC43])+2" office:value-type="float" office:value="7" calcext:value-type="float">
            <text:p>7</text:p>
          </table:table-cell>
          <table:table-cell table:style-name="ce83" table:formula="of:=RAND()" office:value-type="float" office:value="0.415071474195776" calcext:value-type="float">
            <text:p>0,415071474195776</text:p>
          </table:table-cell>
          <table:table-cell table:formula="of:=RANK([.AE39];[.AE36:.AE41])" office:value-type="float" office:value="6" calcext:value-type="float">
            <text:p>6</text:p>
          </table:table-cell>
          <table:table-cell table:style-name="ce83" table:formula="of:=RAND()" office:value-type="float" office:value="0.0290983267893183" calcext:value-type="float">
            <text:p>0,029098326789318</text:p>
          </table:table-cell>
          <table:table-cell table:formula="of:=RANK([.AG39];[.AG34:.AG42])" office:value-type="float" office:value="7" calcext:value-type="float">
            <text:p>7</text:p>
          </table:table-cell>
          <table:table-cell table:formula="of:=RAND()" office:value-type="float" office:value="0.412317464109089" calcext:value-type="float">
            <text:p>0,412317464109089</text:p>
          </table:table-cell>
          <table:table-cell table:number-columns-repeated="991"/>
        </table:table-row>
        <table:table-row table:style-name="ro3">
          <table:table-cell table:style-name="ce51" table:formula="of:=[.AB40]-2+[.AF40]/10" office:value-type="float" office:value="8.6" calcext:value-type="float">
            <text:p>8,6</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4" table:formula="of:=RANDBETWEEN(2;5)*RANDBETWEEN(2;6)*RANDBETWEEN(2;4)" office:value-type="float" office:value="48" calcext:value-type="float">
            <text:p>48</text:p>
          </table:table-cell>
          <table:table-cell table:style-name="ce7" office:value-type="string" calcext:value-type="string">
            <text:p>et</text:p>
          </table:table-cell>
          <table:table-cell table:style-name="ce20" table:formula="of:=RANDBETWEEN(2;5)*RANDBETWEEN(2;6)*RANDBETWEEN(2;5)" office:value-type="float" office:value="75" calcext:value-type="float">
            <text:p>75</text:p>
          </table:table-cell>
          <table:table-cell table:style-name="ce10" office:value-type="string" calcext:value-type="string">
            <text:p>=</text:p>
          </table:table-cell>
          <table:table-cell table:style-name="ce177" table:formula="of:=[.AB40]*2-1+RANDBETWEEN(0;1)" office:value-type="float" office:value="20" calcext:value-type="float">
            <text:p>20</text:p>
          </table:table-cell>
          <table:table-cell table:style-name="ce40" office:value-type="string" calcext:value-type="string">
            <text:p>;</text:p>
          </table:table-cell>
          <table:table-cell table:style-name="ce40" table:formula="of:=[.AF40]*2" office:value-type="float" office:value="12" calcext:value-type="float">
            <text:p>12</text:p>
          </table:table-cell>
          <table:table-cell table:style-name="ce40" office:value-type="string" calcext:value-type="string">
            <text:p>;</text:p>
          </table:table-cell>
          <table:table-cell table:style-name="ce40" table:formula="of:=[.AD40]*3" office:value-type="float" office:value="3" calcext:value-type="float">
            <text:p>3</text:p>
          </table:table-cell>
          <table:table-cell table:style-name="ce40" office:value-type="string" calcext:value-type="string">
            <text:p>;</text:p>
          </table:table-cell>
          <table:table-cell table:style-name="ce40" table:formula="of:=RANDBETWEEN(2;20)" office:value-type="float" office:value="15" calcext:value-type="float">
            <text:p>15</text:p>
          </table:table-cell>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RANDBETWEEN(1;12)" office:value-type="float" office:value="9" calcext:value-type="float">
            <text:p>9 cm²</text:p>
          </table:table-cell>
          <table:table-cell table:style-name="ce179" office:value-type="string" calcext:value-type="string">
            <text:p>h=</text:p>
          </table:table-cell>
          <table:table-cell table:style-name="ce180" table:formula="of:=RANDBETWEEN(1;12)*3" office:value-type="float" office:value="33" calcext:value-type="float">
            <text:p>33 cm</text:p>
          </table:table-cell>
          <table:table-cell table:style-name="ce56" office:value-type="string" calcext:value-type="string">
            <text:p>V =</text:p>
          </table:table-cell>
          <table:table-cell/>
          <table:table-cell table:style-name="ce147" table:formula="of:=INT([.A40])&amp;&quot;h &quot;&amp;INT(([.A40]-INT([.A40]))*60)&amp;&quot;min&quot;" office:value-type="string" office:string-value="8h 36min" calcext:value-type="string">
            <text:p>8h 36min</text:p>
          </table:table-cell>
          <table:table-cell table:style-name="ce48" table:formula="of:=GCD([.E40];[.G40])" office:value-type="float" office:value="3" calcext:value-type="float">
            <text:p>3</text:p>
          </table:table-cell>
          <table:table-cell table:style-name="ce181" table:formula="of:=&quot;e=&quot;&amp;(MAX([.I40];[.K40];[.M40];[.O40])-MIN([.I40];[.K40];[.M40];[.O40]))&amp;&quot;  m=&quot;&amp;MEDIAN([.I40];[.K40];[.M40];[.O40])&amp;&quot;  x=&quot;&amp;ROUND(AVERAGE([.I40];[.K40];[.M40];[.O40]);1)" office:value-type="string" office:string-value="e=17  m=13,5  x=12,5" calcext:value-type="string">
            <text:p>e=17 <text:s/>m=13,5 <text:s/>x=12,5</text:p>
          </table:table-cell>
          <table:table-cell table:style-name="ce57" table:formula="of:=[.R40]*[.T40]/3&amp;&quot; cm³&quot;" office:value-type="string" office:string-value="99 cm³" calcext:value-type="string">
            <text:p>99 cm³</text:p>
          </table:table-cell>
          <table:table-cell/>
          <table:table-cell table:formula="of:=RANK([.AC40];[.AC34:.AC43])+2" office:value-type="float" office:value="10" calcext:value-type="float">
            <text:p>10</text:p>
          </table:table-cell>
          <table:table-cell table:style-name="ce83" table:formula="of:=RAND()" office:value-type="float" office:value="0.388159960424034" calcext:value-type="float">
            <text:p>0,388159960424034</text:p>
          </table:table-cell>
          <table:table-cell table:formula="of:=RANK([.AE40];[.AE36:.AE41])" office:value-type="float" office:value="1" calcext:value-type="float">
            <text:p>1</text:p>
          </table:table-cell>
          <table:table-cell table:style-name="ce83" table:formula="of:=RAND()" office:value-type="float" office:value="0.980995385586352" calcext:value-type="float">
            <text:p>0,980995385586352</text:p>
          </table:table-cell>
          <table:table-cell table:formula="of:=RANK([.AG40];[.AG34:.AG42])" office:value-type="float" office:value="6" calcext:value-type="float">
            <text:p>6</text:p>
          </table:table-cell>
          <table:table-cell table:formula="of:=RAND()" office:value-type="float" office:value="0.491522058112701" calcext:value-type="float">
            <text:p>0,491522058112701</text:p>
          </table:table-cell>
          <table:table-cell table:number-columns-repeated="991"/>
        </table:table-row>
        <table:table-row table:style-name="ro3">
          <table:table-cell table:style-name="ce51" table:formula="of:=[.AB41]-2+[.AF41]/10" office:value-type="float" office:value="2.1" calcext:value-type="float">
            <text:p>2,1</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4" table:formula="of:=RANDBETWEEN(2;5)*RANDBETWEEN(2;6)*RANDBETWEEN(2;4)" office:value-type="float" office:value="90" calcext:value-type="float">
            <text:p>90</text:p>
          </table:table-cell>
          <table:table-cell table:style-name="ce7" office:value-type="string" calcext:value-type="string">
            <text:p>et</text:p>
          </table:table-cell>
          <table:table-cell table:style-name="ce20" table:formula="of:=RANDBETWEEN(2;5)*RANDBETWEEN(2;6)*RANDBETWEEN(2;5)" office:value-type="float" office:value="24" calcext:value-type="float">
            <text:p>24</text:p>
          </table:table-cell>
          <table:table-cell table:style-name="ce10" office:value-type="string" calcext:value-type="string">
            <text:p>=</text:p>
          </table:table-cell>
          <table:table-cell table:style-name="ce177" table:formula="of:=[.AB41]*2-1+RANDBETWEEN(0;1)" office:value-type="float" office:value="7" calcext:value-type="float">
            <text:p>7</text:p>
          </table:table-cell>
          <table:table-cell table:style-name="ce40" office:value-type="string" calcext:value-type="string">
            <text:p>;</text:p>
          </table:table-cell>
          <table:table-cell table:style-name="ce40" table:formula="of:=[.AF41]*2" office:value-type="float" office:value="2" calcext:value-type="float">
            <text:p>2</text:p>
          </table:table-cell>
          <table:table-cell table:style-name="ce40" office:value-type="string" calcext:value-type="string">
            <text:p>;</text:p>
          </table:table-cell>
          <table:table-cell table:style-name="ce40" table:formula="of:=[.AD41]*3" office:value-type="float" office:value="9" calcext:value-type="float">
            <text:p>9</text:p>
          </table:table-cell>
          <table:table-cell table:style-name="ce40" office:value-type="string" calcext:value-type="string">
            <text:p>;</text:p>
          </table:table-cell>
          <table:table-cell table:style-name="ce40" table:formula="of:=RANDBETWEEN(2;20)" office:value-type="float" office:value="15" calcext:value-type="float">
            <text:p>15</text:p>
          </table:table-cell>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RANDBETWEEN(1;12)" office:value-type="float" office:value="2" calcext:value-type="float">
            <text:p>2 cm²</text:p>
          </table:table-cell>
          <table:table-cell table:style-name="ce179" office:value-type="string" calcext:value-type="string">
            <text:p>h=</text:p>
          </table:table-cell>
          <table:table-cell table:style-name="ce180" table:formula="of:=RANDBETWEEN(1;12)" office:value-type="float" office:value="12" calcext:value-type="float">
            <text:p>12 cm</text:p>
          </table:table-cell>
          <table:table-cell table:style-name="ce56" office:value-type="string" calcext:value-type="string">
            <text:p>V =</text:p>
          </table:table-cell>
          <table:table-cell/>
          <table:table-cell table:style-name="ce147" table:formula="of:=INT([.A41])&amp;&quot;h &quot;&amp;INT(([.A41]-INT([.A41]))*60)&amp;&quot;min&quot;" office:value-type="string" office:string-value="2h 6min" calcext:value-type="string">
            <text:p>2h 6min</text:p>
          </table:table-cell>
          <table:table-cell table:style-name="ce48" table:formula="of:=GCD([.E41];[.G41])" office:value-type="float" office:value="6" calcext:value-type="float">
            <text:p>6</text:p>
          </table:table-cell>
          <table:table-cell table:style-name="ce181" table:formula="of:=&quot;e=&quot;&amp;(MAX([.I41];[.K41];[.M41];[.O41])-MIN([.I41];[.K41];[.M41];[.O41]))&amp;&quot;  m=&quot;&amp;MEDIAN([.I41];[.K41];[.M41];[.O41])&amp;&quot;  x=&quot;&amp;ROUND(AVERAGE([.I41];[.K41];[.M41];[.O41]);1)" office:value-type="string" office:string-value="e=13  m=8  x=8,3" calcext:value-type="string">
            <text:p>e=13 <text:s/>m=8 <text:s/>x=8,3</text:p>
          </table:table-cell>
          <table:table-cell table:style-name="ce57" table:formula="of:=[.R41]*[.T41]/3&amp;&quot; cm³&quot;" office:value-type="string" office:string-value="8 cm³" calcext:value-type="string">
            <text:p>8 cm³</text:p>
          </table:table-cell>
          <table:table-cell/>
          <table:table-cell table:formula="of:=RANK([.AC41];[.AC34:.AC43])+2" office:value-type="float" office:value="4" calcext:value-type="float">
            <text:p>4</text:p>
          </table:table-cell>
          <table:table-cell table:style-name="ce83" table:formula="of:=RAND()" office:value-type="float" office:value="0.550137228424129" calcext:value-type="float">
            <text:p>0,550137228424129</text:p>
          </table:table-cell>
          <table:table-cell table:formula="of:=RANK([.AE41];[.AE36:.AE41])" office:value-type="float" office:value="3" calcext:value-type="float">
            <text:p>3</text:p>
          </table:table-cell>
          <table:table-cell table:style-name="ce83" table:formula="of:=RAND()" office:value-type="float" office:value="0.403008217582202" calcext:value-type="float">
            <text:p>0,403008217582202</text:p>
          </table:table-cell>
          <table:table-cell table:formula="of:=RANK([.AG41];[.AG34:.AG42])" office:value-type="float" office:value="1" calcext:value-type="float">
            <text:p>1</text:p>
          </table:table-cell>
          <table:table-cell table:formula="of:=RAND()" office:value-type="float" office:value="0.899603140343873" calcext:value-type="float">
            <text:p>0,899603140343873</text:p>
          </table:table-cell>
          <table:table-cell table:number-columns-repeated="991"/>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8" table:number-rows-spanned="1">
            <text:p>😕 <text:s text:c="3"/>😃 <text:s text:c="3"/>😎</text:p>
          </table:table-cell>
          <table:covered-table-cell table:number-columns-repeated="7" table:style-name="ce15"/>
          <table:table-cell table:style-name="ce5" office:value-type="string" calcext:value-type="string" table:number-columns-spanned="5" table:number-rows-spanned="1">
            <text:p>😕 <text:s text:c="3"/>😃 <text:s text:c="3"/>😎</text:p>
          </table:table-cell>
          <table:covered-table-cell table:number-columns-repeated="4" table:style-name="ce15"/>
          <table:table-cell table:number-columns-repeated="6"/>
          <table:table-cell table:formula="of:=RANK([.AC42];[.AC34:.AC43])+2" office:value-type="float" office:value="3" calcext:value-type="float">
            <text:p>3</text:p>
          </table:table-cell>
          <table:table-cell table:style-name="ce83" table:formula="of:=RAND()" office:value-type="float" office:value="0.643214751921161" calcext:value-type="float">
            <text:p>0,643214751921161</text:p>
          </table:table-cell>
          <table:table-cell table:number-columns-repeated="2"/>
          <table:table-cell table:formula="of:=RANK([.AG42];[.AG34:.AG42])" office:value-type="float" office:value="8" calcext:value-type="float">
            <text:p>8</text:p>
          </table:table-cell>
          <table:table-cell table:formula="of:=RAND()" office:value-type="float" office:value="0.2704025872692" calcext:value-type="float">
            <text:p>0,2704025872692</text:p>
          </table:table-cell>
          <table:table-cell table:number-columns-repeated="991"/>
        </table:table-row>
        <table:table-row table:style-name="ro4">
          <table:table-cell table:number-columns-repeated="27"/>
          <table:table-cell table:formula="of:=RANK([.AC43];[.AC34:.AC43])+2" office:value-type="float" office:value="8" calcext:value-type="float">
            <text:p>8</text:p>
          </table:table-cell>
          <table:table-cell table:style-name="ce83" table:formula="of:=RAND()" office:value-type="float" office:value="0.403511751220444" calcext:value-type="float">
            <text:p>0,403511751220444</text:p>
          </table:table-cell>
          <table:table-cell table:number-columns-repeated="995"/>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1er DAN" table:style-name="ta8" table:print-ranges="'1er DAN'.A1:'1er DAN'.P55 '1er DAN'.R1:'1er DAN'.U55">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1" form:id="control11"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DAN1?language=Basic&amp;location=document" xlink:type="simple"/>
              </office:event-listeners>
            </form:button>
          </form:form>
        </office:forms>
        <table:shapes>
          <draw:control draw:z-index="0" draw:style-name="gr8" draw:text-style-name="P2" svg:width="16.51mm" svg:height="7.49mm" svg:x="549.1mm" svg:y="2.97mm" draw:control="control11"/>
        </table:shapes>
        <table:table-column table:style-name="co87" table:default-cell-style-name="Default"/>
        <table:table-column table:style-name="co138" table:default-cell-style-name="Default"/>
        <table:table-column table:style-name="co139" table:default-cell-style-name="Default"/>
        <table:table-column table:style-name="co50" table:default-cell-style-name="Default"/>
        <table:table-column table:style-name="co140" table:default-cell-style-name="Default"/>
        <table:table-column table:style-name="co28" table:default-cell-style-name="Default"/>
        <table:table-column table:style-name="co15" table:default-cell-style-name="Default"/>
        <table:table-column table:style-name="co32" table:default-cell-style-name="Default"/>
        <table:table-column table:style-name="co113" table:default-cell-style-name="Default"/>
        <table:table-column table:style-name="co141" table:default-cell-style-name="Default"/>
        <table:table-column table:style-name="co38" table:default-cell-style-name="Default"/>
        <table:table-column table:style-name="co142" table:default-cell-style-name="Default"/>
        <table:table-column table:style-name="co130" table:default-cell-style-name="Default"/>
        <table:table-column table:style-name="co143" table:default-cell-style-name="Default"/>
        <table:table-column table:style-name="co119" table:default-cell-style-name="Default"/>
        <table:table-column table:style-name="co144" table:default-cell-style-name="Default"/>
        <table:table-column table:style-name="co145" table:default-cell-style-name="Default"/>
        <table:table-column table:style-name="co146" table:default-cell-style-name="Default"/>
        <table:table-column table:style-name="co13" table:default-cell-style-name="Default"/>
        <table:table-column table:style-name="co147" table:default-cell-style-name="Default"/>
        <table:table-column table:style-name="co137" table:default-cell-style-name="Default"/>
        <table:table-column table:style-name="co17" table:default-cell-style-name="Default"/>
        <table:table-column table:style-name="co18" table:default-cell-style-name="Default"/>
        <table:table-column table:style-name="co28" table:default-cell-style-name="Default"/>
        <table:table-column table:style-name="co148" table:default-cell-style-name="Default"/>
        <table:table-column table:style-name="co28" table:default-cell-style-name="Default"/>
        <table:table-column table:style-name="co17" table:number-columns-repeated="996" table:default-cell-style-name="Default"/>
        <table:table-row table:style-name="ro2">
          <table:table-cell table:style-name="ce66" office:value-type="string" calcext:value-type="string" table:number-columns-spanned="4" table:number-rows-spanned="2">
            <text:p>1<text:span text:style-name="T2">er</text:span> DAN</text:p>
          </table:table-cell>
          <table:covered-table-cell table:number-columns-repeated="3"/>
          <table:table-cell table:style-name="ce11" office:value-type="string" calcext:value-type="string" table:number-columns-spanned="6" table:number-rows-spanned="1">
            <text:p><text:span text:style-name="T10">TEST 4</text:span><text:span text:style-name="T11">e</text:span><text:span text:style-name="T10"> - Date : ……………………………</text:span></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X1];[.X1:.X10])+2" office:value-type="float" office:value="11" calcext:value-type="float">
            <text:p>11</text:p>
          </table:table-cell>
          <table:table-cell table:style-name="ce83" table:formula="of:=RAND()" office:value-type="float" office:value="0.184210600741343" calcext:value-type="float">
            <text:p>0,184210600741343</text:p>
          </table:table-cell>
          <table:table-cell table:formula="of:=RANK([.Z1];[.Z1:.Z10])+2" office:value-type="float" office:value="10" calcext:value-type="float">
            <text:p>10</text:p>
          </table:table-cell>
          <table:table-cell table:style-name="ce83" table:formula="of:=RAND()" office:value-type="float" office:value="0.12209990847445" calcext:value-type="float">
            <text:p>0,12209990847445</text:p>
          </table:table-cell>
          <table:table-cell table:number-columns-repeated="996"/>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quot;v&quot;&amp;ROUND(RAND()*10000;0)" office:value-type="string" office:string-value="v3675" calcext:value-type="string">
            <text:p>v3675</text:p>
          </table:table-cell>
          <table:table-cell/>
          <table:table-cell table:style-name="ce25" office:value-type="string" calcext:value-type="string" table:number-columns-spanned="4" table:number-rows-spanned="1">
            <text:p>Correction 1<text:span text:style-name="T2">er</text:span> DAN</text:p>
          </table:table-cell>
          <table:covered-table-cell table:style-name="ce28"/>
          <table:covered-table-cell table:style-name="ce30"/>
          <table:covered-table-cell table:style-name="ce31"/>
          <table:table-cell/>
          <table:table-cell table:formula="of:=RANK([.X2];[.X1:.X10])+2" office:value-type="float" office:value="7" calcext:value-type="float">
            <text:p>7</text:p>
          </table:table-cell>
          <table:table-cell table:style-name="ce83" table:formula="of:=RAND()" office:value-type="float" office:value="0.313285371263767" calcext:value-type="float">
            <text:p>0,313285371263767</text:p>
          </table:table-cell>
          <table:table-cell table:formula="of:=RANK([.Z2];[.Z1:.Z10])+2" office:value-type="float" office:value="11" calcext:value-type="float">
            <text:p>11</text:p>
          </table:table-cell>
          <table:table-cell table:style-name="ce83" table:formula="of:=RAND()" office:value-type="float" office:value="0.101762812482679" calcext:value-type="float">
            <text:p>0,101762812482679</text:p>
          </table:table-cell>
          <table:table-cell table:number-columns-repeated="996"/>
        </table:table-row>
        <table:table-row table:style-name="ro1">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1]" office:value-type="string" office:string-value="AA" calcext:value-type="string">
            <text:p>AA</text:p>
          </table:table-cell>
          <table:table-cell table:style-name="ce96"/>
          <table:table-cell table:style-name="ce99" table:formula="of:=[.P2]" office:value-type="string" office:string-value="v3675" calcext:value-type="string">
            <text:p>v3675</text:p>
          </table:table-cell>
          <table:table-cell table:style-name="ce83"/>
          <table:table-cell table:formula="of:=RANK([.X3];[.X1:.X10])+2" office:value-type="float" office:value="12" calcext:value-type="float">
            <text:p>12</text:p>
          </table:table-cell>
          <table:table-cell table:style-name="ce83" table:formula="of:=RAND()" office:value-type="float" office:value="0.0670446673059351" calcext:value-type="float">
            <text:p>0,067044667305935</text:p>
          </table:table-cell>
          <table:table-cell table:formula="of:=RANK([.Z3];[.Z1:.Z10])+2" office:value-type="float" office:value="7" calcext:value-type="float">
            <text:p>7</text:p>
          </table:table-cell>
          <table:table-cell table:style-name="ce83" table:formula="of:=RAND()" office:value-type="float" office:value="0.339603419542937" calcext:value-type="float">
            <text:p>0,339603419542937</text:p>
          </table:table-cell>
          <table:table-cell table:style-name="ce83" table:number-columns-repeated="996"/>
        </table:table-row>
        <table:table-row table:style-name="ro3">
          <table:table-cell table:style-name="ce4" table:formula="of:=[.W4]" office:value-type="float" office:value="5" calcext:value-type="float">
            <text:p>5</text:p>
          </table:table-cell>
          <table:table-cell table:style-name="ce7" office:value-type="string" calcext:value-type="string">
            <text:p>×</text:p>
          </table:table-cell>
          <table:table-cell table:style-name="ce183" table:formula="of:=[.Y4]" office:value-type="float" office:value="5" calcext:value-type="float">
            <text:p>5 =</text:p>
          </table:table-cell>
          <table:table-cell table:style-name="ce10"/>
          <table:table-cell table:style-name="ce90" table:formula="of:=IF(RANDBETWEEN(0;1);&quot;(-&quot;&amp;RANDBETWEEN(2;20)&amp;&quot;)&quot;;RANDBETWEEN(2;20))" office:value-type="float" office:value="9" calcext:value-type="float">
            <text:p>9</text:p>
          </table:table-cell>
          <table:table-cell table:style-name="ce40" office:value-type="string" calcext:value-type="string">
            <text:p>+</text:p>
          </table:table-cell>
          <table:table-cell table:style-name="ce119" table:formula="of:=IF(RANDBETWEEN(0;1);&quot;(-&quot;&amp;RANDBETWEEN(2;20)&amp;&quot;)&quot;;RANDBETWEEN(2;20))" office:value-type="string" office:string-value="(-5)" calcext:value-type="string">
            <text:p>(-5)</text:p>
          </table:table-cell>
          <table:table-cell table:style-name="ce42" office:value-type="string" calcext:value-type="string">
            <text:p><text:span text:style-name="T6">"</text:span><text:span text:style-name="T7">=</text:span></text:p>
          </table:table-cell>
          <table:table-cell table:style-name="ce51" table:formula="of:=CHOOSE(INT(RAND()*4)+1;10;20;30;40)" office:value-type="float" office:value="10" calcext:value-type="float">
            <text:p>10</text:p>
          </table:table-cell>
          <table:table-cell table:style-name="ce41" office:value-type="string" calcext:value-type="string">
            <text:p>% de</text:p>
          </table:table-cell>
          <table:table-cell table:style-name="ce41" table:formula="of:=4*RANDBETWEEN(2;100)" office:value-type="float" office:value="224" calcext:value-type="float">
            <text:p>224</text:p>
          </table:table-cell>
          <table:table-cell table:style-name="ce42" office:value-type="string" calcext:value-type="string">
            <text:p><text:span text:style-name="T6">"</text:span><text:span text:style-name="T7">=</text:span></text:p>
          </table:table-cell>
          <table:table-cell table:style-name="ce4" table:formula="of:=ROUND(RAND()*CHOOSE(RANDBETWEEN(1;3);10;100;1000);RANDBETWEEN(1;3))" office:value-type="float" office:value="8.508" calcext:value-type="float">
            <text:p>8,508</text:p>
          </table:table-cell>
          <table:table-cell table:style-name="ce7" office:value-type="string" calcext:value-type="string">
            <text:p>×</text:p>
          </table:table-cell>
          <table:table-cell table:style-name="ce20" table:formula="of:=CHOOSE(INT(RAND()*3)+1;&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4]*[.C4]" office:value-type="float" office:value="25" calcext:value-type="float">
            <text:p>25</text:p>
          </table:table-cell>
          <table:table-cell table:style-name="ce48" table:formula="of:=[.E4]+[.G4]" office:value-type="float" office:value="4" calcext:value-type="float">
            <text:p>4</text:p>
          </table:table-cell>
          <table:table-cell table:style-name="ce106" table:formula="of:=[.K4]*[.I4]/100" office:value-type="float" office:value="22.4" calcext:value-type="float">
            <text:p>22,4</text:p>
          </table:table-cell>
          <table:table-cell table:style-name="ce57" table:formula="of:=[.M4]*[.O4]" office:value-type="float" office:value="850.8" calcext:value-type="float">
            <text:p>850,8</text:p>
          </table:table-cell>
          <table:table-cell/>
          <table:table-cell table:formula="of:=RANK([.X4];[.X1:.X10])+2" office:value-type="float" office:value="5" calcext:value-type="float">
            <text:p>5</text:p>
          </table:table-cell>
          <table:table-cell table:style-name="ce83" table:formula="of:=RAND()" office:value-type="float" office:value="0.670163054993172" calcext:value-type="float">
            <text:p>0,670163054993172</text:p>
          </table:table-cell>
          <table:table-cell table:formula="of:=RANK([.Z4];[.Z1:.Z10])+2" office:value-type="float" office:value="5" calcext:value-type="float">
            <text:p>5</text:p>
          </table:table-cell>
          <table:table-cell table:style-name="ce83" table:formula="of:=RAND()" office:value-type="float" office:value="0.401972014246536" calcext:value-type="float">
            <text:p>0,401972014246536</text:p>
          </table:table-cell>
          <table:table-cell table:number-columns-repeated="996"/>
        </table:table-row>
        <table:table-row table:style-name="ro3">
          <table:table-cell table:style-name="ce4" table:formula="of:=[.W5]" office:value-type="float" office:value="6" calcext:value-type="float">
            <text:p>6</text:p>
          </table:table-cell>
          <table:table-cell table:style-name="ce7" office:value-type="string" calcext:value-type="string">
            <text:p>×</text:p>
          </table:table-cell>
          <table:table-cell table:style-name="ce183" table:formula="of:=[.Y5]" office:value-type="float" office:value="3" calcext:value-type="float">
            <text:p>3 =</text:p>
          </table:table-cell>
          <table:table-cell table:style-name="ce10"/>
          <table:table-cell table:style-name="ce90" table:formula="of:=IF(RANDBETWEEN(0;1);&quot;(-&quot;&amp;RANDBETWEEN(2;20)&amp;&quot;)&quot;;RANDBETWEEN(2;20))" office:value-type="string" office:string-value="(-2)" calcext:value-type="string">
            <text:p>(-2)</text:p>
          </table:table-cell>
          <table:table-cell table:style-name="ce40" office:value-type="string" calcext:value-type="string">
            <text:p>+</text:p>
          </table:table-cell>
          <table:table-cell table:style-name="ce119" table:formula="of:=IF(RANDBETWEEN(0;1);&quot;(-&quot;&amp;RANDBETWEEN(2;20)&amp;&quot;)&quot;;RANDBETWEEN(2;20))" office:value-type="string" office:string-value="(-16)" calcext:value-type="string">
            <text:p>(-16)</text:p>
          </table:table-cell>
          <table:table-cell table:style-name="ce42" office:value-type="string" calcext:value-type="string">
            <text:p><text:span text:style-name="T6">"</text:span><text:span text:style-name="T7">=</text:span></text:p>
          </table:table-cell>
          <table:table-cell table:style-name="ce51" table:formula="of:=CHOOSE(INT(RAND()*4)+1;10;20;30;40)" office:value-type="float" office:value="40" calcext:value-type="float">
            <text:p>40</text:p>
          </table:table-cell>
          <table:table-cell table:style-name="ce41" office:value-type="string" calcext:value-type="string">
            <text:p>% de</text:p>
          </table:table-cell>
          <table:table-cell table:style-name="ce41" table:formula="of:=4*RANDBETWEEN(2;100)" office:value-type="float" office:value="188" calcext:value-type="float">
            <text:p>188</text:p>
          </table:table-cell>
          <table:table-cell table:style-name="ce42" office:value-type="string" calcext:value-type="string">
            <text:p><text:span text:style-name="T6">"</text:span><text:span text:style-name="T7">=</text:span></text:p>
          </table:table-cell>
          <table:table-cell table:style-name="ce4" table:formula="of:=ROUND(RAND()*CHOOSE(RANDBETWEEN(1;3);10;100;1000);RANDBETWEEN(1;3))" office:value-type="float" office:value="61.1" calcext:value-type="float">
            <text:p>61,1</text:p>
          </table:table-cell>
          <table:table-cell table:style-name="ce7" office:value-type="string" calcext:value-type="string">
            <text:p>×</text:p>
          </table:table-cell>
          <table:table-cell table:style-name="ce20" table:formula="of:=CHOOSE(INT(RAND()*3)+1;&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5]*[.C5]" office:value-type="float" office:value="18" calcext:value-type="float">
            <text:p>18</text:p>
          </table:table-cell>
          <table:table-cell table:style-name="ce48" table:formula="of:=[.E5]+[.G5]" office:value-type="float" office:value="-18" calcext:value-type="float">
            <text:p>-18</text:p>
          </table:table-cell>
          <table:table-cell table:style-name="ce106" table:formula="of:=[.K5]*[.I5]/100" office:value-type="float" office:value="75.2" calcext:value-type="float">
            <text:p>75,2</text:p>
          </table:table-cell>
          <table:table-cell table:style-name="ce57" table:formula="of:=[.M5]*[.O5]" office:value-type="float" office:value="611" calcext:value-type="float">
            <text:p>611</text:p>
          </table:table-cell>
          <table:table-cell/>
          <table:table-cell table:formula="of:=RANK([.X5];[.X1:.X10])+2" office:value-type="float" office:value="6" calcext:value-type="float">
            <text:p>6</text:p>
          </table:table-cell>
          <table:table-cell table:style-name="ce83" table:formula="of:=RAND()" office:value-type="float" office:value="0.633151996173675" calcext:value-type="float">
            <text:p>0,633151996173675</text:p>
          </table:table-cell>
          <table:table-cell table:formula="of:=RANK([.Z5];[.Z1:.Z10])+2" office:value-type="float" office:value="3" calcext:value-type="float">
            <text:p>3</text:p>
          </table:table-cell>
          <table:table-cell table:style-name="ce83" table:formula="of:=RAND()" office:value-type="float" office:value="0.53922208249529" calcext:value-type="float">
            <text:p>0,53922208249529</text:p>
          </table:table-cell>
          <table:table-cell table:number-columns-repeated="996"/>
        </table:table-row>
        <table:table-row table:style-name="ro3">
          <table:table-cell table:style-name="ce39" table:formula="of:=IF([.R6]=&quot;diviseur&quot;;RANDBETWEEN(2;9);RANDBETWEEN(2;6)*[.D6])" office:value-type="float" office:value="27" calcext:value-type="float">
            <text:p>27</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R6]=&quot;diviseur&quot;;[.A6]*RANDBETWEEN(2;11);RANDBETWEEN(2;25))" office:value-type="float" office:value="9" calcext:value-type="float">
            <text:p>9</text:p>
          </table:table-cell>
          <table:table-cell table:style-name="ce4" table:formula="of:=CHOOSE([.W6];0;0;35;56;64;28;42;63;54;32;72;49)" office:value-type="float" office:value="32" calcext:value-type="float">
            <text:p>3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office:value-type="string" calcext:value-type="string">
            <text:p>4 multiples de</text:p>
          </table:table-cell>
          <table:table-cell table:style-name="ce7"/>
          <table:table-cell table:style-name="ce184" table:formula="of:=RANDBETWEEN(5;19)" office:value-type="float" office:value="12" calcext:value-type="float">
            <text:p>12 :</text:p>
          </table:table-cell>
          <table:table-cell table:style-name="ce10"/>
          <table:table-cell table:style-name="ce129" table:formula="of:=[.W6]+8" office:value-type="float" office:value="18" calcext:value-type="float">
            <text:p>18</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table-cell table:style-name="ce27" table:formula="of:=CHOOSE(RANDBETWEEN(1;2);&quot;multiple&quot;;&quot;diviseur&quot;)" office:value-type="string" office:string-value="multiple" calcext:value-type="string">
            <text:p>multiple</text:p>
          </table:table-cell>
          <table:table-cell table:style-name="ce27" table:formula="of:=LOOKUP([.E6];[$'Aide à la génération'.$A$2:$'Aide à la génération'.$A$11];[$'Aide à la génération'.$B$2:$'Aide à la génération'.$B$11])" office:value-type="string" office:string-value="8×4" calcext:value-type="string">
            <text:p>8×4</text:p>
          </table:table-cell>
          <table:table-cell table:style-name="ce57" table:formula="of:=&quot;mult &quot;&amp;[.K6]" office:value-type="string" office:string-value="mult 12" calcext:value-type="string">
            <text:p>mult 12</text:p>
          </table:table-cell>
          <table:table-cell table:style-name="ce57" table:formula="of:=[.M6]^2" office:value-type="float" office:value="324" calcext:value-type="float">
            <text:p>324</text:p>
          </table:table-cell>
          <table:table-cell/>
          <table:table-cell table:formula="of:=RANK([.X6];[.X1:.X10])+2" office:value-type="float" office:value="10" calcext:value-type="float">
            <text:p>10</text:p>
          </table:table-cell>
          <table:table-cell table:style-name="ce83" table:formula="of:=RAND()" office:value-type="float" office:value="0.193967111789735" calcext:value-type="float">
            <text:p>0,193967111789735</text:p>
          </table:table-cell>
          <table:table-cell table:formula="of:=RANK([.Z6];[.Z1:.Z10])+2" office:value-type="float" office:value="4" calcext:value-type="float">
            <text:p>4</text:p>
          </table:table-cell>
          <table:table-cell table:style-name="ce83" table:formula="of:=RAND()" office:value-type="float" office:value="0.536885805496096" calcext:value-type="float">
            <text:p>0,536885805496096</text:p>
          </table:table-cell>
          <table:table-cell table:number-columns-repeated="996"/>
        </table:table-row>
        <table:table-row table:style-name="ro3">
          <table:table-cell table:style-name="ce39" table:formula="of:=IF([.R7]=&quot;diviseur&quot;;RANDBETWEEN(2;9);RANDBETWEEN(2;6)*[.D7])" office:value-type="float" office:value="4" calcext:value-type="float">
            <text:p>4</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R7]=&quot;diviseur&quot;;[.A7]*RANDBETWEEN(2;11);RANDBETWEEN(2;25))" office:value-type="float" office:value="44" calcext:value-type="float">
            <text:p>44</text:p>
          </table:table-cell>
          <table:table-cell table:style-name="ce4" table:formula="of:=CHOOSE([.W7];0;0;35;56;64;28;42;63;54;32;72;49)" office:value-type="float" office:value="56" calcext:value-type="float">
            <text:p>56</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office:value-type="string" calcext:value-type="string">
            <text:p>4 multiples de</text:p>
          </table:table-cell>
          <table:table-cell table:style-name="ce7"/>
          <table:table-cell table:style-name="ce184" table:formula="of:=RANDBETWEEN(5;19)" office:value-type="float" office:value="8" calcext:value-type="float">
            <text:p>8 :</text:p>
          </table:table-cell>
          <table:table-cell table:style-name="ce10"/>
          <table:table-cell table:style-name="ce129" table:formula="of:=[.W7]+8" office:value-type="float" office:value="12" calcext:value-type="float">
            <text:p>12</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table-cell table:style-name="ce27" table:formula="of:=CHOOSE(RANDBETWEEN(1;2);&quot;multiple&quot;;&quot;diviseur&quot;)" office:value-type="string" office:string-value="diviseur" calcext:value-type="string">
            <text:p>diviseur</text:p>
          </table:table-cell>
          <table:table-cell table:style-name="ce27" table:formula="of:=LOOKUP([.E7];[$'Aide à la génération'.$A$2:$'Aide à la génération'.$A$11];[$'Aide à la génération'.$B$2:$'Aide à la génération'.$B$11])" office:value-type="string" office:string-value="8×7" calcext:value-type="string">
            <text:p>8×7</text:p>
          </table:table-cell>
          <table:table-cell table:style-name="ce57" table:formula="of:=&quot;mult &quot;&amp;[.K7]" office:value-type="string" office:string-value="mult 8" calcext:value-type="string">
            <text:p>mult 8</text:p>
          </table:table-cell>
          <table:table-cell table:style-name="ce57" table:formula="of:=[.M7]^2" office:value-type="float" office:value="144" calcext:value-type="float">
            <text:p>144</text:p>
          </table:table-cell>
          <table:table-cell/>
          <table:table-cell table:formula="of:=RANK([.X7];[.X1:.X10])+2" office:value-type="float" office:value="4" calcext:value-type="float">
            <text:p>4</text:p>
          </table:table-cell>
          <table:table-cell table:style-name="ce83" table:formula="of:=RAND()" office:value-type="float" office:value="0.950955789947202" calcext:value-type="float">
            <text:p>0,950955789947202</text:p>
          </table:table-cell>
          <table:table-cell table:formula="of:=RANK([.Z7];[.Z1:.Z10])+2" office:value-type="float" office:value="12" calcext:value-type="float">
            <text:p>12</text:p>
          </table:table-cell>
          <table:table-cell table:style-name="ce83" table:formula="of:=RAND()" office:value-type="float" office:value="0.0739339392156979" calcext:value-type="float">
            <text:p>0,073933939215698</text:p>
          </table:table-cell>
          <table:table-cell table:number-columns-repeated="996"/>
        </table:table-row>
        <table:table-row table:style-name="ro3">
          <table:table-cell table:style-name="ce50" table:formula="of:=IF(RANDBETWEEN(0;1);&quot;10 %&quot;;&quot;50 %&quot;)" office:value-type="string" office:string-value="10 %" calcext:value-type="string">
            <text:p>10 %</text:p>
          </table:table-cell>
          <table:table-cell table:style-name="ce7" office:value-type="string" calcext:value-type="string">
            <text:p>de</text:p>
          </table:table-cell>
          <table:table-cell table:style-name="ce183" table:formula="of:=ROUND(RAND()*50;RANDBETWEEN(0;1))" office:value-type="float" office:value="32.8" calcext:value-type="float">
            <text:p>33 =</text:p>
          </table:table-cell>
          <table:table-cell table:style-name="ce10"/>
          <table:table-cell table:style-name="ce50" table:formula="of:=IF(RANDBETWEEN(0;1);&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50;RANDBETWEEN(0;1))" office:value-type="float" office:value="23" calcext:value-type="float">
            <text:p>23</text:p>
          </table:table-cell>
          <table:table-cell table:style-name="ce10" office:value-type="string" calcext:value-type="string">
            <text:p>=</text:p>
          </table:table-cell>
          <table:table-cell table:style-name="ce4" office:value-type="string" calcext:value-type="string">
            <text:p>4 diviseurs de</text:p>
          </table:table-cell>
          <table:table-cell table:style-name="ce7"/>
          <table:table-cell table:style-name="ce184" table:formula="of:=RANDBETWEEN(2;5)*RANDBETWEEN(2;6)*RANDBETWEEN(2;7)" office:value-type="float" office:value="48" calcext:value-type="float">
            <text:p>48 :</text:p>
          </table:table-cell>
          <table:table-cell table:style-name="ce10"/>
          <table:table-cell table:style-name="ce4" office:value-type="string" calcext:value-type="string">
            <text:p>4 diviseurs de</text:p>
          </table:table-cell>
          <table:table-cell table:style-name="ce7"/>
          <table:table-cell table:style-name="ce184" table:formula="of:=RANDBETWEEN(2;5)*RANDBETWEEN(2;6)*RANDBETWEEN(2;7)" office:value-type="float" office:value="24" calcext:value-type="float">
            <text:p>24 :</text:p>
          </table:table-cell>
          <table:table-cell table:style-name="ce10"/>
          <table:table-cell/>
          <table:table-cell table:style-name="ce106" table:formula="of:=[.C8]/IF([.A8]=&quot;50 %&quot;;2;10)" office:value-type="float" office:value="3.28" calcext:value-type="float">
            <text:p>3,28</text:p>
          </table:table-cell>
          <table:table-cell table:style-name="ce48" table:formula="of:=[.G8]/IF([.E8]=&quot;50 %&quot;;2;10)" office:value-type="float" office:value="11.5" calcext:value-type="float">
            <text:p>11,5</text:p>
          </table:table-cell>
          <table:table-cell table:style-name="ce57" table:formula="of:=&quot;div &quot;&amp;[.K8]" office:value-type="string" office:string-value="div 48" calcext:value-type="string">
            <text:p>div 48</text:p>
          </table:table-cell>
          <table:table-cell table:style-name="ce57" table:formula="of:=&quot;div &quot;&amp;[.O8]" office:value-type="string" office:string-value="div 24" calcext:value-type="string">
            <text:p>div 24</text:p>
          </table:table-cell>
          <table:table-cell/>
          <table:table-cell table:formula="of:=RANK([.X8];[.X1:.X10])+2" office:value-type="float" office:value="3" calcext:value-type="float">
            <text:p>3</text:p>
          </table:table-cell>
          <table:table-cell table:style-name="ce83" table:formula="of:=RAND()" office:value-type="float" office:value="0.966269550895118" calcext:value-type="float">
            <text:p>0,966269550895118</text:p>
          </table:table-cell>
          <table:table-cell table:formula="of:=RANK([.Z8];[.Z1:.Z10])+2" office:value-type="float" office:value="6" calcext:value-type="float">
            <text:p>6</text:p>
          </table:table-cell>
          <table:table-cell table:style-name="ce83" table:formula="of:=RAND()" office:value-type="float" office:value="0.378630834205584" calcext:value-type="float">
            <text:p>0,378630834205584</text:p>
          </table:table-cell>
          <table:table-cell table:number-columns-repeated="996"/>
        </table:table-row>
        <table:table-row table:style-name="ro2">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9];[.X1:.X10])+2" office:value-type="float" office:value="8" calcext:value-type="float">
            <text:p>8</text:p>
          </table:table-cell>
          <table:table-cell table:style-name="ce83" table:formula="of:=RAND()" office:value-type="float" office:value="0.305258476982497" calcext:value-type="float">
            <text:p>0,305258476982497</text:p>
          </table:table-cell>
          <table:table-cell table:formula="of:=RANK([.Z9];[.Z1:.Z10])+2" office:value-type="float" office:value="8" calcext:value-type="float">
            <text:p>8</text:p>
          </table:table-cell>
          <table:table-cell table:style-name="ce83" table:formula="of:=RAND()" office:value-type="float" office:value="0.25671794086038" calcext:value-type="float">
            <text:p>0,25671794086038</text:p>
          </table:table-cell>
          <table:table-cell table:number-columns-repeated="996"/>
        </table:table-row>
        <table:table-row table:style-name="ro4">
          <table:table-cell table:number-columns-repeated="22"/>
          <table:table-cell table:formula="of:=RANK([.X10];[.X1:.X10])+2" office:value-type="float" office:value="9" calcext:value-type="float">
            <text:p>9</text:p>
          </table:table-cell>
          <table:table-cell table:style-name="ce83" table:formula="of:=RAND()" office:value-type="float" office:value="0.280874693552381" calcext:value-type="float">
            <text:p>0,280874693552381</text:p>
          </table:table-cell>
          <table:table-cell table:formula="of:=RANK([.Z10];[.Z1:.Z10])+2" office:value-type="float" office:value="9" calcext:value-type="float">
            <text:p>9</text:p>
          </table:table-cell>
          <table:table-cell table:style-name="ce83" table:formula="of:=RAND()" office:value-type="float" office:value="0.163619915572107" calcext:value-type="float">
            <text:p>0,163619915572107</text:p>
          </table:table-cell>
          <table:table-cell table:number-columns-repeated="996"/>
        </table:table-row>
        <table:table-row table:style-name="ro5">
          <table:table-cell table:number-columns-repeated="1022"/>
        </table:table-row>
        <table:table-row table:style-name="ro2">
          <table:table-cell table:style-name="ce66" office:value-type="string" calcext:value-type="string" table:number-columns-spanned="4" table:number-rows-spanned="2">
            <text:p>1<text:span text:style-name="T2">er</text:span> DAN</text:p>
          </table:table-cell>
          <table:covered-table-cell table:number-columns-repeated="3"/>
          <table:table-cell table:style-name="ce11" office:value-type="string" calcext:value-type="string" table:number-columns-spanned="6" table:number-rows-spanned="1">
            <text:p><text:span text:style-name="T10">TEST 4</text:span><text:span text:style-name="T11">e</text:span><text:span text:style-name="T10"> - Date : ……………………………</text:span></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X12];[.X12:.X21])+2" office:value-type="float" office:value="3" calcext:value-type="float">
            <text:p>3</text:p>
          </table:table-cell>
          <table:table-cell table:style-name="ce83" table:formula="of:=RAND()" office:value-type="float" office:value="0.973256444953725" calcext:value-type="float">
            <text:p>0,973256444953725</text:p>
          </table:table-cell>
          <table:table-cell table:formula="of:=RANK([.Z12];[.Z12:.Z21])+2" office:value-type="float" office:value="4" calcext:value-type="float">
            <text:p>4</text:p>
          </table:table-cell>
          <table:table-cell table:style-name="ce83" table:formula="of:=RAND()" office:value-type="float" office:value="0.787406613840535" calcext:value-type="float">
            <text:p>0,787406613840535</text:p>
          </table:table-cell>
          <table:table-cell table:number-columns-repeated="996"/>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3675" calcext:value-type="string">
            <text:p>v3675</text:p>
          </table:table-cell>
          <table:table-cell/>
          <table:table-cell table:style-name="ce25" office:value-type="string" calcext:value-type="string" table:number-columns-spanned="4" table:number-rows-spanned="1">
            <text:p>Correction 1<text:span text:style-name="T2">er</text:span> DAN</text:p>
          </table:table-cell>
          <table:covered-table-cell table:style-name="ce28"/>
          <table:covered-table-cell table:style-name="ce30"/>
          <table:covered-table-cell table:style-name="ce31"/>
          <table:table-cell/>
          <table:table-cell table:formula="of:=RANK([.X13];[.X12:.X21])+2" office:value-type="float" office:value="6" calcext:value-type="float">
            <text:p>6</text:p>
          </table:table-cell>
          <table:table-cell table:style-name="ce83" table:formula="of:=RAND()" office:value-type="float" office:value="0.510500128029" calcext:value-type="float">
            <text:p>0,510500128029</text:p>
          </table:table-cell>
          <table:table-cell table:formula="of:=RANK([.Z13];[.Z12:.Z21])+2" office:value-type="float" office:value="6" calcext:value-type="float">
            <text:p>6</text:p>
          </table:table-cell>
          <table:table-cell table:style-name="ce83" table:formula="of:=RAND()" office:value-type="float" office:value="0.723297332256669" calcext:value-type="float">
            <text:p>0,723297332256669</text:p>
          </table:table-cell>
          <table:table-cell table:number-columns-repeated="996"/>
        </table:table-row>
        <table:table-row table:style-name="ro3">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12]" office:value-type="string" office:string-value="AB" calcext:value-type="string">
            <text:p>AB</text:p>
          </table:table-cell>
          <table:table-cell table:style-name="ce96"/>
          <table:table-cell table:style-name="ce99" table:formula="of:=[.P13]" office:value-type="string" office:string-value="v3675" calcext:value-type="string">
            <text:p>v3675</text:p>
          </table:table-cell>
          <table:table-cell table:style-name="ce83"/>
          <table:table-cell table:formula="of:=RANK([.X14];[.X12:.X21])+2" office:value-type="float" office:value="9" calcext:value-type="float">
            <text:p>9</text:p>
          </table:table-cell>
          <table:table-cell table:style-name="ce83" table:formula="of:=RAND()" office:value-type="float" office:value="0.273991391358812" calcext:value-type="float">
            <text:p>0,273991391358812</text:p>
          </table:table-cell>
          <table:table-cell table:formula="of:=RANK([.Z14];[.Z12:.Z21])+2" office:value-type="float" office:value="10" calcext:value-type="float">
            <text:p>10</text:p>
          </table:table-cell>
          <table:table-cell table:style-name="ce83" table:formula="of:=RAND()" office:value-type="float" office:value="0.27530750234242" calcext:value-type="float">
            <text:p>0,27530750234242</text:p>
          </table:table-cell>
          <table:table-cell table:number-columns-repeated="996"/>
        </table:table-row>
        <table:table-row table:style-name="ro3">
          <table:table-cell table:style-name="ce4" table:formula="of:=[.W15]" office:value-type="float" office:value="5" calcext:value-type="float">
            <text:p>5</text:p>
          </table:table-cell>
          <table:table-cell table:style-name="ce7" office:value-type="string" calcext:value-type="string">
            <text:p>×</text:p>
          </table:table-cell>
          <table:table-cell table:style-name="ce183" table:formula="of:=[.Y15]" office:value-type="float" office:value="5" calcext:value-type="float">
            <text:p>5 =</text:p>
          </table:table-cell>
          <table:table-cell table:style-name="ce10"/>
          <table:table-cell table:style-name="ce90" table:formula="of:=IF(RANDBETWEEN(0;1);&quot;(-&quot;&amp;RANDBETWEEN(2;20)&amp;&quot;)&quot;;RANDBETWEEN(2;20))" office:value-type="string" office:string-value="(-12)" calcext:value-type="string">
            <text:p>(-12)</text:p>
          </table:table-cell>
          <table:table-cell table:style-name="ce40" office:value-type="string" calcext:value-type="string">
            <text:p>+</text:p>
          </table:table-cell>
          <table:table-cell table:style-name="ce119" table:formula="of:=IF(RANDBETWEEN(0;1);&quot;(-&quot;&amp;RANDBETWEEN(2;20)&amp;&quot;)&quot;;RANDBETWEEN(2;20))" office:value-type="float" office:value="20" calcext:value-type="float">
            <text:p>20</text:p>
          </table:table-cell>
          <table:table-cell table:style-name="ce42" office:value-type="string" calcext:value-type="string">
            <text:p><text:span text:style-name="T6">"</text:span><text:span text:style-name="T7">=</text:span></text:p>
          </table:table-cell>
          <table:table-cell table:style-name="ce51" table:formula="of:=CHOOSE(INT(RAND()*4)+1;10;20;30;40)" office:value-type="float" office:value="40" calcext:value-type="float">
            <text:p>40</text:p>
          </table:table-cell>
          <table:table-cell table:style-name="ce41" office:value-type="string" calcext:value-type="string">
            <text:p>% de</text:p>
          </table:table-cell>
          <table:table-cell table:style-name="ce41" table:formula="of:=4*RANDBETWEEN(2;100)" office:value-type="float" office:value="228" calcext:value-type="float">
            <text:p>228</text:p>
          </table:table-cell>
          <table:table-cell table:style-name="ce42" office:value-type="string" calcext:value-type="string">
            <text:p><text:span text:style-name="T6">"</text:span><text:span text:style-name="T7">=</text:span></text:p>
          </table:table-cell>
          <table:table-cell table:style-name="ce4" table:formula="of:=ROUND(RAND()*CHOOSE(RANDBETWEEN(1;3);10;100;1000);RANDBETWEEN(1;3))" office:value-type="float" office:value="62.01" calcext:value-type="float">
            <text:p>62,01</text:p>
          </table:table-cell>
          <table:table-cell table:style-name="ce7" office:value-type="string" calcext:value-type="string">
            <text:p>×</text:p>
          </table:table-cell>
          <table:table-cell table:style-name="ce20" table:formula="of:=CHOOSE(INT(RAND()*3)+1;&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15]*[.C15]" office:value-type="float" office:value="25" calcext:value-type="float">
            <text:p>25</text:p>
          </table:table-cell>
          <table:table-cell table:style-name="ce48" table:formula="of:=[.E15]+[.G15]" office:value-type="float" office:value="8" calcext:value-type="float">
            <text:p>8</text:p>
          </table:table-cell>
          <table:table-cell table:style-name="ce106" table:formula="of:=[.K15]*[.I15]/100" office:value-type="float" office:value="91.2" calcext:value-type="float">
            <text:p>91,2</text:p>
          </table:table-cell>
          <table:table-cell table:style-name="ce57" table:formula="of:=[.M15]*[.O15]" office:value-type="float" office:value="62010" calcext:value-type="float">
            <text:p>62010</text:p>
          </table:table-cell>
          <table:table-cell/>
          <table:table-cell table:formula="of:=RANK([.X15];[.X12:.X21])+2" office:value-type="float" office:value="5" calcext:value-type="float">
            <text:p>5</text:p>
          </table:table-cell>
          <table:table-cell table:style-name="ce83" table:formula="of:=RAND()" office:value-type="float" office:value="0.573412128413623" calcext:value-type="float">
            <text:p>0,573412128413623</text:p>
          </table:table-cell>
          <table:table-cell table:formula="of:=RANK([.Z15];[.Z12:.Z21])+2" office:value-type="float" office:value="5" calcext:value-type="float">
            <text:p>5</text:p>
          </table:table-cell>
          <table:table-cell table:style-name="ce83" table:formula="of:=RAND()" office:value-type="float" office:value="0.784180716326364" calcext:value-type="float">
            <text:p>0,784180716326364</text:p>
          </table:table-cell>
          <table:table-cell table:number-columns-repeated="996"/>
        </table:table-row>
        <table:table-row table:style-name="ro3">
          <table:table-cell table:style-name="ce4" table:formula="of:=[.W16]" office:value-type="float" office:value="11" calcext:value-type="float">
            <text:p>11</text:p>
          </table:table-cell>
          <table:table-cell table:style-name="ce7" office:value-type="string" calcext:value-type="string">
            <text:p>×</text:p>
          </table:table-cell>
          <table:table-cell table:style-name="ce183" table:formula="of:=[.Y16]" office:value-type="float" office:value="11" calcext:value-type="float">
            <text:p>11 =</text:p>
          </table:table-cell>
          <table:table-cell table:style-name="ce10"/>
          <table:table-cell table:style-name="ce90" table:formula="of:=IF(RANDBETWEEN(0;1);&quot;(-&quot;&amp;RANDBETWEEN(2;20)&amp;&quot;)&quot;;RANDBETWEEN(2;20))" office:value-type="float" office:value="3" calcext:value-type="float">
            <text:p>3</text:p>
          </table:table-cell>
          <table:table-cell table:style-name="ce40" office:value-type="string" calcext:value-type="string">
            <text:p>+</text:p>
          </table:table-cell>
          <table:table-cell table:style-name="ce119" table:formula="of:=IF(RANDBETWEEN(0;1);&quot;(-&quot;&amp;RANDBETWEEN(2;20)&amp;&quot;)&quot;;RANDBETWEEN(2;20))" office:value-type="string" office:string-value="(-12)" calcext:value-type="string">
            <text:p>(-12)</text:p>
          </table:table-cell>
          <table:table-cell table:style-name="ce42" office:value-type="string" calcext:value-type="string">
            <text:p><text:span text:style-name="T6">"</text:span><text:span text:style-name="T7">=</text:span></text:p>
          </table:table-cell>
          <table:table-cell table:style-name="ce51" table:formula="of:=CHOOSE(INT(RAND()*4)+1;10;20;30;40)" office:value-type="float" office:value="10" calcext:value-type="float">
            <text:p>10</text:p>
          </table:table-cell>
          <table:table-cell table:style-name="ce41" office:value-type="string" calcext:value-type="string">
            <text:p>% de</text:p>
          </table:table-cell>
          <table:table-cell table:style-name="ce41" table:formula="of:=4*RANDBETWEEN(2;100)" office:value-type="float" office:value="124" calcext:value-type="float">
            <text:p>124</text:p>
          </table:table-cell>
          <table:table-cell table:style-name="ce42" office:value-type="string" calcext:value-type="string">
            <text:p><text:span text:style-name="T6">"</text:span><text:span text:style-name="T7">=</text:span></text:p>
          </table:table-cell>
          <table:table-cell table:style-name="ce4" table:formula="of:=ROUND(RAND()*CHOOSE(RANDBETWEEN(1;3);10;100;1000);RANDBETWEEN(1;3))" office:value-type="float" office:value="571.47" calcext:value-type="float">
            <text:p>571,47</text:p>
          </table:table-cell>
          <table:table-cell table:style-name="ce7" office:value-type="string" calcext:value-type="string">
            <text:p>×</text:p>
          </table:table-cell>
          <table:table-cell table:style-name="ce20" table:formula="of:=CHOOSE(INT(RAND()*3)+1;&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16]*[.C16]" office:value-type="float" office:value="121" calcext:value-type="float">
            <text:p>121</text:p>
          </table:table-cell>
          <table:table-cell table:style-name="ce48" table:formula="of:=[.E16]+[.G16]" office:value-type="float" office:value="-9" calcext:value-type="float">
            <text:p>-9</text:p>
          </table:table-cell>
          <table:table-cell table:style-name="ce106" table:formula="of:=[.K16]*[.I16]/100" office:value-type="float" office:value="12.4" calcext:value-type="float">
            <text:p>12,4</text:p>
          </table:table-cell>
          <table:table-cell table:style-name="ce57" table:formula="of:=[.M16]*[.O16]" office:value-type="float" office:value="571470" calcext:value-type="float">
            <text:p>571470</text:p>
          </table:table-cell>
          <table:table-cell/>
          <table:table-cell table:formula="of:=RANK([.X16];[.X12:.X21])+2" office:value-type="float" office:value="11" calcext:value-type="float">
            <text:p>11</text:p>
          </table:table-cell>
          <table:table-cell table:style-name="ce83" table:formula="of:=RAND()" office:value-type="float" office:value="0.117600693607953" calcext:value-type="float">
            <text:p>0,117600693607953</text:p>
          </table:table-cell>
          <table:table-cell table:formula="of:=RANK([.Z16];[.Z12:.Z21])+2" office:value-type="float" office:value="11" calcext:value-type="float">
            <text:p>11</text:p>
          </table:table-cell>
          <table:table-cell table:style-name="ce83" table:formula="of:=RAND()" office:value-type="float" office:value="0.244149882679777" calcext:value-type="float">
            <text:p>0,244149882679777</text:p>
          </table:table-cell>
          <table:table-cell table:number-columns-repeated="996"/>
        </table:table-row>
        <table:table-row table:style-name="ro3">
          <table:table-cell table:style-name="ce39" table:formula="of:=IF([.R17]=&quot;diviseur&quot;;RANDBETWEEN(2;9);RANDBETWEEN(2;6)*[.D17])" office:value-type="float" office:value="16" calcext:value-type="float">
            <text:p>16</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R17]=&quot;diviseur&quot;;[.A17]*RANDBETWEEN(2;11);RANDBETWEEN(2;25))" office:value-type="float" office:value="8" calcext:value-type="float">
            <text:p>8</text:p>
          </table:table-cell>
          <table:table-cell table:style-name="ce4" table:formula="of:=CHOOSE([.W17];0;0;35;56;64;28;42;63;54;32;72;49)" office:value-type="float" office:value="49" calcext:value-type="float">
            <text:p>49</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office:value-type="string" calcext:value-type="string">
            <text:p>4 multiples de</text:p>
          </table:table-cell>
          <table:table-cell table:style-name="ce7"/>
          <table:table-cell table:style-name="ce184" table:formula="of:=RANDBETWEEN(5;19)" office:value-type="float" office:value="10" calcext:value-type="float">
            <text:p>10 :</text:p>
          </table:table-cell>
          <table:table-cell table:style-name="ce10"/>
          <table:table-cell table:style-name="ce129" table:formula="of:=[.W17]+8" office:value-type="float" office:value="20" calcext:value-type="float">
            <text:p>20</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table-cell table:style-name="ce27" table:formula="of:=CHOOSE(RANDBETWEEN(1;2);&quot;multiple&quot;;&quot;diviseur&quot;)" office:value-type="string" office:string-value="multiple" calcext:value-type="string">
            <text:p>multiple</text:p>
          </table:table-cell>
          <table:table-cell table:style-name="ce27" table:formula="of:=LOOKUP([.E17];[$'Aide à la génération'.$A$2:$'Aide à la génération'.$A$11];[$'Aide à la génération'.$B$2:$'Aide à la génération'.$B$11])" office:value-type="string" office:string-value="7×7" calcext:value-type="string">
            <text:p>7×7</text:p>
          </table:table-cell>
          <table:table-cell table:style-name="ce57" table:formula="of:=&quot;mult &quot;&amp;[.K17]" office:value-type="string" office:string-value="mult 10" calcext:value-type="string">
            <text:p>mult 10</text:p>
          </table:table-cell>
          <table:table-cell table:style-name="ce57" table:formula="of:=[.M17]^2" office:value-type="float" office:value="400" calcext:value-type="float">
            <text:p>400</text:p>
          </table:table-cell>
          <table:table-cell/>
          <table:table-cell table:formula="of:=RANK([.X17];[.X12:.X21])+2" office:value-type="float" office:value="12" calcext:value-type="float">
            <text:p>12</text:p>
          </table:table-cell>
          <table:table-cell table:style-name="ce83" table:formula="of:=RAND()" office:value-type="float" office:value="0.0569334835021216" calcext:value-type="float">
            <text:p>0,056933483502122</text:p>
          </table:table-cell>
          <table:table-cell table:formula="of:=RANK([.Z17];[.Z12:.Z21])+2" office:value-type="float" office:value="7" calcext:value-type="float">
            <text:p>7</text:p>
          </table:table-cell>
          <table:table-cell table:style-name="ce83" table:formula="of:=RAND()" office:value-type="float" office:value="0.702339481012471" calcext:value-type="float">
            <text:p>0,702339481012471</text:p>
          </table:table-cell>
          <table:table-cell table:number-columns-repeated="996"/>
        </table:table-row>
        <table:table-row table:style-name="ro3">
          <table:table-cell table:style-name="ce39" table:formula="of:=IF([.R18]=&quot;diviseur&quot;;RANDBETWEEN(2;9);RANDBETWEEN(2;6)*[.D18])" office:value-type="float" office:value="2" calcext:value-type="float">
            <text:p>2</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R18]=&quot;diviseur&quot;;[.A18]*RANDBETWEEN(2;11);RANDBETWEEN(2;25))" office:value-type="float" office:value="6" calcext:value-type="float">
            <text:p>6</text:p>
          </table:table-cell>
          <table:table-cell table:style-name="ce4" table:formula="of:=CHOOSE([.W18];0;0;35;56;64;28;42;63;54;32;72;49)" office:value-type="float" office:value="56" calcext:value-type="float">
            <text:p>56</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office:value-type="string" calcext:value-type="string">
            <text:p>4 multiples de</text:p>
          </table:table-cell>
          <table:table-cell table:style-name="ce7"/>
          <table:table-cell table:style-name="ce184" table:formula="of:=RANDBETWEEN(5;19)" office:value-type="float" office:value="16" calcext:value-type="float">
            <text:p>16 :</text:p>
          </table:table-cell>
          <table:table-cell table:style-name="ce10"/>
          <table:table-cell table:style-name="ce129" table:formula="of:=[.W18]+8" office:value-type="float" office:value="12" calcext:value-type="float">
            <text:p>12</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table-cell table:style-name="ce27" table:formula="of:=CHOOSE(RANDBETWEEN(1;2);&quot;multiple&quot;;&quot;diviseur&quot;)" office:value-type="string" office:string-value="diviseur" calcext:value-type="string">
            <text:p>diviseur</text:p>
          </table:table-cell>
          <table:table-cell table:style-name="ce27" table:formula="of:=LOOKUP([.E18];[$'Aide à la génération'.$A$2:$'Aide à la génération'.$A$11];[$'Aide à la génération'.$B$2:$'Aide à la génération'.$B$11])" office:value-type="string" office:string-value="8×7" calcext:value-type="string">
            <text:p>8×7</text:p>
          </table:table-cell>
          <table:table-cell table:style-name="ce57" table:formula="of:=&quot;mult &quot;&amp;[.K18]" office:value-type="string" office:string-value="mult 16" calcext:value-type="string">
            <text:p>mult 16</text:p>
          </table:table-cell>
          <table:table-cell table:style-name="ce57" table:formula="of:=[.M18]^2" office:value-type="float" office:value="144" calcext:value-type="float">
            <text:p>144</text:p>
          </table:table-cell>
          <table:table-cell/>
          <table:table-cell table:formula="of:=RANK([.X18];[.X12:.X21])+2" office:value-type="float" office:value="4" calcext:value-type="float">
            <text:p>4</text:p>
          </table:table-cell>
          <table:table-cell table:style-name="ce83" table:formula="of:=RAND()" office:value-type="float" office:value="0.724746438918948" calcext:value-type="float">
            <text:p>0,724746438918948</text:p>
          </table:table-cell>
          <table:table-cell table:formula="of:=RANK([.Z18];[.Z12:.Z21])+2" office:value-type="float" office:value="3" calcext:value-type="float">
            <text:p>3</text:p>
          </table:table-cell>
          <table:table-cell table:style-name="ce83" table:formula="of:=RAND()" office:value-type="float" office:value="0.983504331010714" calcext:value-type="float">
            <text:p>0,983504331010714</text:p>
          </table:table-cell>
          <table:table-cell table:number-columns-repeated="996"/>
        </table:table-row>
        <table:table-row table:style-name="ro3">
          <table:table-cell table:style-name="ce50" table:formula="of:=IF(RANDBETWEEN(0;1);&quot;10 %&quot;;&quot;50 %&quot;)" office:value-type="string" office:string-value="10 %" calcext:value-type="string">
            <text:p>10 %</text:p>
          </table:table-cell>
          <table:table-cell table:style-name="ce7" office:value-type="string" calcext:value-type="string">
            <text:p>de</text:p>
          </table:table-cell>
          <table:table-cell table:style-name="ce183" table:formula="of:=ROUND(RAND()*50;RANDBETWEEN(0;1))" office:value-type="float" office:value="13.1" calcext:value-type="float">
            <text:p>13 =</text:p>
          </table:table-cell>
          <table:table-cell table:style-name="ce10"/>
          <table:table-cell table:style-name="ce50" table:formula="of:=IF(RANDBETWEEN(0;1);&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50;RANDBETWEEN(0;1))" office:value-type="float" office:value="17" calcext:value-type="float">
            <text:p>17</text:p>
          </table:table-cell>
          <table:table-cell table:style-name="ce10" office:value-type="string" calcext:value-type="string">
            <text:p>=</text:p>
          </table:table-cell>
          <table:table-cell table:style-name="ce4" office:value-type="string" calcext:value-type="string">
            <text:p>4 diviseurs de</text:p>
          </table:table-cell>
          <table:table-cell table:style-name="ce7"/>
          <table:table-cell table:style-name="ce184" table:formula="of:=RANDBETWEEN(2;5)*RANDBETWEEN(2;6)*RANDBETWEEN(2;7)" office:value-type="float" office:value="20" calcext:value-type="float">
            <text:p>20 :</text:p>
          </table:table-cell>
          <table:table-cell table:style-name="ce10"/>
          <table:table-cell table:style-name="ce4" office:value-type="string" calcext:value-type="string">
            <text:p>4 diviseurs de</text:p>
          </table:table-cell>
          <table:table-cell table:style-name="ce7"/>
          <table:table-cell table:style-name="ce184" table:formula="of:=RANDBETWEEN(2;5)*RANDBETWEEN(2;6)*RANDBETWEEN(2;7)" office:value-type="float" office:value="12" calcext:value-type="float">
            <text:p>12 :</text:p>
          </table:table-cell>
          <table:table-cell table:style-name="ce10"/>
          <table:table-cell/>
          <table:table-cell table:style-name="ce106" table:formula="of:=[.C19]/IF([.A19]=&quot;50 %&quot;;2;10)" office:value-type="float" office:value="1.31" calcext:value-type="float">
            <text:p>1,31</text:p>
          </table:table-cell>
          <table:table-cell table:style-name="ce48" table:formula="of:=[.G19]/IF([.E19]=&quot;50 %&quot;;2;10)" office:value-type="float" office:value="1.7" calcext:value-type="float">
            <text:p>1,7</text:p>
          </table:table-cell>
          <table:table-cell table:style-name="ce57" table:formula="of:=&quot;div &quot;&amp;[.K19]" office:value-type="string" office:string-value="div 20" calcext:value-type="string">
            <text:p>div 20</text:p>
          </table:table-cell>
          <table:table-cell table:style-name="ce57" table:formula="of:=&quot;div &quot;&amp;[.O19]" office:value-type="string" office:string-value="div 12" calcext:value-type="string">
            <text:p>div 12</text:p>
          </table:table-cell>
          <table:table-cell/>
          <table:table-cell table:formula="of:=RANK([.X19];[.X12:.X21])+2" office:value-type="float" office:value="10" calcext:value-type="float">
            <text:p>10</text:p>
          </table:table-cell>
          <table:table-cell table:style-name="ce83" table:formula="of:=RAND()" office:value-type="float" office:value="0.125704989606172" calcext:value-type="float">
            <text:p>0,125704989606172</text:p>
          </table:table-cell>
          <table:table-cell table:formula="of:=RANK([.Z19];[.Z12:.Z21])+2" office:value-type="float" office:value="8" calcext:value-type="float">
            <text:p>8</text:p>
          </table:table-cell>
          <table:table-cell table:style-name="ce83" table:formula="of:=RAND()" office:value-type="float" office:value="0.521469967551031" calcext:value-type="float">
            <text:p>0,521469967551031</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20];[.X12:.X21])+2" office:value-type="float" office:value="7" calcext:value-type="float">
            <text:p>7</text:p>
          </table:table-cell>
          <table:table-cell table:style-name="ce83" table:formula="of:=RAND()" office:value-type="float" office:value="0.307043639943011" calcext:value-type="float">
            <text:p>0,307043639943011</text:p>
          </table:table-cell>
          <table:table-cell table:formula="of:=RANK([.Z20];[.Z12:.Z21])+2" office:value-type="float" office:value="12" calcext:value-type="float">
            <text:p>12</text:p>
          </table:table-cell>
          <table:table-cell table:style-name="ce83" table:formula="of:=RAND()" office:value-type="float" office:value="0.126750381460606" calcext:value-type="float">
            <text:p>0,126750381460606</text:p>
          </table:table-cell>
          <table:table-cell table:number-columns-repeated="996"/>
        </table:table-row>
        <table:table-row table:style-name="ro4">
          <table:table-cell table:number-columns-repeated="22"/>
          <table:table-cell table:formula="of:=RANK([.X21];[.X12:.X21])+2" office:value-type="float" office:value="8" calcext:value-type="float">
            <text:p>8</text:p>
          </table:table-cell>
          <table:table-cell table:style-name="ce83" table:formula="of:=RAND()" office:value-type="float" office:value="0.291347354481984" calcext:value-type="float">
            <text:p>0,291347354481984</text:p>
          </table:table-cell>
          <table:table-cell table:formula="of:=RANK([.Z21];[.Z12:.Z21])+2" office:value-type="float" office:value="9" calcext:value-type="float">
            <text:p>9</text:p>
          </table:table-cell>
          <table:table-cell table:style-name="ce83" table:formula="of:=RAND()" office:value-type="float" office:value="0.427580898126167" calcext:value-type="float">
            <text:p>0,427580898126167</text:p>
          </table:table-cell>
          <table:table-cell table:number-columns-repeated="996"/>
        </table:table-row>
        <table:table-row table:style-name="ro5">
          <table:table-cell table:number-columns-repeated="1022"/>
        </table:table-row>
        <table:table-row table:style-name="ro2">
          <table:table-cell table:style-name="ce66" office:value-type="string" calcext:value-type="string" table:number-columns-spanned="4" table:number-rows-spanned="2">
            <text:p>1<text:span text:style-name="T2">er</text:span> DAN</text:p>
          </table:table-cell>
          <table:covered-table-cell table:number-columns-repeated="3"/>
          <table:table-cell table:style-name="ce11" office:value-type="string" calcext:value-type="string" table:number-columns-spanned="6" table:number-rows-spanned="1">
            <text:p><text:span text:style-name="T10">TEST 4</text:span><text:span text:style-name="T11">e</text:span><text:span text:style-name="T10"> - Date : ……………………………</text:span></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X23];[.X23:.X32])+2" office:value-type="float" office:value="6" calcext:value-type="float">
            <text:p>6</text:p>
          </table:table-cell>
          <table:table-cell table:style-name="ce83" table:formula="of:=RAND()" office:value-type="float" office:value="0.487496883732114" calcext:value-type="float">
            <text:p>0,487496883732114</text:p>
          </table:table-cell>
          <table:table-cell table:formula="of:=RANK([.Z23];[.Z23:.Z32])+2" office:value-type="float" office:value="7" calcext:value-type="float">
            <text:p>7</text:p>
          </table:table-cell>
          <table:table-cell table:style-name="ce83" table:formula="of:=RAND()" office:value-type="float" office:value="0.367574923222912" calcext:value-type="float">
            <text:p>0,367574923222912</text:p>
          </table:table-cell>
          <table:table-cell table:number-columns-repeated="996"/>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3675" calcext:value-type="string">
            <text:p>v3675</text:p>
          </table:table-cell>
          <table:table-cell/>
          <table:table-cell table:style-name="ce25" office:value-type="string" calcext:value-type="string" table:number-columns-spanned="4" table:number-rows-spanned="1">
            <text:p>Correction 1<text:span text:style-name="T2">er</text:span> DAN</text:p>
          </table:table-cell>
          <table:covered-table-cell table:style-name="ce28"/>
          <table:covered-table-cell table:style-name="ce30"/>
          <table:covered-table-cell table:style-name="ce31"/>
          <table:table-cell/>
          <table:table-cell table:formula="of:=RANK([.X24];[.X23:.X32])+2" office:value-type="float" office:value="12" calcext:value-type="float">
            <text:p>12</text:p>
          </table:table-cell>
          <table:table-cell table:style-name="ce83" table:formula="of:=RAND()" office:value-type="float" office:value="0.0473295976439388" calcext:value-type="float">
            <text:p>0,047329597643939</text:p>
          </table:table-cell>
          <table:table-cell table:formula="of:=RANK([.Z24];[.Z23:.Z32])+2" office:value-type="float" office:value="3" calcext:value-type="float">
            <text:p>3</text:p>
          </table:table-cell>
          <table:table-cell table:style-name="ce83" table:formula="of:=RAND()" office:value-type="float" office:value="0.760759651872386" calcext:value-type="float">
            <text:p>0,760759651872386</text:p>
          </table:table-cell>
          <table:table-cell table:number-columns-repeated="996"/>
        </table:table-row>
        <table:table-row table:style-name="ro3">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23]" office:value-type="string" office:string-value="AC" calcext:value-type="string">
            <text:p>AC</text:p>
          </table:table-cell>
          <table:table-cell table:style-name="ce96"/>
          <table:table-cell table:style-name="ce99" table:formula="of:=[.P24]" office:value-type="string" office:string-value="v3675" calcext:value-type="string">
            <text:p>v3675</text:p>
          </table:table-cell>
          <table:table-cell table:style-name="ce83"/>
          <table:table-cell table:formula="of:=RANK([.X25];[.X23:.X32])+2" office:value-type="float" office:value="3" calcext:value-type="float">
            <text:p>3</text:p>
          </table:table-cell>
          <table:table-cell table:style-name="ce83" table:formula="of:=RAND()" office:value-type="float" office:value="0.777565248536442" calcext:value-type="float">
            <text:p>0,777565248536442</text:p>
          </table:table-cell>
          <table:table-cell table:formula="of:=RANK([.Z25];[.Z23:.Z32])+2" office:value-type="float" office:value="6" calcext:value-type="float">
            <text:p>6</text:p>
          </table:table-cell>
          <table:table-cell table:style-name="ce83" table:formula="of:=RAND()" office:value-type="float" office:value="0.486298993908906" calcext:value-type="float">
            <text:p>0,486298993908906</text:p>
          </table:table-cell>
          <table:table-cell table:number-columns-repeated="996"/>
        </table:table-row>
        <table:table-row table:style-name="ro3">
          <table:table-cell table:style-name="ce4" table:formula="of:=[.W26]" office:value-type="float" office:value="9" calcext:value-type="float">
            <text:p>9</text:p>
          </table:table-cell>
          <table:table-cell table:style-name="ce7" office:value-type="string" calcext:value-type="string">
            <text:p>×</text:p>
          </table:table-cell>
          <table:table-cell table:style-name="ce183" table:formula="of:=[.Y26]" office:value-type="float" office:value="5" calcext:value-type="float">
            <text:p>5 =</text:p>
          </table:table-cell>
          <table:table-cell table:style-name="ce10"/>
          <table:table-cell table:style-name="ce90" table:formula="of:=IF(RANDBETWEEN(0;1);&quot;(-&quot;&amp;RANDBETWEEN(2;20)&amp;&quot;)&quot;;RANDBETWEEN(2;20))" office:value-type="float" office:value="5" calcext:value-type="float">
            <text:p>5</text:p>
          </table:table-cell>
          <table:table-cell table:style-name="ce40" office:value-type="string" calcext:value-type="string">
            <text:p>+</text:p>
          </table:table-cell>
          <table:table-cell table:style-name="ce119" table:formula="of:=IF(RANDBETWEEN(0;1);&quot;(-&quot;&amp;RANDBETWEEN(2;20)&amp;&quot;)&quot;;RANDBETWEEN(2;20))" office:value-type="string" office:string-value="(-13)" calcext:value-type="string">
            <text:p>(-13)</text:p>
          </table:table-cell>
          <table:table-cell table:style-name="ce42" office:value-type="string" calcext:value-type="string">
            <text:p><text:span text:style-name="T6">"</text:span><text:span text:style-name="T7">=</text:span></text:p>
          </table:table-cell>
          <table:table-cell table:style-name="ce51" table:formula="of:=CHOOSE(INT(RAND()*4)+1;10;20;30;4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152" calcext:value-type="float">
            <text:p>152</text:p>
          </table:table-cell>
          <table:table-cell table:style-name="ce42" office:value-type="string" calcext:value-type="string">
            <text:p><text:span text:style-name="T6">"</text:span><text:span text:style-name="T7">=</text:span></text:p>
          </table:table-cell>
          <table:table-cell table:style-name="ce4" table:formula="of:=ROUND(RAND()*CHOOSE(RANDBETWEEN(1;3);10;100;1000);RANDBETWEEN(1;3))" office:value-type="float" office:value="95.792" calcext:value-type="float">
            <text:p>95,792</text:p>
          </table:table-cell>
          <table:table-cell table:style-name="ce7" office:value-type="string" calcext:value-type="string">
            <text:p>×</text:p>
          </table:table-cell>
          <table:table-cell table:style-name="ce20" table:formula="of:=CHOOSE(INT(RAND()*3)+1;&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26]*[.C26]" office:value-type="float" office:value="45" calcext:value-type="float">
            <text:p>45</text:p>
          </table:table-cell>
          <table:table-cell table:style-name="ce48" table:formula="of:=[.E26]+[.G26]" office:value-type="float" office:value="-8" calcext:value-type="float">
            <text:p>-8</text:p>
          </table:table-cell>
          <table:table-cell table:style-name="ce106" table:formula="of:=[.K26]*[.I26]/100" office:value-type="float" office:value="45.6" calcext:value-type="float">
            <text:p>45,6</text:p>
          </table:table-cell>
          <table:table-cell table:style-name="ce57" table:formula="of:=[.M26]*[.O26]" office:value-type="float" office:value="95792" calcext:value-type="float">
            <text:p>95792</text:p>
          </table:table-cell>
          <table:table-cell/>
          <table:table-cell table:formula="of:=RANK([.X26];[.X23:.X32])+2" office:value-type="float" office:value="9" calcext:value-type="float">
            <text:p>9</text:p>
          </table:table-cell>
          <table:table-cell table:style-name="ce83" table:formula="of:=RAND()" office:value-type="float" office:value="0.161807334263957" calcext:value-type="float">
            <text:p>0,161807334263957</text:p>
          </table:table-cell>
          <table:table-cell table:formula="of:=RANK([.Z26];[.Z23:.Z32])+2" office:value-type="float" office:value="5" calcext:value-type="float">
            <text:p>5</text:p>
          </table:table-cell>
          <table:table-cell table:style-name="ce83" table:formula="of:=RAND()" office:value-type="float" office:value="0.490083439615295" calcext:value-type="float">
            <text:p>0,490083439615295</text:p>
          </table:table-cell>
          <table:table-cell table:number-columns-repeated="996"/>
        </table:table-row>
        <table:table-row table:style-name="ro3">
          <table:table-cell table:style-name="ce4" table:formula="of:=[.W27]" office:value-type="float" office:value="11" calcext:value-type="float">
            <text:p>11</text:p>
          </table:table-cell>
          <table:table-cell table:style-name="ce7" office:value-type="string" calcext:value-type="string">
            <text:p>×</text:p>
          </table:table-cell>
          <table:table-cell table:style-name="ce183" table:formula="of:=[.Y27]" office:value-type="float" office:value="12" calcext:value-type="float">
            <text:p>12 =</text:p>
          </table:table-cell>
          <table:table-cell table:style-name="ce10"/>
          <table:table-cell table:style-name="ce90" table:formula="of:=IF(RANDBETWEEN(0;1);&quot;(-&quot;&amp;RANDBETWEEN(2;20)&amp;&quot;)&quot;;RANDBETWEEN(2;20))" office:value-type="float" office:value="13" calcext:value-type="float">
            <text:p>13</text:p>
          </table:table-cell>
          <table:table-cell table:style-name="ce40" office:value-type="string" calcext:value-type="string">
            <text:p>+</text:p>
          </table:table-cell>
          <table:table-cell table:style-name="ce119" table:formula="of:=IF(RANDBETWEEN(0;1);&quot;(-&quot;&amp;RANDBETWEEN(2;20)&amp;&quot;)&quot;;RANDBETWEEN(2;20))" office:value-type="string" office:string-value="(-9)" calcext:value-type="string">
            <text:p>(-9)</text:p>
          </table:table-cell>
          <table:table-cell table:style-name="ce42" office:value-type="string" calcext:value-type="string">
            <text:p><text:span text:style-name="T6">"</text:span><text:span text:style-name="T7">=</text:span></text:p>
          </table:table-cell>
          <table:table-cell table:style-name="ce51" table:formula="of:=CHOOSE(INT(RAND()*4)+1;10;20;30;40)" office:value-type="float" office:value="40" calcext:value-type="float">
            <text:p>40</text:p>
          </table:table-cell>
          <table:table-cell table:style-name="ce41" office:value-type="string" calcext:value-type="string">
            <text:p>% de</text:p>
          </table:table-cell>
          <table:table-cell table:style-name="ce41" table:formula="of:=4*RANDBETWEEN(2;100)" office:value-type="float" office:value="148" calcext:value-type="float">
            <text:p>148</text:p>
          </table:table-cell>
          <table:table-cell table:style-name="ce42" office:value-type="string" calcext:value-type="string">
            <text:p><text:span text:style-name="T6">"</text:span><text:span text:style-name="T7">=</text:span></text:p>
          </table:table-cell>
          <table:table-cell table:style-name="ce4" table:formula="of:=ROUND(RAND()*CHOOSE(RANDBETWEEN(1;3);10;100;1000);RANDBETWEEN(1;3))" office:value-type="float" office:value="72.219" calcext:value-type="float">
            <text:p>72,219</text:p>
          </table:table-cell>
          <table:table-cell table:style-name="ce7" office:value-type="string" calcext:value-type="string">
            <text:p>×</text:p>
          </table:table-cell>
          <table:table-cell table:style-name="ce20" table:formula="of:=CHOOSE(INT(RAND()*3)+1;&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27]*[.C27]" office:value-type="float" office:value="132" calcext:value-type="float">
            <text:p>132</text:p>
          </table:table-cell>
          <table:table-cell table:style-name="ce48" table:formula="of:=[.E27]+[.G27]" office:value-type="float" office:value="4" calcext:value-type="float">
            <text:p>4</text:p>
          </table:table-cell>
          <table:table-cell table:style-name="ce106" table:formula="of:=[.K27]*[.I27]/100" office:value-type="float" office:value="59.2" calcext:value-type="float">
            <text:p>59,2</text:p>
          </table:table-cell>
          <table:table-cell table:style-name="ce57" table:formula="of:=[.M27]*[.O27]" office:value-type="float" office:value="722.19" calcext:value-type="float">
            <text:p>722,19</text:p>
          </table:table-cell>
          <table:table-cell/>
          <table:table-cell table:formula="of:=RANK([.X27];[.X23:.X32])+2" office:value-type="float" office:value="11" calcext:value-type="float">
            <text:p>11</text:p>
          </table:table-cell>
          <table:table-cell table:style-name="ce83" table:formula="of:=RAND()" office:value-type="float" office:value="0.123129855718552" calcext:value-type="float">
            <text:p>0,123129855718552</text:p>
          </table:table-cell>
          <table:table-cell table:formula="of:=RANK([.Z27];[.Z23:.Z32])+2" office:value-type="float" office:value="12" calcext:value-type="float">
            <text:p>12</text:p>
          </table:table-cell>
          <table:table-cell table:style-name="ce83" table:formula="of:=RAND()" office:value-type="float" office:value="0.074064104732718" calcext:value-type="float">
            <text:p>0,074064104732718</text:p>
          </table:table-cell>
          <table:table-cell table:number-columns-repeated="996"/>
        </table:table-row>
        <table:table-row table:style-name="ro3">
          <table:table-cell table:style-name="ce39" table:formula="of:=IF([.R28]=&quot;diviseur&quot;;RANDBETWEEN(2;9);RANDBETWEEN(2;6)*[.D28])" office:value-type="float" office:value="4" calcext:value-type="float">
            <text:p>4</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R28]=&quot;diviseur&quot;;[.A28]*RANDBETWEEN(2;11);RANDBETWEEN(2;25))" office:value-type="float" office:value="16" calcext:value-type="float">
            <text:p>16</text:p>
          </table:table-cell>
          <table:table-cell table:style-name="ce4" table:formula="of:=CHOOSE([.W28];0;0;35;56;64;28;42;63;54;32;72;49)" office:value-type="float" office:value="64" calcext:value-type="float">
            <text:p>64</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office:value-type="string" calcext:value-type="string">
            <text:p>4 multiples de</text:p>
          </table:table-cell>
          <table:table-cell table:style-name="ce7"/>
          <table:table-cell table:style-name="ce184" table:formula="of:=RANDBETWEEN(5;19)" office:value-type="float" office:value="14" calcext:value-type="float">
            <text:p>14 :</text:p>
          </table:table-cell>
          <table:table-cell table:style-name="ce10"/>
          <table:table-cell table:style-name="ce129" table:formula="of:=[.W28]+8" office:value-type="float" office:value="13" calcext:value-type="float">
            <text:p>13</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table-cell table:style-name="ce27" table:formula="of:=CHOOSE(RANDBETWEEN(1;2);&quot;multiple&quot;;&quot;diviseur&quot;)" office:value-type="string" office:string-value="diviseur" calcext:value-type="string">
            <text:p>diviseur</text:p>
          </table:table-cell>
          <table:table-cell table:style-name="ce27" table:formula="of:=LOOKUP([.E28];[$'Aide à la génération'.$A$2:$'Aide à la génération'.$A$11];[$'Aide à la génération'.$B$2:$'Aide à la génération'.$B$11])" office:value-type="string" office:string-value="8×8" calcext:value-type="string">
            <text:p>8×8</text:p>
          </table:table-cell>
          <table:table-cell table:style-name="ce57" table:formula="of:=&quot;mult &quot;&amp;[.K28]" office:value-type="string" office:string-value="mult 14" calcext:value-type="string">
            <text:p>mult 14</text:p>
          </table:table-cell>
          <table:table-cell table:style-name="ce57" table:formula="of:=[.M28]^2" office:value-type="float" office:value="169" calcext:value-type="float">
            <text:p>169</text:p>
          </table:table-cell>
          <table:table-cell/>
          <table:table-cell table:formula="of:=RANK([.X28];[.X23:.X32])+2" office:value-type="float" office:value="5" calcext:value-type="float">
            <text:p>5</text:p>
          </table:table-cell>
          <table:table-cell table:style-name="ce83" table:formula="of:=RAND()" office:value-type="float" office:value="0.592485425536521" calcext:value-type="float">
            <text:p>0,592485425536521</text:p>
          </table:table-cell>
          <table:table-cell table:formula="of:=RANK([.Z28];[.Z23:.Z32])+2" office:value-type="float" office:value="8" calcext:value-type="float">
            <text:p>8</text:p>
          </table:table-cell>
          <table:table-cell table:style-name="ce83" table:formula="of:=RAND()" office:value-type="float" office:value="0.326944431339006" calcext:value-type="float">
            <text:p>0,326944431339006</text:p>
          </table:table-cell>
          <table:table-cell table:number-columns-repeated="996"/>
        </table:table-row>
        <table:table-row table:style-name="ro3">
          <table:table-cell table:style-name="ce39" table:formula="of:=IF([.R29]=&quot;diviseur&quot;;RANDBETWEEN(2;9);RANDBETWEEN(2;6)*[.D29])" office:value-type="float" office:value="9" calcext:value-type="float">
            <text:p>9</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R29]=&quot;diviseur&quot;;[.A29]*RANDBETWEEN(2;11);RANDBETWEEN(2;25))" office:value-type="float" office:value="3" calcext:value-type="float">
            <text:p>3</text:p>
          </table:table-cell>
          <table:table-cell table:style-name="ce4" table:formula="of:=CHOOSE([.W29];0;0;35;56;64;28;42;63;54;32;72;49)" office:value-type="float" office:value="32" calcext:value-type="float">
            <text:p>3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office:value-type="string" calcext:value-type="string">
            <text:p>4 multiples de</text:p>
          </table:table-cell>
          <table:table-cell table:style-name="ce7"/>
          <table:table-cell table:style-name="ce184" table:formula="of:=RANDBETWEEN(5;19)" office:value-type="float" office:value="14" calcext:value-type="float">
            <text:p>14 :</text:p>
          </table:table-cell>
          <table:table-cell table:style-name="ce10"/>
          <table:table-cell table:style-name="ce129" table:formula="of:=[.W29]+8" office:value-type="float" office:value="18" calcext:value-type="float">
            <text:p>18</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table-cell table:style-name="ce27" table:formula="of:=CHOOSE(RANDBETWEEN(1;2);&quot;multiple&quot;;&quot;diviseur&quot;)" office:value-type="string" office:string-value="multiple" calcext:value-type="string">
            <text:p>multiple</text:p>
          </table:table-cell>
          <table:table-cell table:style-name="ce27" table:formula="of:=LOOKUP([.E29];[$'Aide à la génération'.$A$2:$'Aide à la génération'.$A$11];[$'Aide à la génération'.$B$2:$'Aide à la génération'.$B$11])" office:value-type="string" office:string-value="8×4" calcext:value-type="string">
            <text:p>8×4</text:p>
          </table:table-cell>
          <table:table-cell table:style-name="ce57" table:formula="of:=&quot;mult &quot;&amp;[.K29]" office:value-type="string" office:string-value="mult 14" calcext:value-type="string">
            <text:p>mult 14</text:p>
          </table:table-cell>
          <table:table-cell table:style-name="ce57" table:formula="of:=[.M29]^2" office:value-type="float" office:value="324" calcext:value-type="float">
            <text:p>324</text:p>
          </table:table-cell>
          <table:table-cell/>
          <table:table-cell table:formula="of:=RANK([.X29];[.X23:.X32])+2" office:value-type="float" office:value="10" calcext:value-type="float">
            <text:p>10</text:p>
          </table:table-cell>
          <table:table-cell table:style-name="ce83" table:formula="of:=RAND()" office:value-type="float" office:value="0.156234487726553" calcext:value-type="float">
            <text:p>0,156234487726553</text:p>
          </table:table-cell>
          <table:table-cell table:formula="of:=RANK([.Z29];[.Z23:.Z32])+2" office:value-type="float" office:value="9" calcext:value-type="float">
            <text:p>9</text:p>
          </table:table-cell>
          <table:table-cell table:style-name="ce83" table:formula="of:=RAND()" office:value-type="float" office:value="0.122470615017874" calcext:value-type="float">
            <text:p>0,122470615017874</text:p>
          </table:table-cell>
          <table:table-cell table:number-columns-repeated="996"/>
        </table:table-row>
        <table:table-row table:style-name="ro3">
          <table:table-cell table:style-name="ce50" table:formula="of:=IF(RANDBETWEEN(0;1);&quot;10 %&quot;;&quot;50 %&quot;)" office:value-type="string" office:string-value="10 %" calcext:value-type="string">
            <text:p>10 %</text:p>
          </table:table-cell>
          <table:table-cell table:style-name="ce7" office:value-type="string" calcext:value-type="string">
            <text:p>de</text:p>
          </table:table-cell>
          <table:table-cell table:style-name="ce183" table:formula="of:=ROUND(RAND()*50;RANDBETWEEN(0;1))" office:value-type="float" office:value="17" calcext:value-type="float">
            <text:p>17 =</text:p>
          </table:table-cell>
          <table:table-cell table:style-name="ce10"/>
          <table:table-cell table:style-name="ce50" table:formula="of:=IF(RANDBETWEEN(0;1);&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50;RANDBETWEEN(0;1))" office:value-type="float" office:value="14.9" calcext:value-type="float">
            <text:p>14,9</text:p>
          </table:table-cell>
          <table:table-cell table:style-name="ce10" office:value-type="string" calcext:value-type="string">
            <text:p>=</text:p>
          </table:table-cell>
          <table:table-cell table:style-name="ce4" office:value-type="string" calcext:value-type="string">
            <text:p>4 diviseurs de</text:p>
          </table:table-cell>
          <table:table-cell table:style-name="ce7"/>
          <table:table-cell table:style-name="ce184" table:formula="of:=RANDBETWEEN(2;5)*RANDBETWEEN(2;6)*RANDBETWEEN(2;7)" office:value-type="float" office:value="150" calcext:value-type="float">
            <text:p>150 :</text:p>
          </table:table-cell>
          <table:table-cell table:style-name="ce10"/>
          <table:table-cell table:style-name="ce4" office:value-type="string" calcext:value-type="string">
            <text:p>4 diviseurs de</text:p>
          </table:table-cell>
          <table:table-cell table:style-name="ce7"/>
          <table:table-cell table:style-name="ce184" table:formula="of:=RANDBETWEEN(2;5)*RANDBETWEEN(2;6)*RANDBETWEEN(2;7)" office:value-type="float" office:value="30" calcext:value-type="float">
            <text:p>30 :</text:p>
          </table:table-cell>
          <table:table-cell table:style-name="ce10"/>
          <table:table-cell/>
          <table:table-cell table:style-name="ce106" table:formula="of:=[.C30]/IF([.A30]=&quot;50 %&quot;;2;10)" office:value-type="float" office:value="1.7" calcext:value-type="float">
            <text:p>1,7</text:p>
          </table:table-cell>
          <table:table-cell table:style-name="ce48" table:formula="of:=[.G30]/IF([.E30]=&quot;50 %&quot;;2;10)" office:value-type="float" office:value="1.49" calcext:value-type="float">
            <text:p>1,49</text:p>
          </table:table-cell>
          <table:table-cell table:style-name="ce57" table:formula="of:=&quot;div &quot;&amp;[.K30]" office:value-type="string" office:string-value="div 150" calcext:value-type="string">
            <text:p>div 150</text:p>
          </table:table-cell>
          <table:table-cell table:style-name="ce57" table:formula="of:=&quot;div &quot;&amp;[.O30]" office:value-type="string" office:string-value="div 30" calcext:value-type="string">
            <text:p>div 30</text:p>
          </table:table-cell>
          <table:table-cell/>
          <table:table-cell table:formula="of:=RANK([.X30];[.X23:.X32])+2" office:value-type="float" office:value="8" calcext:value-type="float">
            <text:p>8</text:p>
          </table:table-cell>
          <table:table-cell table:style-name="ce83" table:formula="of:=RAND()" office:value-type="float" office:value="0.406391477745286" calcext:value-type="float">
            <text:p>0,406391477745286</text:p>
          </table:table-cell>
          <table:table-cell table:formula="of:=RANK([.Z30];[.Z23:.Z32])+2" office:value-type="float" office:value="10" calcext:value-type="float">
            <text:p>10</text:p>
          </table:table-cell>
          <table:table-cell table:style-name="ce83" table:formula="of:=RAND()" office:value-type="float" office:value="0.121646818340699" calcext:value-type="float">
            <text:p>0,121646818340699</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31];[.X23:.X32])+2" office:value-type="float" office:value="7" calcext:value-type="float">
            <text:p>7</text:p>
          </table:table-cell>
          <table:table-cell table:style-name="ce83" table:formula="of:=RAND()" office:value-type="float" office:value="0.417746963466816" calcext:value-type="float">
            <text:p>0,417746963466816</text:p>
          </table:table-cell>
          <table:table-cell table:formula="of:=RANK([.Z31];[.Z23:.Z32])+2" office:value-type="float" office:value="11" calcext:value-type="float">
            <text:p>11</text:p>
          </table:table-cell>
          <table:table-cell table:style-name="ce83" table:formula="of:=RAND()" office:value-type="float" office:value="0.0884370438241849" calcext:value-type="float">
            <text:p>0,088437043824185</text:p>
          </table:table-cell>
          <table:table-cell table:number-columns-repeated="996"/>
        </table:table-row>
        <table:table-row table:style-name="ro4">
          <table:table-cell table:number-columns-repeated="22"/>
          <table:table-cell table:formula="of:=RANK([.X32];[.X23:.X32])+2" office:value-type="float" office:value="4" calcext:value-type="float">
            <text:p>4</text:p>
          </table:table-cell>
          <table:table-cell table:style-name="ce83" table:formula="of:=RAND()" office:value-type="float" office:value="0.600915105050948" calcext:value-type="float">
            <text:p>0,600915105050948</text:p>
          </table:table-cell>
          <table:table-cell table:formula="of:=RANK([.Z32];[.Z23:.Z32])+2" office:value-type="float" office:value="4" calcext:value-type="float">
            <text:p>4</text:p>
          </table:table-cell>
          <table:table-cell table:style-name="ce83" table:formula="of:=RAND()" office:value-type="float" office:value="0.490838295949972" calcext:value-type="float">
            <text:p>0,490838295949972</text:p>
          </table:table-cell>
          <table:table-cell table:number-columns-repeated="996"/>
        </table:table-row>
        <table:table-row table:style-name="ro5">
          <table:table-cell table:number-columns-repeated="1022"/>
        </table:table-row>
        <table:table-row table:style-name="ro2">
          <table:table-cell table:style-name="ce66" office:value-type="string" calcext:value-type="string" table:number-columns-spanned="4" table:number-rows-spanned="2">
            <text:p>1<text:span text:style-name="T2">er</text:span> DAN</text:p>
          </table:table-cell>
          <table:covered-table-cell table:number-columns-repeated="3"/>
          <table:table-cell table:style-name="ce11" office:value-type="string" calcext:value-type="string" table:number-columns-spanned="6" table:number-rows-spanned="1">
            <text:p><text:span text:style-name="T10">TEST 4</text:span><text:span text:style-name="T11">e</text:span><text:span text:style-name="T10"> - Date : ……………………………</text:span></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X34];[.X34:.X43])+2" office:value-type="float" office:value="12" calcext:value-type="float">
            <text:p>12</text:p>
          </table:table-cell>
          <table:table-cell table:style-name="ce83" table:formula="of:=RAND()" office:value-type="float" office:value="0.00419156176260594" calcext:value-type="float">
            <text:p>0,004191561762606</text:p>
          </table:table-cell>
          <table:table-cell table:formula="of:=RANK([.Z34];[.Z34:.Z43])+2" office:value-type="float" office:value="9" calcext:value-type="float">
            <text:p>9</text:p>
          </table:table-cell>
          <table:table-cell table:style-name="ce83" table:formula="of:=RAND()" office:value-type="float" office:value="0.43249655985884" calcext:value-type="float">
            <text:p>0,43249655985884</text:p>
          </table:table-cell>
          <table:table-cell table:number-columns-repeated="996"/>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3675" calcext:value-type="string">
            <text:p>v3675</text:p>
          </table:table-cell>
          <table:table-cell/>
          <table:table-cell table:style-name="ce25" office:value-type="string" calcext:value-type="string" table:number-columns-spanned="4" table:number-rows-spanned="1">
            <text:p>Correction 1<text:span text:style-name="T2">er</text:span> DAN</text:p>
          </table:table-cell>
          <table:covered-table-cell table:style-name="ce28"/>
          <table:covered-table-cell table:style-name="ce30"/>
          <table:covered-table-cell table:style-name="ce31"/>
          <table:table-cell/>
          <table:table-cell table:formula="of:=RANK([.X35];[.X34:.X43])+2" office:value-type="float" office:value="9" calcext:value-type="float">
            <text:p>9</text:p>
          </table:table-cell>
          <table:table-cell table:style-name="ce83" table:formula="of:=RAND()" office:value-type="float" office:value="0.0877778103184781" calcext:value-type="float">
            <text:p>0,087777810318478</text:p>
          </table:table-cell>
          <table:table-cell table:formula="of:=RANK([.Z35];[.Z34:.Z43])+2" office:value-type="float" office:value="3" calcext:value-type="float">
            <text:p>3</text:p>
          </table:table-cell>
          <table:table-cell table:style-name="ce83" table:formula="of:=RAND()" office:value-type="float" office:value="0.869580869234487" calcext:value-type="float">
            <text:p>0,869580869234487</text:p>
          </table:table-cell>
          <table:table-cell table:number-columns-repeated="996"/>
        </table:table-row>
        <table:table-row table:style-name="ro3">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34]" office:value-type="string" office:string-value="AD" calcext:value-type="string">
            <text:p>AD</text:p>
          </table:table-cell>
          <table:table-cell table:style-name="ce96"/>
          <table:table-cell table:style-name="ce99" table:formula="of:=[.P35]" office:value-type="string" office:string-value="v3675" calcext:value-type="string">
            <text:p>v3675</text:p>
          </table:table-cell>
          <table:table-cell table:style-name="ce83"/>
          <table:table-cell table:formula="of:=RANK([.X36];[.X34:.X43])+2" office:value-type="float" office:value="3" calcext:value-type="float">
            <text:p>3</text:p>
          </table:table-cell>
          <table:table-cell table:style-name="ce83" table:formula="of:=RAND()" office:value-type="float" office:value="0.992752183302296" calcext:value-type="float">
            <text:p>0,992752183302296</text:p>
          </table:table-cell>
          <table:table-cell table:formula="of:=RANK([.Z36];[.Z34:.Z43])+2" office:value-type="float" office:value="8" calcext:value-type="float">
            <text:p>8</text:p>
          </table:table-cell>
          <table:table-cell table:style-name="ce83" table:formula="of:=RAND()" office:value-type="float" office:value="0.440846503806345" calcext:value-type="float">
            <text:p>0,440846503806345</text:p>
          </table:table-cell>
          <table:table-cell table:number-columns-repeated="996"/>
        </table:table-row>
        <table:table-row table:style-name="ro3">
          <table:table-cell table:style-name="ce4" table:formula="of:=[.W37]" office:value-type="float" office:value="8" calcext:value-type="float">
            <text:p>8</text:p>
          </table:table-cell>
          <table:table-cell table:style-name="ce7" office:value-type="string" calcext:value-type="string">
            <text:p>×</text:p>
          </table:table-cell>
          <table:table-cell table:style-name="ce183" table:formula="of:=[.Y37]" office:value-type="float" office:value="7" calcext:value-type="float">
            <text:p>7 =</text:p>
          </table:table-cell>
          <table:table-cell table:style-name="ce10"/>
          <table:table-cell table:style-name="ce90" table:formula="of:=IF(RANDBETWEEN(0;1);&quot;(-&quot;&amp;RANDBETWEEN(2;20)&amp;&quot;)&quot;;RANDBETWEEN(2;20))" office:value-type="string" office:string-value="(-16)" calcext:value-type="string">
            <text:p>(-16)</text:p>
          </table:table-cell>
          <table:table-cell table:style-name="ce40" office:value-type="string" calcext:value-type="string">
            <text:p>+</text:p>
          </table:table-cell>
          <table:table-cell table:style-name="ce119" table:formula="of:=IF(RANDBETWEEN(0;1);&quot;(-&quot;&amp;RANDBETWEEN(2;20)&amp;&quot;)&quot;;RANDBETWEEN(2;20))" office:value-type="float" office:value="3" calcext:value-type="float">
            <text:p>3</text:p>
          </table:table-cell>
          <table:table-cell table:style-name="ce42" office:value-type="string" calcext:value-type="string">
            <text:p><text:span text:style-name="T6">"</text:span><text:span text:style-name="T7">=</text:span></text:p>
          </table:table-cell>
          <table:table-cell table:style-name="ce51" table:formula="of:=CHOOSE(INT(RAND()*4)+1;10;20;30;40)" office:value-type="float" office:value="40" calcext:value-type="float">
            <text:p>40</text:p>
          </table:table-cell>
          <table:table-cell table:style-name="ce41" office:value-type="string" calcext:value-type="string">
            <text:p>% de</text:p>
          </table:table-cell>
          <table:table-cell table:style-name="ce41" table:formula="of:=4*RANDBETWEEN(2;100)" office:value-type="float" office:value="284" calcext:value-type="float">
            <text:p>284</text:p>
          </table:table-cell>
          <table:table-cell table:style-name="ce42" office:value-type="string" calcext:value-type="string">
            <text:p><text:span text:style-name="T6">"</text:span><text:span text:style-name="T7">=</text:span></text:p>
          </table:table-cell>
          <table:table-cell table:style-name="ce4" table:formula="of:=ROUND(RAND()*CHOOSE(RANDBETWEEN(1;3);10;100;1000);RANDBETWEEN(1;3))" office:value-type="float" office:value="4.1" calcext:value-type="float">
            <text:p>4,1</text:p>
          </table:table-cell>
          <table:table-cell table:style-name="ce7" office:value-type="string" calcext:value-type="string">
            <text:p>×</text:p>
          </table:table-cell>
          <table:table-cell table:style-name="ce20" table:formula="of:=CHOOSE(INT(RAND()*3)+1;&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37]*[.C37]" office:value-type="float" office:value="56" calcext:value-type="float">
            <text:p>56</text:p>
          </table:table-cell>
          <table:table-cell table:style-name="ce48" table:formula="of:=[.E37]+[.G37]" office:value-type="float" office:value="-13" calcext:value-type="float">
            <text:p>-13</text:p>
          </table:table-cell>
          <table:table-cell table:style-name="ce106" table:formula="of:=[.K37]*[.I37]/100" office:value-type="float" office:value="113.6" calcext:value-type="float">
            <text:p>113,6</text:p>
          </table:table-cell>
          <table:table-cell table:style-name="ce57" table:formula="of:=[.M37]*[.O37]" office:value-type="float" office:value="41" calcext:value-type="float">
            <text:p>41</text:p>
          </table:table-cell>
          <table:table-cell/>
          <table:table-cell table:formula="of:=RANK([.X37];[.X34:.X43])+2" office:value-type="float" office:value="8" calcext:value-type="float">
            <text:p>8</text:p>
          </table:table-cell>
          <table:table-cell table:style-name="ce83" table:formula="of:=RAND()" office:value-type="float" office:value="0.317711519665996" calcext:value-type="float">
            <text:p>0,317711519665996</text:p>
          </table:table-cell>
          <table:table-cell table:formula="of:=RANK([.Z37];[.Z34:.Z43])+2" office:value-type="float" office:value="7" calcext:value-type="float">
            <text:p>7</text:p>
          </table:table-cell>
          <table:table-cell table:style-name="ce83" table:formula="of:=RAND()" office:value-type="float" office:value="0.441990226845758" calcext:value-type="float">
            <text:p>0,441990226845758</text:p>
          </table:table-cell>
          <table:table-cell table:number-columns-repeated="996"/>
        </table:table-row>
        <table:table-row table:style-name="ro3">
          <table:table-cell table:style-name="ce4" table:formula="of:=[.W38]" office:value-type="float" office:value="5" calcext:value-type="float">
            <text:p>5</text:p>
          </table:table-cell>
          <table:table-cell table:style-name="ce7" office:value-type="string" calcext:value-type="string">
            <text:p>×</text:p>
          </table:table-cell>
          <table:table-cell table:style-name="ce183" table:formula="of:=[.Y38]" office:value-type="float" office:value="12" calcext:value-type="float">
            <text:p>12 =</text:p>
          </table:table-cell>
          <table:table-cell table:style-name="ce10"/>
          <table:table-cell table:style-name="ce90" table:formula="of:=IF(RANDBETWEEN(0;1);&quot;(-&quot;&amp;RANDBETWEEN(2;20)&amp;&quot;)&quot;;RANDBETWEEN(2;20))" office:value-type="float" office:value="12" calcext:value-type="float">
            <text:p>12</text:p>
          </table:table-cell>
          <table:table-cell table:style-name="ce40" office:value-type="string" calcext:value-type="string">
            <text:p>+</text:p>
          </table:table-cell>
          <table:table-cell table:style-name="ce119" table:formula="of:=IF(RANDBETWEEN(0;1);&quot;(-&quot;&amp;RANDBETWEEN(2;20)&amp;&quot;)&quot;;RANDBETWEEN(2;20))" office:value-type="string" office:string-value="(-14)" calcext:value-type="string">
            <text:p>(-14)</text:p>
          </table:table-cell>
          <table:table-cell table:style-name="ce42" office:value-type="string" calcext:value-type="string">
            <text:p><text:span text:style-name="T6">"</text:span><text:span text:style-name="T7">=</text:span></text:p>
          </table:table-cell>
          <table:table-cell table:style-name="ce51" table:formula="of:=CHOOSE(INT(RAND()*4)+1;10;20;30;40)" office:value-type="float" office:value="10" calcext:value-type="float">
            <text:p>10</text:p>
          </table:table-cell>
          <table:table-cell table:style-name="ce41" office:value-type="string" calcext:value-type="string">
            <text:p>% de</text:p>
          </table:table-cell>
          <table:table-cell table:style-name="ce41" table:formula="of:=4*RANDBETWEEN(2;100)" office:value-type="float" office:value="44" calcext:value-type="float">
            <text:p>44</text:p>
          </table:table-cell>
          <table:table-cell table:style-name="ce42" office:value-type="string" calcext:value-type="string">
            <text:p><text:span text:style-name="T6">"</text:span><text:span text:style-name="T7">=</text:span></text:p>
          </table:table-cell>
          <table:table-cell table:style-name="ce4" table:formula="of:=ROUND(RAND()*CHOOSE(RANDBETWEEN(1;3);10;100;1000);RANDBETWEEN(1;3))" office:value-type="float" office:value="3.7" calcext:value-type="float">
            <text:p>3,7</text:p>
          </table:table-cell>
          <table:table-cell table:style-name="ce7" office:value-type="string" calcext:value-type="string">
            <text:p>×</text:p>
          </table:table-cell>
          <table:table-cell table:style-name="ce20" table:formula="of:=CHOOSE(INT(RAND()*3)+1;&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38]*[.C38]" office:value-type="float" office:value="60" calcext:value-type="float">
            <text:p>60</text:p>
          </table:table-cell>
          <table:table-cell table:style-name="ce48" table:formula="of:=[.E38]+[.G38]" office:value-type="float" office:value="-2" calcext:value-type="float">
            <text:p>-2</text:p>
          </table:table-cell>
          <table:table-cell table:style-name="ce106" table:formula="of:=[.K38]*[.I38]/100" office:value-type="float" office:value="4.4" calcext:value-type="float">
            <text:p>4,4</text:p>
          </table:table-cell>
          <table:table-cell table:style-name="ce57" table:formula="of:=[.M38]*[.O38]" office:value-type="float" office:value="370" calcext:value-type="float">
            <text:p>370</text:p>
          </table:table-cell>
          <table:table-cell/>
          <table:table-cell table:formula="of:=RANK([.X38];[.X34:.X43])+2" office:value-type="float" office:value="5" calcext:value-type="float">
            <text:p>5</text:p>
          </table:table-cell>
          <table:table-cell table:style-name="ce83" table:formula="of:=RAND()" office:value-type="float" office:value="0.550802311081316" calcext:value-type="float">
            <text:p>0,550802311081316</text:p>
          </table:table-cell>
          <table:table-cell table:formula="of:=RANK([.Z38];[.Z34:.Z43])+2" office:value-type="float" office:value="12" calcext:value-type="float">
            <text:p>12</text:p>
          </table:table-cell>
          <table:table-cell table:style-name="ce83" table:formula="of:=RAND()" office:value-type="float" office:value="0.0164148316228226" calcext:value-type="float">
            <text:p>0,016414831622823</text:p>
          </table:table-cell>
          <table:table-cell table:number-columns-repeated="996"/>
        </table:table-row>
        <table:table-row table:style-name="ro3">
          <table:table-cell table:style-name="ce39" table:formula="of:=IF([.R39]=&quot;diviseur&quot;;RANDBETWEEN(2;9);RANDBETWEEN(2;6)*[.D39])" office:value-type="float" office:value="12" calcext:value-type="float">
            <text:p>12</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R39]=&quot;diviseur&quot;;[.A39]*RANDBETWEEN(2;11);RANDBETWEEN(2;25))" office:value-type="float" office:value="6" calcext:value-type="float">
            <text:p>6</text:p>
          </table:table-cell>
          <table:table-cell table:style-name="ce4" table:formula="of:=CHOOSE([.W39];0;0;35;56;64;28;42;63;54;32;72;49)" office:value-type="float" office:value="32" calcext:value-type="float">
            <text:p>3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office:value-type="string" calcext:value-type="string">
            <text:p>4 multiples de</text:p>
          </table:table-cell>
          <table:table-cell table:style-name="ce7"/>
          <table:table-cell table:style-name="ce184" table:formula="of:=RANDBETWEEN(5;19)" office:value-type="float" office:value="15" calcext:value-type="float">
            <text:p>15 :</text:p>
          </table:table-cell>
          <table:table-cell table:style-name="ce10"/>
          <table:table-cell table:style-name="ce129" table:formula="of:=[.W39]+8" office:value-type="float" office:value="18" calcext:value-type="float">
            <text:p>18</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table-cell table:style-name="ce27" table:formula="of:=CHOOSE(RANDBETWEEN(1;2);&quot;multiple&quot;;&quot;diviseur&quot;)" office:value-type="string" office:string-value="multiple" calcext:value-type="string">
            <text:p>multiple</text:p>
          </table:table-cell>
          <table:table-cell table:style-name="ce27" table:formula="of:=LOOKUP([.E39];[$'Aide à la génération'.$A$2:$'Aide à la génération'.$A$11];[$'Aide à la génération'.$B$2:$'Aide à la génération'.$B$11])" office:value-type="string" office:string-value="8×4" calcext:value-type="string">
            <text:p>8×4</text:p>
          </table:table-cell>
          <table:table-cell table:style-name="ce57" table:formula="of:=&quot;mult &quot;&amp;[.K39]" office:value-type="string" office:string-value="mult 15" calcext:value-type="string">
            <text:p>mult 15</text:p>
          </table:table-cell>
          <table:table-cell table:style-name="ce57" table:formula="of:=[.M39]^2" office:value-type="float" office:value="324" calcext:value-type="float">
            <text:p>324</text:p>
          </table:table-cell>
          <table:table-cell/>
          <table:table-cell table:formula="of:=RANK([.X39];[.X34:.X43])+2" office:value-type="float" office:value="10" calcext:value-type="float">
            <text:p>10</text:p>
          </table:table-cell>
          <table:table-cell table:style-name="ce83" table:formula="of:=RAND()" office:value-type="float" office:value="0.0232718400749569" calcext:value-type="float">
            <text:p>0,023271840074957</text:p>
          </table:table-cell>
          <table:table-cell table:formula="of:=RANK([.Z39];[.Z34:.Z43])+2" office:value-type="float" office:value="4" calcext:value-type="float">
            <text:p>4</text:p>
          </table:table-cell>
          <table:table-cell table:style-name="ce83" table:formula="of:=RAND()" office:value-type="float" office:value="0.868129373102338" calcext:value-type="float">
            <text:p>0,868129373102338</text:p>
          </table:table-cell>
          <table:table-cell table:number-columns-repeated="996"/>
        </table:table-row>
        <table:table-row table:style-name="ro3">
          <table:table-cell table:style-name="ce39" table:formula="of:=IF([.R40]=&quot;diviseur&quot;;RANDBETWEEN(2;9);RANDBETWEEN(2;6)*[.D40])" office:value-type="float" office:value="28" calcext:value-type="float">
            <text:p>28</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R40]=&quot;diviseur&quot;;[.A40]*RANDBETWEEN(2;11);RANDBETWEEN(2;25))" office:value-type="float" office:value="14" calcext:value-type="float">
            <text:p>14</text:p>
          </table:table-cell>
          <table:table-cell table:style-name="ce4" table:formula="of:=CHOOSE([.W40];0;0;35;56;64;28;42;63;54;32;72;49)" office:value-type="float" office:value="56" calcext:value-type="float">
            <text:p>56</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office:value-type="string" calcext:value-type="string">
            <text:p>4 multiples de</text:p>
          </table:table-cell>
          <table:table-cell table:style-name="ce7"/>
          <table:table-cell table:style-name="ce184" table:formula="of:=RANDBETWEEN(5;19)" office:value-type="float" office:value="18" calcext:value-type="float">
            <text:p>18 :</text:p>
          </table:table-cell>
          <table:table-cell table:style-name="ce10"/>
          <table:table-cell table:style-name="ce129" table:formula="of:=[.W40]+8" office:value-type="float" office:value="12" calcext:value-type="float">
            <text:p>12</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table-cell table:style-name="ce27" table:formula="of:=CHOOSE(RANDBETWEEN(1;2);&quot;multiple&quot;;&quot;diviseur&quot;)" office:value-type="string" office:string-value="multiple" calcext:value-type="string">
            <text:p>multiple</text:p>
          </table:table-cell>
          <table:table-cell table:style-name="ce27" table:formula="of:=LOOKUP([.E40];[$'Aide à la génération'.$A$2:$'Aide à la génération'.$A$11];[$'Aide à la génération'.$B$2:$'Aide à la génération'.$B$11])" office:value-type="string" office:string-value="8×7" calcext:value-type="string">
            <text:p>8×7</text:p>
          </table:table-cell>
          <table:table-cell table:style-name="ce57" table:formula="of:=&quot;mult &quot;&amp;[.K40]" office:value-type="string" office:string-value="mult 18" calcext:value-type="string">
            <text:p>mult 18</text:p>
          </table:table-cell>
          <table:table-cell table:style-name="ce57" table:formula="of:=[.M40]^2" office:value-type="float" office:value="144" calcext:value-type="float">
            <text:p>144</text:p>
          </table:table-cell>
          <table:table-cell/>
          <table:table-cell table:formula="of:=RANK([.X40];[.X34:.X43])+2" office:value-type="float" office:value="4" calcext:value-type="float">
            <text:p>4</text:p>
          </table:table-cell>
          <table:table-cell table:style-name="ce83" table:formula="of:=RAND()" office:value-type="float" office:value="0.711255725351977" calcext:value-type="float">
            <text:p>0,711255725351977</text:p>
          </table:table-cell>
          <table:table-cell table:formula="of:=RANK([.Z40];[.Z34:.Z43])+2" office:value-type="float" office:value="11" calcext:value-type="float">
            <text:p>11</text:p>
          </table:table-cell>
          <table:table-cell table:style-name="ce83" table:formula="of:=RAND()" office:value-type="float" office:value="0.232983732988388" calcext:value-type="float">
            <text:p>0,232983732988388</text:p>
          </table:table-cell>
          <table:table-cell table:number-columns-repeated="996"/>
        </table:table-row>
        <table:table-row table:style-name="ro3">
          <table:table-cell table:style-name="ce50" table:formula="of:=IF(RANDBETWEEN(0;1);&quot;10 %&quot;;&quot;50 %&quot;)" office:value-type="string" office:string-value="10 %" calcext:value-type="string">
            <text:p>10 %</text:p>
          </table:table-cell>
          <table:table-cell table:style-name="ce7" office:value-type="string" calcext:value-type="string">
            <text:p>de</text:p>
          </table:table-cell>
          <table:table-cell table:style-name="ce183" table:formula="of:=ROUND(RAND()*50;RANDBETWEEN(0;1))" office:value-type="float" office:value="20" calcext:value-type="float">
            <text:p>20 =</text:p>
          </table:table-cell>
          <table:table-cell table:style-name="ce10"/>
          <table:table-cell table:style-name="ce50" table:formula="of:=IF(RANDBETWEEN(0;1);&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50;RANDBETWEEN(0;1))" office:value-type="float" office:value="38.5" calcext:value-type="float">
            <text:p>38,5</text:p>
          </table:table-cell>
          <table:table-cell table:style-name="ce10" office:value-type="string" calcext:value-type="string">
            <text:p>=</text:p>
          </table:table-cell>
          <table:table-cell table:style-name="ce4" office:value-type="string" calcext:value-type="string">
            <text:p>4 diviseurs de</text:p>
          </table:table-cell>
          <table:table-cell table:style-name="ce7"/>
          <table:table-cell table:style-name="ce184" table:formula="of:=RANDBETWEEN(2;5)*RANDBETWEEN(2;6)*RANDBETWEEN(2;7)" office:value-type="float" office:value="48" calcext:value-type="float">
            <text:p>48 :</text:p>
          </table:table-cell>
          <table:table-cell table:style-name="ce10"/>
          <table:table-cell table:style-name="ce4" office:value-type="string" calcext:value-type="string">
            <text:p>4 diviseurs de</text:p>
          </table:table-cell>
          <table:table-cell table:style-name="ce7"/>
          <table:table-cell table:style-name="ce184" table:formula="of:=RANDBETWEEN(2;5)*RANDBETWEEN(2;6)*RANDBETWEEN(2;7)" office:value-type="float" office:value="140" calcext:value-type="float">
            <text:p>140 :</text:p>
          </table:table-cell>
          <table:table-cell table:style-name="ce10"/>
          <table:table-cell/>
          <table:table-cell table:style-name="ce106" table:formula="of:=[.C41]/IF([.A41]=&quot;50 %&quot;;2;10)" office:value-type="float" office:value="2" calcext:value-type="float">
            <text:p>2</text:p>
          </table:table-cell>
          <table:table-cell table:style-name="ce48" table:formula="of:=[.G41]/IF([.E41]=&quot;50 %&quot;;2;10)" office:value-type="float" office:value="3.85" calcext:value-type="float">
            <text:p>3,85</text:p>
          </table:table-cell>
          <table:table-cell table:style-name="ce57" table:formula="of:=&quot;div &quot;&amp;[.K41]" office:value-type="string" office:string-value="div 48" calcext:value-type="string">
            <text:p>div 48</text:p>
          </table:table-cell>
          <table:table-cell table:style-name="ce57" table:formula="of:=&quot;div &quot;&amp;[.O41]" office:value-type="string" office:string-value="div 140" calcext:value-type="string">
            <text:p>div 140</text:p>
          </table:table-cell>
          <table:table-cell/>
          <table:table-cell table:formula="of:=RANK([.X41];[.X34:.X43])+2" office:value-type="float" office:value="11" calcext:value-type="float">
            <text:p>11</text:p>
          </table:table-cell>
          <table:table-cell table:style-name="ce83" table:formula="of:=RAND()" office:value-type="float" office:value="0.00992221082867983" calcext:value-type="float">
            <text:p>0,00992221082868</text:p>
          </table:table-cell>
          <table:table-cell table:formula="of:=RANK([.Z41];[.Z34:.Z43])+2" office:value-type="float" office:value="10" calcext:value-type="float">
            <text:p>10</text:p>
          </table:table-cell>
          <table:table-cell table:style-name="ce83" table:formula="of:=RAND()" office:value-type="float" office:value="0.374142518733349" calcext:value-type="float">
            <text:p>0,374142518733349</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42];[.X34:.X43])+2" office:value-type="float" office:value="6" calcext:value-type="float">
            <text:p>6</text:p>
          </table:table-cell>
          <table:table-cell table:style-name="ce83" table:formula="of:=RAND()" office:value-type="float" office:value="0.512145136851849" calcext:value-type="float">
            <text:p>0,512145136851849</text:p>
          </table:table-cell>
          <table:table-cell table:formula="of:=RANK([.Z42];[.Z34:.Z43])+2" office:value-type="float" office:value="6" calcext:value-type="float">
            <text:p>6</text:p>
          </table:table-cell>
          <table:table-cell table:style-name="ce83" table:formula="of:=RAND()" office:value-type="float" office:value="0.460617076996733" calcext:value-type="float">
            <text:p>0,460617076996733</text:p>
          </table:table-cell>
          <table:table-cell table:number-columns-repeated="996"/>
        </table:table-row>
        <table:table-row table:style-name="ro4">
          <table:table-cell table:number-columns-repeated="22"/>
          <table:table-cell table:formula="of:=RANK([.X43];[.X34:.X43])+2" office:value-type="float" office:value="7" calcext:value-type="float">
            <text:p>7</text:p>
          </table:table-cell>
          <table:table-cell table:style-name="ce83" table:formula="of:=RAND()" office:value-type="float" office:value="0.368328461991128" calcext:value-type="float">
            <text:p>0,368328461991128</text:p>
          </table:table-cell>
          <table:table-cell table:formula="of:=RANK([.Z43];[.Z34:.Z43])+2" office:value-type="float" office:value="5" calcext:value-type="float">
            <text:p>5</text:p>
          </table:table-cell>
          <table:table-cell table:style-name="ce83" table:formula="of:=RAND()" office:value-type="float" office:value="0.805470078009889" calcext:value-type="float">
            <text:p>0,805470078009889</text:p>
          </table:table-cell>
          <table:table-cell table:number-columns-repeated="996"/>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6">
          <table:table-cell table:number-columns-repeated="1022"/>
        </table:table-row>
        <table:table-row table:style-name="ro3">
          <table:table-cell table:number-columns-repeated="1022"/>
        </table:table-row>
      </table:table>
      <table:table table:name="2e DAN" table:style-name="ta8" table:print-ranges="'2e DAN'.A1:'2e DAN'.T55 '2e DAN'.V1:'2e DAN'.Y55">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2" form:id="control12"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DAN2?language=Basic&amp;location=document" xlink:type="simple"/>
              </office:event-listeners>
            </form:button>
          </form:form>
        </office:forms>
        <table:shapes>
          <draw:control draw:z-index="0" draw:style-name="gr8" draw:text-style-name="P2" svg:width="16.51mm" svg:height="7.49mm" svg:x="541.93mm" svg:y="2.77mm" draw:control="control12"/>
        </table:shapes>
        <table:table-column table:style-name="co149" table:default-cell-style-name="Default"/>
        <table:table-column table:style-name="co2" table:default-cell-style-name="Default"/>
        <table:table-column table:style-name="co31" table:default-cell-style-name="Default"/>
        <table:table-column table:style-name="co2" table:default-cell-style-name="Default"/>
        <table:table-column table:style-name="co31" table:default-cell-style-name="Default"/>
        <table:table-column table:style-name="co2" table:default-cell-style-name="Default"/>
        <table:table-column table:style-name="co31" table:default-cell-style-name="Default"/>
        <table:table-column table:style-name="co50" table:default-cell-style-name="Default"/>
        <table:table-column table:style-name="co150" table:default-cell-style-name="Default"/>
        <table:table-column table:style-name="co130" table:default-cell-style-name="Default"/>
        <table:table-column table:style-name="co151" table:default-cell-style-name="Default"/>
        <table:table-column table:style-name="co152" table:default-cell-style-name="Default"/>
        <table:table-column table:style-name="co153" table:default-cell-style-name="Default"/>
        <table:table-column table:style-name="co154" table:default-cell-style-name="Default"/>
        <table:table-column table:style-name="co16" table:default-cell-style-name="Default"/>
        <table:table-column table:style-name="co82" table:default-cell-style-name="Default"/>
        <table:table-column table:style-name="co155" table:default-cell-style-name="Default"/>
        <table:table-column table:style-name="co143" table:default-cell-style-name="Default"/>
        <table:table-column table:style-name="co156" table:default-cell-style-name="Default"/>
        <table:table-column table:style-name="co13" table:default-cell-style-name="Default"/>
        <table:table-column table:style-name="co71" table:default-cell-style-name="Default"/>
        <table:table-column table:style-name="co157" table:default-cell-style-name="Default"/>
        <table:table-column table:style-name="co158" table:default-cell-style-name="Default"/>
        <table:table-column table:style-name="co147" table:default-cell-style-name="Default"/>
        <table:table-column table:style-name="co159" table:default-cell-style-name="Default"/>
        <table:table-column table:style-name="co17" table:default-cell-style-name="Default"/>
        <table:table-column table:style-name="co18" table:default-cell-style-name="Default"/>
        <table:table-column table:style-name="co123" table:default-cell-style-name="Default"/>
        <table:table-column table:style-name="co160" table:default-cell-style-name="Default"/>
        <table:table-column table:style-name="co161" table:number-columns-repeated="2" table:default-cell-style-name="Default"/>
        <table:table-column table:style-name="co17" table:number-columns-repeated="993" table:default-cell-style-name="Default"/>
        <table:table-row table:style-name="ro2">
          <table:table-cell table:style-name="ce66" office:value-type="string" calcext:value-type="string" table:number-columns-spanned="8" table:number-rows-spanned="2">
            <text:p>2<text:span text:style-name="T2">e</text:span> DAN</text:p>
          </table:table-cell>
          <table:covered-table-cell table:number-columns-repeated="4" table:style-name="ce66"/>
          <table:covered-table-cell table:number-columns-repeated="3"/>
          <table:table-cell table:style-name="ce11" office:value-type="string" calcext:value-type="string" table:number-columns-spanned="6" table:number-rows-spanned="1">
            <text:p><text:span text:style-name="T10">TEST 4</text:span><text:span text:style-name="T11">e</text:span><text:span text:style-name="T10"> - Date : ……………………………</text:span></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AB1];[.AB1:.AB10])+2" office:value-type="float" office:value="3" calcext:value-type="float">
            <text:p>3</text:p>
          </table:table-cell>
          <table:table-cell table:style-name="ce83" table:formula="of:=RAND()" office:value-type="float" office:value="0.932556846586474" calcext:value-type="float">
            <text:p>0,932556846586474</text:p>
          </table:table-cell>
          <table:table-cell table:number-columns-repeated="996"/>
        </table:table-row>
        <table:table-row table:style-name="ro2">
          <table:covered-table-cell table:number-columns-repeated="6"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quot;v&quot;&amp;ROUND(RAND()*10000;0)" office:value-type="string" office:string-value="v2275" calcext:value-type="string">
            <text:p>v2275</text:p>
          </table:table-cell>
          <table:table-cell/>
          <table:table-cell table:style-name="ce25" office:value-type="string" calcext:value-type="string" table:number-columns-spanned="4" table:number-rows-spanned="1">
            <text:p>Correction 2<text:span text:style-name="T2">e</text:span> DAN</text:p>
          </table:table-cell>
          <table:covered-table-cell table:style-name="ce28"/>
          <table:covered-table-cell table:style-name="ce30"/>
          <table:covered-table-cell table:style-name="ce31"/>
          <table:table-cell/>
          <table:table-cell table:formula="of:=RANK([.AB2];[.AB1:.AB10])+2" office:value-type="float" office:value="11" calcext:value-type="float">
            <text:p>11</text:p>
          </table:table-cell>
          <table:table-cell table:style-name="ce83" table:formula="of:=RAND()" office:value-type="float" office:value="0.135199732634091" calcext:value-type="float">
            <text:p>0,135199732634091</text:p>
          </table:table-cell>
          <table:table-cell table:number-columns-repeated="996"/>
        </table:table-row>
        <table:table-row table:style-name="ro1">
          <table:table-cell table:style-name="ce37" office:value-type="string" calcext:value-type="string" table:number-columns-spanned="20" table:number-rows-spanned="1">
            <text:p>Mélange de calculs issus de toutes les ceintures</text:p>
          </table:table-cell>
          <table:covered-table-cell table:number-columns-repeated="4" table:style-name="ce37"/>
          <table:covered-table-cell table:number-columns-repeated="3"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T1]" office:value-type="string" office:string-value="AA" calcext:value-type="string">
            <text:p>AA</text:p>
          </table:table-cell>
          <table:table-cell table:style-name="ce96"/>
          <table:table-cell table:style-name="ce99" table:formula="of:=[.T2]" office:value-type="string" office:string-value="v2275" calcext:value-type="string">
            <text:p>v2275</text:p>
          </table:table-cell>
          <table:table-cell table:style-name="ce83"/>
          <table:table-cell table:formula="of:=RANK([.AB3];[.AB1:.AB10])+2" office:value-type="float" office:value="5" calcext:value-type="float">
            <text:p>5</text:p>
          </table:table-cell>
          <table:table-cell table:style-name="ce83" table:formula="of:=RAND()" office:value-type="float" office:value="0.796446334674" calcext:value-type="float">
            <text:p>0,796446334674</text:p>
          </table:table-cell>
          <table:table-cell/>
          <table:table-cell table:style-name="ce83" table:number-columns-repeated="995"/>
        </table:table-row>
        <table:table-row table:style-name="ro3">
          <table:table-cell table:style-name="ce185" office:value-type="string" calcext:value-type="string">
            <text:p>Décomposer en produit</text:p>
          </table:table-cell>
          <table:table-cell table:style-name="ce186" table:number-columns-repeated="3"/>
          <table:table-cell table:style-name="ce7" table:formula="of:=RANDBETWEEN(2;5)*RANDBETWEEN(2;6)*RANDBETWEEN(2;7)" office:value-type="float" office:value="40" calcext:value-type="float">
            <text:p>40</text:p>
          </table:table-cell>
          <table:table-cell table:style-name="ce7" office:value-type="string" calcext:value-type="string">
            <text:p>=</text:p>
          </table:table-cell>
          <table:table-cell table:style-name="ce46"/>
          <table:table-cell table:style-name="ce10"/>
          <table:table-cell table:style-name="ce51" table:formula="of:=ROUNDUP(RAND()*1000/CHOOSE(RANDBETWEEN(1;4);1;10;100;1000);RANDBETWEEN(-2;2))" office:value-type="float" office:value="210" calcext:value-type="float">
            <text:p>210</text:p>
          </table:table-cell>
          <table:table-cell table:style-name="ce40" table:formula="of:=CHOOSE([.AA4];&quot;&quot;;&quot;cm&quot;;&quot;mm&quot;;&quot;km&quot;;&quot;mL&quot;;&quot;hL&quot;;&quot;dL&quot;;&quot;cL&quot;;&quot;kg&quot;;&quot;dg&quot;;&quot;mg&quot;;&quot;dag&quot;)" office:value-type="string" office:string-value="cL" calcext:value-type="string">
            <text:p>cL</text:p>
          </table:table-cell>
          <table:table-cell table:style-name="ce40" office:value-type="string" calcext:value-type="string">
            <text:p>=</text:p>
          </table:table-cell>
          <table:table-cell table:style-name="ce52" table:formula="of:=IF([.AA4]&lt;5;&quot;m&quot;;IF(AND([.AA4]&gt;4;[.AA4]&lt;9);&quot;L&quot;;&quot;g&quot;))" office:value-type="string" office:string-value="L" calcext:value-type="string">
            <text:p>L</text:p>
          </table:table-cell>
          <table:table-cell table:style-name="ce4" table:formula="of:=([.AA4]+3)^2" office:value-type="float" office:value="121" calcext:value-type="float">
            <text:p>121</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4" table:formula="of:=ROUND(RAND()*CHOOSE(RANDBETWEEN(1;3);10;100;1000);RANDBETWEEN(1;3))" office:value-type="float" office:value="7.22" calcext:value-type="float">
            <text:p>7,22</text:p>
          </table:table-cell>
          <table:table-cell table:style-name="ce7" office:value-type="string" calcext:value-type="string">
            <text:p>÷</text:p>
          </table:table-cell>
          <table:table-cell table:style-name="ce183" table:formula="of:=CHOOSE(INT(RAND()*3)+1;10;100;1000)" office:value-type="float" office:value="10" calcext:value-type="float">
            <text:p>10 =</text:p>
          </table:table-cell>
          <table:table-cell table:style-name="ce10"/>
          <table:table-cell/>
          <table:table-cell table:style-name="ce67" table:formula="of:=&quot;fact &quot;&amp;[.E4]" office:value-type="string" office:string-value="fact 40" calcext:value-type="string">
            <text:p>fact 40</text:p>
          </table:table-cell>
          <table:table-cell table:style-name="ce193" table:formula="of:=[.I4]*(CHOOSE([.AA4];0;0.01;0.001;1000;0.001;100;0.1;0.01;1000;0.1;0.001;10))&amp;&quot; &quot;&amp;[.L4]" office:value-type="string" office:string-value="2,1 L" calcext:value-type="string">
            <text:p>2,1 L</text:p>
          </table:table-cell>
          <table:table-cell table:style-name="ce57" table:formula="of:=[.AA4]+3" office:value-type="float" office:value="11" calcext:value-type="float">
            <text:p>11</text:p>
          </table:table-cell>
          <table:table-cell table:style-name="ce193" table:formula="of:=[.Q4]/[.S4]" office:value-type="float" office:value="0.722" calcext:value-type="float">
            <text:p>0,722</text:p>
          </table:table-cell>
          <table:table-cell/>
          <table:table-cell table:formula="of:=RANK([.AB4];[.AB1:.AB10])+2" office:value-type="float" office:value="8" calcext:value-type="float">
            <text:p>8</text:p>
          </table:table-cell>
          <table:table-cell table:style-name="ce83" table:formula="of:=RAND()" office:value-type="float" office:value="0.502121341548648" calcext:value-type="float">
            <text:p>0,502121341548648</text:p>
          </table:table-cell>
          <table:table-cell table:style-name="ce140" table:formula="of:=RANDBETWEEN(2;13)" office:value-type="float" office:value="4" calcext:value-type="float">
            <text:p>4</text:p>
          </table:table-cell>
          <table:table-cell table:style-name="ce141" table:formula="of:=RANDBETWEEN(2;5)" office:value-type="float" office:value="5" calcext:value-type="float">
            <text:p>5</text:p>
          </table:table-cell>
          <table:table-cell table:style-name="ce141" table:formula="of:=RANDBETWEEN(2;4)" office:value-type="float" office:value="3" calcext:value-type="float">
            <text:p>3</text:p>
          </table:table-cell>
          <table:table-cell table:number-columns-repeated="993"/>
        </table:table-row>
        <table:table-row table:style-name="ro3">
          <table:table-cell table:style-name="ce185" office:value-type="string" calcext:value-type="string">
            <text:p>Décomposer en produit</text:p>
          </table:table-cell>
          <table:table-cell table:style-name="ce20" table:number-columns-repeated="3"/>
          <table:table-cell table:style-name="ce7" table:formula="of:=RANDBETWEEN(2;5)*RANDBETWEEN(2;6)*RANDBETWEEN(2;7)" office:value-type="float" office:value="60" calcext:value-type="float">
            <text:p>60</text:p>
          </table:table-cell>
          <table:table-cell table:style-name="ce7" office:value-type="string" calcext:value-type="string">
            <text:p>=</text:p>
          </table:table-cell>
          <table:table-cell table:style-name="ce9"/>
          <table:table-cell table:style-name="ce10"/>
          <table:table-cell table:style-name="ce51" table:formula="of:=ROUNDUP(RAND()*1000/CHOOSE(RANDBETWEEN(1;4);1;10;100;1000);RANDBETWEEN(-2;2))" office:value-type="float" office:value="43.8" calcext:value-type="float">
            <text:p>43,8</text:p>
          </table:table-cell>
          <table:table-cell table:style-name="ce40" table:formula="of:=CHOOSE([.AA5];&quot;&quot;;&quot;cm&quot;;&quot;mm&quot;;&quot;km&quot;;&quot;mL&quot;;&quot;hL&quot;;&quot;dL&quot;;&quot;cL&quot;;&quot;kg&quot;;&quot;dg&quot;;&quot;mg&quot;;&quot;dag&quot;)" office:value-type="string" office:string-value="km" calcext:value-type="string">
            <text:p>km</text:p>
          </table:table-cell>
          <table:table-cell table:style-name="ce40" office:value-type="string" calcext:value-type="string">
            <text:p>=</text:p>
          </table:table-cell>
          <table:table-cell table:style-name="ce52" table:formula="of:=IF([.AA5]&lt;5;&quot;m&quot;;IF(AND([.AA5]&gt;4;[.AA5]&lt;9);&quot;L&quot;;&quot;g&quot;))" office:value-type="string" office:string-value="m" calcext:value-type="string">
            <text:p>m</text:p>
          </table:table-cell>
          <table:table-cell table:style-name="ce4" table:formula="of:=([.AA5]+3)^2" office:value-type="float" office:value="49" calcext:value-type="float">
            <text:p>49</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4" table:formula="of:=ROUND(RAND()*CHOOSE(RANDBETWEEN(1;3);10;100;1000);RANDBETWEEN(1;3))" office:value-type="float" office:value="586.2" calcext:value-type="float">
            <text:p>586,2</text:p>
          </table:table-cell>
          <table:table-cell table:style-name="ce7" office:value-type="string" calcext:value-type="string">
            <text:p>÷</text:p>
          </table:table-cell>
          <table:table-cell table:style-name="ce183" table:formula="of:=CHOOSE(INT(RAND()*3)+1;10;100;1000)" office:value-type="float" office:value="100" calcext:value-type="float">
            <text:p>100 =</text:p>
          </table:table-cell>
          <table:table-cell table:style-name="ce10"/>
          <table:table-cell/>
          <table:table-cell table:style-name="ce67" table:formula="of:=&quot;fact &quot;&amp;[.E5]" office:value-type="string" office:string-value="fact 60" calcext:value-type="string">
            <text:p>fact 60</text:p>
          </table:table-cell>
          <table:table-cell table:style-name="ce193" table:formula="of:=[.I5]*(CHOOSE([.AA5];0;0.01;0.001;1000;0.001;100;0.1;0.01;1000;0.1;0.001;10))&amp;&quot; &quot;&amp;[.L5]" office:value-type="string" office:string-value="43800 m" calcext:value-type="string">
            <text:p>43800 m</text:p>
          </table:table-cell>
          <table:table-cell table:style-name="ce57" table:formula="of:=[.AA5]+3" office:value-type="float" office:value="7" calcext:value-type="float">
            <text:p>7</text:p>
          </table:table-cell>
          <table:table-cell table:style-name="ce193" table:formula="of:=[.Q5]/[.S5]" office:value-type="float" office:value="5.862" calcext:value-type="float">
            <text:p>5,862</text:p>
          </table:table-cell>
          <table:table-cell/>
          <table:table-cell table:formula="of:=RANK([.AB5];[.AB1:.AB10])+2" office:value-type="float" office:value="4" calcext:value-type="float">
            <text:p>4</text:p>
          </table:table-cell>
          <table:table-cell table:style-name="ce83" table:formula="of:=RAND()" office:value-type="float" office:value="0.901193927639447" calcext:value-type="float">
            <text:p>0,901193927639447</text:p>
          </table:table-cell>
          <table:table-cell table:style-name="ce140" table:formula="of:=RANDBETWEEN(2;13)" office:value-type="float" office:value="8" calcext:value-type="float">
            <text:p>8</text:p>
          </table:table-cell>
          <table:table-cell table:style-name="ce141" table:formula="of:=RANDBETWEEN(2;5)" office:value-type="float" office:value="3" calcext:value-type="float">
            <text:p>3</text:p>
          </table:table-cell>
          <table:table-cell table:style-name="ce141" table:formula="of:=RANDBETWEEN(2;5)" office:value-type="float" office:value="2" calcext:value-type="float">
            <text:p>2</text:p>
          </table:table-cell>
          <table:table-cell table:number-columns-repeated="993"/>
        </table:table-row>
        <table:table-row table:style-name="ro3">
          <table:table-cell table:style-name="ce4" table:formula="of:=CHOOSE(ROUND(RAND())+1;-1;1)*RANDBETWEEN(1;30)" office:value-type="float" office:value="-23" calcext:value-type="float">
            <text:p>-2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3" calcext:value-type="float">
            <text:p>2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6" calcext:value-type="float">
            <text:p>16</text:p>
          </table:table-cell>
          <table:table-cell table:style-name="ce20" office:value-type="string" calcext:value-type="string">
            <text:p>=</text:p>
          </table:table-cell>
          <table:table-cell table:style-name="ce46"/>
          <table:table-cell table:style-name="ce10"/>
          <table:table-cell table:style-name="ce4" table:formula="of:=RANDBETWEEN(2;12)*IF(ROUND(RAND());1;-1)" office:value-type="float" office:value="-12" calcext:value-type="float">
            <text:p>-12</text:p>
          </table:table-cell>
          <table:table-cell table:style-name="ce7" office:value-type="string" calcext:value-type="string">
            <text:p>×</text:p>
          </table:table-cell>
          <table:table-cell table:style-name="ce116" table:formula="of:=IF(ROUND(RAND());RANDBETWEEN(2;12);&quot;(-&quot;&amp;RANDBETWEEN(2;12)&amp;&quot;)&quot;)" office:value-type="string" office:string-value="(-3)" calcext:value-type="string">
            <text:p>(-3)</text:p>
          </table:table-cell>
          <table:table-cell table:style-name="ce10" office:value-type="string" calcext:value-type="string">
            <text:p>=</text:p>
          </table:table-cell>
          <table:table-cell table:style-name="ce4" table:formula="of:=ROUND(RAND()*CHOOSE(RANDBETWEEN(1;3);10;100;1000);RANDBETWEEN(1;3))" office:value-type="float" office:value="21.92" calcext:value-type="float">
            <text:p>21,92</text:p>
          </table:table-cell>
          <table:table-cell table:style-name="ce7" office:value-type="string" calcext:value-type="string">
            <text:p>×</text:p>
          </table:table-cell>
          <table:table-cell table:style-name="ce190" table:formula="of:=CHOOSE(INT(RAND()*3)+1;0.1;0.01;0.001)" office:value-type="float" office:value="0.1" calcext:value-type="float">
            <text:p>0,1 =</text:p>
          </table:table-cell>
          <table:table-cell table:style-name="ce10"/>
          <table:table-cell table:style-name="ce51" table:formula="of:=ROUNDUP(RAND()*1000/CHOOSE(RANDBETWEEN(1;4);1;10;100;1000);RANDBETWEEN(-2;2))" office:value-type="float" office:value="100" calcext:value-type="float">
            <text:p>100</text:p>
          </table:table-cell>
          <table:table-cell table:style-name="ce40" table:formula="of:=CHOOSE([.AA6];&quot;&quot;;&quot;dm²&quot;;&quot;cm²&quot;;&quot;mm²&quot;;&quot;km²&quot;;&quot;hm²&quot;;&quot;dam²&quot;;&quot;mm²&quot;;&quot;cm²&quot;;&quot;dm²&quot;;&quot;dam²&quot;;&quot;hm²&quot;;&quot;km²&quot;)" office:value-type="string" office:string-value="hm²" calcext:value-type="string">
            <text:p>hm²</text:p>
          </table:table-cell>
          <table:table-cell table:style-name="ce41" office:value-type="string" calcext:value-type="string">
            <text:p>=</text:p>
          </table:table-cell>
          <table:table-cell table:style-name="ce52" office:value-type="string" calcext:value-type="string">
            <text:p>m²</text:p>
          </table:table-cell>
          <table:table-cell/>
          <table:table-cell table:style-name="ce27" table:formula="of:=[.A6]+IF([.B6]=&quot;+&quot;;[.C6];-[.C6])+IF([.D6]=&quot;+&quot;;[.E6];-[.E6])" office:value-type="float" office:value="16" calcext:value-type="float">
            <text:p>16</text:p>
          </table:table-cell>
          <table:table-cell table:style-name="ce193" table:formula="of:=[.I6]*[.K6]" office:value-type="float" office:value="36" calcext:value-type="float">
            <text:p>36</text:p>
          </table:table-cell>
          <table:table-cell table:style-name="ce57" table:formula="of:=[.M6]*[.O6]" office:value-type="float" office:value="2.192" calcext:value-type="float">
            <text:p>2,192</text:p>
          </table:table-cell>
          <table:table-cell table:style-name="ce193" table:formula="of:=[.Q6]*CHOOSE([.AA6];0;0.01;0.0001;0.000001;1000000;10000;100;0.000001;0.0001;0.01;100;10000;1000000)&amp;&quot; &quot;&amp;[.T6]" office:value-type="string" office:string-value="1000000 m²" calcext:value-type="string">
            <text:p>1000000 m²</text:p>
          </table:table-cell>
          <table:table-cell/>
          <table:table-cell table:formula="of:=RANK([.AB6];[.AB1:.AB10])+2" office:value-type="float" office:value="12" calcext:value-type="float">
            <text:p>12</text:p>
          </table:table-cell>
          <table:table-cell table:style-name="ce83" table:formula="of:=RAND()" office:value-type="float" office:value="0.0697237936445054" calcext:value-type="float">
            <text:p>0,069723793644505</text:p>
          </table:table-cell>
          <table:table-cell table:style-name="ce140" table:formula="of:=RANDBETWEEN(2;13)" office:value-type="float" office:value="4" calcext:value-type="float">
            <text:p>4</text:p>
          </table:table-cell>
          <table:table-cell table:style-name="ce141" table:formula="of:=RANDBETWEEN(2;5)" office:value-type="float" office:value="4" calcext:value-type="float">
            <text:p>4</text:p>
          </table:table-cell>
          <table:table-cell table:style-name="ce141" table:formula="of:=RANDBETWEEN(2;5)" office:value-type="float" office:value="3" calcext:value-type="float">
            <text:p>3</text:p>
          </table:table-cell>
          <table:table-cell table:number-columns-repeated="993"/>
        </table:table-row>
        <table:table-row table:style-name="ro3">
          <table:table-cell table:style-name="ce4" table:formula="of:=CHOOSE(ROUND(RAND())+1;-1;1)*RANDBETWEEN(1;30)" office:value-type="float" office:value="8" calcext:value-type="float">
            <text:p>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9" calcext:value-type="float">
            <text:p>2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1" calcext:value-type="float">
            <text:p>2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5" calcext:value-type="float">
            <text:p>15</text:p>
          </table:table-cell>
          <table:table-cell table:style-name="ce10" office:value-type="string" calcext:value-type="string">
            <text:p>=</text:p>
          </table:table-cell>
          <table:table-cell table:style-name="ce4" table:formula="of:=RANDBETWEEN(2;12)*IF(ROUND(RAND());1;-1)" office:value-type="float" office:value="11" calcext:value-type="float">
            <text:p>11</text:p>
          </table:table-cell>
          <table:table-cell table:style-name="ce7" office:value-type="string" calcext:value-type="string">
            <text:p>×</text:p>
          </table:table-cell>
          <table:table-cell table:style-name="ce116" table:formula="of:=IF(ROUND(RAND());RANDBETWEEN(2;12);&quot;(-&quot;&amp;RANDBETWEEN(2;12)&amp;&quot;)&quot;)" office:value-type="float" office:value="6" calcext:value-type="float">
            <text:p>6</text:p>
          </table:table-cell>
          <table:table-cell table:style-name="ce10" office:value-type="string" calcext:value-type="string">
            <text:p>=</text:p>
          </table:table-cell>
          <table:table-cell table:style-name="ce4" table:formula="of:=ROUND(RAND()*CHOOSE(RANDBETWEEN(1;3);10;100;1000);RANDBETWEEN(1;3))" office:value-type="float" office:value="5.5" calcext:value-type="float">
            <text:p>5,5</text:p>
          </table:table-cell>
          <table:table-cell table:style-name="ce7" office:value-type="string" calcext:value-type="string">
            <text:p>×</text:p>
          </table:table-cell>
          <table:table-cell table:style-name="ce190" table:formula="of:=CHOOSE(INT(RAND()*3)+1;0.1;0.01;0.001)" office:value-type="float" office:value="0.1" calcext:value-type="float">
            <text:p>0,1 =</text:p>
          </table:table-cell>
          <table:table-cell table:style-name="ce10"/>
          <table:table-cell table:style-name="ce51" table:formula="of:=ROUNDUP(RAND()*1000/CHOOSE(RANDBETWEEN(1;4);1;10;100;1000);RANDBETWEEN(-2;2))" office:value-type="float" office:value="10" calcext:value-type="float">
            <text:p>10</text:p>
          </table:table-cell>
          <table:table-cell table:style-name="ce40" table:formula="of:=CHOOSE([.AA7];&quot;&quot;;&quot;dm²&quot;;&quot;cm²&quot;;&quot;mm²&quot;;&quot;km²&quot;;&quot;hm²&quot;;&quot;dam²&quot;;&quot;mm²&quot;;&quot;cm²&quot;;&quot;dm²&quot;;&quot;dam²&quot;;&quot;hm²&quot;;&quot;km²&quot;)" office:value-type="string" office:string-value="dm²" calcext:value-type="string">
            <text:p>dm²</text:p>
          </table:table-cell>
          <table:table-cell table:style-name="ce41" office:value-type="string" calcext:value-type="string">
            <text:p>=</text:p>
          </table:table-cell>
          <table:table-cell table:style-name="ce52" office:value-type="string" calcext:value-type="string">
            <text:p>m²</text:p>
          </table:table-cell>
          <table:table-cell/>
          <table:table-cell table:style-name="ce27" table:formula="of:=[.A7]+IF([.B7]=&quot;+&quot;;[.C7];-[.C7])+IF([.D7]=&quot;+&quot;;[.E7];-[.E7])+IF([.F7]=&quot;+&quot;;[.G7];-[.G7])" office:value-type="float" office:value="43" calcext:value-type="float">
            <text:p>43</text:p>
          </table:table-cell>
          <table:table-cell table:style-name="ce193" table:formula="of:=[.I7]*[.K7]" office:value-type="float" office:value="66" calcext:value-type="float">
            <text:p>66</text:p>
          </table:table-cell>
          <table:table-cell table:style-name="ce57" table:formula="of:=[.M7]*[.O7]" office:value-type="float" office:value="0.55" calcext:value-type="float">
            <text:p>0,55</text:p>
          </table:table-cell>
          <table:table-cell table:style-name="ce193" table:formula="of:=[.Q7]*CHOOSE([.AA7];0;0.01;0.0001;0.000001;1000000;10000;100;0.000001;0.0001;0.01;100;10000;1000000)&amp;&quot; &quot;&amp;[.T7]" office:value-type="string" office:string-value="0,1 m²" calcext:value-type="string">
            <text:p>0,1 m²</text:p>
          </table:table-cell>
          <table:table-cell/>
          <table:table-cell table:formula="of:=RANK([.AB7];[.AB1:.AB10])+2" office:value-type="float" office:value="10" calcext:value-type="float">
            <text:p>10</text:p>
          </table:table-cell>
          <table:table-cell table:style-name="ce83" table:formula="of:=RAND()" office:value-type="float" office:value="0.272581408318101" calcext:value-type="float">
            <text:p>0,272581408318101</text:p>
          </table:table-cell>
          <table:table-cell table:style-name="ce140" table:formula="of:=RANDBETWEEN(2;13)" office:value-type="float" office:value="12" calcext:value-type="float">
            <text:p>12</text:p>
          </table:table-cell>
          <table:table-cell table:style-name="ce141" table:formula="of:=RANDBETWEEN(2;5)" office:value-type="float" office:value="5" calcext:value-type="float">
            <text:p>5</text:p>
          </table:table-cell>
          <table:table-cell table:style-name="ce141" table:formula="of:=RANDBETWEEN(2;5)" office:value-type="float" office:value="4" calcext:value-type="float">
            <text:p>4</text:p>
          </table:table-cell>
          <table:table-cell table:number-columns-repeated="993"/>
        </table:table-row>
        <table:table-row table:style-name="ro3">
          <table:table-cell table:style-name="ce4" table:formula="of:=CHOOSE(ROUND(RAND())+1;-1;1)*RANDBETWEEN(1;30)" office:value-type="float" office:value="6" calcext:value-type="float">
            <text:p>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4" calcext:value-type="float">
            <text:p>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8" calcext:value-type="float">
            <text:p>1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1" calcext:value-type="float">
            <text:p>21</text:p>
          </table:table-cell>
          <table:table-cell table:style-name="ce10" office:value-type="string" calcext:value-type="string">
            <text:p>=</text:p>
          </table:table-cell>
          <table:table-cell table:style-name="ce136" table:formula="of:=[.AC8]&amp;&quot;x + &quot;&amp;[.AD8]" office:value-type="string" office:string-value="11x + 5" calcext:value-type="string">
            <text:p>11x + 5</text:p>
          </table:table-cell>
          <table:table-cell table:style-name="ce137" office:value-type="string" calcext:value-type="string">
            <text:p>pour x =</text:p>
          </table:table-cell>
          <table:table-cell table:style-name="ce187" table:formula="of:=RANDBETWEEN(0;9)" office:value-type="float" office:value="0" calcext:value-type="float">
            <text:p>0 :</text:p>
          </table:table-cell>
          <table:table-cell table:style-name="ce56"/>
          <table:table-cell table:style-name="ce136" table:formula="of:=&quot;x² + x + &quot;&amp;[.AE8]" office:value-type="string" office:string-value="x² + x + 5" calcext:value-type="string">
            <text:p>x² + x + 5</text:p>
          </table:table-cell>
          <table:table-cell table:style-name="ce189" office:value-type="string" calcext:value-type="string">
            <text:p>pour</text:p>
          </table:table-cell>
          <table:table-cell table:style-name="ce191" table:formula="of:=RANDBETWEEN(0;5)" office:value-type="float" office:value="3" calcext:value-type="float">
            <text:p>x=3 :</text:p>
          </table:table-cell>
          <table:table-cell table:style-name="ce56"/>
          <table:table-cell table:style-name="ce136" table:formula="of:=[.AC7]&amp;&quot;x² - &quot;&amp;[.AD7]&amp;&quot;x + &quot;&amp;[.AE7]" office:value-type="string" office:string-value="12x² - 5x + 4" calcext:value-type="string">
            <text:p>12x² - 5x + 4</text:p>
          </table:table-cell>
          <table:table-cell table:style-name="ce137" office:value-type="string" calcext:value-type="string">
            <text:p>pour</text:p>
          </table:table-cell>
          <table:table-cell table:style-name="ce191" table:formula="of:=RANDBETWEEN(0;5)" office:value-type="float" office:value="0" calcext:value-type="float">
            <text:p>x=0 :</text:p>
          </table:table-cell>
          <table:table-cell table:style-name="ce56"/>
          <table:table-cell/>
          <table:table-cell table:style-name="ce27" table:formula="of:=[.A8]+IF([.B8]=&quot;+&quot;;[.C8];-[.C8])+IF([.D8]=&quot;+&quot;;[.E8];-[.E8])+IF([.F8]=&quot;+&quot;;[.G8];-[.G8])" office:value-type="float" office:value="-1" calcext:value-type="float">
            <text:p>-1</text:p>
          </table:table-cell>
          <table:table-cell table:style-name="ce193" table:formula="of:=[.K8]*[.AC8]+[.AD8]" office:value-type="float" office:value="5" calcext:value-type="float">
            <text:p>5</text:p>
          </table:table-cell>
          <table:table-cell table:style-name="ce57" table:formula="of:=[.O8]^2+[.O8]+[.AE8]" office:value-type="float" office:value="17" calcext:value-type="float">
            <text:p>17</text:p>
          </table:table-cell>
          <table:table-cell table:style-name="ce181" table:formula="of:=[.AC7]*[.S8]^2+[.AD7]*[.S8]+[.AE7]" office:value-type="float" office:value="4" calcext:value-type="float">
            <text:p>4</text:p>
          </table:table-cell>
          <table:table-cell/>
          <table:table-cell table:formula="of:=RANK([.AB8];[.AB1:.AB10])+2" office:value-type="float" office:value="7" calcext:value-type="float">
            <text:p>7</text:p>
          </table:table-cell>
          <table:table-cell table:style-name="ce83" table:formula="of:=RAND()" office:value-type="float" office:value="0.513310608445045" calcext:value-type="float">
            <text:p>0,513310608445045</text:p>
          </table:table-cell>
          <table:table-cell table:style-name="ce140" table:formula="of:=RANDBETWEEN(2;13)" office:value-type="float" office:value="11" calcext:value-type="float">
            <text:p>11</text:p>
          </table:table-cell>
          <table:table-cell table:style-name="ce141" table:formula="of:=RANDBETWEEN(2;5)" office:value-type="float" office:value="5" calcext:value-type="float">
            <text:p>5</text:p>
          </table:table-cell>
          <table:table-cell table:style-name="ce141" table:formula="of:=RANDBETWEEN(2;5)" office:value-type="float" office:value="5" calcext:value-type="float">
            <text:p>5</text:p>
          </table:table-cell>
          <table:table-cell table:number-columns-repeated="993"/>
        </table:table-row>
        <table:table-row table:style-name="ro3">
          <table:table-cell table:style-name="ce5" office:value-type="string" calcext:value-type="string" table:number-columns-spanned="8" table:number-rows-spanned="1">
            <text:p>😕 <text:s text:c="3"/>😃 <text:s text:c="3"/>😎</text:p>
          </table:table-cell>
          <table:covered-table-cell table:number-columns-repeated="4" table:style-name="ce5"/>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B9];[.AB1:.AB10])+2" office:value-type="float" office:value="6" calcext:value-type="float">
            <text:p>6</text:p>
          </table:table-cell>
          <table:table-cell table:style-name="ce83" table:formula="of:=RAND()" office:value-type="float" office:value="0.608886483129989" calcext:value-type="float">
            <text:p>0,608886483129989</text:p>
          </table:table-cell>
          <table:table-cell table:number-columns-repeated="996"/>
        </table:table-row>
        <table:table-row table:style-name="ro4">
          <table:table-cell table:number-columns-repeated="26"/>
          <table:table-cell table:formula="of:=RANK([.AB10];[.AB1:.AB10])+2" office:value-type="float" office:value="9" calcext:value-type="float">
            <text:p>9</text:p>
          </table:table-cell>
          <table:table-cell table:style-name="ce83" table:formula="of:=RAND()" office:value-type="float" office:value="0.358246849959569" calcext:value-type="float">
            <text:p>0,358246849959569</text:p>
          </table:table-cell>
          <table:table-cell table:number-columns-repeated="996"/>
        </table:table-row>
        <table:table-row table:style-name="ro5">
          <table:table-cell table:number-columns-repeated="1024"/>
        </table:table-row>
        <table:table-row table:style-name="ro2">
          <table:table-cell table:style-name="ce66" office:value-type="string" calcext:value-type="string" table:number-columns-spanned="8" table:number-rows-spanned="2">
            <text:p>2<text:span text:style-name="T2">e</text:span> DAN</text:p>
          </table:table-cell>
          <table:covered-table-cell table:number-columns-repeated="4" table:style-name="ce66"/>
          <table:covered-table-cell table:number-columns-repeated="3"/>
          <table:table-cell table:style-name="ce11" office:value-type="string" calcext:value-type="string" table:number-columns-spanned="6" table:number-rows-spanned="1">
            <text:p><text:span text:style-name="T10">TEST 4</text:span><text:span text:style-name="T11">e</text:span><text:span text:style-name="T10"> - Date : ……………………………</text:span></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AB12];[.AB12:.AB21])+2" office:value-type="float" office:value="6" calcext:value-type="float">
            <text:p>6</text:p>
          </table:table-cell>
          <table:table-cell table:style-name="ce83" table:formula="of:=RAND()" office:value-type="float" office:value="0.620293627923711" calcext:value-type="float">
            <text:p>0,620293627923711</text:p>
          </table:table-cell>
          <table:table-cell table:number-columns-repeated="996"/>
        </table:table-row>
        <table:table-row table:style-name="ro2">
          <table:covered-table-cell table:number-columns-repeated="6"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T$2]" office:value-type="string" office:string-value="v2275" calcext:value-type="string">
            <text:p>v2275</text:p>
          </table:table-cell>
          <table:table-cell/>
          <table:table-cell table:style-name="ce25" office:value-type="string" calcext:value-type="string" table:number-columns-spanned="4" table:number-rows-spanned="1">
            <text:p>Correction 2<text:span text:style-name="T2">e</text:span> DAN</text:p>
          </table:table-cell>
          <table:covered-table-cell table:style-name="ce28"/>
          <table:covered-table-cell table:style-name="ce30"/>
          <table:covered-table-cell table:style-name="ce31"/>
          <table:table-cell/>
          <table:table-cell table:formula="of:=RANK([.AB13];[.AB12:.AB21])+2" office:value-type="float" office:value="8" calcext:value-type="float">
            <text:p>8</text:p>
          </table:table-cell>
          <table:table-cell table:style-name="ce83" table:formula="of:=RAND()" office:value-type="float" office:value="0.463500992438424" calcext:value-type="float">
            <text:p>0,463500992438424</text:p>
          </table:table-cell>
          <table:table-cell table:number-columns-repeated="996"/>
        </table:table-row>
        <table:table-row table:style-name="ro3">
          <table:table-cell table:style-name="ce37" office:value-type="string" calcext:value-type="string" table:number-columns-spanned="20" table:number-rows-spanned="1">
            <text:p>Mélange de calculs issus de toutes les ceintures</text:p>
          </table:table-cell>
          <table:covered-table-cell table:number-columns-repeated="4" table:style-name="ce37"/>
          <table:covered-table-cell table:number-columns-repeated="3"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T12]" office:value-type="string" office:string-value="AB" calcext:value-type="string">
            <text:p>AB</text:p>
          </table:table-cell>
          <table:table-cell table:style-name="ce96"/>
          <table:table-cell table:style-name="ce99" table:formula="of:=[.T13]" office:value-type="string" office:string-value="v2275" calcext:value-type="string">
            <text:p>v2275</text:p>
          </table:table-cell>
          <table:table-cell table:style-name="ce83"/>
          <table:table-cell table:formula="of:=RANK([.AB14];[.AB12:.AB21])+2" office:value-type="float" office:value="4" calcext:value-type="float">
            <text:p>4</text:p>
          </table:table-cell>
          <table:table-cell table:style-name="ce83" table:formula="of:=RAND()" office:value-type="float" office:value="0.756084386673558" calcext:value-type="float">
            <text:p>0,756084386673558</text:p>
          </table:table-cell>
          <table:table-cell/>
          <table:table-cell table:style-name="ce83" table:number-columns-repeated="2"/>
          <table:table-cell table:number-columns-repeated="993"/>
        </table:table-row>
        <table:table-row table:style-name="ro3">
          <table:table-cell table:style-name="ce185" office:value-type="string" calcext:value-type="string">
            <text:p>Décomposer en produit</text:p>
          </table:table-cell>
          <table:table-cell table:style-name="ce186" table:number-columns-repeated="3"/>
          <table:table-cell table:style-name="ce7" table:formula="of:=RANDBETWEEN(2;5)*RANDBETWEEN(2;6)*RANDBETWEEN(2;7)" office:value-type="float" office:value="60" calcext:value-type="float">
            <text:p>60</text:p>
          </table:table-cell>
          <table:table-cell table:style-name="ce7" office:value-type="string" calcext:value-type="string">
            <text:p>=</text:p>
          </table:table-cell>
          <table:table-cell table:style-name="ce46"/>
          <table:table-cell table:style-name="ce10"/>
          <table:table-cell table:style-name="ce51" table:formula="of:=ROUNDUP(RAND()*1000/CHOOSE(RANDBETWEEN(1;4);1;10;100;1000);RANDBETWEEN(-2;2))" office:value-type="float" office:value="100" calcext:value-type="float">
            <text:p>100</text:p>
          </table:table-cell>
          <table:table-cell table:style-name="ce40" table:formula="of:=CHOOSE([.AA15];&quot;&quot;;&quot;cm&quot;;&quot;mm&quot;;&quot;km&quot;;&quot;mL&quot;;&quot;hL&quot;;&quot;dL&quot;;&quot;cL&quot;;&quot;kg&quot;;&quot;dg&quot;;&quot;mg&quot;;&quot;dag&quot;)" office:value-type="string" office:string-value="kg" calcext:value-type="string">
            <text:p>kg</text:p>
          </table:table-cell>
          <table:table-cell table:style-name="ce40" office:value-type="string" calcext:value-type="string">
            <text:p>=</text:p>
          </table:table-cell>
          <table:table-cell table:style-name="ce52" table:formula="of:=IF([.AA15]&lt;5;&quot;m&quot;;IF(AND([.AA15]&gt;4;[.AA15]&lt;9);&quot;L&quot;;&quot;g&quot;))" office:value-type="string" office:string-value="g" calcext:value-type="string">
            <text:p>g</text:p>
          </table:table-cell>
          <table:table-cell table:style-name="ce4" table:formula="of:=([.AA15]+3)^2" office:value-type="float" office:value="144" calcext:value-type="float">
            <text:p>144</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4" table:formula="of:=ROUND(RAND()*CHOOSE(RANDBETWEEN(1;3);10;100;1000);RANDBETWEEN(1;3))" office:value-type="float" office:value="98.3" calcext:value-type="float">
            <text:p>98,3</text:p>
          </table:table-cell>
          <table:table-cell table:style-name="ce7" office:value-type="string" calcext:value-type="string">
            <text:p>÷</text:p>
          </table:table-cell>
          <table:table-cell table:style-name="ce183" table:formula="of:=CHOOSE(INT(RAND()*3)+1;10;100;1000)" office:value-type="float" office:value="100" calcext:value-type="float">
            <text:p>100 =</text:p>
          </table:table-cell>
          <table:table-cell table:style-name="ce10"/>
          <table:table-cell/>
          <table:table-cell table:style-name="ce67" table:formula="of:=&quot;fact &quot;&amp;[.E15]" office:value-type="string" office:string-value="fact 60" calcext:value-type="string">
            <text:p>fact 60</text:p>
          </table:table-cell>
          <table:table-cell table:style-name="ce193" table:formula="of:=[.I15]*(CHOOSE([.AA15];0;0.01;0.001;1000;0.001;100;0.1;0.01;1000;0.1;0.001;10))&amp;&quot; &quot;&amp;[.L15]" office:value-type="string" office:string-value="100000 g" calcext:value-type="string">
            <text:p>100000 g</text:p>
          </table:table-cell>
          <table:table-cell table:style-name="ce57" table:formula="of:=[.AA15]+3" office:value-type="float" office:value="12" calcext:value-type="float">
            <text:p>12</text:p>
          </table:table-cell>
          <table:table-cell table:style-name="ce193" table:formula="of:=[.Q15]/[.S15]" office:value-type="float" office:value="0.983" calcext:value-type="float">
            <text:p>0,983</text:p>
          </table:table-cell>
          <table:table-cell/>
          <table:table-cell table:formula="of:=RANK([.AB15];[.AB12:.AB21])+2" office:value-type="float" office:value="9" calcext:value-type="float">
            <text:p>9</text:p>
          </table:table-cell>
          <table:table-cell table:style-name="ce83" table:formula="of:=RAND()" office:value-type="float" office:value="0.315479501286571" calcext:value-type="float">
            <text:p>0,315479501286571</text:p>
          </table:table-cell>
          <table:table-cell table:style-name="ce140" table:formula="of:=RANDBETWEEN(2;13)" office:value-type="float" office:value="13" calcext:value-type="float">
            <text:p>13</text:p>
          </table:table-cell>
          <table:table-cell table:style-name="ce141" table:formula="of:=RANDBETWEEN(2;5)" office:value-type="float" office:value="4" calcext:value-type="float">
            <text:p>4</text:p>
          </table:table-cell>
          <table:table-cell table:style-name="ce141" table:formula="of:=RANDBETWEEN(2;4)" office:value-type="float" office:value="3" calcext:value-type="float">
            <text:p>3</text:p>
          </table:table-cell>
          <table:table-cell table:number-columns-repeated="993"/>
        </table:table-row>
        <table:table-row table:style-name="ro3">
          <table:table-cell table:style-name="ce185" office:value-type="string" calcext:value-type="string">
            <text:p>Décomposer en produit</text:p>
          </table:table-cell>
          <table:table-cell table:style-name="ce20" table:number-columns-repeated="3"/>
          <table:table-cell table:style-name="ce7" table:formula="of:=RANDBETWEEN(2;5)*RANDBETWEEN(2;6)*RANDBETWEEN(2;7)" office:value-type="float" office:value="150" calcext:value-type="float">
            <text:p>150</text:p>
          </table:table-cell>
          <table:table-cell table:style-name="ce7" office:value-type="string" calcext:value-type="string">
            <text:p>=</text:p>
          </table:table-cell>
          <table:table-cell table:style-name="ce9"/>
          <table:table-cell table:style-name="ce10"/>
          <table:table-cell table:style-name="ce51" table:formula="of:=ROUNDUP(RAND()*1000/CHOOSE(RANDBETWEEN(1;4);1;10;100;1000);RANDBETWEEN(-2;2))" office:value-type="float" office:value="5.7" calcext:value-type="float">
            <text:p>5,7</text:p>
          </table:table-cell>
          <table:table-cell table:style-name="ce40" table:formula="of:=CHOOSE([.AA16];&quot;&quot;;&quot;cm&quot;;&quot;mm&quot;;&quot;km&quot;;&quot;mL&quot;;&quot;hL&quot;;&quot;dL&quot;;&quot;cL&quot;;&quot;kg&quot;;&quot;dg&quot;;&quot;mg&quot;;&quot;dag&quot;)" office:value-type="string" office:string-value="mL" calcext:value-type="string">
            <text:p>mL</text:p>
          </table:table-cell>
          <table:table-cell table:style-name="ce40" office:value-type="string" calcext:value-type="string">
            <text:p>=</text:p>
          </table:table-cell>
          <table:table-cell table:style-name="ce52" table:formula="of:=IF([.AA16]&lt;5;&quot;m&quot;;IF(AND([.AA16]&gt;4;[.AA16]&lt;9);&quot;L&quot;;&quot;g&quot;))" office:value-type="string" office:string-value="L" calcext:value-type="string">
            <text:p>L</text:p>
          </table:table-cell>
          <table:table-cell table:style-name="ce4" table:formula="of:=([.AA16]+3)^2" office:value-type="float" office:value="64" calcext:value-type="float">
            <text:p>64</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4" table:formula="of:=ROUND(RAND()*CHOOSE(RANDBETWEEN(1;3);10;100;1000);RANDBETWEEN(1;3))" office:value-type="float" office:value="2.1" calcext:value-type="float">
            <text:p>2,1</text:p>
          </table:table-cell>
          <table:table-cell table:style-name="ce7" office:value-type="string" calcext:value-type="string">
            <text:p>÷</text:p>
          </table:table-cell>
          <table:table-cell table:style-name="ce183" table:formula="of:=CHOOSE(INT(RAND()*3)+1;10;100;1000)" office:value-type="float" office:value="100" calcext:value-type="float">
            <text:p>100 =</text:p>
          </table:table-cell>
          <table:table-cell table:style-name="ce10"/>
          <table:table-cell/>
          <table:table-cell table:style-name="ce67" table:formula="of:=&quot;fact &quot;&amp;[.E16]" office:value-type="string" office:string-value="fact 150" calcext:value-type="string">
            <text:p>fact 150</text:p>
          </table:table-cell>
          <table:table-cell table:style-name="ce193" table:formula="of:=[.I16]*(CHOOSE([.AA16];0;0.01;0.001;1000;0.001;100;0.1;0.01;1000;0.1;0.001;10))&amp;&quot; &quot;&amp;[.L16]" office:value-type="string" office:string-value="0,0057 L" calcext:value-type="string">
            <text:p>0,0057 L</text:p>
          </table:table-cell>
          <table:table-cell table:style-name="ce57" table:formula="of:=[.AA16]+3" office:value-type="float" office:value="8" calcext:value-type="float">
            <text:p>8</text:p>
          </table:table-cell>
          <table:table-cell table:style-name="ce193" table:formula="of:=[.Q16]/[.S16]" office:value-type="float" office:value="0.021" calcext:value-type="float">
            <text:p>0,021</text:p>
          </table:table-cell>
          <table:table-cell/>
          <table:table-cell table:formula="of:=RANK([.AB16];[.AB12:.AB21])+2" office:value-type="float" office:value="5" calcext:value-type="float">
            <text:p>5</text:p>
          </table:table-cell>
          <table:table-cell table:style-name="ce83" table:formula="of:=RAND()" office:value-type="float" office:value="0.744858254873028" calcext:value-type="float">
            <text:p>0,744858254873028</text:p>
          </table:table-cell>
          <table:table-cell table:style-name="ce140" table:formula="of:=RANDBETWEEN(2;13)" office:value-type="float" office:value="9" calcext:value-type="float">
            <text:p>9</text:p>
          </table:table-cell>
          <table:table-cell table:style-name="ce141" table:formula="of:=RANDBETWEEN(2;5)" office:value-type="float" office:value="4" calcext:value-type="float">
            <text:p>4</text:p>
          </table:table-cell>
          <table:table-cell table:style-name="ce141" table:formula="of:=RANDBETWEEN(2;5)" office:value-type="float" office:value="3" calcext:value-type="float">
            <text:p>3</text:p>
          </table:table-cell>
          <table:table-cell table:number-columns-repeated="993"/>
        </table:table-row>
        <table:table-row table:style-name="ro3">
          <table:table-cell table:style-name="ce4" table:formula="of:=CHOOSE(ROUND(RAND())+1;-1;1)*RANDBETWEEN(1;30)" office:value-type="float" office:value="14" calcext:value-type="float">
            <text:p>1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2" calcext:value-type="float">
            <text:p>2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2" calcext:value-type="float">
            <text:p>22</text:p>
          </table:table-cell>
          <table:table-cell table:style-name="ce20" office:value-type="string" calcext:value-type="string">
            <text:p>=</text:p>
          </table:table-cell>
          <table:table-cell table:style-name="ce46"/>
          <table:table-cell table:style-name="ce10"/>
          <table:table-cell table:style-name="ce4" table:formula="of:=RANDBETWEEN(2;12)*IF(ROUND(RAND());1;-1)" office:value-type="float" office:value="7" calcext:value-type="float">
            <text:p>7</text:p>
          </table:table-cell>
          <table:table-cell table:style-name="ce7" office:value-type="string" calcext:value-type="string">
            <text:p>×</text:p>
          </table:table-cell>
          <table:table-cell table:style-name="ce116" table:formula="of:=IF(ROUND(RAND());RANDBETWEEN(2;12);&quot;(-&quot;&amp;RANDBETWEEN(2;12)&amp;&quot;)&quot;)" office:value-type="string" office:string-value="(-12)" calcext:value-type="string">
            <text:p>(-12)</text:p>
          </table:table-cell>
          <table:table-cell table:style-name="ce10" office:value-type="string" calcext:value-type="string">
            <text:p>=</text:p>
          </table:table-cell>
          <table:table-cell table:style-name="ce4" table:formula="of:=ROUND(RAND()*CHOOSE(RANDBETWEEN(1;3);10;100;1000);RANDBETWEEN(1;3))" office:value-type="float" office:value="2.46" calcext:value-type="float">
            <text:p>2,46</text:p>
          </table:table-cell>
          <table:table-cell table:style-name="ce7" office:value-type="string" calcext:value-type="string">
            <text:p>×</text:p>
          </table:table-cell>
          <table:table-cell table:style-name="ce190" table:formula="of:=CHOOSE(INT(RAND()*3)+1;0.1;0.01;0.001)" office:value-type="float" office:value="0.001" calcext:value-type="float">
            <text:p>0,001 =</text:p>
          </table:table-cell>
          <table:table-cell table:style-name="ce10"/>
          <table:table-cell table:style-name="ce51" table:formula="of:=ROUNDUP(RAND()*1000/CHOOSE(RANDBETWEEN(1;4);1;10;100;1000);RANDBETWEEN(-2;2))" office:value-type="float" office:value="75.1" calcext:value-type="float">
            <text:p>75,1</text:p>
          </table:table-cell>
          <table:table-cell table:style-name="ce40" table:formula="of:=CHOOSE([.AA17];&quot;&quot;;&quot;dm²&quot;;&quot;cm²&quot;;&quot;mm²&quot;;&quot;km²&quot;;&quot;hm²&quot;;&quot;dam²&quot;;&quot;mm²&quot;;&quot;cm²&quot;;&quot;dm²&quot;;&quot;dam²&quot;;&quot;hm²&quot;;&quot;km²&quot;)" office:value-type="string" office:string-value="dam²" calcext:value-type="string">
            <text:p>dam²</text:p>
          </table:table-cell>
          <table:table-cell table:style-name="ce41" office:value-type="string" calcext:value-type="string">
            <text:p>=</text:p>
          </table:table-cell>
          <table:table-cell table:style-name="ce52" office:value-type="string" calcext:value-type="string">
            <text:p>m²</text:p>
          </table:table-cell>
          <table:table-cell/>
          <table:table-cell table:style-name="ce27" table:formula="of:=[.A17]+IF([.B17]=&quot;+&quot;;[.C17];-[.C17])+IF([.D17]=&quot;+&quot;;[.E17];-[.E17])" office:value-type="float" office:value="14" calcext:value-type="float">
            <text:p>14</text:p>
          </table:table-cell>
          <table:table-cell table:style-name="ce193" table:formula="of:=[.I17]*[.K17]" office:value-type="float" office:value="-84" calcext:value-type="float">
            <text:p>-84</text:p>
          </table:table-cell>
          <table:table-cell table:style-name="ce57" table:formula="of:=[.M17]*[.O17]" office:value-type="float" office:value="0.00246" calcext:value-type="float">
            <text:p>0,00246</text:p>
          </table:table-cell>
          <table:table-cell table:style-name="ce193" table:formula="of:=[.Q17]*CHOOSE([.AA17];0;0.01;0.0001;0.000001;1000000;10000;100;0.000001;0.0001;0.01;100;10000;1000000)&amp;&quot; &quot;&amp;[.T17]" office:value-type="string" office:string-value="7510 m²" calcext:value-type="string">
            <text:p>7510 m²</text:p>
          </table:table-cell>
          <table:table-cell/>
          <table:table-cell table:formula="of:=RANK([.AB17];[.AB12:.AB21])+2" office:value-type="float" office:value="11" calcext:value-type="float">
            <text:p>11</text:p>
          </table:table-cell>
          <table:table-cell table:style-name="ce83" table:formula="of:=RAND()" office:value-type="float" office:value="0.137996689273348" calcext:value-type="float">
            <text:p>0,137996689273348</text:p>
          </table:table-cell>
          <table:table-cell table:style-name="ce140" table:formula="of:=RANDBETWEEN(2;13)" office:value-type="float" office:value="3" calcext:value-type="float">
            <text:p>3</text:p>
          </table:table-cell>
          <table:table-cell table:style-name="ce141" table:formula="of:=RANDBETWEEN(2;5)" office:value-type="float" office:value="2" calcext:value-type="float">
            <text:p>2</text:p>
          </table:table-cell>
          <table:table-cell table:style-name="ce141" table:formula="of:=RANDBETWEEN(2;5)" office:value-type="float" office:value="5" calcext:value-type="float">
            <text:p>5</text:p>
          </table:table-cell>
          <table:table-cell table:number-columns-repeated="993"/>
        </table:table-row>
        <table:table-row table:style-name="ro3">
          <table:table-cell table:style-name="ce4" table:formula="of:=CHOOSE(ROUND(RAND())+1;-1;1)*RANDBETWEEN(1;30)" office:value-type="float" office:value="22" calcext:value-type="float">
            <text:p>2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8" calcext:value-type="float">
            <text:p>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1" calcext:value-type="float">
            <text:p>2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1" calcext:value-type="float">
            <text:p>11</text:p>
          </table:table-cell>
          <table:table-cell table:style-name="ce10" office:value-type="string" calcext:value-type="string">
            <text:p>=</text:p>
          </table:table-cell>
          <table:table-cell table:style-name="ce4" table:formula="of:=RANDBETWEEN(2;12)*IF(ROUND(RAND());1;-1)" office:value-type="float" office:value="6" calcext:value-type="float">
            <text:p>6</text:p>
          </table:table-cell>
          <table:table-cell table:style-name="ce7" office:value-type="string" calcext:value-type="string">
            <text:p>×</text:p>
          </table:table-cell>
          <table:table-cell table:style-name="ce116" table:formula="of:=IF(ROUND(RAND());RANDBETWEEN(2;12);&quot;(-&quot;&amp;RANDBETWEEN(2;12)&amp;&quot;)&quot;)" office:value-type="float" office:value="2" calcext:value-type="float">
            <text:p>2</text:p>
          </table:table-cell>
          <table:table-cell table:style-name="ce10" office:value-type="string" calcext:value-type="string">
            <text:p>=</text:p>
          </table:table-cell>
          <table:table-cell table:style-name="ce4" table:formula="of:=ROUND(RAND()*CHOOSE(RANDBETWEEN(1;3);10;100;1000);RANDBETWEEN(1;3))" office:value-type="float" office:value="4.821" calcext:value-type="float">
            <text:p>4,821</text:p>
          </table:table-cell>
          <table:table-cell table:style-name="ce7" office:value-type="string" calcext:value-type="string">
            <text:p>×</text:p>
          </table:table-cell>
          <table:table-cell table:style-name="ce190" table:formula="of:=CHOOSE(INT(RAND()*3)+1;0.1;0.01;0.001)" office:value-type="float" office:value="0.1" calcext:value-type="float">
            <text:p>0,1 =</text:p>
          </table:table-cell>
          <table:table-cell table:style-name="ce10"/>
          <table:table-cell table:style-name="ce51" table:formula="of:=ROUNDUP(RAND()*1000/CHOOSE(RANDBETWEEN(1;4);1;10;100;1000);RANDBETWEEN(-2;2))" office:value-type="float" office:value="51.4" calcext:value-type="float">
            <text:p>51,4</text:p>
          </table:table-cell>
          <table:table-cell table:style-name="ce40" table:formula="of:=CHOOSE([.AA18];&quot;&quot;;&quot;dm²&quot;;&quot;cm²&quot;;&quot;mm²&quot;;&quot;km²&quot;;&quot;hm²&quot;;&quot;dam²&quot;;&quot;mm²&quot;;&quot;cm²&quot;;&quot;dm²&quot;;&quot;dam²&quot;;&quot;hm²&quot;;&quot;km²&quot;)" office:value-type="string" office:string-value="dm²" calcext:value-type="string">
            <text:p>dm²</text:p>
          </table:table-cell>
          <table:table-cell table:style-name="ce41" office:value-type="string" calcext:value-type="string">
            <text:p>=</text:p>
          </table:table-cell>
          <table:table-cell table:style-name="ce52" office:value-type="string" calcext:value-type="string">
            <text:p>m²</text:p>
          </table:table-cell>
          <table:table-cell/>
          <table:table-cell table:style-name="ce27" table:formula="of:=[.A18]+IF([.B18]=&quot;+&quot;;[.C18];-[.C18])+IF([.D18]=&quot;+&quot;;[.E18];-[.E18])+IF([.F18]=&quot;+&quot;;[.G18];-[.G18])" office:value-type="float" office:value="24" calcext:value-type="float">
            <text:p>24</text:p>
          </table:table-cell>
          <table:table-cell table:style-name="ce193" table:formula="of:=[.I18]*[.K18]" office:value-type="float" office:value="12" calcext:value-type="float">
            <text:p>12</text:p>
          </table:table-cell>
          <table:table-cell table:style-name="ce57" table:formula="of:=[.M18]*[.O18]" office:value-type="float" office:value="0.4821" calcext:value-type="float">
            <text:p>0,4821</text:p>
          </table:table-cell>
          <table:table-cell table:style-name="ce193" table:formula="of:=[.Q18]*CHOOSE([.AA18];0;0.01;0.0001;0.000001;1000000;10000;100;0.000001;0.0001;0.01;100;10000;1000000)&amp;&quot; &quot;&amp;[.T18]" office:value-type="string" office:string-value="0,514 m²" calcext:value-type="string">
            <text:p>0,514 m²</text:p>
          </table:table-cell>
          <table:table-cell/>
          <table:table-cell table:formula="of:=RANK([.AB18];[.AB12:.AB21])+2" office:value-type="float" office:value="10" calcext:value-type="float">
            <text:p>10</text:p>
          </table:table-cell>
          <table:table-cell table:style-name="ce83" table:formula="of:=RAND()" office:value-type="float" office:value="0.302141308697801" calcext:value-type="float">
            <text:p>0,302141308697801</text:p>
          </table:table-cell>
          <table:table-cell table:style-name="ce140" table:formula="of:=RANDBETWEEN(2;13)" office:value-type="float" office:value="4" calcext:value-type="float">
            <text:p>4</text:p>
          </table:table-cell>
          <table:table-cell table:style-name="ce141" table:formula="of:=RANDBETWEEN(2;5)" office:value-type="float" office:value="3" calcext:value-type="float">
            <text:p>3</text:p>
          </table:table-cell>
          <table:table-cell table:style-name="ce141" table:formula="of:=RANDBETWEEN(2;5)" office:value-type="float" office:value="3" calcext:value-type="float">
            <text:p>3</text:p>
          </table:table-cell>
          <table:table-cell table:number-columns-repeated="993"/>
        </table:table-row>
        <table:table-row table:style-name="ro3">
          <table:table-cell table:style-name="ce4" table:formula="of:=CHOOSE(ROUND(RAND())+1;-1;1)*RANDBETWEEN(1;30)" office:value-type="float" office:value="2" calcext:value-type="float">
            <text:p>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7" calcext:value-type="float">
            <text:p>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4" calcext:value-type="float">
            <text:p>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9" calcext:value-type="float">
            <text:p>29</text:p>
          </table:table-cell>
          <table:table-cell table:style-name="ce10" office:value-type="string" calcext:value-type="string">
            <text:p>=</text:p>
          </table:table-cell>
          <table:table-cell table:style-name="ce136" table:formula="of:=[.AC19]&amp;&quot;x + &quot;&amp;[.AD19]" office:value-type="string" office:string-value="5x + 3" calcext:value-type="string">
            <text:p>5x + 3</text:p>
          </table:table-cell>
          <table:table-cell table:style-name="ce137" office:value-type="string" calcext:value-type="string">
            <text:p>pour x =</text:p>
          </table:table-cell>
          <table:table-cell table:style-name="ce187" table:formula="of:=RANDBETWEEN(0;9)" office:value-type="float" office:value="5" calcext:value-type="float">
            <text:p>5 :</text:p>
          </table:table-cell>
          <table:table-cell table:style-name="ce56"/>
          <table:table-cell table:style-name="ce136" table:formula="of:=&quot;x² + x + &quot;&amp;[.AE19]" office:value-type="string" office:string-value="x² + x + 3" calcext:value-type="string">
            <text:p>x² + x + 3</text:p>
          </table:table-cell>
          <table:table-cell table:style-name="ce189" office:value-type="string" calcext:value-type="string">
            <text:p>pour</text:p>
          </table:table-cell>
          <table:table-cell table:style-name="ce191" table:formula="of:=RANDBETWEEN(0;5)" office:value-type="float" office:value="4" calcext:value-type="float">
            <text:p>x=4 :</text:p>
          </table:table-cell>
          <table:table-cell table:style-name="ce56"/>
          <table:table-cell table:style-name="ce136" table:formula="of:=[.AC18]&amp;&quot;x² - &quot;&amp;[.AD18]&amp;&quot;x + &quot;&amp;[.AE18]" office:value-type="string" office:string-value="4x² - 3x + 3" calcext:value-type="string">
            <text:p>4x² - 3x + 3</text:p>
          </table:table-cell>
          <table:table-cell table:style-name="ce137" office:value-type="string" calcext:value-type="string">
            <text:p>pour</text:p>
          </table:table-cell>
          <table:table-cell table:style-name="ce191" table:formula="of:=RANDBETWEEN(0;5)" office:value-type="float" office:value="3" calcext:value-type="float">
            <text:p>x=3 :</text:p>
          </table:table-cell>
          <table:table-cell table:style-name="ce56"/>
          <table:table-cell/>
          <table:table-cell table:style-name="ce27" table:formula="of:=[.A19]+IF([.B19]=&quot;+&quot;;[.C19];-[.C19])+IF([.D19]=&quot;+&quot;;[.E19];-[.E19])+IF([.F19]=&quot;+&quot;;[.G19];-[.G19])" office:value-type="float" office:value="42" calcext:value-type="float">
            <text:p>42</text:p>
          </table:table-cell>
          <table:table-cell table:style-name="ce193" table:formula="of:=[.K19]*[.AC19]+[.AD19]" office:value-type="float" office:value="28" calcext:value-type="float">
            <text:p>28</text:p>
          </table:table-cell>
          <table:table-cell table:style-name="ce57" table:formula="of:=[.O19]^2+[.O19]+[.AE19]" office:value-type="float" office:value="23" calcext:value-type="float">
            <text:p>23</text:p>
          </table:table-cell>
          <table:table-cell table:style-name="ce181" table:formula="of:=[.AC18]*[.S19]^2+[.AD18]*[.S19]+[.AE18]" office:value-type="float" office:value="48" calcext:value-type="float">
            <text:p>48</text:p>
          </table:table-cell>
          <table:table-cell/>
          <table:table-cell table:formula="of:=RANK([.AB19];[.AB12:.AB21])+2" office:value-type="float" office:value="3" calcext:value-type="float">
            <text:p>3</text:p>
          </table:table-cell>
          <table:table-cell table:style-name="ce83" table:formula="of:=RAND()" office:value-type="float" office:value="0.911988842119117" calcext:value-type="float">
            <text:p>0,911988842119117</text:p>
          </table:table-cell>
          <table:table-cell table:style-name="ce140" table:formula="of:=RANDBETWEEN(2;13)" office:value-type="float" office:value="5" calcext:value-type="float">
            <text:p>5</text:p>
          </table:table-cell>
          <table:table-cell table:style-name="ce141" table:formula="of:=RANDBETWEEN(2;5)" office:value-type="float" office:value="3" calcext:value-type="float">
            <text:p>3</text:p>
          </table:table-cell>
          <table:table-cell table:style-name="ce141" table:formula="of:=RANDBETWEEN(2;5)" office:value-type="float" office:value="3" calcext:value-type="float">
            <text:p>3</text:p>
          </table:table-cell>
          <table:table-cell table:number-columns-repeated="993"/>
        </table:table-row>
        <table:table-row table:style-name="ro3">
          <table:table-cell table:style-name="ce5" office:value-type="string" calcext:value-type="string" table:number-columns-spanned="8" table:number-rows-spanned="1">
            <text:p>😕 <text:s text:c="3"/>😃 <text:s text:c="3"/>😎</text:p>
          </table:table-cell>
          <table:covered-table-cell table:number-columns-repeated="4" table:style-name="ce5"/>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B20];[.AB12:.AB21])+2" office:value-type="float" office:value="12" calcext:value-type="float">
            <text:p>12</text:p>
          </table:table-cell>
          <table:table-cell table:style-name="ce83" table:formula="of:=RAND()" office:value-type="float" office:value="0.137413644057077" calcext:value-type="float">
            <text:p>0,137413644057077</text:p>
          </table:table-cell>
          <table:table-cell table:number-columns-repeated="996"/>
        </table:table-row>
        <table:table-row table:style-name="ro4">
          <table:table-cell table:number-columns-repeated="26"/>
          <table:table-cell table:formula="of:=RANK([.AB21];[.AB12:.AB21])+2" office:value-type="float" office:value="7" calcext:value-type="float">
            <text:p>7</text:p>
          </table:table-cell>
          <table:table-cell table:style-name="ce83" table:formula="of:=RAND()" office:value-type="float" office:value="0.550175033273285" calcext:value-type="float">
            <text:p>0,550175033273285</text:p>
          </table:table-cell>
          <table:table-cell table:number-columns-repeated="996"/>
        </table:table-row>
        <table:table-row table:style-name="ro5">
          <table:table-cell table:number-columns-repeated="1024"/>
        </table:table-row>
        <table:table-row table:style-name="ro2">
          <table:table-cell table:style-name="ce66" office:value-type="string" calcext:value-type="string" table:number-columns-spanned="8" table:number-rows-spanned="2">
            <text:p>2<text:span text:style-name="T2">e</text:span> DAN</text:p>
          </table:table-cell>
          <table:covered-table-cell table:number-columns-repeated="4" table:style-name="ce66"/>
          <table:covered-table-cell table:number-columns-repeated="3"/>
          <table:table-cell table:style-name="ce11" office:value-type="string" calcext:value-type="string" table:number-columns-spanned="6" table:number-rows-spanned="1">
            <text:p><text:span text:style-name="T10">TEST 4</text:span><text:span text:style-name="T11">e</text:span><text:span text:style-name="T10"> - Date : ……………………………</text:span></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AB23];[.AB23:.AB32])+2" office:value-type="float" office:value="9" calcext:value-type="float">
            <text:p>9</text:p>
          </table:table-cell>
          <table:table-cell table:style-name="ce83" table:formula="of:=RAND()" office:value-type="float" office:value="0.408137515811913" calcext:value-type="float">
            <text:p>0,408137515811913</text:p>
          </table:table-cell>
          <table:table-cell table:number-columns-repeated="996"/>
        </table:table-row>
        <table:table-row table:style-name="ro2">
          <table:covered-table-cell table:number-columns-repeated="6"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T$2]" office:value-type="string" office:string-value="v2275" calcext:value-type="string">
            <text:p>v2275</text:p>
          </table:table-cell>
          <table:table-cell/>
          <table:table-cell table:style-name="ce25" office:value-type="string" calcext:value-type="string" table:number-columns-spanned="4" table:number-rows-spanned="1">
            <text:p>Correction 2<text:span text:style-name="T2">e</text:span> DAN</text:p>
          </table:table-cell>
          <table:covered-table-cell table:style-name="ce28"/>
          <table:covered-table-cell table:style-name="ce30"/>
          <table:covered-table-cell table:style-name="ce31"/>
          <table:table-cell/>
          <table:table-cell table:formula="of:=RANK([.AB24];[.AB23:.AB32])+2" office:value-type="float" office:value="5" calcext:value-type="float">
            <text:p>5</text:p>
          </table:table-cell>
          <table:table-cell table:style-name="ce83" table:formula="of:=RAND()" office:value-type="float" office:value="0.835403064783153" calcext:value-type="float">
            <text:p>0,835403064783153</text:p>
          </table:table-cell>
          <table:table-cell table:number-columns-repeated="996"/>
        </table:table-row>
        <table:table-row table:style-name="ro3">
          <table:table-cell table:style-name="ce37" office:value-type="string" calcext:value-type="string" table:number-columns-spanned="20" table:number-rows-spanned="1">
            <text:p>Mélange de calculs issus de toutes les ceintures</text:p>
          </table:table-cell>
          <table:covered-table-cell table:number-columns-repeated="4" table:style-name="ce37"/>
          <table:covered-table-cell table:number-columns-repeated="3"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T23]" office:value-type="string" office:string-value="AC" calcext:value-type="string">
            <text:p>AC</text:p>
          </table:table-cell>
          <table:table-cell table:style-name="ce96"/>
          <table:table-cell table:style-name="ce99" table:formula="of:=[.T24]" office:value-type="string" office:string-value="v2275" calcext:value-type="string">
            <text:p>v2275</text:p>
          </table:table-cell>
          <table:table-cell table:style-name="ce83"/>
          <table:table-cell table:formula="of:=RANK([.AB25];[.AB23:.AB32])+2" office:value-type="float" office:value="7" calcext:value-type="float">
            <text:p>7</text:p>
          </table:table-cell>
          <table:table-cell table:style-name="ce83" table:formula="of:=RAND()" office:value-type="float" office:value="0.688769598680564" calcext:value-type="float">
            <text:p>0,688769598680564</text:p>
          </table:table-cell>
          <table:table-cell/>
          <table:table-cell table:style-name="ce83" table:number-columns-repeated="2"/>
          <table:table-cell table:number-columns-repeated="993"/>
        </table:table-row>
        <table:table-row table:style-name="ro3">
          <table:table-cell table:style-name="ce185" office:value-type="string" calcext:value-type="string">
            <text:p>Décomposer en produit</text:p>
          </table:table-cell>
          <table:table-cell table:style-name="ce186" table:number-columns-repeated="3"/>
          <table:table-cell table:style-name="ce7" table:formula="of:=RANDBETWEEN(2;5)*RANDBETWEEN(2;6)*RANDBETWEEN(2;7)" office:value-type="float" office:value="40" calcext:value-type="float">
            <text:p>40</text:p>
          </table:table-cell>
          <table:table-cell table:style-name="ce7" office:value-type="string" calcext:value-type="string">
            <text:p>=</text:p>
          </table:table-cell>
          <table:table-cell table:style-name="ce46"/>
          <table:table-cell table:style-name="ce10"/>
          <table:table-cell table:style-name="ce51" table:formula="of:=ROUNDUP(RAND()*1000/CHOOSE(RANDBETWEEN(1;4);1;10;100;1000);RANDBETWEEN(-2;2))" office:value-type="float" office:value="0.7" calcext:value-type="float">
            <text:p>0,7</text:p>
          </table:table-cell>
          <table:table-cell table:style-name="ce40" table:formula="of:=CHOOSE([.AA26];&quot;&quot;;&quot;cm&quot;;&quot;mm&quot;;&quot;km&quot;;&quot;mL&quot;;&quot;hL&quot;;&quot;dL&quot;;&quot;cL&quot;;&quot;kg&quot;;&quot;dg&quot;;&quot;mg&quot;;&quot;dag&quot;)" office:value-type="string" office:string-value="dag" calcext:value-type="string">
            <text:p>dag</text:p>
          </table:table-cell>
          <table:table-cell table:style-name="ce40" office:value-type="string" calcext:value-type="string">
            <text:p>=</text:p>
          </table:table-cell>
          <table:table-cell table:style-name="ce52" table:formula="of:=IF([.AA26]&lt;5;&quot;m&quot;;IF(AND([.AA26]&gt;4;[.AA26]&lt;9);&quot;L&quot;;&quot;g&quot;))" office:value-type="string" office:string-value="g" calcext:value-type="string">
            <text:p>g</text:p>
          </table:table-cell>
          <table:table-cell table:style-name="ce4" table:formula="of:=([.AA26]+3)^2" office:value-type="float" office:value="225" calcext:value-type="float">
            <text:p>225</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4" table:formula="of:=ROUND(RAND()*CHOOSE(RANDBETWEEN(1;3);10;100;1000);RANDBETWEEN(1;3))" office:value-type="float" office:value="40.72" calcext:value-type="float">
            <text:p>40,72</text:p>
          </table:table-cell>
          <table:table-cell table:style-name="ce7" office:value-type="string" calcext:value-type="string">
            <text:p>÷</text:p>
          </table:table-cell>
          <table:table-cell table:style-name="ce183" table:formula="of:=CHOOSE(INT(RAND()*3)+1;10;100;1000)" office:value-type="float" office:value="10" calcext:value-type="float">
            <text:p>10 =</text:p>
          </table:table-cell>
          <table:table-cell table:style-name="ce10"/>
          <table:table-cell/>
          <table:table-cell table:style-name="ce67" table:formula="of:=&quot;fact &quot;&amp;[.E26]" office:value-type="string" office:string-value="fact 40" calcext:value-type="string">
            <text:p>fact 40</text:p>
          </table:table-cell>
          <table:table-cell table:style-name="ce193" table:formula="of:=[.I26]*(CHOOSE([.AA26];0;0.01;0.001;1000;0.001;100;0.1;0.01;1000;0.1;0.001;10))&amp;&quot; &quot;&amp;[.L26]" office:value-type="string" office:string-value="7 g" calcext:value-type="string">
            <text:p>7 g</text:p>
          </table:table-cell>
          <table:table-cell table:style-name="ce57" table:formula="of:=[.AA26]+3" office:value-type="float" office:value="15" calcext:value-type="float">
            <text:p>15</text:p>
          </table:table-cell>
          <table:table-cell table:style-name="ce193" table:formula="of:=[.Q26]/[.S26]" office:value-type="float" office:value="4.072" calcext:value-type="float">
            <text:p>4,072</text:p>
          </table:table-cell>
          <table:table-cell/>
          <table:table-cell table:formula="of:=RANK([.AB26];[.AB23:.AB32])+2" office:value-type="float" office:value="12" calcext:value-type="float">
            <text:p>12</text:p>
          </table:table-cell>
          <table:table-cell table:style-name="ce83" table:formula="of:=RAND()" office:value-type="float" office:value="0.0631012758469872" calcext:value-type="float">
            <text:p>0,063101275846987</text:p>
          </table:table-cell>
          <table:table-cell table:style-name="ce140" table:formula="of:=RANDBETWEEN(2;13)" office:value-type="float" office:value="11" calcext:value-type="float">
            <text:p>11</text:p>
          </table:table-cell>
          <table:table-cell table:style-name="ce141" table:formula="of:=RANDBETWEEN(2;5)" office:value-type="float" office:value="5" calcext:value-type="float">
            <text:p>5</text:p>
          </table:table-cell>
          <table:table-cell table:style-name="ce141" table:formula="of:=RANDBETWEEN(2;4)" office:value-type="float" office:value="4" calcext:value-type="float">
            <text:p>4</text:p>
          </table:table-cell>
          <table:table-cell table:number-columns-repeated="993"/>
        </table:table-row>
        <table:table-row table:style-name="ro3">
          <table:table-cell table:style-name="ce185" office:value-type="string" calcext:value-type="string">
            <text:p>Décomposer en produit</text:p>
          </table:table-cell>
          <table:table-cell table:style-name="ce20" table:number-columns-repeated="3"/>
          <table:table-cell table:style-name="ce7" table:formula="of:=RANDBETWEEN(2;5)*RANDBETWEEN(2;6)*RANDBETWEEN(2;7)" office:value-type="float" office:value="54" calcext:value-type="float">
            <text:p>54</text:p>
          </table:table-cell>
          <table:table-cell table:style-name="ce7" office:value-type="string" calcext:value-type="string">
            <text:p>=</text:p>
          </table:table-cell>
          <table:table-cell table:style-name="ce9"/>
          <table:table-cell table:style-name="ce10"/>
          <table:table-cell table:style-name="ce51" table:formula="of:=ROUNDUP(RAND()*1000/CHOOSE(RANDBETWEEN(1;4);1;10;100;1000);RANDBETWEEN(-2;2))" office:value-type="float" office:value="10" calcext:value-type="float">
            <text:p>10</text:p>
          </table:table-cell>
          <table:table-cell table:style-name="ce40" table:formula="of:=CHOOSE([.AA27];&quot;&quot;;&quot;cm&quot;;&quot;mm&quot;;&quot;km&quot;;&quot;mL&quot;;&quot;hL&quot;;&quot;dL&quot;;&quot;cL&quot;;&quot;kg&quot;;&quot;dg&quot;;&quot;mg&quot;;&quot;dag&quot;)" office:value-type="string" office:string-value="cL" calcext:value-type="string">
            <text:p>cL</text:p>
          </table:table-cell>
          <table:table-cell table:style-name="ce40" office:value-type="string" calcext:value-type="string">
            <text:p>=</text:p>
          </table:table-cell>
          <table:table-cell table:style-name="ce52" table:formula="of:=IF([.AA27]&lt;5;&quot;m&quot;;IF(AND([.AA27]&gt;4;[.AA27]&lt;9);&quot;L&quot;;&quot;g&quot;))" office:value-type="string" office:string-value="L" calcext:value-type="string">
            <text:p>L</text:p>
          </table:table-cell>
          <table:table-cell table:style-name="ce4" table:formula="of:=([.AA27]+3)^2" office:value-type="float" office:value="121" calcext:value-type="float">
            <text:p>121</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4" table:formula="of:=ROUND(RAND()*CHOOSE(RANDBETWEEN(1;3);10;100;1000);RANDBETWEEN(1;3))" office:value-type="float" office:value="48.879" calcext:value-type="float">
            <text:p>48,879</text:p>
          </table:table-cell>
          <table:table-cell table:style-name="ce7" office:value-type="string" calcext:value-type="string">
            <text:p>÷</text:p>
          </table:table-cell>
          <table:table-cell table:style-name="ce183" table:formula="of:=CHOOSE(INT(RAND()*3)+1;10;100;1000)" office:value-type="float" office:value="1000" calcext:value-type="float">
            <text:p>1000 =</text:p>
          </table:table-cell>
          <table:table-cell table:style-name="ce10"/>
          <table:table-cell/>
          <table:table-cell table:style-name="ce67" table:formula="of:=&quot;fact &quot;&amp;[.E27]" office:value-type="string" office:string-value="fact 54" calcext:value-type="string">
            <text:p>fact 54</text:p>
          </table:table-cell>
          <table:table-cell table:style-name="ce193" table:formula="of:=[.I27]*(CHOOSE([.AA27];0;0.01;0.001;1000;0.001;100;0.1;0.01;1000;0.1;0.001;10))&amp;&quot; &quot;&amp;[.L27]" office:value-type="string" office:string-value="0,1 L" calcext:value-type="string">
            <text:p>0,1 L</text:p>
          </table:table-cell>
          <table:table-cell table:style-name="ce57" table:formula="of:=[.AA27]+3" office:value-type="float" office:value="11" calcext:value-type="float">
            <text:p>11</text:p>
          </table:table-cell>
          <table:table-cell table:style-name="ce193" table:formula="of:=[.Q27]/[.S27]" office:value-type="float" office:value="0.048879" calcext:value-type="float">
            <text:p>0,048879</text:p>
          </table:table-cell>
          <table:table-cell/>
          <table:table-cell table:formula="of:=RANK([.AB27];[.AB23:.AB32])+2" office:value-type="float" office:value="8" calcext:value-type="float">
            <text:p>8</text:p>
          </table:table-cell>
          <table:table-cell table:style-name="ce83" table:formula="of:=RAND()" office:value-type="float" office:value="0.565393689539918" calcext:value-type="float">
            <text:p>0,565393689539918</text:p>
          </table:table-cell>
          <table:table-cell table:style-name="ce140" table:formula="of:=RANDBETWEEN(2;13)" office:value-type="float" office:value="12" calcext:value-type="float">
            <text:p>12</text:p>
          </table:table-cell>
          <table:table-cell table:style-name="ce141" table:formula="of:=RANDBETWEEN(2;5)" office:value-type="float" office:value="5" calcext:value-type="float">
            <text:p>5</text:p>
          </table:table-cell>
          <table:table-cell table:style-name="ce141" table:formula="of:=RANDBETWEEN(2;5)" office:value-type="float" office:value="2" calcext:value-type="float">
            <text:p>2</text:p>
          </table:table-cell>
          <table:table-cell table:number-columns-repeated="993"/>
        </table:table-row>
        <table:table-row table:style-name="ro3">
          <table:table-cell table:style-name="ce4" table:formula="of:=CHOOSE(ROUND(RAND())+1;-1;1)*RANDBETWEEN(1;30)" office:value-type="float" office:value="9" calcext:value-type="float">
            <text:p>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4" calcext:value-type="float">
            <text:p>1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5" calcext:value-type="float">
            <text:p>5</text:p>
          </table:table-cell>
          <table:table-cell table:style-name="ce20" office:value-type="string" calcext:value-type="string">
            <text:p>=</text:p>
          </table:table-cell>
          <table:table-cell table:style-name="ce46"/>
          <table:table-cell table:style-name="ce10"/>
          <table:table-cell table:style-name="ce4" table:formula="of:=RANDBETWEEN(2;12)*IF(ROUND(RAND());1;-1)" office:value-type="float" office:value="-6" calcext:value-type="float">
            <text:p>-6</text:p>
          </table:table-cell>
          <table:table-cell table:style-name="ce7" office:value-type="string" calcext:value-type="string">
            <text:p>×</text:p>
          </table:table-cell>
          <table:table-cell table:style-name="ce116" table:formula="of:=IF(ROUND(RAND());RANDBETWEEN(2;12);&quot;(-&quot;&amp;RANDBETWEEN(2;12)&amp;&quot;)&quot;)" office:value-type="float" office:value="10" calcext:value-type="float">
            <text:p>10</text:p>
          </table:table-cell>
          <table:table-cell table:style-name="ce10" office:value-type="string" calcext:value-type="string">
            <text:p>=</text:p>
          </table:table-cell>
          <table:table-cell table:style-name="ce4" table:formula="of:=ROUND(RAND()*CHOOSE(RANDBETWEEN(1;3);10;100;1000);RANDBETWEEN(1;3))" office:value-type="float" office:value="6.089" calcext:value-type="float">
            <text:p>6,089</text:p>
          </table:table-cell>
          <table:table-cell table:style-name="ce7" office:value-type="string" calcext:value-type="string">
            <text:p>×</text:p>
          </table:table-cell>
          <table:table-cell table:style-name="ce190" table:formula="of:=CHOOSE(INT(RAND()*3)+1;0.1;0.01;0.001)" office:value-type="float" office:value="0.001" calcext:value-type="float">
            <text:p>0,001 =</text:p>
          </table:table-cell>
          <table:table-cell table:style-name="ce10"/>
          <table:table-cell table:style-name="ce51" table:formula="of:=ROUNDUP(RAND()*1000/CHOOSE(RANDBETWEEN(1;4);1;10;100;1000);RANDBETWEEN(-2;2))" office:value-type="float" office:value="100" calcext:value-type="float">
            <text:p>100</text:p>
          </table:table-cell>
          <table:table-cell table:style-name="ce40" table:formula="of:=CHOOSE([.AA28];&quot;&quot;;&quot;dm²&quot;;&quot;cm²&quot;;&quot;mm²&quot;;&quot;km²&quot;;&quot;hm²&quot;;&quot;dam²&quot;;&quot;mm²&quot;;&quot;cm²&quot;;&quot;dm²&quot;;&quot;dam²&quot;;&quot;hm²&quot;;&quot;km²&quot;)" office:value-type="string" office:string-value="cm²" calcext:value-type="string">
            <text:p>cm²</text:p>
          </table:table-cell>
          <table:table-cell table:style-name="ce41" office:value-type="string" calcext:value-type="string">
            <text:p>=</text:p>
          </table:table-cell>
          <table:table-cell table:style-name="ce52" office:value-type="string" calcext:value-type="string">
            <text:p>m²</text:p>
          </table:table-cell>
          <table:table-cell/>
          <table:table-cell table:style-name="ce27" table:formula="of:=[.A28]+IF([.B28]=&quot;+&quot;;[.C28];-[.C28])+IF([.D28]=&quot;+&quot;;[.E28];-[.E28])" office:value-type="float" office:value="28" calcext:value-type="float">
            <text:p>28</text:p>
          </table:table-cell>
          <table:table-cell table:style-name="ce193" table:formula="of:=[.I28]*[.K28]" office:value-type="float" office:value="-60" calcext:value-type="float">
            <text:p>-60</text:p>
          </table:table-cell>
          <table:table-cell table:style-name="ce57" table:formula="of:=[.M28]*[.O28]" office:value-type="float" office:value="0.006089" calcext:value-type="float">
            <text:p>0,006089</text:p>
          </table:table-cell>
          <table:table-cell table:style-name="ce193" table:formula="of:=[.Q28]*CHOOSE([.AA28];0;0.01;0.0001;0.000001;1000000;10000;100;0.000001;0.0001;0.01;100;10000;1000000)&amp;&quot; &quot;&amp;[.T28]" office:value-type="string" office:string-value="0,01 m²" calcext:value-type="string">
            <text:p>0,01 m²</text:p>
          </table:table-cell>
          <table:table-cell/>
          <table:table-cell table:formula="of:=RANK([.AB28];[.AB23:.AB32])+2" office:value-type="float" office:value="3" calcext:value-type="float">
            <text:p>3</text:p>
          </table:table-cell>
          <table:table-cell table:style-name="ce83" table:formula="of:=RAND()" office:value-type="float" office:value="0.962989919502444" calcext:value-type="float">
            <text:p>0,962989919502444</text:p>
          </table:table-cell>
          <table:table-cell table:style-name="ce140" table:formula="of:=RANDBETWEEN(2;13)" office:value-type="float" office:value="9" calcext:value-type="float">
            <text:p>9</text:p>
          </table:table-cell>
          <table:table-cell table:style-name="ce141" table:formula="of:=RANDBETWEEN(2;5)" office:value-type="float" office:value="3" calcext:value-type="float">
            <text:p>3</text:p>
          </table:table-cell>
          <table:table-cell table:style-name="ce141" table:formula="of:=RANDBETWEEN(2;5)" office:value-type="float" office:value="2" calcext:value-type="float">
            <text:p>2</text:p>
          </table:table-cell>
          <table:table-cell table:number-columns-repeated="993"/>
        </table:table-row>
        <table:table-row table:style-name="ro3">
          <table:table-cell table:style-name="ce4" table:formula="of:=CHOOSE(ROUND(RAND())+1;-1;1)*RANDBETWEEN(1;30)" office:value-type="float" office:value="30" calcext:value-type="float">
            <text:p>3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4" calcext:value-type="float">
            <text:p>1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5" calcext:value-type="float">
            <text:p>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6" calcext:value-type="float">
            <text:p>16</text:p>
          </table:table-cell>
          <table:table-cell table:style-name="ce10" office:value-type="string" calcext:value-type="string">
            <text:p>=</text:p>
          </table:table-cell>
          <table:table-cell table:style-name="ce4" table:formula="of:=RANDBETWEEN(2;12)*IF(ROUND(RAND());1;-1)" office:value-type="float" office:value="8" calcext:value-type="float">
            <text:p>8</text:p>
          </table:table-cell>
          <table:table-cell table:style-name="ce7" office:value-type="string" calcext:value-type="string">
            <text:p>×</text:p>
          </table:table-cell>
          <table:table-cell table:style-name="ce116" table:formula="of:=IF(ROUND(RAND());RANDBETWEEN(2;12);&quot;(-&quot;&amp;RANDBETWEEN(2;12)&amp;&quot;)&quot;)" office:value-type="string" office:string-value="(-6)" calcext:value-type="string">
            <text:p>(-6)</text:p>
          </table:table-cell>
          <table:table-cell table:style-name="ce10" office:value-type="string" calcext:value-type="string">
            <text:p>=</text:p>
          </table:table-cell>
          <table:table-cell table:style-name="ce4" table:formula="of:=ROUND(RAND()*CHOOSE(RANDBETWEEN(1;3);10;100;1000);RANDBETWEEN(1;3))" office:value-type="float" office:value="64.9" calcext:value-type="float">
            <text:p>64,9</text:p>
          </table:table-cell>
          <table:table-cell table:style-name="ce7" office:value-type="string" calcext:value-type="string">
            <text:p>×</text:p>
          </table:table-cell>
          <table:table-cell table:style-name="ce190" table:formula="of:=CHOOSE(INT(RAND()*3)+1;0.1;0.01;0.001)" office:value-type="float" office:value="0.01" calcext:value-type="float">
            <text:p>0,01 =</text:p>
          </table:table-cell>
          <table:table-cell table:style-name="ce10"/>
          <table:table-cell table:style-name="ce51" table:formula="of:=ROUNDUP(RAND()*1000/CHOOSE(RANDBETWEEN(1;4);1;10;100;1000);RANDBETWEEN(-2;2))" office:value-type="float" office:value="0.67" calcext:value-type="float">
            <text:p>0,67</text:p>
          </table:table-cell>
          <table:table-cell table:style-name="ce40" table:formula="of:=CHOOSE([.AA29];&quot;&quot;;&quot;dm²&quot;;&quot;cm²&quot;;&quot;mm²&quot;;&quot;km²&quot;;&quot;hm²&quot;;&quot;dam²&quot;;&quot;mm²&quot;;&quot;cm²&quot;;&quot;dm²&quot;;&quot;dam²&quot;;&quot;hm²&quot;;&quot;km²&quot;)" office:value-type="string" office:string-value="dm²" calcext:value-type="string">
            <text:p>dm²</text:p>
          </table:table-cell>
          <table:table-cell table:style-name="ce41" office:value-type="string" calcext:value-type="string">
            <text:p>=</text:p>
          </table:table-cell>
          <table:table-cell table:style-name="ce52" office:value-type="string" calcext:value-type="string">
            <text:p>m²</text:p>
          </table:table-cell>
          <table:table-cell/>
          <table:table-cell table:style-name="ce27" table:formula="of:=[.A29]+IF([.B29]=&quot;+&quot;;[.C29];-[.C29])+IF([.D29]=&quot;+&quot;;[.E29];-[.E29])+IF([.F29]=&quot;+&quot;;[.G29];-[.G29])" office:value-type="float" office:value="-5" calcext:value-type="float">
            <text:p>-5</text:p>
          </table:table-cell>
          <table:table-cell table:style-name="ce193" table:formula="of:=[.I29]*[.K29]" office:value-type="float" office:value="-48" calcext:value-type="float">
            <text:p>-48</text:p>
          </table:table-cell>
          <table:table-cell table:style-name="ce57" table:formula="of:=[.M29]*[.O29]" office:value-type="float" office:value="0.649" calcext:value-type="float">
            <text:p>0,649</text:p>
          </table:table-cell>
          <table:table-cell table:style-name="ce193" table:formula="of:=[.Q29]*CHOOSE([.AA29];0;0.01;0.0001;0.000001;1000000;10000;100;0.000001;0.0001;0.01;100;10000;1000000)&amp;&quot; &quot;&amp;[.T29]" office:value-type="string" office:string-value="0,0067 m²" calcext:value-type="string">
            <text:p>0,0067 m²</text:p>
          </table:table-cell>
          <table:table-cell/>
          <table:table-cell table:formula="of:=RANK([.AB29];[.AB23:.AB32])+2" office:value-type="float" office:value="10" calcext:value-type="float">
            <text:p>10</text:p>
          </table:table-cell>
          <table:table-cell table:style-name="ce83" table:formula="of:=RAND()" office:value-type="float" office:value="0.332929352904525" calcext:value-type="float">
            <text:p>0,332929352904525</text:p>
          </table:table-cell>
          <table:table-cell table:style-name="ce140" table:formula="of:=RANDBETWEEN(2;13)" office:value-type="float" office:value="4" calcext:value-type="float">
            <text:p>4</text:p>
          </table:table-cell>
          <table:table-cell table:style-name="ce141" table:formula="of:=RANDBETWEEN(2;5)" office:value-type="float" office:value="4" calcext:value-type="float">
            <text:p>4</text:p>
          </table:table-cell>
          <table:table-cell table:style-name="ce141" table:formula="of:=RANDBETWEEN(2;5)" office:value-type="float" office:value="2" calcext:value-type="float">
            <text:p>2</text:p>
          </table:table-cell>
          <table:table-cell table:number-columns-repeated="993"/>
        </table:table-row>
        <table:table-row table:style-name="ro3">
          <table:table-cell table:style-name="ce4" table:formula="of:=CHOOSE(ROUND(RAND())+1;-1;1)*RANDBETWEEN(1;30)" office:value-type="float" office:value="14" calcext:value-type="float">
            <text:p>1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6" calcext:value-type="float">
            <text:p>1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2" calcext:value-type="float">
            <text:p>2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9" calcext:value-type="float">
            <text:p>9</text:p>
          </table:table-cell>
          <table:table-cell table:style-name="ce10" office:value-type="string" calcext:value-type="string">
            <text:p>=</text:p>
          </table:table-cell>
          <table:table-cell table:style-name="ce136" table:formula="of:=[.AC30]&amp;&quot;x + &quot;&amp;[.AD30]" office:value-type="string" office:string-value="6x + 3" calcext:value-type="string">
            <text:p>6x + 3</text:p>
          </table:table-cell>
          <table:table-cell table:style-name="ce137" office:value-type="string" calcext:value-type="string">
            <text:p>pour x =</text:p>
          </table:table-cell>
          <table:table-cell table:style-name="ce187" table:formula="of:=RANDBETWEEN(0;9)" office:value-type="float" office:value="6" calcext:value-type="float">
            <text:p>6 :</text:p>
          </table:table-cell>
          <table:table-cell table:style-name="ce56"/>
          <table:table-cell table:style-name="ce136" table:formula="of:=&quot;x² + x + &quot;&amp;[.AE30]" office:value-type="string" office:string-value="x² + x + 3" calcext:value-type="string">
            <text:p>x² + x + 3</text:p>
          </table:table-cell>
          <table:table-cell table:style-name="ce189" office:value-type="string" calcext:value-type="string">
            <text:p>pour</text:p>
          </table:table-cell>
          <table:table-cell table:style-name="ce191" table:formula="of:=RANDBETWEEN(0;5)" office:value-type="float" office:value="2" calcext:value-type="float">
            <text:p>x=2 :</text:p>
          </table:table-cell>
          <table:table-cell table:style-name="ce56"/>
          <table:table-cell table:style-name="ce136" table:formula="of:=[.AC29]&amp;&quot;x² - &quot;&amp;[.AD29]&amp;&quot;x + &quot;&amp;[.AE29]" office:value-type="string" office:string-value="4x² - 4x + 2" calcext:value-type="string">
            <text:p>4x² - 4x + 2</text:p>
          </table:table-cell>
          <table:table-cell table:style-name="ce137" office:value-type="string" calcext:value-type="string">
            <text:p>pour</text:p>
          </table:table-cell>
          <table:table-cell table:style-name="ce191" table:formula="of:=RANDBETWEEN(0;5)" office:value-type="float" office:value="5" calcext:value-type="float">
            <text:p>x=5 :</text:p>
          </table:table-cell>
          <table:table-cell table:style-name="ce56"/>
          <table:table-cell/>
          <table:table-cell table:style-name="ce27" table:formula="of:=[.A30]+IF([.B30]=&quot;+&quot;;[.C30];-[.C30])+IF([.D30]=&quot;+&quot;;[.E30];-[.E30])+IF([.F30]=&quot;+&quot;;[.G30];-[.G30])" office:value-type="float" office:value="17" calcext:value-type="float">
            <text:p>17</text:p>
          </table:table-cell>
          <table:table-cell table:style-name="ce193" table:formula="of:=[.K30]*[.AC30]+[.AD30]" office:value-type="float" office:value="39" calcext:value-type="float">
            <text:p>39</text:p>
          </table:table-cell>
          <table:table-cell table:style-name="ce57" table:formula="of:=[.O30]^2+[.O30]+[.AE30]" office:value-type="float" office:value="9" calcext:value-type="float">
            <text:p>9</text:p>
          </table:table-cell>
          <table:table-cell table:style-name="ce181" table:formula="of:=[.AC29]*[.S30]^2+[.AD29]*[.S30]+[.AE29]" office:value-type="float" office:value="122" calcext:value-type="float">
            <text:p>122</text:p>
          </table:table-cell>
          <table:table-cell/>
          <table:table-cell table:formula="of:=RANK([.AB30];[.AB23:.AB32])+2" office:value-type="float" office:value="11" calcext:value-type="float">
            <text:p>11</text:p>
          </table:table-cell>
          <table:table-cell table:style-name="ce83" table:formula="of:=RAND()" office:value-type="float" office:value="0.195259776405544" calcext:value-type="float">
            <text:p>0,195259776405544</text:p>
          </table:table-cell>
          <table:table-cell table:style-name="ce140" table:formula="of:=RANDBETWEEN(2;13)" office:value-type="float" office:value="6" calcext:value-type="float">
            <text:p>6</text:p>
          </table:table-cell>
          <table:table-cell table:style-name="ce141" table:formula="of:=RANDBETWEEN(2;5)" office:value-type="float" office:value="3" calcext:value-type="float">
            <text:p>3</text:p>
          </table:table-cell>
          <table:table-cell table:style-name="ce141" table:formula="of:=RANDBETWEEN(2;5)" office:value-type="float" office:value="3" calcext:value-type="float">
            <text:p>3</text:p>
          </table:table-cell>
          <table:table-cell table:number-columns-repeated="993"/>
        </table:table-row>
        <table:table-row table:style-name="ro3">
          <table:table-cell table:style-name="ce5" office:value-type="string" calcext:value-type="string" table:number-columns-spanned="8" table:number-rows-spanned="1">
            <text:p>😕 <text:s text:c="3"/>😃 <text:s text:c="3"/>😎</text:p>
          </table:table-cell>
          <table:covered-table-cell table:number-columns-repeated="4" table:style-name="ce5"/>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B31];[.AB23:.AB32])+2" office:value-type="float" office:value="6" calcext:value-type="float">
            <text:p>6</text:p>
          </table:table-cell>
          <table:table-cell table:style-name="ce83" table:formula="of:=RAND()" office:value-type="float" office:value="0.781762111937318" calcext:value-type="float">
            <text:p>0,781762111937318</text:p>
          </table:table-cell>
          <table:table-cell table:number-columns-repeated="996"/>
        </table:table-row>
        <table:table-row table:style-name="ro4">
          <table:table-cell table:number-columns-repeated="26"/>
          <table:table-cell table:formula="of:=RANK([.AB32];[.AB23:.AB32])+2" office:value-type="float" office:value="4" calcext:value-type="float">
            <text:p>4</text:p>
          </table:table-cell>
          <table:table-cell table:style-name="ce83" table:formula="of:=RAND()" office:value-type="float" office:value="0.925991091416702" calcext:value-type="float">
            <text:p>0,925991091416702</text:p>
          </table:table-cell>
          <table:table-cell table:number-columns-repeated="996"/>
        </table:table-row>
        <table:table-row table:style-name="ro5">
          <table:table-cell table:number-columns-repeated="1024"/>
        </table:table-row>
        <table:table-row table:style-name="ro2">
          <table:table-cell table:style-name="ce66" office:value-type="string" calcext:value-type="string" table:number-columns-spanned="8" table:number-rows-spanned="2">
            <text:p>2<text:span text:style-name="T2">e</text:span> DAN</text:p>
          </table:table-cell>
          <table:covered-table-cell table:number-columns-repeated="4" table:style-name="ce66"/>
          <table:covered-table-cell table:number-columns-repeated="3"/>
          <table:table-cell table:style-name="ce11" office:value-type="string" calcext:value-type="string" table:number-columns-spanned="6" table:number-rows-spanned="1">
            <text:p><text:span text:style-name="T10">TEST 4</text:span><text:span text:style-name="T11">e</text:span><text:span text:style-name="T10"> - Date : ……………………………</text:span></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AB34];[.AB34:.AB43])+2" office:value-type="float" office:value="7" calcext:value-type="float">
            <text:p>7</text:p>
          </table:table-cell>
          <table:table-cell table:style-name="ce83" table:formula="of:=RAND()" office:value-type="float" office:value="0.653936692078846" calcext:value-type="float">
            <text:p>0,653936692078846</text:p>
          </table:table-cell>
          <table:table-cell table:number-columns-repeated="996"/>
        </table:table-row>
        <table:table-row table:style-name="ro2">
          <table:covered-table-cell table:number-columns-repeated="6"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T$2]" office:value-type="string" office:string-value="v2275" calcext:value-type="string">
            <text:p>v2275</text:p>
          </table:table-cell>
          <table:table-cell/>
          <table:table-cell table:style-name="ce25" office:value-type="string" calcext:value-type="string" table:number-columns-spanned="4" table:number-rows-spanned="1">
            <text:p>Correction 2<text:span text:style-name="T2">e</text:span> DAN</text:p>
          </table:table-cell>
          <table:covered-table-cell table:style-name="ce28"/>
          <table:covered-table-cell table:style-name="ce30"/>
          <table:covered-table-cell table:style-name="ce31"/>
          <table:table-cell/>
          <table:table-cell table:formula="of:=RANK([.AB35];[.AB34:.AB43])+2" office:value-type="float" office:value="4" calcext:value-type="float">
            <text:p>4</text:p>
          </table:table-cell>
          <table:table-cell table:style-name="ce83" table:formula="of:=RAND()" office:value-type="float" office:value="0.942394080410742" calcext:value-type="float">
            <text:p>0,942394080410742</text:p>
          </table:table-cell>
          <table:table-cell table:number-columns-repeated="996"/>
        </table:table-row>
        <table:table-row table:style-name="ro3">
          <table:table-cell table:style-name="ce37" office:value-type="string" calcext:value-type="string" table:number-columns-spanned="20" table:number-rows-spanned="1">
            <text:p>Mélange de calculs issus de toutes les ceintures</text:p>
          </table:table-cell>
          <table:covered-table-cell table:number-columns-repeated="4" table:style-name="ce37"/>
          <table:covered-table-cell table:number-columns-repeated="3"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T34]" office:value-type="string" office:string-value="AD" calcext:value-type="string">
            <text:p>AD</text:p>
          </table:table-cell>
          <table:table-cell table:style-name="ce96"/>
          <table:table-cell table:style-name="ce99" table:formula="of:=[.T35]" office:value-type="string" office:string-value="v2275" calcext:value-type="string">
            <text:p>v2275</text:p>
          </table:table-cell>
          <table:table-cell table:style-name="ce83"/>
          <table:table-cell table:formula="of:=RANK([.AB36];[.AB34:.AB43])+2" office:value-type="float" office:value="9" calcext:value-type="float">
            <text:p>9</text:p>
          </table:table-cell>
          <table:table-cell table:style-name="ce83" table:formula="of:=RAND()" office:value-type="float" office:value="0.589518217839361" calcext:value-type="float">
            <text:p>0,589518217839361</text:p>
          </table:table-cell>
          <table:table-cell/>
          <table:table-cell table:style-name="ce83" table:number-columns-repeated="2"/>
          <table:table-cell table:number-columns-repeated="993"/>
        </table:table-row>
        <table:table-row table:style-name="ro3">
          <table:table-cell table:style-name="ce185" office:value-type="string" calcext:value-type="string">
            <text:p>Décomposer en produit</text:p>
          </table:table-cell>
          <table:table-cell table:style-name="ce186" table:number-columns-repeated="3"/>
          <table:table-cell table:style-name="ce7" table:formula="of:=RANDBETWEEN(2;5)*RANDBETWEEN(2;6)*RANDBETWEEN(2;7)" office:value-type="float" office:value="48" calcext:value-type="float">
            <text:p>48</text:p>
          </table:table-cell>
          <table:table-cell table:style-name="ce7" office:value-type="string" calcext:value-type="string">
            <text:p>=</text:p>
          </table:table-cell>
          <table:table-cell table:style-name="ce46"/>
          <table:table-cell table:style-name="ce10"/>
          <table:table-cell table:style-name="ce51" table:formula="of:=ROUNDUP(RAND()*1000/CHOOSE(RANDBETWEEN(1;4);1;10;100;1000);RANDBETWEEN(-2;2))" office:value-type="float" office:value="970.43" calcext:value-type="float">
            <text:p>970,43</text:p>
          </table:table-cell>
          <table:table-cell table:style-name="ce40" table:formula="of:=CHOOSE([.AA37];&quot;&quot;;&quot;cm&quot;;&quot;mm&quot;;&quot;km&quot;;&quot;mL&quot;;&quot;hL&quot;;&quot;dL&quot;;&quot;cL&quot;;&quot;kg&quot;;&quot;dg&quot;;&quot;mg&quot;;&quot;dag&quot;)" office:value-type="string" office:string-value="cL" calcext:value-type="string">
            <text:p>cL</text:p>
          </table:table-cell>
          <table:table-cell table:style-name="ce40" office:value-type="string" calcext:value-type="string">
            <text:p>=</text:p>
          </table:table-cell>
          <table:table-cell table:style-name="ce52" table:formula="of:=IF([.AA37]&lt;5;&quot;m&quot;;IF(AND([.AA37]&gt;4;[.AA37]&lt;9);&quot;L&quot;;&quot;g&quot;))" office:value-type="string" office:string-value="L" calcext:value-type="string">
            <text:p>L</text:p>
          </table:table-cell>
          <table:table-cell table:style-name="ce4" table:formula="of:=([.AA37]+3)^2" office:value-type="float" office:value="121" calcext:value-type="float">
            <text:p>121</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4" table:formula="of:=ROUND(RAND()*CHOOSE(RANDBETWEEN(1;3);10;100;1000);RANDBETWEEN(1;3))" office:value-type="float" office:value="6.9" calcext:value-type="float">
            <text:p>6,9</text:p>
          </table:table-cell>
          <table:table-cell table:style-name="ce7" office:value-type="string" calcext:value-type="string">
            <text:p>÷</text:p>
          </table:table-cell>
          <table:table-cell table:style-name="ce183" table:formula="of:=CHOOSE(INT(RAND()*3)+1;10;100;1000)" office:value-type="float" office:value="10" calcext:value-type="float">
            <text:p>10 =</text:p>
          </table:table-cell>
          <table:table-cell table:style-name="ce10"/>
          <table:table-cell/>
          <table:table-cell table:style-name="ce67" table:formula="of:=&quot;fact &quot;&amp;[.E37]" office:value-type="string" office:string-value="fact 48" calcext:value-type="string">
            <text:p>fact 48</text:p>
          </table:table-cell>
          <table:table-cell table:style-name="ce193" table:formula="of:=[.I37]*(CHOOSE([.AA37];0;0.01;0.001;1000;0.001;100;0.1;0.01;1000;0.1;0.001;10))&amp;&quot; &quot;&amp;[.L37]" office:value-type="string" office:string-value="9,7043 L" calcext:value-type="string">
            <text:p>9,7043 L</text:p>
          </table:table-cell>
          <table:table-cell table:style-name="ce57" table:formula="of:=[.AA37]+3" office:value-type="float" office:value="11" calcext:value-type="float">
            <text:p>11</text:p>
          </table:table-cell>
          <table:table-cell table:style-name="ce193" table:formula="of:=[.Q37]/[.S37]" office:value-type="float" office:value="0.69" calcext:value-type="float">
            <text:p>0,69</text:p>
          </table:table-cell>
          <table:table-cell/>
          <table:table-cell table:formula="of:=RANK([.AB37];[.AB34:.AB43])+2" office:value-type="float" office:value="8" calcext:value-type="float">
            <text:p>8</text:p>
          </table:table-cell>
          <table:table-cell table:style-name="ce83" table:formula="of:=RAND()" office:value-type="float" office:value="0.651338655093354" calcext:value-type="float">
            <text:p>0,651338655093354</text:p>
          </table:table-cell>
          <table:table-cell table:style-name="ce140" table:formula="of:=RANDBETWEEN(2;13)" office:value-type="float" office:value="10" calcext:value-type="float">
            <text:p>10</text:p>
          </table:table-cell>
          <table:table-cell table:style-name="ce141" table:formula="of:=RANDBETWEEN(2;5)" office:value-type="float" office:value="5" calcext:value-type="float">
            <text:p>5</text:p>
          </table:table-cell>
          <table:table-cell table:style-name="ce141" table:formula="of:=RANDBETWEEN(2;4)" office:value-type="float" office:value="4" calcext:value-type="float">
            <text:p>4</text:p>
          </table:table-cell>
          <table:table-cell table:number-columns-repeated="993"/>
        </table:table-row>
        <table:table-row table:style-name="ro3">
          <table:table-cell table:style-name="ce185" office:value-type="string" calcext:value-type="string">
            <text:p>Décomposer en produit</text:p>
          </table:table-cell>
          <table:table-cell table:style-name="ce20" table:number-columns-repeated="3"/>
          <table:table-cell table:style-name="ce7" table:formula="of:=RANDBETWEEN(2;5)*RANDBETWEEN(2;6)*RANDBETWEEN(2;7)" office:value-type="float" office:value="60" calcext:value-type="float">
            <text:p>60</text:p>
          </table:table-cell>
          <table:table-cell table:style-name="ce7" office:value-type="string" calcext:value-type="string">
            <text:p>=</text:p>
          </table:table-cell>
          <table:table-cell table:style-name="ce9"/>
          <table:table-cell table:style-name="ce10"/>
          <table:table-cell table:style-name="ce51" table:formula="of:=ROUNDUP(RAND()*1000/CHOOSE(RANDBETWEEN(1;4);1;10;100;1000);RANDBETWEEN(-2;2))" office:value-type="float" office:value="3.9" calcext:value-type="float">
            <text:p>3,9</text:p>
          </table:table-cell>
          <table:table-cell table:style-name="ce40" table:formula="of:=CHOOSE([.AA38];&quot;&quot;;&quot;cm&quot;;&quot;mm&quot;;&quot;km&quot;;&quot;mL&quot;;&quot;hL&quot;;&quot;dL&quot;;&quot;cL&quot;;&quot;kg&quot;;&quot;dg&quot;;&quot;mg&quot;;&quot;dag&quot;)" office:value-type="string" office:string-value="hL" calcext:value-type="string">
            <text:p>hL</text:p>
          </table:table-cell>
          <table:table-cell table:style-name="ce40" office:value-type="string" calcext:value-type="string">
            <text:p>=</text:p>
          </table:table-cell>
          <table:table-cell table:style-name="ce52" table:formula="of:=IF([.AA38]&lt;5;&quot;m&quot;;IF(AND([.AA38]&gt;4;[.AA38]&lt;9);&quot;L&quot;;&quot;g&quot;))" office:value-type="string" office:string-value="L" calcext:value-type="string">
            <text:p>L</text:p>
          </table:table-cell>
          <table:table-cell table:style-name="ce4" table:formula="of:=([.AA38]+3)^2" office:value-type="float" office:value="81" calcext:value-type="float">
            <text:p>81</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4" table:formula="of:=ROUND(RAND()*CHOOSE(RANDBETWEEN(1;3);10;100;1000);RANDBETWEEN(1;3))" office:value-type="float" office:value="0.96" calcext:value-type="float">
            <text:p>0,96</text:p>
          </table:table-cell>
          <table:table-cell table:style-name="ce7" office:value-type="string" calcext:value-type="string">
            <text:p>÷</text:p>
          </table:table-cell>
          <table:table-cell table:style-name="ce183" table:formula="of:=CHOOSE(INT(RAND()*3)+1;10;100;1000)" office:value-type="float" office:value="100" calcext:value-type="float">
            <text:p>100 =</text:p>
          </table:table-cell>
          <table:table-cell table:style-name="ce10"/>
          <table:table-cell/>
          <table:table-cell table:style-name="ce67" table:formula="of:=&quot;fact &quot;&amp;[.E38]" office:value-type="string" office:string-value="fact 60" calcext:value-type="string">
            <text:p>fact 60</text:p>
          </table:table-cell>
          <table:table-cell table:style-name="ce193" table:formula="of:=[.I38]*(CHOOSE([.AA38];0;0.01;0.001;1000;0.001;100;0.1;0.01;1000;0.1;0.001;10))&amp;&quot; &quot;&amp;[.L38]" office:value-type="string" office:string-value="390 L" calcext:value-type="string">
            <text:p>390 L</text:p>
          </table:table-cell>
          <table:table-cell table:style-name="ce57" table:formula="of:=[.AA38]+3" office:value-type="float" office:value="9" calcext:value-type="float">
            <text:p>9</text:p>
          </table:table-cell>
          <table:table-cell table:style-name="ce193" table:formula="of:=[.Q38]/[.S38]" office:value-type="float" office:value="0.0096" calcext:value-type="float">
            <text:p>0,0096</text:p>
          </table:table-cell>
          <table:table-cell/>
          <table:table-cell table:formula="of:=RANK([.AB38];[.AB34:.AB43])+2" office:value-type="float" office:value="6" calcext:value-type="float">
            <text:p>6</text:p>
          </table:table-cell>
          <table:table-cell table:style-name="ce83" table:formula="of:=RAND()" office:value-type="float" office:value="0.686666914690708" calcext:value-type="float">
            <text:p>0,686666914690708</text:p>
          </table:table-cell>
          <table:table-cell table:style-name="ce140" table:formula="of:=RANDBETWEEN(2;13)" office:value-type="float" office:value="9" calcext:value-type="float">
            <text:p>9</text:p>
          </table:table-cell>
          <table:table-cell table:style-name="ce141" table:formula="of:=RANDBETWEEN(2;5)" office:value-type="float" office:value="2" calcext:value-type="float">
            <text:p>2</text:p>
          </table:table-cell>
          <table:table-cell table:style-name="ce141" table:formula="of:=RANDBETWEEN(2;5)" office:value-type="float" office:value="3" calcext:value-type="float">
            <text:p>3</text:p>
          </table:table-cell>
          <table:table-cell table:number-columns-repeated="993"/>
        </table:table-row>
        <table:table-row table:style-name="ro3">
          <table:table-cell table:style-name="ce4" table:formula="of:=CHOOSE(ROUND(RAND())+1;-1;1)*RANDBETWEEN(1;30)" office:value-type="float" office:value="-22" calcext:value-type="float">
            <text:p>-2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2" calcext:value-type="float">
            <text:p>1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1" calcext:value-type="float">
            <text:p>21</text:p>
          </table:table-cell>
          <table:table-cell table:style-name="ce20" office:value-type="string" calcext:value-type="string">
            <text:p>=</text:p>
          </table:table-cell>
          <table:table-cell table:style-name="ce46"/>
          <table:table-cell table:style-name="ce10"/>
          <table:table-cell table:style-name="ce4" table:formula="of:=RANDBETWEEN(2;12)*IF(ROUND(RAND());1;-1)" office:value-type="float" office:value="12" calcext:value-type="float">
            <text:p>12</text:p>
          </table:table-cell>
          <table:table-cell table:style-name="ce7" office:value-type="string" calcext:value-type="string">
            <text:p>×</text:p>
          </table:table-cell>
          <table:table-cell table:style-name="ce116" table:formula="of:=IF(ROUND(RAND());RANDBETWEEN(2;12);&quot;(-&quot;&amp;RANDBETWEEN(2;12)&amp;&quot;)&quot;)" office:value-type="string" office:string-value="(-4)" calcext:value-type="string">
            <text:p>(-4)</text:p>
          </table:table-cell>
          <table:table-cell table:style-name="ce10" office:value-type="string" calcext:value-type="string">
            <text:p>=</text:p>
          </table:table-cell>
          <table:table-cell table:style-name="ce4" table:formula="of:=ROUND(RAND()*CHOOSE(RANDBETWEEN(1;3);10;100;1000);RANDBETWEEN(1;3))" office:value-type="float" office:value="959.475" calcext:value-type="float">
            <text:p>959,475</text:p>
          </table:table-cell>
          <table:table-cell table:style-name="ce7" office:value-type="string" calcext:value-type="string">
            <text:p>×</text:p>
          </table:table-cell>
          <table:table-cell table:style-name="ce190" table:formula="of:=CHOOSE(INT(RAND()*3)+1;0.1;0.01;0.001)" office:value-type="float" office:value="0.001" calcext:value-type="float">
            <text:p>0,001 =</text:p>
          </table:table-cell>
          <table:table-cell table:style-name="ce10"/>
          <table:table-cell table:style-name="ce51" table:formula="of:=ROUNDUP(RAND()*1000/CHOOSE(RANDBETWEEN(1;4);1;10;100;1000);RANDBETWEEN(-2;2))" office:value-type="float" office:value="1.6" calcext:value-type="float">
            <text:p>1,6</text:p>
          </table:table-cell>
          <table:table-cell table:style-name="ce40" table:formula="of:=CHOOSE([.AA39];&quot;&quot;;&quot;dm²&quot;;&quot;cm²&quot;;&quot;mm²&quot;;&quot;km²&quot;;&quot;hm²&quot;;&quot;dam²&quot;;&quot;mm²&quot;;&quot;cm²&quot;;&quot;dm²&quot;;&quot;dam²&quot;;&quot;hm²&quot;;&quot;km²&quot;)" office:value-type="string" office:string-value="dam²" calcext:value-type="string">
            <text:p>dam²</text:p>
          </table:table-cell>
          <table:table-cell table:style-name="ce41" office:value-type="string" calcext:value-type="string">
            <text:p>=</text:p>
          </table:table-cell>
          <table:table-cell table:style-name="ce52" office:value-type="string" calcext:value-type="string">
            <text:p>m²</text:p>
          </table:table-cell>
          <table:table-cell/>
          <table:table-cell table:style-name="ce27" table:formula="of:=[.A39]+IF([.B39]=&quot;+&quot;;[.C39];-[.C39])+IF([.D39]=&quot;+&quot;;[.E39];-[.E39])" office:value-type="float" office:value="-13" calcext:value-type="float">
            <text:p>-13</text:p>
          </table:table-cell>
          <table:table-cell table:style-name="ce193" table:formula="of:=[.I39]*[.K39]" office:value-type="float" office:value="-48" calcext:value-type="float">
            <text:p>-48</text:p>
          </table:table-cell>
          <table:table-cell table:style-name="ce57" table:formula="of:=[.M39]*[.O39]" office:value-type="float" office:value="0.959475" calcext:value-type="float">
            <text:p>0,959475</text:p>
          </table:table-cell>
          <table:table-cell table:style-name="ce193" table:formula="of:=[.Q39]*CHOOSE([.AA39];0;0.01;0.0001;0.000001;1000000;10000;100;0.000001;0.0001;0.01;100;10000;1000000)&amp;&quot; &quot;&amp;[.T39]" office:value-type="string" office:string-value="160 m²" calcext:value-type="string">
            <text:p>160 m²</text:p>
          </table:table-cell>
          <table:table-cell/>
          <table:table-cell table:formula="of:=RANK([.AB39];[.AB34:.AB43])+2" office:value-type="float" office:value="11" calcext:value-type="float">
            <text:p>11</text:p>
          </table:table-cell>
          <table:table-cell table:style-name="ce83" table:formula="of:=RAND()" office:value-type="float" office:value="0.400286779888019" calcext:value-type="float">
            <text:p>0,400286779888019</text:p>
          </table:table-cell>
          <table:table-cell table:style-name="ce140" table:formula="of:=RANDBETWEEN(2;13)" office:value-type="float" office:value="8" calcext:value-type="float">
            <text:p>8</text:p>
          </table:table-cell>
          <table:table-cell table:style-name="ce141" table:formula="of:=RANDBETWEEN(2;5)" office:value-type="float" office:value="5" calcext:value-type="float">
            <text:p>5</text:p>
          </table:table-cell>
          <table:table-cell table:style-name="ce141" table:formula="of:=RANDBETWEEN(2;5)" office:value-type="float" office:value="5" calcext:value-type="float">
            <text:p>5</text:p>
          </table:table-cell>
          <table:table-cell table:number-columns-repeated="993"/>
        </table:table-row>
        <table:table-row table:style-name="ro3">
          <table:table-cell table:style-name="ce4" table:formula="of:=CHOOSE(ROUND(RAND())+1;-1;1)*RANDBETWEEN(1;30)" office:value-type="float" office:value="7" calcext:value-type="float">
            <text:p>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3" calcext:value-type="float">
            <text:p>1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0" calcext:value-type="float">
            <text:p>2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7" calcext:value-type="float">
            <text:p>27</text:p>
          </table:table-cell>
          <table:table-cell table:style-name="ce10" office:value-type="string" calcext:value-type="string">
            <text:p>=</text:p>
          </table:table-cell>
          <table:table-cell table:style-name="ce4" table:formula="of:=RANDBETWEEN(2;12)*IF(ROUND(RAND());1;-1)" office:value-type="float" office:value="5" calcext:value-type="float">
            <text:p>5</text:p>
          </table:table-cell>
          <table:table-cell table:style-name="ce7" office:value-type="string" calcext:value-type="string">
            <text:p>×</text:p>
          </table:table-cell>
          <table:table-cell table:style-name="ce116" table:formula="of:=IF(ROUND(RAND());RANDBETWEEN(2;12);&quot;(-&quot;&amp;RANDBETWEEN(2;12)&amp;&quot;)&quot;)" office:value-type="float" office:value="12" calcext:value-type="float">
            <text:p>12</text:p>
          </table:table-cell>
          <table:table-cell table:style-name="ce10" office:value-type="string" calcext:value-type="string">
            <text:p>=</text:p>
          </table:table-cell>
          <table:table-cell table:style-name="ce4" table:formula="of:=ROUND(RAND()*CHOOSE(RANDBETWEEN(1;3);10;100;1000);RANDBETWEEN(1;3))" office:value-type="float" office:value="27.367" calcext:value-type="float">
            <text:p>27,367</text:p>
          </table:table-cell>
          <table:table-cell table:style-name="ce7" office:value-type="string" calcext:value-type="string">
            <text:p>×</text:p>
          </table:table-cell>
          <table:table-cell table:style-name="ce190" table:formula="of:=CHOOSE(INT(RAND()*3)+1;0.1;0.01;0.001)" office:value-type="float" office:value="0.1" calcext:value-type="float">
            <text:p>0,1 =</text:p>
          </table:table-cell>
          <table:table-cell table:style-name="ce10"/>
          <table:table-cell table:style-name="ce51" table:formula="of:=ROUNDUP(RAND()*1000/CHOOSE(RANDBETWEEN(1;4);1;10;100;1000);RANDBETWEEN(-2;2))" office:value-type="float" office:value="900" calcext:value-type="float">
            <text:p>900</text:p>
          </table:table-cell>
          <table:table-cell table:style-name="ce40" table:formula="of:=CHOOSE([.AA40];&quot;&quot;;&quot;dm²&quot;;&quot;cm²&quot;;&quot;mm²&quot;;&quot;km²&quot;;&quot;hm²&quot;;&quot;dam²&quot;;&quot;mm²&quot;;&quot;cm²&quot;;&quot;dm²&quot;;&quot;dam²&quot;;&quot;hm²&quot;;&quot;km²&quot;)" office:value-type="string" office:string-value="hm²" calcext:value-type="string">
            <text:p>hm²</text:p>
          </table:table-cell>
          <table:table-cell table:style-name="ce41" office:value-type="string" calcext:value-type="string">
            <text:p>=</text:p>
          </table:table-cell>
          <table:table-cell table:style-name="ce52" office:value-type="string" calcext:value-type="string">
            <text:p>m²</text:p>
          </table:table-cell>
          <table:table-cell/>
          <table:table-cell table:style-name="ce27" table:formula="of:=[.A40]+IF([.B40]=&quot;+&quot;;[.C40];-[.C40])+IF([.D40]=&quot;+&quot;;[.E40];-[.E40])+IF([.F40]=&quot;+&quot;;[.G40];-[.G40])" office:value-type="float" office:value="-27" calcext:value-type="float">
            <text:p>-27</text:p>
          </table:table-cell>
          <table:table-cell table:style-name="ce193" table:formula="of:=[.I40]*[.K40]" office:value-type="float" office:value="60" calcext:value-type="float">
            <text:p>60</text:p>
          </table:table-cell>
          <table:table-cell table:style-name="ce57" table:formula="of:=[.M40]*[.O40]" office:value-type="float" office:value="2.7367" calcext:value-type="float">
            <text:p>2,7367</text:p>
          </table:table-cell>
          <table:table-cell table:style-name="ce193" table:formula="of:=[.Q40]*CHOOSE([.AA40];0;0.01;0.0001;0.000001;1000000;10000;100;0.000001;0.0001;0.01;100;10000;1000000)&amp;&quot; &quot;&amp;[.T40]" office:value-type="string" office:string-value="9000000 m²" calcext:value-type="string">
            <text:p>9000000 m²</text:p>
          </table:table-cell>
          <table:table-cell/>
          <table:table-cell table:formula="of:=RANK([.AB40];[.AB34:.AB43])+2" office:value-type="float" office:value="12" calcext:value-type="float">
            <text:p>12</text:p>
          </table:table-cell>
          <table:table-cell table:style-name="ce83" table:formula="of:=RAND()" office:value-type="float" office:value="0.302768858000194" calcext:value-type="float">
            <text:p>0,302768858000194</text:p>
          </table:table-cell>
          <table:table-cell table:style-name="ce140" table:formula="of:=RANDBETWEEN(2;13)" office:value-type="float" office:value="7" calcext:value-type="float">
            <text:p>7</text:p>
          </table:table-cell>
          <table:table-cell table:style-name="ce141" table:formula="of:=RANDBETWEEN(2;5)" office:value-type="float" office:value="4" calcext:value-type="float">
            <text:p>4</text:p>
          </table:table-cell>
          <table:table-cell table:style-name="ce141" table:formula="of:=RANDBETWEEN(2;5)" office:value-type="float" office:value="5" calcext:value-type="float">
            <text:p>5</text:p>
          </table:table-cell>
          <table:table-cell table:number-columns-repeated="993"/>
        </table:table-row>
        <table:table-row table:style-name="ro3">
          <table:table-cell table:style-name="ce4" table:formula="of:=CHOOSE(ROUND(RAND())+1;-1;1)*RANDBETWEEN(1;30)" office:value-type="float" office:value="-21" calcext:value-type="float">
            <text:p>-2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9" calcext:value-type="float">
            <text:p>2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4" calcext:value-type="float">
            <text:p>2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9" calcext:value-type="float">
            <text:p>9</text:p>
          </table:table-cell>
          <table:table-cell table:style-name="ce10" office:value-type="string" calcext:value-type="string">
            <text:p>=</text:p>
          </table:table-cell>
          <table:table-cell table:style-name="ce136" table:formula="of:=[.AC41]&amp;&quot;x + &quot;&amp;[.AD41]" office:value-type="string" office:string-value="3x + 5" calcext:value-type="string">
            <text:p>3x + 5</text:p>
          </table:table-cell>
          <table:table-cell table:style-name="ce137" office:value-type="string" calcext:value-type="string">
            <text:p>pour x =</text:p>
          </table:table-cell>
          <table:table-cell table:style-name="ce187" table:formula="of:=RANDBETWEEN(0;9)" office:value-type="float" office:value="4" calcext:value-type="float">
            <text:p>4 :</text:p>
          </table:table-cell>
          <table:table-cell table:style-name="ce56"/>
          <table:table-cell table:style-name="ce136" table:formula="of:=&quot;x² + x + &quot;&amp;[.AE41]" office:value-type="string" office:string-value="x² + x + 5" calcext:value-type="string">
            <text:p>x² + x + 5</text:p>
          </table:table-cell>
          <table:table-cell table:style-name="ce189" office:value-type="string" calcext:value-type="string">
            <text:p>pour</text:p>
          </table:table-cell>
          <table:table-cell table:style-name="ce191" table:formula="of:=RANDBETWEEN(0;5)" office:value-type="float" office:value="1" calcext:value-type="float">
            <text:p>x=1 :</text:p>
          </table:table-cell>
          <table:table-cell table:style-name="ce56"/>
          <table:table-cell table:style-name="ce136" table:formula="of:=[.AC40]&amp;&quot;x² - &quot;&amp;[.AD40]&amp;&quot;x + &quot;&amp;[.AE40]" office:value-type="string" office:string-value="7x² - 4x + 5" calcext:value-type="string">
            <text:p>7x² - 4x + 5</text:p>
          </table:table-cell>
          <table:table-cell table:style-name="ce137" office:value-type="string" calcext:value-type="string">
            <text:p>pour</text:p>
          </table:table-cell>
          <table:table-cell table:style-name="ce191" table:formula="of:=RANDBETWEEN(0;5)" office:value-type="float" office:value="1" calcext:value-type="float">
            <text:p>x=1 :</text:p>
          </table:table-cell>
          <table:table-cell table:style-name="ce56"/>
          <table:table-cell/>
          <table:table-cell table:style-name="ce27" table:formula="of:=[.A41]+IF([.B41]=&quot;+&quot;;[.C41];-[.C41])+IF([.D41]=&quot;+&quot;;[.E41];-[.E41])+IF([.F41]=&quot;+&quot;;[.G41];-[.G41])" office:value-type="float" office:value="-7" calcext:value-type="float">
            <text:p>-7</text:p>
          </table:table-cell>
          <table:table-cell table:style-name="ce193" table:formula="of:=[.K41]*[.AC41]+[.AD41]" office:value-type="float" office:value="17" calcext:value-type="float">
            <text:p>17</text:p>
          </table:table-cell>
          <table:table-cell table:style-name="ce57" table:formula="of:=[.O41]^2+[.O41]+[.AE41]" office:value-type="float" office:value="7" calcext:value-type="float">
            <text:p>7</text:p>
          </table:table-cell>
          <table:table-cell table:style-name="ce181" table:formula="of:=[.AC40]*[.S41]^2+[.AD40]*[.S41]+[.AE40]" office:value-type="float" office:value="16" calcext:value-type="float">
            <text:p>16</text:p>
          </table:table-cell>
          <table:table-cell/>
          <table:table-cell table:formula="of:=RANK([.AB41];[.AB34:.AB43])+2" office:value-type="float" office:value="10" calcext:value-type="float">
            <text:p>10</text:p>
          </table:table-cell>
          <table:table-cell table:style-name="ce83" table:formula="of:=RAND()" office:value-type="float" office:value="0.490498807770545" calcext:value-type="float">
            <text:p>0,490498807770545</text:p>
          </table:table-cell>
          <table:table-cell table:style-name="ce140" table:formula="of:=RANDBETWEEN(2;13)" office:value-type="float" office:value="3" calcext:value-type="float">
            <text:p>3</text:p>
          </table:table-cell>
          <table:table-cell table:style-name="ce141" table:formula="of:=RANDBETWEEN(2;5)" office:value-type="float" office:value="5" calcext:value-type="float">
            <text:p>5</text:p>
          </table:table-cell>
          <table:table-cell table:style-name="ce141" table:formula="of:=RANDBETWEEN(2;5)" office:value-type="float" office:value="5" calcext:value-type="float">
            <text:p>5</text:p>
          </table:table-cell>
          <table:table-cell table:number-columns-repeated="993"/>
        </table:table-row>
        <table:table-row table:style-name="ro3">
          <table:table-cell table:style-name="ce5" office:value-type="string" calcext:value-type="string" table:number-columns-spanned="8" table:number-rows-spanned="1">
            <text:p>😕 <text:s text:c="3"/>😃 <text:s text:c="3"/>😎</text:p>
          </table:table-cell>
          <table:covered-table-cell table:number-columns-repeated="4" table:style-name="ce5"/>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B42];[.AB34:.AB43])+2" office:value-type="float" office:value="3" calcext:value-type="float">
            <text:p>3</text:p>
          </table:table-cell>
          <table:table-cell table:style-name="ce83" table:formula="of:=RAND()" office:value-type="float" office:value="0.944768601647226" calcext:value-type="float">
            <text:p>0,944768601647226</text:p>
          </table:table-cell>
          <table:table-cell table:number-columns-repeated="996"/>
        </table:table-row>
        <table:table-row table:style-name="ro4">
          <table:table-cell table:number-columns-repeated="26"/>
          <table:table-cell table:formula="of:=RANK([.AB43];[.AB34:.AB43])+2" office:value-type="float" office:value="5" calcext:value-type="float">
            <text:p>5</text:p>
          </table:table-cell>
          <table:table-cell table:style-name="ce83" table:formula="of:=RAND()" office:value-type="float" office:value="0.861816766219438" calcext:value-type="float">
            <text:p>0,861816766219438</text:p>
          </table:table-cell>
          <table:table-cell table:number-columns-repeated="996"/>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3e DAN" table:style-name="ta8" table:print-ranges="'3e DAN'.A1:'3e DAN'.P55 '3e DAN'.R1:'3e DAN'.U55">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3" form:id="control13"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DAN3?language=Basic&amp;location=document" xlink:type="simple"/>
              </office:event-listeners>
            </form:button>
          </form:form>
        </office:forms>
        <table:shapes>
          <draw:control draw:z-index="0" draw:style-name="gr8" draw:text-style-name="P2" svg:width="16.51mm" svg:height="7.74mm" svg:x="537.21mm" svg:y="3.2mm" draw:control="control13"/>
        </table:shapes>
        <table:table-column table:style-name="co128" table:default-cell-style-name="Default"/>
        <table:table-column table:style-name="co162" table:default-cell-style-name="Default"/>
        <table:table-column table:style-name="co163" table:default-cell-style-name="Default"/>
        <table:table-column table:style-name="co164" table:default-cell-style-name="Default"/>
        <table:table-column table:style-name="co165" table:default-cell-style-name="Default"/>
        <table:table-column table:style-name="co28" table:default-cell-style-name="Default"/>
        <table:table-column table:style-name="co162" table:default-cell-style-name="Default"/>
        <table:table-column table:style-name="co32" table:default-cell-style-name="Default"/>
        <table:table-column table:style-name="co166" table:default-cell-style-name="Default"/>
        <table:table-column table:style-name="co73" table:default-cell-style-name="Default"/>
        <table:table-column table:style-name="co167" table:default-cell-style-name="Default"/>
        <table:table-column table:style-name="co168" table:default-cell-style-name="Default"/>
        <table:table-column table:style-name="co72" table:default-cell-style-name="Default"/>
        <table:table-column table:style-name="co156" table:default-cell-style-name="Default"/>
        <table:table-column table:style-name="co94" table:default-cell-style-name="Default"/>
        <table:table-column table:style-name="co13" table:default-cell-style-name="Default"/>
        <table:table-column table:style-name="co17" table:default-cell-style-name="Default"/>
        <table:table-column table:style-name="co169" table:default-cell-style-name="Default"/>
        <table:table-column table:style-name="co170" table:default-cell-style-name="Default"/>
        <table:table-column table:style-name="co155" table:default-cell-style-name="Default"/>
        <table:table-column table:style-name="co171" table:default-cell-style-name="Default"/>
        <table:table-column table:style-name="co17" table:default-cell-style-name="Default"/>
        <table:table-column table:style-name="co18" table:default-cell-style-name="Default"/>
        <table:table-column table:style-name="co163" table:default-cell-style-name="Default"/>
        <table:table-column table:style-name="co172" table:number-columns-repeated="4" table:default-cell-style-name="Default"/>
        <table:table-column table:style-name="co173" table:default-cell-style-name="Default"/>
        <table:table-column table:style-name="co17" table:number-columns-repeated="993" table:default-cell-style-name="Default"/>
        <table:table-row table:style-name="ro2">
          <table:table-cell table:style-name="ce66" office:value-type="string" calcext:value-type="string" table:number-columns-spanned="4" table:number-rows-spanned="2">
            <text:p>3<text:span text:style-name="T2">e</text:span> DAN</text:p>
          </table:table-cell>
          <table:covered-table-cell table:number-columns-repeated="3"/>
          <table:table-cell table:style-name="ce11" office:value-type="string" calcext:value-type="string" table:number-columns-spanned="6" table:number-rows-spanned="1">
            <text:p><text:span text:style-name="T10">TEST 4</text:span><text:span text:style-name="T11">e</text:span><text:span text:style-name="T10"> - Date : ……………………………</text:span></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X1];[.X1:.X10])+2" office:value-type="float" office:value="4" calcext:value-type="float">
            <text:p>4</text:p>
          </table:table-cell>
          <table:table-cell table:style-name="ce83" table:formula="of:=RAND()" office:value-type="float" office:value="0.764261821022287" calcext:value-type="float">
            <text:p>0,764261821022287</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quot;v&quot;&amp;ROUND(RAND()*10000;0)" office:value-type="string" office:string-value="v6852" calcext:value-type="string">
            <text:p>v6852</text:p>
          </table:table-cell>
          <table:table-cell/>
          <table:table-cell table:style-name="ce25" office:value-type="string" calcext:value-type="string" table:number-columns-spanned="4" table:number-rows-spanned="1">
            <text:p>Correction 3<text:span text:style-name="T2">e</text:span> DAN</text:p>
          </table:table-cell>
          <table:covered-table-cell table:style-name="ce28"/>
          <table:covered-table-cell table:style-name="ce30"/>
          <table:covered-table-cell table:style-name="ce31"/>
          <table:table-cell/>
          <table:table-cell table:formula="of:=RANK([.X2];[.X1:.X10])+2" office:value-type="float" office:value="6" calcext:value-type="float">
            <text:p>6</text:p>
          </table:table-cell>
          <table:table-cell table:style-name="ce83" table:formula="of:=RAND()" office:value-type="float" office:value="0.599196259831354" calcext:value-type="float">
            <text:p>0,599196259831354</text:p>
          </table:table-cell>
          <table:table-cell table:number-columns-repeated="998"/>
        </table:table-row>
        <table:table-row table:style-name="ro1">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1]" office:value-type="string" office:string-value="AA" calcext:value-type="string">
            <text:p>AA</text:p>
          </table:table-cell>
          <table:table-cell table:style-name="ce96"/>
          <table:table-cell table:style-name="ce99" table:formula="of:=[.P2]" office:value-type="string" office:string-value="v6852" calcext:value-type="string">
            <text:p>v6852</text:p>
          </table:table-cell>
          <table:table-cell table:style-name="ce83"/>
          <table:table-cell table:formula="of:=RANK([.X3];[.X1:.X10])+2" office:value-type="float" office:value="9" calcext:value-type="float">
            <text:p>9</text:p>
          </table:table-cell>
          <table:table-cell table:style-name="ce83" table:formula="of:=RAND()" office:value-type="float" office:value="0.233727145542915" calcext:value-type="float">
            <text:p>0,233727145542915</text:p>
          </table:table-cell>
          <table:table-cell/>
          <table:table-cell table:style-name="ce83" table:number-columns-repeated="997"/>
        </table:table-row>
        <table:table-row table:style-name="ro3">
          <table:table-cell table:style-name="ce51" table:formula="of:=ROUND(RAND()*10;RANDBETWEEN(0;3))" office:value-type="float" office:value="2" calcext:value-type="float">
            <text:p>2</text:p>
          </table:table-cell>
          <table:table-cell table:style-name="ce40" office:value-type="string" calcext:value-type="string">
            <text:p>×10</text:p>
          </table:table-cell>
          <table:table-cell table:style-name="ce143" table:formula="of:=RANDBETWEEN(-6;6)" office:value-type="float" office:value="5" calcext:value-type="float">
            <text:p>5</text:p>
          </table:table-cell>
          <table:table-cell table:style-name="ce42" office:value-type="string" calcext:value-type="string">
            <text:p>=</text:p>
          </table:table-cell>
          <table:table-cell table:style-name="ce144" table:formula="of:=&quot;réduire  &quot;&amp;[.Z4]&amp;&quot;x+&quot;&amp;[.AA4]&amp;&quot;+&quot;&amp;[.AB4]&amp;&quot;x&quot;" office:value-type="string" office:string-value="réduire  6x+8+7x" calcext:value-type="string" table:number-columns-spanned="3" table:number-rows-spanned="1">
            <text:p>réduire <text:s/>6x+8+7x</text:p>
          </table:table-cell>
          <table:covered-table-cell table:number-columns-repeated="2" table:style-name="ce137"/>
          <table:table-cell table:style-name="ce42" office:value-type="string" calcext:value-type="string">
            <text:p>=</text:p>
          </table:table-cell>
          <table:table-cell table:style-name="ce4"/>
          <table:table-cell table:style-name="ce14" office:value-type="string" calcext:value-type="string">
            <text:p>≤</text:p>
          </table:table-cell>
          <table:table-cell table:style-name="ce14" table:formula="of:=&quot;√&quot;&amp;[.AC4]" office:value-type="string" office:string-value="√28" calcext:value-type="string">
            <text:p>√28</text:p>
          </table:table-cell>
          <table:table-cell table:style-name="ce41" office:value-type="string" calcext:value-type="string">
            <text:p>&lt;</text:p>
          </table:table-cell>
          <table:table-cell table:style-name="ce51" table:formula="of:=ROUNDUP(RAND()*1000/CHOOSE(RANDBETWEEN(1;4);1;10;100;1000);RANDBETWEEN(-2;2))" office:value-type="float" office:value="100" calcext:value-type="float">
            <text:p>100</text:p>
          </table:table-cell>
          <table:table-cell table:style-name="ce40" table:formula="of:=CHOOSE([.W4];&quot;&quot;;&quot;mm³&quot;;&quot;cm³&quot;;&quot;dm³&quot;;&quot;km³&quot;;&quot;hm³&quot;;&quot;dam³&quot;;&quot;hL&quot;;&quot;daL&quot;;&quot;L&quot;;&quot;dL&quot;;&quot;cL&quot;;&quot;mL&quot;)" office:value-type="string" office:string-value="cL" calcext:value-type="string">
            <text:p>cL</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4]*10^([.C4])" office:value-type="float" office:value="200000" calcext:value-type="float">
            <text:p>200 000</text:p>
          </table:table-cell>
          <table:table-cell table:style-name="ce48" table:formula="of:=([.Z4]+[.AB4])&amp;&quot;x+&quot;&amp;[.AA4]" office:value-type="string" office:string-value="13x+8" calcext:value-type="string">
            <text:p>13x+8</text:p>
          </table:table-cell>
          <table:table-cell table:style-name="ce147" table:formula="of:=ROUNDDOWN(SQRT([.AC4]))&amp;&quot;;&quot;&amp;(ROUNDDOWN(SQRT([.AC4]))+1)" office:value-type="string" office:string-value="5;6" calcext:value-type="string">
            <text:p>5;6</text:p>
          </table:table-cell>
          <table:table-cell table:style-name="ce156" table:formula="of:=[.M4]*CHOOSE([.W4];0;0.000000001;0.000001;0.001;1000000000;1000000;1000;0.1;0.01;0.001;0.0001;0.00001;0.000001)&amp;&quot; &quot;&amp;[.P4]" office:value-type="string" office:string-value="0,001 m³" calcext:value-type="string">
            <text:p>0,001 m³</text:p>
          </table:table-cell>
          <table:table-cell/>
          <table:table-cell table:formula="of:=RANK([.X4];[.X1:.X10])+2" office:value-type="float" office:value="12" calcext:value-type="float">
            <text:p>12</text:p>
          </table:table-cell>
          <table:table-cell table:style-name="ce83" table:formula="of:=RAND()" office:value-type="float" office:value="0.0514708744257052" calcext:value-type="float">
            <text:p>0,051470874425705</text:p>
          </table:table-cell>
          <table:table-cell table:style-name="ce15" table:formula="of:=RANDBETWEEN(2;9)" office:value-type="float" office:value="6" calcext:value-type="float">
            <text:p>6</text:p>
          </table:table-cell>
          <table:table-cell table:style-name="ce15" table:formula="of:=RANDBETWEEN(2;9)" office:value-type="float" office:value="6" calcext:value-type="float">
            <text:p>6</text:p>
          </table:table-cell>
          <table:table-cell table:style-name="ce15" table:formula="of:=RANDBETWEEN(2;9)" office:value-type="float" office:value="8" calcext:value-type="float">
            <text:p>8</text:p>
          </table:table-cell>
          <table:table-cell table:style-name="ce15" table:formula="of:=RANDBETWEEN(2;9)" office:value-type="float" office:value="7" calcext:value-type="float">
            <text:p>7</text:p>
          </table:table-cell>
          <table:table-cell table:formula="of:=RANDBETWEEN(2;200)" office:value-type="float" office:value="28" calcext:value-type="float">
            <text:p>28</text:p>
          </table:table-cell>
          <table:table-cell table:number-columns-repeated="993"/>
        </table:table-row>
        <table:table-row table:style-name="ro3">
          <table:table-cell table:style-name="ce51" table:formula="of:=ROUND(RAND()*10;RANDBETWEEN(0;3))" office:value-type="float" office:value="2.55" calcext:value-type="float">
            <text:p>2,55</text:p>
          </table:table-cell>
          <table:table-cell table:style-name="ce40" office:value-type="string" calcext:value-type="string">
            <text:p>×11</text:p>
          </table:table-cell>
          <table:table-cell table:style-name="ce143" table:formula="of:=RANDBETWEEN(-6;6)" office:value-type="float" office:value="-4" calcext:value-type="float">
            <text:p>-4</text:p>
          </table:table-cell>
          <table:table-cell table:style-name="ce42" office:value-type="string" calcext:value-type="string">
            <text:p>=</text:p>
          </table:table-cell>
          <table:table-cell table:style-name="ce145" table:formula="of:=&quot;réduire  &quot;&amp;[.Z5]&amp;&quot;x²+&quot;&amp;[.AA5]&amp;&quot;x+&quot;&amp;[.AB5]&amp;&quot;x²+&quot;&amp;[.Y5]" office:value-type="string" office:string-value="réduire  6x²+8x+3x²+2" calcext:value-type="string" table:number-columns-spanned="3" table:number-rows-spanned="1">
            <text:p>réduire <text:s/>6x²+8x+3x²+2</text:p>
          </table:table-cell>
          <table:covered-table-cell table:style-name="ce7"/>
          <table:covered-table-cell table:style-name="ce9"/>
          <table:table-cell table:style-name="ce10" office:value-type="string" calcext:value-type="string">
            <text:p>=</text:p>
          </table:table-cell>
          <table:table-cell table:style-name="ce4"/>
          <table:table-cell table:style-name="ce14" office:value-type="string" calcext:value-type="string">
            <text:p>≤</text:p>
          </table:table-cell>
          <table:table-cell table:style-name="ce14" table:formula="of:=&quot;√&quot;&amp;[.AC5]" office:value-type="string" office:string-value="√181" calcext:value-type="string">
            <text:p>√181</text:p>
          </table:table-cell>
          <table:table-cell table:style-name="ce41" office:value-type="string" calcext:value-type="string">
            <text:p>&lt;</text:p>
          </table:table-cell>
          <table:table-cell table:style-name="ce51" table:formula="of:=ROUNDUP(RAND()*1000/CHOOSE(RANDBETWEEN(1;4);1;10;100;1000);RANDBETWEEN(-2;2))" office:value-type="float" office:value="100" calcext:value-type="float">
            <text:p>100</text:p>
          </table:table-cell>
          <table:table-cell table:style-name="ce40" table:formula="of:=CHOOSE([.W5];&quot;&quot;;&quot;mm³&quot;;&quot;cm³&quot;;&quot;dm³&quot;;&quot;km³&quot;;&quot;hm³&quot;;&quot;dam³&quot;;&quot;hL&quot;;&quot;daL&quot;;&quot;L&quot;;&quot;dL&quot;;&quot;cL&quot;;&quot;mL&quot;)" office:value-type="string" office:string-value="hL" calcext:value-type="string">
            <text:p>hL</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5]*10^([.C5])" office:value-type="float" office:value="0.000255" calcext:value-type="float">
            <text:p>0,000255</text:p>
          </table:table-cell>
          <table:table-cell table:style-name="ce48" table:formula="of:=([.Z5]+[.AB5])&amp;&quot;x²+&quot;&amp;([.Y5]+[.AA5])&amp;&quot;x&quot;" office:value-type="string" office:string-value="9x²+10x" calcext:value-type="string">
            <text:p>9x²+10x</text:p>
          </table:table-cell>
          <table:table-cell table:style-name="ce147" table:formula="of:=ROUNDDOWN(SQRT([.AC5]))&amp;&quot;;&quot;&amp;(ROUNDDOWN(SQRT([.AC5]))+1)" office:value-type="string" office:string-value="13;14" calcext:value-type="string">
            <text:p>13;14</text:p>
          </table:table-cell>
          <table:table-cell table:style-name="ce156" table:formula="of:=[.M5]*CHOOSE([.W5];0;0.000000001;0.000001;0.001;1000000000;1000000;1000;0.1;0.01;0.001;0.0001;0.00001;0.000001)&amp;&quot; &quot;&amp;[.P5]" office:value-type="string" office:string-value="10 m³" calcext:value-type="string">
            <text:p>10 m³</text:p>
          </table:table-cell>
          <table:table-cell/>
          <table:table-cell table:formula="of:=RANK([.X5];[.X1:.X10])+2" office:value-type="float" office:value="8" calcext:value-type="float">
            <text:p>8</text:p>
          </table:table-cell>
          <table:table-cell table:style-name="ce83" table:formula="of:=RAND()" office:value-type="float" office:value="0.334991434720421" calcext:value-type="float">
            <text:p>0,334991434720421</text:p>
          </table:table-cell>
          <table:table-cell table:style-name="ce15" table:formula="of:=RANDBETWEEN(2;9)" office:value-type="float" office:value="2" calcext:value-type="float">
            <text:p>2</text:p>
          </table:table-cell>
          <table:table-cell table:style-name="ce15" table:formula="of:=RANDBETWEEN(2;9)" office:value-type="float" office:value="6" calcext:value-type="float">
            <text:p>6</text:p>
          </table:table-cell>
          <table:table-cell table:style-name="ce15" table:formula="of:=RANDBETWEEN(2;9)" office:value-type="float" office:value="8" calcext:value-type="float">
            <text:p>8</text:p>
          </table:table-cell>
          <table:table-cell table:style-name="ce15" table:formula="of:=RANDBETWEEN(2;9)" office:value-type="float" office:value="3" calcext:value-type="float">
            <text:p>3</text:p>
          </table:table-cell>
          <table:table-cell table:formula="of:=RANDBETWEEN(2;200)" office:value-type="float" office:value="181" calcext:value-type="float">
            <text:p>181</text:p>
          </table:table-cell>
          <table:table-cell table:number-columns-repeated="993"/>
        </table:table-row>
        <table:table-row table:style-name="ro3">
          <table:table-cell table:style-name="ce51" table:formula="of:=ROUNDUP(RAND()*10000;RANDBETWEEN(-3;0))/CHOOSE(RANDBETWEEN(1;5);0.01;0.0001;10000;100000;1000000)" office:value-type="float" office:value="0.024" calcext:value-type="float">
            <text:p>0,024</text:p>
          </table:table-cell>
          <table:table-cell table:style-name="ce40" office:value-type="string" calcext:value-type="string">
            <text:p>=</text:p>
          </table:table-cell>
          <table:table-cell table:style-name="ce41"/>
          <table:table-cell table:style-name="ce194" office:value-type="string" calcext:value-type="string">
            <text:p>×10 <text:span text:style-name="T12">…</text:span></text:p>
          </table:table-cell>
          <table:table-cell table:style-name="ce144" table:formula="of:=[.Y6]&amp;&quot;(x+&quot;&amp;[.Z6]&amp;&quot;)&quot;" office:value-type="string" office:string-value="9(x+9)" calcext:value-type="string">
            <text:p>9(x+9)</text:p>
          </table:table-cell>
          <table:table-cell table:style-name="ce137" office:value-type="string" calcext:value-type="string">
            <text:p>=</text:p>
          </table:table-cell>
          <table:table-cell table:style-name="ce137"/>
          <table:table-cell table:style-name="ce42"/>
          <table:table-cell table:style-name="ce4" table:formula="of:=RANDBETWEEN(11;30)" office:value-type="float" office:value="27" calcext:value-type="float">
            <text:p>27</text:p>
          </table:table-cell>
          <table:table-cell table:style-name="ce7" office:value-type="string" calcext:value-type="string">
            <text:p>÷</text:p>
          </table:table-cell>
          <table:table-cell table:style-name="ce9" table:formula="of:=RANDBETWEEN(2;9)" office:value-type="float" office:value="9" calcext:value-type="float">
            <text:p>9</text:p>
          </table:table-cell>
          <table:table-cell table:style-name="ce10" office:value-type="string" calcext:value-type="string">
            <text:p>Q= <text:s text:c="7"/>R=</text:p>
          </table:table-cell>
          <table:table-cell table:style-name="ce152" table:formula="of:=IF(ROUND(RAND());0.25;0.75)" office:value-type="percentage" office:value="0.25" calcext:value-type="percentage">
            <text:p>25 %</text:p>
          </table:table-cell>
          <table:table-cell table:style-name="ce40" office:value-type="string" calcext:value-type="string">
            <text:p>de</text:p>
          </table:table-cell>
          <table:table-cell table:style-name="ce41" table:formula="of:=4*RANDBETWEEN(3;18)" office:value-type="float" office:value="36" calcext:value-type="float">
            <text:p>36</text:p>
          </table:table-cell>
          <table:table-cell table:style-name="ce56" office:value-type="string" calcext:value-type="string">
            <text:p>=</text:p>
          </table:table-cell>
          <table:table-cell/>
          <table:table-cell table:style-name="ce198" table:formula="of:=[.A6]" office:value-type="float" office:value="0.024" calcext:value-type="float">
            <text:p>2,40E-002</text:p>
          </table:table-cell>
          <table:table-cell table:style-name="ce147" table:formula="of:=[.Y6]&amp;&quot;x+&quot;&amp;([.Y6]*[.Z6])" office:value-type="string" office:string-value="9x+81" calcext:value-type="string">
            <text:p>9x+81</text:p>
          </table:table-cell>
          <table:table-cell table:style-name="ce57" table:formula="of:=&quot;Q=&quot;&amp;QUOTIENT([.I6];[.K6])&amp;&quot;  R=&quot;&amp;MOD([.I6];[.K6])" office:value-type="string" office:string-value="Q=3  R=0" calcext:value-type="string">
            <text:p>Q=3 <text:s/>R=0</text:p>
          </table:table-cell>
          <table:table-cell table:style-name="ce147" table:formula="of:=[.M6]*[.O6]" office:value-type="float" office:value="9" calcext:value-type="float">
            <text:p>9</text:p>
          </table:table-cell>
          <table:table-cell/>
          <table:table-cell table:formula="of:=RANK([.X6];[.X1:.X10])+2" office:value-type="float" office:value="7" calcext:value-type="float">
            <text:p>7</text:p>
          </table:table-cell>
          <table:table-cell table:style-name="ce83" table:formula="of:=RAND()" office:value-type="float" office:value="0.377652315263469" calcext:value-type="float">
            <text:p>0,377652315263469</text:p>
          </table:table-cell>
          <table:table-cell table:style-name="ce15" table:formula="of:=RANDBETWEEN(2;9)" office:value-type="float" office:value="9" calcext:value-type="float">
            <text:p>9</text:p>
          </table:table-cell>
          <table:table-cell table:style-name="ce15" table:formula="of:=RANDBETWEEN(2;9)" office:value-type="float" office:value="9" calcext:value-type="float">
            <text:p>9</text:p>
          </table:table-cell>
          <table:table-cell table:style-name="ce15" table:formula="of:=RANDBETWEEN(2;9)" office:value-type="float" office:value="3" calcext:value-type="float">
            <text:p>3</text:p>
          </table:table-cell>
          <table:table-cell table:style-name="ce15" table:formula="of:=RANDBETWEEN(2;9)" office:value-type="float" office:value="9" calcext:value-type="float">
            <text:p>9</text:p>
          </table:table-cell>
          <table:table-cell table:number-columns-repeated="994"/>
        </table:table-row>
        <table:table-row table:style-name="ro3">
          <table:table-cell table:style-name="ce51" table:formula="of:=ROUNDUP(RAND()*10000;RANDBETWEEN(-3;0))/CHOOSE(RANDBETWEEN(1;5);0.01;0.0001;10000;100000;1000000)" office:value-type="float" office:value="0.5" calcext:value-type="float">
            <text:p>0,5</text:p>
          </table:table-cell>
          <table:table-cell table:style-name="ce40" office:value-type="string" calcext:value-type="string">
            <text:p>=</text:p>
          </table:table-cell>
          <table:table-cell table:style-name="ce41"/>
          <table:table-cell table:style-name="ce194" office:value-type="string" calcext:value-type="string">
            <text:p>×10 <text:span text:style-name="T2">…</text:span></text:p>
          </table:table-cell>
          <table:table-cell table:style-name="ce144" table:formula="of:=[.Y7]&amp;&quot;(&quot;&amp;[.Z7]&amp;&quot;x+&quot;&amp;[.AA7]&amp;&quot;)&quot;" office:value-type="string" office:string-value="2(4x+9)" calcext:value-type="string">
            <text:p>2(4x+9)</text:p>
          </table:table-cell>
          <table:table-cell table:style-name="ce137" office:value-type="string" calcext:value-type="string">
            <text:p>=</text:p>
          </table:table-cell>
          <table:table-cell table:style-name="ce137"/>
          <table:table-cell table:style-name="ce42"/>
          <table:table-cell table:style-name="ce4" table:formula="of:=RANDBETWEEN(11;30)" office:value-type="float" office:value="29" calcext:value-type="float">
            <text:p>29</text:p>
          </table:table-cell>
          <table:table-cell table:style-name="ce7" office:value-type="string" calcext:value-type="string">
            <text:p>÷</text:p>
          </table:table-cell>
          <table:table-cell table:style-name="ce9" table:formula="of:=RANDBETWEEN(2;9)" office:value-type="float" office:value="2" calcext:value-type="float">
            <text:p>2</text:p>
          </table:table-cell>
          <table:table-cell table:style-name="ce10" office:value-type="string" calcext:value-type="string">
            <text:p>Q= <text:s text:c="7"/>R=</text:p>
          </table:table-cell>
          <table:table-cell table:style-name="ce152" table:formula="of:=IF(ROUND(RAND());0.25;0.75)" office:value-type="percentage" office:value="0.75" calcext:value-type="percentage">
            <text:p>75 %</text:p>
          </table:table-cell>
          <table:table-cell table:style-name="ce40" office:value-type="string" calcext:value-type="string">
            <text:p>de</text:p>
          </table:table-cell>
          <table:table-cell table:style-name="ce41" table:formula="of:=4*RANDBETWEEN(3;18)" office:value-type="float" office:value="44" calcext:value-type="float">
            <text:p>44</text:p>
          </table:table-cell>
          <table:table-cell table:style-name="ce56" office:value-type="string" calcext:value-type="string">
            <text:p>=</text:p>
          </table:table-cell>
          <table:table-cell/>
          <table:table-cell table:style-name="ce198" table:formula="of:=[.A7]" office:value-type="float" office:value="0.5" calcext:value-type="float">
            <text:p>5,00E-001</text:p>
          </table:table-cell>
          <table:table-cell table:style-name="ce147" table:formula="of:=[.Y7]*[.Z7]&amp;&quot;x+&quot;&amp;[.Y7]*[.AA7]" office:value-type="string" office:string-value="8x+18" calcext:value-type="string">
            <text:p>8x+18</text:p>
          </table:table-cell>
          <table:table-cell table:style-name="ce57" table:formula="of:=&quot;Q=&quot;&amp;QUOTIENT([.I7];[.K7])&amp;&quot;  R=&quot;&amp;MOD([.I7];[.K7])" office:value-type="string" office:string-value="Q=14  R=1" calcext:value-type="string">
            <text:p>Q=14 <text:s/>R=1</text:p>
          </table:table-cell>
          <table:table-cell table:style-name="ce147" table:formula="of:=[.M7]*[.O7]" office:value-type="float" office:value="33" calcext:value-type="float">
            <text:p>33</text:p>
          </table:table-cell>
          <table:table-cell/>
          <table:table-cell table:formula="of:=RANK([.X7];[.X1:.X10])+2" office:value-type="float" office:value="3" calcext:value-type="float">
            <text:p>3</text:p>
          </table:table-cell>
          <table:table-cell table:style-name="ce83" table:formula="of:=RAND()" office:value-type="float" office:value="0.902834799637819" calcext:value-type="float">
            <text:p>0,902834799637819</text:p>
          </table:table-cell>
          <table:table-cell table:style-name="ce15" table:formula="of:=RANDBETWEEN(2;9)" office:value-type="float" office:value="2" calcext:value-type="float">
            <text:p>2</text:p>
          </table:table-cell>
          <table:table-cell table:style-name="ce15" table:formula="of:=RANDBETWEEN(2;9)" office:value-type="float" office:value="4" calcext:value-type="float">
            <text:p>4</text:p>
          </table:table-cell>
          <table:table-cell table:style-name="ce15" table:formula="of:=RANDBETWEEN(2;9)" office:value-type="float" office:value="9" calcext:value-type="float">
            <text:p>9</text:p>
          </table:table-cell>
          <table:table-cell table:style-name="ce15" table:formula="of:=RANDBETWEEN(2;9)" office:value-type="float" office:value="4" calcext:value-type="float">
            <text:p>4</text:p>
          </table:table-cell>
          <table:table-cell table:number-columns-repeated="994"/>
        </table:table-row>
        <table:table-row table:style-name="ro3">
          <table:table-cell table:style-name="ce51" table:formula="of:=RANDBETWEEN(1;10)" office:value-type="float" office:value="9" calcext:value-type="float">
            <text:p>9</text:p>
          </table:table-cell>
          <table:table-cell table:style-name="ce150" office:value-type="string" calcext:value-type="string">
            <text:p>h</text:p>
          </table:table-cell>
          <table:table-cell table:style-name="ce176" table:formula="of:=6*RANDBETWEEN(1;9)" office:value-type="float" office:value="36" calcext:value-type="float">
            <text:p>36</text:p>
          </table:table-cell>
          <table:table-cell table:style-name="ce42" office:value-type="string" calcext:value-type="string">
            <text:p>min = <text:s text:c="8"/>h</text:p>
          </table:table-cell>
          <table:table-cell table:style-name="ce51" table:formula="of:=RANDBETWEEN(11;99)/10" office:value-type="float" office:value="1.5" calcext:value-type="float">
            <text:p>1,5</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195" table:formula="of:=RANDBETWEEN(2;5)*RANDBETWEEN(2;6)*RANDBETWEEN(2;4)" office:value-type="float" office:value="48" calcext:value-type="float">
            <text:p>PGCD 48</text:p>
          </table:table-cell>
          <table:table-cell table:style-name="ce7" office:value-type="string" calcext:value-type="string">
            <text:p>et</text:p>
          </table:table-cell>
          <table:table-cell table:style-name="ce20" table:formula="of:=RANDBETWEEN(2;5)*RANDBETWEEN(2;6)*RANDBETWEEN(2;5)" office:value-type="float" office:value="30" calcext:value-type="float">
            <text:p>30</text:p>
          </table:table-cell>
          <table:table-cell table:style-name="ce10" office:value-type="string" calcext:value-type="string">
            <text:p>=</text:p>
          </table:table-cell>
          <table:table-cell table:style-name="ce90" table:formula="of:=IF(RANDBETWEEN(0;1);&quot;(-&quot;&amp;RANDBETWEEN(2;10)&amp;&quot;)&quot;;RANDBETWEEN(2;10))" office:value-type="string" office:string-value="(-10)" calcext:value-type="string">
            <text:p>(-10)</text:p>
          </table:table-cell>
          <table:table-cell table:style-name="ce196" table:formula="of:=RANDBETWEEN(2;10)" office:value-type="float" office:value="8" calcext:value-type="float">
            <text:p>× 8 ×</text:p>
          </table:table-cell>
          <table:table-cell table:style-name="ce197" table:formula="of:=IF(RANDBETWEEN(0;1);&quot;(-&quot;&amp;RANDBETWEEN(2;10)&amp;&quot;)&quot;;RANDBETWEEN(2;10))" office:value-type="string" office:string-value="(-10)" calcext:value-type="string">
            <text:p>(-10)</text:p>
          </table:table-cell>
          <table:table-cell table:style-name="ce10" office:value-type="string" calcext:value-type="string">
            <text:p>=</text:p>
          </table:table-cell>
          <table:table-cell/>
          <table:table-cell table:style-name="ce147" table:formula="of:=[.A8]+[.C8]/60&amp;&quot; h&quot;" office:value-type="string" office:string-value="9,6 h" calcext:value-type="string">
            <text:p>9,6 h</text:p>
          </table:table-cell>
          <table:table-cell table:style-name="ce199" table:formula="of:=[.E8]" office:value-type="time" office:time-value="PT36H00M00S" calcext:value-type="time">
            <text:p>12:00</text:p>
          </table:table-cell>
          <table:table-cell table:style-name="ce57" table:formula="of:=GCD([.I8];[.K8])" office:value-type="float" office:value="6" calcext:value-type="float">
            <text:p>6</text:p>
          </table:table-cell>
          <table:table-cell table:style-name="ce57" table:formula="of:=[.M8]*[.N8]*[.O8]" office:value-type="float" office:value="800" calcext:value-type="float">
            <text:p>800</text:p>
          </table:table-cell>
          <table:table-cell/>
          <table:table-cell table:formula="of:=RANK([.X8];[.X1:.X10])+2" office:value-type="float" office:value="10" calcext:value-type="float">
            <text:p>10</text:p>
          </table:table-cell>
          <table:table-cell table:style-name="ce83" table:formula="of:=RAND()" office:value-type="float" office:value="0.198776099564136" calcext:value-type="float">
            <text:p>0,198776099564136</text:p>
          </table:table-cell>
          <table:table-cell table:style-name="ce15" table:formula="of:=RANDBETWEEN(2;9)" office:value-type="float" office:value="4" calcext:value-type="float">
            <text:p>4</text:p>
          </table:table-cell>
          <table:table-cell table:style-name="ce15" table:formula="of:=RANDBETWEEN(2;9)" office:value-type="float" office:value="5" calcext:value-type="float">
            <text:p>5</text:p>
          </table:table-cell>
          <table:table-cell table:style-name="ce15" table:formula="of:=RANDBETWEEN(2;9)" office:value-type="float" office:value="5" calcext:value-type="float">
            <text:p>5</text:p>
          </table:table-cell>
          <table:table-cell table:style-name="ce15" table:formula="of:=RANDBETWEEN(2;9)" office:value-type="float" office:value="7" calcext:value-type="float">
            <text:p>7</text:p>
          </table:table-cell>
          <table:table-cell table:number-columns-repeated="994"/>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9];[.X1:.X10])+2" office:value-type="float" office:value="5" calcext:value-type="float">
            <text:p>5</text:p>
          </table:table-cell>
          <table:table-cell table:style-name="ce83" table:formula="of:=RAND()" office:value-type="float" office:value="0.617766009365701" calcext:value-type="float">
            <text:p>0,617766009365701</text:p>
          </table:table-cell>
          <table:table-cell table:number-columns-repeated="998"/>
        </table:table-row>
        <table:table-row table:style-name="ro4">
          <table:table-cell table:number-columns-repeated="22"/>
          <table:table-cell table:formula="of:=RANK([.X10];[.X1:.X10])+2" office:value-type="float" office:value="11" calcext:value-type="float">
            <text:p>11</text:p>
          </table:table-cell>
          <table:table-cell table:style-name="ce83" table:formula="of:=RAND()" office:value-type="float" office:value="0.0914311899270415" calcext:value-type="float">
            <text:p>0,091431189927042</text:p>
          </table:table-cell>
          <table:table-cell table:number-columns-repeated="998"/>
        </table:table-row>
        <table:table-row table:style-name="ro5">
          <table:table-cell table:number-columns-repeated="1022"/>
        </table:table-row>
        <table:table-row table:style-name="ro2">
          <table:table-cell table:style-name="ce66" office:value-type="string" calcext:value-type="string" table:number-columns-spanned="4" table:number-rows-spanned="2">
            <text:p>3<text:span text:style-name="T2">e</text:span> DAN</text:p>
          </table:table-cell>
          <table:covered-table-cell table:number-columns-repeated="3"/>
          <table:table-cell table:style-name="ce11" office:value-type="string" calcext:value-type="string" table:number-columns-spanned="6" table:number-rows-spanned="1">
            <text:p><text:span text:style-name="T10">TEST 4</text:span><text:span text:style-name="T11">e</text:span><text:span text:style-name="T10"> - Date : ……………………………</text:span></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X12];[.X12:.X21])+2" office:value-type="float" office:value="3" calcext:value-type="float">
            <text:p>3</text:p>
          </table:table-cell>
          <table:table-cell table:style-name="ce83" table:formula="of:=RAND()" office:value-type="float" office:value="0.968350617254908" calcext:value-type="float">
            <text:p>0,968350617254908</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6852" calcext:value-type="string">
            <text:p>v6852</text:p>
          </table:table-cell>
          <table:table-cell/>
          <table:table-cell table:style-name="ce25" office:value-type="string" calcext:value-type="string" table:number-columns-spanned="4" table:number-rows-spanned="1">
            <text:p>Correction 3<text:span text:style-name="T2">e</text:span> DAN</text:p>
          </table:table-cell>
          <table:covered-table-cell table:style-name="ce28"/>
          <table:covered-table-cell table:style-name="ce30"/>
          <table:covered-table-cell table:style-name="ce31"/>
          <table:table-cell/>
          <table:table-cell table:formula="of:=RANK([.X13];[.X12:.X21])+2" office:value-type="float" office:value="11" calcext:value-type="float">
            <text:p>11</text:p>
          </table:table-cell>
          <table:table-cell table:style-name="ce83" table:formula="of:=RAND()" office:value-type="float" office:value="0.077926532963643" calcext:value-type="float">
            <text:p>0,077926532963643</text:p>
          </table:table-cell>
          <table:table-cell table:number-columns-repeated="998"/>
        </table:table-row>
        <table:table-row table:style-name="ro3">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12]" office:value-type="string" office:string-value="AB" calcext:value-type="string">
            <text:p>AB</text:p>
          </table:table-cell>
          <table:table-cell table:style-name="ce96"/>
          <table:table-cell table:style-name="ce99" table:formula="of:=[.P13]" office:value-type="string" office:string-value="v6852" calcext:value-type="string">
            <text:p>v6852</text:p>
          </table:table-cell>
          <table:table-cell table:style-name="ce83"/>
          <table:table-cell table:formula="of:=RANK([.X14];[.X12:.X21])+2" office:value-type="float" office:value="5" calcext:value-type="float">
            <text:p>5</text:p>
          </table:table-cell>
          <table:table-cell table:style-name="ce83" table:formula="of:=RAND()" office:value-type="float" office:value="0.876107961871131" calcext:value-type="float">
            <text:p>0,876107961871131</text:p>
          </table:table-cell>
          <table:table-cell/>
          <table:table-cell table:style-name="ce83" table:number-columns-repeated="4"/>
          <table:table-cell table:number-columns-repeated="993"/>
        </table:table-row>
        <table:table-row table:style-name="ro3">
          <table:table-cell table:style-name="ce51" table:formula="of:=ROUND(RAND()*10;RANDBETWEEN(0;3))" office:value-type="float" office:value="2" calcext:value-type="float">
            <text:p>2</text:p>
          </table:table-cell>
          <table:table-cell table:style-name="ce40" office:value-type="string" calcext:value-type="string">
            <text:p>×10</text:p>
          </table:table-cell>
          <table:table-cell table:style-name="ce143" table:formula="of:=RANDBETWEEN(-6;6)" office:value-type="float" office:value="1" calcext:value-type="float">
            <text:p>1</text:p>
          </table:table-cell>
          <table:table-cell table:style-name="ce42" office:value-type="string" calcext:value-type="string">
            <text:p>=</text:p>
          </table:table-cell>
          <table:table-cell table:style-name="ce144" table:formula="of:=&quot;réduire  &quot;&amp;[.Z15]&amp;&quot;x+&quot;&amp;[.AA15]&amp;&quot;+&quot;&amp;[.AB15]&amp;&quot;x&quot;" office:value-type="string" office:string-value="réduire  6x+3+2x" calcext:value-type="string" table:number-columns-spanned="3" table:number-rows-spanned="1">
            <text:p>réduire <text:s/>6x+3+2x</text:p>
          </table:table-cell>
          <table:covered-table-cell table:number-columns-repeated="2" table:style-name="ce137"/>
          <table:table-cell table:style-name="ce42" office:value-type="string" calcext:value-type="string">
            <text:p>=</text:p>
          </table:table-cell>
          <table:table-cell table:style-name="ce4"/>
          <table:table-cell table:style-name="ce14" office:value-type="string" calcext:value-type="string">
            <text:p>≤</text:p>
          </table:table-cell>
          <table:table-cell table:style-name="ce14" table:formula="of:=&quot;√&quot;&amp;[.AC15]" office:value-type="string" office:string-value="√13" calcext:value-type="string">
            <text:p>√13</text:p>
          </table:table-cell>
          <table:table-cell table:style-name="ce41" office:value-type="string" calcext:value-type="string">
            <text:p>&lt;</text:p>
          </table:table-cell>
          <table:table-cell table:style-name="ce51" table:formula="of:=ROUNDUP(RAND()*1000/CHOOSE(RANDBETWEEN(1;4);1;10;100;1000);RANDBETWEEN(-2;2))" office:value-type="float" office:value="0.59" calcext:value-type="float">
            <text:p>0,59</text:p>
          </table:table-cell>
          <table:table-cell table:style-name="ce40" table:formula="of:=CHOOSE([.W15];&quot;&quot;;&quot;mm³&quot;;&quot;cm³&quot;;&quot;dm³&quot;;&quot;km³&quot;;&quot;hm³&quot;;&quot;dam³&quot;;&quot;hL&quot;;&quot;daL&quot;;&quot;L&quot;;&quot;dL&quot;;&quot;cL&quot;;&quot;mL&quot;)" office:value-type="string" office:string-value="daL" calcext:value-type="string">
            <text:p>daL</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15]*10^([.C15])" office:value-type="float" office:value="20" calcext:value-type="float">
            <text:p>20</text:p>
          </table:table-cell>
          <table:table-cell table:style-name="ce48" table:formula="of:=([.Z15]+[.AB15])&amp;&quot;x+&quot;&amp;[.AA15]" office:value-type="string" office:string-value="8x+3" calcext:value-type="string">
            <text:p>8x+3</text:p>
          </table:table-cell>
          <table:table-cell table:style-name="ce147" table:formula="of:=ROUNDDOWN(SQRT([.AC15]))&amp;&quot;;&quot;&amp;(ROUNDDOWN(SQRT([.AC15]))+1)" office:value-type="string" office:string-value="3;4" calcext:value-type="string">
            <text:p>3;4</text:p>
          </table:table-cell>
          <table:table-cell table:style-name="ce156" table:formula="of:=[.M15]*CHOOSE([.W15];0;0.000000001;0.000001;0.001;1000000000;1000000;1000;0.1;0.01;0.001;0.0001;0.00001;0.000001)&amp;&quot; &quot;&amp;[.P15]" office:value-type="string" office:string-value="0,0059 m³" calcext:value-type="string">
            <text:p>0,0059 m³</text:p>
          </table:table-cell>
          <table:table-cell/>
          <table:table-cell table:formula="of:=RANK([.X15];[.X12:.X21])+2" office:value-type="float" office:value="9" calcext:value-type="float">
            <text:p>9</text:p>
          </table:table-cell>
          <table:table-cell table:style-name="ce83" table:formula="of:=RAND()" office:value-type="float" office:value="0.630087077100487" calcext:value-type="float">
            <text:p>0,630087077100487</text:p>
          </table:table-cell>
          <table:table-cell table:style-name="ce15" table:formula="of:=RANDBETWEEN(2;9)" office:value-type="float" office:value="5" calcext:value-type="float">
            <text:p>5</text:p>
          </table:table-cell>
          <table:table-cell table:style-name="ce15" table:formula="of:=RANDBETWEEN(2;9)" office:value-type="float" office:value="6" calcext:value-type="float">
            <text:p>6</text:p>
          </table:table-cell>
          <table:table-cell table:style-name="ce15" table:formula="of:=RANDBETWEEN(2;9)" office:value-type="float" office:value="3" calcext:value-type="float">
            <text:p>3</text:p>
          </table:table-cell>
          <table:table-cell table:style-name="ce15" table:formula="of:=RANDBETWEEN(2;9)" office:value-type="float" office:value="2" calcext:value-type="float">
            <text:p>2</text:p>
          </table:table-cell>
          <table:table-cell table:formula="of:=RANDBETWEEN(2;200)" office:value-type="float" office:value="13" calcext:value-type="float">
            <text:p>13</text:p>
          </table:table-cell>
          <table:table-cell table:number-columns-repeated="993"/>
        </table:table-row>
        <table:table-row table:style-name="ro3">
          <table:table-cell table:style-name="ce51" table:formula="of:=ROUND(RAND()*10;RANDBETWEEN(0;3))" office:value-type="float" office:value="9.68" calcext:value-type="float">
            <text:p>9,68</text:p>
          </table:table-cell>
          <table:table-cell table:style-name="ce40" office:value-type="string" calcext:value-type="string">
            <text:p>×11</text:p>
          </table:table-cell>
          <table:table-cell table:style-name="ce143" table:formula="of:=RANDBETWEEN(-6;6)" office:value-type="float" office:value="5" calcext:value-type="float">
            <text:p>5</text:p>
          </table:table-cell>
          <table:table-cell table:style-name="ce42" office:value-type="string" calcext:value-type="string">
            <text:p>=</text:p>
          </table:table-cell>
          <table:table-cell table:style-name="ce145" table:formula="of:=&quot;réduire  &quot;&amp;[.Z16]&amp;&quot;x²+&quot;&amp;[.AA16]&amp;&quot;x+&quot;&amp;[.AB16]&amp;&quot;x²+&quot;&amp;[.Y16]" office:value-type="string" office:string-value="réduire  3x²+8x+6x²+6" calcext:value-type="string" table:number-columns-spanned="3" table:number-rows-spanned="1">
            <text:p>réduire <text:s/>3x²+8x+6x²+6</text:p>
          </table:table-cell>
          <table:covered-table-cell table:style-name="ce7"/>
          <table:covered-table-cell table:style-name="ce9"/>
          <table:table-cell table:style-name="ce10" office:value-type="string" calcext:value-type="string">
            <text:p>=</text:p>
          </table:table-cell>
          <table:table-cell table:style-name="ce4"/>
          <table:table-cell table:style-name="ce14" office:value-type="string" calcext:value-type="string">
            <text:p>≤</text:p>
          </table:table-cell>
          <table:table-cell table:style-name="ce14" table:formula="of:=&quot;√&quot;&amp;[.AC16]" office:value-type="string" office:string-value="√177" calcext:value-type="string">
            <text:p>√177</text:p>
          </table:table-cell>
          <table:table-cell table:style-name="ce41" office:value-type="string" calcext:value-type="string">
            <text:p>&lt;</text:p>
          </table:table-cell>
          <table:table-cell table:style-name="ce51" table:formula="of:=ROUNDUP(RAND()*1000/CHOOSE(RANDBETWEEN(1;4);1;10;100;1000);RANDBETWEEN(-2;2))" office:value-type="float" office:value="9.6" calcext:value-type="float">
            <text:p>9,6</text:p>
          </table:table-cell>
          <table:table-cell table:style-name="ce40" table:formula="of:=CHOOSE([.W16];&quot;&quot;;&quot;mm³&quot;;&quot;cm³&quot;;&quot;dm³&quot;;&quot;km³&quot;;&quot;hm³&quot;;&quot;dam³&quot;;&quot;hL&quot;;&quot;daL&quot;;&quot;L&quot;;&quot;dL&quot;;&quot;cL&quot;;&quot;mL&quot;)" office:value-type="string" office:string-value="hm³" calcext:value-type="string">
            <text:p>h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16]*10^([.C16])" office:value-type="float" office:value="968000" calcext:value-type="float">
            <text:p>968 000</text:p>
          </table:table-cell>
          <table:table-cell table:style-name="ce48" table:formula="of:=([.Z16]+[.AB16])&amp;&quot;x²+&quot;&amp;([.Y16]+[.AA16])&amp;&quot;x&quot;" office:value-type="string" office:string-value="9x²+14x" calcext:value-type="string">
            <text:p>9x²+14x</text:p>
          </table:table-cell>
          <table:table-cell table:style-name="ce147" table:formula="of:=ROUNDDOWN(SQRT([.AC16]))&amp;&quot;;&quot;&amp;(ROUNDDOWN(SQRT([.AC16]))+1)" office:value-type="string" office:string-value="13;14" calcext:value-type="string">
            <text:p>13;14</text:p>
          </table:table-cell>
          <table:table-cell table:style-name="ce156" table:formula="of:=[.M16]*CHOOSE([.W16];0;0.000000001;0.000001;0.001;1000000000;1000000;1000;0.1;0.01;0.001;0.0001;0.00001;0.000001)&amp;&quot; &quot;&amp;[.P16]" office:value-type="string" office:string-value="9600000 m³" calcext:value-type="string">
            <text:p>9600000 m³</text:p>
          </table:table-cell>
          <table:table-cell/>
          <table:table-cell table:formula="of:=RANK([.X16];[.X12:.X21])+2" office:value-type="float" office:value="6" calcext:value-type="float">
            <text:p>6</text:p>
          </table:table-cell>
          <table:table-cell table:style-name="ce83" table:formula="of:=RAND()" office:value-type="float" office:value="0.793426082013829" calcext:value-type="float">
            <text:p>0,793426082013829</text:p>
          </table:table-cell>
          <table:table-cell table:style-name="ce15" table:formula="of:=RANDBETWEEN(2;9)" office:value-type="float" office:value="6" calcext:value-type="float">
            <text:p>6</text:p>
          </table:table-cell>
          <table:table-cell table:style-name="ce15" table:formula="of:=RANDBETWEEN(2;9)" office:value-type="float" office:value="3" calcext:value-type="float">
            <text:p>3</text:p>
          </table:table-cell>
          <table:table-cell table:style-name="ce15" table:formula="of:=RANDBETWEEN(2;9)" office:value-type="float" office:value="8" calcext:value-type="float">
            <text:p>8</text:p>
          </table:table-cell>
          <table:table-cell table:style-name="ce15" table:formula="of:=RANDBETWEEN(2;9)" office:value-type="float" office:value="6" calcext:value-type="float">
            <text:p>6</text:p>
          </table:table-cell>
          <table:table-cell table:formula="of:=RANDBETWEEN(2;200)" office:value-type="float" office:value="177" calcext:value-type="float">
            <text:p>177</text:p>
          </table:table-cell>
          <table:table-cell table:number-columns-repeated="993"/>
        </table:table-row>
        <table:table-row table:style-name="ro3">
          <table:table-cell table:style-name="ce51" table:formula="of:=ROUNDUP(RAND()*10000;RANDBETWEEN(-3;0))/CHOOSE(RANDBETWEEN(1;5);0.01;0.0001;10000;100000;1000000)" office:value-type="float" office:value="0.3327" calcext:value-type="float">
            <text:p>0,3327</text:p>
          </table:table-cell>
          <table:table-cell table:style-name="ce40" office:value-type="string" calcext:value-type="string">
            <text:p>=</text:p>
          </table:table-cell>
          <table:table-cell table:style-name="ce41"/>
          <table:table-cell table:style-name="ce194" office:value-type="string" calcext:value-type="string">
            <text:p>×10 <text:span text:style-name="T12">…</text:span></text:p>
          </table:table-cell>
          <table:table-cell table:style-name="ce144" table:formula="of:=[.Y17]&amp;&quot;(x+&quot;&amp;[.Z17]&amp;&quot;)&quot;" office:value-type="string" office:string-value="7(x+6)" calcext:value-type="string">
            <text:p>7(x+6)</text:p>
          </table:table-cell>
          <table:table-cell table:style-name="ce137" office:value-type="string" calcext:value-type="string">
            <text:p>=</text:p>
          </table:table-cell>
          <table:table-cell table:style-name="ce137"/>
          <table:table-cell table:style-name="ce42"/>
          <table:table-cell table:style-name="ce4" table:formula="of:=RANDBETWEEN(11;30)" office:value-type="float" office:value="27" calcext:value-type="float">
            <text:p>27</text:p>
          </table:table-cell>
          <table:table-cell table:style-name="ce7" office:value-type="string" calcext:value-type="string">
            <text:p>÷</text:p>
          </table:table-cell>
          <table:table-cell table:style-name="ce9" table:formula="of:=RANDBETWEEN(2;9)" office:value-type="float" office:value="8" calcext:value-type="float">
            <text:p>8</text:p>
          </table:table-cell>
          <table:table-cell table:style-name="ce10" office:value-type="string" calcext:value-type="string">
            <text:p>Q= <text:s text:c="7"/>R=</text:p>
          </table:table-cell>
          <table:table-cell table:style-name="ce152" table:formula="of:=IF(ROUND(RAND());0.25;0.75)" office:value-type="percentage" office:value="0.75" calcext:value-type="percentage">
            <text:p>75 %</text:p>
          </table:table-cell>
          <table:table-cell table:style-name="ce40" office:value-type="string" calcext:value-type="string">
            <text:p>de</text:p>
          </table:table-cell>
          <table:table-cell table:style-name="ce41" table:formula="of:=4*RANDBETWEEN(3;18)" office:value-type="float" office:value="12" calcext:value-type="float">
            <text:p>12</text:p>
          </table:table-cell>
          <table:table-cell table:style-name="ce56" office:value-type="string" calcext:value-type="string">
            <text:p>=</text:p>
          </table:table-cell>
          <table:table-cell/>
          <table:table-cell table:style-name="ce198" table:formula="of:=[.A17]" office:value-type="float" office:value="0.3327" calcext:value-type="float">
            <text:p>3,33E-001</text:p>
          </table:table-cell>
          <table:table-cell table:style-name="ce147" table:formula="of:=[.Y17]&amp;&quot;x+&quot;&amp;([.Y17]*[.Z17])" office:value-type="string" office:string-value="7x+42" calcext:value-type="string">
            <text:p>7x+42</text:p>
          </table:table-cell>
          <table:table-cell table:style-name="ce57" table:formula="of:=&quot;Q=&quot;&amp;QUOTIENT([.I17];[.K17])&amp;&quot;  R=&quot;&amp;MOD([.I17];[.K17])" office:value-type="string" office:string-value="Q=3  R=3" calcext:value-type="string">
            <text:p>Q=3 <text:s/>R=3</text:p>
          </table:table-cell>
          <table:table-cell table:style-name="ce147" table:formula="of:=[.M17]*[.O17]" office:value-type="float" office:value="9" calcext:value-type="float">
            <text:p>9</text:p>
          </table:table-cell>
          <table:table-cell/>
          <table:table-cell table:formula="of:=RANK([.X17];[.X12:.X21])+2" office:value-type="float" office:value="7" calcext:value-type="float">
            <text:p>7</text:p>
          </table:table-cell>
          <table:table-cell table:style-name="ce83" table:formula="of:=RAND()" office:value-type="float" office:value="0.660376278827958" calcext:value-type="float">
            <text:p>0,660376278827958</text:p>
          </table:table-cell>
          <table:table-cell table:style-name="ce15" table:formula="of:=RANDBETWEEN(2;9)" office:value-type="float" office:value="7" calcext:value-type="float">
            <text:p>7</text:p>
          </table:table-cell>
          <table:table-cell table:style-name="ce15" table:formula="of:=RANDBETWEEN(2;9)" office:value-type="float" office:value="6" calcext:value-type="float">
            <text:p>6</text:p>
          </table:table-cell>
          <table:table-cell table:style-name="ce15" table:formula="of:=RANDBETWEEN(2;9)" office:value-type="float" office:value="2" calcext:value-type="float">
            <text:p>2</text:p>
          </table:table-cell>
          <table:table-cell table:style-name="ce15" table:formula="of:=RANDBETWEEN(2;9)" office:value-type="float" office:value="3" calcext:value-type="float">
            <text:p>3</text:p>
          </table:table-cell>
          <table:table-cell table:number-columns-repeated="994"/>
        </table:table-row>
        <table:table-row table:style-name="ro3">
          <table:table-cell table:style-name="ce51" table:formula="of:=ROUNDUP(RAND()*10000;RANDBETWEEN(-3;0))/CHOOSE(RANDBETWEEN(1;5);0.01;0.0001;10000;100000;1000000)" office:value-type="float" office:value="459800" calcext:value-type="float">
            <text:p>459800</text:p>
          </table:table-cell>
          <table:table-cell table:style-name="ce40" office:value-type="string" calcext:value-type="string">
            <text:p>=</text:p>
          </table:table-cell>
          <table:table-cell table:style-name="ce41"/>
          <table:table-cell table:style-name="ce194" office:value-type="string" calcext:value-type="string">
            <text:p>×10 <text:span text:style-name="T2">…</text:span></text:p>
          </table:table-cell>
          <table:table-cell table:style-name="ce144" table:formula="of:=[.Y18]&amp;&quot;(&quot;&amp;[.Z18]&amp;&quot;x+&quot;&amp;[.AA18]&amp;&quot;)&quot;" office:value-type="string" office:string-value="8(5x+6)" calcext:value-type="string">
            <text:p>8(5x+6)</text:p>
          </table:table-cell>
          <table:table-cell table:style-name="ce137" office:value-type="string" calcext:value-type="string">
            <text:p>=</text:p>
          </table:table-cell>
          <table:table-cell table:style-name="ce137"/>
          <table:table-cell table:style-name="ce42"/>
          <table:table-cell table:style-name="ce4" table:formula="of:=RANDBETWEEN(11;30)" office:value-type="float" office:value="24" calcext:value-type="float">
            <text:p>24</text:p>
          </table:table-cell>
          <table:table-cell table:style-name="ce7" office:value-type="string" calcext:value-type="string">
            <text:p>÷</text:p>
          </table:table-cell>
          <table:table-cell table:style-name="ce9" table:formula="of:=RANDBETWEEN(2;9)" office:value-type="float" office:value="9" calcext:value-type="float">
            <text:p>9</text:p>
          </table:table-cell>
          <table:table-cell table:style-name="ce10" office:value-type="string" calcext:value-type="string">
            <text:p>Q= <text:s text:c="7"/>R=</text:p>
          </table:table-cell>
          <table:table-cell table:style-name="ce152" table:formula="of:=IF(ROUND(RAND());0.25;0.75)" office:value-type="percentage" office:value="0.25" calcext:value-type="percentage">
            <text:p>25 %</text:p>
          </table:table-cell>
          <table:table-cell table:style-name="ce40" office:value-type="string" calcext:value-type="string">
            <text:p>de</text:p>
          </table:table-cell>
          <table:table-cell table:style-name="ce41" table:formula="of:=4*RANDBETWEEN(3;18)" office:value-type="float" office:value="28" calcext:value-type="float">
            <text:p>28</text:p>
          </table:table-cell>
          <table:table-cell table:style-name="ce56" office:value-type="string" calcext:value-type="string">
            <text:p>=</text:p>
          </table:table-cell>
          <table:table-cell/>
          <table:table-cell table:style-name="ce198" table:formula="of:=[.A18]" office:value-type="float" office:value="459800" calcext:value-type="float">
            <text:p>4,60E+005</text:p>
          </table:table-cell>
          <table:table-cell table:style-name="ce147" table:formula="of:=[.Y18]*[.Z18]&amp;&quot;x+&quot;&amp;[.Y18]*[.AA18]" office:value-type="string" office:string-value="40x+48" calcext:value-type="string">
            <text:p>40x+48</text:p>
          </table:table-cell>
          <table:table-cell table:style-name="ce57" table:formula="of:=&quot;Q=&quot;&amp;QUOTIENT([.I18];[.K18])&amp;&quot;  R=&quot;&amp;MOD([.I18];[.K18])" office:value-type="string" office:string-value="Q=2  R=6" calcext:value-type="string">
            <text:p>Q=2 <text:s/>R=6</text:p>
          </table:table-cell>
          <table:table-cell table:style-name="ce147" table:formula="of:=[.M18]*[.O18]" office:value-type="float" office:value="7" calcext:value-type="float">
            <text:p>7</text:p>
          </table:table-cell>
          <table:table-cell/>
          <table:table-cell table:formula="of:=RANK([.X18];[.X12:.X21])+2" office:value-type="float" office:value="4" calcext:value-type="float">
            <text:p>4</text:p>
          </table:table-cell>
          <table:table-cell table:style-name="ce83" table:formula="of:=RAND()" office:value-type="float" office:value="0.920017287036726" calcext:value-type="float">
            <text:p>0,920017287036726</text:p>
          </table:table-cell>
          <table:table-cell table:style-name="ce15" table:formula="of:=RANDBETWEEN(2;9)" office:value-type="float" office:value="8" calcext:value-type="float">
            <text:p>8</text:p>
          </table:table-cell>
          <table:table-cell table:style-name="ce15" table:formula="of:=RANDBETWEEN(2;9)" office:value-type="float" office:value="5" calcext:value-type="float">
            <text:p>5</text:p>
          </table:table-cell>
          <table:table-cell table:style-name="ce15" table:formula="of:=RANDBETWEEN(2;9)" office:value-type="float" office:value="6" calcext:value-type="float">
            <text:p>6</text:p>
          </table:table-cell>
          <table:table-cell table:style-name="ce15" table:formula="of:=RANDBETWEEN(2;9)" office:value-type="float" office:value="8" calcext:value-type="float">
            <text:p>8</text:p>
          </table:table-cell>
          <table:table-cell table:number-columns-repeated="994"/>
        </table:table-row>
        <table:table-row table:style-name="ro3">
          <table:table-cell table:style-name="ce51" table:formula="of:=RANDBETWEEN(1;10)" office:value-type="float" office:value="2" calcext:value-type="float">
            <text:p>2</text:p>
          </table:table-cell>
          <table:table-cell table:style-name="ce150" office:value-type="string" calcext:value-type="string">
            <text:p>h</text:p>
          </table:table-cell>
          <table:table-cell table:style-name="ce176" table:formula="of:=6*RANDBETWEEN(1;9)" office:value-type="float" office:value="54" calcext:value-type="float">
            <text:p>54</text:p>
          </table:table-cell>
          <table:table-cell table:style-name="ce42" office:value-type="string" calcext:value-type="string">
            <text:p>min = <text:s text:c="8"/>h</text:p>
          </table:table-cell>
          <table:table-cell table:style-name="ce51" table:formula="of:=RANDBETWEEN(11;99)/10" office:value-type="float" office:value="7.8" calcext:value-type="float">
            <text:p>7,8</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195" table:formula="of:=RANDBETWEEN(2;5)*RANDBETWEEN(2;6)*RANDBETWEEN(2;4)" office:value-type="float" office:value="60" calcext:value-type="float">
            <text:p>PGCD 60</text:p>
          </table:table-cell>
          <table:table-cell table:style-name="ce7" office:value-type="string" calcext:value-type="string">
            <text:p>et</text:p>
          </table:table-cell>
          <table:table-cell table:style-name="ce20" table:formula="of:=RANDBETWEEN(2;5)*RANDBETWEEN(2;6)*RANDBETWEEN(2;5)" office:value-type="float" office:value="48" calcext:value-type="float">
            <text:p>48</text:p>
          </table:table-cell>
          <table:table-cell table:style-name="ce10" office:value-type="string" calcext:value-type="string">
            <text:p>=</text:p>
          </table:table-cell>
          <table:table-cell table:style-name="ce90" table:formula="of:=IF(RANDBETWEEN(0;1);&quot;(-&quot;&amp;RANDBETWEEN(2;10)&amp;&quot;)&quot;;RANDBETWEEN(2;10))" office:value-type="float" office:value="5" calcext:value-type="float">
            <text:p>5</text:p>
          </table:table-cell>
          <table:table-cell table:style-name="ce196" table:formula="of:=RANDBETWEEN(2;10)" office:value-type="float" office:value="9" calcext:value-type="float">
            <text:p>× 9 ×</text:p>
          </table:table-cell>
          <table:table-cell table:style-name="ce197" table:formula="of:=IF(RANDBETWEEN(0;1);&quot;(-&quot;&amp;RANDBETWEEN(2;10)&amp;&quot;)&quot;;RANDBETWEEN(2;10))" office:value-type="string" office:string-value="(-9)" calcext:value-type="string">
            <text:p>(-9)</text:p>
          </table:table-cell>
          <table:table-cell table:style-name="ce10" office:value-type="string" calcext:value-type="string">
            <text:p>=</text:p>
          </table:table-cell>
          <table:table-cell/>
          <table:table-cell table:style-name="ce147" table:formula="of:=[.A19]+[.C19]/60&amp;&quot; h&quot;" office:value-type="string" office:string-value="2,9 h" calcext:value-type="string">
            <text:p>2,9 h</text:p>
          </table:table-cell>
          <table:table-cell table:style-name="ce199" table:formula="of:=[.E19]" office:value-type="time" office:time-value="PT187H12M00S" calcext:value-type="time">
            <text:p>19:12</text:p>
          </table:table-cell>
          <table:table-cell table:style-name="ce57" table:formula="of:=GCD([.I19];[.K19])" office:value-type="float" office:value="12" calcext:value-type="float">
            <text:p>12</text:p>
          </table:table-cell>
          <table:table-cell table:style-name="ce57" table:formula="of:=[.M19]*[.N19]*[.O19]" office:value-type="float" office:value="-405" calcext:value-type="float">
            <text:p>-405</text:p>
          </table:table-cell>
          <table:table-cell/>
          <table:table-cell table:formula="of:=RANK([.X19];[.X12:.X21])+2" office:value-type="float" office:value="10" calcext:value-type="float">
            <text:p>10</text:p>
          </table:table-cell>
          <table:table-cell table:style-name="ce83" table:formula="of:=RAND()" office:value-type="float" office:value="0.197513997999003" calcext:value-type="float">
            <text:p>0,197513997999003</text:p>
          </table:table-cell>
          <table:table-cell table:style-name="ce15" table:formula="of:=RANDBETWEEN(2;9)" office:value-type="float" office:value="9" calcext:value-type="float">
            <text:p>9</text:p>
          </table:table-cell>
          <table:table-cell table:style-name="ce15" table:formula="of:=RANDBETWEEN(2;9)" office:value-type="float" office:value="5" calcext:value-type="float">
            <text:p>5</text:p>
          </table:table-cell>
          <table:table-cell table:style-name="ce15" table:formula="of:=RANDBETWEEN(2;9)" office:value-type="float" office:value="4" calcext:value-type="float">
            <text:p>4</text:p>
          </table:table-cell>
          <table:table-cell table:style-name="ce15" table:formula="of:=RANDBETWEEN(2;9)" office:value-type="float" office:value="5" calcext:value-type="float">
            <text:p>5</text:p>
          </table:table-cell>
          <table:table-cell table:number-columns-repeated="994"/>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20];[.X12:.X21])+2" office:value-type="float" office:value="8" calcext:value-type="float">
            <text:p>8</text:p>
          </table:table-cell>
          <table:table-cell table:style-name="ce83" table:formula="of:=RAND()" office:value-type="float" office:value="0.653679299715908" calcext:value-type="float">
            <text:p>0,653679299715908</text:p>
          </table:table-cell>
          <table:table-cell table:number-columns-repeated="998"/>
        </table:table-row>
        <table:table-row table:style-name="ro4">
          <table:table-cell table:number-columns-repeated="22"/>
          <table:table-cell table:formula="of:=RANK([.X21];[.X12:.X21])+2" office:value-type="float" office:value="12" calcext:value-type="float">
            <text:p>12</text:p>
          </table:table-cell>
          <table:table-cell table:style-name="ce83" table:formula="of:=RAND()" office:value-type="float" office:value="0.0741174836245247" calcext:value-type="float">
            <text:p>0,074117483624525</text:p>
          </table:table-cell>
          <table:table-cell table:number-columns-repeated="998"/>
        </table:table-row>
        <table:table-row table:style-name="ro5">
          <table:table-cell table:number-columns-repeated="1022"/>
        </table:table-row>
        <table:table-row table:style-name="ro2">
          <table:table-cell table:style-name="ce66" office:value-type="string" calcext:value-type="string" table:number-columns-spanned="4" table:number-rows-spanned="2">
            <text:p>3<text:span text:style-name="T2">e</text:span> DAN</text:p>
          </table:table-cell>
          <table:covered-table-cell table:number-columns-repeated="3"/>
          <table:table-cell table:style-name="ce11" office:value-type="string" calcext:value-type="string" table:number-columns-spanned="6" table:number-rows-spanned="1">
            <text:p><text:span text:style-name="T10">TEST 4</text:span><text:span text:style-name="T11">e</text:span><text:span text:style-name="T10"> - Date : ……………………………</text:span></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X23];[.X23:.X32])+2" office:value-type="float" office:value="8" calcext:value-type="float">
            <text:p>8</text:p>
          </table:table-cell>
          <table:table-cell table:style-name="ce83" table:formula="of:=RAND()" office:value-type="float" office:value="0.267330701235195" calcext:value-type="float">
            <text:p>0,267330701235195</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6852" calcext:value-type="string">
            <text:p>v6852</text:p>
          </table:table-cell>
          <table:table-cell/>
          <table:table-cell table:style-name="ce25" office:value-type="string" calcext:value-type="string" table:number-columns-spanned="4" table:number-rows-spanned="1">
            <text:p>Correction 3<text:span text:style-name="T2">e</text:span> DAN</text:p>
          </table:table-cell>
          <table:covered-table-cell table:style-name="ce28"/>
          <table:covered-table-cell table:style-name="ce30"/>
          <table:covered-table-cell table:style-name="ce31"/>
          <table:table-cell/>
          <table:table-cell table:formula="of:=RANK([.X24];[.X23:.X32])+2" office:value-type="float" office:value="9" calcext:value-type="float">
            <text:p>9</text:p>
          </table:table-cell>
          <table:table-cell table:style-name="ce83" table:formula="of:=RAND()" office:value-type="float" office:value="0.24801458227199" calcext:value-type="float">
            <text:p>0,24801458227199</text:p>
          </table:table-cell>
          <table:table-cell table:number-columns-repeated="998"/>
        </table:table-row>
        <table:table-row table:style-name="ro3">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23]" office:value-type="string" office:string-value="AC" calcext:value-type="string">
            <text:p>AC</text:p>
          </table:table-cell>
          <table:table-cell table:style-name="ce96"/>
          <table:table-cell table:style-name="ce99" table:formula="of:=[.P24]" office:value-type="string" office:string-value="v6852" calcext:value-type="string">
            <text:p>v6852</text:p>
          </table:table-cell>
          <table:table-cell table:style-name="ce83"/>
          <table:table-cell table:formula="of:=RANK([.X25];[.X23:.X32])+2" office:value-type="float" office:value="11" calcext:value-type="float">
            <text:p>11</text:p>
          </table:table-cell>
          <table:table-cell table:style-name="ce83" table:formula="of:=RAND()" office:value-type="float" office:value="0.0954192338201806" calcext:value-type="float">
            <text:p>0,095419233820181</text:p>
          </table:table-cell>
          <table:table-cell/>
          <table:table-cell table:style-name="ce83" table:number-columns-repeated="4"/>
          <table:table-cell table:number-columns-repeated="993"/>
        </table:table-row>
        <table:table-row table:style-name="ro3">
          <table:table-cell table:style-name="ce51" table:formula="of:=ROUND(RAND()*10;RANDBETWEEN(0;3))" office:value-type="float" office:value="3" calcext:value-type="float">
            <text:p>3</text:p>
          </table:table-cell>
          <table:table-cell table:style-name="ce40" office:value-type="string" calcext:value-type="string">
            <text:p>×10</text:p>
          </table:table-cell>
          <table:table-cell table:style-name="ce143" table:formula="of:=RANDBETWEEN(-6;6)" office:value-type="float" office:value="2" calcext:value-type="float">
            <text:p>2</text:p>
          </table:table-cell>
          <table:table-cell table:style-name="ce42" office:value-type="string" calcext:value-type="string">
            <text:p>=</text:p>
          </table:table-cell>
          <table:table-cell table:style-name="ce144" table:formula="of:=&quot;réduire  &quot;&amp;[.Z26]&amp;&quot;x+&quot;&amp;[.AA26]&amp;&quot;+&quot;&amp;[.AB26]&amp;&quot;x&quot;" office:value-type="string" office:string-value="réduire  9x+2+2x" calcext:value-type="string" table:number-columns-spanned="3" table:number-rows-spanned="1">
            <text:p>réduire <text:s/>9x+2+2x</text:p>
          </table:table-cell>
          <table:covered-table-cell table:number-columns-repeated="2" table:style-name="ce137"/>
          <table:table-cell table:style-name="ce42" office:value-type="string" calcext:value-type="string">
            <text:p>=</text:p>
          </table:table-cell>
          <table:table-cell table:style-name="ce4"/>
          <table:table-cell table:style-name="ce14" office:value-type="string" calcext:value-type="string">
            <text:p>≤</text:p>
          </table:table-cell>
          <table:table-cell table:style-name="ce14" table:formula="of:=&quot;√&quot;&amp;[.AC26]" office:value-type="string" office:string-value="√30" calcext:value-type="string">
            <text:p>√30</text:p>
          </table:table-cell>
          <table:table-cell table:style-name="ce41" office:value-type="string" calcext:value-type="string">
            <text:p>&lt;</text:p>
          </table:table-cell>
          <table:table-cell table:style-name="ce51" table:formula="of:=ROUNDUP(RAND()*1000/CHOOSE(RANDBETWEEN(1;4);1;10;100;1000);RANDBETWEEN(-2;2))" office:value-type="float" office:value="4" calcext:value-type="float">
            <text:p>4</text:p>
          </table:table-cell>
          <table:table-cell table:style-name="ce40" table:formula="of:=CHOOSE([.W26];&quot;&quot;;&quot;mm³&quot;;&quot;cm³&quot;;&quot;dm³&quot;;&quot;km³&quot;;&quot;hm³&quot;;&quot;dam³&quot;;&quot;hL&quot;;&quot;daL&quot;;&quot;L&quot;;&quot;dL&quot;;&quot;cL&quot;;&quot;mL&quot;)" office:value-type="string" office:string-value="dam³" calcext:value-type="string">
            <text:p>da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26]*10^([.C26])" office:value-type="float" office:value="300" calcext:value-type="float">
            <text:p>300</text:p>
          </table:table-cell>
          <table:table-cell table:style-name="ce48" table:formula="of:=([.Z26]+[.AB26])&amp;&quot;x+&quot;&amp;[.AA26]" office:value-type="string" office:string-value="11x+2" calcext:value-type="string">
            <text:p>11x+2</text:p>
          </table:table-cell>
          <table:table-cell table:style-name="ce147" table:formula="of:=ROUNDDOWN(SQRT([.AC26]))&amp;&quot;;&quot;&amp;(ROUNDDOWN(SQRT([.AC26]))+1)" office:value-type="string" office:string-value="5;6" calcext:value-type="string">
            <text:p>5;6</text:p>
          </table:table-cell>
          <table:table-cell table:style-name="ce156" table:formula="of:=[.M26]*CHOOSE([.W26];0;0.000000001;0.000001;0.001;1000000000;1000000;1000;0.1;0.01;0.001;0.0001;0.00001;0.000001)&amp;&quot; &quot;&amp;[.P26]" office:value-type="string" office:string-value="4000 m³" calcext:value-type="string">
            <text:p>4000 m³</text:p>
          </table:table-cell>
          <table:table-cell/>
          <table:table-cell table:formula="of:=RANK([.X26];[.X23:.X32])+2" office:value-type="float" office:value="7" calcext:value-type="float">
            <text:p>7</text:p>
          </table:table-cell>
          <table:table-cell table:style-name="ce83" table:formula="of:=RAND()" office:value-type="float" office:value="0.302605956574565" calcext:value-type="float">
            <text:p>0,302605956574565</text:p>
          </table:table-cell>
          <table:table-cell table:style-name="ce15" table:formula="of:=RANDBETWEEN(2;9)" office:value-type="float" office:value="7" calcext:value-type="float">
            <text:p>7</text:p>
          </table:table-cell>
          <table:table-cell table:style-name="ce15" table:formula="of:=RANDBETWEEN(2;9)" office:value-type="float" office:value="9" calcext:value-type="float">
            <text:p>9</text:p>
          </table:table-cell>
          <table:table-cell table:style-name="ce15" table:formula="of:=RANDBETWEEN(2;9)" office:value-type="float" office:value="2" calcext:value-type="float">
            <text:p>2</text:p>
          </table:table-cell>
          <table:table-cell table:style-name="ce15" table:formula="of:=RANDBETWEEN(2;9)" office:value-type="float" office:value="2" calcext:value-type="float">
            <text:p>2</text:p>
          </table:table-cell>
          <table:table-cell table:formula="of:=RANDBETWEEN(2;200)" office:value-type="float" office:value="30" calcext:value-type="float">
            <text:p>30</text:p>
          </table:table-cell>
          <table:table-cell table:number-columns-repeated="993"/>
        </table:table-row>
        <table:table-row table:style-name="ro3">
          <table:table-cell table:style-name="ce51" table:formula="of:=ROUND(RAND()*10;RANDBETWEEN(0;3))" office:value-type="float" office:value="1.378" calcext:value-type="float">
            <text:p>1,378</text:p>
          </table:table-cell>
          <table:table-cell table:style-name="ce40" office:value-type="string" calcext:value-type="string">
            <text:p>×11</text:p>
          </table:table-cell>
          <table:table-cell table:style-name="ce143" table:formula="of:=RANDBETWEEN(-6;6)" office:value-type="float" office:value="5" calcext:value-type="float">
            <text:p>5</text:p>
          </table:table-cell>
          <table:table-cell table:style-name="ce42" office:value-type="string" calcext:value-type="string">
            <text:p>=</text:p>
          </table:table-cell>
          <table:table-cell table:style-name="ce145" table:formula="of:=&quot;réduire  &quot;&amp;[.Z27]&amp;&quot;x²+&quot;&amp;[.AA27]&amp;&quot;x+&quot;&amp;[.AB27]&amp;&quot;x²+&quot;&amp;[.Y27]" office:value-type="string" office:string-value="réduire  6x²+8x+7x²+2" calcext:value-type="string" table:number-columns-spanned="3" table:number-rows-spanned="1">
            <text:p>réduire <text:s/>6x²+8x+7x²+2</text:p>
          </table:table-cell>
          <table:covered-table-cell table:style-name="ce7"/>
          <table:covered-table-cell table:style-name="ce9"/>
          <table:table-cell table:style-name="ce10" office:value-type="string" calcext:value-type="string">
            <text:p>=</text:p>
          </table:table-cell>
          <table:table-cell table:style-name="ce4"/>
          <table:table-cell table:style-name="ce14" office:value-type="string" calcext:value-type="string">
            <text:p>≤</text:p>
          </table:table-cell>
          <table:table-cell table:style-name="ce14" table:formula="of:=&quot;√&quot;&amp;[.AC27]" office:value-type="string" office:string-value="√47" calcext:value-type="string">
            <text:p>√47</text:p>
          </table:table-cell>
          <table:table-cell table:style-name="ce41" office:value-type="string" calcext:value-type="string">
            <text:p>&lt;</text:p>
          </table:table-cell>
          <table:table-cell table:style-name="ce51" table:formula="of:=ROUNDUP(RAND()*1000/CHOOSE(RANDBETWEEN(1;4);1;10;100;1000);RANDBETWEEN(-2;2))" office:value-type="float" office:value="210.1" calcext:value-type="float">
            <text:p>210,1</text:p>
          </table:table-cell>
          <table:table-cell table:style-name="ce40" table:formula="of:=CHOOSE([.W27];&quot;&quot;;&quot;mm³&quot;;&quot;cm³&quot;;&quot;dm³&quot;;&quot;km³&quot;;&quot;hm³&quot;;&quot;dam³&quot;;&quot;hL&quot;;&quot;daL&quot;;&quot;L&quot;;&quot;dL&quot;;&quot;cL&quot;;&quot;mL&quot;)" office:value-type="string" office:string-value="dm³" calcext:value-type="string">
            <text:p>d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27]*10^([.C27])" office:value-type="float" office:value="137800" calcext:value-type="float">
            <text:p>137 800</text:p>
          </table:table-cell>
          <table:table-cell table:style-name="ce48" table:formula="of:=([.Z27]+[.AB27])&amp;&quot;x²+&quot;&amp;([.Y27]+[.AA27])&amp;&quot;x&quot;" office:value-type="string" office:string-value="13x²+10x" calcext:value-type="string">
            <text:p>13x²+10x</text:p>
          </table:table-cell>
          <table:table-cell table:style-name="ce147" table:formula="of:=ROUNDDOWN(SQRT([.AC27]))&amp;&quot;;&quot;&amp;(ROUNDDOWN(SQRT([.AC27]))+1)" office:value-type="string" office:string-value="6;7" calcext:value-type="string">
            <text:p>6;7</text:p>
          </table:table-cell>
          <table:table-cell table:style-name="ce156" table:formula="of:=[.M27]*CHOOSE([.W27];0;0.000000001;0.000001;0.001;1000000000;1000000;1000;0.1;0.01;0.001;0.0001;0.00001;0.000001)&amp;&quot; &quot;&amp;[.P27]" office:value-type="string" office:string-value="0,2101 m³" calcext:value-type="string">
            <text:p>0,2101 m³</text:p>
          </table:table-cell>
          <table:table-cell/>
          <table:table-cell table:formula="of:=RANK([.X27];[.X23:.X32])+2" office:value-type="float" office:value="4" calcext:value-type="float">
            <text:p>4</text:p>
          </table:table-cell>
          <table:table-cell table:style-name="ce83" table:formula="of:=RAND()" office:value-type="float" office:value="0.796244937830756" calcext:value-type="float">
            <text:p>0,796244937830756</text:p>
          </table:table-cell>
          <table:table-cell table:style-name="ce15" table:formula="of:=RANDBETWEEN(2;9)" office:value-type="float" office:value="2" calcext:value-type="float">
            <text:p>2</text:p>
          </table:table-cell>
          <table:table-cell table:style-name="ce15" table:formula="of:=RANDBETWEEN(2;9)" office:value-type="float" office:value="6" calcext:value-type="float">
            <text:p>6</text:p>
          </table:table-cell>
          <table:table-cell table:style-name="ce15" table:formula="of:=RANDBETWEEN(2;9)" office:value-type="float" office:value="8" calcext:value-type="float">
            <text:p>8</text:p>
          </table:table-cell>
          <table:table-cell table:style-name="ce15" table:formula="of:=RANDBETWEEN(2;9)" office:value-type="float" office:value="7" calcext:value-type="float">
            <text:p>7</text:p>
          </table:table-cell>
          <table:table-cell table:formula="of:=RANDBETWEEN(2;200)" office:value-type="float" office:value="47" calcext:value-type="float">
            <text:p>47</text:p>
          </table:table-cell>
          <table:table-cell table:number-columns-repeated="993"/>
        </table:table-row>
        <table:table-row table:style-name="ro3">
          <table:table-cell table:style-name="ce51" table:formula="of:=ROUNDUP(RAND()*10000;RANDBETWEEN(-3;0))/CHOOSE(RANDBETWEEN(1;5);0.01;0.0001;10000;100000;1000000)" office:value-type="float" office:value="690000" calcext:value-type="float">
            <text:p>690000</text:p>
          </table:table-cell>
          <table:table-cell table:style-name="ce40" office:value-type="string" calcext:value-type="string">
            <text:p>=</text:p>
          </table:table-cell>
          <table:table-cell table:style-name="ce41"/>
          <table:table-cell table:style-name="ce194" office:value-type="string" calcext:value-type="string">
            <text:p>×10 <text:span text:style-name="T12">…</text:span></text:p>
          </table:table-cell>
          <table:table-cell table:style-name="ce144" table:formula="of:=[.Y28]&amp;&quot;(x+&quot;&amp;[.Z28]&amp;&quot;)&quot;" office:value-type="string" office:string-value="9(x+7)" calcext:value-type="string">
            <text:p>9(x+7)</text:p>
          </table:table-cell>
          <table:table-cell table:style-name="ce137" office:value-type="string" calcext:value-type="string">
            <text:p>=</text:p>
          </table:table-cell>
          <table:table-cell table:style-name="ce137"/>
          <table:table-cell table:style-name="ce42"/>
          <table:table-cell table:style-name="ce4" table:formula="of:=RANDBETWEEN(11;30)" office:value-type="float" office:value="23" calcext:value-type="float">
            <text:p>23</text:p>
          </table:table-cell>
          <table:table-cell table:style-name="ce7" office:value-type="string" calcext:value-type="string">
            <text:p>÷</text:p>
          </table:table-cell>
          <table:table-cell table:style-name="ce9" table:formula="of:=RANDBETWEEN(2;9)" office:value-type="float" office:value="8" calcext:value-type="float">
            <text:p>8</text:p>
          </table:table-cell>
          <table:table-cell table:style-name="ce10" office:value-type="string" calcext:value-type="string">
            <text:p>Q= <text:s text:c="7"/>R=</text:p>
          </table:table-cell>
          <table:table-cell table:style-name="ce152" table:formula="of:=IF(ROUND(RAND());0.25;0.75)" office:value-type="percentage" office:value="0.75" calcext:value-type="percentage">
            <text:p>75 %</text:p>
          </table:table-cell>
          <table:table-cell table:style-name="ce40" office:value-type="string" calcext:value-type="string">
            <text:p>de</text:p>
          </table:table-cell>
          <table:table-cell table:style-name="ce41" table:formula="of:=4*RANDBETWEEN(3;18)" office:value-type="float" office:value="56" calcext:value-type="float">
            <text:p>56</text:p>
          </table:table-cell>
          <table:table-cell table:style-name="ce56" office:value-type="string" calcext:value-type="string">
            <text:p>=</text:p>
          </table:table-cell>
          <table:table-cell/>
          <table:table-cell table:style-name="ce198" table:formula="of:=[.A28]" office:value-type="float" office:value="690000" calcext:value-type="float">
            <text:p>6,90E+005</text:p>
          </table:table-cell>
          <table:table-cell table:style-name="ce147" table:formula="of:=[.Y28]&amp;&quot;x+&quot;&amp;([.Y28]*[.Z28])" office:value-type="string" office:string-value="9x+63" calcext:value-type="string">
            <text:p>9x+63</text:p>
          </table:table-cell>
          <table:table-cell table:style-name="ce57" table:formula="of:=&quot;Q=&quot;&amp;QUOTIENT([.I28];[.K28])&amp;&quot;  R=&quot;&amp;MOD([.I28];[.K28])" office:value-type="string" office:string-value="Q=2  R=7" calcext:value-type="string">
            <text:p>Q=2 <text:s/>R=7</text:p>
          </table:table-cell>
          <table:table-cell table:style-name="ce147" table:formula="of:=[.M28]*[.O28]" office:value-type="float" office:value="42" calcext:value-type="float">
            <text:p>42</text:p>
          </table:table-cell>
          <table:table-cell/>
          <table:table-cell table:formula="of:=RANK([.X28];[.X23:.X32])+2" office:value-type="float" office:value="3" calcext:value-type="float">
            <text:p>3</text:p>
          </table:table-cell>
          <table:table-cell table:style-name="ce83" table:formula="of:=RAND()" office:value-type="float" office:value="0.879565865644692" calcext:value-type="float">
            <text:p>0,879565865644692</text:p>
          </table:table-cell>
          <table:table-cell table:style-name="ce15" table:formula="of:=RANDBETWEEN(2;9)" office:value-type="float" office:value="9" calcext:value-type="float">
            <text:p>9</text:p>
          </table:table-cell>
          <table:table-cell table:style-name="ce15" table:formula="of:=RANDBETWEEN(2;9)" office:value-type="float" office:value="7" calcext:value-type="float">
            <text:p>7</text:p>
          </table:table-cell>
          <table:table-cell table:style-name="ce15" table:formula="of:=RANDBETWEEN(2;9)" office:value-type="float" office:value="3" calcext:value-type="float">
            <text:p>3</text:p>
          </table:table-cell>
          <table:table-cell table:style-name="ce15" table:formula="of:=RANDBETWEEN(2;9)" office:value-type="float" office:value="3" calcext:value-type="float">
            <text:p>3</text:p>
          </table:table-cell>
          <table:table-cell table:number-columns-repeated="994"/>
        </table:table-row>
        <table:table-row table:style-name="ro3">
          <table:table-cell table:style-name="ce51" table:formula="of:=ROUNDUP(RAND()*10000;RANDBETWEEN(-3;0))/CHOOSE(RANDBETWEEN(1;5);0.01;0.0001;10000;100000;1000000)" office:value-type="float" office:value="0.005221" calcext:value-type="float">
            <text:p>0,005221</text:p>
          </table:table-cell>
          <table:table-cell table:style-name="ce40" office:value-type="string" calcext:value-type="string">
            <text:p>=</text:p>
          </table:table-cell>
          <table:table-cell table:style-name="ce41"/>
          <table:table-cell table:style-name="ce194" office:value-type="string" calcext:value-type="string">
            <text:p>×10 <text:span text:style-name="T2">…</text:span></text:p>
          </table:table-cell>
          <table:table-cell table:style-name="ce144" table:formula="of:=[.Y29]&amp;&quot;(&quot;&amp;[.Z29]&amp;&quot;x+&quot;&amp;[.AA29]&amp;&quot;)&quot;" office:value-type="string" office:string-value="6(8x+9)" calcext:value-type="string">
            <text:p>6(8x+9)</text:p>
          </table:table-cell>
          <table:table-cell table:style-name="ce137" office:value-type="string" calcext:value-type="string">
            <text:p>=</text:p>
          </table:table-cell>
          <table:table-cell table:style-name="ce137"/>
          <table:table-cell table:style-name="ce42"/>
          <table:table-cell table:style-name="ce4" table:formula="of:=RANDBETWEEN(11;30)" office:value-type="float" office:value="17" calcext:value-type="float">
            <text:p>17</text:p>
          </table:table-cell>
          <table:table-cell table:style-name="ce7" office:value-type="string" calcext:value-type="string">
            <text:p>÷</text:p>
          </table:table-cell>
          <table:table-cell table:style-name="ce9" table:formula="of:=RANDBETWEEN(2;9)" office:value-type="float" office:value="2" calcext:value-type="float">
            <text:p>2</text:p>
          </table:table-cell>
          <table:table-cell table:style-name="ce10" office:value-type="string" calcext:value-type="string">
            <text:p>Q= <text:s text:c="7"/>R=</text:p>
          </table:table-cell>
          <table:table-cell table:style-name="ce152" table:formula="of:=IF(ROUND(RAND());0.25;0.75)" office:value-type="percentage" office:value="0.75" calcext:value-type="percentage">
            <text:p>75 %</text:p>
          </table:table-cell>
          <table:table-cell table:style-name="ce40" office:value-type="string" calcext:value-type="string">
            <text:p>de</text:p>
          </table:table-cell>
          <table:table-cell table:style-name="ce41" table:formula="of:=4*RANDBETWEEN(3;18)" office:value-type="float" office:value="20" calcext:value-type="float">
            <text:p>20</text:p>
          </table:table-cell>
          <table:table-cell table:style-name="ce56" office:value-type="string" calcext:value-type="string">
            <text:p>=</text:p>
          </table:table-cell>
          <table:table-cell/>
          <table:table-cell table:style-name="ce198" table:formula="of:=[.A29]" office:value-type="float" office:value="0.005221" calcext:value-type="float">
            <text:p>5,22E-003</text:p>
          </table:table-cell>
          <table:table-cell table:style-name="ce147" table:formula="of:=[.Y29]*[.Z29]&amp;&quot;x+&quot;&amp;[.Y29]*[.AA29]" office:value-type="string" office:string-value="48x+54" calcext:value-type="string">
            <text:p>48x+54</text:p>
          </table:table-cell>
          <table:table-cell table:style-name="ce57" table:formula="of:=&quot;Q=&quot;&amp;QUOTIENT([.I29];[.K29])&amp;&quot;  R=&quot;&amp;MOD([.I29];[.K29])" office:value-type="string" office:string-value="Q=8  R=1" calcext:value-type="string">
            <text:p>Q=8 <text:s/>R=1</text:p>
          </table:table-cell>
          <table:table-cell table:style-name="ce147" table:formula="of:=[.M29]*[.O29]" office:value-type="float" office:value="15" calcext:value-type="float">
            <text:p>15</text:p>
          </table:table-cell>
          <table:table-cell/>
          <table:table-cell table:formula="of:=RANK([.X29];[.X23:.X32])+2" office:value-type="float" office:value="10" calcext:value-type="float">
            <text:p>10</text:p>
          </table:table-cell>
          <table:table-cell table:style-name="ce83" table:formula="of:=RAND()" office:value-type="float" office:value="0.107355996337599" calcext:value-type="float">
            <text:p>0,107355996337599</text:p>
          </table:table-cell>
          <table:table-cell table:style-name="ce15" table:formula="of:=RANDBETWEEN(2;9)" office:value-type="float" office:value="6" calcext:value-type="float">
            <text:p>6</text:p>
          </table:table-cell>
          <table:table-cell table:style-name="ce15" table:formula="of:=RANDBETWEEN(2;9)" office:value-type="float" office:value="8" calcext:value-type="float">
            <text:p>8</text:p>
          </table:table-cell>
          <table:table-cell table:style-name="ce15" table:formula="of:=RANDBETWEEN(2;9)" office:value-type="float" office:value="9" calcext:value-type="float">
            <text:p>9</text:p>
          </table:table-cell>
          <table:table-cell table:style-name="ce15" table:formula="of:=RANDBETWEEN(2;9)" office:value-type="float" office:value="6" calcext:value-type="float">
            <text:p>6</text:p>
          </table:table-cell>
          <table:table-cell table:number-columns-repeated="994"/>
        </table:table-row>
        <table:table-row table:style-name="ro3">
          <table:table-cell table:style-name="ce51" table:formula="of:=RANDBETWEEN(1;10)" office:value-type="float" office:value="2" calcext:value-type="float">
            <text:p>2</text:p>
          </table:table-cell>
          <table:table-cell table:style-name="ce150" office:value-type="string" calcext:value-type="string">
            <text:p>h</text:p>
          </table:table-cell>
          <table:table-cell table:style-name="ce176" table:formula="of:=6*RANDBETWEEN(1;9)" office:value-type="float" office:value="30" calcext:value-type="float">
            <text:p>30</text:p>
          </table:table-cell>
          <table:table-cell table:style-name="ce42" office:value-type="string" calcext:value-type="string">
            <text:p>min = <text:s text:c="8"/>h</text:p>
          </table:table-cell>
          <table:table-cell table:style-name="ce51" table:formula="of:=RANDBETWEEN(11;99)/10" office:value-type="float" office:value="6.2" calcext:value-type="float">
            <text:p>6,2</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195" table:formula="of:=RANDBETWEEN(2;5)*RANDBETWEEN(2;6)*RANDBETWEEN(2;4)" office:value-type="float" office:value="12" calcext:value-type="float">
            <text:p>PGCD 12</text:p>
          </table:table-cell>
          <table:table-cell table:style-name="ce7" office:value-type="string" calcext:value-type="string">
            <text:p>et</text:p>
          </table:table-cell>
          <table:table-cell table:style-name="ce20" table:formula="of:=RANDBETWEEN(2;5)*RANDBETWEEN(2;6)*RANDBETWEEN(2;5)" office:value-type="float" office:value="45" calcext:value-type="float">
            <text:p>45</text:p>
          </table:table-cell>
          <table:table-cell table:style-name="ce10" office:value-type="string" calcext:value-type="string">
            <text:p>=</text:p>
          </table:table-cell>
          <table:table-cell table:style-name="ce90" table:formula="of:=IF(RANDBETWEEN(0;1);&quot;(-&quot;&amp;RANDBETWEEN(2;10)&amp;&quot;)&quot;;RANDBETWEEN(2;10))" office:value-type="float" office:value="3" calcext:value-type="float">
            <text:p>3</text:p>
          </table:table-cell>
          <table:table-cell table:style-name="ce196" table:formula="of:=RANDBETWEEN(2;10)" office:value-type="float" office:value="4" calcext:value-type="float">
            <text:p>× 4 ×</text:p>
          </table:table-cell>
          <table:table-cell table:style-name="ce197" table:formula="of:=IF(RANDBETWEEN(0;1);&quot;(-&quot;&amp;RANDBETWEEN(2;10)&amp;&quot;)&quot;;RANDBETWEEN(2;10))" office:value-type="string" office:string-value="(-10)" calcext:value-type="string">
            <text:p>(-10)</text:p>
          </table:table-cell>
          <table:table-cell table:style-name="ce10" office:value-type="string" calcext:value-type="string">
            <text:p>=</text:p>
          </table:table-cell>
          <table:table-cell/>
          <table:table-cell table:style-name="ce147" table:formula="of:=[.A30]+[.C30]/60&amp;&quot; h&quot;" office:value-type="string" office:string-value="2,5 h" calcext:value-type="string">
            <text:p>2,5 h</text:p>
          </table:table-cell>
          <table:table-cell table:style-name="ce199" table:formula="of:=[.E30]" office:value-type="time" office:time-value="PT148H48M00S" calcext:value-type="time">
            <text:p>04:48</text:p>
          </table:table-cell>
          <table:table-cell table:style-name="ce57" table:formula="of:=GCD([.I30];[.K30])" office:value-type="float" office:value="3" calcext:value-type="float">
            <text:p>3</text:p>
          </table:table-cell>
          <table:table-cell table:style-name="ce57" table:formula="of:=[.M30]*[.N30]*[.O30]" office:value-type="float" office:value="-120" calcext:value-type="float">
            <text:p>-120</text:p>
          </table:table-cell>
          <table:table-cell/>
          <table:table-cell table:formula="of:=RANK([.X30];[.X23:.X32])+2" office:value-type="float" office:value="6" calcext:value-type="float">
            <text:p>6</text:p>
          </table:table-cell>
          <table:table-cell table:style-name="ce83" table:formula="of:=RAND()" office:value-type="float" office:value="0.545605039509885" calcext:value-type="float">
            <text:p>0,545605039509885</text:p>
          </table:table-cell>
          <table:table-cell table:style-name="ce15" table:formula="of:=RANDBETWEEN(2;9)" office:value-type="float" office:value="6" calcext:value-type="float">
            <text:p>6</text:p>
          </table:table-cell>
          <table:table-cell table:style-name="ce15" table:formula="of:=RANDBETWEEN(2;9)" office:value-type="float" office:value="2" calcext:value-type="float">
            <text:p>2</text:p>
          </table:table-cell>
          <table:table-cell table:style-name="ce15" table:formula="of:=RANDBETWEEN(2;9)" office:value-type="float" office:value="3" calcext:value-type="float">
            <text:p>3</text:p>
          </table:table-cell>
          <table:table-cell table:style-name="ce15" table:formula="of:=RANDBETWEEN(2;9)" office:value-type="float" office:value="4" calcext:value-type="float">
            <text:p>4</text:p>
          </table:table-cell>
          <table:table-cell table:number-columns-repeated="994"/>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31];[.X23:.X32])+2" office:value-type="float" office:value="12" calcext:value-type="float">
            <text:p>12</text:p>
          </table:table-cell>
          <table:table-cell table:style-name="ce83" table:formula="of:=RAND()" office:value-type="float" office:value="0.00677226515533815" calcext:value-type="float">
            <text:p>0,006772265155338</text:p>
          </table:table-cell>
          <table:table-cell table:number-columns-repeated="998"/>
        </table:table-row>
        <table:table-row table:style-name="ro4">
          <table:table-cell table:number-columns-repeated="22"/>
          <table:table-cell table:formula="of:=RANK([.X32];[.X23:.X32])+2" office:value-type="float" office:value="5" calcext:value-type="float">
            <text:p>5</text:p>
          </table:table-cell>
          <table:table-cell table:style-name="ce83" table:formula="of:=RAND()" office:value-type="float" office:value="0.594668259998132" calcext:value-type="float">
            <text:p>0,594668259998132</text:p>
          </table:table-cell>
          <table:table-cell table:number-columns-repeated="998"/>
        </table:table-row>
        <table:table-row table:style-name="ro5">
          <table:table-cell table:number-columns-repeated="1022"/>
        </table:table-row>
        <table:table-row table:style-name="ro2">
          <table:table-cell table:style-name="ce66" office:value-type="string" calcext:value-type="string" table:number-columns-spanned="4" table:number-rows-spanned="2">
            <text:p>3<text:span text:style-name="T2">e</text:span> DAN</text:p>
          </table:table-cell>
          <table:covered-table-cell table:number-columns-repeated="3"/>
          <table:table-cell table:style-name="ce11" office:value-type="string" calcext:value-type="string" table:number-columns-spanned="6" table:number-rows-spanned="1">
            <text:p><text:span text:style-name="T10">TEST 4</text:span><text:span text:style-name="T11">e</text:span><text:span text:style-name="T10"> - Date : ……………………………</text:span></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X34];[.X34:.X43])+2" office:value-type="float" office:value="9" calcext:value-type="float">
            <text:p>9</text:p>
          </table:table-cell>
          <table:table-cell table:style-name="ce83" table:formula="of:=RAND()" office:value-type="float" office:value="0.145493573975106" calcext:value-type="float">
            <text:p>0,145493573975106</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6852" calcext:value-type="string">
            <text:p>v6852</text:p>
          </table:table-cell>
          <table:table-cell/>
          <table:table-cell table:style-name="ce25" office:value-type="string" calcext:value-type="string" table:number-columns-spanned="4" table:number-rows-spanned="1">
            <text:p>Correction 3<text:span text:style-name="T2">e</text:span> DAN</text:p>
          </table:table-cell>
          <table:covered-table-cell table:style-name="ce28"/>
          <table:covered-table-cell table:style-name="ce30"/>
          <table:covered-table-cell table:style-name="ce31"/>
          <table:table-cell/>
          <table:table-cell table:formula="of:=RANK([.X35];[.X34:.X43])+2" office:value-type="float" office:value="10" calcext:value-type="float">
            <text:p>10</text:p>
          </table:table-cell>
          <table:table-cell table:style-name="ce83" table:formula="of:=RAND()" office:value-type="float" office:value="0.0552789358629611" calcext:value-type="float">
            <text:p>0,055278935862961</text:p>
          </table:table-cell>
          <table:table-cell table:number-columns-repeated="998"/>
        </table:table-row>
        <table:table-row table:style-name="ro3">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34]" office:value-type="string" office:string-value="AD" calcext:value-type="string">
            <text:p>AD</text:p>
          </table:table-cell>
          <table:table-cell table:style-name="ce96"/>
          <table:table-cell table:style-name="ce99" table:formula="of:=[.P35]" office:value-type="string" office:string-value="v6852" calcext:value-type="string">
            <text:p>v6852</text:p>
          </table:table-cell>
          <table:table-cell table:style-name="ce83"/>
          <table:table-cell table:formula="of:=RANK([.X36];[.X34:.X43])+2" office:value-type="float" office:value="12" calcext:value-type="float">
            <text:p>12</text:p>
          </table:table-cell>
          <table:table-cell table:style-name="ce83" table:formula="of:=RAND()" office:value-type="float" office:value="0.0135648418533237" calcext:value-type="float">
            <text:p>0,013564841853324</text:p>
          </table:table-cell>
          <table:table-cell/>
          <table:table-cell table:style-name="ce83" table:number-columns-repeated="4"/>
          <table:table-cell table:number-columns-repeated="993"/>
        </table:table-row>
        <table:table-row table:style-name="ro3">
          <table:table-cell table:style-name="ce51" table:formula="of:=ROUND(RAND()*10;RANDBETWEEN(0;3))" office:value-type="float" office:value="7.613" calcext:value-type="float">
            <text:p>7,613</text:p>
          </table:table-cell>
          <table:table-cell table:style-name="ce40" office:value-type="string" calcext:value-type="string">
            <text:p>×10</text:p>
          </table:table-cell>
          <table:table-cell table:style-name="ce143" table:formula="of:=RANDBETWEEN(-6;6)" office:value-type="float" office:value="2" calcext:value-type="float">
            <text:p>2</text:p>
          </table:table-cell>
          <table:table-cell table:style-name="ce42" office:value-type="string" calcext:value-type="string">
            <text:p>=</text:p>
          </table:table-cell>
          <table:table-cell table:style-name="ce144" table:formula="of:=&quot;réduire  &quot;&amp;[.Z37]&amp;&quot;x+&quot;&amp;[.AA37]&amp;&quot;+&quot;&amp;[.AB37]&amp;&quot;x&quot;" office:value-type="string" office:string-value="réduire  2x+4+4x" calcext:value-type="string" table:number-columns-spanned="3" table:number-rows-spanned="1">
            <text:p>réduire <text:s/>2x+4+4x</text:p>
          </table:table-cell>
          <table:covered-table-cell table:number-columns-repeated="2" table:style-name="ce137"/>
          <table:table-cell table:style-name="ce42" office:value-type="string" calcext:value-type="string">
            <text:p>=</text:p>
          </table:table-cell>
          <table:table-cell table:style-name="ce4"/>
          <table:table-cell table:style-name="ce14" office:value-type="string" calcext:value-type="string">
            <text:p>≤</text:p>
          </table:table-cell>
          <table:table-cell table:style-name="ce14" table:formula="of:=&quot;√&quot;&amp;[.AC37]" office:value-type="string" office:string-value="√52" calcext:value-type="string">
            <text:p>√52</text:p>
          </table:table-cell>
          <table:table-cell table:style-name="ce41" office:value-type="string" calcext:value-type="string">
            <text:p>&lt;</text:p>
          </table:table-cell>
          <table:table-cell table:style-name="ce51" table:formula="of:=ROUNDUP(RAND()*1000/CHOOSE(RANDBETWEEN(1;4);1;10;100;1000);RANDBETWEEN(-2;2))" office:value-type="float" office:value="0.83" calcext:value-type="float">
            <text:p>0,83</text:p>
          </table:table-cell>
          <table:table-cell table:style-name="ce40" table:formula="of:=CHOOSE([.W37];&quot;&quot;;&quot;mm³&quot;;&quot;cm³&quot;;&quot;dm³&quot;;&quot;km³&quot;;&quot;hm³&quot;;&quot;dam³&quot;;&quot;hL&quot;;&quot;daL&quot;;&quot;L&quot;;&quot;dL&quot;;&quot;cL&quot;;&quot;mL&quot;)" office:value-type="string" office:string-value="dm³" calcext:value-type="string">
            <text:p>d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37]*10^([.C37])" office:value-type="float" office:value="761.3" calcext:value-type="float">
            <text:p>761,3</text:p>
          </table:table-cell>
          <table:table-cell table:style-name="ce48" table:formula="of:=([.Z37]+[.AB37])&amp;&quot;x+&quot;&amp;[.AA37]" office:value-type="string" office:string-value="6x+4" calcext:value-type="string">
            <text:p>6x+4</text:p>
          </table:table-cell>
          <table:table-cell table:style-name="ce147" table:formula="of:=ROUNDDOWN(SQRT([.AC37]))&amp;&quot;;&quot;&amp;(ROUNDDOWN(SQRT([.AC37]))+1)" office:value-type="string" office:string-value="7;8" calcext:value-type="string">
            <text:p>7;8</text:p>
          </table:table-cell>
          <table:table-cell table:style-name="ce156" table:formula="of:=[.M37]*CHOOSE([.W37];0;0.000000001;0.000001;0.001;1000000000;1000000;1000;0.1;0.01;0.001;0.0001;0.00001;0.000001)&amp;&quot; &quot;&amp;[.P37]" office:value-type="string" office:string-value="0,00083 m³" calcext:value-type="string">
            <text:p>0,00083 m³</text:p>
          </table:table-cell>
          <table:table-cell/>
          <table:table-cell table:formula="of:=RANK([.X37];[.X34:.X43])+2" office:value-type="float" office:value="4" calcext:value-type="float">
            <text:p>4</text:p>
          </table:table-cell>
          <table:table-cell table:style-name="ce83" table:formula="of:=RAND()" office:value-type="float" office:value="0.680173751431096" calcext:value-type="float">
            <text:p>0,680173751431096</text:p>
          </table:table-cell>
          <table:table-cell table:style-name="ce15" table:formula="of:=RANDBETWEEN(2;9)" office:value-type="float" office:value="8" calcext:value-type="float">
            <text:p>8</text:p>
          </table:table-cell>
          <table:table-cell table:style-name="ce15" table:formula="of:=RANDBETWEEN(2;9)" office:value-type="float" office:value="2" calcext:value-type="float">
            <text:p>2</text:p>
          </table:table-cell>
          <table:table-cell table:style-name="ce15" table:formula="of:=RANDBETWEEN(2;9)" office:value-type="float" office:value="4" calcext:value-type="float">
            <text:p>4</text:p>
          </table:table-cell>
          <table:table-cell table:style-name="ce15" table:formula="of:=RANDBETWEEN(2;9)" office:value-type="float" office:value="4" calcext:value-type="float">
            <text:p>4</text:p>
          </table:table-cell>
          <table:table-cell table:formula="of:=RANDBETWEEN(2;200)" office:value-type="float" office:value="52" calcext:value-type="float">
            <text:p>52</text:p>
          </table:table-cell>
          <table:table-cell table:number-columns-repeated="993"/>
        </table:table-row>
        <table:table-row table:style-name="ro3">
          <table:table-cell table:style-name="ce51" table:formula="of:=ROUND(RAND()*10;RANDBETWEEN(0;3))" office:value-type="float" office:value="1" calcext:value-type="float">
            <text:p>1</text:p>
          </table:table-cell>
          <table:table-cell table:style-name="ce40" office:value-type="string" calcext:value-type="string">
            <text:p>×11</text:p>
          </table:table-cell>
          <table:table-cell table:style-name="ce143" table:formula="of:=RANDBETWEEN(-6;6)" office:value-type="float" office:value="-5" calcext:value-type="float">
            <text:p>-5</text:p>
          </table:table-cell>
          <table:table-cell table:style-name="ce42" office:value-type="string" calcext:value-type="string">
            <text:p>=</text:p>
          </table:table-cell>
          <table:table-cell table:style-name="ce145" table:formula="of:=&quot;réduire  &quot;&amp;[.Z38]&amp;&quot;x²+&quot;&amp;[.AA38]&amp;&quot;x+&quot;&amp;[.AB38]&amp;&quot;x²+&quot;&amp;[.Y38]" office:value-type="string" office:string-value="réduire  3x²+4x+6x²+3" calcext:value-type="string" table:number-columns-spanned="3" table:number-rows-spanned="1">
            <text:p>réduire <text:s/>3x²+4x+6x²+3</text:p>
          </table:table-cell>
          <table:covered-table-cell table:style-name="ce7"/>
          <table:covered-table-cell table:style-name="ce9"/>
          <table:table-cell table:style-name="ce10" office:value-type="string" calcext:value-type="string">
            <text:p>=</text:p>
          </table:table-cell>
          <table:table-cell table:style-name="ce4"/>
          <table:table-cell table:style-name="ce14" office:value-type="string" calcext:value-type="string">
            <text:p>≤</text:p>
          </table:table-cell>
          <table:table-cell table:style-name="ce14" table:formula="of:=&quot;√&quot;&amp;[.AC38]" office:value-type="string" office:string-value="√105" calcext:value-type="string">
            <text:p>√105</text:p>
          </table:table-cell>
          <table:table-cell table:style-name="ce41" office:value-type="string" calcext:value-type="string">
            <text:p>&lt;</text:p>
          </table:table-cell>
          <table:table-cell table:style-name="ce51" table:formula="of:=ROUNDUP(RAND()*1000/CHOOSE(RANDBETWEEN(1;4);1;10;100;1000);RANDBETWEEN(-2;2))" office:value-type="float" office:value="1" calcext:value-type="float">
            <text:p>1</text:p>
          </table:table-cell>
          <table:table-cell table:style-name="ce40" table:formula="of:=CHOOSE([.W38];&quot;&quot;;&quot;mm³&quot;;&quot;cm³&quot;;&quot;dm³&quot;;&quot;km³&quot;;&quot;hm³&quot;;&quot;dam³&quot;;&quot;hL&quot;;&quot;daL&quot;;&quot;L&quot;;&quot;dL&quot;;&quot;cL&quot;;&quot;mL&quot;)" office:value-type="string" office:string-value="dam³" calcext:value-type="string">
            <text:p>da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38]*10^([.C38])" office:value-type="float" office:value="0.00001" calcext:value-type="float">
            <text:p>0,00001</text:p>
          </table:table-cell>
          <table:table-cell table:style-name="ce48" table:formula="of:=([.Z38]+[.AB38])&amp;&quot;x²+&quot;&amp;([.Y38]+[.AA38])&amp;&quot;x&quot;" office:value-type="string" office:string-value="9x²+7x" calcext:value-type="string">
            <text:p>9x²+7x</text:p>
          </table:table-cell>
          <table:table-cell table:style-name="ce147" table:formula="of:=ROUNDDOWN(SQRT([.AC38]))&amp;&quot;;&quot;&amp;(ROUNDDOWN(SQRT([.AC38]))+1)" office:value-type="string" office:string-value="10;11" calcext:value-type="string">
            <text:p>10;11</text:p>
          </table:table-cell>
          <table:table-cell table:style-name="ce156" table:formula="of:=[.M38]*CHOOSE([.W38];0;0.000000001;0.000001;0.001;1000000000;1000000;1000;0.1;0.01;0.001;0.0001;0.00001;0.000001)&amp;&quot; &quot;&amp;[.P38]" office:value-type="string" office:string-value="1000 m³" calcext:value-type="string">
            <text:p>1000 m³</text:p>
          </table:table-cell>
          <table:table-cell/>
          <table:table-cell table:formula="of:=RANK([.X38];[.X34:.X43])+2" office:value-type="float" office:value="7" calcext:value-type="float">
            <text:p>7</text:p>
          </table:table-cell>
          <table:table-cell table:style-name="ce83" table:formula="of:=RAND()" office:value-type="float" office:value="0.518521796455765" calcext:value-type="float">
            <text:p>0,518521796455765</text:p>
          </table:table-cell>
          <table:table-cell table:style-name="ce15" table:formula="of:=RANDBETWEEN(2;9)" office:value-type="float" office:value="3" calcext:value-type="float">
            <text:p>3</text:p>
          </table:table-cell>
          <table:table-cell table:style-name="ce15" table:formula="of:=RANDBETWEEN(2;9)" office:value-type="float" office:value="3" calcext:value-type="float">
            <text:p>3</text:p>
          </table:table-cell>
          <table:table-cell table:style-name="ce15" table:formula="of:=RANDBETWEEN(2;9)" office:value-type="float" office:value="4" calcext:value-type="float">
            <text:p>4</text:p>
          </table:table-cell>
          <table:table-cell table:style-name="ce15" table:formula="of:=RANDBETWEEN(2;9)" office:value-type="float" office:value="6" calcext:value-type="float">
            <text:p>6</text:p>
          </table:table-cell>
          <table:table-cell table:formula="of:=RANDBETWEEN(2;200)" office:value-type="float" office:value="105" calcext:value-type="float">
            <text:p>105</text:p>
          </table:table-cell>
          <table:table-cell table:number-columns-repeated="993"/>
        </table:table-row>
        <table:table-row table:style-name="ro3">
          <table:table-cell table:style-name="ce51" table:formula="of:=ROUNDUP(RAND()*10000;RANDBETWEEN(-3;0))/CHOOSE(RANDBETWEEN(1;5);0.01;0.0001;10000;100000;1000000)" office:value-type="float" office:value="0.008816" calcext:value-type="float">
            <text:p>0,008816</text:p>
          </table:table-cell>
          <table:table-cell table:style-name="ce40" office:value-type="string" calcext:value-type="string">
            <text:p>=</text:p>
          </table:table-cell>
          <table:table-cell table:style-name="ce41"/>
          <table:table-cell table:style-name="ce194" office:value-type="string" calcext:value-type="string">
            <text:p>×10 <text:span text:style-name="T12">…</text:span></text:p>
          </table:table-cell>
          <table:table-cell table:style-name="ce144" table:formula="of:=[.Y39]&amp;&quot;(x+&quot;&amp;[.Z39]&amp;&quot;)&quot;" office:value-type="string" office:string-value="7(x+8)" calcext:value-type="string">
            <text:p>7(x+8)</text:p>
          </table:table-cell>
          <table:table-cell table:style-name="ce137" office:value-type="string" calcext:value-type="string">
            <text:p>=</text:p>
          </table:table-cell>
          <table:table-cell table:style-name="ce137"/>
          <table:table-cell table:style-name="ce42"/>
          <table:table-cell table:style-name="ce4" table:formula="of:=RANDBETWEEN(11;30)" office:value-type="float" office:value="11" calcext:value-type="float">
            <text:p>11</text:p>
          </table:table-cell>
          <table:table-cell table:style-name="ce7" office:value-type="string" calcext:value-type="string">
            <text:p>÷</text:p>
          </table:table-cell>
          <table:table-cell table:style-name="ce9" table:formula="of:=RANDBETWEEN(2;9)" office:value-type="float" office:value="8" calcext:value-type="float">
            <text:p>8</text:p>
          </table:table-cell>
          <table:table-cell table:style-name="ce10" office:value-type="string" calcext:value-type="string">
            <text:p>Q= <text:s text:c="7"/>R=</text:p>
          </table:table-cell>
          <table:table-cell table:style-name="ce152" table:formula="of:=IF(ROUND(RAND());0.25;0.75)" office:value-type="percentage" office:value="0.25" calcext:value-type="percentage">
            <text:p>25 %</text:p>
          </table:table-cell>
          <table:table-cell table:style-name="ce40" office:value-type="string" calcext:value-type="string">
            <text:p>de</text:p>
          </table:table-cell>
          <table:table-cell table:style-name="ce41" table:formula="of:=4*RANDBETWEEN(3;18)" office:value-type="float" office:value="68" calcext:value-type="float">
            <text:p>68</text:p>
          </table:table-cell>
          <table:table-cell table:style-name="ce56" office:value-type="string" calcext:value-type="string">
            <text:p>=</text:p>
          </table:table-cell>
          <table:table-cell/>
          <table:table-cell table:style-name="ce198" table:formula="of:=[.A39]" office:value-type="float" office:value="0.008816" calcext:value-type="float">
            <text:p>8,82E-003</text:p>
          </table:table-cell>
          <table:table-cell table:style-name="ce147" table:formula="of:=[.Y39]&amp;&quot;x+&quot;&amp;([.Y39]*[.Z39])" office:value-type="string" office:string-value="7x+56" calcext:value-type="string">
            <text:p>7x+56</text:p>
          </table:table-cell>
          <table:table-cell table:style-name="ce57" table:formula="of:=&quot;Q=&quot;&amp;QUOTIENT([.I39];[.K39])&amp;&quot;  R=&quot;&amp;MOD([.I39];[.K39])" office:value-type="string" office:string-value="Q=1  R=3" calcext:value-type="string">
            <text:p>Q=1 <text:s/>R=3</text:p>
          </table:table-cell>
          <table:table-cell table:style-name="ce147" table:formula="of:=[.M39]*[.O39]" office:value-type="float" office:value="17" calcext:value-type="float">
            <text:p>17</text:p>
          </table:table-cell>
          <table:table-cell/>
          <table:table-cell table:formula="of:=RANK([.X39];[.X34:.X43])+2" office:value-type="float" office:value="3" calcext:value-type="float">
            <text:p>3</text:p>
          </table:table-cell>
          <table:table-cell table:style-name="ce83" table:formula="of:=RAND()" office:value-type="float" office:value="0.760092086421667" calcext:value-type="float">
            <text:p>0,760092086421667</text:p>
          </table:table-cell>
          <table:table-cell table:style-name="ce15" table:formula="of:=RANDBETWEEN(2;9)" office:value-type="float" office:value="7" calcext:value-type="float">
            <text:p>7</text:p>
          </table:table-cell>
          <table:table-cell table:style-name="ce15" table:formula="of:=RANDBETWEEN(2;9)" office:value-type="float" office:value="8" calcext:value-type="float">
            <text:p>8</text:p>
          </table:table-cell>
          <table:table-cell table:style-name="ce15" table:formula="of:=RANDBETWEEN(2;9)" office:value-type="float" office:value="2" calcext:value-type="float">
            <text:p>2</text:p>
          </table:table-cell>
          <table:table-cell table:style-name="ce15" table:formula="of:=RANDBETWEEN(2;9)" office:value-type="float" office:value="2" calcext:value-type="float">
            <text:p>2</text:p>
          </table:table-cell>
          <table:table-cell table:number-columns-repeated="994"/>
        </table:table-row>
        <table:table-row table:style-name="ro3">
          <table:table-cell table:style-name="ce51" table:formula="of:=ROUNDUP(RAND()*10000;RANDBETWEEN(-3;0))/CHOOSE(RANDBETWEEN(1;5);0.01;0.0001;10000;100000;1000000)" office:value-type="float" office:value="490000" calcext:value-type="float">
            <text:p>490000</text:p>
          </table:table-cell>
          <table:table-cell table:style-name="ce40" office:value-type="string" calcext:value-type="string">
            <text:p>=</text:p>
          </table:table-cell>
          <table:table-cell table:style-name="ce41"/>
          <table:table-cell table:style-name="ce194" office:value-type="string" calcext:value-type="string">
            <text:p>×10 <text:span text:style-name="T2">…</text:span></text:p>
          </table:table-cell>
          <table:table-cell table:style-name="ce144" table:formula="of:=[.Y40]&amp;&quot;(&quot;&amp;[.Z40]&amp;&quot;x+&quot;&amp;[.AA40]&amp;&quot;)&quot;" office:value-type="string" office:string-value="8(5x+4)" calcext:value-type="string">
            <text:p>8(5x+4)</text:p>
          </table:table-cell>
          <table:table-cell table:style-name="ce137" office:value-type="string" calcext:value-type="string">
            <text:p>=</text:p>
          </table:table-cell>
          <table:table-cell table:style-name="ce137"/>
          <table:table-cell table:style-name="ce42"/>
          <table:table-cell table:style-name="ce4" table:formula="of:=RANDBETWEEN(11;30)" office:value-type="float" office:value="12" calcext:value-type="float">
            <text:p>12</text:p>
          </table:table-cell>
          <table:table-cell table:style-name="ce7" office:value-type="string" calcext:value-type="string">
            <text:p>÷</text:p>
          </table:table-cell>
          <table:table-cell table:style-name="ce9" table:formula="of:=RANDBETWEEN(2;9)" office:value-type="float" office:value="7" calcext:value-type="float">
            <text:p>7</text:p>
          </table:table-cell>
          <table:table-cell table:style-name="ce10" office:value-type="string" calcext:value-type="string">
            <text:p>Q= <text:s text:c="7"/>R=</text:p>
          </table:table-cell>
          <table:table-cell table:style-name="ce152" table:formula="of:=IF(ROUND(RAND());0.25;0.75)" office:value-type="percentage" office:value="0.75" calcext:value-type="percentage">
            <text:p>75 %</text:p>
          </table:table-cell>
          <table:table-cell table:style-name="ce40" office:value-type="string" calcext:value-type="string">
            <text:p>de</text:p>
          </table:table-cell>
          <table:table-cell table:style-name="ce41" table:formula="of:=4*RANDBETWEEN(3;18)" office:value-type="float" office:value="44" calcext:value-type="float">
            <text:p>44</text:p>
          </table:table-cell>
          <table:table-cell table:style-name="ce56" office:value-type="string" calcext:value-type="string">
            <text:p>=</text:p>
          </table:table-cell>
          <table:table-cell/>
          <table:table-cell table:style-name="ce198" table:formula="of:=[.A40]" office:value-type="float" office:value="490000" calcext:value-type="float">
            <text:p>4,90E+005</text:p>
          </table:table-cell>
          <table:table-cell table:style-name="ce147" table:formula="of:=[.Y40]*[.Z40]&amp;&quot;x+&quot;&amp;[.Y40]*[.AA40]" office:value-type="string" office:string-value="40x+32" calcext:value-type="string">
            <text:p>40x+32</text:p>
          </table:table-cell>
          <table:table-cell table:style-name="ce57" table:formula="of:=&quot;Q=&quot;&amp;QUOTIENT([.I40];[.K40])&amp;&quot;  R=&quot;&amp;MOD([.I40];[.K40])" office:value-type="string" office:string-value="Q=1  R=5" calcext:value-type="string">
            <text:p>Q=1 <text:s/>R=5</text:p>
          </table:table-cell>
          <table:table-cell table:style-name="ce147" table:formula="of:=[.M40]*[.O40]" office:value-type="float" office:value="33" calcext:value-type="float">
            <text:p>33</text:p>
          </table:table-cell>
          <table:table-cell/>
          <table:table-cell table:formula="of:=RANK([.X40];[.X34:.X43])+2" office:value-type="float" office:value="5" calcext:value-type="float">
            <text:p>5</text:p>
          </table:table-cell>
          <table:table-cell table:style-name="ce83" table:formula="of:=RAND()" office:value-type="float" office:value="0.67377165426259" calcext:value-type="float">
            <text:p>0,67377165426259</text:p>
          </table:table-cell>
          <table:table-cell table:style-name="ce15" table:formula="of:=RANDBETWEEN(2;9)" office:value-type="float" office:value="8" calcext:value-type="float">
            <text:p>8</text:p>
          </table:table-cell>
          <table:table-cell table:style-name="ce15" table:formula="of:=RANDBETWEEN(2;9)" office:value-type="float" office:value="5" calcext:value-type="float">
            <text:p>5</text:p>
          </table:table-cell>
          <table:table-cell table:style-name="ce15" table:formula="of:=RANDBETWEEN(2;9)" office:value-type="float" office:value="4" calcext:value-type="float">
            <text:p>4</text:p>
          </table:table-cell>
          <table:table-cell table:style-name="ce15" table:formula="of:=RANDBETWEEN(2;9)" office:value-type="float" office:value="4" calcext:value-type="float">
            <text:p>4</text:p>
          </table:table-cell>
          <table:table-cell table:number-columns-repeated="994"/>
        </table:table-row>
        <table:table-row table:style-name="ro3">
          <table:table-cell table:style-name="ce51" table:formula="of:=RANDBETWEEN(1;10)" office:value-type="float" office:value="4" calcext:value-type="float">
            <text:p>4</text:p>
          </table:table-cell>
          <table:table-cell table:style-name="ce150" office:value-type="string" calcext:value-type="string">
            <text:p>h</text:p>
          </table:table-cell>
          <table:table-cell table:style-name="ce176" table:formula="of:=6*RANDBETWEEN(1;9)" office:value-type="float" office:value="42" calcext:value-type="float">
            <text:p>42</text:p>
          </table:table-cell>
          <table:table-cell table:style-name="ce42" office:value-type="string" calcext:value-type="string">
            <text:p>min = <text:s text:c="8"/>h</text:p>
          </table:table-cell>
          <table:table-cell table:style-name="ce51" table:formula="of:=RANDBETWEEN(11;99)/10" office:value-type="float" office:value="6.6" calcext:value-type="float">
            <text:p>6,6</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195" table:formula="of:=RANDBETWEEN(2;5)*RANDBETWEEN(2;6)*RANDBETWEEN(2;4)" office:value-type="float" office:value="120" calcext:value-type="float">
            <text:p>PGCD 120</text:p>
          </table:table-cell>
          <table:table-cell table:style-name="ce7" office:value-type="string" calcext:value-type="string">
            <text:p>et</text:p>
          </table:table-cell>
          <table:table-cell table:style-name="ce20" table:formula="of:=RANDBETWEEN(2;5)*RANDBETWEEN(2;6)*RANDBETWEEN(2;5)" office:value-type="float" office:value="24" calcext:value-type="float">
            <text:p>24</text:p>
          </table:table-cell>
          <table:table-cell table:style-name="ce10" office:value-type="string" calcext:value-type="string">
            <text:p>=</text:p>
          </table:table-cell>
          <table:table-cell table:style-name="ce90" table:formula="of:=IF(RANDBETWEEN(0;1);&quot;(-&quot;&amp;RANDBETWEEN(2;10)&amp;&quot;)&quot;;RANDBETWEEN(2;10))" office:value-type="string" office:string-value="(-6)" calcext:value-type="string">
            <text:p>(-6)</text:p>
          </table:table-cell>
          <table:table-cell table:style-name="ce196" table:formula="of:=RANDBETWEEN(2;10)" office:value-type="float" office:value="5" calcext:value-type="float">
            <text:p>× 5 ×</text:p>
          </table:table-cell>
          <table:table-cell table:style-name="ce197" table:formula="of:=IF(RANDBETWEEN(0;1);&quot;(-&quot;&amp;RANDBETWEEN(2;10)&amp;&quot;)&quot;;RANDBETWEEN(2;10))" office:value-type="string" office:string-value="(-8)" calcext:value-type="string">
            <text:p>(-8)</text:p>
          </table:table-cell>
          <table:table-cell table:style-name="ce10" office:value-type="string" calcext:value-type="string">
            <text:p>=</text:p>
          </table:table-cell>
          <table:table-cell/>
          <table:table-cell table:style-name="ce147" table:formula="of:=[.A41]+[.C41]/60&amp;&quot; h&quot;" office:value-type="string" office:string-value="4,7 h" calcext:value-type="string">
            <text:p>4,7 h</text:p>
          </table:table-cell>
          <table:table-cell table:style-name="ce199" table:formula="of:=[.E41]" office:value-type="time" office:time-value="PT158H24M00S" calcext:value-type="time">
            <text:p>14:24</text:p>
          </table:table-cell>
          <table:table-cell table:style-name="ce57" table:formula="of:=GCD([.I41];[.K41])" office:value-type="float" office:value="24" calcext:value-type="float">
            <text:p>24</text:p>
          </table:table-cell>
          <table:table-cell table:style-name="ce57" table:formula="of:=[.M41]*[.N41]*[.O41]" office:value-type="float" office:value="240" calcext:value-type="float">
            <text:p>240</text:p>
          </table:table-cell>
          <table:table-cell/>
          <table:table-cell table:formula="of:=RANK([.X41];[.X34:.X43])+2" office:value-type="float" office:value="11" calcext:value-type="float">
            <text:p>11</text:p>
          </table:table-cell>
          <table:table-cell table:style-name="ce83" table:formula="of:=RAND()" office:value-type="float" office:value="0.0359815406852969" calcext:value-type="float">
            <text:p>0,035981540685297</text:p>
          </table:table-cell>
          <table:table-cell table:style-name="ce15" table:formula="of:=RANDBETWEEN(2;9)" office:value-type="float" office:value="3" calcext:value-type="float">
            <text:p>3</text:p>
          </table:table-cell>
          <table:table-cell table:style-name="ce15" table:formula="of:=RANDBETWEEN(2;9)" office:value-type="float" office:value="8" calcext:value-type="float">
            <text:p>8</text:p>
          </table:table-cell>
          <table:table-cell table:style-name="ce15" table:formula="of:=RANDBETWEEN(2;9)" office:value-type="float" office:value="8" calcext:value-type="float">
            <text:p>8</text:p>
          </table:table-cell>
          <table:table-cell table:style-name="ce15" table:formula="of:=RANDBETWEEN(2;9)" office:value-type="float" office:value="2" calcext:value-type="float">
            <text:p>2</text:p>
          </table:table-cell>
          <table:table-cell table:number-columns-repeated="994"/>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42];[.X34:.X43])+2" office:value-type="float" office:value="8" calcext:value-type="float">
            <text:p>8</text:p>
          </table:table-cell>
          <table:table-cell table:style-name="ce83" table:formula="of:=RAND()" office:value-type="float" office:value="0.232404038426056" calcext:value-type="float">
            <text:p>0,232404038426056</text:p>
          </table:table-cell>
          <table:table-cell table:number-columns-repeated="998"/>
        </table:table-row>
        <table:table-row table:style-name="ro4">
          <table:table-cell table:number-columns-repeated="22"/>
          <table:table-cell table:formula="of:=RANK([.X43];[.X34:.X43])+2" office:value-type="float" office:value="6" calcext:value-type="float">
            <text:p>6</text:p>
          </table:table-cell>
          <table:table-cell table:style-name="ce83" table:formula="of:=RAND()" office:value-type="float" office:value="0.661359627384555" calcext:value-type="float">
            <text:p>0,661359627384555</text:p>
          </table:table-cell>
          <table:table-cell table:number-columns-repeated="998"/>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6">
          <table:table-cell table:number-columns-repeated="1022"/>
        </table:table-row>
        <table:table-row table:style-name="ro3">
          <table:table-cell table:number-columns-repeated="1022"/>
        </table:table-row>
      </table:table>
      <table:table table:name="Explications" table:style-name="ta1">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4" form:id="control14" form:label="Générer x fiches de chaque ceinture" form:printable="false"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up" xlink:href="vnd.sun.star.script:Standard.Generateur.Main?language=Basic&amp;location=document" xlink:type="simple"/>
              </office:event-listeners>
            </form:button>
          </form:form>
        </office:forms>
        <table:shapes>
          <draw:control draw:z-index="0" draw:style-name="gr9" draw:text-style-name="P2" svg:width="37.96mm" svg:height="14.07mm" svg:x="197.7mm" svg:y="6.11mm" draw:control="control14"/>
          <draw:frame draw:z-index="1" draw:style-name="gr10" draw:text-style-name="P4" svg:width="166.78mm" svg:height="101.58mm" svg:x="19.28mm" svg:y="9.56mm">
            <draw:text-box>
              <text:p text:style-name="P3"><text:span text:style-name="T1">Ceci est un générateur de ceintures aléatoires de calcul mental avec corrigé édité avec LibreOffice 6.0.</text:span></text:p>
              <text:p text:style-name="P3"><text:span text:style-name="T1"/></text:p>
              <text:p text:style-name="P3"><text:span text:style-name="T1">Il permet de générer des fiches de passage différentes avec des zones d’impression contenant 4 fiches chacune.</text:span></text:p>
              <text:p text:style-name="P3"><text:span text:style-name="T1"/></text:p>
              <text:p text:style-name="P3"><text:span text:style-name="T1">Par défaut, il y a 4 fiches par ceinture. Il suffit d’appuyer sur CTRL+MAJ+F9 pour changer tous les paramètres aléatoires et avoir de nouvelles fiches.</text:span></text:p>
              <text:p text:style-name="P3"><text:span text:style-name="T1"/></text:p>
              <text:p><text:span text:style-name="T1">Si vous voulez imprimer plus de 4 fiches par ceinture, il faudra avoir ouvert le fichier en activant les macro puis cliquer sur le bouton de la ceinture (en haut à droite de chaque ceinture) qui demande combien de fiches vous voulez ou sur le bouton ci-contre qui génère x fiches pour chaque ceinture.</text:span></text:p>
            </draw:text-box>
          </draw:frame>
        </table:shapes>
        <table:table-column table:style-name="co17" table:default-cell-style-name="Default"/>
        <table:table-column table:style-name="co17" table:number-columns-repeated="8" table:default-cell-style-name="ce83"/>
        <table:table-column table:style-name="co17" table:default-cell-style-name="Default"/>
        <table:table-row table:style-name="ro4">
          <table:table-cell/>
          <table:table-cell table:style-name="Default" table:number-columns-repeated="8"/>
          <table:table-cell/>
        </table:table-row>
        <table:table-row table:style-name="ro7">
          <table:table-cell/>
          <table:table-cell table:style-name="ce227"/>
          <table:table-cell table:number-columns-repeated="8"/>
        </table:table-row>
        <table:table-row table:style-name="ro4" table:number-rows-repeated="4">
          <table:table-cell table:number-columns-repeated="10"/>
        </table:table-row>
        <table:table-row table:style-name="ro4">
          <table:table-cell table:number-columns-repeated="9"/>
          <table:table-cell office:value-type="string" calcext:value-type="string">
            <text:p>Génération de 4 versions par ceinture terminée</text:p>
          </table:table-cell>
        </table:table-row>
        <table:table-row table:style-name="ro4" table:number-rows-repeated="12">
          <table:table-cell table:number-columns-repeated="10"/>
        </table:table-row>
        <table:table-row table:style-name="ro4">
          <table:table-cell table:number-columns-repeated="10"/>
        </table:table-row>
      </table:table>
      <table:table table:name="Aide à la génération" table:style-name="ta9" table:print="false">
        <table:table-column table:style-name="co17" table:number-columns-repeated="4" table:default-cell-style-name="Default"/>
        <table:table-row table:style-name="ro4">
          <table:table-cell office:value-type="string" calcext:value-type="string">
            <text:p>Multiplications</text:p>
          </table:table-cell>
          <table:table-cell table:number-columns-repeated="3"/>
        </table:table-row>
        <table:table-row table:style-name="ro4">
          <table:table-cell office:value-type="float" office:value="28" calcext:value-type="float">
            <text:p>28</text:p>
          </table:table-cell>
          <table:table-cell office:value-type="string" calcext:value-type="string">
            <text:p>7×4</text:p>
          </table:table-cell>
          <table:table-cell office:value-type="float" office:value="63" calcext:value-type="float">
            <text:p>63</text:p>
          </table:table-cell>
          <table:table-cell table:formula="of:=LOOKUP([.C2];[.A2:.A11];[.B2:.B11])" office:value-type="string" office:string-value="9×7" calcext:value-type="string">
            <text:p>9×7</text:p>
          </table:table-cell>
        </table:table-row>
        <table:table-row table:style-name="ro4">
          <table:table-cell office:value-type="float" office:value="32" calcext:value-type="float">
            <text:p>32</text:p>
          </table:table-cell>
          <table:table-cell office:value-type="string" calcext:value-type="string">
            <text:p>8×4</text:p>
          </table:table-cell>
          <table:table-cell table:number-columns-repeated="2"/>
        </table:table-row>
        <table:table-row table:style-name="ro4">
          <table:table-cell office:value-type="float" office:value="35" calcext:value-type="float">
            <text:p>35</text:p>
          </table:table-cell>
          <table:table-cell office:value-type="string" calcext:value-type="string">
            <text:p>7×5</text:p>
          </table:table-cell>
          <table:table-cell table:number-columns-repeated="2"/>
        </table:table-row>
        <table:table-row table:style-name="ro4">
          <table:table-cell office:value-type="float" office:value="42" calcext:value-type="float">
            <text:p>42</text:p>
          </table:table-cell>
          <table:table-cell office:value-type="string" calcext:value-type="string">
            <text:p>7×6</text:p>
          </table:table-cell>
          <table:table-cell table:number-columns-repeated="2"/>
        </table:table-row>
        <table:table-row table:style-name="ro4">
          <table:table-cell office:value-type="float" office:value="49" calcext:value-type="float">
            <text:p>49</text:p>
          </table:table-cell>
          <table:table-cell office:value-type="string" calcext:value-type="string">
            <text:p>7×7</text:p>
          </table:table-cell>
          <table:table-cell table:number-columns-repeated="2"/>
        </table:table-row>
        <table:table-row table:style-name="ro4">
          <table:table-cell office:value-type="float" office:value="54" calcext:value-type="float">
            <text:p>54</text:p>
          </table:table-cell>
          <table:table-cell office:value-type="string" calcext:value-type="string">
            <text:p>9×6</text:p>
          </table:table-cell>
          <table:table-cell table:number-columns-repeated="2"/>
        </table:table-row>
        <table:table-row table:style-name="ro4">
          <table:table-cell office:value-type="float" office:value="56" calcext:value-type="float">
            <text:p>56</text:p>
          </table:table-cell>
          <table:table-cell office:value-type="string" calcext:value-type="string">
            <text:p>8×7</text:p>
          </table:table-cell>
          <table:table-cell table:number-columns-repeated="2"/>
        </table:table-row>
        <table:table-row table:style-name="ro4">
          <table:table-cell office:value-type="float" office:value="63" calcext:value-type="float">
            <text:p>63</text:p>
          </table:table-cell>
          <table:table-cell office:value-type="string" calcext:value-type="string">
            <text:p>9×7</text:p>
          </table:table-cell>
          <table:table-cell table:number-columns-repeated="2"/>
        </table:table-row>
        <table:table-row table:style-name="ro4">
          <table:table-cell table:style-name="ce83" office:value-type="float" office:value="64" calcext:value-type="float">
            <text:p>64</text:p>
          </table:table-cell>
          <table:table-cell office:value-type="string" calcext:value-type="string">
            <text:p>8×8</text:p>
          </table:table-cell>
          <table:table-cell table:number-columns-repeated="2"/>
        </table:table-row>
        <table:table-row table:style-name="ro4">
          <table:table-cell office:value-type="float" office:value="72" calcext:value-type="float">
            <text:p>72</text:p>
          </table:table-cell>
          <table:table-cell office:value-type="string" calcext:value-type="string">
            <text:p>9×8</text:p>
          </table:table-cell>
          <table:table-cell table:number-columns-repeated="2"/>
        </table:table-row>
      </table:table>
      <table:named-expressions/>
      <table:database-ranges>
        <table:database-range table:name="__Anonymous_Sheet_DB__14" table:target-range-address="'Aide à la génération'.A2:'Aide à la génération'.B11"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charset="x-symbol"/>
    <style:font-face style:name="Calibri" svg:font-family="Calibri" style:font-adornments="Regular"/>
    <style:font-face style:name="Liberation Sans3" svg:font-family="'Liberation Sans'"/>
    <style:font-face style:name="Liberation Sans2" svg:font-family="'Liberation Sans'" style:font-adornments="Regular"/>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text>,</number:text>
    </number:time-style>
    <number:number-style style:name="N132">
      <number:scientific-number number:decimal-places="1" loext:min-decimal-places="1" number:min-integer-digits="1" number:min-exponent-digits="1" loext:exponent-interval="3" loext:forced-exponent-sign="true"/>
    </number:number-style>
    <number:number-style style:name="N133">
      <number:number number:decimal-places="6" loext:min-decimal-places="1" number:min-integer-digits="1" number:decimal-replacement="" number:grouping="true"/>
    </number:number-style>
    <number:number-style style:name="N134">
      <number:number number:decimal-places="4" loext:min-decimal-places="1" number:min-integer-digits="1" number:decimal-replacement="" number:grouping="true"/>
    </number:number-style>
    <number:number-style style:name="N135">
      <number:number number:decimal-places="1" loext:min-decimal-places="1" number:min-integer-digits="1" number:grouping="true"/>
    </number:number-style>
    <number:number-style style:name="N136">
      <number:number number:decimal-places="2" loext:min-decimal-places="0" number:min-integer-digits="1" number:decimal-replacement="" number:grouping="true"/>
    </number:number-style>
    <number:number-style style:name="N137">
      <number:number number:decimal-places="4" loext:min-decimal-places="0" number:min-integer-digits="1" number:decimal-replacement="" number:grouping="true"/>
    </number:number-style>
    <number:number-style style:name="N138">
      <number:number number:decimal-places="6" loext:min-decimal-places="0" number:min-integer-digits="1" number:decimal-replacement="" number:grouping="true"/>
    </number:number-style>
    <number:number-style style:name="N139">
      <number:number number:decimal-places="10" loext:min-decimal-places="10" number:min-integer-digits="1" number:grouping="true"/>
    </number:number-style>
    <number:number-style style:name="N140">
      <number:number number:decimal-places="6" loext:min-decimal-places="6" number:min-integer-digits="0" number:grouping="true"/>
    </number:number-style>
    <number:number-style style:name="N141">
      <number:scientific-number number:decimal-places="4" loext:min-decimal-places="4" number:min-integer-digits="1" number:min-exponent-digits="1" loext:exponent-interval="1" loext:forced-exponent-sign="true"/>
    </number:number-style>
    <number:number-style style:name="N142">
      <number:scientific-number number:decimal-places="0" loext:min-decimal-places="0" number:min-integer-digits="1" number:min-exponent-digits="1" loext:exponent-interval="1" loext:forced-exponent-sign="true"/>
      <number:text>,</number:text>
    </number:number-style>
    <number:currency-style style:name="N144P0" style:volatile="true">
      <number:number number:decimal-places="2" loext:min-decimal-places="2" number:min-integer-digits="1" number:grouping="true"/>
      <number:text> </number:text>
      <number:currency-symbol number:language="fr" number:country="FR">€</number:currency-symbol>
    </number:currency-style>
    <number:currency-style style:name="N144">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44P0"/>
    </number:currency-style>
    <number:number-style style:name="N145">
      <number:scientific-number number:decimal-places="7" loext:min-decimal-places="0" number:min-integer-digits="0" number:min-exponent-digits="3" loext:exponent-interval="1" loext:forced-exponent-sign="true"/>
    </number:number-style>
    <number:number-style style:name="N146">
      <number:scientific-number number:decimal-places="7" loext:min-decimal-places="0" number:min-integer-digits="0" number:min-exponent-digits="1" loext:exponent-interval="1" loext:forced-exponent-sign="true"/>
    </number:number-style>
    <number:number-style style:name="N147">
      <number:fraction number:min-numerator-digits="1" loext:max-numerator-digits="1" number:min-denominator-digits="1" loext:max-denominator-value="9"/>
    </number:number-style>
    <number:number-style style:name="N148">
      <number:number number:decimal-places="8" loext:min-decimal-places="0" number:min-integer-digits="1" number:decimal-replacement="" number:grouping="true"/>
    </number:number-style>
    <number:number-style style:name="N149">
      <number:number number:decimal-places="10" loext:min-decimal-places="0" number:min-integer-digits="1" number:decimal-replacement="" number:grouping="true"/>
    </number:number-style>
    <number:number-style style:name="N150">
      <number:number number:decimal-places="3" loext:min-decimal-places="0" number:min-integer-digits="0" number:decimal-replacement="" number:grouping="true"/>
    </number:number-style>
    <number:number-style style:name="N151">
      <number:number number:decimal-places="2" loext:min-decimal-places="0" number:min-integer-digits="0" number:decimal-replacement="" number:grouping="true"/>
    </number:number-style>
    <number:number-style style:name="N152">
      <number:number number:decimal-places="0" loext:min-decimal-places="0" number:min-integer-digits="1"/>
      <number:text> cm²</number:text>
    </number:number-style>
    <number:number-style style:name="N153">
      <number:number number:decimal-places="0" loext:min-decimal-places="0" number:min-integer-digits="1"/>
      <number:text> cm</number:text>
    </number:number-style>
    <number:number-style style:name="N154">
      <number:number number:decimal-places="0" loext:min-decimal-places="0" number:min-integer-digits="1"/>
      <number:text> cm3</number:text>
    </number:number-style>
    <number:number-style style:name="N155">
      <number:number number:decimal-places="0" loext:min-decimal-places="0" number:min-integer-digits="1"/>
      <number:text> cm³</number:text>
    </number:number-style>
    <number:number-style style:name="N156">
      <number:number number:decimal-places="4" loext:min-decimal-places="4" number:min-integer-digits="1"/>
      <number:text>×10^+</number:text>
    </number:number-style>
    <number:number-style style:name="N157">
      <number:number number:decimal-places="0" loext:min-decimal-places="0" number:min-integer-digits="1"/>
      <number:text> =</number:text>
    </number:number-style>
    <number:number-style style:name="N158">
      <number:number number:decimal-places="0" loext:min-decimal-places="0" number:min-integer-digits="1"/>
      <number:text> :</number:text>
    </number:number-style>
    <number:number-style style:name="N159">
      <number:text>x=</number:text>
      <number:number number:decimal-places="0" loext:min-decimal-places="0" number:min-integer-digits="1"/>
    </number:number-style>
    <number:number-style style:name="N160">
      <number:text>x=</number:text>
      <number:number number:decimal-places="0" loext:min-decimal-places="0" number:min-integer-digits="1"/>
      <number:text> :</number:text>
    </number:number-style>
    <number:number-style style:name="N161">
      <number:text>×10</number:text>
      <number:number number:decimal-places="0" loext:min-decimal-places="0" number:min-integer-digits="1"/>
    </number:number-style>
    <number:number-style style:name="N162">
      <number:text>PGCD </number:text>
      <number:number number:decimal-places="0" loext:min-decimal-places="0" number:min-integer-digits="1"/>
    </number:number-style>
    <number:number-style style:name="N163">
      <number:text>×</number:text>
      <number:number number:decimal-places="0" loext:min-decimal-places="0" number:min-integer-digits="1"/>
    </number:number-style>
    <number:number-style style:name="N164">
      <number:text>×</number:text>
      <number:number number:decimal-places="0" loext:min-decimal-places="0" number:min-integer-digits="1"/>
      <number:text>×</number:text>
    </number:number-style>
    <number:number-style style:name="N165">
      <number:text>× </number:text>
      <number:number number:decimal-places="0" loext:min-decimal-places="0" number:min-integer-digits="1"/>
      <number:text> ×</number:text>
    </number:number-style>
    <number:number-style style:name="N166">
      <number:number number:decimal-places="0" loext:min-decimal-places="0" number:min-integer-digits="1"/>
      <number:text>=</number:text>
    </number:number-style>
    <number:number-style style:name="N167">
      <number:number number:decimal-places="3" loext:min-decimal-places="0" number:min-integer-digits="1" number:decimal-replacement=""/>
      <number:text> =</number:text>
    </number:number-style>
    <number:number-style style:name="N168">
      <number:number number:decimal-places="0" loext:min-decimal-places="0" number:min-integer-digits="1"/>
      <number:text>°</number:text>
    </number:number-style>
    <number:percentage-style style:name="N169">
      <number:number number:decimal-places="1" loext:min-decimal-places="0" number:min-integer-digits="1" number:decimal-replacement=""/>
      <number:text> %</number:text>
    </number:percentage-style>
    <number:number-style style:name="N170">
      <number:number number:decimal-places="0" loext:min-decimal-places="0" number:min-integer-digits="1"/>
      <number:text>π cm³</number:text>
    </number:number-style>
    <number:number-style style:name="N171">
      <number:fraction number:min-integer-digits="0" loext:integer-fraction-delimiter=" cm³" number:min-numerator-digits="1" loext:max-numerator-digits="1" number:min-denominator-digits="1" loext:max-denominator-value="9"/>
    </number:number-style>
    <number:number-style style:name="N172">
      <number:number number:min-integer-digits="1"/>
      <number:text> &lt;</number:text>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10.01mm" fo:page-height="297mm" style:num-format="1" style:print-orientation="portrait" fo:margin-top="10mm" fo:margin-bottom="10mm" fo:margin-left="10mm" fo:margin-right="10mm" loext:scale-to-X="1" loext:scale-to-Y="1"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1">00/00/0000</text:date>, <text:time style:data-style-name="N2" text:time-value="10:40:36.81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ébastien COGEZ</meta:initial-creator>
    <meta:creation-date>2018-07-25T10:06:58.889000000</meta:creation-date>
    <dc:date>2020-03-21T10:43:16.986000000</dc:date>
    <dc:creator>Sébastien COGEZ</dc:creator>
    <meta:editing-duration>PT23H6M57S</meta:editing-duration>
    <meta:editing-cycles>102</meta:editing-cycles>
    <meta:generator>LibreOffice/6.2.6.2$Windows_X86_64 LibreOffice_project/684e730861356e74889dfe6dbddd3562aae2e6ad</meta:generator>
    <dc:title>Générateur de Calcul Mental 6e 2018</dc:title>
    <meta:document-statistic meta:table-count="15" meta:cell-count="8240" meta:object-count="15"/>
  </office:meta>
</office:document-meta>
</file>

<file path=Basic/Standard/Generateur.xml><?xml version="1.0" encoding="utf-8"?>
<!DOCTYPE module  PUBLIC '-//OpenOffice.org//DTD OfficeDocument 1.0//EN'  'module.dtd'>
<script:module xmlns:script="http://openoffice.org/2000/script" script:name="Generateur" script:language="StarBasic" script:moduleType="normal">REM  *****  BASIC  *****
Function FacteursPremiers(Nb as Double)
Dim Decomp as String, Facteur as Long, Expo as Long, Div as Double
   ' 24 secondes avec 909091*909091
   Facteur = 2         
   If nb &lt; 2 Then Exit Function
   Do
      Div = nb/Facteur
      If Div = Fix(Div) Then
         expo = expo + 1
         nb = Div
      Else
         If Expo &gt; 0 Then  Decomp = Decomp &amp; " * " &amp; Facteur &amp; IIf(Expo = 1, "","^" &amp; Expo)
         Facteur = Facteur + 2 + (Facteur = 2)
         If Facteur * Facteur &gt; nb or Facteur &gt; 1000000 Then Exit Do
         Expo = 0
      End If
   Loop
   'If Facteur &gt; 1000000 Then MsgBox "Je ne suis pas sûr que " &amp; nb &amp; " soit premier, mais je n'ai pas trouvé de diviseur inférieur à 1 000 000"
   FacteursPremiers = Mid(Decomp &amp; IIf(nb = 1, "","*" &amp; nb), 4)
End Function

sub Main
	Dim oDoc As Object, oSheet As Object, oCell As Object
	Dim nbCs As Integer
	Dim nbtpp As Integer
	oDoc=ThisComponent
	oSheet=oDoc.Sheets(13)
	oCell=oSheet.getCellRangeByName("J7")
	oCell.setString("Génération en cours")
	nbtpp = InputBox("Combien de test voulez-vous générer par page ? (3 par page pour le passage, 4 pour l'entrainement)","Question importante !","4")
	nbCs = InputBox("Combien de test voulez-vous générer par ceinture ? (cela prend du temps)","Question importante !","30")
	Generer(0,"AB", "P", "R", "U", "W", "Z", nbCs, nbtpp)
	Generer(1,"Z", "P", "R", "U", "W", "Z", nbCs, nbtpp)
	Generer(2,"Z", "P", "R", "U", "W", "Z", nbCs, nbtpp)
	Generer(3,"Z", "P", "R", "U", "W", "Z", nbCs,nbtpp)
	Generer(4,"AB", "R", "T", "W", "Y", "AB", nbCs, nbtpp)
	Generer(5,"AF", "U", "W", "Z", "AB", "AF", nbCs, nbtpp)
	Generer(6,"AE", "Q", "S", "V", "X", "AE", nbCs,nbtpp)
	Generer(7,"AF", "S", "U", "X", "Z", "AF", nbCs, nbtpp)
	Generer(8,"AE", "Q", "S", "V", "X", "AE", nbCs, nbtpp)
	Generer(9,"AG", "U", "W", "Z", "AB", "AG", nbCs,nbtpp)
	Generer(10,"Z", "P", "R", "U", "W", "X", nbCs,nbtpp+1)
	Generer(11,"AE", "T", "V", "Y", "AA", "AB", nbCs,nbtpp+1)
	Generer(12,"AC", "P", "R", "U", "W", "X", nbCs,nbtpp+1)
	oCell.setString("Génération de "&amp; nbCs &amp; " versions par ceinture terminée")
	oDoc.CurrentController.ActiveSheet = oSheet
End sub

sub GenererBlanche
	Generer(0,"AB", "P", "R", "U", "W", "Z", 0,0)
End sub
sub GenererJaune
	Generer(1,"Z", "P", "R", "U", "W", "Z", 0,0)
End sub
sub GenererOrange
	Generer(2,"Z", "P", "R", "U", "W", "Z", 0,0)
End sub
sub GenererVerte
	Generer(3,"Z", "P", "R", "U", "W", "Z", 0,0)
End sub
sub GenererBleue1
	Generer(4,"AB", "R", "T", "W", "Y", "AB", 0,0)
End sub
sub GenererBleue2
	Generer(5,"AF", "U", "W", "Z", "AB", "AF", 0,0)
End sub
sub GenererMarron1
	Generer(6,"AE", "Q", "S", "V", "X", "AE", 0,0)
End sub
sub GenererMarron2
	Generer(7,"AF", "S", "U", "X", "Z", "AF", 0,0)
End sub
sub GenererNoire1
	Generer(8,"AE", "Q", "S", "V", "X", "AE", 0,0)
End sub
sub GenererNoire2
	Generer(9,"AG", "U", "W", "Z", "AB", "AG", 0,0)
End sub
sub GenererDAN1
	Generer(10,"Z", "P", "R", "U", "W", "X", 0,0)
End sub
sub GenererDAN2
	Generer(11,"AE", "T", "V", "Y", "AA", "AB", 0,0)
End sub
sub GenererDAN3
	Generer(12,"AC", "P", "R", "U", "W", "X", 0,0)
End sub

sub Generer(feuille as Integer, derniereColonne as String, lastColumnZ1 as String, firstColumnZ2 as String, lastColumnZ2 as String, columnOrder as String, refOrder as String, nbC as Integer, nbt as Integer)
rem récupére le nombre de ceintures à créer
Dim oDoc As Object, oSheet As Object, oCell As Object, nbCeintures As Integer, rng, formula as String, refid as Integer
Dim nbtpp As Integer
if nbt &gt; 0 Then
	nbtpp = nbt
else
	nbtpp = InputBox("Combien de test voulez-vous générer par page ? (3 par page pour le passage, 4 pour l'entrainement)","Question importante !","4")
End If
oDoc=ThisComponent
oSheet=oDoc.Sheets(feuille)
ThisComponent.EnableAutomaticCalculation(False)
If nbC &gt; 0 Then
	nbCeintures = nbC -1
else 
	nbCeintures = InputBox("Combien de test voulez-vous générer ?","Question importante !","30")
	nbCeintures = nbCeintures - 1
End If
rem ----------------------------------------------------------------------
rem define variables
dim document as object
dim CopyAddress as Object
dim PasteAddress as Object
dim dispatcher as object
dim ligneEnCours as Integer
dim nbZonesImpression as Integer
dim MaZone as Object
dim countFor as Integer
rem nbtpp = Nombre de Tests par Page
If (nbCeintures+1) MOD nbtpp &gt; 0 Then
	nbZonesImpression = (nbCeintures+1)\nbtpp+1
else
	nbZonesImpression = (nbCeintures+1)\nbtpp
End If
rem ----------------------------------------------------------------------
rem Effacement de tout le contenu précédent
rng = oSheet.getCellRangeByName("A11:"&amp; derniereColonne &amp;"492")
rng.clearContents(255)

rem Selection de la plage à copier (A16:AD29)
rng = oSheet.getCellRangeByName("A1:"&amp; derniereColonne &amp;"10")
oDoc.CurrentController.Select(rng)
CopyAddress = rng.RangeAddress
rem Copie de la plage
rem get access to the document
document   = ThisComponent.CurrentController.Frame
ThisComponent.CurrentController.Frame.ContainerWindow.setFocus
dispatcher = createUnoService("com.sun.star.frame.DispatchHelper")
rem dispatcher.executeDispatch(document, ".uno:Copy", "", 0, Array())

ligneEnCours = 12
refid = 1
Do While nbCeintures &gt; 0
	compteurSaut = compteurSaut + 1
	rem Collage
	PasteCell = oSheet.getCellRangeByName("$A$" &amp; ligneEnCours)
	PasteAddress = PasteCell.CellAddress
	oSheet.CopyRange(PasteAddress, CopyAddress)
	rem Modification du contenu de la cellule de référence d'interro
	oSheet.getCellRangeByName("$"&amp; lastColumnZ1 &amp;"$" &amp; (ligneEnCours)).setString(CHR((refid\26) + 65) &amp; CHR((refid MOD 26) +65))
	rem Modification du contenu de la cellule de référence du paquet
	oCell=oSheet.getCellRangeByName(lastColumnZ1 &amp; (ligneEnCours+1))
	oCell.setFormula("=$"&amp; lastColumnZ1 &amp; "$2")
	
	For countFor = 0 To 1
		rem Modification de la hauteur de ligne des titres
		oCell=oSheet.Rows(ligneEnCours+countFor-1)
		oCell.Height = 1300
	Next countFor

	For countFor = 1 To 7
		rem Modification de la hauteur des lignes de réponses
		oCell=oSheet.Rows(ligneEnCours+countFor)
		oCell.Height = 1200
	Next countFor
	
	rem Modification de la hauteur de ligne séparant 2 énoncés
	oCell=oSheet.Rows(ligneEnCours-2)
	oCell.Height = 600
		
	nbCeintures = nbCeintures - 1
	ligneEnCours = ligneEnCours + 11
	refid = refid + 1

Loop
rem Creation des zones d'impression
ligneEncours = 1
countFor = 0
dim nbz as Integer
nbz = nbZonesImpression
dim ZonesImpression(nbZonesImpression*2-1) as new com.sun.star.table.CellRangeAddress

Do While nbZonesImpression &gt; 0
	rem interros
	MaZone = oSheet.getCellRangeByName("A" &amp; ligneEncours &amp; ":" &amp; lastColumnZ1 &amp; (ligneEncours+11*nbtpp-1))
    ZonesImpression(countFor) = MaZone.RangeAddress
	ligneEncours = ligneEncours + nbtpp*11
	countFor = countFor + 1
	nbZonesImpression = nbZonesImpression - 1
Loop
ligneEncours = 1
Do While nbz &gt; 0
	rem interros
	MaZone = oSheet.getCellRangeByName(firstColumnZ2 &amp; ligneEncours &amp; ":" &amp; lastColumnZ2 &amp; (ligneEncours+11*nbtpp-1))
    ZonesImpression(countFor) = MaZone.RangeAddress
	ligneEncours = ligneEncours + nbtpp*11
	countFor = countFor + 1
	nbz = nbz - 1
Loop

oSheet.PrintAreas = ZonesImpression()
rem retour position initiale
oCell=oSheet.getCellByposition(0,0)
oDoc.CurrentController.Select(oCell)
rem on recalcule la feuille pour modifier les valeurs
ThisComponent.CalculateAll
rem dispatcher.executeDispatch(document, ".uno:Calculate", "", 0, Array())
end sub
</script:module>
</file>

<file path=Basic/Standard/Module1.xml><?xml version="1.0" encoding="utf-8"?>
<!DOCTYPE module  PUBLIC '-//OpenOffice.org//DTD OfficeDocument 1.0//EN'  'module.dtd'>
<script:module xmlns:script="http://openoffice.org/2000/script" script:name="Module1" script:language="StarBasic" script:moduleType="normal">REM  *****  BASIC  *****



sub Mai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S$2"

dispatcher.executeDispatch(document, ".uno:GoToCell", "", 0, args1())

rem ----------------------------------------------------------------------
dim args2(0) as new com.sun.star.beans.PropertyValue
args2(0).Name = "ToPoint"
args2(0).Value = "$S$2:$V$8"

dispatcher.executeDispatch(document, ".uno:GoToCell", "", 0, args2())

rem ----------------------------------------------------------------------
dispatcher.executeDispatch(document, ".uno:Copy", "", 0, Array())

rem ----------------------------------------------------------------------
dim args4(0) as new com.sun.star.beans.PropertyValue
args4(0).Name = "ToPoint"
args4(0).Value = "$AF$2"

dispatcher.executeDispatch(document, ".uno:GoToCell", "", 0, args4())

rem ----------------------------------------------------------------------
dim args5(5) as new com.sun.star.beans.PropertyValue
args5(0).Name = "Flags"
args5(0).Value = "SVDT"
args5(1).Name = "FormulaCommand"
args5(1).Value = 0
args5(2).Name = "SkipEmptyCells"
args5(2).Value = false
args5(3).Name = "Transpose"
args5(3).Value = false
args5(4).Name = "AsLink"
args5(4).Value = false
args5(5).Name = "MoveMode"
args5(5).Value = 4

dispatcher.executeDispatch(document, ".uno:InsertContents", "", 0, args5())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Generateur"/>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